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3">
      <style:text-properties fo:color="#000000"/>
    </style:style>
    <style:style style:family="text" style:name="T7" style:display-name="T7" style:parent-style-name="CharStyle16">
      <style:text-properties fo:color="#000000"/>
    </style:style>
    <style:style style:family="text" style:name="T8" style:display-name="T8" style:parent-style-name="CharStyle15">
      <style:text-properties fo:color="#000000"/>
    </style:style>
    <style:style style:family="text" style:name="T9" style:display-name="T9" style:parent-style-name="CharStyle18">
      <style:text-properties fo:color="#000000"/>
    </style:style>
    <style:style style:family="text" style:name="T10" style:display-name="T10" style:parent-style-name="CharStyle19">
      <style:text-properties fo:color="#000000"/>
    </style:style>
    <style:style style:family="text" style:name="T11" style:display-name="T11" style:parent-style-name="CharStyle21">
      <style:text-properties fo:color="#000000"/>
    </style:style>
    <style:style style:family="text" style:name="T12" style:display-name="T12" style:parent-style-name="CharStyle23">
      <style:text-properties fo:color="#000000"/>
    </style:style>
    <style:style style:family="text" style:name="T13" style:display-name="T13" style:parent-style-name="CharStyle25">
      <style:text-properties fo:color="#000000"/>
    </style:style>
    <style:style style:family="text" style:name="T14" style:display-name="T14" style:parent-style-name="CharStyle26">
      <style:text-properties fo:color="#000000"/>
    </style:style>
    <style:style style:family="text" style:name="T15" style:display-name="T15" style:parent-style-name="CharStyle28">
      <style:text-properties fo:color="#000000"/>
    </style:style>
    <style:style style:family="text" style:name="T16" style:display-name="T16" style:parent-style-name="CharStyle29">
      <style:text-properties fo:color="#000000"/>
    </style:style>
    <style:style style:family="text" style:name="T17" style:display-name="T17" style:parent-style-name="CharStyle30">
      <style:text-properties fo:color="#000000"/>
    </style:style>
    <style:style style:family="text" style:name="T18" style:display-name="T18" style:parent-style-name="CharStyle32">
      <style:text-properties fo:color="#000000"/>
    </style:style>
    <style:style style:family="text" style:name="T19" style:display-name="T19" style:parent-style-name="CharStyle33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7">
      <style:text-properties fo:color="#000000"/>
    </style:style>
    <style:style style:family="text" style:name="T22" style:display-name="T22" style:parent-style-name="CharStyle36">
      <style:text-properties fo:color="#000000"/>
    </style:style>
    <style:style style:family="text" style:name="T23" style:display-name="T23" style:parent-style-name="CharStyle39">
      <style:text-properties fo:color="#000000"/>
    </style:style>
    <style:style style:family="text" style:name="T24" style:display-name="T24" style:parent-style-name="CharStyle41">
      <style:text-properties fo:color="#000000"/>
    </style:style>
    <style:style style:family="text" style:name="T25" style:display-name="T25" style:parent-style-name="CharStyle43">
      <style:text-properties fo:color="#000000"/>
    </style:style>
    <style:style style:family="text" style:name="T26" style:display-name="T26" style:parent-style-name="CharStyle45">
      <style:text-properties fo:color="#000000"/>
    </style:style>
    <style:style style:family="text" style:name="T27" style:display-name="T27" style:parent-style-name="CharStyle46">
      <style:text-properties fo:color="#000000"/>
    </style:style>
    <style:style style:family="text" style:name="T28" style:display-name="T28" style:parent-style-name="CharStyle47">
      <style:text-properties fo:color="#000000"/>
    </style:style>
    <style:style style:family="text" style:name="T29" style:display-name="T29" style:parent-style-name="CharStyle48">
      <style:text-properties fo:color="#000000"/>
    </style:style>
    <style:style style:family="text" style:name="T32" style:display-name="T32" style:parent-style-name="CharStyle52">
      <style:text-properties fo:color="#000000"/>
    </style:style>
    <style:style style:family="text" style:name="T33" style:display-name="T33" style:parent-style-name="CharStyle53">
      <style:text-properties fo:color="#000000"/>
    </style:style>
    <style:style style:family="text" style:name="T34" style:display-name="T34" style:parent-style-name="CharStyle55">
      <style:text-properties fo:color="#000000"/>
    </style:style>
    <style:style style:family="text" style:name="T35" style:display-name="T35" style:parent-style-name="CharStyle56">
      <style:text-properties fo:color="#000000"/>
    </style:style>
    <style:style style:family="text" style:name="T36" style:display-name="T36" style:parent-style-name="CharStyle57">
      <style:text-properties fo:color="#000000"/>
    </style:style>
    <style:style style:family="text" style:name="T37" style:display-name="T37" style:parent-style-name="CharStyle59">
      <style:text-properties fo:color="#000000"/>
    </style:style>
    <style:style style:family="text" style:name="T38" style:display-name="T38" style:parent-style-name="CharStyle60">
      <style:text-properties fo:color="#000000"/>
    </style:style>
    <style:style style:family="text" style:name="T39" style:display-name="T39" style:parent-style-name="CharStyle62">
      <style:text-properties fo:color="#000000"/>
    </style:style>
    <style:style style:family="text" style:name="T40" style:display-name="T40" style:parent-style-name="CharStyle64">
      <style:text-properties fo:color="#000000"/>
    </style:style>
    <style:style style:family="text" style:name="T41" style:display-name="T41" style:parent-style-name="CharStyle66">
      <style:text-properties fo:color="#000000"/>
    </style:style>
    <style:style style:family="text" style:name="T42" style:display-name="T42" style:parent-style-name="CharStyle67">
      <style:text-properties fo:color="#000000"/>
    </style:style>
    <style:style style:family="text" style:name="T43" style:display-name="T43" style:parent-style-name="CharStyle68">
      <style:text-properties fo:color="#000000"/>
    </style:style>
    <style:style style:family="text" style:name="T44" style:display-name="T44" style:parent-style-name="CharStyle70">
      <style:text-properties fo:color="#000000"/>
    </style:style>
    <style:style style:family="text" style:name="T45" style:display-name="T45" style:parent-style-name="CharStyle72">
      <style:text-properties fo:color="#000000"/>
    </style:style>
    <style:style style:family="text" style:name="T46" style:display-name="T46" style:parent-style-name="CharStyle74">
      <style:text-properties fo:color="#000000"/>
    </style:style>
    <style:style style:family="text" style:name="T47" style:display-name="T47" style:parent-style-name="CharStyle75">
      <style:text-properties fo:color="#000000"/>
    </style:style>
    <style:style style:family="text" style:name="T48" style:display-name="T48" style:parent-style-name="CharStyle76">
      <style:text-properties fo:color="#000000"/>
    </style:style>
    <style:style style:family="text" style:name="T49" style:display-name="T49" style:parent-style-name="CharStyle78">
      <style:text-properties fo:color="#000000"/>
    </style:style>
    <style:style style:family="text" style:name="T50" style:display-name="T50" style:parent-style-name="CharStyle79">
      <style:text-properties fo:color="#000000"/>
    </style:style>
    <style:style style:family="text" style:name="T51" style:display-name="T51" style:parent-style-name="CharStyle80">
      <style:text-properties fo:color="#000000"/>
    </style:style>
    <style:style style:family="text" style:name="T52" style:display-name="T52" style:parent-style-name="CharStyle82">
      <style:text-properties fo:color="#000000"/>
    </style:style>
    <style:style style:family="text" style:name="T53" style:display-name="T53" style:parent-style-name="CharStyle83">
      <style:text-properties fo:color="#000000"/>
    </style:style>
    <style:style style:family="text" style:name="T54" style:display-name="T54" style:parent-style-name="CharStyle85">
      <style:text-properties fo:color="#000000"/>
    </style:style>
    <style:style style:family="text" style:name="T55" style:display-name="T55" style:parent-style-name="CharStyle86">
      <style:text-properties fo:color="#000000"/>
    </style:style>
    <style:style style:family="text" style:name="T56" style:display-name="T56" style:parent-style-name="CharStyle87">
      <style:text-properties fo:color="#000000"/>
    </style:style>
    <style:style style:family="text" style:name="T57" style:display-name="T57" style:parent-style-name="CharStyle89">
      <style:text-properties fo:color="#000000"/>
    </style:style>
    <style:style style:family="text" style:name="T58" style:display-name="T58" style:parent-style-name="CharStyle91">
      <style:text-properties fo:color="#000000"/>
    </style:style>
    <style:style style:family="text" style:name="T59" style:display-name="T59" style:parent-style-name="CharStyle92">
      <style:text-properties fo:color="#000000"/>
    </style:style>
    <style:style style:family="text" style:name="T60" style:display-name="T60" style:parent-style-name="CharStyle94">
      <style:text-properties fo:color="#000000"/>
    </style:style>
    <style:style style:family="text" style:name="T61" style:display-name="T61" style:parent-style-name="CharStyle96">
      <style:text-properties fo:color="#000000"/>
    </style:style>
    <style:style style:family="text" style:name="T62" style:display-name="T62" style:parent-style-name="CharStyle97">
      <style:text-properties fo:color="#000000"/>
    </style:style>
    <style:style style:family="text" style:name="T63" style:display-name="T63" style:parent-style-name="CharStyle99">
      <style:text-properties fo:color="#000000"/>
    </style:style>
    <style:style style:family="text" style:name="T64" style:display-name="T64" style:parent-style-name="CharStyle101">
      <style:text-properties fo:color="#000000"/>
    </style:style>
    <style:style style:family="text" style:name="T65" style:display-name="T65" style:parent-style-name="CharStyle102">
      <style:text-properties fo:color="#000000"/>
    </style:style>
    <style:style style:family="text" style:name="T66" style:display-name="T66" style:parent-style-name="CharStyle103">
      <style:text-properties fo:color="#000000"/>
    </style:style>
    <style:style style:family="text" style:name="T70" style:display-name="T70" style:parent-style-name="CharStyle108">
      <style:text-properties fo:color="#000000"/>
    </style:style>
    <style:style style:family="text" style:name="T71" style:display-name="T71" style:parent-style-name="CharStyle109">
      <style:text-properties fo:color="#000000"/>
    </style:style>
    <style:style style:family="text" style:name="T72" style:display-name="T72" style:parent-style-name="CharStyle110">
      <style:text-properties fo:color="#000000"/>
    </style:style>
    <style:style style:family="text" style:name="T73" style:display-name="T73" style:parent-style-name="CharStyle111">
      <style:text-properties fo:color="#000000"/>
    </style:style>
    <style:style style:family="text" style:name="T74" style:display-name="T74" style:parent-style-name="CharStyle113">
      <style:text-properties fo:color="#000000"/>
    </style:style>
    <style:style style:family="text" style:name="T75" style:display-name="T75" style:parent-style-name="CharStyle114">
      <style:text-properties fo:color="#000000"/>
    </style:style>
    <style:style style:family="text" style:name="T76" style:display-name="T76" style:parent-style-name="CharStyle115">
      <style:text-properties fo:color="#000000"/>
    </style:style>
    <style:style style:family="text" style:name="T77" style:display-name="T77" style:parent-style-name="CharStyle117">
      <style:text-properties fo:color="#000000"/>
    </style:style>
    <style:style style:family="text" style:name="T80" style:display-name="T80" style:parent-style-name="CharStyle119">
      <style:text-properties fo:color="#000000"/>
    </style:style>
    <style:style style:family="text" style:name="T81" style:display-name="T81" style:parent-style-name="CharStyle121">
      <style:text-properties fo:color="#000000"/>
    </style:style>
    <style:style style:family="text" style:name="T82" style:display-name="T82" style:parent-style-name="CharStyle122">
      <style:text-properties fo:color="#000000"/>
    </style:style>
    <style:style style:family="text" style:name="T84" style:display-name="T84" style:parent-style-name="CharStyle124">
      <style:text-properties fo:color="#000000"/>
    </style:style>
    <style:style style:family="text" style:name="T86" style:display-name="T86" style:parent-style-name="CharStyle127">
      <style:text-properties fo:color="#000000"/>
    </style:style>
    <style:style style:family="text" style:name="T87" style:display-name="T87" style:parent-style-name="CharStyle128">
      <style:text-properties fo:color="#000000"/>
    </style:style>
    <style:style style:family="text" style:name="T88" style:display-name="T88" style:parent-style-name="CharStyle129">
      <style:text-properties fo:color="#000000"/>
    </style:style>
    <style:style style:family="text" style:name="T89" style:display-name="T89" style:parent-style-name="CharStyle131">
      <style:text-properties fo:color="#000000"/>
    </style:style>
    <style:style style:family="text" style:name="T90" style:display-name="T90" style:parent-style-name="CharStyle132">
      <style:text-properties fo:color="#000000"/>
    </style:style>
    <style:style style:family="text" style:name="T91" style:display-name="T91" style:parent-style-name="CharStyle135">
      <style:text-properties fo:color="#000000"/>
    </style:style>
    <style:style style:family="text" style:name="T92" style:display-name="T92" style:parent-style-name="CharStyle134">
      <style:text-properties fo:color="#000000"/>
    </style:style>
    <style:style style:family="text" style:name="T93" style:display-name="T93" style:parent-style-name="CharStyle137">
      <style:text-properties fo:color="#000000"/>
    </style:style>
    <style:style style:family="text" style:name="T94" style:display-name="T94" style:parent-style-name="CharStyle138">
      <style:text-properties fo:color="#000000"/>
    </style:style>
    <style:style style:family="text" style:name="T95" style:display-name="T95" style:parent-style-name="CharStyle139">
      <style:text-properties fo:color="#000000"/>
    </style:style>
    <style:style style:family="text" style:name="T96" style:display-name="T96" style:parent-style-name="CharStyle140">
      <style:text-properties fo:color="#000000"/>
    </style:style>
    <style:style style:family="text" style:name="T97" style:display-name="T97" style:parent-style-name="CharStyle142">
      <style:text-properties fo:color="#000000"/>
    </style:style>
    <style:style style:family="text" style:name="T98" style:display-name="T98" style:parent-style-name="CharStyle143">
      <style:text-properties fo:color="#000000"/>
    </style:style>
    <style:style style:family="text" style:name="T99" style:display-name="T99" style:parent-style-name="CharStyle145">
      <style:text-properties fo:color="#000000"/>
    </style:style>
    <style:style style:family="text" style:name="T100" style:display-name="T100" style:parent-style-name="CharStyle147">
      <style:text-properties fo:color="#000000"/>
    </style:style>
    <style:style style:family="text" style:name="T101" style:display-name="T101" style:parent-style-name="CharStyle148">
      <style:text-properties fo:color="#000000"/>
    </style:style>
    <style:style style:family="text" style:name="T102" style:display-name="T102" style:parent-style-name="CharStyle150">
      <style:text-properties fo:color="#000000"/>
    </style:style>
    <style:style style:family="text" style:name="T103" style:display-name="T103" style:parent-style-name="CharStyle152">
      <style:text-properties fo:color="#000000"/>
    </style:style>
    <style:style style:family="text" style:name="T104" style:display-name="T104" style:parent-style-name="CharStyle153">
      <style:text-properties fo:color="#000000"/>
    </style:style>
    <style:style style:family="text" style:name="T105" style:display-name="T105" style:parent-style-name="CharStyle155">
      <style:text-properties fo:color="#000000"/>
    </style:style>
    <style:style style:family="text" style:name="T106" style:display-name="T106" style:parent-style-name="CharStyle157">
      <style:text-properties fo:color="#000000"/>
    </style:style>
    <style:style style:family="text" style:name="T107" style:display-name="T107" style:parent-style-name="CharStyle158">
      <style:text-properties fo:color="#000000"/>
    </style:style>
    <style:style style:family="text" style:name="T108" style:display-name="T108" style:parent-style-name="CharStyle160">
      <style:text-properties fo:color="#000000"/>
    </style:style>
    <style:style style:family="text" style:name="T109" style:display-name="T109" style:parent-style-name="CharStyle161">
      <style:text-properties fo:color="#000000"/>
    </style:style>
    <style:style style:family="text" style:name="T110" style:display-name="T110" style:parent-style-name="CharStyle163">
      <style:text-properties fo:color="#000000"/>
    </style:style>
    <style:style style:family="text" style:name="T111" style:display-name="T111" style:parent-style-name="CharStyle164">
      <style:text-properties fo:color="#000000"/>
    </style:style>
    <style:style style:family="text" style:name="T112" style:display-name="T112" style:parent-style-name="CharStyle166">
      <style:text-properties fo:color="#000000"/>
    </style:style>
    <style:style style:family="text" style:name="T113" style:display-name="T113" style:parent-style-name="CharStyle167">
      <style:text-properties fo:color="#000000"/>
    </style:style>
    <style:style style:family="text" style:name="T114" style:display-name="T114" style:parent-style-name="CharStyle168">
      <style:text-properties fo:color="#000000"/>
    </style:style>
    <style:style style:family="text" style:name="T115" style:display-name="T115" style:parent-style-name="CharStyle169">
      <style:text-properties fo:color="#000000"/>
    </style:style>
    <style:style style:family="text" style:name="T116" style:display-name="T116" style:parent-style-name="CharStyle170">
      <style:text-properties fo:color="#000000"/>
    </style:style>
    <style:style style:family="text" style:name="T117" style:display-name="T117" style:parent-style-name="CharStyle172">
      <style:text-properties fo:color="#000000"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72cm" style:page-number="auto"/>
      <style:text-properties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72cm" style:page-number="auto"/>
      <style:text-properties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724cm" style:page-number="auto"/>
      <style:text-properties/>
    </style:style>
    <style:style style:family="paragraph" style:name="P128">
      <style:paragraph-properties style:page-number="auto"/>
      <style:text-properties fo:font-size="1pt" style:font-size-asian="1pt" style:font-size-complex="1pt"/>
    </style:style>
    <style:style style:family="paragraph" style:name="P129">
      <style:paragraph-properties style:page-number="auto"/>
      <style:text-properties fo:font-size="1pt" style:font-size-asian="1pt" style:font-size-complex="1pt"/>
    </style:style>
    <style:style style:family="paragraph" style:name="P131">
      <style:paragraph-properties style:page-number="auto"/>
      <style:text-properties fo:font-size="1pt" style:font-size-asian="1pt" style:font-size-complex="1pt"/>
    </style:style>
    <style:style style:family="paragraph" style:name="P132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1.230cm" style:page-number="auto"/>
      <style:text-properties/>
    </style:style>
    <style:style style:family="paragraph" style:name="P171">
      <style:paragraph-properties style:page-number="auto"/>
      <style:text-properties fo:font-size="1pt" style:font-size-asian="1pt" style:font-size-complex="1pt"/>
    </style:style>
    <style:style style:family="paragraph" style:name="P172">
      <style:paragraph-properties fo:break-after="page" style:page-number="auto"/>
      <style:text-properties fo:font-size="1pt" style:font-size-asian="1pt" style:font-size-complex="1pt"/>
    </style:style>
    <style:style style:family="paragraph" style:name="P173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893cm" style:page-number="auto"/>
      <style:text-properties/>
    </style:style>
    <style:style style:family="paragraph" style:name="P211">
      <style:paragraph-properties style:page-number="auto"/>
      <style:text-properties fo:font-size="1pt" style:font-size-asian="1pt" style:font-size-complex="1pt"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72cm" style:page-number="auto"/>
      <style:text-properties/>
    </style:style>
    <style:style style:family="paragraph" style:name="P254">
      <style:paragraph-properties style:page-number="auto"/>
      <style:text-properties fo:font-size="1pt" style:font-size-asian="1pt" style:font-size-complex="1pt"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80cm" style:page-number="auto"/>
      <style:text-properties/>
    </style:style>
    <style:style style:family="paragraph" style:name="P297">
      <style:paragraph-properties style:page-number="auto"/>
      <style:text-properties fo:font-size="1pt" style:font-size-asian="1pt" style:font-size-complex="1pt"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1.230cm" style:page-number="auto"/>
      <style:text-properties/>
    </style:style>
    <style:style style:family="paragraph" style:name="P336">
      <style:paragraph-properties style:page-number="auto"/>
      <style:text-properties fo:font-size="1pt" style:font-size-asian="1pt" style:font-size-complex="1pt"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72cm" style:page-number="auto"/>
      <style:text-properties/>
    </style:style>
    <style:style style:family="paragraph" style:name="P379">
      <style:paragraph-properties style:page-number="auto"/>
      <style:text-properties fo:font-size="1pt" style:font-size-asian="1pt" style:font-size-complex="1pt"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35cm" style:page-number="auto"/>
      <style:text-properties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63cm" style:page-number="auto"/>
      <style:text-properties/>
    </style:style>
    <style:style style:family="paragraph" style:name="P422">
      <style:paragraph-properties style:page-number="auto"/>
      <style:text-properties fo:font-size="1pt" style:font-size-asian="1pt" style:font-size-complex="1pt"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35cm" style:page-number="auto"/>
      <style:text-properties/>
    </style:style>
    <style:style style:family="paragraph" style:name="P460">
      <style:paragraph-properties fo:line-height="0.635cm" style:page-number="auto"/>
      <style:text-properties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72cm" style:page-number="auto"/>
      <style:text-properties/>
    </style:style>
    <style:style style:family="paragraph" style:name="P465">
      <style:paragraph-properties style:page-number="auto"/>
      <style:text-properties fo:font-size="1pt" style:font-size-asian="1pt" style:font-size-complex="1pt"/>
    </style:style>
    <style:style style:family="paragraph" style:name="P466">
      <style:paragraph-properties style:page-number="auto"/>
      <style:text-properties fo:font-size="1pt" style:font-size-asian="1pt" style:font-size-complex="1pt"/>
    </style:style>
    <style:style style:family="paragraph" style:name="P467">
      <style:paragraph-properties fo:line-height="0.635cm" style:page-number="auto"/>
      <style:text-properties/>
    </style:style>
    <style:style style:family="paragraph" style:name="P470">
      <style:paragraph-properties fo:line-height="0.635cm" style:page-number="auto"/>
      <style:text-properties/>
    </style:style>
    <style:style style:family="paragraph" style:name="P471">
      <style:paragraph-properties fo:line-height="0.635cm" style:page-number="auto"/>
      <style:text-properties/>
    </style:style>
    <style:style style:family="paragraph" style:name="P472">
      <style:paragraph-properties fo:line-height="0.635cm" style:page-number="auto"/>
      <style:text-properties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0.893cm" style:page-number="auto"/>
      <style:text-properties/>
    </style:style>
    <style:style style:family="paragraph" style:name="P505">
      <style:paragraph-properties style:page-number="auto"/>
      <style:text-properties fo:font-size="1pt" style:font-size-asian="1pt" style:font-size-complex="1pt"/>
    </style:style>
    <style:style style:family="paragraph" style:name="P506">
      <style:paragraph-properties style:page-number="auto"/>
      <style:text-properties fo:font-size="1pt" style:font-size-asian="1pt" style:font-size-complex="1pt"/>
    </style:style>
    <style:style style:family="paragraph" style:name="P507">
      <style:paragraph-properties style:page-number="auto"/>
      <style:text-properties fo:font-size="1pt" style:font-size-asian="1pt" style:font-size-complex="1pt"/>
    </style:style>
    <style:style style:family="paragraph" style:name="P508">
      <style:paragraph-properties fo:line-height="0.635cm" style:page-number="auto"/>
      <style:text-properties/>
    </style:style>
    <style:style style:family="paragraph" style:name="P511">
      <style:paragraph-properties fo:line-height="0.635cm" style:page-number="auto"/>
      <style:text-properties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635cm" style:page-number="auto"/>
      <style:text-properties/>
    </style:style>
    <style:style style:family="paragraph" style:name="P514">
      <style:paragraph-properties fo:line-height="0.635cm" style:page-number="auto"/>
      <style:text-properties/>
    </style:style>
    <style:style style:family="paragraph" style:name="P515">
      <style:paragraph-properties fo:line-height="0.635cm" style:page-number="auto"/>
      <style:text-properties/>
    </style:style>
    <style:style style:family="paragraph" style:name="P516">
      <style:paragraph-properties fo:line-height="0.635cm" style:page-number="auto"/>
      <style:text-properties/>
    </style:style>
    <style:style style:family="paragraph" style:name="P517">
      <style:paragraph-properties fo:line-height="0.635cm" style:page-number="auto"/>
      <style:text-properties/>
    </style:style>
    <style:style style:family="paragraph" style:name="P518">
      <style:paragraph-properties fo:line-height="0.635cm" style:page-number="auto"/>
      <style:text-properties/>
    </style:style>
    <style:style style:family="paragraph" style:name="P519">
      <style:paragraph-properties fo:line-height="0.635cm" style:page-number="auto"/>
      <style:text-properties/>
    </style:style>
    <style:style style:family="paragraph" style:name="P520">
      <style:paragraph-properties fo:line-height="0.635cm" style:page-number="auto"/>
      <style:text-properties/>
    </style:style>
    <style:style style:family="paragraph" style:name="P521">
      <style:paragraph-properties fo:line-height="0.635cm" style:page-number="auto"/>
      <style:text-properties/>
    </style:style>
    <style:style style:family="paragraph" style:name="P522">
      <style:paragraph-properties fo:line-height="0.635cm" style:page-number="auto"/>
      <style:text-properties/>
    </style:style>
    <style:style style:family="paragraph" style:name="P523">
      <style:paragraph-properties fo:line-height="0.635cm" style:page-number="auto"/>
      <style:text-properties/>
    </style:style>
    <style:style style:family="paragraph" style:name="P524">
      <style:paragraph-properties fo:line-height="0.635cm" style:page-number="auto"/>
      <style:text-properties/>
    </style:style>
    <style:style style:family="paragraph" style:name="P525">
      <style:paragraph-properties fo:line-height="0.635cm" style:page-number="auto"/>
      <style:text-properties/>
    </style:style>
    <style:style style:family="paragraph" style:name="P526">
      <style:paragraph-properties fo:line-height="0.635cm" style:page-number="auto"/>
      <style:text-properties/>
    </style:style>
    <style:style style:family="paragraph" style:name="P527">
      <style:paragraph-properties fo:line-height="0.635cm" style:page-number="auto"/>
      <style:text-properties/>
    </style:style>
    <style:style style:family="paragraph" style:name="P528">
      <style:paragraph-properties fo:line-height="0.635cm" style:page-number="auto"/>
      <style:text-properties/>
    </style:style>
    <style:style style:family="paragraph" style:name="P529">
      <style:paragraph-properties fo:line-height="0.635cm" style:page-number="auto"/>
      <style:text-properties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0.635cm" style:page-number="auto"/>
      <style:text-properties/>
    </style:style>
    <style:style style:family="paragraph" style:name="P539">
      <style:paragraph-properties fo:line-height="0.635cm" style:page-number="auto"/>
      <style:text-properties/>
    </style:style>
    <style:style style:family="paragraph" style:name="P540">
      <style:paragraph-properties fo:line-height="0.635cm" style:page-number="auto"/>
      <style:text-properties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986cm" style:page-number="auto"/>
      <style:text-properties/>
    </style:style>
    <style:style style:family="paragraph" style:name="P547">
      <style:paragraph-properties style:page-number="auto"/>
      <style:text-properties fo:font-size="1pt" style:font-size-asian="1pt" style:font-size-complex="1pt"/>
    </style:style>
    <style:style style:family="paragraph" style:name="P548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35cm" style:page-number="auto"/>
      <style:text-properties/>
    </style:style>
    <style:style style:family="paragraph" style:name="P554">
      <style:paragraph-properties fo:line-height="0.635cm" style:page-number="auto"/>
      <style:text-properties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0.635cm" style:page-number="auto"/>
      <style:text-properties/>
    </style:style>
    <style:style style:family="paragraph" style:name="P559">
      <style:paragraph-properties fo:line-height="0.635cm" style:page-number="auto"/>
      <style:text-properties/>
    </style:style>
    <style:style style:family="paragraph" style:name="P560">
      <style:paragraph-properties fo:line-height="0.635cm" style:page-number="auto"/>
      <style:text-properties/>
    </style:style>
    <style:style style:family="paragraph" style:name="P561">
      <style:paragraph-properties fo:line-height="0.635cm" style:page-number="auto"/>
      <style:text-properties/>
    </style:style>
    <style:style style:family="paragraph" style:name="P562">
      <style:paragraph-properties fo:line-height="0.635cm" style:page-number="auto"/>
      <style:text-properties/>
    </style:style>
    <style:style style:family="paragraph" style:name="P563">
      <style:paragraph-properties fo:line-height="0.635cm" style:page-number="auto"/>
      <style:text-properties/>
    </style:style>
    <style:style style:family="paragraph" style:name="P564">
      <style:paragraph-properties fo:line-height="0.635cm" style:page-number="auto"/>
      <style:text-properties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35cm" style:page-number="auto"/>
      <style:text-properties/>
    </style:style>
    <style:style style:family="paragraph" style:name="P572">
      <style:paragraph-properties fo:line-height="0.635cm" style:page-number="auto"/>
      <style:text-properties/>
    </style:style>
    <style:style style:family="paragraph" style:name="P573">
      <style:paragraph-properties fo:line-height="0.635cm" style:page-number="auto"/>
      <style:text-properties/>
    </style:style>
    <style:style style:family="paragraph" style:name="P574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35cm" style:page-number="auto"/>
      <style:text-properties/>
    </style:style>
    <style:style style:family="paragraph" style:name="P583">
      <style:paragraph-properties fo:line-height="0.635cm" style:page-number="auto"/>
      <style:text-properties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1.223cm" style:page-number="auto"/>
      <style:text-properties/>
    </style:style>
    <style:style style:family="paragraph" style:name="P588">
      <style:paragraph-properties style:page-number="auto"/>
      <style:text-properties fo:font-size="1pt" style:font-size-asian="1pt" style:font-size-complex="1pt"/>
    </style:style>
    <style:style style:family="paragraph" style:name="P589">
      <style:paragraph-properties fo:line-height="0.635cm" style:page-number="auto"/>
      <style:text-properties/>
    </style:style>
    <style:style style:family="paragraph" style:name="P590">
      <style:paragraph-properties fo:line-height="0.635cm" style:page-number="auto"/>
      <style:text-properties/>
    </style:style>
    <style:style style:family="paragraph" style:name="P591">
      <style:paragraph-properties fo:line-height="0.635cm" style:page-number="auto"/>
      <style:text-properties/>
    </style:style>
    <style:style style:family="paragraph" style:name="P592">
      <style:paragraph-properties fo:line-height="0.635cm" style:page-number="auto"/>
      <style:text-properties/>
    </style:style>
    <style:style style:family="paragraph" style:name="P593">
      <style:paragraph-properties fo:line-height="0.635cm" style:page-number="auto"/>
      <style:text-properties/>
    </style:style>
    <style:style style:family="paragraph" style:name="P594">
      <style:paragraph-properties fo:line-height="0.635cm" style:page-number="auto"/>
      <style:text-properties/>
    </style:style>
    <style:style style:family="paragraph" style:name="P595">
      <style:paragraph-properties fo:line-height="0.635cm" style:page-number="auto"/>
      <style:text-properties/>
    </style:style>
    <style:style style:family="paragraph" style:name="P596">
      <style:paragraph-properties fo:line-height="0.635cm" style:page-number="auto"/>
      <style:text-properties/>
    </style:style>
    <style:style style:family="paragraph" style:name="P597">
      <style:paragraph-properties fo:line-height="0.635cm" style:page-number="auto"/>
      <style:text-properties/>
    </style:style>
    <style:style style:family="paragraph" style:name="P598">
      <style:paragraph-properties fo:line-height="0.635cm" style:page-number="auto"/>
      <style:text-properties/>
    </style:style>
    <style:style style:family="paragraph" style:name="P599">
      <style:paragraph-properties fo:line-height="0.635cm" style:page-number="auto"/>
      <style:text-properties/>
    </style:style>
    <style:style style:family="paragraph" style:name="P600">
      <style:paragraph-properties fo:line-height="0.635cm" style:page-number="auto"/>
      <style:text-properties/>
    </style:style>
    <style:style style:family="paragraph" style:name="P601">
      <style:paragraph-properties fo:line-height="0.635cm" style:page-number="auto"/>
      <style:text-properties/>
    </style:style>
    <style:style style:family="paragraph" style:name="P602">
      <style:paragraph-properties fo:line-height="0.635cm" style:page-number="auto"/>
      <style:text-properties/>
    </style:style>
    <style:style style:family="paragraph" style:name="P603">
      <style:paragraph-properties fo:line-height="0.635cm" style:page-number="auto"/>
      <style:text-properties/>
    </style:style>
    <style:style style:family="paragraph" style:name="P604">
      <style:paragraph-properties fo:line-height="0.635cm" style:page-number="auto"/>
      <style:text-properties/>
    </style:style>
    <style:style style:family="paragraph" style:name="P605">
      <style:paragraph-properties fo:line-height="0.635cm" style:page-number="auto"/>
      <style:text-properties/>
    </style:style>
    <style:style style:family="paragraph" style:name="P606">
      <style:paragraph-properties fo:line-height="0.635cm" style:page-number="auto"/>
      <style:text-properties/>
    </style:style>
    <style:style style:family="paragraph" style:name="P607">
      <style:paragraph-properties fo:line-height="0.635cm" style:page-number="auto"/>
      <style:text-properties/>
    </style:style>
    <style:style style:family="paragraph" style:name="P608">
      <style:paragraph-properties fo:line-height="0.635cm" style:page-number="auto"/>
      <style:text-properties/>
    </style:style>
    <style:style style:family="paragraph" style:name="P609">
      <style:paragraph-properties fo:line-height="0.635cm" style:page-number="auto"/>
      <style:text-properties/>
    </style:style>
    <style:style style:family="paragraph" style:name="P610">
      <style:paragraph-properties fo:line-height="0.635cm" style:page-number="auto"/>
      <style:text-properties/>
    </style:style>
    <style:style style:family="paragraph" style:name="P611">
      <style:paragraph-properties fo:line-height="0.635cm" style:page-number="auto"/>
      <style:text-properties/>
    </style:style>
    <style:style style:family="paragraph" style:name="P612">
      <style:paragraph-properties fo:line-height="0.635cm" style:page-number="auto"/>
      <style:text-properties/>
    </style:style>
    <style:style style:family="paragraph" style:name="P613">
      <style:paragraph-properties fo:line-height="0.635cm" style:page-number="auto"/>
      <style:text-properties/>
    </style:style>
    <style:style style:family="paragraph" style:name="P614">
      <style:paragraph-properties fo:line-height="0.635cm" style:page-number="auto"/>
      <style:text-properties/>
    </style:style>
    <style:style style:family="paragraph" style:name="P615">
      <style:paragraph-properties fo:line-height="0.635cm" style:page-number="auto"/>
      <style:text-properties/>
    </style:style>
    <style:style style:family="paragraph" style:name="P616">
      <style:paragraph-properties fo:line-height="0.635cm" style:page-number="auto"/>
      <style:text-properties/>
    </style:style>
    <style:style style:family="paragraph" style:name="P617">
      <style:paragraph-properties fo:line-height="0.635cm" style:page-number="auto"/>
      <style:text-properties/>
    </style:style>
    <style:style style:family="paragraph" style:name="P618">
      <style:paragraph-properties fo:line-height="0.635cm" style:page-number="auto"/>
      <style:text-properties/>
    </style:style>
    <style:style style:family="paragraph" style:name="P619">
      <style:paragraph-properties fo:line-height="0.635cm" style:page-number="auto"/>
      <style:text-properties/>
    </style:style>
    <style:style style:family="paragraph" style:name="P620">
      <style:paragraph-properties fo:line-height="0.635cm" style:page-number="auto"/>
      <style:text-properties/>
    </style:style>
    <style:style style:family="paragraph" style:name="P621">
      <style:paragraph-properties fo:line-height="0.635cm" style:page-number="auto"/>
      <style:text-properties/>
    </style:style>
    <style:style style:family="paragraph" style:name="P622">
      <style:paragraph-properties fo:line-height="0.635cm" style:page-number="auto"/>
      <style:text-properties/>
    </style:style>
    <style:style style:family="paragraph" style:name="P623">
      <style:paragraph-properties fo:line-height="0.635cm" style:page-number="auto"/>
      <style:text-properties/>
    </style:style>
    <style:style style:family="paragraph" style:name="P624">
      <style:paragraph-properties fo:line-height="0.635cm" style:page-number="auto"/>
      <style:text-properties/>
    </style:style>
    <style:style style:family="paragraph" style:name="P625">
      <style:paragraph-properties fo:line-height="0.635cm" style:page-number="auto"/>
      <style:text-properties/>
    </style:style>
    <style:style style:family="paragraph" style:name="P626">
      <style:paragraph-properties fo:line-height="0.635cm" style:page-number="auto"/>
      <style:text-properties/>
    </style:style>
    <style:style style:family="paragraph" style:name="P627">
      <style:paragraph-properties fo:line-height="1.223cm" style:page-number="auto"/>
      <style:text-properties/>
    </style:style>
    <style:style style:family="paragraph" style:name="P628">
      <style:paragraph-properties style:page-number="auto"/>
      <style:text-properties fo:font-size="1pt" style:font-size-asian="1pt" style:font-size-complex="1pt"/>
    </style:style>
    <style:style style:family="paragraph" style:name="P629">
      <style:paragraph-properties fo:line-height="0.635cm" style:page-number="auto"/>
      <style:text-properties/>
    </style:style>
    <style:style style:family="paragraph" style:name="P630">
      <style:paragraph-properties fo:line-height="0.635cm" style:page-number="auto"/>
      <style:text-properties/>
    </style:style>
    <style:style style:family="paragraph" style:name="P631">
      <style:paragraph-properties fo:line-height="0.635cm" style:page-number="auto"/>
      <style:text-properties/>
    </style:style>
    <style:style style:family="paragraph" style:name="P632">
      <style:paragraph-properties fo:line-height="0.635cm" style:page-number="auto"/>
      <style:text-properties/>
    </style:style>
    <style:style style:family="paragraph" style:name="P633">
      <style:paragraph-properties fo:line-height="0.635cm" style:page-number="auto"/>
      <style:text-properties/>
    </style:style>
    <style:style style:family="paragraph" style:name="P634">
      <style:paragraph-properties fo:line-height="0.635cm" style:page-number="auto"/>
      <style:text-properties/>
    </style:style>
    <style:style style:family="paragraph" style:name="P635">
      <style:paragraph-properties fo:line-height="0.635cm" style:page-number="auto"/>
      <style:text-properties/>
    </style:style>
    <style:style style:family="paragraph" style:name="P636">
      <style:paragraph-properties fo:line-height="0.635cm" style:page-number="auto"/>
      <style:text-properties/>
    </style:style>
    <style:style style:family="paragraph" style:name="P637">
      <style:paragraph-properties fo:line-height="0.635cm" style:page-number="auto"/>
      <style:text-properties/>
    </style:style>
    <style:style style:family="paragraph" style:name="P638">
      <style:paragraph-properties fo:line-height="0.635cm" style:page-number="auto"/>
      <style:text-properties/>
    </style:style>
    <style:style style:family="paragraph" style:name="P639">
      <style:paragraph-properties fo:line-height="0.635cm" style:page-number="auto"/>
      <style:text-properties/>
    </style:style>
    <style:style style:family="paragraph" style:name="P640">
      <style:paragraph-properties fo:line-height="0.635cm" style:page-number="auto"/>
      <style:text-properties/>
    </style:style>
    <style:style style:family="paragraph" style:name="P641">
      <style:paragraph-properties fo:line-height="0.635cm" style:page-number="auto"/>
      <style:text-properties/>
    </style:style>
    <style:style style:family="paragraph" style:name="P642">
      <style:paragraph-properties fo:line-height="0.635cm" style:page-number="auto"/>
      <style:text-properties/>
    </style:style>
    <style:style style:family="paragraph" style:name="P643">
      <style:paragraph-properties fo:line-height="0.635cm" style:page-number="auto"/>
      <style:text-properties/>
    </style:style>
    <style:style style:family="paragraph" style:name="P644">
      <style:paragraph-properties fo:line-height="0.635cm" style:page-number="auto"/>
      <style:text-properties/>
    </style:style>
    <style:style style:family="paragraph" style:name="P645">
      <style:paragraph-properties fo:line-height="0.635cm" style:page-number="auto"/>
      <style:text-properties/>
    </style:style>
    <style:style style:family="paragraph" style:name="P646">
      <style:paragraph-properties fo:line-height="0.635cm" style:page-number="auto"/>
      <style:text-properties/>
    </style:style>
    <style:style style:family="paragraph" style:name="P647">
      <style:paragraph-properties fo:line-height="0.635cm" style:page-number="auto"/>
      <style:text-properties/>
    </style:style>
    <style:style style:family="paragraph" style:name="P648">
      <style:paragraph-properties fo:line-height="0.635cm" style:page-number="auto"/>
      <style:text-properties/>
    </style:style>
    <style:style style:family="paragraph" style:name="P649">
      <style:paragraph-properties fo:line-height="0.635cm" style:page-number="auto"/>
      <style:text-properties/>
    </style:style>
    <style:style style:family="paragraph" style:name="P650">
      <style:paragraph-properties fo:line-height="0.635cm" style:page-number="auto"/>
      <style:text-properties/>
    </style:style>
    <style:style style:family="paragraph" style:name="P651">
      <style:paragraph-properties fo:line-height="0.635cm" style:page-number="auto"/>
      <style:text-properties/>
    </style:style>
    <style:style style:family="paragraph" style:name="P652">
      <style:paragraph-properties fo:line-height="0.635cm" style:page-number="auto"/>
      <style:text-properties/>
    </style:style>
    <style:style style:family="paragraph" style:name="P653">
      <style:paragraph-properties fo:line-height="0.635cm" style:page-number="auto"/>
      <style:text-properties/>
    </style:style>
    <style:style style:family="paragraph" style:name="P654">
      <style:paragraph-properties fo:line-height="0.635cm" style:page-number="auto"/>
      <style:text-properties/>
    </style:style>
    <style:style style:family="paragraph" style:name="P655">
      <style:paragraph-properties fo:line-height="0.635cm" style:page-number="auto"/>
      <style:text-properties/>
    </style:style>
    <style:style style:family="paragraph" style:name="P656">
      <style:paragraph-properties fo:line-height="0.635cm" style:page-number="auto"/>
      <style:text-properties/>
    </style:style>
    <style:style style:family="paragraph" style:name="P657">
      <style:paragraph-properties fo:line-height="0.635cm" style:page-number="auto"/>
      <style:text-properties/>
    </style:style>
    <style:style style:family="paragraph" style:name="P658">
      <style:paragraph-properties fo:line-height="0.635cm" style:page-number="auto"/>
      <style:text-properties/>
    </style:style>
    <style:style style:family="paragraph" style:name="P659">
      <style:paragraph-properties fo:line-height="0.635cm" style:page-number="auto"/>
      <style:text-properties/>
    </style:style>
    <style:style style:family="paragraph" style:name="P660">
      <style:paragraph-properties fo:line-height="0.635cm" style:page-number="auto"/>
      <style:text-properties/>
    </style:style>
    <style:style style:family="paragraph" style:name="P661">
      <style:paragraph-properties fo:line-height="0.635cm" style:page-number="auto"/>
      <style:text-properties/>
    </style:style>
    <style:style style:family="paragraph" style:name="P662">
      <style:paragraph-properties fo:line-height="0.635cm" style:page-number="auto"/>
      <style:text-properties/>
    </style:style>
    <style:style style:family="paragraph" style:name="P663">
      <style:paragraph-properties fo:line-height="0.635cm" style:page-number="auto"/>
      <style:text-properties/>
    </style:style>
    <style:style style:family="paragraph" style:name="P664">
      <style:paragraph-properties fo:line-height="0.635cm" style:page-number="auto"/>
      <style:text-properties/>
    </style:style>
    <style:style style:family="paragraph" style:name="P665">
      <style:paragraph-properties fo:line-height="0.635cm" style:page-number="auto"/>
      <style:text-properties/>
    </style:style>
    <style:style style:family="paragraph" style:name="P666">
      <style:paragraph-properties fo:line-height="0.635cm" style:page-number="auto"/>
      <style:text-properties/>
    </style:style>
    <style:style style:family="paragraph" style:name="P667">
      <style:paragraph-properties fo:line-height="0.635cm" style:page-number="auto"/>
      <style:text-properties/>
    </style:style>
    <style:style style:family="paragraph" style:name="P668">
      <style:paragraph-properties fo:line-height="0.635cm" style:page-number="auto"/>
      <style:text-properties/>
    </style:style>
    <style:style style:family="paragraph" style:name="P669">
      <style:paragraph-properties fo:line-height="0.635cm" style:page-number="auto"/>
      <style:text-properties/>
    </style:style>
    <style:style style:family="paragraph" style:name="P670">
      <style:paragraph-properties fo:line-height="0.663cm" style:page-number="auto"/>
      <style:text-properties/>
    </style:style>
    <style:style style:family="paragraph" style:name="P671">
      <style:paragraph-properties style:page-number="auto"/>
      <style:text-properties fo:font-size="1pt" style:font-size-asian="1pt" style:font-size-complex="1pt"/>
    </style:style>
    <style:style style:family="paragraph" style:name="P672">
      <style:paragraph-properties fo:line-height="0.635cm" style:page-number="auto"/>
      <style:text-properties/>
    </style:style>
    <style:style style:family="paragraph" style:name="P673">
      <style:paragraph-properties fo:line-height="0.635cm" style:page-number="auto"/>
      <style:text-properties/>
    </style:style>
    <style:style style:family="paragraph" style:name="P674">
      <style:paragraph-properties fo:line-height="0.635cm" style:page-number="auto"/>
      <style:text-properties/>
    </style:style>
    <style:style style:family="paragraph" style:name="P675">
      <style:paragraph-properties fo:line-height="0.635cm" style:page-number="auto"/>
      <style:text-properties/>
    </style:style>
    <style:style style:family="paragraph" style:name="P676">
      <style:paragraph-properties fo:line-height="0.635cm" style:page-number="auto"/>
      <style:text-properties/>
    </style:style>
    <style:style style:family="paragraph" style:name="P677">
      <style:paragraph-properties fo:line-height="0.635cm" style:page-number="auto"/>
      <style:text-properties/>
    </style:style>
    <style:style style:family="paragraph" style:name="P678">
      <style:paragraph-properties fo:line-height="0.635cm" style:page-number="auto"/>
      <style:text-properties/>
    </style:style>
    <style:style style:family="paragraph" style:name="P679">
      <style:paragraph-properties fo:line-height="0.635cm" style:page-number="auto"/>
      <style:text-properties/>
    </style:style>
    <style:style style:family="paragraph" style:name="P680">
      <style:paragraph-properties fo:line-height="0.635cm" style:page-number="auto"/>
      <style:text-properties/>
    </style:style>
    <style:style style:family="paragraph" style:name="P681">
      <style:paragraph-properties fo:line-height="0.635cm" style:page-number="auto"/>
      <style:text-properties/>
    </style:style>
    <style:style style:family="paragraph" style:name="P682">
      <style:paragraph-properties fo:line-height="0.635cm" style:page-number="auto"/>
      <style:text-properties/>
    </style:style>
    <style:style style:family="paragraph" style:name="P683">
      <style:paragraph-properties fo:line-height="0.635cm" style:page-number="auto"/>
      <style:text-properties/>
    </style:style>
    <style:style style:family="paragraph" style:name="P684">
      <style:paragraph-properties fo:line-height="0.635cm" style:page-number="auto"/>
      <style:text-properties/>
    </style:style>
    <style:style style:family="paragraph" style:name="P685">
      <style:paragraph-properties fo:line-height="0.635cm" style:page-number="auto"/>
      <style:text-properties/>
    </style:style>
    <style:style style:family="paragraph" style:name="P686">
      <style:paragraph-properties fo:line-height="0.635cm" style:page-number="auto"/>
      <style:text-properties/>
    </style:style>
    <style:style style:family="paragraph" style:name="P687">
      <style:paragraph-properties fo:line-height="0.635cm" style:page-number="auto"/>
      <style:text-properties/>
    </style:style>
    <style:style style:family="paragraph" style:name="P688">
      <style:paragraph-properties fo:line-height="0.635cm" style:page-number="auto"/>
      <style:text-properties/>
    </style:style>
    <style:style style:family="paragraph" style:name="P689">
      <style:paragraph-properties fo:line-height="0.635cm" style:page-number="auto"/>
      <style:text-properties/>
    </style:style>
    <style:style style:family="paragraph" style:name="P690">
      <style:paragraph-properties fo:line-height="0.635cm" style:page-number="auto"/>
      <style:text-properties/>
    </style:style>
    <style:style style:family="paragraph" style:name="P691">
      <style:paragraph-properties fo:line-height="0.635cm" style:page-number="auto"/>
      <style:text-properties/>
    </style:style>
    <style:style style:family="paragraph" style:name="P692">
      <style:paragraph-properties fo:line-height="0.635cm" style:page-number="auto"/>
      <style:text-properties/>
    </style:style>
    <style:style style:family="paragraph" style:name="P693">
      <style:paragraph-properties fo:line-height="0.635cm" style:page-number="auto"/>
      <style:text-properties/>
    </style:style>
    <style:style style:family="paragraph" style:name="P694">
      <style:paragraph-properties fo:line-height="0.635cm" style:page-number="auto"/>
      <style:text-properties/>
    </style:style>
    <style:style style:family="paragraph" style:name="P695">
      <style:paragraph-properties fo:line-height="0.635cm" style:page-number="auto"/>
      <style:text-properties/>
    </style:style>
    <style:style style:family="paragraph" style:name="P696">
      <style:paragraph-properties fo:line-height="0.635cm" style:page-number="auto"/>
      <style:text-properties/>
    </style:style>
    <style:style style:family="paragraph" style:name="P697">
      <style:paragraph-properties fo:line-height="0.635cm" style:page-number="auto"/>
      <style:text-properties/>
    </style:style>
    <style:style style:family="paragraph" style:name="P698">
      <style:paragraph-properties fo:line-height="0.635cm" style:page-number="auto"/>
      <style:text-properties/>
    </style:style>
    <style:style style:family="paragraph" style:name="P699">
      <style:paragraph-properties fo:line-height="0.635cm" style:page-number="auto"/>
      <style:text-properties/>
    </style:style>
    <style:style style:family="paragraph" style:name="P700">
      <style:paragraph-properties fo:line-height="0.635cm" style:page-number="auto"/>
      <style:text-properties/>
    </style:style>
    <style:style style:family="paragraph" style:name="P701">
      <style:paragraph-properties fo:line-height="0.635cm" style:page-number="auto"/>
      <style:text-properties/>
    </style:style>
    <style:style style:family="paragraph" style:name="P702">
      <style:paragraph-properties fo:line-height="0.635cm" style:page-number="auto"/>
      <style:text-properties/>
    </style:style>
    <style:style style:family="paragraph" style:name="P703">
      <style:paragraph-properties fo:line-height="0.635cm" style:page-number="auto"/>
      <style:text-properties/>
    </style:style>
    <style:style style:family="paragraph" style:name="P704">
      <style:paragraph-properties fo:line-height="0.635cm" style:page-number="auto"/>
      <style:text-properties/>
    </style:style>
    <style:style style:family="paragraph" style:name="P705">
      <style:paragraph-properties fo:line-height="0.635cm" style:page-number="auto"/>
      <style:text-properties/>
    </style:style>
    <style:style style:family="paragraph" style:name="P706">
      <style:paragraph-properties fo:line-height="0.635cm" style:page-number="auto"/>
      <style:text-properties/>
    </style:style>
    <style:style style:family="paragraph" style:name="P707">
      <style:paragraph-properties fo:line-height="1.147cm" style:page-number="auto"/>
      <style:text-properties/>
    </style:style>
    <style:style style:family="paragraph" style:name="P708">
      <style:paragraph-properties style:page-number="auto"/>
      <style:text-properties fo:font-size="1pt" style:font-size-asian="1pt" style:font-size-complex="1pt"/>
    </style:style>
    <style:style style:family="paragraph" style:name="P709">
      <style:paragraph-properties style:page-number="auto"/>
      <style:text-properties fo:font-size="1pt" style:font-size-asian="1pt" style:font-size-complex="1pt"/>
    </style:style>
    <style:style style:family="paragraph" style:name="P711">
      <style:paragraph-properties style:page-number="auto"/>
      <style:text-properties fo:font-size="1pt" style:font-size-asian="1pt" style:font-size-complex="1pt"/>
    </style:style>
    <style:style style:family="paragraph" style:name="P712">
      <style:paragraph-properties fo:line-height="0.635cm" style:page-number="auto"/>
      <style:text-properties/>
    </style:style>
    <style:style style:family="paragraph" style:name="P713">
      <style:paragraph-properties fo:line-height="0.635cm" style:page-number="auto"/>
      <style:text-properties/>
    </style:style>
    <style:style style:family="paragraph" style:name="P714">
      <style:paragraph-properties fo:line-height="0.635cm" style:page-number="auto"/>
      <style:text-properties/>
    </style:style>
    <style:style style:family="paragraph" style:name="P715">
      <style:paragraph-properties fo:line-height="0.635cm" style:page-number="auto"/>
      <style:text-properties/>
    </style:style>
    <style:style style:family="paragraph" style:name="P716">
      <style:paragraph-properties fo:line-height="0.635cm" style:page-number="auto"/>
      <style:text-properties/>
    </style:style>
    <style:style style:family="paragraph" style:name="P717">
      <style:paragraph-properties fo:line-height="0.635cm" style:page-number="auto"/>
      <style:text-properties/>
    </style:style>
    <style:style style:family="paragraph" style:name="P718">
      <style:paragraph-properties fo:line-height="0.635cm" style:page-number="auto"/>
      <style:text-properties/>
    </style:style>
    <style:style style:family="paragraph" style:name="P719">
      <style:paragraph-properties fo:line-height="0.635cm" style:page-number="auto"/>
      <style:text-properties/>
    </style:style>
    <style:style style:family="paragraph" style:name="P720">
      <style:paragraph-properties fo:line-height="0.635cm" style:page-number="auto"/>
      <style:text-properties/>
    </style:style>
    <style:style style:family="paragraph" style:name="P721">
      <style:paragraph-properties fo:line-height="0.635cm" style:page-number="auto"/>
      <style:text-properties/>
    </style:style>
    <style:style style:family="paragraph" style:name="P722">
      <style:paragraph-properties fo:line-height="0.635cm" style:page-number="auto"/>
      <style:text-properties/>
    </style:style>
    <style:style style:family="paragraph" style:name="P723">
      <style:paragraph-properties fo:line-height="0.635cm" style:page-number="auto"/>
      <style:text-properties/>
    </style:style>
    <style:style style:family="paragraph" style:name="P724">
      <style:paragraph-properties fo:line-height="0.635cm" style:page-number="auto"/>
      <style:text-properties/>
    </style:style>
    <style:style style:family="paragraph" style:name="P725">
      <style:paragraph-properties fo:line-height="0.635cm" style:page-number="auto"/>
      <style:text-properties/>
    </style:style>
    <style:style style:family="paragraph" style:name="P726">
      <style:paragraph-properties fo:line-height="0.635cm" style:page-number="auto"/>
      <style:text-properties/>
    </style:style>
    <style:style style:family="paragraph" style:name="P727">
      <style:paragraph-properties fo:line-height="0.635cm" style:page-number="auto"/>
      <style:text-properties/>
    </style:style>
    <style:style style:family="paragraph" style:name="P728">
      <style:paragraph-properties fo:line-height="0.635cm" style:page-number="auto"/>
      <style:text-properties/>
    </style:style>
    <style:style style:family="paragraph" style:name="P729">
      <style:paragraph-properties fo:line-height="0.635cm" style:page-number="auto"/>
      <style:text-properties/>
    </style:style>
    <style:style style:family="paragraph" style:name="P730">
      <style:paragraph-properties fo:line-height="0.635cm" style:page-number="auto"/>
      <style:text-properties/>
    </style:style>
    <style:style style:family="paragraph" style:name="P731">
      <style:paragraph-properties fo:line-height="0.635cm" style:page-number="auto"/>
      <style:text-properties/>
    </style:style>
    <style:style style:family="paragraph" style:name="P732">
      <style:paragraph-properties fo:line-height="0.635cm" style:page-number="auto"/>
      <style:text-properties/>
    </style:style>
    <style:style style:family="paragraph" style:name="P733">
      <style:paragraph-properties fo:line-height="0.635cm" style:page-number="auto"/>
      <style:text-properties/>
    </style:style>
    <style:style style:family="paragraph" style:name="P734">
      <style:paragraph-properties fo:line-height="0.635cm" style:page-number="auto"/>
      <style:text-properties/>
    </style:style>
    <style:style style:family="paragraph" style:name="P735">
      <style:paragraph-properties fo:line-height="0.635cm" style:page-number="auto"/>
      <style:text-properties/>
    </style:style>
    <style:style style:family="paragraph" style:name="P736">
      <style:paragraph-properties fo:line-height="0.635cm" style:page-number="auto"/>
      <style:text-properties/>
    </style:style>
    <style:style style:family="paragraph" style:name="P737">
      <style:paragraph-properties fo:line-height="0.635cm" style:page-number="auto"/>
      <style:text-properties/>
    </style:style>
    <style:style style:family="paragraph" style:name="P738">
      <style:paragraph-properties fo:line-height="0.635cm" style:page-number="auto"/>
      <style:text-properties/>
    </style:style>
    <style:style style:family="paragraph" style:name="P739">
      <style:paragraph-properties fo:line-height="0.635cm" style:page-number="auto"/>
      <style:text-properties/>
    </style:style>
    <style:style style:family="paragraph" style:name="P740">
      <style:paragraph-properties fo:line-height="0.635cm" style:page-number="auto"/>
      <style:text-properties/>
    </style:style>
    <style:style style:family="paragraph" style:name="P741">
      <style:paragraph-properties fo:line-height="0.635cm" style:page-number="auto"/>
      <style:text-properties/>
    </style:style>
    <style:style style:family="paragraph" style:name="P742">
      <style:paragraph-properties fo:line-height="0.635cm" style:page-number="auto"/>
      <style:text-properties/>
    </style:style>
    <style:style style:family="paragraph" style:name="P743">
      <style:paragraph-properties fo:line-height="0.635cm" style:page-number="auto"/>
      <style:text-properties/>
    </style:style>
    <style:style style:family="paragraph" style:name="P744">
      <style:paragraph-properties fo:line-height="0.635cm" style:page-number="auto"/>
      <style:text-properties/>
    </style:style>
    <style:style style:family="paragraph" style:name="P745">
      <style:paragraph-properties fo:line-height="0.635cm" style:page-number="auto"/>
      <style:text-properties/>
    </style:style>
    <style:style style:family="paragraph" style:name="P746">
      <style:paragraph-properties fo:line-height="0.635cm" style:page-number="auto"/>
      <style:text-properties/>
    </style:style>
    <style:style style:family="paragraph" style:name="P747">
      <style:paragraph-properties fo:line-height="0.635cm" style:page-number="auto"/>
      <style:text-properties/>
    </style:style>
    <style:style style:family="paragraph" style:name="P748">
      <style:paragraph-properties fo:line-height="0.635cm" style:page-number="auto"/>
      <style:text-properties/>
    </style:style>
    <style:style style:family="paragraph" style:name="P749">
      <style:paragraph-properties fo:line-height="0.635cm" style:page-number="auto"/>
      <style:text-properties/>
    </style:style>
    <style:style style:family="paragraph" style:name="P750">
      <style:paragraph-properties fo:line-height="1.223cm" style:page-number="auto"/>
      <style:text-properties/>
    </style:style>
    <style:style style:family="paragraph" style:name="P751">
      <style:paragraph-properties style:page-number="auto"/>
      <style:text-properties fo:font-size="1pt" style:font-size-asian="1pt" style:font-size-complex="1pt"/>
    </style:style>
    <style:style style:family="paragraph" style:name="P752">
      <style:paragraph-properties fo:margin-bottom="1.623cm" fo:line-height="0.071cm" style:page-number="auto"/>
      <style:text-properties fo:font-size="1pt" style:font-size-asian="1pt" style:font-size-complex="1pt"/>
    </style:style>
    <style:style style:family="paragraph" style:name="P754">
      <style:paragraph-properties style:page-number="auto"/>
      <style:text-properties fo:font-size="1pt" style:font-size-asian="1pt" style:font-size-complex="1pt"/>
    </style:style>
    <style:style style:family="paragraph" style:name="P755">
      <style:paragraph-properties style:page-number="auto"/>
      <style:text-properties fo:font-size="1pt" style:font-size-asian="1pt" style:font-size-complex="1pt"/>
    </style:style>
    <style:style style:family="paragraph" style:name="P756">
      <style:paragraph-properties fo:line-height="0.635cm" style:page-number="auto"/>
      <style:text-properties/>
    </style:style>
    <style:style style:family="paragraph" style:name="P758">
      <style:paragraph-properties fo:line-height="0.635cm" style:page-number="auto"/>
      <style:text-properties/>
    </style:style>
    <style:style style:family="paragraph" style:name="P759">
      <style:paragraph-properties fo:line-height="0.635cm" style:page-number="auto"/>
      <style:text-properties/>
    </style:style>
    <style:style style:family="paragraph" style:name="P760">
      <style:paragraph-properties fo:line-height="0.635cm" style:page-number="auto"/>
      <style:text-properties/>
    </style:style>
    <style:style style:family="paragraph" style:name="P761">
      <style:paragraph-properties fo:line-height="0.635cm" style:page-number="auto"/>
      <style:text-properties/>
    </style:style>
    <style:style style:family="paragraph" style:name="P762">
      <style:paragraph-properties fo:line-height="0.635cm" style:page-number="auto"/>
      <style:text-properties/>
    </style:style>
    <style:style style:family="paragraph" style:name="P763">
      <style:paragraph-properties fo:line-height="0.635cm" style:page-number="auto"/>
      <style:text-properties/>
    </style:style>
    <style:style style:family="paragraph" style:name="P764">
      <style:paragraph-properties fo:line-height="0.635cm" style:page-number="auto"/>
      <style:text-properties/>
    </style:style>
    <style:style style:family="paragraph" style:name="P765">
      <style:paragraph-properties fo:line-height="0.635cm" style:page-number="auto"/>
      <style:text-properties/>
    </style:style>
    <style:style style:family="paragraph" style:name="P766">
      <style:paragraph-properties fo:line-height="0.635cm" style:page-number="auto"/>
      <style:text-properties/>
    </style:style>
    <style:style style:family="paragraph" style:name="P767">
      <style:paragraph-properties fo:line-height="0.635cm" style:page-number="auto"/>
      <style:text-properties/>
    </style:style>
    <style:style style:family="paragraph" style:name="P768">
      <style:paragraph-properties fo:line-height="0.635cm" style:page-number="auto"/>
      <style:text-properties/>
    </style:style>
    <style:style style:family="paragraph" style:name="P769">
      <style:paragraph-properties fo:line-height="0.635cm" style:page-number="auto"/>
      <style:text-properties/>
    </style:style>
    <style:style style:family="paragraph" style:name="P770">
      <style:paragraph-properties fo:line-height="0.635cm" style:page-number="auto"/>
      <style:text-properties/>
    </style:style>
    <style:style style:family="paragraph" style:name="P771">
      <style:paragraph-properties fo:line-height="0.635cm" style:page-number="auto"/>
      <style:text-properties/>
    </style:style>
    <style:style style:family="paragraph" style:name="P772">
      <style:paragraph-properties fo:line-height="0.635cm" style:page-number="auto"/>
      <style:text-properties/>
    </style:style>
    <style:style style:family="paragraph" style:name="P773">
      <style:paragraph-properties fo:line-height="0.635cm" style:page-number="auto"/>
      <style:text-properties/>
    </style:style>
    <style:style style:family="paragraph" style:name="P774">
      <style:paragraph-properties fo:line-height="0.635cm" style:page-number="auto"/>
      <style:text-properties/>
    </style:style>
    <style:style style:family="paragraph" style:name="P775">
      <style:paragraph-properties fo:line-height="0.635cm" style:page-number="auto"/>
      <style:text-properties/>
    </style:style>
    <style:style style:family="paragraph" style:name="P776">
      <style:paragraph-properties fo:line-height="0.635cm" style:page-number="auto"/>
      <style:text-properties/>
    </style:style>
    <style:style style:family="paragraph" style:name="P777">
      <style:paragraph-properties fo:line-height="0.635cm" style:page-number="auto"/>
      <style:text-properties/>
    </style:style>
    <style:style style:family="paragraph" style:name="P778">
      <style:paragraph-properties fo:line-height="0.635cm" style:page-number="auto"/>
      <style:text-properties/>
    </style:style>
    <style:style style:family="paragraph" style:name="P779">
      <style:paragraph-properties fo:line-height="0.635cm" style:page-number="auto"/>
      <style:text-properties/>
    </style:style>
    <style:style style:family="paragraph" style:name="P780">
      <style:paragraph-properties fo:line-height="0.635cm" style:page-number="auto"/>
      <style:text-properties/>
    </style:style>
    <style:style style:family="paragraph" style:name="P781">
      <style:paragraph-properties fo:line-height="0.635cm" style:page-number="auto"/>
      <style:text-properties/>
    </style:style>
    <style:style style:family="paragraph" style:name="P782">
      <style:paragraph-properties fo:line-height="0.635cm" style:page-number="auto"/>
      <style:text-properties/>
    </style:style>
    <style:style style:family="paragraph" style:name="P783">
      <style:paragraph-properties fo:line-height="0.635cm" style:page-number="auto"/>
      <style:text-properties/>
    </style:style>
    <style:style style:family="paragraph" style:name="P784">
      <style:paragraph-properties fo:line-height="0.635cm" style:page-number="auto"/>
      <style:text-properties/>
    </style:style>
    <style:style style:family="paragraph" style:name="P785">
      <style:paragraph-properties fo:line-height="0.635cm" style:page-number="auto"/>
      <style:text-properties/>
    </style:style>
    <style:style style:family="paragraph" style:name="P786">
      <style:paragraph-properties fo:line-height="0.635cm" style:page-number="auto"/>
      <style:text-properties/>
    </style:style>
    <style:style style:family="paragraph" style:name="P787">
      <style:paragraph-properties fo:line-height="0.635cm" style:page-number="auto"/>
      <style:text-properties/>
    </style:style>
    <style:style style:family="paragraph" style:name="P788">
      <style:paragraph-properties fo:line-height="0.635cm" style:page-number="auto"/>
      <style:text-properties/>
    </style:style>
    <style:style style:family="paragraph" style:name="P789">
      <style:paragraph-properties fo:line-height="0.635cm" style:page-number="auto"/>
      <style:text-properties/>
    </style:style>
    <style:style style:family="paragraph" style:name="P790">
      <style:paragraph-properties fo:line-height="0.635cm" style:page-number="auto"/>
      <style:text-properties/>
    </style:style>
    <style:style style:family="paragraph" style:name="P791">
      <style:paragraph-properties fo:line-height="0.635cm" style:page-number="auto"/>
      <style:text-properties/>
    </style:style>
    <style:style style:family="paragraph" style:name="P792">
      <style:paragraph-properties fo:line-height="0.635cm" style:page-number="auto"/>
      <style:text-properties/>
    </style:style>
    <style:style style:family="paragraph" style:name="P793">
      <style:paragraph-properties fo:line-height="0.635cm" style:page-number="auto"/>
      <style:text-properties/>
    </style:style>
    <style:style style:family="paragraph" style:name="P794">
      <style:paragraph-properties fo:line-height="0.739cm" style:page-number="auto"/>
      <style:text-properties/>
    </style:style>
    <style:style style:family="paragraph" style:name="P795">
      <style:paragraph-properties style:page-number="auto"/>
      <style:text-properties fo:font-size="1pt" style:font-size-asian="1pt" style:font-size-complex="1pt"/>
    </style:style>
    <style:style style:family="paragraph" style:name="P796">
      <style:paragraph-properties style:page-number="auto"/>
      <style:text-properties fo:font-size="1pt" style:font-size-asian="1pt" style:font-size-complex="1pt"/>
    </style:style>
    <style:style style:family="paragraph" style:name="P798">
      <style:paragraph-properties style:page-number="auto"/>
      <style:text-properties fo:font-size="1pt" style:font-size-asian="1pt" style:font-size-complex="1pt"/>
    </style:style>
    <style:style style:family="paragraph" style:name="P799">
      <style:paragraph-properties style:page-number="auto"/>
      <style:text-properties fo:font-size="1pt" style:font-size-asian="1pt" style:font-size-complex="1pt"/>
    </style:style>
    <style:style style:family="paragraph" style:name="P801">
      <style:paragraph-properties style:page-number="auto"/>
      <style:text-properties fo:font-size="1pt" style:font-size-asian="1pt" style:font-size-complex="1pt"/>
    </style:style>
    <style:style style:family="paragraph" style:name="P802">
      <style:paragraph-properties style:page-number="auto"/>
      <style:text-properties fo:font-size="1pt" style:font-size-asian="1pt" style:font-size-complex="1pt"/>
    </style:style>
    <style:style style:family="paragraph" style:name="P804">
      <style:paragraph-properties style:page-number="auto"/>
      <style:text-properties fo:font-size="1pt" style:font-size-asian="1pt" style:font-size-complex="1pt"/>
    </style:style>
    <style:style style:family="paragraph" style:name="P805">
      <style:paragraph-properties fo:line-height="0.635cm" style:page-number="auto"/>
      <style:text-properties/>
    </style:style>
    <style:style style:family="paragraph" style:name="P806">
      <style:paragraph-properties fo:line-height="0.635cm" style:page-number="auto"/>
      <style:text-properties/>
    </style:style>
    <style:style style:family="paragraph" style:name="P807">
      <style:paragraph-properties fo:line-height="0.635cm" style:page-number="auto"/>
      <style:text-properties/>
    </style:style>
    <style:style style:family="paragraph" style:name="P808">
      <style:paragraph-properties fo:line-height="0.635cm" style:page-number="auto"/>
      <style:text-properties/>
    </style:style>
    <style:style style:family="paragraph" style:name="P809">
      <style:paragraph-properties fo:line-height="0.635cm" style:page-number="auto"/>
      <style:text-properties/>
    </style:style>
    <style:style style:family="paragraph" style:name="P810">
      <style:paragraph-properties fo:line-height="0.635cm" style:page-number="auto"/>
      <style:text-properties/>
    </style:style>
    <style:style style:family="paragraph" style:name="P811">
      <style:paragraph-properties fo:line-height="0.635cm" style:page-number="auto"/>
      <style:text-properties/>
    </style:style>
    <style:style style:family="paragraph" style:name="P812">
      <style:paragraph-properties fo:line-height="0.635cm" style:page-number="auto"/>
      <style:text-properties/>
    </style:style>
    <style:style style:family="paragraph" style:name="P813">
      <style:paragraph-properties fo:line-height="0.635cm" style:page-number="auto"/>
      <style:text-properties/>
    </style:style>
    <style:style style:family="paragraph" style:name="P814">
      <style:paragraph-properties fo:line-height="0.635cm" style:page-number="auto"/>
      <style:text-properties/>
    </style:style>
    <style:style style:family="paragraph" style:name="P815">
      <style:paragraph-properties fo:line-height="0.635cm" style:page-number="auto"/>
      <style:text-properties/>
    </style:style>
    <style:style style:family="paragraph" style:name="P816">
      <style:paragraph-properties fo:line-height="0.635cm" style:page-number="auto"/>
      <style:text-properties/>
    </style:style>
    <style:style style:family="paragraph" style:name="P817">
      <style:paragraph-properties fo:line-height="0.635cm" style:page-number="auto"/>
      <style:text-properties/>
    </style:style>
    <style:style style:family="paragraph" style:name="P818">
      <style:paragraph-properties fo:line-height="0.635cm" style:page-number="auto"/>
      <style:text-properties/>
    </style:style>
    <style:style style:family="paragraph" style:name="P819">
      <style:paragraph-properties fo:line-height="0.635cm" style:page-number="auto"/>
      <style:text-properties/>
    </style:style>
    <style:style style:family="paragraph" style:name="P820">
      <style:paragraph-properties fo:line-height="0.635cm" style:page-number="auto"/>
      <style:text-properties/>
    </style:style>
    <style:style style:family="paragraph" style:name="P821">
      <style:paragraph-properties fo:line-height="0.635cm" style:page-number="auto"/>
      <style:text-properties/>
    </style:style>
    <style:style style:family="paragraph" style:name="P822">
      <style:paragraph-properties fo:line-height="0.635cm" style:page-number="auto"/>
      <style:text-properties/>
    </style:style>
    <style:style style:family="paragraph" style:name="P823">
      <style:paragraph-properties fo:line-height="0.635cm" style:page-number="auto"/>
      <style:text-properties/>
    </style:style>
    <style:style style:family="paragraph" style:name="P824">
      <style:paragraph-properties fo:line-height="0.635cm" style:page-number="auto"/>
      <style:text-properties/>
    </style:style>
    <style:style style:family="paragraph" style:name="P825">
      <style:paragraph-properties fo:line-height="0.635cm" style:page-number="auto"/>
      <style:text-properties/>
    </style:style>
    <style:style style:family="paragraph" style:name="P826">
      <style:paragraph-properties fo:line-height="0.635cm" style:page-number="auto"/>
      <style:text-properties/>
    </style:style>
    <style:style style:family="paragraph" style:name="P827">
      <style:paragraph-properties fo:line-height="0.635cm" style:page-number="auto"/>
      <style:text-properties/>
    </style:style>
    <style:style style:family="paragraph" style:name="P828">
      <style:paragraph-properties fo:line-height="0.635cm" style:page-number="auto"/>
      <style:text-properties/>
    </style:style>
    <style:style style:family="paragraph" style:name="P829">
      <style:paragraph-properties fo:line-height="0.635cm" style:page-number="auto"/>
      <style:text-properties/>
    </style:style>
    <style:style style:family="paragraph" style:name="P830">
      <style:paragraph-properties fo:line-height="0.635cm" style:page-number="auto"/>
      <style:text-properties/>
    </style:style>
    <style:style style:family="paragraph" style:name="P831">
      <style:paragraph-properties fo:line-height="0.635cm" style:page-number="auto"/>
      <style:text-properties/>
    </style:style>
    <style:style style:family="paragraph" style:name="P832">
      <style:paragraph-properties fo:line-height="0.635cm" style:page-number="auto"/>
      <style:text-properties/>
    </style:style>
    <style:style style:family="paragraph" style:name="P833">
      <style:paragraph-properties fo:line-height="0.635cm" style:page-number="auto"/>
      <style:text-properties/>
    </style:style>
    <style:style style:family="paragraph" style:name="P834">
      <style:paragraph-properties fo:line-height="0.635cm" style:page-number="auto"/>
      <style:text-properties/>
    </style:style>
    <style:style style:family="paragraph" style:name="P835">
      <style:paragraph-properties fo:line-height="0.635cm" style:page-number="auto"/>
      <style:text-properties/>
    </style:style>
    <style:style style:family="paragraph" style:name="P836">
      <style:paragraph-properties fo:line-height="0.635cm" style:page-number="auto"/>
      <style:text-properties/>
    </style:style>
    <style:style style:family="paragraph" style:name="P837">
      <style:paragraph-properties fo:line-height="0.635cm" style:page-number="auto"/>
      <style:text-properties/>
    </style:style>
    <style:style style:family="paragraph" style:name="P838">
      <style:paragraph-properties fo:line-height="0.635cm" style:page-number="auto"/>
      <style:text-properties/>
    </style:style>
    <style:style style:family="paragraph" style:name="P839">
      <style:paragraph-properties fo:line-height="0.635cm" style:page-number="auto"/>
      <style:text-properties/>
    </style:style>
    <style:style style:family="paragraph" style:name="P840">
      <style:paragraph-properties fo:line-height="0.635cm" style:page-number="auto"/>
      <style:text-properties/>
    </style:style>
    <style:style style:family="paragraph" style:name="P841">
      <style:paragraph-properties fo:line-height="0.635cm" style:page-number="auto"/>
      <style:text-properties/>
    </style:style>
    <style:style style:family="paragraph" style:name="P842">
      <style:paragraph-properties fo:line-height="0.635cm" style:page-number="auto"/>
      <style:text-properties/>
    </style:style>
    <style:style style:family="paragraph" style:name="P843">
      <style:paragraph-properties fo:line-height="0.635cm" style:page-number="auto"/>
      <style:text-properties/>
    </style:style>
    <style:style style:family="paragraph" style:name="P844">
      <style:paragraph-properties fo:line-height="0.635cm" style:page-number="auto"/>
      <style:text-properties/>
    </style:style>
    <style:style style:family="paragraph" style:name="P845">
      <style:paragraph-properties fo:line-height="0.635cm" style:page-number="auto"/>
      <style:text-properties/>
    </style:style>
    <style:style style:family="paragraph" style:name="P846">
      <style:paragraph-properties fo:line-height="0.672cm" style:page-number="auto"/>
      <style:text-properties/>
    </style:style>
    <style:style style:family="paragraph" style:name="P847">
      <style:paragraph-properties style:page-number="auto"/>
      <style:text-properties fo:font-size="1pt" style:font-size-asian="1pt" style:font-size-complex="1pt"/>
    </style:style>
    <style:style style:family="paragraph" style:name="P848">
      <style:paragraph-properties fo:line-height="0.635cm" style:page-number="auto"/>
      <style:text-properties/>
    </style:style>
    <style:style style:family="paragraph" style:name="P851">
      <style:paragraph-properties fo:line-height="0.635cm" style:page-number="auto"/>
      <style:text-properties/>
    </style:style>
    <style:style style:family="paragraph" style:name="P852">
      <style:paragraph-properties fo:line-height="0.635cm" style:page-number="auto"/>
      <style:text-properties/>
    </style:style>
    <style:style style:family="paragraph" style:name="P853">
      <style:paragraph-properties fo:line-height="0.635cm" style:page-number="auto"/>
      <style:text-properties/>
    </style:style>
    <style:style style:family="paragraph" style:name="P854">
      <style:paragraph-properties fo:line-height="0.635cm" style:page-number="auto"/>
      <style:text-properties/>
    </style:style>
    <style:style style:family="paragraph" style:name="P855">
      <style:paragraph-properties fo:line-height="0.635cm" style:page-number="auto"/>
      <style:text-properties/>
    </style:style>
    <style:style style:family="paragraph" style:name="P856">
      <style:paragraph-properties fo:line-height="0.635cm" style:page-number="auto"/>
      <style:text-properties/>
    </style:style>
    <style:style style:family="paragraph" style:name="P857">
      <style:paragraph-properties fo:line-height="0.635cm" style:page-number="auto"/>
      <style:text-properties/>
    </style:style>
    <style:style style:family="paragraph" style:name="P858">
      <style:paragraph-properties fo:line-height="0.635cm" style:page-number="auto"/>
      <style:text-properties/>
    </style:style>
    <style:style style:family="paragraph" style:name="P859">
      <style:paragraph-properties fo:line-height="0.635cm" style:page-number="auto"/>
      <style:text-properties/>
    </style:style>
    <style:style style:family="paragraph" style:name="P860">
      <style:paragraph-properties fo:line-height="0.635cm" style:page-number="auto"/>
      <style:text-properties/>
    </style:style>
    <style:style style:family="paragraph" style:name="P861">
      <style:paragraph-properties fo:line-height="0.635cm" style:page-number="auto"/>
      <style:text-properties/>
    </style:style>
    <style:style style:family="paragraph" style:name="P862">
      <style:paragraph-properties fo:line-height="0.635cm" style:page-number="auto"/>
      <style:text-properties/>
    </style:style>
    <style:style style:family="paragraph" style:name="P863">
      <style:paragraph-properties fo:line-height="0.635cm" style:page-number="auto"/>
      <style:text-properties/>
    </style:style>
    <style:style style:family="paragraph" style:name="P864">
      <style:paragraph-properties fo:line-height="0.635cm" style:page-number="auto"/>
      <style:text-properties/>
    </style:style>
    <style:style style:family="paragraph" style:name="P865">
      <style:paragraph-properties fo:line-height="0.635cm" style:page-number="auto"/>
      <style:text-properties/>
    </style:style>
    <style:style style:family="paragraph" style:name="P866">
      <style:paragraph-properties fo:line-height="0.635cm" style:page-number="auto"/>
      <style:text-properties/>
    </style:style>
    <style:style style:family="paragraph" style:name="P867">
      <style:paragraph-properties fo:line-height="0.635cm" style:page-number="auto"/>
      <style:text-properties/>
    </style:style>
    <style:style style:family="paragraph" style:name="P868">
      <style:paragraph-properties fo:line-height="0.635cm" style:page-number="auto"/>
      <style:text-properties/>
    </style:style>
    <style:style style:family="paragraph" style:name="P869">
      <style:paragraph-properties fo:line-height="0.635cm" style:page-number="auto"/>
      <style:text-properties/>
    </style:style>
    <style:style style:family="paragraph" style:name="P870">
      <style:paragraph-properties fo:line-height="0.635cm" style:page-number="auto"/>
      <style:text-properties/>
    </style:style>
    <style:style style:family="paragraph" style:name="P871">
      <style:paragraph-properties fo:line-height="0.635cm" style:page-number="auto"/>
      <style:text-properties/>
    </style:style>
    <style:style style:family="paragraph" style:name="P872">
      <style:paragraph-properties fo:line-height="0.635cm" style:page-number="auto"/>
      <style:text-properties/>
    </style:style>
    <style:style style:family="paragraph" style:name="P873">
      <style:paragraph-properties fo:line-height="0.635cm" style:page-number="auto"/>
      <style:text-properties/>
    </style:style>
    <style:style style:family="paragraph" style:name="P874">
      <style:paragraph-properties fo:line-height="0.635cm" style:page-number="auto"/>
      <style:text-properties/>
    </style:style>
    <style:style style:family="paragraph" style:name="P875">
      <style:paragraph-properties fo:line-height="0.635cm" style:page-number="auto"/>
      <style:text-properties/>
    </style:style>
    <style:style style:family="paragraph" style:name="P876">
      <style:paragraph-properties fo:line-height="0.635cm" style:page-number="auto"/>
      <style:text-properties/>
    </style:style>
    <style:style style:family="paragraph" style:name="P877">
      <style:paragraph-properties fo:line-height="0.635cm" style:page-number="auto"/>
      <style:text-properties/>
    </style:style>
    <style:style style:family="paragraph" style:name="P878">
      <style:paragraph-properties fo:line-height="0.635cm" style:page-number="auto"/>
      <style:text-properties/>
    </style:style>
    <style:style style:family="paragraph" style:name="P879">
      <style:paragraph-properties fo:line-height="0.635cm" style:page-number="auto"/>
      <style:text-properties/>
    </style:style>
    <style:style style:family="paragraph" style:name="P880">
      <style:paragraph-properties fo:line-height="0.635cm" style:page-number="auto"/>
      <style:text-properties/>
    </style:style>
    <style:style style:family="paragraph" style:name="P881">
      <style:paragraph-properties fo:line-height="0.635cm" style:page-number="auto"/>
      <style:text-properties/>
    </style:style>
    <style:style style:family="paragraph" style:name="P882">
      <style:paragraph-properties fo:line-height="0.635cm" style:page-number="auto"/>
      <style:text-properties/>
    </style:style>
    <style:style style:family="paragraph" style:name="P883">
      <style:paragraph-properties fo:line-height="0.635cm" style:page-number="auto"/>
      <style:text-properties/>
    </style:style>
    <style:style style:family="paragraph" style:name="P884">
      <style:paragraph-properties fo:line-height="0.635cm" style:page-number="auto"/>
      <style:text-properties/>
    </style:style>
    <style:style style:family="paragraph" style:name="P885">
      <style:paragraph-properties fo:line-height="0.635cm" style:page-number="auto"/>
      <style:text-properties/>
    </style:style>
    <style:style style:family="paragraph" style:name="P886">
      <style:paragraph-properties fo:line-height="0.635cm" style:page-number="auto"/>
      <style:text-properties/>
    </style:style>
    <style:style style:family="paragraph" style:name="P887">
      <style:paragraph-properties fo:line-height="1.257cm" style:page-number="auto"/>
      <style:text-properties/>
    </style:style>
    <style:style style:family="paragraph" style:name="P888">
      <style:paragraph-properties style:page-number="auto"/>
      <style:text-properties fo:font-size="1pt" style:font-size-asian="1pt" style:font-size-complex="1pt"/>
    </style:style>
    <style:style style:family="paragraph" style:name="P889">
      <style:paragraph-properties fo:line-height="0.635cm" style:page-number="auto"/>
      <style:text-properties/>
    </style:style>
    <style:style style:family="paragraph" style:name="P890">
      <style:paragraph-properties fo:line-height="0.635cm" style:page-number="auto"/>
      <style:text-properties/>
    </style:style>
    <style:style style:family="paragraph" style:name="P891">
      <style:paragraph-properties fo:line-height="0.635cm" style:page-number="auto"/>
      <style:text-properties/>
    </style:style>
    <style:style style:family="paragraph" style:name="P892">
      <style:paragraph-properties fo:line-height="0.635cm" style:page-number="auto"/>
      <style:text-properties/>
    </style:style>
    <style:style style:family="paragraph" style:name="P893">
      <style:paragraph-properties fo:line-height="0.635cm" style:page-number="auto"/>
      <style:text-properties/>
    </style:style>
    <style:style style:family="paragraph" style:name="P894">
      <style:paragraph-properties fo:line-height="0.635cm" style:page-number="auto"/>
      <style:text-properties/>
    </style:style>
    <style:style style:family="paragraph" style:name="P895">
      <style:paragraph-properties fo:line-height="0.635cm" style:page-number="auto"/>
      <style:text-properties/>
    </style:style>
    <style:style style:family="paragraph" style:name="P896">
      <style:paragraph-properties fo:line-height="0.635cm" style:page-number="auto"/>
      <style:text-properties/>
    </style:style>
    <style:style style:family="paragraph" style:name="P897">
      <style:paragraph-properties fo:line-height="0.635cm" style:page-number="auto"/>
      <style:text-properties/>
    </style:style>
    <style:style style:family="paragraph" style:name="P898">
      <style:paragraph-properties fo:line-height="0.635cm" style:page-number="auto"/>
      <style:text-properties/>
    </style:style>
    <style:style style:family="paragraph" style:name="P899">
      <style:paragraph-properties fo:line-height="0.635cm" style:page-number="auto"/>
      <style:text-properties/>
    </style:style>
    <style:style style:family="paragraph" style:name="P900">
      <style:paragraph-properties fo:line-height="0.635cm" style:page-number="auto"/>
      <style:text-properties/>
    </style:style>
    <style:style style:family="paragraph" style:name="P901">
      <style:paragraph-properties fo:line-height="0.635cm" style:page-number="auto"/>
      <style:text-properties/>
    </style:style>
    <style:style style:family="paragraph" style:name="P902">
      <style:paragraph-properties fo:line-height="0.635cm" style:page-number="auto"/>
      <style:text-properties/>
    </style:style>
    <style:style style:family="paragraph" style:name="P903">
      <style:paragraph-properties fo:line-height="0.635cm" style:page-number="auto"/>
      <style:text-properties/>
    </style:style>
    <style:style style:family="paragraph" style:name="P904">
      <style:paragraph-properties fo:line-height="0.635cm" style:page-number="auto"/>
      <style:text-properties/>
    </style:style>
    <style:style style:family="paragraph" style:name="P905">
      <style:paragraph-properties fo:line-height="0.635cm" style:page-number="auto"/>
      <style:text-properties/>
    </style:style>
    <style:style style:family="paragraph" style:name="P906">
      <style:paragraph-properties fo:line-height="0.635cm" style:page-number="auto"/>
      <style:text-properties/>
    </style:style>
    <style:style style:family="paragraph" style:name="P907">
      <style:paragraph-properties fo:line-height="0.635cm" style:page-number="auto"/>
      <style:text-properties/>
    </style:style>
    <style:style style:family="paragraph" style:name="P908">
      <style:paragraph-properties fo:line-height="0.635cm" style:page-number="auto"/>
      <style:text-properties/>
    </style:style>
    <style:style style:family="paragraph" style:name="P909">
      <style:paragraph-properties fo:line-height="0.635cm" style:page-number="auto"/>
      <style:text-properties/>
    </style:style>
    <style:style style:family="paragraph" style:name="P910">
      <style:paragraph-properties fo:line-height="0.635cm" style:page-number="auto"/>
      <style:text-properties/>
    </style:style>
    <style:style style:family="paragraph" style:name="P911">
      <style:paragraph-properties fo:line-height="0.635cm" style:page-number="auto"/>
      <style:text-properties/>
    </style:style>
    <style:style style:family="paragraph" style:name="P912">
      <style:paragraph-properties fo:line-height="0.635cm" style:page-number="auto"/>
      <style:text-properties/>
    </style:style>
    <style:style style:family="paragraph" style:name="P913">
      <style:paragraph-properties fo:line-height="0.635cm" style:page-number="auto"/>
      <style:text-properties/>
    </style:style>
    <style:style style:family="paragraph" style:name="P914">
      <style:paragraph-properties fo:line-height="0.635cm" style:page-number="auto"/>
      <style:text-properties/>
    </style:style>
    <style:style style:family="paragraph" style:name="P915">
      <style:paragraph-properties fo:line-height="0.635cm" style:page-number="auto"/>
      <style:text-properties/>
    </style:style>
    <style:style style:family="paragraph" style:name="P916">
      <style:paragraph-properties fo:line-height="0.635cm" style:page-number="auto"/>
      <style:text-properties/>
    </style:style>
    <style:style style:family="paragraph" style:name="P917">
      <style:paragraph-properties fo:line-height="0.635cm" style:page-number="auto"/>
      <style:text-properties/>
    </style:style>
    <style:style style:family="paragraph" style:name="P918">
      <style:paragraph-properties fo:line-height="0.635cm" style:page-number="auto"/>
      <style:text-properties/>
    </style:style>
    <style:style style:family="paragraph" style:name="P919">
      <style:paragraph-properties fo:line-height="0.635cm" style:page-number="auto"/>
      <style:text-properties/>
    </style:style>
    <style:style style:family="paragraph" style:name="P920">
      <style:paragraph-properties fo:line-height="0.635cm" style:page-number="auto"/>
      <style:text-properties/>
    </style:style>
    <style:style style:family="paragraph" style:name="P921">
      <style:paragraph-properties fo:line-height="0.635cm" style:page-number="auto"/>
      <style:text-properties/>
    </style:style>
    <style:style style:family="paragraph" style:name="P922">
      <style:paragraph-properties fo:line-height="0.635cm" style:page-number="auto"/>
      <style:text-properties/>
    </style:style>
    <style:style style:family="paragraph" style:name="P923">
      <style:paragraph-properties fo:line-height="0.635cm" style:page-number="auto"/>
      <style:text-properties/>
    </style:style>
    <style:style style:family="paragraph" style:name="P924">
      <style:paragraph-properties fo:line-height="0.635cm" style:page-number="auto"/>
      <style:text-properties/>
    </style:style>
    <style:style style:family="paragraph" style:name="P925">
      <style:paragraph-properties fo:line-height="0.635cm" style:page-number="auto"/>
      <style:text-properties/>
    </style:style>
    <style:style style:family="paragraph" style:name="P926">
      <style:paragraph-properties fo:line-height="1.188cm" style:page-number="auto"/>
      <style:text-properties/>
    </style:style>
    <style:style style:family="paragraph" style:name="P927">
      <style:paragraph-properties style:page-number="auto"/>
      <style:text-properties fo:font-size="1pt" style:font-size-asian="1pt" style:font-size-complex="1pt"/>
    </style:style>
    <style:style style:family="paragraph" style:name="P928">
      <style:paragraph-properties fo:line-height="0.635cm" style:page-number="auto"/>
      <style:text-properties/>
    </style:style>
    <style:style style:family="paragraph" style:name="P931">
      <style:paragraph-properties fo:line-height="0.635cm" style:page-number="auto"/>
      <style:text-properties/>
    </style:style>
    <style:style style:family="paragraph" style:name="P932">
      <style:paragraph-properties fo:line-height="0.635cm" style:page-number="auto"/>
      <style:text-properties/>
    </style:style>
    <style:style style:family="paragraph" style:name="P933">
      <style:paragraph-properties fo:line-height="0.635cm" style:page-number="auto"/>
      <style:text-properties/>
    </style:style>
    <style:style style:family="paragraph" style:name="P934">
      <style:paragraph-properties fo:line-height="0.635cm" style:page-number="auto"/>
      <style:text-properties/>
    </style:style>
    <style:style style:family="paragraph" style:name="P935">
      <style:paragraph-properties fo:line-height="0.635cm" style:page-number="auto"/>
      <style:text-properties/>
    </style:style>
    <style:style style:family="paragraph" style:name="P936">
      <style:paragraph-properties fo:line-height="0.635cm" style:page-number="auto"/>
      <style:text-properties/>
    </style:style>
    <style:style style:family="paragraph" style:name="P937">
      <style:paragraph-properties fo:line-height="0.635cm" style:page-number="auto"/>
      <style:text-properties/>
    </style:style>
    <style:style style:family="paragraph" style:name="P938">
      <style:paragraph-properties fo:line-height="0.635cm" style:page-number="auto"/>
      <style:text-properties/>
    </style:style>
    <style:style style:family="paragraph" style:name="P939">
      <style:paragraph-properties fo:line-height="0.635cm" style:page-number="auto"/>
      <style:text-properties/>
    </style:style>
    <style:style style:family="paragraph" style:name="P940">
      <style:paragraph-properties fo:line-height="0.635cm" style:page-number="auto"/>
      <style:text-properties/>
    </style:style>
    <style:style style:family="paragraph" style:name="P941">
      <style:paragraph-properties fo:line-height="0.635cm" style:page-number="auto"/>
      <style:text-properties/>
    </style:style>
    <style:style style:family="paragraph" style:name="P942">
      <style:paragraph-properties fo:line-height="0.635cm" style:page-number="auto"/>
      <style:text-properties/>
    </style:style>
    <style:style style:family="paragraph" style:name="P943">
      <style:paragraph-properties fo:line-height="0.635cm" style:page-number="auto"/>
      <style:text-properties/>
    </style:style>
    <style:style style:family="paragraph" style:name="P944">
      <style:paragraph-properties fo:line-height="0.635cm" style:page-number="auto"/>
      <style:text-properties/>
    </style:style>
    <style:style style:family="paragraph" style:name="P945">
      <style:paragraph-properties fo:line-height="0.635cm" style:page-number="auto"/>
      <style:text-properties/>
    </style:style>
    <style:style style:family="paragraph" style:name="P946">
      <style:paragraph-properties fo:line-height="0.635cm" style:page-number="auto"/>
      <style:text-properties/>
    </style:style>
    <style:style style:family="paragraph" style:name="P947">
      <style:paragraph-properties fo:line-height="0.635cm" style:page-number="auto"/>
      <style:text-properties/>
    </style:style>
    <style:style style:family="paragraph" style:name="P948">
      <style:paragraph-properties fo:line-height="0.635cm" style:page-number="auto"/>
      <style:text-properties/>
    </style:style>
    <style:style style:family="paragraph" style:name="P949">
      <style:paragraph-properties fo:line-height="0.635cm" style:page-number="auto"/>
      <style:text-properties/>
    </style:style>
    <style:style style:family="paragraph" style:name="P950">
      <style:paragraph-properties fo:line-height="0.635cm" style:page-number="auto"/>
      <style:text-properties/>
    </style:style>
    <style:style style:family="paragraph" style:name="P951">
      <style:paragraph-properties fo:line-height="0.635cm" style:page-number="auto"/>
      <style:text-properties/>
    </style:style>
    <style:style style:family="paragraph" style:name="P952">
      <style:paragraph-properties fo:line-height="0.635cm" style:page-number="auto"/>
      <style:text-properties/>
    </style:style>
    <style:style style:family="paragraph" style:name="P953">
      <style:paragraph-properties fo:line-height="0.635cm" style:page-number="auto"/>
      <style:text-properties/>
    </style:style>
    <style:style style:family="paragraph" style:name="P954">
      <style:paragraph-properties fo:line-height="0.635cm" style:page-number="auto"/>
      <style:text-properties/>
    </style:style>
    <style:style style:family="paragraph" style:name="P955">
      <style:paragraph-properties fo:line-height="0.635cm" style:page-number="auto"/>
      <style:text-properties/>
    </style:style>
    <style:style style:family="paragraph" style:name="P956">
      <style:paragraph-properties fo:line-height="0.635cm" style:page-number="auto"/>
      <style:text-properties/>
    </style:style>
    <style:style style:family="paragraph" style:name="P957">
      <style:paragraph-properties fo:line-height="0.635cm" style:page-number="auto"/>
      <style:text-properties/>
    </style:style>
    <style:style style:family="paragraph" style:name="P958">
      <style:paragraph-properties fo:line-height="0.635cm" style:page-number="auto"/>
      <style:text-properties/>
    </style:style>
    <style:style style:family="paragraph" style:name="P959">
      <style:paragraph-properties fo:line-height="0.635cm" style:page-number="auto"/>
      <style:text-properties/>
    </style:style>
    <style:style style:family="paragraph" style:name="P960">
      <style:paragraph-properties fo:line-height="0.635cm" style:page-number="auto"/>
      <style:text-properties/>
    </style:style>
    <style:style style:family="paragraph" style:name="P961">
      <style:paragraph-properties fo:line-height="0.635cm" style:page-number="auto"/>
      <style:text-properties/>
    </style:style>
    <style:style style:family="paragraph" style:name="P962">
      <style:paragraph-properties fo:line-height="0.635cm" style:page-number="auto"/>
      <style:text-properties/>
    </style:style>
    <style:style style:family="paragraph" style:name="P963">
      <style:paragraph-properties fo:line-height="0.635cm" style:page-number="auto"/>
      <style:text-properties/>
    </style:style>
    <style:style style:family="paragraph" style:name="P964">
      <style:paragraph-properties fo:line-height="0.635cm" style:page-number="auto"/>
      <style:text-properties/>
    </style:style>
    <style:style style:family="paragraph" style:name="P965">
      <style:paragraph-properties fo:line-height="0.635cm" style:page-number="auto"/>
      <style:text-properties/>
    </style:style>
    <style:style style:family="paragraph" style:name="P966">
      <style:paragraph-properties fo:line-height="0.635cm" style:page-number="auto"/>
      <style:text-properties/>
    </style:style>
    <style:style style:family="paragraph" style:name="P967">
      <style:paragraph-properties fo:line-height="0.749cm" style:page-number="auto"/>
      <style:text-properties/>
    </style:style>
    <style:style style:family="paragraph" style:name="P968">
      <style:paragraph-properties style:page-number="auto"/>
      <style:text-properties fo:font-size="1pt" style:font-size-asian="1pt" style:font-size-complex="1pt"/>
    </style:style>
    <style:style style:family="paragraph" style:name="P969">
      <style:paragraph-properties fo:line-height="0.635cm" style:page-number="auto"/>
      <style:text-properties/>
    </style:style>
    <style:style style:family="paragraph" style:name="P970">
      <style:paragraph-properties fo:line-height="0.635cm" style:page-number="auto"/>
      <style:text-properties/>
    </style:style>
    <style:style style:family="paragraph" style:name="P971">
      <style:paragraph-properties fo:line-height="0.635cm" style:page-number="auto"/>
      <style:text-properties/>
    </style:style>
    <style:style style:family="paragraph" style:name="P972">
      <style:paragraph-properties fo:line-height="0.635cm" style:page-number="auto"/>
      <style:text-properties/>
    </style:style>
    <style:style style:family="paragraph" style:name="P973">
      <style:paragraph-properties fo:line-height="0.635cm" style:page-number="auto"/>
      <style:text-properties/>
    </style:style>
    <style:style style:family="paragraph" style:name="P974">
      <style:paragraph-properties fo:line-height="0.635cm" style:page-number="auto"/>
      <style:text-properties/>
    </style:style>
    <style:style style:family="paragraph" style:name="P975">
      <style:paragraph-properties fo:line-height="0.635cm" style:page-number="auto"/>
      <style:text-properties/>
    </style:style>
    <style:style style:family="paragraph" style:name="P976">
      <style:paragraph-properties fo:line-height="0.635cm" style:page-number="auto"/>
      <style:text-properties/>
    </style:style>
    <style:style style:family="paragraph" style:name="P977">
      <style:paragraph-properties fo:line-height="0.635cm" style:page-number="auto"/>
      <style:text-properties/>
    </style:style>
    <style:style style:family="paragraph" style:name="P978">
      <style:paragraph-properties fo:line-height="0.635cm" style:page-number="auto"/>
      <style:text-properties/>
    </style:style>
    <style:style style:family="paragraph" style:name="P979">
      <style:paragraph-properties fo:line-height="0.635cm" style:page-number="auto"/>
      <style:text-properties/>
    </style:style>
    <style:style style:family="paragraph" style:name="P980">
      <style:paragraph-properties fo:line-height="0.635cm" style:page-number="auto"/>
      <style:text-properties/>
    </style:style>
    <style:style style:family="paragraph" style:name="P981">
      <style:paragraph-properties fo:line-height="0.635cm" style:page-number="auto"/>
      <style:text-properties/>
    </style:style>
    <style:style style:family="paragraph" style:name="P982">
      <style:paragraph-properties fo:line-height="0.635cm" style:page-number="auto"/>
      <style:text-properties/>
    </style:style>
    <style:style style:family="paragraph" style:name="P983">
      <style:paragraph-properties fo:line-height="0.635cm" style:page-number="auto"/>
      <style:text-properties/>
    </style:style>
    <style:style style:family="paragraph" style:name="P984">
      <style:paragraph-properties fo:line-height="0.635cm" style:page-number="auto"/>
      <style:text-properties/>
    </style:style>
    <style:style style:family="paragraph" style:name="P985">
      <style:paragraph-properties fo:line-height="0.635cm" style:page-number="auto"/>
      <style:text-properties/>
    </style:style>
    <style:style style:family="paragraph" style:name="P986">
      <style:paragraph-properties fo:line-height="0.635cm" style:page-number="auto"/>
      <style:text-properties/>
    </style:style>
    <style:style style:family="paragraph" style:name="P987">
      <style:paragraph-properties fo:line-height="0.635cm" style:page-number="auto"/>
      <style:text-properties/>
    </style:style>
    <style:style style:family="paragraph" style:name="P988">
      <style:paragraph-properties fo:line-height="0.635cm" style:page-number="auto"/>
      <style:text-properties/>
    </style:style>
    <style:style style:family="paragraph" style:name="P989">
      <style:paragraph-properties fo:line-height="0.635cm" style:page-number="auto"/>
      <style:text-properties/>
    </style:style>
    <style:style style:family="paragraph" style:name="P990">
      <style:paragraph-properties fo:line-height="0.635cm" style:page-number="auto"/>
      <style:text-properties/>
    </style:style>
    <style:style style:family="paragraph" style:name="P991">
      <style:paragraph-properties fo:line-height="0.635cm" style:page-number="auto"/>
      <style:text-properties/>
    </style:style>
    <style:style style:family="paragraph" style:name="P992">
      <style:paragraph-properties fo:line-height="0.635cm" style:page-number="auto"/>
      <style:text-properties/>
    </style:style>
    <style:style style:family="paragraph" style:name="P993">
      <style:paragraph-properties fo:line-height="0.635cm" style:page-number="auto"/>
      <style:text-properties/>
    </style:style>
    <style:style style:family="paragraph" style:name="P994">
      <style:paragraph-properties fo:line-height="0.635cm" style:page-number="auto"/>
      <style:text-properties/>
    </style:style>
    <style:style style:family="paragraph" style:name="P995">
      <style:paragraph-properties fo:line-height="0.635cm" style:page-number="auto"/>
      <style:text-properties/>
    </style:style>
    <style:style style:family="paragraph" style:name="P996">
      <style:paragraph-properties fo:line-height="0.635cm" style:page-number="auto"/>
      <style:text-properties/>
    </style:style>
    <style:style style:family="paragraph" style:name="P997">
      <style:paragraph-properties fo:line-height="0.635cm" style:page-number="auto"/>
      <style:text-properties/>
    </style:style>
    <style:style style:family="paragraph" style:name="P998">
      <style:paragraph-properties fo:line-height="0.635cm" style:page-number="auto"/>
      <style:text-properties/>
    </style:style>
    <style:style style:family="paragraph" style:name="P999">
      <style:paragraph-properties fo:line-height="0.635cm" style:page-number="auto"/>
      <style:text-properties/>
    </style:style>
    <style:style style:family="paragraph" style:name="P1000">
      <style:paragraph-properties fo:line-height="0.635cm" style:page-number="auto"/>
      <style:text-properties/>
    </style:style>
    <style:style style:family="paragraph" style:name="P1001">
      <style:paragraph-properties fo:line-height="0.635cm" style:page-number="auto"/>
      <style:text-properties/>
    </style:style>
    <style:style style:family="paragraph" style:name="P1002">
      <style:paragraph-properties fo:line-height="0.635cm" style:page-number="auto"/>
      <style:text-properties/>
    </style:style>
    <style:style style:family="paragraph" style:name="P1003">
      <style:paragraph-properties fo:line-height="0.635cm" style:page-number="auto"/>
      <style:text-properties/>
    </style:style>
    <style:style style:family="paragraph" style:name="P1004">
      <style:paragraph-properties fo:line-height="0.635cm" style:page-number="auto"/>
      <style:text-properties/>
    </style:style>
    <style:style style:family="paragraph" style:name="P1005">
      <style:paragraph-properties fo:line-height="0.635cm" style:page-number="auto"/>
      <style:text-properties/>
    </style:style>
    <style:style style:family="paragraph" style:name="P1006">
      <style:paragraph-properties fo:line-height="0.635cm" style:page-number="auto"/>
      <style:text-properties/>
    </style:style>
    <style:style style:family="paragraph" style:name="P1007">
      <style:paragraph-properties fo:line-height="0.635cm" style:page-number="auto"/>
      <style:text-properties/>
    </style:style>
    <style:style style:family="paragraph" style:name="P1008">
      <style:paragraph-properties fo:line-height="0.635cm" style:page-number="auto"/>
      <style:text-properties/>
    </style:style>
    <style:style style:family="paragraph" style:name="P1009">
      <style:paragraph-properties fo:line-height="0.635cm" style:page-number="auto"/>
      <style:text-properties/>
    </style:style>
    <style:style style:family="paragraph" style:name="P1010">
      <style:paragraph-properties fo:line-height="0.672cm" style:page-number="auto"/>
      <style:text-properties/>
    </style:style>
    <style:style style:family="paragraph" style:name="P1011">
      <style:paragraph-properties style:page-number="auto"/>
      <style:text-properties fo:font-size="1pt" style:font-size-asian="1pt" style:font-size-complex="1pt"/>
    </style:style>
    <style:style style:family="paragraph" style:name="P1012">
      <style:paragraph-properties style:page-number="auto"/>
      <style:text-properties fo:font-size="1pt" style:font-size-asian="1pt" style:font-size-complex="1pt"/>
    </style:style>
    <style:style style:family="paragraph" style:name="P1013">
      <style:paragraph-properties fo:line-height="0.635cm" style:page-number="auto"/>
      <style:text-properties/>
    </style:style>
    <style:style style:family="paragraph" style:name="P1016">
      <style:paragraph-properties fo:line-height="0.635cm" style:page-number="auto"/>
      <style:text-properties/>
    </style:style>
    <style:style style:family="paragraph" style:name="P1017">
      <style:paragraph-properties fo:line-height="0.635cm" style:page-number="auto"/>
      <style:text-properties/>
    </style:style>
    <style:style style:family="paragraph" style:name="P1018">
      <style:paragraph-properties fo:line-height="0.635cm" style:page-number="auto"/>
      <style:text-properties/>
    </style:style>
    <style:style style:family="paragraph" style:name="P1019">
      <style:paragraph-properties fo:line-height="0.635cm" style:page-number="auto"/>
      <style:text-properties/>
    </style:style>
    <style:style style:family="paragraph" style:name="P1020">
      <style:paragraph-properties fo:line-height="0.635cm" style:page-number="auto"/>
      <style:text-properties/>
    </style:style>
    <style:style style:family="paragraph" style:name="P1021">
      <style:paragraph-properties fo:line-height="0.635cm" style:page-number="auto"/>
      <style:text-properties/>
    </style:style>
    <style:style style:family="paragraph" style:name="P1022">
      <style:paragraph-properties fo:line-height="0.635cm" style:page-number="auto"/>
      <style:text-properties/>
    </style:style>
    <style:style style:family="paragraph" style:name="P1023">
      <style:paragraph-properties fo:line-height="0.635cm" style:page-number="auto"/>
      <style:text-properties/>
    </style:style>
    <style:style style:family="paragraph" style:name="P1024">
      <style:paragraph-properties fo:line-height="0.635cm" style:page-number="auto"/>
      <style:text-properties/>
    </style:style>
    <style:style style:family="paragraph" style:name="P1025">
      <style:paragraph-properties fo:line-height="0.635cm" style:page-number="auto"/>
      <style:text-properties/>
    </style:style>
    <style:style style:family="paragraph" style:name="P1026">
      <style:paragraph-properties fo:line-height="0.635cm" style:page-number="auto"/>
      <style:text-properties/>
    </style:style>
    <style:style style:family="paragraph" style:name="P1027">
      <style:paragraph-properties fo:line-height="0.635cm" style:page-number="auto"/>
      <style:text-properties/>
    </style:style>
    <style:style style:family="paragraph" style:name="P1028">
      <style:paragraph-properties fo:line-height="0.635cm" style:page-number="auto"/>
      <style:text-properties/>
    </style:style>
    <style:style style:family="paragraph" style:name="P1029">
      <style:paragraph-properties fo:line-height="0.635cm" style:page-number="auto"/>
      <style:text-properties/>
    </style:style>
    <style:style style:family="paragraph" style:name="P1030">
      <style:paragraph-properties fo:line-height="0.635cm" style:page-number="auto"/>
      <style:text-properties/>
    </style:style>
    <style:style style:family="paragraph" style:name="P1031">
      <style:paragraph-properties fo:line-height="0.635cm" style:page-number="auto"/>
      <style:text-properties/>
    </style:style>
    <style:style style:family="paragraph" style:name="P1032">
      <style:paragraph-properties fo:line-height="0.635cm" style:page-number="auto"/>
      <style:text-properties/>
    </style:style>
    <style:style style:family="paragraph" style:name="P1033">
      <style:paragraph-properties fo:line-height="0.635cm" style:page-number="auto"/>
      <style:text-properties/>
    </style:style>
    <style:style style:family="paragraph" style:name="P1034">
      <style:paragraph-properties fo:line-height="0.635cm" style:page-number="auto"/>
      <style:text-properties/>
    </style:style>
    <style:style style:family="paragraph" style:name="P1035">
      <style:paragraph-properties fo:line-height="0.635cm" style:page-number="auto"/>
      <style:text-properties/>
    </style:style>
    <style:style style:family="paragraph" style:name="P1036">
      <style:paragraph-properties fo:line-height="0.635cm" style:page-number="auto"/>
      <style:text-properties/>
    </style:style>
    <style:style style:family="paragraph" style:name="P1037">
      <style:paragraph-properties fo:line-height="0.635cm" style:page-number="auto"/>
      <style:text-properties/>
    </style:style>
    <style:style style:family="paragraph" style:name="P1038">
      <style:paragraph-properties fo:line-height="0.635cm" style:page-number="auto"/>
      <style:text-properties/>
    </style:style>
    <style:style style:family="paragraph" style:name="P1039">
      <style:paragraph-properties fo:line-height="0.635cm" style:page-number="auto"/>
      <style:text-properties/>
    </style:style>
    <style:style style:family="paragraph" style:name="P1040">
      <style:paragraph-properties fo:line-height="0.635cm" style:page-number="auto"/>
      <style:text-properties/>
    </style:style>
    <style:style style:family="paragraph" style:name="P1041">
      <style:paragraph-properties fo:line-height="0.635cm" style:page-number="auto"/>
      <style:text-properties/>
    </style:style>
    <style:style style:family="paragraph" style:name="P1042">
      <style:paragraph-properties fo:line-height="0.635cm" style:page-number="auto"/>
      <style:text-properties/>
    </style:style>
    <style:style style:family="paragraph" style:name="P1043">
      <style:paragraph-properties fo:line-height="0.635cm" style:page-number="auto"/>
      <style:text-properties/>
    </style:style>
    <style:style style:family="paragraph" style:name="P1044">
      <style:paragraph-properties fo:line-height="0.635cm" style:page-number="auto"/>
      <style:text-properties/>
    </style:style>
    <style:style style:family="paragraph" style:name="P1045">
      <style:paragraph-properties fo:line-height="0.635cm" style:page-number="auto"/>
      <style:text-properties/>
    </style:style>
    <style:style style:family="paragraph" style:name="P1046">
      <style:paragraph-properties fo:line-height="0.635cm" style:page-number="auto"/>
      <style:text-properties/>
    </style:style>
    <style:style style:family="paragraph" style:name="P1047">
      <style:paragraph-properties fo:line-height="0.635cm" style:page-number="auto"/>
      <style:text-properties/>
    </style:style>
    <style:style style:family="paragraph" style:name="P1048">
      <style:paragraph-properties fo:line-height="1.088cm" style:page-number="auto"/>
      <style:text-properties/>
    </style:style>
    <style:style style:family="paragraph" style:name="P1049">
      <style:paragraph-properties style:page-number="auto"/>
      <style:text-properties fo:font-size="1pt" style:font-size-asian="1pt" style:font-size-complex="1pt"/>
    </style:style>
    <style:style style:family="paragraph" style:name="P1050">
      <style:paragraph-properties fo:line-height="0.635cm" style:page-number="auto"/>
      <style:text-properties/>
    </style:style>
    <style:style style:family="paragraph" style:name="P1051">
      <style:paragraph-properties fo:line-height="0.635cm" style:page-number="auto"/>
      <style:text-properties/>
    </style:style>
    <style:style style:family="paragraph" style:name="P1052">
      <style:paragraph-properties fo:line-height="0.635cm" style:page-number="auto"/>
      <style:text-properties/>
    </style:style>
    <style:style style:family="paragraph" style:name="P1053">
      <style:paragraph-properties fo:line-height="0.635cm" style:page-number="auto"/>
      <style:text-properties/>
    </style:style>
    <style:style style:family="paragraph" style:name="P1054">
      <style:paragraph-properties fo:line-height="0.635cm" style:page-number="auto"/>
      <style:text-properties/>
    </style:style>
    <style:style style:family="paragraph" style:name="P1055">
      <style:paragraph-properties fo:line-height="0.635cm" style:page-number="auto"/>
      <style:text-properties/>
    </style:style>
    <style:style style:family="paragraph" style:name="P1056">
      <style:paragraph-properties fo:line-height="0.635cm" style:page-number="auto"/>
      <style:text-properties/>
    </style:style>
    <style:style style:family="paragraph" style:name="P1057">
      <style:paragraph-properties fo:line-height="0.635cm" style:page-number="auto"/>
      <style:text-properties/>
    </style:style>
    <style:style style:family="paragraph" style:name="P1058">
      <style:paragraph-properties fo:line-height="0.635cm" style:page-number="auto"/>
      <style:text-properties/>
    </style:style>
    <style:style style:family="paragraph" style:name="P1059">
      <style:paragraph-properties fo:line-height="0.635cm" style:page-number="auto"/>
      <style:text-properties/>
    </style:style>
    <style:style style:family="paragraph" style:name="P1060">
      <style:paragraph-properties fo:line-height="0.635cm" style:page-number="auto"/>
      <style:text-properties/>
    </style:style>
    <style:style style:family="paragraph" style:name="P1061">
      <style:paragraph-properties fo:line-height="0.635cm" style:page-number="auto"/>
      <style:text-properties/>
    </style:style>
    <style:style style:family="paragraph" style:name="P1062">
      <style:paragraph-properties fo:line-height="0.635cm" style:page-number="auto"/>
      <style:text-properties/>
    </style:style>
    <style:style style:family="paragraph" style:name="P1063">
      <style:paragraph-properties fo:line-height="0.635cm" style:page-number="auto"/>
      <style:text-properties/>
    </style:style>
    <style:style style:family="paragraph" style:name="P1064">
      <style:paragraph-properties fo:line-height="0.635cm" style:page-number="auto"/>
      <style:text-properties/>
    </style:style>
    <style:style style:family="paragraph" style:name="P1065">
      <style:paragraph-properties fo:line-height="0.635cm" style:page-number="auto"/>
      <style:text-properties/>
    </style:style>
    <style:style style:family="paragraph" style:name="P1066">
      <style:paragraph-properties fo:line-height="0.635cm" style:page-number="auto"/>
      <style:text-properties/>
    </style:style>
    <style:style style:family="paragraph" style:name="P1067">
      <style:paragraph-properties fo:line-height="0.635cm" style:page-number="auto"/>
      <style:text-properties/>
    </style:style>
    <style:style style:family="paragraph" style:name="P1068">
      <style:paragraph-properties fo:line-height="0.635cm" style:page-number="auto"/>
      <style:text-properties/>
    </style:style>
    <style:style style:family="paragraph" style:name="P1069">
      <style:paragraph-properties fo:line-height="0.635cm" style:page-number="auto"/>
      <style:text-properties/>
    </style:style>
    <style:style style:family="paragraph" style:name="P1070">
      <style:paragraph-properties fo:line-height="0.635cm" style:page-number="auto"/>
      <style:text-properties/>
    </style:style>
    <style:style style:family="paragraph" style:name="P1071">
      <style:paragraph-properties fo:line-height="0.635cm" style:page-number="auto"/>
      <style:text-properties/>
    </style:style>
    <style:style style:family="paragraph" style:name="P1072">
      <style:paragraph-properties fo:line-height="0.635cm" style:page-number="auto"/>
      <style:text-properties/>
    </style:style>
    <style:style style:family="paragraph" style:name="P1073">
      <style:paragraph-properties fo:line-height="0.635cm" style:page-number="auto"/>
      <style:text-properties/>
    </style:style>
    <style:style style:family="paragraph" style:name="P1074">
      <style:paragraph-properties fo:line-height="0.635cm" style:page-number="auto"/>
      <style:text-properties/>
    </style:style>
    <style:style style:family="paragraph" style:name="P1075">
      <style:paragraph-properties fo:line-height="0.635cm" style:page-number="auto"/>
      <style:text-properties/>
    </style:style>
    <style:style style:family="paragraph" style:name="P1076">
      <style:paragraph-properties fo:line-height="0.635cm" style:page-number="auto"/>
      <style:text-properties/>
    </style:style>
    <style:style style:family="paragraph" style:name="P1077">
      <style:paragraph-properties fo:line-height="0.635cm" style:page-number="auto"/>
      <style:text-properties/>
    </style:style>
    <style:style style:family="paragraph" style:name="P1078">
      <style:paragraph-properties fo:line-height="0.635cm" style:page-number="auto"/>
      <style:text-properties/>
    </style:style>
    <style:style style:family="paragraph" style:name="P1079">
      <style:paragraph-properties fo:line-height="0.635cm" style:page-number="auto"/>
      <style:text-properties/>
    </style:style>
    <style:style style:family="paragraph" style:name="P1080">
      <style:paragraph-properties fo:line-height="0.635cm" style:page-number="auto"/>
      <style:text-properties/>
    </style:style>
    <style:style style:family="paragraph" style:name="P1081">
      <style:paragraph-properties fo:line-height="0.635cm" style:page-number="auto"/>
      <style:text-properties/>
    </style:style>
    <style:style style:family="paragraph" style:name="P1082">
      <style:paragraph-properties fo:line-height="0.635cm" style:page-number="auto"/>
      <style:text-properties/>
    </style:style>
    <style:style style:family="paragraph" style:name="P1083">
      <style:paragraph-properties fo:line-height="0.635cm" style:page-number="auto"/>
      <style:text-properties/>
    </style:style>
    <style:style style:family="paragraph" style:name="P1084">
      <style:paragraph-properties fo:line-height="0.635cm" style:page-number="auto"/>
      <style:text-properties/>
    </style:style>
    <style:style style:family="paragraph" style:name="P1085">
      <style:paragraph-properties fo:line-height="0.635cm" style:page-number="auto"/>
      <style:text-properties/>
    </style:style>
    <style:style style:family="paragraph" style:name="P1086">
      <style:paragraph-properties fo:line-height="0.635cm" style:page-number="auto"/>
      <style:text-properties/>
    </style:style>
    <style:style style:family="paragraph" style:name="P1087">
      <style:paragraph-properties fo:line-height="1.230cm" style:page-number="auto"/>
      <style:text-properties/>
    </style:style>
    <style:style style:family="paragraph" style:name="P1088">
      <style:paragraph-properties style:page-number="auto"/>
      <style:text-properties fo:font-size="1pt" style:font-size-asian="1pt" style:font-size-complex="1pt"/>
    </style:style>
    <style:style style:family="paragraph" style:name="P1089">
      <style:paragraph-properties fo:line-height="0.635cm" style:page-number="auto"/>
      <style:text-properties/>
    </style:style>
    <style:style style:family="paragraph" style:name="P1090">
      <style:paragraph-properties fo:line-height="0.635cm" style:page-number="auto"/>
      <style:text-properties/>
    </style:style>
    <style:style style:family="paragraph" style:name="P1091">
      <style:paragraph-properties fo:line-height="0.635cm" style:page-number="auto"/>
      <style:text-properties/>
    </style:style>
    <style:style style:family="paragraph" style:name="P1092">
      <style:paragraph-properties fo:line-height="0.635cm" style:page-number="auto"/>
      <style:text-properties/>
    </style:style>
    <style:style style:family="paragraph" style:name="P1093">
      <style:paragraph-properties fo:line-height="0.635cm" style:page-number="auto"/>
      <style:text-properties/>
    </style:style>
    <style:style style:family="paragraph" style:name="P1094">
      <style:paragraph-properties fo:line-height="0.635cm" style:page-number="auto"/>
      <style:text-properties/>
    </style:style>
    <style:style style:family="paragraph" style:name="P1095">
      <style:paragraph-properties fo:line-height="0.635cm" style:page-number="auto"/>
      <style:text-properties/>
    </style:style>
    <style:style style:family="paragraph" style:name="P1096">
      <style:paragraph-properties fo:line-height="0.635cm" style:page-number="auto"/>
      <style:text-properties/>
    </style:style>
    <style:style style:family="paragraph" style:name="P1097">
      <style:paragraph-properties fo:line-height="0.635cm" style:page-number="auto"/>
      <style:text-properties/>
    </style:style>
    <style:style style:family="paragraph" style:name="P1098">
      <style:paragraph-properties fo:line-height="0.635cm" style:page-number="auto"/>
      <style:text-properties/>
    </style:style>
    <style:style style:family="paragraph" style:name="P1099">
      <style:paragraph-properties fo:line-height="0.635cm" style:page-number="auto"/>
      <style:text-properties/>
    </style:style>
    <style:style style:family="paragraph" style:name="P1100">
      <style:paragraph-properties fo:line-height="0.635cm" style:page-number="auto"/>
      <style:text-properties/>
    </style:style>
    <style:style style:family="paragraph" style:name="P1101">
      <style:paragraph-properties fo:line-height="0.635cm" style:page-number="auto"/>
      <style:text-properties/>
    </style:style>
    <style:style style:family="paragraph" style:name="P1102">
      <style:paragraph-properties fo:line-height="0.635cm" style:page-number="auto"/>
      <style:text-properties/>
    </style:style>
    <style:style style:family="paragraph" style:name="P1103">
      <style:paragraph-properties fo:line-height="0.635cm" style:page-number="auto"/>
      <style:text-properties/>
    </style:style>
    <style:style style:family="paragraph" style:name="P1104">
      <style:paragraph-properties fo:line-height="0.635cm" style:page-number="auto"/>
      <style:text-properties/>
    </style:style>
    <style:style style:family="paragraph" style:name="P1105">
      <style:paragraph-properties fo:line-height="0.635cm" style:page-number="auto"/>
      <style:text-properties/>
    </style:style>
    <style:style style:family="paragraph" style:name="P1106">
      <style:paragraph-properties fo:line-height="0.635cm" style:page-number="auto"/>
      <style:text-properties/>
    </style:style>
    <style:style style:family="paragraph" style:name="P1107">
      <style:paragraph-properties fo:line-height="0.635cm" style:page-number="auto"/>
      <style:text-properties/>
    </style:style>
    <style:style style:family="paragraph" style:name="P1108">
      <style:paragraph-properties fo:line-height="0.635cm" style:page-number="auto"/>
      <style:text-properties/>
    </style:style>
    <style:style style:family="paragraph" style:name="P1109">
      <style:paragraph-properties fo:line-height="0.635cm" style:page-number="auto"/>
      <style:text-properties/>
    </style:style>
    <style:style style:family="paragraph" style:name="P1110">
      <style:paragraph-properties fo:line-height="0.635cm" style:page-number="auto"/>
      <style:text-properties/>
    </style:style>
    <style:style style:family="paragraph" style:name="P1111">
      <style:paragraph-properties fo:line-height="0.635cm" style:page-number="auto"/>
      <style:text-properties/>
    </style:style>
    <style:style style:family="paragraph" style:name="P1112">
      <style:paragraph-properties fo:line-height="0.635cm" style:page-number="auto"/>
      <style:text-properties/>
    </style:style>
    <style:style style:family="paragraph" style:name="P1113">
      <style:paragraph-properties fo:line-height="0.635cm" style:page-number="auto"/>
      <style:text-properties/>
    </style:style>
    <style:style style:family="paragraph" style:name="P1114">
      <style:paragraph-properties fo:line-height="0.635cm" style:page-number="auto"/>
      <style:text-properties/>
    </style:style>
    <style:style style:family="paragraph" style:name="P1115">
      <style:paragraph-properties fo:line-height="0.635cm" style:page-number="auto"/>
      <style:text-properties/>
    </style:style>
    <style:style style:family="paragraph" style:name="P1116">
      <style:paragraph-properties fo:line-height="0.635cm" style:page-number="auto"/>
      <style:text-properties/>
    </style:style>
    <style:style style:family="paragraph" style:name="P1117">
      <style:paragraph-properties fo:line-height="0.635cm" style:page-number="auto"/>
      <style:text-properties/>
    </style:style>
    <style:style style:family="paragraph" style:name="P1118">
      <style:paragraph-properties fo:line-height="0.635cm" style:page-number="auto"/>
      <style:text-properties/>
    </style:style>
    <style:style style:family="paragraph" style:name="P1119">
      <style:paragraph-properties fo:line-height="0.635cm" style:page-number="auto"/>
      <style:text-properties/>
    </style:style>
    <style:style style:family="paragraph" style:name="P1120">
      <style:paragraph-properties fo:line-height="0.635cm" style:page-number="auto"/>
      <style:text-properties/>
    </style:style>
    <style:style style:family="paragraph" style:name="P1121">
      <style:paragraph-properties fo:line-height="0.635cm" style:page-number="auto"/>
      <style:text-properties/>
    </style:style>
    <style:style style:family="paragraph" style:name="P1122">
      <style:paragraph-properties fo:line-height="0.635cm" style:page-number="auto"/>
      <style:text-properties/>
    </style:style>
    <style:style style:family="paragraph" style:name="P1123">
      <style:paragraph-properties fo:line-height="0.635cm" style:page-number="auto"/>
      <style:text-properties/>
    </style:style>
    <style:style style:family="paragraph" style:name="P1124">
      <style:paragraph-properties fo:line-height="0.635cm" style:page-number="auto"/>
      <style:text-properties/>
    </style:style>
    <style:style style:family="paragraph" style:name="P1125">
      <style:paragraph-properties fo:line-height="0.635cm" style:page-number="auto"/>
      <style:text-properties/>
    </style:style>
    <style:style style:family="paragraph" style:name="P1126">
      <style:paragraph-properties fo:line-height="0.635cm" style:page-number="auto"/>
      <style:text-properties/>
    </style:style>
    <style:style style:family="paragraph" style:name="P1127">
      <style:paragraph-properties fo:line-height="0.635cm" style:page-number="auto"/>
      <style:text-properties/>
    </style:style>
    <style:style style:family="paragraph" style:name="P1128">
      <style:paragraph-properties fo:line-height="0.635cm" style:page-number="auto"/>
      <style:text-properties/>
    </style:style>
    <style:style style:family="paragraph" style:name="P1129">
      <style:paragraph-properties fo:line-height="0.635cm" style:page-number="auto"/>
      <style:text-properties/>
    </style:style>
    <style:style style:family="paragraph" style:name="P1130">
      <style:paragraph-properties fo:line-height="0.663cm" style:page-number="auto"/>
      <style:text-properties/>
    </style:style>
    <style:style style:family="paragraph" style:name="P1131">
      <style:paragraph-properties style:page-number="auto"/>
      <style:text-properties fo:font-size="1pt" style:font-size-asian="1pt" style:font-size-complex="1pt"/>
    </style:style>
    <style:style style:family="paragraph" style:name="P1132">
      <style:paragraph-properties style:page-number="auto"/>
      <style:text-properties fo:font-size="1pt" style:font-size-asian="1pt" style:font-size-complex="1pt"/>
    </style:style>
    <style:style style:family="paragraph" style:name="P1134">
      <style:paragraph-properties style:page-number="auto"/>
      <style:text-properties fo:font-size="1pt" style:font-size-asian="1pt" style:font-size-complex="1pt"/>
    </style:style>
    <style:style style:family="paragraph" style:name="P1136">
      <style:paragraph-properties fo:line-height="0.635cm" style:page-number="auto"/>
      <style:text-properties/>
    </style:style>
    <style:style style:family="paragraph" style:name="P1139">
      <style:paragraph-properties fo:line-height="0.635cm" style:page-number="auto"/>
      <style:text-properties/>
    </style:style>
    <style:style style:family="paragraph" style:name="P1140">
      <style:paragraph-properties fo:line-height="0.635cm" style:page-number="auto"/>
      <style:text-properties/>
    </style:style>
    <style:style style:family="paragraph" style:name="P1141">
      <style:paragraph-properties fo:line-height="0.635cm" style:page-number="auto"/>
      <style:text-properties/>
    </style:style>
    <style:style style:family="paragraph" style:name="P1142">
      <style:paragraph-properties fo:line-height="0.635cm" style:page-number="auto"/>
      <style:text-properties/>
    </style:style>
    <style:style style:family="paragraph" style:name="P1143">
      <style:paragraph-properties fo:line-height="0.635cm" style:page-number="auto"/>
      <style:text-properties/>
    </style:style>
    <style:style style:family="paragraph" style:name="P1144">
      <style:paragraph-properties fo:line-height="0.635cm" style:page-number="auto"/>
      <style:text-properties/>
    </style:style>
    <style:style style:family="paragraph" style:name="P1145">
      <style:paragraph-properties fo:line-height="0.635cm" style:page-number="auto"/>
      <style:text-properties/>
    </style:style>
    <style:style style:family="paragraph" style:name="P1146">
      <style:paragraph-properties fo:line-height="0.635cm" style:page-number="auto"/>
      <style:text-properties/>
    </style:style>
    <style:style style:family="paragraph" style:name="P1147">
      <style:paragraph-properties fo:line-height="0.635cm" style:page-number="auto"/>
      <style:text-properties/>
    </style:style>
    <style:style style:family="paragraph" style:name="P1148">
      <style:paragraph-properties fo:line-height="0.635cm" style:page-number="auto"/>
      <style:text-properties/>
    </style:style>
    <style:style style:family="paragraph" style:name="P1149">
      <style:paragraph-properties fo:line-height="0.635cm" style:page-number="auto"/>
      <style:text-properties/>
    </style:style>
    <style:style style:family="paragraph" style:name="P1150">
      <style:paragraph-properties fo:line-height="0.635cm" style:page-number="auto"/>
      <style:text-properties/>
    </style:style>
    <style:style style:family="paragraph" style:name="P1151">
      <style:paragraph-properties fo:line-height="0.635cm" style:page-number="auto"/>
      <style:text-properties/>
    </style:style>
    <style:style style:family="paragraph" style:name="P1152">
      <style:paragraph-properties fo:line-height="0.635cm" style:page-number="auto"/>
      <style:text-properties/>
    </style:style>
    <style:style style:family="paragraph" style:name="P1153">
      <style:paragraph-properties fo:line-height="0.635cm" style:page-number="auto"/>
      <style:text-properties/>
    </style:style>
    <style:style style:family="paragraph" style:name="P1154">
      <style:paragraph-properties fo:line-height="0.635cm" style:page-number="auto"/>
      <style:text-properties/>
    </style:style>
    <style:style style:family="paragraph" style:name="P1155">
      <style:paragraph-properties fo:line-height="0.635cm" style:page-number="auto"/>
      <style:text-properties/>
    </style:style>
    <style:style style:family="paragraph" style:name="P1156">
      <style:paragraph-properties fo:line-height="0.635cm" style:page-number="auto"/>
      <style:text-properties/>
    </style:style>
    <style:style style:family="paragraph" style:name="P1157">
      <style:paragraph-properties fo:line-height="0.635cm" style:page-number="auto"/>
      <style:text-properties/>
    </style:style>
    <style:style style:family="paragraph" style:name="P1158">
      <style:paragraph-properties fo:line-height="0.635cm" style:page-number="auto"/>
      <style:text-properties/>
    </style:style>
    <style:style style:family="paragraph" style:name="P1159">
      <style:paragraph-properties fo:line-height="0.635cm" style:page-number="auto"/>
      <style:text-properties/>
    </style:style>
    <style:style style:family="paragraph" style:name="P1160">
      <style:paragraph-properties fo:line-height="0.635cm" style:page-number="auto"/>
      <style:text-properties/>
    </style:style>
    <style:style style:family="paragraph" style:name="P1161">
      <style:paragraph-properties fo:line-height="0.635cm" style:page-number="auto"/>
      <style:text-properties/>
    </style:style>
    <style:style style:family="paragraph" style:name="P1162">
      <style:paragraph-properties fo:line-height="0.635cm" style:page-number="auto"/>
      <style:text-properties/>
    </style:style>
    <style:style style:family="paragraph" style:name="P1163">
      <style:paragraph-properties fo:line-height="0.635cm" style:page-number="auto"/>
      <style:text-properties/>
    </style:style>
    <style:style style:family="paragraph" style:name="P1164">
      <style:paragraph-properties fo:line-height="0.635cm" style:page-number="auto"/>
      <style:text-properties/>
    </style:style>
    <style:style style:family="paragraph" style:name="P1165">
      <style:paragraph-properties fo:line-height="0.635cm" style:page-number="auto"/>
      <style:text-properties/>
    </style:style>
    <style:style style:family="paragraph" style:name="P1166">
      <style:paragraph-properties fo:line-height="0.635cm" style:page-number="auto"/>
      <style:text-properties/>
    </style:style>
    <style:style style:family="paragraph" style:name="P1167">
      <style:paragraph-properties fo:line-height="0.635cm" style:page-number="auto"/>
      <style:text-properties/>
    </style:style>
    <style:style style:family="paragraph" style:name="P1168">
      <style:paragraph-properties fo:line-height="0.635cm" style:page-number="auto"/>
      <style:text-properties/>
    </style:style>
    <style:style style:family="paragraph" style:name="P1169">
      <style:paragraph-properties fo:line-height="0.635cm" style:page-number="auto"/>
      <style:text-properties/>
    </style:style>
    <style:style style:family="paragraph" style:name="P1170">
      <style:paragraph-properties fo:line-height="0.635cm" style:page-number="auto"/>
      <style:text-properties/>
    </style:style>
    <style:style style:family="paragraph" style:name="P1171">
      <style:paragraph-properties fo:line-height="1.046cm" style:page-number="auto"/>
      <style:text-properties/>
    </style:style>
    <style:style style:family="paragraph" style:name="P1172">
      <style:paragraph-properties style:page-number="auto"/>
      <style:text-properties fo:font-size="1pt" style:font-size-asian="1pt" style:font-size-complex="1pt"/>
    </style:style>
    <style:style style:family="paragraph" style:name="P1174">
      <style:paragraph-properties style:page-number="auto"/>
      <style:text-properties fo:font-size="1pt" style:font-size-asian="1pt" style:font-size-complex="1pt"/>
    </style:style>
    <style:style style:family="paragraph" style:name="P1175">
      <style:paragraph-properties fo:line-height="0.635cm" style:page-number="auto"/>
      <style:text-properties/>
    </style:style>
    <style:style style:family="paragraph" style:name="P1176">
      <style:paragraph-properties fo:line-height="0.635cm" style:page-number="auto"/>
      <style:text-properties/>
    </style:style>
    <style:style style:family="paragraph" style:name="P1177">
      <style:paragraph-properties fo:line-height="0.635cm" style:page-number="auto"/>
      <style:text-properties/>
    </style:style>
    <style:style style:family="paragraph" style:name="P1178">
      <style:paragraph-properties fo:line-height="0.635cm" style:page-number="auto"/>
      <style:text-properties/>
    </style:style>
    <style:style style:family="paragraph" style:name="P1179">
      <style:paragraph-properties fo:line-height="0.635cm" style:page-number="auto"/>
      <style:text-properties/>
    </style:style>
    <style:style style:family="paragraph" style:name="P1180">
      <style:paragraph-properties fo:line-height="0.635cm" style:page-number="auto"/>
      <style:text-properties/>
    </style:style>
    <style:style style:family="paragraph" style:name="P1181">
      <style:paragraph-properties fo:line-height="0.635cm" style:page-number="auto"/>
      <style:text-properties/>
    </style:style>
    <style:style style:family="paragraph" style:name="P1182">
      <style:paragraph-properties fo:line-height="0.635cm" style:page-number="auto"/>
      <style:text-properties/>
    </style:style>
    <style:style style:family="paragraph" style:name="P1183">
      <style:paragraph-properties fo:line-height="0.635cm" style:page-number="auto"/>
      <style:text-properties/>
    </style:style>
    <style:style style:family="paragraph" style:name="P1184">
      <style:paragraph-properties fo:line-height="0.635cm" style:page-number="auto"/>
      <style:text-properties/>
    </style:style>
    <style:style style:family="paragraph" style:name="P1185">
      <style:paragraph-properties fo:line-height="0.635cm" style:page-number="auto"/>
      <style:text-properties/>
    </style:style>
    <style:style style:family="paragraph" style:name="P1186">
      <style:paragraph-properties fo:line-height="0.635cm" style:page-number="auto"/>
      <style:text-properties/>
    </style:style>
    <style:style style:family="paragraph" style:name="P1187">
      <style:paragraph-properties fo:line-height="0.635cm" style:page-number="auto"/>
      <style:text-properties/>
    </style:style>
    <style:style style:family="paragraph" style:name="P1188">
      <style:paragraph-properties fo:line-height="0.635cm" style:page-number="auto"/>
      <style:text-properties/>
    </style:style>
    <style:style style:family="paragraph" style:name="P1189">
      <style:paragraph-properties fo:line-height="0.635cm" style:page-number="auto"/>
      <style:text-properties/>
    </style:style>
    <style:style style:family="paragraph" style:name="P1190">
      <style:paragraph-properties fo:line-height="0.635cm" style:page-number="auto"/>
      <style:text-properties/>
    </style:style>
    <style:style style:family="paragraph" style:name="P1191">
      <style:paragraph-properties fo:line-height="0.635cm" style:page-number="auto"/>
      <style:text-properties/>
    </style:style>
    <style:style style:family="paragraph" style:name="P1192">
      <style:paragraph-properties fo:line-height="0.635cm" style:page-number="auto"/>
      <style:text-properties/>
    </style:style>
    <style:style style:family="paragraph" style:name="P1193">
      <style:paragraph-properties fo:line-height="0.635cm" style:page-number="auto"/>
      <style:text-properties/>
    </style:style>
    <style:style style:family="paragraph" style:name="P1194">
      <style:paragraph-properties fo:line-height="0.635cm" style:page-number="auto"/>
      <style:text-properties/>
    </style:style>
    <style:style style:family="paragraph" style:name="P1195">
      <style:paragraph-properties fo:line-height="0.635cm" style:page-number="auto"/>
      <style:text-properties/>
    </style:style>
    <style:style style:family="paragraph" style:name="P1196">
      <style:paragraph-properties fo:line-height="0.635cm" style:page-number="auto"/>
      <style:text-properties/>
    </style:style>
    <style:style style:family="paragraph" style:name="P1197">
      <style:paragraph-properties fo:line-height="0.635cm" style:page-number="auto"/>
      <style:text-properties/>
    </style:style>
    <style:style style:family="paragraph" style:name="P1198">
      <style:paragraph-properties fo:line-height="0.635cm" style:page-number="auto"/>
      <style:text-properties/>
    </style:style>
    <style:style style:family="paragraph" style:name="P1199">
      <style:paragraph-properties fo:line-height="0.635cm" style:page-number="auto"/>
      <style:text-properties/>
    </style:style>
    <style:style style:family="paragraph" style:name="P1200">
      <style:paragraph-properties fo:line-height="0.635cm" style:page-number="auto"/>
      <style:text-properties/>
    </style:style>
    <style:style style:family="paragraph" style:name="P1201">
      <style:paragraph-properties fo:line-height="0.635cm" style:page-number="auto"/>
      <style:text-properties/>
    </style:style>
    <style:style style:family="paragraph" style:name="P1202">
      <style:paragraph-properties fo:line-height="0.635cm" style:page-number="auto"/>
      <style:text-properties/>
    </style:style>
    <style:style style:family="paragraph" style:name="P1203">
      <style:paragraph-properties fo:line-height="0.635cm" style:page-number="auto"/>
      <style:text-properties/>
    </style:style>
    <style:style style:family="paragraph" style:name="P1204">
      <style:paragraph-properties fo:line-height="0.635cm" style:page-number="auto"/>
      <style:text-properties/>
    </style:style>
    <style:style style:family="paragraph" style:name="P1205">
      <style:paragraph-properties fo:line-height="0.635cm" style:page-number="auto"/>
      <style:text-properties/>
    </style:style>
    <style:style style:family="paragraph" style:name="P1206">
      <style:paragraph-properties fo:line-height="0.635cm" style:page-number="auto"/>
      <style:text-properties/>
    </style:style>
    <style:style style:family="paragraph" style:name="P1207">
      <style:paragraph-properties fo:line-height="0.635cm" style:page-number="auto"/>
      <style:text-properties/>
    </style:style>
    <style:style style:family="paragraph" style:name="P1208">
      <style:paragraph-properties fo:line-height="0.635cm" style:page-number="auto"/>
      <style:text-properties/>
    </style:style>
    <style:style style:family="paragraph" style:name="P1209">
      <style:paragraph-properties fo:line-height="0.635cm" style:page-number="auto"/>
      <style:text-properties/>
    </style:style>
    <style:style style:family="paragraph" style:name="P1210">
      <style:paragraph-properties fo:line-height="0.635cm" style:page-number="auto"/>
      <style:text-properties/>
    </style:style>
    <style:style style:family="paragraph" style:name="P1211">
      <style:paragraph-properties fo:line-height="0.635cm" style:page-number="auto"/>
      <style:text-properties/>
    </style:style>
    <style:style style:family="paragraph" style:name="P1212">
      <style:paragraph-properties fo:line-height="0.635cm" style:page-number="auto"/>
      <style:text-properties/>
    </style:style>
    <style:style style:family="paragraph" style:name="P1213">
      <style:paragraph-properties fo:line-height="0.635cm" style:page-number="auto"/>
      <style:text-properties/>
    </style:style>
    <style:style style:family="paragraph" style:name="P1214">
      <style:paragraph-properties fo:line-height="0.635cm" style:page-number="auto"/>
      <style:text-properties/>
    </style:style>
    <style:style style:family="paragraph" style:name="P1215">
      <style:paragraph-properties fo:line-height="0.635cm" style:page-number="auto"/>
      <style:text-properties/>
    </style:style>
    <style:style style:family="paragraph" style:name="P1216">
      <style:paragraph-properties fo:line-height="0.663cm" style:page-number="auto"/>
      <style:text-properties/>
    </style:style>
    <style:style style:family="paragraph" style:name="P1217">
      <style:paragraph-properties style:page-number="auto"/>
      <style:text-properties fo:font-size="1pt" style:font-size-asian="1pt" style:font-size-complex="1pt"/>
    </style:style>
    <style:style style:family="paragraph" style:name="P1218">
      <style:paragraph-properties fo:line-height="0.635cm" style:page-number="auto"/>
      <style:text-properties/>
    </style:style>
    <style:style style:family="paragraph" style:name="P1219">
      <style:paragraph-properties fo:line-height="0.635cm" style:page-number="auto"/>
      <style:text-properties/>
    </style:style>
    <style:style style:family="paragraph" style:name="P1220">
      <style:paragraph-properties fo:line-height="0.635cm" style:page-number="auto"/>
      <style:text-properties/>
    </style:style>
    <style:style style:family="paragraph" style:name="P1221">
      <style:paragraph-properties fo:line-height="0.635cm" style:page-number="auto"/>
      <style:text-properties/>
    </style:style>
    <style:style style:family="paragraph" style:name="P1222">
      <style:paragraph-properties fo:line-height="0.635cm" style:page-number="auto"/>
      <style:text-properties/>
    </style:style>
    <style:style style:family="paragraph" style:name="P1223">
      <style:paragraph-properties fo:line-height="0.635cm" style:page-number="auto"/>
      <style:text-properties/>
    </style:style>
    <style:style style:family="paragraph" style:name="P1224">
      <style:paragraph-properties fo:line-height="0.635cm" style:page-number="auto"/>
      <style:text-properties/>
    </style:style>
    <style:style style:family="paragraph" style:name="P1225">
      <style:paragraph-properties fo:line-height="0.635cm" style:page-number="auto"/>
      <style:text-properties/>
    </style:style>
    <style:style style:family="paragraph" style:name="P1226">
      <style:paragraph-properties fo:line-height="0.635cm" style:page-number="auto"/>
      <style:text-properties/>
    </style:style>
    <style:style style:family="paragraph" style:name="P1227">
      <style:paragraph-properties fo:line-height="0.635cm" style:page-number="auto"/>
      <style:text-properties/>
    </style:style>
    <style:style style:family="paragraph" style:name="P1228">
      <style:paragraph-properties fo:line-height="0.635cm" style:page-number="auto"/>
      <style:text-properties/>
    </style:style>
    <style:style style:family="paragraph" style:name="P1229">
      <style:paragraph-properties fo:line-height="0.635cm" style:page-number="auto"/>
      <style:text-properties/>
    </style:style>
    <style:style style:family="paragraph" style:name="P1230">
      <style:paragraph-properties fo:line-height="0.635cm" style:page-number="auto"/>
      <style:text-properties/>
    </style:style>
    <style:style style:family="paragraph" style:name="P1231">
      <style:paragraph-properties fo:line-height="0.635cm" style:page-number="auto"/>
      <style:text-properties/>
    </style:style>
    <style:style style:family="paragraph" style:name="P1232">
      <style:paragraph-properties fo:line-height="0.635cm" style:page-number="auto"/>
      <style:text-properties/>
    </style:style>
    <style:style style:family="paragraph" style:name="P1233">
      <style:paragraph-properties fo:line-height="0.635cm" style:page-number="auto"/>
      <style:text-properties/>
    </style:style>
    <style:style style:family="paragraph" style:name="P1234">
      <style:paragraph-properties fo:line-height="0.635cm" style:page-number="auto"/>
      <style:text-properties/>
    </style:style>
    <style:style style:family="paragraph" style:name="P1235">
      <style:paragraph-properties fo:line-height="0.635cm" style:page-number="auto"/>
      <style:text-properties/>
    </style:style>
    <style:style style:family="paragraph" style:name="P1236">
      <style:paragraph-properties fo:line-height="0.635cm" style:page-number="auto"/>
      <style:text-properties/>
    </style:style>
    <style:style style:family="paragraph" style:name="P1237">
      <style:paragraph-properties fo:line-height="0.635cm" style:page-number="auto"/>
      <style:text-properties/>
    </style:style>
    <style:style style:family="paragraph" style:name="P1238">
      <style:paragraph-properties fo:line-height="0.635cm" style:page-number="auto"/>
      <style:text-properties/>
    </style:style>
    <style:style style:family="paragraph" style:name="P1239">
      <style:paragraph-properties fo:line-height="0.635cm" style:page-number="auto"/>
      <style:text-properties/>
    </style:style>
    <style:style style:family="paragraph" style:name="P1240">
      <style:paragraph-properties fo:line-height="0.635cm" style:page-number="auto"/>
      <style:text-properties/>
    </style:style>
    <style:style style:family="paragraph" style:name="P1241">
      <style:paragraph-properties fo:line-height="0.635cm" style:page-number="auto"/>
      <style:text-properties/>
    </style:style>
    <style:style style:family="paragraph" style:name="P1242">
      <style:paragraph-properties fo:line-height="0.635cm" style:page-number="auto"/>
      <style:text-properties/>
    </style:style>
    <style:style style:family="paragraph" style:name="P1243">
      <style:paragraph-properties fo:line-height="0.635cm" style:page-number="auto"/>
      <style:text-properties/>
    </style:style>
    <style:style style:family="paragraph" style:name="P1244">
      <style:paragraph-properties fo:line-height="0.635cm" style:page-number="auto"/>
      <style:text-properties/>
    </style:style>
    <style:style style:family="paragraph" style:name="P1245">
      <style:paragraph-properties fo:line-height="0.635cm" style:page-number="auto"/>
      <style:text-properties/>
    </style:style>
    <style:style style:family="paragraph" style:name="P1246">
      <style:paragraph-properties fo:line-height="0.635cm" style:page-number="auto"/>
      <style:text-properties/>
    </style:style>
    <style:style style:family="paragraph" style:name="P1247">
      <style:paragraph-properties fo:line-height="0.635cm" style:page-number="auto"/>
      <style:text-properties/>
    </style:style>
    <style:style style:family="paragraph" style:name="P1248">
      <style:paragraph-properties fo:line-height="0.635cm" style:page-number="auto"/>
      <style:text-properties/>
    </style:style>
    <style:style style:family="paragraph" style:name="P1249">
      <style:paragraph-properties fo:line-height="0.635cm" style:page-number="auto"/>
      <style:text-properties/>
    </style:style>
    <style:style style:family="paragraph" style:name="P1250">
      <style:paragraph-properties fo:line-height="0.635cm" style:page-number="auto"/>
      <style:text-properties/>
    </style:style>
    <style:style style:family="paragraph" style:name="P1251">
      <style:paragraph-properties fo:line-height="0.635cm" style:page-number="auto"/>
      <style:text-properties/>
    </style:style>
    <style:style style:family="paragraph" style:name="P1252">
      <style:paragraph-properties fo:line-height="0.635cm" style:page-number="auto"/>
      <style:text-properties/>
    </style:style>
    <style:style style:family="paragraph" style:name="P1253">
      <style:paragraph-properties fo:line-height="0.635cm" style:page-number="auto"/>
      <style:text-properties/>
    </style:style>
    <style:style style:family="paragraph" style:name="P1254">
      <style:paragraph-properties fo:line-height="0.635cm" style:page-number="auto"/>
      <style:text-properties/>
    </style:style>
    <style:style style:family="paragraph" style:name="P1255">
      <style:paragraph-properties fo:line-height="1.137cm" style:page-number="auto"/>
      <style:text-properties/>
    </style:style>
    <style:style style:family="paragraph" style:name="P1256">
      <style:paragraph-properties style:page-number="auto"/>
      <style:text-properties fo:font-size="1pt" style:font-size-asian="1pt" style:font-size-complex="1pt"/>
    </style:style>
    <style:style style:family="paragraph" style:name="P1257">
      <style:paragraph-properties fo:line-height="0.635cm" style:page-number="auto"/>
      <style:text-properties/>
    </style:style>
    <style:style style:family="paragraph" style:name="P1260">
      <style:paragraph-properties fo:line-height="0.635cm" style:page-number="auto"/>
      <style:text-properties/>
    </style:style>
    <style:style style:family="paragraph" style:name="P1261">
      <style:paragraph-properties fo:line-height="0.635cm" style:page-number="auto"/>
      <style:text-properties/>
    </style:style>
    <style:style style:family="paragraph" style:name="P1262">
      <style:paragraph-properties fo:line-height="0.635cm" style:page-number="auto"/>
      <style:text-properties/>
    </style:style>
    <style:style style:family="paragraph" style:name="P1263">
      <style:paragraph-properties fo:line-height="0.635cm" style:page-number="auto"/>
      <style:text-properties/>
    </style:style>
    <style:style style:family="paragraph" style:name="P1264">
      <style:paragraph-properties fo:line-height="0.635cm" style:page-number="auto"/>
      <style:text-properties/>
    </style:style>
    <style:style style:family="paragraph" style:name="P1265">
      <style:paragraph-properties fo:line-height="0.635cm" style:page-number="auto"/>
      <style:text-properties/>
    </style:style>
    <style:style style:family="paragraph" style:name="P1266">
      <style:paragraph-properties fo:line-height="0.635cm" style:page-number="auto"/>
      <style:text-properties/>
    </style:style>
    <style:style style:family="paragraph" style:name="P1267">
      <style:paragraph-properties fo:line-height="0.635cm" style:page-number="auto"/>
      <style:text-properties/>
    </style:style>
    <style:style style:family="paragraph" style:name="P1268">
      <style:paragraph-properties fo:line-height="0.635cm" style:page-number="auto"/>
      <style:text-properties/>
    </style:style>
    <style:style style:family="paragraph" style:name="P1269">
      <style:paragraph-properties fo:line-height="0.635cm" style:page-number="auto"/>
      <style:text-properties/>
    </style:style>
    <style:style style:family="paragraph" style:name="P1270">
      <style:paragraph-properties fo:line-height="0.635cm" style:page-number="auto"/>
      <style:text-properties/>
    </style:style>
    <style:style style:family="paragraph" style:name="P1271">
      <style:paragraph-properties fo:line-height="0.635cm" style:page-number="auto"/>
      <style:text-properties/>
    </style:style>
    <style:style style:family="paragraph" style:name="P1272">
      <style:paragraph-properties fo:line-height="0.635cm" style:page-number="auto"/>
      <style:text-properties/>
    </style:style>
    <style:style style:family="paragraph" style:name="P1273">
      <style:paragraph-properties fo:line-height="0.635cm" style:page-number="auto"/>
      <style:text-properties/>
    </style:style>
    <style:style style:family="paragraph" style:name="P1274">
      <style:paragraph-properties fo:line-height="0.635cm" style:page-number="auto"/>
      <style:text-properties/>
    </style:style>
    <style:style style:family="paragraph" style:name="P1275">
      <style:paragraph-properties fo:line-height="0.635cm" style:page-number="auto"/>
      <style:text-properties/>
    </style:style>
    <style:style style:family="paragraph" style:name="P1276">
      <style:paragraph-properties fo:line-height="0.635cm" style:page-number="auto"/>
      <style:text-properties/>
    </style:style>
    <style:style style:family="paragraph" style:name="P1277">
      <style:paragraph-properties fo:line-height="0.635cm" style:page-number="auto"/>
      <style:text-properties/>
    </style:style>
    <style:style style:family="paragraph" style:name="P1278">
      <style:paragraph-properties fo:line-height="0.635cm" style:page-number="auto"/>
      <style:text-properties/>
    </style:style>
    <style:style style:family="paragraph" style:name="P1279">
      <style:paragraph-properties fo:line-height="0.635cm" style:page-number="auto"/>
      <style:text-properties/>
    </style:style>
    <style:style style:family="paragraph" style:name="P1280">
      <style:paragraph-properties fo:line-height="0.635cm" style:page-number="auto"/>
      <style:text-properties/>
    </style:style>
    <style:style style:family="paragraph" style:name="P1281">
      <style:paragraph-properties fo:line-height="0.635cm" style:page-number="auto"/>
      <style:text-properties/>
    </style:style>
    <style:style style:family="paragraph" style:name="P1282">
      <style:paragraph-properties fo:line-height="0.635cm" style:page-number="auto"/>
      <style:text-properties/>
    </style:style>
    <style:style style:family="paragraph" style:name="P1283">
      <style:paragraph-properties fo:line-height="0.635cm" style:page-number="auto"/>
      <style:text-properties/>
    </style:style>
    <style:style style:family="paragraph" style:name="P1284">
      <style:paragraph-properties fo:line-height="0.635cm" style:page-number="auto"/>
      <style:text-properties/>
    </style:style>
    <style:style style:family="paragraph" style:name="P1285">
      <style:paragraph-properties fo:line-height="0.635cm" style:page-number="auto"/>
      <style:text-properties/>
    </style:style>
    <style:style style:family="paragraph" style:name="P1286">
      <style:paragraph-properties fo:line-height="0.635cm" style:page-number="auto"/>
      <style:text-properties/>
    </style:style>
    <style:style style:family="paragraph" style:name="P1287">
      <style:paragraph-properties fo:line-height="0.635cm" style:page-number="auto"/>
      <style:text-properties/>
    </style:style>
    <style:style style:family="paragraph" style:name="P1288">
      <style:paragraph-properties fo:line-height="0.635cm" style:page-number="auto"/>
      <style:text-properties/>
    </style:style>
    <style:style style:family="paragraph" style:name="P1289">
      <style:paragraph-properties fo:line-height="0.635cm" style:page-number="auto"/>
      <style:text-properties/>
    </style:style>
    <style:style style:family="paragraph" style:name="P1290">
      <style:paragraph-properties fo:line-height="0.635cm" style:page-number="auto"/>
      <style:text-properties/>
    </style:style>
    <style:style style:family="paragraph" style:name="P1291">
      <style:paragraph-properties fo:line-height="0.635cm" style:page-number="auto"/>
      <style:text-properties/>
    </style:style>
    <style:style style:family="paragraph" style:name="P1292">
      <style:paragraph-properties fo:line-height="0.635cm" style:page-number="auto"/>
      <style:text-properties/>
    </style:style>
    <style:style style:family="paragraph" style:name="P1293">
      <style:paragraph-properties fo:line-height="0.635cm" style:page-number="auto"/>
      <style:text-properties/>
    </style:style>
    <style:style style:family="paragraph" style:name="P1294">
      <style:paragraph-properties fo:line-height="0.893cm" style:page-number="auto"/>
      <style:text-properties/>
    </style:style>
    <style:style style:family="paragraph" style:name="P1295">
      <style:paragraph-properties style:page-number="auto"/>
      <style:text-properties fo:font-size="1pt" style:font-size-asian="1pt" style:font-size-complex="1pt"/>
    </style:style>
    <style:style style:family="paragraph" style:name="P1296">
      <style:paragraph-properties style:page-number="auto"/>
      <style:text-properties fo:font-size="1pt" style:font-size-asian="1pt" style:font-size-complex="1pt"/>
    </style:style>
    <style:style style:family="paragraph" style:name="P1297">
      <style:paragraph-properties fo:line-height="0.635cm" style:page-number="auto"/>
      <style:text-properties/>
    </style:style>
    <style:style style:family="paragraph" style:name="P1300">
      <style:paragraph-properties fo:line-height="0.635cm" style:page-number="auto"/>
      <style:text-properties/>
    </style:style>
    <style:style style:family="paragraph" style:name="P1301">
      <style:paragraph-properties fo:line-height="0.635cm" style:page-number="auto"/>
      <style:text-properties/>
    </style:style>
    <style:style style:family="paragraph" style:name="P1302">
      <style:paragraph-properties fo:line-height="0.635cm" style:page-number="auto"/>
      <style:text-properties/>
    </style:style>
    <style:style style:family="paragraph" style:name="P1303">
      <style:paragraph-properties fo:line-height="0.635cm" style:page-number="auto"/>
      <style:text-properties/>
    </style:style>
    <style:style style:family="paragraph" style:name="P1304">
      <style:paragraph-properties fo:line-height="0.635cm" style:page-number="auto"/>
      <style:text-properties/>
    </style:style>
    <style:style style:family="paragraph" style:name="P1305">
      <style:paragraph-properties fo:line-height="0.635cm" style:page-number="auto"/>
      <style:text-properties/>
    </style:style>
    <style:style style:family="paragraph" style:name="P1306">
      <style:paragraph-properties fo:line-height="0.635cm" style:page-number="auto"/>
      <style:text-properties/>
    </style:style>
    <style:style style:family="paragraph" style:name="P1307">
      <style:paragraph-properties fo:line-height="0.635cm" style:page-number="auto"/>
      <style:text-properties/>
    </style:style>
    <style:style style:family="paragraph" style:name="P1308">
      <style:paragraph-properties fo:line-height="0.635cm" style:page-number="auto"/>
      <style:text-properties/>
    </style:style>
    <style:style style:family="paragraph" style:name="P1309">
      <style:paragraph-properties fo:line-height="0.635cm" style:page-number="auto"/>
      <style:text-properties/>
    </style:style>
    <style:style style:family="paragraph" style:name="P1310">
      <style:paragraph-properties fo:line-height="0.635cm" style:page-number="auto"/>
      <style:text-properties/>
    </style:style>
    <style:style style:family="paragraph" style:name="P1311">
      <style:paragraph-properties fo:line-height="0.635cm" style:page-number="auto"/>
      <style:text-properties/>
    </style:style>
    <style:style style:family="paragraph" style:name="P1312">
      <style:paragraph-properties fo:line-height="0.635cm" style:page-number="auto"/>
      <style:text-properties/>
    </style:style>
    <style:style style:family="paragraph" style:name="P1313">
      <style:paragraph-properties fo:line-height="0.635cm" style:page-number="auto"/>
      <style:text-properties/>
    </style:style>
    <style:style style:family="paragraph" style:name="P1314">
      <style:paragraph-properties fo:line-height="0.635cm" style:page-number="auto"/>
      <style:text-properties/>
    </style:style>
    <style:style style:family="paragraph" style:name="P1315">
      <style:paragraph-properties fo:line-height="0.635cm" style:page-number="auto"/>
      <style:text-properties/>
    </style:style>
    <style:style style:family="paragraph" style:name="P1316">
      <style:paragraph-properties fo:line-height="0.635cm" style:page-number="auto"/>
      <style:text-properties/>
    </style:style>
    <style:style style:family="paragraph" style:name="P1317">
      <style:paragraph-properties fo:line-height="0.635cm" style:page-number="auto"/>
      <style:text-properties/>
    </style:style>
    <style:style style:family="paragraph" style:name="P1318">
      <style:paragraph-properties fo:line-height="0.635cm" style:page-number="auto"/>
      <style:text-properties/>
    </style:style>
    <style:style style:family="paragraph" style:name="P1319">
      <style:paragraph-properties fo:line-height="0.635cm" style:page-number="auto"/>
      <style:text-properties/>
    </style:style>
    <style:style style:family="paragraph" style:name="P1320">
      <style:paragraph-properties fo:line-height="0.635cm" style:page-number="auto"/>
      <style:text-properties/>
    </style:style>
    <style:style style:family="paragraph" style:name="P1321">
      <style:paragraph-properties fo:line-height="0.635cm" style:page-number="auto"/>
      <style:text-properties/>
    </style:style>
    <style:style style:family="paragraph" style:name="P1322">
      <style:paragraph-properties fo:line-height="0.635cm" style:page-number="auto"/>
      <style:text-properties/>
    </style:style>
    <style:style style:family="paragraph" style:name="P1323">
      <style:paragraph-properties fo:line-height="0.635cm" style:page-number="auto"/>
      <style:text-properties/>
    </style:style>
    <style:style style:family="paragraph" style:name="P1324">
      <style:paragraph-properties fo:line-height="0.635cm" style:page-number="auto"/>
      <style:text-properties/>
    </style:style>
    <style:style style:family="paragraph" style:name="P1325">
      <style:paragraph-properties fo:line-height="0.635cm" style:page-number="auto"/>
      <style:text-properties/>
    </style:style>
    <style:style style:family="paragraph" style:name="P1326">
      <style:paragraph-properties fo:line-height="0.635cm" style:page-number="auto"/>
      <style:text-properties/>
    </style:style>
    <style:style style:family="paragraph" style:name="P1327">
      <style:paragraph-properties fo:line-height="0.635cm" style:page-number="auto"/>
      <style:text-properties/>
    </style:style>
    <style:style style:family="paragraph" style:name="P1328">
      <style:paragraph-properties fo:line-height="0.635cm" style:page-number="auto"/>
      <style:text-properties/>
    </style:style>
    <style:style style:family="paragraph" style:name="P1329">
      <style:paragraph-properties fo:line-height="0.635cm" style:page-number="auto"/>
      <style:text-properties/>
    </style:style>
    <style:style style:family="paragraph" style:name="P1330">
      <style:paragraph-properties fo:line-height="0.635cm" style:page-number="auto"/>
      <style:text-properties/>
    </style:style>
    <style:style style:family="paragraph" style:name="P1331">
      <style:paragraph-properties fo:line-height="0.635cm" style:page-number="auto"/>
      <style:text-properties/>
    </style:style>
    <style:style style:family="paragraph" style:name="P1332">
      <style:paragraph-properties fo:line-height="0.635cm" style:page-number="auto"/>
      <style:text-properties/>
    </style:style>
    <style:style style:family="paragraph" style:name="P1333">
      <style:paragraph-properties fo:line-height="0.635cm" style:page-number="auto"/>
      <style:text-properties/>
    </style:style>
    <style:style style:family="paragraph" style:name="P1334">
      <style:paragraph-properties fo:line-height="0.635cm" style:page-number="auto"/>
      <style:text-properties/>
    </style:style>
    <style:style style:family="paragraph" style:name="P1335">
      <style:paragraph-properties fo:line-height="0.635cm" style:page-number="auto"/>
      <style:text-properties/>
    </style:style>
    <style:style style:family="paragraph" style:name="P1336">
      <style:paragraph-properties fo:line-height="0.749cm" style:page-number="auto"/>
      <style:text-properties/>
    </style:style>
    <style:style style:family="paragraph" style:name="P1337">
      <style:paragraph-properties style:page-number="auto"/>
      <style:text-properties fo:font-size="1pt" style:font-size-asian="1pt" style:font-size-complex="1pt"/>
    </style:style>
    <style:style style:family="paragraph" style:name="P1338">
      <style:paragraph-properties fo:line-height="0.635cm" style:page-number="auto"/>
      <style:text-properties/>
    </style:style>
    <style:style style:family="paragraph" style:name="P1340">
      <style:paragraph-properties fo:line-height="0.635cm" style:page-number="auto"/>
      <style:text-properties/>
    </style:style>
    <style:style style:family="paragraph" style:name="P1341">
      <style:paragraph-properties fo:line-height="0.635cm" style:page-number="auto"/>
      <style:text-properties/>
    </style:style>
    <style:style style:family="paragraph" style:name="P1342">
      <style:paragraph-properties fo:line-height="0.635cm" style:page-number="auto"/>
      <style:text-properties/>
    </style:style>
    <style:style style:family="paragraph" style:name="P1343">
      <style:paragraph-properties fo:line-height="0.635cm" style:page-number="auto"/>
      <style:text-properties/>
    </style:style>
    <style:style style:family="paragraph" style:name="P1344">
      <style:paragraph-properties fo:line-height="0.635cm" style:page-number="auto"/>
      <style:text-properties/>
    </style:style>
    <style:style style:family="paragraph" style:name="P1345">
      <style:paragraph-properties fo:line-height="0.635cm" style:page-number="auto"/>
      <style:text-properties/>
    </style:style>
    <style:style style:family="paragraph" style:name="P1346">
      <style:paragraph-properties fo:line-height="0.635cm" style:page-number="auto"/>
      <style:text-properties/>
    </style:style>
    <style:style style:family="paragraph" style:name="P1347">
      <style:paragraph-properties fo:line-height="0.635cm" style:page-number="auto"/>
      <style:text-properties/>
    </style:style>
    <style:style style:family="paragraph" style:name="P1348">
      <style:paragraph-properties fo:line-height="0.635cm" style:page-number="auto"/>
      <style:text-properties/>
    </style:style>
    <style:style style:family="paragraph" style:name="P1349">
      <style:paragraph-properties fo:line-height="0.635cm" style:page-number="auto"/>
      <style:text-properties/>
    </style:style>
    <style:style style:family="paragraph" style:name="P1350">
      <style:paragraph-properties fo:line-height="0.635cm" style:page-number="auto"/>
      <style:text-properties/>
    </style:style>
    <style:style style:family="paragraph" style:name="P1351">
      <style:paragraph-properties fo:line-height="0.635cm" style:page-number="auto"/>
      <style:text-properties/>
    </style:style>
    <style:style style:family="paragraph" style:name="P1352">
      <style:paragraph-properties fo:line-height="0.635cm" style:page-number="auto"/>
      <style:text-properties/>
    </style:style>
    <style:style style:family="paragraph" style:name="P1353">
      <style:paragraph-properties fo:line-height="0.635cm" style:page-number="auto"/>
      <style:text-properties/>
    </style:style>
    <style:style style:family="paragraph" style:name="P1354">
      <style:paragraph-properties fo:line-height="0.635cm" style:page-number="auto"/>
      <style:text-properties/>
    </style:style>
    <style:style style:family="paragraph" style:name="P1355">
      <style:paragraph-properties fo:line-height="0.635cm" style:page-number="auto"/>
      <style:text-properties/>
    </style:style>
    <style:style style:family="paragraph" style:name="P1356">
      <style:paragraph-properties fo:line-height="0.635cm" style:page-number="auto"/>
      <style:text-properties/>
    </style:style>
    <style:style style:family="paragraph" style:name="P1357">
      <style:paragraph-properties fo:line-height="0.635cm" style:page-number="auto"/>
      <style:text-properties/>
    </style:style>
    <style:style style:family="paragraph" style:name="P1358">
      <style:paragraph-properties fo:line-height="0.635cm" style:page-number="auto"/>
      <style:text-properties/>
    </style:style>
    <style:style style:family="paragraph" style:name="P1359">
      <style:paragraph-properties fo:line-height="0.635cm" style:page-number="auto"/>
      <style:text-properties/>
    </style:style>
    <style:style style:family="paragraph" style:name="P1360">
      <style:paragraph-properties fo:line-height="0.635cm" style:page-number="auto"/>
      <style:text-properties/>
    </style:style>
    <style:style style:family="paragraph" style:name="P1361">
      <style:paragraph-properties fo:line-height="0.635cm" style:page-number="auto"/>
      <style:text-properties/>
    </style:style>
    <style:style style:family="paragraph" style:name="P1362">
      <style:paragraph-properties fo:line-height="0.635cm" style:page-number="auto"/>
      <style:text-properties/>
    </style:style>
    <style:style style:family="paragraph" style:name="P1363">
      <style:paragraph-properties fo:line-height="0.635cm" style:page-number="auto"/>
      <style:text-properties/>
    </style:style>
    <style:style style:family="paragraph" style:name="P1364">
      <style:paragraph-properties fo:line-height="0.635cm" style:page-number="auto"/>
      <style:text-properties/>
    </style:style>
    <style:style style:family="paragraph" style:name="P1365">
      <style:paragraph-properties fo:line-height="0.635cm" style:page-number="auto"/>
      <style:text-properties/>
    </style:style>
    <style:style style:family="paragraph" style:name="P1366">
      <style:paragraph-properties fo:line-height="0.635cm" style:page-number="auto"/>
      <style:text-properties/>
    </style:style>
    <style:style style:family="paragraph" style:name="P1367">
      <style:paragraph-properties fo:line-height="0.635cm" style:page-number="auto"/>
      <style:text-properties/>
    </style:style>
    <style:style style:family="paragraph" style:name="P1368">
      <style:paragraph-properties fo:line-height="0.635cm" style:page-number="auto"/>
      <style:text-properties/>
    </style:style>
    <style:style style:family="paragraph" style:name="P1369">
      <style:paragraph-properties fo:line-height="0.635cm" style:page-number="auto"/>
      <style:text-properties/>
    </style:style>
    <style:style style:family="paragraph" style:name="P1370">
      <style:paragraph-properties fo:line-height="0.635cm" style:page-number="auto"/>
      <style:text-properties/>
    </style:style>
    <style:style style:family="paragraph" style:name="P1371">
      <style:paragraph-properties fo:line-height="0.635cm" style:page-number="auto"/>
      <style:text-properties/>
    </style:style>
    <style:style style:family="paragraph" style:name="P1372">
      <style:paragraph-properties fo:line-height="0.635cm" style:page-number="auto"/>
      <style:text-properties/>
    </style:style>
    <style:style style:family="paragraph" style:name="P1373">
      <style:paragraph-properties fo:line-height="0.635cm" style:page-number="auto"/>
      <style:text-properties/>
    </style:style>
    <style:style style:family="paragraph" style:name="P1374">
      <style:paragraph-properties fo:line-height="0.635cm" style:page-number="auto"/>
      <style:text-properties/>
    </style:style>
    <style:style style:family="paragraph" style:name="P1375">
      <style:paragraph-properties fo:line-height="0.635cm" style:page-number="auto"/>
      <style:text-properties/>
    </style:style>
    <style:style style:family="paragraph" style:name="P1376">
      <style:paragraph-properties fo:line-height="0.635cm" style:page-number="auto"/>
      <style:text-properties/>
    </style:style>
    <style:style style:family="paragraph" style:name="P1377">
      <style:paragraph-properties fo:line-height="1.223cm" style:page-number="auto"/>
      <style:text-properties/>
    </style:style>
    <style:style style:family="paragraph" style:name="P1378">
      <style:paragraph-properties style:page-number="auto"/>
      <style:text-properties fo:font-size="1pt" style:font-size-asian="1pt" style:font-size-complex="1pt"/>
    </style:style>
    <style:style style:family="paragraph" style:name="P1379">
      <style:paragraph-properties fo:line-height="0.635cm" style:page-number="auto"/>
      <style:text-properties/>
    </style:style>
    <style:style style:family="paragraph" style:name="P1382">
      <style:paragraph-properties fo:line-height="0.635cm" style:page-number="auto"/>
      <style:text-properties/>
    </style:style>
    <style:style style:family="paragraph" style:name="P1383">
      <style:paragraph-properties fo:line-height="0.635cm" style:page-number="auto"/>
      <style:text-properties/>
    </style:style>
    <style:style style:family="paragraph" style:name="P1384">
      <style:paragraph-properties fo:line-height="0.635cm" style:page-number="auto"/>
      <style:text-properties/>
    </style:style>
    <style:style style:family="paragraph" style:name="P1385">
      <style:paragraph-properties fo:line-height="0.635cm" style:page-number="auto"/>
      <style:text-properties/>
    </style:style>
    <style:style style:family="paragraph" style:name="P1386">
      <style:paragraph-properties fo:line-height="0.635cm" style:page-number="auto"/>
      <style:text-properties/>
    </style:style>
    <style:style style:family="paragraph" style:name="P1387">
      <style:paragraph-properties fo:line-height="0.635cm" style:page-number="auto"/>
      <style:text-properties/>
    </style:style>
    <style:style style:family="paragraph" style:name="P1388">
      <style:paragraph-properties fo:line-height="0.635cm" style:page-number="auto"/>
      <style:text-properties/>
    </style:style>
    <style:style style:family="paragraph" style:name="P1389">
      <style:paragraph-properties fo:line-height="0.635cm" style:page-number="auto"/>
      <style:text-properties/>
    </style:style>
    <style:style style:family="paragraph" style:name="P1390">
      <style:paragraph-properties fo:line-height="0.635cm" style:page-number="auto"/>
      <style:text-properties/>
    </style:style>
    <style:style style:family="paragraph" style:name="P1391">
      <style:paragraph-properties fo:line-height="0.635cm" style:page-number="auto"/>
      <style:text-properties/>
    </style:style>
    <style:style style:family="paragraph" style:name="P1392">
      <style:paragraph-properties fo:line-height="0.635cm" style:page-number="auto"/>
      <style:text-properties/>
    </style:style>
    <style:style style:family="paragraph" style:name="P1393">
      <style:paragraph-properties fo:line-height="0.635cm" style:page-number="auto"/>
      <style:text-properties/>
    </style:style>
    <style:style style:family="paragraph" style:name="P1394">
      <style:paragraph-properties fo:line-height="0.635cm" style:page-number="auto"/>
      <style:text-properties/>
    </style:style>
    <style:style style:family="paragraph" style:name="P1395">
      <style:paragraph-properties fo:line-height="0.635cm" style:page-number="auto"/>
      <style:text-properties/>
    </style:style>
    <style:style style:family="paragraph" style:name="P1396">
      <style:paragraph-properties fo:line-height="0.635cm" style:page-number="auto"/>
      <style:text-properties/>
    </style:style>
    <style:style style:family="paragraph" style:name="P1397">
      <style:paragraph-properties fo:line-height="0.635cm" style:page-number="auto"/>
      <style:text-properties/>
    </style:style>
    <style:style style:family="paragraph" style:name="P1398">
      <style:paragraph-properties fo:line-height="0.635cm" style:page-number="auto"/>
      <style:text-properties/>
    </style:style>
    <style:style style:family="paragraph" style:name="P1399">
      <style:paragraph-properties fo:line-height="0.635cm" style:page-number="auto"/>
      <style:text-properties/>
    </style:style>
    <style:style style:family="paragraph" style:name="P1400">
      <style:paragraph-properties fo:line-height="0.635cm" style:page-number="auto"/>
      <style:text-properties/>
    </style:style>
    <style:style style:family="paragraph" style:name="P1401">
      <style:paragraph-properties fo:line-height="0.635cm" style:page-number="auto"/>
      <style:text-properties/>
    </style:style>
    <style:style style:family="paragraph" style:name="P1402">
      <style:paragraph-properties fo:line-height="0.635cm" style:page-number="auto"/>
      <style:text-properties/>
    </style:style>
    <style:style style:family="paragraph" style:name="P1403">
      <style:paragraph-properties fo:line-height="0.635cm" style:page-number="auto"/>
      <style:text-properties/>
    </style:style>
    <style:style style:family="paragraph" style:name="P1404">
      <style:paragraph-properties fo:line-height="0.635cm" style:page-number="auto"/>
      <style:text-properties/>
    </style:style>
    <style:style style:family="paragraph" style:name="P1405">
      <style:paragraph-properties fo:line-height="0.635cm" style:page-number="auto"/>
      <style:text-properties/>
    </style:style>
    <style:style style:family="paragraph" style:name="P1406">
      <style:paragraph-properties fo:line-height="0.635cm" style:page-number="auto"/>
      <style:text-properties/>
    </style:style>
    <style:style style:family="paragraph" style:name="P1407">
      <style:paragraph-properties fo:line-height="0.635cm" style:page-number="auto"/>
      <style:text-properties/>
    </style:style>
    <style:style style:family="paragraph" style:name="P1408">
      <style:paragraph-properties fo:line-height="0.635cm" style:page-number="auto"/>
      <style:text-properties/>
    </style:style>
    <style:style style:family="paragraph" style:name="P1409">
      <style:paragraph-properties fo:line-height="0.635cm" style:page-number="auto"/>
      <style:text-properties/>
    </style:style>
    <style:style style:family="paragraph" style:name="P1410">
      <style:paragraph-properties fo:line-height="0.635cm" style:page-number="auto"/>
      <style:text-properties/>
    </style:style>
    <style:style style:family="paragraph" style:name="P1411">
      <style:paragraph-properties fo:line-height="0.635cm" style:page-number="auto"/>
      <style:text-properties/>
    </style:style>
    <style:style style:family="paragraph" style:name="P1412">
      <style:paragraph-properties fo:line-height="0.635cm" style:page-number="auto"/>
      <style:text-properties/>
    </style:style>
    <style:style style:family="paragraph" style:name="P1413">
      <style:paragraph-properties fo:line-height="0.635cm" style:page-number="auto"/>
      <style:text-properties/>
    </style:style>
    <style:style style:family="paragraph" style:name="P1414">
      <style:paragraph-properties fo:line-height="0.635cm" style:page-number="auto"/>
      <style:text-properties/>
    </style:style>
    <style:style style:family="paragraph" style:name="P1415">
      <style:paragraph-properties fo:line-height="0.635cm" style:page-number="auto"/>
      <style:text-properties/>
    </style:style>
    <style:style style:family="paragraph" style:name="P1416">
      <style:paragraph-properties fo:line-height="0.635cm" style:page-number="auto"/>
      <style:text-properties/>
    </style:style>
    <style:style style:family="paragraph" style:name="P1417">
      <style:paragraph-properties fo:line-height="0.635cm" style:page-number="auto"/>
      <style:text-properties/>
    </style:style>
    <style:style style:family="paragraph" style:name="P1418">
      <style:paragraph-properties fo:line-height="0.707cm" style:page-number="auto"/>
      <style:text-properties/>
    </style:style>
    <style:style style:family="paragraph" style:name="P1419">
      <style:paragraph-properties style:page-number="auto"/>
      <style:text-properties fo:font-size="1pt" style:font-size-asian="1pt" style:font-size-complex="1pt"/>
    </style:style>
    <style:style style:family="paragraph" style:name="P1420">
      <style:paragraph-properties fo:line-height="0.635cm" style:page-number="auto"/>
      <style:text-properties/>
    </style:style>
    <style:style style:family="paragraph" style:name="P1421">
      <style:paragraph-properties fo:line-height="0.635cm" style:page-number="auto"/>
      <style:text-properties/>
    </style:style>
    <style:style style:family="paragraph" style:name="P1422">
      <style:paragraph-properties fo:line-height="0.635cm" style:page-number="auto"/>
      <style:text-properties/>
    </style:style>
    <style:style style:family="paragraph" style:name="P1423">
      <style:paragraph-properties fo:line-height="0.635cm" style:page-number="auto"/>
      <style:text-properties/>
    </style:style>
    <style:style style:family="paragraph" style:name="P1424">
      <style:paragraph-properties fo:line-height="0.635cm" style:page-number="auto"/>
      <style:text-properties/>
    </style:style>
    <style:style style:family="paragraph" style:name="P1425">
      <style:paragraph-properties fo:line-height="0.635cm" style:page-number="auto"/>
      <style:text-properties/>
    </style:style>
    <style:style style:family="paragraph" style:name="P1426">
      <style:paragraph-properties fo:line-height="0.635cm" style:page-number="auto"/>
      <style:text-properties/>
    </style:style>
    <style:style style:family="paragraph" style:name="P1427">
      <style:paragraph-properties fo:line-height="0.635cm" style:page-number="auto"/>
      <style:text-properties/>
    </style:style>
    <style:style style:family="paragraph" style:name="P1428">
      <style:paragraph-properties fo:line-height="0.635cm" style:page-number="auto"/>
      <style:text-properties/>
    </style:style>
    <style:style style:family="paragraph" style:name="P1429">
      <style:paragraph-properties fo:line-height="0.635cm" style:page-number="auto"/>
      <style:text-properties/>
    </style:style>
    <style:style style:family="paragraph" style:name="P1430">
      <style:paragraph-properties fo:line-height="0.635cm" style:page-number="auto"/>
      <style:text-properties/>
    </style:style>
    <style:style style:family="paragraph" style:name="P1431">
      <style:paragraph-properties fo:line-height="0.635cm" style:page-number="auto"/>
      <style:text-properties/>
    </style:style>
    <style:style style:family="paragraph" style:name="P1432">
      <style:paragraph-properties fo:line-height="0.635cm" style:page-number="auto"/>
      <style:text-properties/>
    </style:style>
    <style:style style:family="paragraph" style:name="P1433">
      <style:paragraph-properties fo:line-height="0.635cm" style:page-number="auto"/>
      <style:text-properties/>
    </style:style>
    <style:style style:family="paragraph" style:name="P1434">
      <style:paragraph-properties fo:line-height="0.635cm" style:page-number="auto"/>
      <style:text-properties/>
    </style:style>
    <style:style style:family="paragraph" style:name="P1435">
      <style:paragraph-properties fo:line-height="0.635cm" style:page-number="auto"/>
      <style:text-properties/>
    </style:style>
    <style:style style:family="paragraph" style:name="P1436">
      <style:paragraph-properties fo:line-height="0.635cm" style:page-number="auto"/>
      <style:text-properties/>
    </style:style>
    <style:style style:family="paragraph" style:name="P1437">
      <style:paragraph-properties fo:line-height="0.635cm" style:page-number="auto"/>
      <style:text-properties/>
    </style:style>
    <style:style style:family="paragraph" style:name="P1438">
      <style:paragraph-properties fo:line-height="0.635cm" style:page-number="auto"/>
      <style:text-properties/>
    </style:style>
    <style:style style:family="paragraph" style:name="P1439">
      <style:paragraph-properties fo:line-height="0.635cm" style:page-number="auto"/>
      <style:text-properties/>
    </style:style>
    <style:style style:family="paragraph" style:name="P1440">
      <style:paragraph-properties fo:line-height="0.635cm" style:page-number="auto"/>
      <style:text-properties/>
    </style:style>
    <style:style style:family="paragraph" style:name="P1441">
      <style:paragraph-properties fo:line-height="0.635cm" style:page-number="auto"/>
      <style:text-properties/>
    </style:style>
    <style:style style:family="paragraph" style:name="P1442">
      <style:paragraph-properties fo:line-height="0.635cm" style:page-number="auto"/>
      <style:text-properties/>
    </style:style>
    <style:style style:family="paragraph" style:name="P1443">
      <style:paragraph-properties fo:line-height="0.635cm" style:page-number="auto"/>
      <style:text-properties/>
    </style:style>
    <style:style style:family="paragraph" style:name="P1444">
      <style:paragraph-properties fo:line-height="0.635cm" style:page-number="auto"/>
      <style:text-properties/>
    </style:style>
    <style:style style:family="paragraph" style:name="P1445">
      <style:paragraph-properties fo:line-height="0.635cm" style:page-number="auto"/>
      <style:text-properties/>
    </style:style>
    <style:style style:family="paragraph" style:name="P1446">
      <style:paragraph-properties fo:line-height="0.635cm" style:page-number="auto"/>
      <style:text-properties/>
    </style:style>
    <style:style style:family="paragraph" style:name="P1447">
      <style:paragraph-properties fo:line-height="0.635cm" style:page-number="auto"/>
      <style:text-properties/>
    </style:style>
    <style:style style:family="paragraph" style:name="P1448">
      <style:paragraph-properties fo:line-height="0.635cm" style:page-number="auto"/>
      <style:text-properties/>
    </style:style>
    <style:style style:family="paragraph" style:name="P1449">
      <style:paragraph-properties fo:line-height="0.635cm" style:page-number="auto"/>
      <style:text-properties/>
    </style:style>
    <style:style style:family="paragraph" style:name="P1450">
      <style:paragraph-properties fo:line-height="0.635cm" style:page-number="auto"/>
      <style:text-properties/>
    </style:style>
    <style:style style:family="paragraph" style:name="P1451">
      <style:paragraph-properties fo:line-height="0.635cm" style:page-number="auto"/>
      <style:text-properties/>
    </style:style>
    <style:style style:family="paragraph" style:name="P1452">
      <style:paragraph-properties fo:line-height="0.635cm" style:page-number="auto"/>
      <style:text-properties/>
    </style:style>
    <style:style style:family="paragraph" style:name="P1453">
      <style:paragraph-properties fo:line-height="0.635cm" style:page-number="auto"/>
      <style:text-properties/>
    </style:style>
    <style:style style:family="paragraph" style:name="P1454">
      <style:paragraph-properties fo:line-height="0.635cm" style:page-number="auto"/>
      <style:text-properties/>
    </style:style>
    <style:style style:family="paragraph" style:name="P1455">
      <style:paragraph-properties fo:line-height="1.147cm" style:page-number="auto"/>
      <style:text-properties/>
    </style:style>
    <style:style style:family="paragraph" style:name="P1456">
      <style:paragraph-properties style:page-number="auto"/>
      <style:text-properties fo:font-size="1pt" style:font-size-asian="1pt" style:font-size-complex="1pt"/>
    </style:style>
    <style:style style:family="paragraph" style:name="P1457">
      <style:paragraph-properties fo:line-height="0.635cm" style:page-number="auto"/>
      <style:text-properties/>
    </style:style>
    <style:style style:family="paragraph" style:name="P1458">
      <style:paragraph-properties fo:line-height="0.635cm" style:page-number="auto"/>
      <style:text-properties/>
    </style:style>
    <style:style style:family="paragraph" style:name="P1459">
      <style:paragraph-properties fo:line-height="0.635cm" style:page-number="auto"/>
      <style:text-properties/>
    </style:style>
    <style:style style:family="paragraph" style:name="P1460">
      <style:paragraph-properties fo:line-height="0.635cm" style:page-number="auto"/>
      <style:text-properties/>
    </style:style>
    <style:style style:family="paragraph" style:name="P1461">
      <style:paragraph-properties fo:line-height="0.635cm" style:page-number="auto"/>
      <style:text-properties/>
    </style:style>
    <style:style style:family="paragraph" style:name="P1462">
      <style:paragraph-properties fo:line-height="0.635cm" style:page-number="auto"/>
      <style:text-properties/>
    </style:style>
    <style:style style:family="paragraph" style:name="P1463">
      <style:paragraph-properties fo:line-height="0.635cm" style:page-number="auto"/>
      <style:text-properties/>
    </style:style>
    <style:style style:family="paragraph" style:name="P1464">
      <style:paragraph-properties fo:line-height="0.635cm" style:page-number="auto"/>
      <style:text-properties/>
    </style:style>
    <style:style style:family="paragraph" style:name="P1465">
      <style:paragraph-properties fo:line-height="0.635cm" style:page-number="auto"/>
      <style:text-properties/>
    </style:style>
    <style:style style:family="paragraph" style:name="P1466">
      <style:paragraph-properties fo:line-height="0.635cm" style:page-number="auto"/>
      <style:text-properties/>
    </style:style>
    <style:style style:family="paragraph" style:name="P1467">
      <style:paragraph-properties fo:line-height="0.635cm" style:page-number="auto"/>
      <style:text-properties/>
    </style:style>
    <style:style style:family="paragraph" style:name="P1468">
      <style:paragraph-properties fo:line-height="0.635cm" style:page-number="auto"/>
      <style:text-properties/>
    </style:style>
    <style:style style:family="paragraph" style:name="P1469">
      <style:paragraph-properties fo:line-height="0.635cm" style:page-number="auto"/>
      <style:text-properties/>
    </style:style>
    <style:style style:family="paragraph" style:name="P1470">
      <style:paragraph-properties fo:line-height="0.635cm" style:page-number="auto"/>
      <style:text-properties/>
    </style:style>
    <style:style style:family="paragraph" style:name="P1471">
      <style:paragraph-properties fo:line-height="0.635cm" style:page-number="auto"/>
      <style:text-properties/>
    </style:style>
    <style:style style:family="paragraph" style:name="P1472">
      <style:paragraph-properties fo:line-height="0.635cm" style:page-number="auto"/>
      <style:text-properties/>
    </style:style>
    <style:style style:family="paragraph" style:name="P1473">
      <style:paragraph-properties fo:line-height="0.635cm" style:page-number="auto"/>
      <style:text-properties/>
    </style:style>
    <style:style style:family="paragraph" style:name="P1474">
      <style:paragraph-properties fo:line-height="0.635cm" style:page-number="auto"/>
      <style:text-properties/>
    </style:style>
    <style:style style:family="paragraph" style:name="P1475">
      <style:paragraph-properties fo:line-height="0.635cm" style:page-number="auto"/>
      <style:text-properties/>
    </style:style>
    <style:style style:family="paragraph" style:name="P1476">
      <style:paragraph-properties fo:line-height="0.635cm" style:page-number="auto"/>
      <style:text-properties/>
    </style:style>
    <style:style style:family="paragraph" style:name="P1477">
      <style:paragraph-properties fo:line-height="0.635cm" style:page-number="auto"/>
      <style:text-properties/>
    </style:style>
    <style:style style:family="paragraph" style:name="P1478">
      <style:paragraph-properties fo:line-height="0.635cm" style:page-number="auto"/>
      <style:text-properties/>
    </style:style>
    <style:style style:family="paragraph" style:name="P1479">
      <style:paragraph-properties fo:line-height="0.635cm" style:page-number="auto"/>
      <style:text-properties/>
    </style:style>
    <style:style style:family="paragraph" style:name="P1480">
      <style:paragraph-properties fo:line-height="0.635cm" style:page-number="auto"/>
      <style:text-properties/>
    </style:style>
    <style:style style:family="paragraph" style:name="P1481">
      <style:paragraph-properties fo:line-height="0.635cm" style:page-number="auto"/>
      <style:text-properties/>
    </style:style>
    <style:style style:family="paragraph" style:name="P1482">
      <style:paragraph-properties fo:line-height="0.635cm" style:page-number="auto"/>
      <style:text-properties/>
    </style:style>
    <style:style style:family="paragraph" style:name="P1483">
      <style:paragraph-properties fo:line-height="0.635cm" style:page-number="auto"/>
      <style:text-properties/>
    </style:style>
    <style:style style:family="paragraph" style:name="P1484">
      <style:paragraph-properties fo:line-height="0.635cm" style:page-number="auto"/>
      <style:text-properties/>
    </style:style>
    <style:style style:family="paragraph" style:name="P1485">
      <style:paragraph-properties fo:line-height="0.635cm" style:page-number="auto"/>
      <style:text-properties/>
    </style:style>
    <style:style style:family="paragraph" style:name="P1486">
      <style:paragraph-properties fo:line-height="0.635cm" style:page-number="auto"/>
      <style:text-properties/>
    </style:style>
    <style:style style:family="paragraph" style:name="P1487">
      <style:paragraph-properties fo:line-height="0.635cm" style:page-number="auto"/>
      <style:text-properties/>
    </style:style>
    <style:style style:family="paragraph" style:name="P1488">
      <style:paragraph-properties fo:line-height="0.635cm" style:page-number="auto"/>
      <style:text-properties/>
    </style:style>
    <style:style style:family="paragraph" style:name="P1489">
      <style:paragraph-properties fo:line-height="0.635cm" style:page-number="auto"/>
      <style:text-properties/>
    </style:style>
    <style:style style:family="paragraph" style:name="P1490">
      <style:paragraph-properties fo:line-height="0.635cm" style:page-number="auto"/>
      <style:text-properties/>
    </style:style>
    <style:style style:family="paragraph" style:name="P1491">
      <style:paragraph-properties fo:line-height="0.635cm" style:page-number="auto"/>
      <style:text-properties/>
    </style:style>
    <style:style style:family="paragraph" style:name="P1492">
      <style:paragraph-properties fo:line-height="0.635cm" style:page-number="auto"/>
      <style:text-properties/>
    </style:style>
    <style:style style:family="paragraph" style:name="P1493">
      <style:paragraph-properties fo:line-height="0.635cm" style:page-number="auto"/>
      <style:text-properties/>
    </style:style>
    <style:style style:family="paragraph" style:name="P1494">
      <style:paragraph-properties fo:line-height="0.635cm" style:page-number="auto"/>
      <style:text-properties/>
    </style:style>
    <style:style style:family="paragraph" style:name="P1495">
      <style:paragraph-properties fo:line-height="0.635cm" style:page-number="auto"/>
      <style:text-properties/>
    </style:style>
    <style:style style:family="paragraph" style:name="P1496">
      <style:paragraph-properties fo:line-height="0.635cm" style:page-number="auto"/>
      <style:text-properties/>
    </style:style>
    <style:style style:family="paragraph" style:name="P1497">
      <style:paragraph-properties fo:line-height="0.635cm" style:page-number="auto"/>
      <style:text-properties/>
    </style:style>
    <style:style style:family="paragraph" style:name="P1498">
      <style:paragraph-properties fo:line-height="0.672cm" style:page-number="auto"/>
      <style:text-properties/>
    </style:style>
    <style:style style:family="paragraph" style:name="P1499">
      <style:paragraph-properties style:page-number="auto"/>
      <style:text-properties fo:font-size="1pt" style:font-size-asian="1pt" style:font-size-complex="1pt"/>
    </style:style>
    <style:style style:family="paragraph" style:name="P1500">
      <style:paragraph-properties style:page-number="auto"/>
      <style:text-properties fo:font-size="1pt" style:font-size-asian="1pt" style:font-size-complex="1pt"/>
    </style:style>
    <style:style style:family="paragraph" style:name="P1502">
      <style:paragraph-properties style:page-number="auto"/>
      <style:text-properties fo:font-size="1pt" style:font-size-asian="1pt" style:font-size-complex="1pt"/>
    </style:style>
    <style:style style:family="paragraph" style:name="P1503">
      <style:paragraph-properties fo:line-height="0.635cm" style:page-number="auto"/>
      <style:text-properties/>
    </style:style>
    <style:style style:family="paragraph" style:name="P1504">
      <style:paragraph-properties fo:line-height="0.635cm" style:page-number="auto"/>
      <style:text-properties/>
    </style:style>
    <style:style style:family="paragraph" style:name="P1505">
      <style:paragraph-properties fo:line-height="0.635cm" style:page-number="auto"/>
      <style:text-properties/>
    </style:style>
    <style:style style:family="paragraph" style:name="P1506">
      <style:paragraph-properties fo:line-height="0.635cm" style:page-number="auto"/>
      <style:text-properties/>
    </style:style>
    <style:style style:family="paragraph" style:name="P1507">
      <style:paragraph-properties fo:line-height="0.635cm" style:page-number="auto"/>
      <style:text-properties/>
    </style:style>
    <style:style style:family="paragraph" style:name="P1508">
      <style:paragraph-properties fo:line-height="0.635cm" style:page-number="auto"/>
      <style:text-properties/>
    </style:style>
    <style:style style:family="paragraph" style:name="P1509">
      <style:paragraph-properties fo:line-height="0.635cm" style:page-number="auto"/>
      <style:text-properties/>
    </style:style>
    <style:style style:family="paragraph" style:name="P1510">
      <style:paragraph-properties fo:line-height="0.635cm" style:page-number="auto"/>
      <style:text-properties/>
    </style:style>
    <style:style style:family="paragraph" style:name="P1511">
      <style:paragraph-properties fo:line-height="0.635cm" style:page-number="auto"/>
      <style:text-properties/>
    </style:style>
    <style:style style:family="paragraph" style:name="P1512">
      <style:paragraph-properties fo:line-height="0.635cm" style:page-number="auto"/>
      <style:text-properties/>
    </style:style>
    <style:style style:family="paragraph" style:name="P1513">
      <style:paragraph-properties fo:line-height="0.635cm" style:page-number="auto"/>
      <style:text-properties/>
    </style:style>
    <style:style style:family="paragraph" style:name="P1514">
      <style:paragraph-properties fo:line-height="0.635cm" style:page-number="auto"/>
      <style:text-properties/>
    </style:style>
    <style:style style:family="paragraph" style:name="P1515">
      <style:paragraph-properties fo:line-height="0.635cm" style:page-number="auto"/>
      <style:text-properties/>
    </style:style>
    <style:style style:family="paragraph" style:name="P1516">
      <style:paragraph-properties fo:line-height="0.635cm" style:page-number="auto"/>
      <style:text-properties/>
    </style:style>
    <style:style style:family="paragraph" style:name="P1517">
      <style:paragraph-properties fo:line-height="0.635cm" style:page-number="auto"/>
      <style:text-properties/>
    </style:style>
    <style:style style:family="paragraph" style:name="P1518">
      <style:paragraph-properties fo:line-height="0.635cm" style:page-number="auto"/>
      <style:text-properties/>
    </style:style>
    <style:style style:family="paragraph" style:name="P1519">
      <style:paragraph-properties fo:line-height="0.635cm" style:page-number="auto"/>
      <style:text-properties/>
    </style:style>
    <style:style style:family="paragraph" style:name="P1520">
      <style:paragraph-properties fo:line-height="0.635cm" style:page-number="auto"/>
      <style:text-properties/>
    </style:style>
    <style:style style:family="paragraph" style:name="P1521">
      <style:paragraph-properties fo:line-height="0.635cm" style:page-number="auto"/>
      <style:text-properties/>
    </style:style>
    <style:style style:family="paragraph" style:name="P1522">
      <style:paragraph-properties fo:line-height="0.635cm" style:page-number="auto"/>
      <style:text-properties/>
    </style:style>
    <style:style style:family="paragraph" style:name="P1523">
      <style:paragraph-properties fo:line-height="0.635cm" style:page-number="auto"/>
      <style:text-properties/>
    </style:style>
    <style:style style:family="paragraph" style:name="P1524">
      <style:paragraph-properties fo:line-height="0.635cm" style:page-number="auto"/>
      <style:text-properties/>
    </style:style>
    <style:style style:family="paragraph" style:name="P1525">
      <style:paragraph-properties fo:line-height="0.635cm" style:page-number="auto"/>
      <style:text-properties/>
    </style:style>
    <style:style style:family="paragraph" style:name="P1526">
      <style:paragraph-properties fo:line-height="0.635cm" style:page-number="auto"/>
      <style:text-properties/>
    </style:style>
    <style:style style:family="paragraph" style:name="P1527">
      <style:paragraph-properties fo:line-height="0.635cm" style:page-number="auto"/>
      <style:text-properties/>
    </style:style>
    <style:style style:family="paragraph" style:name="P1528">
      <style:paragraph-properties fo:line-height="0.635cm" style:page-number="auto"/>
      <style:text-properties/>
    </style:style>
    <style:style style:family="paragraph" style:name="P1529">
      <style:paragraph-properties fo:line-height="0.635cm" style:page-number="auto"/>
      <style:text-properties/>
    </style:style>
    <style:style style:family="paragraph" style:name="P1530">
      <style:paragraph-properties fo:line-height="0.635cm" style:page-number="auto"/>
      <style:text-properties/>
    </style:style>
    <style:style style:family="paragraph" style:name="P1531">
      <style:paragraph-properties fo:line-height="0.635cm" style:page-number="auto"/>
      <style:text-properties/>
    </style:style>
    <style:style style:family="paragraph" style:name="P1532">
      <style:paragraph-properties fo:line-height="0.635cm" style:page-number="auto"/>
      <style:text-properties/>
    </style:style>
    <style:style style:family="paragraph" style:name="P1533">
      <style:paragraph-properties fo:line-height="0.635cm" style:page-number="auto"/>
      <style:text-properties/>
    </style:style>
    <style:style style:family="paragraph" style:name="P1534">
      <style:paragraph-properties fo:line-height="0.635cm" style:page-number="auto"/>
      <style:text-properties/>
    </style:style>
    <style:style style:family="paragraph" style:name="P1535">
      <style:paragraph-properties fo:line-height="0.635cm" style:page-number="auto"/>
      <style:text-properties/>
    </style:style>
    <style:style style:family="paragraph" style:name="P1536">
      <style:paragraph-properties fo:line-height="0.635cm" style:page-number="auto"/>
      <style:text-properties/>
    </style:style>
    <style:style style:family="paragraph" style:name="P1537">
      <style:paragraph-properties fo:line-height="0.635cm" style:page-number="auto"/>
      <style:text-properties/>
    </style:style>
    <style:style style:family="paragraph" style:name="P1538">
      <style:paragraph-properties fo:line-height="0.635cm" style:page-number="auto"/>
      <style:text-properties/>
    </style:style>
    <style:style style:family="paragraph" style:name="P1539">
      <style:paragraph-properties fo:line-height="0.635cm" style:page-number="auto"/>
      <style:text-properties/>
    </style:style>
    <style:style style:family="paragraph" style:name="P1540">
      <style:paragraph-properties fo:line-height="0.635cm" style:page-number="auto"/>
      <style:text-properties/>
    </style:style>
    <style:style style:family="paragraph" style:name="P1541">
      <style:paragraph-properties fo:line-height="0.635cm" style:page-number="auto"/>
      <style:text-properties/>
    </style:style>
    <style:style style:family="paragraph" style:name="P1542">
      <style:paragraph-properties fo:line-height="0.635cm" style:page-number="auto"/>
      <style:text-properties/>
    </style:style>
    <style:style style:family="paragraph" style:name="P1543">
      <style:paragraph-properties fo:line-height="0.635cm" style:page-number="auto"/>
      <style:text-properties/>
    </style:style>
    <style:style style:family="paragraph" style:name="P1544">
      <style:paragraph-properties fo:line-height="0.672cm" style:page-number="auto"/>
      <style:text-properties/>
    </style:style>
    <style:style style:family="paragraph" style:name="P1545">
      <style:paragraph-properties style:page-number="auto"/>
      <style:text-properties fo:font-size="1pt" style:font-size-asian="1pt" style:font-size-complex="1pt"/>
    </style:style>
    <style:style style:family="paragraph" style:name="P1546">
      <style:paragraph-properties style:page-number="auto"/>
      <style:text-properties fo:font-size="1pt" style:font-size-asian="1pt" style:font-size-complex="1pt"/>
    </style:style>
    <style:style style:family="paragraph" style:name="P1547">
      <style:paragraph-properties style:page-number="auto"/>
      <style:text-properties fo:font-size="1pt" style:font-size-asian="1pt" style:font-size-complex="1pt"/>
    </style:style>
    <style:style style:family="paragraph" style:name="P1548">
      <style:paragraph-properties fo:break-after="page" style:page-number="auto"/>
      <style:text-properties fo:font-size="1pt" style:font-size-asian="1pt" style:font-size-complex="1pt"/>
    </style:style>
    <style:style style:family="paragraph" style:name="P1549">
      <style:paragraph-properties style:page-number="auto"/>
      <style:text-properties fo:font-size="1pt" style:font-size-asian="1pt" style:font-size-complex="1pt"/>
    </style:style>
    <style:style style:family="paragraph" style:name="P1550">
      <style:paragraph-properties style:page-number="auto"/>
      <style:text-properties fo:font-size="1pt" style:font-size-asian="1pt" style:font-size-complex="1pt"/>
    </style:style>
    <style:style style:family="paragraph" style:name="P1551">
      <style:paragraph-properties fo:line-height="0.635cm" style:page-number="auto"/>
      <style:text-properties/>
    </style:style>
    <style:style style:family="paragraph" style:name="P1552">
      <style:paragraph-properties fo:line-height="0.635cm" style:page-number="auto"/>
      <style:text-properties/>
    </style:style>
    <style:style style:family="paragraph" style:name="P1553">
      <style:paragraph-properties fo:line-height="0.635cm" style:page-number="auto"/>
      <style:text-properties/>
    </style:style>
    <style:style style:family="paragraph" style:name="P1554">
      <style:paragraph-properties fo:line-height="0.635cm" style:page-number="auto"/>
      <style:text-properties/>
    </style:style>
    <style:style style:family="paragraph" style:name="P1555">
      <style:paragraph-properties fo:line-height="0.635cm" style:page-number="auto"/>
      <style:text-properties/>
    </style:style>
    <style:style style:family="paragraph" style:name="P1556">
      <style:paragraph-properties fo:line-height="0.635cm" style:page-number="auto"/>
      <style:text-properties/>
    </style:style>
    <style:style style:family="paragraph" style:name="P1557">
      <style:paragraph-properties fo:line-height="0.635cm" style:page-number="auto"/>
      <style:text-properties/>
    </style:style>
    <style:style style:family="paragraph" style:name="P1558">
      <style:paragraph-properties fo:line-height="0.635cm" style:page-number="auto"/>
      <style:text-properties/>
    </style:style>
    <style:style style:family="paragraph" style:name="P1559">
      <style:paragraph-properties fo:line-height="0.635cm" style:page-number="auto"/>
      <style:text-properties/>
    </style:style>
    <style:style style:family="paragraph" style:name="P1560">
      <style:paragraph-properties fo:line-height="0.635cm" style:page-number="auto"/>
      <style:text-properties/>
    </style:style>
    <style:style style:family="paragraph" style:name="P1561">
      <style:paragraph-properties fo:line-height="0.635cm" style:page-number="auto"/>
      <style:text-properties/>
    </style:style>
    <style:style style:family="paragraph" style:name="P1562">
      <style:paragraph-properties fo:line-height="0.635cm" style:page-number="auto"/>
      <style:text-properties/>
    </style:style>
    <style:style style:family="paragraph" style:name="P1563">
      <style:paragraph-properties fo:line-height="0.635cm" style:page-number="auto"/>
      <style:text-properties/>
    </style:style>
    <style:style style:family="paragraph" style:name="P1564">
      <style:paragraph-properties fo:line-height="0.635cm" style:page-number="auto"/>
      <style:text-properties/>
    </style:style>
    <style:style style:family="paragraph" style:name="P1565">
      <style:paragraph-properties fo:line-height="0.635cm" style:page-number="auto"/>
      <style:text-properties/>
    </style:style>
    <style:style style:family="paragraph" style:name="P1566">
      <style:paragraph-properties fo:line-height="0.635cm" style:page-number="auto"/>
      <style:text-properties/>
    </style:style>
    <style:style style:family="paragraph" style:name="P1567">
      <style:paragraph-properties fo:line-height="0.635cm" style:page-number="auto"/>
      <style:text-properties/>
    </style:style>
    <style:style style:family="paragraph" style:name="P1568">
      <style:paragraph-properties fo:line-height="0.635cm" style:page-number="auto"/>
      <style:text-properties/>
    </style:style>
    <style:style style:family="paragraph" style:name="P1569">
      <style:paragraph-properties fo:line-height="0.635cm" style:page-number="auto"/>
      <style:text-properties/>
    </style:style>
    <style:style style:family="paragraph" style:name="P1570">
      <style:paragraph-properties fo:line-height="0.635cm" style:page-number="auto"/>
      <style:text-properties/>
    </style:style>
    <style:style style:family="paragraph" style:name="P1571">
      <style:paragraph-properties fo:line-height="0.635cm" style:page-number="auto"/>
      <style:text-properties/>
    </style:style>
    <style:style style:family="paragraph" style:name="P1572">
      <style:paragraph-properties fo:line-height="0.635cm" style:page-number="auto"/>
      <style:text-properties/>
    </style:style>
    <style:style style:family="paragraph" style:name="P1573">
      <style:paragraph-properties fo:line-height="0.635cm" style:page-number="auto"/>
      <style:text-properties/>
    </style:style>
    <style:style style:family="paragraph" style:name="P1574">
      <style:paragraph-properties fo:line-height="0.635cm" style:page-number="auto"/>
      <style:text-properties/>
    </style:style>
    <style:style style:family="paragraph" style:name="P1575">
      <style:paragraph-properties fo:line-height="0.635cm" style:page-number="auto"/>
      <style:text-properties/>
    </style:style>
    <style:style style:family="paragraph" style:name="P1576">
      <style:paragraph-properties fo:line-height="0.635cm" style:page-number="auto"/>
      <style:text-properties/>
    </style:style>
    <style:style style:family="paragraph" style:name="P1577">
      <style:paragraph-properties fo:line-height="0.635cm" style:page-number="auto"/>
      <style:text-properties/>
    </style:style>
    <style:style style:family="paragraph" style:name="P1578">
      <style:paragraph-properties fo:line-height="0.635cm" style:page-number="auto"/>
      <style:text-properties/>
    </style:style>
    <style:style style:family="paragraph" style:name="P1579">
      <style:paragraph-properties fo:line-height="0.635cm" style:page-number="auto"/>
      <style:text-properties/>
    </style:style>
    <style:style style:family="paragraph" style:name="P1580">
      <style:paragraph-properties fo:line-height="0.635cm" style:page-number="auto"/>
      <style:text-properties/>
    </style:style>
    <style:style style:family="paragraph" style:name="P1581">
      <style:paragraph-properties fo:line-height="0.635cm" style:page-number="auto"/>
      <style:text-properties/>
    </style:style>
    <style:style style:family="paragraph" style:name="P1582">
      <style:paragraph-properties fo:line-height="0.635cm" style:page-number="auto"/>
      <style:text-properties/>
    </style:style>
    <style:style style:family="paragraph" style:name="P1583">
      <style:paragraph-properties fo:line-height="0.635cm" style:page-number="auto"/>
      <style:text-properties/>
    </style:style>
    <style:style style:family="paragraph" style:name="P1584">
      <style:paragraph-properties fo:line-height="0.635cm" style:page-number="auto"/>
      <style:text-properties/>
    </style:style>
    <style:style style:family="paragraph" style:name="P1585">
      <style:paragraph-properties fo:line-height="0.635cm" style:page-number="auto"/>
      <style:text-properties/>
    </style:style>
    <style:style style:family="paragraph" style:name="P1586">
      <style:paragraph-properties fo:line-height="0.635cm" style:page-number="auto"/>
      <style:text-properties/>
    </style:style>
    <style:style style:family="paragraph" style:name="P1587">
      <style:paragraph-properties fo:line-height="0.635cm" style:page-number="auto"/>
      <style:text-properties/>
    </style:style>
    <style:style style:family="paragraph" style:name="P1588">
      <style:paragraph-properties fo:line-height="0.635cm" style:page-number="auto"/>
      <style:text-properties/>
    </style:style>
    <style:style style:family="paragraph" style:name="P1589">
      <style:paragraph-properties fo:line-height="0.913cm" style:page-number="auto"/>
      <style:text-properties/>
    </style:style>
    <style:style style:family="paragraph" style:name="P1590">
      <style:paragraph-properties style:page-number="auto"/>
      <style:text-properties fo:font-size="1pt" style:font-size-asian="1pt" style:font-size-complex="1pt"/>
    </style:style>
    <style:style style:family="paragraph" style:name="P1591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159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598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76cm" style:type="right"/>
        </style:tab-stops>
      </style:paragraph-properties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03" style:parent-style-name="Body text (5)">
      <style:paragraph-properties fo:background-color="transparent" fo:margin-top="0.000cm" fo:margin-bottom="0.000cm" fo:line-height="0.353cm" fo:margin-left="0.000cm" fo:margin-right="0.000cm" fo:text-indent="0.057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09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60cm" style:type="right"/>
        </style:tab-stops>
      </style:paragraph-properties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4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64cm" style:type="left"/>
          <style:tab-stop style:position="10.543cm" style:type="right"/>
        </style:tab-stops>
      </style:paragraph-properties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6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2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9" style:parent-style-name="Heading #1">
      <style:paragraph-properties fo:keep-with-next="always" fo:keep-together="always"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3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3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540cm" fo:margin-left="0.000cm" fo:margin-right="0.000cm" fo:text-indent="0.000cm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50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0" style:parent-style-name="Contents 1">
      <style:paragraph-properties fo:background-color="transparent" fo:margin-top="0.000cm" fo:margin-bottom="0.000cm" fo:line-height="1.101cm" fo:margin-left="0.000cm" fo:margin-right="0.000cm" fo:text-indent="0.067cm" style:page-number="auto">
        <style:tab-stops>
          <style:tab-stop style:position="0.812cm" style:type="left"/>
          <style:tab-stop style:position="10.582cm" style:type="right"/>
        </style:tab-stops>
      </style:paragraph-properties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23cm" fo:margin-left="2.328cm" fo:margin-right="0.000cm" fo:text-indent="0.000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1674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76cm" style:type="right"/>
        </style:tab-stops>
      </style:paragraph-properties>
      <style:text-properties/>
    </style:style>
    <style:style style:family="paragraph" style:name="P1675" style:parent-style-name="Heading #2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78" style:parent-style-name="Table caption (5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605cm" fo:line-height="0.423cm" fo:margin-left="0.388cm" fo:margin-right="0.000cm" fo:text-indent="-0.016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8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91" style:parent-style-name="Body text (7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741cm" fo:line-height="0.423cm" fo:margin-left="0.000cm" fo:margin-right="0.000cm" fo:text-indent="0.000cm" fo:text-align="righ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1700" style:parent-style-name="Body text (9)">
      <style:paragraph-properties fo:background-color="transparent" fo:margin-top="0.000cm" fo:margin-bottom="0.000cm" fo:margin-left="0.000cm" fo:margin-right="0.000cm" fo:text-indent="0.123cm" style:page-number="auto">
        <style:tab-stops>
          <style:tab-stop style:position="7.235cm" style:type="right"/>
          <style:tab-stop style:position="9.605cm" style:type="right"/>
        </style:tab-stops>
      </style:paragraph-properties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0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728cm" fo:margin-left="0.459cm" fo:margin-right="0.000cm" fo:text-indent="-0.001cm" fo:text-align="justify" style:page-number="auto">
        <style:tab-stops>
          <style:tab-stop style:position="8.194cm" style:type="right"/>
          <style:tab-stop style:position="8.556cm" style:type="left"/>
        </style:tab-stops>
      </style:paragraph-properties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9" style:parent-style-name="Body text (11)">
      <style:paragraph-properties fo:background-color="transparent" fo:margin-top="0.000cm" fo:margin-bottom="0.000cm" fo:line-height="0.353cm" fo:margin-left="7.655cm" fo:margin-right="0.000cm" fo:text-indent="0.007cm" fo:text-align="lef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423cm" fo:margin-left="1.587cm" fo:margin-right="0.000cm" fo:text-indent="-0.004cm" fo:text-align="left" style:page-number="auto"/>
      <style:text-properties/>
    </style:style>
    <style:style style:family="paragraph" style:name="P1724" style:parent-style-name="Table caption (6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725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9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34" style:parent-style-name="Body text (8)">
      <style:paragraph-properties fo:background-color="transparent" fo:margin-top="0.000cm" fo:margin-bottom="0.667cm" fo:line-height="0.370cm" fo:margin-left="0.000cm" fo:margin-right="0.035cm" fo:text-indent="0.000cm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20.703cm" fo:margin-left="2.540cm" fo:margin-right="1.552cm" fo:text-indent="0.017cm" fo:text-align="lef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4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852cm" style:type="left"/>
          <style:tab-stop style:position="10.498cm" style:type="right"/>
        </style:tab-stops>
      </style:paragraph-properties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7" style:parent-style-name="Body text (2)">
      <style:paragraph-properties fo:background-color="transparent" fo:margin-top="0.212cm" fo:margin-bottom="0.741cm" fo:line-height="0.423cm" fo:margin-left="0.953cm" fo:margin-right="0.000cm" fo:text-indent="-0.014cm" fo:text-align="lef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0" style:parent-style-name="Contents 1">
      <style:paragraph-properties fo:background-color="transparent" fo:margin-top="0.000cm" fo:margin-bottom="0.000cm" fo:line-height="1.101cm" fo:margin-left="0.000cm" fo:margin-right="0.000cm" fo:text-indent="0.067cm" style:page-number="auto">
        <style:tab-stops>
          <style:tab-stop style:position="0.795cm" style:type="left"/>
          <style:tab-stop style:position="10.565cm" style:type="right"/>
        </style:tab-stops>
      </style:paragraph-properties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52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53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9" style:parent-style-name="Body text (9)">
      <style:paragraph-properties fo:background-color="transparent" fo:margin-top="0.000cm" fo:margin-bottom="0.460cm" fo:line-height="0.745cm" fo:margin-left="0.847cm" fo:margin-right="0.000cm" fo:text-indent="0.008cm" style:page-number="auto">
        <style:tab-stops>
          <style:tab-stop style:position="7.311cm" style:type="center"/>
          <style:tab-stop style:position="8.405cm" style:type="left"/>
        </style:tab-stops>
      </style:paragraph-properties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2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9cm" style:type="right"/>
        </style:tab-stops>
      </style:paragraph-properties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2.681cm" fo:margin-right="0.000cm" fo:text-indent="-0.006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775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84" style:parent-style-name="Body text (6)">
      <style:paragraph-properties fo:background-color="transparent" fo:margin-top="0.000cm" fo:margin-bottom="0.635cm" fo:line-height="0.737cm" fo:margin-left="0.000cm" fo:margin-right="0.000cm" fo:text-indent="0.078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91" style:parent-style-name="Heading #1">
      <style:paragraph-properties fo:keep-with-next="always" fo:keep-together="always" fo:background-color="transparent" fo:margin-top="0.000cm" fo:margin-bottom="0.000cm" fo:line-height="0.728cm" fo:margin-left="2.187cm" fo:margin-right="0.000cm" fo:text-indent="0.014cm" fo:text-align="justify" style:page-number="auto">
        <style:tab-stops>
          <style:tab-stop style:position="8.210cm" style:type="right"/>
          <style:tab-stop style:position="8.328cm" style:type="left"/>
        </style:tab-stops>
      </style:paragraph-properties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423cm" fo:margin-left="1.905cm" fo:margin-right="0.000cm" fo:text-indent="-0.017cm" fo:text-align="lef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847cm" fo:line-height="0.423cm" fo:margin-left="1.164cm" fo:margin-right="0.000cm" fo:text-indent="-0.004cm" fo:text-align="left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0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423cm" fo:margin-left="4.304cm" fo:margin-right="0.000cm" fo:text-indent="0.001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26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423cm" fo:margin-left="0.423cm" fo:margin-right="0.000cm" fo:text-indent="-0.017cm" fo:text-align="lef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423cm" fo:margin-left="4.586cm" fo:margin-right="0.000cm" fo:text-indent="-0.014cm" fo:text-align="lef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38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06cm" style:type="left"/>
          <style:tab-stop style:position="10.568cm" style:type="right"/>
        </style:tab-stops>
      </style:paragraph-properties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45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715cm" style:type="left"/>
          <style:tab-stop style:position="10.467cm" style:type="right"/>
        </style:tab-stops>
      </style:paragraph-properties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852" style:parent-style-name="Body text (14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5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57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58cm" style:type="left"/>
          <style:tab-stop style:position="10.528cm" style:type="right"/>
        </style:tab-stops>
      </style:paragraph-properties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5" style:parent-style-name="Heading #2">
      <style:paragraph-properties fo:keep-with-next="always" fo:keep-together="always"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1876" style:parent-style-name="Contents 1">
      <style:paragraph-properties fo:background-color="transparent" fo:margin-top="0.000cm" fo:margin-bottom="0.000cm" fo:line-height="0.728cm" fo:margin-left="1.905cm" fo:margin-right="0.000cm" fo:text-indent="0.008cm" fo:text-align="left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85" style:parent-style-name="Heading #1 (4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1887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9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23cm" fo:margin-left="1.305cm" fo:margin-right="0.000cm" fo:text-indent="0.007cm" fo:text-align="left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5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9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>
        <style:tab-stops>
          <style:tab-stop style:position="16.666cm" style:type="right"/>
        </style:tab-stops>
      </style:paragraph-properties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23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924" style:parent-style-name="Body text (5)">
      <style:paragraph-properties fo:background-color="transparent" fo:margin-top="0.000cm" fo:margin-bottom="0.000cm" fo:line-height="0.353cm" fo:margin-left="0.776cm" fo:margin-right="0.000cm" fo:text-indent="0.000cm" fo:text-align="center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423cm" fo:margin-left="0.847cm" fo:margin-right="0.000cm" fo:text-indent="-0.017cm" fo:text-align="left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944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62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60cm" style:type="right"/>
        </style:tab-stops>
      </style:paragraph-properties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18.028cm" fo:line-height="0.745cm" fo:margin-left="0.000cm" fo:margin-right="0.000cm" fo:text-indent="0.000cm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70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2.216cm" fo:margin-left="2.540cm" fo:margin-right="1.623cm" fo:text-indent="0.015cm" fo:text-align="lef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635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985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1991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686cm" style:type="left"/>
          <style:tab-stop style:position="9.686cm" style:type="right"/>
        </style:tab-stops>
      </style:paragraph-properties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94" style:parent-style-name="Body text (8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9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003" style:parent-style-name="Body text (9)">
      <style:paragraph-properties fo:background-color="transparent" fo:margin-top="0.000cm" fo:margin-bottom="0.000cm" fo:line-height="0.745cm" fo:margin-left="0.000cm" fo:margin-right="0.000cm" fo:text-indent="0.000cm" fo:text-align="center" style:page-number="auto"/>
      <style:text-properties/>
    </style:style>
    <style:style style:family="paragraph" style:name="P200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2005" style:parent-style-name="Heading #1 (13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1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1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831cm" style:type="left"/>
          <style:tab-stop style:position="10.467cm" style:type="right"/>
        </style:tab-stops>
      </style:paragraph-properties>
      <style:text-properties/>
    </style:style>
    <style:style style:family="paragraph" style:name="P2022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423cm" fo:margin-left="4.586cm" fo:margin-right="0.000cm" fo:text-indent="-0.014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423cm" fo:margin-left="2.611cm" fo:margin-right="0.000cm" fo:text-indent="-0.003cm" fo:text-align="lef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4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45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67cm" style:type="right"/>
        </style:tab-stops>
      </style:paragraph-properties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423cm" fo:margin-left="0.635cm" fo:margin-right="0.000cm" fo:text-indent="0.017cm" fo:text-align="left" style:page-number="auto"/>
      <style:text-properties/>
    </style:style>
    <style:style style:family="paragraph" style:name="P2050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57" style:parent-style-name="Body text (6)">
      <style:paragraph-properties fo:background-color="transparent" fo:margin-top="0.000cm" fo:margin-bottom="0.642cm" fo:margin-left="0.000cm" fo:margin-right="0.000cm" fo:text-indent="0.078cm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059" style:parent-style-name="Body text (2)">
      <style:paragraph-properties fo:background-color="transparent" fo:margin-top="0.212cm" fo:margin-bottom="0.000cm" fo:line-height="0.423cm" fo:margin-left="0.564cm" fo:margin-right="0.000cm" fo:text-indent="0.003cm" fo:text-align="left" style:page-number="auto"/>
      <style:text-properties/>
    </style:style>
    <style:style style:family="paragraph" style:name="P2060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423cm" fo:margin-left="0.811cm" fo:margin-right="0.000cm" fo:text-indent="-0.007cm" fo:text-align="lef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423cm" fo:margin-left="0.917cm" fo:margin-right="0.000cm" fo:text-indent="0.006cm" fo:text-align="left" style:page-number="auto"/>
      <style:text-properties/>
    </style:style>
    <style:style style:family="paragraph" style:name="P206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423cm" fo:margin-left="0.000cm" fo:margin-right="1.764cm" fo:text-indent="0.000cm" fo:text-align="right" style:page-number="auto"/>
      <style:text-properties/>
    </style:style>
    <style:style style:family="paragraph" style:name="P2070" style:parent-style-name="Heading #1 (2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745cm" fo:margin-left="0.000cm" fo:margin-right="0.000cm" fo:text-indent="0.150cm" fo:text-align="left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090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92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6.384cm" style:type="right"/>
          <style:tab-stop style:position="6.850cm" style:type="left"/>
          <style:tab-stop style:position="16.612cm" style:type="right"/>
        </style:tab-stops>
      </style:paragraph-properties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99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>
        <style:tab-stops>
          <style:tab-stop style:position="16.720cm" style:type="right"/>
        </style:tab-stops>
      </style:paragraph-properties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10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113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18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2119" style:parent-style-name="Body text (2)">
      <style:paragraph-properties fo:background-color="transparent" fo:margin-top="0.000cm" fo:margin-bottom="0.212cm" fo:line-height="0.423cm" fo:margin-left="2.223cm" fo:margin-right="0.000cm" fo:text-indent="-0.004cm" fo:text-align="left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1.099cm" fo:margin-left="1.129cm" fo:margin-right="0.000cm" fo:text-indent="-0.009cm" fo:text-align="lef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423cm" fo:margin-left="0.423cm" fo:margin-right="0.000cm" fo:text-indent="-0.017cm" fo:text-align="left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35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497cm" fo:line-height="0.423cm" fo:margin-left="0.000cm" fo:margin-right="0.000cm" fo:text-indent="0.057cm" fo:text-align="left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4" style:parent-style-name="Body text (5)">
      <style:paragraph-properties fo:background-color="transparent" fo:margin-top="0.000cm" fo:margin-bottom="0.000cm" fo:line-height="0.353cm" fo:margin-left="7.620cm" fo:margin-right="0.000cm" fo:text-indent="0.017cm" fo:text-align="left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1.485cm" fo:line-height="1.101cm" fo:margin-left="0.000cm" fo:margin-right="0.000cm" fo:text-indent="0.000cm" fo:text-align="right" style:page-number="auto"/>
      <style:text-properties/>
    </style:style>
    <style:style style:family="paragraph" style:name="P2164" style:parent-style-name="Heading #1 (6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21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635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2170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852cm" style:type="left"/>
          <style:tab-stop style:position="10.498cm" style:type="right"/>
        </style:tab-stops>
      </style:paragraph-properties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175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1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3" style:parent-style-name="Body text (2)">
      <style:paragraph-properties fo:background-color="transparent" fo:margin-top="1.536cm" fo:margin-bottom="0.000cm" fo:margin-left="0.000cm" fo:margin-right="0.000cm" fo:text-indent="0.070cm" fo:text-align="justify" style:page-number="auto">
        <style:tab-stops>
          <style:tab-stop style:position="16.665cm" style:type="right"/>
        </style:tab-stops>
      </style:paragraph-properties>
      <style:text-properties/>
    </style:style>
    <style:style style:family="paragraph" style:name="P2184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189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686cm" style:type="left"/>
          <style:tab-stop style:position="9.703cm" style:type="right"/>
        </style:tab-stops>
      </style:paragraph-properties>
      <style:text-properties/>
    </style:style>
    <style:style style:family="paragraph" style:name="P2190" style:parent-style-name="Body text (2)">
      <style:paragraph-properties fo:background-color="transparent" fo:margin-top="0.741cm" fo:margin-bottom="0.106cm" fo:line-height="0.423cm" fo:margin-left="5.962cm" fo:margin-right="0.000cm" fo:text-indent="-0.001cm" fo:text-align="left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92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15cm" style:type="left"/>
          <style:tab-stop style:position="10.577cm" style:type="right"/>
        </style:tab-stops>
      </style:paragraph-properties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9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423cm" fo:margin-left="0.917cm" fo:margin-right="0.000cm" fo:text-indent="0.006cm" fo:text-align="left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1.101cm" fo:margin-left="0.000cm" fo:margin-right="0.000cm" fo:text-indent="0.069cm" fo:text-align="justify" style:page-number="auto">
        <style:tab-stops>
          <style:tab-stop style:position="0.798cm" style:type="left"/>
        </style:tab-stops>
      </style:paragraph-properties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2204" style:parent-style-name="Header or footer (6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206" style:parent-style-name="Heading #1 (20)">
      <style:paragraph-properties fo:keep-with-next="always" fo:keep-together="always"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2211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221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2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6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2217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2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31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2232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39cm" style:type="left"/>
          <style:tab-stop style:position="10.527cm" style:type="right"/>
        </style:tab-stops>
      </style:paragraph-properties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23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39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43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4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2245" style:parent-style-name="Heading #1 (7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50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0cm" style:type="left"/>
          <style:tab-stop style:position="10.569cm" style:type="right"/>
        </style:tab-stops>
      </style:paragraph-properties>
      <style:text-properties/>
    </style:style>
    <style:style style:family="paragraph" style:name="P225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52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55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2257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22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4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4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2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7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2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79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8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8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8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87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22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9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9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9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94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229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1.836cm" fo:line-height="0.745cm" fo:margin-left="0.000cm" fo:margin-right="0.035cm" fo:text-indent="0.000cm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07" style:parent-style-name="Body text (2)">
      <style:paragraph-properties fo:background-color="transparent" fo:margin-top="0.000cm" fo:margin-bottom="18.067cm" fo:line-height="0.423cm" fo:margin-left="0.000cm" fo:margin-right="0.000cm" fo:text-indent="0.071cm" fo:text-align="justify" style:page-number="auto"/>
      <style:text-properties/>
    </style:style>
    <style:style style:family="paragraph" style:name="P23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231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3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7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3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321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21cm" style:type="left"/>
          <style:tab-stop style:position="10.483cm" style:type="right"/>
        </style:tab-stops>
      </style:paragraph-properties>
      <style:text-properties/>
    </style:style>
    <style:style style:family="paragraph" style:name="P23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2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2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33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31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3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3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44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464cm" fo:margin-left="0.000cm" fo:margin-right="0.000cm" fo:text-indent="0.114cm" fo:text-align="justify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3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5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35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60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36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63" style:parent-style-name="Body text (5)">
      <style:paragraph-properties fo:background-color="transparent" fo:margin-top="0.000cm" fo:margin-bottom="0.000cm" fo:line-height="0.353cm" fo:margin-left="0.000cm" fo:margin-right="0.000cm" fo:text-indent="0.000cm" fo:text-align="center" style:page-number="auto"/>
      <style:text-properties/>
    </style:style>
    <style:style style:family="paragraph" style:name="P2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66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236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5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376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66cm" style:type="right"/>
        </style:tab-stops>
      </style:paragraph-properties>
      <style:text-properties/>
    </style:style>
    <style:style style:family="paragraph" style:name="P23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7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379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76cm" style:type="right"/>
        </style:tab-stops>
      </style:paragraph-properties>
      <style:text-properties/>
    </style:style>
    <style:style style:family="paragraph" style:name="P2380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3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83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77cm" style:type="right"/>
        </style:tab-stops>
      </style:paragraph-properties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8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87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60cm" style:type="right"/>
        </style:tab-stops>
      </style:paragraph-properties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0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239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399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0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7" style:parent-style-name="Heading #2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2409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715cm" style:type="left"/>
          <style:tab-stop style:position="10.467cm" style:type="right"/>
        </style:tab-stops>
      </style:paragraph-properties>
      <style:text-properties/>
    </style:style>
    <style:style style:family="paragraph" style:name="P2410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24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414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17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2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9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2424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86cm" style:type="right"/>
        </style:tab-stops>
      </style:paragraph-properties>
      <style:text-properties/>
    </style:style>
    <style:style style:family="paragraph" style:name="P2425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2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2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29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4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3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440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3" style:parent-style-name="Body text (8)">
      <style:paragraph-properties fo:background-color="transparent" fo:margin-top="0.000cm" fo:margin-bottom="0.129cm" fo:line-height="0.370cm" fo:margin-left="0.000cm" fo:margin-right="0.035cm" fo:text-indent="0.000cm" style:page-number="auto"/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4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245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5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5" style:parent-style-name="Header or footer (6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456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64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465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745cm" fo:margin-left="1.905cm" fo:margin-right="0.000cm" fo:text-indent="0.008cm" fo:text-align="left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70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71" style:parent-style-name="Table caption (5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47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4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831cm" style:type="left"/>
          <style:tab-stop style:position="10.467cm" style:type="right"/>
        </style:tab-stops>
      </style:paragraph-properties>
      <style:text-properties/>
    </style:style>
    <style:style style:family="paragraph" style:name="P24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7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2479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423cm" fo:margin-left="2.117cm" fo:margin-right="0.000cm" fo:text-indent="-0.017cm" fo:text-align="left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5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486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423cm" fo:margin-left="2.716cm" fo:margin-right="0.000cm" fo:text-indent="0.001cm" fo:text-align="left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496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497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24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0" style:parent-style-name="Header or footer (6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2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251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5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6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49cm" style:type="left"/>
          <style:tab-stop style:position="10.511cm" style:type="right"/>
        </style:tab-stops>
      </style:paragraph-properties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5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52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27" style:parent-style-name="Body text (6)">
      <style:paragraph-properties fo:background-color="transparent" fo:margin-top="0.000cm" fo:margin-bottom="0.629cm" fo:line-height="0.737cm" fo:margin-left="0.000cm" fo:margin-right="0.000cm" fo:text-indent="0.078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2528" style:parent-style-name="Body text (2)">
      <style:paragraph-properties fo:background-color="transparent" fo:margin-top="0.000cm" fo:margin-bottom="0.000cm" fo:margin-left="0.000cm" fo:margin-right="0.000cm" fo:text-indent="0.062cm" fo:text-align="justify" style:page-number="auto"/>
      <style:text-properties/>
    </style:style>
    <style:style style:family="paragraph" style:name="P2529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30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67cm" style:type="right"/>
        </style:tab-stops>
      </style:paragraph-properties>
      <style:text-properties/>
    </style:style>
    <style:style style:family="paragraph" style:name="P253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3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5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5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39" style:parent-style-name="Body text (2)">
      <style:paragraph-properties fo:background-color="transparent" fo:margin-top="0.000cm" fo:margin-bottom="0.000cm" fo:line-height="0.423cm" fo:margin-left="2.364cm" fo:margin-right="0.000cm" fo:text-indent="0.007cm" fo:text-align="left" style:page-number="auto"/>
      <style:text-properties/>
    </style:style>
    <style:style style:family="paragraph" style:name="P2540" style:parent-style-name="Heading #2">
      <style:paragraph-properties fo:keep-with-next="always" fo:keep-together="always" fo:background-color="transparent" fo:margin-top="0.000cm" fo:margin-bottom="0.000cm" fo:line-height="0.567cm" fo:margin-left="0.811cm" fo:margin-right="0.000cm" fo:text-indent="0.000cm" fo:text-align="center" style:page-number="auto"/>
      <style:text-properties/>
    </style:style>
    <style:style style:family="paragraph" style:name="P254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4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543" style:parent-style-name="Body text (5)">
      <style:paragraph-properties fo:background-color="transparent" fo:margin-top="0.000cm" fo:margin-bottom="0.000cm" fo:line-height="0.353cm" fo:margin-left="7.620cm" fo:margin-right="0.000cm" fo:text-indent="0.017cm" fo:text-align="left" style:page-number="auto"/>
      <style:text-properties/>
    </style:style>
    <style:style style:family="paragraph" style:name="P254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5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4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5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51" style:parent-style-name="Body text (2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52" style:parent-style-name="Body text (2)">
      <style:paragraph-properties fo:background-color="transparent" fo:margin-top="0.000cm" fo:margin-bottom="0.635cm" fo:line-height="0.745cm" fo:margin-left="0.000cm" fo:margin-right="0.000cm" fo:text-indent="0.060cm" fo:text-align="justify" style:page-number="auto"/>
      <style:text-properties/>
    </style:style>
    <style:style style:family="paragraph" style:name="P2553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7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686cm" style:type="left"/>
          <style:tab-stop style:position="9.711cm" style:type="right"/>
        </style:tab-stops>
      </style:paragraph-properties>
      <style:text-properties/>
    </style:style>
    <style:style style:family="paragraph" style:name="P25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59" style:parent-style-name="Body text (2)">
      <style:paragraph-properties fo:background-color="transparent" fo:margin-top="0.000cm" fo:margin-bottom="0.493cm" fo:margin-left="0.035cm" fo:margin-right="0.000cm" fo:text-indent="0.000cm" style:page-number="auto"/>
      <style:text-properties/>
    </style:style>
    <style:style style:family="paragraph" style:name="P256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5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6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5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64" style:parent-style-name="Header or footer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6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0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257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5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74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30cm" style:type="left"/>
          <style:tab-stop style:position="10.509cm" style:type="right"/>
        </style:tab-stops>
      </style:paragraph-properties>
      <style:text-properties/>
    </style:style>
    <style:style style:family="paragraph" style:name="P2575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2576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2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8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4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58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5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8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9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90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595" style:parent-style-name="Heading #1 (19)">
      <style:paragraph-properties fo:keep-with-next="always" fo:keep-together="always" fo:background-color="transparent" fo:margin-top="0.000cm" fo:margin-bottom="0.000cm" fo:margin-left="1.799cm" fo:margin-right="0.000cm" fo:text-indent="-0.004cm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5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9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81cm" style:type="left"/>
          <style:tab-stop style:position="10.577cm" style:type="right"/>
        </style:tab-stops>
      </style:paragraph-properties>
      <style:text-properties/>
    </style:style>
    <style:style style:family="paragraph" style:name="P26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60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05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15cm" style:type="left"/>
          <style:tab-stop style:position="10.594cm" style:type="right"/>
        </style:tab-stops>
      </style:paragraph-properties>
      <style:text-properties/>
    </style:style>
    <style:style style:family="paragraph" style:name="P2606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60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60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09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2610" style:parent-style-name="Body text (2)">
      <style:paragraph-properties fo:background-color="transparent" fo:margin-top="0.000cm" fo:margin-bottom="0.000cm" fo:line-height="0.353cm" fo:margin-left="2.681cm" fo:margin-right="0.000cm" fo:text-indent="-0.006cm" fo:text-align="left" style:page-number="auto"/>
      <style:text-properties/>
    </style:style>
    <style:style style:family="paragraph" style:name="P2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2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/>
      <style:text-properties/>
    </style:style>
    <style:style style:family="paragraph" style:name="P26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7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618" style:parent-style-name="Body text (2)">
      <style:paragraph-properties fo:background-color="transparent" fo:margin-top="0.000cm" fo:margin-bottom="0.000cm" fo:margin-left="0.917cm" fo:margin-right="0.000cm" fo:text-indent="0.006cm" fo:text-align="left" style:page-number="auto"/>
      <style:text-properties/>
    </style:style>
    <style:style style:family="paragraph" style:name="P2619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262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62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23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2624" style:parent-style-name="Header or footer (6)">
      <style:paragraph-properties fo:background-color="transparent" fo:margin-top="0.000cm" fo:margin-bottom="0.507cm" fo:margin-left="0.811cm" fo:margin-right="0.000cm" fo:text-indent="0.000cm" style:page-number="auto"/>
      <style:text-properties/>
    </style:style>
    <style:style style:family="paragraph" style:name="P2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3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32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26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35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63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8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639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6.384cm" style:type="right"/>
          <style:tab-stop style:position="6.850cm" style:type="left"/>
          <style:tab-stop style:position="16.620cm" style:type="right"/>
        </style:tab-stops>
      </style:paragraph-properties>
      <style:text-properties/>
    </style:style>
    <style:style style:family="paragraph" style:name="P264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43" style:parent-style-name="Body text (9)">
      <style:paragraph-properties fo:background-color="transparent" fo:margin-top="0.000cm" fo:margin-bottom="0.000cm" fo:margin-left="0.000cm" fo:margin-right="6.844cm" fo:text-indent="0.070cm" fo:text-align="left" style:page-number="auto"/>
      <style:text-properties/>
    </style:style>
    <style:style style:family="paragraph" style:name="P26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4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64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8" style:parent-style-name="Heading #2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26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50" style:parent-style-name="Body text (2)">
      <style:paragraph-properties fo:background-color="transparent" fo:margin-top="0.000cm" fo:margin-bottom="0.000cm" fo:line-height="0.745cm" fo:margin-left="1.905cm" fo:margin-right="0.000cm" fo:text-indent="0.008cm" fo:text-align="left" style:page-number="auto"/>
      <style:text-properties/>
    </style:style>
    <style:style style:family="paragraph" style:name="P2651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67cm" style:type="right"/>
        </style:tab-stops>
      </style:paragraph-properties>
      <style:text-properties/>
    </style:style>
    <style:style style:family="paragraph" style:name="P2652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26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7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265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65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61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2662" style:parent-style-name="Body text (2)">
      <style:paragraph-properties fo:background-color="transparent" fo:margin-top="0.000cm" fo:margin-bottom="0.000cm" fo:line-height="0.540cm" fo:margin-left="0.000cm" fo:margin-right="0.000cm" fo:text-indent="0.057cm" fo:text-align="justify" style:page-number="auto"/>
      <style:text-properties/>
    </style:style>
    <style:style style:family="paragraph" style:name="P2663" style:parent-style-name="Body text (2)">
      <style:paragraph-properties fo:background-color="transparent" fo:margin-top="0.106cm" fo:margin-bottom="0.000cm" fo:line-height="0.423cm" fo:margin-left="4.304cm" fo:margin-right="0.000cm" fo:text-indent="-0.003cm" fo:text-align="left" style:page-number="auto"/>
      <style:text-properties/>
    </style:style>
    <style:style style:family="paragraph" style:name="P2664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6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6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6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7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676" style:parent-style-name="Body text (2)">
      <style:paragraph-properties fo:background-color="transparent" fo:margin-top="0.000cm" fo:margin-bottom="0.000cm" fo:line-height="0.745cm" fo:margin-left="0.494cm" fo:margin-right="0.000cm" fo:text-indent="0.006cm" fo:text-align="justify" style:page-number="auto">
        <style:tab-stops>
          <style:tab-stop style:position="7.664cm" style:type="center"/>
          <style:tab-stop style:position="8.537cm" style:type="left"/>
        </style:tab-stops>
      </style:paragraph-properties>
      <style:text-properties/>
    </style:style>
    <style:style style:family="paragraph" style:name="P2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79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680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66cm" style:type="right"/>
        </style:tab-stops>
      </style:paragraph-properties>
      <style:text-properties/>
    </style:style>
    <style:style style:family="paragraph" style:name="P26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8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68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68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86" style:parent-style-name="Body text (9)">
      <style:paragraph-properties fo:background-color="transparent" fo:margin-top="0.000cm" fo:margin-bottom="0.460cm" fo:line-height="0.745cm" fo:margin-left="0.847cm" fo:margin-right="0.000cm" fo:text-indent="0.008cm" style:page-number="auto">
        <style:tab-stops>
          <style:tab-stop style:position="7.311cm" style:type="center"/>
          <style:tab-stop style:position="8.405cm" style:type="left"/>
        </style:tab-stops>
      </style:paragraph-properties>
      <style:text-properties/>
    </style:style>
    <style:style style:family="paragraph" style:name="P2687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688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49cm" style:type="left"/>
          <style:tab-stop style:position="10.503cm" style:type="right"/>
        </style:tab-stops>
      </style:paragraph-properties>
      <style:text-properties/>
    </style:style>
    <style:style style:family="paragraph" style:name="P2689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2690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2691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69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693" style:parent-style-name="Heading #1">
      <style:paragraph-properties fo:keep-with-next="always" fo:keep-together="always" fo:background-color="transparent" fo:margin-top="0.000cm" fo:margin-bottom="0.000cm" fo:line-height="0.720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6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5" style:parent-style-name="Body text (8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2696" style:parent-style-name="Body text (2)">
      <style:paragraph-properties fo:background-color="transparent" fo:margin-top="0.635cm" fo:margin-bottom="0.000cm" fo:margin-left="1.164cm" fo:margin-right="0.000cm" fo:text-indent="-0.004cm" fo:text-align="left" style:page-number="auto"/>
      <style:text-properties/>
    </style:style>
    <style:style style:family="paragraph" style:name="P269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6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9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700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2701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270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03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0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0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0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0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10" style:parent-style-name="Body text (2)">
      <style:paragraph-properties fo:background-color="transparent" fo:margin-top="0.000cm" fo:margin-bottom="0.000cm" fo:line-height="0.406cm" fo:margin-left="0.000cm" fo:margin-right="0.000cm" fo:text-indent="0.065cm" fo:text-align="left" style:page-number="auto"/>
      <style:text-properties/>
    </style:style>
    <style:style style:family="paragraph" style:name="P27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1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71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7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15" style:parent-style-name="Body text (2)">
      <style:paragraph-properties fo:background-color="transparent" fo:margin-top="0.000cm" fo:margin-bottom="0.000cm" fo:margin-left="0.000cm" fo:margin-right="0.000cm" fo:text-indent="0.005cm" fo:text-align="justify" style:page-number="auto"/>
      <style:text-properties/>
    </style:style>
    <style:style style:family="paragraph" style:name="P2716" style:parent-style-name="Body text (9)">
      <style:paragraph-properties fo:background-color="transparent" fo:margin-top="0.000cm" fo:margin-bottom="8.638cm" fo:margin-left="0.000cm" fo:margin-right="6.844cm" fo:text-indent="0.061cm" fo:text-align="left" style:page-number="auto"/>
      <style:text-properties/>
    </style:style>
    <style:style style:family="paragraph" style:name="P2717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1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2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5" style:parent-style-name="Body text (9)">
      <style:paragraph-properties fo:background-color="transparent" fo:margin-top="0.000cm" fo:margin-bottom="1.822cm" fo:line-height="0.728cm" fo:margin-left="0.847cm" fo:margin-right="0.000cm" fo:text-indent="0.000cm" fo:text-align="right" style:page-number="auto"/>
      <style:text-properties/>
    </style:style>
    <style:style style:family="paragraph" style:name="P272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3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73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73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73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37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2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1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742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2743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27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4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48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74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1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275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753" style:parent-style-name="Body text (22)">
      <style:paragraph-properties fo:background-color="transparent" fo:margin-top="0.000cm" fo:margin-bottom="0.000cm" fo:line-height="0.953cm" fo:margin-left="0.000cm" fo:margin-right="0.000cm" fo:text-indent="0.038cm" fo:text-align="left" style:page-number="auto"/>
      <style:text-properties/>
    </style:style>
    <style:style style:family="paragraph" style:name="P2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5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7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5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60" style:parent-style-name="Body text (2)">
      <style:paragraph-properties fo:background-color="transparent" fo:margin-top="0.000cm" fo:margin-bottom="0.000cm" fo:line-height="0.423cm" fo:margin-left="2.575cm" fo:margin-right="0.000cm" fo:text-indent="0.007cm" fo:text-align="left" style:page-number="auto"/>
      <style:text-properties/>
    </style:style>
    <style:style style:family="paragraph" style:name="P2761" style:parent-style-name="Body text (9)">
      <style:paragraph-properties fo:background-color="transparent" fo:margin-top="0.000cm" fo:margin-bottom="20.809cm" fo:margin-left="0.000cm" fo:margin-right="2.328cm" fo:text-indent="0.070cm" fo:text-align="left" style:page-number="auto"/>
      <style:text-properties/>
    </style:style>
    <style:style style:family="paragraph" style:name="P2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3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88cm" style:type="left"/>
          <style:tab-stop style:position="10.559cm" style:type="right"/>
        </style:tab-stops>
      </style:paragraph-properties>
      <style:text-properties/>
    </style:style>
    <style:style style:family="paragraph" style:name="P276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7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7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77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7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7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77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80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278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8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78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784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785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7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78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7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5" style:parent-style-name="Header or footer (6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79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99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2800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80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0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03" style:parent-style-name="Contents 1">
      <style:paragraph-properties fo:background-color="transparent" fo:margin-top="0.000cm" fo:margin-bottom="0.000cm" fo:line-height="0.728cm" fo:margin-left="1.799cm" fo:margin-right="0.000cm" fo:text-indent="-0.004cm" style:page-number="auto">
        <style:tab-stops>
          <style:tab-stop style:position="6.594cm" style:type="left"/>
          <style:tab-stop style:position="12.751cm" style:type="right"/>
        </style:tab-stops>
      </style:paragraph-properties>
      <style:text-properties/>
    </style:style>
    <style:style style:family="paragraph" style:name="P2804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38cm" style:type="left"/>
          <style:tab-stop style:position="10.509cm" style:type="right"/>
        </style:tab-stops>
      </style:paragraph-properties>
      <style:text-properties/>
    </style:style>
    <style:style style:family="paragraph" style:name="P28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0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0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28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11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51cm" style:type="right"/>
        </style:tab-stops>
      </style:paragraph-properties>
      <style:text-properties/>
    </style:style>
    <style:style style:family="paragraph" style:name="P28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14" style:parent-style-name="Body text (6)">
      <style:paragraph-properties fo:background-color="transparent" fo:margin-top="0.000cm" fo:margin-bottom="0.000cm" fo:margin-left="2.575cm" fo:margin-right="0.000cm" fo:text-indent="-1.246cm" fo:text-align="left" style:page-number="auto">
        <style:tab-stops>
          <style:tab-stop style:position="13.359cm" style:type="right"/>
        </style:tab-stops>
      </style:paragraph-properties>
      <style:text-properties/>
    </style:style>
    <style:style style:family="paragraph" style:name="P2815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2816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8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18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81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2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8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2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86cm" style:type="right"/>
        </style:tab-stops>
      </style:paragraph-properties>
      <style:text-properties/>
    </style:style>
    <style:style style:family="paragraph" style:name="P28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0" style:parent-style-name="Body text (2)">
      <style:paragraph-properties fo:background-color="transparent" fo:margin-top="0.000cm" fo:margin-bottom="0.000cm" fo:line-height="0.423cm" fo:margin-left="1.482cm" fo:margin-right="0.000cm" fo:text-indent="-0.017cm" fo:text-align="left" style:page-number="auto"/>
      <style:text-properties/>
    </style:style>
    <style:style style:family="paragraph" style:name="P283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834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8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6" style:parent-style-name="Body text (2)">
      <style:paragraph-properties fo:background-color="transparent" fo:margin-top="0.000cm" fo:margin-bottom="1.165cm" fo:line-height="0.745cm" fo:margin-left="2.540cm" fo:margin-right="0.000cm" fo:text-indent="-1.236cm" fo:text-align="justify" style:page-number="auto">
        <style:tab-stops>
          <style:tab-stop style:position="0.004cm" style:type="left"/>
        </style:tab-stops>
      </style:paragraph-properties>
      <style:text-properties/>
    </style:style>
    <style:style style:family="paragraph" style:name="P28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3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4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41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284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284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4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4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72cm" style:type="right"/>
        </style:tab-stops>
      </style:paragraph-properties>
      <style:text-properties/>
    </style:style>
    <style:style style:family="paragraph" style:name="P284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50" style:parent-style-name="Body text (2)">
      <style:paragraph-properties fo:background-color="transparent" fo:margin-top="0.000cm" fo:margin-bottom="0.000cm" fo:line-height="0.423cm" fo:margin-left="1.199cm" fo:margin-right="0.000cm" fo:text-indent="0.003cm" fo:text-align="left" style:page-number="auto"/>
      <style:text-properties/>
    </style:style>
    <style:style style:family="paragraph" style:name="P2851" style:parent-style-name="Contents 1">
      <style:paragraph-properties fo:background-color="transparent" fo:margin-top="0.000cm" fo:margin-bottom="0.000cm" fo:line-height="0.728cm" fo:margin-left="2.258cm" fo:margin-right="0.000cm" fo:text-indent="-0.014cm" style:page-number="auto">
        <style:tab-stops>
          <style:tab-stop style:position="6.584cm" style:type="left"/>
          <style:tab-stop style:position="12.741cm" style:type="right"/>
        </style:tab-stops>
      </style:paragraph-properties>
      <style:text-properties/>
    </style:style>
    <style:style style:family="paragraph" style:name="P2852" style:parent-style-name="Body text (2)">
      <style:paragraph-properties fo:background-color="transparent" fo:margin-top="0.000cm" fo:margin-bottom="0.000cm" fo:line-height="0.745cm" fo:margin-left="1.905cm" fo:margin-right="0.000cm" fo:text-indent="0.008cm" fo:text-align="left" style:page-number="auto"/>
      <style:text-properties/>
    </style:style>
    <style:style style:family="paragraph" style:name="P28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56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58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85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6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61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86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86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7" style:parent-style-name="Table caption (3)">
      <style:paragraph-properties fo:background-color="transparent" fo:margin-top="0.000cm" fo:margin-bottom="0.000cm" fo:line-height="0.388cm" fo:margin-left="0.000cm" fo:margin-right="0.000cm" fo:text-indent="0.000cm" fo:text-align="left" style:page-number="auto"/>
      <style:text-properties/>
    </style:style>
    <style:style style:family="paragraph" style:name="P28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73" style:parent-style-name="Body text (9)">
      <style:paragraph-properties fo:background-color="transparent" fo:margin-top="0.000cm" fo:margin-bottom="7.594cm" fo:margin-left="0.000cm" fo:margin-right="2.364cm" fo:text-indent="0.070cm" fo:text-align="left" style:page-number="auto"/>
      <style:text-properties/>
    </style:style>
    <style:style style:family="paragraph" style:name="P2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8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8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8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80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881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8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7" style:parent-style-name="Body text (2)">
      <style:paragraph-properties fo:background-color="transparent" fo:margin-top="0.318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2888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2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1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8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9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95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289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9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9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8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0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01" style:parent-style-name="Body text (2)">
      <style:paragraph-properties fo:background-color="transparent" fo:margin-top="0.000cm" fo:margin-bottom="0.000cm" fo:line-height="0.423cm" fo:margin-left="1.905cm" fo:margin-right="0.000cm" fo:text-indent="-0.017cm" fo:text-align="left" style:page-number="auto"/>
      <style:text-properties/>
    </style:style>
    <style:style style:family="paragraph" style:name="P2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4" style:parent-style-name="Body text (2)">
      <style:paragraph-properties fo:background-color="transparent" fo:margin-top="0.000cm" fo:margin-bottom="0.000cm" fo:line-height="0.388cm" fo:margin-left="5.609cm" fo:margin-right="0.000cm" fo:text-indent="-0.002cm" fo:text-align="left" style:page-number="auto"/>
      <style:text-properties/>
    </style:style>
    <style:style style:family="paragraph" style:name="P290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07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90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1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2912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23cm" style:type="left"/>
          <style:tab-stop style:position="10.594cm" style:type="right"/>
        </style:tab-stops>
      </style:paragraph-properties>
      <style:text-properties/>
    </style:style>
    <style:style style:family="paragraph" style:name="P291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914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97cm" style:type="left"/>
          <style:tab-stop style:position="10.559cm" style:type="right"/>
        </style:tab-stops>
      </style:paragraph-properties>
      <style:text-properties/>
    </style:style>
    <style:style style:family="paragraph" style:name="P291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1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2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92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9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23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24" style:parent-style-name="Heading #1 (17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2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7" style:parent-style-name="Body text (2)">
      <style:paragraph-properties fo:background-color="transparent" fo:margin-top="0.000cm" fo:margin-bottom="0.000cm" fo:line-height="0.423cm" fo:margin-left="2.046cm" fo:margin-right="0.000cm" fo:text-indent="-0.006cm" fo:text-align="left" style:page-number="auto"/>
      <style:text-properties/>
    </style:style>
    <style:style style:family="paragraph" style:name="P292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2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9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3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9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34" style:parent-style-name="Body text (9)">
      <style:paragraph-properties fo:background-color="transparent" fo:margin-top="0.000cm" fo:margin-bottom="0.000cm" fo:margin-left="0.000cm" fo:margin-right="6.844cm" fo:text-indent="0.070cm" fo:text-align="left" style:page-number="auto"/>
      <style:text-properties/>
    </style:style>
    <style:style style:family="paragraph" style:name="P2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6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293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9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4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94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9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5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95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52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81cm" style:type="left"/>
          <style:tab-stop style:position="10.577cm" style:type="right"/>
        </style:tab-stops>
      </style:paragraph-properties>
      <style:text-properties/>
    </style:style>
    <style:style style:family="paragraph" style:name="P29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55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831cm" style:type="left"/>
          <style:tab-stop style:position="10.467cm" style:type="right"/>
        </style:tab-stops>
      </style:paragraph-properties>
      <style:text-properties/>
    </style:style>
    <style:style style:family="paragraph" style:name="P29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59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60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29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62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73cm" style:type="left"/>
          <style:tab-stop style:position="10.569cm" style:type="right"/>
        </style:tab-stops>
      </style:paragraph-properties>
      <style:text-properties/>
    </style:style>
    <style:style style:family="paragraph" style:name="P296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96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6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96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69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297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2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2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73cm" style:type="left"/>
          <style:tab-stop style:position="10.560cm" style:type="right"/>
        </style:tab-stops>
      </style:paragraph-properties>
      <style:text-properties/>
    </style:style>
    <style:style style:family="paragraph" style:name="P297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974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975" style:parent-style-name="Body text (9)">
      <style:paragraph-properties fo:background-color="transparent" fo:margin-top="0.000cm" fo:margin-bottom="0.000cm" fo:margin-left="0.000cm" fo:margin-right="0.000cm" fo:text-indent="0.071cm" style:page-number="auto"/>
      <style:text-properties/>
    </style:style>
    <style:style style:family="paragraph" style:name="P297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7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82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98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984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29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89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75cm" style:type="right"/>
        </style:tab-stops>
      </style:paragraph-properties>
      <style:text-properties/>
    </style:style>
    <style:style style:family="paragraph" style:name="P2990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9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92" style:parent-style-name="Body text (2)">
      <style:paragraph-properties fo:background-color="transparent" fo:margin-top="0.000cm" fo:margin-bottom="0.000cm" fo:line-height="1.101cm" fo:margin-left="0.000cm" fo:margin-right="0.000cm" fo:text-indent="0.042cm" fo:text-align="left" style:page-number="auto"/>
      <style:text-properties/>
    </style:style>
    <style:style style:family="paragraph" style:name="P299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9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30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02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3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5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97cm" style:type="left"/>
          <style:tab-stop style:position="10.567cm" style:type="right"/>
        </style:tab-stops>
      </style:paragraph-properties>
      <style:text-properties/>
    </style:style>
    <style:style style:family="paragraph" style:name="P3006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0" style:parent-style-name="Body text (3)">
      <style:paragraph-properties fo:background-color="transparent" fo:margin-top="0.000cm" fo:margin-bottom="2.646cm" fo:margin-left="0.000cm" fo:margin-right="0.035cm" fo:text-indent="0.000cm" style:page-number="auto"/>
      <style:text-properties/>
    </style:style>
    <style:style style:family="paragraph" style:name="P3011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012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8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686cm" style:type="left"/>
          <style:tab-stop style:position="9.694cm" style:type="right"/>
        </style:tab-stops>
      </style:paragraph-properties>
      <style:text-properties/>
    </style:style>
    <style:style style:family="paragraph" style:name="P3019" style:parent-style-name="Body text (2)">
      <style:paragraph-properties fo:background-color="transparent" fo:margin-top="0.741cm" fo:margin-left="0.953cm" fo:margin-right="0.000cm" fo:text-indent="-0.524cm" fo:text-align="left" style:page-number="auto">
        <style:tab-stops>
          <style:tab-stop style:position="-0.008cm" style:type="left"/>
        </style:tab-stops>
      </style:paragraph-properties>
      <style:text-properties/>
    </style:style>
    <style:style style:family="paragraph" style:name="P302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4" style:parent-style-name="Body text (9)">
      <style:paragraph-properties fo:background-color="transparent" fo:margin-top="0.000cm" fo:margin-bottom="0.000cm" fo:line-height="0.720cm" fo:margin-left="0.423cm" fo:margin-right="0.000cm" fo:text-indent="0.000cm" fo:text-align="center" style:page-number="auto"/>
      <style:text-properties/>
    </style:style>
    <style:style style:family="paragraph" style:name="P30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9" style:parent-style-name="Body text (18)">
      <style:paragraph-properties fo:background-color="transparent" fo:margin-top="0.000cm" fo:margin-bottom="0.000cm" fo:line-height="0.335cm" fo:margin-left="7.655cm" fo:margin-right="0.000cm" fo:text-indent="-0.010cm" fo:text-align="left" style:page-number="auto"/>
      <style:text-properties/>
    </style:style>
    <style:style style:family="paragraph" style:name="P3030" style:parent-style-name="Heading #2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30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0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0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1" style:parent-style-name="Table caption (6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304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04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44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38cm" style:type="left"/>
          <style:tab-stop style:position="10.517cm" style:type="right"/>
        </style:tab-stops>
      </style:paragraph-properties>
      <style:text-properties/>
    </style:style>
    <style:style style:family="paragraph" style:name="P3045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3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7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048" style:parent-style-name="Contents 1">
      <style:paragraph-properties fo:background-color="transparent" fo:margin-top="0.000cm" fo:margin-bottom="0.000cm" fo:line-height="0.728cm" fo:margin-left="0.494cm" fo:margin-right="0.000cm" fo:text-indent="0.006cm" style:page-number="auto">
        <style:tab-stops>
          <style:tab-stop style:position="8.286cm" style:type="right"/>
          <style:tab-stop style:position="8.537cm" style:type="left"/>
          <style:tab-stop style:position="14.505cm" style:type="right"/>
          <style:tab-stop style:position="16.079cm" style:type="right"/>
        </style:tab-stops>
      </style:paragraph-properties>
      <style:text-properties/>
    </style:style>
    <style:style style:family="paragraph" style:name="P30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0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305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0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4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30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0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61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062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063" style:parent-style-name="Body text (2)">
      <style:paragraph-properties fo:background-color="transparent" fo:margin-top="0.000cm" fo:margin-bottom="1.836cm" fo:line-height="0.745cm" fo:margin-left="0.000cm" fo:margin-right="0.035cm" fo:text-indent="0.000cm" style:page-number="auto"/>
      <style:text-properties/>
    </style:style>
    <style:style style:family="paragraph" style:name="P30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5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06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67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30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9" style:parent-style-name="Body text (9)">
      <style:paragraph-properties fo:background-color="transparent" fo:margin-top="0.000cm" fo:margin-bottom="20.809cm" fo:margin-left="0.000cm" fo:margin-right="2.328cm" fo:text-indent="0.070cm" fo:text-align="left" style:page-number="auto"/>
      <style:text-properties/>
    </style:style>
    <style:style style:family="paragraph" style:name="P307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07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7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0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7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0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7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08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82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97cm" style:type="left"/>
          <style:tab-stop style:position="10.559cm" style:type="right"/>
        </style:tab-stops>
      </style:paragraph-properties>
      <style:text-properties/>
    </style:style>
    <style:style style:family="paragraph" style:name="P3083" style:parent-style-name="Body text (2)">
      <style:paragraph-properties fo:background-color="transparent" fo:margin-top="0.000cm" fo:margin-bottom="0.000cm" fo:line-height="0.423cm" fo:margin-left="0.000cm" fo:margin-right="0.000cm" fo:text-indent="0.025cm" fo:text-align="left" style:page-number="auto"/>
      <style:text-properties/>
    </style:style>
    <style:style style:family="paragraph" style:name="P30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85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086" style:parent-style-name="Body text (2)">
      <style:paragraph-properties fo:background-color="transparent" fo:margin-top="0.212cm" fo:margin-bottom="0.000cm" fo:line-height="0.423cm" fo:margin-left="0.459cm" fo:margin-right="0.000cm" fo:text-indent="0.016cm" fo:text-align="left" style:page-number="auto"/>
      <style:text-properties/>
    </style:style>
    <style:style style:family="paragraph" style:name="P308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8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90" style:parent-style-name="Table caption (5)">
      <style:paragraph-properties fo:background-color="transparent" fo:margin-top="0.000cm" fo:margin-bottom="0.000cm" fo:line-height="1.101cm" fo:margin-left="0.000cm" fo:margin-right="0.000cm" fo:text-indent="0.076cm" fo:text-align="justify" style:page-number="auto">
        <style:tab-stops>
          <style:tab-stop style:position="0.796cm" style:type="left"/>
          <style:tab-stop style:position="10.566cm" style:type="right"/>
        </style:tab-stops>
      </style:paragraph-properties>
      <style:text-properties/>
    </style:style>
    <style:style style:family="paragraph" style:name="P309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3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7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30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0" style:parent-style-name="Body text (2)">
      <style:paragraph-properties fo:background-color="transparent" fo:margin-top="0.000cm" fo:margin-bottom="0.000cm" fo:line-height="0.423cm" fo:margin-left="5.962cm" fo:margin-right="0.000cm" fo:text-indent="-0.001cm" fo:text-align="left" style:page-number="auto"/>
      <style:text-properties/>
    </style:style>
    <style:style style:family="paragraph" style:name="P3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04" style:parent-style-name="Body text (2)">
      <style:paragraph-properties fo:background-color="transparent" fo:margin-top="0.000cm" fo:margin-bottom="0.000cm" fo:line-height="0.423cm" fo:margin-left="1.799cm" fo:margin-right="0.000cm" fo:text-indent="-0.004cm" fo:text-align="left" style:page-number="auto"/>
      <style:text-properties/>
    </style:style>
    <style:style style:family="paragraph" style:name="P3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8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109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92cm" style:type="right"/>
        </style:tab-stops>
      </style:paragraph-properties>
      <style:text-properties/>
    </style:style>
    <style:style style:family="paragraph" style:name="P31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2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3113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311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1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6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11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48cm" style:type="right"/>
        </style:tab-stops>
      </style:paragraph-properties>
      <style:text-properties/>
    </style:style>
    <style:style style:family="paragraph" style:name="P3118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119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48cm" style:type="left"/>
          <style:tab-stop style:position="10.510cm" style:type="right"/>
        </style:tab-stops>
      </style:paragraph-properties>
      <style:text-properties/>
    </style:style>
    <style:style style:family="paragraph" style:name="P3120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60cm" style:type="right"/>
        </style:tab-stops>
      </style:paragraph-properties>
      <style:text-properties/>
    </style:style>
    <style:style style:family="paragraph" style:name="P3121" style:parent-style-name="Table caption (5)">
      <style:paragraph-properties fo:background-color="transparent" fo:margin-top="0.000cm" fo:margin-bottom="0.000cm" fo:line-height="1.101cm" fo:margin-left="0.000cm" fo:margin-right="0.000cm" fo:text-indent="0.051cm" fo:text-align="justify" style:page-number="auto">
        <style:tab-stops>
          <style:tab-stop style:position="0.796cm" style:type="left"/>
          <style:tab-stop style:position="10.558cm" style:type="right"/>
        </style:tab-stops>
      </style:paragraph-properties>
      <style:text-properties/>
    </style:style>
    <style:style style:family="paragraph" style:name="P3122" style:parent-style-name="Body text (2)">
      <style:paragraph-properties fo:background-color="transparent" fo:margin-top="0.000cm" fo:margin-bottom="0.000cm" fo:line-height="0.489cm" fo:margin-left="0.000cm" fo:margin-right="0.000cm" fo:text-indent="0.787cm" fo:text-align="left" style:page-number="auto"/>
      <style:text-properties/>
    </style:style>
    <style:style style:family="paragraph" style:name="P312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1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9" style:parent-style-name="Heading #1 (3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313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13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33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134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3135" style:parent-style-name="Contents 1">
      <style:paragraph-properties fo:background-color="transparent" fo:margin-top="0.000cm" fo:margin-bottom="0.000cm" fo:line-height="1.101cm" fo:margin-left="0.000cm" fo:margin-right="0.000cm" fo:text-indent="0.067cm" style:page-number="auto">
        <style:tab-stops>
          <style:tab-stop style:position="0.803cm" style:type="left"/>
          <style:tab-stop style:position="10.574cm" style:type="right"/>
        </style:tab-stops>
      </style:paragraph-properties>
      <style:text-properties/>
    </style:style>
    <style:style style:family="paragraph" style:name="P3136" style:parent-style-name="Body text (2)">
      <style:paragraph-properties fo:background-color="transparent" fo:margin-top="0.000cm" fo:margin-bottom="0.741cm" fo:line-height="0.423cm" fo:margin-left="0.000cm" fo:margin-right="0.000cm" fo:text-indent="0.000cm" style:page-number="auto"/>
      <style:text-properties/>
    </style:style>
    <style:style style:family="paragraph" style:name="P313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13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2" style:parent-style-name="Body text (2)">
      <style:paragraph-properties fo:background-color="transparent" fo:margin-top="0.000cm" fo:margin-bottom="0.000cm" fo:line-height="0.423cm" fo:margin-left="0.000cm" fo:margin-right="0.000cm" fo:text-indent="0.203cm" fo:text-align="left" style:page-number="auto"/>
      <style:text-properties/>
    </style:style>
    <style:style style:family="paragraph" style:name="P314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48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31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5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1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156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796cm" style:type="left"/>
          <style:tab-stop style:position="10.558cm" style:type="right"/>
        </style:tab-stops>
      </style:paragraph-properties>
      <style:text-properties/>
    </style:style>
    <style:style style:family="paragraph" style:name="P31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9" style:parent-style-name="Body text (2)">
      <style:paragraph-properties fo:background-color="transparent" fo:margin-top="0.000cm" fo:margin-bottom="0.000cm" fo:line-height="1.101cm" fo:margin-left="0.000cm" fo:margin-right="0.000cm" fo:text-indent="0.051cm" fo:text-align="justify" style:page-number="auto">
        <style:tab-stops>
          <style:tab-stop style:position="10.541cm" style:type="right"/>
        </style:tab-stops>
      </style:paragraph-properties>
      <style:text-properties/>
    </style:style>
    <style:style style:family="paragraph" style:name="P31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16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75cm" style:type="right"/>
        </style:tab-stops>
      </style:paragraph-properties>
      <style:text-properties/>
    </style:style>
    <style:style style:family="paragraph" style:name="P316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1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171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31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5" style:parent-style-name="Body text (9)">
      <style:paragraph-properties fo:background-color="transparent" fo:margin-top="0.000cm" fo:margin-bottom="0.000cm" fo:margin-left="0.000cm" fo:margin-right="0.000cm" fo:text-indent="0.076cm" fo:text-align="left" style:page-number="auto"/>
      <style:text-properties/>
    </style:style>
    <style:style style:family="paragraph" style:name="P31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79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66cm" style:type="left"/>
          <style:tab-stop style:position="10.545cm" style:type="right"/>
        </style:tab-stops>
      </style:paragraph-properties>
      <style:text-properties/>
    </style:style>
    <style:style style:family="paragraph" style:name="P3180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18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8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1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1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188" style:parent-style-name="Body text (10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31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90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3191" style:parent-style-name="Contents 1">
      <style:paragraph-properties fo:background-color="transparent" fo:margin-top="0.000cm" fo:margin-bottom="0.000cm" fo:line-height="1.101cm" fo:margin-left="6.138cm" fo:margin-right="0.000cm" fo:text-indent="0.017cm" style:page-number="auto">
        <style:tab-stops>
          <style:tab-stop style:position="10.434cm" style:type="right"/>
        </style:tab-stops>
      </style:paragraph-properties>
      <style:text-properties/>
    </style:style>
    <style:style style:family="paragraph" style:name="P319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19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1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97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31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0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201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3202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3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207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32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11" style:parent-style-name="Body text (2)">
      <style:paragraph-properties fo:background-color="transparent" fo:margin-top="0.000cm" fo:margin-bottom="0.000cm" fo:margin-left="0.953cm" fo:margin-right="0.000cm" fo:text-indent="-0.014cm" fo:text-align="left" style:page-number="auto"/>
      <style:text-properties/>
    </style:style>
    <style:style style:family="paragraph" style:name="P32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3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21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215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1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219" style:parent-style-name="Body text (2)">
      <style:paragraph-properties fo:background-color="transparent" fo:margin-top="0.000cm" fo:margin-bottom="0.000cm" fo:line-height="1.101cm" fo:margin-left="0.000cm" fo:margin-right="0.000cm" fo:text-indent="0.067cm" fo:text-align="justify" style:page-number="auto">
        <style:tab-stops>
          <style:tab-stop style:position="0.778cm" style:type="left"/>
        </style:tab-stops>
      </style:paragraph-properties>
      <style:text-properties/>
    </style:style>
    <style:style style:family="paragraph" style:name="P3220" style:parent-style-name="Body text (9)">
      <style:paragraph-properties fo:background-color="transparent" fo:margin-top="0.000cm" fo:margin-bottom="2.091cm" fo:margin-left="0.000cm" fo:margin-right="6.844cm" fo:text-indent="0.070cm" fo:text-align="left" style:page-number="auto"/>
      <style:text-properties/>
    </style:style>
    <style:style style:family="paragraph" style:name="P3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6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22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9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831cm" style:type="left"/>
          <style:tab-stop style:position="10.467cm" style:type="right"/>
        </style:tab-stops>
      </style:paragraph-properties>
      <style:text-properties/>
    </style:style>
    <style:style style:family="paragraph" style:name="P323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23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23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4" style:parent-style-name="Body text (6)">
      <style:paragraph-properties fo:background-color="transparent" fo:margin-top="0.000cm" fo:margin-bottom="0.635cm" fo:line-height="0.737cm" fo:margin-left="0.000cm" fo:margin-right="0.000cm" fo:text-indent="0.078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323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36" style:parent-style-name="Body text (2)">
      <style:paragraph-properties fo:background-color="transparent" fo:margin-top="0.000cm" fo:margin-bottom="0.635cm" fo:line-height="0.745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3237" style:parent-style-name="Body text (5)">
      <style:paragraph-properties fo:background-color="transparent" fo:margin-top="0.000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3238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23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2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41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242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243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6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3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50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2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53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/>
      <style:text-properties/>
    </style:style>
    <style:style style:family="paragraph" style:name="P3254" style:parent-style-name="Header or footer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5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5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5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6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69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852cm" style:type="left"/>
          <style:tab-stop style:position="10.498cm" style:type="right"/>
        </style:tab-stops>
      </style:paragraph-properties>
      <style:text-properties/>
    </style:style>
    <style:style style:family="paragraph" style:name="P32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71" style:parent-style-name="Body text (2)">
      <style:paragraph-properties fo:background-color="transparent" fo:margin-top="0.000cm" fo:margin-bottom="0.000cm" fo:line-height="0.423cm" fo:margin-left="0.000cm" fo:margin-right="1.764cm" fo:text-indent="0.000cm" fo:text-align="right" style:page-number="auto"/>
      <style:text-properties/>
    </style:style>
    <style:style style:family="paragraph" style:name="P327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2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76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27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2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79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852cm" style:type="left"/>
          <style:tab-stop style:position="10.498cm" style:type="right"/>
        </style:tab-stops>
      </style:paragraph-properties>
      <style:text-properties/>
    </style:style>
    <style:style style:family="paragraph" style:name="P32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6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287" style:parent-style-name="Body text (5)">
      <style:paragraph-properties fo:background-color="transparent" fo:margin-top="0.000cm" fo:margin-bottom="0.000cm" fo:line-height="0.353cm" fo:margin-left="7.655cm" fo:margin-right="0.000cm" fo:text-indent="-0.001cm" fo:text-align="left" style:page-number="auto"/>
      <style:text-properties/>
    </style:style>
    <style:style style:family="paragraph" style:name="P3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90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796cm" style:type="left"/>
          <style:tab-stop style:position="3.759cm" style:type="center"/>
          <style:tab-stop style:position="10.558cm" style:type="right"/>
        </style:tab-stops>
      </style:paragraph-properties>
      <style:text-properties/>
    </style:style>
    <style:style style:family="paragraph" style:name="P32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92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4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2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8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32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0" style:parent-style-name="Body text (9)">
      <style:paragraph-properties fo:background-color="transparent" fo:margin-top="0.000cm" fo:margin-bottom="0.000cm" fo:line-height="0.423cm" fo:margin-left="0.000cm" fo:margin-right="0.000cm" fo:text-indent="0.060cm" fo:text-align="left" style:page-number="auto"/>
      <style:text-properties/>
    </style:style>
    <style:style style:family="paragraph" style:name="P33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2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330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04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3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3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0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3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1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31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19" style:parent-style-name="Heading #1 (8)">
      <style:paragraph-properties fo:keep-with-next="always" fo:keep-together="always" fo:background-color="transparent" fo:margin-top="0.000cm" fo:margin-bottom="0.000cm" fo:line-height="0.423cm" fo:margin-left="0.988cm" fo:margin-right="0.000cm" fo:text-indent="0.000cm" style:page-number="auto"/>
      <style:text-properties/>
    </style:style>
    <style:style style:family="paragraph" style:name="P332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21" style:parent-style-name="Body text (2)">
      <style:paragraph-properties fo:background-color="transparent" fo:margin-top="0.000cm" fo:margin-bottom="0.000cm" fo:line-height="0.423cm" fo:margin-left="1.905cm" fo:margin-right="0.000cm" fo:text-indent="-0.017cm" fo:text-align="left" style:page-number="auto"/>
      <style:text-properties/>
    </style:style>
    <style:style style:family="paragraph" style:name="P3322" style:parent-style-name="Body text (2)">
      <style:paragraph-properties fo:background-color="transparent" fo:margin-top="0.000cm" fo:margin-bottom="0.000cm" fo:line-height="0.745cm" fo:margin-left="0.035cm" fo:margin-right="0.000cm" fo:text-indent="0.000cm" style:page-number="auto"/>
      <style:text-properties/>
    </style:style>
    <style:style style:family="paragraph" style:name="P332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32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32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7" style:parent-style-name="Body text (2)">
      <style:paragraph-properties fo:background-color="transparent" fo:margin-top="0.000cm" fo:margin-bottom="0.635cm" fo:line-height="0.423cm" fo:margin-left="1.164cm" fo:margin-right="0.000cm" fo:text-indent="-0.004cm" fo:text-align="left" style:page-number="auto"/>
      <style:text-properties/>
    </style:style>
    <style:style style:family="paragraph" style:name="P3328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3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0" style:parent-style-name="Body text (2)">
      <style:paragraph-properties fo:background-color="transparent" fo:margin-top="0.000cm" fo:margin-bottom="20.251cm" fo:line-height="0.745cm" fo:margin-left="0.000cm" fo:margin-right="0.035cm" fo:text-indent="0.000cm" style:page-number="auto"/>
      <style:text-properties/>
    </style:style>
    <style:style style:family="paragraph" style:name="P333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3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3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334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/>
      <style:text-properties/>
    </style:style>
    <style:style style:family="paragraph" style:name="P33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6" style:parent-style-name="Heading #1 (5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3337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06cm" style:type="left"/>
          <style:tab-stop style:position="10.577cm" style:type="right"/>
        </style:tab-stops>
      </style:paragraph-properties>
      <style:text-properties/>
    </style:style>
    <style:style style:family="paragraph" style:name="P33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4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42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33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6" style:parent-style-name="Body text (2)">
      <style:paragraph-properties fo:background-color="transparent" fo:margin-top="0.000cm" fo:margin-bottom="0.000cm" fo:line-height="1.101cm" fo:margin-left="0.000cm" fo:margin-right="0.000cm" fo:text-indent="0.042cm" fo:text-align="left" style:page-number="auto"/>
      <style:text-properties/>
    </style:style>
    <style:style style:family="paragraph" style:name="P33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9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3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5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52" style:parent-style-name="Body text (2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35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54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3355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356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33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36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61" style:parent-style-name="Body text (7)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3362" style:parent-style-name="Body text (9)">
      <style:paragraph-properties fo:background-color="transparent" fo:margin-top="0.000cm" fo:margin-bottom="0.530cm" fo:margin-left="0.000cm" fo:margin-right="6.914cm" fo:text-indent="0.071cm" fo:text-align="left" style:page-number="auto"/>
      <style:text-properties/>
    </style:style>
    <style:style style:family="paragraph" style:name="P33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36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6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3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6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69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370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7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37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7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7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78" style:parent-style-name="Body text (2)">
      <style:paragraph-properties fo:background-color="transparent" fo:margin-top="0.000cm" fo:margin-bottom="0.000cm" fo:line-height="0.423cm" fo:margin-left="2.646cm" fo:margin-right="0.000cm" fo:text-indent="0.004cm" fo:text-align="left" style:page-number="auto"/>
      <style:text-properties/>
    </style:style>
    <style:style style:family="paragraph" style:name="P3379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1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382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3383" style:parent-style-name="Body text (2)">
      <style:paragraph-properties fo:background-color="transparent" fo:margin-top="1.545cm" fo:margin-bottom="0.000cm" fo:margin-left="0.000cm" fo:margin-right="0.000cm" fo:text-indent="0.061cm" fo:text-align="justify" style:page-number="auto">
        <style:tab-stops>
          <style:tab-stop style:position="16.664cm" style:type="right"/>
        </style:tab-stops>
      </style:paragraph-properties>
      <style:text-properties/>
    </style:style>
    <style:style style:family="paragraph" style:name="P338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3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86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338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88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338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390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39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3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395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3396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30cm" style:type="left"/>
          <style:tab-stop style:position="10.492cm" style:type="right"/>
        </style:tab-stops>
      </style:paragraph-properties>
      <style:text-properties/>
    </style:style>
    <style:style style:family="paragraph" style:name="P33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9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1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3402" style:parent-style-name="Body text (2)">
      <style:paragraph-properties fo:background-color="transparent" fo:margin-top="0.000cm" fo:margin-bottom="0.000cm" fo:line-height="1.024cm" fo:margin-left="1.164cm" fo:margin-right="0.000cm" fo:text-indent="-0.004cm" fo:text-align="left" style:page-number="auto"/>
      <style:text-properties/>
    </style:style>
    <style:style style:family="paragraph" style:name="P34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04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73cm" style:type="left"/>
          <style:tab-stop style:position="10.552cm" style:type="right"/>
        </style:tab-stops>
      </style:paragraph-properties>
      <style:text-properties/>
    </style:style>
    <style:style style:family="paragraph" style:name="P3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1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1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4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4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3415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73cm" style:type="left"/>
          <style:tab-stop style:position="10.560cm" style:type="right"/>
        </style:tab-stops>
      </style:paragraph-properties>
      <style:text-properties/>
    </style:style>
    <style:style style:family="paragraph" style:name="P34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34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2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3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75cm" style:type="right"/>
        </style:tab-stops>
      </style:paragraph-properties>
      <style:text-properties/>
    </style:style>
    <style:style style:family="paragraph" style:name="P34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6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427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4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9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4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2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43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4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439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440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15cm" style:type="left"/>
          <style:tab-stop style:position="10.577cm" style:type="right"/>
        </style:tab-stops>
      </style:paragraph-properties>
      <style:text-properties/>
    </style:style>
    <style:style style:family="paragraph" style:name="P3441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47" style:parent-style-name="Heading #2 (2)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4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9" style:parent-style-name="Body text (2)">
      <style:paragraph-properties fo:background-color="transparent" fo:margin-top="0.000cm" fo:margin-bottom="0.212cm" fo:line-height="0.423cm" fo:margin-left="0.564cm" fo:margin-right="0.000cm" fo:text-indent="-0.508cm" fo:text-align="left" style:page-number="auto"/>
      <style:text-properties/>
    </style:style>
    <style:style style:family="paragraph" style:name="P34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1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45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53" style:parent-style-name="Contents 1">
      <style:paragraph-properties fo:background-color="transparent" fo:margin-top="0.000cm" fo:margin-bottom="0.000cm" fo:line-height="1.101cm" fo:margin-left="0.000cm" fo:margin-right="0.000cm" fo:text-indent="0.067cm" style:page-number="auto">
        <style:tab-stops>
          <style:tab-stop style:position="0.795cm" style:type="left"/>
          <style:tab-stop style:position="10.557cm" style:type="right"/>
        </style:tab-stops>
      </style:paragraph-properties>
      <style:text-properties/>
    </style:style>
    <style:style style:family="paragraph" style:name="P3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5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66" style:parent-style-name="Contents 1">
      <style:paragraph-properties fo:background-color="transparent" fo:margin-top="0.000cm" fo:margin-bottom="0.000cm" fo:line-height="0.728cm" fo:margin-left="0.459cm" fo:margin-right="0.000cm" fo:text-indent="0.016cm" style:page-number="auto">
        <style:tab-stops>
          <style:tab-stop style:position="8.186cm" style:type="right"/>
          <style:tab-stop style:position="8.313cm" style:type="left"/>
          <style:tab-stop style:position="14.417cm" style:type="right"/>
          <style:tab-stop style:position="15.899cm" style:type="right"/>
        </style:tab-stops>
      </style:paragraph-properties>
      <style:text-properties/>
    </style:style>
    <style:style style:family="paragraph" style:name="P3467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470" style:parent-style-name="Contents 1">
      <style:paragraph-properties fo:background-color="transparent" fo:margin-top="0.000cm" fo:margin-bottom="0.000cm" fo:line-height="0.728cm" fo:margin-left="0.000cm" fo:margin-right="0.000cm" fo:text-indent="0.051cm" style:page-number="auto">
        <style:tab-stops>
          <style:tab-stop style:position="8.331cm" style:type="right"/>
          <style:tab-stop style:position="8.582cm" style:type="left"/>
          <style:tab-stop style:position="14.550cm" style:type="right"/>
          <style:tab-stop style:position="16.177cm" style:type="right"/>
        </style:tab-stops>
      </style:paragraph-properties>
      <style:text-properties/>
    </style:style>
    <style:style style:family="paragraph" style:name="P3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72" style:parent-style-name="Header or footer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473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47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75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3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7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48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48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4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8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4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4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91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67cm" style:type="right"/>
        </style:tab-stops>
      </style:paragraph-properties>
      <style:text-properties/>
    </style:style>
    <style:style style:family="paragraph" style:name="P3492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349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4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99" style:parent-style-name="Contents 1">
      <style:paragraph-properties fo:background-color="transparent" fo:margin-top="0.000cm" fo:margin-bottom="0.000cm" fo:line-height="0.728cm" fo:margin-left="2.223cm" fo:margin-right="0.000cm" fo:text-indent="-0.004cm" style:page-number="auto">
        <style:tab-stops>
          <style:tab-stop style:position="6.481cm" style:type="left"/>
          <style:tab-stop style:position="12.848cm" style:type="right"/>
        </style:tab-stops>
      </style:paragraph-properties>
      <style:text-properties/>
    </style:style>
    <style:style style:family="paragraph" style:name="P3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02" style:parent-style-name="Body text (2)">
      <style:paragraph-properties fo:background-color="transparent" fo:margin-top="0.000cm" fo:margin-bottom="0.000cm" fo:line-height="0.423cm" fo:margin-left="2.223cm" fo:margin-right="0.000cm" fo:text-indent="-0.004cm" fo:text-align="left" style:page-number="auto"/>
      <style:text-properties/>
    </style:style>
    <style:style style:family="paragraph" style:name="P35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5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0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5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509" style:parent-style-name="Body text (9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35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1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5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13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3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7" style:parent-style-name="Body text (2)">
      <style:paragraph-properties fo:background-color="transparent" fo:margin-top="0.000cm" fo:margin-bottom="0.000cm" fo:line-height="0.423cm" fo:margin-left="2.716cm" fo:margin-right="0.000cm" fo:text-indent="0.001cm" fo:text-align="left" style:page-number="auto"/>
      <style:text-properties/>
    </style:style>
    <style:style style:family="paragraph" style:name="P35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19" style:parent-style-name="Body text (2)">
      <style:paragraph-properties fo:background-color="transparent" fo:margin-top="0.000cm" fo:margin-bottom="0.843cm" fo:line-height="0.745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352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52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2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5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2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28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5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48cm" style:type="right"/>
        </style:tab-stops>
      </style:paragraph-properties>
      <style:text-properties/>
    </style:style>
    <style:style style:family="paragraph" style:name="P35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33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53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53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5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9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5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5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45" style:parent-style-name="Contents 1">
      <style:paragraph-properties fo:background-color="transparent" fo:margin-top="0.000cm" fo:margin-bottom="0.000cm" fo:line-height="1.101cm" fo:margin-left="0.000cm" fo:margin-right="0.000cm" fo:text-indent="0.067cm" style:page-number="auto">
        <style:tab-stops>
          <style:tab-stop style:position="0.795cm" style:type="left"/>
          <style:tab-stop style:position="10.548cm" style:type="right"/>
        </style:tab-stops>
      </style:paragraph-properties>
      <style:text-properties/>
    </style:style>
    <style:style style:family="paragraph" style:name="P3546" style:parent-style-name="Body text (2)">
      <style:paragraph-properties fo:background-color="transparent" fo:margin-top="0.000cm" fo:margin-bottom="0.629cm" fo:line-height="0.737cm" fo:margin-left="0.000cm" fo:margin-right="0.000cm" fo:text-indent="0.064cm" fo:text-align="justify" style:page-number="auto"/>
      <style:text-properties/>
    </style:style>
    <style:style style:family="paragraph" style:name="P354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2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3553" style:parent-style-name="Body text (9)">
      <style:paragraph-properties fo:background-color="transparent" fo:margin-top="0.000cm" fo:margin-bottom="7.580cm" fo:margin-left="0.000cm" fo:margin-right="6.844cm" fo:text-indent="0.070cm" fo:text-align="left" style:page-number="auto"/>
      <style:text-properties/>
    </style:style>
    <style:style style:family="paragraph" style:name="P3554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3555" style:parent-style-name="Heading #2 (3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0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5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6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67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3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9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3570" style:parent-style-name="Body text (12)">
      <style:paragraph-properties fo:background-color="transparent" fo:margin-top="0.000cm" fo:margin-bottom="0.000cm" fo:line-height="0.335cm" fo:margin-left="7.655cm" fo:margin-right="0.000cm" fo:text-indent="-0.010cm" fo:text-align="left" style:page-number="auto"/>
      <style:text-properties/>
    </style:style>
    <style:style style:family="paragraph" style:name="P35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7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7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5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6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3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1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831cm" style:type="left"/>
          <style:tab-stop style:position="10.467cm" style:type="right"/>
        </style:tab-stops>
      </style:paragraph-properties>
      <style:text-properties/>
    </style:style>
    <style:style style:family="paragraph" style:name="P3582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97cm" style:type="left"/>
          <style:tab-stop style:position="10.559cm" style:type="right"/>
        </style:tab-stops>
      </style:paragraph-properties>
      <style:text-properties/>
    </style:style>
    <style:style style:family="paragraph" style:name="P35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8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5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86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3587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35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0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91" style:parent-style-name="Body text (2)">
      <style:paragraph-properties fo:background-color="transparent" fo:margin-top="0.000cm" fo:margin-bottom="0.000cm" fo:line-height="0.423cm" fo:margin-left="0.000cm" fo:margin-right="0.000cm" fo:text-indent="0.131cm" fo:text-align="left" style:page-number="auto"/>
      <style:text-properties/>
    </style:style>
    <style:style style:family="paragraph" style:name="P3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95" style:parent-style-name="Body text (9)">
      <style:paragraph-properties fo:background-color="transparent" fo:margin-top="0.000cm" fo:margin-bottom="10.861cm" fo:margin-left="0.000cm" fo:margin-right="6.879cm" fo:text-indent="0.070cm" fo:text-align="left" style:page-number="auto"/>
      <style:text-properties/>
    </style:style>
    <style:style style:family="paragraph" style:name="P35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97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49cm" style:type="left"/>
          <style:tab-stop style:position="10.511cm" style:type="right"/>
        </style:tab-stops>
      </style:paragraph-properties>
      <style:text-properties/>
    </style:style>
    <style:style style:family="paragraph" style:name="P35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99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600" style:parent-style-name="Body text (2)">
      <style:paragraph-properties fo:background-color="transparent" fo:margin-top="0.000cm" fo:margin-bottom="0.000cm" fo:line-height="0.423cm" fo:margin-left="2.505cm" fo:margin-right="0.000cm" fo:text-indent="0.001cm" fo:text-align="left" style:page-number="auto"/>
      <style:text-properties/>
    </style:style>
    <style:style style:family="paragraph" style:name="P360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0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6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04" style:parent-style-name="Body text (9)">
      <style:paragraph-properties fo:background-color="transparent" fo:margin-top="0.000cm" fo:margin-bottom="6.522cm" fo:margin-left="0.000cm" fo:margin-right="6.844cm" fo:text-indent="0.070cm" fo:text-align="left" style:page-number="auto"/>
      <style:text-properties/>
    </style:style>
    <style:style style:family="paragraph" style:name="P3605" style:parent-style-name="Body text (2)">
      <style:paragraph-properties fo:background-color="transparent" fo:margin-top="0.000cm" fo:margin-bottom="0.000cm" fo:line-height="0.423cm" fo:margin-left="3.422cm" fo:margin-right="0.000cm" fo:text-indent="0.016cm" fo:text-align="left" style:page-number="auto"/>
      <style:text-properties/>
    </style:style>
    <style:style style:family="paragraph" style:name="P36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6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1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1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361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16" style:parent-style-name="Body text (2)">
      <style:paragraph-properties fo:background-color="transparent" fo:margin-top="0.000cm" fo:margin-bottom="0.000cm" fo:line-height="0.720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6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8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3619" style:parent-style-name="Body text (6)">
      <style:paragraph-properties fo:background-color="transparent" fo:margin-top="0.000cm" fo:margin-bottom="0.629cm" fo:line-height="0.737cm" fo:margin-left="0.000cm" fo:margin-right="0.000cm" fo:text-indent="0.078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362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2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25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59cm" style:type="right"/>
        </style:tab-stops>
      </style:paragraph-properties>
      <style:text-properties/>
    </style:style>
    <style:style style:family="paragraph" style:name="P362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2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2" style:parent-style-name="Body text (5)">
      <style:paragraph-properties fo:background-color="transparent" fo:margin-top="0.492cm" fo:margin-bottom="0.000cm" fo:line-height="0.353cm" fo:margin-left="7.620cm" fo:margin-right="0.000cm" fo:text-indent="0.000cm" fo:text-align="left" style:page-number="auto"/>
      <style:text-properties/>
    </style:style>
    <style:style style:family="paragraph" style:name="P363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34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56cm" style:type="left"/>
          <style:tab-stop style:position="10.527cm" style:type="right"/>
        </style:tab-stops>
      </style:paragraph-properties>
      <style:text-properties/>
    </style:style>
    <style:style style:family="paragraph" style:name="P3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6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9cm" style:type="right"/>
        </style:tab-stops>
      </style:paragraph-properties>
      <style:text-properties/>
    </style:style>
    <style:style style:family="paragraph" style:name="P363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42" style:parent-style-name="Body text (2)">
      <style:paragraph-properties fo:background-color="transparent" fo:margin-top="1.536cm" fo:margin-bottom="0.000cm" fo:margin-left="0.000cm" fo:margin-right="0.000cm" fo:text-indent="0.070cm" fo:text-align="justify" style:page-number="auto">
        <style:tab-stops>
          <style:tab-stop style:position="16.648cm" style:type="right"/>
        </style:tab-stops>
      </style:paragraph-properties>
      <style:text-properties/>
    </style:style>
    <style:style style:family="paragraph" style:name="P3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4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648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36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50" style:parent-style-name="Body text (5)">
      <style:paragraph-properties fo:background-color="transparent" fo:margin-top="0.000cm" fo:margin-bottom="0.000cm" fo:line-height="0.353cm" fo:margin-left="7.655cm" fo:margin-right="0.000cm" fo:text-indent="0.007cm" fo:text-align="left" style:page-number="auto"/>
      <style:text-properties/>
    </style:style>
    <style:style style:family="paragraph" style:name="P3651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58cm" style:type="left"/>
          <style:tab-stop style:position="10.528cm" style:type="right"/>
        </style:tab-stops>
      </style:paragraph-properties>
      <style:text-properties/>
    </style:style>
    <style:style style:family="paragraph" style:name="P365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65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54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3655" style:parent-style-name="Body text (2)">
      <style:paragraph-properties fo:background-color="transparent" fo:margin-top="0.000cm" fo:margin-bottom="0.000cm" fo:line-height="0.745cm" fo:margin-left="0.811cm" fo:margin-right="0.000cm" fo:text-indent="-0.656cm" fo:text-align="left" style:page-number="auto"/>
      <style:text-properties/>
    </style:style>
    <style:style style:family="paragraph" style:name="P3656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657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73cm" style:type="left"/>
          <style:tab-stop style:position="10.552cm" style:type="right"/>
        </style:tab-stops>
      </style:paragraph-properties>
      <style:text-properties/>
    </style:style>
    <style:style style:family="paragraph" style:name="P3658" style:parent-style-name="Body text (2)">
      <style:paragraph-properties fo:background-color="transparent" fo:margin-top="0.000cm" fo:margin-bottom="0.635cm" fo:line-height="0.745cm" fo:margin-left="2.540cm" fo:margin-right="0.000cm" fo:text-indent="-1.236cm" fo:text-align="justify" style:page-number="auto">
        <style:tab-stops>
          <style:tab-stop style:position="0.004cm" style:type="left"/>
        </style:tab-stops>
      </style:paragraph-properties>
      <style:text-properties/>
    </style:style>
    <style:style style:family="paragraph" style:name="P36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6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6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663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66" style:parent-style-name="Body text (2)">
      <style:paragraph-properties fo:background-color="transparent" fo:margin-top="0.000cm" fo:margin-bottom="0.000cm" fo:line-height="0.576cm" fo:margin-left="0.000cm" fo:margin-right="0.000cm" fo:text-indent="0.059cm" fo:text-align="justify" style:page-number="auto"/>
      <style:text-properties/>
    </style:style>
    <style:style style:family="paragraph" style:name="P366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68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669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70" style:parent-style-name="Table of contents (2)">
      <style:paragraph-properties fo:background-color="transparent" fo:margin-top="0.000cm" fo:margin-bottom="0.020cm" fo:line-height="0.728cm" fo:margin-left="0.847cm" fo:margin-right="0.000cm" fo:text-indent="0.008cm" style:page-number="auto">
        <style:tab-stops>
          <style:tab-stop style:position="7.933cm" style:type="right"/>
          <style:tab-stop style:position="8.405cm" style:type="left"/>
          <style:tab-stop style:position="15.726cm" style:type="right"/>
          <style:tab-stop style:position="16.059cm" style:type="right"/>
        </style:tab-stops>
      </style:paragraph-properties>
      <style:text-properties/>
    </style:style>
    <style:style style:family="paragraph" style:name="P3671" style:parent-style-name="Body text (17)">
      <style:paragraph-properties fo:background-color="transparent" fo:margin-top="0.000cm" fo:margin-bottom="0.000cm" fo:line-height="0.335cm" fo:margin-left="7.655cm" fo:margin-right="0.000cm" fo:text-indent="-0.010cm" fo:text-align="left" style:page-number="auto"/>
      <style:text-properties/>
    </style:style>
    <style:style style:family="paragraph" style:name="P36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74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36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77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67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6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8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48cm" style:type="right"/>
        </style:tab-stops>
      </style:paragraph-properties>
      <style:text-properties/>
    </style:style>
    <style:style style:family="paragraph" style:name="P36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84" style:parent-style-name="Body text (5)">
      <style:paragraph-properties fo:background-color="transparent" fo:margin-top="0.000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3685" style:parent-style-name="Body text (2)">
      <style:paragraph-properties fo:background-color="transparent" fo:margin-top="0.000cm" fo:margin-bottom="0.000cm" fo:line-height="0.423cm" fo:margin-left="2.540cm" fo:margin-right="0.000cm" fo:text-indent="0.017cm" fo:text-align="left" style:page-number="auto"/>
      <style:text-properties/>
    </style:style>
    <style:style style:family="paragraph" style:name="P368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68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2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36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69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9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69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7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01" style:parent-style-name="Body text (5)">
      <style:paragraph-properties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3702" style:parent-style-name="Body text (6)">
      <style:paragraph-properties fo:background-color="transparent" fo:margin-top="0.000cm" fo:margin-bottom="1.266cm" fo:margin-left="2.575cm" fo:margin-right="0.000cm" fo:text-indent="-1.246cm" fo:text-align="left" style:page-number="auto">
        <style:tab-stops>
          <style:tab-stop style:position="0.016cm" style:type="left"/>
        </style:tab-stops>
      </style:paragraph-properties>
      <style:text-properties/>
    </style:style>
    <style:style style:family="paragraph" style:name="P37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04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370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70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0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0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709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1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13" style:parent-style-name="Body text (2)">
      <style:paragraph-properties fo:background-color="transparent" fo:margin-top="0.000cm" fo:margin-bottom="0.635cm" fo:line-height="0.745cm" fo:margin-left="2.540cm" fo:margin-right="0.000cm" fo:text-indent="-1.236cm" fo:text-align="justify" style:page-number="auto">
        <style:tab-stops>
          <style:tab-stop style:position="0.004cm" style:type="left"/>
        </style:tab-stops>
      </style:paragraph-properties>
      <style:text-properties/>
    </style:style>
    <style:style style:family="paragraph" style:name="P37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1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17" style:parent-style-name="Body text (2)">
      <style:paragraph-properties fo:background-color="transparent" fo:margin-top="0.000cm" fo:margin-bottom="0.000cm" fo:line-height="0.423cm" fo:margin-left="1.199cm" fo:margin-right="0.000cm" fo:text-indent="0.003cm" fo:text-align="left" style:page-number="auto"/>
      <style:text-properties/>
    </style:style>
    <style:style style:family="paragraph" style:name="P3718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719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20" style:parent-style-name="Contents 1">
      <style:paragraph-properties fo:background-color="transparent" fo:margin-top="0.000cm" fo:margin-bottom="0.000cm" fo:line-height="0.728cm" fo:margin-left="1.482cm" fo:margin-right="0.000cm" fo:text-indent="-0.017cm" fo:text-align="left" style:page-number="auto"/>
      <style:text-properties/>
    </style:style>
    <style:style style:family="paragraph" style:name="P37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72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28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0cm" style:type="left"/>
          <style:tab-stop style:position="10.569cm" style:type="right"/>
        </style:tab-stops>
      </style:paragraph-properties>
      <style:text-properties/>
    </style:style>
    <style:style style:family="paragraph" style:name="P372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3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731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73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3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37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738" style:parent-style-name="Body text (2)">
      <style:paragraph-properties fo:background-color="transparent" fo:margin-top="0.000cm" fo:margin-bottom="0.741cm" fo:line-height="0.370cm" fo:margin-left="1.446cm" fo:margin-right="0.000cm" fo:text-indent="-0.016cm" fo:text-align="left" style:page-number="auto"/>
      <style:text-properties/>
    </style:style>
    <style:style style:family="paragraph" style:name="P3739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37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43" style:parent-style-name="Body text (5)">
      <style:paragraph-properties fo:background-color="transparent" fo:margin-top="0.000cm" fo:margin-bottom="0.000cm" fo:line-height="0.353cm" fo:margin-left="0.988cm" fo:margin-right="0.000cm" fo:text-indent="0.000cm" fo:text-align="center" style:page-number="auto"/>
      <style:text-properties/>
    </style:style>
    <style:style style:family="paragraph" style:name="P37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45" style:parent-style-name="Body text (2)">
      <style:paragraph-properties fo:background-color="transparent" fo:margin-top="0.000cm" fo:margin-bottom="0.000cm" fo:line-height="0.423cm" fo:margin-left="4.198cm" fo:margin-right="0.000cm" fo:text-indent="-0.007cm" fo:text-align="left" style:page-number="auto"/>
      <style:text-properties/>
    </style:style>
    <style:style style:family="paragraph" style:name="P374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9" style:parent-style-name="Body text (2)">
      <style:paragraph-properties fo:background-color="transparent" fo:margin-top="0.000cm" fo:margin-bottom="0.000cm" fo:line-height="0.423cm" fo:margin-left="0.000cm" fo:margin-right="1.764cm" fo:text-indent="0.000cm" fo:text-align="right" style:page-number="auto"/>
      <style:text-properties/>
    </style:style>
    <style:style style:family="paragraph" style:name="P3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1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852cm" style:type="left"/>
          <style:tab-stop style:position="10.498cm" style:type="right"/>
        </style:tab-stops>
      </style:paragraph-properties>
      <style:text-properties/>
    </style:style>
    <style:style style:family="paragraph" style:name="P3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7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5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7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61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763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76cm" style:type="right"/>
        </style:tab-stops>
      </style:paragraph-properties>
      <style:text-properties/>
    </style:style>
    <style:style style:family="paragraph" style:name="P376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65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76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6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6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56cm" style:type="right"/>
        </style:tab-stops>
      </style:paragraph-properties>
      <style:text-properties/>
    </style:style>
    <style:style style:family="paragraph" style:name="P37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770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77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7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77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77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79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78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2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3783" style:parent-style-name="Body text (2)">
      <style:paragraph-properties fo:background-color="transparent" fo:margin-top="0.000cm" fo:margin-bottom="0.000cm" fo:margin-left="2.540cm" fo:margin-right="0.000cm" fo:text-indent="0.015cm" fo:text-align="left" style:page-number="auto"/>
      <style:text-properties/>
    </style:style>
    <style:style style:family="paragraph" style:name="P378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785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786" style:parent-style-name="Table caption (5)">
      <style:paragraph-properties fo:background-color="transparent" fo:margin-top="0.000cm" fo:margin-bottom="0.000cm" fo:line-height="1.101cm" fo:margin-left="0.000cm" fo:margin-right="0.000cm" fo:text-indent="0.051cm" fo:text-align="justify" style:page-number="auto">
        <style:tab-stops>
          <style:tab-stop style:position="0.686cm" style:type="left"/>
          <style:tab-stop style:position="9.694cm" style:type="right"/>
        </style:tab-stops>
      </style:paragraph-properties>
      <style:text-properties/>
    </style:style>
    <style:style style:family="paragraph" style:name="P37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7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4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37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9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79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9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799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38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0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02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831cm" style:type="left"/>
          <style:tab-stop style:position="10.467cm" style:type="right"/>
        </style:tab-stops>
      </style:paragraph-properties>
      <style:text-properties/>
    </style:style>
    <style:style style:family="paragraph" style:name="P380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0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0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0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08" style:parent-style-name="Body text (1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380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8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11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81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813" style:parent-style-name="Body text (5)">
      <style:paragraph-properties fo:break-after="page" fo:background-color="transparent" fo:margin-top="0.000cm" fo:margin-bottom="0.000cm" fo:line-height="0.353cm" fo:margin-left="7.655cm" fo:margin-right="0.000cm" fo:text-indent="0.007cm" fo:text-align="left" style:page-number="auto"/>
      <style:text-properties/>
    </style:style>
    <style:style style:family="paragraph" style:name="P38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15" style:parent-style-name="Body text (2)">
      <style:paragraph-properties fo:background-color="transparent" fo:margin-top="0.000cm" fo:margin-bottom="0.000cm" fo:line-height="0.423cm" fo:margin-left="3.140cm" fo:margin-right="0.000cm" fo:text-indent="-0.016cm" fo:text-align="left" style:page-number="auto"/>
      <style:text-properties/>
    </style:style>
    <style:style style:family="paragraph" style:name="P381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1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19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82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2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8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82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82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8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852cm" style:type="left"/>
          <style:tab-stop style:position="10.498cm" style:type="right"/>
        </style:tab-stops>
      </style:paragraph-properties>
      <style:text-properties/>
    </style:style>
    <style:style style:family="paragraph" style:name="P3829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830" style:parent-style-name="Body text (7)">
      <style:paragraph-properties fo:background-color="transparent" fo:margin-top="0.000cm" fo:margin-bottom="0.129cm" fo:line-height="0.370cm" fo:margin-left="0.000cm" fo:margin-right="0.388cm" fo:text-indent="0.000cm" fo:text-align="center" style:page-number="auto"/>
      <style:text-properties/>
    </style:style>
    <style:style style:family="paragraph" style:name="P383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32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83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34" style:parent-style-name="Heading #2">
      <style:paragraph-properties fo:keep-with-next="always" fo:keep-together="always" fo:background-color="transparent" fo:margin-top="0.000cm" fo:margin-bottom="0.000cm" fo:line-height="0.576cm" fo:margin-left="0.000cm" fo:margin-right="0.035cm" fo:text-indent="0.000cm" fo:text-align="center" style:page-number="auto"/>
      <style:text-properties/>
    </style:style>
    <style:style style:family="paragraph" style:name="P3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6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38" style:parent-style-name="Body text (2)">
      <style:paragraph-properties fo:background-color="transparent" fo:margin-top="0.000cm" fo:margin-bottom="0.000cm" fo:line-height="0.423cm" fo:margin-left="0.635cm" fo:margin-right="0.000cm" fo:text-indent="0.017cm" fo:text-align="left" style:page-number="auto"/>
      <style:text-properties/>
    </style:style>
    <style:style style:family="paragraph" style:name="P383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4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4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6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3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8" style:parent-style-name="Body text (2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8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50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5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5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55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8" style:parent-style-name="Body text (2)">
      <style:paragraph-properties fo:background-color="transparent" fo:margin-top="0.000cm" fo:margin-bottom="0.635cm" fo:line-height="0.745cm" fo:margin-left="2.540cm" fo:margin-right="0.000cm" fo:text-indent="-1.236cm" fo:text-align="justify" style:page-number="auto">
        <style:tab-stops>
          <style:tab-stop style:position="0.004cm" style:type="left"/>
        </style:tab-stops>
      </style:paragraph-properties>
      <style:text-properties/>
    </style:style>
    <style:style style:family="paragraph" style:name="P385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86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6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3864" style:parent-style-name="Body text (2)">
      <style:paragraph-properties fo:background-color="transparent" fo:margin-top="0.000cm" fo:margin-bottom="0.495cm" fo:line-height="0.423cm" fo:margin-left="0.106cm" fo:margin-right="0.000cm" fo:text-indent="0.000cm" style:page-number="auto"/>
      <style:text-properties/>
    </style:style>
    <style:style style:family="paragraph" style:name="P3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9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64cm" style:type="left"/>
          <style:tab-stop style:position="10.543cm" style:type="right"/>
        </style:tab-stops>
      </style:paragraph-properties>
      <style:text-properties/>
    </style:style>
    <style:style style:family="paragraph" style:name="P3870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7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7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7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0" style:parent-style-name="Header or footer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88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882" style:parent-style-name="Body text (5)">
      <style:paragraph-properties fo:background-color="transparent" fo:margin-top="0.000cm" fo:margin-bottom="0.000cm" fo:line-height="0.353cm" fo:margin-left="0.988cm" fo:margin-right="0.000cm" fo:text-indent="0.000cm" fo:text-align="center" style:page-number="auto"/>
      <style:text-properties/>
    </style:style>
    <style:style style:family="paragraph" style:name="P3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8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8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88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8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2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3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95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00" style:parent-style-name="Body text (2)">
      <style:paragraph-properties fo:background-color="transparent" fo:margin-top="0.000cm" fo:margin-bottom="0.000cm" fo:line-height="0.423cm" fo:margin-left="2.857cm" fo:margin-right="0.000cm" fo:text-indent="-0.004cm" fo:text-align="left" style:page-number="auto"/>
      <style:text-properties/>
    </style:style>
    <style:style style:family="paragraph" style:name="P3901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390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9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0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07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390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1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917" style:parent-style-name="Heading #1 (18)">
      <style:paragraph-properties fo:keep-with-next="always" fo:keep-together="always" fo:background-color="transparent" fo:margin-top="0.000cm" fo:margin-bottom="0.000cm" fo:margin-left="1.799cm" fo:margin-right="0.000cm" fo:text-indent="-0.004cm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9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19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920" style:parent-style-name="Body text (2)">
      <style:paragraph-properties fo:background-color="transparent" fo:margin-top="0.529cm" fo:margin-bottom="0.000cm" fo:line-height="0.540cm" fo:margin-left="1.129cm" fo:margin-right="0.000cm" fo:text-indent="-0.009cm" fo:text-align="left" style:page-number="auto"/>
      <style:text-properties/>
    </style:style>
    <style:style style:family="paragraph" style:name="P3921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92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23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92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26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48cm" style:type="left"/>
          <style:tab-stop style:position="10.501cm" style:type="right"/>
        </style:tab-stops>
      </style:paragraph-properties>
      <style:text-properties/>
    </style:style>
    <style:style style:family="paragraph" style:name="P392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28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3929" style:parent-style-name="Body text (2)">
      <style:paragraph-properties fo:background-color="transparent" fo:margin-top="0.529cm" fo:margin-bottom="0.000cm" fo:margin-left="0.953cm" fo:margin-right="0.000cm" fo:text-indent="-0.524cm" fo:text-align="left" style:page-number="auto">
        <style:tab-stops>
          <style:tab-stop style:position="-0.025cm" style:type="left"/>
        </style:tab-stops>
      </style:paragraph-properties>
      <style:text-properties/>
    </style:style>
    <style:style style:family="paragraph" style:name="P393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93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93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93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34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93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37" style:parent-style-name="Body text (2)">
      <style:paragraph-properties fo:background-color="transparent" fo:margin-top="0.000cm" fo:margin-bottom="0.000cm" fo:line-height="0.423cm" fo:margin-left="1.976cm" fo:margin-right="0.000cm" fo:text-indent="0.014cm" fo:text-align="left" style:page-number="auto"/>
      <style:text-properties/>
    </style:style>
    <style:style style:family="paragraph" style:name="P39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3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394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9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4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45" style:parent-style-name="Body text (2)">
      <style:paragraph-properties fo:background-color="transparent" fo:margin-top="0.000cm" fo:margin-bottom="0.000cm" fo:line-height="0.737cm" fo:margin-left="0.000cm" fo:margin-right="0.000cm" fo:text-indent="0.150cm" fo:text-align="left" style:page-number="auto"/>
      <style:text-properties/>
    </style:style>
    <style:style style:family="paragraph" style:name="P3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52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953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66cm" style:type="left"/>
          <style:tab-stop style:position="10.545cm" style:type="right"/>
        </style:tab-stops>
      </style:paragraph-properties>
      <style:text-properties/>
    </style:style>
    <style:style style:family="paragraph" style:name="P3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5" style:parent-style-name="Body text (2)">
      <style:paragraph-properties fo:background-color="transparent" fo:margin-top="0.000cm" fo:margin-bottom="0.000cm" fo:line-height="0.423cm" fo:margin-left="0.247cm" fo:margin-right="0.000cm" fo:text-indent="0.010cm" fo:text-align="left" style:page-number="auto"/>
      <style:text-properties/>
    </style:style>
    <style:style style:family="paragraph" style:name="P3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959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6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962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3963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3964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39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66" style:parent-style-name="Body text (2)">
      <style:paragraph-properties fo:background-color="transparent" fo:margin-top="0.000cm" fo:margin-bottom="0.000cm" fo:margin-left="0.564cm" fo:margin-right="0.000cm" fo:text-indent="-0.508cm" fo:text-align="left" style:page-number="auto"/>
      <style:text-properties/>
    </style:style>
    <style:style style:family="paragraph" style:name="P3967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968" style:parent-style-name="Body text (2)">
      <style:paragraph-properties fo:background-color="transparent" fo:margin-top="0.000cm" fo:margin-bottom="0.000cm" fo:line-height="0.423cm" fo:margin-left="2.364cm" fo:margin-right="0.000cm" fo:text-indent="-0.010cm" fo:text-align="left" style:page-number="auto"/>
      <style:text-properties/>
    </style:style>
    <style:style style:family="paragraph" style:name="P39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7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71" style:parent-style-name="Body text (9)">
      <style:paragraph-properties fo:background-color="transparent" fo:margin-top="0.000cm" fo:margin-bottom="8.638cm" fo:margin-left="0.000cm" fo:margin-right="6.844cm" fo:text-indent="0.070cm" fo:text-align="left" style:page-number="auto"/>
      <style:text-properties/>
    </style:style>
    <style:style style:family="paragraph" style:name="P39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974" style:parent-style-name="Body text (2)">
      <style:paragraph-properties fo:background-color="transparent" fo:margin-top="0.000cm" fo:margin-bottom="0.000cm" fo:line-height="0.745cm" fo:margin-left="0.494cm" fo:margin-right="0.000cm" fo:text-indent="0.006cm" fo:text-align="justify" style:page-number="auto">
        <style:tab-stops>
          <style:tab-stop style:position="7.664cm" style:type="center"/>
          <style:tab-stop style:position="9.188cm" style:type="center"/>
        </style:tab-stops>
      </style:paragraph-properties>
      <style:text-properties/>
    </style:style>
    <style:style style:family="paragraph" style:name="P397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976" style:parent-style-name="Body text (2)">
      <style:paragraph-properties fo:background-color="transparent" fo:margin-top="0.000cm" fo:margin-bottom="0.000cm" fo:line-height="0.423cm" fo:margin-left="0.459cm" fo:margin-right="0.000cm" fo:text-indent="0.016cm" fo:text-align="left" style:page-number="auto"/>
      <style:text-properties/>
    </style:style>
    <style:style style:family="paragraph" style:name="P39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7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979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41cm" style:type="left"/>
          <style:tab-stop style:position="10.528cm" style:type="right"/>
        </style:tab-stops>
      </style:paragraph-properties>
      <style:text-properties/>
    </style:style>
    <style:style style:family="paragraph" style:name="P3980" style:parent-style-name="Body text (4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39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8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9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85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398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987" style:parent-style-name="Header or footer (5)">
      <style:paragraph-properties fo:background-color="transparent" fo:margin-top="0.000cm" fo:margin-bottom="0.000cm" fo:line-height="0.300cm" fo:margin-left="0.000cm" fo:margin-right="0.000cm" fo:text-indent="0.051cm" fo:text-align="left" style:page-number="auto"/>
      <style:text-properties/>
    </style:style>
    <style:style style:family="paragraph" style:name="P3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9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9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9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99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9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997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399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9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0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400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0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04" style:parent-style-name="Body text (6)">
      <style:paragraph-properties fo:background-color="transparent" fo:margin-top="0.000cm" fo:margin-bottom="0.000cm" fo:margin-left="1.341cm" fo:margin-right="0.000cm" fo:text-indent="-0.011cm" style:page-number="auto">
        <style:tab-stops>
          <style:tab-stop style:position="1.250cm" style:type="left"/>
        </style:tab-stops>
      </style:paragraph-properties>
      <style:text-properties/>
    </style:style>
    <style:style style:family="paragraph" style:name="P400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00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07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686cm" style:type="left"/>
          <style:tab-stop style:position="9.711cm" style:type="right"/>
        </style:tab-stops>
      </style:paragraph-properties>
      <style:text-properties/>
    </style:style>
    <style:style style:family="paragraph" style:name="P4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10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401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1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15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40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2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02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022" style:parent-style-name="Body text (2)">
      <style:paragraph-properties fo:background-color="transparent" fo:margin-top="0.000cm" fo:margin-bottom="0.212cm" fo:line-height="0.423cm" fo:margin-left="0.000cm" fo:margin-right="0.000cm" fo:text-indent="0.005cm" fo:text-align="justify" style:page-number="auto"/>
      <style:text-properties/>
    </style:style>
    <style:style style:family="paragraph" style:name="P40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25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56cm" style:type="left"/>
          <style:tab-stop style:position="10.527cm" style:type="right"/>
        </style:tab-stops>
      </style:paragraph-properties>
      <style:text-properties/>
    </style:style>
    <style:style style:family="paragraph" style:name="P4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29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6.384cm" style:type="right"/>
          <style:tab-stop style:position="6.850cm" style:type="left"/>
          <style:tab-stop style:position="16.612cm" style:type="right"/>
        </style:tab-stops>
      </style:paragraph-properties>
      <style:text-properties/>
    </style:style>
    <style:style style:family="paragraph" style:name="P4030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403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3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35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4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3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3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40" style:parent-style-name="Body text (2)">
      <style:paragraph-properties fo:background-color="transparent" fo:margin-top="0.000cm" fo:margin-bottom="0.191cm" fo:line-height="0.423cm" fo:margin-left="0.106cm" fo:margin-right="0.000cm" fo:text-indent="0.000cm" style:page-number="auto"/>
      <style:text-properties/>
    </style:style>
    <style:style style:family="paragraph" style:name="P404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42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043" style:parent-style-name="Body text (2)">
      <style:paragraph-properties fo:background-color="transparent" fo:margin-top="0.000cm" fo:margin-bottom="0.000cm" fo:line-height="1.101cm" fo:margin-left="0.000cm" fo:margin-right="0.000cm" fo:text-indent="0.051cm" fo:text-align="justify" style:page-number="auto">
        <style:tab-stops>
          <style:tab-stop style:position="10.558cm" style:type="right"/>
        </style:tab-stops>
      </style:paragraph-properties>
      <style:text-properties/>
    </style:style>
    <style:style style:family="paragraph" style:name="P40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4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0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4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0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5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052" style:parent-style-name="Table of contents (2)">
      <style:paragraph-properties fo:background-color="transparent" fo:margin-top="0.000cm" fo:margin-bottom="0.000cm" fo:margin-left="0.847cm" fo:margin-right="0.000cm" fo:text-indent="-0.017cm" style:page-number="auto">
        <style:tab-stops>
          <style:tab-stop style:position="8.018cm" style:type="right"/>
          <style:tab-stop style:position="8.128cm" style:type="left"/>
          <style:tab-stop style:position="15.680cm" style:type="right"/>
          <style:tab-stop style:position="15.681cm" style:type="right"/>
        </style:tab-stops>
      </style:paragraph-properties>
      <style:text-properties/>
    </style:style>
    <style:style style:family="paragraph" style:name="P40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5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5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057" style:parent-style-name="Heading #2">
      <style:paragraph-properties fo:keep-with-next="always" fo:keep-together="always"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4058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4059" style:parent-style-name="Body text (2)">
      <style:paragraph-properties fo:background-color="transparent" fo:margin-top="0.000cm" fo:margin-bottom="0.318cm" fo:line-height="0.423cm" fo:margin-left="2.011cm" fo:margin-right="0.000cm" fo:text-indent="0.004cm" fo:text-align="left" style:page-number="auto"/>
      <style:text-properties/>
    </style:style>
    <style:style style:family="paragraph" style:name="P40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6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63" style:parent-style-name="Heading #2">
      <style:paragraph-properties fo:keep-with-next="always" fo:keep-together="always" fo:background-color="transparent" fo:margin-top="0.000cm" fo:margin-bottom="0.129cm" fo:line-height="0.370cm" fo:margin-left="0.000cm" fo:margin-right="0.035cm" fo:text-indent="0.000cm" fo:text-align="center" style:page-number="auto"/>
      <style:text-properties/>
    </style:style>
    <style:style style:family="paragraph" style:name="P4064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40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6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67" style:parent-style-name="Body text (2)">
      <style:paragraph-properties fo:background-color="transparent" fo:margin-top="0.000cm" fo:margin-bottom="0.212cm" fo:line-height="0.423cm" fo:margin-left="0.564cm" fo:margin-right="0.000cm" fo:text-indent="-0.508cm" fo:text-align="left" style:page-number="auto"/>
      <style:text-properties/>
    </style:style>
    <style:style style:family="paragraph" style:name="P40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70" style:parent-style-name="Body text (5)">
      <style:paragraph-properties fo:background-color="transparent" fo:margin-top="0.000cm" fo:margin-bottom="0.000cm" fo:line-height="0.353cm" fo:margin-left="0.776cm" fo:margin-right="0.000cm" fo:text-indent="0.000cm" fo:text-align="center" style:page-number="auto"/>
      <style:text-properties/>
    </style:style>
    <style:style style:family="paragraph" style:name="P40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75" style:parent-style-name="Heading #1 (9)">
      <style:paragraph-properties fo:keep-with-next="always" fo:keep-together="always" fo:background-color="transparent" fo:margin-top="0.000cm" fo:margin-bottom="0.000cm" fo:line-height="0.423cm" fo:margin-left="0.776cm" fo:margin-right="0.000cm" fo:text-indent="0.000cm" style:page-number="auto"/>
      <style:text-properties/>
    </style:style>
    <style:style style:family="paragraph" style:name="P40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7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78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8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8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408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08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86" style:parent-style-name="Body text (2)">
      <style:paragraph-properties fo:background-color="transparent" fo:margin-top="0.000cm" fo:margin-bottom="0.000cm" fo:line-height="0.423cm" fo:margin-left="0.811cm" fo:margin-right="0.000cm" fo:text-indent="-0.656cm" fo:text-align="left" style:page-number="auto"/>
      <style:text-properties/>
    </style:style>
    <style:style style:family="paragraph" style:name="P40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88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40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2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093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09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95" style:parent-style-name="Body text (2)">
      <style:paragraph-properties fo:background-color="transparent" fo:margin-top="0.000cm" fo:margin-bottom="0.000cm" fo:line-height="0.423cm" fo:margin-left="2.469cm" fo:margin-right="0.000cm" fo:text-indent="-0.014cm" fo:text-align="left" style:page-number="auto"/>
      <style:text-properties/>
    </style:style>
    <style:style style:family="paragraph" style:name="P4096" style:parent-style-name="Body text (2)">
      <style:paragraph-properties fo:background-color="transparent" fo:margin-top="0.000cm" fo:margin-bottom="0.741cm" fo:line-height="0.423cm" fo:margin-left="0.000cm" fo:margin-right="0.000cm" fo:text-indent="0.000cm" fo:text-align="right" style:page-number="auto"/>
      <style:text-properties/>
    </style:style>
    <style:style style:family="paragraph" style:name="P40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99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4100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10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02" style:parent-style-name="Body text (2)">
      <style:paragraph-properties fo:background-color="transparent" fo:margin-top="0.000cm" fo:margin-bottom="0.000cm" fo:line-height="0.423cm" fo:margin-left="1.023cm" fo:margin-right="0.000cm" fo:text-indent="-0.007cm" fo:text-align="left" style:page-number="auto"/>
      <style:text-properties/>
    </style:style>
    <style:style style:family="paragraph" style:name="P4103" style:parent-style-name="Body text (2)">
      <style:paragraph-properties fo:background-color="transparent" fo:margin-top="0.000cm" fo:margin-bottom="0.495cm" fo:line-height="0.423cm" fo:margin-left="0.071cm" fo:margin-right="0.000cm" fo:text-indent="0.000cm" style:page-number="auto"/>
      <style:text-properties/>
    </style:style>
    <style:style style:family="paragraph" style:name="P4104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105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07" style:parent-style-name="Contents 1">
      <style:paragraph-properties fo:background-color="transparent" fo:margin-top="0.000cm" fo:margin-bottom="0.000cm" fo:line-height="1.101cm" fo:margin-left="6.138cm" fo:margin-right="0.000cm" fo:text-indent="0.017cm" style:page-number="auto">
        <style:tab-stops>
          <style:tab-stop style:position="10.434cm" style:type="right"/>
        </style:tab-stops>
      </style:paragraph-properties>
      <style:text-properties/>
    </style:style>
    <style:style style:family="paragraph" style:name="P4108" style:parent-style-name="Body text (2)">
      <style:paragraph-properties fo:background-color="transparent" fo:margin-top="0.000cm" fo:margin-bottom="0.000cm" fo:line-height="1.465cm" fo:margin-left="0.953cm" fo:margin-right="0.000cm" fo:text-indent="-0.790cm" fo:text-align="left" style:page-number="auto"/>
      <style:text-properties/>
    </style:style>
    <style:style style:family="paragraph" style:name="P4109" style:parent-style-name="Body text (2)">
      <style:paragraph-properties fo:background-color="transparent" fo:margin-top="0.000cm" fo:margin-bottom="0.212cm" fo:line-height="0.423cm" fo:margin-left="0.000cm" fo:margin-right="0.000cm" fo:text-indent="0.005cm" fo:text-align="justify" style:page-number="auto">
        <style:tab-stops>
          <style:tab-stop style:position="0.504cm" style:type="left"/>
        </style:tab-stops>
      </style:paragraph-properties>
      <style:text-properties/>
    </style:style>
    <style:style style:family="paragraph" style:name="P411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111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411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1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16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411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11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20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4121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412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24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12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1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2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29" style:parent-style-name="Contents 1">
      <style:paragraph-properties fo:background-color="transparent" fo:margin-top="0.000cm" fo:margin-bottom="0.000cm" fo:line-height="1.101cm" fo:margin-left="6.103cm" fo:margin-right="0.000cm" fo:text-indent="0.011cm" style:page-number="auto">
        <style:tab-stops>
          <style:tab-stop style:position="0.748cm" style:type="left"/>
          <style:tab-stop style:position="10.510cm" style:type="right"/>
        </style:tab-stops>
      </style:paragraph-properties>
      <style:text-properties/>
    </style:style>
    <style:style style:family="paragraph" style:name="P41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31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413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13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3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13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37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41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3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73cm" style:type="right"/>
        </style:tab-stops>
      </style:paragraph-properties>
      <style:text-properties/>
    </style:style>
    <style:style style:family="paragraph" style:name="P414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1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4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1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4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1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5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15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53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97cm" style:type="left"/>
          <style:tab-stop style:position="10.559cm" style:type="right"/>
        </style:tab-stops>
      </style:paragraph-properties>
      <style:text-properties/>
    </style:style>
    <style:style style:family="paragraph" style:name="P4154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415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41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5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1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6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1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63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4164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4165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416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6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169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4170" style:parent-style-name="Header or footer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41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7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41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74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1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7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77" style:parent-style-name="Body text (2)">
      <style:paragraph-properties fo:background-color="transparent" fo:margin-top="0.000cm" fo:margin-bottom="0.000cm" fo:line-height="0.423cm" fo:margin-left="2.469cm" fo:margin-right="0.000cm" fo:text-indent="0.003cm" fo:text-align="left" style:page-number="auto"/>
      <style:text-properties/>
    </style:style>
    <style:style style:family="paragraph" style:name="P4178" style:parent-style-name="Heading #2">
      <style:paragraph-properties fo:keep-with-next="always" fo:keep-together="always" fo:background-color="transparent" fo:margin-top="0.000cm" fo:margin-bottom="0.658cm" fo:line-height="0.370cm" fo:margin-left="0.000cm" fo:margin-right="0.035cm" fo:text-indent="0.000cm" fo:text-align="center" style:page-number="auto"/>
      <style:text-properties/>
    </style:style>
    <style:style style:family="paragraph" style:name="P41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82" style:parent-style-name="Body text (9)">
      <style:paragraph-properties fo:background-color="transparent" fo:margin-top="0.000cm" fo:margin-bottom="8.638cm" fo:margin-left="0.000cm" fo:margin-right="6.844cm" fo:text-indent="0.070cm" fo:text-align="left" style:page-number="auto"/>
      <style:text-properties/>
    </style:style>
    <style:style style:family="paragraph" style:name="P418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18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18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186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4187" style:parent-style-name="Body text (1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41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9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191" style:parent-style-name="Body text (2)">
      <style:paragraph-properties fo:background-color="transparent" fo:margin-top="0.000cm" fo:margin-bottom="0.000cm" fo:margin-left="0.000cm" fo:margin-right="0.000cm" fo:text-indent="0.058cm" fo:text-align="justify" style:page-number="auto"/>
      <style:text-properties/>
    </style:style>
    <style:style style:family="paragraph" style:name="P419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73cm" style:type="right"/>
        </style:tab-stops>
      </style:paragraph-properties>
      <style:text-properties/>
    </style:style>
    <style:style style:family="paragraph" style:name="P419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194" style:parent-style-name="Heading #1 (10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41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96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4197" style:parent-style-name="Body text (2)">
      <style:paragraph-properties fo:background-color="transparent" fo:margin-top="0.000cm" fo:margin-bottom="0.000cm" fo:margin-left="2.540cm" fo:margin-right="0.000cm" fo:text-indent="0.017cm" fo:text-align="left" style:page-number="auto"/>
      <style:text-properties/>
    </style:style>
    <style:style style:family="paragraph" style:name="P41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9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0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20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20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206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4207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42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12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21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1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215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42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9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422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22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4223" style:parent-style-name="Body text (2)">
      <style:paragraph-properties fo:background-color="transparent" fo:margin-top="0.000cm" fo:margin-bottom="14.748cm" fo:line-height="0.745cm" fo:margin-left="0.000cm" fo:margin-right="0.035cm" fo:text-indent="0.000cm" style:page-number="auto"/>
      <style:text-properties/>
    </style:style>
    <style:style style:family="paragraph" style:name="P422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25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422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27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42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29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3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31" style:parent-style-name="Body text (2)">
      <style:paragraph-properties fo:background-color="transparent" fo:margin-top="0.000cm" fo:margin-bottom="0.469cm" fo:line-height="0.745cm" fo:margin-left="0.035cm" fo:margin-right="0.000cm" fo:text-indent="0.000cm" style:page-number="auto"/>
      <style:text-properties/>
    </style:style>
    <style:style style:family="paragraph" style:name="P42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35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42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37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4238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423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24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4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4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47" style:parent-style-name="Body text (2)">
      <style:paragraph-properties fo:background-color="transparent" fo:margin-top="0.000cm" fo:margin-bottom="0.000cm" fo:line-height="0.745cm" fo:margin-left="1.905cm" fo:margin-right="0.000cm" fo:text-indent="0.008cm" fo:text-align="left" style:page-number="auto"/>
      <style:text-properties/>
    </style:style>
    <style:style style:family="paragraph" style:name="P4248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4249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4250" style:parent-style-name="Table of contents (2)">
      <style:paragraph-properties fo:background-color="transparent" fo:margin-top="0.000cm" fo:margin-bottom="0.020cm" fo:line-height="0.728cm" fo:margin-left="0.423cm" fo:margin-right="0.000cm" fo:text-indent="-0.017cm" style:page-number="auto">
        <style:tab-stops>
          <style:tab-stop style:position="7.908cm" style:type="right"/>
          <style:tab-stop style:position="8.379cm" style:type="left"/>
          <style:tab-stop style:position="15.754cm" style:type="right"/>
          <style:tab-stop style:position="16.033cm" style:type="right"/>
        </style:tab-stops>
      </style:paragraph-properties>
      <style:text-properties/>
    </style:style>
    <style:style style:family="paragraph" style:name="P42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57" style:parent-style-name="Contents 1">
      <style:paragraph-properties fo:background-color="transparent" fo:margin-top="0.000cm" fo:margin-bottom="0.000cm" fo:line-height="0.728cm" fo:margin-left="1.905cm" fo:margin-right="0.000cm" fo:text-indent="-0.017cm" fo:text-align="left" style:page-number="auto"/>
      <style:text-properties/>
    </style:style>
    <style:style style:family="paragraph" style:name="P42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3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4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6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26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2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9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27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274" style:parent-style-name="Body text (6)">
      <style:paragraph-properties fo:background-color="transparent" fo:margin-top="0.000cm" fo:margin-bottom="0.642cm" fo:margin-left="0.000cm" fo:margin-right="0.000cm" fo:text-indent="0.078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42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7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27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2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284" style:parent-style-name="Contents 1">
      <style:paragraph-properties fo:background-color="transparent" fo:margin-top="0.000cm" fo:margin-bottom="0.000cm" fo:line-height="1.101cm" fo:margin-left="6.103cm" fo:margin-right="0.000cm" fo:text-indent="0.013cm" style:page-number="auto">
        <style:tab-stops>
          <style:tab-stop style:position="0.741cm" style:type="left"/>
          <style:tab-stop style:position="10.503cm" style:type="right"/>
        </style:tab-stops>
      </style:paragraph-properties>
      <style:text-properties/>
    </style:style>
    <style:style style:family="paragraph" style:name="P428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286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287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4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91" style:parent-style-name="Body text (2)">
      <style:paragraph-properties fo:background-color="transparent" fo:margin-top="0.000cm" fo:margin-bottom="0.191cm" fo:line-height="0.423cm" fo:margin-left="0.071cm" fo:margin-right="0.000cm" fo:text-indent="0.000cm" style:page-number="auto"/>
      <style:text-properties/>
    </style:style>
    <style:style style:family="paragraph" style:name="P4292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94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429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9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9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29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99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43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0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03" style:parent-style-name="Body text (2)">
      <style:paragraph-properties fo:background-color="transparent" fo:margin-top="0.000cm" fo:margin-bottom="0.000cm" fo:line-height="0.423cm" fo:margin-left="0.988cm" fo:margin-right="0.000cm" fo:text-indent="-0.014cm" fo:text-align="left" style:page-number="auto"/>
      <style:text-properties/>
    </style:style>
    <style:style style:family="paragraph" style:name="P430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0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430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07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43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1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13" style:parent-style-name="Body text (9)">
      <style:paragraph-properties fo:background-color="transparent" fo:margin-top="0.000cm" fo:margin-bottom="0.027cm" fo:line-height="0.728cm" fo:margin-left="0.811cm" fo:margin-right="0.000cm" fo:text-indent="0.000cm" fo:text-align="center" style:page-number="auto"/>
      <style:text-properties/>
    </style:style>
    <style:style style:family="paragraph" style:name="P43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6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43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2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4323" style:parent-style-name="Body text (2)">
      <style:paragraph-properties fo:background-color="transparent" fo:margin-top="0.000cm" fo:margin-bottom="0.000cm" fo:line-height="0.423cm" fo:margin-left="1.482cm" fo:margin-right="0.000cm" fo:text-indent="-0.017cm" fo:text-align="left" style:page-number="auto"/>
      <style:text-properties/>
    </style:style>
    <style:style style:family="paragraph" style:name="P43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2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26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43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4333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62cm" style:type="left"/>
        </style:tab-stops>
      </style:paragraph-properties>
      <style:text-properties/>
    </style:style>
    <style:style style:family="paragraph" style:name="P43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65cm" style:type="right"/>
        </style:tab-stops>
      </style:paragraph-properties>
      <style:text-properties/>
    </style:style>
    <style:style style:family="paragraph" style:name="P43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0" style:parent-style-name="Heading #2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43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4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3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3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349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435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351" style:parent-style-name="Contents 1">
      <style:paragraph-properties fo:background-color="transparent" fo:margin-top="0.000cm" fo:margin-bottom="0.000cm" fo:line-height="1.101cm" fo:margin-left="0.000cm" fo:margin-right="0.000cm" fo:text-indent="0.067cm" style:page-number="auto">
        <style:tab-stops>
          <style:tab-stop style:position="0.820cm" style:type="left"/>
          <style:tab-stop style:position="10.574cm" style:type="right"/>
        </style:tab-stops>
      </style:paragraph-properties>
      <style:text-properties/>
    </style:style>
    <style:style style:family="paragraph" style:name="P435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435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3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55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435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43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5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6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361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436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43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66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4367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43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3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7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37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43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74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437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77" style:parent-style-name="Body text (2)">
      <style:paragraph-properties fo:background-color="transparent" fo:margin-top="0.000cm" fo:margin-bottom="0.000cm" fo:line-height="0.423cm" fo:margin-left="0.847cm" fo:margin-right="0.000cm" fo:text-indent="-0.017cm" fo:text-align="left" style:page-number="auto"/>
      <style:text-properties/>
    </style:style>
    <style:style style:family="paragraph" style:name="P437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3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80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438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3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88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389" style:parent-style-name="Body text (2)">
      <style:paragraph-properties fo:background-color="transparent" fo:margin-top="0.212cm" fo:margin-bottom="0.000cm" fo:line-height="0.423cm" fo:margin-left="0.564cm" fo:margin-right="0.000cm" fo:text-indent="0.003cm" fo:text-align="left" style:page-number="auto"/>
      <style:text-properties/>
    </style:style>
    <style:style style:family="paragraph" style:name="P43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96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39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3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9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4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0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40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4403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4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07" style:parent-style-name="Heading #1 (11)">
      <style:paragraph-properties fo:keep-with-next="always" fo:keep-together="always" fo:background-color="transparent" fo:margin-top="0.000cm" fo:margin-bottom="0.000cm" fo:line-height="0.423cm" fo:margin-left="0.776cm" fo:margin-right="0.000cm" fo:text-indent="0.000cm" style:page-number="auto"/>
      <style:text-properties/>
    </style:style>
    <style:style style:family="paragraph" style:name="P440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4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13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44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1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2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2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2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2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2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42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2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30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44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32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4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3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4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38" style:parent-style-name="Body text (2)">
      <style:paragraph-properties fo:background-color="transparent" fo:margin-top="0.000cm" fo:margin-bottom="13.583cm" fo:line-height="0.745cm" fo:margin-left="0.000cm" fo:margin-right="0.035cm" fo:text-indent="0.000cm" style:page-number="auto"/>
      <style:text-properties/>
    </style:style>
    <style:style style:family="paragraph" style:name="P443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440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44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44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4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4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50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4451" style:parent-style-name="Body text (9)">
      <style:paragraph-properties fo:background-color="transparent" fo:margin-top="0.000cm" fo:margin-bottom="0.562cm" fo:line-height="0.728cm" fo:margin-left="0.000cm" fo:margin-right="0.000cm" fo:text-indent="0.000cm" fo:text-align="center" style:page-number="auto"/>
      <style:text-properties/>
    </style:style>
    <style:style style:family="paragraph" style:name="P445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4453" style:parent-style-name="Table caption (5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4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56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44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58" style:parent-style-name="Body text (2)">
      <style:paragraph-properties fo:background-color="transparent" fo:margin-top="0.000cm" fo:margin-bottom="0.000cm" fo:line-height="0.423cm" fo:margin-left="1.799cm" fo:margin-right="0.000cm" fo:text-indent="-0.004cm" fo:text-align="left" style:page-number="auto"/>
      <style:text-properties/>
    </style:style>
    <style:style style:family="paragraph" style:name="P44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6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4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4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66" style:parent-style-name="Body text (9)">
      <style:paragraph-properties fo:background-color="transparent" fo:margin-top="0.000cm" fo:margin-bottom="16.364cm" fo:margin-left="0.000cm" fo:margin-right="6.844cm" fo:text-indent="0.070cm" fo:text-align="left" style:page-number="auto"/>
      <style:text-properties/>
    </style:style>
    <style:style style:family="paragraph" style:name="P44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4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8" style:parent-style-name="Body text (2)">
      <style:paragraph-properties fo:background-color="transparent" fo:margin-top="0.000cm" fo:margin-bottom="0.318cm" fo:line-height="0.423cm" fo:margin-left="2.752cm" fo:margin-right="0.000cm" fo:text-indent="-0.017cm" fo:text-align="left" style:page-number="auto"/>
      <style:text-properties/>
    </style:style>
    <style:style style:family="paragraph" style:name="P4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0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44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3" style:parent-style-name="Heading #1 (12)">
      <style:paragraph-properties fo:keep-with-next="always" fo:keep-together="always" fo:background-color="transparent" fo:margin-top="0.000cm" fo:margin-bottom="0.000cm" fo:line-height="0.423cm" fo:margin-left="0.988cm" fo:margin-right="0.000cm" fo:text-indent="0.000cm" style:page-number="auto"/>
      <style:text-properties/>
    </style:style>
    <style:style style:family="paragraph" style:name="P4484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4485" style:parent-style-name="Body text (2)">
      <style:paragraph-properties fo:background-color="transparent" fo:margin-top="0.000cm" fo:margin-bottom="0.000cm" fo:line-height="0.745cm" fo:margin-left="0.494cm" fo:margin-right="0.000cm" fo:text-indent="0.006cm" fo:text-align="justify" style:page-number="auto">
        <style:tab-stops>
          <style:tab-stop style:position="7.664cm" style:type="center"/>
          <style:tab-stop style:position="8.537cm" style:type="left"/>
        </style:tab-stops>
      </style:paragraph-properties>
      <style:text-properties/>
    </style:style>
    <style:style style:family="paragraph" style:name="P44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7" style:parent-style-name="Body text (9)">
      <style:paragraph-properties fo:background-color="transparent" fo:margin-top="0.000cm" fo:margin-bottom="20.809cm" fo:margin-left="0.000cm" fo:margin-right="2.328cm" fo:text-indent="0.070cm" fo:text-align="left" style:page-number="auto"/>
      <style:text-properties/>
    </style:style>
    <style:style style:family="paragraph" style:name="P4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9" style:parent-style-name="Heading #2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4490" style:parent-style-name="Body text (2)">
      <style:paragraph-properties fo:background-color="transparent" fo:margin-top="0.000cm" fo:margin-bottom="0.000cm" fo:line-height="0.423cm" fo:margin-left="2.434cm" fo:margin-right="0.000cm" fo:text-indent="0.004cm" fo:text-align="left" style:page-number="auto"/>
      <style:text-properties/>
    </style:style>
    <style:style style:family="paragraph" style:name="P4491" style:parent-style-name="Header or footer (6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93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4494" style:parent-style-name="Body text (9)">
      <style:paragraph-properties fo:background-color="transparent" fo:margin-top="0.000cm" fo:margin-bottom="18.587cm" fo:margin-left="0.000cm" fo:margin-right="6.844cm" fo:text-indent="0.070cm" fo:text-align="left" style:page-number="auto"/>
      <style:text-properties/>
    </style:style>
    <style:style style:family="paragraph" style:name="P44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9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99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01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21cm" style:type="left"/>
          <style:tab-stop style:position="10.483cm" style:type="right"/>
        </style:tab-stops>
      </style:paragraph-properties>
      <style:text-properties/>
    </style:style>
    <style:style style:family="paragraph" style:name="P45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03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21cm" style:type="left"/>
          <style:tab-stop style:position="10.492cm" style:type="right"/>
        </style:tab-stops>
      </style:paragraph-properties>
      <style:text-properties/>
    </style:style>
    <style:style style:family="paragraph" style:name="P450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4505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30cm" style:type="left"/>
          <style:tab-stop style:position="10.492cm" style:type="right"/>
        </style:tab-stops>
      </style:paragraph-properties>
      <style:text-properties/>
    </style:style>
    <style:style style:family="paragraph" style:name="P4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07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75cm" style:type="right"/>
        </style:tab-stops>
      </style:paragraph-properties>
      <style:text-properties/>
    </style:style>
    <style:style style:family="paragraph" style:name="P45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09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75cm" style:type="right"/>
        </style:tab-stops>
      </style:paragraph-properties>
      <style:text-properties/>
    </style:style>
    <style:style style:family="paragraph" style:name="P4510" style:parent-style-name="Body text (2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511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75cm" style:type="right"/>
        </style:tab-stops>
      </style:paragraph-properties>
      <style:text-properties/>
    </style:style>
    <style:style style:family="paragraph" style:name="P45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13" style:parent-style-name="Body text (2)">
      <style:paragraph-properties fo:background-color="transparent" fo:margin-top="0.000cm" fo:margin-bottom="0.000cm" fo:line-height="1.101cm" fo:margin-left="6.138cm" fo:margin-right="0.000cm" fo:text-indent="-0.016cm" fo:text-align="justify" style:page-number="auto">
        <style:tab-stops>
          <style:tab-stop style:position="0.713cm" style:type="left"/>
        </style:tab-stops>
      </style:paragraph-properties>
      <style:text-properties/>
    </style:style>
    <style:style style:family="paragraph" style:name="P45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15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06cm" style:type="left"/>
          <style:tab-stop style:position="10.568cm" style:type="right"/>
        </style:tab-stops>
      </style:paragraph-properties>
      <style:text-properties/>
    </style:style>
    <style:style style:family="paragraph" style:name="P4516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4517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823cm" style:type="left"/>
          <style:tab-stop style:position="10.602cm" style:type="right"/>
        </style:tab-stops>
      </style:paragraph-properties>
      <style:text-properties/>
    </style:style>
    <style:style style:family="paragraph" style:name="P451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519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60cm" style:type="right"/>
        </style:tab-stops>
      </style:paragraph-properties>
      <style:text-properties/>
    </style:style>
    <style:style style:family="paragraph" style:name="P4520" style:parent-style-name="Contents 1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73cm" style:type="left"/>
          <style:tab-stop style:position="10.569cm" style:type="right"/>
        </style:tab-stops>
      </style:paragraph-properties>
      <style:text-properties/>
    </style:style>
    <style:style style:family="paragraph" style:name="P4521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51cm" style:type="right"/>
        </style:tab-stops>
      </style:paragraph-properties>
      <style:text-properties/>
    </style:style>
    <style:style style:family="paragraph" style:name="P45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23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77cm" style:type="right"/>
        </style:tab-stops>
      </style:paragraph-properties>
      <style:text-properties/>
    </style:style>
    <style:style style:family="paragraph" style:name="P45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25" style:parent-style-name="Contents 1">
      <style:paragraph-properties fo:background-color="transparent" fo:margin-top="0.000cm" fo:margin-bottom="0.000cm" fo:line-height="1.101cm" fo:margin-left="0.000cm" fo:margin-right="0.000cm" fo:text-indent="0.069cm" style:page-number="auto">
        <style:tab-stops>
          <style:tab-stop style:position="0.798cm" style:type="left"/>
          <style:tab-stop style:position="10.560cm" style:type="right"/>
        </style:tab-stops>
      </style:paragraph-properties>
      <style:text-properties/>
    </style:style>
    <style:style style:family="paragraph" style:name="P45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27" style:parent-style-name="Table caption (5)">
      <style:paragraph-properties fo:background-color="transparent" fo:margin-top="0.000cm" fo:margin-bottom="0.000cm" fo:line-height="0.423cm" fo:margin-left="0.000cm" fo:margin-right="0.000cm" fo:text-indent="0.000cm" fo:text-align="justify" style:page-number="auto">
        <style:tab-stops>
          <style:tab-stop style:position="6.409cm" style:type="right"/>
        </style:tab-stops>
      </style:paragraph-properties>
      <style:text-properties/>
    </style:style>
    <style:style style:family="paragraph" style:name="P45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2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30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45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3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3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3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53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3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4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4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4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5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46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5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49" style:parent-style-name="Body text (24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455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53" style:parent-style-name="Body text (2)">
      <style:paragraph-properties fo:background-color="transparent" fo:margin-top="0.000cm" fo:margin-bottom="0.000cm" fo:line-height="0.745cm" fo:margin-left="0.494cm" fo:margin-right="0.000cm" fo:text-indent="0.006cm" fo:text-align="justify" style:page-number="auto">
        <style:tab-stops>
          <style:tab-stop style:position="7.664cm" style:type="center"/>
          <style:tab-stop style:position="8.537cm" style:type="left"/>
        </style:tab-stops>
      </style:paragraph-properties>
      <style:text-properties/>
    </style:style>
    <style:style style:family="paragraph" style:name="P455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5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5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55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5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561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45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56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9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45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71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45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73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4574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45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77" style:parent-style-name="Body text (2)">
      <style:paragraph-properties fo:background-color="transparent" fo:margin-top="0.000cm" fo:margin-bottom="12.525cm" fo:line-height="0.745cm" fo:margin-left="0.000cm" fo:margin-right="0.035cm" fo:text-indent="0.000cm" style:page-number="auto"/>
      <style:text-properties/>
    </style:style>
    <style:style style:family="paragraph" style:name="P4578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4579" style:parent-style-name="Body text (9)">
      <style:paragraph-properties fo:background-color="transparent" fo:margin-top="0.000cm" fo:margin-bottom="8.653cm" fo:margin-left="0.000cm" fo:margin-right="6.844cm" fo:text-indent="0.070cm" fo:text-align="left" style:page-number="auto"/>
      <style:text-properties/>
    </style:style>
    <style:style style:family="paragraph" style:name="P4580" style:parent-style-name="Contents 1">
      <style:paragraph-properties fo:background-color="transparent" fo:margin-top="0.000cm" fo:margin-bottom="0.000cm" fo:line-height="1.101cm" fo:margin-left="6.138cm" fo:margin-right="0.000cm" fo:text-indent="-0.016cm" style:page-number="auto">
        <style:tab-stops>
          <style:tab-stop style:position="0.713cm" style:type="left"/>
          <style:tab-stop style:position="10.492cm" style:type="right"/>
        </style:tab-stops>
      </style:paragraph-properties>
      <style:text-properties/>
    </style:style>
    <style:style style:family="paragraph" style:name="P4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83" style:parent-style-name="Table caption (6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45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8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5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8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5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9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5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9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5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97" style:parent-style-name="Body text (2)">
      <style:paragraph-properties fo:background-color="transparent" fo:margin-top="0.000cm" fo:margin-bottom="0.000cm" fo:line-height="0.423cm" fo:margin-left="1.587cm" fo:margin-right="0.000cm" fo:text-indent="0.012cm" fo:text-align="left" style:page-number="auto"/>
      <style:text-properties/>
    </style:style>
    <style:style style:family="paragraph" style:name="P45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0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0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06" style:parent-style-name="Contents 1">
      <style:paragraph-properties fo:background-color="transparent" fo:margin-top="0.000cm" fo:margin-bottom="0.000cm" fo:line-height="1.092cm" fo:margin-left="0.000cm" fo:margin-right="0.000cm" fo:text-indent="0.000cm" style:page-number="auto">
        <style:tab-stops>
          <style:tab-stop style:position="6.358cm" style:type="right"/>
          <style:tab-stop style:position="6.883cm" style:type="left"/>
          <style:tab-stop style:position="16.636cm" style:type="right"/>
        </style:tab-stops>
      </style:paragraph-properties>
      <style:text-properties/>
    </style:style>
    <style:style style:family="paragraph" style:name="P46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0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60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61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1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15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6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2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6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23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4624" style:parent-style-name="Table caption (5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62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6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2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6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3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463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36" style:parent-style-name="Body text (2)">
      <style:paragraph-properties fo:background-color="transparent" fo:margin-top="0.000cm" fo:margin-bottom="0.000cm" fo:line-height="0.423cm" fo:margin-left="0.847cm" fo:margin-right="0.000cm" fo:text-indent="0.006cm" fo:text-align="left" style:page-number="auto"/>
      <style:text-properties/>
    </style:style>
    <style:style style:family="paragraph" style:name="P463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4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39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4640" style:parent-style-name="Body text (9)">
      <style:paragraph-properties fo:background-color="transparent" fo:margin-top="0.000cm" fo:margin-bottom="0.460cm" fo:line-height="0.745cm" fo:margin-left="0.847cm" fo:margin-right="0.000cm" fo:text-indent="0.008cm" style:page-number="auto">
        <style:tab-stops>
          <style:tab-stop style:position="7.311cm" style:type="center"/>
          <style:tab-stop style:position="8.835cm" style:type="center"/>
        </style:tab-stops>
      </style:paragraph-properties>
      <style:text-properties/>
    </style:style>
    <style:style style:family="paragraph" style:name="P4641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464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47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464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649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650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651" style:parent-style-name="Body text (2)">
      <style:paragraph-properties fo:background-color="transparent" fo:margin-top="0.000cm" fo:margin-bottom="0.000cm" fo:line-height="0.423cm" fo:margin-left="2.505cm" fo:margin-right="0.000cm" fo:text-indent="-0.007cm" fo:text-align="left" style:page-number="auto"/>
      <style:text-properties/>
    </style:style>
    <style:style style:family="paragraph" style:name="P46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5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6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5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6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62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46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6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6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6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6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70" style:parent-style-name="Body text (2)">
      <style:paragraph-properties fo:background-color="transparent" fo:margin-top="0.000cm" fo:margin-bottom="0.318cm" fo:line-height="0.423cm" fo:margin-left="2.540cm" fo:margin-right="0.000cm" fo:text-indent="-0.008cm" fo:text-align="left" style:page-number="auto"/>
      <style:text-properties/>
    </style:style>
    <style:style style:family="paragraph" style:name="P4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7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6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7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6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8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68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8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8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6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8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6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69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69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69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694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469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696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796cm" style:type="left"/>
          <style:tab-stop style:position="10.558cm" style:type="right"/>
        </style:tab-stops>
      </style:paragraph-properties>
      <style:text-properties/>
    </style:style>
    <style:style style:family="paragraph" style:name="P4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98" style:parent-style-name="Contents 1">
      <style:paragraph-properties fo:background-color="transparent" fo:margin-top="0.000cm" fo:margin-bottom="0.000cm" fo:line-height="1.101cm" fo:margin-left="0.000cm" fo:margin-right="0.000cm" fo:text-indent="0.051cm" style:page-number="auto">
        <style:tab-stops>
          <style:tab-stop style:position="0.796cm" style:type="left"/>
          <style:tab-stop style:position="10.558cm" style:type="right"/>
        </style:tab-stops>
      </style:paragraph-properties>
      <style:text-properties/>
    </style:style>
    <style:style style:family="paragraph" style:name="P469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7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0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03" style:parent-style-name="Body text (9)">
      <style:paragraph-properties fo:background-color="transparent" fo:margin-top="0.000cm" fo:margin-bottom="0.460cm" fo:line-height="0.745cm" fo:margin-left="0.847cm" fo:margin-right="0.000cm" fo:text-indent="0.008cm" style:page-number="auto">
        <style:tab-stops>
          <style:tab-stop style:position="7.311cm" style:type="center"/>
          <style:tab-stop style:position="8.405cm" style:type="left"/>
        </style:tab-stops>
      </style:paragraph-properties>
      <style:text-properties/>
    </style:style>
    <style:style style:family="paragraph" style:name="P47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05" style:parent-style-name="Body text (2)">
      <style:paragraph-properties fo:background-color="transparent" fo:margin-top="0.000cm" fo:margin-bottom="0.536cm" fo:line-height="0.576cm" fo:margin-left="0.035cm" fo:margin-right="0.000cm" fo:text-indent="0.000cm" style:page-number="auto"/>
      <style:text-properties/>
    </style:style>
    <style:style style:family="paragraph" style:name="P470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0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708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09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710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1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712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471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714" style:parent-style-name="Body text (2)">
      <style:paragraph-properties fo:background-color="transparent" fo:margin-top="0.000cm" fo:margin-bottom="0.000cm" fo:line-height="0.406cm" fo:margin-left="0.000cm" fo:margin-right="0.000cm" fo:text-indent="0.065cm" fo:text-align="left" style:page-number="auto"/>
      <style:text-properties/>
    </style:style>
    <style:style style:family="paragraph" style:name="P4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16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471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71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4719" style:parent-style-name="Body text (2)">
      <style:paragraph-properties fo:background-color="transparent" fo:margin-top="0.000cm" fo:margin-bottom="12.525cm" fo:line-height="0.745cm" fo:margin-left="0.000cm" fo:margin-right="0.035cm" fo:text-indent="0.000cm" style:page-number="auto"/>
      <style:text-properties/>
    </style:style>
    <style:style style:family="paragraph" style:name="P4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22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472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4724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4725" style:parent-style-name="Body text (9)">
      <style:paragraph-properties fo:background-color="transparent" fo:margin-top="0.000cm" fo:margin-bottom="20.809cm" fo:margin-left="0.000cm" fo:margin-right="2.328cm" fo:text-indent="0.070cm" fo:text-align="left" style:page-number="auto"/>
      <style:text-properties/>
    </style:style>
    <style:style style:family="paragraph" style:name="P4726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47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28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472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7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3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7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3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73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3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737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39" style:parent-style-name="Contents 1">
      <style:paragraph-properties fo:background-color="transparent" fo:margin-top="0.000cm" fo:margin-bottom="0.000cm" fo:line-height="1.092cm" fo:margin-left="6.138cm" fo:margin-right="0.000cm" fo:text-indent="0.008cm" style:page-number="auto">
        <style:tab-stops>
          <style:tab-stop style:position="0.745cm" style:type="left"/>
          <style:tab-stop style:position="10.498cm" style:type="right"/>
        </style:tab-stops>
      </style:paragraph-properties>
      <style:text-properties/>
    </style:style>
    <style:style style:family="paragraph" style:name="P47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41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47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43" style:parent-style-name="Body text (2)">
      <style:paragraph-properties fo:background-color="transparent" fo:margin-top="0.000cm" fo:margin-bottom="0.000cm" fo:margin-left="0.000cm" fo:margin-right="0.000cm" fo:text-indent="0.123cm" fo:text-align="justify" style:page-number="auto">
        <style:tab-stops>
          <style:tab-stop style:position="7.108cm" style:type="right"/>
          <style:tab-stop style:position="8.471cm" style:type="right"/>
          <style:tab-stop style:position="9.461cm" style:type="right"/>
          <style:tab-stop style:position="10.748cm" style:type="right"/>
        </style:tab-stops>
      </style:paragraph-properties>
      <style:text-properties/>
    </style:style>
    <style:style style:family="paragraph" style:name="P4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47" style:parent-style-name="Body text (2)">
      <style:paragraph-properties fo:background-color="transparent" fo:margin-top="0.212cm" fo:margin-bottom="0.000cm" fo:line-height="0.423cm" fo:margin-left="0.953cm" fo:margin-right="0.000cm" fo:text-indent="-0.014cm" fo:text-align="left" style:page-number="auto"/>
      <style:text-properties/>
    </style:style>
    <style:style style:family="paragraph" style:name="P474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4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750" style:parent-style-name="Body text (2)">
      <style:paragraph-properties fo:background-color="transparent" fo:margin-top="0.000cm" fo:margin-bottom="0.000cm" fo:line-height="0.728cm" fo:margin-left="0.494cm" fo:margin-right="0.000cm" fo:text-indent="0.006cm" fo:text-align="justify" style:page-number="auto">
        <style:tab-stops>
          <style:tab-stop style:position="8.176cm" style:type="right"/>
          <style:tab-stop style:position="8.537cm" style:type="left"/>
        </style:tab-stops>
      </style:paragraph-properties>
      <style:text-properties/>
    </style:style>
    <style:style style:family="paragraph" style:name="P47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52" style:parent-style-name="Heading #1 (14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4754" style:parent-style-name="Body text (2)">
      <style:paragraph-properties fo:background-color="transparent" fo:margin-top="0.000cm" fo:margin-bottom="0.000cm" fo:line-height="0.423cm" fo:margin-left="2.364cm" fo:margin-right="0.000cm" fo:text-indent="-0.001cm" fo:text-align="left" style:page-number="auto"/>
      <style:text-properties/>
    </style:style>
    <style:style style:family="paragraph" style:name="P4755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4756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4757" style:parent-style-name="Body text (5)">
      <style:paragraph-properties fo:background-color="transparent" fo:margin-top="0.000cm" fo:margin-bottom="0.000cm" fo:line-height="0.353cm" fo:margin-left="7.726cm" fo:margin-right="0.000cm" fo:text-indent="0.013cm" fo:text-align="left" style:page-number="auto"/>
      <style:text-properties/>
    </style:style>
    <style:style style:family="paragraph" style:name="P47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59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760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47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6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764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6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7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68" style:parent-style-name="Body text (9)">
      <style:paragraph-properties fo:background-color="transparent" fo:margin-top="0.000cm" fo:margin-bottom="1.018cm" fo:margin-left="0.000cm" fo:margin-right="6.844cm" fo:text-indent="0.070cm" fo:text-align="left" style:page-number="auto"/>
      <style:text-properties/>
    </style:style>
    <style:style style:family="paragraph" style:name="P47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7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7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7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7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7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7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8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781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4782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783" style:parent-style-name="Heading #2 (3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87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7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90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47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9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72cm" style:type="right"/>
        </style:tab-stops>
      </style:paragraph-properties>
      <style:text-properties/>
    </style:style>
    <style:style style:family="paragraph" style:name="P47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794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479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98" style:parent-style-name="Body text (2)">
      <style:paragraph-properties fo:background-color="transparent" fo:margin-top="0.000cm" fo:margin-bottom="0.000cm" fo:line-height="0.423cm" fo:margin-left="0.000cm" fo:margin-right="0.000cm" fo:text-indent="0.246cm" fo:text-align="left" style:page-number="auto"/>
      <style:text-properties/>
    </style:style>
    <style:style style:family="paragraph" style:name="P47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0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0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04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480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08" style:parent-style-name="Body text (2)">
      <style:paragraph-properties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480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81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81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1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8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1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8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18" style:parent-style-name="Body text (9)">
      <style:paragraph-properties fo:background-color="transparent" fo:margin-top="0.000cm" fo:margin-bottom="2.077cm" fo:margin-left="0.000cm" fo:margin-right="6.844cm" fo:text-indent="0.071cm" fo:text-align="left" style:page-number="auto"/>
      <style:text-properties/>
    </style:style>
    <style:style style:family="paragraph" style:name="P481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82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8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2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48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24" style:parent-style-name="Heading #1">
      <style:paragraph-properties fo:keep-with-next="always" fo:keep-together="always" fo:background-color="transparent" fo:margin-top="0.000cm" fo:margin-bottom="0.000cm" fo:line-height="0.423cm" fo:margin-left="0.741cm" fo:margin-right="0.000cm" fo:text-indent="0.000cm" style:page-number="auto"/>
      <style:text-properties/>
    </style:style>
    <style:style style:family="paragraph" style:name="P48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2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29" style:parent-style-name="Heading #1 (1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83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8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83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833" style:parent-style-name="Heading #1 (16)">
      <style:paragraph-properties fo:keep-with-next="always" fo:keep-together="always" fo:background-color="transparent" fo:margin-top="0.000cm" fo:margin-bottom="0.000cm" fo:line-height="0.406cm" fo:margin-left="0.035cm" fo:margin-right="0.000cm" fo:text-indent="0.000cm" style:page-number="auto"/>
      <style:text-properties/>
    </style:style>
    <style:style style:family="paragraph" style:name="P48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35" style:parent-style-name="Body text (9)">
      <style:paragraph-properties fo:background-color="transparent" fo:margin-top="0.000cm" fo:margin-bottom="0.469cm" fo:line-height="0.745cm" fo:margin-left="0.423cm" fo:margin-right="0.000cm" fo:text-indent="-0.017cm" style:page-number="auto">
        <style:tab-stops>
          <style:tab-stop style:position="8.018cm" style:type="right"/>
          <style:tab-stop style:position="8.128cm" style:type="left"/>
        </style:tab-stops>
      </style:paragraph-properties>
      <style:text-properties/>
    </style:style>
    <style:style style:family="paragraph" style:name="P48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8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8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39" style:parent-style-name="Body text (9)">
      <style:paragraph-properties fo:background-color="transparent" fo:margin-top="0.000cm" fo:margin-bottom="1.600cm" fo:line-height="1.101cm" fo:margin-left="0.000cm" fo:margin-right="0.000cm" fo:text-indent="0.000cm" fo:text-align="right" style:page-number="auto"/>
      <style:text-properties/>
    </style:style>
    <style:style style:family="paragraph" style:name="P48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43" style:parent-style-name="Body text (2)">
      <style:paragraph-properties fo:background-color="transparent" fo:margin-top="0.000cm" fo:margin-bottom="0.000cm" fo:line-height="0.423cm" fo:margin-left="1.976cm" fo:margin-right="0.000cm" fo:text-indent="0.014cm" fo:text-align="left" style:page-number="auto"/>
      <style:text-properties/>
    </style:style>
    <style:style style:family="paragraph" style:name="P48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8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846" style:parent-style-name="Body text (8)">
      <style:paragraph-properties fo:background-color="transparent" fo:margin-top="0.000cm" fo:margin-bottom="0.512cm" fo:line-height="0.370cm" fo:margin-left="0.000cm" fo:margin-right="0.035cm" fo:text-indent="0.000cm" style:page-number="auto"/>
      <style:text-properties/>
    </style:style>
    <style:style style:family="paragraph" style:name="P48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8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8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5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8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85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5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5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85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6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6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66" style:parent-style-name="Body text (2)">
      <style:paragraph-properties fo:background-color="transparent" fo:margin-top="0.000cm" fo:margin-bottom="0.000cm" fo:line-height="0.423cm" fo:margin-left="0.953cm" fo:margin-right="0.000cm" fo:text-indent="-0.790cm" fo:text-align="left" style:page-number="auto"/>
      <style:text-properties/>
    </style:style>
    <style:style style:family="paragraph" style:name="P486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8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87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87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7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7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7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87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87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84" style:parent-style-name="Heading #1">
      <style:paragraph-properties fo:keep-with-next="always" fo:keep-together="always" fo:background-color="transparent" fo:margin-top="0.000cm" fo:margin-bottom="0.000cm" fo:line-height="0.728cm" fo:margin-left="2.258cm" fo:margin-right="0.000cm" fo:text-indent="-0.014cm" fo:text-align="justify" style:page-number="auto">
        <style:tab-stops>
          <style:tab-stop style:position="8.156cm" style:type="right"/>
          <style:tab-stop style:position="8.283cm" style:type="left"/>
        </style:tab-stops>
      </style:paragraph-properties>
      <style:text-properties/>
    </style:style>
    <style:style style:family="paragraph" style:name="P48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8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8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88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9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8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9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8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9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0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0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90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04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4905" style:parent-style-name="Body text (9)">
      <style:paragraph-properties fo:background-color="transparent" fo:margin-top="0.000cm" fo:margin-bottom="0.000cm" fo:line-height="1.499cm" fo:margin-left="0.000cm" fo:margin-right="0.000cm" fo:text-indent="0.000cm" fo:text-align="center" style:page-number="auto"/>
      <style:text-properties/>
    </style:style>
    <style:style style:family="paragraph" style:name="P49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0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90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90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910" style:parent-style-name="Body text (2)">
      <style:paragraph-properties fo:background-color="transparent" fo:margin-top="0.000cm" fo:margin-bottom="0.000cm" fo:line-height="0.423cm" fo:margin-left="0.000cm" fo:margin-right="0.000cm" fo:text-indent="0.185cm" fo:text-align="left" style:page-number="auto"/>
      <style:text-properties/>
    </style:style>
    <style:style style:family="paragraph" style:name="P4911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4912" style:parent-style-name="Body text (2)">
      <style:paragraph-properties fo:background-color="transparent" fo:margin-top="0.000cm" fo:margin-bottom="0.000cm" fo:line-height="0.728cm" fo:margin-left="0.459cm" fo:margin-right="0.000cm" fo:text-indent="0.016cm" fo:text-align="justify" style:page-number="auto">
        <style:tab-stops>
          <style:tab-stop style:position="8.186cm" style:type="right"/>
          <style:tab-stop style:position="8.547cm" style:type="left"/>
        </style:tab-stops>
      </style:paragraph-properties>
      <style:text-properties/>
    </style:style>
    <style:style style:family="paragraph" style:name="P491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91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915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49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1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9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921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4922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49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2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27" style:parent-style-name="Body text (2)">
      <style:paragraph-properties fo:background-color="transparent" fo:margin-top="0.000cm" fo:margin-bottom="0.000cm" fo:line-height="0.423cm" fo:margin-left="0.000cm" fo:margin-right="0.000cm" fo:text-indent="0.141cm" fo:text-align="left" style:page-number="auto"/>
      <style:text-properties/>
    </style:style>
    <style:style style:family="paragraph" style:name="P49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31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32" style:parent-style-name="Body text (2)">
      <style:paragraph-properties fo:background-color="transparent" fo:margin-top="0.000cm" fo:margin-bottom="0.000cm" fo:line-height="0.423cm" fo:margin-left="0.564cm" fo:margin-right="0.000cm" fo:text-indent="-0.014cm" fo:text-align="left" style:page-number="auto"/>
      <style:text-properties/>
    </style:style>
    <style:style style:family="paragraph" style:name="P4933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3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935" style:parent-style-name="Contents 1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88cm" style:type="left"/>
          <style:tab-stop style:position="10.576cm" style:type="right"/>
        </style:tab-stops>
      </style:paragraph-properties>
      <style:text-properties/>
    </style:style>
    <style:style style:family="paragraph" style:name="P4936" style:parent-style-name="Table caption (5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38" style:parent-style-name="Body text (5)">
      <style:paragraph-properties fo:background-color="transparent" fo:margin-top="0.000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49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42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49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4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4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94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48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9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5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95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9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5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9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61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>
        <style:tab-stops>
          <style:tab-stop style:position="16.720cm" style:type="right"/>
        </style:tab-stops>
      </style:paragraph-properties>
      <style:text-properties/>
    </style:style>
    <style:style style:family="paragraph" style:name="P496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63" style:parent-style-name="Body text (7)">
      <style:paragraph-properties fo:background-color="transparent" fo:margin-top="0.000cm" fo:margin-bottom="0.658cm" fo:line-height="0.370cm" fo:margin-left="0.000cm" fo:margin-right="0.035cm" fo:text-indent="0.000cm" fo:text-align="center" style:page-number="auto"/>
      <style:text-properties/>
    </style:style>
    <style:style style:family="paragraph" style:name="P4964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  <style:tab-stop style:position="3.357cm" style:type="left"/>
        </style:tab-stops>
      </style:paragraph-properties>
      <style:text-properties/>
    </style:style>
    <style:style style:family="paragraph" style:name="P4965" style:parent-style-name="Body text (7)">
      <style:paragraph-properties fo:background-color="transparent" fo:margin-top="0.000cm" fo:margin-bottom="0.658cm" fo:line-height="0.370cm" fo:margin-left="0.000cm" fo:margin-right="0.388cm" fo:text-indent="0.000cm" fo:text-align="center" style:page-number="auto"/>
      <style:text-properties/>
    </style:style>
    <style:style style:family="paragraph" style:name="P496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967" style:parent-style-name="Table caption (6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4968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4969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497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9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7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973" style:parent-style-name="Body text (2)">
      <style:paragraph-properties fo:background-color="transparent" fo:margin-top="0.000cm" fo:margin-bottom="0.000cm" fo:line-height="0.999cm" fo:margin-left="0.000cm" fo:margin-right="0.000cm" fo:text-indent="-0.004cm" fo:text-align="justify" style:page-number="auto"/>
      <style:text-properties/>
    </style:style>
    <style:style style:family="paragraph" style:name="P4974" style:parent-style-name="Contents 1">
      <style:paragraph-properties fo:background-color="transparent" fo:margin-top="0.000cm" fo:margin-bottom="0.000cm" fo:line-height="1.101cm" fo:margin-left="0.000cm" fo:margin-right="0.000cm" fo:text-indent="0.067cm" style:page-number="auto">
        <style:tab-stops>
          <style:tab-stop style:position="0.803cm" style:type="left"/>
          <style:tab-stop style:position="10.565cm" style:type="right"/>
        </style:tab-stops>
      </style:paragraph-properties>
      <style:text-properties/>
    </style:style>
    <style:style style:family="paragraph" style:name="P4975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4976" style:parent-style-name="Body text (2)">
      <style:paragraph-properties fo:background-color="transparent" fo:margin-top="0.000cm" fo:margin-bottom="0.893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4977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4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79" style:parent-style-name="Body text (2)">
      <style:paragraph-properties fo:background-color="transparent" fo:margin-top="0.635cm" fo:margin-bottom="0.000cm" fo:line-height="0.423cm" fo:margin-left="1.164cm" fo:margin-right="0.000cm" fo:text-indent="-0.004cm" fo:text-align="left" style:page-number="auto"/>
      <style:text-properties/>
    </style:style>
    <style:style style:family="paragraph" style:name="P498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98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83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4984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4985" style:parent-style-name="Body text (2)">
      <style:paragraph-properties fo:background-color="transparent" fo:margin-top="0.000cm" fo:margin-bottom="0.000cm" fo:line-height="0.423cm" fo:margin-left="4.304cm" fo:margin-right="0.000cm" fo:text-indent="-0.003cm" fo:text-align="left" style:page-number="auto"/>
      <style:text-properties/>
    </style:style>
    <style:style style:family="paragraph" style:name="P49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8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8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91" style:parent-style-name="Body text (2)">
      <style:paragraph-properties fo:background-color="transparent" fo:margin-top="0.847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49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99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94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4995" style:parent-style-name="Body text (2)">
      <style:paragraph-properties fo:background-color="transparent" fo:margin-top="0.000cm" fo:margin-bottom="0.635cm" fo:line-height="0.423cm" fo:margin-left="1.164cm" fo:margin-right="0.000cm" fo:text-indent="-0.004cm" fo:text-align="left" style:page-number="auto"/>
      <style:text-properties/>
    </style:style>
    <style:style style:family="paragraph" style:name="P4996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4997" style:parent-style-name="Body text (2)">
      <style:paragraph-properties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49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999" style:parent-style-name="Body text (2)">
      <style:paragraph-properties fo:background-color="transparent" fo:margin-top="0.000cm" fo:margin-bottom="0.000cm" fo:line-height="0.423cm" fo:margin-left="4.022cm" fo:margin-right="0.000cm" fo:text-indent="0.017cm" fo:text-align="left" style:page-number="auto"/>
      <style:text-properties/>
    </style:style>
    <style:style style:family="paragraph" style:name="P50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0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500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5003" style:parent-style-name="Body text (2)">
      <style:paragraph-properties fo:background-color="transparent" fo:margin-top="0.000cm" fo:margin-bottom="0.000cm" fo:line-height="0.940cm" fo:margin-left="1.129cm" fo:margin-right="0.000cm" fo:text-indent="-0.009cm" fo:text-align="left" style:page-number="auto"/>
      <style:text-properties/>
    </style:style>
    <style:style style:family="paragraph" style:name="P5004" style:parent-style-name="Body text (9)">
      <style:paragraph-properties fo:background-color="transparent" fo:margin-top="0.000cm" fo:margin-bottom="21.868cm" fo:margin-left="0.000cm" fo:margin-right="0.000cm" fo:text-indent="0.062cm" style:page-number="auto"/>
      <style:text-properties/>
    </style:style>
    <style:style style:family="paragraph" style:name="P500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500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500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5008" style:parent-style-name="Contents 1">
      <style:paragraph-properties fo:background-color="transparent" fo:margin-top="0.000cm" fo:margin-bottom="0.000cm" fo:line-height="1.101cm" fo:margin-left="5.715cm" fo:margin-right="0.000cm" fo:text-indent="-0.013cm" style:page-number="auto">
        <style:tab-stops>
          <style:tab-stop style:position="0.831cm" style:type="left"/>
          <style:tab-stop style:position="10.467cm" style:type="right"/>
        </style:tab-stops>
      </style:paragraph-properties>
      <style:text-properties/>
    </style:style>
    <style:style style:family="paragraph" style:name="P5009" style:parent-style-name="Body text (2)">
      <style:paragraph-properties fo:background-color="transparent" fo:margin-top="0.000cm" fo:line-height="0.423cm" fo:margin-left="1.129cm" fo:margin-right="0.000cm" fo:text-indent="-0.009cm" fo:text-align="left" style:page-number="auto"/>
      <style:text-properties/>
    </style:style>
    <style:style style:family="paragraph" style:name="P50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1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5012" style:parent-style-name="Heading #1">
      <style:paragraph-properties fo:keep-with-next="always" fo:keep-together="always" fo:background-color="transparent" fo:margin-top="0.000cm" fo:margin-bottom="0.000cm" fo:line-height="0.728cm" fo:margin-left="2.223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5013" style:parent-style-name="Body text (2)">
      <style:paragraph-properties fo:background-color="transparent" fo:margin-top="0.000cm" fo:margin-bottom="0.000cm" fo:line-height="0.940cm" fo:margin-left="1.129cm" fo:margin-right="0.000cm" fo:text-indent="-0.009cm" fo:text-align="left" style:page-number="auto"/>
      <style:text-properties/>
    </style:style>
    <style:style style:family="paragraph" style:name="P501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5015" style:parent-style-name="Body text (2)">
      <style:paragraph-properties fo:background-color="transparent" fo:margin-top="0.000cm" fo:margin-bottom="0.067cm" fo:line-height="0.423cm" fo:margin-left="0.000cm" fo:margin-right="0.000cm" fo:text-indent="0.060cm" fo:text-align="left" style:page-number="auto"/>
      <style:text-properties/>
    </style:style>
    <style:style style:family="paragraph" style:name="P5017" style:parent-style-name="Body text (9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5018">
      <style:paragraph-properties style:page-number="auto"/>
      <style:text-properties fo:font-size="5pt" style:font-size-asian="5pt" style:font-size-complex="5pt"/>
    </style:style>
    <style:style style:family="paragraph" style:name="P5019">
      <style:paragraph-properties style:page-number="auto"/>
      <style:text-properties fo:font-size="5.e-02pt" style:font-size-asian="5.e-02pt" style:font-size-complex="5.e-02pt"/>
    </style:style>
    <style:style style:family="paragraph" style:name="P5021">
      <style:paragraph-properties style:page-number="auto"/>
      <style:text-properties fo:font-size="0.1pt" style:font-size-asian="0.1pt" style:font-size-complex="0.1pt"/>
    </style:style>
    <style:style style:family="paragraph" style:name="P5022">
      <style:paragraph-properties style:page-number="auto"/>
      <style:text-properties fo:font-size="0.1pt" style:font-size-asian="0.1pt" style:font-size-complex="0.1pt"/>
    </style:style>
    <style:style style:family="paragraph" style:name="P5023">
      <style:paragraph-properties style:page-number="auto"/>
      <style:text-properties fo:font-size="0.1pt" style:font-size-asian="0.1pt" style:font-size-complex="0.1pt"/>
    </style:style>
    <style:style style:family="paragraph" style:name="P5024">
      <style:paragraph-properties style:page-number="auto"/>
      <style:text-properties fo:font-size="0.1pt" style:font-size-asian="0.1pt" style:font-size-complex="0.1pt"/>
    </style:style>
    <style:style style:family="paragraph" style:name="P5025">
      <style:paragraph-properties style:page-number="auto"/>
      <style:text-properties fo:font-size="0.1pt" style:font-size-asian="0.1pt" style:font-size-complex="0.1pt"/>
    </style:style>
    <style:style style:family="paragraph" style:name="P5026">
      <style:paragraph-properties style:page-number="auto"/>
      <style:text-properties fo:font-size="0.1pt" style:font-size-asian="0.1pt" style:font-size-complex="0.1pt"/>
    </style:style>
    <style:style style:family="paragraph" style:name="P5027">
      <style:paragraph-properties style:page-number="auto"/>
      <style:text-properties fo:font-size="0.1pt" style:font-size-asian="0.1pt" style:font-size-complex="0.1pt"/>
    </style:style>
    <style:style style:family="paragraph" style:name="P5028">
      <style:paragraph-properties style:page-number="auto"/>
      <style:text-properties fo:font-size="0.1pt" style:font-size-asian="0.1pt" style:font-size-complex="0.1pt"/>
    </style:style>
    <style:style style:family="paragraph" style:name="P5029">
      <style:paragraph-properties style:page-number="auto"/>
      <style:text-properties fo:font-size="0.1pt" style:font-size-asian="0.1pt" style:font-size-complex="0.1pt"/>
    </style:style>
    <style:style style:family="paragraph" style:name="P5030">
      <style:paragraph-properties style:page-number="auto"/>
      <style:text-properties fo:font-size="0.1pt" style:font-size-asian="0.1pt" style:font-size-complex="0.1pt"/>
    </style:style>
    <style:style style:family="paragraph" style:name="P5031">
      <style:paragraph-properties style:page-number="auto"/>
      <style:text-properties fo:font-size="0.1pt" style:font-size-asian="0.1pt" style:font-size-complex="0.1pt"/>
    </style:style>
    <style:style style:family="paragraph" style:name="P5032">
      <style:paragraph-properties style:page-number="auto"/>
      <style:text-properties fo:font-size="0.1pt" style:font-size-asian="0.1pt" style:font-size-complex="0.1pt"/>
    </style:style>
    <style:style style:family="paragraph" style:name="P5033">
      <style:paragraph-properties style:page-number="auto"/>
      <style:text-properties fo:font-size="0.1pt" style:font-size-asian="0.1pt" style:font-size-complex="0.1pt"/>
    </style:style>
    <style:style style:family="paragraph" style:name="P5034">
      <style:paragraph-properties style:page-number="auto"/>
      <style:text-properties fo:font-size="0.1pt" style:font-size-asian="0.1pt" style:font-size-complex="0.1pt"/>
    </style:style>
    <style:style style:family="paragraph" style:name="P5035">
      <style:paragraph-properties style:page-number="auto"/>
      <style:text-properties fo:font-size="0.1pt" style:font-size-asian="0.1pt" style:font-size-complex="0.1pt"/>
    </style:style>
    <style:style style:family="paragraph" style:name="P5036">
      <style:paragraph-properties style:page-number="auto"/>
      <style:text-properties fo:font-size="0.1pt" style:font-size-asian="0.1pt" style:font-size-complex="0.1pt"/>
    </style:style>
    <style:style style:family="paragraph" style:name="P5037">
      <style:paragraph-properties style:page-number="auto"/>
      <style:text-properties fo:font-size="0.1pt" style:font-size-asian="0.1pt" style:font-size-complex="0.1pt"/>
    </style:style>
    <style:style style:family="paragraph" style:name="P5038">
      <style:paragraph-properties style:page-number="auto"/>
      <style:text-properties fo:font-size="0.1pt" style:font-size-asian="0.1pt" style:font-size-complex="0.1pt"/>
    </style:style>
    <style:style style:family="paragraph" style:name="P5039">
      <style:paragraph-properties style:page-number="auto"/>
      <style:text-properties fo:font-size="0.1pt" style:font-size-asian="0.1pt" style:font-size-complex="0.1pt"/>
    </style:style>
    <style:style style:family="paragraph" style:name="P5040">
      <style:paragraph-properties style:page-number="auto"/>
      <style:text-properties fo:font-size="0.1pt" style:font-size-asian="0.1pt" style:font-size-complex="0.1pt"/>
    </style:style>
    <style:style style:family="paragraph" style:name="P5041">
      <style:paragraph-properties style:page-number="auto"/>
      <style:text-properties fo:font-size="0.1pt" style:font-size-asian="0.1pt" style:font-size-complex="0.1pt"/>
    </style:style>
    <style:style style:family="paragraph" style:name="P5042">
      <style:paragraph-properties style:page-number="auto"/>
      <style:text-properties fo:font-size="0.1pt" style:font-size-asian="0.1pt" style:font-size-complex="0.1pt"/>
    </style:style>
    <style:style style:family="paragraph" style:name="P5043">
      <style:paragraph-properties style:page-number="auto"/>
      <style:text-properties fo:font-size="0.1pt" style:font-size-asian="0.1pt" style:font-size-complex="0.1pt"/>
    </style:style>
    <style:style style:family="paragraph" style:name="P5044">
      <style:paragraph-properties style:page-number="auto"/>
      <style:text-properties fo:font-size="0.1pt" style:font-size-asian="0.1pt" style:font-size-complex="0.1pt"/>
    </style:style>
    <style:style style:family="paragraph" style:name="P5045">
      <style:paragraph-properties style:page-number="auto"/>
      <style:text-properties fo:font-size="0.1pt" style:font-size-asian="0.1pt" style:font-size-complex="0.1pt"/>
    </style:style>
    <style:style style:family="paragraph" style:name="P5046">
      <style:paragraph-properties style:page-number="auto"/>
      <style:text-properties fo:font-size="0.1pt" style:font-size-asian="0.1pt" style:font-size-complex="0.1pt"/>
    </style:style>
    <style:style style:family="paragraph" style:name="P5047">
      <style:paragraph-properties style:page-number="auto"/>
      <style:text-properties fo:font-size="0.1pt" style:font-size-asian="0.1pt" style:font-size-complex="0.1pt"/>
    </style:style>
    <style:style style:family="paragraph" style:name="P5048">
      <style:paragraph-properties style:page-number="auto"/>
      <style:text-properties fo:font-size="0.1pt" style:font-size-asian="0.1pt" style:font-size-complex="0.1pt"/>
    </style:style>
    <style:style style:family="paragraph" style:name="P5049">
      <style:paragraph-properties style:page-number="auto"/>
      <style:text-properties fo:font-size="0.1pt" style:font-size-asian="0.1pt" style:font-size-complex="0.1pt"/>
    </style:style>
    <style:style style:family="paragraph" style:name="P5050">
      <style:paragraph-properties style:page-number="auto"/>
      <style:text-properties fo:font-size="0.1pt" style:font-size-asian="0.1pt" style:font-size-complex="0.1pt"/>
    </style:style>
    <style:style style:family="paragraph" style:name="P5051">
      <style:paragraph-properties style:page-number="auto"/>
      <style:text-properties fo:font-size="0.1pt" style:font-size-asian="0.1pt" style:font-size-complex="0.1pt"/>
    </style:style>
    <style:style style:family="paragraph" style:name="P5052">
      <style:paragraph-properties style:page-number="auto"/>
      <style:text-properties fo:font-size="0.1pt" style:font-size-asian="0.1pt" style:font-size-complex="0.1pt"/>
    </style:style>
    <style:style style:family="paragraph" style:name="P5053">
      <style:paragraph-properties style:page-number="auto"/>
      <style:text-properties fo:font-size="0.1pt" style:font-size-asian="0.1pt" style:font-size-complex="0.1pt"/>
    </style:style>
    <style:style style:family="paragraph" style:name="P5054">
      <style:paragraph-properties style:page-number="auto"/>
      <style:text-properties fo:font-size="0.1pt" style:font-size-asian="0.1pt" style:font-size-complex="0.1pt"/>
    </style:style>
    <style:style style:family="paragraph" style:name="P5055">
      <style:paragraph-properties style:page-number="auto"/>
      <style:text-properties fo:font-size="0.1pt" style:font-size-asian="0.1pt" style:font-size-complex="0.1pt"/>
    </style:style>
    <style:style style:family="paragraph" style:name="P5056">
      <style:paragraph-properties style:page-number="auto"/>
      <style:text-properties fo:font-size="0.1pt" style:font-size-asian="0.1pt" style:font-size-complex="0.1pt"/>
    </style:style>
    <style:style style:family="paragraph" style:name="P5057">
      <style:paragraph-properties style:page-number="auto"/>
      <style:text-properties fo:font-size="0.1pt" style:font-size-asian="0.1pt" style:font-size-complex="0.1pt"/>
    </style:style>
    <style:style style:family="paragraph" style:name="P5058">
      <style:paragraph-properties style:page-number="auto"/>
      <style:text-properties fo:font-size="0.1pt" style:font-size-asian="0.1pt" style:font-size-complex="0.1pt"/>
    </style:style>
    <style:style style:family="paragraph" style:name="P5059">
      <style:paragraph-properties style:page-number="auto"/>
      <style:text-properties fo:font-size="0.1pt" style:font-size-asian="0.1pt" style:font-size-complex="0.1pt"/>
    </style:style>
    <style:style style:family="paragraph" style:name="P5060">
      <style:paragraph-properties style:page-number="auto"/>
      <style:text-properties fo:font-size="0.1pt" style:font-size-asian="0.1pt" style:font-size-complex="0.1pt"/>
    </style:style>
    <style:style style:family="paragraph" style:name="P5061">
      <style:paragraph-properties style:page-number="auto"/>
      <style:text-properties fo:font-size="0.1pt" style:font-size-asian="0.1pt" style:font-size-complex="0.1pt"/>
    </style:style>
    <style:style style:family="paragraph" style:name="P5062">
      <style:paragraph-properties style:page-number="auto"/>
      <style:text-properties fo:font-size="0.1pt" style:font-size-asian="0.1pt" style:font-size-complex="0.1pt"/>
    </style:style>
    <style:style style:family="paragraph" style:name="P5063">
      <style:paragraph-properties style:page-number="auto"/>
      <style:text-properties fo:font-size="0.1pt" style:font-size-asian="0.1pt" style:font-size-complex="0.1pt"/>
    </style:style>
    <style:style style:family="paragraph" style:name="P5064">
      <style:paragraph-properties style:page-number="auto"/>
      <style:text-properties fo:font-size="0.1pt" style:font-size-asian="0.1pt" style:font-size-complex="0.1pt"/>
    </style:style>
    <style:style style:family="paragraph" style:name="P5065">
      <style:paragraph-properties style:page-number="auto"/>
      <style:text-properties fo:font-size="0.1pt" style:font-size-asian="0.1pt" style:font-size-complex="0.1pt"/>
    </style:style>
    <style:style style:family="paragraph" style:name="P5066">
      <style:paragraph-properties style:page-number="auto"/>
      <style:text-properties fo:font-size="0.1pt" style:font-size-asian="0.1pt" style:font-size-complex="0.1pt"/>
    </style:style>
    <style:style style:family="paragraph" style:name="P5067">
      <style:paragraph-properties style:page-number="auto"/>
      <style:text-properties fo:font-size="0.1pt" style:font-size-asian="0.1pt" style:font-size-complex="0.1pt"/>
    </style:style>
    <style:style style:family="paragraph" style:name="P5068">
      <style:paragraph-properties style:page-number="auto"/>
      <style:text-properties fo:font-size="0.1pt" style:font-size-asian="0.1pt" style:font-size-complex="0.1pt"/>
    </style:style>
    <style:style style:family="paragraph" style:name="P5069">
      <style:paragraph-properties style:page-number="auto"/>
      <style:text-properties fo:font-size="0.1pt" style:font-size-asian="0.1pt" style:font-size-complex="0.1pt"/>
    </style:style>
    <style:style style:family="paragraph" style:name="P5070">
      <style:paragraph-properties style:page-number="auto"/>
      <style:text-properties fo:font-size="0.1pt" style:font-size-asian="0.1pt" style:font-size-complex="0.1pt"/>
    </style:style>
    <style:style style:family="paragraph" style:name="P5071">
      <style:paragraph-properties style:page-number="auto"/>
      <style:text-properties fo:font-size="0.1pt" style:font-size-asian="0.1pt" style:font-size-complex="0.1pt"/>
    </style:style>
    <style:style style:family="paragraph" style:name="P5072">
      <style:paragraph-properties style:page-number="auto"/>
      <style:text-properties fo:font-size="0.1pt" style:font-size-asian="0.1pt" style:font-size-complex="0.1pt"/>
    </style:style>
    <style:style style:family="paragraph" style:name="P5073">
      <style:paragraph-properties style:page-number="auto"/>
      <style:text-properties fo:font-size="0.1pt" style:font-size-asian="0.1pt" style:font-size-complex="0.1pt"/>
    </style:style>
    <style:style style:family="paragraph" style:name="P5074">
      <style:paragraph-properties style:page-number="auto"/>
      <style:text-properties fo:font-size="0.1pt" style:font-size-asian="0.1pt" style:font-size-complex="0.1pt"/>
    </style:style>
    <style:style style:family="paragraph" style:name="P5075">
      <style:paragraph-properties style:page-number="auto"/>
      <style:text-properties fo:font-size="0.1pt" style:font-size-asian="0.1pt" style:font-size-complex="0.1pt"/>
    </style:style>
    <style:style style:family="paragraph" style:name="P5076">
      <style:paragraph-properties style:page-number="auto"/>
      <style:text-properties fo:font-size="0.1pt" style:font-size-asian="0.1pt" style:font-size-complex="0.1pt"/>
    </style:style>
    <style:style style:family="paragraph" style:name="P5077">
      <style:paragraph-properties style:page-number="auto"/>
      <style:text-properties fo:font-size="0.1pt" style:font-size-asian="0.1pt" style:font-size-complex="0.1pt"/>
    </style:style>
    <style:style style:family="paragraph" style:name="P5078">
      <style:paragraph-properties style:page-number="auto"/>
      <style:text-properties fo:font-size="0.1pt" style:font-size-asian="0.1pt" style:font-size-complex="0.1pt"/>
    </style:style>
    <style:style style:family="paragraph" style:name="P5079">
      <style:paragraph-properties style:page-number="auto"/>
      <style:text-properties fo:font-size="0.1pt" style:font-size-asian="0.1pt" style:font-size-complex="0.1pt"/>
    </style:style>
    <style:style style:family="paragraph" style:name="P5080">
      <style:paragraph-properties style:page-number="auto"/>
      <style:text-properties fo:font-size="0.1pt" style:font-size-asian="0.1pt" style:font-size-complex="0.1pt"/>
    </style:style>
    <style:style style:family="paragraph" style:name="P5081">
      <style:paragraph-properties style:page-number="auto"/>
      <style:text-properties fo:font-size="0.1pt" style:font-size-asian="0.1pt" style:font-size-complex="0.1pt"/>
    </style:style>
    <style:style style:family="paragraph" style:name="P5082">
      <style:paragraph-properties style:page-number="auto"/>
      <style:text-properties fo:font-size="0.1pt" style:font-size-asian="0.1pt" style:font-size-complex="0.1pt"/>
    </style:style>
    <style:style style:family="paragraph" style:name="P5083">
      <style:paragraph-properties style:page-number="auto"/>
      <style:text-properties fo:font-size="0.1pt" style:font-size-asian="0.1pt" style:font-size-complex="0.1pt"/>
    </style:style>
    <style:style style:family="paragraph" style:name="P5084">
      <style:paragraph-properties style:page-number="auto"/>
      <style:text-properties fo:font-size="0.1pt" style:font-size-asian="0.1pt" style:font-size-complex="0.1pt"/>
    </style:style>
    <style:style style:family="paragraph" style:name="P5085">
      <style:paragraph-properties style:page-number="auto"/>
      <style:text-properties fo:font-size="0.1pt" style:font-size-asian="0.1pt" style:font-size-complex="0.1pt"/>
    </style:style>
    <style:style style:family="paragraph" style:name="P5086">
      <style:paragraph-properties style:page-number="auto"/>
      <style:text-properties fo:font-size="0.1pt" style:font-size-asian="0.1pt" style:font-size-complex="0.1pt"/>
    </style:style>
    <style:style style:family="paragraph" style:name="P5087">
      <style:paragraph-properties style:page-number="auto"/>
      <style:text-properties fo:font-size="0.1pt" style:font-size-asian="0.1pt" style:font-size-complex="0.1pt"/>
    </style:style>
    <style:style style:family="paragraph" style:name="P5088">
      <style:paragraph-properties style:page-number="auto"/>
      <style:text-properties fo:font-size="0.1pt" style:font-size-asian="0.1pt" style:font-size-complex="0.1pt"/>
    </style:style>
    <style:style style:family="paragraph" style:name="P5089">
      <style:paragraph-properties style:page-number="auto"/>
      <style:text-properties fo:font-size="0.1pt" style:font-size-asian="0.1pt" style:font-size-complex="0.1pt"/>
    </style:style>
    <style:style style:family="paragraph" style:name="P5090">
      <style:paragraph-properties style:page-number="auto"/>
      <style:text-properties fo:font-size="0.1pt" style:font-size-asian="0.1pt" style:font-size-complex="0.1pt"/>
    </style:style>
    <style:style style:family="paragraph" style:name="P5091" style:parent-style-name="Body text (3)" style:master-page-name="PageStyle0">
      <style:paragraph-properties fo:background-color="transparent" fo:margin-top="0.000cm" fo:margin-bottom="2.646cm" fo:margin-left="0.000cm" fo:margin-right="0.035cm" fo:text-indent="0.000cm" style:page-number="1"/>
      <style:text-properties/>
    </style:style>
    <style:style style:family="paragraph" style:name="P5092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1"/>
      <style:text-properties/>
    </style:style>
    <style:style style:family="paragraph" style:name="P5093" style:parent-style-name="Body text (2)" style:master-page-name="PageStyle2">
      <style:paragraph-properties fo:background-color="transparent" fo:margin-top="0.000cm" fo:margin-bottom="0.000cm" fo:margin-left="2.540cm" fo:margin-right="0.000cm" fo:text-indent="0.015cm" fo:text-align="left" style:page-number="4"/>
      <style:text-properties/>
    </style:style>
    <style:style style:family="paragraph" style:name="P5094" style:master-page-name="PageStyle3">
      <style:paragraph-properties fo:line-height="0.635cm" style:page-number="7"/>
      <style:text-properties/>
    </style:style>
    <style:style style:family="paragraph" style:name="P5095" style:parent-style-name="Body text (2)" style:master-page-name="PageStyle4">
      <style:paragraph-properties fo:background-color="transparent" fo:margin-top="0.000cm" fo:margin-bottom="0.000cm" fo:margin-left="0.000cm" fo:margin-right="0.000cm" fo:text-indent="0.062cm" fo:text-align="justify" style:page-number="8"/>
      <style:text-properties/>
    </style:style>
    <style:style style:family="paragraph" style:name="P5096" style:master-page-name="PageStyle5">
      <style:paragraph-properties fo:line-height="0.635cm" style:page-number="9"/>
      <style:text-properties/>
    </style:style>
    <style:style style:family="paragraph" style:name="P5097" style:parent-style-name="Heading #1" style:master-page-name="PageStyle6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10"/>
      <style:text-properties/>
    </style:style>
    <style:style style:family="paragraph" style:name="P5098" style:master-page-name="PageStyle7">
      <style:paragraph-properties fo:line-height="0.635cm" style:page-number="10"/>
      <style:text-properties/>
    </style:style>
    <style:style style:family="paragraph" style:name="P5099" style:parent-style-name="Heading #1 (4)" style:master-page-name="PageStyle8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12"/>
      <style:text-properties/>
    </style:style>
    <style:style style:family="paragraph" style:name="P5100" style:master-page-name="PageStyle9">
      <style:paragraph-properties style:page-number="13"/>
      <style:text-properties fo:font-size="1pt" style:font-size-asian="1pt" style:font-size-complex="1pt"/>
    </style:style>
    <style:style style:family="paragraph" style:name="P5101" style:master-page-name="PageStyle10">
      <style:paragraph-properties fo:line-height="0.635cm" style:page-number="13"/>
      <style:text-properties/>
    </style:style>
    <style:style style:family="paragraph" style:name="P5102" style:parent-style-name="Heading #1 (6)" style:master-page-name="PageStyle11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15"/>
      <style:text-properties/>
    </style:style>
    <style:style style:family="paragraph" style:name="P5103" style:master-page-name="PageStyle12">
      <style:paragraph-properties fo:line-height="0.635cm" style:page-number="17"/>
      <style:text-properties/>
    </style:style>
    <style:style style:family="paragraph" style:name="P5104" style:master-page-name="PageStyle13">
      <style:paragraph-properties fo:line-height="0.635cm" style:page-number="19"/>
      <style:text-properties/>
    </style:style>
    <style:style style:family="paragraph" style:name="P5105" style:parent-style-name="Heading #1" style:master-page-name="PageStyle14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20"/>
      <style:text-properties/>
    </style:style>
    <style:style style:family="paragraph" style:name="P5106" style:master-page-name="PageStyle15">
      <style:paragraph-properties fo:line-height="0.635cm" style:page-number="21"/>
      <style:text-properties/>
    </style:style>
    <style:style style:family="paragraph" style:name="P5107" style:master-page-name="PageStyle16">
      <style:paragraph-properties fo:line-height="0.635cm" style:page-number="22"/>
      <style:text-properties/>
    </style:style>
    <style:style style:family="paragraph" style:name="P5108" style:master-page-name="PageStyle17">
      <style:paragraph-properties fo:line-height="0.635cm" style:page-number="23"/>
      <style:text-properties/>
    </style:style>
    <style:style style:family="paragraph" style:name="P5109" style:master-page-name="PageStyle18">
      <style:paragraph-properties fo:line-height="0.635cm" style:page-number="24"/>
      <style:text-properties/>
    </style:style>
    <style:style style:family="paragraph" style:name="P5110" style:master-page-name="PageStyle19">
      <style:paragraph-properties fo:line-height="0.635cm" style:page-number="25"/>
      <style:text-properties/>
    </style:style>
    <style:style style:family="paragraph" style:name="P5111" style:master-page-name="PageStyle20">
      <style:paragraph-properties style:page-number="26"/>
      <style:text-properties fo:font-size="1pt" style:font-size-asian="1pt" style:font-size-complex="1pt"/>
    </style:style>
    <style:style style:family="paragraph" style:name="P5112" style:master-page-name="PageStyle21">
      <style:paragraph-properties fo:line-height="0.635cm" style:page-number="26"/>
      <style:text-properties/>
    </style:style>
    <style:style style:family="paragraph" style:name="P5113" style:master-page-name="PageStyle22">
      <style:paragraph-properties style:page-number="27"/>
      <style:text-properties fo:font-size="1pt" style:font-size-asian="1pt" style:font-size-complex="1pt"/>
    </style:style>
    <style:style style:family="paragraph" style:name="P5114" style:master-page-name="PageStyle23">
      <style:paragraph-properties fo:line-height="0.635cm" style:page-number="28"/>
      <style:text-properties/>
    </style:style>
    <style:style style:family="paragraph" style:name="P5115" style:master-page-name="PageStyle24">
      <style:paragraph-properties fo:line-height="0.635cm" style:page-number="30"/>
      <style:text-properties/>
    </style:style>
    <style:style style:family="paragraph" style:name="P5116" style:master-page-name="PageStyle25">
      <style:paragraph-properties fo:line-height="0.635cm" style:page-number="31"/>
      <style:text-properties/>
    </style:style>
    <style:style style:family="paragraph" style:name="P5117" style:master-page-name="PageStyle26">
      <style:paragraph-properties fo:line-height="0.635cm" style:page-number="32"/>
      <style:text-properties/>
    </style:style>
    <style:style style:family="paragraph" style:name="P5118" style:master-page-name="PageStyle27">
      <style:paragraph-properties fo:line-height="0.635cm" style:page-number="33"/>
      <style:text-properties/>
    </style:style>
    <style:style style:family="paragraph" style:name="P5119" style:parent-style-name="Contents 1" style:master-page-name="PageStyle28">
      <style:paragraph-properties fo:background-color="transparent" fo:margin-top="0.000cm" fo:margin-bottom="0.000cm" fo:line-height="0.728cm" fo:margin-left="2.258cm" fo:margin-right="0.000cm" fo:text-indent="-0.014cm" style:page-number="34">
        <style:tab-stops>
          <style:tab-stop style:position="6.584cm" style:type="left"/>
          <style:tab-stop style:position="12.741cm" style:type="right"/>
        </style:tab-stops>
      </style:paragraph-properties>
      <style:text-properties/>
    </style:style>
    <style:style style:family="paragraph" style:name="P5120" style:master-page-name="PageStyle29">
      <style:paragraph-properties style:page-number="35"/>
      <style:text-properties fo:font-size="1pt" style:font-size-asian="1pt" style:font-size-complex="1pt"/>
    </style:style>
    <style:style style:family="paragraph" style:name="P5121" style:master-page-name="PageStyle30">
      <style:paragraph-properties fo:line-height="0.635cm" style:page-number="36"/>
      <style:text-properties/>
    </style:style>
    <style:style style:family="paragraph" style:name="P5122" style:parent-style-name="Heading #1 (8)" style:master-page-name="PageStyle31">
      <style:paragraph-properties fo:keep-with-next="always" fo:keep-together="always" fo:background-color="transparent" fo:margin-top="0.000cm" fo:margin-bottom="0.000cm" fo:line-height="0.423cm" fo:margin-left="0.988cm" fo:margin-right="0.000cm" fo:text-indent="0.000cm" style:page-number="37"/>
      <style:text-properties/>
    </style:style>
    <style:style style:family="paragraph" style:name="P5123" style:master-page-name="PageStyle32">
      <style:paragraph-properties fo:margin-bottom="1.623cm" fo:line-height="0.071cm" style:page-number="38"/>
      <style:text-properties fo:font-size="1pt" style:font-size-asian="1pt" style:font-size-complex="1pt"/>
    </style:style>
    <style:style style:family="paragraph" style:name="P5124" style:master-page-name="PageStyle33">
      <style:paragraph-properties fo:line-height="0.635cm" style:page-number="39"/>
      <style:text-properties/>
    </style:style>
    <style:style style:family="paragraph" style:name="P5125" style:master-page-name="PageStyle34">
      <style:paragraph-properties style:page-number="40"/>
      <style:text-properties fo:font-size="1pt" style:font-size-asian="1pt" style:font-size-complex="1pt"/>
    </style:style>
    <style:style style:family="paragraph" style:name="P5126" style:master-page-name="PageStyle35">
      <style:paragraph-properties style:page-number="40"/>
      <style:text-properties fo:font-size="1pt" style:font-size-asian="1pt" style:font-size-complex="1pt"/>
    </style:style>
    <style:style style:family="paragraph" style:name="P5127" style:parent-style-name="Heading #1 (9)" style:master-page-name="PageStyle36">
      <style:paragraph-properties fo:keep-with-next="always" fo:keep-together="always" fo:background-color="transparent" fo:margin-top="0.000cm" fo:margin-bottom="0.000cm" fo:line-height="0.423cm" fo:margin-left="0.776cm" fo:margin-right="0.000cm" fo:text-indent="0.000cm" style:page-number="42"/>
      <style:text-properties/>
    </style:style>
    <style:style style:family="paragraph" style:name="P5128" style:master-page-name="PageStyle37">
      <style:paragraph-properties style:page-number="43"/>
      <style:text-properties fo:font-size="1pt" style:font-size-asian="1pt" style:font-size-complex="1pt"/>
    </style:style>
    <style:style style:family="paragraph" style:name="P5129" style:master-page-name="PageStyle38">
      <style:paragraph-properties fo:line-height="0.635cm" style:page-number="44"/>
      <style:text-properties/>
    </style:style>
    <style:style style:family="paragraph" style:name="P5130" style:master-page-name="PageStyle39">
      <style:paragraph-properties fo:line-height="0.635cm" style:page-number="44"/>
      <style:text-properties/>
    </style:style>
    <style:style style:family="paragraph" style:name="P5131" style:master-page-name="PageStyle40">
      <style:paragraph-properties fo:line-height="0.635cm" style:page-number="45"/>
      <style:text-properties/>
    </style:style>
    <style:style style:family="paragraph" style:name="P5132" style:parent-style-name="Heading #1" style:master-page-name="PageStyle4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47"/>
      <style:text-properties/>
    </style:style>
    <style:style style:family="paragraph" style:name="P5133" style:master-page-name="PageStyle42">
      <style:paragraph-properties fo:line-height="0.635cm" style:page-number="47"/>
      <style:text-properties/>
    </style:style>
    <style:style style:family="paragraph" style:name="P5134" style:master-page-name="PageStyle43">
      <style:paragraph-properties fo:line-height="0.635cm" style:page-number="49"/>
      <style:text-properties/>
    </style:style>
    <style:style style:family="paragraph" style:name="P5135" style:master-page-name="PageStyle44">
      <style:paragraph-properties style:page-number="50"/>
      <style:text-properties fo:font-size="1pt" style:font-size-asian="1pt" style:font-size-complex="1pt"/>
    </style:style>
    <style:style style:family="paragraph" style:name="P5136" style:master-page-name="PageStyle45">
      <style:paragraph-properties fo:line-height="0.635cm" style:page-number="50"/>
      <style:text-properties/>
    </style:style>
    <style:style style:family="paragraph" style:name="P5137" style:master-page-name="PageStyle46">
      <style:paragraph-properties fo:line-height="0.635cm" style:page-number="51"/>
      <style:text-properties/>
    </style:style>
    <style:style style:family="paragraph" style:name="P5138" style:parent-style-name="Heading #1" style:master-page-name="PageStyle47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53"/>
      <style:text-properties/>
    </style:style>
    <style:style style:family="paragraph" style:name="P5139" style:master-page-name="PageStyle48">
      <style:paragraph-properties fo:line-height="0.635cm" style:page-number="54"/>
      <style:text-properties/>
    </style:style>
    <style:style style:family="paragraph" style:name="P5140" style:master-page-name="PageStyle49">
      <style:paragraph-properties style:page-number="54"/>
      <style:text-properties fo:font-size="1pt" style:font-size-asian="1pt" style:font-size-complex="1pt"/>
    </style:style>
    <style:style style:family="paragraph" style:name="P5141" style:parent-style-name="Heading #1 (11)" style:master-page-name="PageStyle50">
      <style:paragraph-properties fo:keep-with-next="always" fo:keep-together="always" fo:background-color="transparent" fo:margin-top="0.000cm" fo:margin-bottom="0.000cm" fo:line-height="0.423cm" fo:margin-left="0.776cm" fo:margin-right="0.000cm" fo:text-indent="0.000cm" style:page-number="56"/>
      <style:text-properties/>
    </style:style>
    <style:style style:family="paragraph" style:name="P5142" style:master-page-name="PageStyle51">
      <style:paragraph-properties fo:line-height="0.635cm" style:page-number="56"/>
      <style:text-properties/>
    </style:style>
    <style:style style:family="paragraph" style:name="P5143" style:parent-style-name="Heading #1" style:master-page-name="PageStyle52">
      <style:paragraph-properties fo:keep-with-next="always" fo:keep-together="always" fo:background-color="transparent" fo:margin-top="0.000cm" fo:margin-bottom="0.000cm" fo:line-height="0.728cm" fo:margin-left="2.223cm" fo:margin-right="0.000cm" fo:text-indent="-0.004cm" fo:text-align="justify" style:page-number="58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5144" style:parent-style-name="Heading #1 (12)" style:master-page-name="PageStyle53">
      <style:paragraph-properties fo:keep-with-next="always" fo:keep-together="always" fo:background-color="transparent" fo:margin-top="0.000cm" fo:margin-bottom="0.000cm" fo:line-height="0.423cm" fo:margin-left="0.988cm" fo:margin-right="0.000cm" fo:text-indent="0.000cm" style:page-number="59"/>
      <style:text-properties/>
    </style:style>
    <style:style style:family="paragraph" style:name="P5145" style:master-page-name="PageStyle54">
      <style:paragraph-properties fo:line-height="0.635cm" style:page-number="60"/>
      <style:text-properties/>
    </style:style>
    <style:style style:family="paragraph" style:name="P5146" style:master-page-name="PageStyle55">
      <style:paragraph-properties fo:line-height="0.635cm" style:page-number="60"/>
      <style:text-properties/>
    </style:style>
    <style:style style:family="paragraph" style:name="P5147" style:parent-style-name="Heading #1" style:master-page-name="PageStyle56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62"/>
      <style:text-properties/>
    </style:style>
    <style:style style:family="paragraph" style:name="P5148" style:master-page-name="PageStyle57">
      <style:paragraph-properties fo:line-height="0.635cm" style:page-number="62"/>
      <style:text-properties/>
    </style:style>
    <style:style style:family="paragraph" style:name="P5149" style:master-page-name="PageStyle58">
      <style:paragraph-properties style:page-number="64"/>
      <style:text-properties fo:font-size="1pt" style:font-size-asian="1pt" style:font-size-complex="1pt"/>
    </style:style>
    <style:style style:family="paragraph" style:name="P5150" style:master-page-name="PageStyle59">
      <style:paragraph-properties fo:line-height="0.635cm" style:page-number="64"/>
      <style:text-properties/>
    </style:style>
    <style:style style:family="paragraph" style:name="P5151" style:master-page-name="PageStyle60">
      <style:paragraph-properties fo:line-height="0.635cm" style:page-number="66"/>
      <style:text-properties/>
    </style:style>
    <style:style style:family="paragraph" style:name="P5152" style:parent-style-name="Heading #1" style:master-page-name="PageStyle61">
      <style:paragraph-properties fo:keep-with-next="always" fo:keep-together="always" fo:background-color="transparent" fo:margin-top="0.000cm" fo:margin-bottom="0.000cm" fo:line-height="0.728cm" fo:margin-left="2.258cm" fo:margin-right="0.000cm" fo:text-indent="-0.014cm" fo:text-align="justify" style:page-number="67">
        <style:tab-stops>
          <style:tab-stop style:position="8.156cm" style:type="right"/>
          <style:tab-stop style:position="8.283cm" style:type="left"/>
        </style:tab-stops>
      </style:paragraph-properties>
      <style:text-properties/>
    </style:style>
    <style:style style:family="paragraph" style:name="P5153" style:master-page-name="PageStyle62">
      <style:paragraph-properties fo:line-height="0.635cm" style:page-number="67"/>
      <style:text-properties/>
    </style:style>
    <style:style style:family="paragraph" style:name="P5154" style:master-page-name="PageStyle63">
      <style:paragraph-properties fo:line-height="0.635cm" style:page-number="69"/>
      <style:text-properties/>
    </style:style>
    <style:style style:family="paragraph" style:name="P5155" style:master-page-name="PageStyle64">
      <style:paragraph-properties fo:line-height="0.635cm" style:page-number="70"/>
      <style:text-properties/>
    </style:style>
    <style:style style:family="paragraph" style:name="P5156" style:master-page-name="PageStyle65">
      <style:paragraph-properties style:page-number="71"/>
      <style:text-properties fo:font-size="1pt" style:font-size-asian="1pt" style:font-size-complex="1pt"/>
    </style:style>
    <style:style style:family="paragraph" style:name="P5157" style:master-page-name="PageStyle66">
      <style:paragraph-properties fo:line-height="0.635cm" style:page-number="72"/>
      <style:text-properties/>
    </style:style>
    <style:style style:family="paragraph" style:name="P5158" style:parent-style-name="Heading #1 (17)" style:master-page-name="PageStyle67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72"/>
      <style:text-properties/>
    </style:style>
    <style:style style:family="paragraph" style:name="P5159" style:parent-style-name="Body text (7)" style:master-page-name="PageStyle68">
      <style:paragraph-properties fo:background-color="transparent" fo:margin-top="0.000cm" fo:margin-bottom="0.658cm" fo:line-height="0.370cm" fo:margin-left="0.000cm" fo:margin-right="0.035cm" fo:text-indent="0.000cm" fo:text-align="center" style:page-number="74"/>
      <style:text-properties/>
    </style:style>
    <style:style style:family="paragraph" style:name="P5160" style:master-page-name="PageStyle69">
      <style:paragraph-properties fo:break-after="page" style:page-number="74"/>
      <style:text-properties fo:font-size="1pt" style:font-size-asian="1pt" style:font-size-complex="1pt"/>
    </style:style>
    <style:style style:family="paragraph" style:name="P5161" style:master-page-name="PageStyle70">
      <style:paragraph-properties fo:line-height="0.635cm" style:page-number="77"/>
      <style:text-properties/>
    </style:style>
    <style:style style:name="Table1" style:family="table">
      <style:table-properties style:writing-mode="lr-tb" style:width="11.760cm" table:align="center"/>
    </style:style>
    <style:style style:name="Table1.C1" style:family="table-column">
      <style:table-column-properties style:column-width="5.622cm"/>
    </style:style>
    <style:style style:name="Table1.C2" style:family="table-column">
      <style:table-column-properties style:column-width="6.138cm"/>
    </style:style>
    <style:style style:name="Table1.R1" style:family="table-row">
      <style:table-row-properties style:row-height="1.379cm"/>
    </style:style>
    <style:style style:name="Table1.R2" style:family="table-row">
      <style:table-row-properties style:row-height="2.277cm"/>
    </style:style>
    <style:style style:name="Table1.R3" style:family="table-row">
      <style:table-row-properties style:row-height="4.817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middle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/>
    </style:style>
    <style:style style:name="Table2" style:family="table">
      <style:table-properties style:writing-mode="lr-tb" style:width="10.634cm" table:align="center"/>
    </style:style>
    <style:style style:name="Table2.C1" style:family="table-column">
      <style:table-column-properties style:column-width="0.653cm"/>
    </style:style>
    <style:style style:name="Table2.C2" style:family="table-column">
      <style:table-column-properties style:column-width="5.554cm"/>
    </style:style>
    <style:style style:name="Table2.C3" style:family="table-column">
      <style:table-column-properties style:column-width="4.427cm"/>
    </style:style>
    <style:style style:name="Table2.R1" style:family="table-row">
      <style:table-row-properties style:row-height="0.610cm"/>
    </style:style>
    <style:style style:name="Table2.R2" style:family="table-row">
      <style:table-row-properties style:row-height="1.109cm"/>
    </style:style>
    <style:style style:name="Table2.R3" style:family="table-row">
      <style:table-row-properties style:row-height="1.304cm"/>
    </style:style>
    <style:style style:name="Table2.R4" style:family="table-row">
      <style:table-row-properties style:row-height="1.058cm"/>
    </style:style>
    <style:style style:name="Table2.R5" style:family="table-row">
      <style:table-row-properties style:row-height="1.101cm"/>
    </style:style>
    <style:style style:name="Table2.R6" style:family="table-row">
      <style:table-row-properties style:row-height="1.109cm"/>
    </style:style>
    <style:style style:name="Table2.R7" style:family="table-row">
      <style:table-row-properties style:row-height="1.143cm"/>
    </style:style>
    <style:style style:name="Table2.R8" style:family="table-row">
      <style:table-row-properties style:row-height="1.092cm"/>
    </style:style>
    <style:style style:name="Table2.R9" style:family="table-row">
      <style:table-row-properties style:row-height="1.067cm"/>
    </style:style>
    <style:style style:name="Table2.R10" style:family="table-row">
      <style:table-row-properties style:row-height="1.101cm"/>
    </style:style>
    <style:style style:name="Table2.R11" style:family="table-row">
      <style:table-row-properties style:row-height="1.101cm"/>
    </style:style>
    <style:style style:name="Table2.R12" style:family="table-row">
      <style:table-row-properties style:row-height="0.838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middle"/>
    </style:style>
    <style:style style:name="Table2.Cell9" style:family="table-cell">
      <style:table-cell-properties fo:background-color="#FFFFFF" style:vertical-align="middle"/>
    </style:style>
    <style:style style:name="Table2.Cell10" style:family="table-cell">
      <style:table-cell-properties fo:background-color="#FFFFFF" style:vertical-align="middle"/>
    </style:style>
    <style:style style:name="Table2.Cell11" style:family="table-cell">
      <style:table-cell-properties fo:background-color="#FFFFFF" style:vertical-align="middle"/>
    </style:style>
    <style:style style:name="Table2.Cell12" style:family="table-cell">
      <style:table-cell-properties fo:background-color="#FFFFFF" style:vertical-align="middle"/>
    </style:style>
    <style:style style:name="Table2.Cell13" style:family="table-cell">
      <style:table-cell-properties fo:background-color="#FFFFFF" style:vertical-align="middle"/>
    </style:style>
    <style:style style:name="Table2.Cell14" style:family="table-cell">
      <style:table-cell-properties fo:background-color="#FFFFFF" style:vertical-align="middle"/>
    </style:style>
    <style:style style:name="Table2.Cell15" style:family="table-cell">
      <style:table-cell-properties fo:background-color="#FFFFFF" style:vertical-align="middle"/>
    </style:style>
    <style:style style:name="Table2.Cell16" style:family="table-cell">
      <style:table-cell-properties fo:background-color="#FFFFFF" style:vertical-align="middle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middle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middle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middle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middle"/>
    </style:style>
    <style:style style:name="Table2.Cell34" style:family="table-cell">
      <style:table-cell-properties fo:background-color="#FFFFFF"/>
    </style:style>
    <style:style style:name="Table2.Cell35" style:family="table-cell">
      <style:table-cell-properties fo:background-color="#FFFFFF"/>
    </style:style>
    <style:style style:name="Table2.Cell36" style:family="table-cell">
      <style:table-cell-properties fo:background-color="#FFFFFF"/>
    </style:style>
    <style:style style:name="Table3" style:family="table">
      <style:table-properties style:writing-mode="lr-tb" style:width="10.634cm" table:align="center"/>
    </style:style>
    <style:style style:name="Table3.C1" style:family="table-column">
      <style:table-column-properties style:column-width="0.653cm"/>
    </style:style>
    <style:style style:name="Table3.C2" style:family="table-column">
      <style:table-column-properties style:column-width="5.207cm"/>
    </style:style>
    <style:style style:name="Table3.C3" style:family="table-column">
      <style:table-column-properties style:column-width="4.775cm"/>
    </style:style>
    <style:style style:name="Table3.R1" style:family="table-row">
      <style:table-row-properties style:row-height="0.617cm"/>
    </style:style>
    <style:style style:name="Table3.R2" style:family="table-row">
      <style:table-row-properties style:row-height="1.109cm"/>
    </style:style>
    <style:style style:name="Table3.R3" style:family="table-row">
      <style:table-row-properties style:row-height="1.304cm"/>
    </style:style>
    <style:style style:name="Table3.R4" style:family="table-row">
      <style:table-row-properties style:row-height="1.092cm"/>
    </style:style>
    <style:style style:name="Table3.R5" style:family="table-row">
      <style:table-row-properties style:row-height="1.067cm"/>
    </style:style>
    <style:style style:name="Table3.R6" style:family="table-row">
      <style:table-row-properties style:row-height="1.134cm"/>
    </style:style>
    <style:style style:name="Table3.R7" style:family="table-row">
      <style:table-row-properties style:row-height="1.101cm"/>
    </style:style>
    <style:style style:name="Table3.R8" style:family="table-row">
      <style:table-row-properties style:row-height="1.101cm"/>
    </style:style>
    <style:style style:name="Table3.R9" style:family="table-row">
      <style:table-row-properties style:row-height="1.101cm"/>
    </style:style>
    <style:style style:name="Table3.R10" style:family="table-row">
      <style:table-row-properties style:row-height="1.101cm"/>
    </style:style>
    <style:style style:name="Table3.R11" style:family="table-row">
      <style:table-row-properties style:row-height="1.067cm"/>
    </style:style>
    <style:style style:name="Table3.R12" style:family="table-row">
      <style:table-row-properties style:row-height="1.092cm"/>
    </style:style>
    <style:style style:name="Table3.R13" style:family="table-row">
      <style:table-row-properties style:row-height="1.134cm"/>
    </style:style>
    <style:style style:name="Table3.R14" style:family="table-row">
      <style:table-row-properties style:row-height="1.101cm"/>
    </style:style>
    <style:style style:name="Table3.R15" style:family="table-row">
      <style:table-row-properties style:row-height="1.067cm"/>
    </style:style>
    <style:style style:name="Table3.R16" style:family="table-row">
      <style:table-row-properties style:row-height="1.143cm"/>
    </style:style>
    <style:style style:name="Table3.R17" style:family="table-row">
      <style:table-row-properties style:row-height="1.092cm"/>
    </style:style>
    <style:style style:name="Table3.R18" style:family="table-row">
      <style:table-row-properties style:row-height="1.109cm"/>
    </style:style>
    <style:style style:name="Table3.R19" style:family="table-row">
      <style:table-row-properties style:row-height="1.092cm"/>
    </style:style>
    <style:style style:name="Table3.R20" style:family="table-row">
      <style:table-row-properties style:row-height="1.101cm"/>
    </style:style>
    <style:style style:name="Table3.R21" style:family="table-row">
      <style:table-row-properties style:row-height="0.813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top"/>
    </style:style>
    <style:style style:name="Table3.Cell6" style:family="table-cell">
      <style:table-cell-properties fo:background-color="#FFFFFF" style:vertical-align="top"/>
    </style:style>
    <style:style style:name="Table3.Cell7" style:family="table-cell">
      <style:table-cell-properties fo:background-color="#FFFFFF" style:vertical-align="top"/>
    </style:style>
    <style:style style:name="Table3.Cell8" style:family="table-cell">
      <style:table-cell-properties fo:background-color="#FFFFFF" style:vertical-align="middle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middle"/>
    </style:style>
    <style:style style:name="Table3.Cell12" style:family="table-cell">
      <style:table-cell-properties fo:background-color="#FFFFFF" style:vertical-align="middle"/>
    </style:style>
    <style:style style:name="Table3.Cell13" style:family="table-cell">
      <style:table-cell-properties fo:background-color="#FFFFFF" style:vertical-align="middle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middle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middle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middle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middle"/>
    </style:style>
    <style:style style:name="Table3.Cell28" style:family="table-cell">
      <style:table-cell-properties fo:background-color="#FFFFFF" style:vertical-align="middle"/>
    </style:style>
    <style:style style:name="Table3.Cell29" style:family="table-cell">
      <style:table-cell-properties fo:background-color="#FFFFFF" style:vertical-align="middle"/>
    </style:style>
    <style:style style:name="Table3.Cell30" style:family="table-cell">
      <style:table-cell-properties fo:background-color="#FFFFFF" style:vertical-align="middle"/>
    </style:style>
    <style:style style:name="Table3.Cell31" style:family="table-cell">
      <style:table-cell-properties fo:background-color="#FFFFFF" style:vertical-align="middle"/>
    </style:style>
    <style:style style:name="Table3.Cell32" style:family="table-cell">
      <style:table-cell-properties fo:background-color="#FFFFFF" style:vertical-align="middle"/>
    </style:style>
    <style:style style:name="Table3.Cell33" style:family="table-cell">
      <style:table-cell-properties fo:background-color="#FFFFFF" style:vertical-align="middle"/>
    </style:style>
    <style:style style:name="Table3.Cell34" style:family="table-cell">
      <style:table-cell-properties fo:background-color="#FFFFFF" style:vertical-align="middle"/>
    </style:style>
    <style:style style:name="Table3.Cell35" style:family="table-cell">
      <style:table-cell-properties fo:background-color="#FFFFFF" style:vertical-align="middle"/>
    </style:style>
    <style:style style:name="Table3.Cell36" style:family="table-cell">
      <style:table-cell-properties fo:background-color="#FFFFFF" style:vertical-align="middle"/>
    </style:style>
    <style:style style:name="Table3.Cell37" style:family="table-cell">
      <style:table-cell-properties fo:background-color="#FFFFFF" style:vertical-align="middle"/>
    </style:style>
    <style:style style:name="Table3.Cell38" style:family="table-cell">
      <style:table-cell-properties fo:background-color="#FFFFFF" style:vertical-align="middle"/>
    </style:style>
    <style:style style:name="Table3.Cell39" style:family="table-cell">
      <style:table-cell-properties fo:background-color="#FFFFFF" style:vertical-align="middle"/>
    </style:style>
    <style:style style:name="Table3.Cell40" style:family="table-cell">
      <style:table-cell-properties fo:background-color="#FFFFFF" style:vertical-align="middle"/>
    </style:style>
    <style:style style:name="Table3.Cell41" style:family="table-cell">
      <style:table-cell-properties fo:background-color="#FFFFFF" style:vertical-align="middle"/>
    </style:style>
    <style:style style:name="Table3.Cell42" style:family="table-cell">
      <style:table-cell-properties fo:background-color="#FFFFFF" style:vertical-align="middle"/>
    </style:style>
    <style:style style:name="Table3.Cell43" style:family="table-cell">
      <style:table-cell-properties fo:background-color="#FFFFFF" style:vertical-align="middle"/>
    </style:style>
    <style:style style:name="Table3.Cell44" style:family="table-cell">
      <style:table-cell-properties fo:background-color="#FFFFFF" style:vertical-align="middle"/>
    </style:style>
    <style:style style:name="Table3.Cell45" style:family="table-cell">
      <style:table-cell-properties fo:background-color="#FFFFFF" style:vertical-align="middle"/>
    </style:style>
    <style:style style:name="Table3.Cell46" style:family="table-cell">
      <style:table-cell-properties fo:background-color="#FFFFFF" style:vertical-align="middle"/>
    </style:style>
    <style:style style:name="Table3.Cell47" style:family="table-cell">
      <style:table-cell-properties fo:background-color="#FFFFFF" style:vertical-align="middle"/>
    </style:style>
    <style:style style:name="Table3.Cell48" style:family="table-cell">
      <style:table-cell-properties fo:background-color="#FFFFFF" style:vertical-align="middle"/>
    </style:style>
    <style:style style:name="Table3.Cell49" style:family="table-cell">
      <style:table-cell-properties fo:background-color="#FFFFFF" style:vertical-align="middle"/>
    </style:style>
    <style:style style:name="Table3.Cell50" style:family="table-cell">
      <style:table-cell-properties fo:background-color="#FFFFFF" style:vertical-align="middle"/>
    </style:style>
    <style:style style:name="Table3.Cell51" style:family="table-cell">
      <style:table-cell-properties fo:background-color="#FFFFFF" style:vertical-align="middle"/>
    </style:style>
    <style:style style:name="Table3.Cell52" style:family="table-cell">
      <style:table-cell-properties fo:background-color="#FFFFFF" style:vertical-align="middle"/>
    </style:style>
    <style:style style:name="Table3.Cell53" style:family="table-cell">
      <style:table-cell-properties fo:background-color="#FFFFFF" style:vertical-align="middle"/>
    </style:style>
    <style:style style:name="Table3.Cell54" style:family="table-cell">
      <style:table-cell-properties fo:background-color="#FFFFFF" style:vertical-align="middle"/>
    </style:style>
    <style:style style:name="Table3.Cell55" style:family="table-cell">
      <style:table-cell-properties fo:background-color="#FFFFFF" style:vertical-align="middle"/>
    </style:style>
    <style:style style:name="Table3.Cell56" style:family="table-cell">
      <style:table-cell-properties fo:background-color="#FFFFFF" style:vertical-align="middle"/>
    </style:style>
    <style:style style:name="Table3.Cell57" style:family="table-cell">
      <style:table-cell-properties fo:background-color="#FFFFFF" style:vertical-align="middle"/>
    </style:style>
    <style:style style:name="Table3.Cell58" style:family="table-cell">
      <style:table-cell-properties fo:background-color="#FFFFFF" style:vertical-align="middle"/>
    </style:style>
    <style:style style:name="Table3.Cell59" style:family="table-cell">
      <style:table-cell-properties fo:background-color="#FFFFFF" style:vertical-align="middle"/>
    </style:style>
    <style:style style:name="Table3.Cell60" style:family="table-cell">
      <style:table-cell-properties fo:background-color="#FFFFFF" style:vertical-align="middle"/>
    </style:style>
    <style:style style:name="Table3.Cell61" style:family="table-cell">
      <style:table-cell-properties fo:background-color="#FFFFFF"/>
    </style:style>
    <style:style style:name="Table3.Cell62" style:family="table-cell">
      <style:table-cell-properties fo:background-color="#FFFFFF"/>
    </style:style>
    <style:style style:name="Table3.Cell63" style:family="table-cell">
      <style:table-cell-properties fo:background-color="#FFFFFF"/>
    </style:style>
    <style:style style:name="Table4" style:family="table">
      <style:table-properties style:writing-mode="lr-tb" style:width="10.634cm" table:align="center"/>
    </style:style>
    <style:style style:name="Table4.C1" style:family="table-column">
      <style:table-column-properties style:column-width="0.653cm"/>
    </style:style>
    <style:style style:name="Table4.C2" style:family="table-column">
      <style:table-column-properties style:column-width="5.165cm"/>
    </style:style>
    <style:style style:name="Table4.C3" style:family="table-column">
      <style:table-column-properties style:column-width="4.817cm"/>
    </style:style>
    <style:style style:name="Table4.R1" style:family="table-row">
      <style:table-row-properties style:row-height="0.610cm"/>
    </style:style>
    <style:style style:name="Table4.R2" style:family="table-row">
      <style:table-row-properties style:row-height="1.109cm"/>
    </style:style>
    <style:style style:name="Table4.R3" style:family="table-row">
      <style:table-row-properties style:row-height="1.304cm"/>
    </style:style>
    <style:style style:name="Table4.R4" style:family="table-row">
      <style:table-row-properties style:row-height="1.101cm"/>
    </style:style>
    <style:style style:name="Table4.R5" style:family="table-row">
      <style:table-row-properties style:row-height="1.109cm"/>
    </style:style>
    <style:style style:name="Table4.R6" style:family="table-row">
      <style:table-row-properties style:row-height="1.092cm"/>
    </style:style>
    <style:style style:name="Table4.R7" style:family="table-row">
      <style:table-row-properties style:row-height="1.092cm"/>
    </style:style>
    <style:style style:name="Table4.R8" style:family="table-row">
      <style:table-row-properties style:row-height="1.076cm"/>
    </style:style>
    <style:style style:name="Table4.R9" style:family="table-row">
      <style:table-row-properties style:row-height="1.092cm"/>
    </style:style>
    <style:style style:name="Table4.R10" style:family="table-row">
      <style:table-row-properties style:row-height="1.143cm"/>
    </style:style>
    <style:style style:name="Table4.R11" style:family="table-row">
      <style:table-row-properties style:row-height="1.101cm"/>
    </style:style>
    <style:style style:name="Table4.R12" style:family="table-row">
      <style:table-row-properties style:row-height="1.101cm"/>
    </style:style>
    <style:style style:name="Table4.R13" style:family="table-row">
      <style:table-row-properties style:row-height="1.058cm"/>
    </style:style>
    <style:style style:name="Table4.R14" style:family="table-row">
      <style:table-row-properties style:row-height="1.143cm"/>
    </style:style>
    <style:style style:name="Table4.R15" style:family="table-row">
      <style:table-row-properties style:row-height="1.101cm"/>
    </style:style>
    <style:style style:name="Table4.R16" style:family="table-row">
      <style:table-row-properties style:row-height="1.101cm"/>
    </style:style>
    <style:style style:name="Table4.R17" style:family="table-row">
      <style:table-row-properties style:row-height="1.101cm"/>
    </style:style>
    <style:style style:name="Table4.R18" style:family="table-row">
      <style:table-row-properties style:row-height="1.067cm"/>
    </style:style>
    <style:style style:name="Table4.R19" style:family="table-row">
      <style:table-row-properties style:row-height="0.813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top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 style:vertical-align="top"/>
    </style:style>
    <style:style style:name="Table4.Cell8" style:family="table-cell">
      <style:table-cell-properties fo:background-color="#FFFFFF" style:vertical-align="middle"/>
    </style:style>
    <style:style style:name="Table4.Cell9" style:family="table-cell">
      <style:table-cell-properties fo:background-color="#FFFFFF" style:vertical-align="middle"/>
    </style:style>
    <style:style style:name="Table4.Cell10" style:family="table-cell">
      <style:table-cell-properties fo:background-color="#FFFFFF" style:vertical-align="middle"/>
    </style:style>
    <style:style style:name="Table4.Cell11" style:family="table-cell">
      <style:table-cell-properties fo:background-color="#FFFFFF" style:vertical-align="middle"/>
    </style:style>
    <style:style style:name="Table4.Cell12" style:family="table-cell">
      <style:table-cell-properties fo:background-color="#FFFFFF" style:vertical-align="middle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middle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middle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middle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middle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middle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middle"/>
    </style:style>
    <style:style style:name="Table4.Cell41" style:family="table-cell">
      <style:table-cell-properties fo:background-color="#FFFFFF" style:vertical-align="middle"/>
    </style:style>
    <style:style style:name="Table4.Cell42" style:family="table-cell">
      <style:table-cell-properties fo:background-color="#FFFFFF" style:vertical-align="middle"/>
    </style:style>
    <style:style style:name="Table4.Cell43" style:family="table-cell">
      <style:table-cell-properties fo:background-color="#FFFFFF" style:vertical-align="middle"/>
    </style:style>
    <style:style style:name="Table4.Cell44" style:family="table-cell">
      <style:table-cell-properties fo:background-color="#FFFFFF" style:vertical-align="middle"/>
    </style:style>
    <style:style style:name="Table4.Cell45" style:family="table-cell">
      <style:table-cell-properties fo:background-color="#FFFFFF" style:vertical-align="middle"/>
    </style:style>
    <style:style style:name="Table4.Cell46" style:family="table-cell">
      <style:table-cell-properties fo:background-color="#FFFFFF" style:vertical-align="middle"/>
    </style:style>
    <style:style style:name="Table4.Cell47" style:family="table-cell">
      <style:table-cell-properties fo:background-color="#FFFFFF" style:vertical-align="middle"/>
    </style:style>
    <style:style style:name="Table4.Cell48" style:family="table-cell">
      <style:table-cell-properties fo:background-color="#FFFFFF" style:vertical-align="middle"/>
    </style:style>
    <style:style style:name="Table4.Cell49" style:family="table-cell">
      <style:table-cell-properties fo:background-color="#FFFFFF" style:vertical-align="middle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middle"/>
    </style:style>
    <style:style style:name="Table4.Cell53" style:family="table-cell">
      <style:table-cell-properties fo:background-color="#FFFFFF" style:vertical-align="middle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top"/>
    </style:style>
    <style:style style:name="Table4.Cell56" style:family="table-cell">
      <style:table-cell-properties fo:background-color="#FFFFFF" style:vertical-align="top"/>
    </style:style>
    <style:style style:name="Table4.Cell57" style:family="table-cell">
      <style:table-cell-properties fo:background-color="#FFFFFF"/>
    </style:style>
    <style:style style:name="Table5" style:family="table">
      <style:table-properties style:writing-mode="lr-tb" style:width="16.688cm" table:align="center"/>
    </style:style>
    <style:style style:name="Table5.C1" style:family="table-column">
      <style:table-column-properties style:column-width="5.267cm"/>
    </style:style>
    <style:style style:name="Table5.C2" style:family="table-column">
      <style:table-column-properties style:column-width="7.019cm"/>
    </style:style>
    <style:style style:name="Table5.C3" style:family="table-column">
      <style:table-column-properties style:column-width="4.403cm"/>
    </style:style>
    <style:style style:name="Table5.R1" style:family="table-row">
      <style:table-row-properties style:row-height="0.617cm"/>
    </style:style>
    <style:style style:name="Table5.R2" style:family="table-row">
      <style:table-row-properties style:row-height="1.490cm"/>
    </style:style>
    <style:style style:name="Table5.R3" style:family="table-row">
      <style:table-row-properties style:row-height="0.914cm"/>
    </style:style>
    <style:style style:name="Table5.R4" style:family="table-row">
      <style:table-row-properties style:row-height="1.067cm"/>
    </style:style>
    <style:style style:name="Table5.R5" style:family="table-row">
      <style:table-row-properties style:row-height="1.125cm"/>
    </style:style>
    <style:style style:name="Table5.R6" style:family="table-row">
      <style:table-row-properties style:row-height="1.067cm"/>
    </style:style>
    <style:style style:name="Table5.R7" style:family="table-row">
      <style:table-row-properties style:row-height="1.125cm"/>
    </style:style>
    <style:style style:name="Table5.R8" style:family="table-row">
      <style:table-row-properties style:row-height="1.125cm"/>
    </style:style>
    <style:style style:name="Table5.R9" style:family="table-row">
      <style:table-row-properties style:row-height="1.083cm"/>
    </style:style>
    <style:style style:name="Table5.R10" style:family="table-row">
      <style:table-row-properties style:row-height="1.067cm"/>
    </style:style>
    <style:style style:name="Table5.R11" style:family="table-row">
      <style:table-row-properties style:row-height="1.109cm"/>
    </style:style>
    <style:style style:name="Table5.R12" style:family="table-row">
      <style:table-row-properties style:row-height="1.125cm"/>
    </style:style>
    <style:style style:name="Table5.R13" style:family="table-row">
      <style:table-row-properties style:row-height="1.109cm"/>
    </style:style>
    <style:style style:name="Table5.R14" style:family="table-row">
      <style:table-row-properties style:row-height="1.101cm"/>
    </style:style>
    <style:style style:name="Table5.R15" style:family="table-row">
      <style:table-row-properties style:row-height="1.101cm"/>
    </style:style>
    <style:style style:name="Table5.R16" style:family="table-row">
      <style:table-row-properties style:row-height="1.101cm"/>
    </style:style>
    <style:style style:name="Table5.R17" style:family="table-row">
      <style:table-row-properties style:row-height="1.067cm"/>
    </style:style>
    <style:style style:name="Table5.R18" style:family="table-row">
      <style:table-row-properties style:row-height="2.752cm"/>
    </style:style>
    <style:style style:name="Table5.R19" style:family="table-row">
      <style:table-row-properties style:row-height="1.685cm"/>
    </style:style>
    <style:style style:name="Table5.R20" style:family="table-row">
      <style:table-row-properties style:row-height="0.804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 style:vertical-align="top"/>
    </style:style>
    <style:style style:name="Table5.Cell8" style:family="table-cell">
      <style:table-cell-properties fo:background-color="#FFFFFF" style:vertical-align="top"/>
    </style:style>
    <style:style style:name="Table5.Cell9" style:family="table-cell">
      <style:table-cell-properties fo:background-color="#FFFFFF" style:vertical-align="top"/>
    </style:style>
    <style:style style:name="Table5.Cell10" style:family="table-cell">
      <style:table-cell-properties fo:background-color="#FFFFFF" style:vertical-align="middle"/>
    </style:style>
    <style:style style:name="Table5.Cell11" style:family="table-cell">
      <style:table-cell-properties fo:background-color="#FFFFFF" style:vertical-align="middle"/>
    </style:style>
    <style:style style:name="Table5.Cell12" style:family="table-cell">
      <style:table-cell-properties fo:background-color="#FFFFFF" style:vertical-align="middle"/>
    </style:style>
    <style:style style:name="Table5.Cell13" style:family="table-cell">
      <style:table-cell-properties fo:background-color="#FFFFFF" style:vertical-align="top"/>
    </style:style>
    <style:style style:name="Table5.Cell14" style:family="table-cell">
      <style:table-cell-properties fo:background-color="#FFFFFF" style:vertical-align="middle"/>
    </style:style>
    <style:style style:name="Table5.Cell15" style:family="table-cell">
      <style:table-cell-properties fo:background-color="#FFFFFF" style:vertical-align="middle"/>
    </style:style>
    <style:style style:name="Table5.Cell16" style:family="table-cell">
      <style:table-cell-properties fo:background-color="#FFFFFF" style:vertical-align="top"/>
    </style:style>
    <style:style style:name="Table5.Cell17" style:family="table-cell">
      <style:table-cell-properties fo:background-color="#FFFFFF" style:vertical-align="middle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top"/>
    </style:style>
    <style:style style:name="Table5.Cell20" style:family="table-cell">
      <style:table-cell-properties fo:background-color="#FFFFFF" style:vertical-align="middle"/>
    </style:style>
    <style:style style:name="Table5.Cell21" style:family="table-cell">
      <style:table-cell-properties fo:background-color="#FFFFFF" style:vertical-align="middle"/>
    </style:style>
    <style:style style:name="Table5.Cell22" style:family="table-cell">
      <style:table-cell-properties fo:background-color="#FFFFFF" style:vertical-align="top"/>
    </style:style>
    <style:style style:name="Table5.Cell23" style:family="table-cell">
      <style:table-cell-properties fo:background-color="#FFFFFF" style:vertical-align="middle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top"/>
    </style:style>
    <style:style style:name="Table5.Cell26" style:family="table-cell">
      <style:table-cell-properties fo:background-color="#FFFFFF" style:vertical-align="middle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top"/>
    </style:style>
    <style:style style:name="Table5.Cell29" style:family="table-cell">
      <style:table-cell-properties fo:background-color="#FFFFFF" style:vertical-align="middle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top"/>
    </style:style>
    <style:style style:name="Table5.Cell32" style:family="table-cell">
      <style:table-cell-properties fo:background-color="#FFFFFF" style:vertical-align="middle"/>
    </style:style>
    <style:style style:name="Table5.Cell33" style:family="table-cell">
      <style:table-cell-properties fo:background-color="#FFFFFF" style:vertical-align="middle"/>
    </style:style>
    <style:style style:name="Table5.Cell34" style:family="table-cell">
      <style:table-cell-properties fo:background-color="#FFFFFF" style:vertical-align="top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top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top"/>
    </style:style>
    <style:style style:name="Table5.Cell41" style:family="table-cell">
      <style:table-cell-properties fo:background-color="#FFFFFF" style:vertical-align="middle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 style:vertical-align="top"/>
    </style:style>
    <style:style style:name="Table5.Cell44" style:family="table-cell">
      <style:table-cell-properties fo:background-color="#FFFFFF" style:vertical-align="middle"/>
    </style:style>
    <style:style style:name="Table5.Cell45" style:family="table-cell">
      <style:table-cell-properties fo:background-color="#FFFFFF" style:vertical-align="middle"/>
    </style:style>
    <style:style style:name="Table5.Cell46" style:family="table-cell">
      <style:table-cell-properties fo:background-color="#FFFFFF" style:vertical-align="top"/>
    </style:style>
    <style:style style:name="Table5.Cell47" style:family="table-cell">
      <style:table-cell-properties fo:background-color="#FFFFFF" style:vertical-align="middle"/>
    </style:style>
    <style:style style:name="Table5.Cell48" style:family="table-cell">
      <style:table-cell-properties fo:background-color="#FFFFFF" style:vertical-align="middle"/>
    </style:style>
    <style:style style:name="Table5.Cell49" style:family="table-cell">
      <style:table-cell-properties fo:background-color="#FFFFFF" style:vertical-align="top"/>
    </style:style>
    <style:style style:name="Table5.Cell50" style:family="table-cell">
      <style:table-cell-properties fo:background-color="#FFFFFF" style:vertical-align="middle"/>
    </style:style>
    <style:style style:name="Table5.Cell51" style:family="table-cell">
      <style:table-cell-properties fo:background-color="#FFFFFF" style:vertical-align="middle"/>
    </style:style>
    <style:style style:name="Table5.Cell52" style:family="table-cell">
      <style:table-cell-properties fo:background-color="#FFFFFF" style:vertical-align="top"/>
    </style:style>
    <style:style style:name="Table5.Cell53" style:family="table-cell">
      <style:table-cell-properties fo:background-color="#FFFFFF" style:vertical-align="top"/>
    </style:style>
    <style:style style:name="Table5.Cell54" style:family="table-cell">
      <style:table-cell-properties fo:background-color="#FFFFFF" style:vertical-align="middle"/>
    </style:style>
    <style:style style:name="Table5.Cell55" style:family="table-cell">
      <style:table-cell-properties fo:background-color="#FFFFFF"/>
    </style:style>
    <style:style style:name="Table5.Cell56" style:family="table-cell">
      <style:table-cell-properties fo:background-color="#FFFFFF"/>
    </style:style>
    <style:style style:name="Table5.Cell57" style:family="table-cell">
      <style:table-cell-properties fo:background-color="#FFFFFF"/>
    </style:style>
    <style:style style:name="Table5.Cell58" style:family="table-cell">
      <style:table-cell-properties fo:background-color="#FFFFFF" style:vertical-align="top"/>
    </style:style>
    <style:style style:name="Table5.Cell59" style:family="table-cell">
      <style:table-cell-properties fo:background-color="#FFFFFF"/>
    </style:style>
    <style:style style:name="Table5.Cell60" style:family="table-cell">
      <style:table-cell-properties fo:background-color="#FFFFFF"/>
    </style:style>
    <style:style style:name="Table6" style:family="table">
      <style:table-properties style:writing-mode="lr-tb" style:width="10.634cm" table:align="center"/>
    </style:style>
    <style:style style:name="Table6.C1" style:family="table-column">
      <style:table-column-properties style:column-width="0.653cm"/>
    </style:style>
    <style:style style:name="Table6.C2" style:family="table-column">
      <style:table-column-properties style:column-width="5.443cm"/>
    </style:style>
    <style:style style:name="Table6.C3" style:family="table-column">
      <style:table-column-properties style:column-width="4.538cm"/>
    </style:style>
    <style:style style:name="Table6.R1" style:family="table-row">
      <style:table-row-properties style:row-height="0.610cm"/>
    </style:style>
    <style:style style:name="Table6.R2" style:family="table-row">
      <style:table-row-properties style:row-height="1.109cm"/>
    </style:style>
    <style:style style:name="Table6.R3" style:family="table-row">
      <style:table-row-properties style:row-height="1.304cm"/>
    </style:style>
    <style:style style:name="Table6.R4" style:family="table-row">
      <style:table-row-properties style:row-height="1.092cm"/>
    </style:style>
    <style:style style:name="Table6.R5" style:family="table-row">
      <style:table-row-properties style:row-height="1.109cm"/>
    </style:style>
    <style:style style:name="Table6.R6" style:family="table-row">
      <style:table-row-properties style:row-height="1.101cm"/>
    </style:style>
    <style:style style:name="Table6.R7" style:family="table-row">
      <style:table-row-properties style:row-height="1.058cm"/>
    </style:style>
    <style:style style:name="Table6.R8" style:family="table-row">
      <style:table-row-properties style:row-height="1.143cm"/>
    </style:style>
    <style:style style:name="Table6.R9" style:family="table-row">
      <style:table-row-properties style:row-height="1.092cm"/>
    </style:style>
    <style:style style:name="Table6.R10" style:family="table-row">
      <style:table-row-properties style:row-height="1.109cm"/>
    </style:style>
    <style:style style:name="Table6.R11" style:family="table-row">
      <style:table-row-properties style:row-height="1.092cm"/>
    </style:style>
    <style:style style:name="Table6.R12" style:family="table-row">
      <style:table-row-properties style:row-height="1.076cm"/>
    </style:style>
    <style:style style:name="Table6.R13" style:family="table-row">
      <style:table-row-properties style:row-height="1.134cm"/>
    </style:style>
    <style:style style:name="Table6.R14" style:family="table-row">
      <style:table-row-properties style:row-height="1.076cm"/>
    </style:style>
    <style:style style:name="Table6.R15" style:family="table-row">
      <style:table-row-properties style:row-height="1.092cm"/>
    </style:style>
    <style:style style:name="Table6.R16" style:family="table-row">
      <style:table-row-properties style:row-height="1.134cm"/>
    </style:style>
    <style:style style:name="Table6.R17" style:family="table-row">
      <style:table-row-properties style:row-height="1.101cm"/>
    </style:style>
    <style:style style:name="Table6.R18" style:family="table-row">
      <style:table-row-properties style:row-height="1.092cm"/>
    </style:style>
    <style:style style:name="Table6.R19" style:family="table-row">
      <style:table-row-properties style:row-height="1.626cm"/>
    </style:style>
    <style:style style:name="Table6.R20" style:family="table-row">
      <style:table-row-properties style:row-height="1.651cm"/>
    </style:style>
    <style:style style:name="Table6.R21" style:family="table-row">
      <style:table-row-properties style:row-height="1.134cm"/>
    </style:style>
    <style:style style:name="Table6.R22" style:family="table-row">
      <style:table-row-properties style:row-height="0.804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top"/>
    </style:style>
    <style:style style:name="Table6.Cell5" style:family="table-cell">
      <style:table-cell-properties fo:background-color="#FFFFFF" style:vertical-align="top"/>
    </style:style>
    <style:style style:name="Table6.Cell6" style:family="table-cell">
      <style:table-cell-properties fo:background-color="#FFFFFF" style:vertical-align="top"/>
    </style:style>
    <style:style style:name="Table6.Cell7" style:family="table-cell">
      <style:table-cell-properties fo:background-color="#FFFFFF" style:vertical-align="top"/>
    </style:style>
    <style:style style:name="Table6.Cell8" style:family="table-cell">
      <style:table-cell-properties fo:background-color="#FFFFFF" style:vertical-align="middle"/>
    </style:style>
    <style:style style:name="Table6.Cell9" style:family="table-cell">
      <style:table-cell-properties fo:background-color="#FFFFFF" style:vertical-align="middle"/>
    </style:style>
    <style:style style:name="Table6.Cell10" style:family="table-cell">
      <style:table-cell-properties fo:background-color="#FFFFFF" style:vertical-align="middle"/>
    </style:style>
    <style:style style:name="Table6.Cell11" style:family="table-cell">
      <style:table-cell-properties fo:background-color="#FFFFFF" style:vertical-align="middle"/>
    </style:style>
    <style:style style:name="Table6.Cell12" style:family="table-cell">
      <style:table-cell-properties fo:background-color="#FFFFFF" style:vertical-align="middle"/>
    </style:style>
    <style:style style:name="Table6.Cell13" style:family="table-cell">
      <style:table-cell-properties fo:background-color="#FFFFFF" style:vertical-align="middle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/>
    </style:style>
    <style:style style:name="Table6.Cell16" style:family="table-cell">
      <style:table-cell-properties fo:background-color="#FFFFFF" style:vertical-align="middle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middle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/>
    </style:style>
    <style:style style:name="Table6.Cell22" style:family="table-cell">
      <style:table-cell-properties fo:background-color="#FFFFFF" style:vertical-align="middle"/>
    </style:style>
    <style:style style:name="Table6.Cell23" style:family="table-cell">
      <style:table-cell-properties fo:background-color="#FFFFFF" style:vertical-align="middle"/>
    </style:style>
    <style:style style:name="Table6.Cell24" style:family="table-cell">
      <style:table-cell-properties fo:background-color="#FFFFFF" style:vertical-align="middle"/>
    </style:style>
    <style:style style:name="Table6.Cell25" style:family="table-cell">
      <style:table-cell-properties fo:background-color="#FFFFFF" style:vertical-align="middle"/>
    </style:style>
    <style:style style:name="Table6.Cell26" style:family="table-cell">
      <style:table-cell-properties fo:background-color="#FFFFFF" style:vertical-align="middle"/>
    </style:style>
    <style:style style:name="Table6.Cell27" style:family="table-cell">
      <style:table-cell-properties fo:background-color="#FFFFFF" style:vertical-align="middle"/>
    </style:style>
    <style:style style:name="Table6.Cell28" style:family="table-cell">
      <style:table-cell-properties fo:background-color="#FFFFFF" style:vertical-align="middle"/>
    </style:style>
    <style:style style:name="Table6.Cell29" style:family="table-cell">
      <style:table-cell-properties fo:background-color="#FFFFFF" style:vertical-align="middle"/>
    </style:style>
    <style:style style:name="Table6.Cell30" style:family="table-cell">
      <style:table-cell-properties fo:background-color="#FFFFFF" style:vertical-align="middle"/>
    </style:style>
    <style:style style:name="Table6.Cell31" style:family="table-cell">
      <style:table-cell-properties fo:background-color="#FFFFFF" style:vertical-align="middle"/>
    </style:style>
    <style:style style:name="Table6.Cell32" style:family="table-cell">
      <style:table-cell-properties fo:background-color="#FFFFFF" style:vertical-align="middle"/>
    </style:style>
    <style:style style:name="Table6.Cell33" style:family="table-cell">
      <style:table-cell-properties fo:background-color="#FFFFFF" style:vertical-align="middle"/>
    </style:style>
    <style:style style:name="Table6.Cell34" style:family="table-cell">
      <style:table-cell-properties fo:background-color="#FFFFFF" style:vertical-align="middle"/>
    </style:style>
    <style:style style:name="Table6.Cell35" style:family="table-cell">
      <style:table-cell-properties fo:background-color="#FFFFFF" style:vertical-align="middle"/>
    </style:style>
    <style:style style:name="Table6.Cell36" style:family="table-cell">
      <style:table-cell-properties fo:background-color="#FFFFFF" style:vertical-align="middle"/>
    </style:style>
    <style:style style:name="Table6.Cell37" style:family="table-cell">
      <style:table-cell-properties fo:background-color="#FFFFFF" style:vertical-align="middle"/>
    </style:style>
    <style:style style:name="Table6.Cell38" style:family="table-cell">
      <style:table-cell-properties fo:background-color="#FFFFFF" style:vertical-align="middle"/>
    </style:style>
    <style:style style:name="Table6.Cell39" style:family="table-cell">
      <style:table-cell-properties fo:background-color="#FFFFFF" style:vertical-align="middle"/>
    </style:style>
    <style:style style:name="Table6.Cell40" style:family="table-cell">
      <style:table-cell-properties fo:background-color="#FFFFFF" style:vertical-align="middle"/>
    </style:style>
    <style:style style:name="Table6.Cell41" style:family="table-cell">
      <style:table-cell-properties fo:background-color="#FFFFFF" style:vertical-align="middle"/>
    </style:style>
    <style:style style:name="Table6.Cell42" style:family="table-cell">
      <style:table-cell-properties fo:background-color="#FFFFFF" style:vertical-align="middle"/>
    </style:style>
    <style:style style:name="Table6.Cell43" style:family="table-cell">
      <style:table-cell-properties fo:background-color="#FFFFFF" style:vertical-align="middle"/>
    </style:style>
    <style:style style:name="Table6.Cell44" style:family="table-cell">
      <style:table-cell-properties fo:background-color="#FFFFFF" style:vertical-align="middle"/>
    </style:style>
    <style:style style:name="Table6.Cell45" style:family="table-cell">
      <style:table-cell-properties fo:background-color="#FFFFFF" style:vertical-align="middle"/>
    </style:style>
    <style:style style:name="Table6.Cell46" style:family="table-cell">
      <style:table-cell-properties fo:background-color="#FFFFFF" style:vertical-align="middle"/>
    </style:style>
    <style:style style:name="Table6.Cell47" style:family="table-cell">
      <style:table-cell-properties fo:background-color="#FFFFFF" style:vertical-align="middle"/>
    </style:style>
    <style:style style:name="Table6.Cell48" style:family="table-cell">
      <style:table-cell-properties fo:background-color="#FFFFFF" style:vertical-align="middle"/>
    </style:style>
    <style:style style:name="Table6.Cell49" style:family="table-cell">
      <style:table-cell-properties fo:background-color="#FFFFFF" style:vertical-align="middle"/>
    </style:style>
    <style:style style:name="Table6.Cell50" style:family="table-cell">
      <style:table-cell-properties fo:background-color="#FFFFFF" style:vertical-align="middle"/>
    </style:style>
    <style:style style:name="Table6.Cell51" style:family="table-cell">
      <style:table-cell-properties fo:background-color="#FFFFFF" style:vertical-align="middle"/>
    </style:style>
    <style:style style:name="Table6.Cell52" style:family="table-cell">
      <style:table-cell-properties fo:background-color="#FFFFFF" style:vertical-align="middle"/>
    </style:style>
    <style:style style:name="Table6.Cell53" style:family="table-cell">
      <style:table-cell-properties fo:background-color="#FFFFFF" style:vertical-align="middle"/>
    </style:style>
    <style:style style:name="Table6.Cell54" style:family="table-cell">
      <style:table-cell-properties fo:background-color="#FFFFFF" style:vertical-align="middle"/>
    </style:style>
    <style:style style:name="Table6.Cell55" style:family="table-cell">
      <style:table-cell-properties fo:background-color="#FFFFFF" style:vertical-align="top"/>
    </style:style>
    <style:style style:name="Table6.Cell56" style:family="table-cell">
      <style:table-cell-properties fo:background-color="#FFFFFF" style:vertical-align="top"/>
    </style:style>
    <style:style style:name="Table6.Cell57" style:family="table-cell">
      <style:table-cell-properties fo:background-color="#FFFFFF" style:vertical-align="top"/>
    </style:style>
    <style:style style:name="Table6.Cell58" style:family="table-cell">
      <style:table-cell-properties fo:background-color="#FFFFFF"/>
    </style:style>
    <style:style style:name="Table6.Cell59" style:family="table-cell">
      <style:table-cell-properties fo:background-color="#FFFFFF"/>
    </style:style>
    <style:style style:name="Table6.Cell60" style:family="table-cell">
      <style:table-cell-properties fo:background-color="#FFFFFF"/>
    </style:style>
    <style:style style:name="Table6.Cell61" style:family="table-cell">
      <style:table-cell-properties fo:background-color="#FFFFFF" style:vertical-align="middle"/>
    </style:style>
    <style:style style:name="Table6.Cell62" style:family="table-cell">
      <style:table-cell-properties fo:background-color="#FFFFFF" style:vertical-align="middle"/>
    </style:style>
    <style:style style:name="Table6.Cell63" style:family="table-cell">
      <style:table-cell-properties fo:background-color="#FFFFFF" style:vertical-align="middle"/>
    </style:style>
    <style:style style:name="Table6.Cell64" style:family="table-cell">
      <style:table-cell-properties fo:background-color="#FFFFFF"/>
    </style:style>
    <style:style style:name="Table6.Cell65" style:family="table-cell">
      <style:table-cell-properties fo:background-color="#FFFFFF"/>
    </style:style>
    <style:style style:name="Table6.Cell66" style:family="table-cell">
      <style:table-cell-properties fo:background-color="#FFFFFF"/>
    </style:style>
    <style:style style:name="Table7" style:family="table">
      <style:table-properties style:writing-mode="lr-tb" style:width="10.634cm" table:align="center"/>
    </style:style>
    <style:style style:name="Table7.C1" style:family="table-column">
      <style:table-column-properties style:column-width="0.653cm"/>
    </style:style>
    <style:style style:name="Table7.C2" style:family="table-column">
      <style:table-column-properties style:column-width="5.427cm"/>
    </style:style>
    <style:style style:name="Table7.C3" style:family="table-column">
      <style:table-column-properties style:column-width="4.554cm"/>
    </style:style>
    <style:style style:name="Table7.R1" style:family="table-row">
      <style:table-row-properties style:row-height="0.610cm"/>
    </style:style>
    <style:style style:name="Table7.R2" style:family="table-row">
      <style:table-row-properties style:row-height="1.109cm"/>
    </style:style>
    <style:style style:name="Table7.R3" style:family="table-row">
      <style:table-row-properties style:row-height="1.304cm"/>
    </style:style>
    <style:style style:name="Table7.R4" style:family="table-row">
      <style:table-row-properties style:row-height="1.092cm"/>
    </style:style>
    <style:style style:name="Table7.R5" style:family="table-row">
      <style:table-row-properties style:row-height="1.109cm"/>
    </style:style>
    <style:style style:name="Table7.R6" style:family="table-row">
      <style:table-row-properties style:row-height="1.058cm"/>
    </style:style>
    <style:style style:name="Table7.R7" style:family="table-row">
      <style:table-row-properties style:row-height="1.143cm"/>
    </style:style>
    <style:style style:name="Table7.R8" style:family="table-row">
      <style:table-row-properties style:row-height="1.092cm"/>
    </style:style>
    <style:style style:name="Table7.R9" style:family="table-row">
      <style:table-row-properties style:row-height="1.101cm"/>
    </style:style>
    <style:style style:name="Table7.R10" style:family="table-row">
      <style:table-row-properties style:row-height="1.109cm"/>
    </style:style>
    <style:style style:name="Table7.R11" style:family="table-row">
      <style:table-row-properties style:row-height="1.092cm"/>
    </style:style>
    <style:style style:name="Table7.R12" style:family="table-row">
      <style:table-row-properties style:row-height="1.109cm"/>
    </style:style>
    <style:style style:name="Table7.R13" style:family="table-row">
      <style:table-row-properties style:row-height="1.101cm"/>
    </style:style>
    <style:style style:name="Table7.R14" style:family="table-row">
      <style:table-row-properties style:row-height="1.101cm"/>
    </style:style>
    <style:style style:name="Table7.R15" style:family="table-row">
      <style:table-row-properties style:row-height="0.780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top"/>
    </style:style>
    <style:style style:name="Table7.Cell5" style:family="table-cell">
      <style:table-cell-properties fo:background-color="#FFFFFF" style:vertical-align="top"/>
    </style:style>
    <style:style style:name="Table7.Cell6" style:family="table-cell">
      <style:table-cell-properties fo:background-color="#FFFFFF" style:vertical-align="top"/>
    </style:style>
    <style:style style:name="Table7.Cell7" style:family="table-cell">
      <style:table-cell-properties fo:background-color="#FFFFFF" style:vertical-align="top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middle"/>
    </style:style>
    <style:style style:name="Table7.Cell10" style:family="table-cell">
      <style:table-cell-properties fo:background-color="#FFFFFF" style:vertical-align="middle"/>
    </style:style>
    <style:style style:name="Table7.Cell11" style:family="table-cell">
      <style:table-cell-properties fo:background-color="#FFFFFF" style:vertical-align="middle"/>
    </style:style>
    <style:style style:name="Table7.Cell12" style:family="table-cell">
      <style:table-cell-properties fo:background-color="#FFFFFF" style:vertical-align="middle"/>
    </style:style>
    <style:style style:name="Table7.Cell13" style:family="table-cell">
      <style:table-cell-properties fo:background-color="#FFFFFF" style:vertical-align="middle"/>
    </style:style>
    <style:style style:name="Table7.Cell14" style:family="table-cell">
      <style:table-cell-properties fo:background-color="#FFFFFF" style:vertical-align="middle"/>
    </style:style>
    <style:style style:name="Table7.Cell15" style:family="table-cell">
      <style:table-cell-properties fo:background-color="#FFFFFF" style:vertical-align="middle"/>
    </style:style>
    <style:style style:name="Table7.Cell16" style:family="table-cell">
      <style:table-cell-properties fo:background-color="#FFFFFF" style:vertical-align="middle"/>
    </style:style>
    <style:style style:name="Table7.Cell17" style:family="table-cell">
      <style:table-cell-properties fo:background-color="#FFFFFF" style:vertical-align="middle"/>
    </style:style>
    <style:style style:name="Table7.Cell18" style:family="table-cell">
      <style:table-cell-properties fo:background-color="#FFFFFF" style:vertical-align="middle"/>
    </style:style>
    <style:style style:name="Table7.Cell19" style:family="table-cell">
      <style:table-cell-properties fo:background-color="#FFFFFF" style:vertical-align="middle"/>
    </style:style>
    <style:style style:name="Table7.Cell20" style:family="table-cell">
      <style:table-cell-properties fo:background-color="#FFFFFF" style:vertical-align="middle"/>
    </style:style>
    <style:style style:name="Table7.Cell21" style:family="table-cell">
      <style:table-cell-properties fo:background-color="#FFFFFF" style:vertical-align="middle"/>
    </style:style>
    <style:style style:name="Table7.Cell22" style:family="table-cell">
      <style:table-cell-properties fo:background-color="#FFFFFF" style:vertical-align="middle"/>
    </style:style>
    <style:style style:name="Table7.Cell23" style:family="table-cell">
      <style:table-cell-properties fo:background-color="#FFFFFF" style:vertical-align="middle"/>
    </style:style>
    <style:style style:name="Table7.Cell24" style:family="table-cell">
      <style:table-cell-properties fo:background-color="#FFFFFF" style:vertical-align="middle"/>
    </style:style>
    <style:style style:name="Table7.Cell25" style:family="table-cell">
      <style:table-cell-properties fo:background-color="#FFFFFF" style:vertical-align="middle"/>
    </style:style>
    <style:style style:name="Table7.Cell26" style:family="table-cell">
      <style:table-cell-properties fo:background-color="#FFFFFF" style:vertical-align="middle"/>
    </style:style>
    <style:style style:name="Table7.Cell27" style:family="table-cell">
      <style:table-cell-properties fo:background-color="#FFFFFF" style:vertical-align="middle"/>
    </style:style>
    <style:style style:name="Table7.Cell28" style:family="table-cell">
      <style:table-cell-properties fo:background-color="#FFFFFF" style:vertical-align="middle"/>
    </style:style>
    <style:style style:name="Table7.Cell29" style:family="table-cell">
      <style:table-cell-properties fo:background-color="#FFFFFF" style:vertical-align="middle"/>
    </style:style>
    <style:style style:name="Table7.Cell30" style:family="table-cell">
      <style:table-cell-properties fo:background-color="#FFFFFF" style:vertical-align="middle"/>
    </style:style>
    <style:style style:name="Table7.Cell31" style:family="table-cell">
      <style:table-cell-properties fo:background-color="#FFFFFF" style:vertical-align="middle"/>
    </style:style>
    <style:style style:name="Table7.Cell32" style:family="table-cell">
      <style:table-cell-properties fo:background-color="#FFFFFF" style:vertical-align="middle"/>
    </style:style>
    <style:style style:name="Table7.Cell33" style:family="table-cell">
      <style:table-cell-properties fo:background-color="#FFFFFF" style:vertical-align="middle"/>
    </style:style>
    <style:style style:name="Table7.Cell34" style:family="table-cell">
      <style:table-cell-properties fo:background-color="#FFFFFF" style:vertical-align="middle"/>
    </style:style>
    <style:style style:name="Table7.Cell35" style:family="table-cell">
      <style:table-cell-properties fo:background-color="#FFFFFF" style:vertical-align="middle"/>
    </style:style>
    <style:style style:name="Table7.Cell36" style:family="table-cell">
      <style:table-cell-properties fo:background-color="#FFFFFF" style:vertical-align="middle"/>
    </style:style>
    <style:style style:name="Table7.Cell37" style:family="table-cell">
      <style:table-cell-properties fo:background-color="#FFFFFF" style:vertical-align="middle"/>
    </style:style>
    <style:style style:name="Table7.Cell38" style:family="table-cell">
      <style:table-cell-properties fo:background-color="#FFFFFF" style:vertical-align="middle"/>
    </style:style>
    <style:style style:name="Table7.Cell39" style:family="table-cell">
      <style:table-cell-properties fo:background-color="#FFFFFF" style:vertical-align="middle"/>
    </style:style>
    <style:style style:name="Table7.Cell40" style:family="table-cell">
      <style:table-cell-properties fo:background-color="#FFFFFF" style:vertical-align="middle"/>
    </style:style>
    <style:style style:name="Table7.Cell41" style:family="table-cell">
      <style:table-cell-properties fo:background-color="#FFFFFF" style:vertical-align="middle"/>
    </style:style>
    <style:style style:name="Table7.Cell42" style:family="table-cell">
      <style:table-cell-properties fo:background-color="#FFFFFF" style:vertical-align="middle"/>
    </style:style>
    <style:style style:name="Table7.Cell43" style:family="table-cell">
      <style:table-cell-properties fo:background-color="#FFFFFF" style:vertical-align="top"/>
    </style:style>
    <style:style style:name="Table7.Cell44" style:family="table-cell">
      <style:table-cell-properties fo:background-color="#FFFFFF" style:vertical-align="top"/>
    </style:style>
    <style:style style:name="Table7.Cell45" style:family="table-cell">
      <style:table-cell-properties fo:background-color="#FFFFFF"/>
    </style:style>
    <style:style style:name="Table8" style:family="table">
      <style:table-properties style:writing-mode="lr-tb" style:width="10.626cm" table:align="center"/>
    </style:style>
    <style:style style:name="Table8.C1" style:family="table-column">
      <style:table-column-properties style:column-width="6.791cm"/>
    </style:style>
    <style:style style:name="Table8.C2" style:family="table-column">
      <style:table-column-properties style:column-width="3.835cm"/>
    </style:style>
    <style:style style:name="Table8.R1" style:family="table-row">
      <style:table-row-properties style:row-height="0.787cm"/>
    </style:style>
    <style:style style:name="Table8.R2" style:family="table-row">
      <style:table-row-properties style:row-height="1.083cm"/>
    </style:style>
    <style:style style:name="Table8.R3" style:family="table-row">
      <style:table-row-properties style:row-height="1.109cm"/>
    </style:style>
    <style:style style:name="Table8.R4" style:family="table-row">
      <style:table-row-properties style:row-height="1.092cm"/>
    </style:style>
    <style:style style:name="Table8.R5" style:family="table-row">
      <style:table-row-properties style:row-height="1.109cm"/>
    </style:style>
    <style:style style:name="Table8.R6" style:family="table-row">
      <style:table-row-properties style:row-height="1.076cm"/>
    </style:style>
    <style:style style:name="Table8.R7" style:family="table-row">
      <style:table-row-properties style:row-height="1.134cm"/>
    </style:style>
    <style:style style:name="Table8.R8" style:family="table-row">
      <style:table-row-properties style:row-height="1.067cm"/>
    </style:style>
    <style:style style:name="Table8.R9" style:family="table-row">
      <style:table-row-properties style:row-height="1.118cm"/>
    </style:style>
    <style:style style:name="Table8.R10" style:family="table-row">
      <style:table-row-properties style:row-height="1.076cm"/>
    </style:style>
    <style:style style:name="Table8.R11" style:family="table-row">
      <style:table-row-properties style:row-height="1.118cm"/>
    </style:style>
    <style:style style:name="Table8.R12" style:family="table-row">
      <style:table-row-properties style:row-height="1.109cm"/>
    </style:style>
    <style:style style:name="Table8.R13" style:family="table-row">
      <style:table-row-properties style:row-height="1.101cm"/>
    </style:style>
    <style:style style:name="Table8.R14" style:family="table-row">
      <style:table-row-properties style:row-height="1.092cm"/>
    </style:style>
    <style:style style:name="Table8.R15" style:family="table-row">
      <style:table-row-properties style:row-height="0.822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middle"/>
    </style:style>
    <style:style style:name="Table8.Cell4" style:family="table-cell">
      <style:table-cell-properties fo:background-color="#FFFFFF" style:vertical-align="middle"/>
    </style:style>
    <style:style style:name="Table8.Cell5" style:family="table-cell">
      <style:table-cell-properties fo:background-color="#FFFFFF" style:vertical-align="middle"/>
    </style:style>
    <style:style style:name="Table8.Cell6" style:family="table-cell">
      <style:table-cell-properties fo:background-color="#FFFFFF" style:vertical-align="middle"/>
    </style:style>
    <style:style style:name="Table8.Cell7" style:family="table-cell">
      <style:table-cell-properties fo:background-color="#FFFFFF" style:vertical-align="middle"/>
    </style:style>
    <style:style style:name="Table8.Cell8" style:family="table-cell">
      <style:table-cell-properties fo:background-color="#FFFFFF" style:vertical-align="middle"/>
    </style:style>
    <style:style style:name="Table8.Cell9" style:family="table-cell">
      <style:table-cell-properties fo:background-color="#FFFFFF" style:vertical-align="middle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middle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 style:vertical-align="middle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middle"/>
    </style:style>
    <style:style style:name="Table8.Cell16" style:family="table-cell">
      <style:table-cell-properties fo:background-color="#FFFFFF" style:vertical-align="middle"/>
    </style:style>
    <style:style style:name="Table8.Cell17" style:family="table-cell">
      <style:table-cell-properties fo:background-color="#FFFFFF" style:vertical-align="middle"/>
    </style:style>
    <style:style style:name="Table8.Cell18" style:family="table-cell">
      <style:table-cell-properties fo:background-color="#FFFFFF" style:vertical-align="middle"/>
    </style:style>
    <style:style style:name="Table8.Cell19" style:family="table-cell">
      <style:table-cell-properties fo:background-color="#FFFFFF" style:vertical-align="middle"/>
    </style:style>
    <style:style style:name="Table8.Cell20" style:family="table-cell">
      <style:table-cell-properties fo:background-color="#FFFFFF" style:vertical-align="middle"/>
    </style:style>
    <style:style style:name="Table8.Cell21" style:family="table-cell">
      <style:table-cell-properties fo:background-color="#FFFFFF" style:vertical-align="middle"/>
    </style:style>
    <style:style style:name="Table8.Cell22" style:family="table-cell">
      <style:table-cell-properties fo:background-color="#FFFFFF" style:vertical-align="middle"/>
    </style:style>
    <style:style style:name="Table8.Cell23" style:family="table-cell">
      <style:table-cell-properties fo:background-color="#FFFFFF" style:vertical-align="middle"/>
    </style:style>
    <style:style style:name="Table8.Cell24" style:family="table-cell">
      <style:table-cell-properties fo:background-color="#FFFFFF" style:vertical-align="middle"/>
    </style:style>
    <style:style style:name="Table8.Cell25" style:family="table-cell">
      <style:table-cell-properties fo:background-color="#FFFFFF" style:vertical-align="middle"/>
    </style:style>
    <style:style style:name="Table8.Cell26" style:family="table-cell">
      <style:table-cell-properties fo:background-color="#FFFFFF" style:vertical-align="middle"/>
    </style:style>
    <style:style style:name="Table8.Cell27" style:family="table-cell">
      <style:table-cell-properties fo:background-color="#FFFFFF" style:vertical-align="middle"/>
    </style:style>
    <style:style style:name="Table8.Cell28" style:family="table-cell">
      <style:table-cell-properties fo:background-color="#FFFFFF" style:vertical-align="middle"/>
    </style:style>
    <style:style style:name="Table8.Cell29" style:family="table-cell">
      <style:table-cell-properties fo:background-color="#FFFFFF"/>
    </style:style>
    <style:style style:name="Table8.Cell30" style:family="table-cell">
      <style:table-cell-properties fo:background-color="#FFFFFF"/>
    </style:style>
    <style:style style:name="Table9" style:family="table">
      <style:table-properties style:writing-mode="lr-tb" style:width="10.626cm" table:align="center"/>
    </style:style>
    <style:style style:name="Table9.C1" style:family="table-column">
      <style:table-column-properties style:column-width="0.653cm"/>
    </style:style>
    <style:style style:name="Table9.C2" style:family="table-column">
      <style:table-column-properties style:column-width="5.376cm"/>
    </style:style>
    <style:style style:name="Table9.C3" style:family="table-column">
      <style:table-column-properties style:column-width="4.597cm"/>
    </style:style>
    <style:style style:name="Table9.R1" style:family="table-row">
      <style:table-row-properties style:row-height="0.610cm"/>
    </style:style>
    <style:style style:name="Table9.R2" style:family="table-row">
      <style:table-row-properties style:row-height="1.118cm"/>
    </style:style>
    <style:style style:name="Table9.R3" style:family="table-row">
      <style:table-row-properties style:row-height="1.295cm"/>
    </style:style>
    <style:style style:name="Table9.R4" style:family="table-row">
      <style:table-row-properties style:row-height="1.101cm"/>
    </style:style>
    <style:style style:name="Table9.R5" style:family="table-row">
      <style:table-row-properties style:row-height="1.101cm"/>
    </style:style>
    <style:style style:name="Table9.R6" style:family="table-row">
      <style:table-row-properties style:row-height="1.067cm"/>
    </style:style>
    <style:style style:name="Table9.R7" style:family="table-row">
      <style:table-row-properties style:row-height="1.092cm"/>
    </style:style>
    <style:style style:name="Table9.R8" style:family="table-row">
      <style:table-row-properties style:row-height="1.101cm"/>
    </style:style>
    <style:style style:name="Table9.R9" style:family="table-row">
      <style:table-row-properties style:row-height="1.134cm"/>
    </style:style>
    <style:style style:name="Table9.R10" style:family="table-row">
      <style:table-row-properties style:row-height="1.067cm"/>
    </style:style>
    <style:style style:name="Table9.R11" style:family="table-row">
      <style:table-row-properties style:row-height="1.125cm"/>
    </style:style>
    <style:style style:name="Table9.R12" style:family="table-row">
      <style:table-row-properties style:row-height="1.076cm"/>
    </style:style>
    <style:style style:name="Table9.R13" style:family="table-row">
      <style:table-row-properties style:row-height="1.143cm"/>
    </style:style>
    <style:style style:name="Table9.R14" style:family="table-row">
      <style:table-row-properties style:row-height="1.101cm"/>
    </style:style>
    <style:style style:name="Table9.R15" style:family="table-row">
      <style:table-row-properties style:row-height="1.058cm"/>
    </style:style>
    <style:style style:name="Table9.R16" style:family="table-row">
      <style:table-row-properties style:row-height="1.101cm"/>
    </style:style>
    <style:style style:name="Table9.R17" style:family="table-row">
      <style:table-row-properties style:row-height="1.134cm"/>
    </style:style>
    <style:style style:name="Table9.R18" style:family="table-row">
      <style:table-row-properties style:row-height="0.771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 style:vertical-align="top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 style:vertical-align="top"/>
    </style:style>
    <style:style style:name="Table9.Cell8" style:family="table-cell">
      <style:table-cell-properties fo:background-color="#FFFFFF" style:vertical-align="middle"/>
    </style:style>
    <style:style style:name="Table9.Cell9" style:family="table-cell">
      <style:table-cell-properties fo:background-color="#FFFFFF" style:vertical-align="middle"/>
    </style:style>
    <style:style style:name="Table9.Cell10" style:family="table-cell">
      <style:table-cell-properties fo:background-color="#FFFFFF" style:vertical-align="middle"/>
    </style:style>
    <style:style style:name="Table9.Cell11" style:family="table-cell">
      <style:table-cell-properties fo:background-color="#FFFFFF" style:vertical-align="middle"/>
    </style:style>
    <style:style style:name="Table9.Cell12" style:family="table-cell">
      <style:table-cell-properties fo:background-color="#FFFFFF" style:vertical-align="middle"/>
    </style:style>
    <style:style style:name="Table9.Cell13" style:family="table-cell">
      <style:table-cell-properties fo:background-color="#FFFFFF" style:vertical-align="middle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middle"/>
    </style:style>
    <style:style style:name="Table9.Cell16" style:family="table-cell">
      <style:table-cell-properties fo:background-color="#FFFFFF" style:vertical-align="middle"/>
    </style:style>
    <style:style style:name="Table9.Cell17" style:family="table-cell">
      <style:table-cell-properties fo:background-color="#FFFFFF" style:vertical-align="middle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middle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middle"/>
    </style:style>
    <style:style style:name="Table9.Cell22" style:family="table-cell">
      <style:table-cell-properties fo:background-color="#FFFFFF" style:vertical-align="middle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middle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middle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middle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middle"/>
    </style:style>
    <style:style style:name="Table9.Cell34" style:family="table-cell">
      <style:table-cell-properties fo:background-color="#FFFFFF" style:vertical-align="middle"/>
    </style:style>
    <style:style style:name="Table9.Cell35" style:family="table-cell">
      <style:table-cell-properties fo:background-color="#FFFFFF" style:vertical-align="middle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middle"/>
    </style:style>
    <style:style style:name="Table9.Cell38" style:family="table-cell">
      <style:table-cell-properties fo:background-color="#FFFFFF" style:vertical-align="middle"/>
    </style:style>
    <style:style style:name="Table9.Cell39" style:family="table-cell">
      <style:table-cell-properties fo:background-color="#FFFFFF" style:vertical-align="middle"/>
    </style:style>
    <style:style style:name="Table9.Cell40" style:family="table-cell">
      <style:table-cell-properties fo:background-color="#FFFFFF" style:vertical-align="middle"/>
    </style:style>
    <style:style style:name="Table9.Cell41" style:family="table-cell">
      <style:table-cell-properties fo:background-color="#FFFFFF" style:vertical-align="middle"/>
    </style:style>
    <style:style style:name="Table9.Cell42" style:family="table-cell">
      <style:table-cell-properties fo:background-color="#FFFFFF" style:vertical-align="middle"/>
    </style:style>
    <style:style style:name="Table9.Cell43" style:family="table-cell">
      <style:table-cell-properties fo:background-color="#FFFFFF" style:vertical-align="middle"/>
    </style:style>
    <style:style style:name="Table9.Cell44" style:family="table-cell">
      <style:table-cell-properties fo:background-color="#FFFFFF" style:vertical-align="middle"/>
    </style:style>
    <style:style style:name="Table9.Cell45" style:family="table-cell">
      <style:table-cell-properties fo:background-color="#FFFFFF" style:vertical-align="middle"/>
    </style:style>
    <style:style style:name="Table9.Cell46" style:family="table-cell">
      <style:table-cell-properties fo:background-color="#FFFFFF" style:vertical-align="middle"/>
    </style:style>
    <style:style style:name="Table9.Cell47" style:family="table-cell">
      <style:table-cell-properties fo:background-color="#FFFFFF" style:vertical-align="middle"/>
    </style:style>
    <style:style style:name="Table9.Cell48" style:family="table-cell">
      <style:table-cell-properties fo:background-color="#FFFFFF" style:vertical-align="middle"/>
    </style:style>
    <style:style style:name="Table9.Cell49" style:family="table-cell">
      <style:table-cell-properties fo:background-color="#FFFFFF" style:vertical-align="middle"/>
    </style:style>
    <style:style style:name="Table9.Cell50" style:family="table-cell">
      <style:table-cell-properties fo:background-color="#FFFFFF" style:vertical-align="middle"/>
    </style:style>
    <style:style style:name="Table9.Cell51" style:family="table-cell">
      <style:table-cell-properties fo:background-color="#FFFFFF" style:vertical-align="middle"/>
    </style:style>
    <style:style style:name="Table9.Cell52" style:family="table-cell">
      <style:table-cell-properties fo:background-color="#FFFFFF"/>
    </style:style>
    <style:style style:name="Table9.Cell53" style:family="table-cell">
      <style:table-cell-properties fo:background-color="#FFFFFF"/>
    </style:style>
    <style:style style:name="Table9.Cell54" style:family="table-cell">
      <style:table-cell-properties fo:background-color="#FFFFFF"/>
    </style:style>
    <style:style style:name="Table10" style:family="table">
      <style:table-properties style:writing-mode="lr-tb" style:width="16.688cm" table:align="center"/>
    </style:style>
    <style:style style:name="Table10.C1" style:family="table-column">
      <style:table-column-properties style:column-width="4.944cm"/>
    </style:style>
    <style:style style:name="Table10.C2" style:family="table-column">
      <style:table-column-properties style:column-width="7.840cm"/>
    </style:style>
    <style:style style:name="Table10.C3" style:family="table-column">
      <style:table-column-properties style:column-width="3.903cm"/>
    </style:style>
    <style:style style:name="Table10.R1" style:family="table-row">
      <style:table-row-properties style:row-height="0.762cm"/>
    </style:style>
    <style:style style:name="Table10.R2" style:family="table-row">
      <style:table-row-properties style:row-height="1.304cm"/>
    </style:style>
    <style:style style:name="Table10.R3" style:family="table-row">
      <style:table-row-properties style:row-height="0.907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 style:vertical-align="top"/>
    </style:style>
    <style:style style:name="Table10.Cell8" style:family="table-cell">
      <style:table-cell-properties fo:background-color="#FFFFFF" style:vertical-align="top"/>
    </style:style>
    <style:style style:name="Table10.Cell9" style:family="table-cell">
      <style:table-cell-properties fo:background-color="#FFFFFF" style:vertical-align="top"/>
    </style:style>
    <style:style style:name="Table11" style:family="table">
      <style:table-properties style:writing-mode="lr-tb" style:width="10.634cm" table:align="center"/>
    </style:style>
    <style:style style:name="Table11.C1" style:family="table-column">
      <style:table-column-properties style:column-width="0.644cm"/>
    </style:style>
    <style:style style:name="Table11.C2" style:family="table-column">
      <style:table-column-properties style:column-width="5.156cm"/>
    </style:style>
    <style:style style:name="Table11.C3" style:family="table-column">
      <style:table-column-properties style:column-width="4.835cm"/>
    </style:style>
    <style:style style:name="Table11.R1" style:family="table-row">
      <style:table-row-properties style:row-height="0.617cm"/>
    </style:style>
    <style:style style:name="Table11.R2" style:family="table-row">
      <style:table-row-properties style:row-height="1.109cm"/>
    </style:style>
    <style:style style:name="Table11.R3" style:family="table-row">
      <style:table-row-properties style:row-height="1.295cm"/>
    </style:style>
    <style:style style:name="Table11.R4" style:family="table-row">
      <style:table-row-properties style:row-height="1.101cm"/>
    </style:style>
    <style:style style:name="Table11.R5" style:family="table-row">
      <style:table-row-properties style:row-height="1.101cm"/>
    </style:style>
    <style:style style:name="Table11.R6" style:family="table-row">
      <style:table-row-properties style:row-height="1.092cm"/>
    </style:style>
    <style:style style:name="Table11.R7" style:family="table-row">
      <style:table-row-properties style:row-height="1.118cm"/>
    </style:style>
    <style:style style:name="Table11.R8" style:family="table-row">
      <style:table-row-properties style:row-height="1.092cm"/>
    </style:style>
    <style:style style:name="Table11.R9" style:family="table-row">
      <style:table-row-properties style:row-height="1.101cm"/>
    </style:style>
    <style:style style:name="Table11.R10" style:family="table-row">
      <style:table-row-properties style:row-height="1.101cm"/>
    </style:style>
    <style:style style:name="Table11.R11" style:family="table-row">
      <style:table-row-properties style:row-height="1.083cm"/>
    </style:style>
    <style:style style:name="Table11.R12" style:family="table-row">
      <style:table-row-properties style:row-height="1.092cm"/>
    </style:style>
    <style:style style:name="Table11.R13" style:family="table-row">
      <style:table-row-properties style:row-height="1.092cm"/>
    </style:style>
    <style:style style:name="Table11.R14" style:family="table-row">
      <style:table-row-properties style:row-height="1.134cm"/>
    </style:style>
    <style:style style:name="Table11.R15" style:family="table-row">
      <style:table-row-properties style:row-height="1.101cm"/>
    </style:style>
    <style:style style:name="Table11.R16" style:family="table-row">
      <style:table-row-properties style:row-height="1.101cm"/>
    </style:style>
    <style:style style:name="Table11.R17" style:family="table-row">
      <style:table-row-properties style:row-height="1.101cm"/>
    </style:style>
    <style:style style:name="Table11.R18" style:family="table-row">
      <style:table-row-properties style:row-height="1.058cm"/>
    </style:style>
    <style:style style:name="Table11.R19" style:family="table-row">
      <style:table-row-properties style:row-height="1.125cm"/>
    </style:style>
    <style:style style:name="Table11.R20" style:family="table-row">
      <style:table-row-properties style:row-height="0.822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 style:vertical-align="top"/>
    </style:style>
    <style:style style:name="Table11.Cell8" style:family="table-cell">
      <style:table-cell-properties fo:background-color="#FFFFFF" style:vertical-align="middle"/>
    </style:style>
    <style:style style:name="Table11.Cell9" style:family="table-cell">
      <style:table-cell-properties fo:background-color="#FFFFFF" style:vertical-align="middle"/>
    </style:style>
    <style:style style:name="Table11.Cell10" style:family="table-cell">
      <style:table-cell-properties fo:background-color="#FFFFFF" style:vertical-align="middle"/>
    </style:style>
    <style:style style:name="Table11.Cell11" style:family="table-cell">
      <style:table-cell-properties fo:background-color="#FFFFFF" style:vertical-align="middle"/>
    </style:style>
    <style:style style:name="Table11.Cell12" style:family="table-cell">
      <style:table-cell-properties fo:background-color="#FFFFFF" style:vertical-align="middle"/>
    </style:style>
    <style:style style:name="Table11.Cell13" style:family="table-cell">
      <style:table-cell-properties fo:background-color="#FFFFFF" style:vertical-align="middle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middle"/>
    </style:style>
    <style:style style:name="Table11.Cell16" style:family="table-cell">
      <style:table-cell-properties fo:background-color="#FFFFFF" style:vertical-align="middle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middle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middle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middle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middle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middle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middle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middle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middle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middle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middle"/>
    </style:style>
    <style:style style:name="Table11.Cell38" style:family="table-cell">
      <style:table-cell-properties fo:background-color="#FFFFFF" style:vertical-align="middle"/>
    </style:style>
    <style:style style:name="Table11.Cell39" style:family="table-cell">
      <style:table-cell-properties fo:background-color="#FFFFFF" style:vertical-align="middle"/>
    </style:style>
    <style:style style:name="Table11.Cell40" style:family="table-cell">
      <style:table-cell-properties fo:background-color="#FFFFFF" style:vertical-align="middle"/>
    </style:style>
    <style:style style:name="Table11.Cell41" style:family="table-cell">
      <style:table-cell-properties fo:background-color="#FFFFFF" style:vertical-align="middle"/>
    </style:style>
    <style:style style:name="Table11.Cell42" style:family="table-cell">
      <style:table-cell-properties fo:background-color="#FFFFFF" style:vertical-align="middle"/>
    </style:style>
    <style:style style:name="Table11.Cell43" style:family="table-cell">
      <style:table-cell-properties fo:background-color="#FFFFFF" style:vertical-align="middle"/>
    </style:style>
    <style:style style:name="Table11.Cell44" style:family="table-cell">
      <style:table-cell-properties fo:background-color="#FFFFFF" style:vertical-align="middle"/>
    </style:style>
    <style:style style:name="Table11.Cell45" style:family="table-cell">
      <style:table-cell-properties fo:background-color="#FFFFFF" style:vertical-align="middle"/>
    </style:style>
    <style:style style:name="Table11.Cell46" style:family="table-cell">
      <style:table-cell-properties fo:background-color="#FFFFFF" style:vertical-align="middle"/>
    </style:style>
    <style:style style:name="Table11.Cell47" style:family="table-cell">
      <style:table-cell-properties fo:background-color="#FFFFFF" style:vertical-align="middle"/>
    </style:style>
    <style:style style:name="Table11.Cell48" style:family="table-cell">
      <style:table-cell-properties fo:background-color="#FFFFFF" style:vertical-align="middle"/>
    </style:style>
    <style:style style:name="Table11.Cell49" style:family="table-cell">
      <style:table-cell-properties fo:background-color="#FFFFFF" style:vertical-align="middle"/>
    </style:style>
    <style:style style:name="Table11.Cell50" style:family="table-cell">
      <style:table-cell-properties fo:background-color="#FFFFFF" style:vertical-align="middle"/>
    </style:style>
    <style:style style:name="Table11.Cell51" style:family="table-cell">
      <style:table-cell-properties fo:background-color="#FFFFFF" style:vertical-align="middle"/>
    </style:style>
    <style:style style:name="Table11.Cell52" style:family="table-cell">
      <style:table-cell-properties fo:background-color="#FFFFFF" style:vertical-align="middle"/>
    </style:style>
    <style:style style:name="Table11.Cell53" style:family="table-cell">
      <style:table-cell-properties fo:background-color="#FFFFFF" style:vertical-align="middle"/>
    </style:style>
    <style:style style:name="Table11.Cell54" style:family="table-cell">
      <style:table-cell-properties fo:background-color="#FFFFFF" style:vertical-align="middle"/>
    </style:style>
    <style:style style:name="Table11.Cell55" style:family="table-cell">
      <style:table-cell-properties fo:background-color="#FFFFFF" style:vertical-align="middle"/>
    </style:style>
    <style:style style:name="Table11.Cell56" style:family="table-cell">
      <style:table-cell-properties fo:background-color="#FFFFFF" style:vertical-align="middle"/>
    </style:style>
    <style:style style:name="Table11.Cell57" style:family="table-cell">
      <style:table-cell-properties fo:background-color="#FFFFFF" style:vertical-align="middle"/>
    </style:style>
    <style:style style:name="Table11.Cell58" style:family="table-cell">
      <style:table-cell-properties fo:background-color="#FFFFFF"/>
    </style:style>
    <style:style style:name="Table11.Cell59" style:family="table-cell">
      <style:table-cell-properties fo:background-color="#FFFFFF"/>
    </style:style>
    <style:style style:name="Table11.Cell60" style:family="table-cell">
      <style:table-cell-properties fo:background-color="#FFFFFF"/>
    </style:style>
    <style:style style:name="Table12" style:family="table">
      <style:table-properties style:writing-mode="lr-tb" style:width="10.634cm" table:align="center"/>
    </style:style>
    <style:style style:name="Table12.C1" style:family="table-column">
      <style:table-column-properties style:column-width="0.644cm"/>
    </style:style>
    <style:style style:name="Table12.C2" style:family="table-column">
      <style:table-column-properties style:column-width="5.359cm"/>
    </style:style>
    <style:style style:name="Table12.C3" style:family="table-column">
      <style:table-column-properties style:column-width="4.632cm"/>
    </style:style>
    <style:style style:name="Table12.R1" style:family="table-row">
      <style:table-row-properties style:row-height="1.718cm"/>
    </style:style>
    <style:style style:name="Table12.R2" style:family="table-row">
      <style:table-row-properties style:row-height="1.304cm"/>
    </style:style>
    <style:style style:name="Table12.R3" style:family="table-row">
      <style:table-row-properties style:row-height="1.058cm"/>
    </style:style>
    <style:style style:name="Table12.R4" style:family="table-row">
      <style:table-row-properties style:row-height="1.101cm"/>
    </style:style>
    <style:style style:name="Table12.R5" style:family="table-row">
      <style:table-row-properties style:row-height="1.134cm"/>
    </style:style>
    <style:style style:name="Table12.R6" style:family="table-row">
      <style:table-row-properties style:row-height="1.101cm"/>
    </style:style>
    <style:style style:name="Table12.R7" style:family="table-row">
      <style:table-row-properties style:row-height="1.109cm"/>
    </style:style>
    <style:style style:name="Table12.R8" style:family="table-row">
      <style:table-row-properties style:row-height="1.092cm"/>
    </style:style>
    <style:style style:name="Table12.R9" style:family="table-row">
      <style:table-row-properties style:row-height="1.109cm"/>
    </style:style>
    <style:style style:name="Table12.R10" style:family="table-row">
      <style:table-row-properties style:row-height="1.101cm"/>
    </style:style>
    <style:style style:name="Table12.R11" style:family="table-row">
      <style:table-row-properties style:row-height="1.101cm"/>
    </style:style>
    <style:style style:name="Table12.R12" style:family="table-row">
      <style:table-row-properties style:row-height="1.067cm"/>
    </style:style>
    <style:style style:name="Table12.R13" style:family="table-row">
      <style:table-row-properties style:row-height="1.134cm"/>
    </style:style>
    <style:style style:name="Table12.R14" style:family="table-row">
      <style:table-row-properties style:row-height="1.092cm"/>
    </style:style>
    <style:style style:name="Table12.R15" style:family="table-row">
      <style:table-row-properties style:row-height="1.083cm"/>
    </style:style>
    <style:style style:name="Table12.R16" style:family="table-row">
      <style:table-row-properties style:row-height="1.118cm"/>
    </style:style>
    <style:style style:name="Table12.R17" style:family="table-row">
      <style:table-row-properties style:row-height="1.626cm"/>
    </style:style>
    <style:style style:name="Table12.R18" style:family="table-row">
      <style:table-row-properties style:row-height="1.685cm"/>
    </style:style>
    <style:style style:name="Table12.R19" style:family="table-row">
      <style:table-row-properties style:row-height="1.101cm"/>
    </style:style>
    <style:style style:name="Table12.R20" style:family="table-row">
      <style:table-row-properties style:row-height="1.058cm"/>
    </style:style>
    <style:style style:name="Table12.R21" style:family="table-row">
      <style:table-row-properties style:row-height="0.753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middle"/>
    </style:style>
    <style:style style:name="Table12.Cell6" style:family="table-cell">
      <style:table-cell-properties fo:background-color="#FFFFFF" style:vertical-align="middle"/>
    </style:style>
    <style:style style:name="Table12.Cell7" style:family="table-cell">
      <style:table-cell-properties fo:background-color="#FFFFFF" style:vertical-align="middle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middle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middle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middle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middle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middle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middle"/>
    </style:style>
    <style:style style:name="Table12.Cell30" style:family="table-cell">
      <style:table-cell-properties fo:background-color="#FFFFFF" style:vertical-align="middle"/>
    </style:style>
    <style:style style:name="Table12.Cell31" style:family="table-cell">
      <style:table-cell-properties fo:background-color="#FFFFFF" style:vertical-align="middle"/>
    </style:style>
    <style:style style:name="Table12.Cell32" style:family="table-cell">
      <style:table-cell-properties fo:background-color="#FFFFFF" style:vertical-align="middle"/>
    </style:style>
    <style:style style:name="Table12.Cell33" style:family="table-cell">
      <style:table-cell-properties fo:background-color="#FFFFFF" style:vertical-align="middle"/>
    </style:style>
    <style:style style:name="Table12.Cell34" style:family="table-cell">
      <style:table-cell-properties fo:background-color="#FFFFFF" style:vertical-align="middle"/>
    </style:style>
    <style:style style:name="Table12.Cell35" style:family="table-cell">
      <style:table-cell-properties fo:background-color="#FFFFFF" style:vertical-align="middle"/>
    </style:style>
    <style:style style:name="Table12.Cell36" style:family="table-cell">
      <style:table-cell-properties fo:background-color="#FFFFFF" style:vertical-align="middle"/>
    </style:style>
    <style:style style:name="Table12.Cell37" style:family="table-cell">
      <style:table-cell-properties fo:background-color="#FFFFFF" style:vertical-align="middle"/>
    </style:style>
    <style:style style:name="Table12.Cell38" style:family="table-cell">
      <style:table-cell-properties fo:background-color="#FFFFFF" style:vertical-align="middle"/>
    </style:style>
    <style:style style:name="Table12.Cell39" style:family="table-cell">
      <style:table-cell-properties fo:background-color="#FFFFFF" style:vertical-align="middle"/>
    </style:style>
    <style:style style:name="Table12.Cell40" style:family="table-cell">
      <style:table-cell-properties fo:background-color="#FFFFFF" style:vertical-align="middle"/>
    </style:style>
    <style:style style:name="Table12.Cell41" style:family="table-cell">
      <style:table-cell-properties fo:background-color="#FFFFFF" style:vertical-align="middle"/>
    </style:style>
    <style:style style:name="Table12.Cell42" style:family="table-cell">
      <style:table-cell-properties fo:background-color="#FFFFFF" style:vertical-align="middle"/>
    </style:style>
    <style:style style:name="Table12.Cell43" style:family="table-cell">
      <style:table-cell-properties fo:background-color="#FFFFFF" style:vertical-align="middle"/>
    </style:style>
    <style:style style:name="Table12.Cell44" style:family="table-cell">
      <style:table-cell-properties fo:background-color="#FFFFFF" style:vertical-align="middle"/>
    </style:style>
    <style:style style:name="Table12.Cell45" style:family="table-cell">
      <style:table-cell-properties fo:background-color="#FFFFFF" style:vertical-align="middle"/>
    </style:style>
    <style:style style:name="Table12.Cell46" style:family="table-cell">
      <style:table-cell-properties fo:background-color="#FFFFFF" style:vertical-align="middle"/>
    </style:style>
    <style:style style:name="Table12.Cell47" style:family="table-cell">
      <style:table-cell-properties fo:background-color="#FFFFFF" style:vertical-align="middle"/>
    </style:style>
    <style:style style:name="Table12.Cell48" style:family="table-cell">
      <style:table-cell-properties fo:background-color="#FFFFFF" style:vertical-align="middle"/>
    </style:style>
    <style:style style:name="Table12.Cell49" style:family="table-cell">
      <style:table-cell-properties fo:background-color="#FFFFFF" style:vertical-align="top"/>
    </style:style>
    <style:style style:name="Table12.Cell50" style:family="table-cell">
      <style:table-cell-properties fo:background-color="#FFFFFF" style:vertical-align="top"/>
    </style:style>
    <style:style style:name="Table12.Cell51" style:family="table-cell">
      <style:table-cell-properties fo:background-color="#FFFFFF" style:vertical-align="top"/>
    </style:style>
    <style:style style:name="Table12.Cell52" style:family="table-cell">
      <style:table-cell-properties fo:background-color="#FFFFFF"/>
    </style:style>
    <style:style style:name="Table12.Cell53" style:family="table-cell">
      <style:table-cell-properties fo:background-color="#FFFFFF"/>
    </style:style>
    <style:style style:name="Table12.Cell54" style:family="table-cell">
      <style:table-cell-properties fo:background-color="#FFFFFF"/>
    </style:style>
    <style:style style:name="Table12.Cell55" style:family="table-cell">
      <style:table-cell-properties fo:background-color="#FFFFFF" style:vertical-align="middle"/>
    </style:style>
    <style:style style:name="Table12.Cell56" style:family="table-cell">
      <style:table-cell-properties fo:background-color="#FFFFFF" style:vertical-align="middle"/>
    </style:style>
    <style:style style:name="Table12.Cell57" style:family="table-cell">
      <style:table-cell-properties fo:background-color="#FFFFFF" style:vertical-align="middle"/>
    </style:style>
    <style:style style:name="Table12.Cell58" style:family="table-cell">
      <style:table-cell-properties fo:background-color="#FFFFFF" style:vertical-align="middle"/>
    </style:style>
    <style:style style:name="Table12.Cell59" style:family="table-cell">
      <style:table-cell-properties fo:background-color="#FFFFFF" style:vertical-align="middle"/>
    </style:style>
    <style:style style:name="Table12.Cell60" style:family="table-cell">
      <style:table-cell-properties fo:background-color="#FFFFFF" style:vertical-align="middle"/>
    </style:style>
    <style:style style:name="Table12.Cell61" style:family="table-cell">
      <style:table-cell-properties fo:background-color="#FFFFFF"/>
    </style:style>
    <style:style style:name="Table12.Cell62" style:family="table-cell">
      <style:table-cell-properties fo:background-color="#FFFFFF"/>
    </style:style>
    <style:style style:name="Table12.Cell63" style:family="table-cell">
      <style:table-cell-properties fo:background-color="#FFFFFF"/>
    </style:style>
    <style:style style:name="Table13" style:family="table">
      <style:table-properties style:writing-mode="lr-tb" style:width="10.634cm" table:align="center"/>
    </style:style>
    <style:style style:name="Table13.C1" style:family="table-column">
      <style:table-column-properties style:column-width="0.653cm"/>
    </style:style>
    <style:style style:name="Table13.C2" style:family="table-column">
      <style:table-column-properties style:column-width="5.740cm"/>
    </style:style>
    <style:style style:name="Table13.C3" style:family="table-column">
      <style:table-column-properties style:column-width="4.242cm"/>
    </style:style>
    <style:style style:name="Table13.R1" style:family="table-row">
      <style:table-row-properties style:row-height="0.610cm"/>
    </style:style>
    <style:style style:name="Table13.R2" style:family="table-row">
      <style:table-row-properties style:row-height="1.109cm"/>
    </style:style>
    <style:style style:name="Table13.R3" style:family="table-row">
      <style:table-row-properties style:row-height="1.304cm"/>
    </style:style>
    <style:style style:name="Table13.R4" style:family="table-row">
      <style:table-row-properties style:row-height="1.076cm"/>
    </style:style>
    <style:style style:name="Table13.R5" style:family="table-row">
      <style:table-row-properties style:row-height="1.125cm"/>
    </style:style>
    <style:style style:name="Table13.R6" style:family="table-row">
      <style:table-row-properties style:row-height="1.101cm"/>
    </style:style>
    <style:style style:name="Table13.R7" style:family="table-row">
      <style:table-row-properties style:row-height="1.101cm"/>
    </style:style>
    <style:style style:name="Table13.R8" style:family="table-row">
      <style:table-row-properties style:row-height="1.092cm"/>
    </style:style>
    <style:style style:name="Table13.R9" style:family="table-row">
      <style:table-row-properties style:row-height="1.109cm"/>
    </style:style>
    <style:style style:name="Table13.R10" style:family="table-row">
      <style:table-row-properties style:row-height="1.058cm"/>
    </style:style>
    <style:style style:name="Table13.R11" style:family="table-row">
      <style:table-row-properties style:row-height="1.143cm"/>
    </style:style>
    <style:style style:name="Table13.R12" style:family="table-row">
      <style:table-row-properties style:row-height="1.101cm"/>
    </style:style>
    <style:style style:name="Table13.R13" style:family="table-row">
      <style:table-row-properties style:row-height="1.067cm"/>
    </style:style>
    <style:style style:name="Table13.R14" style:family="table-row">
      <style:table-row-properties style:row-height="0.813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 style:vertical-align="top"/>
    </style:style>
    <style:style style:name="Table13.Cell6" style:family="table-cell">
      <style:table-cell-properties fo:background-color="#FFFFFF" style:vertical-align="top"/>
    </style:style>
    <style:style style:name="Table13.Cell7" style:family="table-cell">
      <style:table-cell-properties fo:background-color="#FFFFFF" style:vertical-align="top"/>
    </style:style>
    <style:style style:name="Table13.Cell8" style:family="table-cell">
      <style:table-cell-properties fo:background-color="#FFFFFF" style:vertical-align="middle"/>
    </style:style>
    <style:style style:name="Table13.Cell9" style:family="table-cell">
      <style:table-cell-properties fo:background-color="#FFFFFF" style:vertical-align="middle"/>
    </style:style>
    <style:style style:name="Table13.Cell10" style:family="table-cell">
      <style:table-cell-properties fo:background-color="#FFFFFF" style:vertical-align="middle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middle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middle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middle"/>
    </style:style>
    <style:style style:name="Table13.Cell30" style:family="table-cell">
      <style:table-cell-properties fo:background-color="#FFFFFF" style:vertical-align="middle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middle"/>
    </style:style>
    <style:style style:name="Table13.Cell34" style:family="table-cell">
      <style:table-cell-properties fo:background-color="#FFFFFF" style:vertical-align="middle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middle"/>
    </style:style>
    <style:style style:name="Table13.Cell38" style:family="table-cell">
      <style:table-cell-properties fo:background-color="#FFFFFF" style:vertical-align="middle"/>
    </style:style>
    <style:style style:name="Table13.Cell39" style:family="table-cell">
      <style:table-cell-properties fo:background-color="#FFFFFF" style:vertical-align="middle"/>
    </style:style>
    <style:style style:name="Table13.Cell40" style:family="table-cell">
      <style:table-cell-properties fo:background-color="#FFFFFF" style:vertical-align="top"/>
    </style:style>
    <style:style style:name="Table13.Cell41" style:family="table-cell">
      <style:table-cell-properties fo:background-color="#FFFFFF" style:vertical-align="top"/>
    </style:style>
    <style:style style:name="Table13.Cell42" style:family="table-cell">
      <style:table-cell-properties fo:background-color="#FFFFFF"/>
    </style:style>
    <style:style style:name="Table14" style:family="table">
      <style:table-properties style:writing-mode="lr-tb" style:width="10.634cm" table:align="center"/>
    </style:style>
    <style:style style:name="Table14.C1" style:family="table-column">
      <style:table-column-properties style:column-width="6.646cm"/>
    </style:style>
    <style:style style:name="Table14.C2" style:family="table-column">
      <style:table-column-properties style:column-width="3.988cm"/>
    </style:style>
    <style:style style:name="Table14.R1" style:family="table-row">
      <style:table-row-properties style:row-height="0.762cm"/>
    </style:style>
    <style:style style:name="Table14.R2" style:family="table-row">
      <style:table-row-properties style:row-height="1.109cm"/>
    </style:style>
    <style:style style:name="Table14.R3" style:family="table-row">
      <style:table-row-properties style:row-height="1.109cm"/>
    </style:style>
    <style:style style:name="Table14.R4" style:family="table-row">
      <style:table-row-properties style:row-height="1.101cm"/>
    </style:style>
    <style:style style:name="Table14.R5" style:family="table-row">
      <style:table-row-properties style:row-height="1.101cm"/>
    </style:style>
    <style:style style:name="Table14.R6" style:family="table-row">
      <style:table-row-properties style:row-height="1.092cm"/>
    </style:style>
    <style:style style:name="Table14.R7" style:family="table-row">
      <style:table-row-properties style:row-height="1.118cm"/>
    </style:style>
    <style:style style:name="Table14.R8" style:family="table-row">
      <style:table-row-properties style:row-height="1.092cm"/>
    </style:style>
    <style:style style:name="Table14.R9" style:family="table-row">
      <style:table-row-properties style:row-height="1.101cm"/>
    </style:style>
    <style:style style:name="Table14.R10" style:family="table-row">
      <style:table-row-properties style:row-height="1.109cm"/>
    </style:style>
    <style:style style:name="Table14.R11" style:family="table-row">
      <style:table-row-properties style:row-height="1.083cm"/>
    </style:style>
    <style:style style:name="Table14.R12" style:family="table-row">
      <style:table-row-properties style:row-height="1.101cm"/>
    </style:style>
    <style:style style:name="Table14.R13" style:family="table-row">
      <style:table-row-properties style:row-height="1.109cm"/>
    </style:style>
    <style:style style:name="Table14.R14" style:family="table-row">
      <style:table-row-properties style:row-height="1.067cm"/>
    </style:style>
    <style:style style:name="Table14.R15" style:family="table-row">
      <style:table-row-properties style:row-height="0.804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middle"/>
    </style:style>
    <style:style style:name="Table14.Cell4" style:family="table-cell">
      <style:table-cell-properties fo:background-color="#FFFFFF" style:vertical-align="middle"/>
    </style:style>
    <style:style style:name="Table14.Cell5" style:family="table-cell">
      <style:table-cell-properties fo:background-color="#FFFFFF" style:vertical-align="middle"/>
    </style:style>
    <style:style style:name="Table14.Cell6" style:family="table-cell">
      <style:table-cell-properties fo:background-color="#FFFFFF" style:vertical-align="middle"/>
    </style:style>
    <style:style style:name="Table14.Cell7" style:family="table-cell">
      <style:table-cell-properties fo:background-color="#FFFFFF" style:vertical-align="middle"/>
    </style:style>
    <style:style style:name="Table14.Cell8" style:family="table-cell">
      <style:table-cell-properties fo:background-color="#FFFFFF" style:vertical-align="middle"/>
    </style:style>
    <style:style style:name="Table14.Cell9" style:family="table-cell">
      <style:table-cell-properties fo:background-color="#FFFFFF" style:vertical-align="middle"/>
    </style:style>
    <style:style style:name="Table14.Cell10" style:family="table-cell">
      <style:table-cell-properties fo:background-color="#FFFFFF" style:vertical-align="middle"/>
    </style:style>
    <style:style style:name="Table14.Cell11" style:family="table-cell">
      <style:table-cell-properties fo:background-color="#FFFFFF" style:vertical-align="middle"/>
    </style:style>
    <style:style style:name="Table14.Cell12" style:family="table-cell">
      <style:table-cell-properties fo:background-color="#FFFFFF" style:vertical-align="middle"/>
    </style:style>
    <style:style style:name="Table14.Cell13" style:family="table-cell">
      <style:table-cell-properties fo:background-color="#FFFFFF" style:vertical-align="middle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middle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middle"/>
    </style:style>
    <style:style style:name="Table14.Cell22" style:family="table-cell">
      <style:table-cell-properties fo:background-color="#FFFFFF" style:vertical-align="middle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 style:vertical-align="middle"/>
    </style:style>
    <style:style style:name="Table14.Cell26" style:family="table-cell">
      <style:table-cell-properties fo:background-color="#FFFFFF" style:vertical-align="middle"/>
    </style:style>
    <style:style style:name="Table14.Cell27" style:family="table-cell">
      <style:table-cell-properties fo:background-color="#FFFFFF" style:vertical-align="middle"/>
    </style:style>
    <style:style style:name="Table14.Cell28" style:family="table-cell">
      <style:table-cell-properties fo:background-color="#FFFFFF" style:vertical-align="middle"/>
    </style:style>
    <style:style style:name="Table14.Cell29" style:family="table-cell">
      <style:table-cell-properties fo:background-color="#FFFFFF" style:vertical-align="top"/>
    </style:style>
    <style:style style:name="Table14.Cell30" style:family="table-cell">
      <style:table-cell-properties fo:background-color="#FFFFFF"/>
    </style:style>
    <style:style style:name="Table15" style:family="table">
      <style:table-properties style:writing-mode="lr-tb" style:width="16.688cm" table:align="center"/>
    </style:style>
    <style:style style:name="Table15.C1" style:family="table-column">
      <style:table-column-properties style:column-width="6.604cm"/>
    </style:style>
    <style:style style:name="Table15.C2" style:family="table-column">
      <style:table-column-properties style:column-width="10.084cm"/>
    </style:style>
    <style:style style:name="Table15.R1" style:family="table-row">
      <style:table-row-properties style:row-height="1.457cm"/>
    </style:style>
    <style:style style:name="Table15.R2" style:family="table-row">
      <style:table-row-properties style:row-height="0.644cm"/>
    </style:style>
    <style:style style:name="Table15.R3" style:family="table-row">
      <style:table-row-properties style:row-height="0.923cm"/>
    </style:style>
    <style:style style:name="Table15.R4" style:family="table-row">
      <style:table-row-properties style:row-height="1.083cm"/>
    </style:style>
    <style:style style:name="Table15.R5" style:family="table-row">
      <style:table-row-properties style:row-height="1.118cm"/>
    </style:style>
    <style:style style:name="Table15.R6" style:family="table-row">
      <style:table-row-properties style:row-height="1.101cm"/>
    </style:style>
    <style:style style:name="Table15.R7" style:family="table-row">
      <style:table-row-properties style:row-height="1.101cm"/>
    </style:style>
    <style:style style:name="Table15.R8" style:family="table-row">
      <style:table-row-properties style:row-height="1.101cm"/>
    </style:style>
    <style:style style:name="Table15.R9" style:family="table-row">
      <style:table-row-properties style:row-height="2.743cm"/>
    </style:style>
    <style:style style:name="Table15.R10" style:family="table-row">
      <style:table-row-properties style:row-height="1.660cm"/>
    </style:style>
    <style:style style:name="Table15.R11" style:family="table-row">
      <style:table-row-properties style:row-height="1.101cm"/>
    </style:style>
    <style:style style:name="Table15.R12" style:family="table-row">
      <style:table-row-properties style:row-height="1.101cm"/>
    </style:style>
    <style:style style:name="Table15.R13" style:family="table-row">
      <style:table-row-properties style:row-height="1.101cm"/>
    </style:style>
    <style:style style:name="Table15.R14" style:family="table-row">
      <style:table-row-properties style:row-height="1.101cm"/>
    </style:style>
    <style:style style:name="Table15.R15" style:family="table-row">
      <style:table-row-properties style:row-height="1.109cm"/>
    </style:style>
    <style:style style:name="Table15.R16" style:family="table-row">
      <style:table-row-properties style:row-height="1.092cm"/>
    </style:style>
    <style:style style:name="Table15.R17" style:family="table-row">
      <style:table-row-properties style:row-height="1.083cm"/>
    </style:style>
    <style:style style:name="Table15.R18" style:family="table-row">
      <style:table-row-properties style:row-height="0.822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top"/>
    </style:style>
    <style:style style:name="Table15.Cell6" style:family="table-cell">
      <style:table-cell-properties fo:background-color="#FFFFFF" style:vertical-align="top"/>
    </style:style>
    <style:style style:name="Table15.Cell7" style:family="table-cell">
      <style:table-cell-properties fo:background-color="#FFFFFF" style:vertical-align="top"/>
    </style:style>
    <style:style style:name="Table15.Cell8" style:family="table-cell">
      <style:table-cell-properties fo:background-color="#FFFFFF" style:vertical-align="top"/>
    </style:style>
    <style:style style:name="Table15.Cell9" style:family="table-cell">
      <style:table-cell-properties fo:background-color="#FFFFFF" style:vertical-align="top"/>
    </style:style>
    <style:style style:name="Table15.Cell10" style:family="table-cell">
      <style:table-cell-properties fo:background-color="#FFFFFF" style:vertical-align="top"/>
    </style:style>
    <style:style style:name="Table15.Cell11" style:family="table-cell">
      <style:table-cell-properties fo:background-color="#FFFFFF" style:vertical-align="top"/>
    </style:style>
    <style:style style:name="Table15.Cell12" style:family="table-cell">
      <style:table-cell-properties fo:background-color="#FFFFFF" style:vertical-align="top"/>
    </style:style>
    <style:style style:name="Table15.Cell13" style:family="table-cell">
      <style:table-cell-properties fo:background-color="#FFFFFF" style:vertical-align="top"/>
    </style:style>
    <style:style style:name="Table15.Cell14" style:family="table-cell">
      <style:table-cell-properties fo:background-color="#FFFFFF" style:vertical-align="top"/>
    </style:style>
    <style:style style:name="Table15.Cell15" style:family="table-cell">
      <style:table-cell-properties fo:background-color="#FFFFFF" style:vertical-align="top"/>
    </style:style>
    <style:style style:name="Table15.Cell16" style:family="table-cell">
      <style:table-cell-properties fo:background-color="#FFFFFF" style:vertical-align="top"/>
    </style:style>
    <style:style style:name="Table15.Cell17" style:family="table-cell">
      <style:table-cell-properties fo:background-color="#FFFFFF" style:vertical-align="top"/>
    </style:style>
    <style:style style:name="Table15.Cell18" style:family="table-cell">
      <style:table-cell-properties fo:background-color="#FFFFFF" style:vertical-align="top"/>
    </style:style>
    <style:style style:name="Table15.Cell19" style:family="table-cell">
      <style:table-cell-properties fo:background-color="#FFFFFF" style:vertical-align="top"/>
    </style:style>
    <style:style style:name="Table15.Cell20" style:family="table-cell">
      <style:table-cell-properties fo:background-color="#FFFFFF" style:vertical-align="top"/>
    </style:style>
    <style:style style:name="Table15.Cell21" style:family="table-cell">
      <style:table-cell-properties fo:background-color="#FFFFFF" style:vertical-align="top"/>
    </style:style>
    <style:style style:name="Table15.Cell22" style:family="table-cell">
      <style:table-cell-properties fo:background-color="#FFFFFF" style:vertical-align="top"/>
    </style:style>
    <style:style style:name="Table15.Cell23" style:family="table-cell">
      <style:table-cell-properties fo:background-color="#FFFFFF" style:vertical-align="top"/>
    </style:style>
    <style:style style:name="Table15.Cell24" style:family="table-cell">
      <style:table-cell-properties fo:background-color="#FFFFFF" style:vertical-align="top"/>
    </style:style>
    <style:style style:name="Table15.Cell25" style:family="table-cell">
      <style:table-cell-properties fo:background-color="#FFFFFF" style:vertical-align="top"/>
    </style:style>
    <style:style style:name="Table15.Cell26" style:family="table-cell">
      <style:table-cell-properties fo:background-color="#FFFFFF" style:vertical-align="top"/>
    </style:style>
    <style:style style:name="Table15.Cell27" style:family="table-cell">
      <style:table-cell-properties fo:background-color="#FFFFFF" style:vertical-align="top"/>
    </style:style>
    <style:style style:name="Table15.Cell28" style:family="table-cell">
      <style:table-cell-properties fo:background-color="#FFFFFF" style:vertical-align="top"/>
    </style:style>
    <style:style style:name="Table15.Cell29" style:family="table-cell">
      <style:table-cell-properties fo:background-color="#FFFFFF" style:vertical-align="top"/>
    </style:style>
    <style:style style:name="Table15.Cell30" style:family="table-cell">
      <style:table-cell-properties fo:background-color="#FFFFFF" style:vertical-align="top"/>
    </style:style>
    <style:style style:name="Table15.Cell31" style:family="table-cell">
      <style:table-cell-properties fo:background-color="#FFFFFF" style:vertical-align="top"/>
    </style:style>
    <style:style style:name="Table15.Cell32" style:family="table-cell">
      <style:table-cell-properties fo:background-color="#FFFFFF" style:vertical-align="top"/>
    </style:style>
    <style:style style:name="Table15.Cell33" style:family="table-cell">
      <style:table-cell-properties fo:background-color="#FFFFFF" style:vertical-align="top"/>
    </style:style>
    <style:style style:name="Table15.Cell34" style:family="table-cell">
      <style:table-cell-properties fo:background-color="#FFFFFF" style:vertical-align="top"/>
    </style:style>
    <style:style style:name="Table15.Cell35" style:family="table-cell">
      <style:table-cell-properties fo:background-color="#FFFFFF" style:vertical-align="top"/>
    </style:style>
    <style:style style:name="Table15.Cell36" style:family="table-cell">
      <style:table-cell-properties fo:background-color="#FFFFFF" style:vertical-align="top"/>
    </style:style>
    <style:style style:name="Table16" style:family="table">
      <style:table-properties style:writing-mode="lr-tb" style:width="10.634cm" table:align="center"/>
    </style:style>
    <style:style style:name="Table16.C1" style:family="table-column">
      <style:table-column-properties style:column-width="0.617cm"/>
    </style:style>
    <style:style style:name="Table16.C2" style:family="table-column">
      <style:table-column-properties style:column-width="6.638cm"/>
    </style:style>
    <style:style style:name="Table16.C3" style:family="table-column">
      <style:table-column-properties style:column-width="3.378cm"/>
    </style:style>
    <style:style style:name="Table16.R1" style:family="table-row">
      <style:table-row-properties style:row-height="0.796cm"/>
    </style:style>
    <style:style style:name="Table16.R2" style:family="table-row">
      <style:table-row-properties style:row-height="1.101cm"/>
    </style:style>
    <style:style style:name="Table16.R3" style:family="table-row">
      <style:table-row-properties style:row-height="1.101cm"/>
    </style:style>
    <style:style style:name="Table16.R4" style:family="table-row">
      <style:table-row-properties style:row-height="1.092cm"/>
    </style:style>
    <style:style style:name="Table16.R5" style:family="table-row">
      <style:table-row-properties style:row-height="1.101cm"/>
    </style:style>
    <style:style style:name="Table16.R6" style:family="table-row">
      <style:table-row-properties style:row-height="1.101cm"/>
    </style:style>
    <style:style style:name="Table16.R7" style:family="table-row">
      <style:table-row-properties style:row-height="1.101cm"/>
    </style:style>
    <style:style style:name="Table16.R8" style:family="table-row">
      <style:table-row-properties style:row-height="1.067cm"/>
    </style:style>
    <style:style style:name="Table16.R9" style:family="table-row">
      <style:table-row-properties style:row-height="1.125cm"/>
    </style:style>
    <style:style style:name="Table16.R10" style:family="table-row">
      <style:table-row-properties style:row-height="1.101cm"/>
    </style:style>
    <style:style style:name="Table16.R11" style:family="table-row">
      <style:table-row-properties style:row-height="0.787cm"/>
    </style:style>
    <style:style style:name="Table16.Cell1" style:family="table-cell">
      <style:table-cell-properties fo:background-color="#FFFFFF" style:vertical-align="middle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middle"/>
    </style:style>
    <style:style style:name="Table16.Cell5" style:family="table-cell">
      <style:table-cell-properties fo:background-color="#FFFFFF" style:vertical-align="middle"/>
    </style:style>
    <style:style style:name="Table16.Cell6" style:family="table-cell">
      <style:table-cell-properties fo:background-color="#FFFFFF" style:vertical-align="middle"/>
    </style:style>
    <style:style style:name="Table16.Cell7" style:family="table-cell">
      <style:table-cell-properties fo:background-color="#FFFFFF" style:vertical-align="middle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 style:vertical-align="middle"/>
    </style:style>
    <style:style style:name="Table16.Cell11" style:family="table-cell">
      <style:table-cell-properties fo:background-color="#FFFFFF" style:vertical-align="middle"/>
    </style:style>
    <style:style style:name="Table16.Cell12" style:family="table-cell">
      <style:table-cell-properties fo:background-color="#FFFFFF" style:vertical-align="middle"/>
    </style:style>
    <style:style style:name="Table16.Cell13" style:family="table-cell">
      <style:table-cell-properties fo:background-color="#FFFFFF" style:vertical-align="middle"/>
    </style:style>
    <style:style style:name="Table16.Cell14" style:family="table-cell">
      <style:table-cell-properties fo:background-color="#FFFFFF" style:vertical-align="middle"/>
    </style:style>
    <style:style style:name="Table16.Cell15" style:family="table-cell">
      <style:table-cell-properties fo:background-color="#FFFFFF" style:vertical-align="middle"/>
    </style:style>
    <style:style style:name="Table16.Cell16" style:family="table-cell">
      <style:table-cell-properties fo:background-color="#FFFFFF" style:vertical-align="middle"/>
    </style:style>
    <style:style style:name="Table16.Cell17" style:family="table-cell">
      <style:table-cell-properties fo:background-color="#FFFFFF" style:vertical-align="middle"/>
    </style:style>
    <style:style style:name="Table16.Cell18" style:family="table-cell">
      <style:table-cell-properties fo:background-color="#FFFFFF" style:vertical-align="middle"/>
    </style:style>
    <style:style style:name="Table16.Cell19" style:family="table-cell">
      <style:table-cell-properties fo:background-color="#FFFFFF" style:vertical-align="middle"/>
    </style:style>
    <style:style style:name="Table16.Cell20" style:family="table-cell">
      <style:table-cell-properties fo:background-color="#FFFFFF" style:vertical-align="middle"/>
    </style:style>
    <style:style style:name="Table16.Cell21" style:family="table-cell">
      <style:table-cell-properties fo:background-color="#FFFFFF" style:vertical-align="middle"/>
    </style:style>
    <style:style style:name="Table16.Cell22" style:family="table-cell">
      <style:table-cell-properties fo:background-color="#FFFFFF" style:vertical-align="middle"/>
    </style:style>
    <style:style style:name="Table16.Cell23" style:family="table-cell">
      <style:table-cell-properties fo:background-color="#FFFFFF" style:vertical-align="middle"/>
    </style:style>
    <style:style style:name="Table16.Cell24" style:family="table-cell">
      <style:table-cell-properties fo:background-color="#FFFFFF" style:vertical-align="middle"/>
    </style:style>
    <style:style style:name="Table16.Cell25" style:family="table-cell">
      <style:table-cell-properties fo:background-color="#FFFFFF" style:vertical-align="middle"/>
    </style:style>
    <style:style style:name="Table16.Cell26" style:family="table-cell">
      <style:table-cell-properties fo:background-color="#FFFFFF" style:vertical-align="middle"/>
    </style:style>
    <style:style style:name="Table16.Cell27" style:family="table-cell">
      <style:table-cell-properties fo:background-color="#FFFFFF" style:vertical-align="middle"/>
    </style:style>
    <style:style style:name="Table16.Cell28" style:family="table-cell">
      <style:table-cell-properties fo:background-color="#FFFFFF" style:vertical-align="middle"/>
    </style:style>
    <style:style style:name="Table16.Cell29" style:family="table-cell">
      <style:table-cell-properties fo:background-color="#FFFFFF" style:vertical-align="middle"/>
    </style:style>
    <style:style style:name="Table16.Cell30" style:family="table-cell">
      <style:table-cell-properties fo:background-color="#FFFFFF" style:vertical-align="middle"/>
    </style:style>
    <style:style style:name="Table16.Cell31" style:family="table-cell">
      <style:table-cell-properties fo:background-color="#FFFFFF" style:vertical-align="top"/>
    </style:style>
    <style:style style:name="Table16.Cell32" style:family="table-cell">
      <style:table-cell-properties fo:background-color="#FFFFFF" style:vertical-align="top"/>
    </style:style>
    <style:style style:name="Table16.Cell33" style:family="table-cell">
      <style:table-cell-properties fo:background-color="#FFFFFF"/>
    </style:style>
    <style:style style:name="Table17" style:family="table">
      <style:table-properties style:writing-mode="lr-tb" style:width="10.634cm" table:align="center"/>
    </style:style>
    <style:style style:name="Table17.C1" style:family="table-column">
      <style:table-column-properties style:column-width="0.542cm"/>
    </style:style>
    <style:style style:name="Table17.C2" style:family="table-column">
      <style:table-column-properties style:column-width="6.876cm"/>
    </style:style>
    <style:style style:name="Table17.C3" style:family="table-column">
      <style:table-column-properties style:column-width="3.217cm"/>
    </style:style>
    <style:style style:name="Table17.R1" style:family="table-row">
      <style:table-row-properties style:row-height="0.787cm"/>
    </style:style>
    <style:style style:name="Table17.R2" style:family="table-row">
      <style:table-row-properties style:row-height="1.101cm"/>
    </style:style>
    <style:style style:name="Table17.R3" style:family="table-row">
      <style:table-row-properties style:row-height="0.796cm"/>
    </style:style>
    <style:style style:name="Table17.Cell1" style:family="table-cell">
      <style:table-cell-properties fo:background-color="#FFFFFF" style:vertical-align="middle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middle"/>
    </style:style>
    <style:style style:name="Table17.Cell5" style:family="table-cell">
      <style:table-cell-properties fo:background-color="#FFFFFF" style:vertical-align="middle"/>
    </style:style>
    <style:style style:name="Table17.Cell6" style:family="table-cell">
      <style:table-cell-properties fo:background-color="#FFFFFF" style:vertical-align="middle"/>
    </style:style>
    <style:style style:name="Table17.Cell7" style:family="table-cell">
      <style:table-cell-properties fo:background-color="#FFFFFF"/>
    </style:style>
    <style:style style:name="Table17.Cell8" style:family="table-cell">
      <style:table-cell-properties fo:background-color="#FFFFFF"/>
    </style:style>
    <style:style style:name="Table17.Cell9" style:family="table-cell">
      <style:table-cell-properties fo:background-color="#FFFFFF"/>
    </style:style>
    <style:style style:name="Table18" style:family="table">
      <style:table-properties style:writing-mode="lr-tb" style:width="10.634cm" table:align="center"/>
    </style:style>
    <style:style style:name="Table18.C1" style:family="table-column">
      <style:table-column-properties style:column-width="0.542cm"/>
    </style:style>
    <style:style style:name="Table18.C2" style:family="table-column">
      <style:table-column-properties style:column-width="6.147cm"/>
    </style:style>
    <style:style style:name="Table18.C3" style:family="table-column">
      <style:table-column-properties style:column-width="3.946cm"/>
    </style:style>
    <style:style style:name="Table18.R1" style:family="table-row">
      <style:table-row-properties style:row-height="0.796cm"/>
    </style:style>
    <style:style style:name="Table18.R2" style:family="table-row">
      <style:table-row-properties style:row-height="1.067cm"/>
    </style:style>
    <style:style style:name="Table18.R3" style:family="table-row">
      <style:table-row-properties style:row-height="0.838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middle"/>
    </style:style>
    <style:style style:name="Table18.Cell5" style:family="table-cell">
      <style:table-cell-properties fo:background-color="#FFFFFF" style:vertical-align="middle"/>
    </style:style>
    <style:style style:name="Table18.Cell6" style:family="table-cell">
      <style:table-cell-properties fo:background-color="#FFFFFF" style:vertical-align="middle"/>
    </style:style>
    <style:style style:name="Table18.Cell7" style:family="table-cell">
      <style:table-cell-properties fo:background-color="#FFFFFF"/>
    </style:style>
    <style:style style:name="Table18.Cell8" style:family="table-cell">
      <style:table-cell-properties fo:background-color="#FFFFFF"/>
    </style:style>
    <style:style style:name="Table18.Cell9" style:family="table-cell">
      <style:table-cell-properties fo:background-color="#FFFFFF"/>
    </style:style>
    <style:style style:name="Table19" style:family="table">
      <style:table-properties style:writing-mode="lr-tb" style:width="10.626cm" table:align="center"/>
    </style:style>
    <style:style style:name="Table19.C1" style:family="table-column">
      <style:table-column-properties style:column-width="0.550cm"/>
    </style:style>
    <style:style style:name="Table19.C2" style:family="table-column">
      <style:table-column-properties style:column-width="5.876cm"/>
    </style:style>
    <style:style style:name="Table19.C3" style:family="table-column">
      <style:table-column-properties style:column-width="4.200cm"/>
    </style:style>
    <style:style style:name="Table19.R1" style:family="table-row">
      <style:table-row-properties style:row-height="0.780cm"/>
    </style:style>
    <style:style style:name="Table19.R2" style:family="table-row">
      <style:table-row-properties style:row-height="1.076cm"/>
    </style:style>
    <style:style style:name="Table19.R3" style:family="table-row">
      <style:table-row-properties style:row-height="1.125cm"/>
    </style:style>
    <style:style style:name="Table19.R4" style:family="table-row">
      <style:table-row-properties style:row-height="1.067cm"/>
    </style:style>
    <style:style style:name="Table19.R5" style:family="table-row">
      <style:table-row-properties style:row-height="0.813cm"/>
    </style:style>
    <style:style style:name="Table19.Cell1" style:family="table-cell">
      <style:table-cell-properties fo:background-color="#FFFFFF" style:vertical-align="middle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middle"/>
    </style:style>
    <style:style style:name="Table19.Cell4" style:family="table-cell">
      <style:table-cell-properties fo:background-color="#FFFFFF" style:vertical-align="middle"/>
    </style:style>
    <style:style style:name="Table19.Cell5" style:family="table-cell">
      <style:table-cell-properties fo:background-color="#FFFFFF" style:vertical-align="middle"/>
    </style:style>
    <style:style style:name="Table19.Cell6" style:family="table-cell">
      <style:table-cell-properties fo:background-color="#FFFFFF" style:vertical-align="middle"/>
    </style:style>
    <style:style style:name="Table19.Cell7" style:family="table-cell">
      <style:table-cell-properties fo:background-color="#FFFFFF" style:vertical-align="middle"/>
    </style:style>
    <style:style style:name="Table19.Cell8" style:family="table-cell">
      <style:table-cell-properties fo:background-color="#FFFFFF" style:vertical-align="middle"/>
    </style:style>
    <style:style style:name="Table19.Cell9" style:family="table-cell">
      <style:table-cell-properties fo:background-color="#FFFFFF" style:vertical-align="middle"/>
    </style:style>
    <style:style style:name="Table19.Cell10" style:family="table-cell">
      <style:table-cell-properties fo:background-color="#FFFFFF" style:vertical-align="middle"/>
    </style:style>
    <style:style style:name="Table19.Cell11" style:family="table-cell">
      <style:table-cell-properties fo:background-color="#FFFFFF" style:vertical-align="middle"/>
    </style:style>
    <style:style style:name="Table19.Cell12" style:family="table-cell">
      <style:table-cell-properties fo:background-color="#FFFFFF" style:vertical-align="middle"/>
    </style:style>
    <style:style style:name="Table19.Cell13" style:family="table-cell">
      <style:table-cell-properties fo:background-color="#FFFFFF"/>
    </style:style>
    <style:style style:name="Table19.Cell14" style:family="table-cell">
      <style:table-cell-properties fo:background-color="#FFFFFF"/>
    </style:style>
    <style:style style:name="Table19.Cell15" style:family="table-cell">
      <style:table-cell-properties fo:background-color="#FFFFFF"/>
    </style:style>
    <style:style style:name="Table20" style:family="table">
      <style:table-properties style:writing-mode="lr-tb" style:width="10.626cm" table:align="center"/>
    </style:style>
    <style:style style:name="Table20.C1" style:family="table-column">
      <style:table-column-properties style:column-width="0.533cm"/>
    </style:style>
    <style:style style:name="Table20.C2" style:family="table-column">
      <style:table-column-properties style:column-width="6.156cm"/>
    </style:style>
    <style:style style:name="Table20.C3" style:family="table-column">
      <style:table-column-properties style:column-width="3.937cm"/>
    </style:style>
    <style:style style:name="Table20.R1" style:family="table-row">
      <style:table-row-properties style:row-height="0.780cm"/>
    </style:style>
    <style:style style:name="Table20.R2" style:family="table-row">
      <style:table-row-properties style:row-height="1.109cm"/>
    </style:style>
    <style:style style:name="Table20.R3" style:family="table-row">
      <style:table-row-properties style:row-height="1.092cm"/>
    </style:style>
    <style:style style:name="Table20.R4" style:family="table-row">
      <style:table-row-properties style:row-height="1.076cm"/>
    </style:style>
    <style:style style:name="Table20.R5" style:family="table-row">
      <style:table-row-properties style:row-height="0.838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middle"/>
    </style:style>
    <style:style style:name="Table20.Cell5" style:family="table-cell">
      <style:table-cell-properties fo:background-color="#FFFFFF" style:vertical-align="middle"/>
    </style:style>
    <style:style style:name="Table20.Cell6" style:family="table-cell">
      <style:table-cell-properties fo:background-color="#FFFFFF" style:vertical-align="middle"/>
    </style:style>
    <style:style style:name="Table20.Cell7" style:family="table-cell">
      <style:table-cell-properties fo:background-color="#FFFFFF" style:vertical-align="middle"/>
    </style:style>
    <style:style style:name="Table20.Cell8" style:family="table-cell">
      <style:table-cell-properties fo:background-color="#FFFFFF" style:vertical-align="middle"/>
    </style:style>
    <style:style style:name="Table20.Cell9" style:family="table-cell">
      <style:table-cell-properties fo:background-color="#FFFFFF" style:vertical-align="middle"/>
    </style:style>
    <style:style style:name="Table20.Cell10" style:family="table-cell">
      <style:table-cell-properties fo:background-color="#FFFFFF" style:vertical-align="middle"/>
    </style:style>
    <style:style style:name="Table20.Cell11" style:family="table-cell">
      <style:table-cell-properties fo:background-color="#FFFFFF" style:vertical-align="middle"/>
    </style:style>
    <style:style style:name="Table20.Cell12" style:family="table-cell">
      <style:table-cell-properties fo:background-color="#FFFFFF" style:vertical-align="middle"/>
    </style:style>
    <style:style style:name="Table20.Cell13" style:family="table-cell">
      <style:table-cell-properties fo:background-color="#FFFFFF"/>
    </style:style>
    <style:style style:name="Table20.Cell14" style:family="table-cell">
      <style:table-cell-properties fo:background-color="#FFFFFF"/>
    </style:style>
    <style:style style:name="Table20.Cell15" style:family="table-cell">
      <style:table-cell-properties fo:background-color="#FFFFFF"/>
    </style:style>
    <style:style style:name="Table21" style:family="table">
      <style:table-properties style:writing-mode="lr-tb" style:width="16.265cm" table:align="center"/>
    </style:style>
    <style:style style:name="Table21.C1" style:family="table-column">
      <style:table-column-properties style:column-width="4.851cm"/>
    </style:style>
    <style:style style:name="Table21.C2" style:family="table-column">
      <style:table-column-properties style:column-width="6.579cm"/>
    </style:style>
    <style:style style:name="Table21.C3" style:family="table-column">
      <style:table-column-properties style:column-width="4.835cm"/>
    </style:style>
    <style:style style:name="Table21.R1" style:family="table-row">
      <style:table-row-properties style:row-height="0.610cm"/>
    </style:style>
    <style:style style:name="Table21.R2" style:family="table-row">
      <style:table-row-properties style:row-height="0.744cm"/>
    </style:style>
    <style:style style:name="Table21.R3" style:family="table-row">
      <style:table-row-properties style:row-height="0.753cm"/>
    </style:style>
    <style:style style:name="Table21.R4" style:family="table-row">
      <style:table-row-properties style:row-height="0.923cm"/>
    </style:style>
    <style:style style:name="Table21.R5" style:family="table-row">
      <style:table-row-properties style:row-height="1.058cm"/>
    </style:style>
    <style:style style:name="Table21.R6" style:family="table-row">
      <style:table-row-properties style:row-height="1.092cm"/>
    </style:style>
    <style:style style:name="Table21.R7" style:family="table-row">
      <style:table-row-properties style:row-height="1.143cm"/>
    </style:style>
    <style:style style:name="Table21.R8" style:family="table-row">
      <style:table-row-properties style:row-height="1.092cm"/>
    </style:style>
    <style:style style:name="Table21.R9" style:family="table-row">
      <style:table-row-properties style:row-height="1.109cm"/>
    </style:style>
    <style:style style:name="Table21.R10" style:family="table-row">
      <style:table-row-properties style:row-height="1.092cm"/>
    </style:style>
    <style:style style:name="Table21.R11" style:family="table-row">
      <style:table-row-properties style:row-height="1.076cm"/>
    </style:style>
    <style:style style:name="Table21.R12" style:family="table-row">
      <style:table-row-properties style:row-height="0.813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top"/>
    </style:style>
    <style:style style:name="Table21.Cell5" style:family="table-cell">
      <style:table-cell-properties fo:background-color="#FFFFFF" style:vertical-align="top"/>
    </style:style>
    <style:style style:name="Table21.Cell6" style:family="table-cell">
      <style:table-cell-properties fo:background-color="#FFFFFF" style:vertical-align="top"/>
    </style:style>
    <style:style style:name="Table21.Cell7" style:family="table-cell">
      <style:table-cell-properties fo:background-color="#FFFFFF"/>
    </style:style>
    <style:style style:name="Table21.Cell8" style:family="table-cell">
      <style:table-cell-properties fo:background-color="#FFFFFF" style:vertical-align="top"/>
    </style:style>
    <style:style style:name="Table21.Cell9" style:family="table-cell">
      <style:table-cell-properties fo:background-color="#FFFFFF" style:vertical-align="top"/>
    </style:style>
    <style:style style:name="Table21.Cell10" style:family="table-cell">
      <style:table-cell-properties fo:background-color="#FFFFFF" style:vertical-align="top"/>
    </style:style>
    <style:style style:name="Table21.Cell11" style:family="table-cell">
      <style:table-cell-properties fo:background-color="#FFFFFF" style:vertical-align="top"/>
    </style:style>
    <style:style style:name="Table21.Cell12" style:family="table-cell">
      <style:table-cell-properties fo:background-color="#FFFFFF" style:vertical-align="top"/>
    </style:style>
    <style:style style:name="Table21.Cell13" style:family="table-cell">
      <style:table-cell-properties fo:background-color="#FFFFFF" style:vertical-align="top"/>
    </style:style>
    <style:style style:name="Table21.Cell14" style:family="table-cell">
      <style:table-cell-properties fo:background-color="#FFFFFF" style:vertical-align="middle"/>
    </style:style>
    <style:style style:name="Table21.Cell15" style:family="table-cell">
      <style:table-cell-properties fo:background-color="#FFFFFF" style:vertical-align="middle"/>
    </style:style>
    <style:style style:name="Table21.Cell16" style:family="table-cell">
      <style:table-cell-properties fo:background-color="#FFFFFF" style:vertical-align="top"/>
    </style:style>
    <style:style style:name="Table21.Cell17" style:family="table-cell">
      <style:table-cell-properties fo:background-color="#FFFFFF" style:vertical-align="middle"/>
    </style:style>
    <style:style style:name="Table21.Cell18" style:family="table-cell">
      <style:table-cell-properties fo:background-color="#FFFFFF" style:vertical-align="middle"/>
    </style:style>
    <style:style style:name="Table21.Cell19" style:family="table-cell">
      <style:table-cell-properties fo:background-color="#FFFFFF" style:vertical-align="top"/>
    </style:style>
    <style:style style:name="Table21.Cell20" style:family="table-cell">
      <style:table-cell-properties fo:background-color="#FFFFFF" style:vertical-align="middle"/>
    </style:style>
    <style:style style:name="Table21.Cell21" style:family="table-cell">
      <style:table-cell-properties fo:background-color="#FFFFFF" style:vertical-align="middle"/>
    </style:style>
    <style:style style:name="Table21.Cell22" style:family="table-cell">
      <style:table-cell-properties fo:background-color="#FFFFFF" style:vertical-align="top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middle"/>
    </style:style>
    <style:style style:name="Table21.Cell25" style:family="table-cell">
      <style:table-cell-properties fo:background-color="#FFFFFF" style:vertical-align="top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 style:vertical-align="top"/>
    </style:style>
    <style:style style:name="Table21.Cell29" style:family="table-cell">
      <style:table-cell-properties fo:background-color="#FFFFFF" style:vertical-align="middle"/>
    </style:style>
    <style:style style:name="Table21.Cell30" style:family="table-cell">
      <style:table-cell-properties fo:background-color="#FFFFFF" style:vertical-align="middle"/>
    </style:style>
    <style:style style:name="Table21.Cell31" style:family="table-cell">
      <style:table-cell-properties fo:background-color="#FFFFFF" style:vertical-align="top"/>
    </style:style>
    <style:style style:name="Table21.Cell32" style:family="table-cell">
      <style:table-cell-properties fo:background-color="#FFFFFF" style:vertical-align="middle"/>
    </style:style>
    <style:style style:name="Table21.Cell33" style:family="table-cell">
      <style:table-cell-properties fo:background-color="#FFFFFF" style:vertical-align="middle"/>
    </style:style>
    <style:style style:name="Table21.Cell34" style:family="table-cell">
      <style:table-cell-properties fo:background-color="#FFFFFF" style:vertical-align="top"/>
    </style:style>
    <style:style style:name="Table21.Cell35" style:family="table-cell">
      <style:table-cell-properties fo:background-color="#FFFFFF" style:vertical-align="top"/>
    </style:style>
    <style:style style:name="Table21.Cell36" style:family="table-cell">
      <style:table-cell-properties fo:background-color="#FFFFFF"/>
    </style:style>
    <style:style style:name="Table22" style:family="table">
      <style:table-properties style:writing-mode="lr-tb" style:width="10.634cm" table:align="center"/>
    </style:style>
    <style:style style:name="Table22.C1" style:family="table-column">
      <style:table-column-properties style:column-width="0.653cm"/>
    </style:style>
    <style:style style:name="Table22.C2" style:family="table-column">
      <style:table-column-properties style:column-width="5.274cm"/>
    </style:style>
    <style:style style:name="Table22.C3" style:family="table-column">
      <style:table-column-properties style:column-width="4.708cm"/>
    </style:style>
    <style:style style:name="Table22.R1" style:family="table-row">
      <style:table-row-properties style:row-height="0.617cm"/>
    </style:style>
    <style:style style:name="Table22.R2" style:family="table-row">
      <style:table-row-properties style:row-height="1.109cm"/>
    </style:style>
    <style:style style:name="Table22.R3" style:family="table-row">
      <style:table-row-properties style:row-height="1.304cm"/>
    </style:style>
    <style:style style:name="Table22.R4" style:family="table-row">
      <style:table-row-properties style:row-height="1.083cm"/>
    </style:style>
    <style:style style:name="Table22.R5" style:family="table-row">
      <style:table-row-properties style:row-height="1.109cm"/>
    </style:style>
    <style:style style:name="Table22.R6" style:family="table-row">
      <style:table-row-properties style:row-height="1.067cm"/>
    </style:style>
    <style:style style:name="Table22.R7" style:family="table-row">
      <style:table-row-properties style:row-height="1.101cm"/>
    </style:style>
    <style:style style:name="Table22.R8" style:family="table-row">
      <style:table-row-properties style:row-height="1.134cm"/>
    </style:style>
    <style:style style:name="Table22.R9" style:family="table-row">
      <style:table-row-properties style:row-height="1.101cm"/>
    </style:style>
    <style:style style:name="Table22.R10" style:family="table-row">
      <style:table-row-properties style:row-height="1.101cm"/>
    </style:style>
    <style:style style:name="Table22.R11" style:family="table-row">
      <style:table-row-properties style:row-height="1.101cm"/>
    </style:style>
    <style:style style:name="Table22.R12" style:family="table-row">
      <style:table-row-properties style:row-height="1.101cm"/>
    </style:style>
    <style:style style:name="Table22.R13" style:family="table-row">
      <style:table-row-properties style:row-height="1.067cm"/>
    </style:style>
    <style:style style:name="Table22.R14" style:family="table-row">
      <style:table-row-properties style:row-height="1.134cm"/>
    </style:style>
    <style:style style:name="Table22.R15" style:family="table-row">
      <style:table-row-properties style:row-height="1.058cm"/>
    </style:style>
    <style:style style:name="Table22.R16" style:family="table-row">
      <style:table-row-properties style:row-height="1.101cm"/>
    </style:style>
    <style:style style:name="Table22.R17" style:family="table-row">
      <style:table-row-properties style:row-height="1.134cm"/>
    </style:style>
    <style:style style:name="Table22.R18" style:family="table-row">
      <style:table-row-properties style:row-height="1.109cm"/>
    </style:style>
    <style:style style:name="Table22.R19" style:family="table-row">
      <style:table-row-properties style:row-height="1.067cm"/>
    </style:style>
    <style:style style:name="Table22.R20" style:family="table-row">
      <style:table-row-properties style:row-height="0.796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 style:vertical-align="top"/>
    </style:style>
    <style:style style:name="Table22.Cell6" style:family="table-cell">
      <style:table-cell-properties fo:background-color="#FFFFFF" style:vertical-align="top"/>
    </style:style>
    <style:style style:name="Table22.Cell7" style:family="table-cell">
      <style:table-cell-properties fo:background-color="#FFFFFF" style:vertical-align="top"/>
    </style:style>
    <style:style style:name="Table22.Cell8" style:family="table-cell">
      <style:table-cell-properties fo:background-color="#FFFFFF" style:vertical-align="middle"/>
    </style:style>
    <style:style style:name="Table22.Cell9" style:family="table-cell">
      <style:table-cell-properties fo:background-color="#FFFFFF" style:vertical-align="middle"/>
    </style:style>
    <style:style style:name="Table22.Cell10" style:family="table-cell">
      <style:table-cell-properties fo:background-color="#FFFFFF" style:vertical-align="middle"/>
    </style:style>
    <style:style style:name="Table22.Cell11" style:family="table-cell">
      <style:table-cell-properties fo:background-color="#FFFFFF" style:vertical-align="middle"/>
    </style:style>
    <style:style style:name="Table22.Cell12" style:family="table-cell">
      <style:table-cell-properties fo:background-color="#FFFFFF" style:vertical-align="middle"/>
    </style:style>
    <style:style style:name="Table22.Cell13" style:family="table-cell">
      <style:table-cell-properties fo:background-color="#FFFFFF" style:vertical-align="middle"/>
    </style:style>
    <style:style style:name="Table22.Cell14" style:family="table-cell">
      <style:table-cell-properties fo:background-color="#FFFFFF" style:vertical-align="middle"/>
    </style:style>
    <style:style style:name="Table22.Cell15" style:family="table-cell">
      <style:table-cell-properties fo:background-color="#FFFFFF" style:vertical-align="middle"/>
    </style:style>
    <style:style style:name="Table22.Cell16" style:family="table-cell">
      <style:table-cell-properties fo:background-color="#FFFFFF" style:vertical-align="middle"/>
    </style:style>
    <style:style style:name="Table22.Cell17" style:family="table-cell">
      <style:table-cell-properties fo:background-color="#FFFFFF" style:vertical-align="middle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middle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middle"/>
    </style:style>
    <style:style style:name="Table22.Cell22" style:family="table-cell">
      <style:table-cell-properties fo:background-color="#FFFFFF" style:vertical-align="middle"/>
    </style:style>
    <style:style style:name="Table22.Cell23" style:family="table-cell">
      <style:table-cell-properties fo:background-color="#FFFFFF" style:vertical-align="middle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middle"/>
    </style:style>
    <style:style style:name="Table22.Cell26" style:family="table-cell">
      <style:table-cell-properties fo:background-color="#FFFFFF" style:vertical-align="middle"/>
    </style:style>
    <style:style style:name="Table22.Cell27" style:family="table-cell">
      <style:table-cell-properties fo:background-color="#FFFFFF" style:vertical-align="middle"/>
    </style:style>
    <style:style style:name="Table22.Cell28" style:family="table-cell">
      <style:table-cell-properties fo:background-color="#FFFFFF" style:vertical-align="middle"/>
    </style:style>
    <style:style style:name="Table22.Cell29" style:family="table-cell">
      <style:table-cell-properties fo:background-color="#FFFFFF" style:vertical-align="middle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middle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middle"/>
    </style:style>
    <style:style style:name="Table22.Cell34" style:family="table-cell">
      <style:table-cell-properties fo:background-color="#FFFFFF" style:vertical-align="middle"/>
    </style:style>
    <style:style style:name="Table22.Cell35" style:family="table-cell">
      <style:table-cell-properties fo:background-color="#FFFFFF" style:vertical-align="middle"/>
    </style:style>
    <style:style style:name="Table22.Cell36" style:family="table-cell">
      <style:table-cell-properties fo:background-color="#FFFFFF" style:vertical-align="middle"/>
    </style:style>
    <style:style style:name="Table22.Cell37" style:family="table-cell">
      <style:table-cell-properties fo:background-color="#FFFFFF" style:vertical-align="middle"/>
    </style:style>
    <style:style style:name="Table22.Cell38" style:family="table-cell">
      <style:table-cell-properties fo:background-color="#FFFFFF" style:vertical-align="middle"/>
    </style:style>
    <style:style style:name="Table22.Cell39" style:family="table-cell">
      <style:table-cell-properties fo:background-color="#FFFFFF" style:vertical-align="middle"/>
    </style:style>
    <style:style style:name="Table22.Cell40" style:family="table-cell">
      <style:table-cell-properties fo:background-color="#FFFFFF" style:vertical-align="middle"/>
    </style:style>
    <style:style style:name="Table22.Cell41" style:family="table-cell">
      <style:table-cell-properties fo:background-color="#FFFFFF" style:vertical-align="middle"/>
    </style:style>
    <style:style style:name="Table22.Cell42" style:family="table-cell">
      <style:table-cell-properties fo:background-color="#FFFFFF" style:vertical-align="middle"/>
    </style:style>
    <style:style style:name="Table22.Cell43" style:family="table-cell">
      <style:table-cell-properties fo:background-color="#FFFFFF" style:vertical-align="middle"/>
    </style:style>
    <style:style style:name="Table22.Cell44" style:family="table-cell">
      <style:table-cell-properties fo:background-color="#FFFFFF" style:vertical-align="middle"/>
    </style:style>
    <style:style style:name="Table22.Cell45" style:family="table-cell">
      <style:table-cell-properties fo:background-color="#FFFFFF" style:vertical-align="middle"/>
    </style:style>
    <style:style style:name="Table22.Cell46" style:family="table-cell">
      <style:table-cell-properties fo:background-color="#FFFFFF" style:vertical-align="middle"/>
    </style:style>
    <style:style style:name="Table22.Cell47" style:family="table-cell">
      <style:table-cell-properties fo:background-color="#FFFFFF" style:vertical-align="middle"/>
    </style:style>
    <style:style style:name="Table22.Cell48" style:family="table-cell">
      <style:table-cell-properties fo:background-color="#FFFFFF" style:vertical-align="middle"/>
    </style:style>
    <style:style style:name="Table22.Cell49" style:family="table-cell">
      <style:table-cell-properties fo:background-color="#FFFFFF" style:vertical-align="middle"/>
    </style:style>
    <style:style style:name="Table22.Cell50" style:family="table-cell">
      <style:table-cell-properties fo:background-color="#FFFFFF" style:vertical-align="middle"/>
    </style:style>
    <style:style style:name="Table22.Cell51" style:family="table-cell">
      <style:table-cell-properties fo:background-color="#FFFFFF" style:vertical-align="middle"/>
    </style:style>
    <style:style style:name="Table22.Cell52" style:family="table-cell">
      <style:table-cell-properties fo:background-color="#FFFFFF" style:vertical-align="middle"/>
    </style:style>
    <style:style style:name="Table22.Cell53" style:family="table-cell">
      <style:table-cell-properties fo:background-color="#FFFFFF" style:vertical-align="middle"/>
    </style:style>
    <style:style style:name="Table22.Cell54" style:family="table-cell">
      <style:table-cell-properties fo:background-color="#FFFFFF" style:vertical-align="middle"/>
    </style:style>
    <style:style style:name="Table22.Cell55" style:family="table-cell">
      <style:table-cell-properties fo:background-color="#FFFFFF" style:vertical-align="middle"/>
    </style:style>
    <style:style style:name="Table22.Cell56" style:family="table-cell">
      <style:table-cell-properties fo:background-color="#FFFFFF" style:vertical-align="middle"/>
    </style:style>
    <style:style style:name="Table22.Cell57" style:family="table-cell">
      <style:table-cell-properties fo:background-color="#FFFFFF" style:vertical-align="middle"/>
    </style:style>
    <style:style style:name="Table22.Cell58" style:family="table-cell">
      <style:table-cell-properties fo:background-color="#FFFFFF"/>
    </style:style>
    <style:style style:name="Table22.Cell59" style:family="table-cell">
      <style:table-cell-properties fo:background-color="#FFFFFF"/>
    </style:style>
    <style:style style:name="Table22.Cell60" style:family="table-cell">
      <style:table-cell-properties fo:background-color="#FFFFFF"/>
    </style:style>
    <style:style style:name="Table23" style:family="table">
      <style:table-properties style:writing-mode="lr-tb" style:width="16.713cm" table:align="center"/>
    </style:style>
    <style:style style:name="Table23.C1" style:family="table-column">
      <style:table-column-properties style:column-width="4.547cm"/>
    </style:style>
    <style:style style:name="Table23.C2" style:family="table-column">
      <style:table-column-properties style:column-width="8.110cm"/>
    </style:style>
    <style:style style:name="Table23.C3" style:family="table-column">
      <style:table-column-properties style:column-width="4.055cm"/>
    </style:style>
    <style:style style:name="Table23.R1" style:family="table-row">
      <style:table-row-properties style:row-height="0.610cm"/>
    </style:style>
    <style:style style:name="Table23.R2" style:family="table-row">
      <style:table-row-properties style:row-height="0.744cm"/>
    </style:style>
    <style:style style:name="Table23.R3" style:family="table-row">
      <style:table-row-properties style:row-height="0.753cm"/>
    </style:style>
    <style:style style:name="Table23.R4" style:family="table-row">
      <style:table-row-properties style:row-height="0.914cm"/>
    </style:style>
    <style:style style:name="Table23.R5" style:family="table-row">
      <style:table-row-properties style:row-height="1.076cm"/>
    </style:style>
    <style:style style:name="Table23.R6" style:family="table-row">
      <style:table-row-properties style:row-height="1.125cm"/>
    </style:style>
    <style:style style:name="Table23.R7" style:family="table-row">
      <style:table-row-properties style:row-height="1.058cm"/>
    </style:style>
    <style:style style:name="Table23.R8" style:family="table-row">
      <style:table-row-properties style:row-height="1.143cm"/>
    </style:style>
    <style:style style:name="Table23.R9" style:family="table-row">
      <style:table-row-properties style:row-height="1.092cm"/>
    </style:style>
    <style:style style:name="Table23.R10" style:family="table-row">
      <style:table-row-properties style:row-height="1.109cm"/>
    </style:style>
    <style:style style:name="Table23.R11" style:family="table-row">
      <style:table-row-properties style:row-height="1.058cm"/>
    </style:style>
    <style:style style:name="Table23.R12" style:family="table-row">
      <style:table-row-properties style:row-height="1.143cm"/>
    </style:style>
    <style:style style:name="Table23.R13" style:family="table-row">
      <style:table-row-properties style:row-height="1.109cm"/>
    </style:style>
    <style:style style:name="Table23.R14" style:family="table-row">
      <style:table-row-properties style:row-height="1.101cm"/>
    </style:style>
    <style:style style:name="Table23.R15" style:family="table-row">
      <style:table-row-properties style:row-height="1.092cm"/>
    </style:style>
    <style:style style:name="Table23.R16" style:family="table-row">
      <style:table-row-properties style:row-height="1.101cm"/>
    </style:style>
    <style:style style:name="Table23.R17" style:family="table-row">
      <style:table-row-properties style:row-height="1.101cm"/>
    </style:style>
    <style:style style:name="Table23.R18" style:family="table-row">
      <style:table-row-properties style:row-height="1.101cm"/>
    </style:style>
    <style:style style:name="Table23.R19" style:family="table-row">
      <style:table-row-properties style:row-height="1.617cm"/>
    </style:style>
    <style:style style:name="Table23.R20" style:family="table-row">
      <style:table-row-properties style:row-height="2.531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 style:vertical-align="top"/>
    </style:style>
    <style:style style:name="Table23.Cell5" style:family="table-cell">
      <style:table-cell-properties fo:background-color="#FFFFFF" style:vertical-align="top"/>
    </style:style>
    <style:style style:name="Table23.Cell6" style:family="table-cell">
      <style:table-cell-properties fo:background-color="#FFFFFF" style:vertical-align="top"/>
    </style:style>
    <style:style style:name="Table23.Cell7" style:family="table-cell">
      <style:table-cell-properties fo:background-color="#FFFFFF"/>
    </style:style>
    <style:style style:name="Table23.Cell8" style:family="table-cell">
      <style:table-cell-properties fo:background-color="#FFFFFF" style:vertical-align="top"/>
    </style:style>
    <style:style style:name="Table23.Cell9" style:family="table-cell">
      <style:table-cell-properties fo:background-color="#FFFFFF" style:vertical-align="top"/>
    </style:style>
    <style:style style:name="Table23.Cell10" style:family="table-cell">
      <style:table-cell-properties fo:background-color="#FFFFFF" style:vertical-align="top"/>
    </style:style>
    <style:style style:name="Table23.Cell11" style:family="table-cell">
      <style:table-cell-properties fo:background-color="#FFFFFF" style:vertical-align="top"/>
    </style:style>
    <style:style style:name="Table23.Cell12" style:family="table-cell">
      <style:table-cell-properties fo:background-color="#FFFFFF" style:vertical-align="top"/>
    </style:style>
    <style:style style:name="Table23.Cell13" style:family="table-cell">
      <style:table-cell-properties fo:background-color="#FFFFFF" style:vertical-align="middle"/>
    </style:style>
    <style:style style:name="Table23.Cell14" style:family="table-cell">
      <style:table-cell-properties fo:background-color="#FFFFFF" style:vertical-align="middle"/>
    </style:style>
    <style:style style:name="Table23.Cell15" style:family="table-cell">
      <style:table-cell-properties fo:background-color="#FFFFFF" style:vertical-align="middle"/>
    </style:style>
    <style:style style:name="Table23.Cell16" style:family="table-cell">
      <style:table-cell-properties fo:background-color="#FFFFFF" style:vertical-align="top"/>
    </style:style>
    <style:style style:name="Table23.Cell17" style:family="table-cell">
      <style:table-cell-properties fo:background-color="#FFFFFF" style:vertical-align="middle"/>
    </style:style>
    <style:style style:name="Table23.Cell18" style:family="table-cell">
      <style:table-cell-properties fo:background-color="#FFFFFF" style:vertical-align="middle"/>
    </style:style>
    <style:style style:name="Table23.Cell19" style:family="table-cell">
      <style:table-cell-properties fo:background-color="#FFFFFF" style:vertical-align="top"/>
    </style:style>
    <style:style style:name="Table23.Cell20" style:family="table-cell">
      <style:table-cell-properties fo:background-color="#FFFFFF" style:vertical-align="middle"/>
    </style:style>
    <style:style style:name="Table23.Cell21" style:family="table-cell">
      <style:table-cell-properties fo:background-color="#FFFFFF" style:vertical-align="middle"/>
    </style:style>
    <style:style style:name="Table23.Cell22" style:family="table-cell">
      <style:table-cell-properties fo:background-color="#FFFFFF" style:vertical-align="top"/>
    </style:style>
    <style:style style:name="Table23.Cell23" style:family="table-cell">
      <style:table-cell-properties fo:background-color="#FFFFFF" style:vertical-align="middle"/>
    </style:style>
    <style:style style:name="Table23.Cell24" style:family="table-cell">
      <style:table-cell-properties fo:background-color="#FFFFFF" style:vertical-align="middle"/>
    </style:style>
    <style:style style:name="Table23.Cell25" style:family="table-cell">
      <style:table-cell-properties fo:background-color="#FFFFFF" style:vertical-align="top"/>
    </style:style>
    <style:style style:name="Table23.Cell26" style:family="table-cell">
      <style:table-cell-properties fo:background-color="#FFFFFF" style:vertical-align="middle"/>
    </style:style>
    <style:style style:name="Table23.Cell27" style:family="table-cell">
      <style:table-cell-properties fo:background-color="#FFFFFF" style:vertical-align="middle"/>
    </style:style>
    <style:style style:name="Table23.Cell28" style:family="table-cell">
      <style:table-cell-properties fo:background-color="#FFFFFF" style:vertical-align="top"/>
    </style:style>
    <style:style style:name="Table23.Cell29" style:family="table-cell">
      <style:table-cell-properties fo:background-color="#FFFFFF" style:vertical-align="middle"/>
    </style:style>
    <style:style style:name="Table23.Cell30" style:family="table-cell">
      <style:table-cell-properties fo:background-color="#FFFFFF" style:vertical-align="middle"/>
    </style:style>
    <style:style style:name="Table23.Cell31" style:family="table-cell">
      <style:table-cell-properties fo:background-color="#FFFFFF" style:vertical-align="top"/>
    </style:style>
    <style:style style:name="Table23.Cell32" style:family="table-cell">
      <style:table-cell-properties fo:background-color="#FFFFFF" style:vertical-align="middle"/>
    </style:style>
    <style:style style:name="Table23.Cell33" style:family="table-cell">
      <style:table-cell-properties fo:background-color="#FFFFFF" style:vertical-align="middle"/>
    </style:style>
    <style:style style:name="Table23.Cell34" style:family="table-cell">
      <style:table-cell-properties fo:background-color="#FFFFFF" style:vertical-align="top"/>
    </style:style>
    <style:style style:name="Table23.Cell35" style:family="table-cell">
      <style:table-cell-properties fo:background-color="#FFFFFF" style:vertical-align="middle"/>
    </style:style>
    <style:style style:name="Table23.Cell36" style:family="table-cell">
      <style:table-cell-properties fo:background-color="#FFFFFF" style:vertical-align="middle"/>
    </style:style>
    <style:style style:name="Table23.Cell37" style:family="table-cell">
      <style:table-cell-properties fo:background-color="#FFFFFF" style:vertical-align="top"/>
    </style:style>
    <style:style style:name="Table23.Cell38" style:family="table-cell">
      <style:table-cell-properties fo:background-color="#FFFFFF" style:vertical-align="middle"/>
    </style:style>
    <style:style style:name="Table23.Cell39" style:family="table-cell">
      <style:table-cell-properties fo:background-color="#FFFFFF" style:vertical-align="middle"/>
    </style:style>
    <style:style style:name="Table23.Cell40" style:family="table-cell">
      <style:table-cell-properties fo:background-color="#FFFFFF" style:vertical-align="top"/>
    </style:style>
    <style:style style:name="Table23.Cell41" style:family="table-cell">
      <style:table-cell-properties fo:background-color="#FFFFFF" style:vertical-align="middle"/>
    </style:style>
    <style:style style:name="Table23.Cell42" style:family="table-cell">
      <style:table-cell-properties fo:background-color="#FFFFFF" style:vertical-align="middle"/>
    </style:style>
    <style:style style:name="Table23.Cell43" style:family="table-cell">
      <style:table-cell-properties fo:background-color="#FFFFFF" style:vertical-align="top"/>
    </style:style>
    <style:style style:name="Table23.Cell44" style:family="table-cell">
      <style:table-cell-properties fo:background-color="#FFFFFF" style:vertical-align="middle"/>
    </style:style>
    <style:style style:name="Table23.Cell45" style:family="table-cell">
      <style:table-cell-properties fo:background-color="#FFFFFF" style:vertical-align="middle"/>
    </style:style>
    <style:style style:name="Table23.Cell46" style:family="table-cell">
      <style:table-cell-properties fo:background-color="#FFFFFF" style:vertical-align="top"/>
    </style:style>
    <style:style style:name="Table23.Cell47" style:family="table-cell">
      <style:table-cell-properties fo:background-color="#FFFFFF" style:vertical-align="middle"/>
    </style:style>
    <style:style style:name="Table23.Cell48" style:family="table-cell">
      <style:table-cell-properties fo:background-color="#FFFFFF" style:vertical-align="middle"/>
    </style:style>
    <style:style style:name="Table23.Cell49" style:family="table-cell">
      <style:table-cell-properties fo:background-color="#FFFFFF" style:vertical-align="top"/>
    </style:style>
    <style:style style:name="Table23.Cell50" style:family="table-cell">
      <style:table-cell-properties fo:background-color="#FFFFFF" style:vertical-align="middle"/>
    </style:style>
    <style:style style:name="Table23.Cell51" style:family="table-cell">
      <style:table-cell-properties fo:background-color="#FFFFFF" style:vertical-align="middle"/>
    </style:style>
    <style:style style:name="Table23.Cell52" style:family="table-cell">
      <style:table-cell-properties fo:background-color="#FFFFFF" style:vertical-align="top"/>
    </style:style>
    <style:style style:name="Table23.Cell53" style:family="table-cell">
      <style:table-cell-properties fo:background-color="#FFFFFF" style:vertical-align="middle"/>
    </style:style>
    <style:style style:name="Table23.Cell54" style:family="table-cell">
      <style:table-cell-properties fo:background-color="#FFFFFF" style:vertical-align="middle"/>
    </style:style>
    <style:style style:name="Table23.Cell55" style:family="table-cell">
      <style:table-cell-properties fo:background-color="#FFFFFF" style:vertical-align="top"/>
    </style:style>
    <style:style style:name="Table23.Cell56" style:family="table-cell">
      <style:table-cell-properties fo:background-color="#FFFFFF" style:vertical-align="top"/>
    </style:style>
    <style:style style:name="Table23.Cell57" style:family="table-cell">
      <style:table-cell-properties fo:background-color="#FFFFFF" style:vertical-align="top"/>
    </style:style>
    <style:style style:name="Table23.Cell58" style:family="table-cell">
      <style:table-cell-properties fo:background-color="#FFFFFF"/>
    </style:style>
    <style:style style:name="Table23.Cell59" style:family="table-cell">
      <style:table-cell-properties fo:background-color="#FFFFFF" style:vertical-align="middle"/>
    </style:style>
    <style:style style:name="Table24" style:family="table">
      <style:table-properties style:writing-mode="lr-tb" style:width="9.864cm" table:align="center"/>
    </style:style>
    <style:style style:name="Table24.C1" style:family="table-column">
      <style:table-column-properties style:column-width="5.512cm"/>
    </style:style>
    <style:style style:name="Table24.C2" style:family="table-column">
      <style:table-column-properties style:column-width="4.352cm"/>
    </style:style>
    <style:style style:name="Table24.R1" style:family="table-row">
      <style:table-row-properties style:row-height="0.617cm"/>
    </style:style>
    <style:style style:name="Table24.R2" style:family="table-row">
      <style:table-row-properties style:row-height="1.109cm"/>
    </style:style>
    <style:style style:name="Table24.R3" style:family="table-row">
      <style:table-row-properties style:row-height="1.304cm"/>
    </style:style>
    <style:style style:name="Table24.R4" style:family="table-row">
      <style:table-row-properties style:row-height="1.083cm"/>
    </style:style>
    <style:style style:name="Table24.R5" style:family="table-row">
      <style:table-row-properties style:row-height="1.076cm"/>
    </style:style>
    <style:style style:name="Table24.R6" style:family="table-row">
      <style:table-row-properties style:row-height="1.101cm"/>
    </style:style>
    <style:style style:name="Table24.R7" style:family="table-row">
      <style:table-row-properties style:row-height="1.863cm"/>
    </style:style>
    <style:style style:name="Table24.R8" style:family="table-row">
      <style:table-row-properties style:row-height="1.041cm"/>
    </style:style>
    <style:style style:name="Table24.R9" style:family="table-row">
      <style:table-row-properties style:row-height="1.134cm"/>
    </style:style>
    <style:style style:name="Table24.R10" style:family="table-row">
      <style:table-row-properties style:row-height="1.058cm"/>
    </style:style>
    <style:style style:name="Table24.R11" style:family="table-row">
      <style:table-row-properties style:row-height="1.152cm"/>
    </style:style>
    <style:style style:name="Table24.R12" style:family="table-row">
      <style:table-row-properties style:row-height="1.092cm"/>
    </style:style>
    <style:style style:name="Table24.R13" style:family="table-row">
      <style:table-row-properties style:row-height="1.067cm"/>
    </style:style>
    <style:style style:name="Table24.R14" style:family="table-row">
      <style:table-row-properties style:row-height="1.134cm"/>
    </style:style>
    <style:style style:name="Table24.R15" style:family="table-row">
      <style:table-row-properties style:row-height="1.101cm"/>
    </style:style>
    <style:style style:name="Table24.R16" style:family="table-row">
      <style:table-row-properties style:row-height="1.092cm"/>
    </style:style>
    <style:style style:name="Table24.R17" style:family="table-row">
      <style:table-row-properties style:row-height="1.109cm"/>
    </style:style>
    <style:style style:name="Table24.R18" style:family="table-row">
      <style:table-row-properties style:row-height="1.101cm"/>
    </style:style>
    <style:style style:name="Table24.R19" style:family="table-row">
      <style:table-row-properties style:row-height="1.058cm"/>
    </style:style>
    <style:style style:name="Table24.R20" style:family="table-row">
      <style:table-row-properties style:row-height="1.109cm"/>
    </style:style>
    <style:style style:name="Table24.R21" style:family="table-row">
      <style:table-row-properties style:row-height="0.838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top"/>
    </style:style>
    <style:style style:name="Table24.Cell5" style:family="table-cell">
      <style:table-cell-properties fo:background-color="#FFFFFF" style:vertical-align="middle"/>
    </style:style>
    <style:style style:name="Table24.Cell6" style:family="table-cell">
      <style:table-cell-properties fo:background-color="#FFFFFF" style:vertical-align="middle"/>
    </style:style>
    <style:style style:name="Table24.Cell7" style:family="table-cell">
      <style:table-cell-properties fo:background-color="#FFFFFF" style:vertical-align="middle"/>
    </style:style>
    <style:style style:name="Table24.Cell8" style:family="table-cell">
      <style:table-cell-properties fo:background-color="#FFFFFF" style:vertical-align="middle"/>
    </style:style>
    <style:style style:name="Table24.Cell9" style:family="table-cell">
      <style:table-cell-properties fo:background-color="#FFFFFF" style:vertical-align="middle"/>
    </style:style>
    <style:style style:name="Table24.Cell10" style:family="table-cell">
      <style:table-cell-properties fo:background-color="#FFFFFF" style:vertical-align="middle"/>
    </style:style>
    <style:style style:name="Table24.Cell11" style:family="table-cell">
      <style:table-cell-properties fo:background-color="#FFFFFF" style:vertical-align="middle"/>
    </style:style>
    <style:style style:name="Table24.Cell12" style:family="table-cell">
      <style:table-cell-properties fo:background-color="#FFFFFF" style:vertical-align="middle"/>
    </style:style>
    <style:style style:name="Table24.Cell13" style:family="table-cell">
      <style:table-cell-properties fo:background-color="#FFFFFF" style:vertical-align="middle"/>
    </style:style>
    <style:style style:name="Table24.Cell14" style:family="table-cell">
      <style:table-cell-properties fo:background-color="#FFFFFF" style:vertical-align="top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 style:vertical-align="middle"/>
    </style:style>
    <style:style style:name="Table24.Cell17" style:family="table-cell">
      <style:table-cell-properties fo:background-color="#FFFFFF" style:vertical-align="middle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middle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middle"/>
    </style:style>
    <style:style style:name="Table24.Cell22" style:family="table-cell">
      <style:table-cell-properties fo:background-color="#FFFFFF" style:vertical-align="middle"/>
    </style:style>
    <style:style style:name="Table24.Cell23" style:family="table-cell">
      <style:table-cell-properties fo:background-color="#FFFFFF" style:vertical-align="middle"/>
    </style:style>
    <style:style style:name="Table24.Cell24" style:family="table-cell">
      <style:table-cell-properties fo:background-color="#FFFFFF" style:vertical-align="middle"/>
    </style:style>
    <style:style style:name="Table24.Cell25" style:family="table-cell">
      <style:table-cell-properties fo:background-color="#FFFFFF" style:vertical-align="middle"/>
    </style:style>
    <style:style style:name="Table24.Cell26" style:family="table-cell">
      <style:table-cell-properties fo:background-color="#FFFFFF" style:vertical-align="middle"/>
    </style:style>
    <style:style style:name="Table24.Cell27" style:family="table-cell">
      <style:table-cell-properties fo:background-color="#FFFFFF" style:vertical-align="middle"/>
    </style:style>
    <style:style style:name="Table24.Cell28" style:family="table-cell">
      <style:table-cell-properties fo:background-color="#FFFFFF" style:vertical-align="middle"/>
    </style:style>
    <style:style style:name="Table24.Cell29" style:family="table-cell">
      <style:table-cell-properties fo:background-color="#FFFFFF" style:vertical-align="middle"/>
    </style:style>
    <style:style style:name="Table24.Cell30" style:family="table-cell">
      <style:table-cell-properties fo:background-color="#FFFFFF" style:vertical-align="middle"/>
    </style:style>
    <style:style style:name="Table24.Cell31" style:family="table-cell">
      <style:table-cell-properties fo:background-color="#FFFFFF" style:vertical-align="middle"/>
    </style:style>
    <style:style style:name="Table24.Cell32" style:family="table-cell">
      <style:table-cell-properties fo:background-color="#FFFFFF" style:vertical-align="middle"/>
    </style:style>
    <style:style style:name="Table24.Cell33" style:family="table-cell">
      <style:table-cell-properties fo:background-color="#FFFFFF" style:vertical-align="middle"/>
    </style:style>
    <style:style style:name="Table24.Cell34" style:family="table-cell">
      <style:table-cell-properties fo:background-color="#FFFFFF" style:vertical-align="middle"/>
    </style:style>
    <style:style style:name="Table24.Cell35" style:family="table-cell">
      <style:table-cell-properties fo:background-color="#FFFFFF" style:vertical-align="middle"/>
    </style:style>
    <style:style style:name="Table24.Cell36" style:family="table-cell">
      <style:table-cell-properties fo:background-color="#FFFFFF" style:vertical-align="middle"/>
    </style:style>
    <style:style style:name="Table24.Cell37" style:family="table-cell">
      <style:table-cell-properties fo:background-color="#FFFFFF" style:vertical-align="middle"/>
    </style:style>
    <style:style style:name="Table24.Cell38" style:family="table-cell">
      <style:table-cell-properties fo:background-color="#FFFFFF" style:vertical-align="middle"/>
    </style:style>
    <style:style style:name="Table24.Cell39" style:family="table-cell">
      <style:table-cell-properties fo:background-color="#FFFFFF" style:vertical-align="middle"/>
    </style:style>
    <style:style style:name="Table24.Cell40" style:family="table-cell">
      <style:table-cell-properties fo:background-color="#FFFFFF" style:vertical-align="middle"/>
    </style:style>
    <style:style style:name="Table24.Cell41" style:family="table-cell">
      <style:table-cell-properties fo:background-color="#FFFFFF"/>
    </style:style>
    <style:style style:name="Table24.Cell42" style:family="table-cell">
      <style:table-cell-properties fo:background-color="#FFFFFF"/>
    </style:style>
    <style:style style:name="Table25" style:family="table">
      <style:table-properties style:writing-mode="lr-tb" style:width="9.761cm" table:align="center"/>
    </style:style>
    <style:style style:name="Table25.C1" style:family="table-column">
      <style:table-column-properties style:column-width="6.876cm"/>
    </style:style>
    <style:style style:name="Table25.C2" style:family="table-column">
      <style:table-column-properties style:column-width="2.887cm"/>
    </style:style>
    <style:style style:name="Table25.R1" style:family="table-row">
      <style:table-row-properties style:row-height="0.787cm"/>
    </style:style>
    <style:style style:name="Table25.R2" style:family="table-row">
      <style:table-row-properties style:row-height="1.101cm"/>
    </style:style>
    <style:style style:name="Table25.R3" style:family="table-row">
      <style:table-row-properties style:row-height="1.067cm"/>
    </style:style>
    <style:style style:name="Table25.R4" style:family="table-row">
      <style:table-row-properties style:row-height="1.134cm"/>
    </style:style>
    <style:style style:name="Table25.R5" style:family="table-row">
      <style:table-row-properties style:row-height="1.101cm"/>
    </style:style>
    <style:style style:name="Table25.R6" style:family="table-row">
      <style:table-row-properties style:row-height="0.711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middle"/>
    </style:style>
    <style:style style:name="Table25.Cell4" style:family="table-cell">
      <style:table-cell-properties fo:background-color="#FFFFFF" style:vertical-align="middle"/>
    </style:style>
    <style:style style:name="Table25.Cell5" style:family="table-cell">
      <style:table-cell-properties fo:background-color="#FFFFFF" style:vertical-align="middle"/>
    </style:style>
    <style:style style:name="Table25.Cell6" style:family="table-cell">
      <style:table-cell-properties fo:background-color="#FFFFFF" style:vertical-align="middle"/>
    </style:style>
    <style:style style:name="Table25.Cell7" style:family="table-cell">
      <style:table-cell-properties fo:background-color="#FFFFFF" style:vertical-align="middle"/>
    </style:style>
    <style:style style:name="Table25.Cell8" style:family="table-cell">
      <style:table-cell-properties fo:background-color="#FFFFFF" style:vertical-align="middle"/>
    </style:style>
    <style:style style:name="Table25.Cell9" style:family="table-cell">
      <style:table-cell-properties fo:background-color="#FFFFFF" style:vertical-align="middle"/>
    </style:style>
    <style:style style:name="Table25.Cell10" style:family="table-cell">
      <style:table-cell-properties fo:background-color="#FFFFFF" style:vertical-align="middle"/>
    </style:style>
    <style:style style:name="Table25.Cell11" style:family="table-cell">
      <style:table-cell-properties fo:background-color="#FFFFFF"/>
    </style:style>
    <style:style style:name="Table25.Cell12" style:family="table-cell">
      <style:table-cell-properties fo:background-color="#FFFFFF"/>
    </style:style>
    <style:style style:name="Table26" style:family="table">
      <style:table-properties style:writing-mode="lr-tb" style:width="16.688cm" table:align="center"/>
    </style:style>
    <style:style style:name="Table26.C1" style:family="table-column">
      <style:table-column-properties style:column-width="4.717cm"/>
    </style:style>
    <style:style style:name="Table26.C2" style:family="table-column">
      <style:table-column-properties style:column-width="2.685cm"/>
    </style:style>
    <style:style style:name="Table26.C3" style:family="table-column">
      <style:table-column-properties style:column-width="6.105cm"/>
    </style:style>
    <style:style style:name="Table26.C4" style:family="table-column">
      <style:table-column-properties style:column-width="3.184cm"/>
    </style:style>
    <style:style style:name="Table26.R1" style:family="table-row">
      <style:table-row-properties style:row-height="0.787cm"/>
    </style:style>
    <style:style style:name="Table26.R2" style:family="table-row">
      <style:table-row-properties style:row-height="1.101cm"/>
    </style:style>
    <style:style style:name="Table26.R3" style:family="table-row">
      <style:table-row-properties style:row-height="1.109cm"/>
    </style:style>
    <style:style style:name="Table26.R4" style:family="table-row">
      <style:table-row-properties style:row-height="1.092cm"/>
    </style:style>
    <style:style style:name="Table26.R5" style:family="table-row">
      <style:table-row-properties style:row-height="1.109cm"/>
    </style:style>
    <style:style style:name="Table26.R6" style:family="table-row">
      <style:table-row-properties style:row-height="1.101cm"/>
    </style:style>
    <style:style style:name="Table26.R7" style:family="table-row">
      <style:table-row-properties style:row-height="1.092cm"/>
    </style:style>
    <style:style style:name="Table26.R8" style:family="table-row">
      <style:table-row-properties style:row-height="1.067cm"/>
    </style:style>
    <style:style style:name="Table26.R9" style:family="table-row">
      <style:table-row-properties style:row-height="0.753cm"/>
    </style:style>
    <style:style style:name="Table26.Cell1" style:family="table-cell">
      <style:table-cell-properties fo:background-color="#FFFFFF" style:vertical-align="top"/>
    </style:style>
    <style:style style:name="Table26.Cell2" style:family="table-cell">
      <style:table-cell-properties fo:background-color="#FFFFFF" style:vertical-align="middle"/>
    </style:style>
    <style:style style:name="Table26.Cell3" style:family="table-cell">
      <style:table-cell-properties fo:background-color="#FFFFFF" style:vertical-align="top"/>
    </style:style>
    <style:style style:name="Table26.Cell4" style:family="table-cell">
      <style:table-cell-properties fo:background-color="#FFFFFF" style:vertical-align="top"/>
    </style:style>
    <style:style style:name="Table26.Cell5" style:family="table-cell">
      <style:table-cell-properties fo:background-color="#FFFFFF" style:vertical-align="top"/>
    </style:style>
    <style:style style:name="Table26.Cell6" style:family="table-cell">
      <style:table-cell-properties fo:background-color="#FFFFFF" style:vertical-align="middle"/>
    </style:style>
    <style:style style:name="Table26.Cell7" style:family="table-cell">
      <style:table-cell-properties fo:background-color="#FFFFFF" style:vertical-align="middle"/>
    </style:style>
    <style:style style:name="Table26.Cell8" style:family="table-cell">
      <style:table-cell-properties fo:background-color="#FFFFFF" style:vertical-align="middle"/>
    </style:style>
    <style:style style:name="Table26.Cell9" style:family="table-cell">
      <style:table-cell-properties fo:background-color="#FFFFFF" style:vertical-align="top"/>
    </style:style>
    <style:style style:name="Table26.Cell10" style:family="table-cell">
      <style:table-cell-properties fo:background-color="#FFFFFF" style:vertical-align="middle"/>
    </style:style>
    <style:style style:name="Table26.Cell11" style:family="table-cell">
      <style:table-cell-properties fo:background-color="#FFFFFF" style:vertical-align="middle"/>
    </style:style>
    <style:style style:name="Table26.Cell12" style:family="table-cell">
      <style:table-cell-properties fo:background-color="#FFFFFF" style:vertical-align="middle"/>
    </style:style>
    <style:style style:name="Table26.Cell13" style:family="table-cell">
      <style:table-cell-properties fo:background-color="#FFFFFF" style:vertical-align="top"/>
    </style:style>
    <style:style style:name="Table26.Cell14" style:family="table-cell">
      <style:table-cell-properties fo:background-color="#FFFFFF" style:vertical-align="middle"/>
    </style:style>
    <style:style style:name="Table26.Cell15" style:family="table-cell">
      <style:table-cell-properties fo:background-color="#FFFFFF" style:vertical-align="middle"/>
    </style:style>
    <style:style style:name="Table26.Cell16" style:family="table-cell">
      <style:table-cell-properties fo:background-color="#FFFFFF" style:vertical-align="middle"/>
    </style:style>
    <style:style style:name="Table26.Cell17" style:family="table-cell">
      <style:table-cell-properties fo:background-color="#FFFFFF" style:vertical-align="top"/>
    </style:style>
    <style:style style:name="Table26.Cell18" style:family="table-cell">
      <style:table-cell-properties fo:background-color="#FFFFFF" style:vertical-align="middle"/>
    </style:style>
    <style:style style:name="Table26.Cell19" style:family="table-cell">
      <style:table-cell-properties fo:background-color="#FFFFFF" style:vertical-align="middle"/>
    </style:style>
    <style:style style:name="Table26.Cell20" style:family="table-cell">
      <style:table-cell-properties fo:background-color="#FFFFFF" style:vertical-align="middle"/>
    </style:style>
    <style:style style:name="Table26.Cell21" style:family="table-cell">
      <style:table-cell-properties fo:background-color="#FFFFFF" style:vertical-align="top"/>
    </style:style>
    <style:style style:name="Table26.Cell22" style:family="table-cell">
      <style:table-cell-properties fo:background-color="#FFFFFF" style:vertical-align="middle"/>
    </style:style>
    <style:style style:name="Table26.Cell23" style:family="table-cell">
      <style:table-cell-properties fo:background-color="#FFFFFF" style:vertical-align="middle"/>
    </style:style>
    <style:style style:name="Table26.Cell24" style:family="table-cell">
      <style:table-cell-properties fo:background-color="#FFFFFF" style:vertical-align="middle"/>
    </style:style>
    <style:style style:name="Table26.Cell25" style:family="table-cell">
      <style:table-cell-properties fo:background-color="#FFFFFF" style:vertical-align="top"/>
    </style:style>
    <style:style style:name="Table26.Cell26" style:family="table-cell">
      <style:table-cell-properties fo:background-color="#FFFFFF" style:vertical-align="middle"/>
    </style:style>
    <style:style style:name="Table26.Cell27" style:family="table-cell">
      <style:table-cell-properties fo:background-color="#FFFFFF" style:vertical-align="middle"/>
    </style:style>
    <style:style style:name="Table26.Cell28" style:family="table-cell">
      <style:table-cell-properties fo:background-color="#FFFFFF" style:vertical-align="middle"/>
    </style:style>
    <style:style style:name="Table26.Cell29" style:family="table-cell">
      <style:table-cell-properties fo:background-color="#FFFFFF" style:vertical-align="top"/>
    </style:style>
    <style:style style:name="Table26.Cell30" style:family="table-cell">
      <style:table-cell-properties fo:background-color="#FFFFFF" style:vertical-align="middle"/>
    </style:style>
    <style:style style:name="Table26.Cell31" style:family="table-cell">
      <style:table-cell-properties fo:background-color="#FFFFFF" style:vertical-align="middle"/>
    </style:style>
    <style:style style:name="Table26.Cell32" style:family="table-cell">
      <style:table-cell-properties fo:background-color="#FFFFFF" style:vertical-align="middle"/>
    </style:style>
    <style:style style:name="Table26.Cell33" style:family="table-cell">
      <style:table-cell-properties fo:background-color="#FFFFFF" style:vertical-align="top"/>
    </style:style>
    <style:style style:name="Table26.Cell34" style:family="table-cell">
      <style:table-cell-properties fo:background-color="#FFFFFF"/>
    </style:style>
    <style:style style:name="Table26.Cell35" style:family="table-cell">
      <style:table-cell-properties fo:background-color="#FFFFFF"/>
    </style:style>
    <style:style style:name="Table26.Cell36" style:family="table-cell">
      <style:table-cell-properties fo:background-color="#FFFFFF"/>
    </style:style>
    <style:style style:name="Table27" style:family="table">
      <style:table-properties style:writing-mode="lr-tb" style:width="10.634cm" table:align="center"/>
    </style:style>
    <style:style style:name="Table27.C1" style:family="table-column">
      <style:table-column-properties style:column-width="0.653cm"/>
    </style:style>
    <style:style style:name="Table27.C2" style:family="table-column">
      <style:table-column-properties style:column-width="7.087cm"/>
    </style:style>
    <style:style style:name="Table27.C3" style:family="table-column">
      <style:table-column-properties style:column-width="2.896cm"/>
    </style:style>
    <style:style style:name="Table27.R1" style:family="table-row">
      <style:table-row-properties style:row-height="0.753cm"/>
    </style:style>
    <style:style style:name="Table27.R2" style:family="table-row">
      <style:table-row-properties style:row-height="1.143cm"/>
    </style:style>
    <style:style style:name="Table27.R3" style:family="table-row">
      <style:table-row-properties style:row-height="1.083cm"/>
    </style:style>
    <style:style style:name="Table27.R4" style:family="table-row">
      <style:table-row-properties style:row-height="1.109cm"/>
    </style:style>
    <style:style style:name="Table27.R5" style:family="table-row">
      <style:table-row-properties style:row-height="1.101cm"/>
    </style:style>
    <style:style style:name="Table27.R6" style:family="table-row">
      <style:table-row-properties style:row-height="1.092cm"/>
    </style:style>
    <style:style style:name="Table27.R7" style:family="table-row">
      <style:table-row-properties style:row-height="1.083cm"/>
    </style:style>
    <style:style style:name="Table27.R8" style:family="table-row">
      <style:table-row-properties style:row-height="1.092cm"/>
    </style:style>
    <style:style style:name="Table27.R9" style:family="table-row">
      <style:table-row-properties style:row-height="1.134cm"/>
    </style:style>
    <style:style style:name="Table27.R10" style:family="table-row">
      <style:table-row-properties style:row-height="1.820cm"/>
    </style:style>
    <style:style style:name="Table27.R11" style:family="table-row">
      <style:table-row-properties style:row-height="1.760cm"/>
    </style:style>
    <style:style style:name="Table27.R12" style:family="table-row">
      <style:table-row-properties style:row-height="1.118cm"/>
    </style:style>
    <style:style style:name="Table27.R13" style:family="table-row">
      <style:table-row-properties style:row-height="1.101cm"/>
    </style:style>
    <style:style style:name="Table27.R14" style:family="table-row">
      <style:table-row-properties style:row-height="1.101cm"/>
    </style:style>
    <style:style style:name="Table27.R15" style:family="table-row">
      <style:table-row-properties style:row-height="1.101cm"/>
    </style:style>
    <style:style style:name="Table27.R16" style:family="table-row">
      <style:table-row-properties style:row-height="1.092cm"/>
    </style:style>
    <style:style style:name="Table27.R17" style:family="table-row">
      <style:table-row-properties style:row-height="0.720cm"/>
    </style:style>
    <style:style style:name="Table27.Cell1" style:family="table-cell">
      <style:table-cell-properties fo:background-color="#FFFFFF" style:vertical-align="middle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middle"/>
    </style:style>
    <style:style style:name="Table27.Cell5" style:family="table-cell">
      <style:table-cell-properties fo:background-color="#FFFFFF" style:vertical-align="middle"/>
    </style:style>
    <style:style style:name="Table27.Cell6" style:family="table-cell">
      <style:table-cell-properties fo:background-color="#FFFFFF" style:vertical-align="middle"/>
    </style:style>
    <style:style style:name="Table27.Cell7" style:family="table-cell">
      <style:table-cell-properties fo:background-color="#FFFFFF" style:vertical-align="middle"/>
    </style:style>
    <style:style style:name="Table27.Cell8" style:family="table-cell">
      <style:table-cell-properties fo:background-color="#FFFFFF" style:vertical-align="middle"/>
    </style:style>
    <style:style style:name="Table27.Cell9" style:family="table-cell">
      <style:table-cell-properties fo:background-color="#FFFFFF" style:vertical-align="middle"/>
    </style:style>
    <style:style style:name="Table27.Cell10" style:family="table-cell">
      <style:table-cell-properties fo:background-color="#FFFFFF" style:vertical-align="middle"/>
    </style:style>
    <style:style style:name="Table27.Cell11" style:family="table-cell">
      <style:table-cell-properties fo:background-color="#FFFFFF" style:vertical-align="middle"/>
    </style:style>
    <style:style style:name="Table27.Cell12" style:family="table-cell">
      <style:table-cell-properties fo:background-color="#FFFFFF" style:vertical-align="middle"/>
    </style:style>
    <style:style style:name="Table27.Cell13" style:family="table-cell">
      <style:table-cell-properties fo:background-color="#FFFFFF" style:vertical-align="middle"/>
    </style:style>
    <style:style style:name="Table27.Cell14" style:family="table-cell">
      <style:table-cell-properties fo:background-color="#FFFFFF" style:vertical-align="middle"/>
    </style:style>
    <style:style style:name="Table27.Cell15" style:family="table-cell">
      <style:table-cell-properties fo:background-color="#FFFFFF" style:vertical-align="middle"/>
    </style:style>
    <style:style style:name="Table27.Cell16" style:family="table-cell">
      <style:table-cell-properties fo:background-color="#FFFFFF" style:vertical-align="middle"/>
    </style:style>
    <style:style style:name="Table27.Cell17" style:family="table-cell">
      <style:table-cell-properties fo:background-color="#FFFFFF" style:vertical-align="middle"/>
    </style:style>
    <style:style style:name="Table27.Cell18" style:family="table-cell">
      <style:table-cell-properties fo:background-color="#FFFFFF" style:vertical-align="middle"/>
    </style:style>
    <style:style style:name="Table27.Cell19" style:family="table-cell">
      <style:table-cell-properties fo:background-color="#FFFFFF" style:vertical-align="middle"/>
    </style:style>
    <style:style style:name="Table27.Cell20" style:family="table-cell">
      <style:table-cell-properties fo:background-color="#FFFFFF" style:vertical-align="middle"/>
    </style:style>
    <style:style style:name="Table27.Cell21" style:family="table-cell">
      <style:table-cell-properties fo:background-color="#FFFFFF" style:vertical-align="middle"/>
    </style:style>
    <style:style style:name="Table27.Cell22" style:family="table-cell">
      <style:table-cell-properties fo:background-color="#FFFFFF" style:vertical-align="middle"/>
    </style:style>
    <style:style style:name="Table27.Cell23" style:family="table-cell">
      <style:table-cell-properties fo:background-color="#FFFFFF" style:vertical-align="middle"/>
    </style:style>
    <style:style style:name="Table27.Cell24" style:family="table-cell">
      <style:table-cell-properties fo:background-color="#FFFFFF" style:vertical-align="middle"/>
    </style:style>
    <style:style style:name="Table27.Cell25" style:family="table-cell">
      <style:table-cell-properties fo:background-color="#FFFFFF" style:vertical-align="middle"/>
    </style:style>
    <style:style style:name="Table27.Cell26" style:family="table-cell">
      <style:table-cell-properties fo:background-color="#FFFFFF" style:vertical-align="middle"/>
    </style:style>
    <style:style style:name="Table27.Cell27" style:family="table-cell">
      <style:table-cell-properties fo:background-color="#FFFFFF" style:vertical-align="middle"/>
    </style:style>
    <style:style style:name="Table27.Cell28" style:family="table-cell">
      <style:table-cell-properties fo:background-color="#FFFFFF" style:vertical-align="middle"/>
    </style:style>
    <style:style style:name="Table27.Cell29" style:family="table-cell">
      <style:table-cell-properties fo:background-color="#FFFFFF" style:vertical-align="middle"/>
    </style:style>
    <style:style style:name="Table27.Cell30" style:family="table-cell">
      <style:table-cell-properties fo:background-color="#FFFFFF" style:vertical-align="top"/>
    </style:style>
    <style:style style:name="Table27.Cell31" style:family="table-cell">
      <style:table-cell-properties fo:background-color="#FFFFFF" style:vertical-align="middle"/>
    </style:style>
    <style:style style:name="Table27.Cell32" style:family="table-cell">
      <style:table-cell-properties fo:background-color="#FFFFFF" style:vertical-align="middle"/>
    </style:style>
    <style:style style:name="Table27.Cell33" style:family="table-cell">
      <style:table-cell-properties fo:background-color="#FFFFFF" style:vertical-align="top"/>
    </style:style>
    <style:style style:name="Table27.Cell34" style:family="table-cell">
      <style:table-cell-properties fo:background-color="#FFFFFF" style:vertical-align="middle"/>
    </style:style>
    <style:style style:name="Table27.Cell35" style:family="table-cell">
      <style:table-cell-properties fo:background-color="#FFFFFF" style:vertical-align="middle"/>
    </style:style>
    <style:style style:name="Table27.Cell36" style:family="table-cell">
      <style:table-cell-properties fo:background-color="#FFFFFF" style:vertical-align="middle"/>
    </style:style>
    <style:style style:name="Table27.Cell37" style:family="table-cell">
      <style:table-cell-properties fo:background-color="#FFFFFF" style:vertical-align="middle"/>
    </style:style>
    <style:style style:name="Table27.Cell38" style:family="table-cell">
      <style:table-cell-properties fo:background-color="#FFFFFF" style:vertical-align="middle"/>
    </style:style>
    <style:style style:name="Table27.Cell39" style:family="table-cell">
      <style:table-cell-properties fo:background-color="#FFFFFF" style:vertical-align="middle"/>
    </style:style>
    <style:style style:name="Table27.Cell40" style:family="table-cell">
      <style:table-cell-properties fo:background-color="#FFFFFF" style:vertical-align="middle"/>
    </style:style>
    <style:style style:name="Table27.Cell41" style:family="table-cell">
      <style:table-cell-properties fo:background-color="#FFFFFF" style:vertical-align="middle"/>
    </style:style>
    <style:style style:name="Table27.Cell42" style:family="table-cell">
      <style:table-cell-properties fo:background-color="#FFFFFF" style:vertical-align="middle"/>
    </style:style>
    <style:style style:name="Table27.Cell43" style:family="table-cell">
      <style:table-cell-properties fo:background-color="#FFFFFF" style:vertical-align="middle"/>
    </style:style>
    <style:style style:name="Table27.Cell44" style:family="table-cell">
      <style:table-cell-properties fo:background-color="#FFFFFF" style:vertical-align="middle"/>
    </style:style>
    <style:style style:name="Table27.Cell45" style:family="table-cell">
      <style:table-cell-properties fo:background-color="#FFFFFF" style:vertical-align="middle"/>
    </style:style>
    <style:style style:name="Table27.Cell46" style:family="table-cell">
      <style:table-cell-properties fo:background-color="#FFFFFF" style:vertical-align="middle"/>
    </style:style>
    <style:style style:name="Table27.Cell47" style:family="table-cell">
      <style:table-cell-properties fo:background-color="#FFFFFF" style:vertical-align="middle"/>
    </style:style>
    <style:style style:name="Table27.Cell48" style:family="table-cell">
      <style:table-cell-properties fo:background-color="#FFFFFF" style:vertical-align="middle"/>
    </style:style>
    <style:style style:name="Table27.Cell49" style:family="table-cell">
      <style:table-cell-properties fo:background-color="#FFFFFF"/>
    </style:style>
    <style:style style:name="Table27.Cell50" style:family="table-cell">
      <style:table-cell-properties fo:background-color="#FFFFFF"/>
    </style:style>
    <style:style style:name="Table27.Cell51" style:family="table-cell">
      <style:table-cell-properties fo:background-color="#FFFFFF"/>
    </style:style>
    <style:style style:name="Table28" style:family="table">
      <style:table-properties style:writing-mode="lr-tb" style:width="10.634cm" table:align="center"/>
    </style:style>
    <style:style style:name="Table28.C1" style:family="table-column">
      <style:table-column-properties style:column-width="0.653cm"/>
    </style:style>
    <style:style style:name="Table28.C2" style:family="table-column">
      <style:table-column-properties style:column-width="6.909cm"/>
    </style:style>
    <style:style style:name="Table28.C3" style:family="table-column">
      <style:table-column-properties style:column-width="3.073cm"/>
    </style:style>
    <style:style style:name="Table28.R1" style:family="table-row">
      <style:table-row-properties style:row-height="0.744cm"/>
    </style:style>
    <style:style style:name="Table28.R2" style:family="table-row">
      <style:table-row-properties style:row-height="1.143cm"/>
    </style:style>
    <style:style style:name="Table28.R3" style:family="table-row">
      <style:table-row-properties style:row-height="1.092cm"/>
    </style:style>
    <style:style style:name="Table28.R4" style:family="table-row">
      <style:table-row-properties style:row-height="1.101cm"/>
    </style:style>
    <style:style style:name="Table28.R5" style:family="table-row">
      <style:table-row-properties style:row-height="1.067cm"/>
    </style:style>
    <style:style style:name="Table28.R6" style:family="table-row">
      <style:table-row-properties style:row-height="1.143cm"/>
    </style:style>
    <style:style style:name="Table28.R7" style:family="table-row">
      <style:table-row-properties style:row-height="1.101cm"/>
    </style:style>
    <style:style style:name="Table28.R8" style:family="table-row">
      <style:table-row-properties style:row-height="1.092cm"/>
    </style:style>
    <style:style style:name="Table28.R9" style:family="table-row">
      <style:table-row-properties style:row-height="1.092cm"/>
    </style:style>
    <style:style style:name="Table28.R10" style:family="table-row">
      <style:table-row-properties style:row-height="1.101cm"/>
    </style:style>
    <style:style style:name="Table28.R11" style:family="table-row">
      <style:table-row-properties style:row-height="1.076cm"/>
    </style:style>
    <style:style style:name="Table28.R12" style:family="table-row">
      <style:table-row-properties style:row-height="1.134cm"/>
    </style:style>
    <style:style style:name="Table28.R13" style:family="table-row">
      <style:table-row-properties style:row-height="1.067cm"/>
    </style:style>
    <style:style style:name="Table28.R14" style:family="table-row">
      <style:table-row-properties style:row-height="1.125cm"/>
    </style:style>
    <style:style style:name="Table28.R15" style:family="table-row">
      <style:table-row-properties style:row-height="1.101cm"/>
    </style:style>
    <style:style style:name="Table28.R16" style:family="table-row">
      <style:table-row-properties style:row-height="1.083cm"/>
    </style:style>
    <style:style style:name="Table28.R17" style:family="table-row">
      <style:table-row-properties style:row-height="0.838cm"/>
    </style:style>
    <style:style style:name="Table28.Cell1" style:family="table-cell">
      <style:table-cell-properties fo:background-color="#FFFFFF" style:vertical-align="middle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top"/>
    </style:style>
    <style:style style:name="Table28.Cell4" style:family="table-cell">
      <style:table-cell-properties fo:background-color="#FFFFFF" style:vertical-align="middle"/>
    </style:style>
    <style:style style:name="Table28.Cell5" style:family="table-cell">
      <style:table-cell-properties fo:background-color="#FFFFFF" style:vertical-align="middle"/>
    </style:style>
    <style:style style:name="Table28.Cell6" style:family="table-cell">
      <style:table-cell-properties fo:background-color="#FFFFFF" style:vertical-align="middle"/>
    </style:style>
    <style:style style:name="Table28.Cell7" style:family="table-cell">
      <style:table-cell-properties fo:background-color="#FFFFFF" style:vertical-align="middle"/>
    </style:style>
    <style:style style:name="Table28.Cell8" style:family="table-cell">
      <style:table-cell-properties fo:background-color="#FFFFFF" style:vertical-align="middle"/>
    </style:style>
    <style:style style:name="Table28.Cell9" style:family="table-cell">
      <style:table-cell-properties fo:background-color="#FFFFFF" style:vertical-align="middle"/>
    </style:style>
    <style:style style:name="Table28.Cell10" style:family="table-cell">
      <style:table-cell-properties fo:background-color="#FFFFFF" style:vertical-align="middle"/>
    </style:style>
    <style:style style:name="Table28.Cell11" style:family="table-cell">
      <style:table-cell-properties fo:background-color="#FFFFFF" style:vertical-align="middle"/>
    </style:style>
    <style:style style:name="Table28.Cell12" style:family="table-cell">
      <style:table-cell-properties fo:background-color="#FFFFFF" style:vertical-align="middle"/>
    </style:style>
    <style:style style:name="Table28.Cell13" style:family="table-cell">
      <style:table-cell-properties fo:background-color="#FFFFFF" style:vertical-align="middle"/>
    </style:style>
    <style:style style:name="Table28.Cell14" style:family="table-cell">
      <style:table-cell-properties fo:background-color="#FFFFFF" style:vertical-align="middle"/>
    </style:style>
    <style:style style:name="Table28.Cell15" style:family="table-cell">
      <style:table-cell-properties fo:background-color="#FFFFFF" style:vertical-align="middle"/>
    </style:style>
    <style:style style:name="Table28.Cell16" style:family="table-cell">
      <style:table-cell-properties fo:background-color="#FFFFFF" style:vertical-align="middle"/>
    </style:style>
    <style:style style:name="Table28.Cell17" style:family="table-cell">
      <style:table-cell-properties fo:background-color="#FFFFFF" style:vertical-align="middle"/>
    </style:style>
    <style:style style:name="Table28.Cell18" style:family="table-cell">
      <style:table-cell-properties fo:background-color="#FFFFFF" style:vertical-align="middle"/>
    </style:style>
    <style:style style:name="Table28.Cell19" style:family="table-cell">
      <style:table-cell-properties fo:background-color="#FFFFFF" style:vertical-align="middle"/>
    </style:style>
    <style:style style:name="Table28.Cell20" style:family="table-cell">
      <style:table-cell-properties fo:background-color="#FFFFFF" style:vertical-align="middle"/>
    </style:style>
    <style:style style:name="Table28.Cell21" style:family="table-cell">
      <style:table-cell-properties fo:background-color="#FFFFFF" style:vertical-align="middle"/>
    </style:style>
    <style:style style:name="Table28.Cell22" style:family="table-cell">
      <style:table-cell-properties fo:background-color="#FFFFFF" style:vertical-align="middle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middle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 style:vertical-align="middle"/>
    </style:style>
    <style:style style:name="Table28.Cell29" style:family="table-cell">
      <style:table-cell-properties fo:background-color="#FFFFFF" style:vertical-align="middle"/>
    </style:style>
    <style:style style:name="Table28.Cell30" style:family="table-cell">
      <style:table-cell-properties fo:background-color="#FFFFFF" style:vertical-align="middle"/>
    </style:style>
    <style:style style:name="Table28.Cell31" style:family="table-cell">
      <style:table-cell-properties fo:background-color="#FFFFFF" style:vertical-align="middle"/>
    </style:style>
    <style:style style:name="Table28.Cell32" style:family="table-cell">
      <style:table-cell-properties fo:background-color="#FFFFFF" style:vertical-align="middle"/>
    </style:style>
    <style:style style:name="Table28.Cell33" style:family="table-cell">
      <style:table-cell-properties fo:background-color="#FFFFFF" style:vertical-align="middle"/>
    </style:style>
    <style:style style:name="Table28.Cell34" style:family="table-cell">
      <style:table-cell-properties fo:background-color="#FFFFFF" style:vertical-align="middle"/>
    </style:style>
    <style:style style:name="Table28.Cell35" style:family="table-cell">
      <style:table-cell-properties fo:background-color="#FFFFFF" style:vertical-align="middle"/>
    </style:style>
    <style:style style:name="Table28.Cell36" style:family="table-cell">
      <style:table-cell-properties fo:background-color="#FFFFFF" style:vertical-align="middle"/>
    </style:style>
    <style:style style:name="Table28.Cell37" style:family="table-cell">
      <style:table-cell-properties fo:background-color="#FFFFFF" style:vertical-align="middle"/>
    </style:style>
    <style:style style:name="Table28.Cell38" style:family="table-cell">
      <style:table-cell-properties fo:background-color="#FFFFFF" style:vertical-align="middle"/>
    </style:style>
    <style:style style:name="Table28.Cell39" style:family="table-cell">
      <style:table-cell-properties fo:background-color="#FFFFFF" style:vertical-align="middle"/>
    </style:style>
    <style:style style:name="Table28.Cell40" style:family="table-cell">
      <style:table-cell-properties fo:background-color="#FFFFFF" style:vertical-align="middle"/>
    </style:style>
    <style:style style:name="Table28.Cell41" style:family="table-cell">
      <style:table-cell-properties fo:background-color="#FFFFFF" style:vertical-align="middle"/>
    </style:style>
    <style:style style:name="Table28.Cell42" style:family="table-cell">
      <style:table-cell-properties fo:background-color="#FFFFFF" style:vertical-align="middle"/>
    </style:style>
    <style:style style:name="Table28.Cell43" style:family="table-cell">
      <style:table-cell-properties fo:background-color="#FFFFFF" style:vertical-align="middle"/>
    </style:style>
    <style:style style:name="Table28.Cell44" style:family="table-cell">
      <style:table-cell-properties fo:background-color="#FFFFFF" style:vertical-align="middle"/>
    </style:style>
    <style:style style:name="Table28.Cell45" style:family="table-cell">
      <style:table-cell-properties fo:background-color="#FFFFFF" style:vertical-align="middle"/>
    </style:style>
    <style:style style:name="Table28.Cell46" style:family="table-cell">
      <style:table-cell-properties fo:background-color="#FFFFFF" style:vertical-align="middle"/>
    </style:style>
    <style:style style:name="Table28.Cell47" style:family="table-cell">
      <style:table-cell-properties fo:background-color="#FFFFFF" style:vertical-align="middle"/>
    </style:style>
    <style:style style:name="Table28.Cell48" style:family="table-cell">
      <style:table-cell-properties fo:background-color="#FFFFFF" style:vertical-align="middle"/>
    </style:style>
    <style:style style:name="Table28.Cell49" style:family="table-cell">
      <style:table-cell-properties fo:background-color="#FFFFFF"/>
    </style:style>
    <style:style style:name="Table28.Cell50" style:family="table-cell">
      <style:table-cell-properties fo:background-color="#FFFFFF"/>
    </style:style>
    <style:style style:name="Table28.Cell51" style:family="table-cell">
      <style:table-cell-properties fo:background-color="#FFFFFF"/>
    </style:style>
    <style:style style:name="Table29" style:family="table">
      <style:table-properties style:writing-mode="lr-tb" style:width="16.688cm" table:align="center"/>
    </style:style>
    <style:style style:name="Table29.C1" style:family="table-column">
      <style:table-column-properties style:column-width="5.267cm"/>
    </style:style>
    <style:style style:name="Table29.C2" style:family="table-column">
      <style:table-column-properties style:column-width="1.431cm"/>
    </style:style>
    <style:style style:name="Table29.C3" style:family="table-column">
      <style:table-column-properties style:column-width="5.334cm"/>
    </style:style>
    <style:style style:name="Table29.C4" style:family="table-column">
      <style:table-column-properties style:column-width="4.657cm"/>
    </style:style>
    <style:style style:name="Table29.R1" style:family="table-row">
      <style:table-row-properties style:row-height="0.617cm"/>
    </style:style>
    <style:style style:name="Table29.R2" style:family="table-row">
      <style:table-row-properties style:row-height="0.744cm"/>
    </style:style>
    <style:style style:name="Table29.R3" style:family="table-row">
      <style:table-row-properties style:row-height="0.744cm"/>
    </style:style>
    <style:style style:name="Table29.R4" style:family="table-row">
      <style:table-row-properties style:row-height="0.923cm"/>
    </style:style>
    <style:style style:name="Table29.R5" style:family="table-row">
      <style:table-row-properties style:row-height="1.067cm"/>
    </style:style>
    <style:style style:name="Table29.R6" style:family="table-row">
      <style:table-row-properties style:row-height="1.118cm"/>
    </style:style>
    <style:style style:name="Table29.R7" style:family="table-row">
      <style:table-row-properties style:row-height="1.076cm"/>
    </style:style>
    <style:style style:name="Table29.R8" style:family="table-row">
      <style:table-row-properties style:row-height="1.125cm"/>
    </style:style>
    <style:style style:name="Table29.R9" style:family="table-row">
      <style:table-row-properties style:row-height="1.083cm"/>
    </style:style>
    <style:style style:name="Table29.R10" style:family="table-row">
      <style:table-row-properties style:row-height="1.118cm"/>
    </style:style>
    <style:style style:name="Table29.R11" style:family="table-row">
      <style:table-row-properties style:row-height="1.101cm"/>
    </style:style>
    <style:style style:name="Table29.R12" style:family="table-row">
      <style:table-row-properties style:row-height="1.076cm"/>
    </style:style>
    <style:style style:name="Table29.R13" style:family="table-row">
      <style:table-row-properties style:row-height="1.134cm"/>
    </style:style>
    <style:style style:name="Table29.R14" style:family="table-row">
      <style:table-row-properties style:row-height="1.067cm"/>
    </style:style>
    <style:style style:name="Table29.R15" style:family="table-row">
      <style:table-row-properties style:row-height="1.125cm"/>
    </style:style>
    <style:style style:name="Table29.R16" style:family="table-row">
      <style:table-row-properties style:row-height="1.083cm"/>
    </style:style>
    <style:style style:name="Table29.R17" style:family="table-row">
      <style:table-row-properties style:row-height="1.642cm"/>
    </style:style>
    <style:style style:name="Table29.R18" style:family="table-row">
      <style:table-row-properties style:row-height="1.660cm"/>
    </style:style>
    <style:style style:name="Table29.R19" style:family="table-row">
      <style:table-row-properties style:row-height="1.125cm"/>
    </style:style>
    <style:style style:name="Table29.R20" style:family="table-row">
      <style:table-row-properties style:row-height="1.101cm"/>
    </style:style>
    <style:style style:name="Table29.R21" style:family="table-row">
      <style:table-row-properties style:row-height="1.101cm"/>
    </style:style>
    <style:style style:name="Table29.R22" style:family="table-row">
      <style:table-row-properties style:row-height="0.804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 style:vertical-align="top"/>
    </style:style>
    <style:style style:name="Table29.Cell8" style:family="table-cell">
      <style:table-cell-properties fo:background-color="#FFFFFF" style:vertical-align="top"/>
    </style:style>
    <style:style style:name="Table29.Cell9" style:family="table-cell">
      <style:table-cell-properties fo:background-color="#FFFFFF"/>
    </style:style>
    <style:style style:name="Table29.Cell10" style:family="table-cell">
      <style:table-cell-properties fo:background-color="#FFFFFF" style:vertical-align="top"/>
    </style:style>
    <style:style style:name="Table29.Cell11" style:family="table-cell">
      <style:table-cell-properties fo:background-color="#FFFFFF" style:vertical-align="top"/>
    </style:style>
    <style:style style:name="Table29.Cell12" style:family="table-cell">
      <style:table-cell-properties fo:background-color="#FFFFFF" style:vertical-align="top"/>
    </style:style>
    <style:style style:name="Table29.Cell13" style:family="table-cell">
      <style:table-cell-properties fo:background-color="#FFFFFF" style:vertical-align="top"/>
    </style:style>
    <style:style style:name="Table29.Cell14" style:family="table-cell">
      <style:table-cell-properties fo:background-color="#FFFFFF" style:vertical-align="top"/>
    </style:style>
    <style:style style:name="Table29.Cell15" style:family="table-cell">
      <style:table-cell-properties fo:background-color="#FFFFFF" style:vertical-align="top"/>
    </style:style>
    <style:style style:name="Table29.Cell16" style:family="table-cell">
      <style:table-cell-properties fo:background-color="#FFFFFF" style:vertical-align="top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top"/>
    </style:style>
    <style:style style:name="Table29.Cell22" style:family="table-cell">
      <style:table-cell-properties fo:background-color="#FFFFFF" style:vertical-align="middle"/>
    </style:style>
    <style:style style:name="Table29.Cell23" style:family="table-cell">
      <style:table-cell-properties fo:background-color="#FFFFFF" style:vertical-align="middle"/>
    </style:style>
    <style:style style:name="Table29.Cell24" style:family="table-cell">
      <style:table-cell-properties fo:background-color="#FFFFFF" style:vertical-align="middle"/>
    </style:style>
    <style:style style:name="Table29.Cell25" style:family="table-cell">
      <style:table-cell-properties fo:background-color="#FFFFFF" style:vertical-align="top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middle"/>
    </style:style>
    <style:style style:name="Table29.Cell29" style:family="table-cell">
      <style:table-cell-properties fo:background-color="#FFFFFF" style:vertical-align="top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middle"/>
    </style:style>
    <style:style style:name="Table29.Cell33" style:family="table-cell">
      <style:table-cell-properties fo:background-color="#FFFFFF" style:vertical-align="top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middle"/>
    </style:style>
    <style:style style:name="Table29.Cell37" style:family="table-cell">
      <style:table-cell-properties fo:background-color="#FFFFFF" style:vertical-align="top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 style:vertical-align="middle"/>
    </style:style>
    <style:style style:name="Table29.Cell40" style:family="table-cell">
      <style:table-cell-properties fo:background-color="#FFFFFF" style:vertical-align="middle"/>
    </style:style>
    <style:style style:name="Table29.Cell41" style:family="table-cell">
      <style:table-cell-properties fo:background-color="#FFFFFF" style:vertical-align="top"/>
    </style:style>
    <style:style style:name="Table29.Cell42" style:family="table-cell">
      <style:table-cell-properties fo:background-color="#FFFFFF" style:vertical-align="middle"/>
    </style:style>
    <style:style style:name="Table29.Cell43" style:family="table-cell">
      <style:table-cell-properties fo:background-color="#FFFFFF" style:vertical-align="middle"/>
    </style:style>
    <style:style style:name="Table29.Cell44" style:family="table-cell">
      <style:table-cell-properties fo:background-color="#FFFFFF" style:vertical-align="middle"/>
    </style:style>
    <style:style style:name="Table29.Cell45" style:family="table-cell">
      <style:table-cell-properties fo:background-color="#FFFFFF" style:vertical-align="top"/>
    </style:style>
    <style:style style:name="Table29.Cell46" style:family="table-cell">
      <style:table-cell-properties fo:background-color="#FFFFFF" style:vertical-align="middle"/>
    </style:style>
    <style:style style:name="Table29.Cell47" style:family="table-cell">
      <style:table-cell-properties fo:background-color="#FFFFFF" style:vertical-align="middle"/>
    </style:style>
    <style:style style:name="Table29.Cell48" style:family="table-cell">
      <style:table-cell-properties fo:background-color="#FFFFFF" style:vertical-align="middle"/>
    </style:style>
    <style:style style:name="Table29.Cell49" style:family="table-cell">
      <style:table-cell-properties fo:background-color="#FFFFFF" style:vertical-align="top"/>
    </style:style>
    <style:style style:name="Table29.Cell50" style:family="table-cell">
      <style:table-cell-properties fo:background-color="#FFFFFF" style:vertical-align="middle"/>
    </style:style>
    <style:style style:name="Table29.Cell51" style:family="table-cell">
      <style:table-cell-properties fo:background-color="#FFFFFF" style:vertical-align="middle"/>
    </style:style>
    <style:style style:name="Table29.Cell52" style:family="table-cell">
      <style:table-cell-properties fo:background-color="#FFFFFF" style:vertical-align="middle"/>
    </style:style>
    <style:style style:name="Table29.Cell53" style:family="table-cell">
      <style:table-cell-properties fo:background-color="#FFFFFF" style:vertical-align="top"/>
    </style:style>
    <style:style style:name="Table29.Cell54" style:family="table-cell">
      <style:table-cell-properties fo:background-color="#FFFFFF" style:vertical-align="middle"/>
    </style:style>
    <style:style style:name="Table29.Cell55" style:family="table-cell">
      <style:table-cell-properties fo:background-color="#FFFFFF" style:vertical-align="middle"/>
    </style:style>
    <style:style style:name="Table29.Cell56" style:family="table-cell">
      <style:table-cell-properties fo:background-color="#FFFFFF" style:vertical-align="middle"/>
    </style:style>
    <style:style style:name="Table29.Cell57" style:family="table-cell">
      <style:table-cell-properties fo:background-color="#FFFFFF" style:vertical-align="top"/>
    </style:style>
    <style:style style:name="Table29.Cell58" style:family="table-cell">
      <style:table-cell-properties fo:background-color="#FFFFFF" style:vertical-align="middle"/>
    </style:style>
    <style:style style:name="Table29.Cell59" style:family="table-cell">
      <style:table-cell-properties fo:background-color="#FFFFFF" style:vertical-align="middle"/>
    </style:style>
    <style:style style:name="Table29.Cell60" style:family="table-cell">
      <style:table-cell-properties fo:background-color="#FFFFFF" style:vertical-align="middle"/>
    </style:style>
    <style:style style:name="Table29.Cell61" style:family="table-cell">
      <style:table-cell-properties fo:background-color="#FFFFFF" style:vertical-align="top"/>
    </style:style>
    <style:style style:name="Table29.Cell62" style:family="table-cell">
      <style:table-cell-properties fo:background-color="#FFFFFF" style:vertical-align="middle"/>
    </style:style>
    <style:style style:name="Table29.Cell63" style:family="table-cell">
      <style:table-cell-properties fo:background-color="#FFFFFF" style:vertical-align="middle"/>
    </style:style>
    <style:style style:name="Table29.Cell64" style:family="table-cell">
      <style:table-cell-properties fo:background-color="#FFFFFF" style:vertical-align="middle"/>
    </style:style>
    <style:style style:name="Table29.Cell65" style:family="table-cell">
      <style:table-cell-properties fo:background-color="#FFFFFF" style:vertical-align="top"/>
    </style:style>
    <style:style style:name="Table29.Cell66" style:family="table-cell">
      <style:table-cell-properties fo:background-color="#FFFFFF" style:vertical-align="top"/>
    </style:style>
    <style:style style:name="Table29.Cell67" style:family="table-cell">
      <style:table-cell-properties fo:background-color="#FFFFFF" style:vertical-align="top"/>
    </style:style>
    <style:style style:name="Table29.Cell68" style:family="table-cell">
      <style:table-cell-properties fo:background-color="#FFFFFF" style:vertical-align="top"/>
    </style:style>
    <style:style style:name="Table29.Cell69" style:family="table-cell">
      <style:table-cell-properties fo:background-color="#FFFFFF"/>
    </style:style>
    <style:style style:name="Table29.Cell70" style:family="table-cell">
      <style:table-cell-properties fo:background-color="#FFFFFF"/>
    </style:style>
    <style:style style:name="Table29.Cell71" style:family="table-cell">
      <style:table-cell-properties fo:background-color="#FFFFFF"/>
    </style:style>
    <style:style style:name="Table29.Cell72" style:family="table-cell">
      <style:table-cell-properties fo:background-color="#FFFFFF"/>
    </style:style>
    <style:style style:name="Table29.Cell73" style:family="table-cell">
      <style:table-cell-properties fo:background-color="#FFFFFF" style:vertical-align="top"/>
    </style:style>
    <style:style style:name="Table29.Cell74" style:family="table-cell">
      <style:table-cell-properties fo:background-color="#FFFFFF" style:vertical-align="middle"/>
    </style:style>
    <style:style style:name="Table29.Cell75" style:family="table-cell">
      <style:table-cell-properties fo:background-color="#FFFFFF" style:vertical-align="middle"/>
    </style:style>
    <style:style style:name="Table29.Cell76" style:family="table-cell">
      <style:table-cell-properties fo:background-color="#FFFFFF" style:vertical-align="middle"/>
    </style:style>
    <style:style style:name="Table29.Cell77" style:family="table-cell">
      <style:table-cell-properties fo:background-color="#FFFFFF" style:vertical-align="top"/>
    </style:style>
    <style:style style:name="Table29.Cell78" style:family="table-cell">
      <style:table-cell-properties fo:background-color="#FFFFFF" style:vertical-align="middle"/>
    </style:style>
    <style:style style:name="Table29.Cell79" style:family="table-cell">
      <style:table-cell-properties fo:background-color="#FFFFFF" style:vertical-align="middle"/>
    </style:style>
    <style:style style:name="Table29.Cell80" style:family="table-cell">
      <style:table-cell-properties fo:background-color="#FFFFFF" style:vertical-align="middle"/>
    </style:style>
    <style:style style:name="Table29.Cell81" style:family="table-cell">
      <style:table-cell-properties fo:background-color="#FFFFFF" style:vertical-align="top"/>
    </style:style>
    <style:style style:name="Table29.Cell82" style:family="table-cell">
      <style:table-cell-properties fo:background-color="#FFFFFF" style:vertical-align="middle"/>
    </style:style>
    <style:style style:name="Table29.Cell83" style:family="table-cell">
      <style:table-cell-properties fo:background-color="#FFFFFF" style:vertical-align="middle"/>
    </style:style>
    <style:style style:name="Table29.Cell84" style:family="table-cell">
      <style:table-cell-properties fo:background-color="#FFFFFF" style:vertical-align="middle"/>
    </style:style>
    <style:style style:name="Table29.Cell85" style:family="table-cell">
      <style:table-cell-properties fo:background-color="#FFFFFF" style:vertical-align="top"/>
    </style:style>
    <style:style style:name="Table29.Cell86" style:family="table-cell">
      <style:table-cell-properties fo:background-color="#FFFFFF"/>
    </style:style>
    <style:style style:name="Table29.Cell87" style:family="table-cell">
      <style:table-cell-properties fo:background-color="#FFFFFF"/>
    </style:style>
    <style:style style:name="Table29.Cell88" style:family="table-cell">
      <style:table-cell-properties fo:background-color="#FFFFFF"/>
    </style:style>
    <style:style style:name="Table30" style:family="table">
      <style:table-properties style:writing-mode="lr-tb" style:width="10.634cm" table:align="center"/>
    </style:style>
    <style:style style:name="Table30.C1" style:family="table-column">
      <style:table-column-properties style:column-width="6.807cm"/>
    </style:style>
    <style:style style:name="Table30.C2" style:family="table-column">
      <style:table-column-properties style:column-width="3.828cm"/>
    </style:style>
    <style:style style:name="Table30.R1" style:family="table-row">
      <style:table-row-properties style:row-height="0.753cm"/>
    </style:style>
    <style:style style:name="Table30.R2" style:family="table-row">
      <style:table-row-properties style:row-height="1.109cm"/>
    </style:style>
    <style:style style:name="Table30.R3" style:family="table-row">
      <style:table-row-properties style:row-height="1.083cm"/>
    </style:style>
    <style:style style:name="Table30.R4" style:family="table-row">
      <style:table-row-properties style:row-height="1.143cm"/>
    </style:style>
    <style:style style:name="Table30.R5" style:family="table-row">
      <style:table-row-properties style:row-height="0.804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 style:vertical-align="middle"/>
    </style:style>
    <style:style style:name="Table30.Cell4" style:family="table-cell">
      <style:table-cell-properties fo:background-color="#FFFFFF" style:vertical-align="middle"/>
    </style:style>
    <style:style style:name="Table30.Cell5" style:family="table-cell">
      <style:table-cell-properties fo:background-color="#FFFFFF" style:vertical-align="middle"/>
    </style:style>
    <style:style style:name="Table30.Cell6" style:family="table-cell">
      <style:table-cell-properties fo:background-color="#FFFFFF" style:vertical-align="middle"/>
    </style:style>
    <style:style style:name="Table30.Cell7" style:family="table-cell">
      <style:table-cell-properties fo:background-color="#FFFFFF" style:vertical-align="middle"/>
    </style:style>
    <style:style style:name="Table30.Cell8" style:family="table-cell">
      <style:table-cell-properties fo:background-color="#FFFFFF" style:vertical-align="middle"/>
    </style:style>
    <style:style style:name="Table30.Cell9" style:family="table-cell">
      <style:table-cell-properties fo:background-color="#FFFFFF"/>
    </style:style>
    <style:style style:name="Table30.Cell10" style:family="table-cell">
      <style:table-cell-properties fo:background-color="#FFFFFF"/>
    </style:style>
    <style:style style:name="Table31" style:family="table">
      <style:table-properties style:writing-mode="lr-tb" style:width="10.626cm" table:align="center"/>
    </style:style>
    <style:style style:name="Table31.C1" style:family="table-column">
      <style:table-column-properties style:column-width="0.626cm"/>
    </style:style>
    <style:style style:name="Table31.C2" style:family="table-column">
      <style:table-column-properties style:column-width="6.283cm"/>
    </style:style>
    <style:style style:name="Table31.C3" style:family="table-column">
      <style:table-column-properties style:column-width="3.717cm"/>
    </style:style>
    <style:style style:name="Table31.R1" style:family="table-row">
      <style:table-row-properties style:row-height="0.771cm"/>
    </style:style>
    <style:style style:name="Table31.R2" style:family="table-row">
      <style:table-row-properties style:row-height="1.101cm"/>
    </style:style>
    <style:style style:name="Table31.R3" style:family="table-row">
      <style:table-row-properties style:row-height="1.067cm"/>
    </style:style>
    <style:style style:name="Table31.R4" style:family="table-row">
      <style:table-row-properties style:row-height="1.118cm"/>
    </style:style>
    <style:style style:name="Table31.R5" style:family="table-row">
      <style:table-row-properties style:row-height="1.092cm"/>
    </style:style>
    <style:style style:name="Table31.R6" style:family="table-row">
      <style:table-row-properties style:row-height="1.101cm"/>
    </style:style>
    <style:style style:name="Table31.R7" style:family="table-row">
      <style:table-row-properties style:row-height="1.101cm"/>
    </style:style>
    <style:style style:name="Table31.R8" style:family="table-row">
      <style:table-row-properties style:row-height="1.092cm"/>
    </style:style>
    <style:style style:name="Table31.R9" style:family="table-row">
      <style:table-row-properties style:row-height="0.804cm"/>
    </style:style>
    <style:style style:name="Table31.Cell1" style:family="table-cell">
      <style:table-cell-properties fo:background-color="#FFFFFF" style:vertical-align="middle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 style:vertical-align="top"/>
    </style:style>
    <style:style style:name="Table31.Cell4" style:family="table-cell">
      <style:table-cell-properties fo:background-color="#FFFFFF" style:vertical-align="middle"/>
    </style:style>
    <style:style style:name="Table31.Cell5" style:family="table-cell">
      <style:table-cell-properties fo:background-color="#FFFFFF" style:vertical-align="middle"/>
    </style:style>
    <style:style style:name="Table31.Cell6" style:family="table-cell">
      <style:table-cell-properties fo:background-color="#FFFFFF" style:vertical-align="middle"/>
    </style:style>
    <style:style style:name="Table31.Cell7" style:family="table-cell">
      <style:table-cell-properties fo:background-color="#FFFFFF" style:vertical-align="middle"/>
    </style:style>
    <style:style style:name="Table31.Cell8" style:family="table-cell">
      <style:table-cell-properties fo:background-color="#FFFFFF" style:vertical-align="middle"/>
    </style:style>
    <style:style style:name="Table31.Cell9" style:family="table-cell">
      <style:table-cell-properties fo:background-color="#FFFFFF" style:vertical-align="middle"/>
    </style:style>
    <style:style style:name="Table31.Cell10" style:family="table-cell">
      <style:table-cell-properties fo:background-color="#FFFFFF" style:vertical-align="middle"/>
    </style:style>
    <style:style style:name="Table31.Cell11" style:family="table-cell">
      <style:table-cell-properties fo:background-color="#FFFFFF" style:vertical-align="middle"/>
    </style:style>
    <style:style style:name="Table31.Cell12" style:family="table-cell">
      <style:table-cell-properties fo:background-color="#FFFFFF" style:vertical-align="middle"/>
    </style:style>
    <style:style style:name="Table31.Cell13" style:family="table-cell">
      <style:table-cell-properties fo:background-color="#FFFFFF" style:vertical-align="middle"/>
    </style:style>
    <style:style style:name="Table31.Cell14" style:family="table-cell">
      <style:table-cell-properties fo:background-color="#FFFFFF" style:vertical-align="middle"/>
    </style:style>
    <style:style style:name="Table31.Cell15" style:family="table-cell">
      <style:table-cell-properties fo:background-color="#FFFFFF" style:vertical-align="middle"/>
    </style:style>
    <style:style style:name="Table31.Cell16" style:family="table-cell">
      <style:table-cell-properties fo:background-color="#FFFFFF" style:vertical-align="middle"/>
    </style:style>
    <style:style style:name="Table31.Cell17" style:family="table-cell">
      <style:table-cell-properties fo:background-color="#FFFFFF" style:vertical-align="middle"/>
    </style:style>
    <style:style style:name="Table31.Cell18" style:family="table-cell">
      <style:table-cell-properties fo:background-color="#FFFFFF" style:vertical-align="middle"/>
    </style:style>
    <style:style style:name="Table31.Cell19" style:family="table-cell">
      <style:table-cell-properties fo:background-color="#FFFFFF" style:vertical-align="middle"/>
    </style:style>
    <style:style style:name="Table31.Cell20" style:family="table-cell">
      <style:table-cell-properties fo:background-color="#FFFFFF" style:vertical-align="middle"/>
    </style:style>
    <style:style style:name="Table31.Cell21" style:family="table-cell">
      <style:table-cell-properties fo:background-color="#FFFFFF" style:vertical-align="middle"/>
    </style:style>
    <style:style style:name="Table31.Cell22" style:family="table-cell">
      <style:table-cell-properties fo:background-color="#FFFFFF" style:vertical-align="middle"/>
    </style:style>
    <style:style style:name="Table31.Cell23" style:family="table-cell">
      <style:table-cell-properties fo:background-color="#FFFFFF" style:vertical-align="middle"/>
    </style:style>
    <style:style style:name="Table31.Cell24" style:family="table-cell">
      <style:table-cell-properties fo:background-color="#FFFFFF" style:vertical-align="middle"/>
    </style:style>
    <style:style style:name="Table31.Cell25" style:family="table-cell">
      <style:table-cell-properties fo:background-color="#FFFFFF"/>
    </style:style>
    <style:style style:name="Table31.Cell26" style:family="table-cell">
      <style:table-cell-properties fo:background-color="#FFFFFF"/>
    </style:style>
    <style:style style:name="Table31.Cell27" style:family="table-cell">
      <style:table-cell-properties fo:background-color="#FFFFFF"/>
    </style:style>
    <style:style style:name="Table32" style:family="table">
      <style:table-properties style:writing-mode="lr-tb" style:width="16.688cm" table:align="center"/>
    </style:style>
    <style:style style:name="Table32.C1" style:family="table-column">
      <style:table-column-properties style:column-width="6.604cm"/>
    </style:style>
    <style:style style:name="Table32.C2" style:family="table-column">
      <style:table-column-properties style:column-width="10.084cm"/>
    </style:style>
    <style:style style:name="Table32.R1" style:family="table-row">
      <style:table-row-properties style:row-height="0.610cm"/>
    </style:style>
    <style:style style:name="Table32.R2" style:family="table-row">
      <style:table-row-properties style:row-height="0.829cm"/>
    </style:style>
    <style:style style:name="Table32.R3" style:family="table-row">
      <style:table-row-properties style:row-height="0.660cm"/>
    </style:style>
    <style:style style:name="Table32.R4" style:family="table-row">
      <style:table-row-properties style:row-height="0.923cm"/>
    </style:style>
    <style:style style:name="Table32.R5" style:family="table-row">
      <style:table-row-properties style:row-height="1.101cm"/>
    </style:style>
    <style:style style:name="Table32.R6" style:family="table-row">
      <style:table-row-properties style:row-height="1.083cm"/>
    </style:style>
    <style:style style:name="Table32.R7" style:family="table-row">
      <style:table-row-properties style:row-height="1.101cm"/>
    </style:style>
    <style:style style:name="Table32.R8" style:family="table-row">
      <style:table-row-properties style:row-height="1.118cm"/>
    </style:style>
    <style:style style:name="Table32.R9" style:family="table-row">
      <style:table-row-properties style:row-height="1.101cm"/>
    </style:style>
    <style:style style:name="Table32.R10" style:family="table-row">
      <style:table-row-properties style:row-height="1.083cm"/>
    </style:style>
    <style:style style:name="Table32.R11" style:family="table-row">
      <style:table-row-properties style:row-height="1.101cm"/>
    </style:style>
    <style:style style:name="Table32.R12" style:family="table-row">
      <style:table-row-properties style:row-height="1.109cm"/>
    </style:style>
    <style:style style:name="Table32.R13" style:family="table-row">
      <style:table-row-properties style:row-height="0.787cm"/>
    </style:style>
    <style:style style:name="Table32.Cell1" style:family="table-cell">
      <style:table-cell-properties fo:background-color="#FFFFFF" style:vertical-align="top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top"/>
    </style:style>
    <style:style style:name="Table32.Cell5" style:family="table-cell">
      <style:table-cell-properties fo:background-color="#FFFFFF" style:vertical-align="top"/>
    </style:style>
    <style:style style:name="Table32.Cell6" style:family="table-cell">
      <style:table-cell-properties fo:background-color="#FFFFFF" style:vertical-align="top"/>
    </style:style>
    <style:style style:name="Table32.Cell7" style:family="table-cell">
      <style:table-cell-properties fo:background-color="#FFFFFF" style:vertical-align="top"/>
    </style:style>
    <style:style style:name="Table32.Cell8" style:family="table-cell">
      <style:table-cell-properties fo:background-color="#FFFFFF" style:vertical-align="top"/>
    </style:style>
    <style:style style:name="Table32.Cell9" style:family="table-cell">
      <style:table-cell-properties fo:background-color="#FFFFFF" style:vertical-align="middle"/>
    </style:style>
    <style:style style:name="Table32.Cell10" style:family="table-cell">
      <style:table-cell-properties fo:background-color="#FFFFFF" style:vertical-align="middle"/>
    </style:style>
    <style:style style:name="Table32.Cell11" style:family="table-cell">
      <style:table-cell-properties fo:background-color="#FFFFFF" style:vertical-align="middle"/>
    </style:style>
    <style:style style:name="Table32.Cell12" style:family="table-cell">
      <style:table-cell-properties fo:background-color="#FFFFFF" style:vertical-align="middle"/>
    </style:style>
    <style:style style:name="Table32.Cell13" style:family="table-cell">
      <style:table-cell-properties fo:background-color="#FFFFFF" style:vertical-align="middle"/>
    </style:style>
    <style:style style:name="Table32.Cell14" style:family="table-cell">
      <style:table-cell-properties fo:background-color="#FFFFFF" style:vertical-align="middle"/>
    </style:style>
    <style:style style:name="Table32.Cell15" style:family="table-cell">
      <style:table-cell-properties fo:background-color="#FFFFFF" style:vertical-align="middle"/>
    </style:style>
    <style:style style:name="Table32.Cell16" style:family="table-cell">
      <style:table-cell-properties fo:background-color="#FFFFFF" style:vertical-align="middle"/>
    </style:style>
    <style:style style:name="Table32.Cell17" style:family="table-cell">
      <style:table-cell-properties fo:background-color="#FFFFFF" style:vertical-align="middle"/>
    </style:style>
    <style:style style:name="Table32.Cell18" style:family="table-cell">
      <style:table-cell-properties fo:background-color="#FFFFFF" style:vertical-align="middle"/>
    </style:style>
    <style:style style:name="Table32.Cell19" style:family="table-cell">
      <style:table-cell-properties fo:background-color="#FFFFFF" style:vertical-align="middle"/>
    </style:style>
    <style:style style:name="Table32.Cell20" style:family="table-cell">
      <style:table-cell-properties fo:background-color="#FFFFFF" style:vertical-align="middle"/>
    </style:style>
    <style:style style:name="Table32.Cell21" style:family="table-cell">
      <style:table-cell-properties fo:background-color="#FFFFFF" style:vertical-align="middle"/>
    </style:style>
    <style:style style:name="Table32.Cell22" style:family="table-cell">
      <style:table-cell-properties fo:background-color="#FFFFFF" style:vertical-align="middle"/>
    </style:style>
    <style:style style:name="Table32.Cell23" style:family="table-cell">
      <style:table-cell-properties fo:background-color="#FFFFFF" style:vertical-align="middle"/>
    </style:style>
    <style:style style:name="Table32.Cell24" style:family="table-cell">
      <style:table-cell-properties fo:background-color="#FFFFFF" style:vertical-align="middle"/>
    </style:style>
    <style:style style:name="Table32.Cell25" style:family="table-cell">
      <style:table-cell-properties fo:background-color="#FFFFFF" style:vertical-align="top"/>
    </style:style>
    <style:style style:name="Table32.Cell26" style:family="table-cell">
      <style:table-cell-properties fo:background-color="#FFFFFF"/>
    </style:style>
    <style:style style:name="Table33" style:family="table">
      <style:table-properties style:writing-mode="lr-tb" style:width="16.688cm" table:align="center"/>
    </style:style>
    <style:style style:name="Table33.C1" style:family="table-column">
      <style:table-column-properties style:column-width="6.604cm"/>
    </style:style>
    <style:style style:name="Table33.C2" style:family="table-column">
      <style:table-column-properties style:column-width="10.084cm"/>
    </style:style>
    <style:style style:name="Table33.R1" style:family="table-row">
      <style:table-row-properties style:row-height="0.771cm"/>
    </style:style>
    <style:style style:name="Table33.R2" style:family="table-row">
      <style:table-row-properties style:row-height="1.125cm"/>
    </style:style>
    <style:style style:name="Table33.R3" style:family="table-row">
      <style:table-row-properties style:row-height="1.092cm"/>
    </style:style>
    <style:style style:name="Table33.R4" style:family="table-row">
      <style:table-row-properties style:row-height="1.083cm"/>
    </style:style>
    <style:style style:name="Table33.R5" style:family="table-row">
      <style:table-row-properties style:row-height="1.101cm"/>
    </style:style>
    <style:style style:name="Table33.R6" style:family="table-row">
      <style:table-row-properties style:row-height="1.092cm"/>
    </style:style>
    <style:style style:name="Table33.R7" style:family="table-row">
      <style:table-row-properties style:row-height="1.109cm"/>
    </style:style>
    <style:style style:name="Table33.R8" style:family="table-row">
      <style:table-row-properties style:row-height="1.118cm"/>
    </style:style>
    <style:style style:name="Table33.R9" style:family="table-row">
      <style:table-row-properties style:row-height="1.312cm"/>
    </style:style>
    <style:style style:name="Table33.R10" style:family="table-row">
      <style:table-row-properties style:row-height="0.864cm"/>
    </style:style>
    <style:style style:name="Table33.Cell1" style:family="table-cell">
      <style:table-cell-properties fo:background-color="#FFFFFF" style:vertical-align="top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middle"/>
    </style:style>
    <style:style style:name="Table33.Cell4" style:family="table-cell">
      <style:table-cell-properties fo:background-color="#FFFFFF" style:vertical-align="middle"/>
    </style:style>
    <style:style style:name="Table33.Cell5" style:family="table-cell">
      <style:table-cell-properties fo:background-color="#FFFFFF" style:vertical-align="middle"/>
    </style:style>
    <style:style style:name="Table33.Cell6" style:family="table-cell">
      <style:table-cell-properties fo:background-color="#FFFFFF" style:vertical-align="middle"/>
    </style:style>
    <style:style style:name="Table33.Cell7" style:family="table-cell">
      <style:table-cell-properties fo:background-color="#FFFFFF" style:vertical-align="middle"/>
    </style:style>
    <style:style style:name="Table33.Cell8" style:family="table-cell">
      <style:table-cell-properties fo:background-color="#FFFFFF" style:vertical-align="middle"/>
    </style:style>
    <style:style style:name="Table33.Cell9" style:family="table-cell">
      <style:table-cell-properties fo:background-color="#FFFFFF" style:vertical-align="middle"/>
    </style:style>
    <style:style style:name="Table33.Cell10" style:family="table-cell">
      <style:table-cell-properties fo:background-color="#FFFFFF" style:vertical-align="middle"/>
    </style:style>
    <style:style style:name="Table33.Cell11" style:family="table-cell">
      <style:table-cell-properties fo:background-color="#FFFFFF" style:vertical-align="middle"/>
    </style:style>
    <style:style style:name="Table33.Cell12" style:family="table-cell">
      <style:table-cell-properties fo:background-color="#FFFFFF" style:vertical-align="middle"/>
    </style:style>
    <style:style style:name="Table33.Cell13" style:family="table-cell">
      <style:table-cell-properties fo:background-color="#FFFFFF" style:vertical-align="middle"/>
    </style:style>
    <style:style style:name="Table33.Cell14" style:family="table-cell">
      <style:table-cell-properties fo:background-color="#FFFFFF" style:vertical-align="middle"/>
    </style:style>
    <style:style style:name="Table33.Cell15" style:family="table-cell">
      <style:table-cell-properties fo:background-color="#FFFFFF" style:vertical-align="middle"/>
    </style:style>
    <style:style style:name="Table33.Cell16" style:family="table-cell">
      <style:table-cell-properties fo:background-color="#FFFFFF" style:vertical-align="middle"/>
    </style:style>
    <style:style style:name="Table33.Cell17" style:family="table-cell">
      <style:table-cell-properties fo:background-color="#FFFFFF" style:vertical-align="middle"/>
    </style:style>
    <style:style style:name="Table33.Cell18" style:family="table-cell">
      <style:table-cell-properties fo:background-color="#FFFFFF" style:vertical-align="middle"/>
    </style:style>
    <style:style style:name="Table33.Cell19" style:family="table-cell">
      <style:table-cell-properties fo:background-color="#FFFFFF" style:vertical-align="top"/>
    </style:style>
    <style:style style:name="Table33.Cell20" style:family="table-cell">
      <style:table-cell-properties fo:background-color="#FFFFFF"/>
    </style:style>
    <style:style style:name="Table34" style:family="table">
      <style:table-properties style:writing-mode="lr-tb" style:width="10.608cm" table:align="center"/>
    </style:style>
    <style:style style:name="Table34.C1" style:family="table-column">
      <style:table-column-properties style:column-width="6.697cm"/>
    </style:style>
    <style:style style:name="Table34.C2" style:family="table-column">
      <style:table-column-properties style:column-width="3.912cm"/>
    </style:style>
    <style:style style:name="Table34.R1" style:family="table-row">
      <style:table-row-properties style:row-height="0.780cm"/>
    </style:style>
    <style:style style:name="Table34.R2" style:family="table-row">
      <style:table-row-properties style:row-height="0.804cm"/>
    </style:style>
    <style:style style:name="Table34.Cell1" style:family="table-cell">
      <style:table-cell-properties fo:background-color="#FFFFFF" style:vertical-align="top"/>
    </style:style>
    <style:style style:name="Table34.Cell2" style:family="table-cell">
      <style:table-cell-properties fo:background-color="#FFFFFF" style:vertical-align="middle"/>
    </style:style>
    <style:style style:name="Table34.Cell3" style:family="table-cell">
      <style:table-cell-properties fo:background-color="#FFFFFF"/>
    </style:style>
    <style:style style:name="Table34.Cell4" style:family="table-cell">
      <style:table-cell-properties fo:background-color="#FFFFFF"/>
    </style:style>
    <style:style style:name="Table35" style:family="table">
      <style:table-properties style:writing-mode="lr-tb" style:width="10.626cm" table:align="center"/>
    </style:style>
    <style:style style:name="Table35.C1" style:family="table-column">
      <style:table-column-properties style:column-width="0.533cm"/>
    </style:style>
    <style:style style:name="Table35.C2" style:family="table-column">
      <style:table-column-properties style:column-width="6.807cm"/>
    </style:style>
    <style:style style:name="Table35.C3" style:family="table-column">
      <style:table-column-properties style:column-width="3.284cm"/>
    </style:style>
    <style:style style:name="Table35.R1" style:family="table-row">
      <style:table-row-properties style:row-height="0.771cm"/>
    </style:style>
    <style:style style:name="Table35.R2" style:family="table-row">
      <style:table-row-properties style:row-height="1.092cm"/>
    </style:style>
    <style:style style:name="Table35.R3" style:family="table-row">
      <style:table-row-properties style:row-height="1.134cm"/>
    </style:style>
    <style:style style:name="Table35.R4" style:family="table-row">
      <style:table-row-properties style:row-height="1.092cm"/>
    </style:style>
    <style:style style:name="Table35.R5" style:family="table-row">
      <style:table-row-properties style:row-height="0.804cm"/>
    </style:style>
    <style:style style:name="Table35.Cell1" style:family="table-cell">
      <style:table-cell-properties fo:background-color="#FFFFFF" style:vertical-align="top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top"/>
    </style:style>
    <style:style style:name="Table35.Cell4" style:family="table-cell">
      <style:table-cell-properties fo:background-color="#FFFFFF" style:vertical-align="middle"/>
    </style:style>
    <style:style style:name="Table35.Cell5" style:family="table-cell">
      <style:table-cell-properties fo:background-color="#FFFFFF" style:vertical-align="middle"/>
    </style:style>
    <style:style style:name="Table35.Cell6" style:family="table-cell">
      <style:table-cell-properties fo:background-color="#FFFFFF" style:vertical-align="middle"/>
    </style:style>
    <style:style style:name="Table35.Cell7" style:family="table-cell">
      <style:table-cell-properties fo:background-color="#FFFFFF" style:vertical-align="middle"/>
    </style:style>
    <style:style style:name="Table35.Cell8" style:family="table-cell">
      <style:table-cell-properties fo:background-color="#FFFFFF" style:vertical-align="middle"/>
    </style:style>
    <style:style style:name="Table35.Cell9" style:family="table-cell">
      <style:table-cell-properties fo:background-color="#FFFFFF" style:vertical-align="middle"/>
    </style:style>
    <style:style style:name="Table35.Cell10" style:family="table-cell">
      <style:table-cell-properties fo:background-color="#FFFFFF" style:vertical-align="middle"/>
    </style:style>
    <style:style style:name="Table35.Cell11" style:family="table-cell">
      <style:table-cell-properties fo:background-color="#FFFFFF" style:vertical-align="middle"/>
    </style:style>
    <style:style style:name="Table35.Cell12" style:family="table-cell">
      <style:table-cell-properties fo:background-color="#FFFFFF" style:vertical-align="middle"/>
    </style:style>
    <style:style style:name="Table35.Cell13" style:family="table-cell">
      <style:table-cell-properties fo:background-color="#FFFFFF"/>
    </style:style>
    <style:style style:name="Table35.Cell14" style:family="table-cell">
      <style:table-cell-properties fo:background-color="#FFFFFF"/>
    </style:style>
    <style:style style:name="Table35.Cell15" style:family="table-cell">
      <style:table-cell-properties fo:background-color="#FFFFFF"/>
    </style:style>
    <style:style style:name="Table36" style:family="table">
      <style:table-properties style:writing-mode="lr-tb" style:width="16.688cm" table:align="center"/>
    </style:style>
    <style:style style:name="Table36.C1" style:family="table-column">
      <style:table-column-properties style:column-width="5.267cm"/>
    </style:style>
    <style:style style:name="Table36.C2" style:family="table-column">
      <style:table-column-properties style:column-width="1.415cm"/>
    </style:style>
    <style:style style:name="Table36.C3" style:family="table-column">
      <style:table-column-properties style:column-width="5.173cm"/>
    </style:style>
    <style:style style:name="Table36.C4" style:family="table-column">
      <style:table-column-properties style:column-width="4.835cm"/>
    </style:style>
    <style:style style:name="Table36.R1" style:family="table-row">
      <style:table-row-properties style:row-height="0.617cm"/>
    </style:style>
    <style:style style:name="Table36.R2" style:family="table-row">
      <style:table-row-properties style:row-height="0.744cm"/>
    </style:style>
    <style:style style:name="Table36.R3" style:family="table-row">
      <style:table-row-properties style:row-height="0.744cm"/>
    </style:style>
    <style:style style:name="Table36.R4" style:family="table-row">
      <style:table-row-properties style:row-height="0.923cm"/>
    </style:style>
    <style:style style:name="Table36.R5" style:family="table-row">
      <style:table-row-properties style:row-height="1.092cm"/>
    </style:style>
    <style:style style:name="Table36.R6" style:family="table-row">
      <style:table-row-properties style:row-height="1.092cm"/>
    </style:style>
    <style:style style:name="Table36.R7" style:family="table-row">
      <style:table-row-properties style:row-height="1.109cm"/>
    </style:style>
    <style:style style:name="Table36.R8" style:family="table-row">
      <style:table-row-properties style:row-height="1.101cm"/>
    </style:style>
    <style:style style:name="Table36.R9" style:family="table-row">
      <style:table-row-properties style:row-height="1.092cm"/>
    </style:style>
    <style:style style:name="Table36.R10" style:family="table-row">
      <style:table-row-properties style:row-height="1.109cm"/>
    </style:style>
    <style:style style:name="Table36.R11" style:family="table-row">
      <style:table-row-properties style:row-height="1.067cm"/>
    </style:style>
    <style:style style:name="Table36.R12" style:family="table-row">
      <style:table-row-properties style:row-height="1.134cm"/>
    </style:style>
    <style:style style:name="Table36.R13" style:family="table-row">
      <style:table-row-properties style:row-height="1.058cm"/>
    </style:style>
    <style:style style:name="Table36.R14" style:family="table-row">
      <style:table-row-properties style:row-height="1.101cm"/>
    </style:style>
    <style:style style:name="Table36.R15" style:family="table-row">
      <style:table-row-properties style:row-height="1.143cm"/>
    </style:style>
    <style:style style:name="Table36.R16" style:family="table-row">
      <style:table-row-properties style:row-height="1.617cm"/>
    </style:style>
    <style:style style:name="Table36.R17" style:family="table-row">
      <style:table-row-properties style:row-height="1.651cm"/>
    </style:style>
    <style:style style:name="Table36.R18" style:family="table-row">
      <style:table-row-properties style:row-height="1.134cm"/>
    </style:style>
    <style:style style:name="Table36.R19" style:family="table-row">
      <style:table-row-properties style:row-height="1.101cm"/>
    </style:style>
    <style:style style:name="Table36.R20" style:family="table-row">
      <style:table-row-properties style:row-height="1.101cm"/>
    </style:style>
    <style:style style:name="Table36.R21" style:family="table-row">
      <style:table-row-properties style:row-height="1.058cm"/>
    </style:style>
    <style:style style:name="Table36.R22" style:family="table-row">
      <style:table-row-properties style:row-height="0.804cm"/>
    </style:style>
    <style:style style:name="Table36.Cell1" style:family="table-cell">
      <style:table-cell-properties fo:background-color="#FFFFFF" style:vertical-align="top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top"/>
    </style:style>
    <style:style style:name="Table36.Cell4" style:family="table-cell">
      <style:table-cell-properties fo:background-color="#FFFFFF" style:vertical-align="top"/>
    </style:style>
    <style:style style:name="Table36.Cell5" style:family="table-cell">
      <style:table-cell-properties fo:background-color="#FFFFFF" style:vertical-align="top"/>
    </style:style>
    <style:style style:name="Table36.Cell6" style:family="table-cell">
      <style:table-cell-properties fo:background-color="#FFFFFF" style:vertical-align="top"/>
    </style:style>
    <style:style style:name="Table36.Cell7" style:family="table-cell">
      <style:table-cell-properties fo:background-color="#FFFFFF" style:vertical-align="top"/>
    </style:style>
    <style:style style:name="Table36.Cell8" style:family="table-cell">
      <style:table-cell-properties fo:background-color="#FFFFFF" style:vertical-align="top"/>
    </style:style>
    <style:style style:name="Table36.Cell9" style:family="table-cell">
      <style:table-cell-properties fo:background-color="#FFFFFF"/>
    </style:style>
    <style:style style:name="Table36.Cell10" style:family="table-cell">
      <style:table-cell-properties fo:background-color="#FFFFFF" style:vertical-align="top"/>
    </style:style>
    <style:style style:name="Table36.Cell11" style:family="table-cell">
      <style:table-cell-properties fo:background-color="#FFFFFF" style:vertical-align="top"/>
    </style:style>
    <style:style style:name="Table36.Cell12" style:family="table-cell">
      <style:table-cell-properties fo:background-color="#FFFFFF" style:vertical-align="top"/>
    </style:style>
    <style:style style:name="Table36.Cell13" style:family="table-cell">
      <style:table-cell-properties fo:background-color="#FFFFFF" style:vertical-align="top"/>
    </style:style>
    <style:style style:name="Table36.Cell14" style:family="table-cell">
      <style:table-cell-properties fo:background-color="#FFFFFF" style:vertical-align="top"/>
    </style:style>
    <style:style style:name="Table36.Cell15" style:family="table-cell">
      <style:table-cell-properties fo:background-color="#FFFFFF" style:vertical-align="top"/>
    </style:style>
    <style:style style:name="Table36.Cell16" style:family="table-cell">
      <style:table-cell-properties fo:background-color="#FFFFFF" style:vertical-align="top"/>
    </style:style>
    <style:style style:name="Table36.Cell17" style:family="table-cell">
      <style:table-cell-properties fo:background-color="#FFFFFF" style:vertical-align="middle"/>
    </style:style>
    <style:style style:name="Table36.Cell18" style:family="table-cell">
      <style:table-cell-properties fo:background-color="#FFFFFF" style:vertical-align="middle"/>
    </style:style>
    <style:style style:name="Table36.Cell19" style:family="table-cell">
      <style:table-cell-properties fo:background-color="#FFFFFF" style:vertical-align="middle"/>
    </style:style>
    <style:style style:name="Table36.Cell20" style:family="table-cell">
      <style:table-cell-properties fo:background-color="#FFFFFF" style:vertical-align="middle"/>
    </style:style>
    <style:style style:name="Table36.Cell21" style:family="table-cell">
      <style:table-cell-properties fo:background-color="#FFFFFF" style:vertical-align="top"/>
    </style:style>
    <style:style style:name="Table36.Cell22" style:family="table-cell">
      <style:table-cell-properties fo:background-color="#FFFFFF" style:vertical-align="middle"/>
    </style:style>
    <style:style style:name="Table36.Cell23" style:family="table-cell">
      <style:table-cell-properties fo:background-color="#FFFFFF" style:vertical-align="middle"/>
    </style:style>
    <style:style style:name="Table36.Cell24" style:family="table-cell">
      <style:table-cell-properties fo:background-color="#FFFFFF" style:vertical-align="middle"/>
    </style:style>
    <style:style style:name="Table36.Cell25" style:family="table-cell">
      <style:table-cell-properties fo:background-color="#FFFFFF" style:vertical-align="top"/>
    </style:style>
    <style:style style:name="Table36.Cell26" style:family="table-cell">
      <style:table-cell-properties fo:background-color="#FFFFFF" style:vertical-align="middle"/>
    </style:style>
    <style:style style:name="Table36.Cell27" style:family="table-cell">
      <style:table-cell-properties fo:background-color="#FFFFFF" style:vertical-align="middle"/>
    </style:style>
    <style:style style:name="Table36.Cell28" style:family="table-cell">
      <style:table-cell-properties fo:background-color="#FFFFFF" style:vertical-align="middle"/>
    </style:style>
    <style:style style:name="Table36.Cell29" style:family="table-cell">
      <style:table-cell-properties fo:background-color="#FFFFFF" style:vertical-align="top"/>
    </style:style>
    <style:style style:name="Table36.Cell30" style:family="table-cell">
      <style:table-cell-properties fo:background-color="#FFFFFF" style:vertical-align="middle"/>
    </style:style>
    <style:style style:name="Table36.Cell31" style:family="table-cell">
      <style:table-cell-properties fo:background-color="#FFFFFF" style:vertical-align="middle"/>
    </style:style>
    <style:style style:name="Table36.Cell32" style:family="table-cell">
      <style:table-cell-properties fo:background-color="#FFFFFF" style:vertical-align="middle"/>
    </style:style>
    <style:style style:name="Table36.Cell33" style:family="table-cell">
      <style:table-cell-properties fo:background-color="#FFFFFF" style:vertical-align="top"/>
    </style:style>
    <style:style style:name="Table36.Cell34" style:family="table-cell">
      <style:table-cell-properties fo:background-color="#FFFFFF" style:vertical-align="middle"/>
    </style:style>
    <style:style style:name="Table36.Cell35" style:family="table-cell">
      <style:table-cell-properties fo:background-color="#FFFFFF" style:vertical-align="middle"/>
    </style:style>
    <style:style style:name="Table36.Cell36" style:family="table-cell">
      <style:table-cell-properties fo:background-color="#FFFFFF" style:vertical-align="middle"/>
    </style:style>
    <style:style style:name="Table36.Cell37" style:family="table-cell">
      <style:table-cell-properties fo:background-color="#FFFFFF" style:vertical-align="top"/>
    </style:style>
    <style:style style:name="Table36.Cell38" style:family="table-cell">
      <style:table-cell-properties fo:background-color="#FFFFFF" style:vertical-align="middle"/>
    </style:style>
    <style:style style:name="Table36.Cell39" style:family="table-cell">
      <style:table-cell-properties fo:background-color="#FFFFFF" style:vertical-align="middle"/>
    </style:style>
    <style:style style:name="Table36.Cell40" style:family="table-cell">
      <style:table-cell-properties fo:background-color="#FFFFFF" style:vertical-align="middle"/>
    </style:style>
    <style:style style:name="Table36.Cell41" style:family="table-cell">
      <style:table-cell-properties fo:background-color="#FFFFFF" style:vertical-align="top"/>
    </style:style>
    <style:style style:name="Table36.Cell42" style:family="table-cell">
      <style:table-cell-properties fo:background-color="#FFFFFF" style:vertical-align="middle"/>
    </style:style>
    <style:style style:name="Table36.Cell43" style:family="table-cell">
      <style:table-cell-properties fo:background-color="#FFFFFF" style:vertical-align="middle"/>
    </style:style>
    <style:style style:name="Table36.Cell44" style:family="table-cell">
      <style:table-cell-properties fo:background-color="#FFFFFF" style:vertical-align="middle"/>
    </style:style>
    <style:style style:name="Table36.Cell45" style:family="table-cell">
      <style:table-cell-properties fo:background-color="#FFFFFF" style:vertical-align="top"/>
    </style:style>
    <style:style style:name="Table36.Cell46" style:family="table-cell">
      <style:table-cell-properties fo:background-color="#FFFFFF" style:vertical-align="middle"/>
    </style:style>
    <style:style style:name="Table36.Cell47" style:family="table-cell">
      <style:table-cell-properties fo:background-color="#FFFFFF" style:vertical-align="middle"/>
    </style:style>
    <style:style style:name="Table36.Cell48" style:family="table-cell">
      <style:table-cell-properties fo:background-color="#FFFFFF" style:vertical-align="middle"/>
    </style:style>
    <style:style style:name="Table36.Cell49" style:family="table-cell">
      <style:table-cell-properties fo:background-color="#FFFFFF" style:vertical-align="top"/>
    </style:style>
    <style:style style:name="Table36.Cell50" style:family="table-cell">
      <style:table-cell-properties fo:background-color="#FFFFFF" style:vertical-align="middle"/>
    </style:style>
    <style:style style:name="Table36.Cell51" style:family="table-cell">
      <style:table-cell-properties fo:background-color="#FFFFFF" style:vertical-align="middle"/>
    </style:style>
    <style:style style:name="Table36.Cell52" style:family="table-cell">
      <style:table-cell-properties fo:background-color="#FFFFFF" style:vertical-align="middle"/>
    </style:style>
    <style:style style:name="Table36.Cell53" style:family="table-cell">
      <style:table-cell-properties fo:background-color="#FFFFFF" style:vertical-align="top"/>
    </style:style>
    <style:style style:name="Table36.Cell54" style:family="table-cell">
      <style:table-cell-properties fo:background-color="#FFFFFF" style:vertical-align="middle"/>
    </style:style>
    <style:style style:name="Table36.Cell55" style:family="table-cell">
      <style:table-cell-properties fo:background-color="#FFFFFF" style:vertical-align="middle"/>
    </style:style>
    <style:style style:name="Table36.Cell56" style:family="table-cell">
      <style:table-cell-properties fo:background-color="#FFFFFF" style:vertical-align="middle"/>
    </style:style>
    <style:style style:name="Table36.Cell57" style:family="table-cell">
      <style:table-cell-properties fo:background-color="#FFFFFF" style:vertical-align="top"/>
    </style:style>
    <style:style style:name="Table36.Cell58" style:family="table-cell">
      <style:table-cell-properties fo:background-color="#FFFFFF" style:vertical-align="middle"/>
    </style:style>
    <style:style style:name="Table36.Cell59" style:family="table-cell">
      <style:table-cell-properties fo:background-color="#FFFFFF" style:vertical-align="middle"/>
    </style:style>
    <style:style style:name="Table36.Cell60" style:family="table-cell">
      <style:table-cell-properties fo:background-color="#FFFFFF" style:vertical-align="middle"/>
    </style:style>
    <style:style style:name="Table36.Cell61" style:family="table-cell">
      <style:table-cell-properties fo:background-color="#FFFFFF" style:vertical-align="top"/>
    </style:style>
    <style:style style:name="Table36.Cell62" style:family="table-cell">
      <style:table-cell-properties fo:background-color="#FFFFFF" style:vertical-align="top"/>
    </style:style>
    <style:style style:name="Table36.Cell63" style:family="table-cell">
      <style:table-cell-properties fo:background-color="#FFFFFF" style:vertical-align="top"/>
    </style:style>
    <style:style style:name="Table36.Cell64" style:family="table-cell">
      <style:table-cell-properties fo:background-color="#FFFFFF" style:vertical-align="top"/>
    </style:style>
    <style:style style:name="Table36.Cell65" style:family="table-cell">
      <style:table-cell-properties fo:background-color="#FFFFFF"/>
    </style:style>
    <style:style style:name="Table36.Cell66" style:family="table-cell">
      <style:table-cell-properties fo:background-color="#FFFFFF"/>
    </style:style>
    <style:style style:name="Table36.Cell67" style:family="table-cell">
      <style:table-cell-properties fo:background-color="#FFFFFF"/>
    </style:style>
    <style:style style:name="Table36.Cell68" style:family="table-cell">
      <style:table-cell-properties fo:background-color="#FFFFFF"/>
    </style:style>
    <style:style style:name="Table36.Cell69" style:family="table-cell">
      <style:table-cell-properties fo:background-color="#FFFFFF" style:vertical-align="top"/>
    </style:style>
    <style:style style:name="Table36.Cell70" style:family="table-cell">
      <style:table-cell-properties fo:background-color="#FFFFFF" style:vertical-align="middle"/>
    </style:style>
    <style:style style:name="Table36.Cell71" style:family="table-cell">
      <style:table-cell-properties fo:background-color="#FFFFFF" style:vertical-align="middle"/>
    </style:style>
    <style:style style:name="Table36.Cell72" style:family="table-cell">
      <style:table-cell-properties fo:background-color="#FFFFFF" style:vertical-align="middle"/>
    </style:style>
    <style:style style:name="Table36.Cell73" style:family="table-cell">
      <style:table-cell-properties fo:background-color="#FFFFFF" style:vertical-align="top"/>
    </style:style>
    <style:style style:name="Table36.Cell74" style:family="table-cell">
      <style:table-cell-properties fo:background-color="#FFFFFF" style:vertical-align="middle"/>
    </style:style>
    <style:style style:name="Table36.Cell75" style:family="table-cell">
      <style:table-cell-properties fo:background-color="#FFFFFF" style:vertical-align="middle"/>
    </style:style>
    <style:style style:name="Table36.Cell76" style:family="table-cell">
      <style:table-cell-properties fo:background-color="#FFFFFF" style:vertical-align="middle"/>
    </style:style>
    <style:style style:name="Table36.Cell77" style:family="table-cell">
      <style:table-cell-properties fo:background-color="#FFFFFF" style:vertical-align="top"/>
    </style:style>
    <style:style style:name="Table36.Cell78" style:family="table-cell">
      <style:table-cell-properties fo:background-color="#FFFFFF" style:vertical-align="middle"/>
    </style:style>
    <style:style style:name="Table36.Cell79" style:family="table-cell">
      <style:table-cell-properties fo:background-color="#FFFFFF" style:vertical-align="middle"/>
    </style:style>
    <style:style style:name="Table36.Cell80" style:family="table-cell">
      <style:table-cell-properties fo:background-color="#FFFFFF" style:vertical-align="middle"/>
    </style:style>
    <style:style style:name="Table36.Cell81" style:family="table-cell">
      <style:table-cell-properties fo:background-color="#FFFFFF" style:vertical-align="top"/>
    </style:style>
    <style:style style:name="Table36.Cell82" style:family="table-cell">
      <style:table-cell-properties fo:background-color="#FFFFFF" style:vertical-align="middle"/>
    </style:style>
    <style:style style:name="Table36.Cell83" style:family="table-cell">
      <style:table-cell-properties fo:background-color="#FFFFFF" style:vertical-align="middle"/>
    </style:style>
    <style:style style:name="Table36.Cell84" style:family="table-cell">
      <style:table-cell-properties fo:background-color="#FFFFFF" style:vertical-align="middle"/>
    </style:style>
    <style:style style:name="Table36.Cell85" style:family="table-cell">
      <style:table-cell-properties fo:background-color="#FFFFFF" style:vertical-align="top"/>
    </style:style>
    <style:style style:name="Table36.Cell86" style:family="table-cell">
      <style:table-cell-properties fo:background-color="#FFFFFF"/>
    </style:style>
    <style:style style:name="Table36.Cell87" style:family="table-cell">
      <style:table-cell-properties fo:background-color="#FFFFFF"/>
    </style:style>
    <style:style style:name="Table36.Cell88" style:family="table-cell">
      <style:table-cell-properties fo:background-color="#FFFFFF"/>
    </style:style>
    <style:style style:name="Table37" style:family="table">
      <style:table-properties style:writing-mode="lr-tb" style:width="16.307cm" table:align="center"/>
    </style:style>
    <style:style style:name="Table37.C1" style:family="table-column">
      <style:table-column-properties style:column-width="4.893cm"/>
    </style:style>
    <style:style style:name="Table37.C2" style:family="table-column">
      <style:table-column-properties style:column-width="6.967cm"/>
    </style:style>
    <style:style style:name="Table37.C3" style:family="table-column">
      <style:table-column-properties style:column-width="4.445cm"/>
    </style:style>
    <style:style style:name="Table37.R1" style:family="table-row">
      <style:table-row-properties style:row-height="0.610cm"/>
    </style:style>
    <style:style style:name="Table37.R2" style:family="table-row">
      <style:table-row-properties style:row-height="0.744cm"/>
    </style:style>
    <style:style style:name="Table37.R3" style:family="table-row">
      <style:table-row-properties style:row-height="0.753cm"/>
    </style:style>
    <style:style style:name="Table37.R4" style:family="table-row">
      <style:table-row-properties style:row-height="0.914cm"/>
    </style:style>
    <style:style style:name="Table37.R5" style:family="table-row">
      <style:table-row-properties style:row-height="1.083cm"/>
    </style:style>
    <style:style style:name="Table37.R6" style:family="table-row">
      <style:table-row-properties style:row-height="1.083cm"/>
    </style:style>
    <style:style style:name="Table37.R7" style:family="table-row">
      <style:table-row-properties style:row-height="1.092cm"/>
    </style:style>
    <style:style style:name="Table37.R8" style:family="table-row">
      <style:table-row-properties style:row-height="1.134cm"/>
    </style:style>
    <style:style style:name="Table37.R9" style:family="table-row">
      <style:table-row-properties style:row-height="1.076cm"/>
    </style:style>
    <style:style style:name="Table37.R10" style:family="table-row">
      <style:table-row-properties style:row-height="1.651cm"/>
    </style:style>
    <style:style style:name="Table37.R11" style:family="table-row">
      <style:table-row-properties style:row-height="1.676cm"/>
    </style:style>
    <style:style style:name="Table37.R12" style:family="table-row">
      <style:table-row-properties style:row-height="1.101cm"/>
    </style:style>
    <style:style style:name="Table37.R13" style:family="table-row">
      <style:table-row-properties style:row-height="1.109cm"/>
    </style:style>
    <style:style style:name="Table37.R14" style:family="table-row">
      <style:table-row-properties style:row-height="1.083cm"/>
    </style:style>
    <style:style style:name="Table37.R15" style:family="table-row">
      <style:table-row-properties style:row-height="1.101cm"/>
    </style:style>
    <style:style style:name="Table37.R16" style:family="table-row">
      <style:table-row-properties style:row-height="1.076cm"/>
    </style:style>
    <style:style style:name="Table37.R17" style:family="table-row">
      <style:table-row-properties style:row-height="1.143cm"/>
    </style:style>
    <style:style style:name="Table37.R18" style:family="table-row">
      <style:table-row-properties style:row-height="1.101cm"/>
    </style:style>
    <style:style style:name="Table37.R19" style:family="table-row">
      <style:table-row-properties style:row-height="1.101cm"/>
    </style:style>
    <style:style style:name="Table37.R20" style:family="table-row">
      <style:table-row-properties style:row-height="1.067cm"/>
    </style:style>
    <style:style style:name="Table37.R21" style:family="table-row">
      <style:table-row-properties style:row-height="1.092cm"/>
    </style:style>
    <style:style style:name="Table37.R22" style:family="table-row">
      <style:table-row-properties style:row-height="0.847cm"/>
    </style:style>
    <style:style style:name="Table37.Cell1" style:family="table-cell">
      <style:table-cell-properties fo:background-color="#FFFFFF" style:vertical-align="top"/>
    </style:style>
    <style:style style:name="Table37.Cell2" style:family="table-cell">
      <style:table-cell-properties fo:background-color="#FFFFFF" style:vertical-align="top"/>
    </style:style>
    <style:style style:name="Table37.Cell3" style:family="table-cell">
      <style:table-cell-properties fo:background-color="#FFFFFF" style:vertical-align="top"/>
    </style:style>
    <style:style style:name="Table37.Cell4" style:family="table-cell">
      <style:table-cell-properties fo:background-color="#FFFFFF" style:vertical-align="top"/>
    </style:style>
    <style:style style:name="Table37.Cell5" style:family="table-cell">
      <style:table-cell-properties fo:background-color="#FFFFFF" style:vertical-align="top"/>
    </style:style>
    <style:style style:name="Table37.Cell6" style:family="table-cell">
      <style:table-cell-properties fo:background-color="#FFFFFF" style:vertical-align="top"/>
    </style:style>
    <style:style style:name="Table37.Cell7" style:family="table-cell">
      <style:table-cell-properties fo:background-color="#FFFFFF"/>
    </style:style>
    <style:style style:name="Table37.Cell8" style:family="table-cell">
      <style:table-cell-properties fo:background-color="#FFFFFF" style:vertical-align="top"/>
    </style:style>
    <style:style style:name="Table37.Cell9" style:family="table-cell">
      <style:table-cell-properties fo:background-color="#FFFFFF" style:vertical-align="top"/>
    </style:style>
    <style:style style:name="Table37.Cell10" style:family="table-cell">
      <style:table-cell-properties fo:background-color="#FFFFFF" style:vertical-align="top"/>
    </style:style>
    <style:style style:name="Table37.Cell11" style:family="table-cell">
      <style:table-cell-properties fo:background-color="#FFFFFF" style:vertical-align="top"/>
    </style:style>
    <style:style style:name="Table37.Cell12" style:family="table-cell">
      <style:table-cell-properties fo:background-color="#FFFFFF" style:vertical-align="top"/>
    </style:style>
    <style:style style:name="Table37.Cell13" style:family="table-cell">
      <style:table-cell-properties fo:background-color="#FFFFFF" style:vertical-align="top"/>
    </style:style>
    <style:style style:name="Table37.Cell14" style:family="table-cell">
      <style:table-cell-properties fo:background-color="#FFFFFF" style:vertical-align="middle"/>
    </style:style>
    <style:style style:name="Table37.Cell15" style:family="table-cell">
      <style:table-cell-properties fo:background-color="#FFFFFF" style:vertical-align="middle"/>
    </style:style>
    <style:style style:name="Table37.Cell16" style:family="table-cell">
      <style:table-cell-properties fo:background-color="#FFFFFF" style:vertical-align="top"/>
    </style:style>
    <style:style style:name="Table37.Cell17" style:family="table-cell">
      <style:table-cell-properties fo:background-color="#FFFFFF" style:vertical-align="middle"/>
    </style:style>
    <style:style style:name="Table37.Cell18" style:family="table-cell">
      <style:table-cell-properties fo:background-color="#FFFFFF" style:vertical-align="middle"/>
    </style:style>
    <style:style style:name="Table37.Cell19" style:family="table-cell">
      <style:table-cell-properties fo:background-color="#FFFFFF" style:vertical-align="top"/>
    </style:style>
    <style:style style:name="Table37.Cell20" style:family="table-cell">
      <style:table-cell-properties fo:background-color="#FFFFFF" style:vertical-align="middle"/>
    </style:style>
    <style:style style:name="Table37.Cell21" style:family="table-cell">
      <style:table-cell-properties fo:background-color="#FFFFFF" style:vertical-align="middle"/>
    </style:style>
    <style:style style:name="Table37.Cell22" style:family="table-cell">
      <style:table-cell-properties fo:background-color="#FFFFFF" style:vertical-align="top"/>
    </style:style>
    <style:style style:name="Table37.Cell23" style:family="table-cell">
      <style:table-cell-properties fo:background-color="#FFFFFF" style:vertical-align="middle"/>
    </style:style>
    <style:style style:name="Table37.Cell24" style:family="table-cell">
      <style:table-cell-properties fo:background-color="#FFFFFF" style:vertical-align="middle"/>
    </style:style>
    <style:style style:name="Table37.Cell25" style:family="table-cell">
      <style:table-cell-properties fo:background-color="#FFFFFF" style:vertical-align="top"/>
    </style:style>
    <style:style style:name="Table37.Cell26" style:family="table-cell">
      <style:table-cell-properties fo:background-color="#FFFFFF" style:vertical-align="middle"/>
    </style:style>
    <style:style style:name="Table37.Cell27" style:family="table-cell">
      <style:table-cell-properties fo:background-color="#FFFFFF" style:vertical-align="middle"/>
    </style:style>
    <style:style style:name="Table37.Cell28" style:family="table-cell">
      <style:table-cell-properties fo:background-color="#FFFFFF" style:vertical-align="top"/>
    </style:style>
    <style:style style:name="Table37.Cell29" style:family="table-cell">
      <style:table-cell-properties fo:background-color="#FFFFFF" style:vertical-align="top"/>
    </style:style>
    <style:style style:name="Table37.Cell30" style:family="table-cell">
      <style:table-cell-properties fo:background-color="#FFFFFF" style:vertical-align="top"/>
    </style:style>
    <style:style style:name="Table37.Cell31" style:family="table-cell">
      <style:table-cell-properties fo:background-color="#FFFFFF"/>
    </style:style>
    <style:style style:name="Table37.Cell32" style:family="table-cell">
      <style:table-cell-properties fo:background-color="#FFFFFF"/>
    </style:style>
    <style:style style:name="Table37.Cell33" style:family="table-cell">
      <style:table-cell-properties fo:background-color="#FFFFFF"/>
    </style:style>
    <style:style style:name="Table37.Cell34" style:family="table-cell">
      <style:table-cell-properties fo:background-color="#FFFFFF" style:vertical-align="top"/>
    </style:style>
    <style:style style:name="Table37.Cell35" style:family="table-cell">
      <style:table-cell-properties fo:background-color="#FFFFFF" style:vertical-align="middle"/>
    </style:style>
    <style:style style:name="Table37.Cell36" style:family="table-cell">
      <style:table-cell-properties fo:background-color="#FFFFFF" style:vertical-align="middle"/>
    </style:style>
    <style:style style:name="Table37.Cell37" style:family="table-cell">
      <style:table-cell-properties fo:background-color="#FFFFFF" style:vertical-align="top"/>
    </style:style>
    <style:style style:name="Table37.Cell38" style:family="table-cell">
      <style:table-cell-properties fo:background-color="#FFFFFF" style:vertical-align="middle"/>
    </style:style>
    <style:style style:name="Table37.Cell39" style:family="table-cell">
      <style:table-cell-properties fo:background-color="#FFFFFF" style:vertical-align="middle"/>
    </style:style>
    <style:style style:name="Table37.Cell40" style:family="table-cell">
      <style:table-cell-properties fo:background-color="#FFFFFF" style:vertical-align="top"/>
    </style:style>
    <style:style style:name="Table37.Cell41" style:family="table-cell">
      <style:table-cell-properties fo:background-color="#FFFFFF" style:vertical-align="middle"/>
    </style:style>
    <style:style style:name="Table37.Cell42" style:family="table-cell">
      <style:table-cell-properties fo:background-color="#FFFFFF" style:vertical-align="middle"/>
    </style:style>
    <style:style style:name="Table37.Cell43" style:family="table-cell">
      <style:table-cell-properties fo:background-color="#FFFFFF" style:vertical-align="top"/>
    </style:style>
    <style:style style:name="Table37.Cell44" style:family="table-cell">
      <style:table-cell-properties fo:background-color="#FFFFFF" style:vertical-align="middle"/>
    </style:style>
    <style:style style:name="Table37.Cell45" style:family="table-cell">
      <style:table-cell-properties fo:background-color="#FFFFFF" style:vertical-align="middle"/>
    </style:style>
    <style:style style:name="Table37.Cell46" style:family="table-cell">
      <style:table-cell-properties fo:background-color="#FFFFFF" style:vertical-align="top"/>
    </style:style>
    <style:style style:name="Table37.Cell47" style:family="table-cell">
      <style:table-cell-properties fo:background-color="#FFFFFF" style:vertical-align="middle"/>
    </style:style>
    <style:style style:name="Table37.Cell48" style:family="table-cell">
      <style:table-cell-properties fo:background-color="#FFFFFF" style:vertical-align="middle"/>
    </style:style>
    <style:style style:name="Table37.Cell49" style:family="table-cell">
      <style:table-cell-properties fo:background-color="#FFFFFF" style:vertical-align="top"/>
    </style:style>
    <style:style style:name="Table37.Cell50" style:family="table-cell">
      <style:table-cell-properties fo:background-color="#FFFFFF" style:vertical-align="middle"/>
    </style:style>
    <style:style style:name="Table37.Cell51" style:family="table-cell">
      <style:table-cell-properties fo:background-color="#FFFFFF" style:vertical-align="middle"/>
    </style:style>
    <style:style style:name="Table37.Cell52" style:family="table-cell">
      <style:table-cell-properties fo:background-color="#FFFFFF" style:vertical-align="top"/>
    </style:style>
    <style:style style:name="Table37.Cell53" style:family="table-cell">
      <style:table-cell-properties fo:background-color="#FFFFFF" style:vertical-align="middle"/>
    </style:style>
    <style:style style:name="Table37.Cell54" style:family="table-cell">
      <style:table-cell-properties fo:background-color="#FFFFFF" style:vertical-align="middle"/>
    </style:style>
    <style:style style:name="Table37.Cell55" style:family="table-cell">
      <style:table-cell-properties fo:background-color="#FFFFFF" style:vertical-align="top"/>
    </style:style>
    <style:style style:name="Table37.Cell56" style:family="table-cell">
      <style:table-cell-properties fo:background-color="#FFFFFF" style:vertical-align="middle"/>
    </style:style>
    <style:style style:name="Table37.Cell57" style:family="table-cell">
      <style:table-cell-properties fo:background-color="#FFFFFF" style:vertical-align="middle"/>
    </style:style>
    <style:style style:name="Table37.Cell58" style:family="table-cell">
      <style:table-cell-properties fo:background-color="#FFFFFF" style:vertical-align="top"/>
    </style:style>
    <style:style style:name="Table37.Cell59" style:family="table-cell">
      <style:table-cell-properties fo:background-color="#FFFFFF" style:vertical-align="middle"/>
    </style:style>
    <style:style style:name="Table37.Cell60" style:family="table-cell">
      <style:table-cell-properties fo:background-color="#FFFFFF" style:vertical-align="middle"/>
    </style:style>
    <style:style style:name="Table37.Cell61" style:family="table-cell">
      <style:table-cell-properties fo:background-color="#FFFFFF" style:vertical-align="top"/>
    </style:style>
    <style:style style:name="Table37.Cell62" style:family="table-cell">
      <style:table-cell-properties fo:background-color="#FFFFFF" style:vertical-align="middle"/>
    </style:style>
    <style:style style:name="Table37.Cell63" style:family="table-cell">
      <style:table-cell-properties fo:background-color="#FFFFFF" style:vertical-align="middle"/>
    </style:style>
    <style:style style:name="Table37.Cell64" style:family="table-cell">
      <style:table-cell-properties fo:background-color="#FFFFFF" style:vertical-align="top"/>
    </style:style>
    <style:style style:name="Table37.Cell65" style:family="table-cell">
      <style:table-cell-properties fo:background-color="#FFFFFF"/>
    </style:style>
    <style:style style:name="Table37.Cell66" style:family="table-cell">
      <style:table-cell-properties fo:background-color="#FFFFFF"/>
    </style:style>
    <style:style style:name="Table38" style:family="table">
      <style:table-properties style:writing-mode="lr-tb" style:width="16.688cm" table:align="center"/>
    </style:style>
    <style:style style:name="Table38.C1" style:family="table-column">
      <style:table-column-properties style:column-width="5.267cm"/>
    </style:style>
    <style:style style:name="Table38.C2" style:family="table-column">
      <style:table-column-properties style:column-width="1.422cm"/>
    </style:style>
    <style:style style:name="Table38.C3" style:family="table-column">
      <style:table-column-properties style:column-width="5.630cm"/>
    </style:style>
    <style:style style:name="Table38.C4" style:family="table-column">
      <style:table-column-properties style:column-width="4.369cm"/>
    </style:style>
    <style:style style:name="Table38.R1" style:family="table-row">
      <style:table-row-properties style:row-height="0.617cm"/>
    </style:style>
    <style:style style:name="Table38.R2" style:family="table-row">
      <style:table-row-properties style:row-height="1.490cm"/>
    </style:style>
    <style:style style:name="Table38.R3" style:family="table-row">
      <style:table-row-properties style:row-height="0.923cm"/>
    </style:style>
    <style:style style:name="Table38.R4" style:family="table-row">
      <style:table-row-properties style:row-height="1.083cm"/>
    </style:style>
    <style:style style:name="Table38.R5" style:family="table-row">
      <style:table-row-properties style:row-height="1.092cm"/>
    </style:style>
    <style:style style:name="Table38.R6" style:family="table-row">
      <style:table-row-properties style:row-height="1.118cm"/>
    </style:style>
    <style:style style:name="Table38.R7" style:family="table-row">
      <style:table-row-properties style:row-height="1.101cm"/>
    </style:style>
    <style:style style:name="Table38.R8" style:family="table-row">
      <style:table-row-properties style:row-height="1.109cm"/>
    </style:style>
    <style:style style:name="Table38.R9" style:family="table-row">
      <style:table-row-properties style:row-height="1.092cm"/>
    </style:style>
    <style:style style:name="Table38.R10" style:family="table-row">
      <style:table-row-properties style:row-height="1.058cm"/>
    </style:style>
    <style:style style:name="Table38.R11" style:family="table-row">
      <style:table-row-properties style:row-height="1.101cm"/>
    </style:style>
    <style:style style:name="Table38.R12" style:family="table-row">
      <style:table-row-properties style:row-height="1.152cm"/>
    </style:style>
    <style:style style:name="Table38.R13" style:family="table-row">
      <style:table-row-properties style:row-height="1.058cm"/>
    </style:style>
    <style:style style:name="Table38.R14" style:family="table-row">
      <style:table-row-properties style:row-height="1.134cm"/>
    </style:style>
    <style:style style:name="Table38.R15" style:family="table-row">
      <style:table-row-properties style:row-height="1.101cm"/>
    </style:style>
    <style:style style:name="Table38.R16" style:family="table-row">
      <style:table-row-properties style:row-height="2.718cm"/>
    </style:style>
    <style:style style:name="Table38.R17" style:family="table-row">
      <style:table-row-properties style:row-height="1.676cm"/>
    </style:style>
    <style:style style:name="Table38.R18" style:family="table-row">
      <style:table-row-properties style:row-height="1.101cm"/>
    </style:style>
    <style:style style:name="Table38.R19" style:family="table-row">
      <style:table-row-properties style:row-height="1.092cm"/>
    </style:style>
    <style:style style:name="Table38.R20" style:family="table-row">
      <style:table-row-properties style:row-height="2.193cm"/>
    </style:style>
    <style:style style:name="Table38.Cell1" style:family="table-cell">
      <style:table-cell-properties fo:background-color="#FFFFFF" style:vertical-align="top"/>
    </style:style>
    <style:style style:name="Table38.Cell2" style:family="table-cell">
      <style:table-cell-properties fo:background-color="#FFFFFF" style:vertical-align="top"/>
    </style:style>
    <style:style style:name="Table38.Cell3" style:family="table-cell">
      <style:table-cell-properties fo:background-color="#FFFFFF" style:vertical-align="top"/>
    </style:style>
    <style:style style:name="Table38.Cell4" style:family="table-cell">
      <style:table-cell-properties fo:background-color="#FFFFFF" style:vertical-align="top"/>
    </style:style>
    <style:style style:name="Table38.Cell5" style:family="table-cell">
      <style:table-cell-properties fo:background-color="#FFFFFF" style:vertical-align="top"/>
    </style:style>
    <style:style style:name="Table38.Cell6" style:family="table-cell">
      <style:table-cell-properties fo:background-color="#FFFFFF" style:vertical-align="top"/>
    </style:style>
    <style:style style:name="Table38.Cell7" style:family="table-cell">
      <style:table-cell-properties fo:background-color="#FFFFFF" style:vertical-align="top"/>
    </style:style>
    <style:style style:name="Table38.Cell8" style:family="table-cell">
      <style:table-cell-properties fo:background-color="#FFFFFF" style:vertical-align="top"/>
    </style:style>
    <style:style style:name="Table38.Cell9" style:family="table-cell">
      <style:table-cell-properties fo:background-color="#FFFFFF" style:vertical-align="top"/>
    </style:style>
    <style:style style:name="Table38.Cell10" style:family="table-cell">
      <style:table-cell-properties fo:background-color="#FFFFFF" style:vertical-align="top"/>
    </style:style>
    <style:style style:name="Table38.Cell11" style:family="table-cell">
      <style:table-cell-properties fo:background-color="#FFFFFF" style:vertical-align="top"/>
    </style:style>
    <style:style style:name="Table38.Cell12" style:family="table-cell">
      <style:table-cell-properties fo:background-color="#FFFFFF" style:vertical-align="top"/>
    </style:style>
    <style:style style:name="Table38.Cell13" style:family="table-cell">
      <style:table-cell-properties fo:background-color="#FFFFFF" style:vertical-align="middle"/>
    </style:style>
    <style:style style:name="Table38.Cell14" style:family="table-cell">
      <style:table-cell-properties fo:background-color="#FFFFFF" style:vertical-align="middle"/>
    </style:style>
    <style:style style:name="Table38.Cell15" style:family="table-cell">
      <style:table-cell-properties fo:background-color="#FFFFFF" style:vertical-align="middle"/>
    </style:style>
    <style:style style:name="Table38.Cell16" style:family="table-cell">
      <style:table-cell-properties fo:background-color="#FFFFFF" style:vertical-align="middle"/>
    </style:style>
    <style:style style:name="Table38.Cell17" style:family="table-cell">
      <style:table-cell-properties fo:background-color="#FFFFFF" style:vertical-align="top"/>
    </style:style>
    <style:style style:name="Table38.Cell18" style:family="table-cell">
      <style:table-cell-properties fo:background-color="#FFFFFF" style:vertical-align="middle"/>
    </style:style>
    <style:style style:name="Table38.Cell19" style:family="table-cell">
      <style:table-cell-properties fo:background-color="#FFFFFF" style:vertical-align="middle"/>
    </style:style>
    <style:style style:name="Table38.Cell20" style:family="table-cell">
      <style:table-cell-properties fo:background-color="#FFFFFF" style:vertical-align="middle"/>
    </style:style>
    <style:style style:name="Table38.Cell21" style:family="table-cell">
      <style:table-cell-properties fo:background-color="#FFFFFF" style:vertical-align="top"/>
    </style:style>
    <style:style style:name="Table38.Cell22" style:family="table-cell">
      <style:table-cell-properties fo:background-color="#FFFFFF" style:vertical-align="middle"/>
    </style:style>
    <style:style style:name="Table38.Cell23" style:family="table-cell">
      <style:table-cell-properties fo:background-color="#FFFFFF" style:vertical-align="middle"/>
    </style:style>
    <style:style style:name="Table38.Cell24" style:family="table-cell">
      <style:table-cell-properties fo:background-color="#FFFFFF" style:vertical-align="middle"/>
    </style:style>
    <style:style style:name="Table38.Cell25" style:family="table-cell">
      <style:table-cell-properties fo:background-color="#FFFFFF" style:vertical-align="top"/>
    </style:style>
    <style:style style:name="Table38.Cell26" style:family="table-cell">
      <style:table-cell-properties fo:background-color="#FFFFFF" style:vertical-align="middle"/>
    </style:style>
    <style:style style:name="Table38.Cell27" style:family="table-cell">
      <style:table-cell-properties fo:background-color="#FFFFFF" style:vertical-align="middle"/>
    </style:style>
    <style:style style:name="Table38.Cell28" style:family="table-cell">
      <style:table-cell-properties fo:background-color="#FFFFFF" style:vertical-align="middle"/>
    </style:style>
    <style:style style:name="Table38.Cell29" style:family="table-cell">
      <style:table-cell-properties fo:background-color="#FFFFFF" style:vertical-align="top"/>
    </style:style>
    <style:style style:name="Table38.Cell30" style:family="table-cell">
      <style:table-cell-properties fo:background-color="#FFFFFF" style:vertical-align="middle"/>
    </style:style>
    <style:style style:name="Table38.Cell31" style:family="table-cell">
      <style:table-cell-properties fo:background-color="#FFFFFF" style:vertical-align="middle"/>
    </style:style>
    <style:style style:name="Table38.Cell32" style:family="table-cell">
      <style:table-cell-properties fo:background-color="#FFFFFF" style:vertical-align="middle"/>
    </style:style>
    <style:style style:name="Table38.Cell33" style:family="table-cell">
      <style:table-cell-properties fo:background-color="#FFFFFF" style:vertical-align="top"/>
    </style:style>
    <style:style style:name="Table38.Cell34" style:family="table-cell">
      <style:table-cell-properties fo:background-color="#FFFFFF" style:vertical-align="middle"/>
    </style:style>
    <style:style style:name="Table38.Cell35" style:family="table-cell">
      <style:table-cell-properties fo:background-color="#FFFFFF" style:vertical-align="middle"/>
    </style:style>
    <style:style style:name="Table38.Cell36" style:family="table-cell">
      <style:table-cell-properties fo:background-color="#FFFFFF" style:vertical-align="middle"/>
    </style:style>
    <style:style style:name="Table38.Cell37" style:family="table-cell">
      <style:table-cell-properties fo:background-color="#FFFFFF" style:vertical-align="top"/>
    </style:style>
    <style:style style:name="Table38.Cell38" style:family="table-cell">
      <style:table-cell-properties fo:background-color="#FFFFFF" style:vertical-align="middle"/>
    </style:style>
    <style:style style:name="Table38.Cell39" style:family="table-cell">
      <style:table-cell-properties fo:background-color="#FFFFFF" style:vertical-align="middle"/>
    </style:style>
    <style:style style:name="Table38.Cell40" style:family="table-cell">
      <style:table-cell-properties fo:background-color="#FFFFFF" style:vertical-align="middle"/>
    </style:style>
    <style:style style:name="Table38.Cell41" style:family="table-cell">
      <style:table-cell-properties fo:background-color="#FFFFFF" style:vertical-align="top"/>
    </style:style>
    <style:style style:name="Table38.Cell42" style:family="table-cell">
      <style:table-cell-properties fo:background-color="#FFFFFF" style:vertical-align="middle"/>
    </style:style>
    <style:style style:name="Table38.Cell43" style:family="table-cell">
      <style:table-cell-properties fo:background-color="#FFFFFF" style:vertical-align="middle"/>
    </style:style>
    <style:style style:name="Table38.Cell44" style:family="table-cell">
      <style:table-cell-properties fo:background-color="#FFFFFF" style:vertical-align="middle"/>
    </style:style>
    <style:style style:name="Table38.Cell45" style:family="table-cell">
      <style:table-cell-properties fo:background-color="#FFFFFF" style:vertical-align="top"/>
    </style:style>
    <style:style style:name="Table38.Cell46" style:family="table-cell">
      <style:table-cell-properties fo:background-color="#FFFFFF" style:vertical-align="middle"/>
    </style:style>
    <style:style style:name="Table38.Cell47" style:family="table-cell">
      <style:table-cell-properties fo:background-color="#FFFFFF" style:vertical-align="middle"/>
    </style:style>
    <style:style style:name="Table38.Cell48" style:family="table-cell">
      <style:table-cell-properties fo:background-color="#FFFFFF" style:vertical-align="middle"/>
    </style:style>
    <style:style style:name="Table38.Cell49" style:family="table-cell">
      <style:table-cell-properties fo:background-color="#FFFFFF" style:vertical-align="top"/>
    </style:style>
    <style:style style:name="Table38.Cell50" style:family="table-cell">
      <style:table-cell-properties fo:background-color="#FFFFFF" style:vertical-align="middle"/>
    </style:style>
    <style:style style:name="Table38.Cell51" style:family="table-cell">
      <style:table-cell-properties fo:background-color="#FFFFFF" style:vertical-align="middle"/>
    </style:style>
    <style:style style:name="Table38.Cell52" style:family="table-cell">
      <style:table-cell-properties fo:background-color="#FFFFFF" style:vertical-align="middle"/>
    </style:style>
    <style:style style:name="Table38.Cell53" style:family="table-cell">
      <style:table-cell-properties fo:background-color="#FFFFFF" style:vertical-align="top"/>
    </style:style>
    <style:style style:name="Table38.Cell54" style:family="table-cell">
      <style:table-cell-properties fo:background-color="#FFFFFF" style:vertical-align="middle"/>
    </style:style>
    <style:style style:name="Table38.Cell55" style:family="table-cell">
      <style:table-cell-properties fo:background-color="#FFFFFF" style:vertical-align="middle"/>
    </style:style>
    <style:style style:name="Table38.Cell56" style:family="table-cell">
      <style:table-cell-properties fo:background-color="#FFFFFF" style:vertical-align="middle"/>
    </style:style>
    <style:style style:name="Table38.Cell57" style:family="table-cell">
      <style:table-cell-properties fo:background-color="#FFFFFF" style:vertical-align="top"/>
    </style:style>
    <style:style style:name="Table38.Cell58" style:family="table-cell">
      <style:table-cell-properties fo:background-color="#FFFFFF" style:vertical-align="middle"/>
    </style:style>
    <style:style style:name="Table38.Cell59" style:family="table-cell">
      <style:table-cell-properties fo:background-color="#FFFFFF" style:vertical-align="middle"/>
    </style:style>
    <style:style style:name="Table38.Cell60" style:family="table-cell">
      <style:table-cell-properties fo:background-color="#FFFFFF" style:vertical-align="middle"/>
    </style:style>
    <style:style style:name="Table38.Cell61" style:family="table-cell">
      <style:table-cell-properties fo:background-color="#FFFFFF" style:vertical-align="top"/>
    </style:style>
    <style:style style:name="Table38.Cell62" style:family="table-cell">
      <style:table-cell-properties fo:background-color="#FFFFFF" style:vertical-align="top"/>
    </style:style>
    <style:style style:name="Table38.Cell63" style:family="table-cell">
      <style:table-cell-properties fo:background-color="#FFFFFF" style:vertical-align="top"/>
    </style:style>
    <style:style style:name="Table38.Cell64" style:family="table-cell">
      <style:table-cell-properties fo:background-color="#FFFFFF" style:vertical-align="top"/>
    </style:style>
    <style:style style:name="Table38.Cell65" style:family="table-cell">
      <style:table-cell-properties fo:background-color="#FFFFFF"/>
    </style:style>
    <style:style style:name="Table38.Cell66" style:family="table-cell">
      <style:table-cell-properties fo:background-color="#FFFFFF"/>
    </style:style>
    <style:style style:name="Table38.Cell67" style:family="table-cell">
      <style:table-cell-properties fo:background-color="#FFFFFF"/>
    </style:style>
    <style:style style:name="Table38.Cell68" style:family="table-cell">
      <style:table-cell-properties fo:background-color="#FFFFFF"/>
    </style:style>
    <style:style style:name="Table38.Cell69" style:family="table-cell">
      <style:table-cell-properties fo:background-color="#FFFFFF" style:vertical-align="top"/>
    </style:style>
    <style:style style:name="Table38.Cell70" style:family="table-cell">
      <style:table-cell-properties fo:background-color="#FFFFFF" style:vertical-align="middle"/>
    </style:style>
    <style:style style:name="Table38.Cell71" style:family="table-cell">
      <style:table-cell-properties fo:background-color="#FFFFFF" style:vertical-align="middle"/>
    </style:style>
    <style:style style:name="Table38.Cell72" style:family="table-cell">
      <style:table-cell-properties fo:background-color="#FFFFFF" style:vertical-align="middle"/>
    </style:style>
    <style:style style:name="Table38.Cell73" style:family="table-cell">
      <style:table-cell-properties fo:background-color="#FFFFFF" style:vertical-align="top"/>
    </style:style>
    <style:style style:name="Table38.Cell74" style:family="table-cell">
      <style:table-cell-properties fo:background-color="#FFFFFF" style:vertical-align="middle"/>
    </style:style>
    <style:style style:name="Table38.Cell75" style:family="table-cell">
      <style:table-cell-properties fo:background-color="#FFFFFF" style:vertical-align="middle"/>
    </style:style>
    <style:style style:name="Table38.Cell76" style:family="table-cell">
      <style:table-cell-properties fo:background-color="#FFFFFF" style:vertical-align="middle"/>
    </style:style>
    <style:style style:name="Table38.Cell77" style:family="table-cell">
      <style:table-cell-properties fo:background-color="#FFFFFF" style:vertical-align="top"/>
    </style:style>
    <style:style style:name="Table38.Cell78" style:family="table-cell">
      <style:table-cell-properties fo:background-color="#FFFFFF" style:vertical-align="top"/>
    </style:style>
    <style:style style:name="Table38.Cell79" style:family="table-cell">
      <style:table-cell-properties fo:background-color="#FFFFFF"/>
    </style:style>
    <style:style style:name="Table38.Cell80" style:family="table-cell">
      <style:table-cell-properties fo:background-color="#FFFFFF" style:vertical-align="top"/>
    </style:style>
    <style:style style:name="Table39" style:family="table">
      <style:table-properties style:writing-mode="lr-tb" style:width="10.626cm" table:align="center"/>
    </style:style>
    <style:style style:name="Table39.C1" style:family="table-column">
      <style:table-column-properties style:column-width="6.706cm"/>
    </style:style>
    <style:style style:name="Table39.C2" style:family="table-column">
      <style:table-column-properties style:column-width="3.919cm"/>
    </style:style>
    <style:style style:name="Table39.R1" style:family="table-row">
      <style:table-row-properties style:row-height="0.787cm"/>
    </style:style>
    <style:style style:name="Table39.R2" style:family="table-row">
      <style:table-row-properties style:row-height="1.109cm"/>
    </style:style>
    <style:style style:name="Table39.R3" style:family="table-row">
      <style:table-row-properties style:row-height="1.101cm"/>
    </style:style>
    <style:style style:name="Table39.R4" style:family="table-row">
      <style:table-row-properties style:row-height="1.067cm"/>
    </style:style>
    <style:style style:name="Table39.R5" style:family="table-row">
      <style:table-row-properties style:row-height="1.134cm"/>
    </style:style>
    <style:style style:name="Table39.R6" style:family="table-row">
      <style:table-row-properties style:row-height="1.109cm"/>
    </style:style>
    <style:style style:name="Table39.R7" style:family="table-row">
      <style:table-row-properties style:row-height="1.092cm"/>
    </style:style>
    <style:style style:name="Table39.R8" style:family="table-row">
      <style:table-row-properties style:row-height="1.101cm"/>
    </style:style>
    <style:style style:name="Table39.R9" style:family="table-row">
      <style:table-row-properties style:row-height="0.711cm"/>
    </style:style>
    <style:style style:name="Table39.Cell1" style:family="table-cell">
      <style:table-cell-properties fo:background-color="#FFFFFF" style:vertical-align="top"/>
    </style:style>
    <style:style style:name="Table39.Cell2" style:family="table-cell">
      <style:table-cell-properties fo:background-color="#FFFFFF" style:vertical-align="top"/>
    </style:style>
    <style:style style:name="Table39.Cell3" style:family="table-cell">
      <style:table-cell-properties fo:background-color="#FFFFFF" style:vertical-align="middle"/>
    </style:style>
    <style:style style:name="Table39.Cell4" style:family="table-cell">
      <style:table-cell-properties fo:background-color="#FFFFFF" style:vertical-align="middle"/>
    </style:style>
    <style:style style:name="Table39.Cell5" style:family="table-cell">
      <style:table-cell-properties fo:background-color="#FFFFFF" style:vertical-align="middle"/>
    </style:style>
    <style:style style:name="Table39.Cell6" style:family="table-cell">
      <style:table-cell-properties fo:background-color="#FFFFFF" style:vertical-align="middle"/>
    </style:style>
    <style:style style:name="Table39.Cell7" style:family="table-cell">
      <style:table-cell-properties fo:background-color="#FFFFFF" style:vertical-align="middle"/>
    </style:style>
    <style:style style:name="Table39.Cell8" style:family="table-cell">
      <style:table-cell-properties fo:background-color="#FFFFFF" style:vertical-align="middle"/>
    </style:style>
    <style:style style:name="Table39.Cell9" style:family="table-cell">
      <style:table-cell-properties fo:background-color="#FFFFFF" style:vertical-align="middle"/>
    </style:style>
    <style:style style:name="Table39.Cell10" style:family="table-cell">
      <style:table-cell-properties fo:background-color="#FFFFFF" style:vertical-align="middle"/>
    </style:style>
    <style:style style:name="Table39.Cell11" style:family="table-cell">
      <style:table-cell-properties fo:background-color="#FFFFFF" style:vertical-align="middle"/>
    </style:style>
    <style:style style:name="Table39.Cell12" style:family="table-cell">
      <style:table-cell-properties fo:background-color="#FFFFFF" style:vertical-align="middle"/>
    </style:style>
    <style:style style:name="Table39.Cell13" style:family="table-cell">
      <style:table-cell-properties fo:background-color="#FFFFFF" style:vertical-align="middle"/>
    </style:style>
    <style:style style:name="Table39.Cell14" style:family="table-cell">
      <style:table-cell-properties fo:background-color="#FFFFFF" style:vertical-align="middle"/>
    </style:style>
    <style:style style:name="Table39.Cell15" style:family="table-cell">
      <style:table-cell-properties fo:background-color="#FFFFFF" style:vertical-align="middle"/>
    </style:style>
    <style:style style:name="Table39.Cell16" style:family="table-cell">
      <style:table-cell-properties fo:background-color="#FFFFFF" style:vertical-align="middle"/>
    </style:style>
    <style:style style:name="Table39.Cell17" style:family="table-cell">
      <style:table-cell-properties fo:background-color="#FFFFFF"/>
    </style:style>
    <style:style style:name="Table39.Cell18" style:family="table-cell">
      <style:table-cell-properties fo:background-color="#FFFFFF"/>
    </style:style>
    <style:style style:name="Table40" style:family="table">
      <style:table-properties style:writing-mode="lr-tb" style:width="10.634cm" table:align="center"/>
    </style:style>
    <style:style style:name="Table40.C1" style:family="table-column">
      <style:table-column-properties style:column-width="0.653cm"/>
    </style:style>
    <style:style style:name="Table40.C2" style:family="table-column">
      <style:table-column-properties style:column-width="5.960cm"/>
    </style:style>
    <style:style style:name="Table40.C3" style:family="table-column">
      <style:table-column-properties style:column-width="4.022cm"/>
    </style:style>
    <style:style style:name="Table40.R1" style:family="table-row">
      <style:table-row-properties style:row-height="0.617cm"/>
    </style:style>
    <style:style style:name="Table40.R2" style:family="table-row">
      <style:table-row-properties style:row-height="1.109cm"/>
    </style:style>
    <style:style style:name="Table40.R3" style:family="table-row">
      <style:table-row-properties style:row-height="1.304cm"/>
    </style:style>
    <style:style style:name="Table40.R4" style:family="table-row">
      <style:table-row-properties style:row-height="1.076cm"/>
    </style:style>
    <style:style style:name="Table40.R5" style:family="table-row">
      <style:table-row-properties style:row-height="1.067cm"/>
    </style:style>
    <style:style style:name="Table40.R6" style:family="table-row">
      <style:table-row-properties style:row-height="1.076cm"/>
    </style:style>
    <style:style style:name="Table40.R7" style:family="table-row">
      <style:table-row-properties style:row-height="1.041cm"/>
    </style:style>
    <style:style style:name="Table40.R8" style:family="table-row">
      <style:table-row-properties style:row-height="1.058cm"/>
    </style:style>
    <style:style style:name="Table40.R9" style:family="table-row">
      <style:table-row-properties style:row-height="1.076cm"/>
    </style:style>
    <style:style style:name="Table40.R10" style:family="table-row">
      <style:table-row-properties style:row-height="1.101cm"/>
    </style:style>
    <style:style style:name="Table40.R11" style:family="table-row">
      <style:table-row-properties style:row-height="1.041cm"/>
    </style:style>
    <style:style style:name="Table40.R12" style:family="table-row">
      <style:table-row-properties style:row-height="1.067cm"/>
    </style:style>
    <style:style style:name="Table40.R13" style:family="table-row">
      <style:table-row-properties style:row-height="1.109cm"/>
    </style:style>
    <style:style style:name="Table40.R14" style:family="table-row">
      <style:table-row-properties style:row-height="1.076cm"/>
    </style:style>
    <style:style style:name="Table40.R15" style:family="table-row">
      <style:table-row-properties style:row-height="1.076cm"/>
    </style:style>
    <style:style style:name="Table40.R16" style:family="table-row">
      <style:table-row-properties style:row-height="1.067cm"/>
    </style:style>
    <style:style style:name="Table40.R17" style:family="table-row">
      <style:table-row-properties style:row-height="1.067cm"/>
    </style:style>
    <style:style style:name="Table40.R18" style:family="table-row">
      <style:table-row-properties style:row-height="1.076cm"/>
    </style:style>
    <style:style style:name="Table40.R19" style:family="table-row">
      <style:table-row-properties style:row-height="1.067cm"/>
    </style:style>
    <style:style style:name="Table40.R20" style:family="table-row">
      <style:table-row-properties style:row-height="1.067cm"/>
    </style:style>
    <style:style style:name="Table40.R21" style:family="table-row">
      <style:table-row-properties style:row-height="1.076cm"/>
    </style:style>
    <style:style style:name="Table40.R22" style:family="table-row">
      <style:table-row-properties style:row-height="0.787cm"/>
    </style:style>
    <style:style style:name="Table40.Cell1" style:family="table-cell">
      <style:table-cell-properties fo:background-color="#FFFFFF" style:vertical-align="top"/>
    </style:style>
    <style:style style:name="Table40.Cell2" style:family="table-cell">
      <style:table-cell-properties fo:background-color="#FFFFFF" style:vertical-align="top"/>
    </style:style>
    <style:style style:name="Table40.Cell3" style:family="table-cell">
      <style:table-cell-properties fo:background-color="#FFFFFF" style:vertical-align="top"/>
    </style:style>
    <style:style style:name="Table40.Cell4" style:family="table-cell">
      <style:table-cell-properties fo:background-color="#FFFFFF" style:vertical-align="top"/>
    </style:style>
    <style:style style:name="Table40.Cell5" style:family="table-cell">
      <style:table-cell-properties fo:background-color="#FFFFFF" style:vertical-align="top"/>
    </style:style>
    <style:style style:name="Table40.Cell6" style:family="table-cell">
      <style:table-cell-properties fo:background-color="#FFFFFF" style:vertical-align="top"/>
    </style:style>
    <style:style style:name="Table40.Cell7" style:family="table-cell">
      <style:table-cell-properties fo:background-color="#FFFFFF" style:vertical-align="top"/>
    </style:style>
    <style:style style:name="Table40.Cell8" style:family="table-cell">
      <style:table-cell-properties fo:background-color="#FFFFFF" style:vertical-align="middle"/>
    </style:style>
    <style:style style:name="Table40.Cell9" style:family="table-cell">
      <style:table-cell-properties fo:background-color="#FFFFFF" style:vertical-align="middle"/>
    </style:style>
    <style:style style:name="Table40.Cell10" style:family="table-cell">
      <style:table-cell-properties fo:background-color="#FFFFFF" style:vertical-align="middle"/>
    </style:style>
    <style:style style:name="Table40.Cell11" style:family="table-cell">
      <style:table-cell-properties fo:background-color="#FFFFFF" style:vertical-align="middle"/>
    </style:style>
    <style:style style:name="Table40.Cell12" style:family="table-cell">
      <style:table-cell-properties fo:background-color="#FFFFFF" style:vertical-align="middle"/>
    </style:style>
    <style:style style:name="Table40.Cell13" style:family="table-cell">
      <style:table-cell-properties fo:background-color="#FFFFFF" style:vertical-align="middle"/>
    </style:style>
    <style:style style:name="Table40.Cell14" style:family="table-cell">
      <style:table-cell-properties fo:background-color="#FFFFFF" style:vertical-align="middle"/>
    </style:style>
    <style:style style:name="Table40.Cell15" style:family="table-cell">
      <style:table-cell-properties fo:background-color="#FFFFFF" style:vertical-align="middle"/>
    </style:style>
    <style:style style:name="Table40.Cell16" style:family="table-cell">
      <style:table-cell-properties fo:background-color="#FFFFFF" style:vertical-align="middle"/>
    </style:style>
    <style:style style:name="Table40.Cell17" style:family="table-cell">
      <style:table-cell-properties fo:background-color="#FFFFFF" style:vertical-align="middle"/>
    </style:style>
    <style:style style:name="Table40.Cell18" style:family="table-cell">
      <style:table-cell-properties fo:background-color="#FFFFFF" style:vertical-align="middle"/>
    </style:style>
    <style:style style:name="Table40.Cell19" style:family="table-cell">
      <style:table-cell-properties fo:background-color="#FFFFFF" style:vertical-align="middle"/>
    </style:style>
    <style:style style:name="Table40.Cell20" style:family="table-cell">
      <style:table-cell-properties fo:background-color="#FFFFFF" style:vertical-align="middle"/>
    </style:style>
    <style:style style:name="Table40.Cell21" style:family="table-cell">
      <style:table-cell-properties fo:background-color="#FFFFFF" style:vertical-align="middle"/>
    </style:style>
    <style:style style:name="Table40.Cell22" style:family="table-cell">
      <style:table-cell-properties fo:background-color="#FFFFFF" style:vertical-align="middle"/>
    </style:style>
    <style:style style:name="Table40.Cell23" style:family="table-cell">
      <style:table-cell-properties fo:background-color="#FFFFFF" style:vertical-align="middle"/>
    </style:style>
    <style:style style:name="Table40.Cell24" style:family="table-cell">
      <style:table-cell-properties fo:background-color="#FFFFFF" style:vertical-align="middle"/>
    </style:style>
    <style:style style:name="Table40.Cell25" style:family="table-cell">
      <style:table-cell-properties fo:background-color="#FFFFFF" style:vertical-align="middle"/>
    </style:style>
    <style:style style:name="Table40.Cell26" style:family="table-cell">
      <style:table-cell-properties fo:background-color="#FFFFFF" style:vertical-align="middle"/>
    </style:style>
    <style:style style:name="Table40.Cell27" style:family="table-cell">
      <style:table-cell-properties fo:background-color="#FFFFFF" style:vertical-align="middle"/>
    </style:style>
    <style:style style:name="Table40.Cell28" style:family="table-cell">
      <style:table-cell-properties fo:background-color="#FFFFFF" style:vertical-align="middle"/>
    </style:style>
    <style:style style:name="Table40.Cell29" style:family="table-cell">
      <style:table-cell-properties fo:background-color="#FFFFFF" style:vertical-align="middle"/>
    </style:style>
    <style:style style:name="Table40.Cell30" style:family="table-cell">
      <style:table-cell-properties fo:background-color="#FFFFFF" style:vertical-align="middle"/>
    </style:style>
    <style:style style:name="Table40.Cell31" style:family="table-cell">
      <style:table-cell-properties fo:background-color="#FFFFFF" style:vertical-align="middle"/>
    </style:style>
    <style:style style:name="Table40.Cell32" style:family="table-cell">
      <style:table-cell-properties fo:background-color="#FFFFFF" style:vertical-align="middle"/>
    </style:style>
    <style:style style:name="Table40.Cell33" style:family="table-cell">
      <style:table-cell-properties fo:background-color="#FFFFFF" style:vertical-align="middle"/>
    </style:style>
    <style:style style:name="Table40.Cell34" style:family="table-cell">
      <style:table-cell-properties fo:background-color="#FFFFFF" style:vertical-align="middle"/>
    </style:style>
    <style:style style:name="Table40.Cell35" style:family="table-cell">
      <style:table-cell-properties fo:background-color="#FFFFFF" style:vertical-align="middle"/>
    </style:style>
    <style:style style:name="Table40.Cell36" style:family="table-cell">
      <style:table-cell-properties fo:background-color="#FFFFFF" style:vertical-align="middle"/>
    </style:style>
    <style:style style:name="Table40.Cell37" style:family="table-cell">
      <style:table-cell-properties fo:background-color="#FFFFFF" style:vertical-align="middle"/>
    </style:style>
    <style:style style:name="Table40.Cell38" style:family="table-cell">
      <style:table-cell-properties fo:background-color="#FFFFFF" style:vertical-align="middle"/>
    </style:style>
    <style:style style:name="Table40.Cell39" style:family="table-cell">
      <style:table-cell-properties fo:background-color="#FFFFFF" style:vertical-align="middle"/>
    </style:style>
    <style:style style:name="Table40.Cell40" style:family="table-cell">
      <style:table-cell-properties fo:background-color="#FFFFFF" style:vertical-align="middle"/>
    </style:style>
    <style:style style:name="Table40.Cell41" style:family="table-cell">
      <style:table-cell-properties fo:background-color="#FFFFFF" style:vertical-align="middle"/>
    </style:style>
    <style:style style:name="Table40.Cell42" style:family="table-cell">
      <style:table-cell-properties fo:background-color="#FFFFFF" style:vertical-align="middle"/>
    </style:style>
    <style:style style:name="Table40.Cell43" style:family="table-cell">
      <style:table-cell-properties fo:background-color="#FFFFFF" style:vertical-align="middle"/>
    </style:style>
    <style:style style:name="Table40.Cell44" style:family="table-cell">
      <style:table-cell-properties fo:background-color="#FFFFFF" style:vertical-align="middle"/>
    </style:style>
    <style:style style:name="Table40.Cell45" style:family="table-cell">
      <style:table-cell-properties fo:background-color="#FFFFFF" style:vertical-align="middle"/>
    </style:style>
    <style:style style:name="Table40.Cell46" style:family="table-cell">
      <style:table-cell-properties fo:background-color="#FFFFFF" style:vertical-align="middle"/>
    </style:style>
    <style:style style:name="Table40.Cell47" style:family="table-cell">
      <style:table-cell-properties fo:background-color="#FFFFFF" style:vertical-align="middle"/>
    </style:style>
    <style:style style:name="Table40.Cell48" style:family="table-cell">
      <style:table-cell-properties fo:background-color="#FFFFFF" style:vertical-align="middle"/>
    </style:style>
    <style:style style:name="Table40.Cell49" style:family="table-cell">
      <style:table-cell-properties fo:background-color="#FFFFFF" style:vertical-align="middle"/>
    </style:style>
    <style:style style:name="Table40.Cell50" style:family="table-cell">
      <style:table-cell-properties fo:background-color="#FFFFFF" style:vertical-align="middle"/>
    </style:style>
    <style:style style:name="Table40.Cell51" style:family="table-cell">
      <style:table-cell-properties fo:background-color="#FFFFFF" style:vertical-align="middle"/>
    </style:style>
    <style:style style:name="Table40.Cell52" style:family="table-cell">
      <style:table-cell-properties fo:background-color="#FFFFFF" style:vertical-align="middle"/>
    </style:style>
    <style:style style:name="Table40.Cell53" style:family="table-cell">
      <style:table-cell-properties fo:background-color="#FFFFFF" style:vertical-align="middle"/>
    </style:style>
    <style:style style:name="Table40.Cell54" style:family="table-cell">
      <style:table-cell-properties fo:background-color="#FFFFFF" style:vertical-align="middle"/>
    </style:style>
    <style:style style:name="Table40.Cell55" style:family="table-cell">
      <style:table-cell-properties fo:background-color="#FFFFFF" style:vertical-align="middle"/>
    </style:style>
    <style:style style:name="Table40.Cell56" style:family="table-cell">
      <style:table-cell-properties fo:background-color="#FFFFFF" style:vertical-align="middle"/>
    </style:style>
    <style:style style:name="Table40.Cell57" style:family="table-cell">
      <style:table-cell-properties fo:background-color="#FFFFFF" style:vertical-align="middle"/>
    </style:style>
    <style:style style:name="Table40.Cell58" style:family="table-cell">
      <style:table-cell-properties fo:background-color="#FFFFFF" style:vertical-align="middle"/>
    </style:style>
    <style:style style:name="Table40.Cell59" style:family="table-cell">
      <style:table-cell-properties fo:background-color="#FFFFFF" style:vertical-align="middle"/>
    </style:style>
    <style:style style:name="Table40.Cell60" style:family="table-cell">
      <style:table-cell-properties fo:background-color="#FFFFFF" style:vertical-align="middle"/>
    </style:style>
    <style:style style:name="Table40.Cell61" style:family="table-cell">
      <style:table-cell-properties fo:background-color="#FFFFFF" style:vertical-align="middle"/>
    </style:style>
    <style:style style:name="Table40.Cell62" style:family="table-cell">
      <style:table-cell-properties fo:background-color="#FFFFFF" style:vertical-align="middle"/>
    </style:style>
    <style:style style:name="Table40.Cell63" style:family="table-cell">
      <style:table-cell-properties fo:background-color="#FFFFFF" style:vertical-align="middle"/>
    </style:style>
    <style:style style:name="Table40.Cell64" style:family="table-cell">
      <style:table-cell-properties fo:background-color="#FFFFFF"/>
    </style:style>
    <style:style style:name="Table40.Cell65" style:family="table-cell">
      <style:table-cell-properties fo:background-color="#FFFFFF"/>
    </style:style>
    <style:style style:name="Table40.Cell66" style:family="table-cell">
      <style:table-cell-properties fo:background-color="#FFFFFF"/>
    </style:style>
    <style:style style:name="Table41" style:family="table">
      <style:table-properties style:writing-mode="lr-tb" style:width="10.634cm" table:align="center"/>
    </style:style>
    <style:style style:name="Table41.C1" style:family="table-column">
      <style:table-column-properties style:column-width="0.644cm"/>
    </style:style>
    <style:style style:name="Table41.C2" style:family="table-column">
      <style:table-column-properties style:column-width="5.851cm"/>
    </style:style>
    <style:style style:name="Table41.C3" style:family="table-column">
      <style:table-column-properties style:column-width="4.140cm"/>
    </style:style>
    <style:style style:name="Table41.R1" style:family="table-row">
      <style:table-row-properties style:row-height="0.610cm"/>
    </style:style>
    <style:style style:name="Table41.R2" style:family="table-row">
      <style:table-row-properties style:row-height="1.109cm"/>
    </style:style>
    <style:style style:name="Table41.R3" style:family="table-row">
      <style:table-row-properties style:row-height="1.312cm"/>
    </style:style>
    <style:style style:name="Table41.R4" style:family="table-row">
      <style:table-row-properties style:row-height="1.092cm"/>
    </style:style>
    <style:style style:name="Table41.R5" style:family="table-row">
      <style:table-row-properties style:row-height="1.067cm"/>
    </style:style>
    <style:style style:name="Table41.R6" style:family="table-row">
      <style:table-row-properties style:row-height="1.134cm"/>
    </style:style>
    <style:style style:name="Table41.R7" style:family="table-row">
      <style:table-row-properties style:row-height="1.101cm"/>
    </style:style>
    <style:style style:name="Table41.R8" style:family="table-row">
      <style:table-row-properties style:row-height="1.101cm"/>
    </style:style>
    <style:style style:name="Table41.R9" style:family="table-row">
      <style:table-row-properties style:row-height="1.101cm"/>
    </style:style>
    <style:style style:name="Table41.R10" style:family="table-row">
      <style:table-row-properties style:row-height="1.101cm"/>
    </style:style>
    <style:style style:name="Table41.R11" style:family="table-row">
      <style:table-row-properties style:row-height="1.092cm"/>
    </style:style>
    <style:style style:name="Table41.R12" style:family="table-row">
      <style:table-row-properties style:row-height="1.101cm"/>
    </style:style>
    <style:style style:name="Table41.R13" style:family="table-row">
      <style:table-row-properties style:row-height="1.109cm"/>
    </style:style>
    <style:style style:name="Table41.R14" style:family="table-row">
      <style:table-row-properties style:row-height="1.109cm"/>
    </style:style>
    <style:style style:name="Table41.R15" style:family="table-row">
      <style:table-row-properties style:row-height="1.058cm"/>
    </style:style>
    <style:style style:name="Table41.R16" style:family="table-row">
      <style:table-row-properties style:row-height="1.125cm"/>
    </style:style>
    <style:style style:name="Table41.R17" style:family="table-row">
      <style:table-row-properties style:row-height="1.076cm"/>
    </style:style>
    <style:style style:name="Table41.R18" style:family="table-row">
      <style:table-row-properties style:row-height="1.134cm"/>
    </style:style>
    <style:style style:name="Table41.R19" style:family="table-row">
      <style:table-row-properties style:row-height="1.067cm"/>
    </style:style>
    <style:style style:name="Table41.R20" style:family="table-row">
      <style:table-row-properties style:row-height="1.143cm"/>
    </style:style>
    <style:style style:name="Table41.R21" style:family="table-row">
      <style:table-row-properties style:row-height="1.609cm"/>
    </style:style>
    <style:style style:name="Table41.R22" style:family="table-row">
      <style:table-row-properties style:row-height="1.346cm"/>
    </style:style>
    <style:style style:name="Table41.Cell1" style:family="table-cell">
      <style:table-cell-properties fo:background-color="#FFFFFF" style:vertical-align="top"/>
    </style:style>
    <style:style style:name="Table41.Cell2" style:family="table-cell">
      <style:table-cell-properties fo:background-color="#FFFFFF" style:vertical-align="top"/>
    </style:style>
    <style:style style:name="Table41.Cell3" style:family="table-cell">
      <style:table-cell-properties fo:background-color="#FFFFFF" style:vertical-align="top"/>
    </style:style>
    <style:style style:name="Table41.Cell4" style:family="table-cell">
      <style:table-cell-properties fo:background-color="#FFFFFF" style:vertical-align="top"/>
    </style:style>
    <style:style style:name="Table41.Cell5" style:family="table-cell">
      <style:table-cell-properties fo:background-color="#FFFFFF" style:vertical-align="top"/>
    </style:style>
    <style:style style:name="Table41.Cell6" style:family="table-cell">
      <style:table-cell-properties fo:background-color="#FFFFFF" style:vertical-align="top"/>
    </style:style>
    <style:style style:name="Table41.Cell7" style:family="table-cell">
      <style:table-cell-properties fo:background-color="#FFFFFF" style:vertical-align="top"/>
    </style:style>
    <style:style style:name="Table41.Cell8" style:family="table-cell">
      <style:table-cell-properties fo:background-color="#FFFFFF" style:vertical-align="middle"/>
    </style:style>
    <style:style style:name="Table41.Cell9" style:family="table-cell">
      <style:table-cell-properties fo:background-color="#FFFFFF" style:vertical-align="middle"/>
    </style:style>
    <style:style style:name="Table41.Cell10" style:family="table-cell">
      <style:table-cell-properties fo:background-color="#FFFFFF" style:vertical-align="middle"/>
    </style:style>
    <style:style style:name="Table41.Cell11" style:family="table-cell">
      <style:table-cell-properties fo:background-color="#FFFFFF" style:vertical-align="middle"/>
    </style:style>
    <style:style style:name="Table41.Cell12" style:family="table-cell">
      <style:table-cell-properties fo:background-color="#FFFFFF" style:vertical-align="middle"/>
    </style:style>
    <style:style style:name="Table41.Cell13" style:family="table-cell">
      <style:table-cell-properties fo:background-color="#FFFFFF" style:vertical-align="middle"/>
    </style:style>
    <style:style style:name="Table41.Cell14" style:family="table-cell">
      <style:table-cell-properties fo:background-color="#FFFFFF" style:vertical-align="middle"/>
    </style:style>
    <style:style style:name="Table41.Cell15" style:family="table-cell">
      <style:table-cell-properties fo:background-color="#FFFFFF" style:vertical-align="middle"/>
    </style:style>
    <style:style style:name="Table41.Cell16" style:family="table-cell">
      <style:table-cell-properties fo:background-color="#FFFFFF" style:vertical-align="middle"/>
    </style:style>
    <style:style style:name="Table41.Cell17" style:family="table-cell">
      <style:table-cell-properties fo:background-color="#FFFFFF" style:vertical-align="middle"/>
    </style:style>
    <style:style style:name="Table41.Cell18" style:family="table-cell">
      <style:table-cell-properties fo:background-color="#FFFFFF" style:vertical-align="middle"/>
    </style:style>
    <style:style style:name="Table41.Cell19" style:family="table-cell">
      <style:table-cell-properties fo:background-color="#FFFFFF" style:vertical-align="middle"/>
    </style:style>
    <style:style style:name="Table41.Cell20" style:family="table-cell">
      <style:table-cell-properties fo:background-color="#FFFFFF" style:vertical-align="middle"/>
    </style:style>
    <style:style style:name="Table41.Cell21" style:family="table-cell">
      <style:table-cell-properties fo:background-color="#FFFFFF" style:vertical-align="middle"/>
    </style:style>
    <style:style style:name="Table41.Cell22" style:family="table-cell">
      <style:table-cell-properties fo:background-color="#FFFFFF" style:vertical-align="middle"/>
    </style:style>
    <style:style style:name="Table41.Cell23" style:family="table-cell">
      <style:table-cell-properties fo:background-color="#FFFFFF" style:vertical-align="middle"/>
    </style:style>
    <style:style style:name="Table41.Cell24" style:family="table-cell">
      <style:table-cell-properties fo:background-color="#FFFFFF" style:vertical-align="middle"/>
    </style:style>
    <style:style style:name="Table41.Cell25" style:family="table-cell">
      <style:table-cell-properties fo:background-color="#FFFFFF" style:vertical-align="middle"/>
    </style:style>
    <style:style style:name="Table41.Cell26" style:family="table-cell">
      <style:table-cell-properties fo:background-color="#FFFFFF" style:vertical-align="middle"/>
    </style:style>
    <style:style style:name="Table41.Cell27" style:family="table-cell">
      <style:table-cell-properties fo:background-color="#FFFFFF" style:vertical-align="middle"/>
    </style:style>
    <style:style style:name="Table41.Cell28" style:family="table-cell">
      <style:table-cell-properties fo:background-color="#FFFFFF" style:vertical-align="middle"/>
    </style:style>
    <style:style style:name="Table41.Cell29" style:family="table-cell">
      <style:table-cell-properties fo:background-color="#FFFFFF" style:vertical-align="middle"/>
    </style:style>
    <style:style style:name="Table41.Cell30" style:family="table-cell">
      <style:table-cell-properties fo:background-color="#FFFFFF" style:vertical-align="middle"/>
    </style:style>
    <style:style style:name="Table41.Cell31" style:family="table-cell">
      <style:table-cell-properties fo:background-color="#FFFFFF" style:vertical-align="middle"/>
    </style:style>
    <style:style style:name="Table41.Cell32" style:family="table-cell">
      <style:table-cell-properties fo:background-color="#FFFFFF" style:vertical-align="middle"/>
    </style:style>
    <style:style style:name="Table41.Cell33" style:family="table-cell">
      <style:table-cell-properties fo:background-color="#FFFFFF" style:vertical-align="middle"/>
    </style:style>
    <style:style style:name="Table41.Cell34" style:family="table-cell">
      <style:table-cell-properties fo:background-color="#FFFFFF" style:vertical-align="middle"/>
    </style:style>
    <style:style style:name="Table41.Cell35" style:family="table-cell">
      <style:table-cell-properties fo:background-color="#FFFFFF" style:vertical-align="middle"/>
    </style:style>
    <style:style style:name="Table41.Cell36" style:family="table-cell">
      <style:table-cell-properties fo:background-color="#FFFFFF" style:vertical-align="middle"/>
    </style:style>
    <style:style style:name="Table41.Cell37" style:family="table-cell">
      <style:table-cell-properties fo:background-color="#FFFFFF" style:vertical-align="middle"/>
    </style:style>
    <style:style style:name="Table41.Cell38" style:family="table-cell">
      <style:table-cell-properties fo:background-color="#FFFFFF" style:vertical-align="middle"/>
    </style:style>
    <style:style style:name="Table41.Cell39" style:family="table-cell">
      <style:table-cell-properties fo:background-color="#FFFFFF" style:vertical-align="middle"/>
    </style:style>
    <style:style style:name="Table41.Cell40" style:family="table-cell">
      <style:table-cell-properties fo:background-color="#FFFFFF" style:vertical-align="middle"/>
    </style:style>
    <style:style style:name="Table41.Cell41" style:family="table-cell">
      <style:table-cell-properties fo:background-color="#FFFFFF" style:vertical-align="middle"/>
    </style:style>
    <style:style style:name="Table41.Cell42" style:family="table-cell">
      <style:table-cell-properties fo:background-color="#FFFFFF" style:vertical-align="middle"/>
    </style:style>
    <style:style style:name="Table41.Cell43" style:family="table-cell">
      <style:table-cell-properties fo:background-color="#FFFFFF" style:vertical-align="middle"/>
    </style:style>
    <style:style style:name="Table41.Cell44" style:family="table-cell">
      <style:table-cell-properties fo:background-color="#FFFFFF" style:vertical-align="middle"/>
    </style:style>
    <style:style style:name="Table41.Cell45" style:family="table-cell">
      <style:table-cell-properties fo:background-color="#FFFFFF" style:vertical-align="middle"/>
    </style:style>
    <style:style style:name="Table41.Cell46" style:family="table-cell">
      <style:table-cell-properties fo:background-color="#FFFFFF" style:vertical-align="middle"/>
    </style:style>
    <style:style style:name="Table41.Cell47" style:family="table-cell">
      <style:table-cell-properties fo:background-color="#FFFFFF" style:vertical-align="middle"/>
    </style:style>
    <style:style style:name="Table41.Cell48" style:family="table-cell">
      <style:table-cell-properties fo:background-color="#FFFFFF" style:vertical-align="middle"/>
    </style:style>
    <style:style style:name="Table41.Cell49" style:family="table-cell">
      <style:table-cell-properties fo:background-color="#FFFFFF" style:vertical-align="middle"/>
    </style:style>
    <style:style style:name="Table41.Cell50" style:family="table-cell">
      <style:table-cell-properties fo:background-color="#FFFFFF" style:vertical-align="middle"/>
    </style:style>
    <style:style style:name="Table41.Cell51" style:family="table-cell">
      <style:table-cell-properties fo:background-color="#FFFFFF" style:vertical-align="middle"/>
    </style:style>
    <style:style style:name="Table41.Cell52" style:family="table-cell">
      <style:table-cell-properties fo:background-color="#FFFFFF" style:vertical-align="middle"/>
    </style:style>
    <style:style style:name="Table41.Cell53" style:family="table-cell">
      <style:table-cell-properties fo:background-color="#FFFFFF" style:vertical-align="middle"/>
    </style:style>
    <style:style style:name="Table41.Cell54" style:family="table-cell">
      <style:table-cell-properties fo:background-color="#FFFFFF" style:vertical-align="middle"/>
    </style:style>
    <style:style style:name="Table41.Cell55" style:family="table-cell">
      <style:table-cell-properties fo:background-color="#FFFFFF" style:vertical-align="middle"/>
    </style:style>
    <style:style style:name="Table41.Cell56" style:family="table-cell">
      <style:table-cell-properties fo:background-color="#FFFFFF" style:vertical-align="middle"/>
    </style:style>
    <style:style style:name="Table41.Cell57" style:family="table-cell">
      <style:table-cell-properties fo:background-color="#FFFFFF" style:vertical-align="middle"/>
    </style:style>
    <style:style style:name="Table41.Cell58" style:family="table-cell">
      <style:table-cell-properties fo:background-color="#FFFFFF" style:vertical-align="middle"/>
    </style:style>
    <style:style style:name="Table41.Cell59" style:family="table-cell">
      <style:table-cell-properties fo:background-color="#FFFFFF" style:vertical-align="middle"/>
    </style:style>
    <style:style style:name="Table41.Cell60" style:family="table-cell">
      <style:table-cell-properties fo:background-color="#FFFFFF" style:vertical-align="middle"/>
    </style:style>
    <style:style style:name="Table41.Cell61" style:family="table-cell">
      <style:table-cell-properties fo:background-color="#FFFFFF" style:vertical-align="top"/>
    </style:style>
    <style:style style:name="Table41.Cell62" style:family="table-cell">
      <style:table-cell-properties fo:background-color="#FFFFFF" style:vertical-align="top"/>
    </style:style>
    <style:style style:name="Table41.Cell63" style:family="table-cell">
      <style:table-cell-properties fo:background-color="#FFFFFF" style:vertical-align="top"/>
    </style:style>
    <style:style style:name="Table41.Cell64" style:family="table-cell">
      <style:table-cell-properties fo:background-color="#FFFFFF"/>
    </style:style>
    <style:style style:name="Table41.Cell65" style:family="table-cell">
      <style:table-cell-properties fo:background-color="#FFFFFF"/>
    </style:style>
    <style:style style:name="Table41.Cell66" style:family="table-cell">
      <style:table-cell-properties fo:background-color="#FFFFFF"/>
    </style:style>
    <style:style style:name="Table42" style:family="table">
      <style:table-properties style:writing-mode="lr-tb" style:width="10.634cm" table:align="center"/>
    </style:style>
    <style:style style:name="Table42.C1" style:family="table-column">
      <style:table-column-properties style:column-width="0.617cm"/>
    </style:style>
    <style:style style:name="Table42.C2" style:family="table-column">
      <style:table-column-properties style:column-width="5.443cm"/>
    </style:style>
    <style:style style:name="Table42.C3" style:family="table-column">
      <style:table-column-properties style:column-width="4.572cm"/>
    </style:style>
    <style:style style:name="Table42.R1" style:family="table-row">
      <style:table-row-properties style:row-height="0.610cm"/>
    </style:style>
    <style:style style:name="Table42.R2" style:family="table-row">
      <style:table-row-properties style:row-height="1.109cm"/>
    </style:style>
    <style:style style:name="Table42.R3" style:family="table-row">
      <style:table-row-properties style:row-height="1.304cm"/>
    </style:style>
    <style:style style:name="Table42.R4" style:family="table-row">
      <style:table-row-properties style:row-height="1.067cm"/>
    </style:style>
    <style:style style:name="Table42.R5" style:family="table-row">
      <style:table-row-properties style:row-height="1.134cm"/>
    </style:style>
    <style:style style:name="Table42.R6" style:family="table-row">
      <style:table-row-properties style:row-height="1.092cm"/>
    </style:style>
    <style:style style:name="Table42.R7" style:family="table-row">
      <style:table-row-properties style:row-height="1.109cm"/>
    </style:style>
    <style:style style:name="Table42.R8" style:family="table-row">
      <style:table-row-properties style:row-height="1.101cm"/>
    </style:style>
    <style:style style:name="Table42.R9" style:family="table-row">
      <style:table-row-properties style:row-height="1.092cm"/>
    </style:style>
    <style:style style:name="Table42.R10" style:family="table-row">
      <style:table-row-properties style:row-height="1.101cm"/>
    </style:style>
    <style:style style:name="Table42.R11" style:family="table-row">
      <style:table-row-properties style:row-height="1.101cm"/>
    </style:style>
    <style:style style:name="Table42.R12" style:family="table-row">
      <style:table-row-properties style:row-height="1.101cm"/>
    </style:style>
    <style:style style:name="Table42.R13" style:family="table-row">
      <style:table-row-properties style:row-height="0.787cm"/>
    </style:style>
    <style:style style:name="Table42.Cell1" style:family="table-cell">
      <style:table-cell-properties fo:background-color="#FFFFFF" style:vertical-align="top"/>
    </style:style>
    <style:style style:name="Table42.Cell2" style:family="table-cell">
      <style:table-cell-properties fo:background-color="#FFFFFF" style:vertical-align="top"/>
    </style:style>
    <style:style style:name="Table42.Cell3" style:family="table-cell">
      <style:table-cell-properties fo:background-color="#FFFFFF" style:vertical-align="top"/>
    </style:style>
    <style:style style:name="Table42.Cell4" style:family="table-cell">
      <style:table-cell-properties fo:background-color="#FFFFFF" style:vertical-align="top"/>
    </style:style>
    <style:style style:name="Table42.Cell5" style:family="table-cell">
      <style:table-cell-properties fo:background-color="#FFFFFF" style:vertical-align="top"/>
    </style:style>
    <style:style style:name="Table42.Cell6" style:family="table-cell">
      <style:table-cell-properties fo:background-color="#FFFFFF" style:vertical-align="top"/>
    </style:style>
    <style:style style:name="Table42.Cell7" style:family="table-cell">
      <style:table-cell-properties fo:background-color="#FFFFFF" style:vertical-align="top"/>
    </style:style>
    <style:style style:name="Table42.Cell8" style:family="table-cell">
      <style:table-cell-properties fo:background-color="#FFFFFF" style:vertical-align="middle"/>
    </style:style>
    <style:style style:name="Table42.Cell9" style:family="table-cell">
      <style:table-cell-properties fo:background-color="#FFFFFF" style:vertical-align="middle"/>
    </style:style>
    <style:style style:name="Table42.Cell10" style:family="table-cell">
      <style:table-cell-properties fo:background-color="#FFFFFF" style:vertical-align="middle"/>
    </style:style>
    <style:style style:name="Table42.Cell11" style:family="table-cell">
      <style:table-cell-properties fo:background-color="#FFFFFF" style:vertical-align="middle"/>
    </style:style>
    <style:style style:name="Table42.Cell12" style:family="table-cell">
      <style:table-cell-properties fo:background-color="#FFFFFF" style:vertical-align="middle"/>
    </style:style>
    <style:style style:name="Table42.Cell13" style:family="table-cell">
      <style:table-cell-properties fo:background-color="#FFFFFF" style:vertical-align="middle"/>
    </style:style>
    <style:style style:name="Table42.Cell14" style:family="table-cell">
      <style:table-cell-properties fo:background-color="#FFFFFF" style:vertical-align="middle"/>
    </style:style>
    <style:style style:name="Table42.Cell15" style:family="table-cell">
      <style:table-cell-properties fo:background-color="#FFFFFF" style:vertical-align="middle"/>
    </style:style>
    <style:style style:name="Table42.Cell16" style:family="table-cell">
      <style:table-cell-properties fo:background-color="#FFFFFF" style:vertical-align="middle"/>
    </style:style>
    <style:style style:name="Table42.Cell17" style:family="table-cell">
      <style:table-cell-properties fo:background-color="#FFFFFF" style:vertical-align="middle"/>
    </style:style>
    <style:style style:name="Table42.Cell18" style:family="table-cell">
      <style:table-cell-properties fo:background-color="#FFFFFF" style:vertical-align="middle"/>
    </style:style>
    <style:style style:name="Table42.Cell19" style:family="table-cell">
      <style:table-cell-properties fo:background-color="#FFFFFF" style:vertical-align="middle"/>
    </style:style>
    <style:style style:name="Table42.Cell20" style:family="table-cell">
      <style:table-cell-properties fo:background-color="#FFFFFF" style:vertical-align="middle"/>
    </style:style>
    <style:style style:name="Table42.Cell21" style:family="table-cell">
      <style:table-cell-properties fo:background-color="#FFFFFF" style:vertical-align="middle"/>
    </style:style>
    <style:style style:name="Table42.Cell22" style:family="table-cell">
      <style:table-cell-properties fo:background-color="#FFFFFF" style:vertical-align="middle"/>
    </style:style>
    <style:style style:name="Table42.Cell23" style:family="table-cell">
      <style:table-cell-properties fo:background-color="#FFFFFF" style:vertical-align="middle"/>
    </style:style>
    <style:style style:name="Table42.Cell24" style:family="table-cell">
      <style:table-cell-properties fo:background-color="#FFFFFF" style:vertical-align="middle"/>
    </style:style>
    <style:style style:name="Table42.Cell25" style:family="table-cell">
      <style:table-cell-properties fo:background-color="#FFFFFF" style:vertical-align="middle"/>
    </style:style>
    <style:style style:name="Table42.Cell26" style:family="table-cell">
      <style:table-cell-properties fo:background-color="#FFFFFF" style:vertical-align="middle"/>
    </style:style>
    <style:style style:name="Table42.Cell27" style:family="table-cell">
      <style:table-cell-properties fo:background-color="#FFFFFF" style:vertical-align="middle"/>
    </style:style>
    <style:style style:name="Table42.Cell28" style:family="table-cell">
      <style:table-cell-properties fo:background-color="#FFFFFF" style:vertical-align="middle"/>
    </style:style>
    <style:style style:name="Table42.Cell29" style:family="table-cell">
      <style:table-cell-properties fo:background-color="#FFFFFF" style:vertical-align="middle"/>
    </style:style>
    <style:style style:name="Table42.Cell30" style:family="table-cell">
      <style:table-cell-properties fo:background-color="#FFFFFF" style:vertical-align="middle"/>
    </style:style>
    <style:style style:name="Table42.Cell31" style:family="table-cell">
      <style:table-cell-properties fo:background-color="#FFFFFF" style:vertical-align="middle"/>
    </style:style>
    <style:style style:name="Table42.Cell32" style:family="table-cell">
      <style:table-cell-properties fo:background-color="#FFFFFF" style:vertical-align="middle"/>
    </style:style>
    <style:style style:name="Table42.Cell33" style:family="table-cell">
      <style:table-cell-properties fo:background-color="#FFFFFF" style:vertical-align="middle"/>
    </style:style>
    <style:style style:name="Table42.Cell34" style:family="table-cell">
      <style:table-cell-properties fo:background-color="#FFFFFF" style:vertical-align="middle"/>
    </style:style>
    <style:style style:name="Table42.Cell35" style:family="table-cell">
      <style:table-cell-properties fo:background-color="#FFFFFF" style:vertical-align="middle"/>
    </style:style>
    <style:style style:name="Table42.Cell36" style:family="table-cell">
      <style:table-cell-properties fo:background-color="#FFFFFF" style:vertical-align="middle"/>
    </style:style>
    <style:style style:name="Table42.Cell37" style:family="table-cell">
      <style:table-cell-properties fo:background-color="#FFFFFF" style:vertical-align="top"/>
    </style:style>
    <style:style style:name="Table42.Cell38" style:family="table-cell">
      <style:table-cell-properties fo:background-color="#FFFFFF" style:vertical-align="top"/>
    </style:style>
    <style:style style:name="Table42.Cell39" style:family="table-cell">
      <style:table-cell-properties fo:background-color="#FFFFFF"/>
    </style:style>
    <style:style style:name="Table43" style:family="table">
      <style:table-properties style:writing-mode="lr-tb" style:width="10.634cm" table:align="center"/>
    </style:style>
    <style:style style:name="Table43.C1" style:family="table-column">
      <style:table-column-properties style:column-width="0.653cm"/>
    </style:style>
    <style:style style:name="Table43.C2" style:family="table-column">
      <style:table-column-properties style:column-width="5.630cm"/>
    </style:style>
    <style:style style:name="Table43.C3" style:family="table-column">
      <style:table-column-properties style:column-width="4.352cm"/>
    </style:style>
    <style:style style:name="Table43.R1" style:family="table-row">
      <style:table-row-properties style:row-height="0.617cm"/>
    </style:style>
    <style:style style:name="Table43.R2" style:family="table-row">
      <style:table-row-properties style:row-height="1.109cm"/>
    </style:style>
    <style:style style:name="Table43.R3" style:family="table-row">
      <style:table-row-properties style:row-height="1.295cm"/>
    </style:style>
    <style:style style:name="Table43.R4" style:family="table-row">
      <style:table-row-properties style:row-height="1.058cm"/>
    </style:style>
    <style:style style:name="Table43.R5" style:family="table-row">
      <style:table-row-properties style:row-height="1.143cm"/>
    </style:style>
    <style:style style:name="Table43.R6" style:family="table-row">
      <style:table-row-properties style:row-height="1.092cm"/>
    </style:style>
    <style:style style:name="Table43.R7" style:family="table-row">
      <style:table-row-properties style:row-height="1.109cm"/>
    </style:style>
    <style:style style:name="Table43.R8" style:family="table-row">
      <style:table-row-properties style:row-height="1.101cm"/>
    </style:style>
    <style:style style:name="Table43.R9" style:family="table-row">
      <style:table-row-properties style:row-height="1.101cm"/>
    </style:style>
    <style:style style:name="Table43.R10" style:family="table-row">
      <style:table-row-properties style:row-height="1.109cm"/>
    </style:style>
    <style:style style:name="Table43.R11" style:family="table-row">
      <style:table-row-properties style:row-height="1.092cm"/>
    </style:style>
    <style:style style:name="Table43.R12" style:family="table-row">
      <style:table-row-properties style:row-height="1.101cm"/>
    </style:style>
    <style:style style:name="Table43.R13" style:family="table-row">
      <style:table-row-properties style:row-height="1.083cm"/>
    </style:style>
    <style:style style:name="Table43.R14" style:family="table-row">
      <style:table-row-properties style:row-height="1.118cm"/>
    </style:style>
    <style:style style:name="Table43.R15" style:family="table-row">
      <style:table-row-properties style:row-height="1.058cm"/>
    </style:style>
    <style:style style:name="Table43.R16" style:family="table-row">
      <style:table-row-properties style:row-height="1.101cm"/>
    </style:style>
    <style:style style:name="Table43.R17" style:family="table-row">
      <style:table-row-properties style:row-height="1.134cm"/>
    </style:style>
    <style:style style:name="Table43.R18" style:family="table-row">
      <style:table-row-properties style:row-height="1.101cm"/>
    </style:style>
    <style:style style:name="Table43.R19" style:family="table-row">
      <style:table-row-properties style:row-height="1.101cm"/>
    </style:style>
    <style:style style:name="Table43.R20" style:family="table-row">
      <style:table-row-properties style:row-height="1.109cm"/>
    </style:style>
    <style:style style:name="Table43.R21" style:family="table-row">
      <style:table-row-properties style:row-height="1.101cm"/>
    </style:style>
    <style:style style:name="Table43.R22" style:family="table-row">
      <style:table-row-properties style:row-height="0.804cm"/>
    </style:style>
    <style:style style:name="Table43.Cell1" style:family="table-cell">
      <style:table-cell-properties fo:background-color="#FFFFFF" style:vertical-align="top"/>
    </style:style>
    <style:style style:name="Table43.Cell2" style:family="table-cell">
      <style:table-cell-properties fo:background-color="#FFFFFF" style:vertical-align="top"/>
    </style:style>
    <style:style style:name="Table43.Cell3" style:family="table-cell">
      <style:table-cell-properties fo:background-color="#FFFFFF" style:vertical-align="top"/>
    </style:style>
    <style:style style:name="Table43.Cell4" style:family="table-cell">
      <style:table-cell-properties fo:background-color="#FFFFFF" style:vertical-align="top"/>
    </style:style>
    <style:style style:name="Table43.Cell5" style:family="table-cell">
      <style:table-cell-properties fo:background-color="#FFFFFF" style:vertical-align="top"/>
    </style:style>
    <style:style style:name="Table43.Cell6" style:family="table-cell">
      <style:table-cell-properties fo:background-color="#FFFFFF" style:vertical-align="top"/>
    </style:style>
    <style:style style:name="Table43.Cell7" style:family="table-cell">
      <style:table-cell-properties fo:background-color="#FFFFFF" style:vertical-align="top"/>
    </style:style>
    <style:style style:name="Table43.Cell8" style:family="table-cell">
      <style:table-cell-properties fo:background-color="#FFFFFF" style:vertical-align="middle"/>
    </style:style>
    <style:style style:name="Table43.Cell9" style:family="table-cell">
      <style:table-cell-properties fo:background-color="#FFFFFF" style:vertical-align="middle"/>
    </style:style>
    <style:style style:name="Table43.Cell10" style:family="table-cell">
      <style:table-cell-properties fo:background-color="#FFFFFF" style:vertical-align="middle"/>
    </style:style>
    <style:style style:name="Table43.Cell11" style:family="table-cell">
      <style:table-cell-properties fo:background-color="#FFFFFF" style:vertical-align="middle"/>
    </style:style>
    <style:style style:name="Table43.Cell12" style:family="table-cell">
      <style:table-cell-properties fo:background-color="#FFFFFF" style:vertical-align="middle"/>
    </style:style>
    <style:style style:name="Table43.Cell13" style:family="table-cell">
      <style:table-cell-properties fo:background-color="#FFFFFF" style:vertical-align="middle"/>
    </style:style>
    <style:style style:name="Table43.Cell14" style:family="table-cell">
      <style:table-cell-properties fo:background-color="#FFFFFF" style:vertical-align="middle"/>
    </style:style>
    <style:style style:name="Table43.Cell15" style:family="table-cell">
      <style:table-cell-properties fo:background-color="#FFFFFF" style:vertical-align="middle"/>
    </style:style>
    <style:style style:name="Table43.Cell16" style:family="table-cell">
      <style:table-cell-properties fo:background-color="#FFFFFF" style:vertical-align="middle"/>
    </style:style>
    <style:style style:name="Table43.Cell17" style:family="table-cell">
      <style:table-cell-properties fo:background-color="#FFFFFF" style:vertical-align="middle"/>
    </style:style>
    <style:style style:name="Table43.Cell18" style:family="table-cell">
      <style:table-cell-properties fo:background-color="#FFFFFF" style:vertical-align="middle"/>
    </style:style>
    <style:style style:name="Table43.Cell19" style:family="table-cell">
      <style:table-cell-properties fo:background-color="#FFFFFF" style:vertical-align="middle"/>
    </style:style>
    <style:style style:name="Table43.Cell20" style:family="table-cell">
      <style:table-cell-properties fo:background-color="#FFFFFF" style:vertical-align="middle"/>
    </style:style>
    <style:style style:name="Table43.Cell21" style:family="table-cell">
      <style:table-cell-properties fo:background-color="#FFFFFF" style:vertical-align="middle"/>
    </style:style>
    <style:style style:name="Table43.Cell22" style:family="table-cell">
      <style:table-cell-properties fo:background-color="#FFFFFF" style:vertical-align="middle"/>
    </style:style>
    <style:style style:name="Table43.Cell23" style:family="table-cell">
      <style:table-cell-properties fo:background-color="#FFFFFF" style:vertical-align="middle"/>
    </style:style>
    <style:style style:name="Table43.Cell24" style:family="table-cell">
      <style:table-cell-properties fo:background-color="#FFFFFF" style:vertical-align="middle"/>
    </style:style>
    <style:style style:name="Table43.Cell25" style:family="table-cell">
      <style:table-cell-properties fo:background-color="#FFFFFF" style:vertical-align="middle"/>
    </style:style>
    <style:style style:name="Table43.Cell26" style:family="table-cell">
      <style:table-cell-properties fo:background-color="#FFFFFF" style:vertical-align="middle"/>
    </style:style>
    <style:style style:name="Table43.Cell27" style:family="table-cell">
      <style:table-cell-properties fo:background-color="#FFFFFF" style:vertical-align="middle"/>
    </style:style>
    <style:style style:name="Table43.Cell28" style:family="table-cell">
      <style:table-cell-properties fo:background-color="#FFFFFF" style:vertical-align="middle"/>
    </style:style>
    <style:style style:name="Table43.Cell29" style:family="table-cell">
      <style:table-cell-properties fo:background-color="#FFFFFF" style:vertical-align="middle"/>
    </style:style>
    <style:style style:name="Table43.Cell30" style:family="table-cell">
      <style:table-cell-properties fo:background-color="#FFFFFF" style:vertical-align="middle"/>
    </style:style>
    <style:style style:name="Table43.Cell31" style:family="table-cell">
      <style:table-cell-properties fo:background-color="#FFFFFF" style:vertical-align="middle"/>
    </style:style>
    <style:style style:name="Table43.Cell32" style:family="table-cell">
      <style:table-cell-properties fo:background-color="#FFFFFF" style:vertical-align="middle"/>
    </style:style>
    <style:style style:name="Table43.Cell33" style:family="table-cell">
      <style:table-cell-properties fo:background-color="#FFFFFF" style:vertical-align="middle"/>
    </style:style>
    <style:style style:name="Table43.Cell34" style:family="table-cell">
      <style:table-cell-properties fo:background-color="#FFFFFF" style:vertical-align="middle"/>
    </style:style>
    <style:style style:name="Table43.Cell35" style:family="table-cell">
      <style:table-cell-properties fo:background-color="#FFFFFF" style:vertical-align="middle"/>
    </style:style>
    <style:style style:name="Table43.Cell36" style:family="table-cell">
      <style:table-cell-properties fo:background-color="#FFFFFF" style:vertical-align="middle"/>
    </style:style>
    <style:style style:name="Table43.Cell37" style:family="table-cell">
      <style:table-cell-properties fo:background-color="#FFFFFF" style:vertical-align="middle"/>
    </style:style>
    <style:style style:name="Table43.Cell38" style:family="table-cell">
      <style:table-cell-properties fo:background-color="#FFFFFF" style:vertical-align="middle"/>
    </style:style>
    <style:style style:name="Table43.Cell39" style:family="table-cell">
      <style:table-cell-properties fo:background-color="#FFFFFF" style:vertical-align="middle"/>
    </style:style>
    <style:style style:name="Table43.Cell40" style:family="table-cell">
      <style:table-cell-properties fo:background-color="#FFFFFF" style:vertical-align="middle"/>
    </style:style>
    <style:style style:name="Table43.Cell41" style:family="table-cell">
      <style:table-cell-properties fo:background-color="#FFFFFF" style:vertical-align="middle"/>
    </style:style>
    <style:style style:name="Table43.Cell42" style:family="table-cell">
      <style:table-cell-properties fo:background-color="#FFFFFF" style:vertical-align="middle"/>
    </style:style>
    <style:style style:name="Table43.Cell43" style:family="table-cell">
      <style:table-cell-properties fo:background-color="#FFFFFF" style:vertical-align="middle"/>
    </style:style>
    <style:style style:name="Table43.Cell44" style:family="table-cell">
      <style:table-cell-properties fo:background-color="#FFFFFF" style:vertical-align="middle"/>
    </style:style>
    <style:style style:name="Table43.Cell45" style:family="table-cell">
      <style:table-cell-properties fo:background-color="#FFFFFF" style:vertical-align="middle"/>
    </style:style>
    <style:style style:name="Table43.Cell46" style:family="table-cell">
      <style:table-cell-properties fo:background-color="#FFFFFF" style:vertical-align="middle"/>
    </style:style>
    <style:style style:name="Table43.Cell47" style:family="table-cell">
      <style:table-cell-properties fo:background-color="#FFFFFF" style:vertical-align="middle"/>
    </style:style>
    <style:style style:name="Table43.Cell48" style:family="table-cell">
      <style:table-cell-properties fo:background-color="#FFFFFF" style:vertical-align="middle"/>
    </style:style>
    <style:style style:name="Table43.Cell49" style:family="table-cell">
      <style:table-cell-properties fo:background-color="#FFFFFF" style:vertical-align="middle"/>
    </style:style>
    <style:style style:name="Table43.Cell50" style:family="table-cell">
      <style:table-cell-properties fo:background-color="#FFFFFF" style:vertical-align="middle"/>
    </style:style>
    <style:style style:name="Table43.Cell51" style:family="table-cell">
      <style:table-cell-properties fo:background-color="#FFFFFF" style:vertical-align="middle"/>
    </style:style>
    <style:style style:name="Table43.Cell52" style:family="table-cell">
      <style:table-cell-properties fo:background-color="#FFFFFF" style:vertical-align="middle"/>
    </style:style>
    <style:style style:name="Table43.Cell53" style:family="table-cell">
      <style:table-cell-properties fo:background-color="#FFFFFF" style:vertical-align="middle"/>
    </style:style>
    <style:style style:name="Table43.Cell54" style:family="table-cell">
      <style:table-cell-properties fo:background-color="#FFFFFF" style:vertical-align="middle"/>
    </style:style>
    <style:style style:name="Table43.Cell55" style:family="table-cell">
      <style:table-cell-properties fo:background-color="#FFFFFF" style:vertical-align="middle"/>
    </style:style>
    <style:style style:name="Table43.Cell56" style:family="table-cell">
      <style:table-cell-properties fo:background-color="#FFFFFF" style:vertical-align="middle"/>
    </style:style>
    <style:style style:name="Table43.Cell57" style:family="table-cell">
      <style:table-cell-properties fo:background-color="#FFFFFF" style:vertical-align="middle"/>
    </style:style>
    <style:style style:name="Table43.Cell58" style:family="table-cell">
      <style:table-cell-properties fo:background-color="#FFFFFF" style:vertical-align="middle"/>
    </style:style>
    <style:style style:name="Table43.Cell59" style:family="table-cell">
      <style:table-cell-properties fo:background-color="#FFFFFF" style:vertical-align="middle"/>
    </style:style>
    <style:style style:name="Table43.Cell60" style:family="table-cell">
      <style:table-cell-properties fo:background-color="#FFFFFF" style:vertical-align="middle"/>
    </style:style>
    <style:style style:name="Table43.Cell61" style:family="table-cell">
      <style:table-cell-properties fo:background-color="#FFFFFF" style:vertical-align="middle"/>
    </style:style>
    <style:style style:name="Table43.Cell62" style:family="table-cell">
      <style:table-cell-properties fo:background-color="#FFFFFF" style:vertical-align="middle"/>
    </style:style>
    <style:style style:name="Table43.Cell63" style:family="table-cell">
      <style:table-cell-properties fo:background-color="#FFFFFF" style:vertical-align="middle"/>
    </style:style>
    <style:style style:name="Table43.Cell64" style:family="table-cell">
      <style:table-cell-properties fo:background-color="#FFFFFF"/>
    </style:style>
    <style:style style:name="Table43.Cell65" style:family="table-cell">
      <style:table-cell-properties fo:background-color="#FFFFFF"/>
    </style:style>
    <style:style style:name="Table43.Cell66" style:family="table-cell">
      <style:table-cell-properties fo:background-color="#FFFFFF"/>
    </style:style>
    <style:style style:name="Table44" style:family="table">
      <style:table-properties style:writing-mode="lr-tb" style:width="10.634cm" table:align="center"/>
    </style:style>
    <style:style style:name="Table44.C1" style:family="table-column">
      <style:table-column-properties style:column-width="0.660cm"/>
    </style:style>
    <style:style style:name="Table44.C2" style:family="table-column">
      <style:table-column-properties style:column-width="6.341cm"/>
    </style:style>
    <style:style style:name="Table44.C3" style:family="table-column">
      <style:table-column-properties style:column-width="3.632cm"/>
    </style:style>
    <style:style style:name="Table44.R1" style:family="table-row">
      <style:table-row-properties style:row-height="0.787cm"/>
    </style:style>
    <style:style style:name="Table44.R2" style:family="table-row">
      <style:table-row-properties style:row-height="1.101cm"/>
    </style:style>
    <style:style style:name="Table44.R3" style:family="table-row">
      <style:table-row-properties style:row-height="1.101cm"/>
    </style:style>
    <style:style style:name="Table44.R4" style:family="table-row">
      <style:table-row-properties style:row-height="1.101cm"/>
    </style:style>
    <style:style style:name="Table44.R5" style:family="table-row">
      <style:table-row-properties style:row-height="1.067cm"/>
    </style:style>
    <style:style style:name="Table44.R6" style:family="table-row">
      <style:table-row-properties style:row-height="1.092cm"/>
    </style:style>
    <style:style style:name="Table44.R7" style:family="table-row">
      <style:table-row-properties style:row-height="1.101cm"/>
    </style:style>
    <style:style style:name="Table44.R8" style:family="table-row">
      <style:table-row-properties style:row-height="1.143cm"/>
    </style:style>
    <style:style style:name="Table44.R9" style:family="table-row">
      <style:table-row-properties style:row-height="1.058cm"/>
    </style:style>
    <style:style style:name="Table44.R10" style:family="table-row">
      <style:table-row-properties style:row-height="1.143cm"/>
    </style:style>
    <style:style style:name="Table44.R11" style:family="table-row">
      <style:table-row-properties style:row-height="1.092cm"/>
    </style:style>
    <style:style style:name="Table44.R12" style:family="table-row">
      <style:table-row-properties style:row-height="1.109cm"/>
    </style:style>
    <style:style style:name="Table44.R13" style:family="table-row">
      <style:table-row-properties style:row-height="1.058cm"/>
    </style:style>
    <style:style style:name="Table44.R14" style:family="table-row">
      <style:table-row-properties style:row-height="1.143cm"/>
    </style:style>
    <style:style style:name="Table44.R15" style:family="table-row">
      <style:table-row-properties style:row-height="0.762cm"/>
    </style:style>
    <style:style style:name="Table44.Cell1" style:family="table-cell">
      <style:table-cell-properties fo:background-color="#FFFFFF" style:vertical-align="middle"/>
    </style:style>
    <style:style style:name="Table44.Cell2" style:family="table-cell">
      <style:table-cell-properties fo:background-color="#FFFFFF" style:vertical-align="top"/>
    </style:style>
    <style:style style:name="Table44.Cell3" style:family="table-cell">
      <style:table-cell-properties fo:background-color="#FFFFFF" style:vertical-align="top"/>
    </style:style>
    <style:style style:name="Table44.Cell4" style:family="table-cell">
      <style:table-cell-properties fo:background-color="#FFFFFF" style:vertical-align="middle"/>
    </style:style>
    <style:style style:name="Table44.Cell5" style:family="table-cell">
      <style:table-cell-properties fo:background-color="#FFFFFF" style:vertical-align="middle"/>
    </style:style>
    <style:style style:name="Table44.Cell6" style:family="table-cell">
      <style:table-cell-properties fo:background-color="#FFFFFF" style:vertical-align="middle"/>
    </style:style>
    <style:style style:name="Table44.Cell7" style:family="table-cell">
      <style:table-cell-properties fo:background-color="#FFFFFF" style:vertical-align="middle"/>
    </style:style>
    <style:style style:name="Table44.Cell8" style:family="table-cell">
      <style:table-cell-properties fo:background-color="#FFFFFF" style:vertical-align="middle"/>
    </style:style>
    <style:style style:name="Table44.Cell9" style:family="table-cell">
      <style:table-cell-properties fo:background-color="#FFFFFF" style:vertical-align="middle"/>
    </style:style>
    <style:style style:name="Table44.Cell10" style:family="table-cell">
      <style:table-cell-properties fo:background-color="#FFFFFF" style:vertical-align="middle"/>
    </style:style>
    <style:style style:name="Table44.Cell11" style:family="table-cell">
      <style:table-cell-properties fo:background-color="#FFFFFF" style:vertical-align="middle"/>
    </style:style>
    <style:style style:name="Table44.Cell12" style:family="table-cell">
      <style:table-cell-properties fo:background-color="#FFFFFF" style:vertical-align="middle"/>
    </style:style>
    <style:style style:name="Table44.Cell13" style:family="table-cell">
      <style:table-cell-properties fo:background-color="#FFFFFF" style:vertical-align="middle"/>
    </style:style>
    <style:style style:name="Table44.Cell14" style:family="table-cell">
      <style:table-cell-properties fo:background-color="#FFFFFF" style:vertical-align="middle"/>
    </style:style>
    <style:style style:name="Table44.Cell15" style:family="table-cell">
      <style:table-cell-properties fo:background-color="#FFFFFF" style:vertical-align="middle"/>
    </style:style>
    <style:style style:name="Table44.Cell16" style:family="table-cell">
      <style:table-cell-properties fo:background-color="#FFFFFF" style:vertical-align="middle"/>
    </style:style>
    <style:style style:name="Table44.Cell17" style:family="table-cell">
      <style:table-cell-properties fo:background-color="#FFFFFF" style:vertical-align="middle"/>
    </style:style>
    <style:style style:name="Table44.Cell18" style:family="table-cell">
      <style:table-cell-properties fo:background-color="#FFFFFF" style:vertical-align="middle"/>
    </style:style>
    <style:style style:name="Table44.Cell19" style:family="table-cell">
      <style:table-cell-properties fo:background-color="#FFFFFF" style:vertical-align="middle"/>
    </style:style>
    <style:style style:name="Table44.Cell20" style:family="table-cell">
      <style:table-cell-properties fo:background-color="#FFFFFF" style:vertical-align="middle"/>
    </style:style>
    <style:style style:name="Table44.Cell21" style:family="table-cell">
      <style:table-cell-properties fo:background-color="#FFFFFF" style:vertical-align="middle"/>
    </style:style>
    <style:style style:name="Table44.Cell22" style:family="table-cell">
      <style:table-cell-properties fo:background-color="#FFFFFF" style:vertical-align="middle"/>
    </style:style>
    <style:style style:name="Table44.Cell23" style:family="table-cell">
      <style:table-cell-properties fo:background-color="#FFFFFF" style:vertical-align="middle"/>
    </style:style>
    <style:style style:name="Table44.Cell24" style:family="table-cell">
      <style:table-cell-properties fo:background-color="#FFFFFF" style:vertical-align="middle"/>
    </style:style>
    <style:style style:name="Table44.Cell25" style:family="table-cell">
      <style:table-cell-properties fo:background-color="#FFFFFF" style:vertical-align="middle"/>
    </style:style>
    <style:style style:name="Table44.Cell26" style:family="table-cell">
      <style:table-cell-properties fo:background-color="#FFFFFF" style:vertical-align="middle"/>
    </style:style>
    <style:style style:name="Table44.Cell27" style:family="table-cell">
      <style:table-cell-properties fo:background-color="#FFFFFF" style:vertical-align="middle"/>
    </style:style>
    <style:style style:name="Table44.Cell28" style:family="table-cell">
      <style:table-cell-properties fo:background-color="#FFFFFF" style:vertical-align="middle"/>
    </style:style>
    <style:style style:name="Table44.Cell29" style:family="table-cell">
      <style:table-cell-properties fo:background-color="#FFFFFF" style:vertical-align="middle"/>
    </style:style>
    <style:style style:name="Table44.Cell30" style:family="table-cell">
      <style:table-cell-properties fo:background-color="#FFFFFF" style:vertical-align="middle"/>
    </style:style>
    <style:style style:name="Table44.Cell31" style:family="table-cell">
      <style:table-cell-properties fo:background-color="#FFFFFF" style:vertical-align="middle"/>
    </style:style>
    <style:style style:name="Table44.Cell32" style:family="table-cell">
      <style:table-cell-properties fo:background-color="#FFFFFF" style:vertical-align="middle"/>
    </style:style>
    <style:style style:name="Table44.Cell33" style:family="table-cell">
      <style:table-cell-properties fo:background-color="#FFFFFF" style:vertical-align="middle"/>
    </style:style>
    <style:style style:name="Table44.Cell34" style:family="table-cell">
      <style:table-cell-properties fo:background-color="#FFFFFF" style:vertical-align="middle"/>
    </style:style>
    <style:style style:name="Table44.Cell35" style:family="table-cell">
      <style:table-cell-properties fo:background-color="#FFFFFF" style:vertical-align="middle"/>
    </style:style>
    <style:style style:name="Table44.Cell36" style:family="table-cell">
      <style:table-cell-properties fo:background-color="#FFFFFF" style:vertical-align="middle"/>
    </style:style>
    <style:style style:name="Table44.Cell37" style:family="table-cell">
      <style:table-cell-properties fo:background-color="#FFFFFF" style:vertical-align="middle"/>
    </style:style>
    <style:style style:name="Table44.Cell38" style:family="table-cell">
      <style:table-cell-properties fo:background-color="#FFFFFF" style:vertical-align="middle"/>
    </style:style>
    <style:style style:name="Table44.Cell39" style:family="table-cell">
      <style:table-cell-properties fo:background-color="#FFFFFF" style:vertical-align="middle"/>
    </style:style>
    <style:style style:name="Table44.Cell40" style:family="table-cell">
      <style:table-cell-properties fo:background-color="#FFFFFF" style:vertical-align="middle"/>
    </style:style>
    <style:style style:name="Table44.Cell41" style:family="table-cell">
      <style:table-cell-properties fo:background-color="#FFFFFF" style:vertical-align="middle"/>
    </style:style>
    <style:style style:name="Table44.Cell42" style:family="table-cell">
      <style:table-cell-properties fo:background-color="#FFFFFF" style:vertical-align="middle"/>
    </style:style>
    <style:style style:name="Table44.Cell43" style:family="table-cell">
      <style:table-cell-properties fo:background-color="#FFFFFF"/>
    </style:style>
    <style:style style:name="Table44.Cell44" style:family="table-cell">
      <style:table-cell-properties fo:background-color="#FFFFFF"/>
    </style:style>
    <style:style style:name="Table44.Cell45" style:family="table-cell">
      <style:table-cell-properties fo:background-color="#FFFFFF"/>
    </style:style>
    <style:style style:name="Table45" style:family="table">
      <style:table-properties style:writing-mode="lr-tb" style:width="16.163cm" table:align="center"/>
    </style:style>
    <style:style style:name="Table45.C1" style:family="table-column">
      <style:table-column-properties style:column-width="5.495cm"/>
    </style:style>
    <style:style style:name="Table45.C2" style:family="table-column">
      <style:table-column-properties style:column-width="5.935cm"/>
    </style:style>
    <style:style style:name="Table45.C3" style:family="table-column">
      <style:table-column-properties style:column-width="4.733cm"/>
    </style:style>
    <style:style style:name="Table45.R1" style:family="table-row">
      <style:table-row-properties style:row-height="0.610cm"/>
    </style:style>
    <style:style style:name="Table45.R2" style:family="table-row">
      <style:table-row-properties style:row-height="0.744cm"/>
    </style:style>
    <style:style style:name="Table45.R3" style:family="table-row">
      <style:table-row-properties style:row-height="0.753cm"/>
    </style:style>
    <style:style style:name="Table45.R4" style:family="table-row">
      <style:table-row-properties style:row-height="0.914cm"/>
    </style:style>
    <style:style style:name="Table45.R5" style:family="table-row">
      <style:table-row-properties style:row-height="0.780cm"/>
    </style:style>
    <style:style style:name="Table45.Cell1" style:family="table-cell">
      <style:table-cell-properties fo:background-color="#FFFFFF" style:vertical-align="top"/>
    </style:style>
    <style:style style:name="Table45.Cell2" style:family="table-cell">
      <style:table-cell-properties fo:background-color="#FFFFFF" style:vertical-align="top"/>
    </style:style>
    <style:style style:name="Table45.Cell3" style:family="table-cell">
      <style:table-cell-properties fo:background-color="#FFFFFF" style:vertical-align="top"/>
    </style:style>
    <style:style style:name="Table45.Cell4" style:family="table-cell">
      <style:table-cell-properties fo:background-color="#FFFFFF" style:vertical-align="top"/>
    </style:style>
    <style:style style:name="Table45.Cell5" style:family="table-cell">
      <style:table-cell-properties fo:background-color="#FFFFFF" style:vertical-align="top"/>
    </style:style>
    <style:style style:name="Table45.Cell6" style:family="table-cell">
      <style:table-cell-properties fo:background-color="#FFFFFF" style:vertical-align="top"/>
    </style:style>
    <style:style style:name="Table45.Cell7" style:family="table-cell">
      <style:table-cell-properties fo:background-color="#FFFFFF"/>
    </style:style>
    <style:style style:name="Table45.Cell8" style:family="table-cell">
      <style:table-cell-properties fo:background-color="#FFFFFF" style:vertical-align="top"/>
    </style:style>
    <style:style style:name="Table45.Cell9" style:family="table-cell">
      <style:table-cell-properties fo:background-color="#FFFFFF" style:vertical-align="top"/>
    </style:style>
    <style:style style:name="Table45.Cell10" style:family="table-cell">
      <style:table-cell-properties fo:background-color="#FFFFFF" style:vertical-align="top"/>
    </style:style>
    <style:style style:name="Table45.Cell11" style:family="table-cell">
      <style:table-cell-properties fo:background-color="#FFFFFF" style:vertical-align="top"/>
    </style:style>
    <style:style style:name="Table45.Cell12" style:family="table-cell">
      <style:table-cell-properties fo:background-color="#FFFFFF" style:vertical-align="top"/>
    </style:style>
    <style:style style:name="Table45.Cell13" style:family="table-cell">
      <style:table-cell-properties fo:background-color="#FFFFFF" style:vertical-align="top"/>
    </style:style>
    <style:style style:name="Table45.Cell14" style:family="table-cell">
      <style:table-cell-properties fo:background-color="#FFFFFF" style:vertical-align="top"/>
    </style:style>
    <style:style style:name="Table45.Cell15" style:family="table-cell">
      <style:table-cell-properties fo:background-color="#FFFFFF"/>
    </style:style>
    <style:style style:name="Table46" style:family="table">
      <style:table-properties style:writing-mode="lr-tb" style:width="10.634cm" table:align="center"/>
    </style:style>
    <style:style style:name="Table46.C1" style:family="table-column">
      <style:table-column-properties style:column-width="0.653cm"/>
    </style:style>
    <style:style style:name="Table46.C2" style:family="table-column">
      <style:table-column-properties style:column-width="5.606cm"/>
    </style:style>
    <style:style style:name="Table46.C3" style:family="table-column">
      <style:table-column-properties style:column-width="4.378cm"/>
    </style:style>
    <style:style style:name="Table46.R1" style:family="table-row">
      <style:table-row-properties style:row-height="0.617cm"/>
    </style:style>
    <style:style style:name="Table46.R2" style:family="table-row">
      <style:table-row-properties style:row-height="1.109cm"/>
    </style:style>
    <style:style style:name="Table46.R3" style:family="table-row">
      <style:table-row-properties style:row-height="1.304cm"/>
    </style:style>
    <style:style style:name="Table46.R4" style:family="table-row">
      <style:table-row-properties style:row-height="1.083cm"/>
    </style:style>
    <style:style style:name="Table46.R5" style:family="table-row">
      <style:table-row-properties style:row-height="1.118cm"/>
    </style:style>
    <style:style style:name="Table46.R6" style:family="table-row">
      <style:table-row-properties style:row-height="1.092cm"/>
    </style:style>
    <style:style style:name="Table46.R7" style:family="table-row">
      <style:table-row-properties style:row-height="1.101cm"/>
    </style:style>
    <style:style style:name="Table46.R8" style:family="table-row">
      <style:table-row-properties style:row-height="1.101cm"/>
    </style:style>
    <style:style style:name="Table46.R9" style:family="table-row">
      <style:table-row-properties style:row-height="1.058cm"/>
    </style:style>
    <style:style style:name="Table46.R10" style:family="table-row">
      <style:table-row-properties style:row-height="1.101cm"/>
    </style:style>
    <style:style style:name="Table46.R11" style:family="table-row">
      <style:table-row-properties style:row-height="1.101cm"/>
    </style:style>
    <style:style style:name="Table46.R12" style:family="table-row">
      <style:table-row-properties style:row-height="1.101cm"/>
    </style:style>
    <style:style style:name="Table46.R13" style:family="table-row">
      <style:table-row-properties style:row-height="1.101cm"/>
    </style:style>
    <style:style style:name="Table46.R14" style:family="table-row">
      <style:table-row-properties style:row-height="1.134cm"/>
    </style:style>
    <style:style style:name="Table46.R15" style:family="table-row">
      <style:table-row-properties style:row-height="1.101cm"/>
    </style:style>
    <style:style style:name="Table46.R16" style:family="table-row">
      <style:table-row-properties style:row-height="1.067cm"/>
    </style:style>
    <style:style style:name="Table46.R17" style:family="table-row">
      <style:table-row-properties style:row-height="1.143cm"/>
    </style:style>
    <style:style style:name="Table46.R18" style:family="table-row">
      <style:table-row-properties style:row-height="1.092cm"/>
    </style:style>
    <style:style style:name="Table46.R19" style:family="table-row">
      <style:table-row-properties style:row-height="1.101cm"/>
    </style:style>
    <style:style style:name="Table46.R20" style:family="table-row">
      <style:table-row-properties style:row-height="0.813cm"/>
    </style:style>
    <style:style style:name="Table46.Cell1" style:family="table-cell">
      <style:table-cell-properties fo:background-color="#FFFFFF" style:vertical-align="top"/>
    </style:style>
    <style:style style:name="Table46.Cell2" style:family="table-cell">
      <style:table-cell-properties fo:background-color="#FFFFFF" style:vertical-align="top"/>
    </style:style>
    <style:style style:name="Table46.Cell3" style:family="table-cell">
      <style:table-cell-properties fo:background-color="#FFFFFF" style:vertical-align="top"/>
    </style:style>
    <style:style style:name="Table46.Cell4" style:family="table-cell">
      <style:table-cell-properties fo:background-color="#FFFFFF" style:vertical-align="top"/>
    </style:style>
    <style:style style:name="Table46.Cell5" style:family="table-cell">
      <style:table-cell-properties fo:background-color="#FFFFFF" style:vertical-align="top"/>
    </style:style>
    <style:style style:name="Table46.Cell6" style:family="table-cell">
      <style:table-cell-properties fo:background-color="#FFFFFF" style:vertical-align="top"/>
    </style:style>
    <style:style style:name="Table46.Cell7" style:family="table-cell">
      <style:table-cell-properties fo:background-color="#FFFFFF" style:vertical-align="top"/>
    </style:style>
    <style:style style:name="Table46.Cell8" style:family="table-cell">
      <style:table-cell-properties fo:background-color="#FFFFFF" style:vertical-align="middle"/>
    </style:style>
    <style:style style:name="Table46.Cell9" style:family="table-cell">
      <style:table-cell-properties fo:background-color="#FFFFFF" style:vertical-align="middle"/>
    </style:style>
    <style:style style:name="Table46.Cell10" style:family="table-cell">
      <style:table-cell-properties fo:background-color="#FFFFFF" style:vertical-align="middle"/>
    </style:style>
    <style:style style:name="Table46.Cell11" style:family="table-cell">
      <style:table-cell-properties fo:background-color="#FFFFFF" style:vertical-align="middle"/>
    </style:style>
    <style:style style:name="Table46.Cell12" style:family="table-cell">
      <style:table-cell-properties fo:background-color="#FFFFFF" style:vertical-align="middle"/>
    </style:style>
    <style:style style:name="Table46.Cell13" style:family="table-cell">
      <style:table-cell-properties fo:background-color="#FFFFFF" style:vertical-align="middle"/>
    </style:style>
    <style:style style:name="Table46.Cell14" style:family="table-cell">
      <style:table-cell-properties fo:background-color="#FFFFFF" style:vertical-align="middle"/>
    </style:style>
    <style:style style:name="Table46.Cell15" style:family="table-cell">
      <style:table-cell-properties fo:background-color="#FFFFFF" style:vertical-align="middle"/>
    </style:style>
    <style:style style:name="Table46.Cell16" style:family="table-cell">
      <style:table-cell-properties fo:background-color="#FFFFFF" style:vertical-align="middle"/>
    </style:style>
    <style:style style:name="Table46.Cell17" style:family="table-cell">
      <style:table-cell-properties fo:background-color="#FFFFFF" style:vertical-align="middle"/>
    </style:style>
    <style:style style:name="Table46.Cell18" style:family="table-cell">
      <style:table-cell-properties fo:background-color="#FFFFFF" style:vertical-align="middle"/>
    </style:style>
    <style:style style:name="Table46.Cell19" style:family="table-cell">
      <style:table-cell-properties fo:background-color="#FFFFFF" style:vertical-align="middle"/>
    </style:style>
    <style:style style:name="Table46.Cell20" style:family="table-cell">
      <style:table-cell-properties fo:background-color="#FFFFFF" style:vertical-align="middle"/>
    </style:style>
    <style:style style:name="Table46.Cell21" style:family="table-cell">
      <style:table-cell-properties fo:background-color="#FFFFFF" style:vertical-align="middle"/>
    </style:style>
    <style:style style:name="Table46.Cell22" style:family="table-cell">
      <style:table-cell-properties fo:background-color="#FFFFFF" style:vertical-align="middle"/>
    </style:style>
    <style:style style:name="Table46.Cell23" style:family="table-cell">
      <style:table-cell-properties fo:background-color="#FFFFFF" style:vertical-align="middle"/>
    </style:style>
    <style:style style:name="Table46.Cell24" style:family="table-cell">
      <style:table-cell-properties fo:background-color="#FFFFFF" style:vertical-align="middle"/>
    </style:style>
    <style:style style:name="Table46.Cell25" style:family="table-cell">
      <style:table-cell-properties fo:background-color="#FFFFFF" style:vertical-align="middle"/>
    </style:style>
    <style:style style:name="Table46.Cell26" style:family="table-cell">
      <style:table-cell-properties fo:background-color="#FFFFFF" style:vertical-align="middle"/>
    </style:style>
    <style:style style:name="Table46.Cell27" style:family="table-cell">
      <style:table-cell-properties fo:background-color="#FFFFFF" style:vertical-align="middle"/>
    </style:style>
    <style:style style:name="Table46.Cell28" style:family="table-cell">
      <style:table-cell-properties fo:background-color="#FFFFFF" style:vertical-align="middle"/>
    </style:style>
    <style:style style:name="Table46.Cell29" style:family="table-cell">
      <style:table-cell-properties fo:background-color="#FFFFFF" style:vertical-align="middle"/>
    </style:style>
    <style:style style:name="Table46.Cell30" style:family="table-cell">
      <style:table-cell-properties fo:background-color="#FFFFFF" style:vertical-align="middle"/>
    </style:style>
    <style:style style:name="Table46.Cell31" style:family="table-cell">
      <style:table-cell-properties fo:background-color="#FFFFFF" style:vertical-align="middle"/>
    </style:style>
    <style:style style:name="Table46.Cell32" style:family="table-cell">
      <style:table-cell-properties fo:background-color="#FFFFFF" style:vertical-align="middle"/>
    </style:style>
    <style:style style:name="Table46.Cell33" style:family="table-cell">
      <style:table-cell-properties fo:background-color="#FFFFFF" style:vertical-align="middle"/>
    </style:style>
    <style:style style:name="Table46.Cell34" style:family="table-cell">
      <style:table-cell-properties fo:background-color="#FFFFFF" style:vertical-align="middle"/>
    </style:style>
    <style:style style:name="Table46.Cell35" style:family="table-cell">
      <style:table-cell-properties fo:background-color="#FFFFFF" style:vertical-align="middle"/>
    </style:style>
    <style:style style:name="Table46.Cell36" style:family="table-cell">
      <style:table-cell-properties fo:background-color="#FFFFFF" style:vertical-align="middle"/>
    </style:style>
    <style:style style:name="Table46.Cell37" style:family="table-cell">
      <style:table-cell-properties fo:background-color="#FFFFFF" style:vertical-align="middle"/>
    </style:style>
    <style:style style:name="Table46.Cell38" style:family="table-cell">
      <style:table-cell-properties fo:background-color="#FFFFFF" style:vertical-align="middle"/>
    </style:style>
    <style:style style:name="Table46.Cell39" style:family="table-cell">
      <style:table-cell-properties fo:background-color="#FFFFFF" style:vertical-align="middle"/>
    </style:style>
    <style:style style:name="Table46.Cell40" style:family="table-cell">
      <style:table-cell-properties fo:background-color="#FFFFFF" style:vertical-align="middle"/>
    </style:style>
    <style:style style:name="Table46.Cell41" style:family="table-cell">
      <style:table-cell-properties fo:background-color="#FFFFFF" style:vertical-align="middle"/>
    </style:style>
    <style:style style:name="Table46.Cell42" style:family="table-cell">
      <style:table-cell-properties fo:background-color="#FFFFFF" style:vertical-align="middle"/>
    </style:style>
    <style:style style:name="Table46.Cell43" style:family="table-cell">
      <style:table-cell-properties fo:background-color="#FFFFFF" style:vertical-align="middle"/>
    </style:style>
    <style:style style:name="Table46.Cell44" style:family="table-cell">
      <style:table-cell-properties fo:background-color="#FFFFFF" style:vertical-align="middle"/>
    </style:style>
    <style:style style:name="Table46.Cell45" style:family="table-cell">
      <style:table-cell-properties fo:background-color="#FFFFFF" style:vertical-align="middle"/>
    </style:style>
    <style:style style:name="Table46.Cell46" style:family="table-cell">
      <style:table-cell-properties fo:background-color="#FFFFFF" style:vertical-align="middle"/>
    </style:style>
    <style:style style:name="Table46.Cell47" style:family="table-cell">
      <style:table-cell-properties fo:background-color="#FFFFFF" style:vertical-align="middle"/>
    </style:style>
    <style:style style:name="Table46.Cell48" style:family="table-cell">
      <style:table-cell-properties fo:background-color="#FFFFFF" style:vertical-align="middle"/>
    </style:style>
    <style:style style:name="Table46.Cell49" style:family="table-cell">
      <style:table-cell-properties fo:background-color="#FFFFFF" style:vertical-align="middle"/>
    </style:style>
    <style:style style:name="Table46.Cell50" style:family="table-cell">
      <style:table-cell-properties fo:background-color="#FFFFFF" style:vertical-align="middle"/>
    </style:style>
    <style:style style:name="Table46.Cell51" style:family="table-cell">
      <style:table-cell-properties fo:background-color="#FFFFFF" style:vertical-align="middle"/>
    </style:style>
    <style:style style:name="Table46.Cell52" style:family="table-cell">
      <style:table-cell-properties fo:background-color="#FFFFFF" style:vertical-align="middle"/>
    </style:style>
    <style:style style:name="Table46.Cell53" style:family="table-cell">
      <style:table-cell-properties fo:background-color="#FFFFFF" style:vertical-align="middle"/>
    </style:style>
    <style:style style:name="Table46.Cell54" style:family="table-cell">
      <style:table-cell-properties fo:background-color="#FFFFFF" style:vertical-align="middle"/>
    </style:style>
    <style:style style:name="Table46.Cell55" style:family="table-cell">
      <style:table-cell-properties fo:background-color="#FFFFFF" style:vertical-align="middle"/>
    </style:style>
    <style:style style:name="Table46.Cell56" style:family="table-cell">
      <style:table-cell-properties fo:background-color="#FFFFFF" style:vertical-align="middle"/>
    </style:style>
    <style:style style:name="Table46.Cell57" style:family="table-cell">
      <style:table-cell-properties fo:background-color="#FFFFFF" style:vertical-align="middle"/>
    </style:style>
    <style:style style:name="Table46.Cell58" style:family="table-cell">
      <style:table-cell-properties fo:background-color="#FFFFFF"/>
    </style:style>
    <style:style style:name="Table46.Cell59" style:family="table-cell">
      <style:table-cell-properties fo:background-color="#FFFFFF"/>
    </style:style>
    <style:style style:name="Table46.Cell60" style:family="table-cell">
      <style:table-cell-properties fo:background-color="#FFFFFF"/>
    </style:style>
    <style:style style:name="Table47" style:family="table">
      <style:table-properties style:writing-mode="lr-tb" style:width="10.634cm" table:align="center"/>
    </style:style>
    <style:style style:name="Table47.C1" style:family="table-column">
      <style:table-column-properties style:column-width="5.800cm"/>
    </style:style>
    <style:style style:name="Table47.C2" style:family="table-column">
      <style:table-column-properties style:column-width="4.835cm"/>
    </style:style>
    <style:style style:name="Table47.R1" style:family="table-row">
      <style:table-row-properties style:row-height="1.718cm"/>
    </style:style>
    <style:style style:name="Table47.R2" style:family="table-row">
      <style:table-row-properties style:row-height="1.312cm"/>
    </style:style>
    <style:style style:name="Table47.R3" style:family="table-row">
      <style:table-row-properties style:row-height="1.083cm"/>
    </style:style>
    <style:style style:name="Table47.R4" style:family="table-row">
      <style:table-row-properties style:row-height="1.109cm"/>
    </style:style>
    <style:style style:name="Table47.R5" style:family="table-row">
      <style:table-row-properties style:row-height="1.067cm"/>
    </style:style>
    <style:style style:name="Table47.R6" style:family="table-row">
      <style:table-row-properties style:row-height="1.134cm"/>
    </style:style>
    <style:style style:name="Table47.R7" style:family="table-row">
      <style:table-row-properties style:row-height="1.083cm"/>
    </style:style>
    <style:style style:name="Table47.R8" style:family="table-row">
      <style:table-row-properties style:row-height="1.118cm"/>
    </style:style>
    <style:style style:name="Table47.R9" style:family="table-row">
      <style:table-row-properties style:row-height="1.109cm"/>
    </style:style>
    <style:style style:name="Table47.R10" style:family="table-row">
      <style:table-row-properties style:row-height="1.092cm"/>
    </style:style>
    <style:style style:name="Table47.R11" style:family="table-row">
      <style:table-row-properties style:row-height="1.101cm"/>
    </style:style>
    <style:style style:name="Table47.R12" style:family="table-row">
      <style:table-row-properties style:row-height="1.067cm"/>
    </style:style>
    <style:style style:name="Table47.R13" style:family="table-row">
      <style:table-row-properties style:row-height="1.109cm"/>
    </style:style>
    <style:style style:name="Table47.R14" style:family="table-row">
      <style:table-row-properties style:row-height="1.109cm"/>
    </style:style>
    <style:style style:name="Table47.R15" style:family="table-row">
      <style:table-row-properties style:row-height="1.118cm"/>
    </style:style>
    <style:style style:name="Table47.R16" style:family="table-row">
      <style:table-row-properties style:row-height="1.083cm"/>
    </style:style>
    <style:style style:name="Table47.R17" style:family="table-row">
      <style:table-row-properties style:row-height="1.101cm"/>
    </style:style>
    <style:style style:name="Table47.R18" style:family="table-row">
      <style:table-row-properties style:row-height="1.633cm"/>
    </style:style>
    <style:style style:name="Table47.R19" style:family="table-row">
      <style:table-row-properties style:row-height="1.676cm"/>
    </style:style>
    <style:style style:name="Table47.R20" style:family="table-row">
      <style:table-row-properties style:row-height="1.109cm"/>
    </style:style>
    <style:style style:name="Table47.R21" style:family="table-row">
      <style:table-row-properties style:row-height="0.804cm"/>
    </style:style>
    <style:style style:name="Table47.Cell1" style:family="table-cell">
      <style:table-cell-properties fo:background-color="#FFFFFF" style:vertical-align="top"/>
    </style:style>
    <style:style style:name="Table47.Cell2" style:family="table-cell">
      <style:table-cell-properties fo:background-color="#FFFFFF" style:vertical-align="top"/>
    </style:style>
    <style:style style:name="Table47.Cell3" style:family="table-cell">
      <style:table-cell-properties fo:background-color="#FFFFFF" style:vertical-align="middle"/>
    </style:style>
    <style:style style:name="Table47.Cell4" style:family="table-cell">
      <style:table-cell-properties fo:background-color="#FFFFFF" style:vertical-align="middle"/>
    </style:style>
    <style:style style:name="Table47.Cell5" style:family="table-cell">
      <style:table-cell-properties fo:background-color="#FFFFFF" style:vertical-align="middle"/>
    </style:style>
    <style:style style:name="Table47.Cell6" style:family="table-cell">
      <style:table-cell-properties fo:background-color="#FFFFFF" style:vertical-align="middle"/>
    </style:style>
    <style:style style:name="Table47.Cell7" style:family="table-cell">
      <style:table-cell-properties fo:background-color="#FFFFFF" style:vertical-align="middle"/>
    </style:style>
    <style:style style:name="Table47.Cell8" style:family="table-cell">
      <style:table-cell-properties fo:background-color="#FFFFFF" style:vertical-align="middle"/>
    </style:style>
    <style:style style:name="Table47.Cell9" style:family="table-cell">
      <style:table-cell-properties fo:background-color="#FFFFFF" style:vertical-align="middle"/>
    </style:style>
    <style:style style:name="Table47.Cell10" style:family="table-cell">
      <style:table-cell-properties fo:background-color="#FFFFFF" style:vertical-align="middle"/>
    </style:style>
    <style:style style:name="Table47.Cell11" style:family="table-cell">
      <style:table-cell-properties fo:background-color="#FFFFFF" style:vertical-align="middle"/>
    </style:style>
    <style:style style:name="Table47.Cell12" style:family="table-cell">
      <style:table-cell-properties fo:background-color="#FFFFFF" style:vertical-align="middle"/>
    </style:style>
    <style:style style:name="Table47.Cell13" style:family="table-cell">
      <style:table-cell-properties fo:background-color="#FFFFFF" style:vertical-align="middle"/>
    </style:style>
    <style:style style:name="Table47.Cell14" style:family="table-cell">
      <style:table-cell-properties fo:background-color="#FFFFFF" style:vertical-align="middle"/>
    </style:style>
    <style:style style:name="Table47.Cell15" style:family="table-cell">
      <style:table-cell-properties fo:background-color="#FFFFFF" style:vertical-align="middle"/>
    </style:style>
    <style:style style:name="Table47.Cell16" style:family="table-cell">
      <style:table-cell-properties fo:background-color="#FFFFFF" style:vertical-align="middle"/>
    </style:style>
    <style:style style:name="Table47.Cell17" style:family="table-cell">
      <style:table-cell-properties fo:background-color="#FFFFFF" style:vertical-align="middle"/>
    </style:style>
    <style:style style:name="Table47.Cell18" style:family="table-cell">
      <style:table-cell-properties fo:background-color="#FFFFFF" style:vertical-align="middle"/>
    </style:style>
    <style:style style:name="Table47.Cell19" style:family="table-cell">
      <style:table-cell-properties fo:background-color="#FFFFFF" style:vertical-align="middle"/>
    </style:style>
    <style:style style:name="Table47.Cell20" style:family="table-cell">
      <style:table-cell-properties fo:background-color="#FFFFFF" style:vertical-align="middle"/>
    </style:style>
    <style:style style:name="Table47.Cell21" style:family="table-cell">
      <style:table-cell-properties fo:background-color="#FFFFFF" style:vertical-align="middle"/>
    </style:style>
    <style:style style:name="Table47.Cell22" style:family="table-cell">
      <style:table-cell-properties fo:background-color="#FFFFFF" style:vertical-align="middle"/>
    </style:style>
    <style:style style:name="Table47.Cell23" style:family="table-cell">
      <style:table-cell-properties fo:background-color="#FFFFFF" style:vertical-align="middle"/>
    </style:style>
    <style:style style:name="Table47.Cell24" style:family="table-cell">
      <style:table-cell-properties fo:background-color="#FFFFFF" style:vertical-align="middle"/>
    </style:style>
    <style:style style:name="Table47.Cell25" style:family="table-cell">
      <style:table-cell-properties fo:background-color="#FFFFFF" style:vertical-align="middle"/>
    </style:style>
    <style:style style:name="Table47.Cell26" style:family="table-cell">
      <style:table-cell-properties fo:background-color="#FFFFFF" style:vertical-align="middle"/>
    </style:style>
    <style:style style:name="Table47.Cell27" style:family="table-cell">
      <style:table-cell-properties fo:background-color="#FFFFFF" style:vertical-align="middle"/>
    </style:style>
    <style:style style:name="Table47.Cell28" style:family="table-cell">
      <style:table-cell-properties fo:background-color="#FFFFFF" style:vertical-align="middle"/>
    </style:style>
    <style:style style:name="Table47.Cell29" style:family="table-cell">
      <style:table-cell-properties fo:background-color="#FFFFFF" style:vertical-align="middle"/>
    </style:style>
    <style:style style:name="Table47.Cell30" style:family="table-cell">
      <style:table-cell-properties fo:background-color="#FFFFFF" style:vertical-align="middle"/>
    </style:style>
    <style:style style:name="Table47.Cell31" style:family="table-cell">
      <style:table-cell-properties fo:background-color="#FFFFFF" style:vertical-align="middle"/>
    </style:style>
    <style:style style:name="Table47.Cell32" style:family="table-cell">
      <style:table-cell-properties fo:background-color="#FFFFFF" style:vertical-align="middle"/>
    </style:style>
    <style:style style:name="Table47.Cell33" style:family="table-cell">
      <style:table-cell-properties fo:background-color="#FFFFFF" style:vertical-align="middle"/>
    </style:style>
    <style:style style:name="Table47.Cell34" style:family="table-cell">
      <style:table-cell-properties fo:background-color="#FFFFFF" style:vertical-align="middle"/>
    </style:style>
    <style:style style:name="Table47.Cell35" style:family="table-cell">
      <style:table-cell-properties fo:background-color="#FFFFFF" style:vertical-align="top"/>
    </style:style>
    <style:style style:name="Table47.Cell36" style:family="table-cell">
      <style:table-cell-properties fo:background-color="#FFFFFF" style:vertical-align="top"/>
    </style:style>
    <style:style style:name="Table47.Cell37" style:family="table-cell">
      <style:table-cell-properties fo:background-color="#FFFFFF"/>
    </style:style>
    <style:style style:name="Table47.Cell38" style:family="table-cell">
      <style:table-cell-properties fo:background-color="#FFFFFF"/>
    </style:style>
    <style:style style:name="Table47.Cell39" style:family="table-cell">
      <style:table-cell-properties fo:background-color="#FFFFFF" style:vertical-align="middle"/>
    </style:style>
    <style:style style:name="Table47.Cell40" style:family="table-cell">
      <style:table-cell-properties fo:background-color="#FFFFFF" style:vertical-align="middle"/>
    </style:style>
    <style:style style:name="Table47.Cell41" style:family="table-cell">
      <style:table-cell-properties fo:background-color="#FFFFFF"/>
    </style:style>
    <style:style style:name="Table47.Cell42" style:family="table-cell">
      <style:table-cell-properties fo:background-color="#FFFFFF"/>
    </style:style>
    <style:style style:name="Table48" style:family="table">
      <style:table-properties style:writing-mode="lr-tb" style:width="10.626cm" table:align="center"/>
    </style:style>
    <style:style style:name="Table48.C1" style:family="table-column">
      <style:table-column-properties style:column-width="5.951cm"/>
    </style:style>
    <style:style style:name="Table48.C2" style:family="table-column">
      <style:table-column-properties style:column-width="4.674cm"/>
    </style:style>
    <style:style style:name="Table48.R1" style:family="table-row">
      <style:table-row-properties style:row-height="0.610cm"/>
    </style:style>
    <style:style style:name="Table48.R2" style:family="table-row">
      <style:table-row-properties style:row-height="1.109cm"/>
    </style:style>
    <style:style style:name="Table48.R3" style:family="table-row">
      <style:table-row-properties style:row-height="1.304cm"/>
    </style:style>
    <style:style style:name="Table48.R4" style:family="table-row">
      <style:table-row-properties style:row-height="1.101cm"/>
    </style:style>
    <style:style style:name="Table48.R5" style:family="table-row">
      <style:table-row-properties style:row-height="1.101cm"/>
    </style:style>
    <style:style style:name="Table48.R6" style:family="table-row">
      <style:table-row-properties style:row-height="1.092cm"/>
    </style:style>
    <style:style style:name="Table48.R7" style:family="table-row">
      <style:table-row-properties style:row-height="1.109cm"/>
    </style:style>
    <style:style style:name="Table48.R8" style:family="table-row">
      <style:table-row-properties style:row-height="1.109cm"/>
    </style:style>
    <style:style style:name="Table48.R9" style:family="table-row">
      <style:table-row-properties style:row-height="1.058cm"/>
    </style:style>
    <style:style style:name="Table48.R10" style:family="table-row">
      <style:table-row-properties style:row-height="1.101cm"/>
    </style:style>
    <style:style style:name="Table48.R11" style:family="table-row">
      <style:table-row-properties style:row-height="1.101cm"/>
    </style:style>
    <style:style style:name="Table48.R12" style:family="table-row">
      <style:table-row-properties style:row-height="1.125cm"/>
    </style:style>
    <style:style style:name="Table48.R13" style:family="table-row">
      <style:table-row-properties style:row-height="1.109cm"/>
    </style:style>
    <style:style style:name="Table48.R14" style:family="table-row">
      <style:table-row-properties style:row-height="1.058cm"/>
    </style:style>
    <style:style style:name="Table48.R15" style:family="table-row">
      <style:table-row-properties style:row-height="1.134cm"/>
    </style:style>
    <style:style style:name="Table48.R16" style:family="table-row">
      <style:table-row-properties style:row-height="1.101cm"/>
    </style:style>
    <style:style style:name="Table48.R17" style:family="table-row">
      <style:table-row-properties style:row-height="1.101cm"/>
    </style:style>
    <style:style style:name="Table48.R18" style:family="table-row">
      <style:table-row-properties style:row-height="1.109cm"/>
    </style:style>
    <style:style style:name="Table48.R19" style:family="table-row">
      <style:table-row-properties style:row-height="1.101cm"/>
    </style:style>
    <style:style style:name="Table48.R20" style:family="table-row">
      <style:table-row-properties style:row-height="0.780cm"/>
    </style:style>
    <style:style style:name="Table48.Cell1" style:family="table-cell">
      <style:table-cell-properties fo:background-color="#FFFFFF" style:vertical-align="top"/>
    </style:style>
    <style:style style:name="Table48.Cell2" style:family="table-cell">
      <style:table-cell-properties fo:background-color="#FFFFFF" style:vertical-align="top"/>
    </style:style>
    <style:style style:name="Table48.Cell3" style:family="table-cell">
      <style:table-cell-properties fo:background-color="#FFFFFF" style:vertical-align="top"/>
    </style:style>
    <style:style style:name="Table48.Cell4" style:family="table-cell">
      <style:table-cell-properties fo:background-color="#FFFFFF" style:vertical-align="top"/>
    </style:style>
    <style:style style:name="Table48.Cell5" style:family="table-cell">
      <style:table-cell-properties fo:background-color="#FFFFFF" style:vertical-align="middle"/>
    </style:style>
    <style:style style:name="Table48.Cell6" style:family="table-cell">
      <style:table-cell-properties fo:background-color="#FFFFFF" style:vertical-align="middle"/>
    </style:style>
    <style:style style:name="Table48.Cell7" style:family="table-cell">
      <style:table-cell-properties fo:background-color="#FFFFFF" style:vertical-align="middle"/>
    </style:style>
    <style:style style:name="Table48.Cell8" style:family="table-cell">
      <style:table-cell-properties fo:background-color="#FFFFFF" style:vertical-align="middle"/>
    </style:style>
    <style:style style:name="Table48.Cell9" style:family="table-cell">
      <style:table-cell-properties fo:background-color="#FFFFFF" style:vertical-align="middle"/>
    </style:style>
    <style:style style:name="Table48.Cell10" style:family="table-cell">
      <style:table-cell-properties fo:background-color="#FFFFFF" style:vertical-align="middle"/>
    </style:style>
    <style:style style:name="Table48.Cell11" style:family="table-cell">
      <style:table-cell-properties fo:background-color="#FFFFFF" style:vertical-align="middle"/>
    </style:style>
    <style:style style:name="Table48.Cell12" style:family="table-cell">
      <style:table-cell-properties fo:background-color="#FFFFFF" style:vertical-align="middle"/>
    </style:style>
    <style:style style:name="Table48.Cell13" style:family="table-cell">
      <style:table-cell-properties fo:background-color="#FFFFFF" style:vertical-align="middle"/>
    </style:style>
    <style:style style:name="Table48.Cell14" style:family="table-cell">
      <style:table-cell-properties fo:background-color="#FFFFFF" style:vertical-align="middle"/>
    </style:style>
    <style:style style:name="Table48.Cell15" style:family="table-cell">
      <style:table-cell-properties fo:background-color="#FFFFFF" style:vertical-align="middle"/>
    </style:style>
    <style:style style:name="Table48.Cell16" style:family="table-cell">
      <style:table-cell-properties fo:background-color="#FFFFFF" style:vertical-align="middle"/>
    </style:style>
    <style:style style:name="Table48.Cell17" style:family="table-cell">
      <style:table-cell-properties fo:background-color="#FFFFFF" style:vertical-align="middle"/>
    </style:style>
    <style:style style:name="Table48.Cell18" style:family="table-cell">
      <style:table-cell-properties fo:background-color="#FFFFFF" style:vertical-align="middle"/>
    </style:style>
    <style:style style:name="Table48.Cell19" style:family="table-cell">
      <style:table-cell-properties fo:background-color="#FFFFFF" style:vertical-align="middle"/>
    </style:style>
    <style:style style:name="Table48.Cell20" style:family="table-cell">
      <style:table-cell-properties fo:background-color="#FFFFFF" style:vertical-align="middle"/>
    </style:style>
    <style:style style:name="Table48.Cell21" style:family="table-cell">
      <style:table-cell-properties fo:background-color="#FFFFFF" style:vertical-align="middle"/>
    </style:style>
    <style:style style:name="Table48.Cell22" style:family="table-cell">
      <style:table-cell-properties fo:background-color="#FFFFFF" style:vertical-align="middle"/>
    </style:style>
    <style:style style:name="Table48.Cell23" style:family="table-cell">
      <style:table-cell-properties fo:background-color="#FFFFFF" style:vertical-align="middle"/>
    </style:style>
    <style:style style:name="Table48.Cell24" style:family="table-cell">
      <style:table-cell-properties fo:background-color="#FFFFFF" style:vertical-align="middle"/>
    </style:style>
    <style:style style:name="Table48.Cell25" style:family="table-cell">
      <style:table-cell-properties fo:background-color="#FFFFFF" style:vertical-align="middle"/>
    </style:style>
    <style:style style:name="Table48.Cell26" style:family="table-cell">
      <style:table-cell-properties fo:background-color="#FFFFFF" style:vertical-align="middle"/>
    </style:style>
    <style:style style:name="Table48.Cell27" style:family="table-cell">
      <style:table-cell-properties fo:background-color="#FFFFFF" style:vertical-align="middle"/>
    </style:style>
    <style:style style:name="Table48.Cell28" style:family="table-cell">
      <style:table-cell-properties fo:background-color="#FFFFFF" style:vertical-align="middle"/>
    </style:style>
    <style:style style:name="Table48.Cell29" style:family="table-cell">
      <style:table-cell-properties fo:background-color="#FFFFFF" style:vertical-align="middle"/>
    </style:style>
    <style:style style:name="Table48.Cell30" style:family="table-cell">
      <style:table-cell-properties fo:background-color="#FFFFFF" style:vertical-align="middle"/>
    </style:style>
    <style:style style:name="Table48.Cell31" style:family="table-cell">
      <style:table-cell-properties fo:background-color="#FFFFFF" style:vertical-align="middle"/>
    </style:style>
    <style:style style:name="Table48.Cell32" style:family="table-cell">
      <style:table-cell-properties fo:background-color="#FFFFFF" style:vertical-align="middle"/>
    </style:style>
    <style:style style:name="Table48.Cell33" style:family="table-cell">
      <style:table-cell-properties fo:background-color="#FFFFFF" style:vertical-align="middle"/>
    </style:style>
    <style:style style:name="Table48.Cell34" style:family="table-cell">
      <style:table-cell-properties fo:background-color="#FFFFFF" style:vertical-align="middle"/>
    </style:style>
    <style:style style:name="Table48.Cell35" style:family="table-cell">
      <style:table-cell-properties fo:background-color="#FFFFFF" style:vertical-align="middle"/>
    </style:style>
    <style:style style:name="Table48.Cell36" style:family="table-cell">
      <style:table-cell-properties fo:background-color="#FFFFFF" style:vertical-align="middle"/>
    </style:style>
    <style:style style:name="Table48.Cell37" style:family="table-cell">
      <style:table-cell-properties fo:background-color="#FFFFFF" style:vertical-align="middle"/>
    </style:style>
    <style:style style:name="Table48.Cell38" style:family="table-cell">
      <style:table-cell-properties fo:background-color="#FFFFFF" style:vertical-align="middle"/>
    </style:style>
    <style:style style:name="Table48.Cell39" style:family="table-cell">
      <style:table-cell-properties fo:background-color="#FFFFFF" style:vertical-align="top"/>
    </style:style>
    <style:style style:name="Table48.Cell40" style:family="table-cell">
      <style:table-cell-properties fo:background-color="#FFFFFF"/>
    </style:style>
    <style:style style:name="Table49" style:family="table">
      <style:table-properties style:writing-mode="lr-tb" style:width="10.634cm" table:align="center"/>
    </style:style>
    <style:style style:name="Table49.C1" style:family="table-column">
      <style:table-column-properties style:column-width="0.550cm"/>
    </style:style>
    <style:style style:name="Table49.C2" style:family="table-column">
      <style:table-column-properties style:column-width="5.249cm"/>
    </style:style>
    <style:style style:name="Table49.C3" style:family="table-column">
      <style:table-column-properties style:column-width="4.835cm"/>
    </style:style>
    <style:style style:name="Table49.R1" style:family="table-row">
      <style:table-row-properties style:row-height="0.617cm"/>
    </style:style>
    <style:style style:name="Table49.R2" style:family="table-row">
      <style:table-row-properties style:row-height="1.109cm"/>
    </style:style>
    <style:style style:name="Table49.R3" style:family="table-row">
      <style:table-row-properties style:row-height="1.295cm"/>
    </style:style>
    <style:style style:name="Table49.R4" style:family="table-row">
      <style:table-row-properties style:row-height="1.092cm"/>
    </style:style>
    <style:style style:name="Table49.R5" style:family="table-row">
      <style:table-row-properties style:row-height="1.118cm"/>
    </style:style>
    <style:style style:name="Table49.R6" style:family="table-row">
      <style:table-row-properties style:row-height="1.092cm"/>
    </style:style>
    <style:style style:name="Table49.R7" style:family="table-row">
      <style:table-row-properties style:row-height="1.058cm"/>
    </style:style>
    <style:style style:name="Table49.R8" style:family="table-row">
      <style:table-row-properties style:row-height="1.134cm"/>
    </style:style>
    <style:style style:name="Table49.R9" style:family="table-row">
      <style:table-row-properties style:row-height="1.076cm"/>
    </style:style>
    <style:style style:name="Table49.R10" style:family="table-row">
      <style:table-row-properties style:row-height="1.134cm"/>
    </style:style>
    <style:style style:name="Table49.R11" style:family="table-row">
      <style:table-row-properties style:row-height="1.101cm"/>
    </style:style>
    <style:style style:name="Table49.R12" style:family="table-row">
      <style:table-row-properties style:row-height="1.101cm"/>
    </style:style>
    <style:style style:name="Table49.R13" style:family="table-row">
      <style:table-row-properties style:row-height="0.780cm"/>
    </style:style>
    <style:style style:name="Table49.Cell1" style:family="table-cell">
      <style:table-cell-properties fo:background-color="#FFFFFF" style:vertical-align="top"/>
    </style:style>
    <style:style style:name="Table49.Cell2" style:family="table-cell">
      <style:table-cell-properties fo:background-color="#FFFFFF" style:vertical-align="top"/>
    </style:style>
    <style:style style:name="Table49.Cell3" style:family="table-cell">
      <style:table-cell-properties fo:background-color="#FFFFFF" style:vertical-align="top"/>
    </style:style>
    <style:style style:name="Table49.Cell4" style:family="table-cell">
      <style:table-cell-properties fo:background-color="#FFFFFF" style:vertical-align="top"/>
    </style:style>
    <style:style style:name="Table49.Cell5" style:family="table-cell">
      <style:table-cell-properties fo:background-color="#FFFFFF" style:vertical-align="top"/>
    </style:style>
    <style:style style:name="Table49.Cell6" style:family="table-cell">
      <style:table-cell-properties fo:background-color="#FFFFFF" style:vertical-align="top"/>
    </style:style>
    <style:style style:name="Table49.Cell7" style:family="table-cell">
      <style:table-cell-properties fo:background-color="#FFFFFF" style:vertical-align="top"/>
    </style:style>
    <style:style style:name="Table49.Cell8" style:family="table-cell">
      <style:table-cell-properties fo:background-color="#FFFFFF" style:vertical-align="top"/>
    </style:style>
    <style:style style:name="Table49.Cell9" style:family="table-cell">
      <style:table-cell-properties fo:background-color="#FFFFFF" style:vertical-align="top"/>
    </style:style>
    <style:style style:name="Table49.Cell10" style:family="table-cell">
      <style:table-cell-properties fo:background-color="#FFFFFF" style:vertical-align="top"/>
    </style:style>
    <style:style style:name="Table49.Cell11" style:family="table-cell">
      <style:table-cell-properties fo:background-color="#FFFFFF" style:vertical-align="top"/>
    </style:style>
    <style:style style:name="Table49.Cell12" style:family="table-cell">
      <style:table-cell-properties fo:background-color="#FFFFFF" style:vertical-align="top"/>
    </style:style>
    <style:style style:name="Table49.Cell13" style:family="table-cell">
      <style:table-cell-properties fo:background-color="#FFFFFF" style:vertical-align="top"/>
    </style:style>
    <style:style style:name="Table49.Cell14" style:family="table-cell">
      <style:table-cell-properties fo:background-color="#FFFFFF" style:vertical-align="top"/>
    </style:style>
    <style:style style:name="Table49.Cell15" style:family="table-cell">
      <style:table-cell-properties fo:background-color="#FFFFFF" style:vertical-align="top"/>
    </style:style>
    <style:style style:name="Table49.Cell16" style:family="table-cell">
      <style:table-cell-properties fo:background-color="#FFFFFF" style:vertical-align="top"/>
    </style:style>
    <style:style style:name="Table49.Cell17" style:family="table-cell">
      <style:table-cell-properties fo:background-color="#FFFFFF" style:vertical-align="top"/>
    </style:style>
    <style:style style:name="Table49.Cell18" style:family="table-cell">
      <style:table-cell-properties fo:background-color="#FFFFFF" style:vertical-align="top"/>
    </style:style>
    <style:style style:name="Table49.Cell19" style:family="table-cell">
      <style:table-cell-properties fo:background-color="#FFFFFF" style:vertical-align="top"/>
    </style:style>
    <style:style style:name="Table49.Cell20" style:family="table-cell">
      <style:table-cell-properties fo:background-color="#FFFFFF" style:vertical-align="top"/>
    </style:style>
    <style:style style:name="Table49.Cell21" style:family="table-cell">
      <style:table-cell-properties fo:background-color="#FFFFFF" style:vertical-align="top"/>
    </style:style>
    <style:style style:name="Table49.Cell22" style:family="table-cell">
      <style:table-cell-properties fo:background-color="#FFFFFF" style:vertical-align="top"/>
    </style:style>
    <style:style style:name="Table49.Cell23" style:family="table-cell">
      <style:table-cell-properties fo:background-color="#FFFFFF" style:vertical-align="top"/>
    </style:style>
    <style:style style:name="Table49.Cell24" style:family="table-cell">
      <style:table-cell-properties fo:background-color="#FFFFFF" style:vertical-align="top"/>
    </style:style>
    <style:style style:name="Table49.Cell25" style:family="table-cell">
      <style:table-cell-properties fo:background-color="#FFFFFF" style:vertical-align="top"/>
    </style:style>
    <style:style style:name="Table49.Cell26" style:family="table-cell">
      <style:table-cell-properties fo:background-color="#FFFFFF" style:vertical-align="top"/>
    </style:style>
    <style:style style:name="Table49.Cell27" style:family="table-cell">
      <style:table-cell-properties fo:background-color="#FFFFFF" style:vertical-align="top"/>
    </style:style>
    <style:style style:name="Table49.Cell28" style:family="table-cell">
      <style:table-cell-properties fo:background-color="#FFFFFF" style:vertical-align="top"/>
    </style:style>
    <style:style style:name="Table49.Cell29" style:family="table-cell">
      <style:table-cell-properties fo:background-color="#FFFFFF" style:vertical-align="top"/>
    </style:style>
    <style:style style:name="Table49.Cell30" style:family="table-cell">
      <style:table-cell-properties fo:background-color="#FFFFFF" style:vertical-align="top"/>
    </style:style>
    <style:style style:name="Table49.Cell31" style:family="table-cell">
      <style:table-cell-properties fo:background-color="#FFFFFF" style:vertical-align="top"/>
    </style:style>
    <style:style style:name="Table49.Cell32" style:family="table-cell">
      <style:table-cell-properties fo:background-color="#FFFFFF" style:vertical-align="top"/>
    </style:style>
    <style:style style:name="Table49.Cell33" style:family="table-cell">
      <style:table-cell-properties fo:background-color="#FFFFFF" style:vertical-align="top"/>
    </style:style>
    <style:style style:name="Table49.Cell34" style:family="table-cell">
      <style:table-cell-properties fo:background-color="#FFFFFF" style:vertical-align="top"/>
    </style:style>
    <style:style style:name="Table49.Cell35" style:family="table-cell">
      <style:table-cell-properties fo:background-color="#FFFFFF" style:vertical-align="top"/>
    </style:style>
    <style:style style:name="Table49.Cell36" style:family="table-cell">
      <style:table-cell-properties fo:background-color="#FFFFFF" style:vertical-align="top"/>
    </style:style>
    <style:style style:name="Table49.Cell37" style:family="table-cell">
      <style:table-cell-properties fo:background-color="#FFFFFF" style:vertical-align="top"/>
    </style:style>
    <style:style style:name="Table49.Cell38" style:family="table-cell">
      <style:table-cell-properties fo:background-color="#FFFFFF" style:vertical-align="top"/>
    </style:style>
    <style:style style:name="Table49.Cell39" style:family="table-cell">
      <style:table-cell-properties fo:background-color="#FFFFFF" style:vertical-align="top"/>
    </style:style>
    <style:style style:name="Table50" style:family="table">
      <style:table-properties style:writing-mode="lr-tb" style:width="10.626cm" table:align="center"/>
    </style:style>
    <style:style style:name="Table50.C1" style:family="table-column">
      <style:table-column-properties style:column-width="0.533cm"/>
    </style:style>
    <style:style style:name="Table50.C2" style:family="table-column">
      <style:table-column-properties style:column-width="6.706cm"/>
    </style:style>
    <style:style style:name="Table50.C3" style:family="table-column">
      <style:table-column-properties style:column-width="3.387cm"/>
    </style:style>
    <style:style style:name="Table50.R1" style:family="table-row">
      <style:table-row-properties style:row-height="0.787cm"/>
    </style:style>
    <style:style style:name="Table50.R2" style:family="table-row">
      <style:table-row-properties style:row-height="1.109cm"/>
    </style:style>
    <style:style style:name="Table50.R3" style:family="table-row">
      <style:table-row-properties style:row-height="1.083cm"/>
    </style:style>
    <style:style style:name="Table50.R4" style:family="table-row">
      <style:table-row-properties style:row-height="0.813cm"/>
    </style:style>
    <style:style style:name="Table50.Cell1" style:family="table-cell">
      <style:table-cell-properties fo:background-color="#FFFFFF" style:vertical-align="top"/>
    </style:style>
    <style:style style:name="Table50.Cell2" style:family="table-cell">
      <style:table-cell-properties fo:background-color="#FFFFFF" style:vertical-align="top"/>
    </style:style>
    <style:style style:name="Table50.Cell3" style:family="table-cell">
      <style:table-cell-properties fo:background-color="#FFFFFF" style:vertical-align="top"/>
    </style:style>
    <style:style style:name="Table50.Cell4" style:family="table-cell">
      <style:table-cell-properties fo:background-color="#FFFFFF" style:vertical-align="middle"/>
    </style:style>
    <style:style style:name="Table50.Cell5" style:family="table-cell">
      <style:table-cell-properties fo:background-color="#FFFFFF" style:vertical-align="middle"/>
    </style:style>
    <style:style style:name="Table50.Cell6" style:family="table-cell">
      <style:table-cell-properties fo:background-color="#FFFFFF" style:vertical-align="middle"/>
    </style:style>
    <style:style style:name="Table50.Cell7" style:family="table-cell">
      <style:table-cell-properties fo:background-color="#FFFFFF" style:vertical-align="middle"/>
    </style:style>
    <style:style style:name="Table50.Cell8" style:family="table-cell">
      <style:table-cell-properties fo:background-color="#FFFFFF" style:vertical-align="middle"/>
    </style:style>
    <style:style style:name="Table50.Cell9" style:family="table-cell">
      <style:table-cell-properties fo:background-color="#FFFFFF" style:vertical-align="middle"/>
    </style:style>
    <style:style style:name="Table50.Cell10" style:family="table-cell">
      <style:table-cell-properties fo:background-color="#FFFFFF"/>
    </style:style>
    <style:style style:name="Table50.Cell11" style:family="table-cell">
      <style:table-cell-properties fo:background-color="#FFFFFF"/>
    </style:style>
    <style:style style:name="Table50.Cell12" style:family="table-cell">
      <style:table-cell-properties fo:background-color="#FFFFFF"/>
    </style:style>
    <style:style style:name="Table51" style:family="table">
      <style:table-properties style:writing-mode="lr-tb" style:width="16.316cm" table:align="center"/>
    </style:style>
    <style:style style:name="Table51.C1" style:family="table-column">
      <style:table-column-properties style:column-width="4.893cm"/>
    </style:style>
    <style:style style:name="Table51.C2" style:family="table-column">
      <style:table-column-properties style:column-width="7.003cm"/>
    </style:style>
    <style:style style:name="Table51.C3" style:family="table-column">
      <style:table-column-properties style:column-width="4.420cm"/>
    </style:style>
    <style:style style:name="Table51.R1" style:family="table-row">
      <style:table-row-properties style:row-height="0.610cm"/>
    </style:style>
    <style:style style:name="Table51.R2" style:family="table-row">
      <style:table-row-properties style:row-height="0.744cm"/>
    </style:style>
    <style:style style:name="Table51.R3" style:family="table-row">
      <style:table-row-properties style:row-height="0.753cm"/>
    </style:style>
    <style:style style:name="Table51.R4" style:family="table-row">
      <style:table-row-properties style:row-height="0.923cm"/>
    </style:style>
    <style:style style:name="Table51.R5" style:family="table-row">
      <style:table-row-properties style:row-height="1.092cm"/>
    </style:style>
    <style:style style:name="Table51.R6" style:family="table-row">
      <style:table-row-properties style:row-height="1.101cm"/>
    </style:style>
    <style:style style:name="Table51.R7" style:family="table-row">
      <style:table-row-properties style:row-height="1.109cm"/>
    </style:style>
    <style:style style:name="Table51.R8" style:family="table-row">
      <style:table-row-properties style:row-height="1.050cm"/>
    </style:style>
    <style:style style:name="Table51.R9" style:family="table-row">
      <style:table-row-properties style:row-height="1.143cm"/>
    </style:style>
    <style:style style:name="Table51.R10" style:family="table-row">
      <style:table-row-properties style:row-height="1.617cm"/>
    </style:style>
    <style:style style:name="Table51.R11" style:family="table-row">
      <style:table-row-properties style:row-height="1.685cm"/>
    </style:style>
    <style:style style:name="Table51.R12" style:family="table-row">
      <style:table-row-properties style:row-height="1.092cm"/>
    </style:style>
    <style:style style:name="Table51.R13" style:family="table-row">
      <style:table-row-properties style:row-height="1.109cm"/>
    </style:style>
    <style:style style:name="Table51.R14" style:family="table-row">
      <style:table-row-properties style:row-height="1.058cm"/>
    </style:style>
    <style:style style:name="Table51.R15" style:family="table-row">
      <style:table-row-properties style:row-height="1.101cm"/>
    </style:style>
    <style:style style:name="Table51.R16" style:family="table-row">
      <style:table-row-properties style:row-height="1.101cm"/>
    </style:style>
    <style:style style:name="Table51.R17" style:family="table-row">
      <style:table-row-properties style:row-height="1.143cm"/>
    </style:style>
    <style:style style:name="Table51.R18" style:family="table-row">
      <style:table-row-properties style:row-height="1.109cm"/>
    </style:style>
    <style:style style:name="Table51.R19" style:family="table-row">
      <style:table-row-properties style:row-height="1.101cm"/>
    </style:style>
    <style:style style:name="Table51.R20" style:family="table-row">
      <style:table-row-properties style:row-height="1.092cm"/>
    </style:style>
    <style:style style:name="Table51.R21" style:family="table-row">
      <style:table-row-properties style:row-height="0.804cm"/>
    </style:style>
    <style:style style:name="Table51.Cell1" style:family="table-cell">
      <style:table-cell-properties fo:background-color="#FFFFFF" style:vertical-align="top"/>
    </style:style>
    <style:style style:name="Table51.Cell2" style:family="table-cell">
      <style:table-cell-properties fo:background-color="#FFFFFF" style:vertical-align="top"/>
    </style:style>
    <style:style style:name="Table51.Cell3" style:family="table-cell">
      <style:table-cell-properties fo:background-color="#FFFFFF" style:vertical-align="top"/>
    </style:style>
    <style:style style:name="Table51.Cell4" style:family="table-cell">
      <style:table-cell-properties fo:background-color="#FFFFFF" style:vertical-align="top"/>
    </style:style>
    <style:style style:name="Table51.Cell5" style:family="table-cell">
      <style:table-cell-properties fo:background-color="#FFFFFF" style:vertical-align="top"/>
    </style:style>
    <style:style style:name="Table51.Cell6" style:family="table-cell">
      <style:table-cell-properties fo:background-color="#FFFFFF" style:vertical-align="top"/>
    </style:style>
    <style:style style:name="Table51.Cell7" style:family="table-cell">
      <style:table-cell-properties fo:background-color="#FFFFFF"/>
    </style:style>
    <style:style style:name="Table51.Cell8" style:family="table-cell">
      <style:table-cell-properties fo:background-color="#FFFFFF" style:vertical-align="top"/>
    </style:style>
    <style:style style:name="Table51.Cell9" style:family="table-cell">
      <style:table-cell-properties fo:background-color="#FFFFFF" style:vertical-align="top"/>
    </style:style>
    <style:style style:name="Table51.Cell10" style:family="table-cell">
      <style:table-cell-properties fo:background-color="#FFFFFF" style:vertical-align="top"/>
    </style:style>
    <style:style style:name="Table51.Cell11" style:family="table-cell">
      <style:table-cell-properties fo:background-color="#FFFFFF" style:vertical-align="top"/>
    </style:style>
    <style:style style:name="Table51.Cell12" style:family="table-cell">
      <style:table-cell-properties fo:background-color="#FFFFFF" style:vertical-align="top"/>
    </style:style>
    <style:style style:name="Table51.Cell13" style:family="table-cell">
      <style:table-cell-properties fo:background-color="#FFFFFF" style:vertical-align="top"/>
    </style:style>
    <style:style style:name="Table51.Cell14" style:family="table-cell">
      <style:table-cell-properties fo:background-color="#FFFFFF" style:vertical-align="middle"/>
    </style:style>
    <style:style style:name="Table51.Cell15" style:family="table-cell">
      <style:table-cell-properties fo:background-color="#FFFFFF" style:vertical-align="middle"/>
    </style:style>
    <style:style style:name="Table51.Cell16" style:family="table-cell">
      <style:table-cell-properties fo:background-color="#FFFFFF" style:vertical-align="top"/>
    </style:style>
    <style:style style:name="Table51.Cell17" style:family="table-cell">
      <style:table-cell-properties fo:background-color="#FFFFFF" style:vertical-align="middle"/>
    </style:style>
    <style:style style:name="Table51.Cell18" style:family="table-cell">
      <style:table-cell-properties fo:background-color="#FFFFFF" style:vertical-align="middle"/>
    </style:style>
    <style:style style:name="Table51.Cell19" style:family="table-cell">
      <style:table-cell-properties fo:background-color="#FFFFFF" style:vertical-align="top"/>
    </style:style>
    <style:style style:name="Table51.Cell20" style:family="table-cell">
      <style:table-cell-properties fo:background-color="#FFFFFF" style:vertical-align="middle"/>
    </style:style>
    <style:style style:name="Table51.Cell21" style:family="table-cell">
      <style:table-cell-properties fo:background-color="#FFFFFF" style:vertical-align="middle"/>
    </style:style>
    <style:style style:name="Table51.Cell22" style:family="table-cell">
      <style:table-cell-properties fo:background-color="#FFFFFF" style:vertical-align="top"/>
    </style:style>
    <style:style style:name="Table51.Cell23" style:family="table-cell">
      <style:table-cell-properties fo:background-color="#FFFFFF" style:vertical-align="middle"/>
    </style:style>
    <style:style style:name="Table51.Cell24" style:family="table-cell">
      <style:table-cell-properties fo:background-color="#FFFFFF" style:vertical-align="middle"/>
    </style:style>
    <style:style style:name="Table51.Cell25" style:family="table-cell">
      <style:table-cell-properties fo:background-color="#FFFFFF" style:vertical-align="top"/>
    </style:style>
    <style:style style:name="Table51.Cell26" style:family="table-cell">
      <style:table-cell-properties fo:background-color="#FFFFFF" style:vertical-align="middle"/>
    </style:style>
    <style:style style:name="Table51.Cell27" style:family="table-cell">
      <style:table-cell-properties fo:background-color="#FFFFFF" style:vertical-align="middle"/>
    </style:style>
    <style:style style:name="Table51.Cell28" style:family="table-cell">
      <style:table-cell-properties fo:background-color="#FFFFFF" style:vertical-align="top"/>
    </style:style>
    <style:style style:name="Table51.Cell29" style:family="table-cell">
      <style:table-cell-properties fo:background-color="#FFFFFF" style:vertical-align="top"/>
    </style:style>
    <style:style style:name="Table51.Cell30" style:family="table-cell">
      <style:table-cell-properties fo:background-color="#FFFFFF" style:vertical-align="top"/>
    </style:style>
    <style:style style:name="Table51.Cell31" style:family="table-cell">
      <style:table-cell-properties fo:background-color="#FFFFFF"/>
    </style:style>
    <style:style style:name="Table51.Cell32" style:family="table-cell">
      <style:table-cell-properties fo:background-color="#FFFFFF"/>
    </style:style>
    <style:style style:name="Table51.Cell33" style:family="table-cell">
      <style:table-cell-properties fo:background-color="#FFFFFF"/>
    </style:style>
    <style:style style:name="Table51.Cell34" style:family="table-cell">
      <style:table-cell-properties fo:background-color="#FFFFFF" style:vertical-align="top"/>
    </style:style>
    <style:style style:name="Table51.Cell35" style:family="table-cell">
      <style:table-cell-properties fo:background-color="#FFFFFF" style:vertical-align="middle"/>
    </style:style>
    <style:style style:name="Table51.Cell36" style:family="table-cell">
      <style:table-cell-properties fo:background-color="#FFFFFF" style:vertical-align="middle"/>
    </style:style>
    <style:style style:name="Table51.Cell37" style:family="table-cell">
      <style:table-cell-properties fo:background-color="#FFFFFF" style:vertical-align="top"/>
    </style:style>
    <style:style style:name="Table51.Cell38" style:family="table-cell">
      <style:table-cell-properties fo:background-color="#FFFFFF" style:vertical-align="middle"/>
    </style:style>
    <style:style style:name="Table51.Cell39" style:family="table-cell">
      <style:table-cell-properties fo:background-color="#FFFFFF" style:vertical-align="middle"/>
    </style:style>
    <style:style style:name="Table51.Cell40" style:family="table-cell">
      <style:table-cell-properties fo:background-color="#FFFFFF" style:vertical-align="top"/>
    </style:style>
    <style:style style:name="Table51.Cell41" style:family="table-cell">
      <style:table-cell-properties fo:background-color="#FFFFFF" style:vertical-align="middle"/>
    </style:style>
    <style:style style:name="Table51.Cell42" style:family="table-cell">
      <style:table-cell-properties fo:background-color="#FFFFFF" style:vertical-align="middle"/>
    </style:style>
    <style:style style:name="Table51.Cell43" style:family="table-cell">
      <style:table-cell-properties fo:background-color="#FFFFFF" style:vertical-align="top"/>
    </style:style>
    <style:style style:name="Table51.Cell44" style:family="table-cell">
      <style:table-cell-properties fo:background-color="#FFFFFF" style:vertical-align="middle"/>
    </style:style>
    <style:style style:name="Table51.Cell45" style:family="table-cell">
      <style:table-cell-properties fo:background-color="#FFFFFF" style:vertical-align="middle"/>
    </style:style>
    <style:style style:name="Table51.Cell46" style:family="table-cell">
      <style:table-cell-properties fo:background-color="#FFFFFF" style:vertical-align="top"/>
    </style:style>
    <style:style style:name="Table51.Cell47" style:family="table-cell">
      <style:table-cell-properties fo:background-color="#FFFFFF" style:vertical-align="middle"/>
    </style:style>
    <style:style style:name="Table51.Cell48" style:family="table-cell">
      <style:table-cell-properties fo:background-color="#FFFFFF" style:vertical-align="middle"/>
    </style:style>
    <style:style style:name="Table51.Cell49" style:family="table-cell">
      <style:table-cell-properties fo:background-color="#FFFFFF" style:vertical-align="top"/>
    </style:style>
    <style:style style:name="Table51.Cell50" style:family="table-cell">
      <style:table-cell-properties fo:background-color="#FFFFFF" style:vertical-align="middle"/>
    </style:style>
    <style:style style:name="Table51.Cell51" style:family="table-cell">
      <style:table-cell-properties fo:background-color="#FFFFFF" style:vertical-align="middle"/>
    </style:style>
    <style:style style:name="Table51.Cell52" style:family="table-cell">
      <style:table-cell-properties fo:background-color="#FFFFFF" style:vertical-align="top"/>
    </style:style>
    <style:style style:name="Table51.Cell53" style:family="table-cell">
      <style:table-cell-properties fo:background-color="#FFFFFF" style:vertical-align="middle"/>
    </style:style>
    <style:style style:name="Table51.Cell54" style:family="table-cell">
      <style:table-cell-properties fo:background-color="#FFFFFF" style:vertical-align="middle"/>
    </style:style>
    <style:style style:name="Table51.Cell55" style:family="table-cell">
      <style:table-cell-properties fo:background-color="#FFFFFF" style:vertical-align="top"/>
    </style:style>
    <style:style style:name="Table51.Cell56" style:family="table-cell">
      <style:table-cell-properties fo:background-color="#FFFFFF" style:vertical-align="middle"/>
    </style:style>
    <style:style style:name="Table51.Cell57" style:family="table-cell">
      <style:table-cell-properties fo:background-color="#FFFFFF" style:vertical-align="middle"/>
    </style:style>
    <style:style style:name="Table51.Cell58" style:family="table-cell">
      <style:table-cell-properties fo:background-color="#FFFFFF" style:vertical-align="top"/>
    </style:style>
    <style:style style:name="Table51.Cell59" style:family="table-cell">
      <style:table-cell-properties fo:background-color="#FFFFFF" style:vertical-align="middle"/>
    </style:style>
    <style:style style:name="Table51.Cell60" style:family="table-cell">
      <style:table-cell-properties fo:background-color="#FFFFFF" style:vertical-align="middle"/>
    </style:style>
    <style:style style:name="Table51.Cell61" style:family="table-cell">
      <style:table-cell-properties fo:background-color="#FFFFFF" style:vertical-align="top"/>
    </style:style>
    <style:style style:name="Table51.Cell62" style:family="table-cell">
      <style:table-cell-properties fo:background-color="#FFFFFF"/>
    </style:style>
    <style:style style:name="Table51.Cell63" style:family="table-cell">
      <style:table-cell-properties fo:background-color="#FFFFFF"/>
    </style:style>
    <style:style style:name="Table52" style:family="table">
      <style:table-properties style:writing-mode="lr-tb" style:width="10.634cm" table:align="center"/>
    </style:style>
    <style:style style:name="Table52.C1" style:family="table-column">
      <style:table-column-properties style:column-width="0.653cm"/>
    </style:style>
    <style:style style:name="Table52.C2" style:family="table-column">
      <style:table-column-properties style:column-width="5.570cm"/>
    </style:style>
    <style:style style:name="Table52.C3" style:family="table-column">
      <style:table-column-properties style:column-width="4.411cm"/>
    </style:style>
    <style:style style:name="Table52.R1" style:family="table-row">
      <style:table-row-properties style:row-height="0.617cm"/>
    </style:style>
    <style:style style:name="Table52.R2" style:family="table-row">
      <style:table-row-properties style:row-height="1.109cm"/>
    </style:style>
    <style:style style:name="Table52.R3" style:family="table-row">
      <style:table-row-properties style:row-height="1.295cm"/>
    </style:style>
    <style:style style:name="Table52.R4" style:family="table-row">
      <style:table-row-properties style:row-height="1.067cm"/>
    </style:style>
    <style:style style:name="Table52.R5" style:family="table-row">
      <style:table-row-properties style:row-height="1.134cm"/>
    </style:style>
    <style:style style:name="Table52.R6" style:family="table-row">
      <style:table-row-properties style:row-height="1.058cm"/>
    </style:style>
    <style:style style:name="Table52.R7" style:family="table-row">
      <style:table-row-properties style:row-height="1.101cm"/>
    </style:style>
    <style:style style:name="Table52.R8" style:family="table-row">
      <style:table-row-properties style:row-height="1.143cm"/>
    </style:style>
    <style:style style:name="Table52.R9" style:family="table-row">
      <style:table-row-properties style:row-height="1.101cm"/>
    </style:style>
    <style:style style:name="Table52.R10" style:family="table-row">
      <style:table-row-properties style:row-height="1.101cm"/>
    </style:style>
    <style:style style:name="Table52.R11" style:family="table-row">
      <style:table-row-properties style:row-height="1.101cm"/>
    </style:style>
    <style:style style:name="Table52.R12" style:family="table-row">
      <style:table-row-properties style:row-height="1.101cm"/>
    </style:style>
    <style:style style:name="Table52.R13" style:family="table-row">
      <style:table-row-properties style:row-height="1.058cm"/>
    </style:style>
    <style:style style:name="Table52.R14" style:family="table-row">
      <style:table-row-properties style:row-height="1.143cm"/>
    </style:style>
    <style:style style:name="Table52.R15" style:family="table-row">
      <style:table-row-properties style:row-height="1.067cm"/>
    </style:style>
    <style:style style:name="Table52.R16" style:family="table-row">
      <style:table-row-properties style:row-height="1.134cm"/>
    </style:style>
    <style:style style:name="Table52.R17" style:family="table-row">
      <style:table-row-properties style:row-height="1.092cm"/>
    </style:style>
    <style:style style:name="Table52.R18" style:family="table-row">
      <style:table-row-properties style:row-height="1.076cm"/>
    </style:style>
    <style:style style:name="Table52.R19" style:family="table-row">
      <style:table-row-properties style:row-height="1.134cm"/>
    </style:style>
    <style:style style:name="Table52.R20" style:family="table-row">
      <style:table-row-properties style:row-height="0.762cm"/>
    </style:style>
    <style:style style:name="Table52.Cell1" style:family="table-cell">
      <style:table-cell-properties fo:background-color="#FFFFFF" style:vertical-align="top"/>
    </style:style>
    <style:style style:name="Table52.Cell2" style:family="table-cell">
      <style:table-cell-properties fo:background-color="#FFFFFF" style:vertical-align="top"/>
    </style:style>
    <style:style style:name="Table52.Cell3" style:family="table-cell">
      <style:table-cell-properties fo:background-color="#FFFFFF" style:vertical-align="top"/>
    </style:style>
    <style:style style:name="Table52.Cell4" style:family="table-cell">
      <style:table-cell-properties fo:background-color="#FFFFFF" style:vertical-align="top"/>
    </style:style>
    <style:style style:name="Table52.Cell5" style:family="table-cell">
      <style:table-cell-properties fo:background-color="#FFFFFF" style:vertical-align="top"/>
    </style:style>
    <style:style style:name="Table52.Cell6" style:family="table-cell">
      <style:table-cell-properties fo:background-color="#FFFFFF" style:vertical-align="top"/>
    </style:style>
    <style:style style:name="Table52.Cell7" style:family="table-cell">
      <style:table-cell-properties fo:background-color="#FFFFFF" style:vertical-align="top"/>
    </style:style>
    <style:style style:name="Table52.Cell8" style:family="table-cell">
      <style:table-cell-properties fo:background-color="#FFFFFF" style:vertical-align="middle"/>
    </style:style>
    <style:style style:name="Table52.Cell9" style:family="table-cell">
      <style:table-cell-properties fo:background-color="#FFFFFF" style:vertical-align="middle"/>
    </style:style>
    <style:style style:name="Table52.Cell10" style:family="table-cell">
      <style:table-cell-properties fo:background-color="#FFFFFF" style:vertical-align="middle"/>
    </style:style>
    <style:style style:name="Table52.Cell11" style:family="table-cell">
      <style:table-cell-properties fo:background-color="#FFFFFF" style:vertical-align="middle"/>
    </style:style>
    <style:style style:name="Table52.Cell12" style:family="table-cell">
      <style:table-cell-properties fo:background-color="#FFFFFF" style:vertical-align="middle"/>
    </style:style>
    <style:style style:name="Table52.Cell13" style:family="table-cell">
      <style:table-cell-properties fo:background-color="#FFFFFF" style:vertical-align="middle"/>
    </style:style>
    <style:style style:name="Table52.Cell14" style:family="table-cell">
      <style:table-cell-properties fo:background-color="#FFFFFF" style:vertical-align="middle"/>
    </style:style>
    <style:style style:name="Table52.Cell15" style:family="table-cell">
      <style:table-cell-properties fo:background-color="#FFFFFF" style:vertical-align="middle"/>
    </style:style>
    <style:style style:name="Table52.Cell16" style:family="table-cell">
      <style:table-cell-properties fo:background-color="#FFFFFF" style:vertical-align="middle"/>
    </style:style>
    <style:style style:name="Table52.Cell17" style:family="table-cell">
      <style:table-cell-properties fo:background-color="#FFFFFF" style:vertical-align="middle"/>
    </style:style>
    <style:style style:name="Table52.Cell18" style:family="table-cell">
      <style:table-cell-properties fo:background-color="#FFFFFF" style:vertical-align="middle"/>
    </style:style>
    <style:style style:name="Table52.Cell19" style:family="table-cell">
      <style:table-cell-properties fo:background-color="#FFFFFF" style:vertical-align="middle"/>
    </style:style>
    <style:style style:name="Table52.Cell20" style:family="table-cell">
      <style:table-cell-properties fo:background-color="#FFFFFF" style:vertical-align="middle"/>
    </style:style>
    <style:style style:name="Table52.Cell21" style:family="table-cell">
      <style:table-cell-properties fo:background-color="#FFFFFF" style:vertical-align="middle"/>
    </style:style>
    <style:style style:name="Table52.Cell22" style:family="table-cell">
      <style:table-cell-properties fo:background-color="#FFFFFF" style:vertical-align="middle"/>
    </style:style>
    <style:style style:name="Table52.Cell23" style:family="table-cell">
      <style:table-cell-properties fo:background-color="#FFFFFF" style:vertical-align="middle"/>
    </style:style>
    <style:style style:name="Table52.Cell24" style:family="table-cell">
      <style:table-cell-properties fo:background-color="#FFFFFF" style:vertical-align="middle"/>
    </style:style>
    <style:style style:name="Table52.Cell25" style:family="table-cell">
      <style:table-cell-properties fo:background-color="#FFFFFF" style:vertical-align="middle"/>
    </style:style>
    <style:style style:name="Table52.Cell26" style:family="table-cell">
      <style:table-cell-properties fo:background-color="#FFFFFF" style:vertical-align="middle"/>
    </style:style>
    <style:style style:name="Table52.Cell27" style:family="table-cell">
      <style:table-cell-properties fo:background-color="#FFFFFF" style:vertical-align="middle"/>
    </style:style>
    <style:style style:name="Table52.Cell28" style:family="table-cell">
      <style:table-cell-properties fo:background-color="#FFFFFF" style:vertical-align="middle"/>
    </style:style>
    <style:style style:name="Table52.Cell29" style:family="table-cell">
      <style:table-cell-properties fo:background-color="#FFFFFF" style:vertical-align="middle"/>
    </style:style>
    <style:style style:name="Table52.Cell30" style:family="table-cell">
      <style:table-cell-properties fo:background-color="#FFFFFF" style:vertical-align="middle"/>
    </style:style>
    <style:style style:name="Table52.Cell31" style:family="table-cell">
      <style:table-cell-properties fo:background-color="#FFFFFF" style:vertical-align="middle"/>
    </style:style>
    <style:style style:name="Table52.Cell32" style:family="table-cell">
      <style:table-cell-properties fo:background-color="#FFFFFF" style:vertical-align="middle"/>
    </style:style>
    <style:style style:name="Table52.Cell33" style:family="table-cell">
      <style:table-cell-properties fo:background-color="#FFFFFF" style:vertical-align="middle"/>
    </style:style>
    <style:style style:name="Table52.Cell34" style:family="table-cell">
      <style:table-cell-properties fo:background-color="#FFFFFF" style:vertical-align="middle"/>
    </style:style>
    <style:style style:name="Table52.Cell35" style:family="table-cell">
      <style:table-cell-properties fo:background-color="#FFFFFF" style:vertical-align="middle"/>
    </style:style>
    <style:style style:name="Table52.Cell36" style:family="table-cell">
      <style:table-cell-properties fo:background-color="#FFFFFF" style:vertical-align="middle"/>
    </style:style>
    <style:style style:name="Table52.Cell37" style:family="table-cell">
      <style:table-cell-properties fo:background-color="#FFFFFF" style:vertical-align="middle"/>
    </style:style>
    <style:style style:name="Table52.Cell38" style:family="table-cell">
      <style:table-cell-properties fo:background-color="#FFFFFF" style:vertical-align="middle"/>
    </style:style>
    <style:style style:name="Table52.Cell39" style:family="table-cell">
      <style:table-cell-properties fo:background-color="#FFFFFF" style:vertical-align="middle"/>
    </style:style>
    <style:style style:name="Table52.Cell40" style:family="table-cell">
      <style:table-cell-properties fo:background-color="#FFFFFF" style:vertical-align="middle"/>
    </style:style>
    <style:style style:name="Table52.Cell41" style:family="table-cell">
      <style:table-cell-properties fo:background-color="#FFFFFF" style:vertical-align="middle"/>
    </style:style>
    <style:style style:name="Table52.Cell42" style:family="table-cell">
      <style:table-cell-properties fo:background-color="#FFFFFF" style:vertical-align="middle"/>
    </style:style>
    <style:style style:name="Table52.Cell43" style:family="table-cell">
      <style:table-cell-properties fo:background-color="#FFFFFF" style:vertical-align="middle"/>
    </style:style>
    <style:style style:name="Table52.Cell44" style:family="table-cell">
      <style:table-cell-properties fo:background-color="#FFFFFF" style:vertical-align="middle"/>
    </style:style>
    <style:style style:name="Table52.Cell45" style:family="table-cell">
      <style:table-cell-properties fo:background-color="#FFFFFF" style:vertical-align="middle"/>
    </style:style>
    <style:style style:name="Table52.Cell46" style:family="table-cell">
      <style:table-cell-properties fo:background-color="#FFFFFF" style:vertical-align="middle"/>
    </style:style>
    <style:style style:name="Table52.Cell47" style:family="table-cell">
      <style:table-cell-properties fo:background-color="#FFFFFF" style:vertical-align="middle"/>
    </style:style>
    <style:style style:name="Table52.Cell48" style:family="table-cell">
      <style:table-cell-properties fo:background-color="#FFFFFF" style:vertical-align="middle"/>
    </style:style>
    <style:style style:name="Table52.Cell49" style:family="table-cell">
      <style:table-cell-properties fo:background-color="#FFFFFF" style:vertical-align="middle"/>
    </style:style>
    <style:style style:name="Table52.Cell50" style:family="table-cell">
      <style:table-cell-properties fo:background-color="#FFFFFF" style:vertical-align="middle"/>
    </style:style>
    <style:style style:name="Table52.Cell51" style:family="table-cell">
      <style:table-cell-properties fo:background-color="#FFFFFF" style:vertical-align="middle"/>
    </style:style>
    <style:style style:name="Table52.Cell52" style:family="table-cell">
      <style:table-cell-properties fo:background-color="#FFFFFF" style:vertical-align="middle"/>
    </style:style>
    <style:style style:name="Table52.Cell53" style:family="table-cell">
      <style:table-cell-properties fo:background-color="#FFFFFF" style:vertical-align="middle"/>
    </style:style>
    <style:style style:name="Table52.Cell54" style:family="table-cell">
      <style:table-cell-properties fo:background-color="#FFFFFF" style:vertical-align="middle"/>
    </style:style>
    <style:style style:name="Table52.Cell55" style:family="table-cell">
      <style:table-cell-properties fo:background-color="#FFFFFF" style:vertical-align="middle"/>
    </style:style>
    <style:style style:name="Table52.Cell56" style:family="table-cell">
      <style:table-cell-properties fo:background-color="#FFFFFF" style:vertical-align="middle"/>
    </style:style>
    <style:style style:name="Table52.Cell57" style:family="table-cell">
      <style:table-cell-properties fo:background-color="#FFFFFF" style:vertical-align="middle"/>
    </style:style>
    <style:style style:name="Table52.Cell58" style:family="table-cell">
      <style:table-cell-properties fo:background-color="#FFFFFF"/>
    </style:style>
    <style:style style:name="Table52.Cell59" style:family="table-cell">
      <style:table-cell-properties fo:background-color="#FFFFFF"/>
    </style:style>
    <style:style style:name="Table52.Cell60" style:family="table-cell">
      <style:table-cell-properties fo:background-color="#FFFFFF"/>
    </style:style>
    <style:style style:name="Table53" style:family="table">
      <style:table-properties style:writing-mode="lr-tb" style:width="10.634cm" table:align="right"/>
    </style:style>
    <style:style style:name="Table53.C1" style:family="table-column">
      <style:table-column-properties style:column-width="7.417cm"/>
    </style:style>
    <style:style style:name="Table53.C2" style:family="table-column">
      <style:table-column-properties style:column-width="3.217cm"/>
    </style:style>
    <style:style style:name="Table53.R1" style:family="table-row">
      <style:table-row-properties style:row-height="0.804cm"/>
    </style:style>
    <style:style style:name="Table53.R2" style:family="table-row">
      <style:table-row-properties style:row-height="1.092cm"/>
    </style:style>
    <style:style style:name="Table53.R3" style:family="table-row">
      <style:table-row-properties style:row-height="1.101cm"/>
    </style:style>
    <style:style style:name="Table53.R4" style:family="table-row">
      <style:table-row-properties style:row-height="1.109cm"/>
    </style:style>
    <style:style style:name="Table53.R5" style:family="table-row">
      <style:table-row-properties style:row-height="1.058cm"/>
    </style:style>
    <style:style style:name="Table53.R6" style:family="table-row">
      <style:table-row-properties style:row-height="1.134cm"/>
    </style:style>
    <style:style style:name="Table53.R7" style:family="table-row">
      <style:table-row-properties style:row-height="1.067cm"/>
    </style:style>
    <style:style style:name="Table53.R8" style:family="table-row">
      <style:table-row-properties style:row-height="1.134cm"/>
    </style:style>
    <style:style style:name="Table53.R9" style:family="table-row">
      <style:table-row-properties style:row-height="1.067cm"/>
    </style:style>
    <style:style style:name="Table53.R10" style:family="table-row">
      <style:table-row-properties style:row-height="1.134cm"/>
    </style:style>
    <style:style style:name="Table53.R11" style:family="table-row">
      <style:table-row-properties style:row-height="1.083cm"/>
    </style:style>
    <style:style style:name="Table53.R12" style:family="table-row">
      <style:table-row-properties style:row-height="1.118cm"/>
    </style:style>
    <style:style style:name="Table53.R13" style:family="table-row">
      <style:table-row-properties style:row-height="1.092cm"/>
    </style:style>
    <style:style style:name="Table53.R14" style:family="table-row">
      <style:table-row-properties style:row-height="1.101cm"/>
    </style:style>
    <style:style style:name="Table53.R15" style:family="table-row">
      <style:table-row-properties style:row-height="1.092cm"/>
    </style:style>
    <style:style style:name="Table53.R16" style:family="table-row">
      <style:table-row-properties style:row-height="1.118cm"/>
    </style:style>
    <style:style style:name="Table53.R17" style:family="table-row">
      <style:table-row-properties style:row-height="1.092cm"/>
    </style:style>
    <style:style style:name="Table53.R18" style:family="table-row">
      <style:table-row-properties style:row-height="1.109cm"/>
    </style:style>
    <style:style style:name="Table53.R19" style:family="table-row">
      <style:table-row-properties style:row-height="0.804cm"/>
    </style:style>
    <style:style style:name="Table53.Cell1" style:family="table-cell">
      <style:table-cell-properties fo:background-color="#FFFFFF" style:vertical-align="top"/>
    </style:style>
    <style:style style:name="Table53.Cell2" style:family="table-cell">
      <style:table-cell-properties fo:background-color="#FFFFFF" style:vertical-align="top"/>
    </style:style>
    <style:style style:name="Table53.Cell3" style:family="table-cell">
      <style:table-cell-properties fo:background-color="#FFFFFF" style:vertical-align="middle"/>
    </style:style>
    <style:style style:name="Table53.Cell4" style:family="table-cell">
      <style:table-cell-properties fo:background-color="#FFFFFF" style:vertical-align="middle"/>
    </style:style>
    <style:style style:name="Table53.Cell5" style:family="table-cell">
      <style:table-cell-properties fo:background-color="#FFFFFF" style:vertical-align="middle"/>
    </style:style>
    <style:style style:name="Table53.Cell6" style:family="table-cell">
      <style:table-cell-properties fo:background-color="#FFFFFF" style:vertical-align="middle"/>
    </style:style>
    <style:style style:name="Table53.Cell7" style:family="table-cell">
      <style:table-cell-properties fo:background-color="#FFFFFF" style:vertical-align="middle"/>
    </style:style>
    <style:style style:name="Table53.Cell8" style:family="table-cell">
      <style:table-cell-properties fo:background-color="#FFFFFF" style:vertical-align="middle"/>
    </style:style>
    <style:style style:name="Table53.Cell9" style:family="table-cell">
      <style:table-cell-properties fo:background-color="#FFFFFF" style:vertical-align="middle"/>
    </style:style>
    <style:style style:name="Table53.Cell10" style:family="table-cell">
      <style:table-cell-properties fo:background-color="#FFFFFF" style:vertical-align="middle"/>
    </style:style>
    <style:style style:name="Table53.Cell11" style:family="table-cell">
      <style:table-cell-properties fo:background-color="#FFFFFF" style:vertical-align="middle"/>
    </style:style>
    <style:style style:name="Table53.Cell12" style:family="table-cell">
      <style:table-cell-properties fo:background-color="#FFFFFF" style:vertical-align="middle"/>
    </style:style>
    <style:style style:name="Table53.Cell13" style:family="table-cell">
      <style:table-cell-properties fo:background-color="#FFFFFF" style:vertical-align="middle"/>
    </style:style>
    <style:style style:name="Table53.Cell14" style:family="table-cell">
      <style:table-cell-properties fo:background-color="#FFFFFF" style:vertical-align="middle"/>
    </style:style>
    <style:style style:name="Table53.Cell15" style:family="table-cell">
      <style:table-cell-properties fo:background-color="#FFFFFF" style:vertical-align="middle"/>
    </style:style>
    <style:style style:name="Table53.Cell16" style:family="table-cell">
      <style:table-cell-properties fo:background-color="#FFFFFF" style:vertical-align="middle"/>
    </style:style>
    <style:style style:name="Table53.Cell17" style:family="table-cell">
      <style:table-cell-properties fo:background-color="#FFFFFF" style:vertical-align="middle"/>
    </style:style>
    <style:style style:name="Table53.Cell18" style:family="table-cell">
      <style:table-cell-properties fo:background-color="#FFFFFF" style:vertical-align="middle"/>
    </style:style>
    <style:style style:name="Table53.Cell19" style:family="table-cell">
      <style:table-cell-properties fo:background-color="#FFFFFF" style:vertical-align="middle"/>
    </style:style>
    <style:style style:name="Table53.Cell20" style:family="table-cell">
      <style:table-cell-properties fo:background-color="#FFFFFF" style:vertical-align="middle"/>
    </style:style>
    <style:style style:name="Table53.Cell21" style:family="table-cell">
      <style:table-cell-properties fo:background-color="#FFFFFF" style:vertical-align="middle"/>
    </style:style>
    <style:style style:name="Table53.Cell22" style:family="table-cell">
      <style:table-cell-properties fo:background-color="#FFFFFF" style:vertical-align="middle"/>
    </style:style>
    <style:style style:name="Table53.Cell23" style:family="table-cell">
      <style:table-cell-properties fo:background-color="#FFFFFF" style:vertical-align="middle"/>
    </style:style>
    <style:style style:name="Table53.Cell24" style:family="table-cell">
      <style:table-cell-properties fo:background-color="#FFFFFF" style:vertical-align="middle"/>
    </style:style>
    <style:style style:name="Table53.Cell25" style:family="table-cell">
      <style:table-cell-properties fo:background-color="#FFFFFF" style:vertical-align="middle"/>
    </style:style>
    <style:style style:name="Table53.Cell26" style:family="table-cell">
      <style:table-cell-properties fo:background-color="#FFFFFF" style:vertical-align="middle"/>
    </style:style>
    <style:style style:name="Table53.Cell27" style:family="table-cell">
      <style:table-cell-properties fo:background-color="#FFFFFF" style:vertical-align="middle"/>
    </style:style>
    <style:style style:name="Table53.Cell28" style:family="table-cell">
      <style:table-cell-properties fo:background-color="#FFFFFF" style:vertical-align="middle"/>
    </style:style>
    <style:style style:name="Table53.Cell29" style:family="table-cell">
      <style:table-cell-properties fo:background-color="#FFFFFF" style:vertical-align="middle"/>
    </style:style>
    <style:style style:name="Table53.Cell30" style:family="table-cell">
      <style:table-cell-properties fo:background-color="#FFFFFF" style:vertical-align="middle"/>
    </style:style>
    <style:style style:name="Table53.Cell31" style:family="table-cell">
      <style:table-cell-properties fo:background-color="#FFFFFF" style:vertical-align="middle"/>
    </style:style>
    <style:style style:name="Table53.Cell32" style:family="table-cell">
      <style:table-cell-properties fo:background-color="#FFFFFF" style:vertical-align="middle"/>
    </style:style>
    <style:style style:name="Table53.Cell33" style:family="table-cell">
      <style:table-cell-properties fo:background-color="#FFFFFF" style:vertical-align="middle"/>
    </style:style>
    <style:style style:name="Table53.Cell34" style:family="table-cell">
      <style:table-cell-properties fo:background-color="#FFFFFF" style:vertical-align="middle"/>
    </style:style>
    <style:style style:name="Table53.Cell35" style:family="table-cell">
      <style:table-cell-properties fo:background-color="#FFFFFF" style:vertical-align="middle"/>
    </style:style>
    <style:style style:name="Table53.Cell36" style:family="table-cell">
      <style:table-cell-properties fo:background-color="#FFFFFF" style:vertical-align="middle"/>
    </style:style>
    <style:style style:name="Table53.Cell37" style:family="table-cell">
      <style:table-cell-properties fo:background-color="#FFFFFF"/>
    </style:style>
    <style:style style:name="Table53.Cell38" style:family="table-cell">
      <style:table-cell-properties fo:background-color="#FFFFFF"/>
    </style:style>
    <style:style style:name="Table54" style:family="table">
      <style:table-properties style:writing-mode="lr-tb" style:width="10.617cm" table:align="center"/>
    </style:style>
    <style:style style:name="Table54.C1" style:family="table-column">
      <style:table-column-properties style:column-width="0.653cm"/>
    </style:style>
    <style:style style:name="Table54.C2" style:family="table-column">
      <style:table-column-properties style:column-width="5.359cm"/>
    </style:style>
    <style:style style:name="Table54.C3" style:family="table-column">
      <style:table-column-properties style:column-width="4.606cm"/>
    </style:style>
    <style:style style:name="Table54.R1" style:family="table-row">
      <style:table-row-properties style:row-height="0.982cm"/>
    </style:style>
    <style:style style:name="Table54.R2" style:family="table-row">
      <style:table-row-properties style:row-height="1.304cm"/>
    </style:style>
    <style:style style:name="Table54.R3" style:family="table-row">
      <style:table-row-properties style:row-height="1.092cm"/>
    </style:style>
    <style:style style:name="Table54.R4" style:family="table-row">
      <style:table-row-properties style:row-height="1.626cm"/>
    </style:style>
    <style:style style:name="Table54.R5" style:family="table-row">
      <style:table-row-properties style:row-height="1.642cm"/>
    </style:style>
    <style:style style:name="Table54.R6" style:family="table-row">
      <style:table-row-properties style:row-height="1.134cm"/>
    </style:style>
    <style:style style:name="Table54.R7" style:family="table-row">
      <style:table-row-properties style:row-height="1.109cm"/>
    </style:style>
    <style:style style:name="Table54.R8" style:family="table-row">
      <style:table-row-properties style:row-height="1.101cm"/>
    </style:style>
    <style:style style:name="Table54.R9" style:family="table-row">
      <style:table-row-properties style:row-height="1.101cm"/>
    </style:style>
    <style:style style:name="Table54.R10" style:family="table-row">
      <style:table-row-properties style:row-height="1.101cm"/>
    </style:style>
    <style:style style:name="Table54.R11" style:family="table-row">
      <style:table-row-properties style:row-height="1.083cm"/>
    </style:style>
    <style:style style:name="Table54.R12" style:family="table-row">
      <style:table-row-properties style:row-height="1.109cm"/>
    </style:style>
    <style:style style:name="Table54.R13" style:family="table-row">
      <style:table-row-properties style:row-height="1.101cm"/>
    </style:style>
    <style:style style:name="Table54.R14" style:family="table-row">
      <style:table-row-properties style:row-height="1.109cm"/>
    </style:style>
    <style:style style:name="Table54.R15" style:family="table-row">
      <style:table-row-properties style:row-height="1.101cm"/>
    </style:style>
    <style:style style:name="Table54.R16" style:family="table-row">
      <style:table-row-properties style:row-height="1.101cm"/>
    </style:style>
    <style:style style:name="Table54.R17" style:family="table-row">
      <style:table-row-properties style:row-height="1.092cm"/>
    </style:style>
    <style:style style:name="Table54.R18" style:family="table-row">
      <style:table-row-properties style:row-height="1.092cm"/>
    </style:style>
    <style:style style:name="Table54.R19" style:family="table-row">
      <style:table-row-properties style:row-height="1.109cm"/>
    </style:style>
    <style:style style:name="Table54.R20" style:family="table-row">
      <style:table-row-properties style:row-height="1.067cm"/>
    </style:style>
    <style:style style:name="Table54.R21" style:family="table-row">
      <style:table-row-properties style:row-height="0.753cm"/>
    </style:style>
    <style:style style:name="Table54.Cell1" style:family="table-cell">
      <style:table-cell-properties fo:background-color="#FFFFFF" style:vertical-align="top"/>
    </style:style>
    <style:style style:name="Table54.Cell2" style:family="table-cell">
      <style:table-cell-properties fo:background-color="#FFFFFF" style:vertical-align="top"/>
    </style:style>
    <style:style style:name="Table54.Cell3" style:family="table-cell">
      <style:table-cell-properties fo:background-color="#FFFFFF" style:vertical-align="top"/>
    </style:style>
    <style:style style:name="Table54.Cell4" style:family="table-cell">
      <style:table-cell-properties fo:background-color="#FFFFFF" style:vertical-align="top"/>
    </style:style>
    <style:style style:name="Table54.Cell5" style:family="table-cell">
      <style:table-cell-properties fo:background-color="#FFFFFF" style:vertical-align="middle"/>
    </style:style>
    <style:style style:name="Table54.Cell6" style:family="table-cell">
      <style:table-cell-properties fo:background-color="#FFFFFF" style:vertical-align="middle"/>
    </style:style>
    <style:style style:name="Table54.Cell7" style:family="table-cell">
      <style:table-cell-properties fo:background-color="#FFFFFF" style:vertical-align="middle"/>
    </style:style>
    <style:style style:name="Table54.Cell8" style:family="table-cell">
      <style:table-cell-properties fo:background-color="#FFFFFF" style:vertical-align="middle"/>
    </style:style>
    <style:style style:name="Table54.Cell9" style:family="table-cell">
      <style:table-cell-properties fo:background-color="#FFFFFF" style:vertical-align="middle"/>
    </style:style>
    <style:style style:name="Table54.Cell10" style:family="table-cell">
      <style:table-cell-properties fo:background-color="#FFFFFF" style:vertical-align="top"/>
    </style:style>
    <style:style style:name="Table54.Cell11" style:family="table-cell">
      <style:table-cell-properties fo:background-color="#FFFFFF" style:vertical-align="top"/>
    </style:style>
    <style:style style:name="Table54.Cell12" style:family="table-cell">
      <style:table-cell-properties fo:background-color="#FFFFFF" style:vertical-align="top"/>
    </style:style>
    <style:style style:name="Table54.Cell13" style:family="table-cell">
      <style:table-cell-properties fo:background-color="#FFFFFF"/>
    </style:style>
    <style:style style:name="Table54.Cell14" style:family="table-cell">
      <style:table-cell-properties fo:background-color="#FFFFFF"/>
    </style:style>
    <style:style style:name="Table54.Cell15" style:family="table-cell">
      <style:table-cell-properties fo:background-color="#FFFFFF"/>
    </style:style>
    <style:style style:name="Table54.Cell16" style:family="table-cell">
      <style:table-cell-properties fo:background-color="#FFFFFF" style:vertical-align="middle"/>
    </style:style>
    <style:style style:name="Table54.Cell17" style:family="table-cell">
      <style:table-cell-properties fo:background-color="#FFFFFF" style:vertical-align="middle"/>
    </style:style>
    <style:style style:name="Table54.Cell18" style:family="table-cell">
      <style:table-cell-properties fo:background-color="#FFFFFF" style:vertical-align="middle"/>
    </style:style>
    <style:style style:name="Table54.Cell19" style:family="table-cell">
      <style:table-cell-properties fo:background-color="#FFFFFF" style:vertical-align="middle"/>
    </style:style>
    <style:style style:name="Table54.Cell20" style:family="table-cell">
      <style:table-cell-properties fo:background-color="#FFFFFF" style:vertical-align="middle"/>
    </style:style>
    <style:style style:name="Table54.Cell21" style:family="table-cell">
      <style:table-cell-properties fo:background-color="#FFFFFF" style:vertical-align="middle"/>
    </style:style>
    <style:style style:name="Table54.Cell22" style:family="table-cell">
      <style:table-cell-properties fo:background-color="#FFFFFF" style:vertical-align="middle"/>
    </style:style>
    <style:style style:name="Table54.Cell23" style:family="table-cell">
      <style:table-cell-properties fo:background-color="#FFFFFF" style:vertical-align="middle"/>
    </style:style>
    <style:style style:name="Table54.Cell24" style:family="table-cell">
      <style:table-cell-properties fo:background-color="#FFFFFF" style:vertical-align="middle"/>
    </style:style>
    <style:style style:name="Table54.Cell25" style:family="table-cell">
      <style:table-cell-properties fo:background-color="#FFFFFF" style:vertical-align="middle"/>
    </style:style>
    <style:style style:name="Table54.Cell26" style:family="table-cell">
      <style:table-cell-properties fo:background-color="#FFFFFF" style:vertical-align="middle"/>
    </style:style>
    <style:style style:name="Table54.Cell27" style:family="table-cell">
      <style:table-cell-properties fo:background-color="#FFFFFF" style:vertical-align="middle"/>
    </style:style>
    <style:style style:name="Table54.Cell28" style:family="table-cell">
      <style:table-cell-properties fo:background-color="#FFFFFF" style:vertical-align="middle"/>
    </style:style>
    <style:style style:name="Table54.Cell29" style:family="table-cell">
      <style:table-cell-properties fo:background-color="#FFFFFF" style:vertical-align="middle"/>
    </style:style>
    <style:style style:name="Table54.Cell30" style:family="table-cell">
      <style:table-cell-properties fo:background-color="#FFFFFF" style:vertical-align="middle"/>
    </style:style>
    <style:style style:name="Table54.Cell31" style:family="table-cell">
      <style:table-cell-properties fo:background-color="#FFFFFF" style:vertical-align="middle"/>
    </style:style>
    <style:style style:name="Table54.Cell32" style:family="table-cell">
      <style:table-cell-properties fo:background-color="#FFFFFF" style:vertical-align="middle"/>
    </style:style>
    <style:style style:name="Table54.Cell33" style:family="table-cell">
      <style:table-cell-properties fo:background-color="#FFFFFF" style:vertical-align="middle"/>
    </style:style>
    <style:style style:name="Table54.Cell34" style:family="table-cell">
      <style:table-cell-properties fo:background-color="#FFFFFF" style:vertical-align="middle"/>
    </style:style>
    <style:style style:name="Table54.Cell35" style:family="table-cell">
      <style:table-cell-properties fo:background-color="#FFFFFF" style:vertical-align="middle"/>
    </style:style>
    <style:style style:name="Table54.Cell36" style:family="table-cell">
      <style:table-cell-properties fo:background-color="#FFFFFF" style:vertical-align="middle"/>
    </style:style>
    <style:style style:name="Table54.Cell37" style:family="table-cell">
      <style:table-cell-properties fo:background-color="#FFFFFF" style:vertical-align="middle"/>
    </style:style>
    <style:style style:name="Table54.Cell38" style:family="table-cell">
      <style:table-cell-properties fo:background-color="#FFFFFF" style:vertical-align="middle"/>
    </style:style>
    <style:style style:name="Table54.Cell39" style:family="table-cell">
      <style:table-cell-properties fo:background-color="#FFFFFF" style:vertical-align="middle"/>
    </style:style>
    <style:style style:name="Table54.Cell40" style:family="table-cell">
      <style:table-cell-properties fo:background-color="#FFFFFF" style:vertical-align="middle"/>
    </style:style>
    <style:style style:name="Table54.Cell41" style:family="table-cell">
      <style:table-cell-properties fo:background-color="#FFFFFF" style:vertical-align="middle"/>
    </style:style>
    <style:style style:name="Table54.Cell42" style:family="table-cell">
      <style:table-cell-properties fo:background-color="#FFFFFF" style:vertical-align="middle"/>
    </style:style>
    <style:style style:name="Table54.Cell43" style:family="table-cell">
      <style:table-cell-properties fo:background-color="#FFFFFF" style:vertical-align="middle"/>
    </style:style>
    <style:style style:name="Table54.Cell44" style:family="table-cell">
      <style:table-cell-properties fo:background-color="#FFFFFF" style:vertical-align="middle"/>
    </style:style>
    <style:style style:name="Table54.Cell45" style:family="table-cell">
      <style:table-cell-properties fo:background-color="#FFFFFF" style:vertical-align="middle"/>
    </style:style>
    <style:style style:name="Table54.Cell46" style:family="table-cell">
      <style:table-cell-properties fo:background-color="#FFFFFF" style:vertical-align="middle"/>
    </style:style>
    <style:style style:name="Table54.Cell47" style:family="table-cell">
      <style:table-cell-properties fo:background-color="#FFFFFF" style:vertical-align="middle"/>
    </style:style>
    <style:style style:name="Table54.Cell48" style:family="table-cell">
      <style:table-cell-properties fo:background-color="#FFFFFF" style:vertical-align="middle"/>
    </style:style>
    <style:style style:name="Table54.Cell49" style:family="table-cell">
      <style:table-cell-properties fo:background-color="#FFFFFF" style:vertical-align="middle"/>
    </style:style>
    <style:style style:name="Table54.Cell50" style:family="table-cell">
      <style:table-cell-properties fo:background-color="#FFFFFF" style:vertical-align="middle"/>
    </style:style>
    <style:style style:name="Table54.Cell51" style:family="table-cell">
      <style:table-cell-properties fo:background-color="#FFFFFF" style:vertical-align="middle"/>
    </style:style>
    <style:style style:name="Table54.Cell52" style:family="table-cell">
      <style:table-cell-properties fo:background-color="#FFFFFF" style:vertical-align="middle"/>
    </style:style>
    <style:style style:name="Table54.Cell53" style:family="table-cell">
      <style:table-cell-properties fo:background-color="#FFFFFF" style:vertical-align="middle"/>
    </style:style>
    <style:style style:name="Table54.Cell54" style:family="table-cell">
      <style:table-cell-properties fo:background-color="#FFFFFF" style:vertical-align="middle"/>
    </style:style>
    <style:style style:name="Table54.Cell55" style:family="table-cell">
      <style:table-cell-properties fo:background-color="#FFFFFF" style:vertical-align="middle"/>
    </style:style>
    <style:style style:name="Table54.Cell56" style:family="table-cell">
      <style:table-cell-properties fo:background-color="#FFFFFF" style:vertical-align="middle"/>
    </style:style>
    <style:style style:name="Table54.Cell57" style:family="table-cell">
      <style:table-cell-properties fo:background-color="#FFFFFF" style:vertical-align="middle"/>
    </style:style>
    <style:style style:name="Table54.Cell58" style:family="table-cell">
      <style:table-cell-properties fo:background-color="#FFFFFF" style:vertical-align="middle"/>
    </style:style>
    <style:style style:name="Table54.Cell59" style:family="table-cell">
      <style:table-cell-properties fo:background-color="#FFFFFF" style:vertical-align="middle"/>
    </style:style>
    <style:style style:name="Table54.Cell60" style:family="table-cell">
      <style:table-cell-properties fo:background-color="#FFFFFF" style:vertical-align="middle"/>
    </style:style>
    <style:style style:name="Table54.Cell61" style:family="table-cell">
      <style:table-cell-properties fo:background-color="#FFFFFF"/>
    </style:style>
    <style:style style:name="Table54.Cell62" style:family="table-cell">
      <style:table-cell-properties fo:background-color="#FFFFFF"/>
    </style:style>
    <style:style style:name="Table54.Cell63" style:family="table-cell">
      <style:table-cell-properties fo:background-color="#FFFFFF"/>
    </style:style>
    <style:style style:name="Table55" style:family="table">
      <style:table-properties style:writing-mode="lr-tb" style:width="10.626cm" table:align="center"/>
    </style:style>
    <style:style style:name="Table55.C1" style:family="table-column">
      <style:table-column-properties style:column-width="6.595cm"/>
    </style:style>
    <style:style style:name="Table55.C2" style:family="table-column">
      <style:table-column-properties style:column-width="4.030cm"/>
    </style:style>
    <style:style style:name="Table55.R1" style:family="table-row">
      <style:table-row-properties style:row-height="0.610cm"/>
    </style:style>
    <style:style style:name="Table55.R2" style:family="table-row">
      <style:table-row-properties style:row-height="1.109cm"/>
    </style:style>
    <style:style style:name="Table55.R3" style:family="table-row">
      <style:table-row-properties style:row-height="1.304cm"/>
    </style:style>
    <style:style style:name="Table55.R4" style:family="table-row">
      <style:table-row-properties style:row-height="1.083cm"/>
    </style:style>
    <style:style style:name="Table55.R5" style:family="table-row">
      <style:table-row-properties style:row-height="1.109cm"/>
    </style:style>
    <style:style style:name="Table55.R6" style:family="table-row">
      <style:table-row-properties style:row-height="1.109cm"/>
    </style:style>
    <style:style style:name="Table55.R7" style:family="table-row">
      <style:table-row-properties style:row-height="1.067cm"/>
    </style:style>
    <style:style style:name="Table55.R8" style:family="table-row">
      <style:table-row-properties style:row-height="1.143cm"/>
    </style:style>
    <style:style style:name="Table55.R9" style:family="table-row">
      <style:table-row-properties style:row-height="1.101cm"/>
    </style:style>
    <style:style style:name="Table55.R10" style:family="table-row">
      <style:table-row-properties style:row-height="1.092cm"/>
    </style:style>
    <style:style style:name="Table55.R11" style:family="table-row">
      <style:table-row-properties style:row-height="1.067cm"/>
    </style:style>
    <style:style style:name="Table55.R12" style:family="table-row">
      <style:table-row-properties style:row-height="1.118cm"/>
    </style:style>
    <style:style style:name="Table55.R13" style:family="table-row">
      <style:table-row-properties style:row-height="0.796cm"/>
    </style:style>
    <style:style style:name="Table55.Cell1" style:family="table-cell">
      <style:table-cell-properties fo:background-color="#FFFFFF" style:vertical-align="top"/>
    </style:style>
    <style:style style:name="Table55.Cell2" style:family="table-cell">
      <style:table-cell-properties fo:background-color="#FFFFFF" style:vertical-align="top"/>
    </style:style>
    <style:style style:name="Table55.Cell3" style:family="table-cell">
      <style:table-cell-properties fo:background-color="#FFFFFF" style:vertical-align="top"/>
    </style:style>
    <style:style style:name="Table55.Cell4" style:family="table-cell">
      <style:table-cell-properties fo:background-color="#FFFFFF" style:vertical-align="top"/>
    </style:style>
    <style:style style:name="Table55.Cell5" style:family="table-cell">
      <style:table-cell-properties fo:background-color="#FFFFFF" style:vertical-align="middle"/>
    </style:style>
    <style:style style:name="Table55.Cell6" style:family="table-cell">
      <style:table-cell-properties fo:background-color="#FFFFFF" style:vertical-align="middle"/>
    </style:style>
    <style:style style:name="Table55.Cell7" style:family="table-cell">
      <style:table-cell-properties fo:background-color="#FFFFFF" style:vertical-align="middle"/>
    </style:style>
    <style:style style:name="Table55.Cell8" style:family="table-cell">
      <style:table-cell-properties fo:background-color="#FFFFFF" style:vertical-align="middle"/>
    </style:style>
    <style:style style:name="Table55.Cell9" style:family="table-cell">
      <style:table-cell-properties fo:background-color="#FFFFFF" style:vertical-align="middle"/>
    </style:style>
    <style:style style:name="Table55.Cell10" style:family="table-cell">
      <style:table-cell-properties fo:background-color="#FFFFFF" style:vertical-align="middle"/>
    </style:style>
    <style:style style:name="Table55.Cell11" style:family="table-cell">
      <style:table-cell-properties fo:background-color="#FFFFFF" style:vertical-align="middle"/>
    </style:style>
    <style:style style:name="Table55.Cell12" style:family="table-cell">
      <style:table-cell-properties fo:background-color="#FFFFFF" style:vertical-align="middle"/>
    </style:style>
    <style:style style:name="Table55.Cell13" style:family="table-cell">
      <style:table-cell-properties fo:background-color="#FFFFFF" style:vertical-align="middle"/>
    </style:style>
    <style:style style:name="Table55.Cell14" style:family="table-cell">
      <style:table-cell-properties fo:background-color="#FFFFFF" style:vertical-align="middle"/>
    </style:style>
    <style:style style:name="Table55.Cell15" style:family="table-cell">
      <style:table-cell-properties fo:background-color="#FFFFFF" style:vertical-align="middle"/>
    </style:style>
    <style:style style:name="Table55.Cell16" style:family="table-cell">
      <style:table-cell-properties fo:background-color="#FFFFFF" style:vertical-align="middle"/>
    </style:style>
    <style:style style:name="Table55.Cell17" style:family="table-cell">
      <style:table-cell-properties fo:background-color="#FFFFFF" style:vertical-align="middle"/>
    </style:style>
    <style:style style:name="Table55.Cell18" style:family="table-cell">
      <style:table-cell-properties fo:background-color="#FFFFFF" style:vertical-align="middle"/>
    </style:style>
    <style:style style:name="Table55.Cell19" style:family="table-cell">
      <style:table-cell-properties fo:background-color="#FFFFFF" style:vertical-align="middle"/>
    </style:style>
    <style:style style:name="Table55.Cell20" style:family="table-cell">
      <style:table-cell-properties fo:background-color="#FFFFFF" style:vertical-align="middle"/>
    </style:style>
    <style:style style:name="Table55.Cell21" style:family="table-cell">
      <style:table-cell-properties fo:background-color="#FFFFFF" style:vertical-align="middle"/>
    </style:style>
    <style:style style:name="Table55.Cell22" style:family="table-cell">
      <style:table-cell-properties fo:background-color="#FFFFFF" style:vertical-align="middle"/>
    </style:style>
    <style:style style:name="Table55.Cell23" style:family="table-cell">
      <style:table-cell-properties fo:background-color="#FFFFFF" style:vertical-align="middle"/>
    </style:style>
    <style:style style:name="Table55.Cell24" style:family="table-cell">
      <style:table-cell-properties fo:background-color="#FFFFFF" style:vertical-align="middle"/>
    </style:style>
    <style:style style:name="Table55.Cell25" style:family="table-cell">
      <style:table-cell-properties fo:background-color="#FFFFFF" style:vertical-align="top"/>
    </style:style>
    <style:style style:name="Table55.Cell26" style:family="table-cell">
      <style:table-cell-properties fo:background-color="#FFFFFF"/>
    </style:style>
    <style:style style:name="Table56" style:family="table">
      <style:table-properties style:writing-mode="lr-tb" style:width="10.634cm" table:align="center"/>
    </style:style>
    <style:style style:name="Table56.C1" style:family="table-column">
      <style:table-column-properties style:column-width="0.653cm"/>
    </style:style>
    <style:style style:name="Table56.C2" style:family="table-column">
      <style:table-column-properties style:column-width="5.969cm"/>
    </style:style>
    <style:style style:name="Table56.C3" style:family="table-column">
      <style:table-column-properties style:column-width="4.013cm"/>
    </style:style>
    <style:style style:name="Table56.R1" style:family="table-row">
      <style:table-row-properties style:row-height="0.617cm"/>
    </style:style>
    <style:style style:name="Table56.R2" style:family="table-row">
      <style:table-row-properties style:row-height="1.109cm"/>
    </style:style>
    <style:style style:name="Table56.R3" style:family="table-row">
      <style:table-row-properties style:row-height="1.295cm"/>
    </style:style>
    <style:style style:name="Table56.R4" style:family="table-row">
      <style:table-row-properties style:row-height="1.058cm"/>
    </style:style>
    <style:style style:name="Table56.R5" style:family="table-row">
      <style:table-row-properties style:row-height="1.143cm"/>
    </style:style>
    <style:style style:name="Table56.R6" style:family="table-row">
      <style:table-row-properties style:row-height="1.092cm"/>
    </style:style>
    <style:style style:name="Table56.R7" style:family="table-row">
      <style:table-row-properties style:row-height="1.109cm"/>
    </style:style>
    <style:style style:name="Table56.R8" style:family="table-row">
      <style:table-row-properties style:row-height="1.101cm"/>
    </style:style>
    <style:style style:name="Table56.R9" style:family="table-row">
      <style:table-row-properties style:row-height="1.101cm"/>
    </style:style>
    <style:style style:name="Table56.R10" style:family="table-row">
      <style:table-row-properties style:row-height="1.058cm"/>
    </style:style>
    <style:style style:name="Table56.R11" style:family="table-row">
      <style:table-row-properties style:row-height="1.101cm"/>
    </style:style>
    <style:style style:name="Table56.R12" style:family="table-row">
      <style:table-row-properties style:row-height="1.125cm"/>
    </style:style>
    <style:style style:name="Table56.R13" style:family="table-row">
      <style:table-row-properties style:row-height="1.118cm"/>
    </style:style>
    <style:style style:name="Table56.R14" style:family="table-row">
      <style:table-row-properties style:row-height="1.092cm"/>
    </style:style>
    <style:style style:name="Table56.R15" style:family="table-row">
      <style:table-row-properties style:row-height="1.101cm"/>
    </style:style>
    <style:style style:name="Table56.R16" style:family="table-row">
      <style:table-row-properties style:row-height="1.067cm"/>
    </style:style>
    <style:style style:name="Table56.R17" style:family="table-row">
      <style:table-row-properties style:row-height="1.109cm"/>
    </style:style>
    <style:style style:name="Table56.R18" style:family="table-row">
      <style:table-row-properties style:row-height="1.118cm"/>
    </style:style>
    <style:style style:name="Table56.R19" style:family="table-row">
      <style:table-row-properties style:row-height="1.118cm"/>
    </style:style>
    <style:style style:name="Table56.R20" style:family="table-row">
      <style:table-row-properties style:row-height="0.804cm"/>
    </style:style>
    <style:style style:name="Table56.Cell1" style:family="table-cell">
      <style:table-cell-properties fo:background-color="#FFFFFF" style:vertical-align="top"/>
    </style:style>
    <style:style style:name="Table56.Cell2" style:family="table-cell">
      <style:table-cell-properties fo:background-color="#FFFFFF" style:vertical-align="top"/>
    </style:style>
    <style:style style:name="Table56.Cell3" style:family="table-cell">
      <style:table-cell-properties fo:background-color="#FFFFFF" style:vertical-align="top"/>
    </style:style>
    <style:style style:name="Table56.Cell4" style:family="table-cell">
      <style:table-cell-properties fo:background-color="#FFFFFF" style:vertical-align="top"/>
    </style:style>
    <style:style style:name="Table56.Cell5" style:family="table-cell">
      <style:table-cell-properties fo:background-color="#FFFFFF" style:vertical-align="top"/>
    </style:style>
    <style:style style:name="Table56.Cell6" style:family="table-cell">
      <style:table-cell-properties fo:background-color="#FFFFFF" style:vertical-align="top"/>
    </style:style>
    <style:style style:name="Table56.Cell7" style:family="table-cell">
      <style:table-cell-properties fo:background-color="#FFFFFF" style:vertical-align="top"/>
    </style:style>
    <style:style style:name="Table56.Cell8" style:family="table-cell">
      <style:table-cell-properties fo:background-color="#FFFFFF" style:vertical-align="middle"/>
    </style:style>
    <style:style style:name="Table56.Cell9" style:family="table-cell">
      <style:table-cell-properties fo:background-color="#FFFFFF" style:vertical-align="middle"/>
    </style:style>
    <style:style style:name="Table56.Cell10" style:family="table-cell">
      <style:table-cell-properties fo:background-color="#FFFFFF" style:vertical-align="middle"/>
    </style:style>
    <style:style style:name="Table56.Cell11" style:family="table-cell">
      <style:table-cell-properties fo:background-color="#FFFFFF" style:vertical-align="middle"/>
    </style:style>
    <style:style style:name="Table56.Cell12" style:family="table-cell">
      <style:table-cell-properties fo:background-color="#FFFFFF" style:vertical-align="middle"/>
    </style:style>
    <style:style style:name="Table56.Cell13" style:family="table-cell">
      <style:table-cell-properties fo:background-color="#FFFFFF" style:vertical-align="middle"/>
    </style:style>
    <style:style style:name="Table56.Cell14" style:family="table-cell">
      <style:table-cell-properties fo:background-color="#FFFFFF" style:vertical-align="middle"/>
    </style:style>
    <style:style style:name="Table56.Cell15" style:family="table-cell">
      <style:table-cell-properties fo:background-color="#FFFFFF" style:vertical-align="middle"/>
    </style:style>
    <style:style style:name="Table56.Cell16" style:family="table-cell">
      <style:table-cell-properties fo:background-color="#FFFFFF" style:vertical-align="middle"/>
    </style:style>
    <style:style style:name="Table56.Cell17" style:family="table-cell">
      <style:table-cell-properties fo:background-color="#FFFFFF" style:vertical-align="middle"/>
    </style:style>
    <style:style style:name="Table56.Cell18" style:family="table-cell">
      <style:table-cell-properties fo:background-color="#FFFFFF" style:vertical-align="middle"/>
    </style:style>
    <style:style style:name="Table56.Cell19" style:family="table-cell">
      <style:table-cell-properties fo:background-color="#FFFFFF" style:vertical-align="middle"/>
    </style:style>
    <style:style style:name="Table56.Cell20" style:family="table-cell">
      <style:table-cell-properties fo:background-color="#FFFFFF" style:vertical-align="middle"/>
    </style:style>
    <style:style style:name="Table56.Cell21" style:family="table-cell">
      <style:table-cell-properties fo:background-color="#FFFFFF" style:vertical-align="middle"/>
    </style:style>
    <style:style style:name="Table56.Cell22" style:family="table-cell">
      <style:table-cell-properties fo:background-color="#FFFFFF" style:vertical-align="middle"/>
    </style:style>
    <style:style style:name="Table56.Cell23" style:family="table-cell">
      <style:table-cell-properties fo:background-color="#FFFFFF" style:vertical-align="middle"/>
    </style:style>
    <style:style style:name="Table56.Cell24" style:family="table-cell">
      <style:table-cell-properties fo:background-color="#FFFFFF" style:vertical-align="middle"/>
    </style:style>
    <style:style style:name="Table56.Cell25" style:family="table-cell">
      <style:table-cell-properties fo:background-color="#FFFFFF" style:vertical-align="middle"/>
    </style:style>
    <style:style style:name="Table56.Cell26" style:family="table-cell">
      <style:table-cell-properties fo:background-color="#FFFFFF" style:vertical-align="middle"/>
    </style:style>
    <style:style style:name="Table56.Cell27" style:family="table-cell">
      <style:table-cell-properties fo:background-color="#FFFFFF" style:vertical-align="middle"/>
    </style:style>
    <style:style style:name="Table56.Cell28" style:family="table-cell">
      <style:table-cell-properties fo:background-color="#FFFFFF" style:vertical-align="middle"/>
    </style:style>
    <style:style style:name="Table56.Cell29" style:family="table-cell">
      <style:table-cell-properties fo:background-color="#FFFFFF" style:vertical-align="middle"/>
    </style:style>
    <style:style style:name="Table56.Cell30" style:family="table-cell">
      <style:table-cell-properties fo:background-color="#FFFFFF" style:vertical-align="middle"/>
    </style:style>
    <style:style style:name="Table56.Cell31" style:family="table-cell">
      <style:table-cell-properties fo:background-color="#FFFFFF" style:vertical-align="middle"/>
    </style:style>
    <style:style style:name="Table56.Cell32" style:family="table-cell">
      <style:table-cell-properties fo:background-color="#FFFFFF" style:vertical-align="middle"/>
    </style:style>
    <style:style style:name="Table56.Cell33" style:family="table-cell">
      <style:table-cell-properties fo:background-color="#FFFFFF" style:vertical-align="middle"/>
    </style:style>
    <style:style style:name="Table56.Cell34" style:family="table-cell">
      <style:table-cell-properties fo:background-color="#FFFFFF" style:vertical-align="middle"/>
    </style:style>
    <style:style style:name="Table56.Cell35" style:family="table-cell">
      <style:table-cell-properties fo:background-color="#FFFFFF" style:vertical-align="middle"/>
    </style:style>
    <style:style style:name="Table56.Cell36" style:family="table-cell">
      <style:table-cell-properties fo:background-color="#FFFFFF" style:vertical-align="middle"/>
    </style:style>
    <style:style style:name="Table56.Cell37" style:family="table-cell">
      <style:table-cell-properties fo:background-color="#FFFFFF" style:vertical-align="middle"/>
    </style:style>
    <style:style style:name="Table56.Cell38" style:family="table-cell">
      <style:table-cell-properties fo:background-color="#FFFFFF" style:vertical-align="middle"/>
    </style:style>
    <style:style style:name="Table56.Cell39" style:family="table-cell">
      <style:table-cell-properties fo:background-color="#FFFFFF" style:vertical-align="middle"/>
    </style:style>
    <style:style style:name="Table56.Cell40" style:family="table-cell">
      <style:table-cell-properties fo:background-color="#FFFFFF" style:vertical-align="middle"/>
    </style:style>
    <style:style style:name="Table56.Cell41" style:family="table-cell">
      <style:table-cell-properties fo:background-color="#FFFFFF" style:vertical-align="middle"/>
    </style:style>
    <style:style style:name="Table56.Cell42" style:family="table-cell">
      <style:table-cell-properties fo:background-color="#FFFFFF" style:vertical-align="middle"/>
    </style:style>
    <style:style style:name="Table56.Cell43" style:family="table-cell">
      <style:table-cell-properties fo:background-color="#FFFFFF" style:vertical-align="middle"/>
    </style:style>
    <style:style style:name="Table56.Cell44" style:family="table-cell">
      <style:table-cell-properties fo:background-color="#FFFFFF" style:vertical-align="middle"/>
    </style:style>
    <style:style style:name="Table56.Cell45" style:family="table-cell">
      <style:table-cell-properties fo:background-color="#FFFFFF" style:vertical-align="middle"/>
    </style:style>
    <style:style style:name="Table56.Cell46" style:family="table-cell">
      <style:table-cell-properties fo:background-color="#FFFFFF" style:vertical-align="middle"/>
    </style:style>
    <style:style style:name="Table56.Cell47" style:family="table-cell">
      <style:table-cell-properties fo:background-color="#FFFFFF" style:vertical-align="middle"/>
    </style:style>
    <style:style style:name="Table56.Cell48" style:family="table-cell">
      <style:table-cell-properties fo:background-color="#FFFFFF" style:vertical-align="middle"/>
    </style:style>
    <style:style style:name="Table56.Cell49" style:family="table-cell">
      <style:table-cell-properties fo:background-color="#FFFFFF" style:vertical-align="middle"/>
    </style:style>
    <style:style style:name="Table56.Cell50" style:family="table-cell">
      <style:table-cell-properties fo:background-color="#FFFFFF" style:vertical-align="middle"/>
    </style:style>
    <style:style style:name="Table56.Cell51" style:family="table-cell">
      <style:table-cell-properties fo:background-color="#FFFFFF" style:vertical-align="middle"/>
    </style:style>
    <style:style style:name="Table56.Cell52" style:family="table-cell">
      <style:table-cell-properties fo:background-color="#FFFFFF" style:vertical-align="middle"/>
    </style:style>
    <style:style style:name="Table56.Cell53" style:family="table-cell">
      <style:table-cell-properties fo:background-color="#FFFFFF" style:vertical-align="middle"/>
    </style:style>
    <style:style style:name="Table56.Cell54" style:family="table-cell">
      <style:table-cell-properties fo:background-color="#FFFFFF" style:vertical-align="middle"/>
    </style:style>
    <style:style style:name="Table56.Cell55" style:family="table-cell">
      <style:table-cell-properties fo:background-color="#FFFFFF" style:vertical-align="middle"/>
    </style:style>
    <style:style style:name="Table56.Cell56" style:family="table-cell">
      <style:table-cell-properties fo:background-color="#FFFFFF" style:vertical-align="middle"/>
    </style:style>
    <style:style style:name="Table56.Cell57" style:family="table-cell">
      <style:table-cell-properties fo:background-color="#FFFFFF" style:vertical-align="middle"/>
    </style:style>
    <style:style style:name="Table56.Cell58" style:family="table-cell">
      <style:table-cell-properties fo:background-color="#FFFFFF"/>
    </style:style>
    <style:style style:name="Table56.Cell59" style:family="table-cell">
      <style:table-cell-properties fo:background-color="#FFFFFF"/>
    </style:style>
    <style:style style:name="Table56.Cell60" style:family="table-cell">
      <style:table-cell-properties fo:background-color="#FFFFFF"/>
    </style:style>
    <style:style style:name="Table57" style:family="table">
      <style:table-properties style:writing-mode="lr-tb" style:width="16.679cm" table:align="center"/>
    </style:style>
    <style:style style:name="Table57.C1" style:family="table-column">
      <style:table-column-properties style:column-width="5.267cm"/>
    </style:style>
    <style:style style:name="Table57.C2" style:family="table-column">
      <style:table-column-properties style:column-width="1.337cm"/>
    </style:style>
    <style:style style:name="Table57.C3" style:family="table-column">
      <style:table-column-properties style:column-width="5.267cm"/>
    </style:style>
    <style:style style:name="Table57.C4" style:family="table-column">
      <style:table-column-properties style:column-width="4.808cm"/>
    </style:style>
    <style:style style:name="Table57.R1" style:family="table-row">
      <style:table-row-properties style:row-height="0.610cm"/>
    </style:style>
    <style:style style:name="Table57.R2" style:family="table-row">
      <style:table-row-properties style:row-height="0.744cm"/>
    </style:style>
    <style:style style:name="Table57.R3" style:family="table-row">
      <style:table-row-properties style:row-height="0.753cm"/>
    </style:style>
    <style:style style:name="Table57.R4" style:family="table-row">
      <style:table-row-properties style:row-height="0.914cm"/>
    </style:style>
    <style:style style:name="Table57.R5" style:family="table-row">
      <style:table-row-properties style:row-height="1.067cm"/>
    </style:style>
    <style:style style:name="Table57.R6" style:family="table-row">
      <style:table-row-properties style:row-height="1.101cm"/>
    </style:style>
    <style:style style:name="Table57.R7" style:family="table-row">
      <style:table-row-properties style:row-height="1.125cm"/>
    </style:style>
    <style:style style:name="Table57.R8" style:family="table-row">
      <style:table-row-properties style:row-height="1.109cm"/>
    </style:style>
    <style:style style:name="Table57.R9" style:family="table-row">
      <style:table-row-properties style:row-height="1.101cm"/>
    </style:style>
    <style:style style:name="Table57.R10" style:family="table-row">
      <style:table-row-properties style:row-height="1.092cm"/>
    </style:style>
    <style:style style:name="Table57.R11" style:family="table-row">
      <style:table-row-properties style:row-height="1.101cm"/>
    </style:style>
    <style:style style:name="Table57.R12" style:family="table-row">
      <style:table-row-properties style:row-height="1.101cm"/>
    </style:style>
    <style:style style:name="Table57.R13" style:family="table-row">
      <style:table-row-properties style:row-height="1.076cm"/>
    </style:style>
    <style:style style:name="Table57.R14" style:family="table-row">
      <style:table-row-properties style:row-height="0.813cm"/>
    </style:style>
    <style:style style:name="Table57.Cell1" style:family="table-cell">
      <style:table-cell-properties fo:background-color="#FFFFFF" style:vertical-align="top"/>
    </style:style>
    <style:style style:name="Table57.Cell2" style:family="table-cell">
      <style:table-cell-properties fo:background-color="#FFFFFF" style:vertical-align="top"/>
    </style:style>
    <style:style style:name="Table57.Cell3" style:family="table-cell">
      <style:table-cell-properties fo:background-color="#FFFFFF" style:vertical-align="top"/>
    </style:style>
    <style:style style:name="Table57.Cell4" style:family="table-cell">
      <style:table-cell-properties fo:background-color="#FFFFFF" style:vertical-align="top"/>
    </style:style>
    <style:style style:name="Table57.Cell5" style:family="table-cell">
      <style:table-cell-properties fo:background-color="#FFFFFF" style:vertical-align="top"/>
    </style:style>
    <style:style style:name="Table57.Cell6" style:family="table-cell">
      <style:table-cell-properties fo:background-color="#FFFFFF" style:vertical-align="top"/>
    </style:style>
    <style:style style:name="Table57.Cell7" style:family="table-cell">
      <style:table-cell-properties fo:background-color="#FFFFFF" style:vertical-align="top"/>
    </style:style>
    <style:style style:name="Table57.Cell8" style:family="table-cell">
      <style:table-cell-properties fo:background-color="#FFFFFF" style:vertical-align="top"/>
    </style:style>
    <style:style style:name="Table57.Cell9" style:family="table-cell">
      <style:table-cell-properties fo:background-color="#FFFFFF"/>
    </style:style>
    <style:style style:name="Table57.Cell10" style:family="table-cell">
      <style:table-cell-properties fo:background-color="#FFFFFF" style:vertical-align="top"/>
    </style:style>
    <style:style style:name="Table57.Cell11" style:family="table-cell">
      <style:table-cell-properties fo:background-color="#FFFFFF" style:vertical-align="top"/>
    </style:style>
    <style:style style:name="Table57.Cell12" style:family="table-cell">
      <style:table-cell-properties fo:background-color="#FFFFFF" style:vertical-align="top"/>
    </style:style>
    <style:style style:name="Table57.Cell13" style:family="table-cell">
      <style:table-cell-properties fo:background-color="#FFFFFF" style:vertical-align="top"/>
    </style:style>
    <style:style style:name="Table57.Cell14" style:family="table-cell">
      <style:table-cell-properties fo:background-color="#FFFFFF" style:vertical-align="top"/>
    </style:style>
    <style:style style:name="Table57.Cell15" style:family="table-cell">
      <style:table-cell-properties fo:background-color="#FFFFFF" style:vertical-align="top"/>
    </style:style>
    <style:style style:name="Table57.Cell16" style:family="table-cell">
      <style:table-cell-properties fo:background-color="#FFFFFF" style:vertical-align="top"/>
    </style:style>
    <style:style style:name="Table57.Cell17" style:family="table-cell">
      <style:table-cell-properties fo:background-color="#FFFFFF" style:vertical-align="middle"/>
    </style:style>
    <style:style style:name="Table57.Cell18" style:family="table-cell">
      <style:table-cell-properties fo:background-color="#FFFFFF" style:vertical-align="middle"/>
    </style:style>
    <style:style style:name="Table57.Cell19" style:family="table-cell">
      <style:table-cell-properties fo:background-color="#FFFFFF" style:vertical-align="middle"/>
    </style:style>
    <style:style style:name="Table57.Cell20" style:family="table-cell">
      <style:table-cell-properties fo:background-color="#FFFFFF" style:vertical-align="middle"/>
    </style:style>
    <style:style style:name="Table57.Cell21" style:family="table-cell">
      <style:table-cell-properties fo:background-color="#FFFFFF" style:vertical-align="top"/>
    </style:style>
    <style:style style:name="Table57.Cell22" style:family="table-cell">
      <style:table-cell-properties fo:background-color="#FFFFFF" style:vertical-align="middle"/>
    </style:style>
    <style:style style:name="Table57.Cell23" style:family="table-cell">
      <style:table-cell-properties fo:background-color="#FFFFFF" style:vertical-align="middle"/>
    </style:style>
    <style:style style:name="Table57.Cell24" style:family="table-cell">
      <style:table-cell-properties fo:background-color="#FFFFFF" style:vertical-align="middle"/>
    </style:style>
    <style:style style:name="Table57.Cell25" style:family="table-cell">
      <style:table-cell-properties fo:background-color="#FFFFFF" style:vertical-align="top"/>
    </style:style>
    <style:style style:name="Table57.Cell26" style:family="table-cell">
      <style:table-cell-properties fo:background-color="#FFFFFF" style:vertical-align="middle"/>
    </style:style>
    <style:style style:name="Table57.Cell27" style:family="table-cell">
      <style:table-cell-properties fo:background-color="#FFFFFF" style:vertical-align="middle"/>
    </style:style>
    <style:style style:name="Table57.Cell28" style:family="table-cell">
      <style:table-cell-properties fo:background-color="#FFFFFF" style:vertical-align="middle"/>
    </style:style>
    <style:style style:name="Table57.Cell29" style:family="table-cell">
      <style:table-cell-properties fo:background-color="#FFFFFF" style:vertical-align="top"/>
    </style:style>
    <style:style style:name="Table57.Cell30" style:family="table-cell">
      <style:table-cell-properties fo:background-color="#FFFFFF" style:vertical-align="middle"/>
    </style:style>
    <style:style style:name="Table57.Cell31" style:family="table-cell">
      <style:table-cell-properties fo:background-color="#FFFFFF" style:vertical-align="middle"/>
    </style:style>
    <style:style style:name="Table57.Cell32" style:family="table-cell">
      <style:table-cell-properties fo:background-color="#FFFFFF" style:vertical-align="middle"/>
    </style:style>
    <style:style style:name="Table57.Cell33" style:family="table-cell">
      <style:table-cell-properties fo:background-color="#FFFFFF" style:vertical-align="top"/>
    </style:style>
    <style:style style:name="Table57.Cell34" style:family="table-cell">
      <style:table-cell-properties fo:background-color="#FFFFFF" style:vertical-align="middle"/>
    </style:style>
    <style:style style:name="Table57.Cell35" style:family="table-cell">
      <style:table-cell-properties fo:background-color="#FFFFFF" style:vertical-align="middle"/>
    </style:style>
    <style:style style:name="Table57.Cell36" style:family="table-cell">
      <style:table-cell-properties fo:background-color="#FFFFFF" style:vertical-align="middle"/>
    </style:style>
    <style:style style:name="Table57.Cell37" style:family="table-cell">
      <style:table-cell-properties fo:background-color="#FFFFFF" style:vertical-align="top"/>
    </style:style>
    <style:style style:name="Table57.Cell38" style:family="table-cell">
      <style:table-cell-properties fo:background-color="#FFFFFF" style:vertical-align="middle"/>
    </style:style>
    <style:style style:name="Table57.Cell39" style:family="table-cell">
      <style:table-cell-properties fo:background-color="#FFFFFF" style:vertical-align="middle"/>
    </style:style>
    <style:style style:name="Table57.Cell40" style:family="table-cell">
      <style:table-cell-properties fo:background-color="#FFFFFF" style:vertical-align="middle"/>
    </style:style>
    <style:style style:name="Table57.Cell41" style:family="table-cell">
      <style:table-cell-properties fo:background-color="#FFFFFF" style:vertical-align="top"/>
    </style:style>
    <style:style style:name="Table57.Cell42" style:family="table-cell">
      <style:table-cell-properties fo:background-color="#FFFFFF" style:vertical-align="middle"/>
    </style:style>
    <style:style style:name="Table57.Cell43" style:family="table-cell">
      <style:table-cell-properties fo:background-color="#FFFFFF" style:vertical-align="middle"/>
    </style:style>
    <style:style style:name="Table57.Cell44" style:family="table-cell">
      <style:table-cell-properties fo:background-color="#FFFFFF" style:vertical-align="middle"/>
    </style:style>
    <style:style style:name="Table57.Cell45" style:family="table-cell">
      <style:table-cell-properties fo:background-color="#FFFFFF" style:vertical-align="top"/>
    </style:style>
    <style:style style:name="Table57.Cell46" style:family="table-cell">
      <style:table-cell-properties fo:background-color="#FFFFFF" style:vertical-align="middle"/>
    </style:style>
    <style:style style:name="Table57.Cell47" style:family="table-cell">
      <style:table-cell-properties fo:background-color="#FFFFFF" style:vertical-align="middle"/>
    </style:style>
    <style:style style:name="Table57.Cell48" style:family="table-cell">
      <style:table-cell-properties fo:background-color="#FFFFFF" style:vertical-align="middle"/>
    </style:style>
    <style:style style:name="Table57.Cell49" style:family="table-cell">
      <style:table-cell-properties fo:background-color="#FFFFFF" style:vertical-align="top"/>
    </style:style>
    <style:style style:name="Table57.Cell50" style:family="table-cell">
      <style:table-cell-properties fo:background-color="#FFFFFF" style:vertical-align="middle"/>
    </style:style>
    <style:style style:name="Table57.Cell51" style:family="table-cell">
      <style:table-cell-properties fo:background-color="#FFFFFF" style:vertical-align="middle"/>
    </style:style>
    <style:style style:name="Table57.Cell52" style:family="table-cell">
      <style:table-cell-properties fo:background-color="#FFFFFF" style:vertical-align="middle"/>
    </style:style>
    <style:style style:name="Table57.Cell53" style:family="table-cell">
      <style:table-cell-properties fo:background-color="#FFFFFF" style:vertical-align="top"/>
    </style:style>
    <style:style style:name="Table57.Cell54" style:family="table-cell">
      <style:table-cell-properties fo:background-color="#FFFFFF" style:vertical-align="top"/>
    </style:style>
    <style:style style:name="Table57.Cell55" style:family="table-cell">
      <style:table-cell-properties fo:background-color="#FFFFFF" style:vertical-align="top"/>
    </style:style>
    <style:style style:name="Table57.Cell56" style:family="table-cell">
      <style:table-cell-properties fo:background-color="#FFFFFF"/>
    </style:style>
    <style:style style:name="Table58" style:family="table">
      <style:table-properties style:writing-mode="lr-tb" style:width="10.634cm" table:align="center"/>
    </style:style>
    <style:style style:name="Table58.C1" style:family="table-column">
      <style:table-column-properties style:column-width="0.653cm"/>
    </style:style>
    <style:style style:name="Table58.C2" style:family="table-column">
      <style:table-column-properties style:column-width="5.385cm"/>
    </style:style>
    <style:style style:name="Table58.C3" style:family="table-column">
      <style:table-column-properties style:column-width="4.597cm"/>
    </style:style>
    <style:style style:name="Table58.R1" style:family="table-row">
      <style:table-row-properties style:row-height="0.617cm"/>
    </style:style>
    <style:style style:name="Table58.R2" style:family="table-row">
      <style:table-row-properties style:row-height="1.109cm"/>
    </style:style>
    <style:style style:name="Table58.R3" style:family="table-row">
      <style:table-row-properties style:row-height="1.295cm"/>
    </style:style>
    <style:style style:name="Table58.R4" style:family="table-row">
      <style:table-row-properties style:row-height="1.101cm"/>
    </style:style>
    <style:style style:name="Table58.R5" style:family="table-row">
      <style:table-row-properties style:row-height="1.101cm"/>
    </style:style>
    <style:style style:name="Table58.R6" style:family="table-row">
      <style:table-row-properties style:row-height="1.092cm"/>
    </style:style>
    <style:style style:name="Table58.R7" style:family="table-row">
      <style:table-row-properties style:row-height="1.109cm"/>
    </style:style>
    <style:style style:name="Table58.R8" style:family="table-row">
      <style:table-row-properties style:row-height="1.083cm"/>
    </style:style>
    <style:style style:name="Table58.R9" style:family="table-row">
      <style:table-row-properties style:row-height="1.109cm"/>
    </style:style>
    <style:style style:name="Table58.R10" style:family="table-row">
      <style:table-row-properties style:row-height="1.109cm"/>
    </style:style>
    <style:style style:name="Table58.R11" style:family="table-row">
      <style:table-row-properties style:row-height="1.083cm"/>
    </style:style>
    <style:style style:name="Table58.R12" style:family="table-row">
      <style:table-row-properties style:row-height="1.118cm"/>
    </style:style>
    <style:style style:name="Table58.R13" style:family="table-row">
      <style:table-row-properties style:row-height="1.109cm"/>
    </style:style>
    <style:style style:name="Table58.R14" style:family="table-row">
      <style:table-row-properties style:row-height="1.101cm"/>
    </style:style>
    <style:style style:name="Table58.R15" style:family="table-row">
      <style:table-row-properties style:row-height="1.092cm"/>
    </style:style>
    <style:style style:name="Table58.R16" style:family="table-row">
      <style:table-row-properties style:row-height="1.101cm"/>
    </style:style>
    <style:style style:name="Table58.R17" style:family="table-row">
      <style:table-row-properties style:row-height="1.058cm"/>
    </style:style>
    <style:style style:name="Table58.R18" style:family="table-row">
      <style:table-row-properties style:row-height="1.101cm"/>
    </style:style>
    <style:style style:name="Table58.R19" style:family="table-row">
      <style:table-row-properties style:row-height="1.143cm"/>
    </style:style>
    <style:style style:name="Table58.R20" style:family="table-row">
      <style:table-row-properties style:row-height="1.109cm"/>
    </style:style>
    <style:style style:name="Table58.R21" style:family="table-row">
      <style:table-row-properties style:row-height="1.092cm"/>
    </style:style>
    <style:style style:name="Table58.R22" style:family="table-row">
      <style:table-row-properties style:row-height="0.804cm"/>
    </style:style>
    <style:style style:name="Table58.Cell1" style:family="table-cell">
      <style:table-cell-properties fo:background-color="#FFFFFF" style:vertical-align="top"/>
    </style:style>
    <style:style style:name="Table58.Cell2" style:family="table-cell">
      <style:table-cell-properties fo:background-color="#FFFFFF" style:vertical-align="top"/>
    </style:style>
    <style:style style:name="Table58.Cell3" style:family="table-cell">
      <style:table-cell-properties fo:background-color="#FFFFFF" style:vertical-align="top"/>
    </style:style>
    <style:style style:name="Table58.Cell4" style:family="table-cell">
      <style:table-cell-properties fo:background-color="#FFFFFF" style:vertical-align="top"/>
    </style:style>
    <style:style style:name="Table58.Cell5" style:family="table-cell">
      <style:table-cell-properties fo:background-color="#FFFFFF" style:vertical-align="top"/>
    </style:style>
    <style:style style:name="Table58.Cell6" style:family="table-cell">
      <style:table-cell-properties fo:background-color="#FFFFFF" style:vertical-align="top"/>
    </style:style>
    <style:style style:name="Table58.Cell7" style:family="table-cell">
      <style:table-cell-properties fo:background-color="#FFFFFF" style:vertical-align="top"/>
    </style:style>
    <style:style style:name="Table58.Cell8" style:family="table-cell">
      <style:table-cell-properties fo:background-color="#FFFFFF" style:vertical-align="middle"/>
    </style:style>
    <style:style style:name="Table58.Cell9" style:family="table-cell">
      <style:table-cell-properties fo:background-color="#FFFFFF" style:vertical-align="middle"/>
    </style:style>
    <style:style style:name="Table58.Cell10" style:family="table-cell">
      <style:table-cell-properties fo:background-color="#FFFFFF" style:vertical-align="middle"/>
    </style:style>
    <style:style style:name="Table58.Cell11" style:family="table-cell">
      <style:table-cell-properties fo:background-color="#FFFFFF" style:vertical-align="middle"/>
    </style:style>
    <style:style style:name="Table58.Cell12" style:family="table-cell">
      <style:table-cell-properties fo:background-color="#FFFFFF" style:vertical-align="middle"/>
    </style:style>
    <style:style style:name="Table58.Cell13" style:family="table-cell">
      <style:table-cell-properties fo:background-color="#FFFFFF" style:vertical-align="middle"/>
    </style:style>
    <style:style style:name="Table58.Cell14" style:family="table-cell">
      <style:table-cell-properties fo:background-color="#FFFFFF" style:vertical-align="middle"/>
    </style:style>
    <style:style style:name="Table58.Cell15" style:family="table-cell">
      <style:table-cell-properties fo:background-color="#FFFFFF" style:vertical-align="middle"/>
    </style:style>
    <style:style style:name="Table58.Cell16" style:family="table-cell">
      <style:table-cell-properties fo:background-color="#FFFFFF" style:vertical-align="middle"/>
    </style:style>
    <style:style style:name="Table58.Cell17" style:family="table-cell">
      <style:table-cell-properties fo:background-color="#FFFFFF" style:vertical-align="middle"/>
    </style:style>
    <style:style style:name="Table58.Cell18" style:family="table-cell">
      <style:table-cell-properties fo:background-color="#FFFFFF" style:vertical-align="middle"/>
    </style:style>
    <style:style style:name="Table58.Cell19" style:family="table-cell">
      <style:table-cell-properties fo:background-color="#FFFFFF" style:vertical-align="middle"/>
    </style:style>
    <style:style style:name="Table58.Cell20" style:family="table-cell">
      <style:table-cell-properties fo:background-color="#FFFFFF" style:vertical-align="middle"/>
    </style:style>
    <style:style style:name="Table58.Cell21" style:family="table-cell">
      <style:table-cell-properties fo:background-color="#FFFFFF" style:vertical-align="middle"/>
    </style:style>
    <style:style style:name="Table58.Cell22" style:family="table-cell">
      <style:table-cell-properties fo:background-color="#FFFFFF" style:vertical-align="middle"/>
    </style:style>
    <style:style style:name="Table58.Cell23" style:family="table-cell">
      <style:table-cell-properties fo:background-color="#FFFFFF" style:vertical-align="middle"/>
    </style:style>
    <style:style style:name="Table58.Cell24" style:family="table-cell">
      <style:table-cell-properties fo:background-color="#FFFFFF" style:vertical-align="middle"/>
    </style:style>
    <style:style style:name="Table58.Cell25" style:family="table-cell">
      <style:table-cell-properties fo:background-color="#FFFFFF" style:vertical-align="middle"/>
    </style:style>
    <style:style style:name="Table58.Cell26" style:family="table-cell">
      <style:table-cell-properties fo:background-color="#FFFFFF" style:vertical-align="middle"/>
    </style:style>
    <style:style style:name="Table58.Cell27" style:family="table-cell">
      <style:table-cell-properties fo:background-color="#FFFFFF" style:vertical-align="middle"/>
    </style:style>
    <style:style style:name="Table58.Cell28" style:family="table-cell">
      <style:table-cell-properties fo:background-color="#FFFFFF" style:vertical-align="middle"/>
    </style:style>
    <style:style style:name="Table58.Cell29" style:family="table-cell">
      <style:table-cell-properties fo:background-color="#FFFFFF" style:vertical-align="middle"/>
    </style:style>
    <style:style style:name="Table58.Cell30" style:family="table-cell">
      <style:table-cell-properties fo:background-color="#FFFFFF" style:vertical-align="middle"/>
    </style:style>
    <style:style style:name="Table58.Cell31" style:family="table-cell">
      <style:table-cell-properties fo:background-color="#FFFFFF" style:vertical-align="middle"/>
    </style:style>
    <style:style style:name="Table58.Cell32" style:family="table-cell">
      <style:table-cell-properties fo:background-color="#FFFFFF" style:vertical-align="middle"/>
    </style:style>
    <style:style style:name="Table58.Cell33" style:family="table-cell">
      <style:table-cell-properties fo:background-color="#FFFFFF" style:vertical-align="middle"/>
    </style:style>
    <style:style style:name="Table58.Cell34" style:family="table-cell">
      <style:table-cell-properties fo:background-color="#FFFFFF" style:vertical-align="middle"/>
    </style:style>
    <style:style style:name="Table58.Cell35" style:family="table-cell">
      <style:table-cell-properties fo:background-color="#FFFFFF" style:vertical-align="middle"/>
    </style:style>
    <style:style style:name="Table58.Cell36" style:family="table-cell">
      <style:table-cell-properties fo:background-color="#FFFFFF" style:vertical-align="middle"/>
    </style:style>
    <style:style style:name="Table58.Cell37" style:family="table-cell">
      <style:table-cell-properties fo:background-color="#FFFFFF" style:vertical-align="middle"/>
    </style:style>
    <style:style style:name="Table58.Cell38" style:family="table-cell">
      <style:table-cell-properties fo:background-color="#FFFFFF" style:vertical-align="middle"/>
    </style:style>
    <style:style style:name="Table58.Cell39" style:family="table-cell">
      <style:table-cell-properties fo:background-color="#FFFFFF" style:vertical-align="middle"/>
    </style:style>
    <style:style style:name="Table58.Cell40" style:family="table-cell">
      <style:table-cell-properties fo:background-color="#FFFFFF" style:vertical-align="middle"/>
    </style:style>
    <style:style style:name="Table58.Cell41" style:family="table-cell">
      <style:table-cell-properties fo:background-color="#FFFFFF" style:vertical-align="middle"/>
    </style:style>
    <style:style style:name="Table58.Cell42" style:family="table-cell">
      <style:table-cell-properties fo:background-color="#FFFFFF" style:vertical-align="middle"/>
    </style:style>
    <style:style style:name="Table58.Cell43" style:family="table-cell">
      <style:table-cell-properties fo:background-color="#FFFFFF" style:vertical-align="middle"/>
    </style:style>
    <style:style style:name="Table58.Cell44" style:family="table-cell">
      <style:table-cell-properties fo:background-color="#FFFFFF" style:vertical-align="middle"/>
    </style:style>
    <style:style style:name="Table58.Cell45" style:family="table-cell">
      <style:table-cell-properties fo:background-color="#FFFFFF" style:vertical-align="middle"/>
    </style:style>
    <style:style style:name="Table58.Cell46" style:family="table-cell">
      <style:table-cell-properties fo:background-color="#FFFFFF" style:vertical-align="middle"/>
    </style:style>
    <style:style style:name="Table58.Cell47" style:family="table-cell">
      <style:table-cell-properties fo:background-color="#FFFFFF" style:vertical-align="middle"/>
    </style:style>
    <style:style style:name="Table58.Cell48" style:family="table-cell">
      <style:table-cell-properties fo:background-color="#FFFFFF" style:vertical-align="middle"/>
    </style:style>
    <style:style style:name="Table58.Cell49" style:family="table-cell">
      <style:table-cell-properties fo:background-color="#FFFFFF" style:vertical-align="middle"/>
    </style:style>
    <style:style style:name="Table58.Cell50" style:family="table-cell">
      <style:table-cell-properties fo:background-color="#FFFFFF" style:vertical-align="middle"/>
    </style:style>
    <style:style style:name="Table58.Cell51" style:family="table-cell">
      <style:table-cell-properties fo:background-color="#FFFFFF" style:vertical-align="middle"/>
    </style:style>
    <style:style style:name="Table58.Cell52" style:family="table-cell">
      <style:table-cell-properties fo:background-color="#FFFFFF" style:vertical-align="middle"/>
    </style:style>
    <style:style style:name="Table58.Cell53" style:family="table-cell">
      <style:table-cell-properties fo:background-color="#FFFFFF" style:vertical-align="middle"/>
    </style:style>
    <style:style style:name="Table58.Cell54" style:family="table-cell">
      <style:table-cell-properties fo:background-color="#FFFFFF" style:vertical-align="middle"/>
    </style:style>
    <style:style style:name="Table58.Cell55" style:family="table-cell">
      <style:table-cell-properties fo:background-color="#FFFFFF" style:vertical-align="middle"/>
    </style:style>
    <style:style style:name="Table58.Cell56" style:family="table-cell">
      <style:table-cell-properties fo:background-color="#FFFFFF" style:vertical-align="middle"/>
    </style:style>
    <style:style style:name="Table58.Cell57" style:family="table-cell">
      <style:table-cell-properties fo:background-color="#FFFFFF" style:vertical-align="middle"/>
    </style:style>
    <style:style style:name="Table58.Cell58" style:family="table-cell">
      <style:table-cell-properties fo:background-color="#FFFFFF" style:vertical-align="middle"/>
    </style:style>
    <style:style style:name="Table58.Cell59" style:family="table-cell">
      <style:table-cell-properties fo:background-color="#FFFFFF" style:vertical-align="middle"/>
    </style:style>
    <style:style style:name="Table58.Cell60" style:family="table-cell">
      <style:table-cell-properties fo:background-color="#FFFFFF" style:vertical-align="middle"/>
    </style:style>
    <style:style style:name="Table58.Cell61" style:family="table-cell">
      <style:table-cell-properties fo:background-color="#FFFFFF" style:vertical-align="middle"/>
    </style:style>
    <style:style style:name="Table58.Cell62" style:family="table-cell">
      <style:table-cell-properties fo:background-color="#FFFFFF" style:vertical-align="middle"/>
    </style:style>
    <style:style style:name="Table58.Cell63" style:family="table-cell">
      <style:table-cell-properties fo:background-color="#FFFFFF" style:vertical-align="middle"/>
    </style:style>
    <style:style style:name="Table58.Cell64" style:family="table-cell">
      <style:table-cell-properties fo:background-color="#FFFFFF"/>
    </style:style>
    <style:style style:name="Table58.Cell65" style:family="table-cell">
      <style:table-cell-properties fo:background-color="#FFFFFF"/>
    </style:style>
    <style:style style:name="Table58.Cell66" style:family="table-cell">
      <style:table-cell-properties fo:background-color="#FFFFFF"/>
    </style:style>
    <style:style style:name="Table59" style:family="table">
      <style:table-properties style:writing-mode="lr-tb" style:width="10.608cm" table:align="center"/>
    </style:style>
    <style:style style:name="Table59.C1" style:family="table-column">
      <style:table-column-properties style:column-width="0.660cm"/>
    </style:style>
    <style:style style:name="Table59.C2" style:family="table-column">
      <style:table-column-properties style:column-width="6.401cm"/>
    </style:style>
    <style:style style:name="Table59.C3" style:family="table-column">
      <style:table-column-properties style:column-width="3.547cm"/>
    </style:style>
    <style:style style:name="Table59.R1" style:family="table-row">
      <style:table-row-properties style:row-height="0.753cm"/>
    </style:style>
    <style:style style:name="Table59.R2" style:family="table-row">
      <style:table-row-properties style:row-height="1.109cm"/>
    </style:style>
    <style:style style:name="Table59.R3" style:family="table-row">
      <style:table-row-properties style:row-height="1.125cm"/>
    </style:style>
    <style:style style:name="Table59.R4" style:family="table-row">
      <style:table-row-properties style:row-height="1.067cm"/>
    </style:style>
    <style:style style:name="Table59.R5" style:family="table-row">
      <style:table-row-properties style:row-height="0.753cm"/>
    </style:style>
    <style:style style:name="Table59.Cell1" style:family="table-cell">
      <style:table-cell-properties fo:background-color="#FFFFFF" style:vertical-align="middle"/>
    </style:style>
    <style:style style:name="Table59.Cell2" style:family="table-cell">
      <style:table-cell-properties fo:background-color="#FFFFFF" style:vertical-align="top"/>
    </style:style>
    <style:style style:name="Table59.Cell3" style:family="table-cell">
      <style:table-cell-properties fo:background-color="#FFFFFF" style:vertical-align="top"/>
    </style:style>
    <style:style style:name="Table59.Cell4" style:family="table-cell">
      <style:table-cell-properties fo:background-color="#FFFFFF" style:vertical-align="middle"/>
    </style:style>
    <style:style style:name="Table59.Cell5" style:family="table-cell">
      <style:table-cell-properties fo:background-color="#FFFFFF" style:vertical-align="middle"/>
    </style:style>
    <style:style style:name="Table59.Cell6" style:family="table-cell">
      <style:table-cell-properties fo:background-color="#FFFFFF" style:vertical-align="middle"/>
    </style:style>
    <style:style style:name="Table59.Cell7" style:family="table-cell">
      <style:table-cell-properties fo:background-color="#FFFFFF" style:vertical-align="middle"/>
    </style:style>
    <style:style style:name="Table59.Cell8" style:family="table-cell">
      <style:table-cell-properties fo:background-color="#FFFFFF" style:vertical-align="middle"/>
    </style:style>
    <style:style style:name="Table59.Cell9" style:family="table-cell">
      <style:table-cell-properties fo:background-color="#FFFFFF" style:vertical-align="middle"/>
    </style:style>
    <style:style style:name="Table59.Cell10" style:family="table-cell">
      <style:table-cell-properties fo:background-color="#FFFFFF" style:vertical-align="middle"/>
    </style:style>
    <style:style style:name="Table59.Cell11" style:family="table-cell">
      <style:table-cell-properties fo:background-color="#FFFFFF" style:vertical-align="middle"/>
    </style:style>
    <style:style style:name="Table59.Cell12" style:family="table-cell">
      <style:table-cell-properties fo:background-color="#FFFFFF" style:vertical-align="middle"/>
    </style:style>
    <style:style style:name="Table59.Cell13" style:family="table-cell">
      <style:table-cell-properties fo:background-color="#FFFFFF"/>
    </style:style>
    <style:style style:name="Table59.Cell14" style:family="table-cell">
      <style:table-cell-properties fo:background-color="#FFFFFF"/>
    </style:style>
    <style:style style:name="Table59.Cell15" style:family="table-cell">
      <style:table-cell-properties fo:background-color="#FFFFFF"/>
    </style:style>
    <style:style style:name="Table60" style:family="table">
      <style:table-properties style:writing-mode="lr-tb" style:width="10.634cm" table:align="center"/>
    </style:style>
    <style:style style:name="Table60.C1" style:family="table-column">
      <style:table-column-properties style:column-width="0.635cm"/>
    </style:style>
    <style:style style:name="Table60.C2" style:family="table-column">
      <style:table-column-properties style:column-width="7.027cm"/>
    </style:style>
    <style:style style:name="Table60.C3" style:family="table-column">
      <style:table-column-properties style:column-width="2.972cm"/>
    </style:style>
    <style:style style:name="Table60.R1" style:family="table-row">
      <style:table-row-properties style:row-height="0.780cm"/>
    </style:style>
    <style:style style:name="Table60.R2" style:family="table-row">
      <style:table-row-properties style:row-height="1.109cm"/>
    </style:style>
    <style:style style:name="Table60.R3" style:family="table-row">
      <style:table-row-properties style:row-height="1.109cm"/>
    </style:style>
    <style:style style:name="Table60.R4" style:family="table-row">
      <style:table-row-properties style:row-height="1.092cm"/>
    </style:style>
    <style:style style:name="Table60.R5" style:family="table-row">
      <style:table-row-properties style:row-height="1.101cm"/>
    </style:style>
    <style:style style:name="Table60.R6" style:family="table-row">
      <style:table-row-properties style:row-height="1.101cm"/>
    </style:style>
    <style:style style:name="Table60.R7" style:family="table-row">
      <style:table-row-properties style:row-height="1.092cm"/>
    </style:style>
    <style:style style:name="Table60.R8" style:family="table-row">
      <style:table-row-properties style:row-height="1.076cm"/>
    </style:style>
    <style:style style:name="Table60.R9" style:family="table-row">
      <style:table-row-properties style:row-height="1.101cm"/>
    </style:style>
    <style:style style:name="Table60.R10" style:family="table-row">
      <style:table-row-properties style:row-height="1.101cm"/>
    </style:style>
    <style:style style:name="Table60.R11" style:family="table-row">
      <style:table-row-properties style:row-height="0.838cm"/>
    </style:style>
    <style:style style:name="Table60.Cell1" style:family="table-cell">
      <style:table-cell-properties fo:background-color="#FFFFFF" style:vertical-align="middle"/>
    </style:style>
    <style:style style:name="Table60.Cell2" style:family="table-cell">
      <style:table-cell-properties fo:background-color="#FFFFFF" style:vertical-align="top"/>
    </style:style>
    <style:style style:name="Table60.Cell3" style:family="table-cell">
      <style:table-cell-properties fo:background-color="#FFFFFF" style:vertical-align="top"/>
    </style:style>
    <style:style style:name="Table60.Cell4" style:family="table-cell">
      <style:table-cell-properties fo:background-color="#FFFFFF" style:vertical-align="middle"/>
    </style:style>
    <style:style style:name="Table60.Cell5" style:family="table-cell">
      <style:table-cell-properties fo:background-color="#FFFFFF" style:vertical-align="middle"/>
    </style:style>
    <style:style style:name="Table60.Cell6" style:family="table-cell">
      <style:table-cell-properties fo:background-color="#FFFFFF" style:vertical-align="middle"/>
    </style:style>
    <style:style style:name="Table60.Cell7" style:family="table-cell">
      <style:table-cell-properties fo:background-color="#FFFFFF" style:vertical-align="middle"/>
    </style:style>
    <style:style style:name="Table60.Cell8" style:family="table-cell">
      <style:table-cell-properties fo:background-color="#FFFFFF" style:vertical-align="middle"/>
    </style:style>
    <style:style style:name="Table60.Cell9" style:family="table-cell">
      <style:table-cell-properties fo:background-color="#FFFFFF" style:vertical-align="middle"/>
    </style:style>
    <style:style style:name="Table60.Cell10" style:family="table-cell">
      <style:table-cell-properties fo:background-color="#FFFFFF" style:vertical-align="middle"/>
    </style:style>
    <style:style style:name="Table60.Cell11" style:family="table-cell">
      <style:table-cell-properties fo:background-color="#FFFFFF" style:vertical-align="middle"/>
    </style:style>
    <style:style style:name="Table60.Cell12" style:family="table-cell">
      <style:table-cell-properties fo:background-color="#FFFFFF" style:vertical-align="middle"/>
    </style:style>
    <style:style style:name="Table60.Cell13" style:family="table-cell">
      <style:table-cell-properties fo:background-color="#FFFFFF" style:vertical-align="middle"/>
    </style:style>
    <style:style style:name="Table60.Cell14" style:family="table-cell">
      <style:table-cell-properties fo:background-color="#FFFFFF" style:vertical-align="middle"/>
    </style:style>
    <style:style style:name="Table60.Cell15" style:family="table-cell">
      <style:table-cell-properties fo:background-color="#FFFFFF" style:vertical-align="middle"/>
    </style:style>
    <style:style style:name="Table60.Cell16" style:family="table-cell">
      <style:table-cell-properties fo:background-color="#FFFFFF" style:vertical-align="middle"/>
    </style:style>
    <style:style style:name="Table60.Cell17" style:family="table-cell">
      <style:table-cell-properties fo:background-color="#FFFFFF" style:vertical-align="middle"/>
    </style:style>
    <style:style style:name="Table60.Cell18" style:family="table-cell">
      <style:table-cell-properties fo:background-color="#FFFFFF" style:vertical-align="middle"/>
    </style:style>
    <style:style style:name="Table60.Cell19" style:family="table-cell">
      <style:table-cell-properties fo:background-color="#FFFFFF" style:vertical-align="middle"/>
    </style:style>
    <style:style style:name="Table60.Cell20" style:family="table-cell">
      <style:table-cell-properties fo:background-color="#FFFFFF" style:vertical-align="middle"/>
    </style:style>
    <style:style style:name="Table60.Cell21" style:family="table-cell">
      <style:table-cell-properties fo:background-color="#FFFFFF" style:vertical-align="middle"/>
    </style:style>
    <style:style style:name="Table60.Cell22" style:family="table-cell">
      <style:table-cell-properties fo:background-color="#FFFFFF" style:vertical-align="middle"/>
    </style:style>
    <style:style style:name="Table60.Cell23" style:family="table-cell">
      <style:table-cell-properties fo:background-color="#FFFFFF" style:vertical-align="middle"/>
    </style:style>
    <style:style style:name="Table60.Cell24" style:family="table-cell">
      <style:table-cell-properties fo:background-color="#FFFFFF" style:vertical-align="middle"/>
    </style:style>
    <style:style style:name="Table60.Cell25" style:family="table-cell">
      <style:table-cell-properties fo:background-color="#FFFFFF" style:vertical-align="middle"/>
    </style:style>
    <style:style style:name="Table60.Cell26" style:family="table-cell">
      <style:table-cell-properties fo:background-color="#FFFFFF" style:vertical-align="middle"/>
    </style:style>
    <style:style style:name="Table60.Cell27" style:family="table-cell">
      <style:table-cell-properties fo:background-color="#FFFFFF" style:vertical-align="middle"/>
    </style:style>
    <style:style style:name="Table60.Cell28" style:family="table-cell">
      <style:table-cell-properties fo:background-color="#FFFFFF" style:vertical-align="middle"/>
    </style:style>
    <style:style style:name="Table60.Cell29" style:family="table-cell">
      <style:table-cell-properties fo:background-color="#FFFFFF" style:vertical-align="middle"/>
    </style:style>
    <style:style style:name="Table60.Cell30" style:family="table-cell">
      <style:table-cell-properties fo:background-color="#FFFFFF" style:vertical-align="middle"/>
    </style:style>
    <style:style style:name="Table60.Cell31" style:family="table-cell">
      <style:table-cell-properties fo:background-color="#FFFFFF"/>
    </style:style>
    <style:style style:name="Table60.Cell32" style:family="table-cell">
      <style:table-cell-properties fo:background-color="#FFFFFF"/>
    </style:style>
    <style:style style:name="Table60.Cell33" style:family="table-cell">
      <style:table-cell-properties fo:background-color="#FFFFFF"/>
    </style:style>
    <style:style style:name="Table61" style:family="table">
      <style:table-properties style:writing-mode="lr-tb" style:width="10.617cm" table:align="center"/>
    </style:style>
    <style:style style:name="Table61.C1" style:family="table-column">
      <style:table-column-properties style:column-width="7.179cm"/>
    </style:style>
    <style:style style:name="Table61.C2" style:family="table-column">
      <style:table-column-properties style:column-width="3.438cm"/>
    </style:style>
    <style:style style:name="Table61.R1" style:family="table-row">
      <style:table-row-properties style:row-height="0.787cm"/>
    </style:style>
    <style:style style:name="Table61.R2" style:family="table-row">
      <style:table-row-properties style:row-height="1.101cm"/>
    </style:style>
    <style:style style:name="Table61.R3" style:family="table-row">
      <style:table-row-properties style:row-height="1.101cm"/>
    </style:style>
    <style:style style:name="Table61.R4" style:family="table-row">
      <style:table-row-properties style:row-height="1.101cm"/>
    </style:style>
    <style:style style:name="Table61.R5" style:family="table-row">
      <style:table-row-properties style:row-height="1.109cm"/>
    </style:style>
    <style:style style:name="Table61.R6" style:family="table-row">
      <style:table-row-properties style:row-height="1.092cm"/>
    </style:style>
    <style:style style:name="Table61.R7" style:family="table-row">
      <style:table-row-properties style:row-height="1.109cm"/>
    </style:style>
    <style:style style:name="Table61.R8" style:family="table-row">
      <style:table-row-properties style:row-height="1.101cm"/>
    </style:style>
    <style:style style:name="Table61.R9" style:family="table-row">
      <style:table-row-properties style:row-height="1.101cm"/>
    </style:style>
    <style:style style:name="Table61.R10" style:family="table-row">
      <style:table-row-properties style:row-height="1.092cm"/>
    </style:style>
    <style:style style:name="Table61.R11" style:family="table-row">
      <style:table-row-properties style:row-height="0.787cm"/>
    </style:style>
    <style:style style:name="Table61.Cell1" style:family="table-cell">
      <style:table-cell-properties fo:background-color="#FFFFFF" style:vertical-align="top"/>
    </style:style>
    <style:style style:name="Table61.Cell2" style:family="table-cell">
      <style:table-cell-properties fo:background-color="#FFFFFF" style:vertical-align="top"/>
    </style:style>
    <style:style style:name="Table61.Cell3" style:family="table-cell">
      <style:table-cell-properties fo:background-color="#FFFFFF" style:vertical-align="middle"/>
    </style:style>
    <style:style style:name="Table61.Cell4" style:family="table-cell">
      <style:table-cell-properties fo:background-color="#FFFFFF" style:vertical-align="middle"/>
    </style:style>
    <style:style style:name="Table61.Cell5" style:family="table-cell">
      <style:table-cell-properties fo:background-color="#FFFFFF" style:vertical-align="middle"/>
    </style:style>
    <style:style style:name="Table61.Cell6" style:family="table-cell">
      <style:table-cell-properties fo:background-color="#FFFFFF" style:vertical-align="middle"/>
    </style:style>
    <style:style style:name="Table61.Cell7" style:family="table-cell">
      <style:table-cell-properties fo:background-color="#FFFFFF" style:vertical-align="middle"/>
    </style:style>
    <style:style style:name="Table61.Cell8" style:family="table-cell">
      <style:table-cell-properties fo:background-color="#FFFFFF" style:vertical-align="middle"/>
    </style:style>
    <style:style style:name="Table61.Cell9" style:family="table-cell">
      <style:table-cell-properties fo:background-color="#FFFFFF" style:vertical-align="middle"/>
    </style:style>
    <style:style style:name="Table61.Cell10" style:family="table-cell">
      <style:table-cell-properties fo:background-color="#FFFFFF" style:vertical-align="middle"/>
    </style:style>
    <style:style style:name="Table61.Cell11" style:family="table-cell">
      <style:table-cell-properties fo:background-color="#FFFFFF" style:vertical-align="middle"/>
    </style:style>
    <style:style style:name="Table61.Cell12" style:family="table-cell">
      <style:table-cell-properties fo:background-color="#FFFFFF" style:vertical-align="middle"/>
    </style:style>
    <style:style style:name="Table61.Cell13" style:family="table-cell">
      <style:table-cell-properties fo:background-color="#FFFFFF" style:vertical-align="middle"/>
    </style:style>
    <style:style style:name="Table61.Cell14" style:family="table-cell">
      <style:table-cell-properties fo:background-color="#FFFFFF" style:vertical-align="middle"/>
    </style:style>
    <style:style style:name="Table61.Cell15" style:family="table-cell">
      <style:table-cell-properties fo:background-color="#FFFFFF" style:vertical-align="middle"/>
    </style:style>
    <style:style style:name="Table61.Cell16" style:family="table-cell">
      <style:table-cell-properties fo:background-color="#FFFFFF" style:vertical-align="middle"/>
    </style:style>
    <style:style style:name="Table61.Cell17" style:family="table-cell">
      <style:table-cell-properties fo:background-color="#FFFFFF" style:vertical-align="middle"/>
    </style:style>
    <style:style style:name="Table61.Cell18" style:family="table-cell">
      <style:table-cell-properties fo:background-color="#FFFFFF" style:vertical-align="middle"/>
    </style:style>
    <style:style style:name="Table61.Cell19" style:family="table-cell">
      <style:table-cell-properties fo:background-color="#FFFFFF" style:vertical-align="middle"/>
    </style:style>
    <style:style style:name="Table61.Cell20" style:family="table-cell">
      <style:table-cell-properties fo:background-color="#FFFFFF" style:vertical-align="middle"/>
    </style:style>
    <style:style style:name="Table61.Cell21" style:family="table-cell">
      <style:table-cell-properties fo:background-color="#FFFFFF" style:vertical-align="top"/>
    </style:style>
    <style:style style:name="Table61.Cell22" style:family="table-cell">
      <style:table-cell-properties fo:background-color="#FFFFFF"/>
    </style:style>
    <style:style style:name="Table62" style:family="table">
      <style:table-properties style:writing-mode="lr-tb" style:width="10.626cm" table:align="center"/>
    </style:style>
    <style:style style:name="Table62.C1" style:family="table-column">
      <style:table-column-properties style:column-width="0.644cm"/>
    </style:style>
    <style:style style:name="Table62.C2" style:family="table-column">
      <style:table-column-properties style:column-width="5.528cm"/>
    </style:style>
    <style:style style:name="Table62.C3" style:family="table-column">
      <style:table-column-properties style:column-width="4.454cm"/>
    </style:style>
    <style:style style:name="Table62.R1" style:family="table-row">
      <style:table-row-properties style:row-height="0.617cm"/>
    </style:style>
    <style:style style:name="Table62.R2" style:family="table-row">
      <style:table-row-properties style:row-height="1.109cm"/>
    </style:style>
    <style:style style:name="Table62.R3" style:family="table-row">
      <style:table-row-properties style:row-height="1.295cm"/>
    </style:style>
    <style:style style:name="Table62.R4" style:family="table-row">
      <style:table-row-properties style:row-height="1.101cm"/>
    </style:style>
    <style:style style:name="Table62.R5" style:family="table-row">
      <style:table-row-properties style:row-height="1.092cm"/>
    </style:style>
    <style:style style:name="Table62.R6" style:family="table-row">
      <style:table-row-properties style:row-height="1.067cm"/>
    </style:style>
    <style:style style:name="Table62.R7" style:family="table-row">
      <style:table-row-properties style:row-height="1.101cm"/>
    </style:style>
    <style:style style:name="Table62.R8" style:family="table-row">
      <style:table-row-properties style:row-height="1.125cm"/>
    </style:style>
    <style:style style:name="Table62.R9" style:family="table-row">
      <style:table-row-properties style:row-height="1.076cm"/>
    </style:style>
    <style:style style:name="Table62.R10" style:family="table-row">
      <style:table-row-properties style:row-height="1.109cm"/>
    </style:style>
    <style:style style:name="Table62.R11" style:family="table-row">
      <style:table-row-properties style:row-height="1.118cm"/>
    </style:style>
    <style:style style:name="Table62.R12" style:family="table-row">
      <style:table-row-properties style:row-height="1.083cm"/>
    </style:style>
    <style:style style:name="Table62.R13" style:family="table-row">
      <style:table-row-properties style:row-height="1.118cm"/>
    </style:style>
    <style:style style:name="Table62.R14" style:family="table-row">
      <style:table-row-properties style:row-height="1.118cm"/>
    </style:style>
    <style:style style:name="Table62.R15" style:family="table-row">
      <style:table-row-properties style:row-height="1.101cm"/>
    </style:style>
    <style:style style:name="Table62.R16" style:family="table-row">
      <style:table-row-properties style:row-height="1.058cm"/>
    </style:style>
    <style:style style:name="Table62.R17" style:family="table-row">
      <style:table-row-properties style:row-height="1.109cm"/>
    </style:style>
    <style:style style:name="Table62.R18" style:family="table-row">
      <style:table-row-properties style:row-height="1.134cm"/>
    </style:style>
    <style:style style:name="Table62.R19" style:family="table-row">
      <style:table-row-properties style:row-height="1.067cm"/>
    </style:style>
    <style:style style:name="Table62.R20" style:family="table-row">
      <style:table-row-properties style:row-height="1.101cm"/>
    </style:style>
    <style:style style:name="Table62.R21" style:family="table-row">
      <style:table-row-properties style:row-height="1.092cm"/>
    </style:style>
    <style:style style:name="Table62.R22" style:family="table-row">
      <style:table-row-properties style:row-height="0.804cm"/>
    </style:style>
    <style:style style:name="Table62.Cell1" style:family="table-cell">
      <style:table-cell-properties fo:background-color="#FFFFFF" style:vertical-align="top"/>
    </style:style>
    <style:style style:name="Table62.Cell2" style:family="table-cell">
      <style:table-cell-properties fo:background-color="#FFFFFF" style:vertical-align="top"/>
    </style:style>
    <style:style style:name="Table62.Cell3" style:family="table-cell">
      <style:table-cell-properties fo:background-color="#FFFFFF" style:vertical-align="top"/>
    </style:style>
    <style:style style:name="Table62.Cell4" style:family="table-cell">
      <style:table-cell-properties fo:background-color="#FFFFFF" style:vertical-align="top"/>
    </style:style>
    <style:style style:name="Table62.Cell5" style:family="table-cell">
      <style:table-cell-properties fo:background-color="#FFFFFF" style:vertical-align="top"/>
    </style:style>
    <style:style style:name="Table62.Cell6" style:family="table-cell">
      <style:table-cell-properties fo:background-color="#FFFFFF" style:vertical-align="top"/>
    </style:style>
    <style:style style:name="Table62.Cell7" style:family="table-cell">
      <style:table-cell-properties fo:background-color="#FFFFFF" style:vertical-align="top"/>
    </style:style>
    <style:style style:name="Table62.Cell8" style:family="table-cell">
      <style:table-cell-properties fo:background-color="#FFFFFF" style:vertical-align="middle"/>
    </style:style>
    <style:style style:name="Table62.Cell9" style:family="table-cell">
      <style:table-cell-properties fo:background-color="#FFFFFF" style:vertical-align="middle"/>
    </style:style>
    <style:style style:name="Table62.Cell10" style:family="table-cell">
      <style:table-cell-properties fo:background-color="#FFFFFF" style:vertical-align="middle"/>
    </style:style>
    <style:style style:name="Table62.Cell11" style:family="table-cell">
      <style:table-cell-properties fo:background-color="#FFFFFF" style:vertical-align="middle"/>
    </style:style>
    <style:style style:name="Table62.Cell12" style:family="table-cell">
      <style:table-cell-properties fo:background-color="#FFFFFF" style:vertical-align="middle"/>
    </style:style>
    <style:style style:name="Table62.Cell13" style:family="table-cell">
      <style:table-cell-properties fo:background-color="#FFFFFF" style:vertical-align="middle"/>
    </style:style>
    <style:style style:name="Table62.Cell14" style:family="table-cell">
      <style:table-cell-properties fo:background-color="#FFFFFF" style:vertical-align="middle"/>
    </style:style>
    <style:style style:name="Table62.Cell15" style:family="table-cell">
      <style:table-cell-properties fo:background-color="#FFFFFF" style:vertical-align="middle"/>
    </style:style>
    <style:style style:name="Table62.Cell16" style:family="table-cell">
      <style:table-cell-properties fo:background-color="#FFFFFF" style:vertical-align="middle"/>
    </style:style>
    <style:style style:name="Table62.Cell17" style:family="table-cell">
      <style:table-cell-properties fo:background-color="#FFFFFF" style:vertical-align="middle"/>
    </style:style>
    <style:style style:name="Table62.Cell18" style:family="table-cell">
      <style:table-cell-properties fo:background-color="#FFFFFF" style:vertical-align="middle"/>
    </style:style>
    <style:style style:name="Table62.Cell19" style:family="table-cell">
      <style:table-cell-properties fo:background-color="#FFFFFF" style:vertical-align="middle"/>
    </style:style>
    <style:style style:name="Table62.Cell20" style:family="table-cell">
      <style:table-cell-properties fo:background-color="#FFFFFF" style:vertical-align="middle"/>
    </style:style>
    <style:style style:name="Table62.Cell21" style:family="table-cell">
      <style:table-cell-properties fo:background-color="#FFFFFF" style:vertical-align="middle"/>
    </style:style>
    <style:style style:name="Table62.Cell22" style:family="table-cell">
      <style:table-cell-properties fo:background-color="#FFFFFF" style:vertical-align="middle"/>
    </style:style>
    <style:style style:name="Table62.Cell23" style:family="table-cell">
      <style:table-cell-properties fo:background-color="#FFFFFF" style:vertical-align="middle"/>
    </style:style>
    <style:style style:name="Table62.Cell24" style:family="table-cell">
      <style:table-cell-properties fo:background-color="#FFFFFF" style:vertical-align="middle"/>
    </style:style>
    <style:style style:name="Table62.Cell25" style:family="table-cell">
      <style:table-cell-properties fo:background-color="#FFFFFF" style:vertical-align="middle"/>
    </style:style>
    <style:style style:name="Table62.Cell26" style:family="table-cell">
      <style:table-cell-properties fo:background-color="#FFFFFF" style:vertical-align="middle"/>
    </style:style>
    <style:style style:name="Table62.Cell27" style:family="table-cell">
      <style:table-cell-properties fo:background-color="#FFFFFF" style:vertical-align="middle"/>
    </style:style>
    <style:style style:name="Table62.Cell28" style:family="table-cell">
      <style:table-cell-properties fo:background-color="#FFFFFF" style:vertical-align="middle"/>
    </style:style>
    <style:style style:name="Table62.Cell29" style:family="table-cell">
      <style:table-cell-properties fo:background-color="#FFFFFF" style:vertical-align="middle"/>
    </style:style>
    <style:style style:name="Table62.Cell30" style:family="table-cell">
      <style:table-cell-properties fo:background-color="#FFFFFF" style:vertical-align="middle"/>
    </style:style>
    <style:style style:name="Table62.Cell31" style:family="table-cell">
      <style:table-cell-properties fo:background-color="#FFFFFF" style:vertical-align="middle"/>
    </style:style>
    <style:style style:name="Table62.Cell32" style:family="table-cell">
      <style:table-cell-properties fo:background-color="#FFFFFF" style:vertical-align="middle"/>
    </style:style>
    <style:style style:name="Table62.Cell33" style:family="table-cell">
      <style:table-cell-properties fo:background-color="#FFFFFF" style:vertical-align="middle"/>
    </style:style>
    <style:style style:name="Table62.Cell34" style:family="table-cell">
      <style:table-cell-properties fo:background-color="#FFFFFF" style:vertical-align="middle"/>
    </style:style>
    <style:style style:name="Table62.Cell35" style:family="table-cell">
      <style:table-cell-properties fo:background-color="#FFFFFF" style:vertical-align="middle"/>
    </style:style>
    <style:style style:name="Table62.Cell36" style:family="table-cell">
      <style:table-cell-properties fo:background-color="#FFFFFF" style:vertical-align="middle"/>
    </style:style>
    <style:style style:name="Table62.Cell37" style:family="table-cell">
      <style:table-cell-properties fo:background-color="#FFFFFF" style:vertical-align="middle"/>
    </style:style>
    <style:style style:name="Table62.Cell38" style:family="table-cell">
      <style:table-cell-properties fo:background-color="#FFFFFF" style:vertical-align="middle"/>
    </style:style>
    <style:style style:name="Table62.Cell39" style:family="table-cell">
      <style:table-cell-properties fo:background-color="#FFFFFF" style:vertical-align="middle"/>
    </style:style>
    <style:style style:name="Table62.Cell40" style:family="table-cell">
      <style:table-cell-properties fo:background-color="#FFFFFF" style:vertical-align="middle"/>
    </style:style>
    <style:style style:name="Table62.Cell41" style:family="table-cell">
      <style:table-cell-properties fo:background-color="#FFFFFF" style:vertical-align="middle"/>
    </style:style>
    <style:style style:name="Table62.Cell42" style:family="table-cell">
      <style:table-cell-properties fo:background-color="#FFFFFF" style:vertical-align="middle"/>
    </style:style>
    <style:style style:name="Table62.Cell43" style:family="table-cell">
      <style:table-cell-properties fo:background-color="#FFFFFF" style:vertical-align="middle"/>
    </style:style>
    <style:style style:name="Table62.Cell44" style:family="table-cell">
      <style:table-cell-properties fo:background-color="#FFFFFF" style:vertical-align="middle"/>
    </style:style>
    <style:style style:name="Table62.Cell45" style:family="table-cell">
      <style:table-cell-properties fo:background-color="#FFFFFF" style:vertical-align="middle"/>
    </style:style>
    <style:style style:name="Table62.Cell46" style:family="table-cell">
      <style:table-cell-properties fo:background-color="#FFFFFF" style:vertical-align="middle"/>
    </style:style>
    <style:style style:name="Table62.Cell47" style:family="table-cell">
      <style:table-cell-properties fo:background-color="#FFFFFF" style:vertical-align="middle"/>
    </style:style>
    <style:style style:name="Table62.Cell48" style:family="table-cell">
      <style:table-cell-properties fo:background-color="#FFFFFF" style:vertical-align="middle"/>
    </style:style>
    <style:style style:name="Table62.Cell49" style:family="table-cell">
      <style:table-cell-properties fo:background-color="#FFFFFF" style:vertical-align="middle"/>
    </style:style>
    <style:style style:name="Table62.Cell50" style:family="table-cell">
      <style:table-cell-properties fo:background-color="#FFFFFF" style:vertical-align="middle"/>
    </style:style>
    <style:style style:name="Table62.Cell51" style:family="table-cell">
      <style:table-cell-properties fo:background-color="#FFFFFF" style:vertical-align="middle"/>
    </style:style>
    <style:style style:name="Table62.Cell52" style:family="table-cell">
      <style:table-cell-properties fo:background-color="#FFFFFF" style:vertical-align="middle"/>
    </style:style>
    <style:style style:name="Table62.Cell53" style:family="table-cell">
      <style:table-cell-properties fo:background-color="#FFFFFF" style:vertical-align="middle"/>
    </style:style>
    <style:style style:name="Table62.Cell54" style:family="table-cell">
      <style:table-cell-properties fo:background-color="#FFFFFF" style:vertical-align="middle"/>
    </style:style>
    <style:style style:name="Table62.Cell55" style:family="table-cell">
      <style:table-cell-properties fo:background-color="#FFFFFF" style:vertical-align="middle"/>
    </style:style>
    <style:style style:name="Table62.Cell56" style:family="table-cell">
      <style:table-cell-properties fo:background-color="#FFFFFF" style:vertical-align="middle"/>
    </style:style>
    <style:style style:name="Table62.Cell57" style:family="table-cell">
      <style:table-cell-properties fo:background-color="#FFFFFF" style:vertical-align="middle"/>
    </style:style>
    <style:style style:name="Table62.Cell58" style:family="table-cell">
      <style:table-cell-properties fo:background-color="#FFFFFF" style:vertical-align="middle"/>
    </style:style>
    <style:style style:name="Table62.Cell59" style:family="table-cell">
      <style:table-cell-properties fo:background-color="#FFFFFF" style:vertical-align="middle"/>
    </style:style>
    <style:style style:name="Table62.Cell60" style:family="table-cell">
      <style:table-cell-properties fo:background-color="#FFFFFF" style:vertical-align="middle"/>
    </style:style>
    <style:style style:name="Table62.Cell61" style:family="table-cell">
      <style:table-cell-properties fo:background-color="#FFFFFF" style:vertical-align="middle"/>
    </style:style>
    <style:style style:name="Table62.Cell62" style:family="table-cell">
      <style:table-cell-properties fo:background-color="#FFFFFF" style:vertical-align="middle"/>
    </style:style>
    <style:style style:name="Table62.Cell63" style:family="table-cell">
      <style:table-cell-properties fo:background-color="#FFFFFF" style:vertical-align="middle"/>
    </style:style>
    <style:style style:name="Table62.Cell64" style:family="table-cell">
      <style:table-cell-properties fo:background-color="#FFFFFF"/>
    </style:style>
    <style:style style:name="Table62.Cell65" style:family="table-cell">
      <style:table-cell-properties fo:background-color="#FFFFFF"/>
    </style:style>
    <style:style style:name="Table62.Cell66" style:family="table-cell">
      <style:table-cell-properties fo:background-color="#FFFFFF"/>
    </style:style>
    <style:style style:name="Table63" style:family="table">
      <style:table-properties style:writing-mode="lr-tb" style:width="10.634cm" table:align="center"/>
    </style:style>
    <style:style style:name="Table63.C1" style:family="table-column">
      <style:table-column-properties style:column-width="0.653cm"/>
    </style:style>
    <style:style style:name="Table63.C2" style:family="table-column">
      <style:table-column-properties style:column-width="6.951cm"/>
    </style:style>
    <style:style style:name="Table63.C3" style:family="table-column">
      <style:table-column-properties style:column-width="3.030cm"/>
    </style:style>
    <style:style style:name="Table63.R1" style:family="table-row">
      <style:table-row-properties style:row-height="0.787cm"/>
    </style:style>
    <style:style style:name="Table63.R2" style:family="table-row">
      <style:table-row-properties style:row-height="1.109cm"/>
    </style:style>
    <style:style style:name="Table63.R3" style:family="table-row">
      <style:table-row-properties style:row-height="1.092cm"/>
    </style:style>
    <style:style style:name="Table63.R4" style:family="table-row">
      <style:table-row-properties style:row-height="1.101cm"/>
    </style:style>
    <style:style style:name="Table63.R5" style:family="table-row">
      <style:table-row-properties style:row-height="1.101cm"/>
    </style:style>
    <style:style style:name="Table63.R6" style:family="table-row">
      <style:table-row-properties style:row-height="1.109cm"/>
    </style:style>
    <style:style style:name="Table63.R7" style:family="table-row">
      <style:table-row-properties style:row-height="1.092cm"/>
    </style:style>
    <style:style style:name="Table63.R8" style:family="table-row">
      <style:table-row-properties style:row-height="1.109cm"/>
    </style:style>
    <style:style style:name="Table63.R9" style:family="table-row">
      <style:table-row-properties style:row-height="1.067cm"/>
    </style:style>
    <style:style style:name="Table63.R10" style:family="table-row">
      <style:table-row-properties style:row-height="1.101cm"/>
    </style:style>
    <style:style style:name="Table63.R11" style:family="table-row">
      <style:table-row-properties style:row-height="1.125cm"/>
    </style:style>
    <style:style style:name="Table63.R12" style:family="table-row">
      <style:table-row-properties style:row-height="1.109cm"/>
    </style:style>
    <style:style style:name="Table63.R13" style:family="table-row">
      <style:table-row-properties style:row-height="1.067cm"/>
    </style:style>
    <style:style style:name="Table63.R14" style:family="table-row">
      <style:table-row-properties style:row-height="1.134cm"/>
    </style:style>
    <style:style style:name="Table63.R15" style:family="table-row">
      <style:table-row-properties style:row-height="1.101cm"/>
    </style:style>
    <style:style style:name="Table63.R16" style:family="table-row">
      <style:table-row-properties style:row-height="1.101cm"/>
    </style:style>
    <style:style style:name="Table63.R17" style:family="table-row">
      <style:table-row-properties style:row-height="1.101cm"/>
    </style:style>
    <style:style style:name="Table63.R18" style:family="table-row">
      <style:table-row-properties style:row-height="0.804cm"/>
    </style:style>
    <style:style style:name="Table63.Cell1" style:family="table-cell">
      <style:table-cell-properties fo:background-color="#FFFFFF" style:vertical-align="middle"/>
    </style:style>
    <style:style style:name="Table63.Cell2" style:family="table-cell">
      <style:table-cell-properties fo:background-color="#FFFFFF" style:vertical-align="top"/>
    </style:style>
    <style:style style:name="Table63.Cell3" style:family="table-cell">
      <style:table-cell-properties fo:background-color="#FFFFFF" style:vertical-align="top"/>
    </style:style>
    <style:style style:name="Table63.Cell4" style:family="table-cell">
      <style:table-cell-properties fo:background-color="#FFFFFF" style:vertical-align="middle"/>
    </style:style>
    <style:style style:name="Table63.Cell5" style:family="table-cell">
      <style:table-cell-properties fo:background-color="#FFFFFF" style:vertical-align="middle"/>
    </style:style>
    <style:style style:name="Table63.Cell6" style:family="table-cell">
      <style:table-cell-properties fo:background-color="#FFFFFF" style:vertical-align="middle"/>
    </style:style>
    <style:style style:name="Table63.Cell7" style:family="table-cell">
      <style:table-cell-properties fo:background-color="#FFFFFF" style:vertical-align="middle"/>
    </style:style>
    <style:style style:name="Table63.Cell8" style:family="table-cell">
      <style:table-cell-properties fo:background-color="#FFFFFF" style:vertical-align="middle"/>
    </style:style>
    <style:style style:name="Table63.Cell9" style:family="table-cell">
      <style:table-cell-properties fo:background-color="#FFFFFF" style:vertical-align="middle"/>
    </style:style>
    <style:style style:name="Table63.Cell10" style:family="table-cell">
      <style:table-cell-properties fo:background-color="#FFFFFF" style:vertical-align="middle"/>
    </style:style>
    <style:style style:name="Table63.Cell11" style:family="table-cell">
      <style:table-cell-properties fo:background-color="#FFFFFF" style:vertical-align="middle"/>
    </style:style>
    <style:style style:name="Table63.Cell12" style:family="table-cell">
      <style:table-cell-properties fo:background-color="#FFFFFF" style:vertical-align="middle"/>
    </style:style>
    <style:style style:name="Table63.Cell13" style:family="table-cell">
      <style:table-cell-properties fo:background-color="#FFFFFF" style:vertical-align="middle"/>
    </style:style>
    <style:style style:name="Table63.Cell14" style:family="table-cell">
      <style:table-cell-properties fo:background-color="#FFFFFF" style:vertical-align="middle"/>
    </style:style>
    <style:style style:name="Table63.Cell15" style:family="table-cell">
      <style:table-cell-properties fo:background-color="#FFFFFF" style:vertical-align="middle"/>
    </style:style>
    <style:style style:name="Table63.Cell16" style:family="table-cell">
      <style:table-cell-properties fo:background-color="#FFFFFF" style:vertical-align="middle"/>
    </style:style>
    <style:style style:name="Table63.Cell17" style:family="table-cell">
      <style:table-cell-properties fo:background-color="#FFFFFF" style:vertical-align="middle"/>
    </style:style>
    <style:style style:name="Table63.Cell18" style:family="table-cell">
      <style:table-cell-properties fo:background-color="#FFFFFF" style:vertical-align="middle"/>
    </style:style>
    <style:style style:name="Table63.Cell19" style:family="table-cell">
      <style:table-cell-properties fo:background-color="#FFFFFF" style:vertical-align="middle"/>
    </style:style>
    <style:style style:name="Table63.Cell20" style:family="table-cell">
      <style:table-cell-properties fo:background-color="#FFFFFF" style:vertical-align="middle"/>
    </style:style>
    <style:style style:name="Table63.Cell21" style:family="table-cell">
      <style:table-cell-properties fo:background-color="#FFFFFF" style:vertical-align="middle"/>
    </style:style>
    <style:style style:name="Table63.Cell22" style:family="table-cell">
      <style:table-cell-properties fo:background-color="#FFFFFF" style:vertical-align="middle"/>
    </style:style>
    <style:style style:name="Table63.Cell23" style:family="table-cell">
      <style:table-cell-properties fo:background-color="#FFFFFF" style:vertical-align="middle"/>
    </style:style>
    <style:style style:name="Table63.Cell24" style:family="table-cell">
      <style:table-cell-properties fo:background-color="#FFFFFF" style:vertical-align="middle"/>
    </style:style>
    <style:style style:name="Table63.Cell25" style:family="table-cell">
      <style:table-cell-properties fo:background-color="#FFFFFF" style:vertical-align="middle"/>
    </style:style>
    <style:style style:name="Table63.Cell26" style:family="table-cell">
      <style:table-cell-properties fo:background-color="#FFFFFF" style:vertical-align="middle"/>
    </style:style>
    <style:style style:name="Table63.Cell27" style:family="table-cell">
      <style:table-cell-properties fo:background-color="#FFFFFF" style:vertical-align="middle"/>
    </style:style>
    <style:style style:name="Table63.Cell28" style:family="table-cell">
      <style:table-cell-properties fo:background-color="#FFFFFF" style:vertical-align="middle"/>
    </style:style>
    <style:style style:name="Table63.Cell29" style:family="table-cell">
      <style:table-cell-properties fo:background-color="#FFFFFF" style:vertical-align="middle"/>
    </style:style>
    <style:style style:name="Table63.Cell30" style:family="table-cell">
      <style:table-cell-properties fo:background-color="#FFFFFF" style:vertical-align="middle"/>
    </style:style>
    <style:style style:name="Table63.Cell31" style:family="table-cell">
      <style:table-cell-properties fo:background-color="#FFFFFF" style:vertical-align="middle"/>
    </style:style>
    <style:style style:name="Table63.Cell32" style:family="table-cell">
      <style:table-cell-properties fo:background-color="#FFFFFF" style:vertical-align="middle"/>
    </style:style>
    <style:style style:name="Table63.Cell33" style:family="table-cell">
      <style:table-cell-properties fo:background-color="#FFFFFF" style:vertical-align="middle"/>
    </style:style>
    <style:style style:name="Table63.Cell34" style:family="table-cell">
      <style:table-cell-properties fo:background-color="#FFFFFF" style:vertical-align="middle"/>
    </style:style>
    <style:style style:name="Table63.Cell35" style:family="table-cell">
      <style:table-cell-properties fo:background-color="#FFFFFF" style:vertical-align="middle"/>
    </style:style>
    <style:style style:name="Table63.Cell36" style:family="table-cell">
      <style:table-cell-properties fo:background-color="#FFFFFF" style:vertical-align="middle"/>
    </style:style>
    <style:style style:name="Table63.Cell37" style:family="table-cell">
      <style:table-cell-properties fo:background-color="#FFFFFF" style:vertical-align="middle"/>
    </style:style>
    <style:style style:name="Table63.Cell38" style:family="table-cell">
      <style:table-cell-properties fo:background-color="#FFFFFF" style:vertical-align="middle"/>
    </style:style>
    <style:style style:name="Table63.Cell39" style:family="table-cell">
      <style:table-cell-properties fo:background-color="#FFFFFF" style:vertical-align="middle"/>
    </style:style>
    <style:style style:name="Table63.Cell40" style:family="table-cell">
      <style:table-cell-properties fo:background-color="#FFFFFF" style:vertical-align="middle"/>
    </style:style>
    <style:style style:name="Table63.Cell41" style:family="table-cell">
      <style:table-cell-properties fo:background-color="#FFFFFF" style:vertical-align="middle"/>
    </style:style>
    <style:style style:name="Table63.Cell42" style:family="table-cell">
      <style:table-cell-properties fo:background-color="#FFFFFF" style:vertical-align="middle"/>
    </style:style>
    <style:style style:name="Table63.Cell43" style:family="table-cell">
      <style:table-cell-properties fo:background-color="#FFFFFF" style:vertical-align="middle"/>
    </style:style>
    <style:style style:name="Table63.Cell44" style:family="table-cell">
      <style:table-cell-properties fo:background-color="#FFFFFF" style:vertical-align="middle"/>
    </style:style>
    <style:style style:name="Table63.Cell45" style:family="table-cell">
      <style:table-cell-properties fo:background-color="#FFFFFF" style:vertical-align="middle"/>
    </style:style>
    <style:style style:name="Table63.Cell46" style:family="table-cell">
      <style:table-cell-properties fo:background-color="#FFFFFF" style:vertical-align="middle"/>
    </style:style>
    <style:style style:name="Table63.Cell47" style:family="table-cell">
      <style:table-cell-properties fo:background-color="#FFFFFF" style:vertical-align="middle"/>
    </style:style>
    <style:style style:name="Table63.Cell48" style:family="table-cell">
      <style:table-cell-properties fo:background-color="#FFFFFF" style:vertical-align="middle"/>
    </style:style>
    <style:style style:name="Table63.Cell49" style:family="table-cell">
      <style:table-cell-properties fo:background-color="#FFFFFF" style:vertical-align="middle"/>
    </style:style>
    <style:style style:name="Table63.Cell50" style:family="table-cell">
      <style:table-cell-properties fo:background-color="#FFFFFF" style:vertical-align="middle"/>
    </style:style>
    <style:style style:name="Table63.Cell51" style:family="table-cell">
      <style:table-cell-properties fo:background-color="#FFFFFF" style:vertical-align="middle"/>
    </style:style>
    <style:style style:name="Table63.Cell52" style:family="table-cell">
      <style:table-cell-properties fo:background-color="#FFFFFF"/>
    </style:style>
    <style:style style:name="Table63.Cell53" style:family="table-cell">
      <style:table-cell-properties fo:background-color="#FFFFFF"/>
    </style:style>
    <style:style style:name="Table63.Cell54" style:family="table-cell">
      <style:table-cell-properties fo:background-color="#FFFFFF"/>
    </style:style>
    <style:style style:name="Table64" style:family="table">
      <style:table-properties style:writing-mode="lr-tb" style:width="16.746cm" table:align="center"/>
    </style:style>
    <style:style style:name="Table64.C1" style:family="table-column">
      <style:table-column-properties style:column-width="5.292cm"/>
    </style:style>
    <style:style style:name="Table64.C2" style:family="table-column">
      <style:table-column-properties style:column-width="1.464cm"/>
    </style:style>
    <style:style style:name="Table64.C3" style:family="table-column">
      <style:table-column-properties style:column-width="6.003cm"/>
    </style:style>
    <style:style style:name="Table64.C4" style:family="table-column">
      <style:table-column-properties style:column-width="3.988cm"/>
    </style:style>
    <style:style style:name="Table64.R1" style:family="table-row">
      <style:table-row-properties style:row-height="0.617cm"/>
    </style:style>
    <style:style style:name="Table64.R2" style:family="table-row">
      <style:table-row-properties style:row-height="0.744cm"/>
    </style:style>
    <style:style style:name="Table64.R3" style:family="table-row">
      <style:table-row-properties style:row-height="0.744cm"/>
    </style:style>
    <style:style style:name="Table64.R4" style:family="table-row">
      <style:table-row-properties style:row-height="0.914cm"/>
    </style:style>
    <style:style style:name="Table64.R5" style:family="table-row">
      <style:table-row-properties style:row-height="1.067cm"/>
    </style:style>
    <style:style style:name="Table64.R6" style:family="table-row">
      <style:table-row-properties style:row-height="1.092cm"/>
    </style:style>
    <style:style style:name="Table64.R7" style:family="table-row">
      <style:table-row-properties style:row-height="1.134cm"/>
    </style:style>
    <style:style style:name="Table64.R8" style:family="table-row">
      <style:table-row-properties style:row-height="1.067cm"/>
    </style:style>
    <style:style style:name="Table64.R9" style:family="table-row">
      <style:table-row-properties style:row-height="1.101cm"/>
    </style:style>
    <style:style style:name="Table64.R10" style:family="table-row">
      <style:table-row-properties style:row-height="1.143cm"/>
    </style:style>
    <style:style style:name="Table64.R11" style:family="table-row">
      <style:table-row-properties style:row-height="1.058cm"/>
    </style:style>
    <style:style style:name="Table64.R12" style:family="table-row">
      <style:table-row-properties style:row-height="1.143cm"/>
    </style:style>
    <style:style style:name="Table64.R13" style:family="table-row">
      <style:table-row-properties style:row-height="1.058cm"/>
    </style:style>
    <style:style style:name="Table64.R14" style:family="table-row">
      <style:table-row-properties style:row-height="1.143cm"/>
    </style:style>
    <style:style style:name="Table64.R15" style:family="table-row">
      <style:table-row-properties style:row-height="1.058cm"/>
    </style:style>
    <style:style style:name="Table64.R16" style:family="table-row">
      <style:table-row-properties style:row-height="1.101cm"/>
    </style:style>
    <style:style style:name="Table64.R17" style:family="table-row">
      <style:table-row-properties style:row-height="1.660cm"/>
    </style:style>
    <style:style style:name="Table64.R18" style:family="table-row">
      <style:table-row-properties style:row-height="1.642cm"/>
    </style:style>
    <style:style style:name="Table64.R19" style:family="table-row">
      <style:table-row-properties style:row-height="1.134cm"/>
    </style:style>
    <style:style style:name="Table64.R20" style:family="table-row">
      <style:table-row-properties style:row-height="1.109cm"/>
    </style:style>
    <style:style style:name="Table64.R21" style:family="table-row">
      <style:table-row-properties style:row-height="1.092cm"/>
    </style:style>
    <style:style style:name="Table64.R22" style:family="table-row">
      <style:table-row-properties style:row-height="0.720cm"/>
    </style:style>
    <style:style style:name="Table64.Cell1" style:family="table-cell">
      <style:table-cell-properties fo:background-color="#FFFFFF" style:vertical-align="top"/>
    </style:style>
    <style:style style:name="Table64.Cell2" style:family="table-cell">
      <style:table-cell-properties fo:background-color="#FFFFFF" style:vertical-align="top"/>
    </style:style>
    <style:style style:name="Table64.Cell3" style:family="table-cell">
      <style:table-cell-properties fo:background-color="#FFFFFF" style:vertical-align="top"/>
    </style:style>
    <style:style style:name="Table64.Cell4" style:family="table-cell">
      <style:table-cell-properties fo:background-color="#FFFFFF" style:vertical-align="top"/>
    </style:style>
    <style:style style:name="Table64.Cell5" style:family="table-cell">
      <style:table-cell-properties fo:background-color="#FFFFFF" style:vertical-align="top"/>
    </style:style>
    <style:style style:name="Table64.Cell6" style:family="table-cell">
      <style:table-cell-properties fo:background-color="#FFFFFF" style:vertical-align="top"/>
    </style:style>
    <style:style style:name="Table64.Cell7" style:family="table-cell">
      <style:table-cell-properties fo:background-color="#FFFFFF" style:vertical-align="top"/>
    </style:style>
    <style:style style:name="Table64.Cell8" style:family="table-cell">
      <style:table-cell-properties fo:background-color="#FFFFFF" style:vertical-align="top"/>
    </style:style>
    <style:style style:name="Table64.Cell9" style:family="table-cell">
      <style:table-cell-properties fo:background-color="#FFFFFF"/>
    </style:style>
    <style:style style:name="Table64.Cell10" style:family="table-cell">
      <style:table-cell-properties fo:background-color="#FFFFFF" style:vertical-align="top"/>
    </style:style>
    <style:style style:name="Table64.Cell11" style:family="table-cell">
      <style:table-cell-properties fo:background-color="#FFFFFF" style:vertical-align="top"/>
    </style:style>
    <style:style style:name="Table64.Cell12" style:family="table-cell">
      <style:table-cell-properties fo:background-color="#FFFFFF" style:vertical-align="top"/>
    </style:style>
    <style:style style:name="Table64.Cell13" style:family="table-cell">
      <style:table-cell-properties fo:background-color="#FFFFFF" style:vertical-align="top"/>
    </style:style>
    <style:style style:name="Table64.Cell14" style:family="table-cell">
      <style:table-cell-properties fo:background-color="#FFFFFF" style:vertical-align="top"/>
    </style:style>
    <style:style style:name="Table64.Cell15" style:family="table-cell">
      <style:table-cell-properties fo:background-color="#FFFFFF" style:vertical-align="top"/>
    </style:style>
    <style:style style:name="Table64.Cell16" style:family="table-cell">
      <style:table-cell-properties fo:background-color="#FFFFFF" style:vertical-align="top"/>
    </style:style>
    <style:style style:name="Table64.Cell17" style:family="table-cell">
      <style:table-cell-properties fo:background-color="#FFFFFF" style:vertical-align="middle"/>
    </style:style>
    <style:style style:name="Table64.Cell18" style:family="table-cell">
      <style:table-cell-properties fo:background-color="#FFFFFF" style:vertical-align="middle"/>
    </style:style>
    <style:style style:name="Table64.Cell19" style:family="table-cell">
      <style:table-cell-properties fo:background-color="#FFFFFF" style:vertical-align="middle"/>
    </style:style>
    <style:style style:name="Table64.Cell20" style:family="table-cell">
      <style:table-cell-properties fo:background-color="#FFFFFF" style:vertical-align="middle"/>
    </style:style>
    <style:style style:name="Table64.Cell21" style:family="table-cell">
      <style:table-cell-properties fo:background-color="#FFFFFF" style:vertical-align="top"/>
    </style:style>
    <style:style style:name="Table64.Cell22" style:family="table-cell">
      <style:table-cell-properties fo:background-color="#FFFFFF" style:vertical-align="middle"/>
    </style:style>
    <style:style style:name="Table64.Cell23" style:family="table-cell">
      <style:table-cell-properties fo:background-color="#FFFFFF" style:vertical-align="middle"/>
    </style:style>
    <style:style style:name="Table64.Cell24" style:family="table-cell">
      <style:table-cell-properties fo:background-color="#FFFFFF" style:vertical-align="middle"/>
    </style:style>
    <style:style style:name="Table64.Cell25" style:family="table-cell">
      <style:table-cell-properties fo:background-color="#FFFFFF" style:vertical-align="top"/>
    </style:style>
    <style:style style:name="Table64.Cell26" style:family="table-cell">
      <style:table-cell-properties fo:background-color="#FFFFFF" style:vertical-align="middle"/>
    </style:style>
    <style:style style:name="Table64.Cell27" style:family="table-cell">
      <style:table-cell-properties fo:background-color="#FFFFFF" style:vertical-align="middle"/>
    </style:style>
    <style:style style:name="Table64.Cell28" style:family="table-cell">
      <style:table-cell-properties fo:background-color="#FFFFFF" style:vertical-align="middle"/>
    </style:style>
    <style:style style:name="Table64.Cell29" style:family="table-cell">
      <style:table-cell-properties fo:background-color="#FFFFFF" style:vertical-align="top"/>
    </style:style>
    <style:style style:name="Table64.Cell30" style:family="table-cell">
      <style:table-cell-properties fo:background-color="#FFFFFF" style:vertical-align="middle"/>
    </style:style>
    <style:style style:name="Table64.Cell31" style:family="table-cell">
      <style:table-cell-properties fo:background-color="#FFFFFF" style:vertical-align="middle"/>
    </style:style>
    <style:style style:name="Table64.Cell32" style:family="table-cell">
      <style:table-cell-properties fo:background-color="#FFFFFF" style:vertical-align="middle"/>
    </style:style>
    <style:style style:name="Table64.Cell33" style:family="table-cell">
      <style:table-cell-properties fo:background-color="#FFFFFF" style:vertical-align="top"/>
    </style:style>
    <style:style style:name="Table64.Cell34" style:family="table-cell">
      <style:table-cell-properties fo:background-color="#FFFFFF" style:vertical-align="middle"/>
    </style:style>
    <style:style style:name="Table64.Cell35" style:family="table-cell">
      <style:table-cell-properties fo:background-color="#FFFFFF" style:vertical-align="middle"/>
    </style:style>
    <style:style style:name="Table64.Cell36" style:family="table-cell">
      <style:table-cell-properties fo:background-color="#FFFFFF" style:vertical-align="middle"/>
    </style:style>
    <style:style style:name="Table64.Cell37" style:family="table-cell">
      <style:table-cell-properties fo:background-color="#FFFFFF" style:vertical-align="top"/>
    </style:style>
    <style:style style:name="Table64.Cell38" style:family="table-cell">
      <style:table-cell-properties fo:background-color="#FFFFFF" style:vertical-align="middle"/>
    </style:style>
    <style:style style:name="Table64.Cell39" style:family="table-cell">
      <style:table-cell-properties fo:background-color="#FFFFFF" style:vertical-align="middle"/>
    </style:style>
    <style:style style:name="Table64.Cell40" style:family="table-cell">
      <style:table-cell-properties fo:background-color="#FFFFFF" style:vertical-align="middle"/>
    </style:style>
    <style:style style:name="Table64.Cell41" style:family="table-cell">
      <style:table-cell-properties fo:background-color="#FFFFFF" style:vertical-align="top"/>
    </style:style>
    <style:style style:name="Table64.Cell42" style:family="table-cell">
      <style:table-cell-properties fo:background-color="#FFFFFF" style:vertical-align="middle"/>
    </style:style>
    <style:style style:name="Table64.Cell43" style:family="table-cell">
      <style:table-cell-properties fo:background-color="#FFFFFF" style:vertical-align="middle"/>
    </style:style>
    <style:style style:name="Table64.Cell44" style:family="table-cell">
      <style:table-cell-properties fo:background-color="#FFFFFF" style:vertical-align="middle"/>
    </style:style>
    <style:style style:name="Table64.Cell45" style:family="table-cell">
      <style:table-cell-properties fo:background-color="#FFFFFF" style:vertical-align="top"/>
    </style:style>
    <style:style style:name="Table64.Cell46" style:family="table-cell">
      <style:table-cell-properties fo:background-color="#FFFFFF" style:vertical-align="middle"/>
    </style:style>
    <style:style style:name="Table64.Cell47" style:family="table-cell">
      <style:table-cell-properties fo:background-color="#FFFFFF" style:vertical-align="middle"/>
    </style:style>
    <style:style style:name="Table64.Cell48" style:family="table-cell">
      <style:table-cell-properties fo:background-color="#FFFFFF" style:vertical-align="middle"/>
    </style:style>
    <style:style style:name="Table64.Cell49" style:family="table-cell">
      <style:table-cell-properties fo:background-color="#FFFFFF" style:vertical-align="top"/>
    </style:style>
    <style:style style:name="Table64.Cell50" style:family="table-cell">
      <style:table-cell-properties fo:background-color="#FFFFFF" style:vertical-align="middle"/>
    </style:style>
    <style:style style:name="Table64.Cell51" style:family="table-cell">
      <style:table-cell-properties fo:background-color="#FFFFFF" style:vertical-align="middle"/>
    </style:style>
    <style:style style:name="Table64.Cell52" style:family="table-cell">
      <style:table-cell-properties fo:background-color="#FFFFFF" style:vertical-align="middle"/>
    </style:style>
    <style:style style:name="Table64.Cell53" style:family="table-cell">
      <style:table-cell-properties fo:background-color="#FFFFFF" style:vertical-align="top"/>
    </style:style>
    <style:style style:name="Table64.Cell54" style:family="table-cell">
      <style:table-cell-properties fo:background-color="#FFFFFF" style:vertical-align="middle"/>
    </style:style>
    <style:style style:name="Table64.Cell55" style:family="table-cell">
      <style:table-cell-properties fo:background-color="#FFFFFF" style:vertical-align="middle"/>
    </style:style>
    <style:style style:name="Table64.Cell56" style:family="table-cell">
      <style:table-cell-properties fo:background-color="#FFFFFF" style:vertical-align="middle"/>
    </style:style>
    <style:style style:name="Table64.Cell57" style:family="table-cell">
      <style:table-cell-properties fo:background-color="#FFFFFF" style:vertical-align="top"/>
    </style:style>
    <style:style style:name="Table64.Cell58" style:family="table-cell">
      <style:table-cell-properties fo:background-color="#FFFFFF" style:vertical-align="middle"/>
    </style:style>
    <style:style style:name="Table64.Cell59" style:family="table-cell">
      <style:table-cell-properties fo:background-color="#FFFFFF" style:vertical-align="middle"/>
    </style:style>
    <style:style style:name="Table64.Cell60" style:family="table-cell">
      <style:table-cell-properties fo:background-color="#FFFFFF" style:vertical-align="middle"/>
    </style:style>
    <style:style style:name="Table64.Cell61" style:family="table-cell">
      <style:table-cell-properties fo:background-color="#FFFFFF" style:vertical-align="top"/>
    </style:style>
    <style:style style:name="Table64.Cell62" style:family="table-cell">
      <style:table-cell-properties fo:background-color="#FFFFFF" style:vertical-align="middle"/>
    </style:style>
    <style:style style:name="Table64.Cell63" style:family="table-cell">
      <style:table-cell-properties fo:background-color="#FFFFFF" style:vertical-align="middle"/>
    </style:style>
    <style:style style:name="Table64.Cell64" style:family="table-cell">
      <style:table-cell-properties fo:background-color="#FFFFFF" style:vertical-align="middle"/>
    </style:style>
    <style:style style:name="Table64.Cell65" style:family="table-cell">
      <style:table-cell-properties fo:background-color="#FFFFFF" style:vertical-align="top"/>
    </style:style>
    <style:style style:name="Table64.Cell66" style:family="table-cell">
      <style:table-cell-properties fo:background-color="#FFFFFF" style:vertical-align="top"/>
    </style:style>
    <style:style style:name="Table64.Cell67" style:family="table-cell">
      <style:table-cell-properties fo:background-color="#FFFFFF" style:vertical-align="top"/>
    </style:style>
    <style:style style:name="Table64.Cell68" style:family="table-cell">
      <style:table-cell-properties fo:background-color="#FFFFFF" style:vertical-align="top"/>
    </style:style>
    <style:style style:name="Table64.Cell69" style:family="table-cell">
      <style:table-cell-properties fo:background-color="#FFFFFF"/>
    </style:style>
    <style:style style:name="Table64.Cell70" style:family="table-cell">
      <style:table-cell-properties fo:background-color="#FFFFFF"/>
    </style:style>
    <style:style style:name="Table64.Cell71" style:family="table-cell">
      <style:table-cell-properties fo:background-color="#FFFFFF"/>
    </style:style>
    <style:style style:name="Table64.Cell72" style:family="table-cell">
      <style:table-cell-properties fo:background-color="#FFFFFF"/>
    </style:style>
    <style:style style:name="Table64.Cell73" style:family="table-cell">
      <style:table-cell-properties fo:background-color="#FFFFFF" style:vertical-align="top"/>
    </style:style>
    <style:style style:name="Table64.Cell74" style:family="table-cell">
      <style:table-cell-properties fo:background-color="#FFFFFF" style:vertical-align="middle"/>
    </style:style>
    <style:style style:name="Table64.Cell75" style:family="table-cell">
      <style:table-cell-properties fo:background-color="#FFFFFF" style:vertical-align="middle"/>
    </style:style>
    <style:style style:name="Table64.Cell76" style:family="table-cell">
      <style:table-cell-properties fo:background-color="#FFFFFF" style:vertical-align="middle"/>
    </style:style>
    <style:style style:name="Table64.Cell77" style:family="table-cell">
      <style:table-cell-properties fo:background-color="#FFFFFF" style:vertical-align="top"/>
    </style:style>
    <style:style style:name="Table64.Cell78" style:family="table-cell">
      <style:table-cell-properties fo:background-color="#FFFFFF" style:vertical-align="middle"/>
    </style:style>
    <style:style style:name="Table64.Cell79" style:family="table-cell">
      <style:table-cell-properties fo:background-color="#FFFFFF" style:vertical-align="middle"/>
    </style:style>
    <style:style style:name="Table64.Cell80" style:family="table-cell">
      <style:table-cell-properties fo:background-color="#FFFFFF" style:vertical-align="middle"/>
    </style:style>
    <style:style style:name="Table64.Cell81" style:family="table-cell">
      <style:table-cell-properties fo:background-color="#FFFFFF" style:vertical-align="top"/>
    </style:style>
    <style:style style:name="Table64.Cell82" style:family="table-cell">
      <style:table-cell-properties fo:background-color="#FFFFFF" style:vertical-align="middle"/>
    </style:style>
    <style:style style:name="Table64.Cell83" style:family="table-cell">
      <style:table-cell-properties fo:background-color="#FFFFFF" style:vertical-align="middle"/>
    </style:style>
    <style:style style:name="Table64.Cell84" style:family="table-cell">
      <style:table-cell-properties fo:background-color="#FFFFFF" style:vertical-align="middle"/>
    </style:style>
    <style:style style:name="Table64.Cell85" style:family="table-cell">
      <style:table-cell-properties fo:background-color="#FFFFFF" style:vertical-align="top"/>
    </style:style>
    <style:style style:name="Table64.Cell86" style:family="table-cell">
      <style:table-cell-properties fo:background-color="#FFFFFF"/>
    </style:style>
    <style:style style:name="Table64.Cell87" style:family="table-cell">
      <style:table-cell-properties fo:background-color="#FFFFFF"/>
    </style:style>
    <style:style style:name="Table64.Cell88" style:family="table-cell">
      <style:table-cell-properties fo:background-color="#FFFFFF"/>
    </style:style>
    <style:style style:name="Table65" style:family="table">
      <style:table-properties style:writing-mode="lr-tb" style:width="10.634cm" table:align="center"/>
    </style:style>
    <style:style style:name="Table65.C1" style:family="table-column">
      <style:table-column-properties style:column-width="0.660cm"/>
    </style:style>
    <style:style style:name="Table65.C2" style:family="table-column">
      <style:table-column-properties style:column-width="6.664cm"/>
    </style:style>
    <style:style style:name="Table65.C3" style:family="table-column">
      <style:table-column-properties style:column-width="3.311cm"/>
    </style:style>
    <style:style style:name="Table65.R1" style:family="table-row">
      <style:table-row-properties style:row-height="0.744cm"/>
    </style:style>
    <style:style style:name="Table65.R2" style:family="table-row">
      <style:table-row-properties style:row-height="1.134cm"/>
    </style:style>
    <style:style style:name="Table65.R3" style:family="table-row">
      <style:table-row-properties style:row-height="1.067cm"/>
    </style:style>
    <style:style style:name="Table65.R4" style:family="table-row">
      <style:table-row-properties style:row-height="1.109cm"/>
    </style:style>
    <style:style style:name="Table65.R5" style:family="table-row">
      <style:table-row-properties style:row-height="1.118cm"/>
    </style:style>
    <style:style style:name="Table65.R6" style:family="table-row">
      <style:table-row-properties style:row-height="0.822cm"/>
    </style:style>
    <style:style style:name="Table65.Cell1" style:family="table-cell">
      <style:table-cell-properties fo:background-color="#FFFFFF" style:vertical-align="top"/>
    </style:style>
    <style:style style:name="Table65.Cell2" style:family="table-cell">
      <style:table-cell-properties fo:background-color="#FFFFFF" style:vertical-align="top"/>
    </style:style>
    <style:style style:name="Table65.Cell3" style:family="table-cell">
      <style:table-cell-properties fo:background-color="#FFFFFF" style:vertical-align="top"/>
    </style:style>
    <style:style style:name="Table65.Cell4" style:family="table-cell">
      <style:table-cell-properties fo:background-color="#FFFFFF" style:vertical-align="middle"/>
    </style:style>
    <style:style style:name="Table65.Cell5" style:family="table-cell">
      <style:table-cell-properties fo:background-color="#FFFFFF" style:vertical-align="middle"/>
    </style:style>
    <style:style style:name="Table65.Cell6" style:family="table-cell">
      <style:table-cell-properties fo:background-color="#FFFFFF" style:vertical-align="middle"/>
    </style:style>
    <style:style style:name="Table65.Cell7" style:family="table-cell">
      <style:table-cell-properties fo:background-color="#FFFFFF" style:vertical-align="middle"/>
    </style:style>
    <style:style style:name="Table65.Cell8" style:family="table-cell">
      <style:table-cell-properties fo:background-color="#FFFFFF" style:vertical-align="middle"/>
    </style:style>
    <style:style style:name="Table65.Cell9" style:family="table-cell">
      <style:table-cell-properties fo:background-color="#FFFFFF" style:vertical-align="middle"/>
    </style:style>
    <style:style style:name="Table65.Cell10" style:family="table-cell">
      <style:table-cell-properties fo:background-color="#FFFFFF" style:vertical-align="middle"/>
    </style:style>
    <style:style style:name="Table65.Cell11" style:family="table-cell">
      <style:table-cell-properties fo:background-color="#FFFFFF" style:vertical-align="middle"/>
    </style:style>
    <style:style style:name="Table65.Cell12" style:family="table-cell">
      <style:table-cell-properties fo:background-color="#FFFFFF" style:vertical-align="middle"/>
    </style:style>
    <style:style style:name="Table65.Cell13" style:family="table-cell">
      <style:table-cell-properties fo:background-color="#FFFFFF" style:vertical-align="middle"/>
    </style:style>
    <style:style style:name="Table65.Cell14" style:family="table-cell">
      <style:table-cell-properties fo:background-color="#FFFFFF" style:vertical-align="middle"/>
    </style:style>
    <style:style style:name="Table65.Cell15" style:family="table-cell">
      <style:table-cell-properties fo:background-color="#FFFFFF" style:vertical-align="middle"/>
    </style:style>
    <style:style style:name="Table65.Cell16" style:family="table-cell">
      <style:table-cell-properties fo:background-color="#FFFFFF"/>
    </style:style>
    <style:style style:name="Table65.Cell17" style:family="table-cell">
      <style:table-cell-properties fo:background-color="#FFFFFF"/>
    </style:style>
    <style:style style:name="Table65.Cell18" style:family="table-cell">
      <style:table-cell-properties fo:background-color="#FFFFFF"/>
    </style:style>
    <style:style style:name="Table66" style:family="table">
      <style:table-properties style:writing-mode="lr-tb" style:width="10.617cm" table:align="center"/>
    </style:style>
    <style:style style:name="Table66.C1" style:family="table-column">
      <style:table-column-properties style:column-width="6.274cm"/>
    </style:style>
    <style:style style:name="Table66.C2" style:family="table-column">
      <style:table-column-properties style:column-width="4.343cm"/>
    </style:style>
    <style:style style:name="Table66.R1" style:family="table-row">
      <style:table-row-properties style:row-height="0.610cm"/>
    </style:style>
    <style:style style:name="Table66.R2" style:family="table-row">
      <style:table-row-properties style:row-height="1.109cm"/>
    </style:style>
    <style:style style:name="Table66.R3" style:family="table-row">
      <style:table-row-properties style:row-height="1.304cm"/>
    </style:style>
    <style:style style:name="Table66.R4" style:family="table-row">
      <style:table-row-properties style:row-height="1.101cm"/>
    </style:style>
    <style:style style:name="Table66.R5" style:family="table-row">
      <style:table-row-properties style:row-height="1.101cm"/>
    </style:style>
    <style:style style:name="Table66.R6" style:family="table-row">
      <style:table-row-properties style:row-height="1.101cm"/>
    </style:style>
    <style:style style:name="Table66.R7" style:family="table-row">
      <style:table-row-properties style:row-height="1.092cm"/>
    </style:style>
    <style:style style:name="Table66.R8" style:family="table-row">
      <style:table-row-properties style:row-height="1.109cm"/>
    </style:style>
    <style:style style:name="Table66.R9" style:family="table-row">
      <style:table-row-properties style:row-height="1.101cm"/>
    </style:style>
    <style:style style:name="Table66.R10" style:family="table-row">
      <style:table-row-properties style:row-height="1.101cm"/>
    </style:style>
    <style:style style:name="Table66.R11" style:family="table-row">
      <style:table-row-properties style:row-height="1.101cm"/>
    </style:style>
    <style:style style:name="Table66.R12" style:family="table-row">
      <style:table-row-properties style:row-height="1.101cm"/>
    </style:style>
    <style:style style:name="Table66.R13" style:family="table-row">
      <style:table-row-properties style:row-height="1.101cm"/>
    </style:style>
    <style:style style:name="Table66.R14" style:family="table-row">
      <style:table-row-properties style:row-height="1.101cm"/>
    </style:style>
    <style:style style:name="Table66.R15" style:family="table-row">
      <style:table-row-properties style:row-height="1.092cm"/>
    </style:style>
    <style:style style:name="Table66.R16" style:family="table-row">
      <style:table-row-properties style:row-height="1.076cm"/>
    </style:style>
    <style:style style:name="Table66.R17" style:family="table-row">
      <style:table-row-properties style:row-height="1.101cm"/>
    </style:style>
    <style:style style:name="Table66.R18" style:family="table-row">
      <style:table-row-properties style:row-height="0.813cm"/>
    </style:style>
    <style:style style:name="Table66.Cell1" style:family="table-cell">
      <style:table-cell-properties fo:background-color="#FFFFFF" style:vertical-align="top"/>
    </style:style>
    <style:style style:name="Table66.Cell2" style:family="table-cell">
      <style:table-cell-properties fo:background-color="#FFFFFF" style:vertical-align="top"/>
    </style:style>
    <style:style style:name="Table66.Cell3" style:family="table-cell">
      <style:table-cell-properties fo:background-color="#FFFFFF" style:vertical-align="top"/>
    </style:style>
    <style:style style:name="Table66.Cell4" style:family="table-cell">
      <style:table-cell-properties fo:background-color="#FFFFFF" style:vertical-align="top"/>
    </style:style>
    <style:style style:name="Table66.Cell5" style:family="table-cell">
      <style:table-cell-properties fo:background-color="#FFFFFF" style:vertical-align="middle"/>
    </style:style>
    <style:style style:name="Table66.Cell6" style:family="table-cell">
      <style:table-cell-properties fo:background-color="#FFFFFF" style:vertical-align="middle"/>
    </style:style>
    <style:style style:name="Table66.Cell7" style:family="table-cell">
      <style:table-cell-properties fo:background-color="#FFFFFF" style:vertical-align="middle"/>
    </style:style>
    <style:style style:name="Table66.Cell8" style:family="table-cell">
      <style:table-cell-properties fo:background-color="#FFFFFF" style:vertical-align="middle"/>
    </style:style>
    <style:style style:name="Table66.Cell9" style:family="table-cell">
      <style:table-cell-properties fo:background-color="#FFFFFF" style:vertical-align="middle"/>
    </style:style>
    <style:style style:name="Table66.Cell10" style:family="table-cell">
      <style:table-cell-properties fo:background-color="#FFFFFF" style:vertical-align="middle"/>
    </style:style>
    <style:style style:name="Table66.Cell11" style:family="table-cell">
      <style:table-cell-properties fo:background-color="#FFFFFF" style:vertical-align="middle"/>
    </style:style>
    <style:style style:name="Table66.Cell12" style:family="table-cell">
      <style:table-cell-properties fo:background-color="#FFFFFF" style:vertical-align="middle"/>
    </style:style>
    <style:style style:name="Table66.Cell13" style:family="table-cell">
      <style:table-cell-properties fo:background-color="#FFFFFF" style:vertical-align="middle"/>
    </style:style>
    <style:style style:name="Table66.Cell14" style:family="table-cell">
      <style:table-cell-properties fo:background-color="#FFFFFF" style:vertical-align="middle"/>
    </style:style>
    <style:style style:name="Table66.Cell15" style:family="table-cell">
      <style:table-cell-properties fo:background-color="#FFFFFF" style:vertical-align="middle"/>
    </style:style>
    <style:style style:name="Table66.Cell16" style:family="table-cell">
      <style:table-cell-properties fo:background-color="#FFFFFF" style:vertical-align="middle"/>
    </style:style>
    <style:style style:name="Table66.Cell17" style:family="table-cell">
      <style:table-cell-properties fo:background-color="#FFFFFF" style:vertical-align="middle"/>
    </style:style>
    <style:style style:name="Table66.Cell18" style:family="table-cell">
      <style:table-cell-properties fo:background-color="#FFFFFF" style:vertical-align="middle"/>
    </style:style>
    <style:style style:name="Table66.Cell19" style:family="table-cell">
      <style:table-cell-properties fo:background-color="#FFFFFF" style:vertical-align="middle"/>
    </style:style>
    <style:style style:name="Table66.Cell20" style:family="table-cell">
      <style:table-cell-properties fo:background-color="#FFFFFF" style:vertical-align="middle"/>
    </style:style>
    <style:style style:name="Table66.Cell21" style:family="table-cell">
      <style:table-cell-properties fo:background-color="#FFFFFF" style:vertical-align="middle"/>
    </style:style>
    <style:style style:name="Table66.Cell22" style:family="table-cell">
      <style:table-cell-properties fo:background-color="#FFFFFF" style:vertical-align="middle"/>
    </style:style>
    <style:style style:name="Table66.Cell23" style:family="table-cell">
      <style:table-cell-properties fo:background-color="#FFFFFF" style:vertical-align="middle"/>
    </style:style>
    <style:style style:name="Table66.Cell24" style:family="table-cell">
      <style:table-cell-properties fo:background-color="#FFFFFF" style:vertical-align="middle"/>
    </style:style>
    <style:style style:name="Table66.Cell25" style:family="table-cell">
      <style:table-cell-properties fo:background-color="#FFFFFF" style:vertical-align="middle"/>
    </style:style>
    <style:style style:name="Table66.Cell26" style:family="table-cell">
      <style:table-cell-properties fo:background-color="#FFFFFF" style:vertical-align="middle"/>
    </style:style>
    <style:style style:name="Table66.Cell27" style:family="table-cell">
      <style:table-cell-properties fo:background-color="#FFFFFF" style:vertical-align="middle"/>
    </style:style>
    <style:style style:name="Table66.Cell28" style:family="table-cell">
      <style:table-cell-properties fo:background-color="#FFFFFF" style:vertical-align="middle"/>
    </style:style>
    <style:style style:name="Table66.Cell29" style:family="table-cell">
      <style:table-cell-properties fo:background-color="#FFFFFF" style:vertical-align="middle"/>
    </style:style>
    <style:style style:name="Table66.Cell30" style:family="table-cell">
      <style:table-cell-properties fo:background-color="#FFFFFF" style:vertical-align="middle"/>
    </style:style>
    <style:style style:name="Table66.Cell31" style:family="table-cell">
      <style:table-cell-properties fo:background-color="#FFFFFF" style:vertical-align="middle"/>
    </style:style>
    <style:style style:name="Table66.Cell32" style:family="table-cell">
      <style:table-cell-properties fo:background-color="#FFFFFF" style:vertical-align="middle"/>
    </style:style>
    <style:style style:name="Table66.Cell33" style:family="table-cell">
      <style:table-cell-properties fo:background-color="#FFFFFF" style:vertical-align="middle"/>
    </style:style>
    <style:style style:name="Table66.Cell34" style:family="table-cell">
      <style:table-cell-properties fo:background-color="#FFFFFF" style:vertical-align="middle"/>
    </style:style>
    <style:style style:name="Table66.Cell35" style:family="table-cell">
      <style:table-cell-properties fo:background-color="#FFFFFF" style:vertical-align="top"/>
    </style:style>
    <style:style style:name="Table66.Cell36" style:family="table-cell">
      <style:table-cell-properties fo:background-color="#FFFFFF"/>
    </style:style>
    <style:style style:name="Table67" style:family="table">
      <style:table-properties style:writing-mode="lr-tb" style:width="16.104cm" table:align="center"/>
    </style:style>
    <style:style style:name="Table67.C1" style:family="table-column">
      <style:table-column-properties style:column-width="5.918cm"/>
    </style:style>
    <style:style style:name="Table67.C2" style:family="table-column">
      <style:table-column-properties style:column-width="10.185cm"/>
    </style:style>
    <style:style style:name="Table67.R1" style:family="table-row">
      <style:table-row-properties style:row-height="2.946cm"/>
    </style:style>
    <style:style style:name="Table67.R2" style:family="table-row">
      <style:table-row-properties style:row-height="0.982cm"/>
    </style:style>
    <style:style style:name="Table67.R3" style:family="table-row">
      <style:table-row-properties style:row-height="2.244cm"/>
    </style:style>
    <style:style style:name="Table67.R4" style:family="table-row">
      <style:table-row-properties style:row-height="2.565cm"/>
    </style:style>
    <style:style style:name="Table67.R5" style:family="table-row">
      <style:table-row-properties style:row-height="3.574cm"/>
    </style:style>
    <style:style style:name="Table67.R6" style:family="table-row">
      <style:table-row-properties style:row-height="2.574cm"/>
    </style:style>
    <style:style style:name="Table67.R7" style:family="table-row">
      <style:table-row-properties style:row-height="3.538cm"/>
    </style:style>
    <style:style style:name="Table67.R8" style:family="table-row">
      <style:table-row-properties style:row-height="2.997cm"/>
    </style:style>
    <style:style style:name="Table67.Cell1" style:family="table-cell">
      <style:table-cell-properties fo:background-color="#FFFFFF"/>
    </style:style>
    <style:style style:name="Table67.Cell2" style:family="table-cell">
      <style:table-cell-properties fo:background-color="#FFFFFF" style:vertical-align="top"/>
    </style:style>
    <style:style style:name="Table67.Cell3" style:family="table-cell">
      <style:table-cell-properties fo:background-color="#FFFFFF" style:vertical-align="middle"/>
    </style:style>
    <style:style style:name="Table67.Cell4" style:family="table-cell">
      <style:table-cell-properties fo:background-color="#FFFFFF" style:vertical-align="middle"/>
    </style:style>
    <style:style style:name="Table67.Cell5" style:family="table-cell">
      <style:table-cell-properties fo:background-color="#FFFFFF" style:vertical-align="top"/>
    </style:style>
    <style:style style:name="Table67.Cell6" style:family="table-cell">
      <style:table-cell-properties fo:background-color="#FFFFFF" style:vertical-align="middle"/>
    </style:style>
    <style:style style:name="Table67.Cell7" style:family="table-cell">
      <style:table-cell-properties fo:background-color="#FFFFFF" style:vertical-align="top"/>
    </style:style>
    <style:style style:name="Table67.Cell8" style:family="table-cell">
      <style:table-cell-properties fo:background-color="#FFFFFF" style:vertical-align="middle"/>
    </style:style>
    <style:style style:name="Table67.Cell9" style:family="table-cell">
      <style:table-cell-properties fo:background-color="#FFFFFF" style:vertical-align="top"/>
    </style:style>
    <style:style style:name="Table67.Cell10" style:family="table-cell">
      <style:table-cell-properties fo:background-color="#FFFFFF" style:vertical-align="middle"/>
    </style:style>
    <style:style style:name="Table67.Cell11" style:family="table-cell">
      <style:table-cell-properties fo:background-color="#FFFFFF" style:vertical-align="top"/>
    </style:style>
    <style:style style:name="Table67.Cell12" style:family="table-cell">
      <style:table-cell-properties fo:background-color="#FFFFFF" style:vertical-align="middle"/>
    </style:style>
    <style:style style:name="Table67.Cell13" style:family="table-cell">
      <style:table-cell-properties fo:background-color="#FFFFFF" style:vertical-align="top"/>
    </style:style>
    <style:style style:name="Table67.Cell14" style:family="table-cell">
      <style:table-cell-properties fo:background-color="#FFFFFF" style:vertical-align="middle"/>
    </style:style>
    <style:style style:name="Table67.Cell15" style:family="table-cell">
      <style:table-cell-properties fo:background-color="#FFFFFF" style:vertical-align="top"/>
    </style:style>
    <style:style style:name="Table67.Cell16" style:family="table-cell">
      <style:table-cell-properties fo:background-color="#FFFFFF"/>
    </style:style>
    <style:style style:name="Table68" style:family="table">
      <style:table-properties style:writing-mode="lr-tb" style:width="17.611cm" table:align="center"/>
    </style:style>
    <style:style style:name="Table68.C1" style:family="table-column">
      <style:table-column-properties style:column-width="5.893cm"/>
    </style:style>
    <style:style style:name="Table68.C2" style:family="table-column">
      <style:table-column-properties style:column-width="11.718cm"/>
    </style:style>
    <style:style style:name="Table68.R1" style:family="table-row">
      <style:table-row-properties style:row-height="0.526cm"/>
    </style:style>
    <style:style style:name="Table68.R2" style:family="table-row">
      <style:table-row-properties style:row-height="1.288cm"/>
    </style:style>
    <style:style style:name="Table68.R3" style:family="table-row">
      <style:table-row-properties style:row-height="0.982cm"/>
    </style:style>
    <style:style style:name="Table68.R4" style:family="table-row">
      <style:table-row-properties style:row-height="3.251cm"/>
    </style:style>
    <style:style style:name="Table68.R5" style:family="table-row">
      <style:table-row-properties style:row-height="2.565cm"/>
    </style:style>
    <style:style style:name="Table68.R6" style:family="table-row">
      <style:table-row-properties style:row-height="2.565cm"/>
    </style:style>
    <style:style style:name="Table68.R7" style:family="table-row">
      <style:table-row-properties style:row-height="2.574cm"/>
    </style:style>
    <style:style style:name="Table68.R8" style:family="table-row">
      <style:table-row-properties style:row-height="3.574cm"/>
    </style:style>
    <style:style style:name="Table68.R9" style:family="table-row">
      <style:table-row-properties style:row-height="4.657cm"/>
    </style:style>
    <style:style style:name="Table68.R10" style:family="table-row">
      <style:table-row-properties style:row-height="3.030cm"/>
    </style:style>
    <style:style style:name="Table68.Cell1" style:family="table-cell">
      <style:table-cell-properties fo:background-color="#FFFFFF" style:vertical-align="top"/>
    </style:style>
    <style:style style:name="Table68.Cell2" style:family="table-cell">
      <style:table-cell-properties fo:background-color="#FFFFFF" style:vertical-align="middle"/>
    </style:style>
    <style:style style:name="Table68.Cell3" style:family="table-cell">
      <style:table-cell-properties fo:background-color="#FFFFFF" style:vertical-align="top"/>
    </style:style>
    <style:style style:name="Table68.Cell4" style:family="table-cell">
      <style:table-cell-properties fo:background-color="#FFFFFF" style:vertical-align="top"/>
    </style:style>
    <style:style style:name="Table68.Cell5" style:family="table-cell">
      <style:table-cell-properties fo:background-color="#FFFFFF" style:vertical-align="middle"/>
    </style:style>
    <style:style style:name="Table68.Cell6" style:family="table-cell">
      <style:table-cell-properties fo:background-color="#FFFFFF" style:vertical-align="middle"/>
    </style:style>
    <style:style style:name="Table68.Cell7" style:family="table-cell">
      <style:table-cell-properties fo:background-color="#FFFFFF" style:vertical-align="top"/>
    </style:style>
    <style:style style:name="Table68.Cell8" style:family="table-cell">
      <style:table-cell-properties fo:background-color="#FFFFFF" style:vertical-align="middle"/>
    </style:style>
    <style:style style:name="Table68.Cell9" style:family="table-cell">
      <style:table-cell-properties fo:background-color="#FFFFFF" style:vertical-align="top"/>
    </style:style>
    <style:style style:name="Table68.Cell10" style:family="table-cell">
      <style:table-cell-properties fo:background-color="#FFFFFF" style:vertical-align="middle"/>
    </style:style>
    <style:style style:name="Table68.Cell11" style:family="table-cell">
      <style:table-cell-properties fo:background-color="#FFFFFF" style:vertical-align="top"/>
    </style:style>
    <style:style style:name="Table68.Cell12" style:family="table-cell">
      <style:table-cell-properties fo:background-color="#FFFFFF" style:vertical-align="middle"/>
    </style:style>
    <style:style style:name="Table68.Cell13" style:family="table-cell">
      <style:table-cell-properties fo:background-color="#FFFFFF" style:vertical-align="top"/>
    </style:style>
    <style:style style:name="Table68.Cell14" style:family="table-cell">
      <style:table-cell-properties fo:background-color="#FFFFFF" style:vertical-align="middle"/>
    </style:style>
    <style:style style:name="Table68.Cell15" style:family="table-cell">
      <style:table-cell-properties fo:background-color="#FFFFFF" style:vertical-align="top"/>
    </style:style>
    <style:style style:name="Table68.Cell16" style:family="table-cell">
      <style:table-cell-properties fo:background-color="#FFFFFF" style:vertical-align="middle"/>
    </style:style>
    <style:style style:name="Table68.Cell17" style:family="table-cell">
      <style:table-cell-properties fo:background-color="#FFFFFF" style:vertical-align="top"/>
    </style:style>
    <style:style style:name="Table68.Cell18" style:family="table-cell">
      <style:table-cell-properties fo:background-color="#FFFFFF" style:vertical-align="middle"/>
    </style:style>
    <style:style style:name="Table68.Cell19" style:family="table-cell">
      <style:table-cell-properties fo:background-color="#FFFFFF" style:vertical-align="top"/>
    </style:style>
    <style:style style:name="Table68.Cell20" style:family="table-cell">
      <style:table-cell-properties fo:background-color="#FFFFFF"/>
    </style:style>
    <style:style style:name="Table69" style:family="table">
      <style:table-properties style:writing-mode="lr-tb" style:width="16.976cm" table:align="center"/>
    </style:style>
    <style:style style:name="Table69.C1" style:family="table-column">
      <style:table-column-properties style:column-width="5.893cm"/>
    </style:style>
    <style:style style:name="Table69.C2" style:family="table-column">
      <style:table-column-properties style:column-width="11.083cm"/>
    </style:style>
    <style:style style:name="Table69.R1" style:family="table-row">
      <style:table-row-properties style:row-height="0.526cm"/>
    </style:style>
    <style:style style:name="Table69.R2" style:family="table-row">
      <style:table-row-properties style:row-height="1.288cm"/>
    </style:style>
    <style:style style:name="Table69.R3" style:family="table-row">
      <style:table-row-properties style:row-height="0.982cm"/>
    </style:style>
    <style:style style:name="Table69.R4" style:family="table-row">
      <style:table-row-properties style:row-height="2.244cm"/>
    </style:style>
    <style:style style:name="Table69.R5" style:family="table-row">
      <style:table-row-properties style:row-height="3.574cm"/>
    </style:style>
    <style:style style:name="Table69.R6" style:family="table-row">
      <style:table-row-properties style:row-height="2.565cm"/>
    </style:style>
    <style:style style:name="Table69.R7" style:family="table-row">
      <style:table-row-properties style:row-height="3.574cm"/>
    </style:style>
    <style:style style:name="Table69.R8" style:family="table-row">
      <style:table-row-properties style:row-height="3.785cm"/>
    </style:style>
    <style:style style:name="Table69.R9" style:family="table-row">
      <style:table-row-properties style:row-height="2.540cm"/>
    </style:style>
    <style:style style:name="Table69.R10" style:family="table-row">
      <style:table-row-properties style:row-height="2.565cm"/>
    </style:style>
    <style:style style:name="Table69.Cell1" style:family="table-cell">
      <style:table-cell-properties fo:background-color="#FFFFFF" style:vertical-align="top"/>
    </style:style>
    <style:style style:name="Table69.Cell2" style:family="table-cell">
      <style:table-cell-properties fo:background-color="#FFFFFF" style:vertical-align="middle"/>
    </style:style>
    <style:style style:name="Table69.Cell3" style:family="table-cell">
      <style:table-cell-properties fo:background-color="#FFFFFF" style:vertical-align="top"/>
    </style:style>
    <style:style style:name="Table69.Cell4" style:family="table-cell">
      <style:table-cell-properties fo:background-color="#FFFFFF" style:vertical-align="top"/>
    </style:style>
    <style:style style:name="Table69.Cell5" style:family="table-cell">
      <style:table-cell-properties fo:background-color="#FFFFFF" style:vertical-align="middle"/>
    </style:style>
    <style:style style:name="Table69.Cell6" style:family="table-cell">
      <style:table-cell-properties fo:background-color="#FFFFFF" style:vertical-align="middle"/>
    </style:style>
    <style:style style:name="Table69.Cell7" style:family="table-cell">
      <style:table-cell-properties fo:background-color="#FFFFFF" style:vertical-align="top"/>
    </style:style>
    <style:style style:name="Table69.Cell8" style:family="table-cell">
      <style:table-cell-properties fo:background-color="#FFFFFF" style:vertical-align="middle"/>
    </style:style>
    <style:style style:name="Table69.Cell9" style:family="table-cell">
      <style:table-cell-properties fo:background-color="#FFFFFF" style:vertical-align="top"/>
    </style:style>
    <style:style style:name="Table69.Cell10" style:family="table-cell">
      <style:table-cell-properties fo:background-color="#FFFFFF" style:vertical-align="middle"/>
    </style:style>
    <style:style style:name="Table69.Cell11" style:family="table-cell">
      <style:table-cell-properties fo:background-color="#FFFFFF" style:vertical-align="top"/>
    </style:style>
    <style:style style:name="Table69.Cell12" style:family="table-cell">
      <style:table-cell-properties fo:background-color="#FFFFFF" style:vertical-align="middle"/>
    </style:style>
    <style:style style:name="Table69.Cell13" style:family="table-cell">
      <style:table-cell-properties fo:background-color="#FFFFFF" style:vertical-align="top"/>
    </style:style>
    <style:style style:name="Table69.Cell14" style:family="table-cell">
      <style:table-cell-properties fo:background-color="#FFFFFF" style:vertical-align="middle"/>
    </style:style>
    <style:style style:name="Table69.Cell15" style:family="table-cell">
      <style:table-cell-properties fo:background-color="#FFFFFF" style:vertical-align="top"/>
    </style:style>
    <style:style style:name="Table69.Cell16" style:family="table-cell">
      <style:table-cell-properties fo:background-color="#FFFFFF" style:vertical-align="middle"/>
    </style:style>
    <style:style style:name="Table69.Cell17" style:family="table-cell">
      <style:table-cell-properties fo:background-color="#FFFFFF" style:vertical-align="top"/>
    </style:style>
    <style:style style:name="Table69.Cell18" style:family="table-cell">
      <style:table-cell-properties fo:background-color="#FFFFFF" style:vertical-align="middle"/>
    </style:style>
    <style:style style:name="Table69.Cell19" style:family="table-cell">
      <style:table-cell-properties fo:background-color="#FFFFFF" style:vertical-align="top"/>
    </style:style>
    <style:style style:name="Table69.Cell20" style:family="table-cell">
      <style:table-cell-properties fo:background-color="#FFFFFF"/>
    </style:style>
    <style:style style:name="Table70" style:family="table">
      <style:table-properties style:writing-mode="lr-tb" style:width="15.946cm" table:align="center"/>
    </style:style>
    <style:style style:name="Table70.C1" style:family="table-column">
      <style:table-column-properties style:column-width="5.532cm"/>
    </style:style>
    <style:style style:name="Table70.C2" style:family="table-column">
      <style:table-column-properties style:column-width="10.414cm"/>
    </style:style>
    <style:style style:name="Table70.R1" style:family="table-row">
      <style:table-row-properties style:row-height="0.501cm"/>
    </style:style>
    <style:style style:name="Table70.R2" style:family="table-row">
      <style:table-row-properties style:row-height="1.214cm"/>
    </style:style>
    <style:style style:name="Table70.R3" style:family="table-row">
      <style:table-row-properties style:row-height="0.914cm"/>
    </style:style>
    <style:style style:name="Table70.R4" style:family="table-row">
      <style:table-row-properties style:row-height="2.103cm"/>
    </style:style>
    <style:style style:name="Table70.R5" style:family="table-row">
      <style:table-row-properties style:row-height="2.572cm"/>
    </style:style>
    <style:style style:name="Table70.R6" style:family="table-row">
      <style:table-row-properties style:row-height="2.909cm"/>
    </style:style>
    <style:style style:name="Table70.R7" style:family="table-row">
      <style:table-row-properties style:row-height="1.880cm"/>
    </style:style>
    <style:style style:name="Table70.Cell1" style:family="table-cell">
      <style:table-cell-properties fo:background-color="#FFFFFF" style:vertical-align="top"/>
    </style:style>
    <style:style style:name="Table70.Cell2" style:family="table-cell">
      <style:table-cell-properties fo:background-color="#FFFFFF" style:vertical-align="top"/>
    </style:style>
    <style:style style:name="Table70.Cell3" style:family="table-cell">
      <style:table-cell-properties fo:background-color="#FFFFFF" style:vertical-align="top"/>
    </style:style>
    <style:style style:name="Table70.Cell4" style:family="table-cell">
      <style:table-cell-properties fo:background-color="#FFFFFF" style:vertical-align="top"/>
    </style:style>
    <style:style style:name="Table70.Cell5" style:family="table-cell">
      <style:table-cell-properties fo:background-color="#FFFFFF" style:vertical-align="middle"/>
    </style:style>
    <style:style style:name="Table70.Cell6" style:family="table-cell">
      <style:table-cell-properties fo:background-color="#FFFFFF" style:vertical-align="middle"/>
    </style:style>
    <style:style style:name="Table70.Cell7" style:family="table-cell">
      <style:table-cell-properties fo:background-color="#FFFFFF" style:vertical-align="top"/>
    </style:style>
    <style:style style:name="Table70.Cell8" style:family="table-cell">
      <style:table-cell-properties fo:background-color="#FFFFFF" style:vertical-align="middle"/>
    </style:style>
    <style:style style:name="Table70.Cell9" style:family="table-cell">
      <style:table-cell-properties fo:background-color="#FFFFFF" style:vertical-align="top"/>
    </style:style>
    <style:style style:name="Table70.Cell10" style:family="table-cell">
      <style:table-cell-properties fo:background-color="#FFFFFF" style:vertical-align="middle"/>
    </style:style>
    <style:style style:name="Table70.Cell11" style:family="table-cell">
      <style:table-cell-properties fo:background-color="#FFFFFF" style:vertical-align="top"/>
    </style:style>
    <style:style style:name="Table70.Cell12" style:family="table-cell">
      <style:table-cell-properties fo:background-color="#FFFFFF" style:vertical-align="middle"/>
    </style:style>
    <style:style style:name="Table70.Cell13" style:family="table-cell">
      <style:table-cell-properties fo:background-color="#FFFFFF" style:vertical-align="middle"/>
    </style:style>
    <style:style style:name="Table70.Cell14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16" style:num-prefix="(" style:num-suffix=")"/>
    </text:list-style>
    <text:list-style style:name="L12">
      <text:list-level-style-number text:start-value="3" style:num-format="1" text:level="1" text:style-name="CharStyle7" style:num-suffix="."/>
    </text:list-style>
    <text:list-style style:name="L14">
      <text:list-level-style-number text:start-value="2" style:num-format="1" text:level="1" text:style-name="CharStyle39" style:num-suffix="."/>
    </text:list-style>
    <text:list-style style:name="L16">
      <text:list-level-style-number text:start-value="2" style:num-format="1" text:level="1" text:style-name="CharStyle79" style:num-suffix="."/>
    </text:list-style>
    <text:list-style style:name="L18">
      <text:list-level-style-number text:start-value="2" style:num-format="1" text:level="1" text:style-name="CharStyle39" style:num-suffix="."/>
    </text:list-style>
    <text:list-style style:name="L20">
      <text:list-level-style-number text:start-value="2" style:num-format="1" text:level="1" text:style-name="CharStyle39" style:num-suffix="."/>
    </text:list-style>
    <text:list-style style:name="L22">
      <text:list-level-style-number text:start-value="8" style:num-format="1" text:level="1" text:style-name="CharStyle39" style:num-suffix="."/>
    </text:list-style>
    <text:list-style style:name="L24">
      <text:list-level-style-number text:start-value="2" style:num-format="1" text:level="1" text:style-name="CharStyle39" style:num-suffix="."/>
    </text:list-style>
    <text:list-style style:name="L26">
      <text:list-level-style-number text:start-value="2" style:num-format="1" text:level="1" text:style-name="CharStyle39" style:num-suffix="."/>
    </text:list-style>
    <text:list-style style:name="L28">
      <text:list-level-style-number text:start-value="20" style:num-format="1" text:level="1" text:style-name="CharStyle39" style:num-suffix="."/>
    </text:list-style>
    <text:list-style style:name="L30">
      <text:list-level-style-number text:start-value="25" style:num-format="1" text:level="1" text:style-name="CharStyle72" style:num-suffix="."/>
    </text:list-style>
    <text:list-style style:name="L32">
      <text:list-level-style-number text:start-value="2" style:num-format="1" text:level="1" text:style-name="CharStyle79" style:num-suffix="."/>
    </text:list-style>
    <text:list-style style:name="L34">
      <text:list-level-style-number text:start-value="11" style:num-format="1" text:level="1" text:style-name="CharStyle26" style:num-suffix="."/>
    </text:list-style>
    <text:list-style style:name="L36">
      <text:list-level-style-number text:start-value="5" style:num-format="1" text:level="1" text:style-name="CharStyle39" style:num-suffix="."/>
    </text:list-style>
    <text:list-style style:name="L38">
      <text:list-level-style-number text:start-value="13" style:num-format="1" text:level="1" text:style-name="CharStyle72" style:num-suffix="."/>
    </text:list-style>
    <text:list-style style:name="L40">
      <text:list-level-style-number text:start-value="2" style:num-format="1" text:level="1" text:style-name="CharStyle26" style:num-suffix="."/>
    </text:list-style>
    <text:list-style style:name="L42">
      <text:list-level-style-number text:start-value="1" style:num-format="1" text:level="1" text:style-name="CharStyle26" style:num-suffix="."/>
    </text:list-style>
    <text:list-style style:name="L44">
      <text:list-level-style-number text:start-value="21" style:num-format="1" text:level="1" text:style-name="CharStyle39" style:num-suffix="."/>
    </text:list-style>
    <text:list-style style:name="L46">
      <text:list-level-style-number text:start-value="25" style:num-format="1" text:level="1" text:style-name="CharStyle72" style:num-suffix="."/>
    </text:list-style>
    <text:list-style style:name="L48">
      <text:list-level-style-number text:start-value="2" style:num-format="1" text:level="1" text:style-name="CharStyle39" style:num-suffix=".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1.727cm" fo:border="none" style:wrap="parallel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1.727cm" fo:border="none" style:wrap="parallel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1.727cm" fo:border="none" style:wrap="parallel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1.727cm" fo:border="none" style:wrap="parallel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.633cm" fo:margin-right="100" fo:margin-top="0" fo:margin-bottom="0" fo:border="none" style:wrap="left" style:vertical-rel="page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2.743cm" fo:margin-right="100" fo:margin-top="0" fo:margin-bottom="1.291cm" fo:border="none" style:wrap="left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parallel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5" style:family="graphic" style:parent-style-name="Frame">
      <style:graphic-properties style:wrap-contour="false" fo:background-color="#ffffff" style:background-transparency="100%" style:flow-with-text="false" fo:margin-left="0.965cm" fo:margin-right="100" fo:margin-top="0" fo:margin-bottom="1.388cm" fo:border="none" style:wrap="left" style:vertical-rel="page-content" style:horizontal-rel="page" style:horizontal-pos="from-left" style:vertical-pos="from-top"/>
    </style:style>
    <style:style style:name="fr2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4" style:family="graphic" style:parent-style-name="Frame">
      <style:graphic-properties style:wrap-contour="false" fo:background-color="#ffffff" style:background-transparency="100%" style:flow-with-text="false" fo:margin-left="0.965cm" fo:margin-right="100" fo:margin-top="0" fo:margin-bottom="1.388cm" fo:border="none" style:wrap="left" style:vertical-rel="page-content" style:horizontal-rel="page" style:horizontal-pos="from-left" style:vertical-pos="from-top"/>
    </style:style>
    <style:style style:name="fr27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7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30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5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3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6" style:family="graphic" style:parent-style-name="Frame">
      <style:graphic-properties style:wrap-contour="false" fo:background-color="#ffffff" style:background-transparency="100%" style:flow-with-text="false" fo:margin-left="0.965cm" fo:margin-right="100" fo:margin-top="1.508cm" fo:margin-bottom="1.392cm" fo:border="none" style:wrap="left" style:vertical-rel="paragraph-content" style:horizontal-rel="page" style:horizontal-pos="from-left" style:vertical-pos="from-top"/>
    </style:style>
    <style:style style:name="fr3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3" style:family="graphic" style:parent-style-name="Frame">
      <style:graphic-properties style:wrap-contour="false" fo:background-color="#ffffff" style:background-transparency="100%" style:flow-with-text="false" fo:margin-left="3.489cm" fo:margin-right="100" fo:margin-top="0.644cm" fo:margin-bottom="0" fo:border="none" style:wrap="left" style:vertical-rel="paragraph-content" style:horizontal-rel="page" style:horizontal-pos="from-left" style:vertical-pos="from-top"/>
    </style:style>
    <style:style style:name="fr354" style:family="graphic" style:parent-style-name="Frame">
      <style:graphic-properties style:wrap-contour="false" fo:background-color="#ffffff" style:background-transparency="100%" style:flow-with-text="false" fo:margin-left="8.992cm" fo:margin-right="100" fo:margin-top="1.998cm" fo:margin-bottom="0" fo:border="none" style:wrap="left" style:vertical-rel="paragraph-content" style:horizontal-rel="page" style:horizontal-pos="from-left" style:vertical-pos="from-top"/>
    </style:style>
    <style:style style:name="fr3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356" style:family="graphic" style:parent-style-name="Frame">
      <style:graphic-properties style:wrap-contour="false" fo:background-color="#ffffff" style:background-transparency="100%" style:flow-with-text="false" fo:margin-left="0.965cm" fo:margin-right="100" fo:margin-top="1.508cm" fo:margin-bottom="1.388cm" fo:border="none" style:wrap="left" style:vertical-rel="paragraph-content" style:horizontal-rel="page" style:horizontal-pos="from-left" style:vertical-pos="from-top"/>
    </style:style>
    <style:style style:name="fr3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1" style:family="graphic" style:parent-style-name="Frame">
      <style:graphic-properties style:wrap-contour="false" fo:background-color="#ffffff" style:background-transparency="100%" style:flow-with-text="true" fo:margin-left="1.609cm" fo:margin-right="100" fo:margin-top="0" fo:margin-bottom="0" fo:border="none" style:wrap="left" style:vertical-rel="page-content" style:horizontal-rel="page" style:horizontal-pos="from-left" style:vertical-pos="from-top"/>
    </style:style>
    <style:style style:name="fr3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1" style:family="graphic" style:parent-style-name="Frame">
      <style:graphic-properties style:wrap-contour="false" fo:background-color="#ffffff" style:background-transparency="100%" style:flow-with-text="fals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402" style:family="graphic" style:parent-style-name="Frame">
      <style:graphic-properties style:wrap-contour="false" fo:background-color="#ffffff" style:background-transparency="100%" style:flow-with-text="fals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403" style:family="graphic" style:parent-style-name="Frame">
      <style:graphic-properties style:wrap-contour="false" fo:background-color="#ffffff" style:background-transparency="100%" style:flow-with-text="fals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404" style:family="graphic" style:parent-style-name="Frame">
      <style:graphic-properties style:wrap-contour="false" fo:background-color="#ffffff" style:background-transparency="100%" style:flow-with-text="false" fo:margin-left="2.718cm" fo:margin-right="100" fo:margin-top="0" fo:margin-bottom="0" fo:border="none" style:wrap="left" style:vertical-rel="page-content" style:horizontal-rel="page" style:horizontal-pos="from-left" style:vertical-pos="from-top"/>
    </style:style>
    <style:style style:name="fr405" style:family="graphic" style:parent-style-name="Frame">
      <style:graphic-properties style:wrap-contour="false" fo:background-color="#ffffff" style:background-transparency="100%" style:flow-with-text="false" fo:margin-left="3.124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40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4" style:family="graphic" style:parent-style-name="Frame">
      <style:graphic-properties style:wrap-contour="false" fo:background-color="#ffffff" style:background-transparency="100%" style:flow-with-text="true" fo:margin-left="1.669cm" fo:margin-right="100" fo:margin-top="0" fo:margin-bottom="0" fo:border="none" style:wrap="left" style:vertical-rel="page-content" style:horizontal-rel="page" style:horizontal-pos="from-left" style:vertical-pos="from-top"/>
    </style:style>
    <style:style style:name="fr4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5.094cm" fo:margin-right="5.569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91cm" fo:margin-right="2.457cm">
        <style:columns fo:column-count="1" fo:column-gap="1.270cm"/>
      </style:section-properties>
    </style:style>
    <style:style style:name="Sect3" style:family="section">
      <style:section-properties fo:margin-left="2.503cm" fo:margin-right="2.512cm">
        <style:columns fo:column-count="1" fo:column-gap="1.270cm"/>
      </style:section-properties>
    </style:style>
    <style:style style:name="Sect4" style:family="section">
      <style:section-properties fo:margin-left="2.672cm" fo:margin-right="2.588cm">
        <style:columns fo:column-count="1" fo:column-gap="1.270cm"/>
      </style:section-properties>
    </style:style>
    <style:style style:name="Sect5" style:family="section">
      <style:section-properties fo:margin-left="2.697cm" fo:margin-right="1.616cm">
        <style:columns fo:column-count="1" fo:column-gap="1.270cm"/>
      </style:section-properties>
    </style:style>
    <style:style style:name="Sect6" style:family="section">
      <style:section-properties fo:margin-left="2.671cm" fo:margin-right="1.639cm">
        <style:columns fo:column-count="1" fo:column-gap="1.270cm"/>
      </style:section-properties>
    </style:style>
    <style:style style:name="Sect7" style:family="section">
      <style:section-properties fo:margin-left="2.697cm" fo:margin-right="1.607cm">
        <style:columns fo:column-count="1" fo:column-gap="1.270cm"/>
      </style:section-properties>
    </style:style>
    <style:style style:name="Sect8" style:family="section">
      <style:section-properties fo:margin-left="2.671cm" fo:margin-right="1.623cm">
        <style:columns fo:column-count="1" fo:column-gap="1.270cm"/>
      </style:section-properties>
    </style:style>
    <style:style style:name="Sect9" style:family="section">
      <style:section-properties fo:margin-left="2.697cm" fo:margin-right="1.607cm">
        <style:columns fo:column-count="1" fo:column-gap="1.270cm"/>
      </style:section-properties>
    </style:style>
    <style:style style:name="Sect10" style:family="section">
      <style:section-properties fo:margin-left="2.697cm" fo:margin-right="1.607cm">
        <style:columns fo:column-count="1" fo:column-gap="1.270cm"/>
      </style:section-properties>
    </style:style>
    <style:style style:name="Sect11" style:family="section">
      <style:section-properties fo:margin-left="2.686cm" fo:margin-right="1.598cm">
        <style:columns fo:column-count="1" fo:column-gap="1.270cm"/>
      </style:section-properties>
    </style:style>
    <style:style style:name="Sect12" style:family="section">
      <style:section-properties fo:margin-left="2.697cm" fo:margin-right="1.607cm">
        <style:columns fo:column-count="1" fo:column-gap="1.270cm"/>
      </style:section-properties>
    </style:style>
    <style:style style:name="Sect13" style:family="section">
      <style:section-properties fo:margin-left="2.595cm" fo:margin-right="1.605cm">
        <style:columns fo:column-count="1" fo:column-gap="1.270cm"/>
      </style:section-properties>
    </style:style>
    <style:style style:name="Sect14" style:family="section">
      <style:section-properties fo:margin-left="2.671cm" fo:margin-right="1.630cm">
        <style:columns fo:column-count="1" fo:column-gap="1.270cm"/>
      </style:section-properties>
    </style:style>
    <style:style style:name="Sect15" style:family="section">
      <style:section-properties fo:margin-left="2.697cm" fo:margin-right="1.607cm">
        <style:columns fo:column-count="1" fo:column-gap="1.270cm"/>
      </style:section-properties>
    </style:style>
    <style:style style:name="Sect16" style:family="section">
      <style:section-properties fo:margin-left="2.697cm" fo:margin-right="1.607cm">
        <style:columns fo:column-count="1" fo:column-gap="1.270cm"/>
      </style:section-properties>
    </style:style>
    <style:style style:name="Sect17" style:family="section">
      <style:section-properties fo:margin-left="2.671cm" fo:margin-right="1.623cm">
        <style:columns fo:column-count="1" fo:column-gap="1.270cm"/>
      </style:section-properties>
    </style:style>
    <style:style style:name="Sect18" style:family="section">
      <style:section-properties fo:margin-left="2.697cm" fo:margin-right="1.607cm">
        <style:columns fo:column-count="1" fo:column-gap="1.270cm"/>
      </style:section-properties>
    </style:style>
    <style:style style:name="Sect19" style:family="section">
      <style:section-properties fo:margin-left="2.697cm" fo:margin-right="1.607cm">
        <style:columns fo:column-count="1" fo:column-gap="1.270cm"/>
      </style:section-properties>
    </style:style>
    <style:style style:name="Sect20" style:family="section">
      <style:section-properties fo:margin-left="2.671cm" fo:margin-right="1.605cm">
        <style:columns fo:column-count="1" fo:column-gap="1.270cm"/>
      </style:section-properties>
    </style:style>
    <style:style style:name="Sect21" style:family="section">
      <style:section-properties fo:margin-left="2.697cm" fo:margin-right="1.607cm">
        <style:columns fo:column-count="1" fo:column-gap="1.270cm"/>
      </style:section-properties>
    </style:style>
    <style:style style:name="Sect22" style:family="section">
      <style:section-properties fo:margin-left="2.671cm" fo:margin-right="1.605cm">
        <style:columns fo:column-count="1" fo:column-gap="1.270cm"/>
      </style:section-properties>
    </style:style>
    <style:style style:name="Sect23" style:family="section">
      <style:section-properties fo:margin-left="2.697cm" fo:margin-right="1.607cm">
        <style:columns fo:column-count="1" fo:column-gap="1.270cm"/>
      </style:section-properties>
    </style:style>
    <style:style style:name="Sect24" style:family="section">
      <style:section-properties fo:margin-left="2.697cm" fo:margin-right="1.607cm">
        <style:columns fo:column-count="1" fo:column-gap="1.270cm"/>
      </style:section-properties>
    </style:style>
    <style:style style:name="Sect25" style:family="section">
      <style:section-properties fo:margin-left="2.671cm" fo:margin-right="1.623cm">
        <style:columns fo:column-count="1" fo:column-gap="1.270cm"/>
      </style:section-properties>
    </style:style>
    <style:style style:name="Sect26" style:family="section">
      <style:section-properties fo:margin-left="2.697cm" fo:margin-right="1.607cm">
        <style:columns fo:column-count="1" fo:column-gap="1.270cm"/>
      </style:section-properties>
    </style:style>
    <style:style style:name="Sect27" style:family="section">
      <style:section-properties fo:margin-left="2.697cm" fo:margin-right="1.607cm">
        <style:columns fo:column-count="1" fo:column-gap="1.270cm"/>
      </style:section-properties>
    </style:style>
    <style:style style:name="Sect28" style:family="section">
      <style:section-properties fo:margin-left="2.671cm" fo:margin-right="1.623cm">
        <style:columns fo:column-count="1" fo:column-gap="1.270cm"/>
      </style:section-properties>
    </style:style>
    <style:style style:name="Sect29" style:family="section">
      <style:section-properties fo:margin-left="2.697cm" fo:margin-right="1.607cm">
        <style:columns fo:column-count="1" fo:column-gap="1.270cm"/>
      </style:section-properties>
    </style:style>
    <style:style style:name="Sect30" style:family="section">
      <style:section-properties fo:margin-left="2.697cm" fo:margin-right="1.607cm">
        <style:columns fo:column-count="1" fo:column-gap="1.270cm"/>
      </style:section-properties>
    </style:style>
    <style:style style:name="Sect31" style:family="section">
      <style:section-properties fo:margin-left="2.671cm" fo:margin-right="1.630cm">
        <style:columns fo:column-count="1" fo:column-gap="1.270cm"/>
      </style:section-properties>
    </style:style>
    <style:style style:name="Sect32" style:family="section">
      <style:section-properties fo:margin-left="2.697cm" fo:margin-right="1.607cm">
        <style:columns fo:column-count="1" fo:column-gap="1.270cm"/>
      </style:section-properties>
    </style:style>
    <style:style style:name="Sect33" style:family="section">
      <style:section-properties fo:margin-left="2.671cm" fo:margin-right="1.605cm">
        <style:columns fo:column-count="1" fo:column-gap="1.270cm"/>
      </style:section-properties>
    </style:style>
    <style:style style:name="Sect34" style:family="section">
      <style:section-properties fo:margin-left="2.697cm" fo:margin-right="1.607cm">
        <style:columns fo:column-count="1" fo:column-gap="1.270cm"/>
      </style:section-properties>
    </style:style>
    <style:style style:name="Sect35" style:family="section">
      <style:section-properties fo:margin-left="3.069cm" fo:margin-right="1.616cm">
        <style:columns fo:column-count="1" fo:column-gap="1.270cm"/>
      </style:section-properties>
    </style:style>
    <style:style style:name="Sect36" style:family="section">
      <style:section-properties fo:margin-left="2.671cm" fo:margin-right="2.011cm">
        <style:columns fo:column-count="1" fo:column-gap="1.270cm"/>
      </style:section-properties>
    </style:style>
    <style:style style:name="Sect37" style:family="section">
      <style:section-properties fo:margin-left="2.697cm" fo:margin-right="1.607cm">
        <style:columns fo:column-count="1" fo:column-gap="1.270cm"/>
      </style:section-properties>
    </style:style>
    <style:style style:name="Sect38" style:family="section">
      <style:section-properties fo:margin-left="2.671cm" fo:margin-right="1.614cm">
        <style:columns fo:column-count="1" fo:column-gap="1.270cm"/>
      </style:section-properties>
    </style:style>
    <style:style style:name="Sect39" style:family="section">
      <style:section-properties fo:margin-left="2.697cm" fo:margin-right="1.607cm">
        <style:columns fo:column-count="1" fo:column-gap="1.270cm"/>
      </style:section-properties>
    </style:style>
    <style:style style:name="Sect40" style:family="section">
      <style:section-properties fo:margin-left="2.697cm" fo:margin-right="1.607cm">
        <style:columns fo:column-count="1" fo:column-gap="1.270cm"/>
      </style:section-properties>
    </style:style>
    <style:style style:name="Sect41" style:family="section">
      <style:section-properties fo:margin-left="2.671cm" fo:margin-right="1.614cm">
        <style:columns fo:column-count="1" fo:column-gap="1.270cm"/>
      </style:section-properties>
    </style:style>
    <style:style style:name="Sect42" style:family="section">
      <style:section-properties fo:margin-left="2.697cm" fo:margin-right="1.607cm">
        <style:columns fo:column-count="1" fo:column-gap="1.270cm"/>
      </style:section-properties>
    </style:style>
    <style:style style:name="Sect43" style:family="section">
      <style:section-properties fo:margin-left="2.697cm" fo:margin-right="1.607cm">
        <style:columns fo:column-count="1" fo:column-gap="1.270cm"/>
      </style:section-properties>
    </style:style>
    <style:style style:name="Sect44" style:family="section">
      <style:section-properties fo:margin-left="2.671cm" fo:margin-right="1.623cm">
        <style:columns fo:column-count="1" fo:column-gap="1.270cm"/>
      </style:section-properties>
    </style:style>
    <style:style style:name="Sect45" style:family="section">
      <style:section-properties fo:margin-left="2.697cm" fo:margin-right="1.607cm">
        <style:columns fo:column-count="1" fo:column-gap="1.270cm"/>
      </style:section-properties>
    </style:style>
    <style:style style:name="Sect46" style:family="section">
      <style:section-properties fo:margin-left="2.697cm" fo:margin-right="1.607cm">
        <style:columns fo:column-count="1" fo:column-gap="1.270cm"/>
      </style:section-properties>
    </style:style>
    <style:style style:name="Sect47" style:family="section">
      <style:section-properties fo:margin-left="2.671cm" fo:margin-right="1.623cm">
        <style:columns fo:column-count="1" fo:column-gap="1.270cm"/>
      </style:section-properties>
    </style:style>
    <style:style style:name="Sect48" style:family="section">
      <style:section-properties fo:margin-left="2.697cm" fo:margin-right="1.607cm">
        <style:columns fo:column-count="1" fo:column-gap="1.270cm"/>
      </style:section-properties>
    </style:style>
    <style:style style:name="Sect49" style:family="section">
      <style:section-properties fo:margin-left="3.069cm" fo:margin-right="1.607cm">
        <style:columns fo:column-count="1" fo:column-gap="1.270cm"/>
      </style:section-properties>
    </style:style>
    <style:style style:name="Sect50" style:family="section">
      <style:section-properties fo:margin-left="2.671cm" fo:margin-right="2.004cm">
        <style:columns fo:column-count="1" fo:column-gap="1.270cm"/>
      </style:section-properties>
    </style:style>
    <style:style style:name="Sect51" style:family="section">
      <style:section-properties fo:margin-left="2.697cm" fo:margin-right="1.607cm">
        <style:columns fo:column-count="1" fo:column-gap="1.270cm"/>
      </style:section-properties>
    </style:style>
    <style:style style:name="Sect52" style:family="section">
      <style:section-properties fo:margin-left="2.697cm" fo:margin-right="1.607cm">
        <style:columns fo:column-count="1" fo:column-gap="1.270cm"/>
      </style:section-properties>
    </style:style>
    <style:style style:name="Sect53" style:family="section">
      <style:section-properties fo:margin-left="2.671cm" fo:margin-right="1.630cm">
        <style:columns fo:column-count="1" fo:column-gap="1.270cm"/>
      </style:section-properties>
    </style:style>
    <style:style style:name="Sect54" style:family="section">
      <style:section-properties fo:margin-left="2.697cm" fo:margin-right="1.607cm">
        <style:columns fo:column-count="1" fo:column-gap="1.270cm"/>
      </style:section-properties>
    </style:style>
    <style:style style:name="Sect55" style:family="section">
      <style:section-properties fo:margin-left="2.697cm" fo:margin-right="1.623cm">
        <style:columns fo:column-count="1" fo:column-gap="1.270cm"/>
      </style:section-properties>
    </style:style>
    <style:style style:name="Sect56" style:family="section">
      <style:section-properties fo:margin-left="2.671cm" fo:margin-right="1.639cm">
        <style:columns fo:column-count="1" fo:column-gap="1.270cm"/>
      </style:section-properties>
    </style:style>
    <style:style style:name="Sect57" style:family="section">
      <style:section-properties fo:margin-left="2.697cm" fo:margin-right="1.607cm">
        <style:columns fo:column-count="1" fo:column-gap="1.270cm"/>
      </style:section-properties>
    </style:style>
    <style:style style:name="Sect58" style:family="section">
      <style:section-properties fo:margin-left="2.671cm" fo:margin-right="1.614cm">
        <style:columns fo:column-count="1" fo:column-gap="1.270cm"/>
      </style:section-properties>
    </style:style>
    <style:style style:name="Sect59" style:family="section">
      <style:section-properties fo:margin-left="2.697cm" fo:margin-right="1.607cm">
        <style:columns fo:column-count="1" fo:column-gap="1.270cm"/>
      </style:section-properties>
    </style:style>
    <style:style style:name="Sect60" style:family="section">
      <style:section-properties fo:margin-left="2.697cm" fo:margin-right="1.607cm">
        <style:columns fo:column-count="1" fo:column-gap="1.270cm"/>
      </style:section-properties>
    </style:style>
    <style:style style:name="Sect61" style:family="section">
      <style:section-properties fo:margin-left="2.671cm" fo:margin-right="6.110cm">
        <style:columns fo:column-count="1" fo:column-gap="1.270cm"/>
      </style:section-properties>
    </style:style>
    <style:style style:name="Sect62" style:family="section">
      <style:section-properties fo:margin-left="2.697cm" fo:margin-right="1.616cm">
        <style:columns fo:column-count="1" fo:column-gap="1.270cm"/>
      </style:section-properties>
    </style:style>
    <style:style style:name="Sect63" style:family="section">
      <style:section-properties fo:margin-left="2.697cm" fo:margin-right="1.607cm">
        <style:columns fo:column-count="1" fo:column-gap="1.270cm"/>
      </style:section-properties>
    </style:style>
    <style:style style:name="Sect64" style:family="section">
      <style:section-properties fo:margin-left="2.671cm" fo:margin-right="1.623cm">
        <style:columns fo:column-count="1" fo:column-gap="1.270cm"/>
      </style:section-properties>
    </style:style>
    <style:style style:name="Sect65" style:family="section">
      <style:section-properties fo:margin-left="2.697cm" fo:margin-right="1.547cm">
        <style:columns fo:column-count="1" fo:column-gap="1.270cm"/>
      </style:section-properties>
    </style:style>
    <style:style style:name="Sect66" style:family="section">
      <style:section-properties fo:margin-left="2.697cm" fo:margin-right="1.547cm">
        <style:columns fo:column-count="1" fo:column-gap="1.270cm"/>
      </style:section-properties>
    </style:style>
    <style:style style:name="Sect67" style:family="section">
      <style:section-properties fo:margin-left="2.671cm" fo:margin-right="1.563cm">
        <style:columns fo:column-count="1" fo:column-gap="1.270cm"/>
      </style:section-properties>
    </style:style>
    <style:style style:name="Sect68" style:family="section">
      <style:section-properties fo:margin-left="2.485cm" fo:margin-right="1.953cm">
        <style:columns fo:column-count="1" fo:column-gap="1.270cm"/>
      </style:section-properties>
    </style:style>
    <style:style style:name="Sect69" style:family="section">
      <style:section-properties fo:margin-left="2.510cm" fo:margin-right="0.871cm">
        <style:columns fo:column-count="1" fo:column-gap="1.270cm"/>
      </style:section-properties>
    </style:style>
    <style:style style:name="Sect70" style:family="section">
      <style:section-properties fo:margin-left="2.850cm" fo:margin-right="2.182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5091"><text:span text:style-name="CharStyle3">SYOR-SYOR YANG DICADANGKAN BAGI<text:line-break/>BAHAGIAN-BAHAGIAN PILIHAN RAYA<text:line-break/>PERSEKUTUAN DAN NEGERI BAGI<text:line-break/>NEGERI PERAK SEBAGAIMANA YANG<text:line-break/>TELAH DIKAJI SEMULA OLEH<text:line-break/>SURUHANJAYA PILIHAN RAYA DALAM<text:line-break/>TAHUN 2016</text:span></text:p>
        <text:p text:style-name="P3980"><text:span text:style-name="CharStyle5">PROPOSED RECOMMENDATIONS FOR<text:line-break/>FEDERAL AND STATE CONSTITUENCIES<text:line-break/>FOR THE ST A TE OF PERAK AS REVIEWED<text:line-break/>BY THE ELECTION COMMISSION IN 2016</text:span></text:p>
      </text:section>
      <text:section text:style-name="Sect1" text:name="Section1">
        <text:p text:style-name="P5092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3569"><text:span text:style-name="CharStyle7">SYOR-SYOR YANG DICADANGKAN BAGI BAHAGIAN-BAHAGIAN PILIHAN RAYA<text:line-break/>PERSEKUTUAN DAN NEGERI BAGI NEGERI PERAK SEBAGAIMANA YANG TELAH<text:line-break/>DIKAJI SEMULA OLEH SURUHANJAYA PILIHAN RAYA DALAM TAHUN 2016</text:span></text:p>
        <text:p text:style-name="P3334"><text:span text:style-name="CharStyle7">Suruhanjaya Pilihan Raya, mengikut kehendak Fasal (2) Perkara 113 Perlembagaan<text:line-break/>Persekutuan, telah mengkaji semula pembahagian bahagian-bahagian pilihan raya<text:line-break/>Persekutuan dan Negeri bagi Negeri Perak.</text:span></text:p>
        <text:list text:style-name="L0">
          <text:list-item>
            <text:p text:style-name="P2210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4088"><text:span text:style-name="CharStyle7"><text:tab/>tiada perubahan bilangan bahagian-bahagian pilihan raya Persekutuan<text:line-break/>bagi Negeri Perak;</text:span></text:p>
          </text:list-item>
          <text:list-item>
            <text:p text:style-name="P3648"><text:span text:style-name="CharStyle7"><text:tab/>tiada perubahan bilangan bahagian-bahagian pilihan raya Negeri bagi<text:line-break/>Negeri Perak;</text:span></text:p>
          </text:list-item>
          <text:list-item>
            <text:p text:style-name="P2169"><text:span text:style-name="CharStyle7"><text:tab/>terdapat pindaan dan perubahan nama kepada bahagian-bahagian pilihan<text:line-break/>raya Persekutuan yang melibatkan tiga (3) bahagian-bahagian pilihan<text:line-break/>raya Persekutuan dalam Negeri Perak; dan</text:span></text:p>
          </text:list-item>
          <text:list-item>
            <text:p text:style-name="P1983"><text:span text:style-name="CharStyle7"><text:tab/>terdapat pindaan dan perubahan nama kepada bahagian-bahagian pilihan<text:line-break/>raya Negeri yang melibatkan lima (5) bahagian-bahagian pilihan raya<text:line-break/>Negeri dalam Negeri Perak.</text:span></text:p>
          </text:list-item>
        </text:list>
        <text:list text:style-name="L0">
          <text:list-item>
            <text:p text:style-name="P2721"><text:span text:style-name="CharStyle7"><text:tab/>Jumlah bilangan pemilih seramai 1,407,529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Perak.</text:span></text:p>
          </text:list-item>
          <text:list-item>
            <text:p text:style-name="P2231"><text:span text:style-name="CharStyle7"><text:tab/>Butiran syor yang dicadangkan bagi Negeri Perak berkenaan dengan bahagian-<text:line-break/>bahagian pilihan raya Persekutuan dan Negeri yang baharu, pindaan dan perubahan<text:line-break/>nama sedia ada bagi bahagian-bahagian pilihan raya Persekutuan dan Negeri dan</text:span></text:p>
          </text:list-item>
        </text:list>
        <text:p text:style-name="P3546"><text:span text:style-name="CharStyle7">bahagian-bahagian pilihan raya Persekutuan yang terlibat dalam semakan semula dan<text:line-break/>tersentuh oleh syor tersebut dinyatakan dalam Jadual Pertama.</text:span></text:p>
        <text:list text:style-name="L0" text:continue-numbering="true">
          <text:list-item>
            <text:p text:style-name="P2465"><text:span text:style-name="CharStyle7"><text:tab/>Berikutan kajian semula persempadanan bahagian-bahagian pilihan raya<text:line-break/>Persekutuan dan Negeri ini, bilangan pemilih bagi bahagian-bahagian pilihan raya<text:line-break/>Persekutuan dan Negeri dalam Negeri Perak dinyatakan dalam Jadual Kedua.</text:span></text:p>
          </text:list-item>
          <text:list-item>
            <text:p text:style-name="P2429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Perak boleh diperiksa mulai 15 September<text:line-break/>2016 hingga dan termasuk 14 Oktober 2016 semasa waktu pejabat biasa di tempat-<text:line-break/>tempatyang dinyatakan dalam Jadual Ketiga.</text:span></text:p>
          </text:list-item>
          <text:list-item>
            <text:p text:style-name="P4964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3799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4976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4804"><text:span text:style-name="CharStyle7"><text:tab/>Kerajaan Negeri; atau</text:span></text:p>
          </text:list-item>
          <text:list-item>
            <text:p text:style-name="P2279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2936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2054"><text:span text:style-name="CharStyle7"><text:tab/>Apa-apa representasi membantah syor yang dicadangkan hendaklah<text:line-break/>dikemukakan secara bertulis kepada Suruhanjaya Pilihan Raya dan dialamatkan kepada<text:line-break/>Pegawai Pilihan Raya Negeri Perak seperti di bawah:</text:span></text:p>
          </text:list-item>
        </text:list>
      </text:section>
      <text:section text:style-name="Sect2" text:name="Section2">
        <text:p text:style-name="P5093"><text:span text:style-name="CharStyle7">Pengarah Pilihan Raya Negeri Perak</text:span></text:p>
        <text:p text:style-name="P1972"><text:span text:style-name="CharStyle7">Blok A Tingkat 1 Bangunan Pejabat-Pejabat Kerajaan Persekutuan<text:line-break/>Jalan Panglima Bukit Gantang Wahab<text:line-break/>30000 Ipoh<text:line-break/>Perak.</text:span></text:p>
        <text:p text:style-name="P4705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2559"><text:span text:style-name="CharStyle7">PROPOSED RECOMMENDATIONS FOR FEDERAL AND STATE CONSTITUENCIES FOR<text:line-break/>THE STATE OF PERAK AS REVIEWED BY THE ELECTION COMMISSION IN 2016</text:span></text:p>
        <text:p text:style-name="P2552"><text:span text:style-name="CharStyle7">The Election Commission, in accordance with the requirements of Clause (2) of Article<text:line-break/>113 of the Federal Constitution, has reviewed the division of the Federal constituencies<text:line-break/>and State constituencies for the State of Perak.</text:span></text:p>
        <text:list text:style-name="L6">
          <text:list-item>
            <text:p text:style-name="P3236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3713"><text:span text:style-name="CharStyle7"><text:tab/>no alteration in the number of Federal constituencies for the State of<text:line-break/>Perak;</text:span></text:p>
          </text:list-item>
          <text:list-item>
            <text:p text:style-name="P3858"><text:span text:style-name="CharStyle7"><text:tab/>no alteration in the number of the State constituencies for the State of<text:line-break/>Perak;</text:span></text:p>
          </text:list-item>
          <text:list-item>
            <text:p text:style-name="P3658"><text:span text:style-name="CharStyle7"><text:tab/>there are amendments and alterations made to the names of the Federal<text:line-break/>constituencies involving three [3] Federal constituencies in the State of<text:line-break/>Perak; and</text:span></text:p>
          </text:list-item>
          <text:list-item>
            <text:p text:style-name="P2836"><text:span text:style-name="CharStyle7"><text:tab/>there are amendments and alterations made to the names of the State<text:line-break/>constituencies involving five (5) State constituencies in the State of Perak.</text:span></text:p>
          </text:list-item>
        </text:list>
        <text:list text:style-name="L6">
          <text:list-item>
            <text:p text:style-name="P3519"><text:span text:style-name="CharStyle7"><text:tab/>The total number of 1,407,529 electors in the Electoral Rolls determined by the<text:line-break/>Election Commission which was endorsed and gazetted on 13 May 2016 </text:span><text:span text:style-name="CharStyle8">[P.U. (B)</text:span></text:p>
          </text:list-item>
        </text:list>
        <text:p text:style-name="P2216"><text:span text:style-name="CharStyle13">3</text:span></text:p>
        <text:p text:style-name="P2057"><text:span text:style-name="CharStyle16">217/2016]</text:span><text:span text:style-name="CharStyle15"><text:s text:c="1"/>and read together with </text:span><text:span text:style-name="CharStyle16">P.U. (B) 399/2016</text:span><text:span text:style-name="CharStyle15"><text:s text:c="1"/>dated 6 September 2016 are used<text:line-break/>for the purpose of the review of the delimitation of the Federal and State constituencies<text:line-break/>in the State of Perak.</text:span></text:p>
        <text:list text:style-name="L6" text:continue-numbering="true">
          <text:list-item>
            <text:p text:style-name="P3619"><text:span text:style-name="CharStyle15"><text:tab/>Particulars of the proposed recommendations for the State of Perak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4274"><text:span text:style-name="CharStyle15"><text:tab/>Due to this review of the delimitation of the Federal and State constituencies, the<text:line-break/>number of electors for the Federal and State constituencies in the State of Perak are<text:line-break/>specified in the Second Schedule.</text:span></text:p>
          </text:list-item>
          <text:list-item>
            <text:p text:style-name="P3234"><text:span text:style-name="CharStyle15"><text:tab/>This proposed recommendations together with one copy of the draft<text:line-break/>constituencies plan for the States of Malaya and one copy of the draft constituencies<text:line-break/>plan for the State of Perak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1784"><text:span text:style-name="CharStyle15"><text:tab/>According to section </text:span><text:span text:style-name="CharStyle16">4(b),</text:span><text:span text:style-name="CharStyle15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2527"><text:span text:style-name="CharStyle15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4004"><text:span text:style-name="CharStyle15"><text:tab/>the State Government; or</text:span></text:p>
          </text:list-item>
          <text:list-item>
            <text:p text:style-name="P2814"><text:span text:style-name="CharStyle15"><text:tab/>any local authority whose area is wholly or partly comprised in the<text:line-break/>constituencies affected by the recommendation; or</text:span></text:p>
          </text:list-item>
          <text:list-item>
            <text:p text:style-name="P3702"><text:span text:style-name="CharStyle15"><text:tab/>a body of one hundred or more persons whose names are shown on the<text:line-break/>current electoral rolls of the constituencies in question.</text:span></text:p>
          </text:list-item>
        </text:list>
        <text:p text:style-name="P1650"><text:span text:style-name="CharStyle13">4</text:span></text:p>
        <text:list text:style-name="L6">
          <text:list-item>
            <text:p text:style-name="P4333"><text:span text:style-name="CharStyle7"><text:tab/>Any representations objecting to the proposed recommendations shall be<text:line-break/>submitted in writing to the Election Commission and addressed to the Perak State<text:line-break/>Election Officer as below:</text:span></text:p>
          </text:list-item>
        </text:list>
        <text:p text:style-name="P4197"><text:span text:style-name="CharStyle7">Pengarah Pilihan Raya Negeri Perak</text:span></text:p>
        <text:p text:style-name="P1741"><text:span text:style-name="CharStyle7">Blok A Tingkat 1 Bangunan Pejabat-Pejabat Kerajaan Persekutuan<text:line-break/>Jalan Panglima Bukit Gantang Wahab<text:line-break/>30000 Ipoh<text:line-break/>Perak.</text:span></text:p>
        <text:p text:style-name="P3701"><text:span text:style-name="CharStyle13">5</text:span></text:p>
      </text:section>
      <text:section text:style-name="Sect3" text:name="Section3">
        <text:p text:style-name="P5094"><draw:frame draw:style-name="fr3" svg:x="6.863cm" svg:y="0.000cm" svg:width="7.281cm" fo:min-height="0.490cm" text:anchor-type="paragraph"><draw:text-box><text:h text:outline-level="2" text:style-name="P2974"><text:bookmark-start text:name="bookmark0"/><text:span text:style-name="CharStyle18">JADUAL PERTAMA / </text:span><text:span text:style-name="CharStyle19">FIRST SCHEDULE</text:span><text:bookmark-end text:name="bookmark0"/></text:h></draw:text-box></draw:frame><draw:frame draw:style-name="fr4" svg:x="2.503cm" svg:y="0.986cm" svg:width="15.977cm" fo:min-height="3.521cm" text:anchor-type="paragraph"><draw:text-box><text:p text:style-name="P3361"><text:span text:style-name="CharStyle21">SYOR YANG DICADANGKAN BAGI NEGERI PERAK BERKAITAN DENGAN BAHAGIAN-<text:line-break/>BAHAGIAN PILIHAN RAYA PERSEKUTUAN DAN NEGERI YANG BAHARU, PINDAAN<text:line-break/>DAN PERUBAHAN NAMA SEDIA ADA BAGI BAHAGIAN-BAHAGIAN PILIHAN RAYA<text:line-break/>PERSEKUTUAN DAN NEGERI DAN BAHAGIAN-BAHAGIAN PILIHAN RAYA<text:line-break/>PERSEKUTUAN YANG TERLIBAT DALAM SEMAKAN SEMULA DAN TERSENTUH</text:span></text:p><text:h text:outline-level="2" text:style-name="P3030"><text:bookmark-start text:name="bookmark1"/><text:span text:style-name="CharStyle18">OLEH SYOR YANG DICADANGKAN</text:span><text:bookmark-end text:name="bookmark1"/></text:h></draw:text-box></draw:frame><draw:frame draw:style-name="fr5" svg:x="2.554cm" svg:y="4.981cm" svg:width="15.866cm" fo:min-height="2.946cm" text:anchor-type="paragraph"><draw:text-box><text:p text:style-name="P1994"><text:span text:style-name="CharStyle23">PROPOSED RECOMMENDATIONS FOR THE STATE OF PERAK REGARDING THE NEW<text:line-break/>FEDERAL AND STATE CONSTITUENCIES, AMENDMENTS AND ALTERATIONS TO THE<text:line-break/>EXISTING NAMES OF THE FEDERAL AND ST A TE CONSTITUENCIES AND THE FEDERAL<text:line-break/>CONSTITUENCIES INVOLVED IN THE REVISION AND AFFECTED BY THE PROPOSED</text:span></text:p><text:p text:style-name="P2695"><text:span text:style-name="CharStyle23">RECOMMENDATIONS</text:span></text:p></draw:text-box></draw:frame><draw:frame draw:style-name="fr6" svg:x="7.498cm" svg:y="8.560cm" svg:width="10.728cm" fo:min-height="2.221cm" text:anchor-type="paragraph"><draw:text-box><text:h text:outline-level="1" text:style-name="P4824"><text:bookmark-start text:name="bookmark2"/><text:span text:style-name="CharStyle25">(1) (2)</text:span><text:bookmark-end text:name="bookmark2"/></text:h><text:p text:style-name="P4743"><text:span text:style-name="CharStyle26">Bahagian Pilihan Raya<text:tab/>Bahagian<text:tab/>Pilihan<text:tab/>Raya<text:tab/>Negeri</text:span></text:p><text:p text:style-name="P2618"><text:span text:style-name="CharStyle26">Persekutuan</text:span></text:p><text:p text:style-name="P1700"><text:span text:style-name="CharStyle28">Federal Constituency<text:tab/>State<text:tab/>Constituency</text:span></text:p></draw:text-box></draw:frame><draw:frame draw:style-name="fr7" svg:x="2.681cm" svg:y="11.206cm" svg:width="3.522cm" fo:min-height="1.252cm" text:anchor-type="paragraph"><draw:text-box><text:p text:style-name="P3666"><text:span text:style-name="CharStyle26">Pewujudan Baharu<text:line-break/></text:span><text:span text:style-name="CharStyle29">Newly Created</text:span></text:p></draw:text-box></draw:frame><draw:frame draw:style-name="fr8" svg:x="8.768cm" svg:y="11.206cm" svg:width="1.533cm" fo:min-height="1.252cm" text:anchor-type="paragraph"><draw:text-box><text:p text:style-name="P2287"><text:span text:style-name="CharStyle26">- Tiada -<text:line-break/>- </text:span><text:span text:style-name="CharStyle29">Nil -</text:span></text:p></draw:text-box></draw:frame><draw:frame draw:style-name="fr9" svg:x="14.762cm" svg:y="11.206cm" svg:width="1.542cm" fo:min-height="1.252cm" text:anchor-type="paragraph"><draw:text-box><text:p text:style-name="P2344"><text:span text:style-name="CharStyle29">-</text:span><text:span text:style-name="CharStyle26"><text:s text:c="1"/>Tiada -<text:line-break/>- </text:span><text:span text:style-name="CharStyle29">Nil -</text:span></text:p></draw:text-box></draw:frame><draw:frame draw:style-name="fr10" svg:x="2.655cm" svg:y="12.797cm" svg:width="3.378cm" fo:min-height="3.521cm" text:anchor-type="paragraph"><draw:text-box><text:p text:style-name="P3175"><text:span text:style-name="CharStyle30">Pindaan Dan<text:line-break/>Perubahan Nama<text:line-break/>Sedia Ada<text:line-break/></text:span><text:span text:style-name="CharStyle28">Amendments And<text:line-break/>Alterations To The<text:line-break/>Existing Name</text:span></text:p></draw:text-box></draw:frame><draw:frame draw:style-name="fr2" svg:x="6.516cm" svg:y="12.954cm" svg:width="11.760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><text:p text:style-name="P3966"><text:span text:style-name="CharStyle7">1. P. 068 Ayer Tawar<text:line-break/>(NamaAsal: Beruas)</text:span></text:p></table:table-cell><table:table-cell table:style-name="Table1.Cell2"><text:p text:style-name="P4022"><text:span text:style-name="CharStyle7">1. N. 13 Kuala Sepetang</text:span></text:p><text:p text:style-name="P4747"><text:span text:style-name="CharStyle7">(Nama Asal: Kuala Sapetang)</text:span></text:p></table:table-cell></table:table-row><table:table-row table:style-name="Table1.R2"><table:table-cell table:style-name="Table1.Cell3"><text:p text:style-name="P3449"><text:span text:style-name="CharStyle7">2. P. 075 Bagan Datoh</text:span></text:p><text:p text:style-name="P2059"><text:span text:style-name="CharStyle7">(NamaAsal: Bagan Datok)</text:span></text:p></table:table-cell><table:table-cell table:style-name="Table1.Cell4"><text:p text:style-name="P2715"><text:span text:style-name="CharStyle7">2. N. 36 Beruas</text:span></text:p><text:p text:style-name="P3211"><text:span text:style-name="CharStyle7">(Nama Asal: Pengkalan<text:line-break/>Baharu)</text:span></text:p></table:table-cell></table:table-row><table:table-row table:style-name="Table1.R3"><table:table-cell table:style-name="Table1.Cell5"><text:p text:style-name="P4067"><text:span text:style-name="CharStyle7">3. P. 076 Teluk Intan</text:span></text:p><text:p text:style-name="P4389"><text:span text:style-name="CharStyle7">(Nama Asal: Telok Intan)</text:span></text:p></table:table-cell><table:table-cell table:style-name="Table1.Cell6"><text:list text:style-name="L12"><text:list-item><text:p text:style-name="P4109"><text:span text:style-name="CharStyle7"><text:tab/>N. 57 Bidor</text:span></text:p></text:list-item></text:list><text:p text:style-name="P1747"><text:span text:style-name="CharStyle7">(Nama Asal: Sungkai)</text:span></text:p><text:list text:style-name="L12" text:continue-numbering="true"><text:list-item><text:p text:style-name="P3019"><text:span text:style-name="CharStyle7"><text:tab/>N. 58 Besout<text:line-break/>(Nama Asal: Slim)</text:span></text:p></text:list-item><text:list-item><text:p text:style-name="P3929"><text:span text:style-name="CharStyle7"><text:tab/>N. 59 Muallim<text:line-break/>(Nama Asal: Behrang)</text:span></text:p></text:list-item></text:list></table:table-cell></table:table-row></table:table></draw:text-box></draw:frame><draw:frame draw:style-name="fr11" svg:x="2.690cm" svg:y="22.356cm" svg:width="15.714cm" fo:min-height="3.521cm" text:anchor-type="paragraph"><draw:text-box><text:p text:style-name="P4191"><text:span text:style-name="CharStyle26">Kecuali bahagian-bahagian pilihan raya Persekutuan yang terlibat dalam semakan<text:line-break/>semula dan tersentuh oleh syor yang dicadangkan iaitu P. 056 Larut, P. 057 Parit<text:line-break/>Buntar, P. 059 Bukit Gantang, P. 060 Taiping, P. 063 Tambun, P. 064 Ipoh Timor, P.<text:line-break/>065 Ipoh Barat, P. 066 Batu Gajah, P. 068 Ayer Tawar, P. 070 Kampar, P. 071 Gopeng,<text:line-break/>P. 072 Tapah, P. 073 Pasir Salak, P. 074 Lumut, P. 075 Bagan Datoh, P. 076 Teluk Intan<text:line-break/>dan P. 077 Tanjong Malim, sempadan bahagian-bahagian pilihan raya Persekutuan</text:span></text:p></draw:text-box></draw:frame><draw:frame draw:style-name="fr12" svg:x="10.359cm" svg:y="26.351cm" svg:width="0.263cm" fo:min-height="0.437cm" text:anchor-type="paragraph"><draw:text-box><text:p text:style-name="P3188"><text:span text:style-name="CharStyle32">6</text:span></text:p></draw:text-box></draw:frame></text:p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</text:section>
      <text:section text:style-name="Sect4" text:name="Section4">
        <text:p text:style-name="P5095"><text:span text:style-name="CharStyle7">yang tidak disebut tetap serupa seperti yang ada sekarang.</text:span></text:p>
        <text:p text:style-name="P5004"><text:span text:style-name="CharStyle33">Except for the Federal constituencies involved in the revision and affected by the<text:line-break/>proposed recommendations that is P. 056 Larut, P. 057 Parit Buntar, P. 059 Bukit<text:line-break/>Gantang, P. 060 Taiping, P. 063 Tambun, P. 064 Ipoh Timor</text:span><text:span text:style-name="CharStyle34">; </text:span><text:span text:style-name="CharStyle33">P. 065 Ipoh Barat, P. 066<text:line-break/>Batu Gajah, P. 068 Ayer Tawar, P. 070 Kampar, P. 071 Gopeng, P. 072 Tapah, P. 073 Pasir<text:line-break/>Salak, P. 074 Lumut, P. 075 Bagan Datoh, P. 076 Teluk Intan and P. 077 Tanjong Malim,<text:line-break/>the boundaries of the Federal constituencies which are not mentioned remain the same<text:line-break/>as at present.</text:span></text:p>
        <text:p text:style-name="P2363"><text:span text:style-name="CharStyle13">7</text:span></text:p>
      </text:section>
      <text:section text:style-name="Sect5" text:name="Section5">
        <text:p text:style-name="P5096"><draw:frame draw:style-name="fr13" svg:x="6.930cm" svg:y="0.000cm" svg:width="7.146cm" fo:min-height="0.490cm" text:anchor-type="paragraph"><draw:text-box><text:h text:outline-level="2" text:style-name="P3447"><text:bookmark-start text:name="bookmark3"/><text:span text:style-name="CharStyle37">JADUAL KEDUA / </text:span><text:span text:style-name="CharStyle36">SECOND SCHEDULE</text:span><text:bookmark-end text:name="bookmark3"/></text:h></draw:text-box></draw:frame><draw:frame draw:style-name="fr14" svg:x="2.782cm" svg:y="1.143cm" svg:width="15.427cm" fo:min-height="4.508cm" text:anchor-type="paragraph"><draw:text-box><text:h text:outline-level="2" text:style-name="P4063"><text:bookmark-start text:name="bookmark4"/><text:span text:style-name="CharStyle18">BILANGAN PEMILIH BAGI BAHAGIAN-BAHAGIAN PILIHAN RAYA PERSEKUTUAN</text:span><text:bookmark-end text:name="bookmark4"/></text:h><text:h text:outline-level="2" text:style-name="P4178"><text:bookmark-start text:name="bookmark5"/><text:span text:style-name="CharStyle18">DAN NEGERI DALAM NEGERI PERAK</text:span><text:bookmark-end text:name="bookmark5"/></text:h><text:p text:style-name="P2443"><text:span text:style-name="CharStyle23">NUMBER OF ELECTORS FOR THE FEDERAL AND ST A TE CONSTITUENCIES IN THE</text:span></text:p><text:p text:style-name="P4846"><text:span text:style-name="CharStyle23">STATE OF PERAK</text:span></text:p><text:h text:outline-level="2" text:style-name="P3834"><text:bookmark-start text:name="bookmark6"/><text:span text:style-name="CharStyle18">BAHAGIAN PILIHAN RAYA PERSEKUTUAN: P. 054 GERIK<text:line-break/></text:span><text:span text:style-name="CharStyle19">FEDERAL CONSTITUENCY: P. 054 GERIK</text:span><text:bookmark-end text:name="bookmark6"/></text:h></draw:text-box></draw:frame><draw:frame draw:style-name="fr15" svg:x="3.120cm" svg:y="6.080cm" svg:width="10.185cm" fo:min-height="2.972cm" text:anchor-type="paragraph"><draw:text-box><text:h text:outline-level="1" text:style-name="P2693"><text:bookmark-start text:name="bookmark7"/><text:span text:style-name="CharStyle25">(1) (2)</text:span><text:bookmark-end text:name="bookmark7"/></text:h><text:p text:style-name="P3616"><text:span text:style-name="CharStyle26">Bahagian Pilihan Raya<text:tab/>Daerah<text:tab/>Mengundi</text:span></text:p><text:p text:style-name="P3024"><text:span text:style-name="CharStyle30">Negeri<text:line-break/></text:span><text:span text:style-name="CharStyle28">State Constituency</text:span></text:p></draw:text-box></draw:frame><draw:frame draw:style-name="fr16" svg:x="15.972cm" svg:y="6.283cm" svg:width="3.133cm" fo:min-height="1.228cm" text:anchor-type="paragraph"><draw:text-box><text:h text:outline-level="1" text:style-name="P2456"><text:bookmark-start text:name="bookmark8"/><text:span text:style-name="CharStyle25">(3)</text:span><text:bookmark-end text:name="bookmark8"/></text:h><text:p text:style-name="P3176"><text:span text:style-name="CharStyle26">Bilangan Pemilih</text:span></text:p></draw:text-box></draw:frame><draw:frame draw:style-name="fr17" svg:x="10.292cm" svg:y="8.467cm" svg:width="2.760cm" fo:min-height="0.533cm" text:anchor-type="paragraph"><draw:text-box><text:p text:style-name="P2016"><text:span text:style-name="CharStyle28">Polling District</text:span></text:p></draw:text-box></draw:frame><draw:frame draw:style-name="fr18" svg:x="15.796cm" svg:y="8.467cm" svg:width="3.480cm" fo:min-height="0.533cm" text:anchor-type="paragraph"><draw:text-box><text:p text:style-name="P3746"><text:span text:style-name="CharStyle28">Number of Electors</text:span></text:p></draw:text-box></draw:frame><draw:frame draw:style-name="fr19" svg:x="2.697cm" svg:y="9.576cm" svg:width="4.590cm" fo:min-height="0.526cm" text:anchor-type="paragraph"><draw:text-box><text:p text:style-name="P1769"><text:span text:style-name="CharStyle26">N. 01 PENGKALAN HULU</text:span></text:p></draw:text-box></draw:frame><draw:frame draw:style-name="fr20" svg:x="8.775cm" svg:y="9.567cm" svg:width="2.812cm" fo:min-height="0.534cm" text:anchor-type="paragraph"><draw:text-box><text:p text:style-name="P3683"><text:span text:style-name="CharStyle26">1. Ayer Panas</text:span></text:p></draw:text-box></draw:frame><draw:frame draw:style-name="fr21" svg:x="18.309cm" svg:y="9.576cm" svg:width="1.050cm" fo:min-height="0.524cm" text:anchor-type="paragraph"><draw:text-box><text:p text:style-name="P1831"><text:span text:style-name="CharStyle26">1,503</text:span></text:p></draw:text-box></draw:frame><draw:frame draw:style-name="fr22" svg:x="8.751cm" svg:y="10.126cm" svg:width="10.626cm" fo:min-height="8.906cm" text:anchor-type="paragraph"><draw:text-box><text:list text:style-name="L14"><text:list-item><text:p text:style-name="P2651"><text:span text:style-name="CharStyle39"><text:tab/>KuakHulu<text:tab/>1,105</text:span></text:p></text:list-item><text:list-item><text:p text:style-name="P4153"><text:span text:style-name="CharStyle39"><text:tab/>Kuak Luar<text:tab/>2,630</text:span></text:p></text:list-item><text:list-item><text:p text:style-name="P1674"><text:span text:style-name="CharStyle39"><text:tab/>Pekan Kroh<text:tab/>2,581</text:span></text:p></text:list-item><text:list-item><text:p text:style-name="P3582"><text:span text:style-name="CharStyle39"><text:tab/>Kampong Selarong<text:tab/>975</text:span></text:p></text:list-item><text:list-item><text:p text:style-name="P3082"><text:span text:style-name="CharStyle39"><text:tab/>Tasek<text:tab/>1,033</text:span></text:p></text:list-item><text:list-item><text:p text:style-name="P3005"><text:span text:style-name="CharStyle39"><text:tab/>Klian Intan<text:tab/>1,346</text:span></text:p></text:list-item><text:list-item><text:p text:style-name="P3625"><text:span text:style-name="CharStyle39"><text:tab/>Kampong Pahit<text:tab/>1,133</text:span></text:p></text:list-item><text:list-item><text:p text:style-name="P3763"><text:span text:style-name="CharStyle39"><text:tab/>Kampong Lalang<text:tab/>837</text:span></text:p></text:list-item></text:list></draw:text-box></draw:frame><draw:frame draw:style-name="fr23" svg:x="8.775cm" svg:y="19.473cm" svg:width="3.641cm" fo:min-height="0.533cm" text:anchor-type="paragraph"><draw:text-box><text:p text:style-name="P4874"><text:span text:style-name="CharStyle26">10. Kampong Plang</text:span></text:p></draw:text-box></draw:frame><draw:frame draw:style-name="fr24" svg:x="18.309cm" svg:y="19.482cm" svg:width="1.058cm" fo:min-height="0.526cm" text:anchor-type="paragraph"><draw:text-box><text:p text:style-name="P2551"><text:span text:style-name="CharStyle41">1,220</text:span></text:p></draw:text-box></draw:frame><draw:frame draw:style-name="fr25" svg:x="17.979cm" svg:y="20.616cm" svg:width="1.372cm" fo:min-height="0.473cm" text:anchor-type="paragraph"><draw:text-box><text:h text:outline-level="2" text:style-name="P1919"><text:bookmark-start text:name="bookmark9"/><text:span text:style-name="CharStyle18">14,363</text:span><text:bookmark-end text:name="bookmark9"/></text:h></draw:text-box></draw:frame><draw:frame draw:style-name="fr26" svg:x="2.697cm" svg:y="22.784cm" svg:width="3.277cm" fo:min-height="0.526cm" text:anchor-type="paragraph"><draw:text-box><text:p text:style-name="P3736"><text:span text:style-name="CharStyle26">N. 02 TEMENGOR</text:span></text:p></draw:text-box></draw:frame><draw:frame draw:style-name="fr27" svg:x="8.775cm" svg:y="22.775cm" svg:width="0.356cm" fo:min-height="0.526cm" text:anchor-type="paragraph"><draw:text-box><text:p text:style-name="P4522"><text:span text:style-name="CharStyle26">1.</text:span></text:p></draw:text-box></draw:frame><draw:frame draw:style-name="fr28" svg:x="9.504cm" svg:y="22.775cm" svg:width="1.295cm" fo:min-height="0.526cm" text:anchor-type="paragraph"><draw:text-box><text:p text:style-name="P3913"><text:span text:style-name="CharStyle26">Krunei</text:span></text:p></draw:text-box></draw:frame><draw:frame draw:style-name="fr29" svg:x="18.293cm" svg:y="22.775cm" svg:width="1.076cm" fo:min-height="0.526cm" text:anchor-type="paragraph"><draw:text-box><text:p text:style-name="P2846"><text:span text:style-name="CharStyle26">2,729</text:span></text:p></draw:text-box></draw:frame><draw:frame draw:style-name="fr30" svg:x="8.759cm" svg:y="23.876cm" svg:width="3.895cm" fo:min-height="0.526cm" text:anchor-type="paragraph"><draw:text-box><text:p text:style-name="P3935"><text:span text:style-name="CharStyle26">2. Pekan Grik Barat</text:span></text:p></draw:text-box></draw:frame><draw:frame draw:style-name="fr31" svg:x="18.293cm" svg:y="23.876cm" svg:width="1.067cm" fo:min-height="0.526cm" text:anchor-type="paragraph"><draw:text-box><text:p text:style-name="P3544"><text:span text:style-name="CharStyle26">2,602</text:span></text:p></draw:text-box></draw:frame><draw:frame draw:style-name="fr32" svg:x="8.768cm" svg:y="24.977cm" svg:width="0.363cm" fo:min-height="0.526cm" text:anchor-type="paragraph"><draw:text-box><text:p text:style-name="P1622"><text:span text:style-name="CharStyle26">3.</text:span></text:p></draw:text-box></draw:frame><draw:frame draw:style-name="fr33" svg:x="9.504cm" svg:y="24.977cm" svg:width="1.718cm" fo:min-height="0.526cm" text:anchor-type="paragraph"><draw:text-box><text:p text:style-name="P3806"><text:span text:style-name="CharStyle26">Batu Dua</text:span></text:p></draw:text-box></draw:frame><draw:frame draw:style-name="fr34" svg:x="18.309cm" svg:y="24.977cm" svg:width="1.058cm" fo:min-height="0.526cm" text:anchor-type="paragraph"><draw:text-box><text:p text:style-name="P4133"><text:span text:style-name="CharStyle26">1,119</text:span></text:p></draw:text-box></draw:frame><draw:frame draw:style-name="fr35" svg:x="10.359cm" svg:y="26.374cm" svg:width="0.272cm" fo:min-height="0.407cm" text:anchor-type="paragraph"><draw:text-box><text:p text:style-name="P3987"><text:page-number/></text:p></draw:text-box></draw:frame></text:p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</text:section>
      <text:section text:style-name="Sect6" text:name="Section6">
        <text:h text:outline-level="1" text:style-name="P5097"><text:bookmark-start text:name="bookmark10"/><text:span text:style-name="CharStyle48">(1)</text:span><text:bookmark-end text:name="bookmark10"/></text:h>
        <text:p text:style-name="P2304"><draw:frame draw:style-name="fr36" svg:x="8.749cm" svg:y="0.000cm" svg:width="10.634cm" fo:min-height="0.002cm" text:anchor-type="paragraph"><draw:text-box><table:table table:style-name="Table2"><table:table-column table:style-name="Table2.C1"/><table:table-column table:style-name="Table2.C2"/><table:table-column table:style-name="Table2.C3"/><table:table-row table:style-name="Table2.R1"><table:table-cell table:style-name="Table2.Cell1"><text:p text:style-name="P5018"/></table:table-cell><table:table-cell table:style-name="Table2.Cell2"><text:p text:style-name="P3923"><text:span text:style-name="CharStyle46">(2)</text:span></text:p></table:table-cell><table:table-cell table:style-name="Table2.Cell3"><text:p text:style-name="P1663"><text:span text:style-name="CharStyle46">(3)</text:span></text:p></table:table-cell></table:table-row><table:table-row table:style-name="Table2.R2"><table:table-cell table:style-name="Table2.Cell4"><text:p text:style-name="P5018"/></table:table-cell><table:table-cell table:style-name="Table2.Cell5"><text:p text:style-name="P2679"><text:span text:style-name="CharStyle46">Daerah Mengundi</text:span></text:p></table:table-cell><table:table-cell table:style-name="Table2.Cell6"><text:p text:style-name="P3364"><text:span text:style-name="CharStyle46">Bilangan Pemilih</text:span></text:p></table:table-cell></table:table-row><table:table-row table:style-name="Table2.R3"><table:table-cell table:style-name="Table2.Cell7"><text:p text:style-name="P5018"/></table:table-cell><table:table-cell table:style-name="Table2.Cell8"><text:p text:style-name="P2457"><text:span text:style-name="CharStyle47">Polling District</text:span></text:p></table:table-cell><table:table-cell table:style-name="Table2.Cell9"><text:p text:style-name="P1785"><text:span text:style-name="CharStyle47">Number of Electors</text:span></text:p></table:table-cell></table:table-row><table:table-row table:style-name="Table2.R4"><table:table-cell table:style-name="Table2.Cell10"><text:p text:style-name="P2453"><text:span text:style-name="CharStyle46">4.</text:span></text:p></table:table-cell><table:table-cell table:style-name="Table2.Cell11"><text:p text:style-name="P3130"><text:span text:style-name="CharStyle46">Grik Utara</text:span></text:p></table:table-cell><table:table-cell table:style-name="Table2.Cell12"><text:p text:style-name="P1892"><text:span text:style-name="CharStyle46">1,236</text:span></text:p></table:table-cell></table:table-row><table:table-row table:style-name="Table2.R5"><table:table-cell table:style-name="Table2.Cell13"><text:p text:style-name="P2590"><text:span text:style-name="CharStyle46">5.</text:span></text:p></table:table-cell><table:table-cell table:style-name="Table2.Cell14"><text:p text:style-name="P3266"><text:span text:style-name="CharStyle46">Kuala Rui</text:span></text:p></table:table-cell><table:table-cell table:style-name="Table2.Cell15"><text:p text:style-name="P2061"><text:span text:style-name="CharStyle46">834</text:span></text:p></table:table-cell></table:table-row><table:table-row table:style-name="Table2.R6"><table:table-cell table:style-name="Table2.Cell16"><text:p text:style-name="P2735"><text:span text:style-name="CharStyle46">6.</text:span></text:p></table:table-cell><table:table-cell table:style-name="Table2.Cell17"><text:p text:style-name="P4980"><text:span text:style-name="CharStyle46">Pekan Grik Timor</text:span></text:p></table:table-cell><table:table-cell table:style-name="Table2.Cell18"><text:p text:style-name="P2268"><text:span text:style-name="CharStyle46">2,439</text:span></text:p></table:table-cell></table:table-row><table:table-row table:style-name="Table2.R7"><table:table-cell table:style-name="Table2.Cell19"><text:p text:style-name="P2941"><text:span text:style-name="CharStyle46">7.</text:span></text:p></table:table-cell><table:table-cell table:style-name="Table2.Cell20"><text:p text:style-name="P1689"><text:span text:style-name="CharStyle46">Kampong Bongor</text:span></text:p></table:table-cell><table:table-cell table:style-name="Table2.Cell21"><text:p text:style-name="P2405"><text:span text:style-name="CharStyle46">1,063</text:span></text:p></table:table-cell></table:table-row><table:table-row table:style-name="Table2.R8"><table:table-cell table:style-name="Table2.Cell22"><text:p text:style-name="P3077"><text:span text:style-name="CharStyle46">8.</text:span></text:p></table:table-cell><table:table-cell table:style-name="Table2.Cell23"><text:p text:style-name="P1839"><text:span text:style-name="CharStyle46">Rancangan FELDA Bersia</text:span></text:p></table:table-cell><table:table-cell table:style-name="Table2.Cell24"><text:p text:style-name="P2555"><text:span text:style-name="CharStyle46">1,727</text:span></text:p></table:table-cell></table:table-row><table:table-row table:style-name="Table2.R9"><table:table-cell table:style-name="Table2.Cell25"><text:p text:style-name="P3391"><text:span text:style-name="CharStyle46">9.</text:span></text:p></table:table-cell><table:table-cell table:style-name="Table2.Cell26"><text:p text:style-name="P2091"><text:span text:style-name="CharStyle46">Bersia</text:span></text:p></table:table-cell><table:table-cell table:style-name="Table2.Cell27"><text:p text:style-name="P2768"><text:span text:style-name="CharStyle46">3,347</text:span></text:p></table:table-cell></table:table-row><table:table-row table:style-name="Table2.R10"><table:table-cell table:style-name="Table2.Cell28"><text:p text:style-name="P4305"><text:span text:style-name="CharStyle46">10.</text:span></text:p></table:table-cell><table:table-cell table:style-name="Table2.Cell29"><text:p text:style-name="P2238"><text:span text:style-name="CharStyle46">Banun</text:span></text:p></table:table-cell><table:table-cell table:style-name="Table2.Cell30"><text:p text:style-name="P2909"><text:span text:style-name="CharStyle46">639</text:span></text:p></table:table-cell></table:table-row><table:table-row table:style-name="Table2.R11"><table:table-cell table:style-name="Table2.Cell31"><text:p text:style-name="P1657"><text:span text:style-name="CharStyle46">11.</text:span></text:p></table:table-cell><table:table-cell table:style-name="Table2.Cell32"><text:p text:style-name="P4729"><text:span text:style-name="CharStyle46">Pos Kemar</text:span></text:p></table:table-cell><table:table-cell table:style-name="Table2.Cell33"><text:p text:style-name="P3055"><text:span text:style-name="CharStyle46">1,436</text:span></text:p></table:table-cell></table:table-row><table:table-row table:style-name="Table2.R12"><table:table-cell table:style-name="Table2.Cell34"><text:p text:style-name="P1822"><text:span text:style-name="CharStyle46">12.</text:span></text:p></table:table-cell><table:table-cell table:style-name="Table2.Cell35"><text:p text:style-name="P2533"><text:span text:style-name="CharStyle46">Sungai Tiang</text:span></text:p></table:table-cell><table:table-cell table:style-name="Table2.Cell36"><text:p text:style-name="P4898"><text:span text:style-name="CharStyle46">298</text:span></text:p></table:table-cell></table:table-row></table:table><text:p text:style-name="P2895"><text:span text:style-name="CharStyle45">19,469</text:span></text:p></draw:text-box></draw:frame><text:span text:style-name="CharStyle7">Bahagian Pilihan Raya<text:line-break/>Negeri<text:line-break/></text:span><text:span text:style-name="CharStyle8">State Constituency</text:span></text:p>
        <text:p text:style-name="P3531"><text:span text:style-name="CharStyle7">Jumlah Bilangan Pemilih dalam Bahagian Pilihan Raya Persekutuan<text:tab/>33,832</text:span></text:p>
        <text:p text:style-name="P1810"><text:span text:style-name="CharStyle7">P. 054 Gerik:</text:span></text:p>
        <text:p text:style-name="P4182"><text:span text:style-name="CharStyle33">Total Number of Electors in the Federal Constituency of<text:line-break/>P. 054 Gerik:</text:span></text:p>
        <text:p text:style-name="P4757"><text:span text:style-name="CharStyle13">9</text:span></text:p>
      </text:section>
      <text:section text:style-name="Sect7" text:name="Section7">
        <text:p text:style-name="P5098"><draw:frame draw:style-name="fr40" svg:x="2.697cm" svg:y="0.000cm" svg:width="4.505cm" fo:min-height="3.828cm" text:anchor-type="paragraph"><draw:text-box><text:h text:outline-level="1" text:style-name="P3129"><text:bookmark-start text:name="bookmark11"/><text:span text:style-name="CharStyle52">(</text:span><text:span text:style-name="CharStyle53">1</text:span><text:span text:style-name="CharStyle52">)</text:span><text:bookmark-end text:name="bookmark11"/></text:h><text:p text:style-name="P3654"><text:span text:style-name="CharStyle26">Bahagian Pilihan Raya<text:line-break/>Negeri<text:line-break/></text:span><text:span text:style-name="CharStyle29">State Constituency</text:span></text:p><text:p text:style-name="P4085"><text:span text:style-name="CharStyle26">N. 03 KENERING</text:span></text:p></draw:text-box></draw:frame><draw:frame draw:style-name="fr39" svg:x="8.751cm" svg:y="0.000cm" svg:width="10.634cm" fo:min-height="0.002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5018"/></table:table-cell><table:table-cell table:style-name="Table3.Cell2"><text:p text:style-name="P3919"><text:span text:style-name="CharStyle46">(2)</text:span></text:p></table:table-cell><table:table-cell table:style-name="Table3.Cell3"><text:p text:style-name="P1771"><text:span text:style-name="CharStyle46">(3)</text:span></text:p></table:table-cell></table:table-row><table:table-row table:style-name="Table3.R2"><table:table-cell table:style-name="Table3.Cell4"><text:p text:style-name="P5018"/></table:table-cell><table:table-cell table:style-name="Table3.Cell5"><text:p text:style-name="P4131"><text:span text:style-name="CharStyle46">Daerah Mengundi</text:span></text:p></table:table-cell><table:table-cell table:style-name="Table3.Cell6"><text:p text:style-name="P2242"><text:span text:style-name="CharStyle46">Bilangan Pemilih</text:span></text:p></table:table-cell></table:table-row><table:table-row table:style-name="Table3.R3"><table:table-cell table:style-name="Table3.Cell7"><text:p text:style-name="P5018"/></table:table-cell><table:table-cell table:style-name="Table3.Cell8"><text:p text:style-name="P2945"><text:span text:style-name="CharStyle47">Polling District</text:span></text:p></table:table-cell><table:table-cell table:style-name="Table3.Cell9"><text:p text:style-name="P3127"><text:span text:style-name="CharStyle47">Number of Electors</text:span></text:p></table:table-cell></table:table-row><table:table-row table:style-name="Table3.R4"><table:table-cell table:style-name="Table3.Cell10"><text:p text:style-name="P1861"><text:span text:style-name="CharStyle46">1.</text:span></text:p></table:table-cell><table:table-cell table:style-name="Table3.Cell11"><text:p text:style-name="P3036"><text:span text:style-name="CharStyle46">Kenering Utara</text:span></text:p></table:table-cell><table:table-cell table:style-name="Table3.Cell12"><text:p text:style-name="P1804"><text:span text:style-name="CharStyle46">1,019</text:span></text:p></table:table-cell></table:table-row><table:table-row table:style-name="Table3.R5"><table:table-cell table:style-name="Table3.Cell13"><text:p text:style-name="P2514"><text:span text:style-name="CharStyle46">2.</text:span></text:p></table:table-cell><table:table-cell table:style-name="Table3.Cell14"><text:p text:style-name="P3195"><text:span text:style-name="CharStyle46">Tawai</text:span></text:p></table:table-cell><table:table-cell table:style-name="Table3.Cell15"><text:p text:style-name="P1958"><text:span text:style-name="CharStyle46">1,075</text:span></text:p></table:table-cell></table:table-row><table:table-row table:style-name="Table3.R6"><table:table-cell table:style-name="Table3.Cell16"><text:p text:style-name="P2649"><text:span text:style-name="CharStyle46">3.</text:span></text:p></table:table-cell><table:table-cell table:style-name="Table3.Cell17"><text:p text:style-name="P3716"><text:span text:style-name="CharStyle46">Ulu Kenderong</text:span></text:p></table:table-cell><table:table-cell table:style-name="Table3.Cell18"><text:p text:style-name="P2187"><text:span text:style-name="CharStyle46">1,461</text:span></text:p></table:table-cell></table:table-row><table:table-row table:style-name="Table3.R7"><table:table-cell table:style-name="Table3.Cell19"><text:p text:style-name="P3755"><text:span text:style-name="CharStyle46">4.</text:span></text:p></table:table-cell><table:table-cell table:style-name="Table3.Cell20"><text:p text:style-name="P1898"><text:span text:style-name="CharStyle46">Padang Kunyit</text:span></text:p></table:table-cell><table:table-cell table:style-name="Table3.Cell21"><text:p text:style-name="P2534"><text:span text:style-name="CharStyle46">827</text:span></text:p></table:table-cell></table:table-row><table:table-row table:style-name="Table3.R8"><table:table-cell table:style-name="Table3.Cell22"><text:p text:style-name="P3208"><text:span text:style-name="CharStyle46">5.</text:span></text:p></table:table-cell><table:table-cell table:style-name="Table3.Cell23"><text:p text:style-name="P4609"><text:span text:style-name="CharStyle46">Kampong Ayer Panas</text:span></text:p></table:table-cell><table:table-cell table:style-name="Table3.Cell24"><text:p text:style-name="P4611"><text:span text:style-name="CharStyle46">835</text:span></text:p></table:table-cell></table:table-row><table:table-row table:style-name="Table3.R9"><table:table-cell table:style-name="Table3.Cell25"><text:p text:style-name="P3795"><text:span text:style-name="CharStyle46">6.</text:span></text:p></table:table-cell><table:table-cell table:style-name="Table3.Cell26"><text:p text:style-name="P2064"><text:span text:style-name="CharStyle46">Kampong Padang</text:span></text:p></table:table-cell><table:table-cell table:style-name="Table3.Cell27"><text:p text:style-name="P2449"><text:span text:style-name="CharStyle46">1,246</text:span></text:p></table:table-cell></table:table-row><table:table-row table:style-name="Table3.R10"><table:table-cell table:style-name="Table3.Cell28"><text:p text:style-name="P3025"><text:span text:style-name="CharStyle46">7.</text:span></text:p></table:table-cell><table:table-cell table:style-name="Table3.Cell29"><text:p text:style-name="P1790"><text:span text:style-name="CharStyle46">Kampong Ganda</text:span></text:p></table:table-cell><table:table-cell table:style-name="Table3.Cell30"><text:p text:style-name="P2392"><text:span text:style-name="CharStyle46">1,010</text:span></text:p></table:table-cell></table:table-row><table:table-row table:style-name="Table3.R11"><table:table-cell table:style-name="Table3.Cell31"><text:p text:style-name="P2289"><text:span text:style-name="CharStyle46">8.</text:span></text:p></table:table-cell><table:table-cell table:style-name="Table3.Cell32"><text:p text:style-name="P3741"><text:span text:style-name="CharStyle46">FELDA Lawin Selatan</text:span></text:p></table:table-cell><table:table-cell table:style-name="Table3.Cell33"><text:p text:style-name="P1715"><text:span text:style-name="CharStyle46">1,071</text:span></text:p></table:table-cell></table:table-row><table:table-row table:style-name="Table3.R12"><table:table-cell table:style-name="Table3.Cell34"><text:p text:style-name="P3016"><text:span text:style-name="CharStyle46">9.</text:span></text:p></table:table-cell><table:table-cell table:style-name="Table3.Cell35"><text:p text:style-name="P1777"><text:span text:style-name="CharStyle46">Lawin</text:span></text:p></table:table-cell><table:table-cell table:style-name="Table3.Cell36"><text:p text:style-name="P1987"><text:span text:style-name="CharStyle46">876</text:span></text:p></table:table-cell></table:table-row><table:table-row table:style-name="Table3.R13"><table:table-cell table:style-name="Table3.Cell37"><text:p text:style-name="P3222"><text:span text:style-name="CharStyle46">10.</text:span></text:p></table:table-cell><table:table-cell table:style-name="Table3.Cell38"><text:p text:style-name="P2354"><text:span text:style-name="CharStyle46">FELDA Papulut</text:span></text:p></table:table-cell><table:table-cell table:style-name="Table3.Cell39"><text:p text:style-name="P3419"><text:span text:style-name="CharStyle46">633</text:span></text:p></table:table-cell></table:table-row><table:table-row table:style-name="Table3.R14"><table:table-cell table:style-name="Table3.Cell40"><text:p text:style-name="P1915"><text:span text:style-name="CharStyle46">11.</text:span></text:p></table:table-cell><table:table-cell table:style-name="Table3.Cell41"><text:p text:style-name="P2608"><text:span text:style-name="CharStyle46">Sungai Dala</text:span></text:p></table:table-cell><table:table-cell table:style-name="Table3.Cell42"><text:p text:style-name="P4601"><text:span text:style-name="CharStyle46">448</text:span></text:p></table:table-cell></table:table-row><table:table-row table:style-name="Table3.R15"><table:table-cell table:style-name="Table3.Cell43"><text:p text:style-name="P2526"><text:span text:style-name="CharStyle46">12.</text:span></text:p></table:table-cell><table:table-cell table:style-name="Table3.Cell44"><text:p text:style-name="P4297"><text:span text:style-name="CharStyle46">Belum Baharu</text:span></text:p></table:table-cell><table:table-cell table:style-name="Table3.Cell45"><text:p text:style-name="P1888"><text:span text:style-name="CharStyle46">1,036</text:span></text:p></table:table-cell></table:table-row><table:table-row table:style-name="Table3.R16"><table:table-cell table:style-name="Table3.Cell46"><text:p text:style-name="P3612"><text:span text:style-name="CharStyle46">13.</text:span></text:p></table:table-cell><table:table-cell table:style-name="Table3.Cell47"><text:p text:style-name="P2159"><text:span text:style-name="CharStyle46">Kampong Sawa</text:span></text:p></table:table-cell><table:table-cell table:style-name="Table3.Cell48"><text:p text:style-name="P3981"><text:span text:style-name="CharStyle46">752</text:span></text:p></table:table-cell></table:table-row><table:table-row table:style-name="Table3.R17"><table:table-cell table:style-name="Table3.Cell49"><text:p text:style-name="P3374"><text:span text:style-name="CharStyle46">14.</text:span></text:p></table:table-cell><table:table-cell table:style-name="Table3.Cell50"><text:p text:style-name="P3066"><text:span text:style-name="CharStyle46">Padang Gerus</text:span></text:p></table:table-cell><table:table-cell table:style-name="Table3.Cell51"><text:p text:style-name="P1989"><text:span text:style-name="CharStyle46">656</text:span></text:p></table:table-cell></table:table-row><table:table-row table:style-name="Table3.R18"><table:table-cell table:style-name="Table3.Cell52"><text:p text:style-name="P3990"><text:span text:style-name="CharStyle46">15.</text:span></text:p></table:table-cell><table:table-cell table:style-name="Table3.Cell53"><text:p text:style-name="P1902"><text:span text:style-name="CharStyle46">Sumpitan</text:span></text:p></table:table-cell><table:table-cell table:style-name="Table3.Cell54"><text:p text:style-name="P3609"><text:span text:style-name="CharStyle46">1,256</text:span></text:p></table:table-cell></table:table-row><table:table-row table:style-name="Table3.R19"><table:table-cell table:style-name="Table3.Cell55"><text:p text:style-name="P4195"><text:span text:style-name="CharStyle46">16.</text:span></text:p></table:table-cell><table:table-cell table:style-name="Table3.Cell56"><text:p text:style-name="P3690"><text:span text:style-name="CharStyle46">Selat Pagar</text:span></text:p></table:table-cell><table:table-cell table:style-name="Table3.Cell57"><text:p text:style-name="P3184"><text:span text:style-name="CharStyle46">284</text:span></text:p></table:table-cell></table:table-row><table:table-row table:style-name="Table3.R20"><table:table-cell table:style-name="Table3.Cell58"><text:p text:style-name="P4428"><text:span text:style-name="CharStyle46">17.</text:span></text:p></table:table-cell><table:table-cell table:style-name="Table3.Cell59"><text:p text:style-name="P4711"><text:span text:style-name="CharStyle46">Ayer Kala</text:span></text:p></table:table-cell><table:table-cell table:style-name="Table3.Cell60"><text:p text:style-name="P4034"><text:span text:style-name="CharStyle46">957</text:span></text:p></table:table-cell></table:table-row><table:table-row table:style-name="Table3.R21"><table:table-cell table:style-name="Table3.Cell61"><text:p text:style-name="P2779"><text:span text:style-name="CharStyle46">18.</text:span></text:p></table:table-cell><table:table-cell table:style-name="Table3.Cell62"><text:p text:style-name="P4424"><text:span text:style-name="CharStyle46">Bukit Sapi</text:span></text:p></table:table-cell><table:table-cell table:style-name="Table3.Cell63"><text:p text:style-name="P4076"><text:span text:style-name="CharStyle46">646</text:span></text:p></table:table-cell></table:table-row></table:table><text:p text:style-name="P2867"><text:span text:style-name="CharStyle55">16,088</text:span></text:p></draw:text-box></draw:frame></text:p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</text:section>
      <text:section text:style-name="Sect8" text:name="Section8">
        <text:h text:outline-level="1" text:style-name="P5099"><text:bookmark-start text:name="bookmark12"/><text:span text:style-name="CharStyle59">(</text:span><text:span text:style-name="CharStyle60">1</text:span><text:span text:style-name="CharStyle59">)</text:span><text:bookmark-end text:name="bookmark12"/></text:h>
        <text:p text:style-name="P2380"><draw:frame draw:style-name="fr41" svg:x="8.749cm" svg:y="0.000cm" svg:width="10.634cm" fo:min-height="0.002cm" text:anchor-type="paragraph"><draw:text-box><table:table table:style-name="Table4"><table:table-column table:style-name="Table4.C1"/><table:table-column table:style-name="Table4.C2"/><table:table-column table:style-name="Table4.C3"/><table:table-row table:style-name="Table4.R1"><table:table-cell table:style-name="Table4.Cell1"><text:p text:style-name="P5018"/></table:table-cell><table:table-cell table:style-name="Table4.Cell2"><text:p text:style-name="P1755"><text:span text:style-name="CharStyle46">(2)</text:span></text:p></table:table-cell><table:table-cell table:style-name="Table4.Cell3"><text:p text:style-name="P2490"><text:span text:style-name="CharStyle46">(3)</text:span></text:p></table:table-cell></table:table-row><table:table-row table:style-name="Table4.R2"><table:table-cell table:style-name="Table4.Cell4"><text:p text:style-name="P5018"/></table:table-cell><table:table-cell table:style-name="Table4.Cell5"><text:p text:style-name="P4766"><text:span text:style-name="CharStyle46">Daerah Mengundi</text:span></text:p></table:table-cell><table:table-cell table:style-name="Table4.Cell6"><text:p text:style-name="P4774"><text:span text:style-name="CharStyle46">Bilangan Pemilih</text:span></text:p></table:table-cell></table:table-row><table:table-row table:style-name="Table4.R3"><table:table-cell table:style-name="Table4.Cell7"><text:p text:style-name="P5018"/></table:table-cell><table:table-cell table:style-name="Table4.Cell8"><text:p text:style-name="P3223"><text:span text:style-name="CharStyle47">Polling District</text:span></text:p></table:table-cell><table:table-cell table:style-name="Table4.Cell9"><text:p text:style-name="P4562"><text:span text:style-name="CharStyle47">Number of Electors</text:span></text:p></table:table-cell></table:table-row><table:table-row table:style-name="Table4.R4"><table:table-cell table:style-name="Table4.Cell10"><text:p text:style-name="P2733"><text:span text:style-name="CharStyle56">1</text:span><text:span text:style-name="CharStyle57">.</text:span></text:p></table:table-cell><table:table-cell table:style-name="Table4.Cell11"><text:p text:style-name="P2948"><text:span text:style-name="CharStyle46">Kampong Gelok</text:span></text:p></table:table-cell><table:table-cell table:style-name="Table4.Cell12"><text:p text:style-name="P1698"><text:span text:style-name="CharStyle46">1,166</text:span></text:p></table:table-cell></table:table-row><table:table-row table:style-name="Table4.R5"><table:table-cell table:style-name="Table4.Cell13"><text:p text:style-name="P2416"><text:span text:style-name="CharStyle46">2.</text:span></text:p></table:table-cell><table:table-cell table:style-name="Table4.Cell14"><text:p text:style-name="P3088"><text:span text:style-name="CharStyle46">Kampong Lenggong</text:span></text:p></table:table-cell><table:table-cell table:style-name="Table4.Cell15"><text:p text:style-name="P1847"><text:span text:style-name="CharStyle46">804</text:span></text:p></table:table-cell></table:table-row><table:table-row table:style-name="Table4.R6"><table:table-cell table:style-name="Table4.Cell16"><text:p text:style-name="P2561"><text:span text:style-name="CharStyle46">3.</text:span></text:p></table:table-cell><table:table-cell table:style-name="Table4.Cell17"><text:p text:style-name="P2028"><text:span text:style-name="CharStyle46">Kampong Sira</text:span></text:p></table:table-cell><table:table-cell table:style-name="Table4.Cell18"><text:p text:style-name="P2084"><text:span text:style-name="CharStyle46">1,177</text:span></text:p></table:table-cell></table:table-row><table:table-row table:style-name="Table4.R7"><table:table-cell table:style-name="Table4.Cell19"><text:p text:style-name="P2758"><text:span text:style-name="CharStyle46">4.</text:span></text:p></table:table-cell><table:table-cell table:style-name="Table4.Cell20"><text:p text:style-name="P4749"><text:span text:style-name="CharStyle46">Kampong Telok Batu</text:span></text:p></table:table-cell><table:table-cell table:style-name="Table4.Cell21"><text:p text:style-name="P4345"><text:span text:style-name="CharStyle46">455</text:span></text:p></table:table-cell></table:table-row><table:table-row table:style-name="Table4.R8"><table:table-cell table:style-name="Table4.Cell22"><text:p text:style-name="P2905"><text:span text:style-name="CharStyle46">5.</text:span></text:p></table:table-cell><table:table-cell table:style-name="Table4.Cell23"><text:p text:style-name="P1648"><text:span text:style-name="CharStyle46">Bukit Raja</text:span></text:p></table:table-cell><table:table-cell table:style-name="Table4.Cell24"><text:p text:style-name="P2370"><text:span text:style-name="CharStyle46">704</text:span></text:p></table:table-cell></table:table-row><table:table-row table:style-name="Table4.R9"><table:table-cell table:style-name="Table4.Cell25"><text:p text:style-name="P3922"><text:span text:style-name="CharStyle46">6.</text:span></text:p></table:table-cell><table:table-cell table:style-name="Table4.Cell26"><text:p text:style-name="P1881"><text:span text:style-name="CharStyle46">Bukit Balai</text:span></text:p></table:table-cell><table:table-cell table:style-name="Table4.Cell27"><text:p text:style-name="P3948"><text:span text:style-name="CharStyle46">567</text:span></text:p></table:table-cell></table:table-row><table:table-row table:style-name="Table4.R10"><table:table-cell table:style-name="Table4.Cell28"><text:p text:style-name="P3258"><text:span text:style-name="CharStyle46">7.</text:span></text:p></table:table-cell><table:table-cell table:style-name="Table4.Cell29"><text:p text:style-name="P2048"><text:span text:style-name="CharStyle46">Kampong Temelong</text:span></text:p></table:table-cell><table:table-cell table:style-name="Table4.Cell30"><text:p text:style-name="P2727"><text:span text:style-name="CharStyle46">748</text:span></text:p></table:table-cell></table:table-row><table:table-row table:style-name="Table4.R11"><table:table-cell table:style-name="Table4.Cell31"><text:p text:style-name="P3414"><text:span text:style-name="CharStyle56">8</text:span><text:span text:style-name="CharStyle57">.</text:span></text:p></table:table-cell><table:table-cell table:style-name="Table4.Cell32"><text:p text:style-name="P3699"><text:span text:style-name="CharStyle46">Kampong Chepor</text:span></text:p></table:table-cell><table:table-cell table:style-name="Table4.Cell33"><text:p text:style-name="P4506"><text:span text:style-name="CharStyle46">718</text:span></text:p></table:table-cell></table:table-row><table:table-row table:style-name="Table4.R12"><table:table-cell table:style-name="Table4.Cell34"><text:p text:style-name="P3641"><text:span text:style-name="CharStyle46">9.</text:span></text:p></table:table-cell><table:table-cell table:style-name="Table4.Cell35"><text:p text:style-name="P2010"><text:span text:style-name="CharStyle46">Banggol Belimbing</text:span></text:p></table:table-cell><table:table-cell table:style-name="Table4.Cell36"><text:p text:style-name="P3950"><text:span text:style-name="CharStyle46">855</text:span></text:p></table:table-cell></table:table-row><table:table-row table:style-name="Table4.R13"><table:table-cell table:style-name="Table4.Cell37"><text:p text:style-name="P3572"><text:span text:style-name="CharStyle46">10.</text:span></text:p></table:table-cell><table:table-cell table:style-name="Table4.Cell38"><text:p text:style-name="P2335"><text:span text:style-name="CharStyle46">Lubok Kawah</text:span></text:p></table:table-cell><table:table-cell table:style-name="Table4.Cell39"><text:p text:style-name="P4347"><text:span text:style-name="CharStyle46">1,025</text:span></text:p></table:table-cell></table:table-row><table:table-row table:style-name="Table4.R14"><table:table-cell table:style-name="Table4.Cell40"><text:p text:style-name="P3160"><text:span text:style-name="CharStyle46">11.</text:span></text:p></table:table-cell><table:table-cell table:style-name="Table4.Cell41"><text:p text:style-name="P1625"><text:span text:style-name="CharStyle46">Kota Tampan</text:span></text:p></table:table-cell><table:table-cell table:style-name="Table4.Cell42"><text:p text:style-name="P4806"><text:span text:style-name="CharStyle46">352</text:span></text:p></table:table-cell></table:table-row><table:table-row table:style-name="Table4.R15"><table:table-cell table:style-name="Table4.Cell43"><text:p text:style-name="P4894"><text:span text:style-name="CharStyle46">12.</text:span></text:p></table:table-cell><table:table-cell table:style-name="Table4.Cell44"><text:p text:style-name="P3862"><text:span text:style-name="CharStyle46">Kampong Luat</text:span></text:p></table:table-cell><table:table-cell table:style-name="Table4.Cell45"><text:p text:style-name="P4383"><text:span text:style-name="CharStyle46">811</text:span></text:p></table:table-cell></table:table-row><table:table-row table:style-name="Table4.R16"><table:table-cell table:style-name="Table4.Cell46"><text:p text:style-name="P2261"><text:span text:style-name="CharStyle46">13.</text:span></text:p></table:table-cell><table:table-cell table:style-name="Table4.Cell47"><text:p text:style-name="P3673"><text:span text:style-name="CharStyle46">Kampong Beng</text:span></text:p></table:table-cell><table:table-cell table:style-name="Table4.Cell48"><text:p text:style-name="P1679"><text:span text:style-name="CharStyle46">535</text:span></text:p></table:table-cell></table:table-row><table:table-row table:style-name="Table4.R17"><table:table-cell table:style-name="Table4.Cell49"><text:p text:style-name="P2395"><text:span text:style-name="CharStyle46">14.</text:span></text:p></table:table-cell><table:table-cell table:style-name="Table4.Cell50"><text:p text:style-name="P3801"><text:span text:style-name="CharStyle46">Kampong Raban</text:span></text:p></table:table-cell><table:table-cell table:style-name="Table4.Cell51"><text:p text:style-name="P3296"><text:span text:style-name="CharStyle46">692</text:span></text:p></table:table-cell></table:table-row><table:table-row table:style-name="Table4.R18"><table:table-cell table:style-name="Table4.Cell52"><text:p text:style-name="P4056"><text:span text:style-name="CharStyle46">15.</text:span></text:p></table:table-cell><table:table-cell table:style-name="Table4.Cell53"><text:p text:style-name="P2771"><text:span text:style-name="CharStyle46">Kuak</text:span></text:p></table:table-cell><table:table-cell table:style-name="Table4.Cell54"><text:p text:style-name="P3460"><text:span text:style-name="CharStyle46">1,381</text:span></text:p></table:table-cell></table:table-row><table:table-row table:style-name="Table4.R19"><table:table-cell table:style-name="Table4.Cell55"><text:p text:style-name="P5018"/></table:table-cell><table:table-cell table:style-name="Table4.Cell56"><text:p text:style-name="P5018"/></table:table-cell><table:table-cell table:style-name="Table4.Cell57"><text:p text:style-name="P4482"><text:span text:style-name="CharStyle46">11,990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2307"><text:span text:style-name="CharStyle7">N. 04 KOTA TAMPAN</text:span></text:p>
        <text:p text:style-name="P1921"><text:span text:style-name="CharStyle7">Jumlah Bilangan Pemilih dalam Bahagian Pilihan Raya Persekutuan<text:tab/>28,078</text:span></text:p>
        <text:p text:style-name="P2612"><text:span text:style-name="CharStyle7">P. 055 Lenggong:</text:span></text:p>
        <text:p text:style-name="P4818"><text:span text:style-name="CharStyle33">Total Number of Electors in the Federal Constituency of<text:line-break/>P. 055 Lenggong:</text:span></text:p>
        <text:p text:style-name="P1719"><text:span text:style-name="CharStyle62">11</text:span></text:p>
      </text:section>
      <text:section text:style-name="Sect9" text:name="Section9">
        <text:p text:style-name="P5100"><draw:frame draw:style-name="fr42" svg:x="0.000cm" svg:y="0.000cm" svg:width="16.688cm" fo:min-height="0.002cm" text:anchor-type="paragraph"><draw:text-box><table:table table:style-name="Table5"><table:table-column table:style-name="Table5.C1"/><table:table-column table:style-name="Table5.C2"/><table:table-column table:style-name="Table5.C3"/><table:table-row table:style-name="Table5.R1"><table:table-cell table:style-name="Table5.Cell1"><text:p text:style-name="P3278"><text:span text:style-name="CharStyle46">(1)</text:span></text:p></table:table-cell><table:table-cell table:style-name="Table5.Cell2"><text:p text:style-name="P2377"><text:span text:style-name="CharStyle46">(2)</text:span></text:p></table:table-cell><table:table-cell table:style-name="Table5.Cell3"><text:p text:style-name="P4727"><text:span text:style-name="CharStyle46">(3)</text:span></text:p></table:table-cell></table:table-row><table:table-row table:style-name="Table5.R2"><table:table-cell table:style-name="Table5.Cell4"><text:p text:style-name="P3723"><text:span text:style-name="CharStyle46">Bahagian Pilihan Raya<text:line-break/>Negeri</text:span></text:p></table:table-cell><table:table-cell table:style-name="Table5.Cell5"><text:p text:style-name="P2714"><text:span text:style-name="CharStyle46">Daerah Mengundi</text:span></text:p></table:table-cell><table:table-cell table:style-name="Table5.Cell6"><text:p text:style-name="P4189"><text:span text:style-name="CharStyle46">Bilangan Pemilih</text:span></text:p></table:table-cell></table:table-row><table:table-row table:style-name="Table5.R3"><table:table-cell table:style-name="Table5.Cell7"><text:p text:style-name="P2592"><text:span text:style-name="CharStyle47">State Constituency</text:span></text:p></table:table-cell><table:table-cell table:style-name="Table5.Cell8"><text:p text:style-name="P2685"><text:span text:style-name="CharStyle47">Polling District</text:span></text:p></table:table-cell><table:table-cell table:style-name="Table5.Cell9"><text:p text:style-name="P4069"><text:span text:style-name="CharStyle47">Number of Electors</text:span></text:p></table:table-cell></table:table-row><table:table-row table:style-name="Table5.R4"><table:table-cell table:style-name="Table5.Cell10"><text:p text:style-name="P4101"><text:span text:style-name="CharStyle46">N. 05 SELAMA</text:span></text:p></table:table-cell><table:table-cell table:style-name="Table5.Cell11"><text:p text:style-name="P3438"><text:span text:style-name="CharStyle46">1. Ulu Selama</text:span></text:p></table:table-cell><table:table-cell table:style-name="Table5.Cell12"><text:p text:style-name="P3484"><text:span text:style-name="CharStyle46">1,358</text:span></text:p></table:table-cell></table:table-row><table:table-row table:style-name="Table5.R5"><table:table-cell table:style-name="Table5.Cell13"><text:p text:style-name="P5018"/></table:table-cell><table:table-cell table:style-name="Table5.Cell14"><text:p text:style-name="P2058"><text:span text:style-name="CharStyle46">2. Sungai Bedarah</text:span></text:p></table:table-cell><table:table-cell table:style-name="Table5.Cell15"><text:p text:style-name="P3233"><text:span text:style-name="CharStyle46">461</text:span></text:p></table:table-cell></table:table-row><table:table-row table:style-name="Table5.R6"><table:table-cell table:style-name="Table5.Cell16"><text:p text:style-name="P5018"/></table:table-cell><table:table-cell table:style-name="Table5.Cell17"><text:p text:style-name="P2001"><text:span text:style-name="CharStyle46">3. Ulu Selama Barat</text:span></text:p></table:table-cell><table:table-cell table:style-name="Table5.Cell18"><text:p text:style-name="P2066"><text:span text:style-name="CharStyle46">1,333</text:span></text:p></table:table-cell></table:table-row><table:table-row table:style-name="Table5.R7"><table:table-cell table:style-name="Table5.Cell19"><text:p text:style-name="P5018"/></table:table-cell><table:table-cell table:style-name="Table5.Cell20"><text:p text:style-name="P3916"><text:span text:style-name="CharStyle46">4. Sungai Rambutan</text:span></text:p></table:table-cell><table:table-cell table:style-name="Table5.Cell21"><text:p text:style-name="P3589"><text:span text:style-name="CharStyle46">1,264</text:span></text:p></table:table-cell></table:table-row><table:table-row table:style-name="Table5.R8"><table:table-cell table:style-name="Table5.Cell22"><text:p text:style-name="P5018"/></table:table-cell><table:table-cell table:style-name="Table5.Cell23"><text:p text:style-name="P4810"><text:span text:style-name="CharStyle46">5. Banggoljas</text:span></text:p></table:table-cell><table:table-cell table:style-name="Table5.Cell24"><text:p text:style-name="P3575"><text:span text:style-name="CharStyle46">1,225</text:span></text:p></table:table-cell></table:table-row><table:table-row table:style-name="Table5.R9"><table:table-cell table:style-name="Table5.Cell25"><text:p text:style-name="P5018"/></table:table-cell><table:table-cell table:style-name="Table5.Cell26"><text:p text:style-name="P2965"><text:span text:style-name="CharStyle46">6. Rantau Panjang Utara</text:span></text:p></table:table-cell><table:table-cell table:style-name="Table5.Cell27"><text:p text:style-name="P2865"><text:span text:style-name="CharStyle46">789</text:span></text:p></table:table-cell></table:table-row><table:table-row table:style-name="Table5.R10"><table:table-cell table:style-name="Table5.Cell28"><text:p text:style-name="P5018"/></table:table-cell><table:table-cell table:style-name="Table5.Cell29"><text:p text:style-name="P4460"><text:span text:style-name="CharStyle46">7. Selama Utara</text:span></text:p></table:table-cell><table:table-cell table:style-name="Table5.Cell30"><text:p text:style-name="P3255"><text:span text:style-name="CharStyle46">967</text:span></text:p></table:table-cell></table:table-row><table:table-row table:style-name="Table5.R11"><table:table-cell table:style-name="Table5.Cell31"><text:p text:style-name="P5018"/></table:table-cell><table:table-cell table:style-name="Table5.Cell32"><text:p text:style-name="P2519"><text:span text:style-name="CharStyle46">8. Pekan Selama</text:span></text:p></table:table-cell><table:table-cell table:style-name="Table5.Cell33"><text:p text:style-name="P4960"><text:span text:style-name="CharStyle46">1,926</text:span></text:p></table:table-cell></table:table-row><table:table-row table:style-name="Table5.R12"><table:table-cell table:style-name="Table5.Cell34"><text:p text:style-name="P5018"/></table:table-cell><table:table-cell table:style-name="Table5.Cell35"><text:p text:style-name="P4168"><text:span text:style-name="CharStyle46">9. Rantau Panjang</text:span></text:p></table:table-cell><table:table-cell table:style-name="Table5.Cell36"><text:p text:style-name="P4500"><text:span text:style-name="CharStyle46">607</text:span></text:p></table:table-cell></table:table-row><table:table-row table:style-name="Table5.R13"><table:table-cell table:style-name="Table5.Cell37"><text:p text:style-name="P5018"/></table:table-cell><table:table-cell table:style-name="Table5.Cell38"><text:p text:style-name="P3932"><text:span text:style-name="CharStyle46">10. Sungai Bayor</text:span></text:p></table:table-cell><table:table-cell table:style-name="Table5.Cell39"><text:p text:style-name="P1928"><text:span text:style-name="CharStyle46">1,055</text:span></text:p></table:table-cell></table:table-row><table:table-row table:style-name="Table5.R14"><table:table-cell table:style-name="Table5.Cell40"><text:p text:style-name="P5018"/></table:table-cell><table:table-cell table:style-name="Table5.Cell41"><text:p text:style-name="P2929"><text:span text:style-name="CharStyle46">11. Kampong Garok</text:span></text:p></table:table-cell><table:table-cell table:style-name="Table5.Cell42"><text:p text:style-name="P4619"><text:span text:style-name="CharStyle46">555</text:span></text:p></table:table-cell></table:table-row><table:table-row table:style-name="Table5.R15"><table:table-cell table:style-name="Table5.Cell43"><text:p text:style-name="P5018"/></table:table-cell><table:table-cell table:style-name="Table5.Cell44"><text:p text:style-name="P4621"><text:span text:style-name="CharStyle46">12. Kampong Sungai Seputeh</text:span></text:p></table:table-cell><table:table-cell table:style-name="Table5.Cell45"><text:p text:style-name="P3941"><text:span text:style-name="CharStyle46">539</text:span></text:p></table:table-cell></table:table-row><table:table-row table:style-name="Table5.R16"><table:table-cell table:style-name="Table5.Cell46"><text:p text:style-name="P5018"/></table:table-cell><table:table-cell table:style-name="Table5.Cell47"><text:p text:style-name="P3412"><text:span text:style-name="CharStyle46">13. Ulu Mengkuang</text:span></text:p></table:table-cell><table:table-cell table:style-name="Table5.Cell48"><text:p text:style-name="P2208"><text:span text:style-name="CharStyle46">713</text:span></text:p></table:table-cell></table:table-row><table:table-row table:style-name="Table5.R17"><table:table-cell table:style-name="Table5.Cell49"><text:p text:style-name="P5018"/></table:table-cell><table:table-cell table:style-name="Table5.Cell50"><text:p text:style-name="P4279"><text:span text:style-name="CharStyle46">14. BukitKelian</text:span></text:p></table:table-cell><table:table-cell table:style-name="Table5.Cell51"><text:p text:style-name="P4282"><text:span text:style-name="CharStyle46">1,853</text:span></text:p></table:table-cell></table:table-row><table:table-row table:style-name="Table5.R18"><table:table-cell table:style-name="Table5.Cell52"><text:p text:style-name="P5018"/></table:table-cell><table:table-cell table:style-name="Table5.Cell53"><text:p text:style-name="P2942"><text:span text:style-name="CharStyle46">15. Sungai Terap</text:span></text:p></table:table-cell><table:table-cell table:style-name="Table5.Cell54"><text:p text:style-name="P1692"><text:span text:style-name="CharStyle46">616</text:span></text:p><text:p text:style-name="P3836"><text:span text:style-name="CharStyle46">15,261</text:span></text:p></table:table-cell></table:table-row><table:table-row table:style-name="Table5.R19"><table:table-cell table:style-name="Table5.Cell55"><text:p text:style-name="P3621"><text:span text:style-name="CharStyle46">N. 06 KUBU GAJAH</text:span></text:p></table:table-cell><table:table-cell table:style-name="Table5.Cell56"><text:p text:style-name="P3861"><text:span text:style-name="CharStyle46">1. TebingTinggi</text:span></text:p></table:table-cell><table:table-cell table:style-name="Table5.Cell57"><text:p text:style-name="P2511"><text:span text:style-name="CharStyle46">398</text:span></text:p></table:table-cell></table:table-row><table:table-row table:style-name="Table5.R20"><table:table-cell table:style-name="Table5.Cell58"><text:p text:style-name="P5018"/></table:table-cell><table:table-cell table:style-name="Table5.Cell59"><text:p text:style-name="P4914"><text:span text:style-name="CharStyle46">2. Sungai Malau</text:span></text:p></table:table-cell><table:table-cell table:style-name="Table5.Cell60"><text:p text:style-name="P4916"><text:span text:style-name="CharStyle46">429</text:span></text:p></table:table-cell></table:table-row></table:table><text:p text:style-name="P1944"><text:span text:style-name="CharStyle64">12</text:span></text:p></draw:text-box></draw:frame></text:p>
        <text:p text:style-name="P131"/>
      </text:section>
      <text:section text:style-name="Sect10" text:name="Section10">
        <text:p text:style-name="P5101"><draw:frame draw:style-name="fr46" svg:x="3.120cm" svg:y="0.000cm" svg:width="4.082cm" fo:min-height="2.782cm" text:anchor-type="paragraph"><draw:text-box><text:h text:outline-level="1" text:style-name="P3336"><text:bookmark-start text:name="bookmark13"/><text:span text:style-name="CharStyle66">(</text:span><text:span text:style-name="CharStyle67">1</text:span><text:span text:style-name="CharStyle66">)</text:span><text:bookmark-end text:name="bookmark13"/></text:h><text:p text:style-name="P3921"><text:span text:style-name="CharStyle26">Bahagian Pilihan Raya<text:line-break/>Negeri<text:line-break/></text:span><text:span text:style-name="CharStyle29">State Constituency</text:span></text:p></draw:text-box></draw:frame><draw:frame draw:style-name="fr47" svg:x="2.697cm" svg:y="22.005cm" svg:width="3.565cm" fo:min-height="0.526cm" text:anchor-type="paragraph"><draw:text-box><text:p text:style-name="P1701"><text:span text:style-name="CharStyle26">N. 07 BATU KURAU</text:span></text:p></draw:text-box></draw:frame><draw:frame draw:style-name="fr45" svg:x="8.751cm" svg:y="0.000cm" svg:width="10.634cm" fo:min-height="0.002cm" text:anchor-type="paragraph"><draw:text-box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5018"/></table:table-cell><table:table-cell table:style-name="Table6.Cell2"><text:p text:style-name="P2112"><text:span text:style-name="CharStyle46">(2)</text:span></text:p></table:table-cell><table:table-cell table:style-name="Table6.Cell3"><text:p text:style-name="P4490"><text:span text:style-name="CharStyle46">(3)</text:span></text:p></table:table-cell></table:table-row><table:table-row table:style-name="Table6.R2"><table:table-cell table:style-name="Table6.Cell4"><text:p text:style-name="P5018"/></table:table-cell><table:table-cell table:style-name="Table6.Cell5"><text:p text:style-name="P2635"><text:span text:style-name="CharStyle46">Daerah Mengundi</text:span></text:p></table:table-cell><table:table-cell table:style-name="Table6.Cell6"><text:p text:style-name="P3769"><text:span text:style-name="CharStyle46">Bilangan Pemilih</text:span></text:p></table:table-cell></table:table-row><table:table-row table:style-name="Table6.R3"><table:table-cell table:style-name="Table6.Cell7"><text:p text:style-name="P5018"/></table:table-cell><table:table-cell table:style-name="Table6.Cell8"><text:p text:style-name="P4099"><text:span text:style-name="CharStyle47">Polling District</text:span></text:p></table:table-cell><table:table-cell table:style-name="Table6.Cell9"><text:p text:style-name="P3040"><text:span text:style-name="CharStyle47">Number of Electors</text:span></text:p></table:table-cell></table:table-row><table:table-row table:style-name="Table6.R4"><table:table-cell table:style-name="Table6.Cell10"><text:p text:style-name="P3178"><text:span text:style-name="CharStyle46">3.</text:span></text:p></table:table-cell><table:table-cell table:style-name="Table6.Cell11"><text:p text:style-name="P1920"><text:span text:style-name="CharStyle46">Kubu Gajah</text:span></text:p></table:table-cell><table:table-cell table:style-name="Table6.Cell12"><text:p text:style-name="P4826"><text:span text:style-name="CharStyle46">739</text:span></text:p></table:table-cell></table:table-row><table:table-row table:style-name="Table6.R5"><table:table-cell table:style-name="Table6.Cell13"><text:p text:style-name="P3742"><text:span text:style-name="CharStyle46">4.</text:span></text:p></table:table-cell><table:table-cell table:style-name="Table6.Cell14"><text:p text:style-name="P3792"><text:span text:style-name="CharStyle46">Sungai Dendang</text:span></text:p></table:table-cell><table:table-cell table:style-name="Table6.Cell15"><text:p text:style-name="P3487"><text:span text:style-name="CharStyle46">892</text:span></text:p></table:table-cell></table:table-row><table:table-row table:style-name="Table6.R6"><table:table-cell table:style-name="Table6.Cell16"><text:p text:style-name="P4271"><text:span text:style-name="CharStyle46">5.</text:span></text:p></table:table-cell><table:table-cell table:style-name="Table6.Cell17"><text:p text:style-name="P2995"><text:span text:style-name="CharStyle46">Ladang Holyrood</text:span></text:p></table:table-cell><table:table-cell table:style-name="Table6.Cell18"><text:p text:style-name="P2728"><text:span text:style-name="CharStyle46">825</text:span></text:p></table:table-cell></table:table-row><table:table-row table:style-name="Table6.R7"><table:table-cell table:style-name="Table6.Cell19"><text:p text:style-name="P1978"><text:span text:style-name="CharStyle46">6.</text:span></text:p></table:table-cell><table:table-cell table:style-name="Table6.Cell20"><text:p text:style-name="P3764"><text:span text:style-name="CharStyle46">Batu Dua Puluh</text:span></text:p></table:table-cell><table:table-cell table:style-name="Table6.Cell21"><text:p text:style-name="P4217"><text:span text:style-name="CharStyle46">1,122</text:span></text:p></table:table-cell></table:table-row><table:table-row table:style-name="Table6.R8"><table:table-cell table:style-name="Table6.Cell22"><text:p text:style-name="P3820"><text:span text:style-name="CharStyle46">7.</text:span></text:p></table:table-cell><table:table-cell table:style-name="Table6.Cell23"><text:p text:style-name="P3766"><text:span text:style-name="CharStyle46">Kampong Gudang</text:span></text:p></table:table-cell><table:table-cell table:style-name="Table6.Cell24"><text:p text:style-name="P3301"><text:span text:style-name="CharStyle46">354</text:span></text:p></table:table-cell></table:table-row><table:table-row table:style-name="Table6.R9"><table:table-cell table:style-name="Table6.Cell25"><text:p text:style-name="P1949"><text:span text:style-name="CharStyle68">8</text:span><text:span text:style-name="CharStyle57">.</text:span></text:p></table:table-cell><table:table-cell table:style-name="Table6.Cell26"><text:p text:style-name="P1925"><text:span text:style-name="CharStyle46">Sungai Ara</text:span></text:p></table:table-cell><table:table-cell table:style-name="Table6.Cell27"><text:p text:style-name="P2014"><text:span text:style-name="CharStyle46">1,153</text:span></text:p></table:table-cell></table:table-row><table:table-row table:style-name="Table6.R10"><table:table-cell table:style-name="Table6.Cell28"><text:p text:style-name="P2277"><text:span text:style-name="CharStyle46">9.</text:span></text:p></table:table-cell><table:table-cell table:style-name="Table6.Cell29"><text:p text:style-name="P2333"><text:span text:style-name="CharStyle46">Redang Panjang</text:span></text:p></table:table-cell><table:table-cell table:style-name="Table6.Cell30"><text:p text:style-name="P3000"><text:span text:style-name="CharStyle46">1,450</text:span></text:p></table:table-cell></table:table-row><table:table-row table:style-name="Table6.R11"><table:table-cell table:style-name="Table6.Cell31"><text:p text:style-name="P4862"><text:span text:style-name="CharStyle46">10.</text:span></text:p></table:table-cell><table:table-cell table:style-name="Table6.Cell32"><text:p text:style-name="P1644"><text:span text:style-name="CharStyle46">Bagan Baharu</text:span></text:p></table:table-cell><table:table-cell table:style-name="Table6.Cell33"><text:p text:style-name="P3580"><text:span text:style-name="CharStyle46">806</text:span></text:p></table:table-cell></table:table-row><table:table-row table:style-name="Table6.R12"><table:table-cell table:style-name="Table6.Cell34"><text:p text:style-name="P4998"><text:span text:style-name="CharStyle46">11.</text:span></text:p></table:table-cell><table:table-cell table:style-name="Table6.Cell35"><text:p text:style-name="P3637"><text:span text:style-name="CharStyle46">FELDA Ijok</text:span></text:p></table:table-cell><table:table-cell table:style-name="Table6.Cell36"><text:p text:style-name="P4462"><text:span text:style-name="CharStyle46">1,990</text:span></text:p></table:table-cell></table:table-row><table:table-row table:style-name="Table6.R13"><table:table-cell table:style-name="Table6.Cell37"><text:p text:style-name="P2102"><text:span text:style-name="CharStyle46">12.</text:span></text:p></table:table-cell><table:table-cell table:style-name="Table6.Cell38"><text:p text:style-name="P2359"><text:span text:style-name="CharStyle46">Kampong Bendang Luas</text:span></text:p></table:table-cell><table:table-cell table:style-name="Table6.Cell39"><text:p text:style-name="P1869"><text:span text:style-name="CharStyle46">1,007</text:span></text:p></table:table-cell></table:table-row><table:table-row table:style-name="Table6.R14"><table:table-cell table:style-name="Table6.Cell40"><text:p text:style-name="P3596"><text:span text:style-name="CharStyle46">13.</text:span></text:p></table:table-cell><table:table-cell table:style-name="Table6.Cell41"><text:p text:style-name="P2524"><text:span text:style-name="CharStyle46">Ulu Ijok Timor</text:span></text:p></table:table-cell><table:table-cell table:style-name="Table6.Cell42"><text:p text:style-name="P4339"><text:span text:style-name="CharStyle46">1,285</text:span></text:p></table:table-cell></table:table-row><table:table-row table:style-name="Table6.R15"><table:table-cell table:style-name="Table6.Cell43"><text:p text:style-name="P3189"><text:span text:style-name="CharStyle46">14.</text:span></text:p></table:table-cell><table:table-cell table:style-name="Table6.Cell44"><text:p text:style-name="P3839"><text:span text:style-name="CharStyle46">Pantai Besar</text:span></text:p></table:table-cell><table:table-cell table:style-name="Table6.Cell45"><text:p text:style-name="P3760"><text:span text:style-name="CharStyle46">1,287</text:span></text:p></table:table-cell></table:table-row><table:table-row table:style-name="Table6.R16"><table:table-cell table:style-name="Table6.Cell46"><text:p text:style-name="P3842"><text:span text:style-name="CharStyle46">15.</text:span></text:p></table:table-cell><table:table-cell table:style-name="Table6.Cell47"><text:p text:style-name="P3707"><text:span text:style-name="CharStyle46">Relang</text:span></text:p></table:table-cell><table:table-cell table:style-name="Table6.Cell48"><text:p text:style-name="P3747"><text:span text:style-name="CharStyle46">692</text:span></text:p></table:table-cell></table:table-row><table:table-row table:style-name="Table6.R17"><table:table-cell table:style-name="Table6.Cell49"><text:p text:style-name="P3888"><text:span text:style-name="CharStyle46">16.</text:span></text:p></table:table-cell><table:table-cell table:style-name="Table6.Cell50"><text:p text:style-name="P3744"><text:span text:style-name="CharStyle46">Kampong Ayer Hitam</text:span></text:p></table:table-cell><table:table-cell table:style-name="Table6.Cell51"><text:p text:style-name="P2947"><text:span text:style-name="CharStyle46">456</text:span></text:p></table:table-cell></table:table-row><table:table-row table:style-name="Table6.R18"><table:table-cell table:style-name="Table6.Cell52"><text:p text:style-name="P1697"><text:span text:style-name="CharStyle46">17.</text:span></text:p></table:table-cell><table:table-cell table:style-name="Table6.Cell53"><text:p text:style-name="P3615"><text:span text:style-name="CharStyle46">Jelai</text:span></text:p></table:table-cell><table:table-cell table:style-name="Table6.Cell54"><text:p text:style-name="P3561"><text:span text:style-name="CharStyle46">863</text:span></text:p></table:table-cell></table:table-row><table:table-row table:style-name="Table6.R19"><table:table-cell table:style-name="Table6.Cell55"><text:p text:style-name="P5018"/></table:table-cell><table:table-cell table:style-name="Table6.Cell56"><text:p text:style-name="P5018"/></table:table-cell><table:table-cell table:style-name="Table6.Cell57"><text:p text:style-name="P2165"><text:span text:style-name="CharStyle46">15,748</text:span></text:p></table:table-cell></table:table-row><table:table-row table:style-name="Table6.R20"><table:table-cell table:style-name="Table6.Cell58"><text:p text:style-name="P2402"><text:span text:style-name="CharStyle68">1</text:span><text:span text:style-name="CharStyle57">.</text:span></text:p></table:table-cell><table:table-cell table:style-name="Table6.Cell59"><text:p text:style-name="P3804"><text:span text:style-name="CharStyle46">Batu Kurau</text:span></text:p></table:table-cell><table:table-cell table:style-name="Table6.Cell60"><text:p text:style-name="P3693"><text:span text:style-name="CharStyle46">1,016</text:span></text:p></table:table-cell></table:table-row><table:table-row table:style-name="Table6.R21"><table:table-cell table:style-name="Table6.Cell61"><text:p text:style-name="P3837"><text:span text:style-name="CharStyle46">2.</text:span></text:p></table:table-cell><table:table-cell table:style-name="Table6.Cell62"><text:p text:style-name="P2919"><text:span text:style-name="CharStyle46">Ulu Sepetang</text:span></text:p></table:table-cell><table:table-cell table:style-name="Table6.Cell63"><text:p text:style-name="P4026"><text:span text:style-name="CharStyle46">1,010</text:span></text:p></table:table-cell></table:table-row><table:table-row table:style-name="Table6.R22"><table:table-cell table:style-name="Table6.Cell64"><text:p text:style-name="P2809"><text:span text:style-name="CharStyle46">3.</text:span></text:p></table:table-cell><table:table-cell table:style-name="Table6.Cell65"><text:p text:style-name="P3853"><text:span text:style-name="CharStyle46">Changkat Larah</text:span></text:p></table:table-cell><table:table-cell table:style-name="Table6.Cell66"><text:p text:style-name="P3774"><text:span text:style-name="CharStyle46">1,213</text:span></text:p></table:table-cell></table:table-row></table:table></draw:text-box></draw:frame></text:p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</text:section>
      <text:section text:style-name="Sect11" text:name="Section11">
        <text:h text:outline-level="1" text:style-name="P5102"><text:bookmark-start text:name="bookmark14"/><text:span text:style-name="CharStyle74">(</text:span><text:span text:style-name="CharStyle75">1</text:span><text:span text:style-name="CharStyle74">)</text:span><text:bookmark-end text:name="bookmark14"/></text:h>
        <text:p text:style-name="P4223"><draw:frame draw:style-name="fr48" svg:x="8.751cm" svg:y="0.009cm" svg:width="10.634cm" fo:min-height="0.002cm" text:anchor-type="paragraph"><draw:text-box><table:table table:style-name="Table7"><table:table-column table:style-name="Table7.C1"/><table:table-column table:style-name="Table7.C2"/><table:table-column table:style-name="Table7.C3"/><table:table-row table:style-name="Table7.R1"><table:table-cell table:style-name="Table7.Cell1"><text:p text:style-name="P5018"/></table:table-cell><table:table-cell table:style-name="Table7.Cell2"><text:p text:style-name="P4092"><text:span text:style-name="CharStyle46">(2)</text:span></text:p></table:table-cell><table:table-cell table:style-name="Table7.Cell3"><text:p text:style-name="P4095"><text:span text:style-name="CharStyle46">(3)</text:span></text:p></table:table-cell></table:table-row><table:table-row table:style-name="Table7.R2"><table:table-cell table:style-name="Table7.Cell4"><text:p text:style-name="P5018"/></table:table-cell><table:table-cell table:style-name="Table7.Cell5"><text:p text:style-name="P3668"><text:span text:style-name="CharStyle46">Daerah Mengundi</text:span></text:p></table:table-cell><table:table-cell table:style-name="Table7.Cell6"><text:p text:style-name="P2327"><text:span text:style-name="CharStyle46">Bilangan Pemilih</text:span></text:p></table:table-cell></table:table-row><table:table-row table:style-name="Table7.R3"><table:table-cell table:style-name="Table7.Cell7"><text:p text:style-name="P5018"/></table:table-cell><table:table-cell table:style-name="Table7.Cell8"><text:p text:style-name="P3294"><text:span text:style-name="CharStyle47">Polling District</text:span></text:p></table:table-cell><table:table-cell table:style-name="Table7.Cell9"><text:p text:style-name="P2185"><text:span text:style-name="CharStyle47">Number of Electors</text:span></text:p></table:table-cell></table:table-row><table:table-row table:style-name="Table7.R4"><table:table-cell table:style-name="Table7.Cell10"><text:p text:style-name="P3730"><text:span text:style-name="CharStyle46">4.</text:span></text:p></table:table-cell><table:table-cell table:style-name="Table7.Cell11"><text:p text:style-name="P3520"><text:span text:style-name="CharStyle46">Taman Rakyat</text:span></text:p></table:table-cell><table:table-cell table:style-name="Table7.Cell12"><text:p text:style-name="P3989"><text:span text:style-name="CharStyle46">1,871</text:span></text:p></table:table-cell></table:table-row><table:table-row table:style-name="Table7.R5"><table:table-cell table:style-name="Table7.Cell13"><text:p text:style-name="P4970"><text:span text:style-name="CharStyle46">5.</text:span></text:p></table:table-cell><table:table-cell table:style-name="Table7.Cell14"><text:p text:style-name="P4770"><text:span text:style-name="CharStyle46">Kampong Anak Kurau</text:span></text:p></table:table-cell><table:table-cell table:style-name="Table7.Cell15"><text:p text:style-name="P1927"><text:span text:style-name="CharStyle46">1,295</text:span></text:p></table:table-cell></table:table-row><table:table-row table:style-name="Table7.R6"><table:table-cell table:style-name="Table7.Cell16"><text:p text:style-name="P2913"><text:span text:style-name="CharStyle46">6.</text:span></text:p></table:table-cell><table:table-cell table:style-name="Table7.Cell17"><text:p text:style-name="P2137"><text:span text:style-name="CharStyle46">Bukit Bertam</text:span></text:p></table:table-cell><table:table-cell table:style-name="Table7.Cell18"><text:p text:style-name="P4990"><text:span text:style-name="CharStyle46">592</text:span></text:p></table:table-cell></table:table-row><table:table-row table:style-name="Table7.R7"><table:table-cell table:style-name="Table7.Cell19"><text:p text:style-name="P2143"><text:span text:style-name="CharStyle46">7.</text:span></text:p></table:table-cell><table:table-cell table:style-name="Table7.Cell20"><text:p text:style-name="P3446"><text:span text:style-name="CharStyle46">Changkat Lobak</text:span></text:p></table:table-cell><table:table-cell table:style-name="Table7.Cell21"><text:p text:style-name="P3789"><text:span text:style-name="CharStyle46">916</text:span></text:p></table:table-cell></table:table-row><table:table-row table:style-name="Table7.R8"><table:table-cell table:style-name="Table7.Cell22"><text:p text:style-name="P1938"><text:span text:style-name="CharStyle46">8.</text:span></text:p></table:table-cell><table:table-cell table:style-name="Table7.Cell23"><text:p text:style-name="P2634"><text:span text:style-name="CharStyle46">Sungai Pulau</text:span></text:p></table:table-cell><table:table-cell table:style-name="Table7.Cell24"><text:p text:style-name="P4668"><text:span text:style-name="CharStyle46">893</text:span></text:p></table:table-cell></table:table-row><table:table-row table:style-name="Table7.R9"><table:table-cell table:style-name="Table7.Cell25"><text:p text:style-name="P2707"><text:span text:style-name="CharStyle46">9.</text:span></text:p></table:table-cell><table:table-cell table:style-name="Table7.Cell26"><text:p text:style-name="P2859"><text:span text:style-name="CharStyle46">Sungai Akar</text:span></text:p></table:table-cell><table:table-cell table:style-name="Table7.Cell27"><text:p text:style-name="P1595"><text:span text:style-name="CharStyle46">1,067</text:span></text:p></table:table-cell></table:table-row><table:table-row table:style-name="Table7.R10"><table:table-cell table:style-name="Table7.Cell28"><text:p text:style-name="P4734"><text:span text:style-name="CharStyle46">10.</text:span></text:p></table:table-cell><table:table-cell table:style-name="Table7.Cell29"><text:p text:style-name="P4858"><text:span text:style-name="CharStyle46">Changkat Perah</text:span></text:p></table:table-cell><table:table-cell table:style-name="Table7.Cell30"><text:p text:style-name="P4860"><text:span text:style-name="CharStyle46">838</text:span></text:p></table:table-cell></table:table-row><table:table-row table:style-name="Table7.R11"><table:table-cell table:style-name="Table7.Cell31"><text:p text:style-name="P4589"><text:span text:style-name="CharStyle46">11.</text:span></text:p></table:table-cell><table:table-cell table:style-name="Table7.Cell32"><text:p text:style-name="P2246"><text:span text:style-name="CharStyle46">Kampong Titi Kasai</text:span></text:p></table:table-cell><table:table-cell table:style-name="Table7.Cell33"><text:p text:style-name="P2549"><text:span text:style-name="CharStyle46">698</text:span></text:p></table:table-cell></table:table-row><table:table-row table:style-name="Table7.R12"><table:table-cell table:style-name="Table7.Cell34"><text:p text:style-name="P3206"><text:span text:style-name="CharStyle46">12.</text:span></text:p></table:table-cell><table:table-cell table:style-name="Table7.Cell35"><text:p text:style-name="P2191"><text:span text:style-name="CharStyle46">Kampong Repoh</text:span></text:p></table:table-cell><table:table-cell table:style-name="Table7.Cell36"><text:p text:style-name="P3593"><text:span text:style-name="CharStyle46">1,425</text:span></text:p></table:table-cell></table:table-row><table:table-row table:style-name="Table7.R13"><table:table-cell table:style-name="Table7.Cell37"><text:p text:style-name="P4687"><text:span text:style-name="CharStyle46">13.</text:span></text:p></table:table-cell><table:table-cell table:style-name="Table7.Cell38"><text:p text:style-name="P3972"><text:span text:style-name="CharStyle46">Kampong Perak Tengah</text:span></text:p></table:table-cell><table:table-cell table:style-name="Table7.Cell39"><text:p text:style-name="P3740"><text:span text:style-name="CharStyle46">1,144</text:span></text:p></table:table-cell></table:table-row><table:table-row table:style-name="Table7.R14"><table:table-cell table:style-name="Table7.Cell40"><text:p text:style-name="P2544"><text:span text:style-name="CharStyle46">14.</text:span></text:p></table:table-cell><table:table-cell table:style-name="Table7.Cell41"><text:p text:style-name="P3696"><text:span text:style-name="CharStyle46">Kampong Sempeneh</text:span></text:p></table:table-cell><table:table-cell table:style-name="Table7.Cell42"><text:p text:style-name="P3559"><text:span text:style-name="CharStyle46">1,275</text:span></text:p></table:table-cell></table:table-row><table:table-row table:style-name="Table7.R15"><table:table-cell table:style-name="Table7.Cell43"><text:p text:style-name="P5018"/></table:table-cell><table:table-cell table:style-name="Table7.Cell44"><text:p text:style-name="P5018"/></table:table-cell><table:table-cell table:style-name="Table7.Cell45"><text:p text:style-name="P3617"><text:span text:style-name="CharStyle46">15,253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3680"><text:span text:style-name="CharStyle7">Jumlah Bilangan Pemilih dalam Bahagian Pilihan Raya Persekutuan<text:tab/>46,262</text:span></text:p>
        <text:p text:style-name="P2378"><text:span text:style-name="CharStyle7">P. 056 Larut:</text:span></text:p>
        <text:p text:style-name="P3604"><text:span text:style-name="CharStyle33">Total Number of Electors in the Federal Constituency of<text:line-break/>P. 056 Larut:</text:span></text:p>
        <text:p text:style-name="P3813"><text:span text:style-name="CharStyle13">14</text:span></text:p>
        <text:h text:outline-level="2" text:style-name="P2540"><text:bookmark-start text:name="bookmark15"/><text:span text:style-name="CharStyle76">BAHAGIAN PILIHAN RAYA PERSEKUTUAN: P. 057 PARIT BUNTAR</text:span><text:bookmark-end text:name="bookmark15"/></text:h>
        <text:p text:style-name="P2624"><draw:frame draw:style-name="fr54" svg:x="15.988cm" svg:y="1.101cm" svg:width="3.133cm" fo:min-height="1.245cm" text:anchor-type="paragraph"><draw:text-box><text:p text:style-name="P4510"><text:span text:style-name="CharStyle26">(3)</text:span></text:p><text:p text:style-name="P3103"><text:span text:style-name="CharStyle26">Bilangan Pemilih</text:span></text:p></draw:text-box></draw:frame><text:span text:style-name="CharStyle78">FEDERAL CONSTITUENCY: P. 057 PARIT BUNTAR</text:span></text:p>
        <text:h text:outline-level="1" text:style-name="P1791"><text:bookmark-start text:name="bookmark16"/><text:span text:style-name="CharStyle48">(1) (2)</text:span><text:bookmark-end text:name="bookmark16"/></text:h>
        <text:p text:style-name="P1717"><text:span text:style-name="CharStyle7">Bahagian Pilihan Raya<text:tab/>Daerah<text:tab/>Mengundi</text:span></text:p>
        <text:p text:style-name="P4313"><draw:frame draw:style-name="fr52" svg:x="8.765cm" svg:y="1.796cm" svg:width="10.626cm" fo:min-height="15.893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><text:p text:style-name="P3653"><text:span text:style-name="CharStyle7">1. Sungai Megat Aris</text:span></text:p></table:table-cell><table:table-cell table:style-name="Table8.Cell2"><text:p text:style-name="P3445"><text:span text:style-name="CharStyle7">988</text:span></text:p></table:table-cell></table:table-row><table:table-row table:style-name="Table8.R2"><table:table-cell table:style-name="Table8.Cell3"><text:p text:style-name="P2229"><text:span text:style-name="CharStyle7">2. Sungai Kota</text:span></text:p></table:table-cell><table:table-cell table:style-name="Table8.Cell4"><text:p text:style-name="P4488"><text:span text:style-name="CharStyle7">1,294</text:span></text:p></table:table-cell></table:table-row><table:table-row table:style-name="Table8.R3"><table:table-cell table:style-name="Table8.Cell5"><text:p text:style-name="P2228"><text:span text:style-name="CharStyle7">3. Kedai Empat</text:span></text:p></table:table-cell><table:table-cell table:style-name="Table8.Cell6"><text:p text:style-name="P2889"><text:span text:style-name="CharStyle7">593</text:span></text:p></table:table-cell></table:table-row><table:table-row table:style-name="Table8.R4"><table:table-cell table:style-name="Table8.Cell7"><text:p text:style-name="P4295"><text:span text:style-name="CharStyle7">4. Sungai Star</text:span></text:p></table:table-cell><table:table-cell table:style-name="Table8.Cell8"><text:p text:style-name="P2568"><text:span text:style-name="CharStyle7">614</text:span></text:p></table:table-cell></table:table-row><table:table-row table:style-name="Table8.R5"><table:table-cell table:style-name="Table8.Cell9"><text:p text:style-name="P3565"><text:span text:style-name="CharStyle7">5. Kampong Perak</text:span></text:p></table:table-cell><table:table-cell table:style-name="Table8.Cell10"><text:p text:style-name="P4988"><text:span text:style-name="CharStyle7">463</text:span></text:p></table:table-cell></table:table-row><table:table-row table:style-name="Table8.R6"><table:table-cell table:style-name="Table8.Cell11"><text:p text:style-name="P2749"><text:span text:style-name="CharStyle7">6. Tebok Haji Musa</text:span></text:p></table:table-cell><table:table-cell table:style-name="Table8.Cell12"><text:p text:style-name="P3442"><text:span text:style-name="CharStyle7">837</text:span></text:p></table:table-cell></table:table-row><table:table-row table:style-name="Table8.R7"><table:table-cell table:style-name="Table8.Cell13"><text:p text:style-name="P3778"><text:span text:style-name="CharStyle7">7. Kampong Perak</text:span></text:p></table:table-cell><table:table-cell table:style-name="Table8.Cell14"><text:p text:style-name="P3868"><text:span text:style-name="CharStyle7">1,179</text:span></text:p></table:table-cell></table:table-row><table:table-row table:style-name="Table8.R8"><table:table-cell table:style-name="Table8.Cell15"><text:p text:style-name="P2631"><text:span text:style-name="CharStyle7">8. Parit Buntar</text:span></text:p></table:table-cell><table:table-cell table:style-name="Table8.Cell16"><text:p text:style-name="P3312"><text:span text:style-name="CharStyle7">2,676</text:span></text:p></table:table-cell></table:table-row><table:table-row table:style-name="Table8.R9"><table:table-cell table:style-name="Table8.Cell17"><text:p text:style-name="P3257"><text:span text:style-name="CharStyle7">9. Jalan Perak</text:span></text:p></table:table-cell><table:table-cell table:style-name="Table8.Cell18"><text:p text:style-name="P2837"><text:span text:style-name="CharStyle7">3,520</text:span></text:p></table:table-cell></table:table-row><table:table-row table:style-name="Table8.R10"><table:table-cell table:style-name="Table8.Cell19"><text:p text:style-name="P3527"><text:span text:style-name="CharStyle7">10. Taman Kerian</text:span></text:p></table:table-cell><table:table-cell table:style-name="Table8.Cell20"><text:p text:style-name="P2305"><text:span text:style-name="CharStyle7">3,433</text:span></text:p></table:table-cell></table:table-row><table:table-row table:style-name="Table8.R11"><table:table-cell table:style-name="Table8.Cell21"><text:p text:style-name="P2979"><text:span text:style-name="CharStyle7">11. ParitTokNgah</text:span></text:p></table:table-cell><table:table-cell table:style-name="Table8.Cell22"><text:p text:style-name="P4751"><text:span text:style-name="CharStyle7">1,826</text:span></text:p></table:table-cell></table:table-row><table:table-row table:style-name="Table8.R12"><table:table-cell table:style-name="Table8.Cell23"><text:p text:style-name="P2452"><text:span text:style-name="CharStyle7">12. Titi Serong</text:span></text:p></table:table-cell><table:table-cell table:style-name="Table8.Cell24"><text:p text:style-name="P4321"><text:span text:style-name="CharStyle7">2,450</text:span></text:p></table:table-cell></table:table-row><table:table-row table:style-name="Table8.R13"><table:table-cell table:style-name="Table8.Cell25"><text:p text:style-name="P3881"><text:span text:style-name="CharStyle7">13. Sungai Labu</text:span></text:p></table:table-cell><table:table-cell table:style-name="Table8.Cell26"><text:p text:style-name="P4123"><text:span text:style-name="CharStyle7">1,890</text:span></text:p></table:table-cell></table:table-row><table:table-row table:style-name="Table8.R14"><table:table-cell table:style-name="Table8.Cell27"><text:p text:style-name="P4125"><text:span text:style-name="CharStyle7">14. Parit Sungai Betul</text:span></text:p></table:table-cell><table:table-cell table:style-name="Table8.Cell28"><text:p text:style-name="P2138"><text:span text:style-name="CharStyle7">1,310</text:span></text:p></table:table-cell></table:table-row><table:table-row table:style-name="Table8.R15"><table:table-cell table:style-name="Table8.Cell29"><text:p text:style-name="P2806"><text:span text:style-name="CharStyle7">15. SeriTenggara</text:span></text:p></table:table-cell><table:table-cell table:style-name="Table8.Cell30"><text:p text:style-name="P3500"><text:span text:style-name="CharStyle7">2,389</text:span></text:p></table:table-cell></table:table-row></table:table></draw:text-box></draw:frame><draw:frame draw:style-name="fr49" svg:x="10.289cm" svg:y="0.686cm" svg:width="2.752cm" fo:min-height="0.490cm" text:anchor-type="paragraph"><draw:text-box><text:p text:style-name="P4660"><text:span text:style-name="CharStyle70">Polling District</text:span></text:p></draw:text-box></draw:frame><draw:frame draw:style-name="fr50" svg:x="15.810cm" svg:y="0.686cm" svg:width="3.480cm" fo:min-height="0.490cm" text:anchor-type="paragraph"><draw:text-box><text:p text:style-name="P3421"><text:span text:style-name="CharStyle70">Number of Electors</text:span></text:p></draw:text-box></draw:frame><draw:frame draw:style-name="fr51" svg:x="17.969cm" svg:y="18.288cm" svg:width="1.388cm" fo:min-height="0.482cm" text:anchor-type="paragraph"><draw:text-box><text:p text:style-name="P2485"><text:span text:style-name="CharStyle45">25,462</text:span></text:p></draw:text-box></draw:frame><draw:frame draw:style-name="fr55" svg:x="2.686cm" svg:y="1.752cm" fo:min-width="3.496cm" fo:min-height="0.526cm" text:anchor-type="paragraph"><draw:text-box><text:p text:style-name="P3512"><text:span text:style-name="CharStyle26">N. 08 TITI SERONG</text:span></text:p></draw:text-box></draw:frame><text:span text:style-name="CharStyle34">Negeri<text:line-break/></text:span><text:span text:style-name="CharStyle33">State Constituency</text:span></text:p>
        <text:table-of-content>
          <text:table-of-content-source text:use-outline-level="1"/>
          <text:index-body>
            <text:p text:style-name="P4606"><text:span text:style-name="CharStyle79">N. 08 TITISERONG<text:tab/>1.<text:tab/>Sungai Megat Aris<text:tab/>988</text:span></text:p>
            <text:list text:style-name="L16">
              <text:list-item>
                <text:p text:style-name="P4287"><text:span text:style-name="CharStyle79"><text:tab/>Sungai Kota<text:tab/>1,294</text:span></text:p>
              </text:list-item>
              <text:list-item>
                <text:p text:style-name="P2294"><text:span text:style-name="CharStyle79"><text:tab/>Kedai Empat<text:tab/>593</text:span></text:p>
              </text:list-item>
              <text:list-item>
                <text:p text:style-name="P2623"><text:span text:style-name="CharStyle79"><text:tab/>Sungai Star<text:tab/>614</text:span></text:p>
              </text:list-item>
              <text:list-item>
                <text:p text:style-name="P4739"><text:span text:style-name="CharStyle79"><text:tab/>Kampong Perak<text:tab/>463</text:span></text:p>
              </text:list-item>
              <text:list-item>
                <text:p text:style-name="P2609"><text:span text:style-name="CharStyle79"><text:tab/>Tebok Haji Musa<text:tab/>837</text:span></text:p>
              </text:list-item>
              <text:list-item>
                <text:p text:style-name="P4111"><text:span text:style-name="CharStyle79"><text:tab/>Kampong Perak<text:tab/>1,179</text:span></text:p>
              </text:list-item>
              <text:list-item>
                <text:p text:style-name="P2118"><text:span text:style-name="CharStyle79"><text:tab/>ParitBuntar<text:tab/>2,676</text:span></text:p>
              </text:list-item>
              <text:list-item>
                <text:p text:style-name="P2799"><text:span text:style-name="CharStyle79"><text:tab/>Jalan Perak<text:tab/>3,520</text:span></text:p>
              </text:list-item>
              <text:list-item>
                <text:p text:style-name="P1744"><text:span text:style-name="CharStyle79"><text:tab/>Taman Kerian<text:tab/>3,433</text:span></text:p>
              </text:list-item>
              <text:list-item>
                <text:p text:style-name="P3828"><text:span text:style-name="CharStyle79"><text:tab/>ParitTokNgah<text:tab/>1,826</text:span></text:p>
              </text:list-item>
              <text:list-item>
                <text:p text:style-name="P3279"><text:span text:style-name="CharStyle79"><text:tab/>Titi Serong<text:tab/>2,450</text:span></text:p>
              </text:list-item>
              <text:list-item>
                <text:p text:style-name="P3269"><text:span text:style-name="CharStyle79"><text:tab/>Sungai Labu<text:tab/>1,890</text:span></text:p>
              </text:list-item>
              <text:list-item>
                <text:p text:style-name="P2170"><text:span text:style-name="CharStyle79"><text:tab/>Parit Sungai Betul<text:tab/>1,310</text:span></text:p>
              </text:list-item>
              <text:list-item>
                <text:p text:style-name="P3751"><text:span text:style-name="CharStyle79"><text:tab/>SeriTenggara<text:tab/>2,389</text:span></text:p>
              </text:list-item>
            </text:list>
          </text:index-body>
        </text:table-of-content>
        <text:p text:style-name="P172"><draw:frame draw:style-name="fr56" svg:x="0.000cm" svg:y="0.000cm" svg:width="16.688cm" fo:min-height="0.002cm" text:anchor-type="paragraph"><draw:text-box><table:table table:style-name="Table10"><table:table-column table:style-name="Table10.C1"/><table:table-column table:style-name="Table10.C2"/><table:table-column table:style-name="Table10.C3"/><table:table-row table:style-name="Table10.R1"><table:table-cell table:style-name="Table10.Cell1"><text:p text:style-name="P4327"><text:span text:style-name="CharStyle7">N. 09 KUALA KURAU</text:span></text:p></table:table-cell><table:table-cell table:style-name="Table10.Cell2"><text:p text:style-name="P3717"><text:span text:style-name="CharStyle7">1. Parit Haji Wahab</text:span></text:p></table:table-cell><table:table-cell table:style-name="Table10.Cell3"><text:p text:style-name="P4329"><text:span text:style-name="CharStyle7">1,445</text:span></text:p></table:table-cell></table:table-row><table:table-row table:style-name="Table10.R2"><table:table-cell table:style-name="Table10.Cell4"><text:p text:style-name="P5018"/></table:table-cell><table:table-cell table:style-name="Table10.Cell5"><text:p text:style-name="P2850"><text:span text:style-name="CharStyle7">2. Parit Haji Ali</text:span></text:p></table:table-cell><table:table-cell table:style-name="Table10.Cell6"><text:p text:style-name="P3538"><text:span text:style-name="CharStyle7">891</text:span></text:p></table:table-cell></table:table-row><table:table-row table:style-name="Table10.R3"><table:table-cell table:style-name="Table10.Cell7"><text:p text:style-name="P5018"/></table:table-cell><table:table-cell table:style-name="Table10.Cell8"><text:p text:style-name="P2610"><text:span text:style-name="CharStyle80">15</text:span></text:p></table:table-cell><table:table-cell table:style-name="Table10.Cell9"><text:p text:style-name="P5018"/></table:table-cell></table:table-row></table:table></draw:text-box></draw:frame></text:p>
        <text:h text:outline-level="1" text:style-name="P4353"><text:bookmark-start text:name="bookmark17"/><text:span text:style-name="CharStyle48">(1)</text:span><text:bookmark-end text:name="bookmark17"/></text:h>
        <text:p text:style-name="P3063"><draw:frame draw:style-name="fr53" svg:x="8.791cm" svg:y="0.009cm" svg:width="10.626cm" fo:min-height="0.002cm" text:anchor-type="paragraph"><draw:text-box><table:table table:style-name="Table9"><table:table-column table:style-name="Table9.C1"/><table:table-column table:style-name="Table9.C2"/><table:table-column table:style-name="Table9.C3"/><table:table-row table:style-name="Table9.R1"><table:table-cell table:style-name="Table9.Cell1"><text:p text:style-name="P5018"/></table:table-cell><table:table-cell table:style-name="Table9.Cell2"><text:p text:style-name="P3937"><text:span text:style-name="CharStyle46">(2)</text:span></text:p></table:table-cell><table:table-cell table:style-name="Table9.Cell3"><text:p text:style-name="P3600"><text:span text:style-name="CharStyle46">(3)</text:span></text:p></table:table-cell></table:table-row><table:table-row table:style-name="Table9.R2"><table:table-cell table:style-name="Table9.Cell4"><text:p text:style-name="P5018"/></table:table-cell><table:table-cell table:style-name="Table9.Cell5"><text:p text:style-name="P3838"><text:span text:style-name="CharStyle46">Daerah Mengundi</text:span></text:p></table:table-cell><table:table-cell table:style-name="Table9.Cell6"><text:p text:style-name="P3758"><text:span text:style-name="CharStyle46">Bilangan Pemilih</text:span></text:p></table:table-cell></table:table-row><table:table-row table:style-name="Table9.R3"><table:table-cell table:style-name="Table9.Cell7"><text:p text:style-name="P5018"/></table:table-cell><table:table-cell table:style-name="Table9.Cell8"><text:p text:style-name="P2067"><text:span text:style-name="CharStyle47">Polling District</text:span></text:p></table:table-cell><table:table-cell table:style-name="Table9.Cell9"><text:p text:style-name="P2805"><text:span text:style-name="CharStyle47">Number of Electors</text:span></text:p></table:table-cell></table:table-row><table:table-row table:style-name="Table9.R4"><table:table-cell table:style-name="Table9.Cell10"><text:p text:style-name="P2922"><text:span text:style-name="CharStyle46">3.</text:span></text:p></table:table-cell><table:table-cell table:style-name="Table9.Cell11"><text:p text:style-name="P4699"><text:span text:style-name="CharStyle46">Tanjong Piandang</text:span></text:p></table:table-cell><table:table-cell table:style-name="Table9.Cell12"><text:p text:style-name="P4701"><text:span text:style-name="CharStyle46">2,231</text:span></text:p></table:table-cell></table:table-row><table:table-row table:style-name="Table9.R5"><table:table-cell table:style-name="Table9.Cell13"><text:p text:style-name="P4958"><text:span text:style-name="CharStyle46">4.</text:span></text:p></table:table-cell><table:table-cell table:style-name="Table9.Cell14"><text:p text:style-name="P2125"><text:span text:style-name="CharStyle46">Parit Sungai Burong</text:span></text:p></table:table-cell><table:table-cell table:style-name="Table9.Cell15"><text:p text:style-name="P2792"><text:span text:style-name="CharStyle46">2,405</text:span></text:p></table:table-cell></table:table-row><table:table-row table:style-name="Table9.R6"><table:table-cell table:style-name="Table9.Cell16"><text:p text:style-name="P3317"><text:span text:style-name="CharStyle46">5.</text:span></text:p></table:table-cell><table:table-cell table:style-name="Table9.Cell17"><text:p text:style-name="P3831"><text:span text:style-name="CharStyle46">Parit Haji Abd. Rahman</text:span></text:p></table:table-cell><table:table-cell table:style-name="Table9.Cell18"><text:p text:style-name="P3146"><text:span text:style-name="CharStyle46">536</text:span></text:p></table:table-cell></table:table-row><table:table-row table:style-name="Table9.R7"><table:table-cell table:style-name="Table9.Cell19"><text:p text:style-name="P3890"><text:span text:style-name="CharStyle46">6.</text:span></text:p></table:table-cell><table:table-cell table:style-name="Table9.Cell20"><text:p text:style-name="P3894"><text:span text:style-name="CharStyle46">Parit TelokPial</text:span></text:p></table:table-cell><table:table-cell table:style-name="Table9.Cell21"><text:p text:style-name="P2957"><text:span text:style-name="CharStyle46">705</text:span></text:p></table:table-cell></table:table-row><table:table-row table:style-name="Table9.R8"><table:table-cell table:style-name="Table9.Cell22"><text:p text:style-name="P1706"><text:span text:style-name="CharStyle46">7.</text:span></text:p></table:table-cell><table:table-cell table:style-name="Table9.Cell23"><text:p text:style-name="P2428"><text:span text:style-name="CharStyle46">Parit TokHin</text:span></text:p></table:table-cell><table:table-cell table:style-name="Table9.Cell24"><text:p text:style-name="P3096"><text:span text:style-name="CharStyle46">802</text:span></text:p></table:table-cell></table:table-row><table:table-row table:style-name="Table9.R9"><table:table-cell table:style-name="Table9.Cell25"><text:p text:style-name="P2083"><text:span text:style-name="CharStyle46">8.</text:span></text:p></table:table-cell><table:table-cell table:style-name="Table9.Cell26"><text:p text:style-name="P3767"><text:span text:style-name="CharStyle46">Sungai Baharu</text:span></text:p></table:table-cell><table:table-cell table:style-name="Table9.Cell27"><text:p text:style-name="P3309"><text:span text:style-name="CharStyle46">1,102</text:span></text:p></table:table-cell></table:table-row><table:table-row table:style-name="Table9.R10"><table:table-cell table:style-name="Table9.Cell28"><text:p text:style-name="P3866"><text:span text:style-name="CharStyle46">9.</text:span></text:p></table:table-cell><table:table-cell table:style-name="Table9.Cell29"><text:p text:style-name="P2781"><text:span text:style-name="CharStyle46">Batu 14</text:span></text:p></table:table-cell><table:table-cell table:style-name="Table9.Cell30"><text:p text:style-name="P2111"><text:span text:style-name="CharStyle46">966</text:span></text:p></table:table-cell></table:table-row><table:table-row table:style-name="Table9.R11"><table:table-cell table:style-name="Table9.Cell31"><text:p text:style-name="P1796"><text:span text:style-name="CharStyle46">10.</text:span></text:p></table:table-cell><table:table-cell table:style-name="Table9.Cell32"><text:p text:style-name="P2507"><text:span text:style-name="CharStyle46">Jalan Bawah</text:span></text:p></table:table-cell><table:table-cell table:style-name="Table9.Cell33"><text:p text:style-name="P3186"><text:span text:style-name="CharStyle46">656</text:span></text:p></table:table-cell></table:table-row><table:table-row table:style-name="Table9.R12"><table:table-cell table:style-name="Table9.Cell34"><text:p text:style-name="P1946"><text:span text:style-name="CharStyle46">11.</text:span></text:p></table:table-cell><table:table-cell table:style-name="Table9.Cell35"><text:p text:style-name="P2642"><text:span text:style-name="CharStyle46">Parit Abas</text:span></text:p></table:table-cell><table:table-cell table:style-name="Table9.Cell36"><text:p text:style-name="P4587"><text:span text:style-name="CharStyle46">978</text:span></text:p></table:table-cell></table:table-row><table:table-row table:style-name="Table9.R13"><table:table-cell table:style-name="Table9.Cell37"><text:p text:style-name="P4391"><text:span text:style-name="CharStyle46">12.</text:span></text:p></table:table-cell><table:table-cell table:style-name="Table9.Cell38"><text:p text:style-name="P4044"><text:span text:style-name="CharStyle46">Siakap Road</text:span></text:p></table:table-cell><table:table-cell table:style-name="Table9.Cell39"><text:p text:style-name="P4055"><text:span text:style-name="CharStyle46">806</text:span></text:p></table:table-cell></table:table-row><table:table-row table:style-name="Table9.R14"><table:table-cell table:style-name="Table9.Cell40"><text:p text:style-name="P3877"><text:span text:style-name="CharStyle46">13.</text:span></text:p></table:table-cell><table:table-cell table:style-name="Table9.Cell41"><text:p text:style-name="P3833"><text:span text:style-name="CharStyle46">Simpang Tiga</text:span></text:p></table:table-cell><table:table-cell table:style-name="Table9.Cell42"><text:p text:style-name="P3664"><text:span text:style-name="CharStyle46">1,486</text:span></text:p></table:table-cell></table:table-row><table:table-row table:style-name="Table9.R15"><table:table-cell table:style-name="Table9.Cell43"><text:p text:style-name="P3776"><text:span text:style-name="CharStyle46">14.</text:span></text:p></table:table-cell><table:table-cell table:style-name="Table9.Cell44"><text:p text:style-name="P4518"><text:span text:style-name="CharStyle46">Kuala Kurau</text:span></text:p></table:table-cell><table:table-cell table:style-name="Table9.Cell45"><text:p text:style-name="P4864"><text:span text:style-name="CharStyle46">2,124</text:span></text:p></table:table-cell></table:table-row><table:table-row table:style-name="Table9.R16"><table:table-cell table:style-name="Table9.Cell46"><text:p text:style-name="P2573"><text:span text:style-name="CharStyle46">15.</text:span></text:p></table:table-cell><table:table-cell table:style-name="Table9.Cell47"><text:p text:style-name="P4648"><text:span text:style-name="CharStyle46">Coast Road</text:span></text:p></table:table-cell><table:table-cell table:style-name="Table9.Cell48"><text:p text:style-name="P3847"><text:span text:style-name="CharStyle46">3,042</text:span></text:p></table:table-cell></table:table-row><table:table-row table:style-name="Table9.R17"><table:table-cell table:style-name="Table9.Cell49"><text:p text:style-name="P3649"><text:span text:style-name="CharStyle46">16.</text:span></text:p></table:table-cell><table:table-cell table:style-name="Table9.Cell50"><text:p text:style-name="P3624"><text:span text:style-name="CharStyle46">Piandang Indah</text:span></text:p></table:table-cell><table:table-cell table:style-name="Table9.Cell51"><text:p text:style-name="P3543"><text:span text:style-name="CharStyle46">3,118</text:span></text:p></table:table-cell></table:table-row><table:table-row table:style-name="Table9.R18"><table:table-cell table:style-name="Table9.Cell52"><text:p text:style-name="P4395"><text:span text:style-name="CharStyle46">17.</text:span></text:p></table:table-cell><table:table-cell table:style-name="Table9.Cell53"><text:p text:style-name="P4397"><text:span text:style-name="CharStyle46">Kurau Indah</text:span></text:p></table:table-cell><table:table-cell table:style-name="Table9.Cell54"><text:p text:style-name="P3125"><text:span text:style-name="CharStyle46">1,196</text:span></text:p></table:table-cell></table:table-row></table:table><text:p text:style-name="P4624"><text:span text:style-name="CharStyle72">24,489</text:span></text:p></draw:text-box></draw:frame><text:span text:style-name="CharStyle7">Bahagian Pilihan Raya<text:line-break/>Negeri<text:line-break/></text:span><text:span text:style-name="CharStyle8">State Constituency</text:span></text:p>
        <text:p text:style-name="P4139"><text:span text:style-name="CharStyle7">Jumlah Bilangan Pemilih dalam Bahagian Pilihan Raya Persekutuan<text:tab/>49,951</text:span></text:p>
        <text:p text:style-name="P3887"><text:span text:style-name="CharStyle7">P. 057 Parit Buntar:</text:span></text:p>
        <text:p text:style-name="P3220"><text:span text:style-name="CharStyle33">Total Number of Electors in the Federal Constituency of<text:line-break/>P. 057 Parit Buntar:</text:span></text:p>
        <text:p text:style-name="P3570"><text:span text:style-name="CharStyle82">16</text:span></text:p>
      </text:section>
      <text:section text:style-name="Sect12" text:name="Section12">
        <text:p text:style-name="P5103"><draw:frame draw:style-name="fr60" svg:x="2.697cm" svg:y="0.000cm" svg:width="4.505cm" fo:min-height="3.828cm" text:anchor-type="paragraph"><draw:text-box><text:h text:outline-level="1" text:style-name="P2244"><text:bookmark-start text:name="bookmark18"/><text:span text:style-name="CharStyle25">(1)</text:span><text:bookmark-end text:name="bookmark18"/></text:h><text:p text:style-name="P2575"><text:span text:style-name="CharStyle26">Bahagian Pilihan Raya<text:line-break/>Negeri<text:line-break/></text:span><text:span text:style-name="CharStyle29">State Constituency</text:span></text:p><text:p text:style-name="P2145"><text:span text:style-name="CharStyle26">N. 10 ALOR PONGSU</text:span></text:p></draw:text-box></draw:frame><draw:frame draw:style-name="fr59" svg:x="8.751cm" svg:y="0.000cm" svg:width="10.634cm" fo:min-height="0.002cm" text:anchor-type="paragraph"><draw:text-box><table:table table:style-name="Table11"><table:table-column table:style-name="Table11.C1"/><table:table-column table:style-name="Table11.C2"/><table:table-column table:style-name="Table11.C3"/><table:table-row table:style-name="Table11.R1"><table:table-cell table:style-name="Table11.Cell1"><text:p text:style-name="P5018"/></table:table-cell><table:table-cell table:style-name="Table11.Cell2"><text:p text:style-name="P4319"><text:span text:style-name="CharStyle46">(2)</text:span></text:p></table:table-cell><table:table-cell table:style-name="Table11.Cell3"><text:p text:style-name="P2907"><text:span text:style-name="CharStyle46">(3)</text:span></text:p></table:table-cell></table:table-row><table:table-row table:style-name="Table11.R2"><table:table-cell table:style-name="Table11.Cell4"><text:p text:style-name="P5018"/></table:table-cell><table:table-cell table:style-name="Table11.Cell5"><text:p text:style-name="P1986"><text:span text:style-name="CharStyle46">Daerah Mengundi</text:span></text:p></table:table-cell><table:table-cell table:style-name="Table11.Cell6"><text:p text:style-name="P2669"><text:span text:style-name="CharStyle46">Bilangan Pemilih</text:span></text:p></table:table-cell></table:table-row><table:table-row table:style-name="Table11.R3"><table:table-cell table:style-name="Table11.Cell7"><text:p text:style-name="P5018"/></table:table-cell><table:table-cell table:style-name="Table11.Cell8"><text:p text:style-name="P4992"><text:span text:style-name="CharStyle47">Polling District</text:span></text:p></table:table-cell><table:table-cell table:style-name="Table11.Cell9"><text:p text:style-name="P3999"><text:span text:style-name="CharStyle47">Number of Electors</text:span></text:p></table:table-cell></table:table-row><table:table-row table:style-name="Table11.R4"><table:table-cell table:style-name="Table11.Cell10"><text:p text:style-name="P3172"><text:span text:style-name="CharStyle46">1.</text:span></text:p></table:table-cell><table:table-cell table:style-name="Table11.Cell11"><text:p text:style-name="P1931"><text:span text:style-name="CharStyle46">Changkat Lobak</text:span></text:p></table:table-cell><table:table-cell table:style-name="Table11.Cell12"><text:p text:style-name="P2626"><text:span text:style-name="CharStyle46">952</text:span></text:p></table:table-cell></table:table-row><table:table-row table:style-name="Table11.R5"><table:table-cell table:style-name="Table11.Cell13"><text:p text:style-name="P3307"><text:span text:style-name="CharStyle46">2.</text:span></text:p></table:table-cell><table:table-cell table:style-name="Table11.Cell14"><text:p text:style-name="P4504"><text:span text:style-name="CharStyle46">Alor Pongsu</text:span></text:p></table:table-cell><table:table-cell table:style-name="Table11.Cell15"><text:p text:style-name="P4410"><text:span text:style-name="CharStyle46">1,498</text:span></text:p></table:table-cell></table:table-row><table:table-row table:style-name="Table11.R6"><table:table-cell table:style-name="Table11.Cell16"><text:p text:style-name="P3465"><text:span text:style-name="CharStyle46">3.</text:span></text:p></table:table-cell><table:table-cell table:style-name="Table11.Cell17"><text:p text:style-name="P3756"><text:span text:style-name="CharStyle46">Parit Simpang Lima</text:span></text:p></table:table-cell><table:table-cell table:style-name="Table11.Cell18"><text:p text:style-name="P3759"><text:span text:style-name="CharStyle46">1,408</text:span></text:p></table:table-cell></table:table-row><table:table-row table:style-name="Table11.R7"><table:table-cell table:style-name="Table11.Cell19"><text:p text:style-name="P3841"><text:span text:style-name="CharStyle46">4.</text:span></text:p></table:table-cell><table:table-cell table:style-name="Table11.Cell20"><text:p text:style-name="P3708"><text:span text:style-name="CharStyle46">Matang Jelutong</text:span></text:p></table:table-cell><table:table-cell table:style-name="Table11.Cell21"><text:p text:style-name="P3748"><text:span text:style-name="CharStyle46">1,475</text:span></text:p></table:table-cell></table:table-row><table:table-row table:style-name="Table11.R8"><table:table-cell table:style-name="Table11.Cell22"><text:p text:style-name="P3889"><text:span text:style-name="CharStyle46">5.</text:span></text:p></table:table-cell><table:table-cell table:style-name="Table11.Cell23"><text:p text:style-name="P2587"><text:span text:style-name="CharStyle46">Sungai Bogak</text:span></text:p></table:table-cell><table:table-cell table:style-name="Table11.Cell24"><text:p text:style-name="P3261"><text:span text:style-name="CharStyle46">1,946</text:span></text:p></table:table-cell></table:table-row><table:table-row table:style-name="Table11.R9"><table:table-cell table:style-name="Table11.Cell25"><text:p text:style-name="P2222"><text:span text:style-name="CharStyle46">6.</text:span></text:p></table:table-cell><table:table-cell table:style-name="Table11.Cell26"><text:p text:style-name="P2798"><text:span text:style-name="CharStyle46">Ladang Tali Ayer</text:span></text:p></table:table-cell><table:table-cell table:style-name="Table11.Cell27"><text:p text:style-name="P3893"><text:span text:style-name="CharStyle46">909</text:span></text:p></table:table-cell></table:table-row><table:table-row table:style-name="Table11.R10"><table:table-cell table:style-name="Table11.Cell28"><text:p text:style-name="P3899"><text:span text:style-name="CharStyle46">7.</text:span></text:p></table:table-cell><table:table-cell table:style-name="Table11.Cell29"><text:p text:style-name="P2950"><text:span text:style-name="CharStyle46">Simpang Lima</text:span></text:p></table:table-cell><table:table-cell table:style-name="Table11.Cell30"><text:p text:style-name="P3872"><text:span text:style-name="CharStyle46">917</text:span></text:p></table:table-cell></table:table-row><table:table-row table:style-name="Table11.R11"><table:table-cell table:style-name="Table11.Cell31"><text:p text:style-name="P2420"><text:span text:style-name="CharStyle46">8.</text:span></text:p></table:table-cell><table:table-cell table:style-name="Table11.Cell32"><text:p text:style-name="P3991"><text:span text:style-name="CharStyle46">Jalan Baharu</text:span></text:p></table:table-cell><table:table-cell table:style-name="Table11.Cell33"><text:p text:style-name="P1849"><text:span text:style-name="CharStyle46">364</text:span></text:p></table:table-cell></table:table-row><table:table-row table:style-name="Table11.R12"><table:table-cell table:style-name="Table11.Cell34"><text:p text:style-name="P2563"><text:span text:style-name="CharStyle46">9.</text:span></text:p></table:table-cell><table:table-cell table:style-name="Table11.Cell35"><text:p text:style-name="P3809"><text:span text:style-name="CharStyle46">Parit Haji Amin</text:span></text:p></table:table-cell><table:table-cell table:style-name="Table11.Cell36"><text:p text:style-name="P2019"><text:span text:style-name="CharStyle46">1,208</text:span></text:p></table:table-cell></table:table-row><table:table-row table:style-name="Table11.R13"><table:table-cell table:style-name="Table11.Cell37"><text:p text:style-name="P2052"><text:span text:style-name="CharStyle46">10.</text:span></text:p></table:table-cell><table:table-cell table:style-name="Table11.Cell38"><text:p text:style-name="P3908"><text:span text:style-name="CharStyle46">Kedai Dua</text:span></text:p></table:table-cell><table:table-cell table:style-name="Table11.Cell39"><text:p text:style-name="P3910"><text:span text:style-name="CharStyle46">1,139</text:span></text:p></table:table-cell></table:table-row><table:table-row table:style-name="Table11.R14"><table:table-cell table:style-name="Table11.Cell40"><text:p text:style-name="P2961"><text:span text:style-name="CharStyle46">11.</text:span></text:p></table:table-cell><table:table-cell table:style-name="Table11.Cell41"><text:p text:style-name="P1711"><text:span text:style-name="CharStyle46">Matang Gerdu</text:span></text:p></table:table-cell><table:table-cell table:style-name="Table11.Cell42"><text:p text:style-name="P2437"><text:span text:style-name="CharStyle46">1,483</text:span></text:p></table:table-cell></table:table-row><table:table-row table:style-name="Table11.R15"><table:table-cell table:style-name="Table11.Cell43"><text:p text:style-name="P3102"><text:span text:style-name="CharStyle46">12.</text:span></text:p></table:table-cell><table:table-cell table:style-name="Table11.Cell44"><text:p text:style-name="P1862"><text:span text:style-name="CharStyle46">Sungai Dungun</text:span></text:p></table:table-cell><table:table-cell table:style-name="Table11.Cell45"><text:p text:style-name="P2572"><text:span text:style-name="CharStyle46">1,159</text:span></text:p></table:table-cell></table:table-row><table:table-row table:style-name="Table11.R16"><table:table-cell table:style-name="Table11.Cell46"><text:p text:style-name="P3249"><text:span text:style-name="CharStyle46">13.</text:span></text:p></table:table-cell><table:table-cell table:style-name="Table11.Cell47"><text:p text:style-name="P2034"><text:span text:style-name="CharStyle46">Ladang Lian Seng</text:span></text:p></table:table-cell><table:table-cell table:style-name="Table11.Cell48"><text:p text:style-name="P3550"><text:span text:style-name="CharStyle46">1,096</text:span></text:p></table:table-cell></table:table-row><table:table-row table:style-name="Table11.R17"><table:table-cell table:style-name="Table11.Cell49"><text:p text:style-name="P3905"><text:span text:style-name="CharStyle46">14.</text:span></text:p></table:table-cell><table:table-cell table:style-name="Table11.Cell50"><text:p text:style-name="P2195"><text:span text:style-name="CharStyle46">Jin Seng</text:span></text:p></table:table-cell><table:table-cell table:style-name="Table11.Cell51"><text:p text:style-name="P2864"><text:span text:style-name="CharStyle46">1,168</text:span></text:p></table:table-cell></table:table-row><table:table-row table:style-name="Table11.R18"><table:table-cell table:style-name="Table11.Cell52"><text:p text:style-name="P1606"><text:span text:style-name="CharStyle46">15.</text:span></text:p></table:table-cell><table:table-cell table:style-name="Table11.Cell53"><text:p text:style-name="P2338"><text:span text:style-name="CharStyle46">Pandak Puteh</text:span></text:p></table:table-cell><table:table-cell table:style-name="Table11.Cell54"><text:p text:style-name="P4245"><text:span text:style-name="CharStyle46">322</text:span></text:p></table:table-cell></table:table-row><table:table-row table:style-name="Table11.R19"><table:table-cell table:style-name="Table11.Cell55"><text:p text:style-name="P4570"><text:span text:style-name="CharStyle46">16.</text:span></text:p></table:table-cell><table:table-cell table:style-name="Table11.Cell56"><text:p text:style-name="P2620"><text:span text:style-name="CharStyle46">Ladang Chersonese</text:span></text:p></table:table-cell><table:table-cell table:style-name="Table11.Cell57"><text:p text:style-name="P3856"><text:span text:style-name="CharStyle46">1,065</text:span></text:p></table:table-cell></table:table-row><table:table-row table:style-name="Table11.R20"><table:table-cell table:style-name="Table11.Cell58"><text:p text:style-name="P2095"><text:span text:style-name="CharStyle46">17.</text:span></text:p></table:table-cell><table:table-cell table:style-name="Table11.Cell59"><text:p text:style-name="P2769"><text:span text:style-name="CharStyle46">Ladang Gula</text:span></text:p></table:table-cell><table:table-cell table:style-name="Table11.Cell60"><text:p text:style-name="P3456"><text:span text:style-name="CharStyle46">403</text:span></text:p></table:table-cell></table:table-row></table:table><text:p text:style-name="P3576"><text:span text:style-name="CharStyle45">18,512</text:span></text:p></draw:text-box></draw:frame></text:p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</text:section>
      <text:section text:style-name="Sect13" text:name="Section13">
        <text:p text:style-name="P5104"><draw:frame draw:style-name="fr62" svg:x="2.595cm" svg:y="0.000cm" svg:width="5.198cm" fo:min-height="3.819cm" text:anchor-type="paragraph"><draw:text-box><text:h text:outline-level="1" text:style-name="P1629"><text:bookmark-start text:name="bookmark19"/><text:span text:style-name="CharStyle25">(1)</text:span><text:bookmark-end text:name="bookmark19"/></text:h><text:p text:style-name="P4231"><text:span text:style-name="CharStyle26">Bahagian Pilihan Raya<text:line-break/>Negeri<text:line-break/></text:span><text:span text:style-name="CharStyle29">State Constituency</text:span></text:p><text:p text:style-name="P4808"><text:span text:style-name="CharStyle26">N. 11GUNONG SEMANGGOL</text:span></text:p></draw:text-box></draw:frame><draw:frame draw:style-name="fr63" svg:x="2.697cm" svg:y="20.904cm" svg:width="3.090cm" fo:min-height="0.526cm" text:anchor-type="paragraph"><draw:text-box><text:p text:style-name="P1873"><text:span text:style-name="CharStyle26">N. 12 SELINSING</text:span></text:p></draw:text-box></draw:frame><draw:frame draw:style-name="fr61" svg:x="8.751cm" svg:y="0.000cm" svg:width="10.634cm" fo:min-height="0.002cm" text:anchor-type="paragraph"><draw:text-box><table:table table:style-name="Table12"><table:table-column table:style-name="Table12.C1"/><table:table-column table:style-name="Table12.C2"/><table:table-column table:style-name="Table12.C3"/><table:table-row table:style-name="Table12.R1"><table:table-cell table:style-name="Table12.Cell1"><text:p text:style-name="P5018"/></table:table-cell><table:table-cell table:style-name="Table12.Cell2"><text:p text:style-name="P4059"><text:span text:style-name="CharStyle46">(2)</text:span></text:p><text:p text:style-name="P2887"><text:span text:style-name="CharStyle46">Daerah Mengundi</text:span></text:p></table:table-cell><table:table-cell table:style-name="Table12.Cell3"><text:p text:style-name="P4670"><text:span text:style-name="CharStyle46">(3)</text:span></text:p><text:p text:style-name="P2184"><text:span text:style-name="CharStyle46">Bilangan Pemilih</text:span></text:p></table:table-cell></table:table-row><table:table-row table:style-name="Table12.R2"><table:table-cell table:style-name="Table12.Cell4"><text:p text:style-name="P5018"/></table:table-cell><table:table-cell table:style-name="Table12.Cell5"><text:p text:style-name="P3749"><text:span text:style-name="CharStyle47">Polling District</text:span></text:p></table:table-cell><table:table-cell table:style-name="Table12.Cell6"><text:p text:style-name="P3722"><text:span text:style-name="CharStyle47">Number of Electors</text:span></text:p></table:table-cell></table:table-row><table:table-row table:style-name="Table12.R3"><table:table-cell table:style-name="Table12.Cell7"><text:p text:style-name="P2594"><text:span text:style-name="CharStyle46">1.</text:span></text:p></table:table-cell><table:table-cell table:style-name="Table12.Cell8"><text:p text:style-name="P3271"><text:span text:style-name="CharStyle46">Batu 6 Bukit Merah</text:span></text:p></table:table-cell><table:table-cell table:style-name="Table12.Cell9"><text:p text:style-name="P2136"><text:span text:style-name="CharStyle46">548</text:span></text:p></table:table-cell></table:table-row><table:table-row table:style-name="Table12.R4"><table:table-cell table:style-name="Table12.Cell10"><text:p text:style-name="P3602"><text:span text:style-name="CharStyle46">2.</text:span></text:p></table:table-cell><table:table-cell table:style-name="Table12.Cell11"><text:p text:style-name="P3788"><text:span text:style-name="CharStyle46">Bukit Merah</text:span></text:p></table:table-cell><table:table-cell table:style-name="Table12.Cell12"><text:p text:style-name="P4047"><text:span text:style-name="CharStyle46">947</text:span></text:p></table:table-cell></table:table-row><table:table-row table:style-name="Table12.R5"><table:table-cell table:style-name="Table12.Cell13"><text:p text:style-name="P4049"><text:span text:style-name="CharStyle46">3.</text:span></text:p></table:table-cell><table:table-cell table:style-name="Table12.Cell14"><text:p text:style-name="P3584"><text:span text:style-name="CharStyle46">Pondok Tanjong Barat</text:span></text:p></table:table-cell><table:table-cell table:style-name="Table12.Cell15"><text:p text:style-name="P2396"><text:span text:style-name="CharStyle46">585</text:span></text:p></table:table-cell></table:table-row><table:table-row table:style-name="Table12.R6"><table:table-cell table:style-name="Table12.Cell16"><text:p text:style-name="P3070"><text:span text:style-name="CharStyle46">4.</text:span></text:p></table:table-cell><table:table-cell table:style-name="Table12.Cell17"><text:p text:style-name="P3678"><text:span text:style-name="CharStyle46">Kampong Selamat</text:span></text:p></table:table-cell><table:table-cell table:style-name="Table12.Cell18"><text:p text:style-name="P2596"><text:span text:style-name="CharStyle46">790</text:span></text:p></table:table-cell></table:table-row><table:table-row table:style-name="Table12.R7"><table:table-cell table:style-name="Table12.Cell19"><text:p text:style-name="P3273"><text:span text:style-name="CharStyle46">5.</text:span></text:p></table:table-cell><table:table-cell table:style-name="Table12.Cell20"><text:p text:style-name="P2069"><text:span text:style-name="CharStyle46">Gunong Semanggol</text:span></text:p></table:table-cell><table:table-cell table:style-name="Table12.Cell21"><text:p text:style-name="P2739"><text:span text:style-name="CharStyle46">1,935</text:span></text:p></table:table-cell></table:table-row><table:table-row table:style-name="Table12.R8"><table:table-cell table:style-name="Table12.Cell22"><text:p text:style-name="P3807"><text:span text:style-name="CharStyle46">6.</text:span></text:p></table:table-cell><table:table-cell table:style-name="Table12.Cell23"><text:p text:style-name="P2220"><text:span text:style-name="CharStyle46">Kubu Gajah</text:span></text:p></table:table-cell><table:table-cell table:style-name="Table12.Cell24"><text:p text:style-name="P3640"><text:span text:style-name="CharStyle46">1,537</text:span></text:p></table:table-cell></table:table-row><table:table-row table:style-name="Table12.R9"><table:table-cell table:style-name="Table12.Cell25"><text:p text:style-name="P3818"><text:span text:style-name="CharStyle46">7.</text:span></text:p></table:table-cell><table:table-cell table:style-name="Table12.Cell26"><text:p text:style-name="P2436"><text:span text:style-name="CharStyle46">Kampong Tua</text:span></text:p></table:table-cell><table:table-cell table:style-name="Table12.Cell27"><text:p text:style-name="P3101"><text:span text:style-name="CharStyle46">994</text:span></text:p></table:table-cell></table:table-row><table:table-row table:style-name="Table12.R10"><table:table-cell table:style-name="Table12.Cell28"><text:p text:style-name="P1860"><text:span text:style-name="CharStyle46">8.</text:span></text:p></table:table-cell><table:table-cell table:style-name="Table12.Cell29"><text:p text:style-name="P2571"><text:span text:style-name="CharStyle46">Padang Lalang</text:span></text:p></table:table-cell><table:table-cell table:style-name="Table12.Cell30"><text:p text:style-name="P3247"><text:span text:style-name="CharStyle46">1,168</text:span></text:p></table:table-cell></table:table-row><table:table-row table:style-name="Table12.R11"><table:table-cell table:style-name="Table12.Cell31"><text:p text:style-name="P2031"><text:span text:style-name="CharStyle46">9.</text:span></text:p></table:table-cell><table:table-cell table:style-name="Table12.Cell32"><text:p text:style-name="P2713"><text:span text:style-name="CharStyle46">Railway Line</text:span></text:p></table:table-cell><table:table-cell table:style-name="Table12.Cell33"><text:p text:style-name="P3397"><text:span text:style-name="CharStyle46">771</text:span></text:p></table:table-cell></table:table-row><table:table-row table:style-name="Table12.R12"><table:table-cell table:style-name="Table12.Cell34"><text:p text:style-name="P1912"><text:span text:style-name="CharStyle46">10.</text:span></text:p></table:table-cell><table:table-cell table:style-name="Table12.Cell35"><text:p text:style-name="P2607"><text:span text:style-name="CharStyle46">Parit Haji Taib</text:span></text:p></table:table-cell><table:table-cell table:style-name="Table12.Cell36"><text:p text:style-name="P3284"><text:span text:style-name="CharStyle46">1,118</text:span></text:p></table:table-cell></table:table-row><table:table-row table:style-name="Table12.R13"><table:table-cell table:style-name="Table12.Cell37"><text:p text:style-name="P1632"><text:span text:style-name="CharStyle46">11.</text:span></text:p></table:table-cell><table:table-cell table:style-name="Table12.Cell38"><text:p text:style-name="P2863"><text:span text:style-name="CharStyle46">Mesjid Tinggi</text:span></text:p></table:table-cell><table:table-cell table:style-name="Table12.Cell39"><text:p text:style-name="P1605"><text:span text:style-name="CharStyle46">3,158</text:span></text:p></table:table-cell></table:table-row><table:table-row table:style-name="Table12.R14"><table:table-cell table:style-name="Table12.Cell40"><text:p text:style-name="P2337"><text:span text:style-name="CharStyle46">12.</text:span></text:p></table:table-cell><table:table-cell table:style-name="Table12.Cell41"><text:p text:style-name="P3773"><text:span text:style-name="CharStyle46">Kota Bandung</text:span></text:p></table:table-cell><table:table-cell table:style-name="Table12.Cell42"><text:p text:style-name="P3735"><text:span text:style-name="CharStyle46">2,523</text:span></text:p></table:table-cell></table:table-row><table:table-row table:style-name="Table12.R15"><table:table-cell table:style-name="Table12.Cell43"><text:p text:style-name="P1618"><text:span text:style-name="CharStyle46">13.</text:span></text:p></table:table-cell><table:table-cell table:style-name="Table12.Cell44"><text:p text:style-name="P2349"><text:span text:style-name="CharStyle46">Main Road Bagan Serai</text:span></text:p></table:table-cell><table:table-cell table:style-name="Table12.Cell45"><text:p text:style-name="P3017"><text:span text:style-name="CharStyle46">1,570</text:span></text:p></table:table-cell></table:table-row><table:table-row table:style-name="Table12.R16"><table:table-cell table:style-name="Table12.Cell46"><text:p text:style-name="P1778"><text:span text:style-name="CharStyle46">14.</text:span></text:p></table:table-cell><table:table-cell table:style-name="Table12.Cell47"><text:p text:style-name="P2495"><text:span text:style-name="CharStyle46">Bagan Serai</text:span></text:p></table:table-cell><table:table-cell table:style-name="Table12.Cell48"><text:p text:style-name="P3174"><text:span text:style-name="CharStyle46">1,696</text:span></text:p></table:table-cell></table:table-row><table:table-row table:style-name="Table12.R17"><table:table-cell table:style-name="Table12.Cell49"><text:p text:style-name="P5018"/></table:table-cell><table:table-cell table:style-name="Table12.Cell50"><text:p text:style-name="P5018"/></table:table-cell><table:table-cell table:style-name="Table12.Cell51"><text:p text:style-name="P3567"><text:span text:style-name="CharStyle83">19,340</text:span></text:p></table:table-cell></table:table-row><table:table-row table:style-name="Table12.R18"><table:table-cell table:style-name="Table12.Cell52"><text:p text:style-name="P2047"><text:span text:style-name="CharStyle46">1.</text:span></text:p></table:table-cell><table:table-cell table:style-name="Table12.Cell53"><text:p text:style-name="P2726"><text:span text:style-name="CharStyle46">Jalan Siakap</text:span></text:p></table:table-cell><table:table-cell table:style-name="Table12.Cell54"><text:p text:style-name="P3413"><text:span text:style-name="CharStyle46">2,927</text:span></text:p></table:table-cell></table:table-row><table:table-row table:style-name="Table12.R19"><table:table-cell table:style-name="Table12.Cell55"><text:p text:style-name="P2080"><text:span text:style-name="CharStyle46">2.</text:span></text:p></table:table-cell><table:table-cell table:style-name="Table12.Cell56"><text:p text:style-name="P3020"><text:span text:style-name="CharStyle46">Kampong Perak</text:span></text:p></table:table-cell><table:table-cell table:style-name="Table12.Cell57"><text:p text:style-name="P4868"><text:span text:style-name="CharStyle46">523</text:span></text:p></table:table-cell></table:table-row><table:table-row table:style-name="Table12.R20"><table:table-cell table:style-name="Table12.Cell58"><text:p text:style-name="P4870"><text:span text:style-name="CharStyle46">3.</text:span></text:p></table:table-cell><table:table-cell table:style-name="Table12.Cell59"><text:p text:style-name="P4872"><text:span text:style-name="CharStyle46">Telok Medan</text:span></text:p></table:table-cell><table:table-cell table:style-name="Table12.Cell60"><text:p text:style-name="P1933"><text:span text:style-name="CharStyle46">1,013</text:span></text:p></table:table-cell></table:table-row><table:table-row table:style-name="Table12.R21"><table:table-cell table:style-name="Table12.Cell61"><text:p text:style-name="P2630"><text:span text:style-name="CharStyle46">4.</text:span></text:p></table:table-cell><table:table-cell table:style-name="Table12.Cell62"><text:p text:style-name="P2844"><text:span text:style-name="CharStyle46">Parit Gabis</text:span></text:p></table:table-cell><table:table-cell table:style-name="Table12.Cell63"><text:p text:style-name="P2588"><text:span text:style-name="CharStyle46">971</text:span></text:p></table:table-cell></table:table-row></table:table></draw:text-box></draw:frame><draw:frame draw:style-name="fr64" svg:x="10.282cm" svg:y="26.351cm" svg:width="0.448cm" fo:min-height="0.437cm" text:anchor-type="paragraph"><draw:text-box><text:p text:style-name="P3808"><text:span text:style-name="CharStyle85">18</text:span></text:p></draw:text-box></draw:frame></text:p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</text:section>
      <text:section text:style-name="Sect14" text:name="Section14">
        <text:h text:outline-level="1" text:style-name="P5105"><text:bookmark-start text:name="bookmark20"/><text:span text:style-name="CharStyle48">(1)</text:span><text:bookmark-end text:name="bookmark20"/></text:h>
        <text:p text:style-name="P4438"><draw:frame draw:style-name="fr65" svg:x="8.749cm" svg:y="0.000cm" svg:width="10.634cm" fo:min-height="0.002cm" text:anchor-type="paragraph"><draw:text-box><table:table table:style-name="Table13"><table:table-column table:style-name="Table13.C1"/><table:table-column table:style-name="Table13.C2"/><table:table-column table:style-name="Table13.C3"/><table:table-row table:style-name="Table13.R1"><table:table-cell table:style-name="Table13.Cell1"><text:p text:style-name="P5018"/></table:table-cell><table:table-cell table:style-name="Table13.Cell2"><text:p text:style-name="P3737"><text:span text:style-name="CharStyle46">(2)</text:span></text:p></table:table-cell><table:table-cell table:style-name="Table13.Cell3"><text:p text:style-name="P3263"><text:span text:style-name="CharStyle46">(3)</text:span></text:p></table:table-cell></table:table-row><table:table-row table:style-name="Table13.R2"><table:table-cell table:style-name="Table13.Cell4"><text:p text:style-name="P5018"/></table:table-cell><table:table-cell table:style-name="Table13.Cell5"><text:p text:style-name="P4994"><text:span text:style-name="CharStyle46">Daerah Mengundi</text:span></text:p></table:table-cell><table:table-cell table:style-name="Table13.Cell6"><text:p text:style-name="P4613"><text:span text:style-name="CharStyle46">Bilangan Pemilih</text:span></text:p></table:table-cell></table:table-row><table:table-row table:style-name="Table13.R3"><table:table-cell table:style-name="Table13.Cell7"><text:p text:style-name="P5018"/></table:table-cell><table:table-cell table:style-name="Table13.Cell8"><text:p text:style-name="P4172"><text:span text:style-name="CharStyle47">Polling District</text:span></text:p></table:table-cell><table:table-cell table:style-name="Table13.Cell9"><text:p text:style-name="P2879"><text:span text:style-name="CharStyle47">Number of Electors</text:span></text:p></table:table-cell></table:table-row><table:table-row table:style-name="Table13.R4"><table:table-cell table:style-name="Table13.Cell10"><text:p text:style-name="P1608"><text:span text:style-name="CharStyle46">5.</text:span></text:p></table:table-cell><table:table-cell table:style-name="Table13.Cell11"><text:p text:style-name="P3627"><text:span text:style-name="CharStyle46">Parit Haji Tahir</text:span></text:p></table:table-cell><table:table-cell table:style-name="Table13.Cell12"><text:p text:style-name="P3844"><text:span text:style-name="CharStyle46">577</text:span></text:p></table:table-cell></table:table-row><table:table-row table:style-name="Table13.R5"><table:table-cell table:style-name="Table13.Cell13"><text:p text:style-name="P3547"><text:span text:style-name="CharStyle46">6.</text:span></text:p></table:table-cell><table:table-cell table:style-name="Table13.Cell14"><text:p text:style-name="P3816"><text:span text:style-name="CharStyle46">Sungai Gedong</text:span></text:p></table:table-cell><table:table-cell table:style-name="Table13.Cell15"><text:p text:style-name="P3823"><text:span text:style-name="CharStyle46">1,387</text:span></text:p></table:table-cell></table:table-row><table:table-row table:style-name="Table13.R6"><table:table-cell table:style-name="Table13.Cell16"><text:p text:style-name="P3825"><text:span text:style-name="CharStyle46">7.</text:span></text:p></table:table-cell><table:table-cell table:style-name="Table13.Cell17"><text:p text:style-name="P2840"><text:span text:style-name="CharStyle46">Simpang Ampat Semanggol</text:span></text:p></table:table-cell><table:table-cell table:style-name="Table13.Cell18"><text:p text:style-name="P3622"><text:span text:style-name="CharStyle46">1,852</text:span></text:p></table:table-cell></table:table-row><table:table-row table:style-name="Table13.R7"><table:table-cell table:style-name="Table13.Cell19"><text:p text:style-name="P4375"><text:span text:style-name="CharStyle46">8.</text:span></text:p></table:table-cell><table:table-cell table:style-name="Table13.Cell20"><text:p text:style-name="P2819"><text:span text:style-name="CharStyle46">Parit 3 Selinsing</text:span></text:p></table:table-cell><table:table-cell table:style-name="Table13.Cell21"><text:p text:style-name="P4842"><text:span text:style-name="CharStyle46">462</text:span></text:p></table:table-cell></table:table-row><table:table-row table:style-name="Table13.R8"><table:table-cell table:style-name="Table13.Cell22"><text:p text:style-name="P4012"><text:span text:style-name="CharStyle46">9.</text:span></text:p></table:table-cell><table:table-cell table:style-name="Table13.Cell23"><text:p text:style-name="P4844"><text:span text:style-name="CharStyle46">Jalan Gula</text:span></text:p></table:table-cell><table:table-cell table:style-name="Table13.Cell24"><text:p text:style-name="P5010"><text:span text:style-name="CharStyle46">1,590</text:span></text:p></table:table-cell></table:table-row><table:table-row table:style-name="Table13.R9"><table:table-cell table:style-name="Table13.Cell25"><text:p text:style-name="P3732"><text:span text:style-name="CharStyle46">10.</text:span></text:p></table:table-cell><table:table-cell table:style-name="Table13.Cell26"><text:p text:style-name="P3185"><text:span text:style-name="CharStyle46">Simpang Tiga</text:span></text:p></table:table-cell><table:table-cell table:style-name="Table13.Cell27"><text:p text:style-name="P1945"><text:span text:style-name="CharStyle46">576</text:span></text:p></table:table-cell></table:table-row><table:table-row table:style-name="Table13.R10"><table:table-cell table:style-name="Table13.Cell28"><text:p text:style-name="P2640"><text:span text:style-name="CharStyle46">11.</text:span></text:p></table:table-cell><table:table-cell table:style-name="Table13.Cell29"><text:p text:style-name="P3323"><text:span text:style-name="CharStyle46">Bukit Putus</text:span></text:p></table:table-cell><table:table-cell table:style-name="Table13.Cell30"><text:p text:style-name="P2122"><text:span text:style-name="CharStyle46">476</text:span></text:p></table:table-cell></table:table-row><table:table-row table:style-name="Table13.R11"><table:table-cell table:style-name="Table13.Cell31"><text:p text:style-name="P2789"><text:span text:style-name="CharStyle46">12.</text:span></text:p></table:table-cell><table:table-cell table:style-name="Table13.Cell32"><text:p text:style-name="P3639"><text:span text:style-name="CharStyle46">Kampong Dew</text:span></text:p></table:table-cell><table:table-cell table:style-name="Table13.Cell33"><text:p text:style-name="P3260"><text:span text:style-name="CharStyle46">2,251</text:span></text:p></table:table-cell></table:table-row><table:table-row table:style-name="Table13.R12"><table:table-cell table:style-name="Table13.Cell34"><text:p text:style-name="P2026"><text:span text:style-name="CharStyle46">13.</text:span></text:p></table:table-cell><table:table-cell table:style-name="Table13.Cell35"><text:p text:style-name="P2708"><text:span text:style-name="CharStyle46">Selinsing</text:span></text:p></table:table-cell><table:table-cell table:style-name="Table13.Cell36"><text:p text:style-name="P3393"><text:span text:style-name="CharStyle46">674</text:span></text:p></table:table-cell></table:table-row><table:table-row table:style-name="Table13.R13"><table:table-cell table:style-name="Table13.Cell37"><text:p text:style-name="P2461"><text:span text:style-name="CharStyle46">14.</text:span></text:p></table:table-cell><table:table-cell table:style-name="Table13.Cell38"><text:p text:style-name="P3137"><text:span text:style-name="CharStyle46">Kuala Gula</text:span></text:p></table:table-cell><table:table-cell table:style-name="Table13.Cell39"><text:p text:style-name="P4221"><text:span text:style-name="CharStyle46">1,430</text:span></text:p></table:table-cell></table:table-row><table:table-row table:style-name="Table13.R14"><table:table-cell table:style-name="Table13.Cell40"><text:p text:style-name="P5018"/></table:table-cell><table:table-cell table:style-name="Table13.Cell41"><text:p text:style-name="P5018"/></table:table-cell><table:table-cell table:style-name="Table13.Cell42"><text:p text:style-name="P3205"><text:span text:style-name="CharStyle46">16,709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3768"><text:span text:style-name="CharStyle7">Jumlah Bilangan Pemilih dalam Bahagian Pilihan Raya Persekutuan<text:tab/>54,561</text:span></text:p>
        <text:p text:style-name="P3753"><text:span text:style-name="CharStyle7">P. 058 Bagan Serai:</text:span></text:p>
        <text:p text:style-name="P3553"><text:span text:style-name="CharStyle33">Total Number of Electors in the Federal Constituency of<text:line-break/>P. 058 Bagan Serai:</text:span></text:p>
        <text:p text:style-name="P3650"><text:span text:style-name="CharStyle13">19</text:span></text:p>
      </text:section>
      <text:section text:style-name="Sect15" text:name="Section15">
        <text:p text:style-name="P5106"><draw:frame draw:style-name="fr69" svg:x="4.009cm" svg:y="0.004cm" svg:width="12.963cm" fo:min-height="1.087cm" text:anchor-type="paragraph"><draw:text-box><text:h text:outline-level="2" text:style-name="P1675"><text:bookmark-start text:name="bookmark21"/><text:span text:style-name="CharStyle18">BAHAGIAN PILIHAN RAYA PERSEKUTUAN: P. 059 BUKIT GANTANG</text:span><text:bookmark-end text:name="bookmark21"/></text:h><text:p text:style-name="P2795"><text:span text:style-name="CharStyle86">FEDERAL CONSTITUENCY: P. 059 BUKIT GANTANG</text:span></text:p></draw:text-box></draw:frame><draw:frame draw:style-name="fr70" svg:x="3.120cm" svg:y="1.508cm" svg:width="10.185cm" fo:min-height="2.988cm" text:anchor-type="paragraph"><draw:text-box><text:h text:outline-level="1" text:style-name="P3765"><text:bookmark-start text:name="bookmark22"/><text:span text:style-name="CharStyle25">(1) (2)</text:span><text:bookmark-end text:name="bookmark22"/></text:h><text:p text:style-name="P4480"><text:span text:style-name="CharStyle26">Bahagian Pilihan Raya<text:tab/>Daerah<text:tab/>Mengundi</text:span></text:p><text:p text:style-name="P3286"><text:span text:style-name="CharStyle30">Negeri<text:line-break/></text:span><text:span text:style-name="CharStyle28">State Constituency</text:span></text:p></draw:text-box></draw:frame><draw:frame draw:style-name="fr71" svg:x="15.972cm" svg:y="1.718cm" svg:width="3.133cm" fo:min-height="1.236cm" text:anchor-type="paragraph"><draw:text-box><text:h text:outline-level="1" text:style-name="P2479"><text:bookmark-start text:name="bookmark23"/><text:span text:style-name="CharStyle25">(3)</text:span><text:bookmark-end text:name="bookmark23"/></text:h><text:p text:style-name="P4836"><text:span text:style-name="CharStyle26">Bilangan Pemilih</text:span></text:p></draw:text-box></draw:frame><draw:frame draw:style-name="fr72" svg:x="2.697cm" svg:y="5.020cm" svg:width="4.479cm" fo:min-height="0.526cm" text:anchor-type="paragraph"><draw:text-box><text:p text:style-name="P2358"><text:span text:style-name="CharStyle26">N. 13 KUALA SEPETANG</text:span></text:p></draw:text-box></draw:frame><draw:frame draw:style-name="fr68" svg:x="8.751cm" svg:y="5.064cm" svg:width="10.634cm" fo:min-height="15.857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><text:p text:style-name="P3652"><text:span text:style-name="CharStyle7">1. Kurniajaya</text:span></text:p></table:table-cell><table:table-cell table:style-name="Table14.Cell2"><text:p text:style-name="P3896"><text:span text:style-name="CharStyle7">1,394</text:span></text:p></table:table-cell></table:table-row><table:table-row table:style-name="Table14.R2"><table:table-cell table:style-name="Table14.Cell3"><text:p text:style-name="P1597"><text:span text:style-name="CharStyle7">2. Ayer Puteh</text:span></text:p></table:table-cell><table:table-cell table:style-name="Table14.Cell4"><text:p text:style-name="P3623"><text:span text:style-name="CharStyle7">2,010</text:span></text:p></table:table-cell></table:table-row><table:table-row table:style-name="Table14.R3"><table:table-cell table:style-name="Table14.Cell5"><text:p text:style-name="P3796"><text:span text:style-name="CharStyle7">3. Simpang Halt</text:span></text:p></table:table-cell><table:table-cell table:style-name="Table14.Cell6"><text:p text:style-name="P1980"><text:span text:style-name="CharStyle7">1,929</text:span></text:p></table:table-cell></table:table-row><table:table-row table:style-name="Table14.R4"><table:table-cell table:style-name="Table14.Cell7"><text:p text:style-name="P3812"><text:span text:style-name="CharStyle7">4. Jebong</text:span></text:p></table:table-cell><table:table-cell table:style-name="Table14.Cell8"><text:p text:style-name="P3031"><text:span text:style-name="CharStyle7">1,156</text:span></text:p></table:table-cell></table:table-row><table:table-row table:style-name="Table14.R5"><table:table-cell table:style-name="Table14.Cell9"><text:p text:style-name="P2602"><text:span text:style-name="CharStyle7">5. Kuala Sapetang</text:span></text:p></table:table-cell><table:table-cell table:style-name="Table14.Cell10"><text:p text:style-name="P1871"><text:span text:style-name="CharStyle7">2,987</text:span></text:p></table:table-cell></table:table-row><table:table-row table:style-name="Table14.R6"><table:table-cell table:style-name="Table14.Cell11"><text:p text:style-name="P1722"><text:span text:style-name="CharStyle7">6. Kampong Menteri</text:span></text:p></table:table-cell><table:table-cell table:style-name="Table14.Cell12"><text:p text:style-name="P2971"><text:span text:style-name="CharStyle7">2,398</text:span></text:p></table:table-cell></table:table-row><table:table-row table:style-name="Table14.R7"><table:table-cell table:style-name="Table14.Cell13"><text:p text:style-name="P2276"><text:span text:style-name="CharStyle7">7. Matang Gelugor</text:span></text:p></table:table-cell><table:table-cell table:style-name="Table14.Cell14"><text:p text:style-name="P4337"><text:span text:style-name="CharStyle7">625</text:span></text:p></table:table-cell></table:table-row><table:table-row table:style-name="Table14.R8"><table:table-cell table:style-name="Table14.Cell15"><text:p text:style-name="P3214"><text:span text:style-name="CharStyle7">8. Sungai Limau</text:span></text:p></table:table-cell><table:table-cell table:style-name="Table14.Cell16"><text:p text:style-name="P3035"><text:span text:style-name="CharStyle7">620</text:span></text:p></table:table-cell></table:table-row><table:table-row table:style-name="Table14.R9"><table:table-cell table:style-name="Table14.Cell17"><text:p text:style-name="P2560"><text:span text:style-name="CharStyle7">9. Jalan Mangala</text:span></text:p></table:table-cell><table:table-cell table:style-name="Table14.Cell18"><text:p text:style-name="P4406"><text:span text:style-name="CharStyle7">1,423</text:span></text:p></table:table-cell></table:table-row><table:table-row table:style-name="Table14.R10"><table:table-cell table:style-name="Table14.Cell19"><text:p text:style-name="P3126"><text:span text:style-name="CharStyle7">10. Kampong Jaha</text:span></text:p></table:table-cell><table:table-cell table:style-name="Table14.Cell20"><text:p text:style-name="P1617"><text:span text:style-name="CharStyle7">342</text:span></text:p></table:table-cell></table:table-row><table:table-row table:style-name="Table14.R11"><table:table-cell table:style-name="Table14.Cell21"><text:p text:style-name="P4468"><text:span text:style-name="CharStyle7">11. Sungai Mati</text:span></text:p></table:table-cell><table:table-cell table:style-name="Table14.Cell22"><text:p text:style-name="P2406"><text:span text:style-name="CharStyle7">3,789</text:span></text:p></table:table-cell></table:table-row><table:table-row table:style-name="Table14.R12"><table:table-cell table:style-name="Table14.Cell23"><text:p text:style-name="P4426"><text:span text:style-name="CharStyle7">12. Bendang Siam</text:span></text:p></table:table-cell><table:table-cell table:style-name="Table14.Cell24"><text:p text:style-name="P3857"><text:span text:style-name="CharStyle7">1,526</text:span></text:p></table:table-cell></table:table-row><table:table-row table:style-name="Table14.R13"><table:table-cell table:style-name="Table14.Cell25"><text:p text:style-name="P2398"><text:span text:style-name="CharStyle7">13. Changkatlbol</text:span></text:p></table:table-cell><table:table-cell table:style-name="Table14.Cell26"><text:p text:style-name="P2282"><text:span text:style-name="CharStyle7">2,037</text:span></text:p></table:table-cell></table:table-row><table:table-row table:style-name="Table14.R14"><table:table-cell table:style-name="Table14.Cell27"><text:p text:style-name="P3371"><text:span text:style-name="CharStyle7">14. Palma</text:span></text:p></table:table-cell><table:table-cell table:style-name="Table14.Cell28"><text:p text:style-name="P4089"><text:span text:style-name="CharStyle7">4,070</text:span></text:p></table:table-cell></table:table-row><table:table-row table:style-name="Table14.R15"><table:table-cell table:style-name="Table14.Cell29"><text:p text:style-name="P5018"/></table:table-cell><table:table-cell table:style-name="Table14.Cell30"><text:p text:style-name="P3171"><text:span text:style-name="CharStyle87">26,306</text:span></text:p></table:table-cell></table:table-row></table:table></draw:text-box></draw:frame><draw:frame draw:style-name="fr66" svg:x="10.292cm" svg:y="3.955cm" svg:width="2.760cm" fo:min-height="0.490cm" text:anchor-type="paragraph"><draw:text-box><text:p text:style-name="P4081"><text:span text:style-name="CharStyle70">Polling District</text:span></text:p></draw:text-box></draw:frame><draw:frame draw:style-name="fr67" svg:x="15.796cm" svg:y="3.955cm" svg:width="3.480cm" fo:min-height="0.490cm" text:anchor-type="paragraph"><draw:text-box><text:p text:style-name="P4151"><text:span text:style-name="CharStyle70">Number of Electors</text:span></text:p></draw:text-box></draw:frame><draw:frame draw:style-name="fr73" svg:x="2.697cm" svg:y="22.631cm" svg:width="4.623cm" fo:min-height="0.526cm" text:anchor-type="paragraph"><draw:text-box><text:p text:style-name="P2494"><text:span text:style-name="CharStyle26">N. 14 CHANGKAT JERING</text:span></text:p></draw:text-box></draw:frame><draw:frame draw:style-name="fr74" svg:x="8.775cm" svg:y="22.622cm" svg:width="3.454cm" fo:min-height="0.534cm" text:anchor-type="paragraph"><draw:text-box><text:p text:style-name="P4512"><text:span text:style-name="CharStyle26">1. Simpang Lama</text:span></text:p></draw:text-box></draw:frame><draw:frame draw:style-name="fr75" svg:x="18.293cm" svg:y="22.622cm" svg:width="1.076cm" fo:min-height="0.526cm" text:anchor-type="paragraph"><draw:text-box><text:p text:style-name="P2597"><text:span text:style-name="CharStyle26">2,389</text:span></text:p></draw:text-box></draw:frame><draw:frame draw:style-name="fr76" svg:x="8.759cm" svg:y="23.724cm" svg:width="3.387cm" fo:min-height="0.533cm" text:anchor-type="paragraph"><draw:text-box><text:p text:style-name="P4962"><text:span text:style-name="CharStyle26">2. Jalan Simpang</text:span></text:p></draw:text-box></draw:frame><draw:frame draw:style-name="fr77" svg:x="18.300cm" svg:y="23.723cm" svg:width="1.058cm" fo:min-height="0.526cm" text:anchor-type="paragraph"><draw:text-box><text:p text:style-name="P4213"><text:span text:style-name="CharStyle26">3,493</text:span></text:p></draw:text-box></draw:frame><draw:frame draw:style-name="fr78" svg:x="8.768cm" svg:y="24.823cm" svg:width="3.369cm" fo:min-height="0.526cm" text:anchor-type="paragraph"><draw:text-box><text:p text:style-name="P4317"><text:span text:style-name="CharStyle26">3. Kawasan J.K.R</text:span></text:p></draw:text-box></draw:frame><draw:frame draw:style-name="fr79" svg:x="18.293cm" svg:y="24.823cm" svg:width="1.076cm" fo:min-height="0.526cm" text:anchor-type="paragraph"><draw:text-box><text:p text:style-name="P2731"><text:span text:style-name="CharStyle26">2,360</text:span></text:p></draw:text-box></draw:frame><draw:frame draw:style-name="fr80" svg:x="10.275cm" svg:y="26.360cm" svg:width="0.448cm" fo:min-height="0.437cm" text:anchor-type="paragraph"><draw:text-box><text:p text:style-name="P1852"><text:span text:style-name="CharStyle89">20</text:span></text:p></draw:text-box></draw:frame></text:p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</text:section>
      <text:section text:style-name="Sect16" text:name="Section16">
        <text:p text:style-name="P5107"><draw:frame draw:style-name="fr85" svg:x="2.699cm" svg:y="0.000cm" svg:width="16.688cm" fo:min-height="21.438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2119"><text:span text:style-name="CharStyle7">(1)</text:span></text:p><text:p text:style-name="P3086"><text:span text:style-name="CharStyle7">Bahagian Pilihan Raya</text:span></text:p></table:table-cell><table:table-cell table:style-name="Table15.Cell2"><text:p text:style-name="P4237"><text:span text:style-name="CharStyle7">(2) (3)</text:span></text:p><text:p text:style-name="P1643"><text:span text:style-name="CharStyle7">Daerah Mengundi Bilangan Pemilih</text:span></text:p></table:table-cell></table:table-row><table:table-row table:style-name="Table15.R2"><table:table-cell table:style-name="Table15.Cell3"><text:p text:style-name="P2901"><text:span text:style-name="CharStyle7">Negeri</text:span></text:p></table:table-cell><table:table-cell table:style-name="Table15.Cell4"><text:p text:style-name="P5018"/></table:table-cell></table:table-row><table:table-row table:style-name="Table15.R3"><table:table-cell table:style-name="Table15.Cell5"><text:p text:style-name="P1929"><text:span text:style-name="CharStyle8">State Constituency</text:span></text:p></table:table-cell><table:table-cell table:style-name="Table15.Cell6"><text:p text:style-name="P2458"><text:span text:style-name="CharStyle8">Polling District Number of Electors</text:span></text:p></table:table-cell></table:table-row><table:table-row table:style-name="Table15.R4"><table:table-cell table:style-name="Table15.Cell7"><text:p text:style-name="P3750"><text:span text:style-name="CharStyle7">4.</text:span></text:p></table:table-cell><table:table-cell table:style-name="Table15.Cell8"><text:p text:style-name="P3721"><text:span text:style-name="CharStyle7">LarutTin 4,507</text:span></text:p></table:table-cell></table:table-row><table:table-row table:style-name="Table15.R5"><table:table-cell table:style-name="Table15.Cell9"><text:p text:style-name="P2656"><text:span text:style-name="CharStyle7">5.</text:span></text:p></table:table-cell><table:table-cell table:style-name="Table15.Cell10"><text:p text:style-name="P4106"><text:span text:style-name="CharStyle7">Ayer Kuning 3,291</text:span></text:p></table:table-cell></table:table-row><table:table-row table:style-name="Table15.R6"><table:table-cell table:style-name="Table15.Cell11"><text:p text:style-name="P3852"><text:span text:style-name="CharStyle7">6.</text:span></text:p></table:table-cell><table:table-cell table:style-name="Table15.Cell12"><text:p text:style-name="P3603"><text:span text:style-name="CharStyle7">Changkat Jering 1,957</text:span></text:p></table:table-cell></table:table-row><table:table-row table:style-name="Table15.R7"><table:table-cell table:style-name="Table15.Cell13"><text:p text:style-name="P3787"><text:span text:style-name="CharStyle7">7.</text:span></text:p></table:table-cell><table:table-cell table:style-name="Table15.Cell14"><text:p text:style-name="P4046"><text:span text:style-name="CharStyle7">Jelutong 1,056</text:span></text:p></table:table-cell></table:table-row><table:table-row table:style-name="Table15.R8"><table:table-cell table:style-name="Table15.Cell15"><text:p text:style-name="P4048"><text:span text:style-name="CharStyle7">8.</text:span></text:p></table:table-cell><table:table-cell table:style-name="Table15.Cell16"><text:p text:style-name="P3585"><text:span text:style-name="CharStyle7">Bukit Gantang 1,889</text:span></text:p></table:table-cell></table:table-row><table:table-row table:style-name="Table15.R9"><table:table-cell table:style-name="Table15.Cell17"><text:p text:style-name="P2614"><text:span text:style-name="CharStyle7">9.</text:span></text:p></table:table-cell><table:table-cell table:style-name="Table15.Cell18"><text:p text:style-name="P3136"><text:span text:style-name="CharStyle7">KampongCheh 2,537</text:span></text:p><text:p text:style-name="P4269"><text:span text:style-name="CharStyle7">23,479</text:span></text:p></table:table-cell></table:table-row><table:table-row table:style-name="Table15.R10"><table:table-cell table:style-name="Table15.Cell19"><text:p text:style-name="P2412"><text:span text:style-name="CharStyle7">N. 15 TRONG 1.</text:span></text:p></table:table-cell><table:table-cell table:style-name="Table15.Cell20"><text:p text:style-name="P3084"><text:span text:style-name="CharStyle7">Kuala Trong 876</text:span></text:p></table:table-cell></table:table-row><table:table-row table:style-name="Table15.R11"><table:table-cell table:style-name="Table15.Cell21"><text:p text:style-name="P1599"><text:span text:style-name="CharStyle7">2.</text:span></text:p></table:table-cell><table:table-cell table:style-name="Table15.Cell22"><text:p text:style-name="P2332"><text:span text:style-name="CharStyle7">Pasir Hitam Trong 258</text:span></text:p></table:table-cell></table:table-row><table:table-row table:style-name="Table15.R12"><table:table-cell table:style-name="Table15.Cell23"><text:p text:style-name="P2998"><text:span text:style-name="CharStyle7">3.</text:span></text:p></table:table-cell><table:table-cell table:style-name="Table15.Cell24"><text:p text:style-name="P1758"><text:span text:style-name="CharStyle7">KampongTebok Trong 523</text:span></text:p></table:table-cell></table:table-row><table:table-row table:style-name="Table15.R13"><table:table-cell table:style-name="Table15.Cell25"><text:p text:style-name="P4018"><text:span text:style-name="CharStyle7">4.</text:span></text:p></table:table-cell><table:table-cell table:style-name="Table15.Cell26"><text:p text:style-name="P3217"><text:span text:style-name="CharStyle7">Trong 506</text:span></text:p></table:table-cell></table:table-row><table:table-row table:style-name="Table15.R14"><table:table-cell table:style-name="Table15.Cell27"><text:p text:style-name="P1996"><text:span text:style-name="CharStyle7">5.</text:span></text:p></table:table-cell><table:table-cell table:style-name="Table15.Cell28"><text:p text:style-name="P2678"><text:span text:style-name="CharStyle7">Trong Barat 1,459</text:span></text:p></table:table-cell></table:table-row><table:table-row table:style-name="Table15.R15"><table:table-cell table:style-name="Table15.Cell29"><text:p text:style-name="P3363"><text:span text:style-name="CharStyle7">6.</text:span></text:p></table:table-cell><table:table-cell table:style-name="Table15.Cell30"><text:p text:style-name="P2158"><text:span text:style-name="CharStyle7">Bukit Gantang Selatan 943</text:span></text:p></table:table-cell></table:table-row><table:table-row table:style-name="Table15.R16"><table:table-cell table:style-name="Table15.Cell31"><text:p text:style-name="P2829"><text:span text:style-name="CharStyle7">7.</text:span></text:p></table:table-cell><table:table-cell table:style-name="Table15.Cell32"><text:p text:style-name="P3515"><text:span text:style-name="CharStyle7">AyerTerjun 603</text:span></text:p></table:table-cell></table:table-row><table:table-row table:style-name="Table15.R17"><table:table-cell table:style-name="Table15.Cell33"><text:p text:style-name="P4652"><text:span text:style-name="CharStyle7">8.</text:span></text:p></table:table-cell><table:table-cell table:style-name="Table15.Cell34"><text:p text:style-name="P4654"><text:span text:style-name="CharStyle7">Temelok 1,470</text:span></text:p></table:table-cell></table:table-row><table:table-row table:style-name="Table15.R18"><table:table-cell table:style-name="Table15.Cell35"><text:p text:style-name="P4656"><text:span text:style-name="CharStyle7">9.</text:span></text:p></table:table-cell><table:table-cell table:style-name="Table15.Cell36"><text:p text:style-name="P4658"><text:span text:style-name="CharStyle7">Sungai Che Rahmat 492</text:span></text:p></table:table-cell></table:table-row></table:table></draw:text-box></draw:frame><draw:frame draw:style-name="fr81" svg:x="8.777cm" svg:y="22.005cm" svg:width="3.658cm" fo:min-height="0.534cm" text:anchor-type="paragraph"><draw:text-box><text:p text:style-name="P2954"><text:span text:style-name="CharStyle72">10. Permatang Raja</text:span></text:p></draw:text-box></draw:frame><draw:frame draw:style-name="fr82" svg:x="18.311cm" svg:y="22.005cm" svg:width="1.058cm" fo:min-height="0.524cm" text:anchor-type="paragraph"><draw:text-box><text:p text:style-name="P1704"><text:span text:style-name="CharStyle72">1,135</text:span></text:p></draw:text-box></draw:frame><draw:frame draw:style-name="fr83" svg:x="8.777cm" svg:y="22.005cm" svg:width="3.658cm" fo:min-height="0.534cm" text:anchor-type="paragraph"><draw:text-box><text:p text:style-name="P2425"><text:span text:style-name="CharStyle72">10. Permatang Raja</text:span></text:p></draw:text-box></draw:frame><draw:frame draw:style-name="fr84" svg:x="18.311cm" svg:y="22.005cm" svg:width="1.058cm" fo:min-height="0.524cm" text:anchor-type="paragraph"><draw:text-box><text:p text:style-name="P3093"><text:span text:style-name="CharStyle72">1,135</text:span></text:p></draw:text-box></draw:frame><draw:frame draw:style-name="fr86" svg:x="8.775cm" svg:y="23.105cm" svg:width="3.235cm" fo:min-height="0.534cm" text:anchor-type="paragraph"><draw:text-box><text:p text:style-name="P2098"><text:span text:style-name="CharStyle26">11. Sungai Tinggi</text:span></text:p></draw:text-box></draw:frame><draw:frame draw:style-name="fr87" svg:x="8.775cm" svg:y="23.105cm" svg:width="3.235cm" fo:min-height="0.534cm" text:anchor-type="paragraph"><draw:text-box><text:p text:style-name="P4325"><text:span text:style-name="CharStyle26">11. Sungai Tinggi</text:span></text:p></draw:text-box></draw:frame><draw:frame draw:style-name="fr88" svg:x="18.293cm" svg:y="23.105cm" svg:width="1.076cm" fo:min-height="0.524cm" text:anchor-type="paragraph"><draw:text-box><text:p text:style-name="P1739"><text:span text:style-name="CharStyle26">2,757</text:span></text:p></draw:text-box></draw:frame><draw:frame draw:style-name="fr89" svg:x="18.293cm" svg:y="23.105cm" svg:width="1.076cm" fo:min-height="0.524cm" text:anchor-type="paragraph"><draw:text-box><text:p text:style-name="P2567"><text:span text:style-name="CharStyle26">2,757</text:span></text:p></draw:text-box></draw:frame><draw:frame draw:style-name="fr90" svg:x="8.775cm" svg:y="24.206cm" svg:width="3.235cm" fo:min-height="0.533cm" text:anchor-type="paragraph"><draw:text-box><text:p text:style-name="P3351"><text:span text:style-name="CharStyle26">12. Padang Gajah</text:span></text:p></draw:text-box></draw:frame><draw:frame draw:style-name="fr91" svg:x="8.775cm" svg:y="24.206cm" svg:width="3.235cm" fo:min-height="0.533cm" text:anchor-type="paragraph"><draw:text-box><text:p text:style-name="P2807"><text:span text:style-name="CharStyle26">12. Padang Gajah</text:span></text:p></draw:text-box></draw:frame><draw:frame draw:style-name="fr92" svg:x="18.614cm" svg:y="24.206cm" svg:width="0.771cm" fo:min-height="0.526cm" text:anchor-type="paragraph"><draw:text-box><text:p text:style-name="P3712"><text:span text:style-name="CharStyle26">814</text:span></text:p></draw:text-box></draw:frame><draw:frame draw:style-name="fr93" svg:x="18.614cm" svg:y="24.206cm" svg:width="0.771cm" fo:min-height="0.526cm" text:anchor-type="paragraph"><draw:text-box><text:p text:style-name="P3884"><text:span text:style-name="CharStyle26">814</text:span></text:p></draw:text-box></draw:frame></text:p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</text:section>
      <text:section text:style-name="Sect17" text:name="Section17">
        <text:p text:style-name="P5108"><draw:frame draw:style-name="fr94" svg:x="3.119cm" svg:y="0.004cm" svg:width="10.185cm" fo:min-height="2.778cm" text:anchor-type="paragraph"><draw:text-box><text:h text:outline-level="1" text:style-name="P2070"><text:bookmark-start text:name="bookmark24"/><text:span text:style-name="CharStyle91">(</text:span><text:span text:style-name="CharStyle92">1</text:span><text:span text:style-name="CharStyle91">) (</text:span><text:span text:style-name="CharStyle92">2</text:span><text:span text:style-name="CharStyle91">)</text:span><text:bookmark-end text:name="bookmark24"/></text:h><text:p text:style-name="P3924"><text:span text:style-name="CharStyle26">Bahagian Pilihan Raya<text:tab/>Daerah<text:tab/>Mengundi</text:span></text:p><text:p text:style-name="P3539"><text:span text:style-name="CharStyle30">Negeri<text:line-break/></text:span><text:span text:style-name="CharStyle28">State Constituency</text:span></text:p></draw:text-box></draw:frame><draw:frame draw:style-name="fr95" svg:x="15.972cm" svg:y="0.000cm" svg:width="3.133cm" fo:min-height="1.228cm" text:anchor-type="paragraph"><draw:text-box><text:h text:outline-level="1" text:style-name="P2175"><text:bookmark-start text:name="bookmark25"/><text:span text:style-name="CharStyle25">(3)</text:span><text:bookmark-end text:name="bookmark25"/></text:h><text:p text:style-name="P4311"><text:span text:style-name="CharStyle26">Bilangan Pemilih</text:span></text:p></draw:text-box></draw:frame><draw:frame draw:style-name="fr96" svg:x="10.291cm" svg:y="2.193cm" svg:width="2.760cm" fo:min-height="0.533cm" text:anchor-type="paragraph"><draw:text-box><text:p text:style-name="P3719"><text:span text:style-name="CharStyle28">Polling District</text:span></text:p></draw:text-box></draw:frame><draw:frame draw:style-name="fr97" svg:x="15.794cm" svg:y="2.193cm" svg:width="3.480cm" fo:min-height="0.533cm" text:anchor-type="paragraph"><draw:text-box><text:p text:style-name="P1671"><text:span text:style-name="CharStyle28">Number of Electors</text:span></text:p></draw:text-box></draw:frame><draw:frame draw:style-name="fr98" svg:x="8.775cm" svg:y="3.293cm" svg:width="3.209cm" fo:min-height="0.534cm" text:anchor-type="paragraph"><draw:text-box><text:p text:style-name="P3360"><text:span text:style-name="CharStyle26">13. Batu Hampar</text:span></text:p></draw:text-box></draw:frame><draw:frame draw:style-name="fr99" svg:x="18.613cm" svg:y="3.293cm" svg:width="0.753cm" fo:min-height="0.526cm" text:anchor-type="paragraph"><draw:text-box><text:p text:style-name="P3667"><text:span text:style-name="CharStyle26">830</text:span></text:p></draw:text-box></draw:frame><draw:frame draw:style-name="fr100" svg:x="8.775cm" svg:y="4.394cm" svg:width="3.175cm" fo:min-height="0.534cm" text:anchor-type="paragraph"><draw:text-box><text:p text:style-name="P3110"><text:span text:style-name="CharStyle26">14. Sungai Rotan</text:span></text:p></draw:text-box></draw:frame><draw:frame draw:style-name="fr101" svg:x="18.621cm" svg:y="4.394cm" svg:width="0.744cm" fo:min-height="0.526cm" text:anchor-type="paragraph"><draw:text-box><text:p text:style-name="P3703"><text:span text:style-name="CharStyle26">321</text:span></text:p></draw:text-box></draw:frame><draw:frame draw:style-name="fr102" svg:x="17.978cm" svg:y="5.537cm" svg:width="1.388cm" fo:min-height="0.473cm" text:anchor-type="paragraph"><draw:text-box><text:h text:outline-level="2" text:style-name="P1970"><text:bookmark-start text:name="bookmark26"/><text:span text:style-name="CharStyle18">12,987</text:span><text:bookmark-end text:name="bookmark26"/></text:h></draw:text-box></draw:frame><draw:frame draw:style-name="fr103" svg:x="2.671cm" svg:y="7.581cm" svg:width="16.679cm" fo:min-height="2.378cm" text:anchor-type="paragraph"><draw:text-box><text:p text:style-name="P3168"><text:span text:style-name="CharStyle26">Jumlah Bilangan Pemilih dalam Bahagian Pilihan Raya Persekutuan<text:tab/>62,772</text:span></text:p><text:p text:style-name="P1965"><text:span text:style-name="CharStyle26">P. 059 Bukit Gantang:</text:span></text:p><text:p text:style-name="P2934"><text:span text:style-name="CharStyle28">Total Number of Electors in the Federal Constituency of<text:line-break/>P. 059 Bukit Gantang:</text:span></text:p></draw:text-box></draw:frame><draw:frame draw:style-name="fr104" svg:x="10.273cm" svg:y="26.337cm" svg:width="0.448cm" fo:min-height="0.455cm" text:anchor-type="paragraph"><draw:text-box><text:p text:style-name="P4187"><text:span text:style-name="CharStyle94">22</text:span></text:p></draw:text-box></draw:frame></text:p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</text:section>
      <text:section text:style-name="Sect18" text:name="Section18">
        <text:p text:style-name="P5109"><draw:frame draw:style-name="fr124" svg:x="4.831cm" svg:y="0.004cm" svg:width="11.321cm" fo:min-height="1.069cm" text:anchor-type="paragraph"><draw:text-box><text:h text:outline-level="2" text:style-name="P2648"><text:bookmark-start text:name="bookmark27"/><text:span text:style-name="CharStyle18">BAHAGIAN PILIHAN RAYA PERSEKUTUAN: P. 060 TAIPING</text:span><text:bookmark-end text:name="bookmark27"/></text:h><text:p text:style-name="P2455"><text:span text:style-name="CharStyle86">FEDERAL CONSTITUENCY: P. 060 TAIPING</text:span></text:p></draw:text-box></draw:frame><draw:frame draw:style-name="fr125" svg:x="3.120cm" svg:y="1.492cm" svg:width="10.185cm" fo:min-height="2.988cm" text:anchor-type="paragraph"><draw:text-box><text:h text:outline-level="1" text:style-name="P2245"><text:bookmark-start text:name="bookmark28"/><text:span text:style-name="CharStyle96">(</text:span><text:span text:style-name="CharStyle97">1</text:span><text:span text:style-name="CharStyle96">) (</text:span><text:span text:style-name="CharStyle97">2</text:span><text:span text:style-name="CharStyle96">)</text:span><text:bookmark-end text:name="bookmark28"/></text:h><text:p text:style-name="P3687"><text:span text:style-name="CharStyle26">Bahagian Pilihan Raya<text:tab/>Daerah<text:tab/>Mengundi</text:span></text:p><text:p text:style-name="P3677"><text:span text:style-name="CharStyle30">Negeri<text:line-break/></text:span><text:span text:style-name="CharStyle28">State Constituency</text:span></text:p></draw:text-box></draw:frame><draw:frame draw:style-name="fr126" svg:x="15.972cm" svg:y="1.702cm" svg:width="3.133cm" fo:min-height="1.236cm" text:anchor-type="paragraph"><draw:text-box><text:p text:style-name="P3848"><text:span text:style-name="CharStyle26">(3)</text:span></text:p><text:p text:style-name="P2487"><text:span text:style-name="CharStyle26">Bilangan Pemilih</text:span></text:p></draw:text-box></draw:frame><draw:frame draw:style-name="fr127" svg:x="2.697cm" svg:y="1.476cm" svg:width="16.688cm" fo:min-height="15.187cm" text:anchor-type="paragraph"><draw:text-box><text:p text:style-name="P3499"><text:a xlink:href="#bookmark2"><text:span text:style-name="CharStyle39">(1)<text:tab/>(2)<text:tab/>(3)</text:span></text:a></text:p><text:p text:style-name="P3466"><text:span text:style-name="CharStyle39">Bahagian Pilihan Raya<text:tab/>Daerah<text:tab/>Mengundi<text:tab/>Bilangan<text:tab/>Pemilih</text:span></text:p><text:p text:style-name="P4257"><text:span text:style-name="CharStyle39">Negeri</text:span></text:p><text:p text:style-name="P4052"><text:span text:style-name="CharStyle99">State Constituency<text:tab/>Polling<text:tab/>District<text:tab/>Number of<text:tab/>Electors</text:span></text:p><text:p text:style-name="P2092"><text:span text:style-name="CharStyle39">N. 16 KAMUNTING<text:tab/>1.<text:tab/>Sungai Relong<text:tab/>2,462</text:span></text:p><text:list text:style-name="L18"><text:list-item><text:p text:style-name="P4025"><text:span text:style-name="CharStyle39"><text:tab/>Kampong Pinang Utara<text:tab/>3,268</text:span></text:p></text:list-item><text:list-item><text:p text:style-name="P3926"><text:span text:style-name="CharStyle39"><text:tab/>Kampong Pinang Timor<text:tab/>1,282</text:span></text:p></text:list-item><text:list-item><text:p text:style-name="P3869"><text:span text:style-name="CharStyle39"><text:tab/>Kampong Pinang Selatan<text:tab/>1,634</text:span></text:p></text:list-item><text:list-item><text:p text:style-name="P4129"><text:span text:style-name="CharStyle39"><text:tab/>Kamunting Baru<text:tab/>3,031</text:span></text:p></text:list-item><text:list-item><text:p text:style-name="P3634"><text:span text:style-name="CharStyle39"><text:tab/>Kamunting<text:tab/>1,758</text:span></text:p></text:list-item><text:list-item><text:p text:style-name="P3119"><text:span text:style-name="CharStyle39"><text:tab/>Kamunting Road<text:tab/>5,361</text:span></text:p></text:list-item><text:list-item><text:p text:style-name="P2232"><text:span text:style-name="CharStyle39"><text:tab/>Waterfall Road<text:tab/>428</text:span></text:p></text:list-item><text:list-item><text:p text:style-name="P1614"><text:span text:style-name="CharStyle39"><text:tab/>Expo<text:tab/>3,234</text:span></text:p></text:list-item></text:list><text:p text:style-name="P3328"><text:span text:style-name="CharStyle26">4,467</text:span></text:p><text:h text:outline-level="2" text:style-name="P4057"><text:bookmark-start text:name="bookmark29"/><text:span text:style-name="CharStyle18">26,925</text:span><text:bookmark-end text:name="bookmark29"/></text:h></draw:text-box></draw:frame><draw:frame draw:style-name="fr128" svg:x="2.697cm" svg:y="4.463cm" svg:width="16.688cm" fo:min-height="11.100cm" text:anchor-type="paragraph"><draw:text-box><text:p text:style-name="P4029"><text:span text:style-name="CharStyle39">N. 16 KAMUNTING<text:tab/>1.<text:tab/>Sungai Relong<text:tab/>2,462</text:span></text:p><text:list text:style-name="L20"><text:list-item><text:p text:style-name="P3651"><text:span text:style-name="CharStyle39"><text:tab/>Kampong Pinang Utara<text:tab/>3,268</text:span></text:p></text:list-item><text:list-item><text:p text:style-name="P2688"><text:span text:style-name="CharStyle39"><text:tab/>Kampong Pinang Timor<text:tab/>1,282</text:span></text:p></text:list-item><text:list-item><text:p text:style-name="P3179"><text:span text:style-name="CharStyle39"><text:tab/>Kampong Pinang Selatan<text:tab/>1,634</text:span></text:p></text:list-item><text:list-item><text:p text:style-name="P2516"><text:span text:style-name="CharStyle39"><text:tab/>Kamunting Baru<text:tab/>3,031</text:span></text:p></text:list-item><text:list-item><text:p text:style-name="P1857"><text:span text:style-name="CharStyle39"><text:tab/>Kamunting<text:tab/>1,758</text:span></text:p></text:list-item><text:list-item><text:p text:style-name="P3597"><text:span text:style-name="CharStyle39"><text:tab/>Kamunting Road<text:tab/>5,361</text:span></text:p></text:list-item><text:list-item><text:p text:style-name="P3979"><text:span text:style-name="CharStyle39"><text:tab/>Waterfall Road<text:tab/>428</text:span></text:p></text:list-item><text:list-item><text:p text:style-name="P3953"><text:span text:style-name="CharStyle39"><text:tab/>Expo<text:tab/>3,234</text:span></text:p></text:list-item><text:list-item><text:p text:style-name="P4284"><text:span text:style-name="CharStyle39"><text:tab/>Bukitjana<text:tab/>4,467</text:span></text:p></text:list-item></text:list></draw:text-box></draw:frame><draw:frame draw:style-name="fr129" svg:x="2.697cm" svg:y="5.004cm" svg:width="3.463cm" fo:min-height="0.526cm" text:anchor-type="paragraph"><draw:text-box><text:p text:style-name="P1901"><text:span text:style-name="CharStyle26">N. 16 KAMUNTING</text:span></text:p></draw:text-box></draw:frame><draw:frame draw:style-name="fr107" svg:x="8.751cm" svg:y="5.038cm" svg:width="10.634cm" fo:min-height="11.472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1977"><text:span text:style-name="CharStyle7">1.</text:span></text:p></table:table-cell><table:table-cell table:style-name="Table16.Cell2"><text:p text:style-name="P2661"><text:span text:style-name="CharStyle7">Sungai Relong</text:span></text:p></table:table-cell><table:table-cell table:style-name="Table16.Cell3"><text:p text:style-name="P3348"><text:span text:style-name="CharStyle7">2,462</text:span></text:p></table:table-cell></table:table-row><table:table-row table:style-name="Table16.R2"><table:table-cell table:style-name="Table16.Cell4"><text:p text:style-name="P2142"><text:span text:style-name="CharStyle7">2.</text:span></text:p></table:table-cell><table:table-cell table:style-name="Table16.Cell5"><text:p text:style-name="P2815"><text:span text:style-name="CharStyle7">Kampong Pinang Utara</text:span></text:p></table:table-cell><table:table-cell table:style-name="Table16.Cell6"><text:p text:style-name="P3592"><text:span text:style-name="CharStyle7">3,268</text:span></text:p></table:table-cell></table:table-row><table:table-row table:style-name="Table16.R3"><table:table-cell table:style-name="Table16.Cell7"><text:p text:style-name="P2283"><text:span text:style-name="CharStyle7">3.</text:span></text:p></table:table-cell><table:table-cell table:style-name="Table16.Cell8"><text:p text:style-name="P2960"><text:span text:style-name="CharStyle7">Kampong Pinang Timor</text:span></text:p></table:table-cell><table:table-cell table:style-name="Table16.Cell9"><text:p text:style-name="P1779"><text:span text:style-name="CharStyle7">1,282</text:span></text:p></table:table-cell></table:table-row><table:table-row table:style-name="Table16.R4"><table:table-cell table:style-name="Table16.Cell10"><text:p text:style-name="P4908"><text:span text:style-name="CharStyle7">4.</text:span></text:p></table:table-cell><table:table-cell table:style-name="Table16.Cell11"><text:p text:style-name="P4910"><text:span text:style-name="CharStyle7">Kampong Pinang Selatan</text:span></text:p></table:table-cell><table:table-cell table:style-name="Table16.Cell12"><text:p text:style-name="P3956"><text:span text:style-name="CharStyle7">1,634</text:span></text:p></table:table-cell></table:table-row><table:table-row table:style-name="Table16.R5"><table:table-cell table:style-name="Table16.Cell13"><text:p text:style-name="P3986"><text:span text:style-name="CharStyle7">5.</text:span></text:p></table:table-cell><table:table-cell table:style-name="Table16.Cell14"><text:p text:style-name="P3963"><text:span text:style-name="CharStyle7">Kamunting Baru</text:span></text:p></table:table-cell><table:table-cell table:style-name="Table16.Cell15"><text:p text:style-name="P2156"><text:span text:style-name="CharStyle7">3,031</text:span></text:p></table:table-cell></table:table-row><table:table-row table:style-name="Table16.R6"><table:table-cell table:style-name="Table16.Cell16"><text:p text:style-name="P3996"><text:span text:style-name="CharStyle7">6.</text:span></text:p></table:table-cell><table:table-cell table:style-name="Table16.Cell17"><text:p text:style-name="P1731"><text:span text:style-name="CharStyle7">Kamunting</text:span></text:p></table:table-cell><table:table-cell table:style-name="Table16.Cell18"><text:p text:style-name="P3781"><text:span text:style-name="CharStyle7">1,758</text:span></text:p></table:table-cell></table:table-row><table:table-row table:style-name="Table16.R7"><table:table-cell table:style-name="Table16.Cell19"><text:p text:style-name="P4185"><text:span text:style-name="CharStyle7">7.</text:span></text:p></table:table-cell><table:table-cell table:style-name="Table16.Cell20"><text:p text:style-name="P3401"><text:span text:style-name="CharStyle7">Kamunting Road</text:span></text:p></table:table-cell><table:table-cell table:style-name="Table16.Cell21"><text:p text:style-name="P3153"><text:span text:style-name="CharStyle7">5,361</text:span></text:p></table:table-cell></table:table-row><table:table-row table:style-name="Table16.R8"><table:table-cell table:style-name="Table16.Cell22"><text:p text:style-name="P2833"><text:span text:style-name="CharStyle7">8.</text:span></text:p></table:table-cell><table:table-cell table:style-name="Table16.Cell23"><text:p text:style-name="P3907"><text:span text:style-name="CharStyle7">Waterfall Road</text:span></text:p></table:table-cell><table:table-cell table:style-name="Table16.Cell24"><text:p text:style-name="P3909"><text:span text:style-name="CharStyle7">428</text:span></text:p></table:table-cell></table:table-row><table:table-row table:style-name="Table16.R9"><table:table-cell table:style-name="Table16.Cell25"><text:p text:style-name="P3662"><text:span text:style-name="CharStyle7">9.</text:span></text:p></table:table-cell><table:table-cell table:style-name="Table16.Cell26"><text:p text:style-name="P3513"><text:span text:style-name="CharStyle7">Expo</text:span></text:p></table:table-cell><table:table-cell table:style-name="Table16.Cell27"><text:p text:style-name="P3111"><text:span text:style-name="CharStyle7">3,234</text:span></text:p></table:table-cell></table:table-row><table:table-row table:style-name="Table16.R10"><table:table-cell table:style-name="Table16.Cell28"><text:p text:style-name="P3886"><text:span text:style-name="CharStyle7">10.</text:span></text:p></table:table-cell><table:table-cell table:style-name="Table16.Cell29"><text:p text:style-name="P2751"><text:span text:style-name="CharStyle7">Bukitjana</text:span></text:p></table:table-cell><table:table-cell table:style-name="Table16.Cell30"><text:p text:style-name="P4886"><text:span text:style-name="CharStyle7">4,467</text:span></text:p></table:table-cell></table:table-row><table:table-row table:style-name="Table16.R11"><table:table-cell table:style-name="Table16.Cell31"><text:p text:style-name="P5018"/></table:table-cell><table:table-cell table:style-name="Table16.Cell32"><text:p text:style-name="P5018"/></table:table-cell><table:table-cell table:style-name="Table16.Cell33"><text:p text:style-name="P3382"><text:span text:style-name="CharStyle87">26,925</text:span></text:p></table:table-cell></table:table-row></table:table></draw:text-box></draw:frame><draw:frame draw:style-name="fr105" svg:x="10.292cm" svg:y="3.937cm" svg:width="2.760cm" fo:min-height="0.490cm" text:anchor-type="paragraph"><draw:text-box><text:p text:style-name="P3885"><text:span text:style-name="CharStyle70">Polling District</text:span></text:p></draw:text-box></draw:frame><draw:frame draw:style-name="fr106" svg:x="15.796cm" svg:y="3.937cm" svg:width="3.480cm" fo:min-height="0.490cm" text:anchor-type="paragraph"><draw:text-box><text:p text:style-name="P3797"><text:span text:style-name="CharStyle70">Number of Electors</text:span></text:p></draw:text-box></draw:frame><draw:frame draw:style-name="fr112" svg:x="8.751cm" svg:y="6.147cm" svg:width="10.634cm" fo:min-height="2.685cm" text:anchor-type="paragraph"><draw:text-box><table:table table:style-name="Table17"><table:table-column table:style-name="Table17.C1"/><table:table-column table:style-name="Table17.C2"/><table:table-column table:style-name="Table17.C3"/><table:table-row table:style-name="Table17.R1"><table:table-cell table:style-name="Table17.Cell1"><text:p text:style-name="P2114"><text:span text:style-name="CharStyle7">2.</text:span></text:p></table:table-cell><table:table-cell table:style-name="Table17.Cell2"><text:p text:style-name="P4225"><text:span text:style-name="CharStyle7">Kampong Pinang Utara</text:span></text:p></table:table-cell><table:table-cell table:style-name="Table17.Cell3"><text:p text:style-name="P4486"><text:span text:style-name="CharStyle7">3,268</text:span></text:p></table:table-cell></table:table-row><table:table-row table:style-name="Table17.R2"><table:table-cell table:style-name="Table17.Cell4"><text:p text:style-name="P3112"><text:span text:style-name="CharStyle7">3.</text:span></text:p></table:table-cell><table:table-cell table:style-name="Table17.Cell5"><text:p text:style-name="P3366"><text:span text:style-name="CharStyle7">Kampong Pinang Timor</text:span></text:p></table:table-cell><table:table-cell table:style-name="Table17.Cell6"><text:p text:style-name="P4444"><text:span text:style-name="CharStyle7">1,282</text:span></text:p></table:table-cell></table:table-row><table:table-row table:style-name="Table17.R3"><table:table-cell table:style-name="Table17.Cell7"><text:p text:style-name="P3928"><text:span text:style-name="CharStyle7">4.</text:span></text:p></table:table-cell><table:table-cell table:style-name="Table17.Cell8"><text:p text:style-name="P1684"><text:span text:style-name="CharStyle7">Kampong Pinang Selatan</text:span></text:p></table:table-cell><table:table-cell table:style-name="Table17.Cell9"><text:p text:style-name="P2475"><text:span text:style-name="CharStyle7">1,634</text:span></text:p></table:table-cell></table:table-row></table:table></draw:text-box></draw:frame><draw:frame draw:style-name="fr108" svg:x="8.775cm" svg:y="5.038cm" svg:width="3.369cm" fo:min-height="0.490cm" text:anchor-type="paragraph"><draw:text-box><text:p text:style-name="P2959"><text:span text:style-name="CharStyle72">1. Sungai Relong</text:span></text:p></draw:text-box></draw:frame><draw:frame draw:style-name="fr109" svg:x="18.293cm" svg:y="5.038cm" svg:width="1.067cm" fo:min-height="0.483cm" text:anchor-type="paragraph"><draw:text-box><text:p text:style-name="P3850"><text:span text:style-name="CharStyle72">2,462</text:span></text:p></draw:text-box></draw:frame><draw:frame draw:style-name="fr110" svg:x="8.768cm" svg:y="9.398cm" svg:width="3.768cm" fo:min-height="0.533cm" text:anchor-type="paragraph"><draw:text-box><text:p text:style-name="P3854"><text:span text:style-name="CharStyle72">5. Kamunting Baru</text:span></text:p></draw:text-box></draw:frame><draw:frame draw:style-name="fr111" svg:x="18.300cm" svg:y="9.398cm" svg:width="1.067cm" fo:min-height="0.526cm" text:anchor-type="paragraph"><draw:text-box><text:p text:style-name="P2529"><text:span text:style-name="CharStyle72">3,031</text:span></text:p></draw:text-box></draw:frame><draw:frame draw:style-name="fr118" svg:x="8.751cm" svg:y="11.633cm" svg:width="10.634cm" fo:min-height="2.701cm" text:anchor-type="paragraph"><draw:text-box><table:table table:style-name="Table18"><table:table-column table:style-name="Table18.C1"/><table:table-column table:style-name="Table18.C2"/><table:table-column table:style-name="Table18.C3"/><table:table-row table:style-name="Table18.R1"><table:table-cell table:style-name="Table18.Cell1"><text:p text:style-name="P2417"><text:span text:style-name="CharStyle7">7.</text:span></text:p></table:table-cell><table:table-cell table:style-name="Table18.Cell2"><text:p text:style-name="P3134"><text:span text:style-name="CharStyle7">Kamunting Road</text:span></text:p></table:table-cell><table:table-cell table:style-name="Table18.Cell3"><text:p text:style-name="P1895"><text:span text:style-name="CharStyle7">5,361</text:span></text:p></table:table-cell></table:table-row><table:table-row table:style-name="Table18.R2"><table:table-cell table:style-name="Table18.Cell4"><text:p text:style-name="P2701"><text:span text:style-name="CharStyle7">8.</text:span></text:p></table:table-cell><table:table-cell table:style-name="Table18.Cell5"><text:p text:style-name="P3955"><text:span text:style-name="CharStyle7">Waterfall Road</text:span></text:p></table:table-cell><table:table-cell table:style-name="Table18.Cell6"><text:p text:style-name="P3988"><text:span text:style-name="CharStyle7">428</text:span></text:p></table:table-cell></table:table-row><table:table-row table:style-name="Table18.R3"><table:table-cell table:style-name="Table18.Cell7"><text:p text:style-name="P3962"><text:span text:style-name="CharStyle7">9.</text:span></text:p></table:table-cell><table:table-cell table:style-name="Table18.Cell8"><text:p text:style-name="P2737"><text:span text:style-name="CharStyle7">Expo</text:span></text:p></table:table-cell><table:table-cell table:style-name="Table18.Cell9"><text:p text:style-name="P3965"><text:span text:style-name="CharStyle7">3,234</text:span></text:p></table:table-cell></table:table-row></table:table></draw:text-box></draw:frame><draw:frame draw:style-name="fr113" svg:x="8.759cm" svg:y="10.532cm" svg:width="2.828cm" fo:min-height="0.501cm" text:anchor-type="paragraph"><draw:text-box><text:p text:style-name="P2090"><text:span text:style-name="CharStyle72">6. Kamunting</text:span></text:p></draw:text-box></draw:frame><draw:frame draw:style-name="fr114" svg:x="18.309cm" svg:y="10.532cm" svg:width="1.067cm" fo:min-height="0.490cm" text:anchor-type="paragraph"><draw:text-box><text:p text:style-name="P2767"><text:span text:style-name="CharStyle72">1,758</text:span></text:p></draw:text-box></draw:frame><draw:frame draw:style-name="fr115" svg:x="8.775cm" svg:y="14.901cm" svg:width="2.642cm" fo:min-height="0.526cm" text:anchor-type="paragraph"><draw:text-box><text:p text:style-name="P4084"><text:span text:style-name="CharStyle72">10. Bukitjana</text:span></text:p></draw:text-box></draw:frame><draw:frame draw:style-name="fr116" svg:x="18.284cm" svg:y="14.901cm" svg:width="1.083cm" fo:min-height="0.526cm" text:anchor-type="paragraph"><draw:text-box><text:p text:style-name="P3341"><text:span text:style-name="CharStyle72">4,467</text:span></text:p></draw:text-box></draw:frame><draw:frame draw:style-name="fr117" svg:x="8.775cm" svg:y="14.901cm" svg:width="2.642cm" fo:min-height="0.526cm" text:anchor-type="paragraph"><draw:text-box><text:p text:style-name="P2113"><text:span text:style-name="CharStyle72">10. Bukitjana</text:span></text:p></draw:text-box></draw:frame><draw:frame draw:style-name="fr130" svg:x="17.971cm" svg:y="16.036cm" svg:width="1.388cm" fo:min-height="0.482cm" text:anchor-type="paragraph"><draw:text-box><text:h text:outline-level="2" text:style-name="P2784"><text:bookmark-start text:name="bookmark30"/><text:span text:style-name="CharStyle18">26,925</text:span><text:bookmark-end text:name="bookmark30"/></text:h></draw:text-box></draw:frame><draw:frame draw:style-name="fr131" svg:x="2.697cm" svg:y="18.203cm" svg:width="3.801cm" fo:min-height="0.526cm" text:anchor-type="paragraph"><draw:text-box><text:p text:style-name="P1600"><text:span text:style-name="CharStyle26">N. 17 POKOK ASSAM</text:span></text:p></draw:text-box></draw:frame><draw:frame draw:style-name="fr132" svg:x="8.775cm" svg:y="18.203cm" svg:width="0.356cm" fo:min-height="0.526cm" text:anchor-type="paragraph"><draw:text-box><text:p text:style-name="P3727"><text:span text:style-name="CharStyle26">1.</text:span></text:p></draw:text-box></draw:frame><draw:frame draw:style-name="fr123" svg:x="8.751cm" svg:y="19.346cm" svg:width="10.626cm" fo:min-height="4.860cm" text:anchor-type="paragraph"><draw:text-box><table:table table:style-name="Table19"><table:table-column table:style-name="Table19.C1"/><table:table-column table:style-name="Table19.C2"/><table:table-column table:style-name="Table19.C3"/><table:table-row table:style-name="Table19.R1"><table:table-cell table:style-name="Table19.Cell1"><text:p text:style-name="P3008"><text:span text:style-name="CharStyle7">2.</text:span></text:p></table:table-cell><table:table-cell table:style-name="Table19.Cell2"><text:p text:style-name="P2973"><text:span text:style-name="CharStyle7">Birch Village</text:span></text:p></table:table-cell><table:table-cell table:style-name="Table19.Cell3"><text:p text:style-name="P1730"><text:span text:style-name="CharStyle7">1,118</text:span></text:p></table:table-cell></table:table-row><table:table-row table:style-name="Table19.R2"><table:table-cell table:style-name="Table19.Cell4"><text:p text:style-name="P4042"><text:span text:style-name="CharStyle7">3.</text:span></text:p></table:table-cell><table:table-cell table:style-name="Table19.Cell5"><text:p text:style-name="P2993"><text:span text:style-name="CharStyle7">Market Street</text:span></text:p></table:table-cell><table:table-cell table:style-name="Table19.Cell6"><text:p text:style-name="P3860"><text:span text:style-name="CharStyle7">1,283</text:span></text:p></table:table-cell></table:table-row><table:table-row table:style-name="Table19.R3"><table:table-cell table:style-name="Table19.Cell7"><text:p text:style-name="P4820"><text:span text:style-name="CharStyle7">4.</text:span></text:p></table:table-cell><table:table-cell table:style-name="Table19.Cell8"><text:p text:style-name="P4822"><text:span text:style-name="CharStyle7">Tupai Lane</text:span></text:p></table:table-cell><table:table-cell table:style-name="Table19.Cell9"><text:p text:style-name="P3631"><text:span text:style-name="CharStyle7">640</text:span></text:p></table:table-cell></table:table-row><table:table-row table:style-name="Table19.R4"><table:table-cell table:style-name="Table19.Cell10"><text:p text:style-name="P4816"><text:span text:style-name="CharStyle7">5.</text:span></text:p></table:table-cell><table:table-cell table:style-name="Table19.Cell11"><text:p text:style-name="P2439"><text:span text:style-name="CharStyle7">Theatre Road</text:span></text:p></table:table-cell><table:table-cell table:style-name="Table19.Cell12"><text:p text:style-name="P2953"><text:span text:style-name="CharStyle7">566</text:span></text:p></table:table-cell></table:table-row><table:table-row table:style-name="Table19.R5"><table:table-cell table:style-name="Table19.Cell13"><text:p text:style-name="P4595"><text:span text:style-name="CharStyle7">6.</text:span></text:p></table:table-cell><table:table-cell table:style-name="Table19.Cell14"><text:p text:style-name="P4082"><text:span text:style-name="CharStyle7">Kota Road</text:span></text:p></table:table-cell><table:table-cell table:style-name="Table19.Cell15"><text:p text:style-name="P4418"><text:span text:style-name="CharStyle7">1,057</text:span></text:p></table:table-cell></table:table-row></table:table></draw:text-box></draw:frame><draw:frame draw:style-name="fr119" svg:x="9.504cm" svg:y="18.246cm" svg:width="2.480cm" fo:min-height="0.483cm" text:anchor-type="paragraph"><draw:text-box><text:p text:style-name="P3724"><text:span text:style-name="CharStyle72">Eastern Road</text:span></text:p></draw:text-box></draw:frame><draw:frame draw:style-name="fr120" svg:x="18.614cm" svg:y="18.246cm" svg:width="0.744cm" fo:min-height="0.483cm" text:anchor-type="paragraph"><draw:text-box><text:p text:style-name="P3870"><text:span text:style-name="CharStyle72">612</text:span></text:p></draw:text-box></draw:frame><draw:frame draw:style-name="fr121" svg:x="8.768cm" svg:y="24.807cm" svg:width="1.845cm" fo:min-height="0.534cm" text:anchor-type="paragraph"><draw:text-box><text:p text:style-name="P3578"><text:span text:style-name="CharStyle72">7. Tupai</text:span></text:p></draw:text-box></draw:frame><draw:frame draw:style-name="fr122" svg:x="18.300cm" svg:y="24.816cm" svg:width="1.058cm" fo:min-height="0.526cm" text:anchor-type="paragraph"><draw:text-box><text:p text:style-name="P4764"><text:span text:style-name="CharStyle72">3,682</text:span></text:p></draw:text-box></draw:frame><draw:frame draw:style-name="fr133" svg:x="10.275cm" svg:y="26.328cm" svg:width="0.441cm" fo:min-height="0.455cm" text:anchor-type="paragraph"><draw:text-box><text:p text:style-name="P4170"><text:page-number/></text:p></draw:text-box></draw:frame></text:p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</text:section>
      <text:section text:style-name="Sect19" text:name="Section19">
        <text:p text:style-name="P5110"><draw:frame draw:style-name="fr139" svg:x="3.120cm" svg:y="0.004cm" svg:width="16.256cm" fo:min-height="12.760cm" text:anchor-type="paragraph"><draw:text-box><text:p text:style-name="P2803"><text:a xlink:href="#bookmark7"><text:span text:style-name="CharStyle39">(1)<text:tab/>(2)<text:tab/>(3)</text:span></text:a></text:p><text:p text:style-name="P3470"><text:span text:style-name="CharStyle39">Bahagian Pilihan Raya<text:tab/>Daerah<text:tab/>Mengundi<text:tab/>Bilangan<text:tab/>Pemilih</text:span></text:p><text:p text:style-name="P3720"><text:span text:style-name="CharStyle39">Negeri</text:span></text:p><text:p text:style-name="P4250"><text:span text:style-name="CharStyle99">State Constituency<text:tab/>Polling<text:tab/>District<text:tab/>Number of<text:tab/>Electors</text:span></text:p><text:list text:style-name="L22"><text:list-item><text:p text:style-name="P1845"><text:span text:style-name="CharStyle39"><text:tab/>Coronation Road<text:tab/>1,879</text:span></text:p></text:list-item><text:list-item><text:p text:style-name="P2409"><text:span text:style-name="CharStyle39"><text:tab/>KampongAman<text:tab/>2,413</text:span></text:p></text:list-item><text:list-item><text:p text:style-name="P2955"><text:span text:style-name="CharStyle39"><text:tab/>Sekolah<text:tab/>1,347</text:span></text:p></text:list-item><text:list-item><text:p text:style-name="P3581"><text:span text:style-name="CharStyle39"><text:tab/>Sungai Tupai<text:tab/>898</text:span></text:p></text:list-item><text:list-item><text:p text:style-name="P5008"><text:span text:style-name="CharStyle39"><text:tab/>Pasar<text:tab/>1,338</text:span></text:p></text:list-item><text:list-item><text:p text:style-name="P3229"><text:span text:style-name="CharStyle39"><text:tab/>Jalan Raja Muda<text:tab/>1,077</text:span></text:p></text:list-item><text:list-item><text:p text:style-name="P2021"><text:span text:style-name="CharStyle39"><text:tab/>Pokok Assam<text:tab/>3,799</text:span></text:p></text:list-item><text:list-item><text:p text:style-name="P2474"><text:span text:style-name="CharStyle39"><text:tab/>Museum<text:tab/>3,659</text:span></text:p></text:list-item><text:list-item><text:p text:style-name="P3802"><text:span text:style-name="CharStyle39"><text:tab/>Simpang Road<text:tab/>2,872</text:span></text:p></text:list-item></text:list></draw:text-box></draw:frame><draw:frame draw:style-name="fr140" svg:x="17.971cm" svg:y="13.242cm" svg:width="1.397cm" fo:min-height="0.473cm" text:anchor-type="paragraph"><draw:text-box><text:h text:outline-level="2" text:style-name="P4760"><text:bookmark-start text:name="bookmark31"/><text:span text:style-name="CharStyle18">28,240</text:span><text:bookmark-end text:name="bookmark31"/></text:h></draw:text-box></draw:frame><draw:frame draw:style-name="fr141" svg:x="2.697cm" svg:y="15.401cm" svg:width="2.685cm" fo:min-height="0.526cm" text:anchor-type="paragraph"><draw:text-box><text:p text:style-name="P3150"><text:span text:style-name="CharStyle26">N. 18 AULONG</text:span></text:p></draw:text-box></draw:frame><draw:frame draw:style-name="fr142" svg:x="2.697cm" svg:y="15.401cm" svg:width="2.685cm" fo:min-height="0.526cm" text:anchor-type="paragraph"><draw:text-box><text:p text:style-name="P2042"><text:span text:style-name="CharStyle26">N. 18 AULONG</text:span></text:p></draw:text-box></draw:frame><draw:frame draw:style-name="fr143" svg:x="8.775cm" svg:y="15.401cm" svg:width="2.092cm" fo:min-height="0.533cm" text:anchor-type="paragraph"><draw:text-box><text:p text:style-name="P1910"><text:span text:style-name="CharStyle26">1. Aulong</text:span></text:p></draw:text-box></draw:frame><draw:frame draw:style-name="fr144" svg:x="8.775cm" svg:y="15.401cm" svg:width="2.092cm" fo:min-height="0.533cm" text:anchor-type="paragraph"><draw:text-box><text:p text:style-name="P2622"><text:span text:style-name="CharStyle26">1. Aulong</text:span></text:p></draw:text-box></draw:frame><draw:frame draw:style-name="fr145" svg:x="8.775cm" svg:y="15.401cm" svg:width="2.092cm" fo:min-height="0.533cm" text:anchor-type="paragraph"><draw:text-box><text:p text:style-name="P4420"><text:span text:style-name="CharStyle26">1. Aulong</text:span></text:p></draw:text-box></draw:frame><draw:frame draw:style-name="fr146" svg:x="18.293cm" svg:y="15.401cm" svg:width="1.076cm" fo:min-height="0.526cm" text:anchor-type="paragraph"><draw:text-box><text:p text:style-name="P2385"><text:span text:style-name="CharStyle26">2,441</text:span></text:p></draw:text-box></draw:frame><draw:frame draw:style-name="fr147" svg:x="18.293cm" svg:y="15.401cm" svg:width="1.076cm" fo:min-height="0.526cm" text:anchor-type="paragraph"><draw:text-box><text:p text:style-name="P4039"><text:span text:style-name="CharStyle26">2,441</text:span></text:p></draw:text-box></draw:frame><draw:frame draw:style-name="fr148" svg:x="18.293cm" svg:y="15.401cm" svg:width="1.076cm" fo:min-height="0.526cm" text:anchor-type="paragraph"><draw:text-box><text:p text:style-name="P2155"><text:span text:style-name="CharStyle26">2,441</text:span></text:p></draw:text-box></draw:frame><draw:frame draw:style-name="fr149" svg:x="8.751cm" svg:y="15.960cm" svg:width="10.634cm" fo:min-height="7.805cm" text:anchor-type="paragraph"><draw:text-box><text:list text:style-name="L24"><text:list-item><text:p text:style-name="P2952"><text:span text:style-name="CharStyle39"><text:tab/>Aulong Barat<text:tab/>1,448</text:span></text:p></text:list-item><text:list-item><text:p text:style-name="P3657"><text:span text:style-name="CharStyle39"><text:tab/>Aulong Timor<text:tab/>1,383</text:span></text:p></text:list-item><text:list-item><text:p text:style-name="P3728"><text:span text:style-name="CharStyle39"><text:tab/>Aulong Tengah<text:tab/>773</text:span></text:p></text:list-item><text:list-item><text:p text:style-name="P3415"><text:span text:style-name="CharStyle39"><text:tab/>Aulong Selatan<text:tab/>1,740</text:span></text:p></text:list-item><text:list-item><text:p text:style-name="P3636"><text:span text:style-name="CharStyle39"><text:tab/>Batu Dua<text:tab/>1,037</text:span></text:p></text:list-item><text:list-item><text:p text:style-name="P2962"><text:span text:style-name="CharStyle39"><text:tab/>Assam Kumbang<text:tab/>3,418</text:span></text:p></text:list-item><text:list-item><text:p text:style-name="P2822"><text:span text:style-name="CharStyle39"><text:tab/>Station<text:tab/>3,254</text:span></text:p></text:list-item></text:list></draw:text-box></draw:frame><draw:frame draw:style-name="fr150" svg:x="8.751cm" svg:y="15.960cm" svg:width="10.634cm" fo:min-height="7.805cm" text:anchor-type="paragraph"><draw:text-box><text:list text:style-name="L26"><text:list-item><text:p text:style-name="P2599"><text:span text:style-name="CharStyle39"><text:tab/>Aulong Barat<text:tab/>1,448</text:span></text:p></text:list-item><text:list-item><text:p text:style-name="P3404"><text:span text:style-name="CharStyle39"><text:tab/>Aulong Timor<text:tab/>1,383</text:span></text:p></text:list-item><text:list-item><text:p text:style-name="P2250"><text:span text:style-name="CharStyle39"><text:tab/>Aulong Tengah<text:tab/>773</text:span></text:p></text:list-item><text:list-item><text:p text:style-name="P2972"><text:span text:style-name="CharStyle39"><text:tab/>Aulong Selatan<text:tab/>1,740</text:span></text:p></text:list-item><text:list-item><text:p text:style-name="P1762"><text:span text:style-name="CharStyle39"><text:tab/>Batu Dua<text:tab/>1,037</text:span></text:p></text:list-item><text:list-item><text:p text:style-name="P4520"><text:span text:style-name="CharStyle39"><text:tab/>Assam Kumbang<text:tab/>3,418</text:span></text:p></text:list-item><text:list-item><text:p text:style-name="P2424"><text:span text:style-name="CharStyle39"><text:tab/>Station<text:tab/>3,254</text:span></text:p></text:list-item></text:list></draw:text-box></draw:frame><draw:frame draw:style-name="fr138" svg:x="8.751cm" svg:y="17.644cm" svg:width="10.626cm" fo:min-height="4.893cm" text:anchor-type="paragraph"><draw:text-box><table:table table:style-name="Table20"><table:table-column table:style-name="Table20.C1"/><table:table-column table:style-name="Table20.C2"/><table:table-column table:style-name="Table20.C3"/><table:table-row table:style-name="Table20.R1"><table:table-cell table:style-name="Table20.Cell1"><text:p text:style-name="P3239"><text:span text:style-name="CharStyle7">3.</text:span></text:p></table:table-cell><table:table-cell table:style-name="Table20.Cell2"><text:p text:style-name="P2023"><text:span text:style-name="CharStyle7">Aulong Timor</text:span></text:p></table:table-cell><table:table-cell table:style-name="Table20.Cell3"><text:p text:style-name="P2704"><text:span text:style-name="CharStyle7">1,383</text:span></text:p></table:table-cell></table:table-row><table:table-row table:style-name="Table20.R2"><table:table-cell table:style-name="Table20.Cell4"><text:p text:style-name="P3389"><text:span text:style-name="CharStyle7">4.</text:span></text:p></table:table-cell><table:table-cell table:style-name="Table20.Cell5"><text:p text:style-name="P2188"><text:span text:style-name="CharStyle7">Aulong Tengah</text:span></text:p></table:table-cell><table:table-cell table:style-name="Table20.Cell6"><text:p text:style-name="P4293"><text:span text:style-name="CharStyle7">773</text:span></text:p></table:table-cell></table:table-row><table:table-row table:style-name="Table20.R3"><table:table-cell table:style-name="Table20.Cell7"><text:p text:style-name="P4832"><text:span text:style-name="CharStyle7">5.</text:span></text:p></table:table-cell><table:table-cell table:style-name="Table20.Cell8"><text:p text:style-name="P2329"><text:span text:style-name="CharStyle7">Aulong Selatan</text:span></text:p></table:table-cell><table:table-cell table:style-name="Table20.Cell9"><text:p text:style-name="P3865"><text:span text:style-name="CharStyle7">1,740</text:span></text:p></table:table-cell></table:table-row><table:table-row table:style-name="Table20.R4"><table:table-cell table:style-name="Table20.Cell10"><text:p text:style-name="P3993"><text:span text:style-name="CharStyle7">6.</text:span></text:p></table:table-cell><table:table-cell table:style-name="Table20.Cell11"><text:p text:style-name="P1639"><text:span text:style-name="CharStyle7">Batu Dua</text:span></text:p></table:table-cell><table:table-cell table:style-name="Table20.Cell12"><text:p text:style-name="P3867"><text:span text:style-name="CharStyle7">1,037</text:span></text:p></table:table-cell></table:table-row><table:table-row table:style-name="Table20.R5"><table:table-cell table:style-name="Table20.Cell13"><text:p text:style-name="P3488"><text:span text:style-name="CharStyle7">7.</text:span></text:p></table:table-cell><table:table-cell table:style-name="Table20.Cell14"><text:p text:style-name="P1803"><text:span text:style-name="CharStyle7">Assam Kumbang</text:span></text:p></table:table-cell><table:table-cell table:style-name="Table20.Cell15"><text:p text:style-name="P3064"><text:span text:style-name="CharStyle7">3,418</text:span></text:p></table:table-cell></table:table-row></table:table></draw:text-box></draw:frame><draw:frame draw:style-name="fr134" svg:x="8.759cm" svg:y="16.544cm" svg:width="3.193cm" fo:min-height="0.490cm" text:anchor-type="paragraph"><draw:text-box><text:p text:style-name="P3379"><text:span text:style-name="CharStyle72">2. Aulong Barat</text:span></text:p></draw:text-box></draw:frame><draw:frame draw:style-name="fr135" svg:x="18.309cm" svg:y="16.544cm" svg:width="1.067cm" fo:min-height="0.483cm" text:anchor-type="paragraph"><draw:text-box><text:p text:style-name="P3871"><text:span text:style-name="CharStyle72">1,448</text:span></text:p></draw:text-box></draw:frame><draw:frame draw:style-name="fr136" svg:x="9.504cm" svg:y="23.105cm" svg:width="1.346cm" fo:min-height="0.526cm" text:anchor-type="paragraph"><draw:text-box><text:p text:style-name="P2684"><text:span text:style-name="CharStyle72">Station</text:span></text:p></draw:text-box></draw:frame><draw:frame draw:style-name="fr137" svg:x="18.300cm" svg:y="23.105cm" svg:width="1.083cm" fo:min-height="0.524cm" text:anchor-type="paragraph"><draw:text-box><text:p text:style-name="P3370"><text:span text:style-name="CharStyle72">3,254</text:span></text:p></draw:text-box></draw:frame><draw:frame draw:style-name="fr151" svg:x="8.759cm" svg:y="23.105cm" svg:width="0.372cm" fo:min-height="0.526cm" text:anchor-type="paragraph"><draw:text-box><text:p text:style-name="P3659"><text:span text:style-name="CharStyle26">8.</text:span></text:p></draw:text-box></draw:frame><draw:frame draw:style-name="fr152" svg:x="8.751cm" svg:y="24.206cm" svg:width="3.776cm" fo:min-height="0.534cm" text:anchor-type="paragraph"><draw:text-box><text:p text:style-name="P3410"><text:span text:style-name="CharStyle26">9. Kampong Boyan</text:span></text:p></draw:text-box></draw:frame><draw:frame draw:style-name="fr153" svg:x="8.751cm" svg:y="24.206cm" svg:width="3.776cm" fo:min-height="0.534cm" text:anchor-type="paragraph"><draw:text-box><text:p text:style-name="P2315"><text:span text:style-name="CharStyle26">9. Kampong Boyan</text:span></text:p></draw:text-box></draw:frame><draw:frame draw:style-name="fr154" svg:x="8.751cm" svg:y="24.206cm" svg:width="3.776cm" fo:min-height="0.534cm" text:anchor-type="paragraph"><draw:text-box><text:p text:style-name="P4414"><text:span text:style-name="CharStyle26">9. Kampong Boyan</text:span></text:p></draw:text-box></draw:frame><draw:frame draw:style-name="fr155" svg:x="18.293cm" svg:y="24.206cm" svg:width="1.092cm" fo:min-height="0.526cm" text:anchor-type="paragraph"><draw:text-box><text:p text:style-name="P2008"><text:span text:style-name="CharStyle26">2,844</text:span></text:p></draw:text-box></draw:frame><draw:frame draw:style-name="fr156" svg:x="18.293cm" svg:y="24.206cm" svg:width="1.092cm" fo:min-height="0.526cm" text:anchor-type="paragraph"><draw:text-box><text:p text:style-name="P2810"><text:span text:style-name="CharStyle26">2,844</text:span></text:p></draw:text-box></draw:frame><draw:frame draw:style-name="fr157" svg:x="18.293cm" svg:y="24.206cm" svg:width="1.092cm" fo:min-height="0.526cm" text:anchor-type="paragraph"><draw:text-box><text:p text:style-name="P4176"><text:span text:style-name="CharStyle26">2,844</text:span></text:p></draw:text-box></draw:frame><draw:frame draw:style-name="fr158" svg:x="10.275cm" svg:y="26.337cm" svg:width="0.457cm" fo:min-height="0.455cm" text:anchor-type="paragraph"><draw:text-box><text:p text:style-name="P4741"><text:span text:style-name="CharStyle102">24</text:span></text:p></draw:text-box></draw:frame></text:p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  <text:p text:style-name="P461"/>
        <text:p text:style-name="P462"/>
        <text:p text:style-name="P463"/>
        <text:p text:style-name="P464"/>
        <text:p text:style-name="P465"/>
      </text:section>
      <text:section text:style-name="Sect20" text:name="Section20">
        <text:p text:style-name="P5111"><draw:frame draw:style-name="fr159" svg:x="0.000cm" svg:y="0.000cm" svg:width="16.265cm" fo:min-height="0.002cm" text:anchor-type="paragraph"><draw:text-box><table:table table:style-name="Table21"><table:table-column table:style-name="Table21.C1"/><table:table-column table:style-name="Table21.C2"/><table:table-column table:style-name="Table21.C3"/><table:table-row table:style-name="Table21.R1"><table:table-cell table:style-name="Table21.Cell1"><text:p text:style-name="P4458"><text:span text:style-name="CharStyle46">(1)</text:span></text:p></table:table-cell><table:table-cell table:style-name="Table21.Cell2"><text:p text:style-name="P3605"><text:span text:style-name="CharStyle46">(2)</text:span></text:p></table:table-cell><table:table-cell table:style-name="Table21.Cell3"><text:p text:style-name="P1817"><text:span text:style-name="CharStyle46">(3)</text:span></text:p></table:table-cell></table:table-row><table:table-row table:style-name="Table21.R2"><table:table-cell table:style-name="Table21.Cell4"><text:p text:style-name="P1906"><text:span text:style-name="CharStyle46">Bahagian Pilihan Raya</text:span></text:p></table:table-cell><table:table-cell table:style-name="Table21.Cell5"><text:p text:style-name="P2480"><text:span text:style-name="CharStyle46">Daerah Mengundi</text:span></text:p></table:table-cell><table:table-cell table:style-name="Table21.Cell6"><text:p text:style-name="P3138"><text:span text:style-name="CharStyle46">Bilangan Pemilih</text:span></text:p></table:table-cell></table:table-row><table:table-row table:style-name="Table21.R3"><table:table-cell table:style-name="Table21.Cell7"><text:p text:style-name="P4323"><text:span text:style-name="CharStyle46">Negeri</text:span></text:p></table:table-cell><table:table-cell table:style-name="Table21.Cell8"><text:p text:style-name="P5018"/></table:table-cell><table:table-cell table:style-name="Table21.Cell9"><text:p text:style-name="P5018"/></table:table-cell></table:table-row><table:table-row table:style-name="Table21.R4"><table:table-cell table:style-name="Table21.Cell10"><text:p text:style-name="P1827"><text:span text:style-name="CharStyle47">State Constituency</text:span></text:p></table:table-cell><table:table-cell table:style-name="Table21.Cell11"><text:p text:style-name="P2539"><text:span text:style-name="CharStyle47">Polling District</text:span></text:p></table:table-cell><table:table-cell table:style-name="Table21.Cell12"><text:p text:style-name="P4986"><text:span text:style-name="CharStyle47">Number of Electors</text:span></text:p></table:table-cell></table:table-row><table:table-row table:style-name="Table21.R5"><table:table-cell table:style-name="Table21.Cell13"><text:p text:style-name="P5018"/></table:table-cell><table:table-cell table:style-name="Table21.Cell14"><text:p text:style-name="P3958"><text:span text:style-name="CharStyle46">10. Taman Marisa</text:span></text:p></table:table-cell><table:table-cell table:style-name="Table21.Cell15"><text:p text:style-name="P3960"><text:span text:style-name="CharStyle46">613</text:span></text:p></table:table-cell></table:table-row><table:table-row table:style-name="Table21.R6"><table:table-cell table:style-name="Table21.Cell16"><text:p text:style-name="P5018"/></table:table-cell><table:table-cell table:style-name="Table21.Cell17"><text:p text:style-name="P3399"><text:span text:style-name="CharStyle46">11. Kota Lama</text:span></text:p></table:table-cell><table:table-cell table:style-name="Table21.Cell18"><text:p text:style-name="P3791"><text:span text:style-name="CharStyle46">678</text:span></text:p></table:table-cell></table:table-row><table:table-row table:style-name="Table21.R7"><table:table-cell table:style-name="Table21.Cell19"><text:p text:style-name="P5018"/></table:table-cell><table:table-cell table:style-name="Table21.Cell20"><text:p text:style-name="P1851"><text:span text:style-name="CharStyle46">12. AulongLama</text:span></text:p></table:table-cell><table:table-cell table:style-name="Table21.Cell21"><text:p text:style-name="P2565"><text:span text:style-name="CharStyle46">1,034</text:span></text:p></table:table-cell></table:table-row><table:table-row table:style-name="Table21.R8"><table:table-cell table:style-name="Table21.Cell22"><text:p text:style-name="P5018"/></table:table-cell><table:table-cell table:style-name="Table21.Cell23"><text:p text:style-name="P1604"><text:span text:style-name="CharStyle46">13. Taman Sening</text:span></text:p></table:table-cell><table:table-cell table:style-name="Table21.Cell24"><text:p text:style-name="P2336"><text:span text:style-name="CharStyle46">1,122</text:span></text:p></table:table-cell></table:table-row><table:table-row table:style-name="Table21.R9"><table:table-cell table:style-name="Table21.Cell25"><text:p text:style-name="P5018"/></table:table-cell><table:table-cell table:style-name="Table21.Cell26"><text:p text:style-name="P3384"><text:span text:style-name="CharStyle46">14. PengkalanAor</text:span></text:p></table:table-cell><table:table-cell table:style-name="Table21.Cell27"><text:p text:style-name="P2178"><text:span text:style-name="CharStyle46">5,262</text:span></text:p></table:table-cell></table:table-row><table:table-row table:style-name="Table21.R10"><table:table-cell table:style-name="Table21.Cell28"><text:p text:style-name="P5018"/></table:table-cell><table:table-cell table:style-name="Table21.Cell29"><text:p text:style-name="P3155"><text:span text:style-name="CharStyle46">15. Simpang Baru</text:span></text:p></table:table-cell><table:table-cell table:style-name="Table21.Cell30"><text:p text:style-name="P1917"><text:span text:style-name="CharStyle46">3,714</text:span></text:p></table:table-cell></table:table-row><table:table-row table:style-name="Table21.R11"><table:table-cell table:style-name="Table21.Cell31"><text:p text:style-name="P5018"/></table:table-cell><table:table-cell table:style-name="Table21.Cell32"><text:p text:style-name="P3705"><text:span text:style-name="CharStyle46">16. Barrack Road</text:span></text:p></table:table-cell><table:table-cell table:style-name="Table21.Cell33"><text:p text:style-name="P1658"><text:span text:style-name="CharStyle46">506</text:span></text:p></table:table-cell></table:table-row><table:table-row table:style-name="Table21.R12"><table:table-cell table:style-name="Table21.Cell34"><text:p text:style-name="P5018"/></table:table-cell><table:table-cell table:style-name="Table21.Cell35"><text:p text:style-name="P5018"/></table:table-cell><table:table-cell table:style-name="Table21.Cell36"><text:p text:style-name="P2977"><text:span text:style-name="CharStyle46">31,267</text:span></text:p></table:table-cell></table:table-row></table:table></draw:text-box></draw:frame></text:p>
        <text:p text:style-name="P3642"><text:span text:style-name="CharStyle7">Jumlah Bilangan Pemilih dalam Bahagian Pilihan Raya Persekutuan<text:tab/>86,432</text:span></text:p>
        <text:p text:style-name="P4241"><text:span text:style-name="CharStyle7">P. 060 Taiping:</text:span></text:p>
        <text:p text:style-name="P3595"><text:span text:style-name="CharStyle33">Total Number of Electors in the Federal Constituency of<text:line-break/>P. 060 Taiping:</text:span></text:p>
        <text:p text:style-name="P3287"><text:span text:style-name="CharStyle13">25</text:span></text:p>
      </text:section>
      <text:section text:style-name="Sect21" text:name="Section21">
        <text:p text:style-name="P5112"><draw:frame draw:style-name="fr163" svg:x="2.697cm" svg:y="0.000cm" svg:width="4.505cm" fo:min-height="3.828cm" text:anchor-type="paragraph"><draw:text-box><text:h text:outline-level="1" text:style-name="P2808"><text:bookmark-start text:name="bookmark32"/><text:span text:style-name="CharStyle25">(1)</text:span><text:bookmark-end text:name="bookmark32"/></text:h><text:p text:style-name="P1607"><text:span text:style-name="CharStyle26">Bahagian Pilihan Raya<text:line-break/>Negeri<text:line-break/></text:span><text:span text:style-name="CharStyle29">State Constituency</text:span></text:p><text:p text:style-name="P2674"><text:span text:style-name="CharStyle26">N. 19 CHENDEROH</text:span></text:p></draw:text-box></draw:frame><draw:frame draw:style-name="fr162" svg:x="8.751cm" svg:y="0.000cm" svg:width="10.634cm" fo:min-height="0.002cm" text:anchor-type="paragraph"><draw:text-box><table:table table:style-name="Table22"><table:table-column table:style-name="Table22.C1"/><table:table-column table:style-name="Table22.C2"/><table:table-column table:style-name="Table22.C3"/><table:table-row table:style-name="Table22.R1"><table:table-cell table:style-name="Table22.Cell1"><text:p text:style-name="P5018"/></table:table-cell><table:table-cell table:style-name="Table22.Cell2"><text:p text:style-name="P3238"><text:span text:style-name="CharStyle46">(2)</text:span></text:p></table:table-cell><table:table-cell table:style-name="Table22.Cell3"><text:p text:style-name="P2040"><text:span text:style-name="CharStyle46">(3)</text:span></text:p></table:table-cell></table:table-row><table:table-row table:style-name="Table22.R2"><table:table-cell table:style-name="Table22.Cell4"><text:p text:style-name="P5018"/></table:table-cell><table:table-cell table:style-name="Table22.Cell5"><text:p text:style-name="P4790"><text:span text:style-name="CharStyle46">Daerah Mengundi</text:span></text:p></table:table-cell><table:table-cell table:style-name="Table22.Cell6"><text:p text:style-name="P3698"><text:span text:style-name="CharStyle46">Bilangan Pemilih</text:span></text:p></table:table-cell></table:table-row><table:table-row table:style-name="Table22.R3"><table:table-cell table:style-name="Table22.Cell7"><text:p text:style-name="P5018"/></table:table-cell><table:table-cell table:style-name="Table22.Cell8"><text:p text:style-name="P3182"><text:span text:style-name="CharStyle47">Polling District</text:span></text:p></table:table-cell><table:table-cell table:style-name="Table22.Cell9"><text:p text:style-name="P2020"><text:span text:style-name="CharStyle47">Number of Electors</text:span></text:p></table:table-cell></table:table-row><table:table-row table:style-name="Table22.R4"><table:table-cell table:style-name="Table22.Cell10"><text:p text:style-name="P2682"><text:span text:style-name="CharStyle68">1</text:span><text:span text:style-name="CharStyle57">.</text:span></text:p></table:table-cell><table:table-cell table:style-name="Table22.Cell11"><text:p text:style-name="P3368"><text:span text:style-name="CharStyle46">Jenalik</text:span></text:p></table:table-cell><table:table-cell table:style-name="Table22.Cell12"><text:p text:style-name="P2161"><text:span text:style-name="CharStyle46">911</text:span></text:p></table:table-cell></table:table-row><table:table-row table:style-name="Table22.R5"><table:table-cell table:style-name="Table22.Cell13"><text:p text:style-name="P2832"><text:span text:style-name="CharStyle46">2.</text:span></text:p></table:table-cell><table:table-cell table:style-name="Table22.Cell14"><text:p text:style-name="P3521"><text:span text:style-name="CharStyle46">Empangan Chenderoh</text:span></text:p></table:table-cell><table:table-cell table:style-name="Table22.Cell15"><text:p text:style-name="P2301"><text:span text:style-name="CharStyle46">232</text:span></text:p></table:table-cell></table:table-row><table:table-row table:style-name="Table22.R6"><table:table-cell table:style-name="Table22.Cell16"><text:p text:style-name="P3542"><text:span text:style-name="CharStyle46">3.</text:span></text:p></table:table-cell><table:table-cell table:style-name="Table22.Cell17"><text:p text:style-name="P1969"><text:span text:style-name="CharStyle46">Sauk</text:span></text:p></table:table-cell><table:table-cell table:style-name="Table22.Cell18"><text:p text:style-name="P2503"><text:span text:style-name="CharStyle46">1,231</text:span></text:p></table:table-cell></table:table-row><table:table-row table:style-name="Table22.R7"><table:table-cell table:style-name="Table22.Cell19"><text:p text:style-name="P3183"><text:span text:style-name="CharStyle46">4.</text:span></text:p></table:table-cell><table:table-cell table:style-name="Table22.Cell20"><text:p text:style-name="P1942"><text:span text:style-name="CharStyle46">Sauk Utara</text:span></text:p></table:table-cell><table:table-cell table:style-name="Table22.Cell21"><text:p text:style-name="P3790"><text:span text:style-name="CharStyle46">702</text:span></text:p></table:table-cell></table:table-row><table:table-row table:style-name="Table22.R8"><table:table-cell table:style-name="Table22.Cell22"><text:p text:style-name="P3320"><text:span text:style-name="CharStyle46">5.</text:span></text:p></table:table-cell><table:table-cell table:style-name="Table22.Cell23"><text:p text:style-name="P2120"><text:span text:style-name="CharStyle46">Kampong Seterus</text:span></text:p></table:table-cell><table:table-cell table:style-name="Table22.Cell24"><text:p text:style-name="P3022"><text:span text:style-name="CharStyle46">533</text:span></text:p></table:table-cell></table:table-row><table:table-row table:style-name="Table22.R9"><table:table-cell table:style-name="Table22.Cell25"><text:p text:style-name="P4113"><text:span text:style-name="CharStyle46">6.</text:span></text:p></table:table-cell><table:table-cell table:style-name="Table22.Cell26"><text:p text:style-name="P1794"><text:span text:style-name="CharStyle46">Bendang Selinsing</text:span></text:p></table:table-cell><table:table-cell table:style-name="Table22.Cell27"><text:p text:style-name="P2505"><text:span text:style-name="CharStyle46">267</text:span></text:p></table:table-cell></table:table-row><table:table-row table:style-name="Table22.R10"><table:table-cell table:style-name="Table22.Cell28"><text:p text:style-name="P3927"><text:span text:style-name="CharStyle46">7.</text:span></text:p></table:table-cell><table:table-cell table:style-name="Table22.Cell29"><text:p text:style-name="P2373"><text:span text:style-name="CharStyle46">Chegar Galah</text:span></text:p></table:table-cell><table:table-cell table:style-name="Table22.Cell30"><text:p text:style-name="P3052"><text:span text:style-name="CharStyle46">737</text:span></text:p></table:table-cell></table:table-row><table:table-row table:style-name="Table22.R11"><table:table-cell table:style-name="Table22.Cell31"><text:p text:style-name="P1820"><text:span text:style-name="CharStyle68">8</text:span><text:span text:style-name="CharStyle57">.</text:span></text:p></table:table-cell><table:table-cell table:style-name="Table22.Cell32"><text:p text:style-name="P2532"><text:span text:style-name="CharStyle46">Kampong Chuar</text:span></text:p></table:table-cell><table:table-cell table:style-name="Table22.Cell33"><text:p text:style-name="P2903"><text:span text:style-name="CharStyle46">716</text:span></text:p></table:table-cell></table:table-row><table:table-row table:style-name="Table22.R12"><table:table-cell table:style-name="Table22.Cell34"><text:p text:style-name="P1646"><text:span text:style-name="CharStyle46">9.</text:span></text:p></table:table-cell><table:table-cell table:style-name="Table22.Cell35"><text:p text:style-name="P2369"><text:span text:style-name="CharStyle46">Kampong Cheh</text:span></text:p></table:table-cell><table:table-cell table:style-name="Table22.Cell36"><text:p text:style-name="P3046"><text:span text:style-name="CharStyle46">744</text:span></text:p></table:table-cell></table:table-row><table:table-row table:style-name="Table22.R13"><table:table-cell table:style-name="Table22.Cell37"><text:p text:style-name="P2966"><text:span text:style-name="CharStyle46">10.</text:span></text:p></table:table-cell><table:table-cell table:style-name="Table22.Cell38"><text:p text:style-name="P3803"><text:span text:style-name="CharStyle46">Kati</text:span></text:p></table:table-cell><table:table-cell table:style-name="Table22.Cell39"><text:p text:style-name="P2126"><text:span text:style-name="CharStyle46">632</text:span></text:p></table:table-cell></table:table-row><table:table-row table:style-name="Table22.R14"><table:table-cell table:style-name="Table22.Cell40"><text:p text:style-name="P3338"><text:span text:style-name="CharStyle46">11.</text:span></text:p></table:table-cell><table:table-cell table:style-name="Table22.Cell41"><text:p text:style-name="P2302"><text:span text:style-name="CharStyle46">Changkat Jambu</text:span></text:p></table:table-cell><table:table-cell table:style-name="Table22.Cell42"><text:p text:style-name="P3875"><text:span text:style-name="CharStyle46">605</text:span></text:p></table:table-cell></table:table-row><table:table-row table:style-name="Table22.R15"><table:table-cell table:style-name="Table22.Cell43"><text:p text:style-name="P1685"><text:span text:style-name="CharStyle46">12.</text:span></text:p></table:table-cell><table:table-cell table:style-name="Table22.Cell44"><text:p text:style-name="P1805"><text:span text:style-name="CharStyle46">Liman Kati</text:span></text:p></table:table-cell><table:table-cell table:style-name="Table22.Cell45"><text:p text:style-name="P2515"><text:span text:style-name="CharStyle46">1,158</text:span></text:p></table:table-cell></table:table-row><table:table-row table:style-name="Table22.R16"><table:table-cell table:style-name="Table22.Cell46"><text:p text:style-name="P3196"><text:span text:style-name="CharStyle46">13.</text:span></text:p></table:table-cell><table:table-cell table:style-name="Table22.Cell47"><text:p text:style-name="P1959"><text:span text:style-name="CharStyle46">Berala</text:span></text:p></table:table-cell><table:table-cell table:style-name="Table22.Cell48"><text:p text:style-name="P3638"><text:span text:style-name="CharStyle46">799</text:span></text:p></table:table-cell></table:table-row><table:table-row table:style-name="Table22.R17"><table:table-cell table:style-name="Table22.Cell49"><text:p text:style-name="P3332"><text:span text:style-name="CharStyle46">14.</text:span></text:p></table:table-cell><table:table-cell table:style-name="Table22.Cell50"><text:p text:style-name="P2793"><text:span text:style-name="CharStyle46">Lubok Chapin</text:span></text:p></table:table-cell><table:table-cell table:style-name="Table22.Cell51"><text:p text:style-name="P3775"><text:span text:style-name="CharStyle46">415</text:span></text:p></table:table-cell></table:table-row><table:table-row table:style-name="Table22.R18"><table:table-cell table:style-name="Table22.Cell52"><text:p text:style-name="P3525"><text:span text:style-name="CharStyle46">15.</text:span></text:p></table:table-cell><table:table-cell table:style-name="Table22.Cell53"><text:p text:style-name="P3878"><text:span text:style-name="CharStyle46">Kampong Jamuan</text:span></text:p></table:table-cell><table:table-cell table:style-name="Table22.Cell54"><text:p text:style-name="P3835"><text:span text:style-name="CharStyle46">879</text:span></text:p></table:table-cell></table:table-row><table:table-row table:style-name="Table22.R19"><table:table-cell table:style-name="Table22.Cell55"><text:p text:style-name="P3665"><text:span text:style-name="CharStyle46">16.</text:span></text:p></table:table-cell><table:table-cell table:style-name="Table22.Cell56"><text:p text:style-name="P2870"><text:span text:style-name="CharStyle46">Beluru</text:span></text:p></table:table-cell><table:table-cell table:style-name="Table22.Cell57"><text:p text:style-name="P4289"><text:span text:style-name="CharStyle46">1,425</text:span></text:p></table:table-cell></table:table-row><table:table-row table:style-name="Table22.R20"><table:table-cell table:style-name="Table22.Cell58"><text:p text:style-name="P3227"><text:span text:style-name="CharStyle46">17.</text:span></text:p></table:table-cell><table:table-cell table:style-name="Table22.Cell59"><text:p text:style-name="P4780"><text:span text:style-name="CharStyle46">Kota Lama Kiri</text:span></text:p></table:table-cell><table:table-cell table:style-name="Table22.Cell60"><text:p text:style-name="P3516"><text:span text:style-name="CharStyle46">1,470</text:span></text:p></table:table-cell></table:table-row></table:table><text:p text:style-name="P4530"><text:span text:style-name="CharStyle45">13,456</text:span></text:p></draw:text-box></draw:frame></text:p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p text:style-name="P505"/>
      </text:section>
      <text:section text:style-name="Sect22" text:name="Section22">
        <text:p text:style-name="P5113"><draw:frame draw:style-name="fr164" svg:x="0.000cm" svg:y="0.000cm" svg:width="16.713cm" fo:min-height="0.002cm" text:anchor-type="paragraph"><draw:text-box><table:table table:style-name="Table23"><table:table-column table:style-name="Table23.C1"/><table:table-column table:style-name="Table23.C2"/><table:table-column table:style-name="Table23.C3"/><table:table-row table:style-name="Table23.R1"><table:table-cell table:style-name="Table23.Cell1"><text:p text:style-name="P3556"><text:span text:style-name="CharStyle46">(1)</text:span></text:p></table:table-cell><table:table-cell table:style-name="Table23.Cell2"><text:p text:style-name="P3745"><text:span text:style-name="CharStyle46">(2)</text:span></text:p></table:table-cell><table:table-cell table:style-name="Table23.Cell3"><text:p text:style-name="P1593"><text:span text:style-name="CharStyle46">(3)</text:span></text:p></table:table-cell></table:table-row><table:table-row table:style-name="Table23.R2"><table:table-cell table:style-name="Table23.Cell4"><text:p text:style-name="P2326"><text:span text:style-name="CharStyle46">Bahagian Pilihan Raya</text:span></text:p></table:table-cell><table:table-cell table:style-name="Table23.Cell5"><text:p text:style-name="P3900"><text:span text:style-name="CharStyle46">Daerah Mengundi</text:span></text:p></table:table-cell><table:table-cell table:style-name="Table23.Cell6"><text:p text:style-name="P3903"><text:span text:style-name="CharStyle46">Bilangan Pemilih</text:span></text:p></table:table-cell></table:table-row><table:table-row table:style-name="Table23.R3"><table:table-cell table:style-name="Table23.Cell7"><text:p text:style-name="P3810"><text:span text:style-name="CharStyle46">Negeri</text:span></text:p></table:table-cell><table:table-cell table:style-name="Table23.Cell8"><text:p text:style-name="P5018"/></table:table-cell><table:table-cell table:style-name="Table23.Cell9"><text:p text:style-name="P5018"/></table:table-cell></table:table-row><table:table-row table:style-name="Table23.R4"><table:table-cell table:style-name="Table23.Cell10"><text:p text:style-name="P3549"><text:span text:style-name="CharStyle47">State Constituency</text:span></text:p></table:table-cell><table:table-cell table:style-name="Table23.Cell11"><text:p text:style-name="P3815"><text:span text:style-name="CharStyle47">Polling District</text:span></text:p></table:table-cell><table:table-cell table:style-name="Table23.Cell12"><text:p text:style-name="P3822"><text:span text:style-name="CharStyle47">Number of Electors</text:span></text:p></table:table-cell></table:table-row><table:table-row table:style-name="Table23.R5"><table:table-cell table:style-name="Table23.Cell13"><text:p text:style-name="P3824"><text:span text:style-name="CharStyle46">N. 20 LUBOK MERBAU</text:span></text:p></table:table-cell><table:table-cell table:style-name="Table23.Cell14"><text:p text:style-name="P2619"><text:span text:style-name="CharStyle47">1.</text:span><text:span text:style-name="CharStyle46"><text:s text:c="1"/>Kampong Station</text:span></text:p></table:table-cell><table:table-cell table:style-name="Table23.Cell15"><text:p text:style-name="P3734"><text:span text:style-name="CharStyle46">2,537</text:span></text:p></table:table-cell></table:table-row><table:table-row table:style-name="Table23.R6"><table:table-cell table:style-name="Table23.Cell16"><text:p text:style-name="P5018"/></table:table-cell><table:table-cell table:style-name="Table23.Cell17"><text:p text:style-name="P3342"><text:span text:style-name="CharStyle46">2. Kampong Basong</text:span></text:p></table:table-cell><table:table-cell table:style-name="Table23.Cell18"><text:p text:style-name="P4233"><text:span text:style-name="CharStyle46">1,495</text:span></text:p></table:table-cell></table:table-row><table:table-row table:style-name="Table23.R7"><table:table-cell table:style-name="Table23.Cell19"><text:p text:style-name="P5018"/></table:table-cell><table:table-cell table:style-name="Table23.Cell20"><text:p text:style-name="P4597"><text:span text:style-name="CharStyle46">3. LubokMerbau</text:span></text:p></table:table-cell><table:table-cell table:style-name="Table23.Cell21"><text:p text:style-name="P4599"><text:span text:style-name="CharStyle46">1,260</text:span></text:p></table:table-cell></table:table-row><table:table-row table:style-name="Table23.R8"><table:table-cell table:style-name="Table23.Cell22"><text:p text:style-name="P5018"/></table:table-cell><table:table-cell table:style-name="Table23.Cell23"><text:p text:style-name="P1956"><text:span text:style-name="CharStyle46">4. Kampong Rambong</text:span></text:p></table:table-cell><table:table-cell table:style-name="Table23.Cell24"><text:p text:style-name="P3726"><text:span text:style-name="CharStyle46">728</text:span></text:p></table:table-cell></table:table-row><table:table-row table:style-name="Table23.R9"><table:table-cell table:style-name="Table23.Cell25"><text:p text:style-name="P5018"/></table:table-cell><table:table-cell table:style-name="Table23.Cell26"><text:p text:style-name="P1786"><text:span text:style-name="CharStyle46">5. Kampong Tanah Merah</text:span></text:p></table:table-cell><table:table-cell table:style-name="Table23.Cell27"><text:p text:style-name="P2499"><text:span text:style-name="CharStyle46">585</text:span></text:p></table:table-cell></table:table-row><table:table-row table:style-name="Table23.R10"><table:table-cell table:style-name="Table23.Cell28"><text:p text:style-name="P5018"/></table:table-cell><table:table-cell table:style-name="Table23.Cell29"><text:p text:style-name="P1799"><text:span text:style-name="CharStyle46">6. Kampong Laneh</text:span></text:p></table:table-cell><table:table-cell table:style-name="Table23.Cell30"><text:p text:style-name="P2509"><text:span text:style-name="CharStyle46">885</text:span></text:p></table:table-cell></table:table-row><table:table-row table:style-name="Table23.R11"><table:table-cell table:style-name="Table23.Cell31"><text:p text:style-name="P5018"/></table:table-cell><table:table-cell table:style-name="Table23.Cell32"><text:p text:style-name="P3892"><text:span text:style-name="CharStyle46">7. Kroh Hilir</text:span></text:p></table:table-cell><table:table-cell table:style-name="Table23.Cell33"><text:p text:style-name="P3898"><text:span text:style-name="CharStyle46">1,172</text:span></text:p></table:table-cell></table:table-row><table:table-row table:style-name="Table23.R12"><table:table-cell table:style-name="Table23.Cell34"><text:p text:style-name="P5018"/></table:table-cell><table:table-cell table:style-name="Table23.Cell35"><text:p text:style-name="P3246"><text:span text:style-name="CharStyle46">8. Kampong Lalang</text:span></text:p></table:table-cell><table:table-cell table:style-name="Table23.Cell36"><text:p text:style-name="P4697"><text:span text:style-name="CharStyle46">1,030</text:span></text:p></table:table-cell></table:table-row><table:table-row table:style-name="Table23.R13"><table:table-cell table:style-name="Table23.Cell37"><text:p text:style-name="P5018"/></table:table-cell><table:table-cell table:style-name="Table23.Cell38"><text:p text:style-name="P4030"><text:span text:style-name="CharStyle46">9. Padang Assam</text:span></text:p></table:table-cell><table:table-cell table:style-name="Table23.Cell39"><text:p text:style-name="P4828"><text:span text:style-name="CharStyle46">1,345</text:span></text:p></table:table-cell></table:table-row><table:table-row table:style-name="Table23.R14"><table:table-cell table:style-name="Table23.Cell40"><text:p text:style-name="P5018"/></table:table-cell><table:table-cell table:style-name="Table23.Cell41"><text:p text:style-name="P4430"><text:span text:style-name="CharStyle46">10. Kampong Buaya</text:span></text:p></table:table-cell><table:table-cell table:style-name="Table23.Cell42"><text:p text:style-name="P3343"><text:span text:style-name="CharStyle46">1,394</text:span></text:p></table:table-cell></table:table-row><table:table-row table:style-name="Table23.R15"><table:table-cell table:style-name="Table23.Cell43"><text:p text:style-name="P5018"/></table:table-cell><table:table-cell table:style-name="Table23.Cell44"><text:p text:style-name="P2150"><text:span text:style-name="CharStyle46">11. Kampong Jay a</text:span></text:p></table:table-cell><table:table-cell table:style-name="Table23.Cell45"><text:p text:style-name="P4442"><text:span text:style-name="CharStyle46">1,121</text:span></text:p></table:table-cell></table:table-row><table:table-row table:style-name="Table23.R16"><table:table-cell table:style-name="Table23.Cell46"><text:p text:style-name="P5018"/></table:table-cell><table:table-cell table:style-name="Table23.Cell47"><text:p text:style-name="P4432"><text:span text:style-name="CharStyle46">12. Padang Rengas Utara</text:span></text:p></table:table-cell><table:table-cell table:style-name="Table23.Cell48"><text:p text:style-name="P4434"><text:span text:style-name="CharStyle46">611</text:span></text:p></table:table-cell></table:table-row><table:table-row table:style-name="Table23.R17"><table:table-cell table:style-name="Table23.Cell49"><text:p text:style-name="P5018"/></table:table-cell><table:table-cell table:style-name="Table23.Cell50"><text:p text:style-name="P3207"><text:span text:style-name="CharStyle46">13. Kampong Paya</text:span></text:p></table:table-cell><table:table-cell table:style-name="Table23.Cell51"><text:p text:style-name="P1976"><text:span text:style-name="CharStyle46">788</text:span></text:p></table:table-cell></table:table-row><table:table-row table:style-name="Table23.R18"><table:table-cell table:style-name="Table23.Cell52"><text:p text:style-name="P5018"/></table:table-cell><table:table-cell table:style-name="Table23.Cell53"><text:p text:style-name="P4307"><text:span text:style-name="CharStyle46">14. Padang Rengas</text:span></text:p></table:table-cell><table:table-cell table:style-name="Table23.Cell54"><text:p text:style-name="P4309"><text:span text:style-name="CharStyle46">320</text:span></text:p></table:table-cell></table:table-row><table:table-row table:style-name="Table23.R19"><table:table-cell table:style-name="Table23.Cell55"><text:p text:style-name="P5018"/></table:table-cell><table:table-cell table:style-name="Table23.Cell56"><text:p text:style-name="P5018"/></table:table-cell><table:table-cell table:style-name="Table23.Cell57"><text:p text:style-name="P3459"><text:span text:style-name="CharStyle46">15,271</text:span></text:p></table:table-cell></table:table-row><table:table-row table:style-name="Table23.R20"><table:table-cell table:style-name="Table23.Cell58" table:number-columns-spanned="2"><text:p text:style-name="P4263"><text:span text:style-name="CharStyle46">Jumlah Bilangan Pemilih dalam Bahagian Pilihan Raya Persekutuan<text:line-break/>P. 061 Padang Rengas:</text:span></text:p><text:p text:style-name="P2576"><text:span text:style-name="CharStyle47">Total Number of Electors in the Federal Constituency of</text:span></text:p></table:table-cell><table:table-cell table:style-name="Table23.Cell59"><text:p text:style-name="P3244"><text:span text:style-name="CharStyle46">28,727</text:span></text:p></table:table-cell></table:table-row></table:table><text:p text:style-name="P4650"><text:span text:style-name="CharStyle103">P. 061 Padang Rengas:</text:span></text:p></draw:text-box></draw:frame></text:p>
        <text:p text:style-name="P507"/>
      </text:section>
      <text:section text:style-name="Sect23" text:name="Section23">
        <text:p text:style-name="P5114"><draw:frame draw:style-name="fr168" svg:x="2.697cm" svg:y="0.000cm" svg:width="4.505cm" fo:min-height="3.828cm" text:anchor-type="paragraph"><draw:text-box><text:h text:outline-level="1" text:style-name="P2970"><text:bookmark-start text:name="bookmark33"/><text:span text:style-name="CharStyle25">(1)</text:span><text:bookmark-end text:name="bookmark33"/></text:h><text:p text:style-name="P2700"><text:span text:style-name="CharStyle26">Bahagian Pilihan Raya<text:line-break/>Negeri<text:line-break/></text:span><text:span text:style-name="CharStyle29">State Constituency</text:span></text:p><text:p text:style-name="P2421"><text:span text:style-name="CharStyle26">N. 21 LINTANG</text:span></text:p></draw:text-box></draw:frame><draw:frame draw:style-name="fr167" svg:x="9.521cm" svg:y="0.000cm" svg:width="9.864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><text:p text:style-name="P3321"><text:span text:style-name="CharStyle46">(2)</text:span></text:p></table:table-cell><table:table-cell table:style-name="Table24.Cell2"><text:p text:style-name="P4930"><text:span text:style-name="CharStyle46">(3)</text:span></text:p></table:table-cell></table:table-row><table:table-row table:style-name="Table24.R2"><table:table-cell table:style-name="Table24.Cell3"><text:p text:style-name="P4932"><text:span text:style-name="CharStyle46">Daerah Mengundi</text:span></text:p></table:table-cell><table:table-cell table:style-name="Table24.Cell4"><text:p text:style-name="P3267"><text:span text:style-name="CharStyle46">Bilangan Pemilih</text:span></text:p></table:table-cell></table:table-row><table:table-row table:style-name="Table24.R3"><table:table-cell table:style-name="Table24.Cell5"><text:p text:style-name="P2062"><text:span text:style-name="CharStyle47">Polling District</text:span></text:p></table:table-cell><table:table-cell table:style-name="Table24.Cell6"><text:p text:style-name="P3679"><text:span text:style-name="CharStyle47">Number of Electors</text:span></text:p></table:table-cell></table:table-row><table:table-row table:style-name="Table24.R4"><table:table-cell table:style-name="Table24.Cell7"><text:p text:style-name="P3427"><text:span text:style-name="CharStyle47">1.</text:span><text:span text:style-name="CharStyle46"><text:s text:c="1"/>Pos Legap</text:span></text:p></table:table-cell><table:table-cell table:style-name="Table24.Cell8"><text:p text:style-name="P2215"><text:span text:style-name="CharStyle46">1,055</text:span></text:p></table:table-cell></table:table-row><table:table-row table:style-name="Table24.R5"><table:table-cell table:style-name="Table24.Cell9"><text:p text:style-name="P4086"><text:span text:style-name="CharStyle46">2. Pos Piah</text:span></text:p></table:table-cell><table:table-cell table:style-name="Table24.Cell10"><text:p text:style-name="P2297"><text:span text:style-name="CharStyle46">598</text:span></text:p></table:table-cell></table:table-row><table:table-row table:style-name="Table24.R6"><table:table-cell table:style-name="Table24.Cell11"><text:p text:style-name="P2969"><text:span text:style-name="CharStyle46">3. Chenein</text:span></text:p></table:table-cell><table:table-cell table:style-name="Table24.Cell12"><text:p text:style-name="P1726"><text:span text:style-name="CharStyle46">451</text:span></text:p></table:table-cell></table:table-row><table:table-row table:style-name="Table24.R7"><table:table-cell table:style-name="Table24.Cell13"><text:p text:style-name="P3655"><text:span text:style-name="CharStyle46">4. Rancangan Belia Khas<text:line-break/>Perlop</text:span></text:p></table:table-cell><table:table-cell table:style-name="Table24.Cell14"><text:p text:style-name="P3115"><text:span text:style-name="CharStyle46">1,663</text:span></text:p></table:table-cell></table:table-row><table:table-row table:style-name="Table24.R8"><table:table-cell table:style-name="Table24.Cell15"><text:p text:style-name="P1875"><text:span text:style-name="CharStyle46">5. Chior Lasah</text:span></text:p></table:table-cell><table:table-cell table:style-name="Table24.Cell16"><text:p text:style-name="P2582"><text:span text:style-name="CharStyle46">990</text:span></text:p></table:table-cell></table:table-row><table:table-row table:style-name="Table24.R9"><table:table-cell table:style-name="Table24.Cell17"><text:p text:style-name="P1748"><text:span text:style-name="CharStyle46">6. Lintang</text:span></text:p></table:table-cell><table:table-cell table:style-name="Table24.Cell18"><text:p text:style-name="P4926"><text:span text:style-name="CharStyle46">1,149</text:span></text:p></table:table-cell></table:table-row><table:table-row table:style-name="Table24.R10"><table:table-cell table:style-name="Table24.Cell19"><text:p text:style-name="P2780"><text:span text:style-name="CharStyle46">7. LKTP Lasah</text:span></text:p></table:table-cell><table:table-cell table:style-name="Table24.Cell20"><text:p text:style-name="P3468"><text:span text:style-name="CharStyle46">1,723</text:span></text:p></table:table-cell></table:table-row><table:table-row table:style-name="Table24.R11"><table:table-cell table:style-name="Table24.Cell21"><text:p text:style-name="P2255"><text:span text:style-name="CharStyle46">8. Ladang Elphil</text:span></text:p></table:table-cell><table:table-cell table:style-name="Table24.Cell22"><text:p text:style-name="P2925"><text:span text:style-name="CharStyle46">738</text:span></text:p></table:table-cell></table:table-row><table:table-row table:style-name="Table24.R12"><table:table-cell table:style-name="Table24.Cell23"><text:p text:style-name="P1673"><text:span text:style-name="CharStyle46">9. Kampong Mor</text:span></text:p></table:table-cell><table:table-cell table:style-name="Table24.Cell24"><text:p text:style-name="P2393"><text:span text:style-name="CharStyle46">997</text:span></text:p></table:table-cell></table:table-row><table:table-row table:style-name="Table24.R13"><table:table-cell table:style-name="Table24.Cell25"><text:p text:style-name="P3226"><text:span text:style-name="CharStyle46">10. Trosor</text:span></text:p></table:table-cell><table:table-cell table:style-name="Table24.Cell26"><text:p text:style-name="P3891"><text:span text:style-name="CharStyle46">565</text:span></text:p></table:table-cell></table:table-row><table:table-row table:style-name="Table24.R14"><table:table-cell table:style-name="Table24.Cell27"><text:p text:style-name="P3895"><text:span text:style-name="CharStyle46">11. Kampong Jawang</text:span></text:p></table:table-cell><table:table-cell table:style-name="Table24.Cell28"><text:p text:style-name="P3281"><text:span text:style-name="CharStyle46">685</text:span></text:p></table:table-cell></table:table-row><table:table-row table:style-name="Table24.R15"><table:table-cell table:style-name="Table24.Cell29"><text:p text:style-name="P2079"><text:span text:style-name="CharStyle46">12. Sungai Pelus</text:span></text:p></table:table-cell><table:table-cell table:style-name="Table24.Cell30"><text:p text:style-name="P3752"><text:span text:style-name="CharStyle46">982</text:span></text:p></table:table-cell></table:table-row><table:table-row table:style-name="Table24.R16"><table:table-cell table:style-name="Table24.Cell31"><text:p text:style-name="P3441"><text:span text:style-name="CharStyle46">13. Kampong Temin</text:span></text:p></table:table-cell><table:table-cell table:style-name="Table24.Cell32"><text:p text:style-name="P4956"><text:span text:style-name="CharStyle46">1,312</text:span></text:p></table:table-cell></table:table-row><table:table-row table:style-name="Table24.R17"><table:table-cell table:style-name="Table24.Cell33"><text:p text:style-name="P3901"><text:span text:style-name="CharStyle46">14. Changkat Salak</text:span></text:p></table:table-cell><table:table-cell table:style-name="Table24.Cell34"><text:p text:style-name="P3904"><text:span text:style-name="CharStyle46">507</text:span></text:p></table:table-cell></table:table-row><table:table-row table:style-name="Table24.R18"><table:table-cell table:style-name="Table24.Cell35"><text:p text:style-name="P3811"><text:span text:style-name="CharStyle46">15. Kampong Karai</text:span></text:p></table:table-cell><table:table-cell table:style-name="Table24.Cell36"><text:p text:style-name="P3037"><text:span text:style-name="CharStyle46">556</text:span></text:p></table:table-cell></table:table-row><table:table-row table:style-name="Table24.R19"><table:table-cell table:style-name="Table24.Cell37"><text:p text:style-name="P3065"><text:span text:style-name="CharStyle46">16. Karai Luar</text:span></text:p></table:table-cell><table:table-cell table:style-name="Table24.Cell38"><text:p text:style-name="P2616"><text:span text:style-name="CharStyle46">722</text:span></text:p></table:table-cell></table:table-row><table:table-row table:style-name="Table24.R20"><table:table-cell table:style-name="Table24.Cell39"><text:p text:style-name="P3292"><text:span text:style-name="CharStyle46">17. Pekan Karai</text:span></text:p></table:table-cell><table:table-cell table:style-name="Table24.Cell40"><text:p text:style-name="P3912"><text:span text:style-name="CharStyle46">554</text:span></text:p></table:table-cell></table:table-row><table:table-row table:style-name="Table24.R21"><table:table-cell table:style-name="Table24.Cell41"><text:p text:style-name="P3832"><text:span text:style-name="CharStyle46">18. Kampong Enggor</text:span></text:p></table:table-cell><table:table-cell table:style-name="Table24.Cell42"><text:p text:style-name="P3914"><text:span text:style-name="CharStyle46">600</text:span></text:p></table:table-cell></table:table-row></table:table></draw:text-box></draw:frame></text:p>
        <text:p text:style-name="P511"/>
        <text:p text:style-name="P512"/>
        <text:p text:style-name="P513"/>
        <text:p text:style-name="P514"/>
        <text:p text:style-name="P515"/>
        <text:p text:style-name="P516"/>
        <text:p text:style-name="P517"/>
        <text:p text:style-name="P518"/>
        <text:p text:style-name="P519"/>
        <text:p text:style-name="P520"/>
        <text:p text:style-name="P521"/>
        <text:p text:style-name="P522"/>
        <text:p text:style-name="P523"/>
        <text:p text:style-name="P524"/>
        <text:p text:style-name="P525"/>
        <text:p text:style-name="P526"/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</text:section>
      <text:section text:style-name="Sect24" text:name="Section24">
        <text:p text:style-name="P5115"><draw:frame draw:style-name="fr182" svg:x="3.120cm" svg:y="0.004cm" svg:width="10.185cm" fo:min-height="2.778cm" text:anchor-type="paragraph"><draw:text-box><text:h text:outline-level="1" text:style-name="P3917"><text:bookmark-start text:name="bookmark34"/><text:span text:style-name="CharStyle108">(</text:span><text:span text:style-name="CharStyle109">1</text:span><text:span text:style-name="CharStyle108">) (</text:span><text:span text:style-name="CharStyle109">2</text:span><text:span text:style-name="CharStyle108">)</text:span><text:bookmark-end text:name="bookmark34"/></text:h><text:p text:style-name="P3599"><text:span text:style-name="CharStyle26">Bahagian Pilihan Raya<text:tab/>Daerah<text:tab/>Mengundi</text:span></text:p><text:p text:style-name="P4164"><text:span text:style-name="CharStyle30">Negeri<text:line-break/></text:span><text:span text:style-name="CharStyle28">State Constituency</text:span></text:p></draw:text-box></draw:frame><draw:frame draw:style-name="fr183" svg:x="10.292cm" svg:y="2.193cm" svg:width="2.760cm" fo:min-height="0.533cm" text:anchor-type="paragraph"><draw:text-box><text:p text:style-name="P2426"><text:span text:style-name="CharStyle28">Polling District</text:span></text:p></draw:text-box></draw:frame><draw:frame draw:style-name="fr184" svg:x="15.796cm" svg:y="2.193cm" svg:width="3.480cm" fo:min-height="0.533cm" text:anchor-type="paragraph"><draw:text-box><text:p text:style-name="P3215"><text:span text:style-name="CharStyle28">Number of Electors</text:span></text:p></draw:text-box></draw:frame><draw:frame draw:style-name="fr185" svg:x="9.622cm" svg:y="3.852cm" svg:width="9.761cm" fo:min-height="5.554cm" text:anchor-type="paragraph"><draw:text-box><text:list text:style-name="L28"><text:list-item><text:p text:style-name="P2189"><text:span text:style-name="CharStyle39"><text:tab/>Kampong Batang Kulim<text:tab/>948</text:span></text:p></text:list-item><text:list-item><text:p text:style-name="P3018"><text:span text:style-name="CharStyle39"><text:tab/>Kampong Kandang Hulu<text:tab/>651</text:span></text:p></text:list-item><text:list-item><text:p text:style-name="P4007"><text:span text:style-name="CharStyle39"><text:tab/>Salak North<text:tab/>1,474</text:span></text:p></text:list-item><text:list-item><text:p text:style-name="P2557"><text:span text:style-name="CharStyle39"><text:tab/>Kamuning Barat<text:tab/>924</text:span></text:p></text:list-item><text:list-item><text:p text:style-name="P1991"><text:span text:style-name="CharStyle39"><text:tab/>Kamuning Timor<text:tab/>1,863</text:span></text:p></text:list-item></text:list></draw:text-box></draw:frame><draw:frame draw:style-name="fr178" svg:x="9.622cm" svg:y="4.436cm" svg:width="9.761cm" fo:min-height="5.9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><text:p text:style-name="P1666"><text:span text:style-name="CharStyle7">20. Kampong Batang Kulim</text:span></text:p></table:table-cell><table:table-cell table:style-name="Table25.Cell2"><text:p text:style-name="P4850"><text:span text:style-name="CharStyle7">948</text:span></text:p></table:table-cell></table:table-row><table:table-row table:style-name="Table25.R2"><table:table-cell table:style-name="Table25.Cell3"><text:p text:style-name="P4852"><text:span text:style-name="CharStyle7">21. Kampong Kandang Hulu</text:span></text:p></table:table-cell><table:table-cell table:style-name="Table25.Cell4"><text:p text:style-name="P4854"><text:span text:style-name="CharStyle7">651</text:span></text:p></table:table-cell></table:table-row><table:table-row table:style-name="Table25.R3"><table:table-cell table:style-name="Table25.Cell5"><text:p text:style-name="P2541"><text:span text:style-name="CharStyle7">22. Salak North</text:span></text:p></table:table-cell><table:table-cell table:style-name="Table25.Cell6"><text:p text:style-name="P4745"><text:span text:style-name="CharStyle7">1,474</text:span></text:p></table:table-cell></table:table-row><table:table-row table:style-name="Table25.R4"><table:table-cell table:style-name="Table25.Cell7"><text:p text:style-name="P3001"><text:span text:style-name="CharStyle7">23. Kamuning Barat</text:span></text:p></table:table-cell><table:table-cell table:style-name="Table25.Cell8"><text:p text:style-name="P1764"><text:span text:style-name="CharStyle7">924</text:span></text:p></table:table-cell></table:table-row><table:table-row table:style-name="Table25.R5"><table:table-cell table:style-name="Table25.Cell9"><text:p text:style-name="P4454"><text:span text:style-name="CharStyle7">24. Kamuning Timor</text:span></text:p></table:table-cell><table:table-cell table:style-name="Table25.Cell10"><text:p text:style-name="P3203"><text:span text:style-name="CharStyle7">1,863</text:span></text:p></table:table-cell></table:table-row><table:table-row table:style-name="Table25.R6"><table:table-cell table:style-name="Table25.Cell11"><text:p text:style-name="P1971"><text:span text:style-name="CharStyle7">25. Pos Perwor</text:span></text:p></table:table-cell><table:table-cell table:style-name="Table25.Cell12"><text:p text:style-name="P3577"><text:span text:style-name="CharStyle7">369</text:span></text:p></table:table-cell></table:table-row></table:table></draw:text-box></draw:frame><draw:frame draw:style-name="fr170" svg:x="9.640cm" svg:y="3.336cm" svg:width="2.861cm" fo:min-height="0.483cm" text:anchor-type="paragraph"><draw:text-box><text:p text:style-name="P3181"><text:span text:style-name="CharStyle72">19. Salak Timor</text:span></text:p></draw:text-box></draw:frame><draw:frame draw:style-name="fr171" svg:x="18.309cm" svg:y="3.336cm" svg:width="1.058cm" fo:min-height="0.483cm" text:anchor-type="paragraph"><draw:text-box><text:p text:style-name="P1941"><text:span text:style-name="CharStyle72">1,380</text:span></text:p></draw:text-box></draw:frame><draw:frame draw:style-name="fr172" svg:x="9.622cm" svg:y="10.998cm" svg:width="3.141cm" fo:min-height="0.526cm" text:anchor-type="paragraph"><draw:text-box><text:p text:style-name="P2636"><text:span text:style-name="CharStyle72">26. Pos Kuala Mu</text:span></text:p></draw:text-box></draw:frame><draw:frame draw:style-name="fr173" svg:x="18.621cm" svg:y="10.998cm" svg:width="0.753cm" fo:min-height="0.526cm" text:anchor-type="paragraph"><draw:text-box><text:p text:style-name="P4105"><text:span text:style-name="CharStyle72">306</text:span></text:p></draw:text-box></draw:frame><draw:frame draw:style-name="fr174" svg:x="9.640cm" svg:y="3.336cm" svg:width="2.861cm" fo:min-height="0.483cm" text:anchor-type="paragraph"><draw:text-box><text:p text:style-name="P3851"><text:span text:style-name="CharStyle72">19. Salak Timor</text:span></text:p></draw:text-box></draw:frame><draw:frame draw:style-name="fr175" svg:x="18.309cm" svg:y="3.336cm" svg:width="1.058cm" fo:min-height="0.483cm" text:anchor-type="paragraph"><draw:text-box><text:p text:style-name="P3601"><text:span text:style-name="CharStyle72">1,380</text:span></text:p></draw:text-box></draw:frame><draw:frame draw:style-name="fr176" svg:x="9.622cm" svg:y="9.407cm" svg:width="9.761cm" fo:min-height="1.101cm" text:anchor-type="paragraph"><draw:text-box><text:list text:style-name="L30"><text:list-item><text:p text:style-name="P3786"><text:span text:style-name="CharStyle72"><text:tab/>Pos Perwor<text:tab/>369</text:span></text:p></text:list-item></text:list></draw:text-box></draw:frame><draw:frame draw:style-name="fr177" svg:x="9.622cm" svg:y="10.998cm" svg:width="3.141cm" fo:min-height="0.526cm" text:anchor-type="paragraph"><draw:text-box><text:p text:style-name="P4001"><text:span text:style-name="CharStyle72">26. Pos Kuala Mu</text:span></text:p></draw:text-box></draw:frame><draw:frame draw:style-name="fr186" svg:x="18.632cm" svg:y="10.507cm" svg:width="0.753cm" fo:min-height="1.152cm" text:anchor-type="paragraph"><draw:text-box><text:p text:style-name="P3346"><text:span text:style-name="CharStyle26">306</text:span></text:p></draw:text-box></draw:frame><draw:frame draw:style-name="fr187" svg:x="17.971cm" svg:y="12.141cm" svg:width="1.379cm" fo:min-height="0.473cm" text:anchor-type="paragraph"><draw:text-box><text:h text:outline-level="2" text:style-name="P2638"><text:bookmark-start text:name="bookmark35"/><text:span text:style-name="CharStyle18">23,762</text:span><text:bookmark-end text:name="bookmark35"/></text:h></draw:text-box></draw:frame><draw:frame draw:style-name="fr188" svg:x="17.971cm" svg:y="12.141cm" svg:width="1.379cm" fo:min-height="0.473cm" text:anchor-type="paragraph"><draw:text-box><text:h text:outline-level="2" text:style-name="P3429"><text:bookmark-start text:name="bookmark36"/><text:span text:style-name="CharStyle18">23,762</text:span><text:bookmark-end text:name="bookmark36"/></text:h></draw:text-box></draw:frame><draw:frame draw:style-name="fr181" svg:x="2.699cm" svg:y="14.333cm" svg:width="16.688cm" fo:min-height="9.211cm" text:anchor-type="paragraph"><draw:text-box><table:table table:style-name="Table26"><table:table-column table:style-name="Table26.C1"/><table:table-column table:style-name="Table26.C2"/><table:table-column table:style-name="Table26.C3"/><table:table-column table:style-name="Table26.C4"/><table:table-row table:style-name="Table26.R1"><table:table-cell table:style-name="Table26.Cell1"><text:p text:style-name="P1745"><text:span text:style-name="CharStyle7">N. 22 JALONG</text:span></text:p></table:table-cell><table:table-cell table:style-name="Table26.Cell2"><text:p text:style-name="P2478"><text:span text:style-name="CharStyle110">1</text:span><text:span text:style-name="CharStyle111">.</text:span></text:p></table:table-cell><table:table-cell table:style-name="Table26.Cell3"><text:p text:style-name="P2257"><text:span text:style-name="CharStyle7">Jalong Barat</text:span></text:p></table:table-cell><table:table-cell table:style-name="Table26.Cell4"><text:p text:style-name="P2926"><text:span text:style-name="CharStyle7">3,651</text:span></text:p></table:table-cell></table:table-row><table:table-row table:style-name="Table26.R2"><table:table-cell table:style-name="Table26.Cell5"><text:p text:style-name="P5018"/></table:table-cell><table:table-cell table:style-name="Table26.Cell6"><text:p text:style-name="P2009"><text:span text:style-name="CharStyle7">2.</text:span></text:p></table:table-cell><table:table-cell table:style-name="Table26.Cell7"><text:p text:style-name="P2689"><text:span text:style-name="CharStyle7">Jalong Timor</text:span></text:p></table:table-cell><table:table-cell table:style-name="Table26.Cell8"><text:p text:style-name="P3376"><text:span text:style-name="CharStyle7">1,849</text:span></text:p></table:table-cell></table:table-row><table:table-row table:style-name="Table26.R3"><table:table-cell table:style-name="Table26.Cell9"><text:p text:style-name="P5018"/></table:table-cell><table:table-cell table:style-name="Table26.Cell10"><text:p text:style-name="P3408"><text:span text:style-name="CharStyle7">3.</text:span></text:p></table:table-cell><table:table-cell table:style-name="Table26.Cell11"><text:p text:style-name="P2203"><text:span text:style-name="CharStyle7">Jalan Lintang</text:span></text:p></table:table-cell><table:table-cell table:style-name="Table26.Cell12"><text:p text:style-name="P2871"><text:span text:style-name="CharStyle7">2,049</text:span></text:p></table:table-cell></table:table-row><table:table-row table:style-name="Table26.R4"><table:table-cell table:style-name="Table26.Cell13"><text:p text:style-name="P5018"/></table:table-cell><table:table-cell table:style-name="Table26.Cell14"><text:p text:style-name="P1936"><text:span text:style-name="CharStyle7">4.</text:span></text:p></table:table-cell><table:table-cell table:style-name="Table26.Cell15"><text:p text:style-name="P2632"><text:span text:style-name="CharStyle7">Lintang Road Barat</text:span></text:p></table:table-cell><table:table-cell table:style-name="Table26.Cell16"><text:p text:style-name="P3946"><text:span text:style-name="CharStyle7">1,237</text:span></text:p></table:table-cell></table:table-row><table:table-row table:style-name="Table26.R5"><table:table-cell table:style-name="Table26.Cell17"><text:p text:style-name="P5018"/></table:table-cell><table:table-cell table:style-name="Table26.Cell18"><text:p text:style-name="P3700"><text:span text:style-name="CharStyle7">5.</text:span></text:p></table:table-cell><table:table-cell table:style-name="Table26.Cell19"><text:p text:style-name="P3142"><text:span text:style-name="CharStyle7">Simpang Tiga</text:span></text:p></table:table-cell><table:table-cell table:style-name="Table26.Cell20"><text:p text:style-name="P1904"><text:span text:style-name="CharStyle7">4,337</text:span></text:p></table:table-cell></table:table-row><table:table-row table:style-name="Table26.R6"><table:table-cell table:style-name="Table26.Cell21"><text:p text:style-name="P5018"/></table:table-cell><table:table-cell table:style-name="Table26.Cell22"><text:p text:style-name="P2902"><text:span text:style-name="CharStyle7">6.</text:span></text:p></table:table-cell><table:table-cell table:style-name="Table26.Cell23"><text:p text:style-name="P1645"><text:span text:style-name="CharStyle7">Sungai Pelang</text:span></text:p></table:table-cell><table:table-cell table:style-name="Table26.Cell24"><text:p text:style-name="P4019"><text:span text:style-name="CharStyle7">857</text:span></text:p></table:table-cell></table:table-row><table:table-row table:style-name="Table26.R7"><table:table-cell table:style-name="Table26.Cell25"><text:p text:style-name="P5018"/></table:table-cell><table:table-cell table:style-name="Table26.Cell26"><text:p text:style-name="P3431"><text:span text:style-name="CharStyle7">7.</text:span></text:p></table:table-cell><table:table-cell table:style-name="Table26.Cell27"><text:p text:style-name="P2219"><text:span text:style-name="CharStyle7">Rimba Panjang Utara</text:span></text:p></table:table-cell><table:table-cell table:style-name="Table26.Cell28"><text:p text:style-name="P2884"><text:span text:style-name="CharStyle7">1,984</text:span></text:p></table:table-cell></table:table-row><table:table-row table:style-name="Table26.R8"><table:table-cell table:style-name="Table26.Cell29"><text:p text:style-name="P5018"/></table:table-cell><table:table-cell table:style-name="Table26.Cell30"><text:p text:style-name="P1960"><text:span text:style-name="CharStyle110">8</text:span><text:span text:style-name="CharStyle111">.</text:span></text:p></table:table-cell><table:table-cell table:style-name="Table26.Cell31"><text:p text:style-name="P2652"><text:span text:style-name="CharStyle7">Mahkamah</text:span></text:p></table:table-cell><table:table-cell table:style-name="Table26.Cell32"><text:p text:style-name="P4050"><text:span text:style-name="CharStyle7">953</text:span></text:p></table:table-cell></table:table-row><table:table-row table:style-name="Table26.R9"><table:table-cell table:style-name="Table26.Cell33"><text:p text:style-name="P5018"/></table:table-cell><table:table-cell table:style-name="Table26.Cell34"><text:p text:style-name="P2430"><text:span text:style-name="CharStyle7">9.</text:span></text:p></table:table-cell><table:table-cell table:style-name="Table26.Cell35"><text:p text:style-name="P3097"><text:span text:style-name="CharStyle7">Main Road</text:span></text:p></table:table-cell><table:table-cell table:style-name="Table26.Cell36"><text:p text:style-name="P3827"><text:span text:style-name="CharStyle7">909</text:span></text:p></table:table-cell></table:table-row></table:table></draw:text-box></draw:frame><draw:frame draw:style-name="fr179" svg:x="9.641cm" svg:y="24.206cm" svg:width="4.463cm" fo:min-height="0.533cm" text:anchor-type="paragraph"><draw:text-box><text:p text:style-name="P2399"><text:span text:style-name="CharStyle72">10. Sungai Buloh Selatan</text:span></text:p></draw:text-box></draw:frame><draw:frame draw:style-name="fr180" svg:x="18.295cm" svg:y="24.206cm" svg:width="1.092cm" fo:min-height="0.526cm" text:anchor-type="paragraph"><draw:text-box><text:p text:style-name="P3071"><text:span text:style-name="CharStyle72">2,444</text:span></text:p></draw:text-box></draw:frame><draw:frame draw:style-name="fr189" svg:x="10.275cm" svg:y="26.337cm" svg:width="0.448cm" fo:min-height="0.455cm" text:anchor-type="paragraph"><draw:text-box><text:p text:style-name="P3880"><text:page-number/></text:p></draw:text-box></draw:frame></text:p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  <text:p text:style-name="P560"/>
        <text:p text:style-name="P561"/>
        <text:p text:style-name="P562"/>
        <text:p text:style-name="P563"/>
        <text:p text:style-name="P564"/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  <text:p text:style-name="P584"/>
        <text:p text:style-name="P585"/>
        <text:p text:style-name="P586"/>
        <text:p text:style-name="P587"/>
        <text:p text:style-name="P588"/>
      </text:section>
      <text:section text:style-name="Sect25" text:name="Section25">
        <text:p text:style-name="P5116"><draw:frame draw:style-name="fr190" svg:x="3.119cm" svg:y="0.004cm" svg:width="10.185cm" fo:min-height="2.778cm" text:anchor-type="paragraph"><draw:text-box><text:h text:outline-level="1" text:style-name="P2595"><text:bookmark-start text:name="bookmark37"/><text:span text:style-name="CharStyle113">(</text:span><text:span text:style-name="CharStyle114">1</text:span><text:span text:style-name="CharStyle113">) (</text:span><text:span text:style-name="CharStyle114">2</text:span><text:span text:style-name="CharStyle113">)</text:span><text:bookmark-end text:name="bookmark37"/></text:h><text:p text:style-name="P3931"><text:span text:style-name="CharStyle26">Bahagian Pilihan Raya<text:tab/>Daerah<text:tab/>Mengundi</text:span></text:p><text:p text:style-name="P3180"><text:span text:style-name="CharStyle30">Negeri<text:line-break/></text:span><text:span text:style-name="CharStyle28">State Constituency</text:span></text:p></draw:text-box></draw:frame><draw:frame draw:style-name="fr191" svg:x="10.291cm" svg:y="2.193cm" svg:width="2.760cm" fo:min-height="0.533cm" text:anchor-type="paragraph"><draw:text-box><text:p text:style-name="P3933"><text:span text:style-name="CharStyle28">Polling District</text:span></text:p></draw:text-box></draw:frame><draw:frame draw:style-name="fr192" svg:x="15.794cm" svg:y="2.193cm" svg:width="3.480cm" fo:min-height="0.533cm" text:anchor-type="paragraph"><draw:text-box><text:p text:style-name="P2043"><text:span text:style-name="CharStyle28">Number of Electors</text:span></text:p></draw:text-box></draw:frame><draw:frame draw:style-name="fr193" svg:x="9.638cm" svg:y="3.293cm" svg:width="3.946cm" fo:min-height="0.533cm" text:anchor-type="paragraph"><draw:text-box><text:p text:style-name="P2823"><text:span text:style-name="CharStyle26">11. Kampong Bahagia</text:span></text:p></draw:text-box></draw:frame><draw:frame draw:style-name="fr194" svg:x="18.283cm" svg:y="3.293cm" svg:width="1.083cm" fo:min-height="0.524cm" text:anchor-type="paragraph"><draw:text-box><text:p text:style-name="P1670"><text:span text:style-name="CharStyle26">4,485</text:span></text:p></draw:text-box></draw:frame><draw:frame draw:style-name="fr195" svg:x="9.638cm" svg:y="4.394cm" svg:width="4.336cm" fo:min-height="0.533cm" text:anchor-type="paragraph"><draw:text-box><text:p text:style-name="P2550"><text:span text:style-name="CharStyle26">12. Kampong Muhibbah</text:span></text:p></draw:text-box></draw:frame><draw:frame draw:style-name="fr196" svg:x="18.300cm" svg:y="4.394cm" svg:width="1.058cm" fo:min-height="0.526cm" text:anchor-type="paragraph"><draw:text-box><text:p text:style-name="P3942"><text:span text:style-name="CharStyle26">3,012</text:span></text:p></draw:text-box></draw:frame><draw:frame draw:style-name="fr197" svg:x="17.971cm" svg:y="5.495cm" svg:width="1.397cm" fo:min-height="0.526cm" text:anchor-type="paragraph"><draw:text-box><text:p text:style-name="P2288"><text:span text:style-name="CharStyle26">27,767</text:span></text:p></draw:text-box></draw:frame><draw:frame draw:style-name="fr198" svg:x="2.671cm" svg:y="7.581cm" svg:width="16.697cm" fo:min-height="2.378cm" text:anchor-type="paragraph"><draw:text-box><text:p text:style-name="P2847"><text:span text:style-name="CharStyle26">Jumlah Bilangan Pemilih dalam Bahagian Pilihan Raya Persekutuan<text:tab/>51,529</text:span></text:p><text:p text:style-name="P4717"><text:span text:style-name="CharStyle26">P. 062 Sungai Siput:</text:span></text:p><text:p text:style-name="P2643"><text:span text:style-name="CharStyle28">Total Number of Electors in the Federal Constituency of<text:line-break/>P. 062 Sungai Siput:</text:span></text:p></draw:text-box></draw:frame><draw:frame draw:style-name="fr199" svg:x="10.266cm" svg:y="26.337cm" svg:width="0.457cm" fo:min-height="0.455cm" text:anchor-type="paragraph"><draw:text-box><text:p text:style-name="P2135"><text:span text:style-name="CharStyle102">30</text:span></text:p></draw:text-box></draw:frame></text:p>
        <text:p text:style-name="P590"/>
        <text:p text:style-name="P591"/>
        <text:p text:style-name="P592"/>
        <text:p text:style-name="P593"/>
        <text:p text:style-name="P594"/>
        <text:p text:style-name="P595"/>
        <text:p text:style-name="P596"/>
        <text:p text:style-name="P597"/>
        <text:p text:style-name="P598"/>
        <text:p text:style-name="P599"/>
        <text:p text:style-name="P600"/>
        <text:p text:style-name="P601"/>
        <text:p text:style-name="P602"/>
        <text:p text:style-name="P603"/>
        <text:p text:style-name="P604"/>
        <text:p text:style-name="P605"/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  <text:p text:style-name="P627"/>
        <text:p text:style-name="P628"/>
      </text:section>
      <text:section text:style-name="Sect26" text:name="Section26">
        <text:p text:style-name="P5117"><draw:frame draw:style-name="fr203" svg:x="4.789cm" svg:y="0.004cm" svg:width="11.412cm" fo:min-height="1.069cm" text:anchor-type="paragraph"><draw:text-box><text:h text:outline-level="2" text:style-name="P2407"><text:bookmark-start text:name="bookmark38"/><text:span text:style-name="CharStyle18">BAHAGIAN PILIHAN RAYA PERSEKUTUAN: P. 063 TAMBUN</text:span><text:bookmark-end text:name="bookmark38"/></text:h><text:p text:style-name="P2510"><text:span text:style-name="CharStyle86">FEDERAL CONSTITUENCY: P. 063 TAMBUN</text:span></text:p></draw:text-box></draw:frame><draw:frame draw:style-name="fr204" svg:x="3.120cm" svg:y="1.492cm" svg:width="10.185cm" fo:min-height="2.988cm" text:anchor-type="paragraph"><draw:text-box><text:h text:outline-level="1" text:style-name="P3819"><text:bookmark-start text:name="bookmark39"/><text:span text:style-name="CharStyle25">(1) (2)</text:span><text:bookmark-end text:name="bookmark39"/></text:h><text:p text:style-name="P3784"><text:span text:style-name="CharStyle26">Bahagian Pilihan Raya<text:tab/>Daerah<text:tab/>Mengundi</text:span></text:p><text:p text:style-name="P1826"><text:span text:style-name="CharStyle30">Negeri<text:line-break/></text:span><text:span text:style-name="CharStyle28">State Constituency</text:span></text:p></draw:text-box></draw:frame><draw:frame draw:style-name="fr205" svg:x="15.972cm" svg:y="1.702cm" svg:width="3.133cm" fo:min-height="1.236cm" text:anchor-type="paragraph"><draw:text-box><text:h text:outline-level="1" text:style-name="P3829"><text:bookmark-start text:name="bookmark40"/><text:span text:style-name="CharStyle25">(3)</text:span><text:bookmark-end text:name="bookmark40"/></text:h><text:p text:style-name="P2956"><text:span text:style-name="CharStyle26">Bilangan Pemilih</text:span></text:p></draw:text-box></draw:frame><draw:frame draw:style-name="fr206" svg:x="2.697cm" svg:y="5.004cm" svg:width="2.531cm" fo:min-height="0.526cm" text:anchor-type="paragraph"><draw:text-box><text:p text:style-name="P3620"><text:span text:style-name="CharStyle26">N. 23 MANJOI</text:span></text:p></draw:text-box></draw:frame><draw:frame draw:style-name="fr202" svg:x="8.751cm" svg:y="5.038cm" svg:width="10.634cm" fo:min-height="19.406cm" text:anchor-type="paragraph"><draw:text-box><table:table table:style-name="Table27"><table:table-column table:style-name="Table27.C1"/><table:table-column table:style-name="Table27.C2"/><table:table-column table:style-name="Table27.C3"/><table:table-row table:style-name="Table27.R1"><table:table-cell table:style-name="Table27.Cell1"><text:p text:style-name="P2116"><text:span text:style-name="CharStyle110">1</text:span><text:span text:style-name="CharStyle111">.</text:span></text:p></table:table-cell><table:table-cell table:style-name="Table27.Cell2"><text:p text:style-name="P4031"><text:span text:style-name="CharStyle7">Pekan Chemor</text:span></text:p></table:table-cell><table:table-cell table:style-name="Table27.Cell3"><text:p text:style-name="P3494"><text:span text:style-name="CharStyle7">983</text:span></text:p></table:table-cell></table:table-row><table:table-row table:style-name="Table27.R2"><table:table-cell table:style-name="Table27.Cell4"><text:p text:style-name="P4065"><text:span text:style-name="CharStyle7">2.</text:span></text:p></table:table-cell><table:table-cell table:style-name="Table27.Cell5"><text:p text:style-name="P4077"><text:span text:style-name="CharStyle7">Kelabang</text:span></text:p></table:table-cell><table:table-cell table:style-name="Table27.Cell6"><text:p text:style-name="P4079"><text:span text:style-name="CharStyle7">6,555</text:span></text:p></table:table-cell></table:table-row><table:table-row table:style-name="Table27.R3"><table:table-cell table:style-name="Table27.Cell7"><text:p text:style-name="P2415"><text:span text:style-name="CharStyle7">3.</text:span></text:p></table:table-cell><table:table-cell table:style-name="Table27.Cell8"><text:p text:style-name="P3087"><text:span text:style-name="CharStyle7">Kuala Kuang</text:span></text:p></table:table-cell><table:table-cell table:style-name="Table27.Cell9"><text:p text:style-name="P4982"><text:span text:style-name="CharStyle7">5,994</text:span></text:p></table:table-cell></table:table-row><table:table-row table:style-name="Table27.R4"><table:table-cell table:style-name="Table27.Cell10"><text:p text:style-name="P2604"><text:span text:style-name="CharStyle7">4.</text:span></text:p></table:table-cell><table:table-cell table:style-name="Table27.Cell11"><text:p text:style-name="P3277"><text:span text:style-name="CharStyle7">Kampong Chepor Dalam</text:span></text:p></table:table-cell><table:table-cell table:style-name="Table27.Cell12"><text:p text:style-name="P2077"><text:span text:style-name="CharStyle7">4,554</text:span></text:p></table:table-cell></table:table-row><table:table-row table:style-name="Table27.R5"><table:table-cell table:style-name="Table27.Cell13"><text:p text:style-name="P2746"><text:span text:style-name="CharStyle7">5.</text:span></text:p></table:table-cell><table:table-cell table:style-name="Table27.Cell14"><text:p text:style-name="P3436"><text:span text:style-name="CharStyle7">Kampong Ulu Chepor</text:span></text:p></table:table-cell><table:table-cell table:style-name="Table27.Cell15"><text:p text:style-name="P3938"><text:span text:style-name="CharStyle7">1,692</text:span></text:p></table:table-cell></table:table-row><table:table-row table:style-name="Table27.R6"><table:table-cell table:style-name="Table27.Cell16"><text:p text:style-name="P3598"><text:span text:style-name="CharStyle7">6.</text:span></text:p></table:table-cell><table:table-cell table:style-name="Table27.Cell17"><text:p text:style-name="P1872"><text:span text:style-name="CharStyle7">Meru Raya</text:span></text:p></table:table-cell><table:table-cell table:style-name="Table27.Cell18"><text:p text:style-name="P2418"><text:span text:style-name="CharStyle7">878</text:span></text:p></table:table-cell></table:table-row><table:table-row table:style-name="Table27.R7"><table:table-cell table:style-name="Table27.Cell19"><text:p text:style-name="P3089"><text:span text:style-name="CharStyle7">7.</text:span></text:p></table:table-cell><table:table-cell table:style-name="Table27.Cell20"><text:p text:style-name="P1848"><text:span text:style-name="CharStyle7">Taman Jati</text:span></text:p></table:table-cell><table:table-cell table:style-name="Table27.Cell21"><text:p text:style-name="P2258"><text:span text:style-name="CharStyle7">4,403</text:span></text:p></table:table-cell></table:table-row><table:table-row table:style-name="Table27.R8"><table:table-cell table:style-name="Table27.Cell22"><text:p text:style-name="P2931"><text:span text:style-name="CharStyle110">8</text:span><text:span text:style-name="CharStyle111">.</text:span></text:p></table:table-cell><table:table-cell table:style-name="Table27.Cell23"><text:p text:style-name="P3940"><text:span text:style-name="CharStyle7">Meru</text:span></text:p></table:table-cell><table:table-cell table:style-name="Table27.Cell24"><text:p text:style-name="P3689"><text:span text:style-name="CharStyle7">4,245</text:span></text:p></table:table-cell></table:table-row><table:table-row table:style-name="Table27.R9"><table:table-cell table:style-name="Table27.Cell25"><text:p text:style-name="P1610"><text:span text:style-name="CharStyle7">9.</text:span></text:p></table:table-cell><table:table-cell table:style-name="Table27.Cell26"><text:p text:style-name="P4368"><text:span text:style-name="CharStyle7">Kampong Sungai Kati</text:span></text:p></table:table-cell><table:table-cell table:style-name="Table27.Cell27"><text:p text:style-name="P4370"><text:span text:style-name="CharStyle7">4,384</text:span></text:p></table:table-cell></table:table-row><table:table-row table:style-name="Table27.R10"><table:table-cell table:style-name="Table27.Cell28"><text:p text:style-name="P4373"><text:span text:style-name="CharStyle7">10.</text:span></text:p></table:table-cell><table:table-cell table:style-name="Table27.Cell29"><text:p text:style-name="P2082"><text:span text:style-name="CharStyle7">Kampong Datok Ahmad Said<text:line-break/>Tambahan 2 Tengah</text:span></text:p></table:table-cell><table:table-cell table:style-name="Table27.Cell30"><text:p text:style-name="P3562"><text:span text:style-name="CharStyle7">2,636</text:span></text:p></table:table-cell></table:table-row><table:table-row table:style-name="Table27.R11"><table:table-cell table:style-name="Table27.Cell31"><text:p text:style-name="P3646"><text:span text:style-name="CharStyle7">11.</text:span></text:p></table:table-cell><table:table-cell table:style-name="Table27.Cell32"><text:p text:style-name="P3945"><text:span text:style-name="CharStyle7">Kampong Datok Ahmad Said<text:line-break/>Tambahan 2 Selatan</text:span></text:p></table:table-cell><table:table-cell table:style-name="Table27.Cell33"><text:p text:style-name="P3947"><text:span text:style-name="CharStyle7">563</text:span></text:p></table:table-cell></table:table-row><table:table-row table:style-name="Table27.R12"><table:table-cell table:style-name="Table27.Cell34"><text:p text:style-name="P2547"><text:span text:style-name="CharStyle7">12.</text:span></text:p></table:table-cell><table:table-cell table:style-name="Table27.Cell35"><text:p text:style-name="P3218"><text:span text:style-name="CharStyle7">Kampong Sungai Tapah</text:span></text:p></table:table-cell><table:table-cell table:style-name="Table27.Cell36"><text:p text:style-name="P1998"><text:span text:style-name="CharStyle7">3,655</text:span></text:p></table:table-cell></table:table-row><table:table-row table:style-name="Table27.R13"><table:table-cell table:style-name="Table27.Cell37"><text:p text:style-name="P3607"><text:span text:style-name="CharStyle7">13.</text:span></text:p></table:table-cell><table:table-cell table:style-name="Table27.Cell38"><text:p text:style-name="P3482"><text:span text:style-name="CharStyle7">Taman Keledang Jaya</text:span></text:p></table:table-cell><table:table-cell table:style-name="Table27.Cell39"><text:p text:style-name="P2267"><text:span text:style-name="CharStyle7">1,386</text:span></text:p></table:table-cell></table:table-row><table:table-row table:style-name="Table27.R14"><table:table-cell table:style-name="Table27.Cell40"><text:p text:style-name="P2940"><text:span text:style-name="CharStyle7">14.</text:span></text:p></table:table-cell><table:table-cell table:style-name="Table27.Cell41"><text:p text:style-name="P1687"><text:span text:style-name="CharStyle7">Kampong Tengku Hussein</text:span></text:p></table:table-cell><table:table-cell table:style-name="Table27.Cell42"><text:p text:style-name="P2403"><text:span text:style-name="CharStyle7">2,327</text:span></text:p></table:table-cell></table:table-row><table:table-row table:style-name="Table27.R15"><table:table-cell table:style-name="Table27.Cell43"><text:p text:style-name="P4526"><text:span text:style-name="CharStyle7">15.</text:span></text:p></table:table-cell><table:table-cell table:style-name="Table27.Cell44"><text:p text:style-name="P1837"><text:span text:style-name="CharStyle7">Kampong Seberang Manjoi</text:span></text:p></table:table-cell><table:table-cell table:style-name="Table27.Cell45"><text:p text:style-name="P2554"><text:span text:style-name="CharStyle7">2,613</text:span></text:p></table:table-cell></table:table-row><table:table-row table:style-name="Table27.R16"><table:table-cell table:style-name="Table27.Cell46"><text:p text:style-name="P3224"><text:span text:style-name="CharStyle7">16.</text:span></text:p></table:table-cell><table:table-cell table:style-name="Table27.Cell47"><text:p text:style-name="P4902"><text:span text:style-name="CharStyle7">Tun Terang</text:span></text:p></table:table-cell><table:table-cell table:style-name="Table27.Cell48"><text:p text:style-name="P2821"><text:span text:style-name="CharStyle7">2,056</text:span></text:p></table:table-cell></table:table-row><table:table-row table:style-name="Table27.R17"><table:table-cell table:style-name="Table27.Cell49"><text:p text:style-name="P4603"><text:span text:style-name="CharStyle7">17.</text:span></text:p></table:table-cell><table:table-cell table:style-name="Table27.Cell50"><text:p text:style-name="P2896"><text:span text:style-name="CharStyle7">Chemor Indah</text:span></text:p></table:table-cell><table:table-cell table:style-name="Table27.Cell51"><text:p text:style-name="P3949"><text:span text:style-name="CharStyle7">643</text:span></text:p></table:table-cell></table:table-row></table:table></draw:text-box></draw:frame><draw:frame draw:style-name="fr200" svg:x="10.292cm" svg:y="3.937cm" svg:width="2.760cm" fo:min-height="0.490cm" text:anchor-type="paragraph"><draw:text-box><text:p text:style-name="P3951"><text:span text:style-name="CharStyle70">Polling District</text:span></text:p></draw:text-box></draw:frame><draw:frame draw:style-name="fr201" svg:x="15.796cm" svg:y="3.937cm" svg:width="3.480cm" fo:min-height="0.490cm" text:anchor-type="paragraph"><draw:text-box><text:p text:style-name="P1854"><text:span text:style-name="CharStyle70">Number of Electors</text:span></text:p></draw:text-box></draw:frame><draw:frame draw:style-name="fr207" svg:x="10.266cm" svg:y="26.328cm" svg:width="0.457cm" fo:min-height="0.455cm" text:anchor-type="paragraph"><draw:text-box><text:p text:style-name="P3777"><text:span text:style-name="CharStyle102">31</text:span></text:p></draw:text-box></draw:frame></text:p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  <text:p text:style-name="P640"/>
        <text:p text:style-name="P641"/>
        <text:p text:style-name="P642"/>
        <text:p text:style-name="P643"/>
        <text:p text:style-name="P644"/>
        <text:p text:style-name="P645"/>
        <text:p text:style-name="P646"/>
        <text:p text:style-name="P647"/>
        <text:p text:style-name="P648"/>
        <text:p text:style-name="P649"/>
        <text:p text:style-name="P650"/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/>
        <text:p text:style-name="P659"/>
        <text:p text:style-name="P660"/>
        <text:p text:style-name="P661"/>
        <text:p text:style-name="P662"/>
        <text:p text:style-name="P663"/>
        <text:p text:style-name="P664"/>
        <text:p text:style-name="P665"/>
        <text:p text:style-name="P666"/>
        <text:p text:style-name="P667"/>
        <text:p text:style-name="P668"/>
        <text:p text:style-name="P669"/>
        <text:p text:style-name="P670"/>
        <text:p text:style-name="P671"/>
      </text:section>
      <text:section text:style-name="Sect27" text:name="Section27">
        <text:p text:style-name="P5118"><draw:frame draw:style-name="fr209" svg:x="3.120cm" svg:y="0.004cm" svg:width="10.185cm" fo:min-height="2.778cm" text:anchor-type="paragraph"><draw:text-box><text:h text:outline-level="1" text:style-name="P3770"><text:bookmark-start text:name="bookmark41"/><text:span text:style-name="CharStyle25">(1) (2)</text:span><text:bookmark-end text:name="bookmark41"/></text:h><text:p text:style-name="P3192"><text:span text:style-name="CharStyle26">Bahagian Pilihan Raya<text:tab/>Daerah<text:tab/>Mengundi</text:span></text:p><text:p text:style-name="P1999"><text:span text:style-name="CharStyle30">Negeri<text:line-break/></text:span><text:span text:style-name="CharStyle28">State Constituency</text:span></text:p></draw:text-box></draw:frame><draw:frame draw:style-name="fr210" svg:x="10.292cm" svg:y="2.193cm" svg:width="2.760cm" fo:min-height="0.533cm" text:anchor-type="paragraph"><draw:text-box><text:p text:style-name="P4229"><text:span text:style-name="CharStyle28">Polling District</text:span></text:p></draw:text-box></draw:frame><draw:frame draw:style-name="fr211" svg:x="15.796cm" svg:y="2.193cm" svg:width="3.480cm" fo:min-height="0.533cm" text:anchor-type="paragraph"><draw:text-box><text:p text:style-name="P1592"><text:span text:style-name="CharStyle28">Number of Electors</text:span></text:p></draw:text-box></draw:frame><draw:frame draw:style-name="fr212" svg:x="8.775cm" svg:y="3.293cm" svg:width="2.455cm" fo:min-height="0.526cm" text:anchor-type="paragraph"><draw:text-box><text:p text:style-name="P1948"><text:span text:style-name="CharStyle26">18. Germuda</text:span></text:p></draw:text-box></draw:frame><draw:frame draw:style-name="fr213" svg:x="18.309cm" svg:y="3.293cm" svg:width="1.058cm" fo:min-height="0.524cm" text:anchor-type="paragraph"><draw:text-box><text:p text:style-name="P3729"><text:span text:style-name="CharStyle26">1,245</text:span></text:p></draw:text-box></draw:frame><draw:frame draw:style-name="fr214" svg:x="17.979cm" svg:y="4.427cm" svg:width="1.372cm" fo:min-height="0.482cm" text:anchor-type="paragraph"><draw:text-box><text:h text:outline-level="2" text:style-name="P2414"><text:bookmark-start text:name="bookmark42"/><text:span text:style-name="CharStyle18">50,812</text:span><text:bookmark-end text:name="bookmark42"/></text:h></draw:text-box></draw:frame><draw:frame draw:style-name="fr215" svg:x="2.697cm" svg:y="6.595cm" svg:width="3.471cm" fo:min-height="0.526cm" text:anchor-type="paragraph"><draw:text-box><text:p text:style-name="P4199"><text:span text:style-name="CharStyle26">N. 24 HULU KINTA</text:span></text:p></draw:text-box></draw:frame><draw:frame draw:style-name="fr208" svg:x="8.751cm" svg:y="6.638cm" svg:width="10.634cm" fo:min-height="0.002cm" text:anchor-type="paragraph"><draw:text-box><table:table table:style-name="Table28"><table:table-column table:style-name="Table28.C1"/><table:table-column table:style-name="Table28.C2"/><table:table-column table:style-name="Table28.C3"/><table:table-row table:style-name="Table28.R1"><table:table-cell table:style-name="Table28.Cell1"><text:p text:style-name="P3959"><text:span text:style-name="CharStyle110">1</text:span><text:span text:style-name="CharStyle111">.</text:span></text:p></table:table-cell><table:table-cell table:style-name="Table28.Cell2"><text:p text:style-name="P3961"><text:span text:style-name="CharStyle7">Kanthan</text:span></text:p></table:table-cell><table:table-cell table:style-name="Table28.Cell3"><text:p text:style-name="P1727"><text:span text:style-name="CharStyle7">3,671</text:span></text:p></table:table-cell></table:table-row><table:table-row table:style-name="Table28.R2"><table:table-cell table:style-name="Table28.Cell4"><text:p text:style-name="P2469"><text:span text:style-name="CharStyle7">2.</text:span></text:p></table:table-cell><table:table-cell table:style-name="Table28.Cell5"><text:p text:style-name="P3563"><text:span text:style-name="CharStyle7">Kuang</text:span></text:p></table:table-cell><table:table-cell table:style-name="Table28.Cell6"><text:p text:style-name="P3645"><text:span text:style-name="CharStyle7">1,255</text:span></text:p></table:table-cell></table:table-row><table:table-row table:style-name="Table28.R3"><table:table-cell table:style-name="Table28.Cell7"><text:p text:style-name="P3944"><text:span text:style-name="CharStyle7">3.</text:span></text:p></table:table-cell><table:table-cell table:style-name="Table28.Cell8"><text:p text:style-name="P2894"><text:span text:style-name="CharStyle7">Kampong Ulu Chemor</text:span></text:p></table:table-cell><table:table-cell table:style-name="Table28.Cell9"><text:p text:style-name="P3995"><text:span text:style-name="CharStyle7">655</text:span></text:p></table:table-cell></table:table-row><table:table-row table:style-name="Table28.R4"><table:table-cell table:style-name="Table28.Cell10"><text:p text:style-name="P3501"><text:span text:style-name="CharStyle7">4.</text:span></text:p></table:table-cell><table:table-cell table:style-name="Table28.Cell11"><text:p text:style-name="P2278"><text:span text:style-name="CharStyle7">Kampong Chik Zainal</text:span></text:p></table:table-cell><table:table-cell table:style-name="Table28.Cell12"><text:p text:style-name="P3579"><text:span text:style-name="CharStyle7">1,791</text:span></text:p></table:table-cell></table:table-row><table:table-row table:style-name="Table28.R5"><table:table-cell table:style-name="Table28.Cell13"><text:p text:style-name="P3588"><text:span text:style-name="CharStyle7">5.</text:span></text:p></table:table-cell><table:table-cell table:style-name="Table28.Cell14"><text:p text:style-name="P2427"><text:span text:style-name="CharStyle7">Tanah Hitam</text:span></text:p></table:table-cell><table:table-cell table:style-name="Table28.Cell15"><text:p text:style-name="P3095"><text:span text:style-name="CharStyle7">2,944</text:span></text:p></table:table-cell></table:table-row><table:table-row table:style-name="Table28.R6"><table:table-cell table:style-name="Table28.Cell16"><text:p text:style-name="P1856"><text:span text:style-name="CharStyle7">6.</text:span></text:p></table:table-cell><table:table-cell table:style-name="Table28.Cell17"><text:p text:style-name="P2706"><text:span text:style-name="CharStyle7">Changkat Kinding</text:span></text:p></table:table-cell><table:table-cell table:style-name="Table28.Cell18"><text:p text:style-name="P3009"><text:span text:style-name="CharStyle7">820</text:span></text:p></table:table-cell></table:table-row><table:table-row table:style-name="Table28.R7"><table:table-cell table:style-name="Table28.Cell19"><text:p text:style-name="P3969"><text:span text:style-name="CharStyle7">7.</text:span></text:p></table:table-cell><table:table-cell table:style-name="Table28.Cell20"><text:p text:style-name="P2744"><text:span text:style-name="CharStyle7">Hospital Bahagia</text:span></text:p></table:table-cell><table:table-cell table:style-name="Table28.Cell21"><text:p text:style-name="P3643"><text:span text:style-name="CharStyle7">1,438</text:span></text:p></table:table-cell></table:table-row><table:table-row table:style-name="Table28.R8"><table:table-cell table:style-name="Table28.Cell22"><text:p text:style-name="P3975"><text:span text:style-name="CharStyle110">8</text:span><text:span text:style-name="CharStyle111">.</text:span></text:p></table:table-cell><table:table-cell table:style-name="Table28.Cell23"><text:p text:style-name="P3661"><text:span text:style-name="CharStyle7">Tanjong Rambutan</text:span></text:p></table:table-cell><table:table-cell table:style-name="Table28.Cell24"><text:p text:style-name="P3463"><text:span text:style-name="CharStyle7">357</text:span></text:p></table:table-cell></table:table-row><table:table-row table:style-name="Table28.R9"><table:table-cell table:style-name="Table28.Cell25"><text:p text:style-name="P3314"><text:span text:style-name="CharStyle7">9.</text:span></text:p></table:table-cell><table:table-cell table:style-name="Table28.Cell26"><text:p text:style-name="P3978"><text:span text:style-name="CharStyle7">Tanjong Rambutan Utara</text:span></text:p></table:table-cell><table:table-cell table:style-name="Table28.Cell27"><text:p text:style-name="P3568"><text:span text:style-name="CharStyle7">1,488</text:span></text:p></table:table-cell></table:table-row><table:table-row table:style-name="Table28.R10"><table:table-cell table:style-name="Table28.Cell28"><text:p text:style-name="P3367"><text:span text:style-name="CharStyle7">10.</text:span></text:p></table:table-cell><table:table-cell table:style-name="Table28.Cell29"><text:p text:style-name="P3504"><text:span text:style-name="CharStyle7">Tanjong Rambutan Barat</text:span></text:p></table:table-cell><table:table-cell table:style-name="Table28.Cell30"><text:p text:style-name="P2641"><text:span text:style-name="CharStyle7">3,811</text:span></text:p></table:table-cell></table:table-row><table:table-row table:style-name="Table28.R11"><table:table-cell table:style-name="Table28.Cell31"><text:p text:style-name="P1833"><text:span text:style-name="CharStyle7">11.</text:span></text:p></table:table-cell><table:table-cell table:style-name="Table28.Cell32"><text:p text:style-name="P4934"><text:span text:style-name="CharStyle7">Kawasan Polis Hutan</text:span></text:p></table:table-cell><table:table-cell table:style-name="Table28.Cell33"><text:p text:style-name="P3977"><text:span text:style-name="CharStyle7">5,178</text:span></text:p></table:table-cell></table:table-row><table:table-row table:style-name="Table28.R12"><table:table-cell table:style-name="Table28.Cell34"><text:p text:style-name="P3628"><text:span text:style-name="CharStyle7">12.</text:span></text:p></table:table-cell><table:table-cell table:style-name="Table28.Cell35"><text:p text:style-name="P3843"><text:span text:style-name="CharStyle7">Taman Perpaduan</text:span></text:p></table:table-cell><table:table-cell table:style-name="Table28.Cell36"><text:p text:style-name="P3548"><text:span text:style-name="CharStyle7">3,288</text:span></text:p></table:table-cell></table:table-row><table:table-row table:style-name="Table28.R13"><table:table-cell table:style-name="Table28.Cell37"><text:p text:style-name="P2093"><text:span text:style-name="CharStyle7">13.</text:span></text:p></table:table-cell><table:table-cell table:style-name="Table28.Cell38"><text:p text:style-name="P3873"><text:span text:style-name="CharStyle7">Tambun</text:span></text:p></table:table-cell><table:table-cell table:style-name="Table28.Cell39"><text:p text:style-name="P3225"><text:span text:style-name="CharStyle7">3,279</text:span></text:p></table:table-cell></table:table-row><table:table-row table:style-name="Table28.R14"><table:table-cell table:style-name="Table28.Cell40"><text:p text:style-name="P2151"><text:span text:style-name="CharStyle7">14.</text:span></text:p></table:table-cell><table:table-cell table:style-name="Table28.Cell41"><text:p text:style-name="P3523"><text:span text:style-name="CharStyle7">Kampong Tersusun Batu 5</text:span></text:p></table:table-cell><table:table-cell table:style-name="Table28.Cell42"><text:p text:style-name="P3845"><text:span text:style-name="CharStyle7">4,850</text:span></text:p></table:table-cell></table:table-row><table:table-row table:style-name="Table28.R15"><table:table-cell table:style-name="Table28.Cell43"><text:p text:style-name="P1615"><text:span text:style-name="CharStyle7">15.</text:span></text:p></table:table-cell><table:table-cell table:style-name="Table28.Cell44"><text:p text:style-name="P2160"><text:span text:style-name="CharStyle7">Bandar Baru Sunway</text:span></text:p></table:table-cell><table:table-cell table:style-name="Table28.Cell45"><text:p text:style-name="P3982"><text:span text:style-name="CharStyle7">1,061</text:span></text:p></table:table-cell></table:table-row><table:table-row table:style-name="Table28.R16"><table:table-cell table:style-name="Table28.Cell46"><text:p text:style-name="P3280"><text:span text:style-name="CharStyle7">16.</text:span></text:p></table:table-cell><table:table-cell table:style-name="Table28.Cell47"><text:p text:style-name="P3626"><text:span text:style-name="CharStyle7">Bandar Baru Putra</text:span></text:p></table:table-cell><table:table-cell table:style-name="Table28.Cell48"><text:p text:style-name="P3992"><text:span text:style-name="CharStyle7">3,273</text:span></text:p></table:table-cell></table:table-row><table:table-row table:style-name="Table28.R17"><table:table-cell table:style-name="Table28.Cell49"><text:p text:style-name="P1814"><text:span text:style-name="CharStyle7">17.</text:span></text:p></table:table-cell><table:table-cell table:style-name="Table28.Cell50"><text:p text:style-name="P2523"><text:span text:style-name="CharStyle7">Kampung Tersusun Batu 8</text:span></text:p></table:table-cell><table:table-cell table:style-name="Table28.Cell51"><text:p text:style-name="P1661"><text:span text:style-name="CharStyle7">1,924</text:span></text:p></table:table-cell></table:table-row></table:table></draw:text-box></draw:frame></text:p>
        <text:p text:style-name="P673"/>
        <text:p text:style-name="P674"/>
        <text:p text:style-name="P675"/>
        <text:p text:style-name="P676"/>
        <text:p text:style-name="P677"/>
        <text:p text:style-name="P678"/>
        <text:p text:style-name="P679"/>
        <text:p text:style-name="P680"/>
        <text:p text:style-name="P681"/>
        <text:p text:style-name="P682"/>
        <text:p text:style-name="P683"/>
        <text:p text:style-name="P684"/>
        <text:p text:style-name="P685"/>
        <text:p text:style-name="P686"/>
        <text:p text:style-name="P687"/>
        <text:p text:style-name="P688"/>
        <text:p text:style-name="P689"/>
        <text:p text:style-name="P690"/>
        <text:p text:style-name="P691"/>
        <text:p text:style-name="P692"/>
        <text:p text:style-name="P693"/>
        <text:p text:style-name="P694"/>
        <text:p text:style-name="P695"/>
        <text:p text:style-name="P696"/>
        <text:p text:style-name="P697"/>
        <text:p text:style-name="P698"/>
        <text:p text:style-name="P699"/>
        <text:p text:style-name="P700"/>
        <text:p text:style-name="P701"/>
        <text:p text:style-name="P702"/>
        <text:p text:style-name="P703"/>
        <text:p text:style-name="P704"/>
        <text:p text:style-name="P705"/>
        <text:p text:style-name="P706"/>
        <text:p text:style-name="P707"/>
        <text:p text:style-name="P708"/>
      </text:section>
      <text:section text:style-name="Sect28" text:name="Section28">
        <text:table-of-content>
          <text:table-of-content-source text:use-outline-level="1"/>
          <text:index-body>
            <text:p text:style-name="P5119"><text:a xlink:href="#bookmark16"><text:span text:style-name="CharStyle79">(1)<text:tab/>(2)<text:tab/>(3)</text:span></text:a></text:p>
            <text:p text:style-name="P3048"><text:span text:style-name="CharStyle79">Bahagian Pilihan Raya<text:tab/>Daerah<text:tab/>Mengundi<text:tab/>Bilangan<text:tab/>Pemilih</text:span></text:p>
            <text:p text:style-name="P1876"><text:span text:style-name="CharStyle79">Negeri</text:span></text:p>
            <text:p text:style-name="P3670"><text:span text:style-name="CharStyle115">State Constituency<text:tab/>Polling<text:tab/>District<text:tab/>Number of<text:tab/>Electors</text:span></text:p>
            <text:list text:style-name="L32">
              <text:list-item>
                <text:p text:style-name="P3191"><text:span text:style-name="CharStyle79"><text:s text:c="1"/>Pakatanjaya<text:tab/>1,213</text:span></text:p>
              </text:list-item>
              <text:list-item>
                <text:p text:style-name="P4107"><text:span text:style-name="CharStyle79"><text:s text:c="1"/>Jalan Tambun<text:tab/>3,329</text:span></text:p>
              </text:list-item>
            </text:list>
          </text:index-body>
        </text:table-of-content>
        <text:p text:style-name="P2163"><text:span text:style-name="CharStyle7">45,625</text:span></text:p>
        <text:p text:style-name="P4792"><text:span text:style-name="CharStyle7">Jumlah Bilangan Pemilih dalam Bahagian Pilihan Raya Persekutuan<text:tab/>96,437</text:span></text:p>
        <text:p text:style-name="P2241"><text:span text:style-name="CharStyle7">P. 063 Tambun:</text:span></text:p>
        <text:p text:style-name="P4466"><text:span text:style-name="CharStyle33">Total Number of Electors in the Federal Constituency of<text:line-break/>P. 063 Tambun:</text:span></text:p>
        <text:p text:style-name="P3684"><text:span text:style-name="CharStyle13">33</text:span></text:p>
      </text:section>
      <text:section text:style-name="Sect29" text:name="Section29">
        <text:p text:style-name="P5120"><draw:frame draw:style-name="fr216" svg:x="0.000cm" svg:y="0.000cm" svg:width="16.688cm" fo:min-height="0.002cm" text:anchor-type="paragraph"><draw:text-box><table:table table:style-name="Table29"><table:table-column table:style-name="Table29.C1"/><table:table-column table:style-name="Table29.C2"/><table:table-column table:style-name="Table29.C3"/><table:table-column table:style-name="Table29.C4"/><table:table-row table:style-name="Table29.R1"><table:table-cell table:style-name="Table29.Cell1"><text:p text:style-name="P2299"><text:span text:style-name="CharStyle7">(1)</text:span></text:p></table:table-cell><table:table-cell table:style-name="Table29.Cell2"><text:p text:style-name="P5018"/></table:table-cell><table:table-cell table:style-name="Table29.Cell3"><text:p text:style-name="P4015"><text:span text:style-name="CharStyle7">(2)</text:span></text:p></table:table-cell><table:table-cell table:style-name="Table29.Cell4"><text:p text:style-name="P3685"><text:span text:style-name="CharStyle7">(3)</text:span></text:p></table:table-cell></table:table-row><table:table-row table:style-name="Table29.R2"><table:table-cell table:style-name="Table29.Cell5"><text:p text:style-name="P2365"><text:span text:style-name="CharStyle7">Bahagian Pilihan Raya</text:span></text:p></table:table-cell><table:table-cell table:style-name="Table29.Cell6"><text:p text:style-name="P5018"/></table:table-cell><table:table-cell table:style-name="Table29.Cell7"><text:p text:style-name="P3302"><text:span text:style-name="CharStyle7">Daerah Mengundi</text:span></text:p></table:table-cell><table:table-cell table:style-name="Table29.Cell8"><text:p text:style-name="P2103"><text:span text:style-name="CharStyle7">Bilangan Pemilih</text:span></text:p></table:table-cell></table:table-row><table:table-row table:style-name="Table29.R3"><table:table-cell table:style-name="Table29.Cell9"><text:p text:style-name="P2422"><text:span text:style-name="CharStyle7">Negeri</text:span></text:p></table:table-cell><table:table-cell table:style-name="Table29.Cell10"><text:p text:style-name="P5018"/></table:table-cell><table:table-cell table:style-name="Table29.Cell11"><text:p text:style-name="P5018"/></table:table-cell><table:table-cell table:style-name="Table29.Cell12"><text:p text:style-name="P5018"/></table:table-cell></table:table-row><table:table-row table:style-name="Table29.R4"><table:table-cell table:style-name="Table29.Cell13"><text:p text:style-name="P3849"><text:span text:style-name="CharStyle8">State Constituency</text:span></text:p></table:table-cell><table:table-cell table:style-name="Table29.Cell14"><text:p text:style-name="P5018"/></table:table-cell><table:table-cell table:style-name="Table29.Cell15"><text:p text:style-name="P3054"><text:span text:style-name="CharStyle8">Polling District</text:span></text:p></table:table-cell><table:table-cell table:style-name="Table29.Cell16"><text:p text:style-name="P3954"><text:span text:style-name="CharStyle8">Number of Electors</text:span></text:p></table:table-cell></table:table-row><table:table-row table:style-name="Table29.R5"><table:table-cell table:style-name="Table29.Cell17"><text:p text:style-name="P2300"><text:span text:style-name="CharStyle7">N. 25 CANNING</text:span></text:p></table:table-cell><table:table-cell table:style-name="Table29.Cell18"><text:p text:style-name="P2472"><text:span text:style-name="CharStyle7">1.</text:span></text:p></table:table-cell><table:table-cell table:style-name="Table29.Cell19"><text:p text:style-name="P4155"><text:span text:style-name="CharStyle7">Taman Ipoh Selatan</text:span></text:p></table:table-cell><table:table-cell table:style-name="Table29.Cell20"><text:p text:style-name="P4496"><text:span text:style-name="CharStyle7">2,498</text:span></text:p></table:table-cell></table:table-row><table:table-row table:style-name="Table29.R6"><table:table-cell table:style-name="Table29.Cell21"><text:p text:style-name="P5018"/></table:table-cell><table:table-cell table:style-name="Table29.Cell22"><text:p text:style-name="P1682"><text:span text:style-name="CharStyle7">2.</text:span></text:p></table:table-cell><table:table-cell table:style-name="Table29.Cell23"><text:p text:style-name="P2400"><text:span text:style-name="CharStyle7">Taman Wah Keong</text:span></text:p></table:table-cell><table:table-cell table:style-name="Table29.Cell24"><text:p text:style-name="P3072"><text:span text:style-name="CharStyle7">3,138</text:span></text:p></table:table-cell></table:table-row><table:table-row table:style-name="Table29.R7"><table:table-cell table:style-name="Table29.Cell25"><text:p text:style-name="P5018"/></table:table-cell><table:table-cell table:style-name="Table29.Cell26"><text:p text:style-name="P2249"><text:span text:style-name="CharStyle7">3.</text:span></text:p></table:table-cell><table:table-cell table:style-name="Table29.Cell27"><text:p text:style-name="P2920"><text:span text:style-name="CharStyle7">Simee Timor</text:span></text:p></table:table-cell><table:table-cell table:style-name="Table29.Cell28"><text:p text:style-name="P1668"><text:span text:style-name="CharStyle7">1,606</text:span></text:p></table:table-cell></table:table-row><table:table-row table:style-name="Table29.R8"><table:table-cell table:style-name="Table29.Cell29"><text:p text:style-name="P5018"/></table:table-cell><table:table-cell table:style-name="Table29.Cell30"><text:p text:style-name="P2683"><text:span text:style-name="CharStyle7">4.</text:span></text:p></table:table-cell><table:table-cell table:style-name="Table29.Cell31"><text:p text:style-name="P3369"><text:span text:style-name="CharStyle7">Taman Ipoh</text:span></text:p></table:table-cell><table:table-cell table:style-name="Table29.Cell32"><text:p text:style-name="P2162"><text:span text:style-name="CharStyle7">3,127</text:span></text:p></table:table-cell></table:table-row><table:table-row table:style-name="Table29.R9"><table:table-cell table:style-name="Table29.Cell33"><text:p text:style-name="P5018"/></table:table-cell><table:table-cell table:style-name="Table29.Cell34"><text:p text:style-name="P3140"><text:span text:style-name="CharStyle7">5.</text:span></text:p></table:table-cell><table:table-cell table:style-name="Table29.Cell35"><text:p text:style-name="P4452"><text:span text:style-name="CharStyle7">Taman Ipoh Barat</text:span></text:p></table:table-cell><table:table-cell table:style-name="Table29.Cell36"><text:p text:style-name="P3697"><text:span text:style-name="CharStyle7">2,914</text:span></text:p></table:table-cell></table:table-row><table:table-row table:style-name="Table29.R10"><table:table-cell table:style-name="Table29.Cell37"><text:p text:style-name="P5018"/></table:table-cell><table:table-cell table:style-name="Table29.Cell38"><text:p text:style-name="P1765"><text:span text:style-name="CharStyle7">6.</text:span></text:p></table:table-cell><table:table-cell table:style-name="Table29.Cell39"><text:p text:style-name="P2482"><text:span text:style-name="CharStyle7">Canning Garden Barat</text:span></text:p></table:table-cell><table:table-cell table:style-name="Table29.Cell40"><text:p text:style-name="P3165"><text:span text:style-name="CharStyle7">2,745</text:span></text:p></table:table-cell></table:table-row><table:table-row table:style-name="Table29.R11"><table:table-cell table:style-name="Table29.Cell41"><text:p text:style-name="P5018"/></table:table-cell><table:table-cell table:style-name="Table29.Cell42"><text:p text:style-name="P3994"><text:span text:style-name="CharStyle7">7.</text:span></text:p></table:table-cell><table:table-cell table:style-name="Table29.Cell43"><text:p text:style-name="P2921"><text:span text:style-name="CharStyle7">Canning Garden Timor</text:span></text:p></table:table-cell><table:table-cell table:style-name="Table29.Cell44"><text:p text:style-name="P1669"><text:span text:style-name="CharStyle7">1,703</text:span></text:p></table:table-cell></table:table-row><table:table-row table:style-name="Table29.R12"><table:table-cell table:style-name="Table29.Cell45"><text:p text:style-name="P5018"/></table:table-cell><table:table-cell table:style-name="Table29.Cell46"><text:p text:style-name="P4239"><text:span text:style-name="CharStyle7">8.</text:span></text:p></table:table-cell><table:table-cell table:style-name="Table29.Cell47"><text:p text:style-name="P3075"><text:span text:style-name="CharStyle7">Lumba Kuda</text:span></text:p></table:table-cell><table:table-cell table:style-name="Table29.Cell48"><text:p text:style-name="P1836"><text:span text:style-name="CharStyle7">1,533</text:span></text:p></table:table-cell></table:table-row><table:table-row table:style-name="Table29.R13"><table:table-cell table:style-name="Table29.Cell49"><text:p text:style-name="P5018"/></table:table-cell><table:table-cell table:style-name="Table29.Cell50"><text:p text:style-name="P2854"><text:span text:style-name="CharStyle7">9.</text:span></text:p></table:table-cell><table:table-cell table:style-name="Table29.Cell51"><text:p text:style-name="P3541"><text:span text:style-name="CharStyle7">Taman Cempaka</text:span></text:p></table:table-cell><table:table-cell table:style-name="Table29.Cell52"><text:p text:style-name="P2323"><text:span text:style-name="CharStyle7">3,467</text:span></text:p></table:table-cell></table:table-row><table:table-row table:style-name="Table29.R14"><table:table-cell table:style-name="Table29.Cell53"><text:p text:style-name="P5018"/></table:table-cell><table:table-cell table:style-name="Table29.Cell54"><text:p text:style-name="P3288"><text:span text:style-name="CharStyle7">10.</text:span></text:p></table:table-cell><table:table-cell table:style-name="Table29.Cell55"><text:p text:style-name="P4446"><text:span text:style-name="CharStyle7">Simee Barat</text:span></text:p></table:table-cell><table:table-cell table:style-name="Table29.Cell56"><text:p text:style-name="P3275"><text:span text:style-name="CharStyle7">3,190</text:span></text:p></table:table-cell></table:table-row><table:table-row table:style-name="Table29.R15"><table:table-cell table:style-name="Table29.Cell57"><text:p text:style-name="P5018"/></table:table-cell><table:table-cell table:style-name="Table29.Cell58"><text:p text:style-name="P3530"><text:span text:style-name="CharStyle7">11.</text:span></text:p></table:table-cell><table:table-cell table:style-name="Table29.Cell59"><text:p text:style-name="P2309"><text:span text:style-name="CharStyle7">Desa Cempaka</text:span></text:p></table:table-cell><table:table-cell table:style-name="Table29.Cell60"><text:p text:style-name="P1612"><text:span text:style-name="CharStyle7">1,806</text:span></text:p></table:table-cell></table:table-row><table:table-row table:style-name="Table29.R16"><table:table-cell table:style-name="Table29.Cell61"><text:p text:style-name="P5018"/></table:table-cell><table:table-cell table:style-name="Table29.Cell62"><text:p text:style-name="P2628"><text:span text:style-name="CharStyle7">12.</text:span></text:p></table:table-cell><table:table-cell table:style-name="Table29.Cell63"><text:p text:style-name="P3308"><text:span text:style-name="CharStyle7">Taman Ipoh Timor</text:span></text:p></table:table-cell><table:table-cell table:style-name="Table29.Cell64"><text:p text:style-name="P2108"><text:span text:style-name="CharStyle7">4,090</text:span></text:p></table:table-cell></table:table-row><table:table-row table:style-name="Table29.R17"><table:table-cell table:style-name="Table29.Cell65"><text:p text:style-name="P5018"/></table:table-cell><table:table-cell table:style-name="Table29.Cell66"><text:p text:style-name="P5018"/></table:table-cell><table:table-cell table:style-name="Table29.Cell67"><text:p text:style-name="P5018"/></table:table-cell><table:table-cell table:style-name="Table29.Cell68"><text:p text:style-name="P1746"><text:span text:style-name="CharStyle7">31,817</text:span></text:p></table:table-cell></table:table-row><table:table-row table:style-name="Table29.R18"><table:table-cell table:style-name="Table29.Cell69"><text:p text:style-name="P2468"><text:span text:style-name="CharStyle7">N. 26 TEBING TINGGI</text:span></text:p></table:table-cell><table:table-cell table:style-name="Table29.Cell70"><text:p text:style-name="P3143"><text:span text:style-name="CharStyle7">1.</text:span></text:p></table:table-cell><table:table-cell table:style-name="Table29.Cell71"><text:p text:style-name="P3998"><text:span text:style-name="CharStyle7">Sungai Kinta</text:span></text:p></table:table-cell><table:table-cell table:style-name="Table29.Cell72"><text:p text:style-name="P2824"><text:span text:style-name="CharStyle7">687</text:span></text:p></table:table-cell></table:table-row><table:table-row table:style-name="Table29.R19"><table:table-cell table:style-name="Table29.Cell73"><text:p text:style-name="P5018"/></table:table-cell><table:table-cell table:style-name="Table29.Cell74"><text:p text:style-name="P3611"><text:span text:style-name="CharStyle7">2.</text:span></text:p></table:table-cell><table:table-cell table:style-name="Table29.Cell75"><text:p text:style-name="P1776"><text:span text:style-name="CharStyle7">Kampong Paloh</text:span></text:p></table:table-cell><table:table-cell table:style-name="Table29.Cell76"><text:p text:style-name="P2886"><text:span text:style-name="CharStyle7">1,229</text:span></text:p></table:table-cell></table:table-row><table:table-row table:style-name="Table29.R20"><table:table-cell table:style-name="Table29.Cell77"><text:p text:style-name="P5018"/></table:table-cell><table:table-cell table:style-name="Table29.Cell78"><text:p text:style-name="P1800"><text:span text:style-name="CharStyle7">3.</text:span></text:p></table:table-cell><table:table-cell table:style-name="Table29.Cell79"><text:p text:style-name="P4000"><text:span text:style-name="CharStyle7">Tebing Tinggi</text:span></text:p></table:table-cell><table:table-cell table:style-name="Table29.Cell80"><text:p text:style-name="P2724"><text:span text:style-name="CharStyle7">2,407</text:span></text:p></table:table-cell></table:table-row><table:table-row table:style-name="Table29.R21"><table:table-cell table:style-name="Table29.Cell81"><text:p text:style-name="P5018"/></table:table-cell><table:table-cell table:style-name="Table29.Cell82"><text:p text:style-name="P4160"><text:span text:style-name="CharStyle7">4.</text:span></text:p></table:table-cell><table:table-cell table:style-name="Table29.Cell83"><text:p text:style-name="P2517"><text:span text:style-name="CharStyle7">Tebing Sungai Kinta</text:span></text:p></table:table-cell><table:table-cell table:style-name="Table29.Cell84"><text:p text:style-name="P3198"><text:span text:style-name="CharStyle7">732</text:span></text:p></table:table-cell></table:table-row><table:table-row table:style-name="Table29.R22"><table:table-cell table:style-name="Table29.Cell85"><text:p text:style-name="P5018"/></table:table-cell><table:table-cell table:style-name="Table29.Cell86"><text:p text:style-name="P1596"><text:span text:style-name="CharStyle7">5.</text:span></text:p></table:table-cell><table:table-cell table:style-name="Table29.Cell87"><text:p text:style-name="P2328"><text:span text:style-name="CharStyle7">Kampong Seri Kinta</text:span></text:p></table:table-cell><table:table-cell table:style-name="Table29.Cell88"><text:p text:style-name="P2994"><text:span text:style-name="CharStyle7">4,013</text:span></text:p></table:table-cell></table:table-row></table:table><text:p text:style-name="P3041"><text:span text:style-name="CharStyle117">34</text:span></text:p></draw:text-box></draw:frame></text:p>
        <text:p text:style-name="P711"/>
      </text:section>
      <text:section text:style-name="Sect30" text:name="Section30">
        <text:p text:style-name="P5121"><draw:frame draw:style-name="fr228" svg:x="3.120cm" svg:y="0.004cm" svg:width="10.185cm" fo:min-height="2.778cm" text:anchor-type="paragraph"><draw:text-box><text:h text:outline-level="1" text:style-name="P3855"><text:bookmark-start text:name="bookmark43"/><text:span text:style-name="CharStyle25">(1) (2)</text:span><text:bookmark-end text:name="bookmark43"/></text:h><text:p text:style-name="P4215"><text:span text:style-name="CharStyle26">Bahagian Pilihan Raya<text:tab/>Daerah<text:tab/>Mengundi</text:span></text:p><text:p text:style-name="P3133"><text:span text:style-name="CharStyle30">Negeri<text:line-break/></text:span><text:span text:style-name="CharStyle28">State Constituency</text:span></text:p></draw:text-box></draw:frame><draw:frame draw:style-name="fr229" svg:x="10.292cm" svg:y="2.193cm" svg:width="2.760cm" fo:min-height="0.533cm" text:anchor-type="paragraph"><draw:text-box><text:p text:style-name="P4944"><text:span text:style-name="CharStyle28">Polling District</text:span></text:p></draw:text-box></draw:frame><draw:frame draw:style-name="fr230" svg:x="15.796cm" svg:y="2.193cm" svg:width="3.480cm" fo:min-height="0.533cm" text:anchor-type="paragraph"><draw:text-box><text:p text:style-name="P4002"><text:span text:style-name="CharStyle28">Number of Electors</text:span></text:p></draw:text-box></draw:frame><draw:frame draw:style-name="fr222" svg:x="8.751cm" svg:y="4.436cm" svg:width="10.634cm" fo:min-height="4.893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><text:p text:style-name="P3331"><text:span text:style-name="CharStyle7">7. Jalan Sultan Yusof</text:span></text:p></table:table-cell><table:table-cell table:style-name="Table30.Cell2"><text:p text:style-name="P4683"><text:span text:style-name="CharStyle7">788</text:span></text:p></table:table-cell></table:table-row><table:table-row table:style-name="Table30.R2"><table:table-cell table:style-name="Table30.Cell3"><text:p text:style-name="P3694"><text:span text:style-name="CharStyle7">8. Jalan Tun Perak</text:span></text:p></table:table-cell><table:table-cell table:style-name="Table30.Cell4"><text:p text:style-name="P4142"><text:span text:style-name="CharStyle7">521</text:span></text:p></table:table-cell></table:table-row><table:table-row table:style-name="Table30.R3"><table:table-cell table:style-name="Table30.Cell5"><text:p text:style-name="P4145"><text:span text:style-name="CharStyle7">9. Kuala Pari Hilir</text:span></text:p></table:table-cell><table:table-cell table:style-name="Table30.Cell6"><text:p text:style-name="P4148"><text:span text:style-name="CharStyle7">624</text:span></text:p></table:table-cell></table:table-row><table:table-row table:style-name="Table30.R4"><table:table-cell table:style-name="Table30.Cell7"><text:p text:style-name="P4685"><text:span text:style-name="CharStyle7">10. Pengkalan Pegoh</text:span></text:p></table:table-cell><table:table-cell table:style-name="Table30.Cell8"><text:p text:style-name="P4416"><text:span text:style-name="CharStyle7">5,130</text:span></text:p></table:table-cell></table:table-row><table:table-row table:style-name="Table30.R5"><table:table-cell table:style-name="Table30.Cell9"><text:p text:style-name="P3313"><text:span text:style-name="CharStyle7">11. Pengkalan Barat</text:span></text:p></table:table-cell><table:table-cell table:style-name="Table30.Cell10"><text:p text:style-name="P3911"><text:span text:style-name="CharStyle7">4,423</text:span></text:p></table:table-cell></table:table-row></table:table></draw:text-box></draw:frame><draw:frame draw:style-name="fr218" svg:x="8.759cm" svg:y="3.336cm" svg:width="5.283cm" fo:min-height="0.490cm" text:anchor-type="paragraph"><draw:text-box><text:p text:style-name="P3669"><text:span text:style-name="CharStyle72">6. Jalan Dato Maharaja Lela</text:span></text:p></draw:text-box></draw:frame><draw:frame draw:style-name="fr219" svg:x="18.309cm" svg:y="3.336cm" svg:width="1.058cm" fo:min-height="0.483cm" text:anchor-type="paragraph"><draw:text-box><text:p text:style-name="P1891"><text:span text:style-name="CharStyle72">1,960</text:span></text:p></draw:text-box></draw:frame><draw:frame draw:style-name="fr220" svg:x="8.775cm" svg:y="9.897cm" svg:width="3.574cm" fo:min-height="0.533cm" text:anchor-type="paragraph"><draw:text-box><text:p text:style-name="P2589"><text:span text:style-name="CharStyle72">12. Pengkalan Gate</text:span></text:p></draw:text-box></draw:frame><draw:frame draw:style-name="fr221" svg:x="18.309cm" svg:y="9.897cm" svg:width="1.058cm" fo:min-height="0.524cm" text:anchor-type="paragraph"><draw:text-box><text:p text:style-name="P3265"><text:span text:style-name="CharStyle72">1,865</text:span></text:p></draw:text-box></draw:frame><draw:frame draw:style-name="fr231" svg:x="17.971cm" svg:y="11.040cm" svg:width="1.397cm" fo:min-height="0.473cm" text:anchor-type="paragraph"><draw:text-box><text:h text:outline-level="2" text:style-name="P2317"><text:bookmark-start text:name="bookmark44"/><text:span text:style-name="CharStyle18">24,379</text:span><text:bookmark-end text:name="bookmark44"/></text:h></draw:text-box></draw:frame><draw:frame draw:style-name="fr232" svg:x="2.697cm" svg:y="13.199cm" svg:width="3.226cm" fo:min-height="0.526cm" text:anchor-type="paragraph"><draw:text-box><text:p text:style-name="P3080"><text:span text:style-name="CharStyle26">N. 27 PASIR PINJI</text:span></text:p></draw:text-box></draw:frame><draw:frame draw:style-name="fr227" svg:x="8.751cm" svg:y="14.351cm" svg:width="10.626cm" fo:min-height="9.246cm" text:anchor-type="paragraph"><draw:text-box><table:table table:style-name="Table31"><table:table-column table:style-name="Table31.C1"/><table:table-column table:style-name="Table31.C2"/><table:table-column table:style-name="Table31.C3"/><table:table-row table:style-name="Table31.R1"><table:table-cell table:style-name="Table31.Cell1"><text:p text:style-name="P3315"><text:span text:style-name="CharStyle7">2.</text:span></text:p></table:table-cell><table:table-cell table:style-name="Table31.Cell2"><text:p text:style-name="P4035"><text:span text:style-name="CharStyle7">Housing Trust</text:span></text:p></table:table-cell><table:table-cell table:style-name="Table31.Cell3"><text:p text:style-name="P2794"><text:span text:style-name="CharStyle7">3,183</text:span></text:p></table:table-cell></table:table-row><table:table-row table:style-name="Table31.R2"><table:table-cell table:style-name="Table31.Cell4"><text:p text:style-name="P3493"><text:span text:style-name="CharStyle7">3.</text:span></text:p></table:table-cell><table:table-cell table:style-name="Table31.Cell5"><text:p text:style-name="P4450"><text:span text:style-name="CharStyle7">Kampar Road</text:span></text:p></table:table-cell><table:table-cell table:style-name="Table31.Cell6"><text:p text:style-name="P2944"><text:span text:style-name="CharStyle7">3,113</text:span></text:p></table:table-cell></table:table-row><table:table-row table:style-name="Table31.R3"><table:table-cell table:style-name="Table31.Cell7"><text:p text:style-name="P4381"><text:span text:style-name="CharStyle7">4.</text:span></text:p></table:table-cell><table:table-cell table:style-name="Table31.Cell8"><text:p text:style-name="P2411"><text:span text:style-name="CharStyle7">Pasir Puteh Utara</text:span></text:p></table:table-cell><table:table-cell table:style-name="Table31.Cell9"><text:p text:style-name="P3164"><text:span text:style-name="CharStyle7">2,286</text:span></text:p></table:table-cell></table:table-row><table:table-row table:style-name="Table31.R4"><table:table-cell table:style-name="Table31.Cell10"><text:p text:style-name="P4776"><text:span text:style-name="CharStyle7">5.</text:span></text:p></table:table-cell><table:table-cell table:style-name="Table31.Cell11"><text:p text:style-name="P4120"><text:span text:style-name="CharStyle7">Pinji Lane Utara</text:span></text:p></table:table-cell><table:table-cell table:style-name="Table31.Cell12"><text:p text:style-name="P4778"><text:span text:style-name="CharStyle7">1,520</text:span></text:p></table:table-cell></table:table-row><table:table-row table:style-name="Table31.R5"><table:table-cell table:style-name="Table31.Cell13"><text:p text:style-name="P2072"><text:span text:style-name="CharStyle7">6.</text:span></text:p></table:table-cell><table:table-cell table:style-name="Table31.Cell14"><text:p text:style-name="P2743"><text:span text:style-name="CharStyle7">Pasir Pinji Utara</text:span></text:p></table:table-cell><table:table-cell table:style-name="Table31.Cell15"><text:p text:style-name="P3435"><text:span text:style-name="CharStyle7">6,133</text:span></text:p></table:table-cell></table:table-row><table:table-row table:style-name="Table31.R6"><table:table-cell table:style-name="Table31.Cell16"><text:p text:style-name="P3574"><text:span text:style-name="CharStyle7">7.</text:span></text:p></table:table-cell><table:table-cell table:style-name="Table31.Cell17"><text:p text:style-name="P3108"><text:span text:style-name="CharStyle7">Pasir Pinji Selatan</text:span></text:p></table:table-cell><table:table-cell table:style-name="Table31.Cell18"><text:p text:style-name="P4127"><text:span text:style-name="CharStyle7">3,097</text:span></text:p></table:table-cell></table:table-row><table:table-row table:style-name="Table31.R7"><table:table-cell table:style-name="Table31.Cell19"><text:p text:style-name="P2413"><text:span text:style-name="CharStyle7">8.</text:span></text:p></table:table-cell><table:table-cell table:style-name="Table31.Cell20"><text:p text:style-name="P3085"><text:span text:style-name="CharStyle7">Pinji Lane Selatan</text:span></text:p></table:table-cell><table:table-cell table:style-name="Table31.Cell21"><text:p text:style-name="P1846"><text:span text:style-name="CharStyle7">3,342</text:span></text:p></table:table-cell></table:table-row><table:table-row table:style-name="Table31.R8"><table:table-cell table:style-name="Table31.Cell22"><text:p text:style-name="P3056"><text:span text:style-name="CharStyle7">9.</text:span></text:p></table:table-cell><table:table-cell table:style-name="Table31.Cell23"><text:p text:style-name="P3061"><text:span text:style-name="CharStyle7">Pasir Puteh Baru</text:span></text:p></table:table-cell><table:table-cell table:style-name="Table31.Cell24"><text:p text:style-name="P4008"><text:span text:style-name="CharStyle7">1,747</text:span></text:p></table:table-cell></table:table-row><table:table-row table:style-name="Table31.R9"><table:table-cell table:style-name="Table31.Cell25"><text:p text:style-name="P2862"><text:span text:style-name="CharStyle7">10.</text:span></text:p></table:table-cell><table:table-cell table:style-name="Table31.Cell26"><text:p text:style-name="P3985"><text:span text:style-name="CharStyle7">Pasir Puteh Selatan</text:span></text:p></table:table-cell><table:table-cell table:style-name="Table31.Cell27"><text:p text:style-name="P2075"><text:span text:style-name="CharStyle7">3,487</text:span></text:p></table:table-cell></table:table-row></table:table></draw:text-box></draw:frame><draw:frame draw:style-name="fr223" svg:x="8.775cm" svg:y="24.206cm" svg:width="4.868cm" fo:min-height="0.533cm" text:anchor-type="paragraph"><draw:text-box><text:p text:style-name="P2581"><text:span text:style-name="CharStyle72">11. Taman Pengkalan Jaya</text:span></text:p></draw:text-box></draw:frame><draw:frame draw:style-name="fr224" svg:x="18.300cm" svg:y="24.206cm" svg:width="1.076cm" fo:min-height="0.526cm" text:anchor-type="paragraph"><draw:text-box><text:p text:style-name="P4061"><text:span text:style-name="CharStyle72">3,806</text:span></text:p></draw:text-box></draw:frame><draw:frame draw:style-name="fr225" svg:x="8.775cm" svg:y="13.242cm" svg:width="3.750cm" fo:min-height="0.483cm" text:anchor-type="paragraph"><draw:text-box><text:p text:style-name="P3590"><text:span text:style-name="CharStyle72">1. Jalan Bendahara</text:span></text:p></draw:text-box></draw:frame><draw:frame draw:style-name="fr226" svg:x="18.309cm" svg:y="13.242cm" svg:width="1.067cm" fo:min-height="0.483cm" text:anchor-type="paragraph"><draw:text-box><text:p text:style-name="P4011"><text:span text:style-name="CharStyle72">1,308</text:span></text:p></draw:text-box></draw:frame><draw:frame draw:style-name="fr233" svg:x="17.971cm" svg:y="25.349cm" svg:width="1.379cm" fo:min-height="0.473cm" text:anchor-type="paragraph"><draw:text-box><text:h text:outline-level="2" text:style-name="P1729"><text:bookmark-start text:name="bookmark45"/><text:span text:style-name="CharStyle18">33,022</text:span><text:bookmark-end text:name="bookmark45"/></text:h></draw:text-box></draw:frame><draw:frame draw:style-name="fr234" svg:x="10.266cm" svg:y="26.337cm" svg:width="0.448cm" fo:min-height="0.455cm" text:anchor-type="paragraph"><draw:text-box><text:p text:style-name="P2564"><text:page-number/></text:p></draw:text-box></draw:frame></text:p>
        <text:p text:style-name="P713"/>
        <text:p text:style-name="P714"/>
        <text:p text:style-name="P715"/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p text:style-name="P723"/>
        <text:p text:style-name="P724"/>
        <text:p text:style-name="P725"/>
        <text:p text:style-name="P726"/>
        <text:p text:style-name="P727"/>
        <text:p text:style-name="P728"/>
        <text:p text:style-name="P729"/>
        <text:p text:style-name="P730"/>
        <text:p text:style-name="P731"/>
        <text:p text:style-name="P732"/>
        <text:p text:style-name="P733"/>
        <text:p text:style-name="P734"/>
        <text:p text:style-name="P735"/>
        <text:p text:style-name="P736"/>
        <text:p text:style-name="P737"/>
        <text:p text:style-name="P738"/>
        <text:p text:style-name="P739"/>
        <text:p text:style-name="P740"/>
        <text:p text:style-name="P741"/>
        <text:p text:style-name="P742"/>
        <text:p text:style-name="P743"/>
        <text:p text:style-name="P744"/>
        <text:p text:style-name="P745"/>
        <text:p text:style-name="P746"/>
        <text:p text:style-name="P747"/>
        <text:p text:style-name="P748"/>
        <text:p text:style-name="P749"/>
        <text:p text:style-name="P750"/>
        <text:p text:style-name="P751"/>
      </text:section>
      <text:section text:style-name="Sect31" text:name="Section31">
        <text:h text:outline-level="1" text:style-name="P5122"><text:bookmark-start text:name="bookmark46"/><text:span text:style-name="CharStyle121">(</text:span><text:span text:style-name="CharStyle122">1</text:span><text:span text:style-name="CharStyle121">) (</text:span><text:span text:style-name="CharStyle122">2</text:span><text:span text:style-name="CharStyle121">)</text:span><text:bookmark-end text:name="bookmark46"/></text:h>
        <text:p text:style-name="P3974"><draw:frame draw:style-name="fr235" svg:x="15.794cm" svg:y="0.000cm" svg:width="3.574cm" fo:min-height="3.955cm" text:anchor-type="paragraph"><draw:text-box><text:p text:style-name="P4040"><text:span text:style-name="CharStyle26">(3)</text:span></text:p><text:p text:style-name="P3864"><text:span text:style-name="CharStyle26">Bilangan Pemilih</text:span></text:p><text:p text:style-name="P3002"><text:span text:style-name="CharStyle28">Number of Electors<text:line-break/></text:span><text:span text:style-name="CharStyle119">89,218</text:span></text:p></draw:text-box></draw:frame><text:span text:style-name="CharStyle7">Bahagian Pilihan Raya<text:tab/>Daerah<text:tab/>Mengundi</text:span></text:p>
        <text:p text:style-name="P2852"><text:span text:style-name="CharStyle7">Negeri</text:span></text:p>
        <text:p text:style-name="P4640"><text:span text:style-name="CharStyle33">State Constituency<text:tab/>Polling<text:tab/>District</text:span></text:p>
        <text:p text:style-name="P2097"><text:span text:style-name="CharStyle7">Jumlah Bilangan Pemilih dalam Bahagian Pilihan Raya Persekutuan<text:line-break/>P. 064 Ipoh Timor:</text:span></text:p>
        <text:p text:style-name="P4725"><text:span text:style-name="CharStyle33">Total Number of Electors in the Federal Constituency of<text:line-break/>P. 064 Ipoh Timor:</text:span></text:p>
        <text:p text:style-name="P3743"><text:span text:style-name="CharStyle13">36</text:span></text:p>
      </text:section>
      <text:section text:style-name="Sect32" text:name="Section32">
        <text:p text:style-name="P5123"><draw:frame draw:style-name="fr236" svg:x="0.000cm" svg:y="0.000cm" svg:width="16.68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><text:p text:style-name="P3502"><text:span text:style-name="CharStyle7">(1)</text:span></text:p></table:table-cell><table:table-cell table:style-name="Table32.Cell2"><text:p text:style-name="P2280"><text:span text:style-name="CharStyle7">(2) (3)</text:span></text:p></table:table-cell></table:table-row><table:table-row table:style-name="Table32.R2"><table:table-cell table:style-name="Table32.Cell3"><text:p text:style-name="P3976"><text:span text:style-name="CharStyle7">Bahagian Pilihan Raya</text:span></text:p></table:table-cell><table:table-cell table:style-name="Table32.Cell4"><text:p text:style-name="P3610"><text:span text:style-name="CharStyle7">Daerah Mengundi Bilangan Pemilih</text:span></text:p></table:table-cell></table:table-row><table:table-row table:style-name="Table32.R3"><table:table-cell table:style-name="Table32.Cell5"><text:p text:style-name="P1795"><text:span text:style-name="CharStyle7">Negeri</text:span></text:p></table:table-cell><table:table-cell table:style-name="Table32.Cell6"><text:p text:style-name="P5018"/></table:table-cell></table:table-row><table:table-row table:style-name="Table32.R4"><table:table-cell table:style-name="Table32.Cell7"><text:p text:style-name="P4377"><text:span text:style-name="CharStyle8">State Constituency</text:span></text:p></table:table-cell><table:table-cell table:style-name="Table32.Cell8"><text:p text:style-name="P4379"><text:span text:style-name="CharStyle8">Polling District Number of Electors</text:span></text:p></table:table-cell></table:table-row><table:table-row table:style-name="Table32.R5"><table:table-cell table:style-name="Table32.Cell9"><text:p text:style-name="P2340"><text:span text:style-name="CharStyle7">N. 28 BERCHAM 1.</text:span></text:p></table:table-cell><table:table-cell table:style-name="Table32.Cell10"><text:p text:style-name="P3918"><text:span text:style-name="CharStyle7">Kampong Bercham 4,593</text:span></text:p></table:table-cell></table:table-row><table:table-row table:style-name="Table32.R6"><table:table-cell table:style-name="Table32.Cell11"><text:p text:style-name="P1743"><text:span text:style-name="CharStyle7">2.</text:span></text:p></table:table-cell><table:table-cell table:style-name="Table32.Cell12"><text:p text:style-name="P2466"><text:span text:style-name="CharStyle7">Tasek Dermawan 2,858</text:span></text:p></table:table-cell></table:table-row><table:table-row table:style-name="Table32.R7"><table:table-cell table:style-name="Table32.Cell13"><text:p text:style-name="P3141"><text:span text:style-name="CharStyle7">3.</text:span></text:p></table:table-cell><table:table-cell table:style-name="Table32.Cell14"><text:p text:style-name="P1903"><text:span text:style-name="CharStyle7">Tasek 3,031</text:span></text:p></table:table-cell></table:table-row><table:table-row table:style-name="Table32.R8"><table:table-cell table:style-name="Table32.Cell15"><text:p text:style-name="P2601"><text:span text:style-name="CharStyle7">4.</text:span></text:p></table:table-cell><table:table-cell table:style-name="Table32.Cell16"><text:p text:style-name="P3984"><text:span text:style-name="CharStyle7">Kampong Tawas 4,295</text:span></text:p></table:table-cell></table:table-row><table:table-row table:style-name="Table32.R9"><table:table-cell table:style-name="Table32.Cell17"><text:p text:style-name="P4013"><text:span text:style-name="CharStyle7">5.</text:span></text:p></table:table-cell><table:table-cell table:style-name="Table32.Cell18"><text:p text:style-name="P4016"><text:span text:style-name="CharStyle7">Kampong Tawas Utara 4,175</text:span></text:p></table:table-cell></table:table-row><table:table-row table:style-name="Table32.R10"><table:table-cell table:style-name="Table32.Cell19"><text:p text:style-name="P4470"><text:span text:style-name="CharStyle7">6.</text:span></text:p></table:table-cell><table:table-cell table:style-name="Table32.Cell20"><text:p text:style-name="P4023"><text:span text:style-name="CharStyle7">Dermawan Utara 4,542</text:span></text:p></table:table-cell></table:table-row><table:table-row table:style-name="Table32.R11"><table:table-cell table:style-name="Table32.Cell21"><text:p text:style-name="P4472"><text:span text:style-name="CharStyle7">7.</text:span></text:p></table:table-cell><table:table-cell table:style-name="Table32.Cell22"><text:p text:style-name="P4474"><text:span text:style-name="CharStyle7">Bercham Timor 4,735</text:span></text:p></table:table-cell></table:table-row><table:table-row table:style-name="Table32.R12"><table:table-cell table:style-name="Table32.Cell23"><text:p text:style-name="P4476"><text:span text:style-name="CharStyle7">8.</text:span></text:p></table:table-cell><table:table-cell table:style-name="Table32.Cell24"><text:p text:style-name="P3710"><text:span text:style-name="CharStyle7">Bercham Selatan 5,679</text:span></text:p></table:table-cell></table:table-row><table:table-row table:style-name="Table32.R13"><table:table-cell table:style-name="Table32.Cell25"><text:p text:style-name="P5018"/></table:table-cell><table:table-cell table:style-name="Table32.Cell26"><text:p text:style-name="P3846"><text:span text:style-name="CharStyle87">33,908</text:span></text:p></table:table-cell></table:table-row></table:table></draw:text-box></draw:frame></text:p>
        <text:p text:style-name="P754"><draw:frame draw:style-name="fr238" svg:x="0.000cm" svg:y="0.000cm" svg:width="16.68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><text:p text:style-name="P3329"><text:span text:style-name="CharStyle7">N. 29 KEPAYANG 1.</text:span></text:p></table:table-cell><table:table-cell table:style-name="Table33.Cell2"><text:p text:style-name="P4794"><text:span text:style-name="CharStyle7">Taman Che Wan 2,183</text:span></text:p></table:table-cell></table:table-row><table:table-row table:style-name="Table33.R2"><table:table-cell table:style-name="Table33.Cell3"><text:p text:style-name="P4796"><text:span text:style-name="CharStyle7">2.</text:span></text:p></table:table-cell><table:table-cell table:style-name="Table33.Cell4"><text:p text:style-name="P4798"><text:span text:style-name="CharStyle7">Kepayang Mesjid 917</text:span></text:p></table:table-cell></table:table-row><table:table-row table:style-name="Table33.R3"><table:table-cell table:style-name="Table33.Cell5"><text:p text:style-name="P2273"><text:span text:style-name="CharStyle7">3.</text:span></text:p></table:table-cell><table:table-cell table:style-name="Table33.Cell6"><text:p text:style-name="P3587"><text:span text:style-name="CharStyle7">Kampong Pisang 1,034</text:span></text:p></table:table-cell></table:table-row><table:table-row table:style-name="Table33.R4"><table:table-cell table:style-name="Table33.Cell7"><text:p text:style-name="P1695"><text:span text:style-name="CharStyle7">4.</text:span></text:p></table:table-cell><table:table-cell table:style-name="Table33.Cell8"><text:p text:style-name="P2410"><text:span text:style-name="CharStyle7">Fair Park 1,947</text:span></text:p></table:table-cell></table:table-row><table:table-row table:style-name="Table33.R5"><table:table-cell table:style-name="Table33.Cell9"><text:p text:style-name="P3163"><text:span text:style-name="CharStyle7">5.</text:span></text:p></table:table-cell><table:table-cell table:style-name="Table33.Cell10"><text:p text:style-name="P1899"><text:span text:style-name="CharStyle7">Star Park 1,880</text:span></text:p></table:table-cell></table:table-row><table:table-row table:style-name="Table33.R6"><table:table-cell table:style-name="Table33.Cell11"><text:p text:style-name="P2600"><text:span text:style-name="CharStyle7">6.</text:span></text:p></table:table-cell><table:table-cell table:style-name="Table33.Cell12"><text:p text:style-name="P3794"><text:span text:style-name="CharStyle7">Green Town 2,000</text:span></text:p></table:table-cell></table:table-row><table:table-row table:style-name="Table33.R7"><table:table-cell table:style-name="Table33.Cell13"><text:p text:style-name="P2071"><text:span text:style-name="CharStyle7">7.</text:span></text:p></table:table-cell><table:table-cell table:style-name="Table33.Cell14"><text:p text:style-name="P2742"><text:span text:style-name="CharStyle7">Waller Court 1,533</text:span></text:p></table:table-cell></table:table-row><table:table-row table:style-name="Table33.R8"><table:table-cell table:style-name="Table33.Cell15"><text:p text:style-name="P3434"><text:span text:style-name="CharStyle7">8.</text:span></text:p></table:table-cell><table:table-cell table:style-name="Table33.Cell16"><text:p text:style-name="P4574"><text:span text:style-name="CharStyle7">Jalan Datuk Onn Jaafar 2,290</text:span></text:p></table:table-cell></table:table-row><table:table-row table:style-name="Table33.R9"><table:table-cell table:style-name="Table33.Cell17"><text:p text:style-name="P3107"><text:span text:style-name="CharStyle7">9.</text:span></text:p></table:table-cell><table:table-cell table:style-name="Table33.Cell18"><text:p text:style-name="P1696"><text:span text:style-name="CharStyle7">Jalan Bijih Timah 1,796</text:span></text:p></table:table-cell></table:table-row><table:table-row table:style-name="Table33.R10"><table:table-cell table:style-name="Table33.Cell19"><text:p text:style-name="P5018"/></table:table-cell><table:table-cell table:style-name="Table33.Cell20"><text:p text:style-name="P4102"><text:span text:style-name="CharStyle7">37</text:span></text:p></table:table-cell></table:table-row></table:table></draw:text-box></draw:frame></text:p>
        <text:p text:style-name="P755"/>
      </text:section>
      <text:section text:style-name="Sect33" text:name="Section33">
        <text:p text:style-name="P5124"><draw:frame draw:style-name="fr253" svg:x="3.119cm" svg:y="0.004cm" svg:width="10.185cm" fo:min-height="2.778cm" text:anchor-type="paragraph"><draw:text-box><text:h text:outline-level="1" text:style-name="P3779"><text:bookmark-start text:name="bookmark47"/><text:span text:style-name="CharStyle25">(1) (2)</text:span><text:bookmark-end text:name="bookmark47"/></text:h><text:p text:style-name="P2408"><text:span text:style-name="CharStyle26">Bahagian Pilihan Raya<text:tab/>Daerah<text:tab/>Mengundi</text:span></text:p><text:p text:style-name="P3731"><text:span text:style-name="CharStyle30">Negeri<text:line-break/></text:span><text:span text:style-name="CharStyle28">State Constituency</text:span></text:p></draw:text-box></draw:frame><draw:frame draw:style-name="fr254" svg:x="15.972cm" svg:y="0.000cm" svg:width="3.133cm" fo:min-height="1.228cm" text:anchor-type="paragraph"><draw:text-box><text:h text:outline-level="1" text:style-name="P4615"><text:bookmark-start text:name="bookmark48"/><text:span text:style-name="CharStyle25">(3)</text:span><text:bookmark-end text:name="bookmark48"/></text:h><text:p text:style-name="P4243"><text:span text:style-name="CharStyle26">Bilangan Pemilih</text:span></text:p></draw:text-box></draw:frame><draw:frame draw:style-name="fr255" svg:x="10.291cm" svg:y="2.193cm" svg:width="2.760cm" fo:min-height="0.533cm" text:anchor-type="paragraph"><draw:text-box><text:p text:style-name="P3709"><text:span text:style-name="CharStyle28">Polling District</text:span></text:p></draw:text-box></draw:frame><draw:frame draw:style-name="fr256" svg:x="15.794cm" svg:y="2.193cm" svg:width="3.480cm" fo:min-height="0.533cm" text:anchor-type="paragraph"><draw:text-box><text:p text:style-name="P1988"><text:span text:style-name="CharStyle28">Number of Electors</text:span></text:p></draw:text-box></draw:frame><draw:frame draw:style-name="fr247" svg:x="8.775cm" svg:y="4.445cm" svg:width="10.608cm" fo:min-height="1.584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><text:p text:style-name="P4118"><text:span text:style-name="CharStyle7">11. GunongLang</text:span></text:p></table:table-cell><table:table-cell table:style-name="Table34.Cell2"><text:p text:style-name="P2263"><text:span text:style-name="CharStyle7">620</text:span></text:p></table:table-cell></table:table-row><table:table-row table:style-name="Table34.R2"><table:table-cell table:style-name="Table34.Cell3"><text:p text:style-name="P3633"><text:span text:style-name="CharStyle7">12. Jalan Raja Ekram</text:span></text:p></table:table-cell><table:table-cell table:style-name="Table34.Cell4"><text:p text:style-name="P2450"><text:span text:style-name="CharStyle7">1,374</text:span></text:p></table:table-cell></table:table-row></table:table></draw:text-box></draw:frame><draw:frame draw:style-name="fr240" svg:x="8.775cm" svg:y="3.344cm" svg:width="1.887cm" fo:min-height="0.483cm" text:anchor-type="paragraph"><draw:text-box><text:p text:style-name="P2958"><text:span text:style-name="CharStyle72">10. Gurap</text:span></text:p></draw:text-box></draw:frame><draw:frame draw:style-name="fr241" svg:x="18.292cm" svg:y="3.344cm" svg:width="1.083cm" fo:min-height="0.474cm" text:anchor-type="paragraph"><draw:text-box><text:p text:style-name="P4006"><text:span text:style-name="CharStyle72">2,106</text:span></text:p></draw:text-box></draw:frame><draw:frame draw:style-name="fr242" svg:x="8.775cm" svg:y="6.595cm" svg:width="3.683cm" fo:min-height="0.526cm" text:anchor-type="paragraph"><draw:text-box><text:p text:style-name="P3826"><text:span text:style-name="CharStyle72">13. Jalan C.M. Yusof</text:span></text:p></draw:text-box></draw:frame><draw:frame draw:style-name="fr243" svg:x="18.309cm" svg:y="6.595cm" svg:width="1.067cm" fo:min-height="0.526cm" text:anchor-type="paragraph"><draw:text-box><text:p text:style-name="P3458"><text:span text:style-name="CharStyle72">1,778</text:span></text:p></draw:text-box></draw:frame><draw:frame draw:style-name="fr244" svg:x="8.775cm" svg:y="3.344cm" svg:width="1.887cm" fo:min-height="0.483cm" text:anchor-type="paragraph"><draw:text-box><text:p text:style-name="P2243"><text:span text:style-name="CharStyle72">10. Gurap</text:span></text:p></draw:text-box></draw:frame><draw:frame draw:style-name="fr245" svg:x="18.292cm" svg:y="3.344cm" svg:width="1.083cm" fo:min-height="0.474cm" text:anchor-type="paragraph"><draw:text-box><text:p text:style-name="P3706"><text:span text:style-name="CharStyle72">2,106</text:span></text:p></draw:text-box></draw:frame><draw:frame draw:style-name="fr246" svg:x="8.775cm" svg:y="6.595cm" svg:width="3.683cm" fo:min-height="0.526cm" text:anchor-type="paragraph"><draw:text-box><text:p text:style-name="P4936"><text:span text:style-name="CharStyle72">13. Jalan C.M. Yusof</text:span></text:p></draw:text-box></draw:frame><draw:frame draw:style-name="fr257" svg:x="8.775cm" svg:y="3.852cm" svg:width="10.608cm" fo:min-height="4.505cm" text:anchor-type="paragraph"><draw:text-box><text:list text:style-name="L34"><text:list-item><text:p text:style-name="P3159"><text:span text:style-name="CharStyle26"><text:s text:c="1"/>GunongLang<text:tab/>620</text:span></text:p></text:list-item><text:list-item><text:p text:style-name="P4043"><text:span text:style-name="CharStyle26"><text:s text:c="1"/>Jalan Raja Ekram<text:tab/>1,374</text:span></text:p></text:list-item></text:list><text:p text:style-name="P2657"><text:span text:style-name="CharStyle26">1,778</text:span></text:p><text:h text:outline-level="2" text:style-name="P1865"><text:bookmark-start text:name="bookmark49"/><text:span text:style-name="CharStyle18">21,458</text:span><text:bookmark-end text:name="bookmark49"/></text:h></draw:text-box></draw:frame><draw:frame draw:style-name="fr258" svg:x="17.971cm" svg:y="7.729cm" svg:width="1.397cm" fo:min-height="0.482cm" text:anchor-type="paragraph"><draw:text-box><text:h text:outline-level="2" text:style-name="P2050"><text:bookmark-start text:name="bookmark50"/><text:span text:style-name="CharStyle18">21,458</text:span><text:bookmark-end text:name="bookmark50"/></text:h></draw:text-box></draw:frame><draw:frame draw:style-name="fr259" svg:x="2.695cm" svg:y="9.897cm" svg:width="2.988cm" fo:min-height="0.526cm" text:anchor-type="paragraph"><draw:text-box><text:p text:style-name="P4071"><text:span text:style-name="CharStyle26">N. 30 BUNTONG</text:span></text:p></draw:text-box></draw:frame><draw:frame draw:style-name="fr260" svg:x="8.775cm" svg:y="9.897cm" svg:width="0.356cm" fo:min-height="0.526cm" text:anchor-type="paragraph"><draw:text-box><text:p text:style-name="P3094"><text:span text:style-name="CharStyle26">1.</text:span></text:p></draw:text-box></draw:frame><draw:frame draw:style-name="fr261" svg:x="9.495cm" svg:y="9.897cm" svg:width="2.117cm" fo:min-height="0.526cm" text:anchor-type="paragraph"><draw:text-box><text:p text:style-name="P3571"><text:span text:style-name="CharStyle26">Taman Lim</text:span></text:p></draw:text-box></draw:frame><draw:frame draw:style-name="fr262" svg:x="18.292cm" svg:y="9.897cm" svg:width="1.067cm" fo:min-height="0.526cm" text:anchor-type="paragraph"><draw:text-box><text:p text:style-name="P4032"><text:span text:style-name="CharStyle26">2,882</text:span></text:p></draw:text-box></draw:frame><draw:frame draw:style-name="fr252" svg:x="8.749cm" svg:y="12.141cm" svg:width="10.626cm" fo:min-height="4.893cm" text:anchor-type="paragraph"><draw:text-box><table:table table:style-name="Table35"><table:table-column table:style-name="Table35.C1"/><table:table-column table:style-name="Table35.C2"/><table:table-column table:style-name="Table35.C3"/><table:table-row table:style-name="Table35.R1"><table:table-cell table:style-name="Table35.Cell1"><text:p text:style-name="P4135"><text:span text:style-name="CharStyle7">3.</text:span></text:p></table:table-cell><table:table-cell table:style-name="Table35.Cell2"><text:p text:style-name="P4137"><text:span text:style-name="CharStyle7">Jalan Silibin</text:span></text:p></table:table-cell><table:table-cell table:style-name="Table35.Cell3"><text:p text:style-name="P4201"><text:span text:style-name="CharStyle7">3,443</text:span></text:p></table:table-cell></table:table-row><table:table-row table:style-name="Table35.R2"><table:table-cell table:style-name="Table35.Cell4"><text:p text:style-name="P4204"><text:span text:style-name="CharStyle7">4.</text:span></text:p></table:table-cell><table:table-cell table:style-name="Table35.Cell5"><text:p text:style-name="P4207"><text:span text:style-name="CharStyle7">Jalan Klian Intan</text:span></text:p></table:table-cell><table:table-cell table:style-name="Table35.Cell6"><text:p text:style-name="P4210"><text:span text:style-name="CharStyle7">3,020</text:span></text:p></table:table-cell></table:table-row><table:table-row table:style-name="Table35.R3"><table:table-cell table:style-name="Table35.Cell7"><text:p text:style-name="P2756"><text:span text:style-name="CharStyle7">5.</text:span></text:p></table:table-cell><table:table-cell table:style-name="Table35.Cell8"><text:p text:style-name="P3067"><text:span text:style-name="CharStyle7">Kampong Kacang Puteh</text:span></text:p></table:table-cell><table:table-cell table:style-name="Table35.Cell9"><text:p text:style-name="P4037"><text:span text:style-name="CharStyle7">6,038</text:span></text:p></table:table-cell></table:table-row><table:table-row table:style-name="Table35.R4"><table:table-cell table:style-name="Table35.Cell10"><text:p text:style-name="P3930"><text:span text:style-name="CharStyle7">6.</text:span></text:p></table:table-cell><table:table-cell table:style-name="Table35.Cell11"><text:p text:style-name="P2368"><text:span text:style-name="CharStyle7">Kampong Baru Buntong</text:span></text:p></table:table-cell><table:table-cell table:style-name="Table35.Cell12"><text:p text:style-name="P2033"><text:span text:style-name="CharStyle7">3,357</text:span></text:p></table:table-cell></table:table-row><table:table-row table:style-name="Table35.R5"><table:table-cell table:style-name="Table35.Cell13"><text:p text:style-name="P2692"><text:span text:style-name="CharStyle7">7.</text:span></text:p></table:table-cell><table:table-cell table:style-name="Table35.Cell14"><text:p text:style-name="P3356"><text:span text:style-name="CharStyle7">Jalan Sungai Pari</text:span></text:p></table:table-cell><table:table-cell table:style-name="Table35.Cell15"><text:p text:style-name="P2493"><text:span text:style-name="CharStyle7">1,935</text:span></text:p></table:table-cell></table:table-row></table:table></draw:text-box></draw:frame><draw:frame draw:style-name="fr248" svg:x="8.758cm" svg:y="11.040cm" svg:width="4.893cm" fo:min-height="0.483cm" text:anchor-type="paragraph"><draw:text-box><text:p text:style-name="P4041"><text:span text:style-name="CharStyle72">2. Jalan Tun Abdul Razak</text:span></text:p></draw:text-box></draw:frame><draw:frame draw:style-name="fr249" svg:x="18.307cm" svg:y="11.040cm" svg:width="1.050cm" fo:min-height="0.483cm" text:anchor-type="paragraph"><draw:text-box><text:p text:style-name="P1752"><text:span text:style-name="CharStyle72">1,933</text:span></text:p></draw:text-box></draw:frame><draw:frame draw:style-name="fr250" svg:x="9.502cm" svg:y="17.602cm" svg:width="1.083cm" fo:min-height="0.526cm" text:anchor-type="paragraph"><draw:text-box><text:p text:style-name="P2470"><text:span text:style-name="CharStyle72">Falim</text:span></text:p></draw:text-box></draw:frame><draw:frame draw:style-name="fr251" svg:x="18.299cm" svg:y="17.602cm" svg:width="1.067cm" fo:min-height="0.526cm" text:anchor-type="paragraph"><draw:text-box><text:p text:style-name="P3594"><text:span text:style-name="CharStyle72">3,417</text:span></text:p></draw:text-box></draw:frame><draw:frame draw:style-name="fr263" svg:x="8.758cm" svg:y="17.602cm" svg:width="0.372cm" fo:min-height="0.526cm" text:anchor-type="paragraph"><draw:text-box><text:p text:style-name="P1694"><text:span text:style-name="CharStyle26">8.</text:span></text:p></draw:text-box></draw:frame><draw:frame draw:style-name="fr264" svg:x="8.749cm" svg:y="18.703cm" svg:width="0.381cm" fo:min-height="0.526cm" text:anchor-type="paragraph"><draw:text-box><text:p text:style-name="P3897"><text:span text:style-name="CharStyle26">9.</text:span></text:p></draw:text-box></draw:frame><draw:frame draw:style-name="fr265" svg:x="9.504cm" svg:y="18.703cm" svg:width="2.268cm" fo:min-height="0.526cm" text:anchor-type="paragraph"><draw:text-box><text:p text:style-name="P3310"><text:span text:style-name="CharStyle26">Desa Rishah</text:span></text:p></draw:text-box></draw:frame><draw:frame draw:style-name="fr266" svg:x="18.613cm" svg:y="18.703cm" svg:width="0.753cm" fo:min-height="0.524cm" text:anchor-type="paragraph"><draw:text-box><text:p text:style-name="P4888"><text:span text:style-name="CharStyle26">650</text:span></text:p></draw:text-box></draw:frame><draw:frame draw:style-name="fr267" svg:x="17.971cm" svg:y="19.837cm" svg:width="1.388cm" fo:min-height="0.482cm" text:anchor-type="paragraph"><draw:text-box><text:h text:outline-level="2" text:style-name="P3011"><text:bookmark-start text:name="bookmark51"/><text:span text:style-name="CharStyle18">26,675</text:span><text:bookmark-end text:name="bookmark51"/></text:h></draw:text-box></draw:frame><draw:frame draw:style-name="fr268" svg:x="2.671cm" svg:y="21.890cm" svg:width="12.210cm" fo:min-height="2.378cm" text:anchor-type="paragraph"><draw:text-box><text:p text:style-name="P1870"><text:span text:style-name="CharStyle26">Jumlah Bilangan Pemilih dalam Bahagian Pilihan Raya Persekutuan<text:line-break/>P. 065 Ipoh Barat:</text:span></text:p><text:p text:style-name="P3704"><text:span text:style-name="CharStyle28">Total Number of Electors in the Federal Constituency of<text:line-break/>P. 065 Ipoh Barat:</text:span></text:p></draw:text-box></draw:frame><draw:frame draw:style-name="fr269" svg:x="17.962cm" svg:y="22.047cm" svg:width="1.397cm" fo:min-height="0.473cm" text:anchor-type="paragraph"><draw:text-box><text:h text:outline-level="2" text:style-name="P3426"><text:bookmark-start text:name="bookmark52"/><text:span text:style-name="CharStyle18">82,041</text:span><text:bookmark-end text:name="bookmark52"/></text:h></draw:text-box></draw:frame></text:p>
        <text:p text:style-name="P758"/>
        <text:p text:style-name="P759"/>
        <text:p text:style-name="P760"/>
        <text:p text:style-name="P761"/>
        <text:p text:style-name="P762"/>
        <text:p text:style-name="P763"/>
        <text:p text:style-name="P764"/>
        <text:p text:style-name="P765"/>
        <text:p text:style-name="P766"/>
        <text:p text:style-name="P767"/>
        <text:p text:style-name="P768"/>
        <text:p text:style-name="P769"/>
        <text:p text:style-name="P770"/>
        <text:p text:style-name="P771"/>
        <text:p text:style-name="P772"/>
        <text:p text:style-name="P773"/>
        <text:p text:style-name="P774"/>
        <text:p text:style-name="P775"/>
        <text:p text:style-name="P776"/>
        <text:p text:style-name="P777"/>
        <text:p text:style-name="P778"/>
        <text:p text:style-name="P779"/>
        <text:p text:style-name="P780"/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</text:section>
      <text:section text:style-name="Sect34" text:name="Section34">
        <text:p text:style-name="P5125"><draw:frame draw:style-name="fr270" svg:x="0.000cm" svg:y="0.000cm" svg:width="16.688cm" fo:min-height="0.002cm" text:anchor-type="paragraph"><draw:text-box><table:table table:style-name="Table36"><table:table-column table:style-name="Table36.C1"/><table:table-column table:style-name="Table36.C2"/><table:table-column table:style-name="Table36.C3"/><table:table-column table:style-name="Table36.C4"/><table:table-row table:style-name="Table36.R1"><table:table-cell table:style-name="Table36.Cell1"><text:p text:style-name="P4180"><text:span text:style-name="CharStyle7">(1)</text:span></text:p></table:table-cell><table:table-cell table:style-name="Table36.Cell2"><text:p text:style-name="P5018"/></table:table-cell><table:table-cell table:style-name="Table36.Cell3"><text:p text:style-name="P1993"><text:span text:style-name="CharStyle7">(2)</text:span></text:p></table:table-cell><table:table-cell table:style-name="Table36.Cell4"><text:p text:style-name="P2691"><text:span text:style-name="CharStyle7">(3)</text:span></text:p></table:table-cell></table:table-row><table:table-row table:style-name="Table36.R2"><table:table-cell table:style-name="Table36.Cell5"><text:p text:style-name="P3681"><text:span text:style-name="CharStyle7">Bahagian Pilihan Raya</text:span></text:p></table:table-cell><table:table-cell table:style-name="Table36.Cell6"><text:p text:style-name="P5018"/></table:table-cell><table:table-cell table:style-name="Table36.Cell7"><text:p text:style-name="P2007"><text:span text:style-name="CharStyle7">Daerah Mengundi</text:span></text:p></table:table-cell><table:table-cell table:style-name="Table36.Cell8"><text:p text:style-name="P3970"><text:span text:style-name="CharStyle7">Bilangan Pemilih</text:span></text:p></table:table-cell></table:table-row><table:table-row table:style-name="Table36.R3"><table:table-cell table:style-name="Table36.Cell9"><text:p text:style-name="P3420"><text:span text:style-name="CharStyle7">Negeri</text:span></text:p></table:table-cell><table:table-cell table:style-name="Table36.Cell10"><text:p text:style-name="P5018"/></table:table-cell><table:table-cell table:style-name="Table36.Cell11"><text:p text:style-name="P5018"/></table:table-cell><table:table-cell table:style-name="Table36.Cell12"><text:p text:style-name="P5018"/></table:table-cell></table:table-row><table:table-row table:style-name="Table36.R4"><table:table-cell table:style-name="Table36.Cell13"><text:p text:style-name="P3074"><text:span text:style-name="CharStyle8">State Constituency</text:span></text:p></table:table-cell><table:table-cell table:style-name="Table36.Cell14"><text:p text:style-name="P5018"/></table:table-cell><table:table-cell table:style-name="Table36.Cell15"><text:p text:style-name="P2180"><text:span text:style-name="CharStyle8">Polling District</text:span></text:p></table:table-cell><table:table-cell table:style-name="Table36.Cell16"><text:p text:style-name="P2853"><text:span text:style-name="CharStyle8">Number of Electors</text:span></text:p></table:table-cell></table:table-row><table:table-row table:style-name="Table36.R5"><table:table-cell table:style-name="Table36.Cell17"><text:p text:style-name="P3372"><text:span text:style-name="CharStyle7">N. 31JELAPANG</text:span></text:p></table:table-cell><table:table-cell table:style-name="Table36.Cell18"><text:p text:style-name="P4020"><text:span text:style-name="CharStyle7">1.</text:span></text:p></table:table-cell><table:table-cell table:style-name="Table36.Cell19"><text:p text:style-name="P3874"><text:span text:style-name="CharStyle7">Jelapang</text:span></text:p></table:table-cell><table:table-cell table:style-name="Table36.Cell20"><text:p text:style-name="P3817"><text:span text:style-name="CharStyle7">3,863</text:span></text:p></table:table-cell></table:table-row><table:table-row table:style-name="Table36.R6"><table:table-cell table:style-name="Table36.Cell21"><text:p text:style-name="P5018"/></table:table-cell><table:table-cell table:style-name="Table36.Cell22"><text:p text:style-name="P4045"><text:span text:style-name="CharStyle7">2.</text:span></text:p></table:table-cell><table:table-cell table:style-name="Table36.Cell23"><text:p text:style-name="P4054"><text:span text:style-name="CharStyle7">Jelapang Utara</text:span></text:p></table:table-cell><table:table-cell table:style-name="Table36.Cell24"><text:p text:style-name="P3879"><text:span text:style-name="CharStyle7">1,898</text:span></text:p></table:table-cell></table:table-row><table:table-row table:style-name="Table36.R7"><table:table-cell table:style-name="Table36.Cell25"><text:p text:style-name="P5018"/></table:table-cell><table:table-cell table:style-name="Table36.Cell26"><text:p text:style-name="P4051"><text:span text:style-name="CharStyle7">3.</text:span></text:p></table:table-cell><table:table-cell table:style-name="Table36.Cell27"><text:p text:style-name="P2130"><text:span text:style-name="CharStyle7">Jelapang Tengah</text:span></text:p></table:table-cell><table:table-cell table:style-name="Table36.Cell28"><text:p text:style-name="P1934"><text:span text:style-name="CharStyle7">429</text:span></text:p></table:table-cell></table:table-row><table:table-row table:style-name="Table36.R8"><table:table-cell table:style-name="Table36.Cell29"><text:p text:style-name="P5018"/></table:table-cell><table:table-cell table:style-name="Table36.Cell30"><text:p text:style-name="P4564"><text:span text:style-name="CharStyle7">4.</text:span></text:p></table:table-cell><table:table-cell table:style-name="Table36.Cell31"><text:p text:style-name="P4038"><text:span text:style-name="CharStyle7">Jelapang Barat</text:span></text:p></table:table-cell><table:table-cell table:style-name="Table36.Cell32"><text:p text:style-name="P3454"><text:span text:style-name="CharStyle7">530</text:span></text:p></table:table-cell></table:table-row><table:table-row table:style-name="Table36.R9"><table:table-cell table:style-name="Table36.Cell33"><text:p text:style-name="P5018"/></table:table-cell><table:table-cell table:style-name="Table36.Cell34"><text:p text:style-name="P2311"><text:span text:style-name="CharStyle7">5.</text:span></text:p></table:table-cell><table:table-cell table:style-name="Table36.Cell35"><text:p text:style-name="P2982"><text:span text:style-name="CharStyle7">Jelapang Selatan</text:span></text:p></table:table-cell><table:table-cell table:style-name="Table36.Cell36"><text:p text:style-name="P2653"><text:span text:style-name="CharStyle7">868</text:span></text:p></table:table-cell></table:table-row><table:table-row table:style-name="Table36.R10"><table:table-cell table:style-name="Table36.Cell37"><text:p text:style-name="P5018"/></table:table-cell><table:table-cell table:style-name="Table36.Cell38"><text:p text:style-name="P1829"><text:span text:style-name="CharStyle7">6.</text:span></text:p></table:table-cell><table:table-cell table:style-name="Table36.Cell39"><text:p text:style-name="P3560"><text:span text:style-name="CharStyle7">Jelapang Timor</text:span></text:p></table:table-cell><table:table-cell table:style-name="Table36.Cell40"><text:p text:style-name="P3416"><text:span text:style-name="CharStyle7">643</text:span></text:p></table:table-cell></table:table-row><table:table-row table:style-name="Table36.R11"><table:table-cell table:style-name="Table36.Cell41"><text:p text:style-name="P5018"/></table:table-cell><table:table-cell table:style-name="Table36.Cell42"><text:p text:style-name="P2699"><text:span text:style-name="CharStyle7">7.</text:span></text:p></table:table-cell><table:table-cell table:style-name="Table36.Cell43"><text:p text:style-name="P4546"><text:span text:style-name="CharStyle7">Taman Pertama</text:span></text:p></table:table-cell><table:table-cell table:style-name="Table36.Cell44"><text:p text:style-name="P2625"><text:span text:style-name="CharStyle7">6,094</text:span></text:p></table:table-cell></table:table-row><table:table-row table:style-name="Table36.R12"><table:table-cell table:style-name="Table36.Cell45"><text:p text:style-name="P5018"/></table:table-cell><table:table-cell table:style-name="Table36.Cell46"><text:p text:style-name="P3939"><text:span text:style-name="CharStyle7">8.</text:span></text:p></table:table-cell><table:table-cell table:style-name="Table36.Cell47"><text:p text:style-name="P3688"><text:span text:style-name="CharStyle7">Papan</text:span></text:p></table:table-cell><table:table-cell table:style-name="Table36.Cell48"><text:p text:style-name="P3608"><text:span text:style-name="CharStyle7">1,609</text:span></text:p></table:table-cell></table:table-row><table:table-row table:style-name="Table36.R13"><table:table-cell table:style-name="Table36.Cell49"><text:p text:style-name="P5018"/></table:table-cell><table:table-cell table:style-name="Table36.Cell50"><text:p text:style-name="P3614"><text:span text:style-name="CharStyle7">9.</text:span></text:p></table:table-cell><table:table-cell table:style-name="Table36.Cell51"><text:p text:style-name="P3952"><text:span text:style-name="CharStyle7">Silibin</text:span></text:p></table:table-cell><table:table-cell table:style-name="Table36.Cell52"><text:p text:style-name="P2762"><text:span text:style-name="CharStyle7">1,537</text:span></text:p></table:table-cell></table:table-row><table:table-row table:style-name="Table36.R14"><table:table-cell table:style-name="Table36.Cell53"><text:p text:style-name="P5018"/></table:table-cell><table:table-cell table:style-name="Table36.Cell54"><text:p text:style-name="P4053"><text:span text:style-name="CharStyle7">10.</text:span></text:p></table:table-cell><table:table-cell table:style-name="Table36.Cell55"><text:p text:style-name="P3333"><text:span text:style-name="CharStyle7">Taman Rishah</text:span></text:p></table:table-cell><table:table-cell table:style-name="Table36.Cell56"><text:p text:style-name="P3092"><text:span text:style-name="CharStyle7">1,887</text:span></text:p></table:table-cell></table:table-row><table:table-row table:style-name="Table36.R15"><table:table-cell table:style-name="Table36.Cell57"><text:p text:style-name="P5018"/></table:table-cell><table:table-cell table:style-name="Table36.Cell58"><text:p text:style-name="P2196"><text:span text:style-name="CharStyle7">11.</text:span></text:p></table:table-cell><table:table-cell table:style-name="Table36.Cell59"><text:p text:style-name="P2394"><text:span text:style-name="CharStyle7">Bukit Kledang</text:span></text:p></table:table-cell><table:table-cell table:style-name="Table36.Cell60"><text:p text:style-name="P3068"><text:span text:style-name="CharStyle7">3,818</text:span></text:p></table:table-cell></table:table-row><table:table-row table:style-name="Table36.R16"><table:table-cell table:style-name="Table36.Cell61"><text:p text:style-name="P5018"/></table:table-cell><table:table-cell table:style-name="Table36.Cell62"><text:p text:style-name="P5018"/></table:table-cell><table:table-cell table:style-name="Table36.Cell63"><text:p text:style-name="P5018"/></table:table-cell><table:table-cell table:style-name="Table36.Cell64"><text:p text:style-name="P1611"><text:span text:style-name="CharStyle7">23,176</text:span></text:p></table:table-cell></table:table-row><table:table-row table:style-name="Table36.R17"><table:table-cell table:style-name="Table36.Cell65"><text:p text:style-name="P3583"><text:span text:style-name="CharStyle7">N. 32 MENGLEMBU</text:span></text:p></table:table-cell><table:table-cell table:style-name="Table36.Cell66"><text:p text:style-name="P4005"><text:span text:style-name="CharStyle7">1.</text:span></text:p></table:table-cell><table:table-cell table:style-name="Table36.Cell67"><text:p text:style-name="P2431"><text:span text:style-name="CharStyle7">Awana</text:span></text:p></table:table-cell><table:table-cell table:style-name="Table36.Cell68"><text:p text:style-name="P4568"><text:span text:style-name="CharStyle7">6,809</text:span></text:p></table:table-cell></table:table-row><table:table-row table:style-name="Table36.R18"><table:table-cell table:style-name="Table36.Cell69"><text:p text:style-name="P5018"/></table:table-cell><table:table-cell table:style-name="Table36.Cell70"><text:p text:style-name="P2675"><text:span text:style-name="CharStyle7">2.</text:span></text:p></table:table-cell><table:table-cell table:style-name="Table36.Cell71"><text:p text:style-name="P2168"><text:span text:style-name="CharStyle7">Menglembu Barat</text:span></text:p></table:table-cell><table:table-cell table:style-name="Table36.Cell72"><text:p text:style-name="P4591"><text:span text:style-name="CharStyle7">3,330</text:span></text:p></table:table-cell></table:table-row><table:table-row table:style-name="Table36.R19"><table:table-cell table:style-name="Table36.Cell73"><text:p text:style-name="P5018"/></table:table-cell><table:table-cell table:style-name="Table36.Cell74"><text:p text:style-name="P2441"><text:span text:style-name="CharStyle7">3.</text:span></text:p></table:table-cell><table:table-cell table:style-name="Table36.Cell75"><text:p text:style-name="P3062"><text:span text:style-name="CharStyle7">Menglembu Lama</text:span></text:p></table:table-cell><table:table-cell table:style-name="Table36.Cell76"><text:p text:style-name="P3105"><text:span text:style-name="CharStyle7">3,834</text:span></text:p></table:table-cell></table:table-row><table:table-row table:style-name="Table36.R20"><table:table-cell table:style-name="Table36.Cell77"><text:p text:style-name="P5018"/></table:table-cell><table:table-cell table:style-name="Table36.Cell78"><text:p text:style-name="P2205"><text:span text:style-name="CharStyle7">4.</text:span></text:p></table:table-cell><table:table-cell table:style-name="Table36.Cell79"><text:p text:style-name="P3439"><text:span text:style-name="CharStyle7">Menglembu Selatan</text:span></text:p></table:table-cell><table:table-cell table:style-name="Table36.Cell80"><text:p text:style-name="P2224"><text:span text:style-name="CharStyle7">3,570</text:span></text:p></table:table-cell></table:table-row><table:table-row table:style-name="Table36.R21"><table:table-cell table:style-name="Table36.Cell81"><text:p text:style-name="P5018"/></table:table-cell><table:table-cell table:style-name="Table36.Cell82"><text:p text:style-name="P4448"><text:span text:style-name="CharStyle7">5.</text:span></text:p></table:table-cell><table:table-cell table:style-name="Table36.Cell83"><text:p text:style-name="P2207"><text:span text:style-name="CharStyle7">Bukit Merah Barat</text:span></text:p></table:table-cell><table:table-cell table:style-name="Table36.Cell84"><text:p text:style-name="P2874"><text:span text:style-name="CharStyle7">1,289</text:span></text:p></table:table-cell></table:table-row><table:table-row table:style-name="Table36.R22"><table:table-cell table:style-name="Table36.Cell85"><text:p text:style-name="P5018"/></table:table-cell><table:table-cell table:style-name="Table36.Cell86"><text:p text:style-name="P1939"><text:span text:style-name="CharStyle7">6.</text:span></text:p></table:table-cell><table:table-cell table:style-name="Table36.Cell87"><text:p text:style-name="P3798"><text:span text:style-name="CharStyle7">Bukit Merah Timor</text:span></text:p></table:table-cell><table:table-cell table:style-name="Table36.Cell88"><text:p text:style-name="P2388"><text:span text:style-name="CharStyle7">1,156</text:span></text:p></table:table-cell></table:table-row></table:table><text:p text:style-name="P4583"><text:span text:style-name="CharStyle117">39</text:span></text:p></draw:text-box></draw:frame></text:p>
        <text:p text:style-name="P798"/>
      </text:section>
      <text:section text:style-name="Sect35" text:name="Section35">
        <text:p text:style-name="P5126"><draw:frame draw:style-name="fr272" svg:x="0.000cm" svg:y="0.000cm" svg:width="16.307cm" fo:min-height="0.002cm" text:anchor-type="paragraph"><draw:text-box><table:table table:style-name="Table37"><table:table-column table:style-name="Table37.C1"/><table:table-column table:style-name="Table37.C2"/><table:table-column table:style-name="Table37.C3"/><table:table-row table:style-name="Table37.R1"><table:table-cell table:style-name="Table37.Cell1"><text:p text:style-name="P4555"><text:span text:style-name="CharStyle7">(1)</text:span></text:p></table:table-cell><table:table-cell table:style-name="Table37.Cell2"><text:p text:style-name="P2723"><text:span text:style-name="CharStyle7">(2)</text:span></text:p></table:table-cell><table:table-cell table:style-name="Table37.Cell3"><text:p text:style-name="P3968"><text:span text:style-name="CharStyle7">(3)</text:span></text:p></table:table-cell></table:table-row><table:table-row table:style-name="Table37.R2"><table:table-cell table:style-name="Table37.Cell4"><text:p text:style-name="P4060"><text:span text:style-name="CharStyle7">Bahagian Pilihan Raya</text:span></text:p></table:table-cell><table:table-cell table:style-name="Table37.Cell5"><text:p text:style-name="P3058"><text:span text:style-name="CharStyle7">Daerah Mengundi</text:span></text:p></table:table-cell><table:table-cell table:style-name="Table37.Cell6"><text:p text:style-name="P3193"><text:span text:style-name="CharStyle7">Bilangan Pemilih</text:span></text:p></table:table-cell></table:table-row><table:table-row table:style-name="Table37.R3"><table:table-cell table:style-name="Table37.Cell7"><text:p text:style-name="P1957"><text:span text:style-name="CharStyle7">Negeri</text:span></text:p></table:table-cell><table:table-cell table:style-name="Table37.Cell8"><text:p text:style-name="P5018"/></table:table-cell><table:table-cell table:style-name="Table37.Cell9"><text:p text:style-name="P5018"/></table:table-cell></table:table-row><table:table-row table:style-name="Table37.R4"><table:table-cell table:style-name="Table37.Cell10"><text:p text:style-name="P3483"><text:span text:style-name="CharStyle8">State Constituency</text:span></text:p></table:table-cell><table:table-cell table:style-name="Table37.Cell11"><text:p text:style-name="P3478"><text:span text:style-name="CharStyle8">Polling District</text:span></text:p></table:table-cell><table:table-cell table:style-name="Table37.Cell12"><text:p text:style-name="P2985"><text:span text:style-name="CharStyle8">Number of Electors</text:span></text:p></table:table-cell></table:table-row><table:table-row table:style-name="Table37.R5"><table:table-cell table:style-name="Table37.Cell13"><text:p text:style-name="P5018"/></table:table-cell><table:table-cell table:style-name="Table37.Cell14"><text:p text:style-name="P4636"><text:span text:style-name="CharStyle7">7. Bukit Merah Tengah</text:span></text:p></table:table-cell><table:table-cell table:style-name="Table37.Cell15"><text:p text:style-name="P2750"><text:span text:style-name="CharStyle7">1,073</text:span></text:p></table:table-cell></table:table-row><table:table-row table:style-name="Table37.R6"><table:table-cell table:style-name="Table37.Cell16"><text:p text:style-name="P5018"/></table:table-cell><table:table-cell table:style-name="Table37.Cell17"><text:p text:style-name="P1756"><text:span text:style-name="CharStyle7">8. Bukit Merah Barat Daya</text:span></text:p></table:table-cell><table:table-cell table:style-name="Table37.Cell18"><text:p text:style-name="P2498"><text:span text:style-name="CharStyle7">1,076</text:span></text:p></table:table-cell></table:table-row><table:table-row table:style-name="Table37.R7"><table:table-cell table:style-name="Table37.Cell19"><text:p text:style-name="P5018"/></table:table-cell><table:table-cell table:style-name="Table37.Cell20"><text:p text:style-name="P1651"><text:span text:style-name="CharStyle7">9. Bukit Merah Selatan</text:span></text:p></table:table-cell><table:table-cell table:style-name="Table37.Cell21"><text:p text:style-name="P3691"><text:span text:style-name="CharStyle7">1,081</text:span></text:p></table:table-cell></table:table-row><table:table-row table:style-name="Table37.R8"><table:table-cell table:style-name="Table37.Cell22"><text:p text:style-name="P5018"/></table:table-cell><table:table-cell table:style-name="Table37.Cell23"><text:p text:style-name="P3354"><text:span text:style-name="CharStyle7">10. Bandar Baru Menglembu</text:span></text:p></table:table-cell><table:table-cell table:style-name="Table37.Cell24"><text:p text:style-name="P2147"><text:span text:style-name="CharStyle7">3,312</text:span></text:p></table:table-cell></table:table-row><table:table-row table:style-name="Table37.R9"><table:table-cell table:style-name="Table37.Cell25"><text:p text:style-name="P5018"/></table:table-cell><table:table-cell table:style-name="Table37.Cell26"><text:p text:style-name="P3201"><text:span text:style-name="CharStyle7">11. Lahat</text:span></text:p></table:table-cell><table:table-cell table:style-name="Table37.Cell27"><text:p text:style-name="P1964"><text:span text:style-name="CharStyle7">2,200</text:span></text:p></table:table-cell></table:table-row><table:table-row table:style-name="Table37.R10"><table:table-cell table:style-name="Table37.Cell28"><text:p text:style-name="P5018"/></table:table-cell><table:table-cell table:style-name="Table37.Cell29"><text:p text:style-name="P5018"/></table:table-cell><table:table-cell table:style-name="Table37.Cell30"><text:p text:style-name="P4062"><text:span text:style-name="CharStyle7">28,730</text:span></text:p></table:table-cell></table:table-row><table:table-row table:style-name="Table37.R11"><table:table-cell table:style-name="Table37.Cell31"><text:p text:style-name="P3591"><text:span text:style-name="CharStyle7">33 TRONOH</text:span></text:p></table:table-cell><table:table-cell table:style-name="Table37.Cell32"><text:p text:style-name="P4010"><text:span text:style-name="CharStyle7">1. Jalan Siputeh</text:span></text:p></table:table-cell><table:table-cell table:style-name="Table37.Cell33"><text:p text:style-name="P4003"><text:span text:style-name="CharStyle7">1,710</text:span></text:p></table:table-cell></table:table-row><table:table-row table:style-name="Table37.R12"><table:table-cell table:style-name="Table37.Cell34"><text:p text:style-name="P5018"/></table:table-cell><table:table-cell table:style-name="Table37.Cell35"><text:p text:style-name="P2497"><text:span text:style-name="CharStyle7">2. Jalan Lahat</text:span></text:p></table:table-cell><table:table-cell table:style-name="Table37.Cell36"><text:p text:style-name="P4315"><text:span text:style-name="CharStyle7">717</text:span></text:p></table:table-cell></table:table-row><table:table-row table:style-name="Table37.R13"><table:table-cell table:style-name="Table37.Cell37"><text:p text:style-name="P5018"/></table:table-cell><table:table-cell table:style-name="Table37.Cell38"><text:p text:style-name="P2366"><text:span text:style-name="CharStyle7">3. Penempatan India</text:span></text:p></table:table-cell><table:table-cell table:style-name="Table37.Cell39"><text:p text:style-name="P2176"><text:span text:style-name="CharStyle7">2,429</text:span></text:p></table:table-cell></table:table-row><table:table-row table:style-name="Table37.R14"><table:table-cell table:style-name="Table37.Cell40"><text:p text:style-name="P5018"/></table:table-cell><table:table-cell table:style-name="Table37.Cell41"><text:p text:style-name="P4366"><text:span text:style-name="CharStyle7">4. Batu Gajah Utara</text:span></text:p></table:table-cell><table:table-cell table:style-name="Table37.Cell42"><text:p text:style-name="P3503"><text:span text:style-name="CharStyle7">1,418</text:span></text:p></table:table-cell></table:table-row><table:table-row table:style-name="Table37.R15"><table:table-cell table:style-name="Table37.Cell43"><text:p text:style-name="P5018"/></table:table-cell><table:table-cell table:style-name="Table37.Cell44"><text:p text:style-name="P3997"><text:span text:style-name="CharStyle7">5. Batu Gajah Selatan</text:span></text:p></table:table-cell><table:table-cell table:style-name="Table37.Cell45"><text:p text:style-name="P3564"><text:span text:style-name="CharStyle7">3,543</text:span></text:p></table:table-cell></table:table-row><table:table-row table:style-name="Table37.R16"><table:table-cell table:style-name="Table37.Cell46"><text:p text:style-name="P5018"/></table:table-cell><table:table-cell table:style-name="Table37.Cell47"><text:p text:style-name="P3552"><text:span text:style-name="CharStyle7">6. Bemban</text:span></text:p></table:table-cell><table:table-cell table:style-name="Table37.Cell48"><text:p text:style-name="P2201"><text:span text:style-name="CharStyle7">3,031</text:span></text:p></table:table-cell></table:table-row><table:table-row table:style-name="Table37.R17"><table:table-cell table:style-name="Table37.Cell49"><text:p text:style-name="P5018"/></table:table-cell><table:table-cell table:style-name="Table37.Cell50"><text:p text:style-name="P4064"><text:span text:style-name="CharStyle7">7. Pekan Pusing</text:span></text:p></table:table-cell><table:table-cell table:style-name="Table37.Cell51"><text:p text:style-name="P1736"><text:span text:style-name="CharStyle7">2,843</text:span></text:p></table:table-cell></table:table-row><table:table-row table:style-name="Table37.R18"><table:table-cell table:style-name="Table37.Cell52"><text:p text:style-name="P5018"/></table:table-cell><table:table-cell table:style-name="Table37.Cell53"><text:p text:style-name="P1879"><text:span text:style-name="CharStyle7">8. Gunong Hijau</text:span></text:p></table:table-cell><table:table-cell table:style-name="Table37.Cell54"><text:p text:style-name="P4036"><text:span text:style-name="CharStyle7">2,209</text:span></text:p></table:table-cell></table:table-row><table:table-row table:style-name="Table37.R19"><table:table-cell table:style-name="Table37.Cell55"><text:p text:style-name="P5018"/></table:table-cell><table:table-cell table:style-name="Table37.Cell56"><text:p text:style-name="P4219"><text:span text:style-name="CharStyle7">9. Siputeh</text:span></text:p></table:table-cell><table:table-cell table:style-name="Table37.Cell57"><text:p text:style-name="P2316"><text:span text:style-name="CharStyle7">1,496</text:span></text:p></table:table-cell></table:table-row><table:table-row table:style-name="Table37.R20"><table:table-cell table:style-name="Table37.Cell58"><text:p text:style-name="P5018"/></table:table-cell><table:table-cell table:style-name="Table37.Cell59"><text:p text:style-name="P3197"><text:span text:style-name="CharStyle7">10. Nalla</text:span></text:p></table:table-cell><table:table-cell table:style-name="Table37.Cell60"><text:p text:style-name="P4068"><text:span text:style-name="CharStyle7">2,099</text:span></text:p></table:table-cell></table:table-row><table:table-row table:style-name="Table37.R21"><table:table-cell table:style-name="Table37.Cell61"><text:p text:style-name="P5018"/></table:table-cell><table:table-cell table:style-name="Table37.Cell62"><text:p text:style-name="P3618"><text:span text:style-name="CharStyle7">11. Tronoh</text:span></text:p></table:table-cell><table:table-cell table:style-name="Table37.Cell63"><text:p text:style-name="P3392"><text:span text:style-name="CharStyle7">2,098</text:span></text:p></table:table-cell></table:table-row><table:table-row table:style-name="Table37.R22"><table:table-cell table:style-name="Table37.Cell64"><text:p text:style-name="P5018"/></table:table-cell><table:table-cell table:style-name="Table37.Cell65"><text:p text:style-name="P3739"><text:span text:style-name="CharStyle7">12. Kampong Bali</text:span></text:p></table:table-cell><table:table-cell table:style-name="Table37.Cell66"><text:p text:style-name="P4261"><text:span text:style-name="CharStyle7">2,432</text:span></text:p></table:table-cell></table:table-row></table:table><text:p text:style-name="P4984"><text:span text:style-name="CharStyle124">26,025</text:span></text:p></draw:text-box></draw:frame></text:p>
        <text:p text:style-name="P801"/>
      </text:section>
      <text:section text:style-name="Sect36" text:name="Section36">
        <text:h text:outline-level="1" text:style-name="P5127"><text:bookmark-start text:name="bookmark53"/><text:span text:style-name="CharStyle127">(</text:span><text:span text:style-name="CharStyle128">1</text:span><text:span text:style-name="CharStyle127">) (</text:span><text:span text:style-name="CharStyle128">2</text:span><text:span text:style-name="CharStyle127">)</text:span><text:bookmark-end text:name="bookmark53"/></text:h>
        <text:p text:style-name="P4553"><draw:frame draw:style-name="fr274" svg:x="15.794cm" svg:y="0.000cm" svg:width="3.565cm" fo:min-height="3.955cm" text:anchor-type="paragraph"><draw:text-box><text:p text:style-name="P4291"><text:span text:style-name="CharStyle26">(3)</text:span></text:p><text:p text:style-name="P4103"><text:span text:style-name="CharStyle26">Bilangan Pemilih</text:span></text:p><text:p text:style-name="P1753"><text:span text:style-name="CharStyle28">Number of Electors<text:line-break/></text:span><text:span text:style-name="CharStyle119">77,931</text:span></text:p></draw:text-box></draw:frame><text:span text:style-name="CharStyle7">Bahagian Pilihan Raya<text:tab/>Daerah<text:tab/>Mengundi</text:span></text:p>
        <text:p text:style-name="P2650"><text:span text:style-name="CharStyle7">Negeri</text:span></text:p>
        <text:p text:style-name="P4703"><text:span text:style-name="CharStyle33">State Constituency<text:tab/>Polling<text:tab/>District</text:span></text:p>
        <text:p text:style-name="P3480"><text:span text:style-name="CharStyle7">Jumlah Bilangan Pemilih dalam Bahagian Pilihan Raya Persekutuan<text:line-break/>P. 066 Batu Gajah:</text:span></text:p>
        <text:p text:style-name="P2761"><text:span text:style-name="CharStyle33">Total Number of Electors in the Federal Constituency of<text:line-break/>P. 066 Batu Gajah:</text:span></text:p>
        <text:p text:style-name="P4070"><text:span text:style-name="CharStyle13">41</text:span></text:p>
      </text:section>
      <text:section text:style-name="Sect37" text:name="Section37">
        <text:p text:style-name="P5128"><draw:frame draw:style-name="fr275" svg:x="0.000cm" svg:y="0.000cm" svg:width="16.688cm" fo:min-height="0.002cm" text:anchor-type="paragraph"><draw:text-box><table:table table:style-name="Table38"><table:table-column table:style-name="Table38.C1"/><table:table-column table:style-name="Table38.C2"/><table:table-column table:style-name="Table38.C3"/><table:table-column table:style-name="Table38.C4"/><table:table-row table:style-name="Table38.R1"><table:table-cell table:style-name="Table38.Cell1"><text:p text:style-name="P4644"><text:span text:style-name="CharStyle7">(1)</text:span></text:p></table:table-cell><table:table-cell table:style-name="Table38.Cell2"><text:p text:style-name="P5018"/></table:table-cell><table:table-cell table:style-name="Table38.Cell3"><text:p text:style-name="P3050"><text:span text:style-name="CharStyle7">(2)</text:span></text:p></table:table-cell><table:table-cell table:style-name="Table38.Cell4"><text:p text:style-name="P1819"><text:span text:style-name="CharStyle7">(3)</text:span></text:p></table:table-cell></table:table-row><table:table-row table:style-name="Table38.R2"><table:table-cell table:style-name="Table38.Cell5"><text:p text:style-name="P2046"><text:span text:style-name="CharStyle7">Bahagian Pilihan Raya<text:line-break/>Negeri</text:span></text:p></table:table-cell><table:table-cell table:style-name="Table38.Cell6"><text:p text:style-name="P5018"/></table:table-cell><table:table-cell table:style-name="Table38.Cell7"><text:p text:style-name="P4662"><text:span text:style-name="CharStyle7">Daerah Mengundi</text:span></text:p></table:table-cell><table:table-cell table:style-name="Table38.Cell8"><text:p text:style-name="P1781"><text:span text:style-name="CharStyle7">Bilangan Pemilih</text:span></text:p></table:table-cell></table:table-row><table:table-row table:style-name="Table38.R3"><table:table-cell table:style-name="Table38.Cell9"><text:p text:style-name="P2558"><text:span text:style-name="CharStyle8">State Constituency</text:span></text:p></table:table-cell><table:table-cell table:style-name="Table38.Cell10"><text:p text:style-name="P5018"/></table:table-cell><table:table-cell table:style-name="Table38.Cell11"><text:p text:style-name="P4402"><text:span text:style-name="CharStyle8">Polling District</text:span></text:p></table:table-cell><table:table-cell table:style-name="Table38.Cell12"><text:p text:style-name="P4072"><text:span text:style-name="CharStyle8">Number of Electors</text:span></text:p></table:table-cell></table:table-row><table:table-row table:style-name="Table38.R4"><table:table-cell table:style-name="Table38.Cell13"><text:p text:style-name="P2976"><text:span text:style-name="CharStyle7">N. 34 BUKIT CHANDAN</text:span></text:p></table:table-cell><table:table-cell table:style-name="Table38.Cell14"><text:p text:style-name="P1733"><text:span text:style-name="CharStyle7">1.</text:span></text:p></table:table-cell><table:table-cell table:style-name="Table38.Cell15"><text:p text:style-name="P2451"><text:span text:style-name="CharStyle7">Jalan Kangsar</text:span></text:p></table:table-cell><table:table-cell table:style-name="Table38.Cell16"><text:p text:style-name="P3128"><text:span text:style-name="CharStyle7">1,854</text:span></text:p></table:table-cell></table:table-row><table:table-row table:style-name="Table38.R5"><table:table-cell table:style-name="Table38.Cell17"><text:p text:style-name="P5018"/></table:table-cell><table:table-cell table:style-name="Table38.Cell18"><text:p text:style-name="P4066"><text:span text:style-name="CharStyle7">2.</text:span></text:p></table:table-cell><table:table-cell table:style-name="Table38.Cell19"><text:p text:style-name="P4078"><text:span text:style-name="CharStyle7">Jalan Datoh</text:span></text:p></table:table-cell><table:table-cell table:style-name="Table38.Cell20"><text:p text:style-name="P4080"><text:span text:style-name="CharStyle7">469</text:span></text:p></table:table-cell></table:table-row><table:table-row table:style-name="Table38.R6"><table:table-cell table:style-name="Table38.Cell21"><text:p text:style-name="P5018"/></table:table-cell><table:table-cell table:style-name="Table38.Cell22"><text:p text:style-name="P2711"><text:span text:style-name="CharStyle7">3.</text:span></text:p></table:table-cell><table:table-cell table:style-name="Table38.Cell23"><text:p text:style-name="P3395"><text:span text:style-name="CharStyle7">Jalan Dato Sagor</text:span></text:p></table:table-cell><table:table-cell table:style-name="Table38.Cell24"><text:p text:style-name="P2193"><text:span text:style-name="CharStyle7">1,080</text:span></text:p></table:table-cell></table:table-row><table:table-row table:style-name="Table38.R7"><table:table-cell table:style-name="Table38.Cell25"><text:p text:style-name="P5018"/></table:table-cell><table:table-cell table:style-name="Table38.Cell26"><text:p text:style-name="P3231"><text:span text:style-name="CharStyle7">4.</text:span></text:p></table:table-cell><table:table-cell table:style-name="Table38.Cell27"><text:p text:style-name="P2013"><text:span text:style-name="CharStyle7">Kampong Talang</text:span></text:p></table:table-cell><table:table-cell table:style-name="Table38.Cell28"><text:p text:style-name="P4940"><text:span text:style-name="CharStyle7">1,877</text:span></text:p></table:table-cell></table:table-row><table:table-row table:style-name="Table38.R8"><table:table-cell table:style-name="Table38.Cell29"><text:p text:style-name="P5018"/></table:table-cell><table:table-cell table:style-name="Table38.Cell30"><text:p text:style-name="P3859"><text:span text:style-name="CharStyle7">5.</text:span></text:p></table:table-cell><table:table-cell table:style-name="Table38.Cell31"><text:p text:style-name="P4782"><text:span text:style-name="CharStyle7">Kampong Pajak Potong</text:span></text:p></table:table-cell><table:table-cell table:style-name="Table38.Cell32"><text:p text:style-name="P3152"><text:span text:style-name="CharStyle7">228</text:span></text:p></table:table-cell></table:table-row><table:table-row table:style-name="Table38.R9"><table:table-cell table:style-name="Table38.Cell33"><text:p text:style-name="P5018"/></table:table-cell><table:table-cell table:style-name="Table38.Cell34"><text:p text:style-name="P2240"><text:span text:style-name="CharStyle7">6.</text:span></text:p></table:table-cell><table:table-cell table:style-name="Table38.Cell35"><text:p text:style-name="P2911"><text:span text:style-name="CharStyle7">Kampong Sayong Lembah</text:span></text:p></table:table-cell><table:table-cell table:style-name="Table38.Cell36"><text:p text:style-name="P3682"><text:span text:style-name="CharStyle7">1,889</text:span></text:p></table:table-cell></table:table-row><table:table-row table:style-name="Table38.R10"><table:table-cell table:style-name="Table38.Cell37"><text:p text:style-name="P5018"/></table:table-cell><table:table-cell table:style-name="Table38.Cell38"><text:p text:style-name="P4628"><text:span text:style-name="CharStyle7">7.</text:span></text:p></table:table-cell><table:table-cell table:style-name="Table38.Cell39"><text:p text:style-name="P3475"><text:span text:style-name="CharStyle7">Bukit Resident</text:span></text:p></table:table-cell><table:table-cell table:style-name="Table38.Cell40"><text:p text:style-name="P3635"><text:span text:style-name="CharStyle7">1,647</text:span></text:p></table:table-cell></table:table-row><table:table-row table:style-name="Table38.R11"><table:table-cell table:style-name="Table38.Cell41"><text:p text:style-name="P5018"/></table:table-cell><table:table-cell table:style-name="Table38.Cell42"><text:p text:style-name="P3230"><text:span text:style-name="CharStyle7">8.</text:span></text:p></table:table-cell><table:table-cell table:style-name="Table38.Cell43"><text:p text:style-name="P4709"><text:span text:style-name="CharStyle7">Bukit Chandan</text:span></text:p></table:table-cell><table:table-cell table:style-name="Table38.Cell44"><text:p text:style-name="P2694"><text:span text:style-name="CharStyle7">2,779</text:span></text:p></table:table-cell></table:table-row><table:table-row table:style-name="Table38.R12"><table:table-cell table:style-name="Table38.Cell45"><text:p text:style-name="P5018"/></table:table-cell><table:table-cell table:style-name="Table38.Cell46"><text:p text:style-name="P1754"><text:span text:style-name="CharStyle7">9.</text:span></text:p></table:table-cell><table:table-cell table:style-name="Table38.Cell47"><text:p text:style-name="P4737"><text:span text:style-name="CharStyle7">Bendang Kering</text:span></text:p></table:table-cell><table:table-cell table:style-name="Table38.Cell48"><text:p text:style-name="P4259"><text:span text:style-name="CharStyle7">965</text:span></text:p></table:table-cell></table:table-row><table:table-row table:style-name="Table38.R13"><table:table-cell table:style-name="Table38.Cell49"><text:p text:style-name="P5018"/></table:table-cell><table:table-cell table:style-name="Table38.Cell50"><text:p text:style-name="P2237"><text:span text:style-name="CharStyle7">10.</text:span></text:p></table:table-cell><table:table-cell table:style-name="Table38.Cell51"><text:p text:style-name="P4174"><text:span text:style-name="CharStyle7">Menora</text:span></text:p></table:table-cell><table:table-cell table:style-name="Table38.Cell52"><text:p text:style-name="P1656"><text:span text:style-name="CharStyle7">1,110</text:span></text:p></table:table-cell></table:table-row><table:table-row table:style-name="Table38.R14"><table:table-cell table:style-name="Table38.Cell53"><text:p text:style-name="P5018"/></table:table-cell><table:table-cell table:style-name="Table38.Cell54"><text:p text:style-name="P2671"><text:span text:style-name="CharStyle7">11.</text:span></text:p></table:table-cell><table:table-cell table:style-name="Table38.Cell55"><text:p text:style-name="P4866"><text:span text:style-name="CharStyle7">Senggang</text:span></text:p></table:table-cell><table:table-cell table:style-name="Table38.Cell56"><text:p text:style-name="P3675"><text:span text:style-name="CharStyle7">661</text:span></text:p></table:table-cell></table:table-row><table:table-row table:style-name="Table38.R15"><table:table-cell table:style-name="Table38.Cell57"><text:p text:style-name="P5018"/></table:table-cell><table:table-cell table:style-name="Table38.Cell58"><text:p text:style-name="P3262"><text:span text:style-name="CharStyle7">12.</text:span></text:p></table:table-cell><table:table-cell table:style-name="Table38.Cell59"><text:p text:style-name="P2055"><text:span text:style-name="CharStyle7">Seberang Manong</text:span></text:p></table:table-cell><table:table-cell table:style-name="Table38.Cell60"><text:p text:style-name="P2732"><text:span text:style-name="CharStyle7">309</text:span></text:p></table:table-cell></table:table-row><table:table-row table:style-name="Table38.R16"><table:table-cell table:style-name="Table38.Cell61"><text:p text:style-name="P5018"/></table:table-cell><table:table-cell table:style-name="Table38.Cell62"><text:p text:style-name="P4087"><text:span text:style-name="CharStyle7">13.</text:span></text:p></table:table-cell><table:table-cell table:style-name="Table38.Cell63"><text:p text:style-name="P4093"><text:span text:style-name="CharStyle7">Bekor</text:span></text:p></table:table-cell><table:table-cell table:style-name="Table38.Cell64"><text:p text:style-name="P4096"><text:span text:style-name="CharStyle7">825</text:span></text:p><text:p text:style-name="P1770"><text:span text:style-name="CharStyle7">15,693</text:span></text:p></table:table-cell></table:table-row><table:table-row table:style-name="Table38.R17"><table:table-cell table:style-name="Table38.Cell65"><text:p text:style-name="P3754"><text:span text:style-name="CharStyle7">N. 35 MANONG</text:span></text:p></table:table-cell><table:table-cell table:style-name="Table38.Cell66"><text:p text:style-name="P3147"><text:span text:style-name="CharStyle7">1.</text:span></text:p></table:table-cell><table:table-cell table:style-name="Table38.Cell67"><text:p text:style-name="P1908"><text:span text:style-name="CharStyle7">Taman Bunga Raya</text:span></text:p></table:table-cell><table:table-cell table:style-name="Table38.Cell68"><text:p text:style-name="P3660"><text:span text:style-name="CharStyle7">1,365</text:span></text:p></table:table-cell></table:table-row><table:table-row table:style-name="Table38.R18"><table:table-cell table:style-name="Table38.Cell69"><text:p text:style-name="P5018"/></table:table-cell><table:table-cell table:style-name="Table38.Cell70"><text:p text:style-name="P1652"><text:span text:style-name="CharStyle7">2.</text:span></text:p></table:table-cell><table:table-cell table:style-name="Table38.Cell71"><text:p text:style-name="P4100"><text:span text:style-name="CharStyle7">Talang Hulu</text:span></text:p></table:table-cell><table:table-cell table:style-name="Table38.Cell72"><text:p text:style-name="P3606"><text:span text:style-name="CharStyle7">2,020</text:span></text:p></table:table-cell></table:table-row><table:table-row table:style-name="Table38.R19"><table:table-cell table:style-name="Table38.Cell73"><text:p text:style-name="P5018"/></table:table-cell><table:table-cell table:style-name="Table38.Cell74"><text:p text:style-name="P2148"><text:span text:style-name="CharStyle7">3.</text:span></text:p></table:table-cell><table:table-cell table:style-name="Table38.Cell75"><text:p text:style-name="P4104"><text:span text:style-name="CharStyle7">Jalan Baharu</text:span></text:p></table:table-cell><table:table-cell table:style-name="Table38.Cell76"><text:p text:style-name="P3248"><text:span text:style-name="CharStyle7">3,092</text:span></text:p></table:table-cell></table:table-row><table:table-row table:style-name="Table38.R20"><table:table-cell table:style-name="Table38.Cell77"><text:p text:style-name="P5018"/></table:table-cell><table:table-cell table:style-name="Table38.Cell78"><text:p text:style-name="P2346"><text:span text:style-name="CharStyle7">4.</text:span></text:p></table:table-cell><table:table-cell table:style-name="Table38.Cell79"><text:p text:style-name="P4108"><text:span text:style-name="CharStyle7">Bendang Panjang<text:line-break/>42</text:span></text:p></table:table-cell><table:table-cell table:style-name="Table38.Cell80"><text:p text:style-name="P1768"><text:span text:style-name="CharStyle7">1,821</text:span></text:p></table:table-cell></table:table-row></table:table></draw:text-box></draw:frame></text:p>
        <text:p text:style-name="P804"/>
      </text:section>
      <text:section text:style-name="Sect38" text:name="Section38">
        <text:p text:style-name="P5129"><draw:frame draw:style-name="fr283" svg:x="3.119cm" svg:y="0.004cm" svg:width="10.185cm" fo:min-height="2.778cm" text:anchor-type="paragraph"><draw:text-box><text:h text:outline-level="1" text:style-name="P2060"><text:bookmark-start text:name="bookmark54"/><text:span text:style-name="CharStyle25">(1) (2)</text:span><text:bookmark-end text:name="bookmark54"/></text:h><text:p text:style-name="P2212"><text:span text:style-name="CharStyle26">Bahagian Pilihan Raya<text:tab/>Daerah<text:tab/>Mengundi</text:span></text:p><text:p text:style-name="P3934"><text:span text:style-name="CharStyle30">Negeri<text:line-break/></text:span><text:span text:style-name="CharStyle28">State Constituency</text:span></text:p></draw:text-box></draw:frame><draw:frame draw:style-name="fr284" svg:x="15.972cm" svg:y="0.000cm" svg:width="3.133cm" fo:min-height="1.228cm" text:anchor-type="paragraph"><draw:text-box><text:h text:outline-level="1" text:style-name="P1887"><text:bookmark-start text:name="bookmark55"/><text:span text:style-name="CharStyle25">(3)</text:span><text:bookmark-end text:name="bookmark55"/></text:h><text:p text:style-name="P4277"><text:span text:style-name="CharStyle26">Bilangan Pemilih</text:span></text:p></draw:text-box></draw:frame><draw:frame draw:style-name="fr285" svg:x="8.749cm" svg:y="2.752cm" svg:width="10.626cm" fo:min-height="8.855cm" text:anchor-type="paragraph"><draw:text-box><text:list text:style-name="L36"><text:list-item><text:p text:style-name="P3219"><text:span text:style-name="CharStyle26"><text:tab/>Jerlun</text:span></text:p></text:list-item><text:list-item><text:p text:style-name="P1660"><text:span text:style-name="CharStyle39"><text:tab/>Kampong Mesjid<text:tab/>486</text:span></text:p></text:list-item><text:list-item><text:p text:style-name="P4974"><text:span text:style-name="CharStyle39"><text:tab/>Kampong Ketior<text:tab/>495</text:span></text:p></text:list-item><text:list-item><text:p text:style-name="P3135"><text:span text:style-name="CharStyle39"><text:tab/>Ulu Kenas<text:tab/>1,027</text:span></text:p></text:list-item><text:list-item><text:p text:style-name="P4351"><text:span text:style-name="CharStyle39"><text:tab/>Lempor<text:tab/>1,242</text:span></text:p></text:list-item><text:list-item><text:p text:style-name="P3453"><text:span text:style-name="CharStyle39"><text:tab/>KampongJeliang<text:tab/>1,359</text:span></text:p></text:list-item><text:list-item><text:p text:style-name="P3545"><text:span text:style-name="CharStyle39"><text:tab/>Manong<text:tab/>1,423</text:span></text:p></text:list-item><text:list-item><text:p text:style-name="P1750"><text:span text:style-name="CharStyle39"><text:tab/>Kampong Semat<text:tab/>368</text:span></text:p></text:list-item></text:list></draw:text-box></draw:frame><draw:frame draw:style-name="fr282" svg:x="8.749cm" svg:y="3.327cm" svg:width="10.626cm" fo:min-height="9.211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><text:p text:style-name="P4255"><text:span text:style-name="CharStyle7">5. Jerlun</text:span></text:p></table:table-cell><table:table-cell table:style-name="Table39.Cell2"><text:p text:style-name="P2949"><text:span text:style-name="CharStyle7">1,791</text:span></text:p></table:table-cell></table:table-row><table:table-row table:style-name="Table39.R2"><table:table-cell table:style-name="Table39.Cell3"><text:p text:style-name="P4707"><text:span text:style-name="CharStyle7">6. Kampong Mesjid</text:span></text:p></table:table-cell><table:table-cell table:style-name="Table39.Cell4"><text:p text:style-name="P3557"><text:span text:style-name="CharStyle7">486</text:span></text:p></table:table-cell></table:table-row><table:table-row table:style-name="Table39.R3"><table:table-cell table:style-name="Table39.Cell5"><text:p text:style-name="P2343"><text:span text:style-name="CharStyle7">7. Kampong Ketior</text:span></text:p></table:table-cell><table:table-cell table:style-name="Table39.Cell6"><text:p text:style-name="P2673"><text:span text:style-name="CharStyle7">495</text:span></text:p></table:table-cell></table:table-row><table:table-row table:style-name="Table39.R4"><table:table-cell table:style-name="Table39.Cell7"><text:p text:style-name="P3906"><text:span text:style-name="CharStyle7">8. Ulu Kenas</text:span></text:p></table:table-cell><table:table-cell table:style-name="Table39.Cell8"><text:p text:style-name="P4978"><text:span text:style-name="CharStyle7">1,027</text:span></text:p></table:table-cell></table:table-row><table:table-row table:style-name="Table39.R5"><table:table-cell table:style-name="Table39.Cell9"><text:p text:style-name="P2621"><text:span text:style-name="CharStyle7">9. Lempor</text:span></text:p></table:table-cell><table:table-cell table:style-name="Table39.Cell10"><text:p text:style-name="P3297"><text:span text:style-name="CharStyle7">1,242</text:span></text:p></table:table-cell></table:table-row><table:table-row table:style-name="Table39.R6"><table:table-cell table:style-name="Table39.Cell11"><text:p text:style-name="P4110"><text:span text:style-name="CharStyle7">10. Kampong Jeliang</text:span></text:p></table:table-cell><table:table-cell table:style-name="Table39.Cell12"><text:p text:style-name="P1732"><text:span text:style-name="CharStyle7">1,359</text:span></text:p></table:table-cell></table:table-row><table:table-row table:style-name="Table39.R7"><table:table-cell table:style-name="Table39.Cell13"><text:p text:style-name="P2660"><text:span text:style-name="CharStyle7">11. Manong</text:span></text:p></table:table-cell><table:table-cell table:style-name="Table39.Cell14"><text:p text:style-name="P3007"><text:span text:style-name="CharStyle7">1,423</text:span></text:p></table:table-cell></table:table-row><table:table-row table:style-name="Table39.R8"><table:table-cell table:style-name="Table39.Cell15"><text:p text:style-name="P1787"><text:span text:style-name="CharStyle7">12. Kampong Semat</text:span></text:p></table:table-cell><table:table-cell table:style-name="Table39.Cell16"><text:p text:style-name="P2500"><text:span text:style-name="CharStyle7">368</text:span></text:p></table:table-cell></table:table-row><table:table-row table:style-name="Table39.R9"><table:table-cell table:style-name="Table39.Cell17"><text:p text:style-name="P3566"><text:span text:style-name="CharStyle7">13. Ulu Piol</text:span></text:p></table:table-cell><table:table-cell table:style-name="Table39.Cell18"><text:p text:style-name="P2446"><text:span text:style-name="CharStyle7">931</text:span></text:p></table:table-cell></table:table-row></table:table></draw:text-box></draw:frame><draw:frame draw:style-name="fr277" svg:x="10.291cm" svg:y="2.235cm" svg:width="2.760cm" fo:min-height="0.490cm" text:anchor-type="paragraph"><draw:text-box><text:p text:style-name="P4112"><text:span text:style-name="CharStyle70">Polling District</text:span></text:p></draw:text-box></draw:frame><draw:frame draw:style-name="fr278" svg:x="15.794cm" svg:y="2.235cm" svg:width="3.480cm" fo:min-height="0.490cm" text:anchor-type="paragraph"><draw:text-box><text:p text:style-name="P4114"><text:span text:style-name="CharStyle70">Number of Electors</text:span></text:p></draw:text-box></draw:frame><draw:frame draw:style-name="fr279" svg:x="17.978cm" svg:y="13.242cm" svg:width="1.388cm" fo:min-height="0.473cm" text:anchor-type="paragraph"><draw:text-box><text:p text:style-name="P2419"><text:span text:style-name="CharStyle45">17,420</text:span></text:p></draw:text-box></draw:frame><draw:frame draw:style-name="fr280" svg:x="8.749cm" svg:y="11.608cm" svg:width="10.626cm" fo:min-height="1.152cm" text:anchor-type="paragraph"><draw:text-box><text:list text:style-name="L38"><text:list-item><text:p text:style-name="P3090"><text:span text:style-name="CharStyle72"><text:tab/>UluPiol<text:tab/>931</text:span></text:p></text:list-item></text:list></draw:text-box></draw:frame><draw:frame draw:style-name="fr281" svg:x="17.978cm" svg:y="13.242cm" svg:width="1.388cm" fo:min-height="0.473cm" text:anchor-type="paragraph"><draw:text-box><text:p text:style-name="P1985"><text:span text:style-name="CharStyle45">17,420</text:span></text:p></draw:text-box></draw:frame><draw:frame draw:style-name="fr286" svg:x="18.309cm" svg:y="3.293cm" svg:width="1.058cm" fo:min-height="0.526cm" text:anchor-type="paragraph"><draw:text-box><text:p text:style-name="P3630"><text:span text:style-name="CharStyle26">1,791</text:span></text:p></draw:text-box></draw:frame><draw:frame draw:style-name="fr287" svg:x="2.671cm" svg:y="15.286cm" svg:width="12.210cm" fo:min-height="2.378cm" text:anchor-type="paragraph"><draw:text-box><text:p text:style-name="P1943"><text:span text:style-name="CharStyle26">Jumlah Bilangan Pemilih dalam Bahagian Pilihan Raya Persekutuan<text:line-break/>P. 067 Kuala Kangsar:</text:span></text:p><text:p text:style-name="P3586"><text:span text:style-name="CharStyle28">Total Number of Electors in the Federal Constituency of<text:line-break/>P. 067 Kuala Kangsar:</text:span></text:p></draw:text-box></draw:frame><draw:frame draw:style-name="fr288" svg:x="17.971cm" svg:y="15.443cm" svg:width="1.379cm" fo:min-height="0.473cm" text:anchor-type="paragraph"><draw:text-box><text:h text:outline-level="2" text:style-name="P4116"><text:bookmark-start text:name="bookmark56"/><text:span text:style-name="CharStyle18">33,113</text:span><text:bookmark-end text:name="bookmark56"/></text:h></draw:text-box></draw:frame><draw:frame draw:style-name="fr289" svg:x="10.257cm" svg:y="26.337cm" svg:width="0.457cm" fo:min-height="0.455cm" text:anchor-type="paragraph"><draw:text-box><text:p text:style-name="P2274"><text:span text:style-name="CharStyle102">43</text:span></text:p></draw:text-box></draw:frame></text:p>
        <text:p text:style-name="P806"/>
        <text:p text:style-name="P807"/>
        <text:p text:style-name="P808"/>
        <text:p text:style-name="P809"/>
        <text:p text:style-name="P810"/>
        <text:p text:style-name="P811"/>
        <text:p text:style-name="P812"/>
        <text:p text:style-name="P813"/>
        <text:p text:style-name="P814"/>
        <text:p text:style-name="P815"/>
        <text:p text:style-name="P816"/>
        <text:p text:style-name="P817"/>
        <text:p text:style-name="P818"/>
        <text:p text:style-name="P819"/>
        <text:p text:style-name="P820"/>
        <text:p text:style-name="P821"/>
        <text:p text:style-name="P822"/>
        <text:p text:style-name="P823"/>
        <text:p text:style-name="P824"/>
        <text:p text:style-name="P825"/>
        <text:p text:style-name="P826"/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/>
        <text:p text:style-name="P837"/>
        <text:p text:style-name="P838"/>
        <text:p text:style-name="P839"/>
        <text:p text:style-name="P840"/>
        <text:p text:style-name="P841"/>
        <text:p text:style-name="P842"/>
        <text:p text:style-name="P843"/>
        <text:p text:style-name="P844"/>
        <text:p text:style-name="P845"/>
        <text:p text:style-name="P846"/>
        <text:p text:style-name="P847"/>
      </text:section>
      <text:section text:style-name="Sect39" text:name="Section39">
        <text:p text:style-name="P5130"><draw:frame draw:style-name="fr293" svg:x="2.697cm" svg:y="0.000cm" svg:width="4.505cm" fo:min-height="3.819cm" text:anchor-type="paragraph"><draw:text-box><text:h text:outline-level="1" text:style-name="P4634"><text:bookmark-start text:name="bookmark57"/><text:span text:style-name="CharStyle25">(1)</text:span><text:bookmark-end text:name="bookmark57"/></text:h><text:p text:style-name="P3674"><text:span text:style-name="CharStyle26">Bahagian Pilihan Raya<text:line-break/>Negeri<text:line-break/></text:span><text:span text:style-name="CharStyle29">State Constituency</text:span></text:p><text:p text:style-name="P4119"><text:span text:style-name="CharStyle26">N. 36 BERUAS</text:span></text:p></draw:text-box></draw:frame><draw:frame draw:style-name="fr292" svg:x="8.751cm" svg:y="0.000cm" svg:width="10.634cm" fo:min-height="0.002cm" text:anchor-type="paragraph"><draw:text-box><table:table table:style-name="Table40"><table:table-column table:style-name="Table40.C1"/><table:table-column table:style-name="Table40.C2"/><table:table-column table:style-name="Table40.C3"/><table:table-row table:style-name="Table40.R1"><table:table-cell table:style-name="Table40.Cell1"><text:p text:style-name="P5018"/></table:table-cell><table:table-cell table:style-name="Table40.Cell2"><text:p text:style-name="P4124"><text:span text:style-name="CharStyle7">(2)</text:span></text:p></table:table-cell><table:table-cell table:style-name="Table40.Cell3"><text:p text:style-name="P4126"><text:span text:style-name="CharStyle7">(3)</text:span></text:p></table:table-cell></table:table-row><table:table-row table:style-name="Table40.R2"><table:table-cell table:style-name="Table40.Cell4"><text:p text:style-name="P5018"/></table:table-cell><table:table-cell table:style-name="Table40.Cell5"><text:p text:style-name="P3116"><text:span text:style-name="CharStyle7">Daerah Mengundi</text:span></text:p></table:table-cell><table:table-cell table:style-name="Table40.Cell6"><text:p text:style-name="P1877"><text:span text:style-name="CharStyle7">Bilangan Pemilih</text:span></text:p></table:table-cell></table:table-row><table:table-row table:style-name="Table40.R3"><table:table-cell table:style-name="Table40.Cell7"><text:p text:style-name="P5018"/></table:table-cell><table:table-cell table:style-name="Table40.Cell8"><text:p text:style-name="P2878"><text:span text:style-name="CharStyle8">Polling District</text:span></text:p></table:table-cell><table:table-cell table:style-name="Table40.Cell9"><text:p text:style-name="P4128"><text:span text:style-name="CharStyle8">Number of Electors</text:span></text:p></table:table-cell></table:table-row><table:table-row table:style-name="Table40.R4"><table:table-cell table:style-name="Table40.Cell10"><text:p text:style-name="P3486"><text:span text:style-name="CharStyle129">1</text:span><text:span text:style-name="CharStyle111">.</text:span></text:p></table:table-cell><table:table-cell table:style-name="Table40.Cell11"><text:p text:style-name="P2764"><text:span text:style-name="CharStyle7">Kampong Pintu Gerbang</text:span></text:p></table:table-cell><table:table-cell table:style-name="Table40.Cell12"><text:p text:style-name="P3450"><text:span text:style-name="CharStyle7">604</text:span></text:p></table:table-cell></table:table-row><table:table-row table:style-name="Table40.R5"><table:table-cell table:style-name="Table40.Cell13"><text:p text:style-name="P4130"><text:span text:style-name="CharStyle7">2.</text:span></text:p></table:table-cell><table:table-cell table:style-name="Table40.Cell14"><text:p text:style-name="P2603"><text:span text:style-name="CharStyle7">Pay a Ara</text:span></text:p></table:table-cell><table:table-cell table:style-name="Table40.Cell15"><text:p text:style-name="P1880"><text:span text:style-name="CharStyle7">653</text:span></text:p></table:table-cell></table:table-row><table:table-row table:style-name="Table40.R6"><table:table-cell table:style-name="Table40.Cell16"><text:p text:style-name="P1602"><text:span text:style-name="CharStyle7">3.</text:span></text:p></table:table-cell><table:table-cell table:style-name="Table40.Cell17"><text:p text:style-name="P4436"><text:span text:style-name="CharStyle7">Dendang</text:span></text:p></table:table-cell><table:table-cell table:style-name="Table40.Cell18"><text:p text:style-name="P4890"><text:span text:style-name="CharStyle7">422</text:span></text:p></table:table-cell></table:table-row><table:table-row table:style-name="Table40.R7"><table:table-cell table:style-name="Table40.Cell19"><text:p text:style-name="P4848"><text:span text:style-name="CharStyle7">4.</text:span></text:p></table:table-cell><table:table-cell table:style-name="Table40.Cell20"><text:p text:style-name="P1855"><text:span text:style-name="CharStyle7">Bruas</text:span></text:p></table:table-cell><table:table-cell table:style-name="Table40.Cell21"><text:p text:style-name="P3380"><text:span text:style-name="CharStyle7">1,715</text:span></text:p></table:table-cell></table:table-row><table:table-row table:style-name="Table40.R8"><table:table-cell table:style-name="Table40.Cell22"><text:p text:style-name="P4646"><text:span text:style-name="CharStyle7">5.</text:span></text:p></table:table-cell><table:table-cell table:style-name="Table40.Cell23"><text:p text:style-name="P2848"><text:span text:style-name="CharStyle7">Bruas Barat</text:span></text:p></table:table-cell><table:table-cell table:style-name="Table40.Cell24"><text:p text:style-name="P3535"><text:span text:style-name="CharStyle7">480</text:span></text:p></table:table-cell></table:table-row><table:table-row table:style-name="Table40.R9"><table:table-cell table:style-name="Table40.Cell25"><text:p text:style-name="P2404"><text:span text:style-name="CharStyle7">6.</text:span></text:p></table:table-cell><table:table-cell table:style-name="Table40.Cell26"><text:p text:style-name="P4972"><text:span text:style-name="CharStyle7">Bruas Timor</text:span></text:p></table:table-cell><table:table-cell table:style-name="Table40.Cell27"><text:p text:style-name="P3347"><text:span text:style-name="CharStyle7">1,059</text:span></text:p></table:table-cell></table:table-row><table:table-row table:style-name="Table40.R10"><table:table-cell table:style-name="Table40.Cell28"><text:p text:style-name="P4800"><text:span text:style-name="CharStyle7">7.</text:span></text:p></table:table-cell><table:table-cell table:style-name="Table40.Cell29"><text:p text:style-name="P4132"><text:span text:style-name="CharStyle7">Ladang Bruas</text:span></text:p></table:table-cell><table:table-cell table:style-name="Table40.Cell30"><text:p text:style-name="P3173"><text:span text:style-name="CharStyle7">676</text:span></text:p></table:table-cell></table:table-row><table:table-row table:style-name="Table40.R11"><table:table-cell table:style-name="Table40.Cell31"><text:p text:style-name="P4134"><text:span text:style-name="CharStyle129">8</text:span><text:span text:style-name="CharStyle111">.</text:span></text:p></table:table-cell><table:table-cell table:style-name="Table40.Cell32"><text:p text:style-name="P2492"><text:span text:style-name="CharStyle7">Ulu Bruas</text:span></text:p></table:table-cell><table:table-cell table:style-name="Table40.Cell33"><text:p text:style-name="P2996"><text:span text:style-name="CharStyle7">493</text:span></text:p></table:table-cell></table:table-row><table:table-row table:style-name="Table40.R12"><table:table-cell table:style-name="Table40.Cell34"><text:p text:style-name="P2849"><text:span text:style-name="CharStyle7">9.</text:span></text:p></table:table-cell><table:table-cell table:style-name="Table40.Cell35"><text:p text:style-name="P3536"><text:span text:style-name="CharStyle7">Panchor</text:span></text:p></table:table-cell><table:table-cell table:style-name="Table40.Cell36"><text:p text:style-name="P2319"><text:span text:style-name="CharStyle7">1,296</text:span></text:p></table:table-cell></table:table-row><table:table-row table:style-name="Table40.R13"><table:table-cell table:style-name="Table40.Cell37"><text:p text:style-name="P2318"><text:span text:style-name="CharStyle7">10.</text:span></text:p></table:table-cell><table:table-cell table:style-name="Table40.Cell38"><text:p text:style-name="P2186"><text:span text:style-name="CharStyle7">Pengkalan Baharu</text:span></text:p></table:table-cell><table:table-cell table:style-name="Table40.Cell39"><text:p text:style-name="P4136"><text:span text:style-name="CharStyle7">2,540</text:span></text:p></table:table-cell></table:table-row><table:table-row table:style-name="Table40.R14"><table:table-cell table:style-name="Table40.Cell40"><text:p text:style-name="P4138"><text:span text:style-name="CharStyle7">11.</text:span></text:p></table:table-cell><table:table-cell table:style-name="Table40.Cell41"><text:p text:style-name="P4166"><text:span text:style-name="CharStyle7">Kampong Baharu Sungai Batu</text:span></text:p></table:table-cell><table:table-cell table:style-name="Table40.Cell42"><text:p text:style-name="P2484"><text:span text:style-name="CharStyle7">1,098</text:span></text:p></table:table-cell></table:table-row><table:table-row table:style-name="Table40.R15"><table:table-cell table:style-name="Table40.Cell43"><text:p text:style-name="P4412"><text:span text:style-name="CharStyle7">12.</text:span></text:p></table:table-cell><table:table-cell table:style-name="Table40.Cell44"><text:p text:style-name="P4140"><text:span text:style-name="CharStyle7">Ladang Huntly</text:span></text:p></table:table-cell><table:table-cell table:style-name="Table40.Cell45"><text:p text:style-name="P2341"><text:span text:style-name="CharStyle7">468</text:span></text:p></table:table-cell></table:table-row><table:table-row table:style-name="Table40.R16"><table:table-cell table:style-name="Table40.Cell46"><text:p text:style-name="P4689"><text:span text:style-name="CharStyle7">13.</text:span></text:p></table:table-cell><table:table-cell table:style-name="Table40.Cell47"><text:p text:style-name="P4691"><text:span text:style-name="CharStyle7">Kampong Kota</text:span></text:p></table:table-cell><table:table-cell table:style-name="Table40.Cell48"><text:p text:style-name="P2153"><text:span text:style-name="CharStyle7">538</text:span></text:p></table:table-cell></table:table-row><table:table-row table:style-name="Table40.R17"><table:table-cell table:style-name="Table40.Cell49"><text:p text:style-name="P2681"><text:span text:style-name="CharStyle7">14.</text:span></text:p></table:table-cell><table:table-cell table:style-name="Table40.Cell50"><text:p text:style-name="P3365"><text:span text:style-name="CharStyle7">Kampong Tengah</text:span></text:p></table:table-cell><table:table-cell table:style-name="Table40.Cell51"><text:p text:style-name="P2011"><text:span text:style-name="CharStyle7">754</text:span></text:p></table:table-cell></table:table-row><table:table-row table:style-name="Table40.R18"><table:table-cell table:style-name="Table40.Cell52"><text:p text:style-name="P4252"><text:span text:style-name="CharStyle7">15.</text:span></text:p></table:table-cell><table:table-cell table:style-name="Table40.Cell53"><text:p text:style-name="P3232"><text:span text:style-name="CharStyle7">Gelong Gajah</text:span></text:p></table:table-cell><table:table-cell table:style-name="Table40.Cell54"><text:p text:style-name="P1834"><text:span text:style-name="CharStyle7">687</text:span></text:p></table:table-cell></table:table-row><table:table-row table:style-name="Table40.R19"><table:table-cell table:style-name="Table40.Cell55"><text:p text:style-name="P2491"><text:span text:style-name="CharStyle7">16.</text:span></text:p></table:table-cell><table:table-cell table:style-name="Table40.Cell56"><text:p text:style-name="P4143"><text:span text:style-name="CharStyle7">Kampong Banjar</text:span></text:p></table:table-cell><table:table-cell table:style-name="Table40.Cell57"><text:p text:style-name="P4146"><text:span text:style-name="CharStyle7">572</text:span></text:p></table:table-cell></table:table-row><table:table-row table:style-name="Table40.R20"><table:table-cell table:style-name="Table40.Cell58"><text:p text:style-name="P4149"><text:span text:style-name="CharStyle7">17.</text:span></text:p></table:table-cell><table:table-cell table:style-name="Table40.Cell59"><text:p text:style-name="P3485"><text:span text:style-name="CharStyle7">Changkat Chermin</text:span></text:p></table:table-cell><table:table-cell table:style-name="Table40.Cell60"><text:p text:style-name="P2269"><text:span text:style-name="CharStyle7">656</text:span></text:p></table:table-cell></table:table-row><table:table-row table:style-name="Table40.R21"><table:table-cell table:style-name="Table40.Cell61"><text:p text:style-name="P4158"><text:span text:style-name="CharStyle7">18.</text:span></text:p></table:table-cell><table:table-cell table:style-name="Table40.Cell62"><text:p text:style-name="P1690"><text:span text:style-name="CharStyle7">Jalan Ayer Tawar</text:span></text:p></table:table-cell><table:table-cell table:style-name="Table40.Cell63"><text:p text:style-name="P4342"><text:span text:style-name="CharStyle7">1,079</text:span></text:p></table:table-cell></table:table-row><table:table-row table:style-name="Table40.R22"><table:table-cell table:style-name="Table40.Cell64"><text:p text:style-name="P2489"><text:span text:style-name="CharStyle7">19.</text:span></text:p></table:table-cell><table:table-cell table:style-name="Table40.Cell65"><text:p text:style-name="P3170"><text:span text:style-name="CharStyle7">Paya Nibong</text:span></text:p></table:table-cell><table:table-cell table:style-name="Table40.Cell66"><text:p text:style-name="P1926"><text:span text:style-name="CharStyle7">347</text:span></text:p></table:table-cell></table:table-row></table:table><text:p text:style-name="P4121"><text:span text:style-name="CharStyle45">16,137</text:span></text:p></draw:text-box></draw:frame></text:p>
        <text:p text:style-name="P851"/>
        <text:p text:style-name="P852"/>
        <text:p text:style-name="P853"/>
        <text:p text:style-name="P854"/>
        <text:p text:style-name="P855"/>
        <text:p text:style-name="P856"/>
        <text:p text:style-name="P857"/>
        <text:p text:style-name="P858"/>
        <text:p text:style-name="P859"/>
        <text:p text:style-name="P860"/>
        <text:p text:style-name="P861"/>
        <text:p text:style-name="P862"/>
        <text:p text:style-name="P863"/>
        <text:p text:style-name="P864"/>
        <text:p text:style-name="P865"/>
        <text:p text:style-name="P866"/>
        <text:p text:style-name="P867"/>
        <text:p text:style-name="P868"/>
        <text:p text:style-name="P869"/>
        <text:p text:style-name="P870"/>
        <text:p text:style-name="P871"/>
        <text:p text:style-name="P872"/>
        <text:p text:style-name="P873"/>
        <text:p text:style-name="P874"/>
        <text:p text:style-name="P875"/>
        <text:p text:style-name="P876"/>
        <text:p text:style-name="P877"/>
        <text:p text:style-name="P878"/>
        <text:p text:style-name="P879"/>
        <text:p text:style-name="P880"/>
        <text:p text:style-name="P881"/>
        <text:p text:style-name="P882"/>
        <text:p text:style-name="P883"/>
        <text:p text:style-name="P884"/>
        <text:p text:style-name="P885"/>
        <text:p text:style-name="P886"/>
        <text:p text:style-name="P887"/>
        <text:p text:style-name="P888"/>
      </text:section>
      <text:section text:style-name="Sect40" text:name="Section40">
        <text:p text:style-name="P5131"><draw:frame draw:style-name="fr295" svg:x="2.697cm" svg:y="0.000cm" svg:width="4.505cm" fo:min-height="3.819cm" text:anchor-type="paragraph"><draw:text-box><text:h text:outline-level="1" text:style-name="P4193"><text:bookmark-start text:name="bookmark58"/><text:span text:style-name="CharStyle25">(1)</text:span><text:bookmark-end text:name="bookmark58"/></text:h><text:p text:style-name="P4456"><text:span text:style-name="CharStyle26">Bahagian Pilihan Raya<text:line-break/>Negeri<text:line-break/></text:span><text:span text:style-name="CharStyle29">State Constituency</text:span></text:p><text:p text:style-name="P4152"><text:span text:style-name="CharStyle26">N. 37 PANTAI REMIS</text:span></text:p></draw:text-box></draw:frame><draw:frame draw:style-name="fr296" svg:x="2.697cm" svg:y="24.206cm" svg:width="3.023cm" fo:min-height="0.526cm" text:anchor-type="paragraph"><draw:text-box><text:p text:style-name="P1649"><text:span text:style-name="CharStyle26">N. 38 SITIAWAN</text:span></text:p></draw:text-box></draw:frame><draw:frame draw:style-name="fr294" svg:x="8.751cm" svg:y="0.000cm" svg:width="10.634cm" fo:min-height="0.002cm" text:anchor-type="paragraph"><draw:text-box><table:table table:style-name="Table41"><table:table-column table:style-name="Table41.C1"/><table:table-column table:style-name="Table41.C2"/><table:table-column table:style-name="Table41.C3"/><table:table-row table:style-name="Table41.R1"><table:table-cell table:style-name="Table41.Cell1"><text:p text:style-name="P5018"/></table:table-cell><table:table-cell table:style-name="Table41.Cell2"><text:p text:style-name="P2834"><text:span text:style-name="CharStyle7">(2)</text:span></text:p></table:table-cell><table:table-cell table:style-name="Table41.Cell3"><text:p text:style-name="P3524"><text:span text:style-name="CharStyle7">(3)</text:span></text:p></table:table-cell></table:table-row><table:table-row table:style-name="Table41.R2"><table:table-cell table:style-name="Table41.Cell4"><text:p text:style-name="P5018"/></table:table-cell><table:table-cell table:style-name="Table41.Cell5"><text:p text:style-name="P4154"><text:span text:style-name="CharStyle7">Daerah Mengundi</text:span></text:p></table:table-cell><table:table-cell table:style-name="Table41.Cell6"><text:p text:style-name="P3073"><text:span text:style-name="CharStyle7">Bilangan Pemilih</text:span></text:p></table:table-cell></table:table-row><table:table-row table:style-name="Table41.R3"><table:table-cell table:style-name="Table41.Cell7"><text:p text:style-name="P5018"/></table:table-cell><table:table-cell table:style-name="Table41.Cell8"><text:p text:style-name="P2179"><text:span text:style-name="CharStyle8">Polling District</text:span></text:p></table:table-cell><table:table-cell table:style-name="Table41.Cell9"><text:p text:style-name="P4156"><text:span text:style-name="CharStyle8">Number of Electors</text:span></text:p></table:table-cell></table:table-row><table:table-row table:style-name="Table41.R4"><table:table-cell table:style-name="Table41.Cell10"><text:p text:style-name="P4788"><text:span text:style-name="CharStyle7">1.</text:span></text:p></table:table-cell><table:table-cell table:style-name="Table41.Cell11"><text:p text:style-name="P3473"><text:span text:style-name="CharStyle7">Taman Bintang</text:span></text:p></table:table-cell><table:table-cell table:style-name="Table41.Cell12"><text:p text:style-name="P4638"><text:span text:style-name="CharStyle7">2,602</text:span></text:p></table:table-cell></table:table-row><table:table-row table:style-name="Table41.R5"><table:table-cell table:style-name="Table41.Cell13"><text:p text:style-name="P4159"><text:span text:style-name="CharStyle7">2.</text:span></text:p></table:table-cell><table:table-cell table:style-name="Table41.Cell14"><text:p text:style-name="P1911"><text:span text:style-name="CharStyle7">Pantai Remis</text:span></text:p></table:table-cell><table:table-cell table:style-name="Table41.Cell15"><text:p text:style-name="P2796"><text:span text:style-name="CharStyle7">3,000</text:span></text:p></table:table-cell></table:table-row><table:table-row table:style-name="Table41.R6"><table:table-cell table:style-name="Table41.Cell16"><text:p text:style-name="P3505"><text:span text:style-name="CharStyle7">3.</text:span></text:p></table:table-cell><table:table-cell table:style-name="Table41.Cell17"><text:p text:style-name="P2486"><text:span text:style-name="CharStyle7">Kampong Indah</text:span></text:p></table:table-cell><table:table-cell table:style-name="Table41.Cell18"><text:p text:style-name="P3194"><text:span text:style-name="CharStyle7">2,501</text:span></text:p></table:table-cell></table:table-row><table:table-row table:style-name="Table41.R7"><table:table-cell table:style-name="Table41.Cell19"><text:p text:style-name="P2078"><text:span text:style-name="CharStyle7">4.</text:span></text:p></table:table-cell><table:table-cell table:style-name="Table41.Cell20"><text:p text:style-name="P2748"><text:span text:style-name="CharStyle7">Kampong Sungai Batu</text:span></text:p></table:table-cell><table:table-cell table:style-name="Table41.Cell21"><text:p text:style-name="P2266"><text:span text:style-name="CharStyle7">2,667</text:span></text:p></table:table-cell></table:table-row><table:table-row table:style-name="Table41.R8"><table:table-cell table:style-name="Table41.Cell22"><text:p text:style-name="P2938"><text:span text:style-name="CharStyle7">5.</text:span></text:p></table:table-cell><table:table-cell table:style-name="Table41.Cell23"><text:p text:style-name="P4996"><text:span text:style-name="CharStyle7">Ladang Segari</text:span></text:p></table:table-cell><table:table-cell table:style-name="Table41.Cell24"><text:p text:style-name="P2401"><text:span text:style-name="CharStyle7">1,524</text:span></text:p></table:table-cell></table:table-row><table:table-row table:style-name="Table41.R9"><table:table-cell table:style-name="Table41.Cell25"><text:p text:style-name="P4514"><text:span text:style-name="CharStyle7">6.</text:span></text:p></table:table-cell><table:table-cell table:style-name="Table41.Cell26"><text:p text:style-name="P1896"><text:span text:style-name="CharStyle7">Segari</text:span></text:p></table:table-cell><table:table-cell table:style-name="Table41.Cell27"><text:p text:style-name="P2593"><text:span text:style-name="CharStyle7">581</text:span></text:p></table:table-cell></table:table-row><table:table-row table:style-name="Table41.R10"><table:table-cell table:style-name="Table41.Cell28"><text:p text:style-name="P3270"><text:span text:style-name="CharStyle7">7.</text:span></text:p></table:table-cell><table:table-cell table:style-name="Table41.Cell29"><text:p text:style-name="P2065"><text:span text:style-name="CharStyle7">Changkat Keruing</text:span></text:p></table:table-cell><table:table-cell table:style-name="Table41.Cell30"><text:p text:style-name="P4161"><text:span text:style-name="CharStyle7">3,095</text:span></text:p></table:table-cell></table:table-row><table:table-row table:style-name="Table41.R11"><table:table-cell table:style-name="Table41.Cell31"><text:p text:style-name="P3430"><text:span text:style-name="CharStyle7">8.</text:span></text:p></table:table-cell><table:table-cell table:style-name="Table41.Cell32"><text:p text:style-name="P4163"><text:span text:style-name="CharStyle7">Ladang Cashwood</text:span></text:p></table:table-cell><table:table-cell table:style-name="Table41.Cell33"><text:p text:style-name="P2882"><text:span text:style-name="CharStyle7">733</text:span></text:p></table:table-cell></table:table-row><table:table-row table:style-name="Table41.R12"><table:table-cell table:style-name="Table41.Cell34"><text:p text:style-name="P1627"><text:span text:style-name="CharStyle7">9.</text:span></text:p></table:table-cell><table:table-cell table:style-name="Table41.Cell35"><text:p text:style-name="P4227"><text:span text:style-name="CharStyle7">Kampong Merbau</text:span></text:p></table:table-cell><table:table-cell table:style-name="Table41.Cell36"><text:p text:style-name="P3026"><text:span text:style-name="CharStyle7">956</text:span></text:p></table:table-cell></table:table-row><table:table-row table:style-name="Table41.R13"><table:table-cell table:style-name="Table41.Cell37"><text:p text:style-name="P4572"><text:span text:style-name="CharStyle7">10.</text:span></text:p></table:table-cell><table:table-cell table:style-name="Table41.Cell38"><text:p text:style-name="P4299"><text:span text:style-name="CharStyle7">Kampong Raja Hitam</text:span></text:p></table:table-cell><table:table-cell table:style-name="Table41.Cell39"><text:p text:style-name="P4301"><text:span text:style-name="CharStyle7">1,095</text:span></text:p></table:table-cell></table:table-row><table:table-row table:style-name="Table41.R14"><table:table-cell table:style-name="Table41.Cell40"><text:p text:style-name="P4838"><text:span text:style-name="CharStyle7">11.</text:span></text:p></table:table-cell><table:table-cell table:style-name="Table41.Cell41"><text:p text:style-name="P2081"><text:span text:style-name="CharStyle7">Bunga Raya</text:span></text:p></table:table-cell><table:table-cell table:style-name="Table41.Cell42"><text:p text:style-name="P2754"><text:span text:style-name="CharStyle7">2,401</text:span></text:p></table:table-cell></table:table-row><table:table-row table:style-name="Table41.R15"><table:table-cell table:style-name="Table41.Cell43"><text:p text:style-name="P2745"><text:span text:style-name="CharStyle7">12.</text:span></text:p></table:table-cell><table:table-cell table:style-name="Table41.Cell44"><text:p text:style-name="P4165"><text:span text:style-name="CharStyle7">Taman Sri Ayer Tawar</text:span></text:p></table:table-cell><table:table-cell table:style-name="Table41.Cell45"><text:p text:style-name="P4502"><text:span text:style-name="CharStyle7">2,489</text:span></text:p></table:table-cell></table:table-row><table:table-row table:style-name="Table41.R16"><table:table-cell table:style-name="Table41.Cell46"><text:p text:style-name="P2076"><text:span text:style-name="CharStyle7">13.</text:span></text:p></table:table-cell><table:table-cell table:style-name="Table41.Cell47"><text:p text:style-name="P4440"><text:span text:style-name="CharStyle7">Taman Dinding</text:span></text:p></table:table-cell><table:table-cell table:style-name="Table41.Cell48"><text:p text:style-name="P4167"><text:span text:style-name="CharStyle7">3,510</text:span></text:p></table:table-cell></table:table-row><table:table-row table:style-name="Table41.R17"><table:table-cell table:style-name="Table41.Cell49"><text:p text:style-name="P2133"><text:span text:style-name="CharStyle7">14.</text:span></text:p></table:table-cell><table:table-cell table:style-name="Table41.Cell50"><text:p text:style-name="P4169"><text:span text:style-name="CharStyle7">Ayer Tawar Baharu</text:span></text:p></table:table-cell><table:table-cell table:style-name="Table41.Cell51"><text:p text:style-name="P4171"><text:span text:style-name="CharStyle7">2,671</text:span></text:p></table:table-cell></table:table-row><table:table-row table:style-name="Table41.R18"><table:table-cell table:style-name="Table41.Cell52"><text:p text:style-name="P2667"><text:span text:style-name="CharStyle7">15.</text:span></text:p></table:table-cell><table:table-cell table:style-name="Table41.Cell53"><text:p text:style-name="P3355"><text:span text:style-name="CharStyle7">Ayer Tawar Tengah</text:span></text:p></table:table-cell><table:table-cell table:style-name="Table41.Cell54"><text:p text:style-name="P4173"><text:span text:style-name="CharStyle7">116</text:span></text:p></table:table-cell></table:table-row><table:table-row table:style-name="Table41.R19"><table:table-cell table:style-name="Table41.Cell55"><text:p text:style-name="P4175"><text:span text:style-name="CharStyle7">16.</text:span></text:p></table:table-cell><table:table-cell table:style-name="Table41.Cell56"><text:p text:style-name="P1707"><text:span text:style-name="CharStyle7">Ayer Tawar Selatan</text:span></text:p></table:table-cell><table:table-cell table:style-name="Table41.Cell57"><text:p text:style-name="P2432"><text:span text:style-name="CharStyle7">1,109</text:span></text:p></table:table-cell></table:table-row><table:table-row table:style-name="Table41.R20"><table:table-cell table:style-name="Table41.Cell58"><text:p text:style-name="P3098"><text:span text:style-name="CharStyle7">17.</text:span></text:p></table:table-cell><table:table-cell table:style-name="Table41.Cell59"><text:p text:style-name="P1858"><text:span text:style-name="CharStyle7">Kampong Jering New Village</text:span></text:p></table:table-cell><table:table-cell table:style-name="Table41.Cell60"><text:p text:style-name="P3149"><text:span text:style-name="CharStyle7">1,338</text:span></text:p></table:table-cell></table:table-row><table:table-row table:style-name="Table41.R21"><table:table-cell table:style-name="Table41.Cell61"><text:p text:style-name="P5018"/></table:table-cell><table:table-cell table:style-name="Table41.Cell62"><text:p text:style-name="P5018"/></table:table-cell><table:table-cell table:style-name="Table41.Cell63"><text:p text:style-name="P1818"><text:span text:style-name="CharStyle7">32,388</text:span></text:p></table:table-cell></table:table-row><table:table-row table:style-name="Table41.R22"><table:table-cell table:style-name="Table41.Cell64"><text:p text:style-name="P4666"><text:span text:style-name="CharStyle7">1.</text:span></text:p></table:table-cell><table:table-cell table:style-name="Table41.Cell65"><text:p text:style-name="P1705"><text:span text:style-name="CharStyle7">Sitiawan</text:span></text:p></table:table-cell><table:table-cell table:style-name="Table41.Cell66"><text:p text:style-name="P3023"><text:span text:style-name="CharStyle7">3,045</text:span></text:p></table:table-cell></table:table-row></table:table></draw:text-box></draw:frame></text:p>
        <text:p text:style-name="P890"/>
        <text:p text:style-name="P891"/>
        <text:p text:style-name="P892"/>
        <text:p text:style-name="P893"/>
        <text:p text:style-name="P894"/>
        <text:p text:style-name="P895"/>
        <text:p text:style-name="P896"/>
        <text:p text:style-name="P897"/>
        <text:p text:style-name="P898"/>
        <text:p text:style-name="P899"/>
        <text:p text:style-name="P900"/>
        <text:p text:style-name="P901"/>
        <text:p text:style-name="P902"/>
        <text:p text:style-name="P903"/>
        <text:p text:style-name="P904"/>
        <text:p text:style-name="P905"/>
        <text:p text:style-name="P906"/>
        <text:p text:style-name="P907"/>
        <text:p text:style-name="P908"/>
        <text:p text:style-name="P909"/>
        <text:p text:style-name="P910"/>
        <text:p text:style-name="P911"/>
        <text:p text:style-name="P912"/>
        <text:p text:style-name="P913"/>
        <text:p text:style-name="P914"/>
        <text:p text:style-name="P915"/>
        <text:p text:style-name="P916"/>
        <text:p text:style-name="P917"/>
        <text:p text:style-name="P918"/>
        <text:p text:style-name="P919"/>
        <text:p text:style-name="P920"/>
        <text:p text:style-name="P921"/>
        <text:p text:style-name="P922"/>
        <text:p text:style-name="P923"/>
        <text:p text:style-name="P924"/>
        <text:p text:style-name="P925"/>
        <text:p text:style-name="P926"/>
        <text:p text:style-name="P927"/>
      </text:section>
      <text:section text:style-name="Sect41" text:name="Section41">
        <text:h text:outline-level="1" text:style-name="P5132"><text:bookmark-start text:name="bookmark59"/><text:span text:style-name="CharStyle48">(1)</text:span><text:bookmark-end text:name="bookmark59"/></text:h>
        <text:p text:style-name="P4719"><draw:frame draw:style-name="fr297" svg:x="8.749cm" svg:y="0.000cm" svg:width="10.634cm" fo:min-height="0.002cm" text:anchor-type="paragraph"><draw:text-box><table:table table:style-name="Table42"><table:table-column table:style-name="Table42.C1"/><table:table-column table:style-name="Table42.C2"/><table:table-column table:style-name="Table42.C3"/><table:table-row table:style-name="Table42.R1"><table:table-cell table:style-name="Table42.Cell1"><text:p text:style-name="P5018"/></table:table-cell><table:table-cell table:style-name="Table42.Cell2"><text:p text:style-name="P2927"><text:span text:style-name="CharStyle7">(2)</text:span></text:p></table:table-cell><table:table-cell table:style-name="Table42.Cell3"><text:p text:style-name="P4177"><text:span text:style-name="CharStyle7">(3)</text:span></text:p></table:table-cell></table:table-row><table:table-row table:style-name="Table42.R2"><table:table-cell table:style-name="Table42.Cell4"><text:p text:style-name="P5018"/></table:table-cell><table:table-cell table:style-name="Table42.Cell5"><text:p text:style-name="P2690"><text:span text:style-name="CharStyle7">Daerah Mengundi</text:span></text:p></table:table-cell><table:table-cell table:style-name="Table42.Cell6"><text:p text:style-name="P4117"><text:span text:style-name="CharStyle7">Bilangan Pemilih</text:span></text:p></table:table-cell></table:table-row><table:table-row table:style-name="Table42.R3"><table:table-cell table:style-name="Table42.Cell7"><text:p text:style-name="P5018"/></table:table-cell><table:table-cell table:style-name="Table42.Cell8"><text:p text:style-name="P4303"><text:span text:style-name="CharStyle8">Polling District</text:span></text:p></table:table-cell><table:table-cell table:style-name="Table42.Cell9"><text:p text:style-name="P4179"><text:span text:style-name="CharStyle8">Number of Electors</text:span></text:p></table:table-cell></table:table-row><table:table-row table:style-name="Table42.R4"><table:table-cell table:style-name="Table42.Cell10"><text:p text:style-name="P1953"><text:span text:style-name="CharStyle7">2.</text:span></text:p></table:table-cell><table:table-cell table:style-name="Table42.Cell11"><text:p text:style-name="P4235"><text:span text:style-name="CharStyle7">Astaka</text:span></text:p></table:table-cell><table:table-cell table:style-name="Table42.Cell12"><text:p text:style-name="P3326"><text:span text:style-name="CharStyle7">2,886</text:span></text:p></table:table-cell></table:table-row><table:table-row table:style-name="Table42.R5"><table:table-cell table:style-name="Table42.Cell13"><text:p text:style-name="P2128"><text:span text:style-name="CharStyle7">3.</text:span></text:p></table:table-cell><table:table-cell table:style-name="Table42.Cell14"><text:p text:style-name="P4904"><text:span text:style-name="CharStyle7">Simpang Lima</text:span></text:p></table:table-cell><table:table-cell table:style-name="Table42.Cell15"><text:p text:style-name="P3489"><text:span text:style-name="CharStyle7">766</text:span></text:p></table:table-cell></table:table-row><table:table-row table:style-name="Table42.R6"><table:table-cell table:style-name="Table42.Cell16"><text:p text:style-name="P2271"><text:span text:style-name="CharStyle7">4.</text:span></text:p></table:table-cell><table:table-cell table:style-name="Table42.Cell17"><text:p text:style-name="P4942"><text:span text:style-name="CharStyle7">Pekan Gurney</text:span></text:p></table:table-cell><table:table-cell table:style-name="Table42.Cell18"><text:p text:style-name="P4181"><text:span text:style-name="CharStyle7">3,708</text:span></text:p></table:table-cell></table:table-row><table:table-row table:style-name="Table42.R7"><table:table-cell table:style-name="Table42.Cell19"><text:p text:style-name="P4183"><text:span text:style-name="CharStyle7">5.</text:span></text:p></table:table-cell><table:table-cell table:style-name="Table42.Cell20"><text:p text:style-name="P3148"><text:span text:style-name="CharStyle7">Simpang Dua</text:span></text:p></table:table-cell><table:table-cell table:style-name="Table42.Cell21"><text:p text:style-name="P1909"><text:span text:style-name="CharStyle7">1,954</text:span></text:p></table:table-cell></table:table-row><table:table-row table:style-name="Table42.R8"><table:table-cell table:style-name="Table42.Cell22"><text:p text:style-name="P3079"><text:span text:style-name="CharStyle7">6.</text:span></text:p></table:table-cell><table:table-cell table:style-name="Table42.Cell23"><text:p text:style-name="P1842"><text:span text:style-name="CharStyle7">Taman Pegawai</text:span></text:p></table:table-cell><table:table-cell table:style-name="Table42.Cell24"><text:p text:style-name="P2556"><text:span text:style-name="CharStyle7">3,808</text:span></text:p></table:table-cell></table:table-row><table:table-row table:style-name="Table42.R9"><table:table-cell table:style-name="Table42.Cell25"><text:p text:style-name="P4157"><text:span text:style-name="CharStyle7">7.</text:span></text:p></table:table-cell><table:table-cell table:style-name="Table42.Cell26"><text:p text:style-name="P4186"><text:span text:style-name="CharStyle7">Kampong Koh Utara</text:span></text:p></table:table-cell><table:table-cell table:style-name="Table42.Cell27"><text:p text:style-name="P2668"><text:span text:style-name="CharStyle7">4,478</text:span></text:p></table:table-cell></table:table-row><table:table-row table:style-name="Table42.R10"><table:table-cell table:style-name="Table42.Cell28"><text:p text:style-name="P3537"><text:span text:style-name="CharStyle7">8.</text:span></text:p></table:table-cell><table:table-cell table:style-name="Table42.Cell29"><text:p text:style-name="P2496"><text:span text:style-name="CharStyle7">Kampong Koh Selatan</text:span></text:p></table:table-cell><table:table-cell table:style-name="Table42.Cell30"><text:p text:style-name="P3406"><text:span text:style-name="CharStyle7">3,821</text:span></text:p></table:table-cell></table:table-row><table:table-row table:style-name="Table42.R11"><table:table-cell table:style-name="Table42.Cell31"><text:p text:style-name="P4830"><text:span text:style-name="CharStyle7">9.</text:span></text:p></table:table-cell><table:table-cell table:style-name="Table42.Cell32"><text:p text:style-name="P2891"><text:span text:style-name="CharStyle7">Kampong China Utara</text:span></text:p></table:table-cell><table:table-cell table:style-name="Table42.Cell33"><text:p text:style-name="P1637"><text:span text:style-name="CharStyle7">2,046</text:span></text:p></table:table-cell></table:table-row><table:table-row table:style-name="Table42.R12"><table:table-cell table:style-name="Table42.Cell34"><text:p text:style-name="P2361"><text:span text:style-name="CharStyle7">10.</text:span></text:p></table:table-cell><table:table-cell table:style-name="Table42.Cell35"><text:p text:style-name="P2703"><text:span text:style-name="CharStyle7">Kampong China Selatan</text:span></text:p></table:table-cell><table:table-cell table:style-name="Table42.Cell36"><text:p text:style-name="P4188"><text:span text:style-name="CharStyle7">1,257</text:span></text:p></table:table-cell></table:table-row><table:table-row table:style-name="Table42.R13"><table:table-cell table:style-name="Table42.Cell37"><text:p text:style-name="P5018"/></table:table-cell><table:table-cell table:style-name="Table42.Cell38"><text:p text:style-name="P5018"/></table:table-cell><table:table-cell table:style-name="Table42.Cell39"><text:p text:style-name="P1835"><text:span text:style-name="CharStyle7">27,769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4192"><text:span text:style-name="CharStyle7">Jumlah Bilangan Pemilih dalam Bahagian Pilihan Raya Persekutuan<text:tab/>76,294</text:span></text:p>
        <text:p text:style-name="P2875"><text:span text:style-name="CharStyle7">P. 068 Ayer Tawar:</text:span></text:p>
        <text:p text:style-name="P3971"><text:span text:style-name="CharStyle33">Total Number of Electors in the Federal Constituency of<text:line-break/>P. 068 Ayer Tawar:</text:span></text:p>
        <text:p text:style-name="P2154"><text:span text:style-name="CharStyle13">46</text:span></text:p>
      </text:section>
      <text:section text:style-name="Sect42" text:name="Section42">
        <text:p text:style-name="P5133"><draw:frame draw:style-name="fr301" svg:x="2.697cm" svg:y="0.000cm" svg:width="4.505cm" fo:min-height="3.828cm" text:anchor-type="paragraph"><draw:text-box><text:h text:outline-level="1" text:style-name="P4194"><text:bookmark-start text:name="bookmark60"/><text:span text:style-name="CharStyle131">(</text:span><text:span text:style-name="CharStyle132">1</text:span><text:span text:style-name="CharStyle131">)</text:span><text:bookmark-end text:name="bookmark60"/></text:h><text:p text:style-name="P4196"><text:span text:style-name="CharStyle26">Bahagian Pilihan Raya<text:line-break/>Negeri<text:line-break/></text:span><text:span text:style-name="CharStyle29">State Constituency</text:span></text:p><text:p text:style-name="P4786"><text:span text:style-name="CharStyle26">N. 39 BELANJA</text:span></text:p></draw:text-box></draw:frame><draw:frame draw:style-name="fr300" svg:x="8.751cm" svg:y="0.000cm" svg:width="10.634cm" fo:min-height="0.002cm" text:anchor-type="paragraph"><draw:text-box><table:table table:style-name="Table43"><table:table-column table:style-name="Table43.C1"/><table:table-column table:style-name="Table43.C2"/><table:table-column table:style-name="Table43.C3"/><table:table-row table:style-name="Table43.R1"><table:table-cell table:style-name="Table43.Cell1"><text:p text:style-name="P5018"/></table:table-cell><table:table-cell table:style-name="Table43.Cell2"><text:p text:style-name="P3785"><text:span text:style-name="CharStyle7">(2)</text:span></text:p></table:table-cell><table:table-cell table:style-name="Table43.Cell3"><text:p text:style-name="P3357"><text:span text:style-name="CharStyle7">(3)</text:span></text:p></table:table-cell></table:table-row><table:table-row table:style-name="Table43.R2"><table:table-cell table:style-name="Table43.Cell4"><text:p text:style-name="P5018"/></table:table-cell><table:table-cell table:style-name="Table43.Cell5"><text:p text:style-name="P2483"><text:span text:style-name="CharStyle7">Daerah Mengundi</text:span></text:p></table:table-cell><table:table-cell table:style-name="Table43.Cell6"><text:p text:style-name="P3166"><text:span text:style-name="CharStyle7">Bilangan Pemilih</text:span></text:p></table:table-cell></table:table-row><table:table-row table:style-name="Table43.R3"><table:table-cell table:style-name="Table43.Cell7"><text:p text:style-name="P5018"/></table:table-cell><table:table-cell table:style-name="Table43.Cell8"><text:p text:style-name="P3241"><text:span text:style-name="CharStyle8">Polling District</text:span></text:p></table:table-cell><table:table-cell table:style-name="Table43.Cell9"><text:p text:style-name="P2104"><text:span text:style-name="CharStyle8">Number of Electors</text:span></text:p></table:table-cell></table:table-row><table:table-row table:style-name="Table43.R4"><table:table-cell table:style-name="Table43.Cell10"><text:p text:style-name="P2752"><text:span text:style-name="CharStyle129">1</text:span><text:span text:style-name="CharStyle111">.</text:span></text:p></table:table-cell><table:table-cell table:style-name="Table43.Cell11"><text:p text:style-name="P3443"><text:span text:style-name="CharStyle7">Buloh Akar</text:span></text:p></table:table-cell><table:table-cell table:style-name="Table43.Cell12"><text:p text:style-name="P2226"><text:span text:style-name="CharStyle7">673</text:span></text:p></table:table-cell></table:table-row><table:table-row table:style-name="Table43.R5"><table:table-cell table:style-name="Table43.Cell13"><text:p text:style-name="P4198"><text:span text:style-name="CharStyle7">2.</text:span></text:p></table:table-cell><table:table-cell table:style-name="Table43.Cell14"><text:p text:style-name="P1641"><text:span text:style-name="CharStyle7">Chopin Kiri</text:span></text:p></table:table-cell><table:table-cell table:style-name="Table43.Cell15"><text:p text:style-name="P2141"><text:span text:style-name="CharStyle7">373</text:span></text:p></table:table-cell></table:table-row><table:table-row table:style-name="Table43.R6"><table:table-cell table:style-name="Table43.Cell16"><text:p text:style-name="P2813"><text:span text:style-name="CharStyle7">3.</text:span></text:p></table:table-cell><table:table-cell table:style-name="Table43.Cell17"><text:p text:style-name="P1961"><text:span text:style-name="CharStyle7">Chopin Kanan</text:span></text:p></table:table-cell><table:table-cell table:style-name="Table43.Cell18"><text:p text:style-name="P2473"><text:span text:style-name="CharStyle7">254</text:span></text:p></table:table-cell></table:table-row><table:table-row table:style-name="Table43.R7"><table:table-cell table:style-name="Table43.Cell19"><text:p text:style-name="P2254"><text:span text:style-name="CharStyle7">4.</text:span></text:p></table:table-cell><table:table-cell table:style-name="Table43.Cell20"><text:p text:style-name="P2531"><text:span text:style-name="CharStyle7">Kampong Prah</text:span></text:p></table:table-cell><table:table-cell table:style-name="Table43.Cell21"><text:p text:style-name="P4200"><text:span text:style-name="CharStyle7">306</text:span></text:p></table:table-cell></table:table-row><table:table-row table:style-name="Table43.R8"><table:table-cell table:style-name="Table43.Cell22"><text:p text:style-name="P1974"><text:span text:style-name="CharStyle7">5.</text:span></text:p></table:table-cell><table:table-cell table:style-name="Table43.Cell23"><text:p text:style-name="P2659"><text:span text:style-name="CharStyle7">Kampong Tepus</text:span></text:p></table:table-cell><table:table-cell table:style-name="Table43.Cell24"><text:p text:style-name="P3345"><text:span text:style-name="CharStyle7">387</text:span></text:p></table:table-cell></table:table-row><table:table-row table:style-name="Table43.R9"><table:table-cell table:style-name="Table43.Cell25"><text:p text:style-name="P4202"><text:span text:style-name="CharStyle7">6.</text:span></text:p></table:table-cell><table:table-cell table:style-name="Table43.Cell26"><text:p text:style-name="P4205"><text:span text:style-name="CharStyle7">Serapoh</text:span></text:p></table:table-cell><table:table-cell table:style-name="Table43.Cell27"><text:p text:style-name="P4208"><text:span text:style-name="CharStyle7">554</text:span></text:p></table:table-cell></table:table-row><table:table-row table:style-name="Table43.R10"><table:table-cell table:style-name="Table43.Cell28"><text:p text:style-name="P4211"><text:span text:style-name="CharStyle7">7.</text:span></text:p></table:table-cell><table:table-cell table:style-name="Table43.Cell29"><text:p text:style-name="P2213"><text:span text:style-name="CharStyle7">Tanjong Belanja</text:span></text:p></table:table-cell><table:table-cell table:style-name="Table43.Cell30"><text:p text:style-name="P4721"><text:span text:style-name="CharStyle7">620</text:span></text:p></table:table-cell></table:table-row><table:table-row table:style-name="Table43.R11"><table:table-cell table:style-name="Table43.Cell31"><text:p text:style-name="P1981"><text:span text:style-name="CharStyle129">8</text:span><text:span text:style-name="CharStyle111">.</text:span></text:p></table:table-cell><table:table-cell table:style-name="Table43.Cell32"><text:p text:style-name="P1601"><text:span text:style-name="CharStyle7">Kampong Nyior</text:span></text:p></table:table-cell><table:table-cell table:style-name="Table43.Cell33"><text:p text:style-name="P2738"><text:span text:style-name="CharStyle7">301</text:span></text:p></table:table-cell></table:table-row><table:table-row table:style-name="Table43.R12"><table:table-cell table:style-name="Table43.Cell34"><text:p text:style-name="P4404"><text:span text:style-name="CharStyle7">9.</text:span></text:p></table:table-cell><table:table-cell table:style-name="Table43.Cell35"><text:p text:style-name="P4214"><text:span text:style-name="CharStyle7">Kampong Tua Belanja Kiri</text:span></text:p></table:table-cell><table:table-cell table:style-name="Table43.Cell36"><text:p text:style-name="P4393"><text:span text:style-name="CharStyle7">506</text:span></text:p></table:table-cell></table:table-row><table:table-row table:style-name="Table43.R13"><table:table-cell table:style-name="Table43.Cell37"><text:p text:style-name="P4216"><text:span text:style-name="CharStyle7">10.</text:span></text:p></table:table-cell><table:table-cell table:style-name="Table43.Cell38"><text:p text:style-name="P4664"><text:span text:style-name="CharStyle7">Belanja Kanan</text:span></text:p></table:table-cell><table:table-cell table:style-name="Table43.Cell39"><text:p text:style-name="P3004"><text:span text:style-name="CharStyle7">1,304</text:span></text:p></table:table-cell></table:table-row><table:table-row table:style-name="Table43.R14"><table:table-cell table:style-name="Table43.Cell40"><text:p text:style-name="P1782"><text:span text:style-name="CharStyle7">11.</text:span></text:p></table:table-cell><table:table-cell table:style-name="Table43.Cell41"><text:p text:style-name="P3373"><text:span text:style-name="CharStyle7">Ladang Glenealy</text:span></text:p></table:table-cell><table:table-cell table:style-name="Table43.Cell42"><text:p text:style-name="P2167"><text:span text:style-name="CharStyle7">744</text:span></text:p></table:table-cell></table:table-row><table:table-row table:style-name="Table43.R15"><table:table-cell table:style-name="Table43.Cell43"><text:p text:style-name="P4265"><text:span text:style-name="CharStyle7">12.</text:span></text:p></table:table-cell><table:table-cell table:style-name="Table43.Cell44"><text:p text:style-name="P4267"><text:span text:style-name="CharStyle7">Parit Utara</text:span></text:p></table:table-cell><table:table-cell table:style-name="Table43.Cell45"><text:p text:style-name="P2308"><text:span text:style-name="CharStyle7">550</text:span></text:p></table:table-cell></table:table-row><table:table-row table:style-name="Table43.R16"><table:table-cell table:style-name="Table43.Cell46"><text:p text:style-name="P2980"><text:span text:style-name="CharStyle7">13.</text:span></text:p></table:table-cell><table:table-cell table:style-name="Table43.Cell47"><text:p text:style-name="P1735"><text:span text:style-name="CharStyle7">Parit Selatan</text:span></text:p></table:table-cell><table:table-cell table:style-name="Table43.Cell48"><text:p text:style-name="P2454"><text:span text:style-name="CharStyle7">1,744</text:span></text:p></table:table-cell></table:table-row><table:table-row table:style-name="Table43.R17"><table:table-cell table:style-name="Table43.Cell49"><text:p text:style-name="P3132"><text:span text:style-name="CharStyle7">14.</text:span></text:p></table:table-cell><table:table-cell table:style-name="Table43.Cell50"><text:p text:style-name="P1894"><text:span text:style-name="CharStyle7">Belanja Kiri</text:span></text:p></table:table-cell><table:table-cell table:style-name="Table43.Cell51"><text:p text:style-name="P2591"><text:span text:style-name="CharStyle7">852</text:span></text:p></table:table-cell></table:table-row><table:table-row table:style-name="Table43.R18"><table:table-cell table:style-name="Table43.Cell52"><text:p text:style-name="P3268"><text:span text:style-name="CharStyle7">15.</text:span></text:p></table:table-cell><table:table-cell table:style-name="Table43.Cell53"><text:p text:style-name="P2063"><text:span text:style-name="CharStyle7">Pasir Gajah</text:span></text:p></table:table-cell><table:table-cell table:style-name="Table43.Cell54"><text:p text:style-name="P4218"><text:span text:style-name="CharStyle7">1,019</text:span></text:p></table:table-cell></table:table-row><table:table-row table:style-name="Table43.R19"><table:table-cell table:style-name="Table43.Cell55"><text:p text:style-name="P2463"><text:span text:style-name="CharStyle7">16.</text:span></text:p></table:table-cell><table:table-cell table:style-name="Table43.Cell56"><text:p text:style-name="P2520"><text:span text:style-name="CharStyle7">Tanjong Medan</text:span></text:p></table:table-cell><table:table-cell table:style-name="Table43.Cell57"><text:p text:style-name="P3199"><text:span text:style-name="CharStyle7">584</text:span></text:p></table:table-cell></table:table-row><table:table-row table:style-name="Table43.R20"><table:table-cell table:style-name="Table43.Cell58"><text:p text:style-name="P4220"><text:span text:style-name="CharStyle7">17.</text:span></text:p></table:table-cell><table:table-cell table:style-name="Table43.Cell59"><text:p text:style-name="P2654"><text:span text:style-name="CharStyle7">Kampong Paloh</text:span></text:p></table:table-cell><table:table-cell table:style-name="Table43.Cell60"><text:p text:style-name="P3335"><text:span text:style-name="CharStyle7">953</text:span></text:p></table:table-cell></table:table-row><table:table-row table:style-name="Table43.R21"><table:table-cell table:style-name="Table43.Cell61"><text:p text:style-name="P2132"><text:span text:style-name="CharStyle7">18.</text:span></text:p></table:table-cell><table:table-cell table:style-name="Table43.Cell62"><text:p text:style-name="P2797"><text:span text:style-name="CharStyle7">Kampong Dusun</text:span></text:p></table:table-cell><table:table-cell table:style-name="Table43.Cell63"><text:p text:style-name="P3495"><text:span text:style-name="CharStyle7">569</text:span></text:p></table:table-cell></table:table-row><table:table-row table:style-name="Table43.R22"><table:table-cell table:style-name="Table43.Cell64"><text:p text:style-name="P4498"><text:span text:style-name="CharStyle7">19.</text:span></text:p></table:table-cell><table:table-cell table:style-name="Table43.Cell65"><text:p text:style-name="P4713"><text:span text:style-name="CharStyle7">Kampong Selboh</text:span></text:p></table:table-cell><table:table-cell table:style-name="Table43.Cell66"><text:p text:style-name="P4715"><text:span text:style-name="CharStyle7">1,146</text:span></text:p></table:table-cell></table:table-row></table:table></draw:text-box></draw:frame></text:p>
        <text:p text:style-name="P931"/>
        <text:p text:style-name="P932"/>
        <text:p text:style-name="P933"/>
        <text:p text:style-name="P934"/>
        <text:p text:style-name="P935"/>
        <text:p text:style-name="P936"/>
        <text:p text:style-name="P937"/>
        <text:p text:style-name="P938"/>
        <text:p text:style-name="P939"/>
        <text:p text:style-name="P940"/>
        <text:p text:style-name="P941"/>
        <text:p text:style-name="P942"/>
        <text:p text:style-name="P943"/>
        <text:p text:style-name="P944"/>
        <text:p text:style-name="P945"/>
        <text:p text:style-name="P946"/>
        <text:p text:style-name="P947"/>
        <text:p text:style-name="P948"/>
        <text:p text:style-name="P949"/>
        <text:p text:style-name="P950"/>
        <text:p text:style-name="P951"/>
        <text:p text:style-name="P952"/>
        <text:p text:style-name="P953"/>
        <text:p text:style-name="P954"/>
        <text:p text:style-name="P955"/>
        <text:p text:style-name="P956"/>
        <text:p text:style-name="P957"/>
        <text:p text:style-name="P958"/>
        <text:p text:style-name="P959"/>
        <text:p text:style-name="P960"/>
        <text:p text:style-name="P961"/>
        <text:p text:style-name="P962"/>
        <text:p text:style-name="P963"/>
        <text:p text:style-name="P964"/>
        <text:p text:style-name="P965"/>
        <text:p text:style-name="P966"/>
        <text:p text:style-name="P967"/>
        <text:p text:style-name="P968"/>
      </text:section>
      <text:section text:style-name="Sect43" text:name="Section43">
        <text:p text:style-name="P5134"><draw:frame draw:style-name="fr305" svg:x="3.120cm" svg:y="0.004cm" svg:width="10.185cm" fo:min-height="2.778cm" text:anchor-type="paragraph"><draw:text-box><text:h text:outline-level="1" text:style-name="P4222"><text:bookmark-start text:name="bookmark61"/><text:span text:style-name="CharStyle25">(1) (2)</text:span><text:bookmark-end text:name="bookmark61"/></text:h><text:p text:style-name="P1766"><text:span text:style-name="CharStyle26">Bahagian Pilihan Raya<text:tab/>Daerah<text:tab/>Mengundi</text:span></text:p><text:p text:style-name="P4248"><text:span text:style-name="CharStyle30">Negeri<text:line-break/></text:span><text:span text:style-name="CharStyle28">State Constituency</text:span></text:p></draw:text-box></draw:frame><draw:frame draw:style-name="fr306" svg:x="15.972cm" svg:y="0.000cm" svg:width="3.133cm" fo:min-height="1.228cm" text:anchor-type="paragraph"><draw:text-box><text:h text:outline-level="1" text:style-name="P3304"><text:bookmark-start text:name="bookmark62"/><text:span text:style-name="CharStyle25">(3)</text:span><text:bookmark-end text:name="bookmark62"/></text:h><text:p text:style-name="P2056"><text:span text:style-name="CharStyle26">Bilangan Pemilih</text:span></text:p></draw:text-box></draw:frame><draw:frame draw:style-name="fr307" svg:x="10.292cm" svg:y="2.193cm" svg:width="2.760cm" fo:min-height="0.533cm" text:anchor-type="paragraph"><draw:text-box><text:p text:style-name="P4224"><text:span text:style-name="CharStyle28">Polling District</text:span></text:p></draw:text-box></draw:frame><draw:frame draw:style-name="fr308" svg:x="15.796cm" svg:y="2.193cm" svg:width="3.480cm" fo:min-height="0.533cm" text:anchor-type="paragraph"><draw:text-box><text:p text:style-name="P4226"><text:span text:style-name="CharStyle28">Number of Electors</text:span></text:p></draw:text-box></draw:frame><draw:frame draw:style-name="fr309" svg:x="8.759cm" svg:y="3.293cm" svg:width="4.995cm" fo:min-height="0.533cm" text:anchor-type="paragraph"><draw:text-box><text:p text:style-name="P3936"><text:span text:style-name="CharStyle26">20. Kampong Kepala Pulau</text:span></text:p></draw:text-box></draw:frame><draw:frame draw:style-name="fr310" svg:x="18.605cm" svg:y="3.293cm" svg:width="0.753cm" fo:min-height="0.526cm" text:anchor-type="paragraph"><draw:text-box><text:p text:style-name="P4228"><text:span text:style-name="CharStyle26">432</text:span></text:p></draw:text-box></draw:frame><draw:frame draw:style-name="fr311" svg:x="8.759cm" svg:y="4.394cm" svg:width="4.792cm" fo:min-height="0.534cm" text:anchor-type="paragraph"><draw:text-box><text:p text:style-name="P3161"><text:span text:style-name="CharStyle26">21. Layang-Layang Kanan</text:span></text:p></draw:text-box></draw:frame><draw:frame draw:style-name="fr312" svg:x="18.623cm" svg:y="4.394cm" svg:width="0.737cm" fo:min-height="0.526cm" text:anchor-type="paragraph"><draw:text-box><text:p text:style-name="P2032"><text:span text:style-name="CharStyle26">782</text:span></text:p></draw:text-box></draw:frame><draw:frame draw:style-name="fr313" svg:x="17.979cm" svg:y="5.528cm" svg:width="1.372cm" fo:min-height="0.482cm" text:anchor-type="paragraph"><draw:text-box><text:h text:outline-level="2" text:style-name="P2816"><text:bookmark-start text:name="bookmark63"/><text:span text:style-name="CharStyle18">14,653</text:span><text:bookmark-end text:name="bookmark63"/></text:h></draw:text-box></draw:frame><draw:frame draw:style-name="fr314" svg:x="2.697cm" svg:y="7.696cm" svg:width="2.150cm" fo:min-height="0.526cm" text:anchor-type="paragraph"><draw:text-box><text:p text:style-name="P4540"><text:span text:style-name="CharStyle26">N. 40 BOTA</text:span></text:p></draw:text-box></draw:frame><draw:frame draw:style-name="fr304" svg:x="8.751cm" svg:y="8.839cm" svg:width="10.634cm" fo:min-height="15.857cm" text:anchor-type="paragraph"><draw:text-box><table:table table:style-name="Table44"><table:table-column table:style-name="Table44.C1"/><table:table-column table:style-name="Table44.C2"/><table:table-column table:style-name="Table44.C3"/><table:table-row table:style-name="Table44.R1"><table:table-cell table:style-name="Table44.Cell1"><text:p text:style-name="P4230"><text:span text:style-name="CharStyle7">2.</text:span></text:p></table:table-cell><table:table-cell table:style-name="Table44.Cell2"><text:p text:style-name="P3492"><text:span text:style-name="CharStyle7">Kompleks Pertanian</text:span></text:p></table:table-cell><table:table-cell table:style-name="Table44.Cell3"><text:p text:style-name="P2272"><text:span text:style-name="CharStyle7">734</text:span></text:p></table:table-cell></table:table-row><table:table-row table:style-name="Table44.R2"><table:table-cell table:style-name="Table44.Cell4"><text:p text:style-name="P2943"><text:span text:style-name="CharStyle7">3.</text:span></text:p></table:table-cell><table:table-cell table:style-name="Table44.Cell5"><text:p text:style-name="P1693"><text:span text:style-name="CharStyle7">Kampong Aji</text:span></text:p></table:table-cell><table:table-cell table:style-name="Table44.Cell6"><text:p text:style-name="P4232"><text:span text:style-name="CharStyle7">1,397</text:span></text:p></table:table-cell></table:table-row><table:table-row table:style-name="Table44.R3"><table:table-cell table:style-name="Table44.Cell7"><text:p text:style-name="P4234"><text:span text:style-name="CharStyle7">4.</text:span></text:p></table:table-cell><table:table-cell table:style-name="Table44.Cell8"><text:p text:style-name="P1883"><text:span text:style-name="CharStyle7">Padang Tenggala</text:span></text:p></table:table-cell><table:table-cell table:style-name="Table44.Cell9"><text:p text:style-name="P4236"><text:span text:style-name="CharStyle7">683</text:span></text:p></table:table-cell></table:table-row><table:table-row table:style-name="Table44.R4"><table:table-cell table:style-name="Table44.Cell10"><text:p text:style-name="P3306"><text:span text:style-name="CharStyle7">5.</text:span></text:p></table:table-cell><table:table-cell table:style-name="Table44.Cell11"><text:p text:style-name="P4238"><text:span text:style-name="CharStyle7">Kampong Selat</text:span></text:p></table:table-cell><table:table-cell table:style-name="Table44.Cell12"><text:p text:style-name="P2776"><text:span text:style-name="CharStyle7">568</text:span></text:p></table:table-cell></table:table-row><table:table-row table:style-name="Table44.R5"><table:table-cell table:style-name="Table44.Cell13"><text:p text:style-name="P2447"><text:span text:style-name="CharStyle7">6.</text:span></text:p></table:table-cell><table:table-cell table:style-name="Table44.Cell14"><text:p text:style-name="P3118"><text:span text:style-name="CharStyle7">Bota Kanan</text:span></text:p></table:table-cell><table:table-cell table:style-name="Table44.Cell15"><text:p text:style-name="P4812"><text:span text:style-name="CharStyle7">1,072</text:span></text:p></table:table-cell></table:table-row><table:table-row table:style-name="Table44.R6"><table:table-cell table:style-name="Table44.Cell16"><text:p text:style-name="P4814"><text:span text:style-name="CharStyle7">7.</text:span></text:p></table:table-cell><table:table-cell table:style-name="Table44.Cell17"><text:p text:style-name="P2606"><text:span text:style-name="CharStyle7">Seri Iskandar</text:span></text:p></table:table-cell><table:table-cell table:style-name="Table44.Cell18"><text:p text:style-name="P3400"><text:span text:style-name="CharStyle7">4,019</text:span></text:p></table:table-cell></table:table-row><table:table-row table:style-name="Table44.R7"><table:table-cell table:style-name="Table44.Cell19"><text:p text:style-name="P2197"><text:span text:style-name="CharStyle7">8.</text:span></text:p></table:table-cell><table:table-cell table:style-name="Table44.Cell20"><text:p text:style-name="P4058"><text:span text:style-name="CharStyle7">Suak Padi</text:span></text:p></table:table-cell><table:table-cell table:style-name="Table44.Cell21"><text:p text:style-name="P4918"><text:span text:style-name="CharStyle7">372</text:span></text:p></table:table-cell></table:table-row><table:table-row table:style-name="Table44.R8"><table:table-cell table:style-name="Table44.Cell22"><text:p text:style-name="P4920"><text:span text:style-name="CharStyle7">9.</text:span></text:p></table:table-cell><table:table-cell table:style-name="Table44.Cell23"><text:p text:style-name="P4922"><text:span text:style-name="CharStyle7">Padang Changkat</text:span></text:p></table:table-cell><table:table-cell table:style-name="Table44.Cell24"><text:p text:style-name="P4924"><text:span text:style-name="CharStyle7">840</text:span></text:p></table:table-cell></table:table-row><table:table-row table:style-name="Table44.R9"><table:table-cell table:style-name="Table44.Cell25"><text:p text:style-name="P4240"><text:span text:style-name="CharStyle7">10.</text:span></text:p></table:table-cell><table:table-cell table:style-name="Table44.Cell26"><text:p text:style-name="P4355"><text:span text:style-name="CharStyle7">Bota Kiri</text:span></text:p></table:table-cell><table:table-cell table:style-name="Table44.Cell27"><text:p text:style-name="P4357"><text:span text:style-name="CharStyle7">856</text:span></text:p></table:table-cell></table:table-row><table:table-row table:style-name="Table44.R10"><table:table-cell table:style-name="Table44.Cell28"><text:p text:style-name="P4359"><text:span text:style-name="CharStyle7">11.</text:span></text:p></table:table-cell><table:table-cell table:style-name="Table44.Cell29"><text:p text:style-name="P4361"><text:span text:style-name="CharStyle7">Telok Kepayang</text:span></text:p></table:table-cell><table:table-cell table:style-name="Table44.Cell30"><text:p text:style-name="P2225"><text:span text:style-name="CharStyle7">947</text:span></text:p></table:table-cell></table:table-row><table:table-row table:style-name="Table44.R11"><table:table-cell table:style-name="Table44.Cell31"><text:p text:style-name="P2897"><text:span text:style-name="CharStyle7">12.</text:span></text:p></table:table-cell><table:table-cell table:style-name="Table44.Cell32"><text:p text:style-name="P1640"><text:span text:style-name="CharStyle7">Telok Bakong</text:span></text:p></table:table-cell><table:table-cell table:style-name="Table44.Cell33"><text:p text:style-name="P2364"><text:span text:style-name="CharStyle7">1,123</text:span></text:p></table:table-cell></table:table-row><table:table-row table:style-name="Table44.R12"><table:table-cell table:style-name="Table44.Cell34"><text:p text:style-name="P3038"><text:span text:style-name="CharStyle7">13.</text:span></text:p></table:table-cell><table:table-cell table:style-name="Table44.Cell35"><text:p text:style-name="P1808"><text:span text:style-name="CharStyle7">Kampong Bakong</text:span></text:p></table:table-cell><table:table-cell table:style-name="Table44.Cell36"><text:p text:style-name="P2518"><text:span text:style-name="CharStyle7">643</text:span></text:p></table:table-cell></table:table-row><table:table-row table:style-name="Table44.R13"><table:table-cell table:style-name="Table44.Cell37"><text:p text:style-name="P1853"><text:span text:style-name="CharStyle7">14.</text:span></text:p></table:table-cell><table:table-cell table:style-name="Table44.Cell38"><text:p text:style-name="P2089"><text:span text:style-name="CharStyle7">Lamb or Kiri</text:span></text:p></table:table-cell><table:table-cell table:style-name="Table44.Cell39"><text:p text:style-name="P2766"><text:span text:style-name="CharStyle7">885</text:span></text:p></table:table-cell></table:table-row><table:table-row table:style-name="Table44.R14"><table:table-cell table:style-name="Table44.Cell40"><text:p text:style-name="P3452"><text:span text:style-name="CharStyle7">15.</text:span></text:p></table:table-cell><table:table-cell table:style-name="Table44.Cell41"><text:p text:style-name="P2236"><text:span text:style-name="CharStyle7">Kampong Tua</text:span></text:p></table:table-cell><table:table-cell table:style-name="Table44.Cell42"><text:p text:style-name="P4242"><text:span text:style-name="CharStyle7">539</text:span></text:p></table:table-cell></table:table-row><table:table-row table:style-name="Table44.R15"><table:table-cell table:style-name="Table44.Cell43"><text:p text:style-name="P1655"><text:span text:style-name="CharStyle7">16.</text:span></text:p></table:table-cell><table:table-cell table:style-name="Table44.Cell44"><text:p text:style-name="P2375"><text:span text:style-name="CharStyle7">Lamb or Kanan</text:span></text:p></table:table-cell><table:table-cell table:style-name="Table44.Cell45"><text:p text:style-name="P3053"><text:span text:style-name="CharStyle7">1,271</text:span></text:p></table:table-cell></table:table-row></table:table></draw:text-box></draw:frame><draw:frame draw:style-name="fr302" svg:x="8.775cm" svg:y="7.747cm" svg:width="3.048cm" fo:min-height="0.483cm" text:anchor-type="paragraph"><draw:text-box><text:p text:style-name="P1628"><text:span text:style-name="CharStyle72">1. Titi Gantong</text:span></text:p></draw:text-box></draw:frame><draw:frame draw:style-name="fr303" svg:x="18.293cm" svg:y="7.747cm" svg:width="1.083cm" fo:min-height="0.474cm" text:anchor-type="paragraph"><draw:text-box><text:p text:style-name="P4244"><text:span text:style-name="CharStyle72">2,766</text:span></text:p></draw:text-box></draw:frame><draw:frame draw:style-name="fr315" svg:x="10.257cm" svg:y="26.337cm" svg:width="0.474cm" fo:min-height="0.455cm" text:anchor-type="paragraph"><draw:text-box><text:p text:style-name="P3242"><text:span text:style-name="CharStyle102">48</text:span></text:p></draw:text-box></draw:frame></text:p>
        <text:p text:style-name="P970"/>
        <text:p text:style-name="P971"/>
        <text:p text:style-name="P972"/>
        <text:p text:style-name="P973"/>
        <text:p text:style-name="P974"/>
        <text:p text:style-name="P975"/>
        <text:p text:style-name="P976"/>
        <text:p text:style-name="P977"/>
        <text:p text:style-name="P978"/>
        <text:p text:style-name="P979"/>
        <text:p text:style-name="P980"/>
        <text:p text:style-name="P981"/>
        <text:p text:style-name="P982"/>
        <text:p text:style-name="P983"/>
        <text:p text:style-name="P984"/>
        <text:p text:style-name="P985"/>
        <text:p text:style-name="P986"/>
        <text:p text:style-name="P987"/>
        <text:p text:style-name="P988"/>
        <text:p text:style-name="P989"/>
        <text:p text:style-name="P990"/>
        <text:p text:style-name="P991"/>
        <text:p text:style-name="P992"/>
        <text:p text:style-name="P993"/>
        <text:p text:style-name="P994"/>
        <text:p text:style-name="P995"/>
        <text:p text:style-name="P996"/>
        <text:p text:style-name="P997"/>
        <text:p text:style-name="P998"/>
        <text:p text:style-name="P999"/>
        <text:p text:style-name="P1000"/>
        <text:p text:style-name="P1001"/>
        <text:p text:style-name="P1002"/>
        <text:p text:style-name="P1003"/>
        <text:p text:style-name="P1004"/>
        <text:p text:style-name="P1005"/>
        <text:p text:style-name="P1006"/>
        <text:p text:style-name="P1007"/>
        <text:p text:style-name="P1008"/>
        <text:p text:style-name="P1009"/>
        <text:p text:style-name="P1010"/>
        <text:p text:style-name="P1011"/>
      </text:section>
      <text:section text:style-name="Sect44" text:name="Section44">
        <text:p text:style-name="P5135"><draw:frame draw:style-name="fr316" svg:x="0.000cm" svg:y="0.000cm" svg:width="16.163cm" fo:min-height="0.002cm" text:anchor-type="paragraph"><draw:text-box><table:table table:style-name="Table45"><table:table-column table:style-name="Table45.C1"/><table:table-column table:style-name="Table45.C2"/><table:table-column table:style-name="Table45.C3"/><table:table-row table:style-name="Table45.R1"><table:table-cell table:style-name="Table45.Cell1"><text:p text:style-name="P3104"><text:span text:style-name="CharStyle7">(1)</text:span></text:p></table:table-cell><table:table-cell table:style-name="Table45.Cell2"><text:p text:style-name="P4246"><text:span text:style-name="CharStyle7">(2)</text:span></text:p></table:table-cell><table:table-cell table:style-name="Table45.Cell3"><text:p text:style-name="P4249"><text:span text:style-name="CharStyle7">(3)</text:span></text:p></table:table-cell></table:table-row><table:table-row table:style-name="Table45.R2"><table:table-cell table:style-name="Table45.Cell4"><text:p text:style-name="P2930"><text:span text:style-name="CharStyle7">Bahagian Pilihan Raya</text:span></text:p></table:table-cell><table:table-cell table:style-name="Table45.Cell5"><text:p text:style-name="P4251"><text:span text:style-name="CharStyle7">Daerah Mengundi</text:span></text:p></table:table-cell><table:table-cell table:style-name="Table45.Cell6"><text:p text:style-name="P2139"><text:span text:style-name="CharStyle7">Bilangan Pemilih</text:span></text:p></table:table-cell></table:table-row><table:table-row table:style-name="Table45.R3"><table:table-cell table:style-name="Table45.Cell7"><text:p text:style-name="P2830"><text:span text:style-name="CharStyle7">Negeri</text:span></text:p></table:table-cell><table:table-cell table:style-name="Table45.Cell8"><text:p text:style-name="P5018"/></table:table-cell><table:table-cell table:style-name="Table45.Cell9"><text:p text:style-name="P5018"/></table:table-cell></table:table-row><table:table-row table:style-name="Table45.R4"><table:table-cell table:style-name="Table45.Cell10"><text:p text:style-name="P2129"><text:span text:style-name="CharStyle8">State Constituency</text:span></text:p></table:table-cell><table:table-cell table:style-name="Table45.Cell11"><text:p text:style-name="P4033"><text:span text:style-name="CharStyle8">Polling District</text:span></text:p></table:table-cell><table:table-cell table:style-name="Table45.Cell12"><text:p text:style-name="P1992"><text:span text:style-name="CharStyle8">Number of Electors</text:span></text:p></table:table-cell></table:table-row><table:table-row table:style-name="Table45.R5"><table:table-cell table:style-name="Table45.Cell13"><text:p text:style-name="P5018"/></table:table-cell><table:table-cell table:style-name="Table45.Cell14"><text:p text:style-name="P5018"/></table:table-cell><table:table-cell table:style-name="Table45.Cell15"><text:p text:style-name="P4090"><text:span text:style-name="CharStyle7">18,715</text:span></text:p></table:table-cell></table:table-row></table:table></draw:text-box></draw:frame></text:p>
        <text:p text:style-name="P2183"><text:span text:style-name="CharStyle7">Jumlah Bilangan Pemilih dalam Bahagian Pilihan Raya Persekutuan<text:tab/>33,368</text:span></text:p>
        <text:p text:style-name="P2234"><text:span text:style-name="CharStyle7">P. 069 Parit:</text:span></text:p>
        <text:p text:style-name="P4494"><text:span text:style-name="CharStyle33">Total Number of Electors in the Federal Constituency of<text:line-break/>P. 069 Parit:</text:span></text:p>
        <text:p text:style-name="P2543"><text:span text:style-name="CharStyle13">49</text:span></text:p>
      </text:section>
      <text:section text:style-name="Sect45" text:name="Section45">
        <text:p text:style-name="P5136"><draw:frame draw:style-name="fr321" svg:x="2.697cm" svg:y="0.000cm" svg:width="4.505cm" fo:min-height="3.819cm" text:anchor-type="paragraph"><draw:text-box><text:h text:outline-level="1" text:style-name="P1688"><text:bookmark-start text:name="bookmark64"/><text:span text:style-name="CharStyle25">(1)</text:span><text:bookmark-end text:name="bookmark64"/></text:h><text:p text:style-name="P1900"><text:span text:style-name="CharStyle26">Bahagian Pilihan Raya<text:line-break/>Negeri<text:line-break/></text:span><text:span text:style-name="CharStyle29">State Constituency</text:span></text:p><text:p text:style-name="P2702"><text:span text:style-name="CharStyle26">N. 41 MALIM NAWAR</text:span></text:p></draw:text-box></draw:frame><draw:frame draw:style-name="fr320" svg:x="8.751cm" svg:y="0.000cm" svg:width="10.634cm" fo:min-height="0.002cm" text:anchor-type="paragraph"><draw:text-box><table:table table:style-name="Table46"><table:table-column table:style-name="Table46.C1"/><table:table-column table:style-name="Table46.C2"/><table:table-column table:style-name="Table46.C3"/><table:table-row table:style-name="Table46.R1"><table:table-cell table:style-name="Table46.Cell1"><text:p text:style-name="P5018"/></table:table-cell><table:table-cell table:style-name="Table46.Cell2"><text:p text:style-name="P1843"><text:span text:style-name="CharStyle7">(2)</text:span></text:p></table:table-cell><table:table-cell table:style-name="Table46.Cell3"><text:p text:style-name="P4253"><text:span text:style-name="CharStyle7">(3)</text:span></text:p></table:table-cell></table:table-row><table:table-row table:style-name="Table46.R2"><table:table-cell table:style-name="Table46.Cell4"><text:p text:style-name="P5018"/></table:table-cell><table:table-cell table:style-name="Table46.Cell5"><text:p text:style-name="P4399"><text:span text:style-name="CharStyle7">Daerah Mengundi</text:span></text:p></table:table-cell><table:table-cell table:style-name="Table46.Cell6"><text:p text:style-name="P4256"><text:span text:style-name="CharStyle7">Bilangan Pemilih</text:span></text:p></table:table-cell></table:table-row><table:table-row table:style-name="Table46.R3"><table:table-cell table:style-name="Table46.Cell7"><text:p text:style-name="P5018"/></table:table-cell><table:table-cell table:style-name="Table46.Cell8"><text:p text:style-name="P4578"><text:span text:style-name="CharStyle8">Polling District</text:span></text:p></table:table-cell><table:table-cell table:style-name="Table46.Cell9"><text:p text:style-name="P2899"><text:span text:style-name="CharStyle8">Number of Electors</text:span></text:p></table:table-cell></table:table-row><table:table-row table:style-name="Table46.R4"><table:table-cell table:style-name="Table46.Cell10"><text:p text:style-name="P1620"><text:span text:style-name="CharStyle129">1</text:span><text:span text:style-name="CharStyle111">.</text:span></text:p></table:table-cell><table:table-cell table:style-name="Table46.Cell11"><text:p text:style-name="P2351"><text:span text:style-name="CharStyle7">Sungai Durian</text:span></text:p></table:table-cell><table:table-cell table:style-name="Table46.Cell12"><text:p text:style-name="P4258"><text:span text:style-name="CharStyle7">1,812</text:span></text:p></table:table-cell></table:table-row><table:table-row table:style-name="Table46.R5"><table:table-cell table:style-name="Table46.Cell13"><text:p text:style-name="P4260"><text:span text:style-name="CharStyle7">2.</text:span></text:p></table:table-cell><table:table-cell table:style-name="Table46.Cell14"><text:p text:style-name="P2284"><text:span text:style-name="CharStyle7">Pekan Tanjong Tualang</text:span></text:p></table:table-cell><table:table-cell table:style-name="Table46.Cell15"><text:p text:style-name="P2720"><text:span text:style-name="CharStyle7">1,660</text:span></text:p></table:table-cell></table:table-row><table:table-row table:style-name="Table46.R6"><table:table-cell table:style-name="Table46.Cell16"><text:p text:style-name="P3409"><text:span text:style-name="CharStyle7">3.</text:span></text:p></table:table-cell><table:table-cell table:style-name="Table46.Cell17"><text:p text:style-name="P2860"><text:span text:style-name="CharStyle7">Kampong Ayer Papan</text:span></text:p></table:table-cell><table:table-cell table:style-name="Table46.Cell18"><text:p text:style-name="P4262"><text:span text:style-name="CharStyle7">1,913</text:span></text:p></table:table-cell></table:table-row><table:table-row table:style-name="Table46.R7"><table:table-cell table:style-name="Table46.Cell19"><text:p text:style-name="P1672"><text:span text:style-name="CharStyle7">4.</text:span></text:p></table:table-cell><table:table-cell table:style-name="Table46.Cell20"><text:p text:style-name="P2391"><text:span text:style-name="CharStyle7">Changkat Tin</text:span></text:p></table:table-cell><table:table-cell table:style-name="Table46.Cell21"><text:p text:style-name="P2248"><text:span text:style-name="CharStyle7">840</text:span></text:p></table:table-cell></table:table-row><table:table-row table:style-name="Table46.R8"><table:table-cell table:style-name="Table46.Cell22"><text:p text:style-name="P2918"><text:span text:style-name="CharStyle7">5.</text:span></text:p></table:table-cell><table:table-cell table:style-name="Table46.Cell23"><text:p text:style-name="P1665"><text:span text:style-name="CharStyle7">Kampong Timah</text:span></text:p></table:table-cell><table:table-cell table:style-name="Table46.Cell24"><text:p text:style-name="P4264"><text:span text:style-name="CharStyle7">1,635</text:span></text:p></table:table-cell></table:table-row><table:table-row table:style-name="Table46.R9"><table:table-cell table:style-name="Table46.Cell25"><text:p text:style-name="P2172"><text:span text:style-name="CharStyle7">6.</text:span></text:p></table:table-cell><table:table-cell table:style-name="Table46.Cell26"><text:p text:style-name="P4266"><text:span text:style-name="CharStyle7">Malim Nawar</text:span></text:p></table:table-cell><table:table-cell table:style-name="Table46.Cell27"><text:p text:style-name="P4268"><text:span text:style-name="CharStyle7">1,426</text:span></text:p></table:table-cell></table:table-row><table:table-row table:style-name="Table46.R10"><table:table-cell table:style-name="Table46.Cell28"><text:p text:style-name="P2445"><text:span text:style-name="CharStyle7">7.</text:span></text:p></table:table-cell><table:table-cell table:style-name="Table46.Cell29"><text:p text:style-name="P4559"><text:span text:style-name="CharStyle7">Malim Nawar Utara</text:span></text:p></table:table-cell><table:table-cell table:style-name="Table46.Cell30"><text:p text:style-name="P4270"><text:span text:style-name="CharStyle7">1,209</text:span></text:p></table:table-cell></table:table-row><table:table-row table:style-name="Table46.R11"><table:table-cell table:style-name="Table46.Cell31"><text:p text:style-name="P4021"><text:span text:style-name="CharStyle129">8</text:span><text:span text:style-name="CharStyle111">.</text:span></text:p></table:table-cell><table:table-cell table:style-name="Table46.Cell32"><text:p text:style-name="P3876"><text:span text:style-name="CharStyle7">Malim Nawar Lama</text:span></text:p></table:table-cell><table:table-cell table:style-name="Table46.Cell33"><text:p text:style-name="P1635"><text:span text:style-name="CharStyle7">597</text:span></text:p></table:table-cell></table:table-row><table:table-row table:style-name="Table46.R12"><table:table-cell table:style-name="Table46.Cell34"><text:p text:style-name="P3318"><text:span text:style-name="CharStyle7">9.</text:span></text:p></table:table-cell><table:table-cell table:style-name="Table46.Cell35"><text:p text:style-name="P4272"><text:span text:style-name="CharStyle7">Malim Nawar Baharu</text:span></text:p></table:table-cell><table:table-cell table:style-name="Table46.Cell36"><text:p text:style-name="P4275"><text:span text:style-name="CharStyle7">423</text:span></text:p></table:table-cell></table:table-row><table:table-row table:style-name="Table46.R13"><table:table-cell table:style-name="Table46.Cell37"><text:p text:style-name="P4528"><text:span text:style-name="CharStyle7">10.</text:span></text:p></table:table-cell><table:table-cell table:style-name="Table46.Cell38"><text:p text:style-name="P1982"><text:span text:style-name="CharStyle7">Malim Nawar Selatan</text:span></text:p></table:table-cell><table:table-cell table:style-name="Table46.Cell39"><text:p text:style-name="P2665"><text:span text:style-name="CharStyle7">687</text:span></text:p></table:table-cell></table:table-row><table:table-row table:style-name="Table46.R14"><table:table-cell table:style-name="Table46.Cell40"><text:p text:style-name="P3353"><text:span text:style-name="CharStyle7">11.</text:span></text:p></table:table-cell><table:table-cell table:style-name="Table46.Cell41"><text:p text:style-name="P4278"><text:span text:style-name="CharStyle7">Malim Nawar Tengah</text:span></text:p></table:table-cell><table:table-cell table:style-name="Table46.Cell42"><text:p text:style-name="P3339"><text:span text:style-name="CharStyle7">527</text:span></text:p></table:table-cell></table:table-row><table:table-row table:style-name="Table46.R15"><table:table-cell table:style-name="Table46.Cell43"><text:p text:style-name="P4576"><text:span text:style-name="CharStyle7">12.</text:span></text:p></table:table-cell><table:table-cell table:style-name="Table46.Cell44"><text:p text:style-name="P2802"><text:span text:style-name="CharStyle7">Kampar Barat</text:span></text:p></table:table-cell><table:table-cell table:style-name="Table46.Cell45"><text:p text:style-name="P3496"><text:span text:style-name="CharStyle7">378</text:span></text:p></table:table-cell></table:table-row><table:table-row table:style-name="Table46.R16"><table:table-cell table:style-name="Table46.Cell46"><text:p text:style-name="P2275"><text:span text:style-name="CharStyle7">13.</text:span></text:p></table:table-cell><table:table-cell table:style-name="Table46.Cell47"><text:p text:style-name="P1789"><text:span text:style-name="CharStyle7">Tronoh Mines</text:span></text:p></table:table-cell><table:table-cell table:style-name="Table46.Cell48"><text:p text:style-name="P2501"><text:span text:style-name="CharStyle7">1,667</text:span></text:p></table:table-cell></table:table-row><table:table-row table:style-name="Table46.R17"><table:table-cell table:style-name="Table46.Cell49"><text:p text:style-name="P4280"><text:span text:style-name="CharStyle7">14.</text:span></text:p></table:table-cell><table:table-cell table:style-name="Table46.Cell50"><text:p text:style-name="P4283"><text:span text:style-name="CharStyle7">Kampong Ayer Hitam</text:span></text:p></table:table-cell><table:table-cell table:style-name="Table46.Cell51"><text:p text:style-name="P2637"><text:span text:style-name="CharStyle7">574</text:span></text:p></table:table-cell></table:table-row><table:table-row table:style-name="Table46.R18"><table:table-cell table:style-name="Table46.Cell52"><text:p text:style-name="P4882"><text:span text:style-name="CharStyle7">15.</text:span></text:p></table:table-cell><table:table-cell table:style-name="Table46.Cell53"><text:p text:style-name="P2117"><text:span text:style-name="CharStyle7">Mambang Diawan Barat</text:span></text:p></table:table-cell><table:table-cell table:style-name="Table46.Cell54"><text:p text:style-name="P2787"><text:span text:style-name="CharStyle7">3,120</text:span></text:p></table:table-cell></table:table-row><table:table-row table:style-name="Table46.R19"><table:table-cell table:style-name="Table46.Cell55"><text:p text:style-name="P1798"><text:span text:style-name="CharStyle7">16.</text:span></text:p></table:table-cell><table:table-cell table:style-name="Table46.Cell56"><text:p text:style-name="P4285"><text:span text:style-name="CharStyle7">Mambang Diawan Utara</text:span></text:p></table:table-cell><table:table-cell table:style-name="Table46.Cell57"><text:p text:style-name="P4288"><text:span text:style-name="CharStyle7">2,193</text:span></text:p></table:table-cell></table:table-row><table:table-row table:style-name="Table46.R20"><table:table-cell table:style-name="Table46.Cell58"><text:p text:style-name="P3078"><text:span text:style-name="CharStyle7">17.</text:span></text:p></table:table-cell><table:table-cell table:style-name="Table46.Cell59"><text:p text:style-name="P1840"><text:span text:style-name="CharStyle7">Mambang Diawan Selatan</text:span></text:p></table:table-cell><table:table-cell table:style-name="Table46.Cell60"><text:p text:style-name="P4290"><text:span text:style-name="CharStyle7">1,804</text:span></text:p></table:table-cell></table:table-row></table:table></draw:text-box></draw:frame></text:p>
        <text:p text:style-name="P1016"/>
        <text:p text:style-name="P1017"/>
        <text:p text:style-name="P1018"/>
        <text:p text:style-name="P1019"/>
        <text:p text:style-name="P1020"/>
        <text:p text:style-name="P1021"/>
        <text:p text:style-name="P1022"/>
        <text:p text:style-name="P1023"/>
        <text:p text:style-name="P1024"/>
        <text:p text:style-name="P1025"/>
        <text:p text:style-name="P1026"/>
        <text:p text:style-name="P1027"/>
        <text:p text:style-name="P1028"/>
        <text:p text:style-name="P1029"/>
        <text:p text:style-name="P1030"/>
        <text:p text:style-name="P1031"/>
        <text:p text:style-name="P1032"/>
        <text:p text:style-name="P1033"/>
        <text:p text:style-name="P1034"/>
        <text:p text:style-name="P1035"/>
        <text:p text:style-name="P1036"/>
        <text:p text:style-name="P1037"/>
        <text:p text:style-name="P1038"/>
        <text:p text:style-name="P1039"/>
        <text:p text:style-name="P1040"/>
        <text:p text:style-name="P1041"/>
        <text:p text:style-name="P1042"/>
        <text:p text:style-name="P1043"/>
        <text:p text:style-name="P1044"/>
        <text:p text:style-name="P1045"/>
        <text:p text:style-name="P1046"/>
        <text:p text:style-name="P1047"/>
        <text:p text:style-name="P1048"/>
        <text:p text:style-name="P1049"/>
      </text:section>
      <text:section text:style-name="Sect46" text:name="Section46">
        <text:p text:style-name="P5137"><draw:frame draw:style-name="fr323" svg:x="2.697cm" svg:y="0.000cm" svg:width="4.505cm" fo:min-height="3.819cm" text:anchor-type="paragraph"><draw:text-box><text:h text:outline-level="1" text:style-name="P4292"><text:bookmark-start text:name="bookmark65"/><text:span text:style-name="CharStyle25">(1)</text:span><text:bookmark-end text:name="bookmark65"/></text:h><text:p text:style-name="P4294"><text:span text:style-name="CharStyle26">Bahagian Pilihan Raya<text:line-break/>Negeri<text:line-break/></text:span><text:span text:style-name="CharStyle29">State Constituency</text:span></text:p><text:p text:style-name="P2015"><text:span text:style-name="CharStyle26">N. 42 KERANJI</text:span></text:p></draw:text-box></draw:frame><draw:frame draw:style-name="fr324" svg:x="2.697cm" svg:y="22.005cm" svg:width="4.284cm" fo:min-height="0.526cm" text:anchor-type="paragraph"><draw:text-box><text:p text:style-name="P2086"><text:span text:style-name="CharStyle26">N. 43 TUALANG SEKAH</text:span></text:p></draw:text-box></draw:frame><draw:frame draw:style-name="fr322" svg:x="8.751cm" svg:y="0.000cm" svg:width="10.634cm" fo:min-height="0.002cm" text:anchor-type="paragraph"><draw:text-box><table:table table:style-name="Table47"><table:table-column table:style-name="Table47.C1"/><table:table-column table:style-name="Table47.C2"/><table:table-row table:style-name="Table47.R1"><table:table-cell table:style-name="Table47.Cell1"><text:p text:style-name="P3388"><text:span text:style-name="CharStyle7">(2)</text:span></text:p><text:p text:style-name="P3113"><text:span text:style-name="CharStyle7">Daerah Mengundi</text:span></text:p></table:table-cell><table:table-cell table:style-name="Table47.Cell2"><text:p text:style-name="P4478"><text:span text:style-name="CharStyle7">(3)</text:span></text:p><text:p text:style-name="P3381"><text:span text:style-name="CharStyle7">Bilangan Pemilih</text:span></text:p></table:table-cell></table:table-row><table:table-row table:style-name="Table47.R2"><table:table-cell table:style-name="Table47.Cell3"><text:p text:style-name="P4593"><text:span text:style-name="CharStyle8">Polling District</text:span></text:p></table:table-cell><table:table-cell table:style-name="Table47.Cell4"><text:p text:style-name="P2825"><text:span text:style-name="CharStyle8">Number of Electors</text:span></text:p></table:table-cell></table:table-row><table:table-row table:style-name="Table47.R3"><table:table-cell table:style-name="Table47.Cell5"><text:p text:style-name="P4532"><text:span text:style-name="CharStyle7">1. Kampar Utara</text:span></text:p></table:table-cell><table:table-cell table:style-name="Table47.Cell6"><text:p text:style-name="P4534"><text:span text:style-name="CharStyle7">4,162</text:span></text:p></table:table-cell></table:table-row><table:table-row table:style-name="Table47.R4"><table:table-cell table:style-name="Table47.Cell7"><text:p text:style-name="P4536"><text:span text:style-name="CharStyle7">2. Jalan Kuala Dipang</text:span></text:p></table:table-cell><table:table-cell table:style-name="Table47.Cell8"><text:p text:style-name="P4538"><text:span text:style-name="CharStyle7">2,146</text:span></text:p></table:table-cell></table:table-row><table:table-row table:style-name="Table47.R5"><table:table-cell table:style-name="Table47.Cell9"><text:p text:style-name="P2291"><text:span text:style-name="CharStyle7">3. Taman Bandar Baru</text:span></text:p></table:table-cell><table:table-cell table:style-name="Table47.Cell10"><text:p text:style-name="P3015"><text:span text:style-name="CharStyle7">857</text:span></text:p></table:table-cell></table:table-row><table:table-row table:style-name="Table47.R6"><table:table-cell table:style-name="Table47.Cell11"><text:p text:style-name="P3169"><text:span text:style-name="CharStyle7">4. Kampong Aston</text:span></text:p></table:table-cell><table:table-cell table:style-name="Table47.Cell12"><text:p text:style-name="P3471"><text:span text:style-name="CharStyle7">984</text:span></text:p></table:table-cell></table:table-row><table:table-row table:style-name="Table47.R7"><table:table-cell table:style-name="Table47.Cell13"><text:p text:style-name="P4296"><text:span text:style-name="CharStyle7">5. Wah Loong Road</text:span></text:p></table:table-cell><table:table-cell table:style-name="Table47.Cell14"><text:p text:style-name="P4802"><text:span text:style-name="CharStyle7">2,076</text:span></text:p></table:table-cell></table:table-row><table:table-row table:style-name="Table47.R8"><table:table-cell table:style-name="Table47.Cell15"><text:p text:style-name="P4298"><text:span text:style-name="CharStyle7">6. Simpang Lima</text:span></text:p></table:table-cell><table:table-cell table:style-name="Table47.Cell16"><text:p text:style-name="P3793"><text:span text:style-name="CharStyle7">546</text:span></text:p></table:table-cell></table:table-row><table:table-row table:style-name="Table47.R9"><table:table-cell table:style-name="Table47.Cell17"><text:p text:style-name="P2251"><text:span text:style-name="CharStyle7">7. Jalan Keranji</text:span></text:p></table:table-cell><table:table-cell table:style-name="Table47.Cell18"><text:p text:style-name="P4300"><text:span text:style-name="CharStyle7">757</text:span></text:p></table:table-cell></table:table-row><table:table-row table:style-name="Table47.R10"><table:table-cell table:style-name="Table47.Cell19"><text:p text:style-name="P4302"><text:span text:style-name="CharStyle7">8. Jalan Gopeng</text:span></text:p></table:table-cell><table:table-cell table:style-name="Table47.Cell20"><text:p text:style-name="P1749"><text:span text:style-name="CharStyle7">679</text:span></text:p></table:table-cell></table:table-row><table:table-row table:style-name="Table47.R11"><table:table-cell table:style-name="Table47.Cell21"><text:p text:style-name="P4304"><text:span text:style-name="CharStyle7">9. Kampong Changkat</text:span></text:p></table:table-cell><table:table-cell table:style-name="Table47.Cell22"><text:p text:style-name="P3145"><text:span text:style-name="CharStyle7">296</text:span></text:p></table:table-cell></table:table-row><table:table-row table:style-name="Table47.R12"><table:table-cell table:style-name="Table47.Cell23"><text:p text:style-name="P1841"><text:span text:style-name="CharStyle7">10. Jalan Post Office</text:span></text:p></table:table-cell><table:table-cell table:style-name="Table47.Cell24"><text:p text:style-name="P4906"><text:span text:style-name="CharStyle7">845</text:span></text:p></table:table-cell></table:table-row><table:table-row table:style-name="Table47.R13"><table:table-cell table:style-name="Table47.Cell25"><text:p text:style-name="P4306"><text:span text:style-name="CharStyle7">11. Jalan Baharu</text:span></text:p></table:table-cell><table:table-cell table:style-name="Table47.Cell26"><text:p text:style-name="P1907"><text:span text:style-name="CharStyle7">611</text:span></text:p></table:table-cell></table:table-row><table:table-row table:style-name="Table47.R14"><table:table-cell table:style-name="Table47.Cell27"><text:p text:style-name="P2293"><text:span text:style-name="CharStyle7">12. Jalan Labu</text:span></text:p></table:table-cell><table:table-cell table:style-name="Table47.Cell28"><text:p text:style-name="P4308"><text:span text:style-name="CharStyle7">1,934</text:span></text:p></table:table-cell></table:table-row><table:table-row table:style-name="Table47.R15"><table:table-cell table:style-name="Table47.Cell29"><text:p text:style-name="P4310"><text:span text:style-name="CharStyle7">13. Wah Loong Tengah</text:span></text:p></table:table-cell><table:table-cell table:style-name="Table47.Cell30"><text:p text:style-name="P2442"><text:span text:style-name="CharStyle7">1,207</text:span></text:p></table:table-cell></table:table-row><table:table-row table:style-name="Table47.R16"><table:table-cell table:style-name="Table47.Cell31"><text:p text:style-name="P3114"><text:span text:style-name="CharStyle7">14. Wah Loong Selatan</text:span></text:p></table:table-cell><table:table-cell table:style-name="Table47.Cell32"><text:p text:style-name="P1874"><text:span text:style-name="CharStyle7">787</text:span></text:p></table:table-cell></table:table-row><table:table-row table:style-name="Table47.R17"><table:table-cell table:style-name="Table47.Cell33"><text:p text:style-name="P2580"><text:span text:style-name="CharStyle7">15. Jalan Iskandar</text:span></text:p></table:table-cell><table:table-cell table:style-name="Table47.Cell34"><text:p text:style-name="P3212"><text:span text:style-name="CharStyle7">2,885</text:span></text:p></table:table-cell></table:table-row><table:table-row table:style-name="Table47.R18"><table:table-cell table:style-name="Table47.Cell35"><text:p text:style-name="P5018"/></table:table-cell><table:table-cell table:style-name="Table47.Cell36"><text:p text:style-name="P3800"><text:span text:style-name="CharStyle7">20,772</text:span></text:p></table:table-cell></table:table-row><table:table-row table:style-name="Table47.R19"><table:table-cell table:style-name="Table47.Cell37"><text:p text:style-name="P3457"><text:span text:style-name="CharStyle7">1. Ayer Denak</text:span></text:p></table:table-cell><table:table-cell table:style-name="Table47.Cell38"><text:p text:style-name="P3510"><text:span text:style-name="CharStyle7">274</text:span></text:p></table:table-cell></table:table-row><table:table-row table:style-name="Table47.R20"><table:table-cell table:style-name="Table47.Cell39"><text:p text:style-name="P2747"><text:span text:style-name="CharStyle7">2. Kampong Ayer Mati</text:span></text:p></table:table-cell><table:table-cell table:style-name="Table47.Cell40"><text:p text:style-name="P3437"><text:span text:style-name="CharStyle7">3,624</text:span></text:p></table:table-cell></table:table-row><table:table-row table:style-name="Table47.R21"><table:table-cell table:style-name="Table47.Cell41"><text:p text:style-name="P4312"><text:span text:style-name="CharStyle7">3. Ladang Kinta Kellas</text:span></text:p></table:table-cell><table:table-cell table:style-name="Table47.Cell42"><text:p text:style-name="P2892"><text:span text:style-name="CharStyle7">231</text:span></text:p></table:table-cell></table:table-row></table:table></draw:text-box></draw:frame></text:p>
        <text:p text:style-name="P1051"/>
        <text:p text:style-name="P1052"/>
        <text:p text:style-name="P1053"/>
        <text:p text:style-name="P1054"/>
        <text:p text:style-name="P1055"/>
        <text:p text:style-name="P1056"/>
        <text:p text:style-name="P1057"/>
        <text:p text:style-name="P1058"/>
        <text:p text:style-name="P1059"/>
        <text:p text:style-name="P1060"/>
        <text:p text:style-name="P1061"/>
        <text:p text:style-name="P1062"/>
        <text:p text:style-name="P1063"/>
        <text:p text:style-name="P1064"/>
        <text:p text:style-name="P1065"/>
        <text:p text:style-name="P1066"/>
        <text:p text:style-name="P1067"/>
        <text:p text:style-name="P1068"/>
        <text:p text:style-name="P1069"/>
        <text:p text:style-name="P1070"/>
        <text:p text:style-name="P1071"/>
        <text:p text:style-name="P1072"/>
        <text:p text:style-name="P1073"/>
        <text:p text:style-name="P1074"/>
        <text:p text:style-name="P1075"/>
        <text:p text:style-name="P1076"/>
        <text:p text:style-name="P1077"/>
        <text:p text:style-name="P1078"/>
        <text:p text:style-name="P1079"/>
        <text:p text:style-name="P1080"/>
        <text:p text:style-name="P1081"/>
        <text:p text:style-name="P1082"/>
        <text:p text:style-name="P1083"/>
        <text:p text:style-name="P1084"/>
        <text:p text:style-name="P1085"/>
        <text:p text:style-name="P1086"/>
        <text:p text:style-name="P1087"/>
        <text:p text:style-name="P1088"/>
      </text:section>
      <text:section text:style-name="Sect47" text:name="Section47">
        <text:h text:outline-level="1" text:style-name="P5138"><text:bookmark-start text:name="bookmark66"/><text:span text:style-name="CharStyle48">(1)</text:span><text:bookmark-end text:name="bookmark66"/></text:h>
        <text:p text:style-name="P3330"><draw:frame draw:style-name="fr325" svg:x="8.749cm" svg:y="0.000cm" svg:width="10.626cm" fo:min-height="0.002cm" text:anchor-type="paragraph"><draw:text-box><table:table table:style-name="Table48"><table:table-column table:style-name="Table48.C1"/><table:table-column table:style-name="Table48.C2"/><table:table-row table:style-name="Table48.R1"><table:table-cell table:style-name="Table48.Cell1"><text:p text:style-name="P2087"><text:span text:style-name="CharStyle7">(2)</text:span></text:p></table:table-cell><table:table-cell table:style-name="Table48.Cell2"><text:p text:style-name="P2760"><text:span text:style-name="CharStyle7">(3)</text:span></text:p></table:table-cell></table:table-row><table:table-row table:style-name="Table48.R2"><table:table-cell table:style-name="Table48.Cell3"><text:p text:style-name="P4364"><text:span text:style-name="CharStyle7">Daerah Mengundi</text:span></text:p></table:table-cell><table:table-cell table:style-name="Table48.Cell4"><text:p text:style-name="P4585"><text:span text:style-name="CharStyle7">Bilangan Pemilih</text:span></text:p></table:table-cell></table:table-row><table:table-row table:style-name="Table48.R3"><table:table-cell table:style-name="Table48.Cell5"><text:p text:style-name="P2286"><text:span text:style-name="CharStyle8">Polling District</text:span></text:p></table:table-cell><table:table-cell table:style-name="Table48.Cell6"><text:p text:style-name="P2964"><text:span text:style-name="CharStyle8">Number of Electors</text:span></text:p></table:table-cell></table:table-row><table:table-row table:style-name="Table48.R4"><table:table-cell table:style-name="Table48.Cell7"><text:p text:style-name="P4484"><text:span text:style-name="CharStyle7">4. Kampong Chenderong</text:span></text:p></table:table-cell><table:table-cell table:style-name="Table48.Cell8"><text:p text:style-name="P4314"><text:span text:style-name="CharStyle7">3,581</text:span></text:p></table:table-cell></table:table-row><table:table-row table:style-name="Table48.R5"><table:table-cell table:style-name="Table48.Cell9"><text:p text:style-name="P4316"><text:span text:style-name="CharStyle7">5. ChangkatTualang</text:span></text:p></table:table-cell><table:table-cell table:style-name="Table48.Cell10"><text:p text:style-name="P4318"><text:span text:style-name="CharStyle7">50</text:span></text:p></table:table-cell></table:table-row><table:table-row table:style-name="Table48.R6"><table:table-cell table:style-name="Table48.Cell11"><text:p text:style-name="P2617"><text:span text:style-name="CharStyle7">6. Ladang Kota Bharu</text:span></text:p></table:table-cell><table:table-cell table:style-name="Table48.Cell12"><text:p text:style-name="P3293"><text:span text:style-name="CharStyle7">718</text:span></text:p></table:table-cell></table:table-row><table:table-row table:style-name="Table48.R7"><table:table-cell table:style-name="Table48.Cell13"><text:p text:style-name="P2088"><text:span text:style-name="CharStyle7">7. Gunong Mesah</text:span></text:p></table:table-cell><table:table-cell table:style-name="Table48.Cell14"><text:p text:style-name="P4880"><text:span text:style-name="CharStyle7">1,911</text:span></text:p></table:table-cell></table:table-row><table:table-row table:style-name="Table48.R8"><table:table-cell table:style-name="Table48.Cell15"><text:p text:style-name="P3451"><text:span text:style-name="CharStyle7">8. Kampong Pisang</text:span></text:p></table:table-cell><table:table-cell table:style-name="Table48.Cell16"><text:p text:style-name="P4320"><text:span text:style-name="CharStyle7">1,053</text:span></text:p></table:table-cell></table:table-row><table:table-row table:style-name="Table48.R9"><table:table-cell table:style-name="Table48.Cell17"><text:p text:style-name="P4322"><text:span text:style-name="CharStyle7">9. Jeram Timor</text:span></text:p></table:table-cell><table:table-cell table:style-name="Table48.Cell18"><text:p text:style-name="P4324"><text:span text:style-name="CharStyle7">1,249</text:span></text:p></table:table-cell></table:table-row><table:table-row table:style-name="Table48.R10"><table:table-cell table:style-name="Table48.Cell19"><text:p text:style-name="P2440"><text:span text:style-name="CharStyle7">10. Jeram Selatan</text:span></text:p></table:table-cell><table:table-cell table:style-name="Table48.Cell20"><text:p text:style-name="P3106"><text:span text:style-name="CharStyle7">378</text:span></text:p></table:table-cell></table:table-row><table:table-row table:style-name="Table48.R11"><table:table-cell table:style-name="Table48.Cell21"><text:p text:style-name="P1867"><text:span text:style-name="CharStyle7">11. Jeram Barat</text:span></text:p></table:table-cell><table:table-cell table:style-name="Table48.Cell22"><text:p text:style-name="P2577"><text:span text:style-name="CharStyle7">430</text:span></text:p></table:table-cell></table:table-row><table:table-row table:style-name="Table48.R12"><table:table-cell table:style-name="Table48.Cell23"><text:p text:style-name="P3250"><text:span text:style-name="CharStyle7">12. Ladang Lembah Kinta</text:span></text:p></table:table-cell><table:table-cell table:style-name="Table48.Cell24"><text:p text:style-name="P2035"><text:span text:style-name="CharStyle7">905</text:span></text:p></table:table-cell></table:table-row><table:table-row table:style-name="Table48.R13"><table:table-cell table:style-name="Table48.Cell25"><text:p text:style-name="P4326"><text:span text:style-name="CharStyle7">13. Kampong Batu Tujoh</text:span></text:p></table:table-cell><table:table-cell table:style-name="Table48.Cell26"><text:p text:style-name="P3479"><text:span text:style-name="CharStyle7">1,133</text:span></text:p></table:table-cell></table:table-row><table:table-row table:style-name="Table48.R14"><table:table-cell table:style-name="Table48.Cell27"><text:p text:style-name="P2264"><text:span text:style-name="CharStyle7">14. Kota Bharu</text:span></text:p></table:table-cell><table:table-cell table:style-name="Table48.Cell28"><text:p text:style-name="P2935"><text:span text:style-name="CharStyle7">1,053</text:span></text:p></table:table-cell></table:table-row><table:table-row table:style-name="Table48.R15"><table:table-cell table:style-name="Table48.Cell29"><text:p text:style-name="P1681"><text:span text:style-name="CharStyle7">15. Changkat Bharu</text:span></text:p></table:table-cell><table:table-cell table:style-name="Table48.Cell30"><text:p text:style-name="P4328"><text:span text:style-name="CharStyle7">682</text:span></text:p></table:table-cell></table:table-row><table:table-row table:style-name="Table48.R16"><table:table-cell table:style-name="Table48.Cell31"><text:p text:style-name="P3718"><text:span text:style-name="CharStyle7">16. TualangSekah</text:span></text:p></table:table-cell><table:table-cell table:style-name="Table48.Cell32"><text:p text:style-name="P4330"><text:span text:style-name="CharStyle7">2,991</text:span></text:p></table:table-cell></table:table-row><table:table-row table:style-name="Table48.R17"><table:table-cell table:style-name="Table48.Cell33"><text:p text:style-name="P2553"><text:span text:style-name="CharStyle7">17. Kuala Dipang</text:span></text:p></table:table-cell><table:table-cell table:style-name="Table48.Cell34"><text:p text:style-name="P3221"><text:span text:style-name="CharStyle7">1,678</text:span></text:p></table:table-cell></table:table-row><table:table-row table:style-name="Table48.R18"><table:table-cell table:style-name="Table48.Cell35"><text:p text:style-name="P4332"><text:span text:style-name="CharStyle7">18. Sungai Siput Selatan</text:span></text:p></table:table-cell><table:table-cell table:style-name="Table48.Cell36"><text:p text:style-name="P4334"><text:span text:style-name="CharStyle7">360</text:span></text:p></table:table-cell></table:table-row><table:table-row table:style-name="Table48.R19"><table:table-cell table:style-name="Table48.Cell37"><text:p text:style-name="P2717"><text:span text:style-name="CharStyle7">19. Kampong Sahum</text:span></text:p></table:table-cell><table:table-cell table:style-name="Table48.Cell38"><text:p text:style-name="P3714"><text:span text:style-name="CharStyle7">1,041</text:span></text:p></table:table-cell></table:table-row><table:table-row table:style-name="Table48.R20"><table:table-cell table:style-name="Table48.Cell39"><text:p text:style-name="P5018"/></table:table-cell><table:table-cell table:style-name="Table48.Cell40"><text:p text:style-name="P4336"><text:span text:style-name="CharStyle7">23,342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4338"><text:span text:style-name="CharStyle7">Jumlah Bilangan Pemilih dalam Bahagian Pilihan Raya Persekutuan<text:tab/>66,579</text:span></text:p>
        <text:p text:style-name="P4878"><text:span text:style-name="CharStyle7">P. 070 Kampar:</text:span></text:p>
        <text:p text:style-name="P4768"><text:span text:style-name="CharStyle33">Total Number of Electors in the Federal Constituency of<text:line-break/>P. 070 Kampar:</text:span></text:p>
        <text:p text:style-name="P4938"><text:span text:style-name="CharStyle13">52</text:span></text:p>
      </text:section>
      <text:section text:style-name="Sect48" text:name="Section48">
        <text:p text:style-name="P5139"><draw:frame draw:style-name="fr332" svg:x="4.847cm" svg:y="0.004cm" svg:width="11.285cm" fo:min-height="1.069cm" text:anchor-type="paragraph"><draw:text-box><text:h text:outline-level="2" text:style-name="P4340"><text:bookmark-start text:name="bookmark67"/><text:span text:style-name="CharStyle18">BAHAGIAN PILIHAN RAYA PERSEKUTUAN: P. 071 GOPENG</text:span><text:bookmark-end text:name="bookmark67"/></text:h><text:p text:style-name="P2204"><text:span text:style-name="CharStyle86">FEDERAL CONSTITUENCY: P. 071 GOPENG</text:span></text:p></draw:text-box></draw:frame><draw:frame draw:style-name="fr333" svg:x="2.697cm" svg:y="1.702cm" svg:width="4.505cm" fo:min-height="3.819cm" text:anchor-type="paragraph"><draw:text-box><text:h text:outline-level="1" text:style-name="P4083"><text:bookmark-start text:name="bookmark68"/><text:span text:style-name="CharStyle25">(1)</text:span><text:bookmark-end text:name="bookmark68"/></text:h><text:p text:style-name="P4516"><text:span text:style-name="CharStyle26">Bahagian Pilihan Raya<text:line-break/>Negeri<text:line-break/></text:span><text:span text:style-name="CharStyle29">State Constituency</text:span></text:p><text:p text:style-name="P2253"><text:span text:style-name="CharStyle26">N. 44 SUNGAI RAPAT</text:span></text:p></draw:text-box></draw:frame><draw:frame draw:style-name="fr326" svg:x="8.751cm" svg:y="1.702cm" svg:width="10.634cm" fo:min-height="0.002cm" text:anchor-type="paragraph"><draw:text-box><table:table table:style-name="Table49"><table:table-column table:style-name="Table49.C1"/><table:table-column table:style-name="Table49.C2"/><table:table-column table:style-name="Table49.C3"/><table:table-row table:style-name="Table49.R1"><table:table-cell table:style-name="Table49.Cell1"><text:p text:style-name="P5018"/></table:table-cell><table:table-cell table:style-name="Table49.Cell2"><text:p text:style-name="P4343"><text:span text:style-name="CharStyle7">(2)</text:span></text:p></table:table-cell><table:table-cell table:style-name="Table49.Cell3"><text:p text:style-name="P4349"><text:span text:style-name="CharStyle7">(3)</text:span></text:p></table:table-cell></table:table-row><table:table-row table:style-name="Table49.R2"><table:table-cell table:style-name="Table49.Cell4"><text:p text:style-name="P5018"/></table:table-cell><table:table-cell table:style-name="Table49.Cell5"><text:p text:style-name="P3340"><text:span text:style-name="CharStyle7">Daerah Mengundi</text:span></text:p></table:table-cell><table:table-cell table:style-name="Table49.Cell6"><text:p text:style-name="P4346"><text:span text:style-name="CharStyle7">Bilangan Pemilih</text:span></text:p></table:table-cell></table:table-row><table:table-row table:style-name="Table49.R3"><table:table-cell table:style-name="Table49.Cell7"><text:p text:style-name="P5018"/></table:table-cell><table:table-cell table:style-name="Table49.Cell8"><text:p text:style-name="P3210"><text:span text:style-name="CharStyle8">Polling District</text:span></text:p></table:table-cell><table:table-cell table:style-name="Table49.Cell9"><text:p text:style-name="P2053"><text:span text:style-name="CharStyle8">Number of Electors</text:span></text:p></table:table-cell></table:table-row><table:table-row table:style-name="Table49.R4"><table:table-cell table:style-name="Table49.Cell10"><text:p text:style-name="P2712"><text:span text:style-name="CharStyle7">1.</text:span></text:p></table:table-cell><table:table-cell table:style-name="Table49.Cell11"><text:p text:style-name="P2535"><text:span text:style-name="CharStyle7">Sungai Rokam</text:span></text:p></table:table-cell><table:table-cell table:style-name="Table49.Cell12"><text:p text:style-name="P3209"><text:span text:style-name="CharStyle7">2,402</text:span></text:p></table:table-cell></table:table-row><table:table-row table:style-name="Table49.R5"><table:table-cell table:style-name="Table49.Cell13"><text:p text:style-name="P1979"><text:span text:style-name="CharStyle7">2.</text:span></text:p></table:table-cell><table:table-cell table:style-name="Table49.Cell14"><text:p text:style-name="P2664"><text:span text:style-name="CharStyle7">Sungai Rapat</text:span></text:p></table:table-cell><table:table-cell table:style-name="Table49.Cell15"><text:p text:style-name="P3350"><text:span text:style-name="CharStyle7">4,373</text:span></text:p></table:table-cell></table:table-row><table:table-row table:style-name="Table49.R6"><table:table-cell table:style-name="Table49.Cell16"><text:p text:style-name="P4348"><text:span text:style-name="CharStyle7">3.</text:span></text:p></table:table-cell><table:table-cell table:style-name="Table49.Cell17"><text:p text:style-name="P2006"><text:span text:style-name="CharStyle7">RapatJaya</text:span></text:p></table:table-cell><table:table-cell table:style-name="Table49.Cell18"><text:p text:style-name="P3358"><text:span text:style-name="CharStyle7">3,922</text:span></text:p></table:table-cell></table:table-row><table:table-row table:style-name="Table49.R7"><table:table-cell table:style-name="Table49.Cell19"><text:p text:style-name="P4350"><text:span text:style-name="CharStyle7">4.</text:span></text:p></table:table-cell><table:table-cell table:style-name="Table49.Cell20"><text:p text:style-name="P2820"><text:span text:style-name="CharStyle7">Sri Rahmat</text:span></text:p></table:table-cell><table:table-cell table:style-name="Table49.Cell21"><text:p text:style-name="P3507"><text:span text:style-name="CharStyle7">1,326</text:span></text:p></table:table-cell></table:table-row><table:table-row table:style-name="Table49.R8"><table:table-cell table:style-name="Table49.Cell22"><text:p text:style-name="P2334"><text:span text:style-name="CharStyle7">5.</text:span></text:p></table:table-cell><table:table-cell table:style-name="Table49.Cell23"><text:p text:style-name="P2094"><text:span text:style-name="CharStyle7">Sri Jaya</text:span></text:p></table:table-cell><table:table-cell table:style-name="Table49.Cell24"><text:p text:style-name="P2342"><text:span text:style-name="CharStyle7">988</text:span></text:p></table:table-cell></table:table-row><table:table-row table:style-name="Table49.R9"><table:table-cell table:style-name="Table49.Cell25"><text:p text:style-name="P1844"><text:span text:style-name="CharStyle7">6.</text:span></text:p></table:table-cell><table:table-cell table:style-name="Table49.Cell26"><text:p text:style-name="P2348"><text:span text:style-name="CharStyle7">Desa Pakatan</text:span></text:p></table:table-cell><table:table-cell table:style-name="Table49.Cell27"><text:p text:style-name="P3014"><text:span text:style-name="CharStyle7">4,468</text:span></text:p></table:table-cell></table:table-row><table:table-row table:style-name="Table49.R10"><table:table-cell table:style-name="Table49.Cell28"><text:p text:style-name="P1774"><text:span text:style-name="CharStyle7">7.</text:span></text:p></table:table-cell><table:table-cell table:style-name="Table49.Cell29"><text:p text:style-name="P4352"><text:span text:style-name="CharStyle7">Ara Payong</text:span></text:p></table:table-cell><table:table-cell table:style-name="Table49.Cell30"><text:p text:style-name="P4354"><text:span text:style-name="CharStyle7">5,903</text:span></text:p></table:table-cell></table:table-row><table:table-row table:style-name="Table49.R11"><table:table-cell table:style-name="Table49.Cell31"><text:p text:style-name="P1930"><text:span text:style-name="CharStyle7">8.</text:span></text:p></table:table-cell><table:table-cell table:style-name="Table49.Cell32"><text:p text:style-name="P4356"><text:span text:style-name="CharStyle7">Kampong Pisang</text:span></text:p></table:table-cell><table:table-cell table:style-name="Table49.Cell33"><text:p text:style-name="P4358"><text:span text:style-name="CharStyle7">1,364</text:span></text:p></table:table-cell></table:table-row><table:table-row table:style-name="Table49.R12"><table:table-cell table:style-name="Table49.Cell34"><text:p text:style-name="P4360"><text:span text:style-name="CharStyle7">9.</text:span></text:p></table:table-cell><table:table-cell table:style-name="Table49.Cell35"><text:p text:style-name="P4362"><text:span text:style-name="CharStyle7">Desa Pelancongan</text:span></text:p></table:table-cell><table:table-cell table:style-name="Table49.Cell36"><text:p text:style-name="P3464"><text:span text:style-name="CharStyle7">2,695</text:span></text:p></table:table-cell></table:table-row><table:table-row table:style-name="Table49.R13"><table:table-cell table:style-name="Table49.Cell37"><text:p text:style-name="P5018"/></table:table-cell><table:table-cell table:style-name="Table49.Cell38"><text:p text:style-name="P5018"/></table:table-cell><table:table-cell table:style-name="Table49.Cell39"><text:p text:style-name="P3422"><text:span text:style-name="CharStyle7">27,441</text:span></text:p></table:table-cell></table:table-row></table:table></draw:text-box></draw:frame><draw:frame draw:style-name="fr334" svg:x="2.697cm" svg:y="17.103cm" svg:width="4.064cm" fo:min-height="0.524cm" text:anchor-type="paragraph"><draw:text-box><text:p text:style-name="P2371"><text:span text:style-name="CharStyle26">N. 45 SIMPANG PULAI</text:span></text:p></draw:text-box></draw:frame><draw:frame draw:style-name="fr335" svg:x="8.775cm" svg:y="17.103cm" svg:width="0.356cm" fo:min-height="0.526cm" text:anchor-type="paragraph"><draw:text-box><text:p text:style-name="P4365"><text:span text:style-name="CharStyle26">1.</text:span></text:p></draw:text-box></draw:frame><draw:frame draw:style-name="fr336" svg:x="9.504cm" svg:y="17.103cm" svg:width="2.473cm" fo:min-height="0.526cm" text:anchor-type="paragraph"><draw:text-box><text:p text:style-name="P4876"><text:span text:style-name="CharStyle26">Pekan Razaki</text:span></text:p></draw:text-box></draw:frame><draw:frame draw:style-name="fr337" svg:x="18.300cm" svg:y="17.103cm" svg:width="1.067cm" fo:min-height="0.524cm" text:anchor-type="paragraph"><draw:text-box><text:p text:style-name="P2857"><text:span text:style-name="CharStyle26">3,355</text:span></text:p></draw:text-box></draw:frame><draw:frame draw:style-name="fr338" svg:x="8.759cm" svg:y="18.232cm" svg:width="0.372cm" fo:min-height="0.490cm" text:anchor-type="paragraph"><draw:text-box><text:p text:style-name="P4549"><text:span text:style-name="CharStyle135">2</text:span><text:span text:style-name="CharStyle134">.</text:span></text:p></draw:text-box></draw:frame><draw:frame draw:style-name="fr331" svg:x="8.751cm" svg:y="19.346cm" svg:width="10.626cm" fo:min-height="3.792cm" text:anchor-type="paragraph"><draw:text-box><table:table table:style-name="Table50"><table:table-column table:style-name="Table50.C1"/><table:table-column table:style-name="Table50.C2"/><table:table-column table:style-name="Table50.C3"/><table:table-row table:style-name="Table50.R1"><table:table-cell table:style-name="Table50.Cell1"><text:p text:style-name="P4203"><text:span text:style-name="CharStyle7">3.</text:span></text:p></table:table-cell><table:table-cell table:style-name="Table50.Cell2"><text:p text:style-name="P4206"><text:span text:style-name="CharStyle7">Ampang Baharu</text:span></text:p></table:table-cell><table:table-cell table:style-name="Table50.Cell3"><text:p text:style-name="P4209"><text:span text:style-name="CharStyle7">2,728</text:span></text:p></table:table-cell></table:table-row><table:table-row table:style-name="Table50.R2"><table:table-cell table:style-name="Table50.Cell4"><text:p text:style-name="P4212"><text:span text:style-name="CharStyle7">4.</text:span></text:p></table:table-cell><table:table-cell table:style-name="Table50.Cell5"><text:p text:style-name="P4367"><text:span text:style-name="CharStyle7">Kampong Seri Ampang</text:span></text:p></table:table-cell><table:table-cell table:style-name="Table50.Cell6"><text:p text:style-name="P4369"><text:span text:style-name="CharStyle7">1,985</text:span></text:p></table:table-cell></table:table-row><table:table-row table:style-name="Table50.R3"><table:table-cell table:style-name="Table50.Cell7"><text:p text:style-name="P4371"><text:span text:style-name="CharStyle7">5.</text:span></text:p></table:table-cell><table:table-cell table:style-name="Table50.Cell8"><text:p text:style-name="P4374"><text:span text:style-name="CharStyle7">Taman Ampang</text:span></text:p></table:table-cell><table:table-cell table:style-name="Table50.Cell9"><text:p text:style-name="P4376"><text:span text:style-name="CharStyle7">1,641</text:span></text:p></table:table-cell></table:table-row><table:table-row table:style-name="Table50.R4"><table:table-cell table:style-name="Table50.Cell10"><text:p text:style-name="P4378"><text:span text:style-name="CharStyle7">6.</text:span></text:p></table:table-cell><table:table-cell table:style-name="Table50.Cell11"><text:p text:style-name="P4380"><text:span text:style-name="CharStyle7">Taman Ipoh Jaya</text:span></text:p></table:table-cell><table:table-cell table:style-name="Table50.Cell12"><text:p text:style-name="P3715"><text:span text:style-name="CharStyle7">4,565</text:span></text:p></table:table-cell></table:table-row></table:table></draw:text-box></draw:frame><draw:frame draw:style-name="fr327" svg:x="9.495cm" svg:y="18.246cm" svg:width="2.600cm" fo:min-height="0.483cm" text:anchor-type="paragraph"><draw:text-box><text:p text:style-name="P2778"><text:span text:style-name="CharStyle72">Taman Taufik</text:span></text:p></draw:text-box></draw:frame><draw:frame draw:style-name="fr328" svg:x="18.300cm" svg:y="18.246cm" svg:width="1.067cm" fo:min-height="0.483cm" text:anchor-type="paragraph"><draw:text-box><text:p text:style-name="P3467"><text:span text:style-name="CharStyle72">3,787</text:span></text:p></draw:text-box></draw:frame><draw:frame draw:style-name="fr329" svg:x="8.768cm" svg:y="23.707cm" svg:width="3.801cm" fo:min-height="0.534cm" text:anchor-type="paragraph"><draw:text-box><text:p text:style-name="P2252"><text:span text:style-name="CharStyle72">7. Rapat Setia Baru</text:span></text:p></draw:text-box></draw:frame><draw:frame draw:style-name="fr330" svg:x="18.300cm" svg:y="23.707cm" svg:width="1.076cm" fo:min-height="0.524cm" text:anchor-type="paragraph"><draw:text-box><text:p text:style-name="P2923"><text:span text:style-name="CharStyle72">5,358</text:span></text:p></draw:text-box></draw:frame><draw:frame draw:style-name="fr339" svg:x="8.759cm" svg:y="24.807cm" svg:width="2.845cm" fo:min-height="0.534cm" text:anchor-type="paragraph"><draw:text-box><text:p text:style-name="P1940"><text:span text:style-name="CharStyle26">8. Rapat Setia</text:span></text:p></draw:text-box></draw:frame><draw:frame draw:style-name="fr340" svg:x="18.293cm" svg:y="24.807cm" svg:width="1.076cm" fo:min-height="0.524cm" text:anchor-type="paragraph"><draw:text-box><text:p text:style-name="P3772"><text:span text:style-name="CharStyle26">2,685</text:span></text:p></draw:text-box></draw:frame><draw:frame draw:style-name="fr341" svg:x="10.266cm" svg:y="26.328cm" svg:width="0.448cm" fo:min-height="0.455cm" text:anchor-type="paragraph"><draw:text-box><text:p text:style-name="P1634"><text:span text:style-name="CharStyle102">53</text:span></text:p></draw:text-box></draw:frame></text:p>
        <text:p text:style-name="P1090"/>
        <text:p text:style-name="P1091"/>
        <text:p text:style-name="P1092"/>
        <text:p text:style-name="P1093"/>
        <text:p text:style-name="P1094"/>
        <text:p text:style-name="P1095"/>
        <text:p text:style-name="P1096"/>
        <text:p text:style-name="P1097"/>
        <text:p text:style-name="P1098"/>
        <text:p text:style-name="P1099"/>
        <text:p text:style-name="P1100"/>
        <text:p text:style-name="P1101"/>
        <text:p text:style-name="P1102"/>
        <text:p text:style-name="P1103"/>
        <text:p text:style-name="P1104"/>
        <text:p text:style-name="P1105"/>
        <text:p text:style-name="P1106"/>
        <text:p text:style-name="P1107"/>
        <text:p text:style-name="P1108"/>
        <text:p text:style-name="P1109"/>
        <text:p text:style-name="P1110"/>
        <text:p text:style-name="P1111"/>
        <text:p text:style-name="P1112"/>
        <text:p text:style-name="P1113"/>
        <text:p text:style-name="P1114"/>
        <text:p text:style-name="P1115"/>
        <text:p text:style-name="P1116"/>
        <text:p text:style-name="P1117"/>
        <text:p text:style-name="P1118"/>
        <text:p text:style-name="P1119"/>
        <text:p text:style-name="P1120"/>
        <text:p text:style-name="P1121"/>
        <text:p text:style-name="P1122"/>
        <text:p text:style-name="P1123"/>
        <text:p text:style-name="P1124"/>
        <text:p text:style-name="P1125"/>
        <text:p text:style-name="P1126"/>
        <text:p text:style-name="P1127"/>
        <text:p text:style-name="P1128"/>
        <text:p text:style-name="P1129"/>
        <text:p text:style-name="P1130"/>
        <text:p text:style-name="P1131"/>
      </text:section>
      <text:section text:style-name="Sect49" text:name="Section49">
        <text:p text:style-name="P5140"><draw:frame draw:style-name="fr342" svg:x="0.000cm" svg:y="0.000cm" svg:width="16.316cm" fo:min-height="0.002cm" text:anchor-type="paragraph"><draw:text-box><table:table table:style-name="Table51"><table:table-column table:style-name="Table51.C1"/><table:table-column table:style-name="Table51.C2"/><table:table-column table:style-name="Table51.C3"/><table:table-row table:style-name="Table51.R1"><table:table-cell table:style-name="Table51.Cell1"><text:p text:style-name="P2613"><text:span text:style-name="CharStyle7">(1)</text:span></text:p></table:table-cell><table:table-cell table:style-name="Table51.Cell2"><text:p text:style-name="P4772"><text:span text:style-name="CharStyle7">(2)</text:span></text:p></table:table-cell><table:table-cell table:style-name="Table51.Cell3"><text:p text:style-name="P1932"><text:span text:style-name="CharStyle7">(3)</text:span></text:p></table:table-cell></table:table-row><table:table-row table:style-name="Table51.R2"><table:table-cell table:style-name="Table51.Cell4"><text:p text:style-name="P3144"><text:span text:style-name="CharStyle7">Bahagian Pilihan Raya</text:span></text:p></table:table-cell><table:table-cell table:style-name="Table51.Cell5"><text:p text:style-name="P4281"><text:span text:style-name="CharStyle7">Daerah Mengundi</text:span></text:p></table:table-cell><table:table-cell table:style-name="Table51.Cell6"><text:p text:style-name="P4382"><text:span text:style-name="CharStyle7">Bilangan Pemilih</text:span></text:p></table:table-cell></table:table-row><table:table-row table:style-name="Table51.R3"><table:table-cell table:style-name="Table51.Cell7"><text:p text:style-name="P4384"><text:span text:style-name="CharStyle7">Negeri</text:span></text:p></table:table-cell><table:table-cell table:style-name="Table51.Cell8"><text:p text:style-name="P5018"/></table:table-cell><table:table-cell table:style-name="Table51.Cell9"><text:p text:style-name="P5018"/></table:table-cell></table:table-row><table:table-row table:style-name="Table51.R4"><table:table-cell table:style-name="Table51.Cell10"><text:p text:style-name="P4385"><text:span text:style-name="CharStyle8">State Constituency</text:span></text:p></table:table-cell><table:table-cell table:style-name="Table51.Cell11"><text:p text:style-name="P2382"><text:span text:style-name="CharStyle8">Polling District</text:span></text:p></table:table-cell><table:table-cell table:style-name="Table51.Cell12"><text:p text:style-name="P3059"><text:span text:style-name="CharStyle8">Number of Electors</text:span></text:p></table:table-cell></table:table-row><table:table-row table:style-name="Table51.R5"><table:table-cell table:style-name="Table51.Cell13"><text:p text:style-name="P5018"/></table:table-cell><table:table-cell table:style-name="Table51.Cell14"><text:p text:style-name="P2157"><text:span text:style-name="CharStyle7">9. Gunong Rapat Utara</text:span></text:p></table:table-cell><table:table-cell table:style-name="Table51.Cell15"><text:p text:style-name="P2827"><text:span text:style-name="CharStyle7">3,177</text:span></text:p></table:table-cell></table:table-row><table:table-row table:style-name="Table51.R6"><table:table-cell table:style-name="Table51.Cell16"><text:p text:style-name="P5018"/></table:table-cell><table:table-cell table:style-name="Table51.Cell17"><text:p text:style-name="P2310"><text:span text:style-name="CharStyle7">10. Gunong Rapat Selatan</text:span></text:p></table:table-cell><table:table-cell table:style-name="Table51.Cell18"><text:p text:style-name="P4386"><text:span text:style-name="CharStyle7">2,484</text:span></text:p></table:table-cell></table:table-row><table:table-row table:style-name="Table51.R7"><table:table-cell table:style-name="Table51.Cell19"><text:p text:style-name="P5018"/></table:table-cell><table:table-cell table:style-name="Table51.Cell20"><text:p text:style-name="P1699"><text:span text:style-name="CharStyle7">11. Kampong Sengat</text:span></text:p></table:table-cell><table:table-cell table:style-name="Table51.Cell21"><text:p text:style-name="P3925"><text:span text:style-name="CharStyle7">1,969</text:span></text:p></table:table-cell></table:table-row><table:table-row table:style-name="Table51.R8"><table:table-cell table:style-name="Table51.Cell22"><text:p text:style-name="P5018"/></table:table-cell><table:table-cell table:style-name="Table51.Cell23"><text:p text:style-name="P4286"><text:span text:style-name="CharStyle7">12. Taman Bersatu</text:span></text:p></table:table-cell><table:table-cell table:style-name="Table51.Cell24"><text:p text:style-name="P4341"><text:span text:style-name="CharStyle7">3,213</text:span></text:p></table:table-cell></table:table-row><table:table-row table:style-name="Table51.R9"><table:table-cell table:style-name="Table51.Cell25"><text:p text:style-name="P5018"/></table:table-cell><table:table-cell table:style-name="Table51.Cell26"><text:p text:style-name="P4388"><text:span text:style-name="CharStyle7">13. Simpang Pulai</text:span></text:p></table:table-cell><table:table-cell table:style-name="Table51.Cell27"><text:p text:style-name="P4390"><text:span text:style-name="CharStyle7">2,322</text:span></text:p></table:table-cell></table:table-row><table:table-row table:style-name="Table51.R10"><table:table-cell table:style-name="Table51.Cell28"><text:p text:style-name="P5018"/></table:table-cell><table:table-cell table:style-name="Table51.Cell29"><text:p text:style-name="P5018"/></table:table-cell><table:table-cell table:style-name="Table51.Cell30"><text:p text:style-name="P4392"><text:span text:style-name="CharStyle7">39,269</text:span></text:p></table:table-cell></table:table-row><table:table-row table:style-name="Table51.R11"><table:table-cell table:style-name="Table51.Cell31"><text:p text:style-name="P2570"><text:span text:style-name="CharStyle7">46 TEJA</text:span></text:p></table:table-cell><table:table-cell table:style-name="Table51.Cell32"><text:p text:style-name="P3243"><text:span text:style-name="CharStyle7">1. Kampong Kepayang</text:span></text:p></table:table-cell><table:table-cell table:style-name="Table51.Cell33"><text:p text:style-name="P2027"><text:span text:style-name="CharStyle7">3,410</text:span></text:p></table:table-cell></table:table-row><table:table-row table:style-name="Table51.R12"><table:table-cell table:style-name="Table51.Cell34"><text:p text:style-name="P5018"/></table:table-cell><table:table-cell table:style-name="Table51.Cell35"><text:p text:style-name="P3006"><text:span text:style-name="CharStyle7">2. Kampong Tekkah Baharu</text:span></text:p></table:table-cell><table:table-cell table:style-name="Table51.Cell36"><text:p text:style-name="P4394"><text:span text:style-name="CharStyle7">1,733</text:span></text:p></table:table-cell></table:table-row><table:table-row table:style-name="Table51.R13"><table:table-cell table:style-name="Table51.Cell37"><text:p text:style-name="P5018"/></table:table-cell><table:table-cell table:style-name="Table51.Cell38"><text:p text:style-name="P2881"><text:span text:style-name="CharStyle7">3. Kampong Bharu Kopisan</text:span></text:p></table:table-cell><table:table-cell table:style-name="Table51.Cell39"><text:p text:style-name="P4492"><text:span text:style-name="CharStyle7">3,732</text:span></text:p></table:table-cell></table:table-row><table:table-row table:style-name="Table51.R14"><table:table-cell table:style-name="Table51.Cell40"><text:p text:style-name="P5018"/></table:table-cell><table:table-cell table:style-name="Table51.Cell41"><text:p text:style-name="P2239"><text:span text:style-name="CharStyle7">4. Lawan Kuda Barat</text:span></text:p></table:table-cell><table:table-cell table:style-name="Table51.Cell42"><text:p text:style-name="P2910"><text:span text:style-name="CharStyle7">3,946</text:span></text:p></table:table-cell></table:table-row><table:table-row table:style-name="Table51.R15"><table:table-cell table:style-name="Table51.Cell43"><text:p text:style-name="P5018"/></table:table-cell><table:table-cell table:style-name="Table51.Cell44"><text:p text:style-name="P1990"><text:span text:style-name="CharStyle7">5. Lawan Kuda Timor</text:span></text:p></table:table-cell><table:table-cell table:style-name="Table51.Cell45"><text:p text:style-name="P2672"><text:span text:style-name="CharStyle7">1,279</text:span></text:p></table:table-cell></table:table-row><table:table-row table:style-name="Table51.R16"><table:table-cell table:style-name="Table51.Cell46"><text:p text:style-name="P5018"/></table:table-cell><table:table-cell table:style-name="Table51.Cell47"><text:p text:style-name="P4396"><text:span text:style-name="CharStyle7">6. Lawan Kuda Selatan</text:span></text:p></table:table-cell><table:table-cell table:style-name="Table51.Cell48"><text:p text:style-name="P4398"><text:span text:style-name="CharStyle7">1,190</text:span></text:p></table:table-cell></table:table-row><table:table-row table:style-name="Table51.R17"><table:table-cell table:style-name="Table51.Cell49"><text:p text:style-name="P5018"/></table:table-cell><table:table-cell table:style-name="Table51.Cell50"><text:p text:style-name="P3432"><text:span text:style-name="CharStyle7">7. Kampong Pulai</text:span></text:p></table:table-cell><table:table-cell table:style-name="Table51.Cell51"><text:p text:style-name="P2221"><text:span text:style-name="CharStyle7">720</text:span></text:p></table:table-cell></table:table-row><table:table-row table:style-name="Table51.R18"><table:table-cell table:style-name="Table51.Cell52"><text:p text:style-name="P5018"/></table:table-cell><table:table-cell table:style-name="Table51.Cell53"><text:p text:style-name="P2037"><text:span text:style-name="CharStyle7">8. Gopeng</text:span></text:p></table:table-cell><table:table-cell table:style-name="Table51.Cell54"><text:p text:style-name="P1638"><text:span text:style-name="CharStyle7">1,700</text:span></text:p></table:table-cell></table:table-row><table:table-row table:style-name="Table51.R19"><table:table-cell table:style-name="Table51.Cell55"><text:p text:style-name="P5018"/></table:table-cell><table:table-cell table:style-name="Table51.Cell56"><text:p text:style-name="P2800"><text:span text:style-name="CharStyle7">9. Kampong Sungai Itek</text:span></text:p></table:table-cell><table:table-cell table:style-name="Table51.Cell57"><text:p text:style-name="P4400"><text:span text:style-name="CharStyle7">2,160</text:span></text:p></table:table-cell></table:table-row><table:table-row table:style-name="Table51.R20"><table:table-cell table:style-name="Table51.Cell58"><text:p text:style-name="P5018"/></table:table-cell><table:table-cell table:style-name="Table51.Cell59"><text:p text:style-name="P4403"><text:span text:style-name="CharStyle7">10. Kampong Rawa</text:span></text:p></table:table-cell><table:table-cell table:style-name="Table51.Cell60"><text:p text:style-name="P4074"><text:span text:style-name="CharStyle7">2,336</text:span></text:p></table:table-cell></table:table-row><table:table-row table:style-name="Table51.R21"><table:table-cell table:style-name="Table51.Cell61"><text:p text:style-name="P5018"/></table:table-cell><table:table-cell table:style-name="Table51.Cell62"><text:p text:style-name="P3276"><text:span text:style-name="CharStyle7">11. Pos Raya</text:span></text:p></table:table-cell><table:table-cell table:style-name="Table51.Cell63"><text:p text:style-name="P2074"><text:span text:style-name="CharStyle7">473</text:span></text:p></table:table-cell></table:table-row></table:table></draw:text-box></draw:frame></text:p>
        <text:p text:style-name="P1134"/>
      </text:section>
      <text:section text:style-name="Sect50" text:name="Section50">
        <text:h text:outline-level="1" text:style-name="P5141"><text:bookmark-start text:name="bookmark69"/><text:span text:style-name="CharStyle137">(</text:span><text:span text:style-name="CharStyle138">1</text:span><text:span text:style-name="CharStyle137">) (</text:span><text:span text:style-name="CharStyle138">2</text:span><text:span text:style-name="CharStyle137">)</text:span><text:bookmark-end text:name="bookmark69"/></text:h>
        <text:p text:style-name="P2676"><text:span text:style-name="CharStyle7">Bahagian Pilihan Raya<text:tab/>Daerah<text:tab/>Mengundi</text:span></text:p>
        <text:p text:style-name="P4247"><text:span text:style-name="CharStyle7">Negeri</text:span></text:p>
        <text:p text:style-name="P1759"><draw:frame draw:style-name="fr346" svg:x="15.794cm" svg:y="-0.584cm" svg:width="3.574cm" fo:min-height="2.252cm" text:anchor-type="paragraph"><draw:text-box><text:p text:style-name="P3509"><text:span text:style-name="CharStyle28">Number of Electors<text:line-break/></text:span><text:span text:style-name="CharStyle119">89,389</text:span></text:p></draw:text-box></draw:frame><text:span text:style-name="CharStyle33">State Constituency<text:tab/>Polling<text:tab/>District</text:span></text:p>
        <text:p text:style-name="P4409"><text:span text:style-name="CharStyle7">Jumlah Bilangan Pemilih dalam Bahagian Pilihan Raya Persekutuan<text:line-break/>P. 071 Gopeng:</text:span></text:p>
        <text:p text:style-name="P3069"><text:span text:style-name="CharStyle33">Total Number of Electors in the Federal Constituency of<text:line-break/>P. 071 Gopeng:</text:span></text:p>
        <text:p text:style-name="P1924"><text:span text:style-name="CharStyle13">55</text:span></text:p>
      </text:section>
      <text:section text:style-name="Sect51" text:name="Section51">
        <text:p text:style-name="P5142"><draw:frame draw:style-name="fr351" svg:x="2.697cm" svg:y="0.000cm" svg:width="4.505cm" fo:min-height="3.819cm" text:anchor-type="paragraph"><draw:text-box><text:h text:outline-level="1" text:style-name="P2004"><text:bookmark-start text:name="bookmark70"/><text:span text:style-name="CharStyle25">(1)</text:span><text:bookmark-end text:name="bookmark70"/></text:h><text:p text:style-name="P2211"><text:span text:style-name="CharStyle26">Bahagian Pilihan Raya<text:line-break/>Negeri<text:line-break/></text:span><text:span text:style-name="CharStyle29">State Constituency</text:span></text:p><text:p text:style-name="P4422"><text:span text:style-name="CharStyle26">N. 47 CHENDERIANG</text:span></text:p></draw:text-box></draw:frame><draw:frame draw:style-name="fr350" svg:x="8.751cm" svg:y="0.000cm" svg:width="10.634cm" fo:min-height="0.002cm" text:anchor-type="paragraph"><draw:text-box><table:table table:style-name="Table52"><table:table-column table:style-name="Table52.C1"/><table:table-column table:style-name="Table52.C2"/><table:table-column table:style-name="Table52.C3"/><table:table-row table:style-name="Table52.R1"><table:table-cell table:style-name="Table52.Cell1"><text:p text:style-name="P5018"/></table:table-cell><table:table-cell table:style-name="Table52.Cell2"><text:p text:style-name="P4948"><text:span text:style-name="CharStyle7">(2)</text:span></text:p></table:table-cell><table:table-cell table:style-name="Table52.Cell3"><text:p text:style-name="P2018"><text:span text:style-name="CharStyle7">(3)</text:span></text:p></table:table-cell></table:table-row><table:table-row table:style-name="Table52.R2"><table:table-cell table:style-name="Table52.Cell4"><text:p text:style-name="P5018"/></table:table-cell><table:table-cell table:style-name="Table52.Cell5"><text:p text:style-name="P4413"><text:span text:style-name="CharStyle7">Daerah Mengundi</text:span></text:p></table:table-cell><table:table-cell table:style-name="Table52.Cell6"><text:p text:style-name="P4141"><text:span text:style-name="CharStyle7">Bilangan Pemilih</text:span></text:p></table:table-cell></table:table-row><table:table-row table:style-name="Table52.R3"><table:table-cell table:style-name="Table52.Cell7"><text:p text:style-name="P5018"/></table:table-cell><table:table-cell table:style-name="Table52.Cell8"><text:p text:style-name="P2772"><text:span text:style-name="CharStyle8">Polling District</text:span></text:p></table:table-cell><table:table-cell table:style-name="Table52.Cell9"><text:p text:style-name="P3526"><text:span text:style-name="CharStyle8">Number of Electors</text:span></text:p></table:table-cell></table:table-row><table:table-row table:style-name="Table52.R4"><table:table-cell table:style-name="Table52.Cell10"><text:p text:style-name="P2285"><text:span text:style-name="CharStyle110">1</text:span><text:span text:style-name="CharStyle111">.</text:span></text:p></table:table-cell><table:table-cell table:style-name="Table52.Cell11"><text:p text:style-name="P2963"><text:span text:style-name="CharStyle7">Kuala Woh</text:span></text:p></table:table-cell><table:table-cell table:style-name="Table52.Cell12"><text:p text:style-name="P1713"><text:span text:style-name="CharStyle7">2,498</text:span></text:p></table:table-cell></table:table-row><table:table-row table:style-name="Table52.R5"><table:table-cell table:style-name="Table52.Cell13"><text:p text:style-name="P2438"><text:span text:style-name="CharStyle7">2.</text:span></text:p></table:table-cell><table:table-cell table:style-name="Table52.Cell14"><text:p text:style-name="P4415"><text:span text:style-name="CharStyle7">Kampong Kinjang</text:span></text:p></table:table-cell><table:table-cell table:style-name="Table52.Cell15"><text:p text:style-name="P1864"><text:span text:style-name="CharStyle7">1,246</text:span></text:p></table:table-cell></table:table-row><table:table-row table:style-name="Table52.R6"><table:table-cell table:style-name="Table52.Cell16"><text:p text:style-name="P4417"><text:span text:style-name="CharStyle7">3.</text:span></text:p></table:table-cell><table:table-cell table:style-name="Table52.Cell17"><text:p text:style-name="P4419"><text:span text:style-name="CharStyle7">Temoh</text:span></text:p></table:table-cell><table:table-cell table:style-name="Table52.Cell18"><text:p text:style-name="P2101"><text:span text:style-name="CharStyle7">603</text:span></text:p></table:table-cell></table:table-row><table:table-row table:style-name="Table52.R7"><table:table-cell table:style-name="Table52.Cell19"><text:p text:style-name="P2774"><text:span text:style-name="CharStyle7">4.</text:span></text:p></table:table-cell><table:table-cell table:style-name="Table52.Cell20"><text:p text:style-name="P4421"><text:span text:style-name="CharStyle7">Pekan Temoh</text:span></text:p></table:table-cell><table:table-cell table:style-name="Table52.Cell21"><text:p text:style-name="P2247"><text:span text:style-name="CharStyle7">1,401</text:span></text:p></table:table-cell></table:table-row><table:table-row table:style-name="Table52.R8"><table:table-cell table:style-name="Table52.Cell22"><text:p text:style-name="P2917"><text:span text:style-name="CharStyle7">5.</text:span></text:p></table:table-cell><table:table-cell table:style-name="Table52.Cell23"><text:p text:style-name="P4423"><text:span text:style-name="CharStyle7">Kampong Lubok Mas</text:span></text:p></table:table-cell><table:table-cell table:style-name="Table52.Cell24"><text:p text:style-name="P2384"><text:span text:style-name="CharStyle7">585</text:span></text:p></table:table-cell></table:table-row><table:table-row table:style-name="Table52.R9"><table:table-cell table:style-name="Table52.Cell25"><text:p text:style-name="P4425"><text:span text:style-name="CharStyle7">6.</text:span></text:p></table:table-cell><table:table-cell table:style-name="Table52.Cell26"><text:p text:style-name="P4427"><text:span text:style-name="CharStyle7">Sungai Chenderiang</text:span></text:p></table:table-cell><table:table-cell table:style-name="Table52.Cell27"><text:p text:style-name="P2598"><text:span text:style-name="CharStyle7">704</text:span></text:p></table:table-cell></table:table-row><table:table-row table:style-name="Table52.R10"><table:table-cell table:style-name="Table52.Cell28"><text:p text:style-name="P3274"><text:span text:style-name="CharStyle7">7.</text:span></text:p></table:table-cell><table:table-cell table:style-name="Table52.Cell29"><text:p text:style-name="P4693"><text:span text:style-name="CharStyle7">Pekan Chenderiang</text:span></text:p></table:table-cell><table:table-cell table:style-name="Table52.Cell30"><text:p text:style-name="P2740"><text:span text:style-name="CharStyle7">1,185</text:span></text:p></table:table-cell></table:table-row><table:table-row table:style-name="Table52.R11"><table:table-cell table:style-name="Table52.Cell31"><text:p text:style-name="P3433"><text:span text:style-name="CharStyle110">8</text:span><text:span text:style-name="CharStyle111">.</text:span></text:p></table:table-cell><table:table-cell table:style-name="Table52.Cell32"><text:p text:style-name="P4429"><text:span text:style-name="CharStyle7">Jalan Pahang</text:span></text:p></table:table-cell><table:table-cell table:style-name="Table52.Cell33"><text:p text:style-name="P4431"><text:span text:style-name="CharStyle7">3,248</text:span></text:p></table:table-cell></table:table-row><table:table-row table:style-name="Table52.R12"><table:table-cell table:style-name="Table52.Cell34"><text:p text:style-name="P1633"><text:span text:style-name="CharStyle7">9.</text:span></text:p></table:table-cell><table:table-cell table:style-name="Table52.Cell35"><text:p text:style-name="P2357"><text:span text:style-name="CharStyle7">Kampong Datoh</text:span></text:p></table:table-cell><table:table-cell table:style-name="Table52.Cell36"><text:p text:style-name="P3028"><text:span text:style-name="CharStyle7">2,088</text:span></text:p></table:table-cell></table:table-row><table:table-row table:style-name="Table52.R13"><table:table-cell table:style-name="Table52.Cell37"><text:p text:style-name="P3060"><text:span text:style-name="CharStyle7">10.</text:span></text:p></table:table-cell><table:table-cell table:style-name="Table52.Cell38"><text:p text:style-name="P5002"><text:span text:style-name="CharStyle7">Temoh Road</text:span></text:p></table:table-cell><table:table-cell table:style-name="Table52.Cell39"><text:p text:style-name="P3285"><text:span text:style-name="CharStyle7">1,788</text:span></text:p></table:table-cell></table:table-row><table:table-row table:style-name="Table52.R14"><table:table-cell table:style-name="Table52.Cell40"><text:p text:style-name="P4524"><text:span text:style-name="CharStyle7">11.</text:span></text:p></table:table-cell><table:table-cell table:style-name="Table52.Cell41"><text:p text:style-name="P2755"><text:span text:style-name="CharStyle7">Kampong Seberang</text:span></text:p></table:table-cell><table:table-cell table:style-name="Table52.Cell42"><text:p text:style-name="P4433"><text:span text:style-name="CharStyle7">612</text:span></text:p></table:table-cell></table:table-row><table:table-row table:style-name="Table52.R15"><table:table-cell table:style-name="Table52.Cell43"><text:p text:style-name="P4435"><text:span text:style-name="CharStyle7">12.</text:span></text:p></table:table-cell><table:table-cell table:style-name="Table52.Cell44"><text:p text:style-name="P2900"><text:span text:style-name="CharStyle7">Lubok Katak</text:span></text:p></table:table-cell><table:table-cell table:style-name="Table52.Cell45"><text:p text:style-name="P4437"><text:span text:style-name="CharStyle7">682</text:span></text:p></table:table-cell></table:table-row><table:table-row table:style-name="Table52.R16"><table:table-cell table:style-name="Table52.Cell46"><text:p text:style-name="P2367"><text:span text:style-name="CharStyle7">13.</text:span></text:p></table:table-cell><table:table-cell table:style-name="Table52.Cell47"><text:p text:style-name="P3043"><text:span text:style-name="CharStyle7">Kampong Batu Melintang</text:span></text:p></table:table-cell><table:table-cell table:style-name="Table52.Cell48"><text:p text:style-name="P1813"><text:span text:style-name="CharStyle7">610</text:span></text:p></table:table-cell></table:table-row><table:table-row table:style-name="Table52.R17"><table:table-cell table:style-name="Table52.Cell49"><text:p text:style-name="P2522"><text:span text:style-name="CharStyle7">14.</text:span></text:p></table:table-cell><table:table-cell table:style-name="Table52.Cell50"><text:p text:style-name="P4439"><text:span text:style-name="CharStyle7">Bukit Pagar</text:span></text:p></table:table-cell><table:table-cell table:style-name="Table52.Cell51"><text:p text:style-name="P1963"><text:span text:style-name="CharStyle7">1,505</text:span></text:p></table:table-cell></table:table-row><table:table-row table:style-name="Table52.R18"><table:table-cell table:style-name="Table52.Cell52"><text:p text:style-name="P4441"><text:span text:style-name="CharStyle7">15.</text:span></text:p></table:table-cell><table:table-cell table:style-name="Table52.Cell53"><text:p text:style-name="P2292"><text:span text:style-name="CharStyle7">Tanah Mas</text:span></text:p></table:table-cell><table:table-cell table:style-name="Table52.Cell54"><text:p text:style-name="P4443"><text:span text:style-name="CharStyle7">466</text:span></text:p></table:table-cell></table:table-row><table:table-row table:style-name="Table52.R19"><table:table-cell table:style-name="Table52.Cell55"><text:p text:style-name="P1767"><text:span text:style-name="CharStyle7">16.</text:span></text:p></table:table-cell><table:table-cell table:style-name="Table52.Cell56"><text:p text:style-name="P3359"><text:span text:style-name="CharStyle7">Sungai Sengkuang</text:span></text:p></table:table-cell><table:table-cell table:style-name="Table52.Cell57"><text:p text:style-name="P4445"><text:span text:style-name="CharStyle7">433</text:span></text:p></table:table-cell></table:table-row><table:table-row table:style-name="Table52.R20"><table:table-cell table:style-name="Table52.Cell58"><text:p text:style-name="P4447"><text:span text:style-name="CharStyle7">17.</text:span></text:p></table:table-cell><table:table-cell table:style-name="Table52.Cell59"><text:p text:style-name="P3508"><text:span text:style-name="CharStyle7">Bidor Road</text:span></text:p></table:table-cell><table:table-cell table:style-name="Table52.Cell60"><text:p text:style-name="P4449"><text:span text:style-name="CharStyle7">1,156</text:span></text:p></table:table-cell></table:table-row></table:table></draw:text-box></draw:frame></text:p>
        <text:p text:style-name="P1139"/>
        <text:p text:style-name="P1140"/>
        <text:p text:style-name="P1141"/>
        <text:p text:style-name="P1142"/>
        <text:p text:style-name="P1143"/>
        <text:p text:style-name="P1144"/>
        <text:p text:style-name="P1145"/>
        <text:p text:style-name="P1146"/>
        <text:p text:style-name="P1147"/>
        <text:p text:style-name="P1148"/>
        <text:p text:style-name="P1149"/>
        <text:p text:style-name="P1150"/>
        <text:p text:style-name="P1151"/>
        <text:p text:style-name="P1152"/>
        <text:p text:style-name="P1153"/>
        <text:p text:style-name="P1154"/>
        <text:p text:style-name="P1155"/>
        <text:p text:style-name="P1156"/>
        <text:p text:style-name="P1157"/>
        <text:p text:style-name="P1158"/>
        <text:p text:style-name="P1159"/>
        <text:p text:style-name="P1160"/>
        <text:p text:style-name="P1161"/>
        <text:p text:style-name="P1162"/>
        <text:p text:style-name="P1163"/>
        <text:p text:style-name="P1164"/>
        <text:p text:style-name="P1165"/>
        <text:p text:style-name="P1166"/>
        <text:p text:style-name="P1167"/>
        <text:p text:style-name="P1168"/>
        <text:p text:style-name="P1169"/>
        <text:p text:style-name="P1170"/>
        <text:p text:style-name="P1171"/>
        <text:p text:style-name="P1172"/>
      </text:section>
      <text:section text:style-name="Sect52" text:name="Section52">
        <text:h text:outline-level="1" text:style-name="P5143"><text:bookmark-start text:name="bookmark71"/><text:span text:style-name="CharStyle48">(1) (2)</text:span><text:bookmark-end text:name="bookmark71"/></text:h>
        <text:p text:style-name="P4912"><text:span text:style-name="CharStyle7">Bahagian Pilihan Raya<text:tab/>Daerah<text:tab/>Mengundi</text:span></text:p>
        <text:p text:style-name="P4451"><draw:frame draw:style-name="fr353" svg:x="10.292cm" svg:y="0.644cm" fo:min-width="2.760cm" fo:min-height="0.533cm" text:anchor-type="paragraph"><draw:text-box><text:p text:style-name="P3613"><text:span text:style-name="CharStyle28">Polling District</text:span></text:p></draw:text-box></draw:frame><draw:frame draw:style-name="fr354" svg:x="15.796cm" svg:y="0.644cm" fo:min-width="3.480cm" fo:min-height="0.533cm" text:anchor-type="paragraph"><draw:text-box><text:p text:style-name="P3461"><text:span text:style-name="CharStyle28">Number of Electors</text:span></text:p></draw:text-box></draw:frame><text:span text:style-name="CharStyle34">Negeri<text:line-break/></text:span><text:span text:style-name="CharStyle33">State Constituency</text:span></text:p>
        <text:p text:style-name="P3083"><text:span text:style-name="CharStyle7">N. 48 AYER KUNING</text:span></text:p>
        <text:p text:style-name="P1174"><draw:frame draw:style-name="fr355" svg:x="0.000cm" svg:y="0.000cm" svg:width="10.634cm" fo:min-height="0.002cm" text:anchor-type="paragraph"><draw:text-box><text:p text:style-name="P4453"><text:span text:style-name="CharStyle139">1. Temoh Stesyen</text:span></text:p><text:p text:style-name="P2471"><text:span text:style-name="CharStyle139">644</text:span></text:p><table:table table:style-name="Table53"><table:table-column table:style-name="Table53.C1"/><table:table-column table:style-name="Table53.C2"/><table:table-row table:style-name="Table53.R1"><table:table-cell table:style-name="Table53.Cell1"><text:p text:style-name="P4455"><text:span text:style-name="CharStyle7">2. Sungai Lesong</text:span></text:p></table:table-cell><table:table-cell table:style-name="Table53.Cell2"><text:p text:style-name="P3216"><text:span text:style-name="CharStyle7">1,357</text:span></text:p></table:table-cell></table:table-row><table:table-row table:style-name="Table53.R2"><table:table-cell table:style-name="Table53.Cell3"><text:p text:style-name="P3573"><text:span text:style-name="CharStyle7">3. Kampong Sungai Kurong</text:span></text:p></table:table-cell><table:table-cell table:style-name="Table53.Cell4"><text:p text:style-name="P2677"><text:span text:style-name="CharStyle7">674</text:span></text:p></table:table-cell></table:table-row><table:table-row table:style-name="Table53.R3"><table:table-cell table:style-name="Table53.Cell5"><text:p text:style-name="P4626"><text:span text:style-name="CharStyle7">4. Sungai Keroh</text:span></text:p></table:table-cell><table:table-cell table:style-name="Table53.Cell6"><text:p text:style-name="P4457"><text:span text:style-name="CharStyle7">1,016</text:span></text:p></table:table-cell></table:table-row><table:table-row table:style-name="Table53.R4"><table:table-cell table:style-name="Table53.Cell7"><text:p text:style-name="P2828"><text:span text:style-name="CharStyle7">5. Ayer Kuning</text:span></text:p></table:table-cell><table:table-cell table:style-name="Table53.Cell8"><text:p text:style-name="P3514"><text:span text:style-name="CharStyle7">1,719</text:span></text:p></table:table-cell></table:table-row><table:table-row table:style-name="Table53.R5"><table:table-cell table:style-name="Table53.Cell9"><text:p text:style-name="P4459"><text:span text:style-name="CharStyle7">6. Banir Utara</text:span></text:p></table:table-cell><table:table-cell table:style-name="Table53.Cell10"><text:p text:style-name="P3013"><text:span text:style-name="CharStyle7">387</text:span></text:p></table:table-cell></table:table-row><table:table-row table:style-name="Table53.R6"><table:table-cell table:style-name="Table53.Cell11"><text:p text:style-name="P1773"><text:span text:style-name="CharStyle7">7. Kampong Batu Mesjid</text:span></text:p></table:table-cell><table:table-cell table:style-name="Table53.Cell12"><text:p text:style-name="P4542"><text:span text:style-name="CharStyle7">602</text:span></text:p></table:table-cell></table:table-row><table:table-row table:style-name="Table53.R7"><table:table-cell table:style-name="Table53.Cell13"><text:p text:style-name="P4544"><text:span text:style-name="CharStyle7">8. Banir</text:span></text:p></table:table-cell><table:table-cell table:style-name="Table53.Cell14"><text:p text:style-name="P4508"><text:span text:style-name="CharStyle7">155</text:span></text:p></table:table-cell></table:table-row><table:table-row table:style-name="Table53.R8"><table:table-cell table:style-name="Table53.Cell15"><text:p text:style-name="P4461"><text:span text:style-name="CharStyle7">9. Kampong Batu Tiga</text:span></text:p></table:table-cell><table:table-cell table:style-name="Table53.Cell16"><text:p text:style-name="P3305"><text:span text:style-name="CharStyle7">1,442</text:span></text:p></table:table-cell></table:table-row><table:table-row table:style-name="Table53.R9"><table:table-cell table:style-name="Table53.Cell17"><text:p text:style-name="P2322"><text:span text:style-name="CharStyle7">10. Pekan Getah</text:span></text:p></table:table-cell><table:table-cell table:style-name="Table53.Cell18"><text:p text:style-name="P4463"><text:span text:style-name="CharStyle7">1,010</text:span></text:p></table:table-cell></table:table-row><table:table-row table:style-name="Table53.R10"><table:table-cell table:style-name="Table53.Cell19"><text:p text:style-name="P3518"><text:span text:style-name="CharStyle7">11. Kampong Raya</text:span></text:p></table:table-cell><table:table-cell table:style-name="Table53.Cell20"><text:p text:style-name="P2298"><text:span text:style-name="CharStyle7">340</text:span></text:p></table:table-cell></table:table-row><table:table-row table:style-name="Table53.R11"><table:table-cell table:style-name="Table53.Cell21"><text:p text:style-name="P4784"><text:span text:style-name="CharStyle7">12. Tapah Road Timor</text:span></text:p></table:table-cell><table:table-cell table:style-name="Table53.Cell22"><text:p text:style-name="P1728"><text:span text:style-name="CharStyle7">612</text:span></text:p></table:table-cell></table:table-row><table:table-row table:style-name="Table53.R12"><table:table-cell table:style-name="Table53.Cell23"><text:p text:style-name="P4465"><text:span text:style-name="CharStyle7">13. Ayer Kuning Selatan</text:span></text:p></table:table-cell><table:table-cell table:style-name="Table53.Cell24"><text:p text:style-name="P4566"><text:span text:style-name="CharStyle7">1,044</text:span></text:p></table:table-cell></table:table-row><table:table-row table:style-name="Table53.R13"><table:table-cell table:style-name="Table53.Cell25"><text:p text:style-name="P2073"><text:span text:style-name="CharStyle7">14. Changkat Petai</text:span></text:p></table:table-cell><table:table-cell table:style-name="Table53.Cell26"><text:p text:style-name="P4467"><text:span text:style-name="CharStyle7">1,413</text:span></text:p></table:table-cell></table:table-row><table:table-row table:style-name="Table53.R14"><table:table-cell table:style-name="Table53.Cell27"><text:p text:style-name="P4469"><text:span text:style-name="CharStyle7">15. Tanjong Keramat</text:span></text:p></table:table-cell><table:table-cell table:style-name="Table53.Cell28"><text:p text:style-name="P2131"><text:span text:style-name="CharStyle7">826</text:span></text:p></table:table-cell></table:table-row><table:table-row table:style-name="Table53.R15"><table:table-cell table:style-name="Table53.Cell29"><text:p text:style-name="P4017"><text:span text:style-name="CharStyle7">16. Tapah Road Utara</text:span></text:p></table:table-cell><table:table-cell table:style-name="Table53.Cell30"><text:p text:style-name="P4471"><text:span text:style-name="CharStyle7">1,827</text:span></text:p></table:table-cell></table:table-row><table:table-row table:style-name="Table53.R16"><table:table-cell table:style-name="Table53.Cell31"><text:p text:style-name="P4024"><text:span text:style-name="CharStyle7">17. Kampong Simpang Tiga</text:span></text:p></table:table-cell><table:table-cell table:style-name="Table53.Cell32"><text:p text:style-name="P4473"><text:span text:style-name="CharStyle7">4,523</text:span></text:p></table:table-cell></table:table-row><table:table-row table:style-name="Table53.R17"><table:table-cell table:style-name="Table53.Cell33"><text:p text:style-name="P4475"><text:span text:style-name="CharStyle7">18. Kampong Rahmat</text:span></text:p></table:table-cell><table:table-cell table:style-name="Table53.Cell34"><text:p text:style-name="P4477"><text:span text:style-name="CharStyle7">793</text:span></text:p></table:table-cell></table:table-row><table:table-row table:style-name="Table53.R18"><table:table-cell table:style-name="Table53.Cell35"><text:p text:style-name="P3711"><text:span text:style-name="CharStyle7">19. Jeram Mengkuang</text:span></text:p></table:table-cell><table:table-cell table:style-name="Table53.Cell36"><text:p text:style-name="P4479"><text:span text:style-name="CharStyle7">605</text:span></text:p></table:table-cell></table:table-row><table:table-row table:style-name="Table53.R19"><table:table-cell table:style-name="Table53.Cell37"><text:p text:style-name="P1884"><text:span text:style-name="CharStyle7">20. Kampong Coldstream</text:span></text:p></table:table-cell><table:table-cell table:style-name="Table53.Cell38"><text:p text:style-name="P4481"><text:span text:style-name="CharStyle7">1,329</text:span></text:p></table:table-cell></table:table-row></table:table><text:p text:style-name="P1691"><text:span text:style-name="CharStyle140">22,318</text:span></text:p></draw:text-box></draw:frame></text:p>
        <text:p text:style-name="P3632"><text:span text:style-name="CharStyle13">57</text:span></text:p>
      </text:section>
      <text:section text:style-name="Sect53" text:name="Section53">
        <text:h text:outline-level="1" text:style-name="P5144"><text:bookmark-start text:name="bookmark72"/><text:span text:style-name="CharStyle142">(</text:span><text:span text:style-name="CharStyle143">1</text:span><text:span text:style-name="CharStyle142">) (</text:span><text:span text:style-name="CharStyle143">2</text:span><text:span text:style-name="CharStyle142">)</text:span><text:bookmark-end text:name="bookmark72"/></text:h>
        <text:p text:style-name="P4485"><text:span text:style-name="CharStyle7">Bahagian Pilihan Raya<text:tab/>Daerah<text:tab/>Mengundi</text:span></text:p>
        <text:p text:style-name="P2467"><text:span text:style-name="CharStyle7">Negeri</text:span></text:p>
        <text:p text:style-name="P2686"><draw:frame draw:style-name="fr356" svg:x="15.794cm" svg:y="-0.584cm" svg:width="3.574cm" fo:min-height="2.252cm" text:anchor-type="paragraph"><draw:text-box><text:p text:style-name="P2110"><text:span text:style-name="CharStyle28">Number of Electors<text:line-break/></text:span><text:span text:style-name="CharStyle119">43,128</text:span></text:p></draw:text-box></draw:frame><text:span text:style-name="CharStyle33">State Constituency<text:tab/>Polling<text:tab/>District</text:span></text:p>
        <text:p text:style-name="P2777"><text:span text:style-name="CharStyle7">Jumlah Bilangan Pemilih dalam Bahagian Pilihan Raya Persekutuan<text:line-break/>P. 072 Tapah:</text:span></text:p>
        <text:p text:style-name="P4487"><text:span text:style-name="CharStyle33">Total Number of Electors in the Federal Constituency of<text:line-break/>P. 072 Tapah:</text:span></text:p>
        <text:p text:style-name="P3882"><text:span text:style-name="CharStyle13">58</text:span></text:p>
      </text:section>
      <text:section text:style-name="Sect54" text:name="Section54">
        <text:p text:style-name="P5145"><draw:frame draw:style-name="fr357" svg:x="4.381cm" svg:y="0.004cm" svg:width="12.234cm" fo:min-height="1.069cm" text:anchor-type="paragraph"><draw:text-box><text:h text:outline-level="2" text:style-name="P4489"><text:bookmark-start text:name="bookmark73"/><text:span text:style-name="CharStyle18">BAHAGIAN PILIHAN RAYA PERSEKUTUAN: P. 073 PASIR SALAK</text:span><text:bookmark-end text:name="bookmark73"/></text:h><text:p text:style-name="P4491"><text:span text:style-name="CharStyle86">FEDERAL CONSTITUENCY: P. 073 PASIR SALAK</text:span></text:p></draw:text-box></draw:frame><draw:frame draw:style-name="fr358" svg:x="3.120cm" svg:y="1.492cm" svg:width="10.185cm" fo:min-height="2.988cm" text:anchor-type="paragraph"><draw:text-box><text:h text:outline-level="1" text:style-name="P4493"><text:bookmark-start text:name="bookmark74"/><text:span text:style-name="CharStyle25">(1) (2)</text:span><text:bookmark-end text:name="bookmark74"/></text:h><text:p text:style-name="P2842"><text:span text:style-name="CharStyle26">Bahagian Pilihan Raya<text:tab/>Daerah<text:tab/>Mengundi</text:span></text:p><text:p text:style-name="P3967"><text:span text:style-name="CharStyle30">Negeri<text:line-break/></text:span><text:span text:style-name="CharStyle28">State Constituency</text:span></text:p></draw:text-box></draw:frame><draw:frame draw:style-name="fr359" svg:x="15.972cm" svg:y="1.702cm" svg:width="3.133cm" fo:min-height="1.236cm" text:anchor-type="paragraph"><draw:text-box><text:h text:outline-level="1" text:style-name="P3656"><text:bookmark-start text:name="bookmark75"/><text:span text:style-name="CharStyle25">(3)</text:span><text:bookmark-end text:name="bookmark75"/></text:h><text:p text:style-name="P4495"><text:span text:style-name="CharStyle26">Bilangan Pemilih</text:span></text:p></draw:text-box></draw:frame><draw:frame draw:style-name="fr360" svg:x="10.292cm" svg:y="3.895cm" svg:width="2.760cm" fo:min-height="0.533cm" text:anchor-type="paragraph"><draw:text-box><text:p text:style-name="P4497"><text:span text:style-name="CharStyle28">Polling District</text:span></text:p></draw:text-box></draw:frame><draw:frame draw:style-name="fr361" svg:x="15.796cm" svg:y="3.895cm" svg:width="3.480cm" fo:min-height="0.533cm" text:anchor-type="paragraph"><draw:text-box><text:p text:style-name="P4499"><text:span text:style-name="CharStyle28">Number of Electors</text:span></text:p></draw:text-box></draw:frame><draw:frame draw:style-name="fr362" svg:x="2.697cm" svg:y="4.454cm" svg:width="16.688cm" fo:min-height="21.013cm" text:anchor-type="paragraph"><draw:text-box><text:p text:style-name="P2639"><text:span text:style-name="CharStyle39">N. 49 SUNGAI MANIK<text:tab/>1.<text:tab/>Kunci Ayer Empat<text:tab/>1,135</text:span></text:p><text:list text:style-name="L40"><text:list-item><text:p text:style-name="P3396"><text:span text:style-name="CharStyle39"><text:tab/>Labu Kubong<text:tab/>720</text:span></text:p></text:list-item><text:list-item><text:p text:style-name="P2321"><text:span text:style-name="CharStyle39"><text:tab/>Chenderong Balai<text:tab/>2,489</text:span></text:p></text:list-item><text:list-item><text:p text:style-name="P3044"><text:span text:style-name="CharStyle39"><text:tab/>Simpang Empat Balai Polis<text:tab/>1,854</text:span></text:p></text:list-item><text:list-item><text:p text:style-name="P4501"><text:span text:style-name="CharStyle39"><text:tab/>KampongSC<text:tab/>271</text:span></text:p></text:list-item><text:list-item><text:p text:style-name="P2574"><text:span text:style-name="CharStyle39"><text:tab/>Headworks<text:tab/>944</text:span></text:p></text:list-item><text:list-item><text:p text:style-name="P4503"><text:span text:style-name="CharStyle39"><text:tab/>Parit Satu<text:tab/>1,068</text:span></text:p></text:list-item><text:list-item><text:p text:style-name="P4505"><text:span text:style-name="CharStyle39"><text:tab/>Parit 13A Sungai Lampam<text:tab/>925</text:span></text:p></text:list-item><text:list-item><text:p text:style-name="P2804"><text:span text:style-name="CharStyle39"><text:tab/>Parit 3A Sungai Tunku<text:tab/>746</text:span></text:p></text:list-item><text:list-item><text:p text:style-name="P4507"><text:span text:style-name="CharStyle39"><text:tab/>Kampong Parit 3D<text:tab/>1,101</text:span></text:p></text:list-item><text:list-item><text:p text:style-name="P2376"><text:span text:style-name="CharStyle39"><text:tab/>Permatang<text:tab/>802</text:span></text:p></text:list-item><text:list-item><text:p text:style-name="P3109"><text:span text:style-name="CharStyle39"><text:tab/>Sungai Manik<text:tab/>654</text:span></text:p></text:list-item><text:list-item><text:p text:style-name="P4509"><text:span text:style-name="CharStyle39"><text:tab/>Chikus<text:tab/>840</text:span></text:p></text:list-item><text:list-item><text:p text:style-name="P2680"><text:span text:style-name="CharStyle39"><text:tab/>Degong<text:tab/>723</text:span></text:p></text:list-item><text:list-item><text:p text:style-name="P3423"><text:span text:style-name="CharStyle39"><text:tab/>Langkap<text:tab/>2,601</text:span></text:p></text:list-item><text:list-item><text:p text:style-name="P4580"><text:span text:style-name="CharStyle39"><text:tab/>Langkap Tengah<text:tab/>2,724</text:span></text:p></text:list-item><text:list-item><text:p text:style-name="P2989"><text:span text:style-name="CharStyle39"><text:tab/>Langkap Utara<text:tab/>1,219</text:span></text:p></text:list-item><text:list-item><text:p text:style-name="P4511"><text:span text:style-name="CharStyle39"><text:tab/>Pelawan Timor<text:tab/>740</text:span></text:p></text:list-item><text:list-item><text:p text:style-name="P4513"><text:span text:style-name="CharStyle26"><text:tab/>Chui Chak</text:span></text:p></text:list-item></text:list></draw:text-box></draw:frame><draw:frame draw:style-name="fr363" svg:x="2.697cm" svg:y="4.995cm" svg:width="3.937cm" fo:min-height="0.526cm" text:anchor-type="paragraph"><draw:text-box><text:p text:style-name="P3377"><text:span text:style-name="CharStyle26">N. 49 SUNGAI MANIK</text:span></text:p></draw:text-box></draw:frame><draw:frame draw:style-name="fr364" svg:x="8.751cm" svg:y="4.480cm" svg:width="10.634cm" fo:min-height="20.989cm" text:anchor-type="paragraph"><draw:text-box><text:list text:style-name="L42"><text:list-item><text:p text:style-name="P2387"><text:span text:style-name="CharStyle39"><text:tab/>Kunci Ayer Empat<text:tab/>1,135</text:span></text:p></text:list-item><text:list-item><text:p text:style-name="P3440"><text:span text:style-name="CharStyle39"><text:tab/>Labu Kubong<text:tab/>720</text:span></text:p></text:list-item><text:list-item><text:p text:style-name="P4515"><text:span text:style-name="CharStyle39"><text:tab/>Chenderong Balai<text:tab/>2,489</text:span></text:p></text:list-item><text:list-item><text:p text:style-name="P4517"><text:span text:style-name="CharStyle39"><text:tab/>Simpang Empat Balai Polis<text:tab/>1,854</text:span></text:p></text:list-item><text:list-item><text:p text:style-name="P1838"><text:span text:style-name="CharStyle39"><text:tab/>KampongSC<text:tab/>271</text:span></text:p></text:list-item><text:list-item><text:p text:style-name="P2605"><text:span text:style-name="CharStyle39"><text:tab/>Headworks<text:tab/>944</text:span></text:p></text:list-item><text:list-item><text:p text:style-name="P3337"><text:span text:style-name="CharStyle39"><text:tab/>Parit Satu<text:tab/>1,068</text:span></text:p></text:list-item><text:list-item><text:p text:style-name="P2192"><text:span text:style-name="CharStyle39"><text:tab/>Parit 13A Sungai Lampam<text:tab/>925</text:span></text:p></text:list-item><text:list-item><text:p text:style-name="P2912"><text:span text:style-name="CharStyle39"><text:tab/>Parit 3A Sungai Tunku<text:tab/>746</text:span></text:p></text:list-item><text:list-item><text:p text:style-name="P4519"><text:span text:style-name="CharStyle39"><text:tab/>Kampong Parit 3D<text:tab/>1,101</text:span></text:p></text:list-item><text:list-item><text:p text:style-name="P4521"><text:span text:style-name="CharStyle39"><text:tab/>Permatang<text:tab/>802</text:span></text:p></text:list-item><text:list-item><text:p text:style-name="P4523"><text:span text:style-name="CharStyle39"><text:tab/>Sungai Manik<text:tab/>654</text:span></text:p></text:list-item><text:list-item><text:p text:style-name="P4525"><text:span text:style-name="CharStyle39"><text:tab/>Chikus<text:tab/>840</text:span></text:p></text:list-item><text:list-item><text:p text:style-name="P2811"><text:span text:style-name="CharStyle39"><text:tab/>Degong<text:tab/>723</text:span></text:p></text:list-item><text:list-item><text:p text:style-name="P1609"><text:span text:style-name="CharStyle39"><text:tab/>Langkap<text:tab/>2,601</text:span></text:p></text:list-item><text:list-item><text:p text:style-name="P2383"><text:span text:style-name="CharStyle39"><text:tab/>Langkap Tengah<text:tab/>2,724</text:span></text:p></text:list-item><text:list-item><text:p text:style-name="P3120"><text:span text:style-name="CharStyle39"><text:tab/>Langkap Utara<text:tab/>1,219</text:span></text:p></text:list-item><text:list-item><text:p text:style-name="P1962"><text:span text:style-name="CharStyle39"><text:tab/>Pelawan Timor<text:tab/>740</text:span></text:p></text:list-item><text:list-item><text:p text:style-name="P2202"><text:span text:style-name="CharStyle26"><text:tab/>Chui Chak</text:span></text:p></text:list-item></text:list></draw:text-box></draw:frame><draw:frame draw:style-name="fr365" svg:x="18.293cm" svg:y="24.807cm" svg:width="1.076cm" fo:min-height="0.526cm" text:anchor-type="paragraph"><draw:text-box><text:p text:style-name="P3497"><text:span text:style-name="CharStyle26">2,849</text:span></text:p></draw:text-box></draw:frame><draw:frame draw:style-name="fr366" svg:x="18.293cm" svg:y="24.807cm" svg:width="1.076cm" fo:min-height="0.526cm" text:anchor-type="paragraph"><draw:text-box><text:p text:style-name="P2435"><text:span text:style-name="CharStyle26">2,849</text:span></text:p></draw:text-box></draw:frame><draw:frame draw:style-name="fr367" svg:x="10.266cm" svg:y="26.328cm" svg:width="0.457cm" fo:min-height="0.455cm" text:anchor-type="paragraph"><draw:text-box><text:p text:style-name="P3254"><text:page-number/></text:p></draw:text-box></draw:frame></text:p>
        <text:p text:style-name="P1176"/>
        <text:p text:style-name="P1177"/>
        <text:p text:style-name="P1178"/>
        <text:p text:style-name="P1179"/>
        <text:p text:style-name="P1180"/>
        <text:p text:style-name="P1181"/>
        <text:p text:style-name="P1182"/>
        <text:p text:style-name="P1183"/>
        <text:p text:style-name="P1184"/>
        <text:p text:style-name="P1185"/>
        <text:p text:style-name="P1186"/>
        <text:p text:style-name="P1187"/>
        <text:p text:style-name="P1188"/>
        <text:p text:style-name="P1189"/>
        <text:p text:style-name="P1190"/>
        <text:p text:style-name="P1191"/>
        <text:p text:style-name="P1192"/>
        <text:p text:style-name="P1193"/>
        <text:p text:style-name="P1194"/>
        <text:p text:style-name="P1195"/>
        <text:p text:style-name="P1196"/>
        <text:p text:style-name="P1197"/>
        <text:p text:style-name="P1198"/>
        <text:p text:style-name="P1199"/>
        <text:p text:style-name="P1200"/>
        <text:p text:style-name="P1201"/>
        <text:p text:style-name="P1202"/>
        <text:p text:style-name="P1203"/>
        <text:p text:style-name="P1204"/>
        <text:p text:style-name="P1205"/>
        <text:p text:style-name="P1206"/>
        <text:p text:style-name="P1207"/>
        <text:p text:style-name="P1208"/>
        <text:p text:style-name="P1209"/>
        <text:p text:style-name="P1210"/>
        <text:p text:style-name="P1211"/>
        <text:p text:style-name="P1212"/>
        <text:p text:style-name="P1213"/>
        <text:p text:style-name="P1214"/>
        <text:p text:style-name="P1215"/>
        <text:p text:style-name="P1216"/>
        <text:p text:style-name="P1217"/>
      </text:section>
      <text:section text:style-name="Sect55" text:name="Section55">
        <text:p text:style-name="P5146"><draw:frame draw:style-name="fr369" svg:x="3.120cm" svg:y="0.000cm" svg:width="4.082cm" fo:min-height="2.782cm" text:anchor-type="paragraph"><draw:text-box><text:h text:outline-level="1" text:style-name="P2856"><text:bookmark-start text:name="bookmark76"/><text:span text:style-name="CharStyle25">(1)</text:span><text:bookmark-end text:name="bookmark76"/></text:h><text:p text:style-name="P2000"><text:span text:style-name="CharStyle26">Bahagian Pilihan Raya<text:line-break/>Negeri<text:line-break/></text:span><text:span text:style-name="CharStyle29">State Constituency</text:span></text:p></draw:text-box></draw:frame><draw:frame draw:style-name="fr370" svg:x="2.697cm" svg:y="6.595cm" svg:width="4.327cm" fo:min-height="0.524cm" text:anchor-type="paragraph"><draw:text-box><text:p text:style-name="P4954"><text:span text:style-name="CharStyle26">N. 50 KAMPONG GAJAH</text:span></text:p></draw:text-box></draw:frame><draw:frame draw:style-name="fr368" svg:x="8.751cm" svg:y="0.000cm" svg:width="10.617cm" fo:min-height="0.002cm" text:anchor-type="paragraph"><draw:text-box><text:p text:style-name="P4527"><text:span text:style-name="CharStyle72">(2)<text:tab/>(3)</text:span></text:p><table:table table:style-name="Table54"><table:table-column table:style-name="Table54.C1"/><table:table-column table:style-name="Table54.C2"/><table:table-column table:style-name="Table54.C3"/><table:table-row table:style-name="Table54.R1"><table:table-cell table:style-name="Table54.Cell1"><text:p text:style-name="P5018"/></table:table-cell><table:table-cell table:style-name="Table54.Cell2"><text:p text:style-name="P1788"><text:span text:style-name="CharStyle7">Daerah Mengundi</text:span></text:p></table:table-cell><table:table-cell table:style-name="Table54.Cell3"><text:p text:style-name="P5006"><text:span text:style-name="CharStyle7">Bilangan Pemilih</text:span></text:p></table:table-cell></table:table-row><table:table-row table:style-name="Table54.R2"><table:table-cell table:style-name="Table54.Cell4"><text:p text:style-name="P5018"/></table:table-cell><table:table-cell table:style-name="Table54.Cell5"><text:p text:style-name="P2352"><text:span text:style-name="CharStyle8">Polling District</text:span></text:p></table:table-cell><table:table-cell table:style-name="Table54.Cell6"><text:p text:style-name="P1659"><text:span text:style-name="CharStyle8">Number of Electors</text:span></text:p></table:table-cell></table:table-row><table:table-row table:style-name="Table54.R3"><table:table-cell table:style-name="Table54.Cell7"><text:p text:style-name="P4529"><text:span text:style-name="CharStyle7">20.</text:span></text:p></table:table-cell><table:table-cell table:style-name="Table54.Cell8"><text:p text:style-name="P2770"><text:span text:style-name="CharStyle7">Kampong SC Air Hitam</text:span></text:p></table:table-cell><table:table-cell table:style-name="Table54.Cell9"><text:p text:style-name="P3522"><text:span text:style-name="CharStyle7">295</text:span></text:p></table:table-cell></table:table-row><table:table-row table:style-name="Table54.R4"><table:table-cell table:style-name="Table54.Cell10"><text:p text:style-name="P5018"/></table:table-cell><table:table-cell table:style-name="Table54.Cell11"><text:p text:style-name="P5018"/></table:table-cell><table:table-cell table:style-name="Table54.Cell12"><text:p text:style-name="P2876"><text:span text:style-name="CharStyle7">24,700</text:span></text:p></table:table-cell></table:table-row><table:table-row table:style-name="Table54.R5"><table:table-cell table:style-name="Table54.Cell13"><text:p text:style-name="P1619"><text:span text:style-name="CharStyle129">1</text:span><text:span text:style-name="CharStyle111">.</text:span></text:p></table:table-cell><table:table-cell table:style-name="Table54.Cell14"><text:p text:style-name="P4344"><text:span text:style-name="CharStyle7">Telok Sareh</text:span></text:p></table:table-cell><table:table-cell table:style-name="Table54.Cell15"><text:p text:style-name="P3021"><text:span text:style-name="CharStyle7">652</text:span></text:p></table:table-cell></table:table-row><table:table-row table:style-name="Table54.R6"><table:table-cell table:style-name="Table54.Cell16"><text:p text:style-name="P1783"><text:span text:style-name="CharStyle7">2.</text:span></text:p></table:table-cell><table:table-cell table:style-name="Table54.Cell17"><text:p text:style-name="P3477"><text:span text:style-name="CharStyle7">Sungai Galah</text:span></text:p></table:table-cell><table:table-cell table:style-name="Table54.Cell18"><text:p text:style-name="P4531"><text:span text:style-name="CharStyle7">1,547</text:span></text:p></table:table-cell></table:table-row><table:table-row table:style-name="Table54.R7"><table:table-cell table:style-name="Table54.Cell19"><text:p text:style-name="P4533"><text:span text:style-name="CharStyle7">3.</text:span></text:p></table:table-cell><table:table-cell table:style-name="Table54.Cell20"><text:p text:style-name="P4535"><text:span text:style-name="CharStyle7">Chenderong Kelubi</text:span></text:p></table:table-cell><table:table-cell table:style-name="Table54.Cell21"><text:p text:style-name="P4537"><text:span text:style-name="CharStyle7">583</text:span></text:p></table:table-cell></table:table-row><table:table-row table:style-name="Table54.R8"><table:table-cell table:style-name="Table54.Cell22"><text:p text:style-name="P4539"><text:span text:style-name="CharStyle7">4.</text:span></text:p></table:table-cell><table:table-cell table:style-name="Table54.Cell23"><text:p text:style-name="P2839"><text:span text:style-name="CharStyle7">Changkat Pinggan</text:span></text:p></table:table-cell><table:table-cell table:style-name="Table54.Cell24"><text:p text:style-name="P3529"><text:span text:style-name="CharStyle7">420</text:span></text:p></table:table-cell></table:table-row><table:table-row table:style-name="Table54.R9"><table:table-cell table:style-name="Table54.Cell25"><text:p text:style-name="P4184"><text:span text:style-name="CharStyle7">5.</text:span></text:p></table:table-cell><table:table-cell table:style-name="Table54.Cell26"><text:p text:style-name="P2566"><text:span text:style-name="CharStyle7">Kampong Baiun Bidai</text:span></text:p></table:table-cell><table:table-cell table:style-name="Table54.Cell27"><text:p text:style-name="P3444"><text:span text:style-name="CharStyle7">612</text:span></text:p></table:table-cell></table:table-row><table:table-row table:style-name="Table54.R10"><table:table-cell table:style-name="Table54.Cell28"><text:p text:style-name="P2627"><text:span text:style-name="CharStyle7">6.</text:span></text:p></table:table-cell><table:table-cell table:style-name="Table54.Cell29"><text:p text:style-name="P2951"><text:span text:style-name="CharStyle7">Kampong Setia</text:span></text:p></table:table-cell><table:table-cell table:style-name="Table54.Cell30"><text:p text:style-name="P1702"><text:span text:style-name="CharStyle7">1,129</text:span></text:p></table:table-cell></table:table-row><table:table-row table:style-name="Table54.R11"><table:table-cell table:style-name="Table54.Cell31"><text:p text:style-name="P4541"><text:span text:style-name="CharStyle7">7.</text:span></text:p></table:table-cell><table:table-cell table:style-name="Table54.Cell32"><text:p text:style-name="P4543"><text:span text:style-name="CharStyle7">Pulau Tiga</text:span></text:p></table:table-cell><table:table-cell table:style-name="Table54.Cell33"><text:p text:style-name="P4545"><text:span text:style-name="CharStyle7">685</text:span></text:p></table:table-cell></table:table-row><table:table-row table:style-name="Table54.R12"><table:table-cell table:style-name="Table54.Cell34"><text:p text:style-name="P3298"><text:span text:style-name="CharStyle129">8</text:span><text:span text:style-name="CharStyle111">.</text:span></text:p></table:table-cell><table:table-cell table:style-name="Table54.Cell35"><text:p text:style-name="P2096"><text:span text:style-name="CharStyle7">Kampong Pasir Garam</text:span></text:p></table:table-cell><table:table-cell table:style-name="Table54.Cell36"><text:p text:style-name="P4950"><text:span text:style-name="CharStyle7">569</text:span></text:p></table:table-cell></table:table-row><table:table-row table:style-name="Table54.R13"><table:table-cell table:style-name="Table54.Cell37"><text:p text:style-name="P2306"><text:span text:style-name="CharStyle7">9.</text:span></text:p></table:table-cell><table:table-cell table:style-name="Table54.Cell38"><text:p text:style-name="P4672"><text:span text:style-name="CharStyle7">Kampong Paloh Pachat</text:span></text:p></table:table-cell><table:table-cell table:style-name="Table54.Cell39"><text:p text:style-name="P4674"><text:span text:style-name="CharStyle7">513</text:span></text:p></table:table-cell></table:table-row><table:table-row table:style-name="Table54.R14"><table:table-cell table:style-name="Table54.Cell40"><text:p text:style-name="P4677"><text:span text:style-name="CharStyle7">10.</text:span></text:p></table:table-cell><table:table-cell table:style-name="Table54.Cell41"><text:p text:style-name="P4680"><text:span text:style-name="CharStyle7">Tanjong Bidara</text:span></text:p></table:table-cell><table:table-cell table:style-name="Table54.Cell42"><text:p text:style-name="P4547"><text:span text:style-name="CharStyle7">392</text:span></text:p></table:table-cell></table:table-row><table:table-row table:style-name="Table54.R15"><table:table-cell table:style-name="Table54.Cell43"><text:p text:style-name="P3644"><text:span text:style-name="CharStyle7">11.</text:span></text:p></table:table-cell><table:table-cell table:style-name="Table54.Cell44"><text:p text:style-name="P4550"><text:span text:style-name="CharStyle7">Kampong Geronggong</text:span></text:p></table:table-cell><table:table-cell table:style-name="Table54.Cell45"><text:p text:style-name="P4552"><text:span text:style-name="CharStyle7">210</text:span></text:p></table:table-cell></table:table-row><table:table-row table:style-name="Table54.R16"><table:table-cell table:style-name="Table54.Cell46"><text:p text:style-name="P3034"><text:span text:style-name="CharStyle7">12.</text:span></text:p></table:table-cell><table:table-cell table:style-name="Table54.Cell47"><text:p text:style-name="P1823"><text:span text:style-name="CharStyle7">Kampong Gajah</text:span></text:p></table:table-cell><table:table-cell table:style-name="Table54.Cell48"><text:p text:style-name="P2536"><text:span text:style-name="CharStyle7">1,607</text:span></text:p></table:table-cell></table:table-row><table:table-row table:style-name="Table54.R17"><table:table-cell table:style-name="Table54.Cell49"><text:p text:style-name="P4554"><text:span text:style-name="CharStyle7">13.</text:span></text:p></table:table-cell><table:table-cell table:style-name="Table54.Cell50"><text:p text:style-name="P1654"><text:span text:style-name="CharStyle7">Kampong Pulau Besar</text:span></text:p></table:table-cell><table:table-cell table:style-name="Table54.Cell51"><text:p text:style-name="P2374"><text:span text:style-name="CharStyle7">533</text:span></text:p></table:table-cell></table:table-row><table:table-row table:style-name="Table54.R18"><table:table-cell table:style-name="Table54.Cell52"><text:p text:style-name="P4556"><text:span text:style-name="CharStyle7">14.</text:span></text:p></table:table-cell><table:table-cell table:style-name="Table54.Cell53"><text:p text:style-name="P4558"><text:span text:style-name="CharStyle7">Pulau Juar</text:span></text:p></table:table-cell><table:table-cell table:style-name="Table54.Cell54"><text:p text:style-name="P4097"><text:span text:style-name="CharStyle7">367</text:span></text:p></table:table-cell></table:table-row><table:table-row table:style-name="Table54.R19"><table:table-cell table:style-name="Table54.Cell55"><text:p text:style-name="P4560"><text:span text:style-name="CharStyle7">15.</text:span></text:p></table:table-cell><table:table-cell table:style-name="Table54.Cell56"><text:p text:style-name="P1878"><text:span text:style-name="CharStyle7">Pasir Jeneris</text:span></text:p></table:table-cell><table:table-cell table:style-name="Table54.Cell57"><text:p text:style-name="P2583"><text:span text:style-name="CharStyle7">337</text:span></text:p></table:table-cell></table:table-row><table:table-row table:style-name="Table54.R20"><table:table-cell table:style-name="Table54.Cell58"><text:p text:style-name="P3256"><text:span text:style-name="CharStyle7">16.</text:span></text:p></table:table-cell><table:table-cell table:style-name="Table54.Cell59"><text:p text:style-name="P2044"><text:span text:style-name="CharStyle7">Pasir Salak</text:span></text:p></table:table-cell><table:table-cell table:style-name="Table54.Cell60"><text:p text:style-name="P2722"><text:span text:style-name="CharStyle7">760</text:span></text:p></table:table-cell></table:table-row><table:table-row table:style-name="Table54.R21"><table:table-cell table:style-name="Table54.Cell61"><text:p text:style-name="P3411"><text:span text:style-name="CharStyle7">17.</text:span></text:p></table:table-cell><table:table-cell table:style-name="Table54.Cell62"><text:p text:style-name="P4563"><text:span text:style-name="CharStyle7">Selat Pulau</text:span></text:p></table:table-cell><table:table-cell table:style-name="Table54.Cell63"><text:p text:style-name="P2757"><text:span text:style-name="CharStyle7">767</text:span></text:p></table:table-cell></table:table-row></table:table></draw:text-box></draw:frame></text:p>
        <text:p text:style-name="P1219"/>
        <text:p text:style-name="P1220"/>
        <text:p text:style-name="P1221"/>
        <text:p text:style-name="P1222"/>
        <text:p text:style-name="P1223"/>
        <text:p text:style-name="P1224"/>
        <text:p text:style-name="P1225"/>
        <text:p text:style-name="P1226"/>
        <text:p text:style-name="P1227"/>
        <text:p text:style-name="P1228"/>
        <text:p text:style-name="P1229"/>
        <text:p text:style-name="P1230"/>
        <text:p text:style-name="P1231"/>
        <text:p text:style-name="P1232"/>
        <text:p text:style-name="P1233"/>
        <text:p text:style-name="P1234"/>
        <text:p text:style-name="P1235"/>
        <text:p text:style-name="P1236"/>
        <text:p text:style-name="P1237"/>
        <text:p text:style-name="P1238"/>
        <text:p text:style-name="P1239"/>
        <text:p text:style-name="P1240"/>
        <text:p text:style-name="P1241"/>
        <text:p text:style-name="P1242"/>
        <text:p text:style-name="P1243"/>
        <text:p text:style-name="P1244"/>
        <text:p text:style-name="P1245"/>
        <text:p text:style-name="P1246"/>
        <text:p text:style-name="P1247"/>
        <text:p text:style-name="P1248"/>
        <text:p text:style-name="P1249"/>
        <text:p text:style-name="P1250"/>
        <text:p text:style-name="P1251"/>
        <text:p text:style-name="P1252"/>
        <text:p text:style-name="P1253"/>
        <text:p text:style-name="P1254"/>
        <text:p text:style-name="P1255"/>
        <text:p text:style-name="P1256"/>
      </text:section>
      <text:section text:style-name="Sect56" text:name="Section56">
        <text:h text:outline-level="1" text:style-name="P5147"><text:bookmark-start text:name="bookmark77"/><text:span text:style-name="CharStyle48">(1)</text:span><text:bookmark-end text:name="bookmark77"/></text:h>
        <text:p text:style-name="P4577"><draw:frame draw:style-name="fr371" svg:x="8.758cm" svg:y="0.000cm" svg:width="10.626cm" fo:min-height="0.002cm" text:anchor-type="paragraph"><draw:text-box><table:table table:style-name="Table55"><table:table-column table:style-name="Table55.C1"/><table:table-column table:style-name="Table55.C2"/><table:table-row table:style-name="Table55.R1"><table:table-cell table:style-name="Table55.Cell1"><text:p text:style-name="P3378"><text:span text:style-name="CharStyle7">(2)</text:span></text:p></table:table-cell><table:table-cell table:style-name="Table55.Cell2"><text:p text:style-name="P2988"><text:span text:style-name="CharStyle7">(3)</text:span></text:p></table:table-cell></table:table-row><table:table-row table:style-name="Table55.R2"><table:table-cell table:style-name="Table55.Cell3"><text:p text:style-name="P1897"><text:span text:style-name="CharStyle7">Daerah Mengundi</text:span></text:p></table:table-cell><table:table-cell table:style-name="Table55.Cell4"><text:p text:style-name="P2883"><text:span text:style-name="CharStyle7">Bilangan Pemilih</text:span></text:p></table:table-cell></table:table-row><table:table-row table:style-name="Table55.R3"><table:table-cell table:style-name="Table55.Cell5"><text:p text:style-name="P1723"><text:span text:style-name="CharStyle8">Polling District</text:span></text:p></table:table-cell><table:table-cell table:style-name="Table55.Cell6"><text:p text:style-name="P2259"><text:span text:style-name="CharStyle8">Number of Electors</text:span></text:p></table:table-cell></table:table-row><table:table-row table:style-name="Table55.R4"><table:table-cell table:style-name="Table55.Cell7"><text:p text:style-name="P1763"><text:span text:style-name="CharStyle7">18. Bandar Pusat Seberang Perak</text:span></text:p></table:table-cell><table:table-cell table:style-name="Table55.Cell8"><text:p text:style-name="P4565"><text:span text:style-name="CharStyle7">4,765</text:span></text:p></table:table-cell></table:table-row><table:table-row table:style-name="Table55.R5"><table:table-cell table:style-name="Table55.Cell9"><text:p text:style-name="P2423"><text:span text:style-name="CharStyle7">19. Bukit Cawi Seberang Perak</text:span></text:p></table:table-cell><table:table-cell table:style-name="Table55.Cell10"><text:p text:style-name="P4567"><text:span text:style-name="CharStyle7">1,965</text:span></text:p></table:table-cell></table:table-row><table:table-row table:style-name="Table55.R6"><table:table-cell table:style-name="Table55.Cell11"><text:p text:style-name="P2888"><text:span text:style-name="CharStyle7">20. Kampong Ayer Mati</text:span></text:p></table:table-cell><table:table-cell table:style-name="Table55.Cell12"><text:p text:style-name="P1712"><text:span text:style-name="CharStyle7">87</text:span></text:p></table:table-cell></table:table-row><table:table-row table:style-name="Table55.R7"><table:table-cell table:style-name="Table55.Cell13"><text:p text:style-name="P4569"><text:span text:style-name="CharStyle7">21. Bandar</text:span></text:p></table:table-cell><table:table-cell table:style-name="Table55.Cell14"><text:p text:style-name="P1937"><text:span text:style-name="CharStyle7">93</text:span></text:p></table:table-cell></table:table-row><table:table-row table:style-name="Table55.R8"><table:table-cell table:style-name="Table55.Cell15"><text:p text:style-name="P4571"><text:span text:style-name="CharStyle7">22. Sungai Buaya</text:span></text:p></table:table-cell><table:table-cell table:style-name="Table55.Cell16"><text:p text:style-name="P1997"><text:span text:style-name="CharStyle7">1,057</text:span></text:p></table:table-cell></table:table-row><table:table-row table:style-name="Table55.R9"><table:table-cell table:style-name="Table55.Cell17"><text:p text:style-name="P3692"><text:span text:style-name="CharStyle7">23. Kampong Sungai Ranggam</text:span></text:p></table:table-cell><table:table-cell table:style-name="Table55.Cell18"><text:p text:style-name="P3099"><text:span text:style-name="CharStyle7">679</text:span></text:p></table:table-cell></table:table-row><table:table-row table:style-name="Table55.R10"><table:table-cell table:style-name="Table55.Cell19"><text:p text:style-name="P2984"><text:span text:style-name="CharStyle7">24. Kampong Sejagop</text:span></text:p></table:table-cell><table:table-cell table:style-name="Table55.Cell20"><text:p text:style-name="P2459"><text:span text:style-name="CharStyle7">460</text:span></text:p></table:table-cell></table:table-row><table:table-row table:style-name="Table55.R11"><table:table-cell table:style-name="Table55.Cell21"><text:p text:style-name="P4573"><text:span text:style-name="CharStyle7">25. Kota Setia</text:span></text:p></table:table-cell><table:table-cell table:style-name="Table55.Cell22"><text:p text:style-name="P4575"><text:span text:style-name="CharStyle7">670</text:span></text:p></table:table-cell></table:table-row><table:table-row table:style-name="Table55.R12"><table:table-cell table:style-name="Table55.Cell23"><text:p text:style-name="P4755"><text:span text:style-name="CharStyle7">26. Sungai Besar</text:span></text:p></table:table-cell><table:table-cell table:style-name="Table55.Cell24"><text:p text:style-name="P2647"><text:span text:style-name="CharStyle7">494</text:span></text:p></table:table-cell></table:table-row><table:table-row table:style-name="Table55.R13"><table:table-cell table:style-name="Table55.Cell25"><text:p text:style-name="P5018"/></table:table-cell><table:table-cell table:style-name="Table55.Cell26"><text:p text:style-name="P2986"><text:span text:style-name="CharStyle7">21,953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3117"><text:span text:style-name="CharStyle7">Jumlah Bilangan Pemilih dalam Bahagian Pilihan Raya Persekutuan<text:tab/>46,653</text:span></text:p>
        <text:p text:style-name="P3469"><text:span text:style-name="CharStyle7">P. 073 Pasir Salak:</text:span></text:p>
        <text:p text:style-name="P4579"><text:span text:style-name="CharStyle33">Total Number of Electors in the Federal Constituency of<text:line-break/>P. 073 Pasir Salak:</text:span></text:p>
        <text:p text:style-name="P3671"><text:span text:style-name="CharStyle145">61</text:span></text:p>
      </text:section>
      <text:section text:style-name="Sect57" text:name="Section57">
        <text:p text:style-name="P5148"><draw:frame draw:style-name="fr375" svg:x="2.697cm" svg:y="0.000cm" svg:width="4.505cm" fo:min-height="3.819cm" text:anchor-type="paragraph"><draw:text-box><text:h text:outline-level="1" text:style-name="P3863"><text:bookmark-start text:name="bookmark78"/><text:span text:style-name="CharStyle25">(1)</text:span><text:bookmark-end text:name="bookmark78"/></text:h><text:p text:style-name="P2124"><text:span text:style-name="CharStyle26">Bahagian Pilihan Raya<text:line-break/>Negeri<text:line-break/></text:span><text:span text:style-name="CharStyle29">State Constituency</text:span></text:p><text:p text:style-name="P3780"><text:span text:style-name="CharStyle26">N. 51 PASIR PANJANG</text:span></text:p></draw:text-box></draw:frame><draw:frame draw:style-name="fr374" svg:x="8.751cm" svg:y="0.000cm" svg:width="10.634cm" fo:min-height="0.002cm" text:anchor-type="paragraph"><draw:text-box><table:table table:style-name="Table56"><table:table-column table:style-name="Table56.C1"/><table:table-column table:style-name="Table56.C2"/><table:table-column table:style-name="Table56.C3"/><table:table-row table:style-name="Table56.R1"><table:table-cell table:style-name="Table56.Cell1"><text:p text:style-name="P5018"/></table:table-cell><table:table-cell table:style-name="Table56.Cell2"><text:p text:style-name="P3047"><text:span text:style-name="CharStyle7">(2)</text:span></text:p></table:table-cell><table:table-cell table:style-name="Table56.Cell3"><text:p text:style-name="P4584"><text:span text:style-name="CharStyle7">(3)</text:span></text:p></table:table-cell></table:table-row><table:table-row table:style-name="Table56.R2"><table:table-cell table:style-name="Table56.Cell4"><text:p text:style-name="P5018"/></table:table-cell><table:table-cell table:style-name="Table56.Cell5"><text:p text:style-name="P2818"><text:span text:style-name="CharStyle7">Daerah Mengundi</text:span></text:p></table:table-cell><table:table-cell table:style-name="Table56.Cell6"><text:p text:style-name="P4586"><text:span text:style-name="CharStyle7">Bilangan Pemilih</text:span></text:p></table:table-cell></table:table-row><table:table-row table:style-name="Table56.R3"><table:table-cell table:style-name="Table56.Cell7"><text:p text:style-name="P5018"/></table:table-cell><table:table-cell table:style-name="Table56.Cell8"><text:p text:style-name="P2584"><text:span text:style-name="CharStyle8">Polling District</text:span></text:p></table:table-cell><table:table-cell table:style-name="Table56.Cell9"><text:p text:style-name="P4588"><text:span text:style-name="CharStyle8">Number of Electors</text:span></text:p></table:table-cell></table:table-row><table:table-row table:style-name="Table56.R4"><table:table-cell table:style-name="Table56.Cell10"><text:p text:style-name="P2100"><text:span text:style-name="CharStyle7">1.</text:span></text:p></table:table-cell><table:table-cell table:style-name="Table56.Cell11"><text:p text:style-name="P2773"><text:span text:style-name="CharStyle7">FELCRA Lekir</text:span></text:p></table:table-cell><table:table-cell table:style-name="Table56.Cell12"><text:p text:style-name="P4590"><text:span text:style-name="CharStyle7">715</text:span></text:p></table:table-cell></table:table-row><table:table-row table:style-name="Table56.R5"><table:table-cell table:style-name="Table56.Cell13"><text:p text:style-name="P2134"><text:span text:style-name="CharStyle7">2.</text:span></text:p></table:table-cell><table:table-cell table:style-name="Table56.Cell14"><text:p text:style-name="P4592"><text:span text:style-name="CharStyle7">Kampong Telok</text:span></text:p></table:table-cell><table:table-cell table:style-name="Table56.Cell15"><text:p text:style-name="P4594"><text:span text:style-name="CharStyle7">650</text:span></text:p></table:table-cell></table:table-row><table:table-row table:style-name="Table56.R6"><table:table-cell table:style-name="Table56.Cell16"><text:p text:style-name="P2978"><text:span text:style-name="CharStyle7">3.</text:span></text:p></table:table-cell><table:table-cell table:style-name="Table56.Cell17"><text:p text:style-name="P1868"><text:span text:style-name="CharStyle7">Kampong Baharu</text:span></text:p></table:table-cell><table:table-cell table:style-name="Table56.Cell18"><text:p text:style-name="P2578"><text:span text:style-name="CharStyle7">1,314</text:span></text:p></table:table-cell></table:table-row><table:table-row table:style-name="Table56.R7"><table:table-cell table:style-name="Table56.Cell19"><text:p text:style-name="P3251"><text:span text:style-name="CharStyle7">4.</text:span></text:p></table:table-cell><table:table-cell table:style-name="Table56.Cell20"><text:p text:style-name="P2036"><text:span text:style-name="CharStyle7">Kampong Sitiawan</text:span></text:p></table:table-cell><table:table-cell table:style-name="Table56.Cell21"><text:p text:style-name="P2718"><text:span text:style-name="CharStyle7">4,577</text:span></text:p></table:table-cell></table:table-row><table:table-row table:style-name="Table56.R8"><table:table-cell table:style-name="Table56.Cell22"><text:p text:style-name="P3403"><text:span text:style-name="CharStyle7">5.</text:span></text:p></table:table-cell><table:table-cell table:style-name="Table56.Cell23"><text:p text:style-name="P2200"><text:span text:style-name="CharStyle7">Sungai Wangi</text:span></text:p></table:table-cell><table:table-cell table:style-name="Table56.Cell24"><text:p text:style-name="P2869"><text:span text:style-name="CharStyle7">2,072</text:span></text:p></table:table-cell></table:table-row><table:table-row table:style-name="Table56.R9"><table:table-cell table:style-name="Table56.Cell25"><text:p text:style-name="P4596"><text:span text:style-name="CharStyle7">6.</text:span></text:p></table:table-cell><table:table-cell table:style-name="Table56.Cell26"><text:p text:style-name="P2029"><text:span text:style-name="CharStyle7">Ladang Sungai Wangi</text:span></text:p></table:table-cell><table:table-cell table:style-name="Table56.Cell27"><text:p text:style-name="P2615"><text:span text:style-name="CharStyle7">1,729</text:span></text:p></table:table-cell></table:table-row><table:table-row table:style-name="Table56.R10"><table:table-cell table:style-name="Table56.Cell28"><text:p text:style-name="P3291"><text:span text:style-name="CharStyle7">7.</text:span></text:p></table:table-cell><table:table-cell table:style-name="Table56.Cell29"><text:p text:style-name="P2736"><text:span text:style-name="CharStyle7">Pundut</text:span></text:p></table:table-cell><table:table-cell table:style-name="Table56.Cell30"><text:p text:style-name="P3428"><text:span text:style-name="CharStyle7">1,687</text:span></text:p></table:table-cell></table:table-row><table:table-row table:style-name="Table56.R11"><table:table-cell table:style-name="Table56.Cell31"><text:p text:style-name="P4598"><text:span text:style-name="CharStyle7">8.</text:span></text:p></table:table-cell><table:table-cell table:style-name="Table56.Cell32"><text:p text:style-name="P4600"><text:span text:style-name="CharStyle7">Samudera</text:span></text:p></table:table-cell><table:table-cell table:style-name="Table56.Cell33"><text:p text:style-name="P1626"><text:span text:style-name="CharStyle7">4,454</text:span></text:p></table:table-cell></table:table-row><table:table-row table:style-name="Table56.R12"><table:table-cell table:style-name="Table56.Cell34"><text:p text:style-name="P2353"><text:span text:style-name="CharStyle7">9.</text:span></text:p></table:table-cell><table:table-cell table:style-name="Table56.Cell35"><text:p text:style-name="P4602"><text:span text:style-name="CharStyle7">Bandar Baru Seri Manjung</text:span></text:p></table:table-cell><table:table-cell table:style-name="Table56.Cell36"><text:p text:style-name="P1792"><text:span text:style-name="CharStyle7">3,404</text:span></text:p></table:table-cell></table:table-row><table:table-row table:style-name="Table56.R13"><table:table-cell table:style-name="Table56.Cell37"><text:p text:style-name="P2538"><text:span text:style-name="CharStyle7">10.</text:span></text:p></table:table-cell><table:table-cell table:style-name="Table56.Cell38"><text:p text:style-name="P3282"><text:span text:style-name="CharStyle7">Seri Manjung</text:span></text:p></table:table-cell><table:table-cell table:style-name="Table56.Cell39"><text:p text:style-name="P3883"><text:span text:style-name="CharStyle7">4,854</text:span></text:p></table:table-cell></table:table-row><table:table-row table:style-name="Table56.R14"><table:table-cell table:style-name="Table56.Cell40"><text:p text:style-name="P4630"><text:span text:style-name="CharStyle7">11.</text:span></text:p></table:table-cell><table:table-cell table:style-name="Table56.Cell41"><text:p text:style-name="P4632"><text:span text:style-name="CharStyle7">Kampong Dato Sri Kamarudin</text:span></text:p></table:table-cell><table:table-cell table:style-name="Table56.Cell42"><text:p text:style-name="P4604"><text:span text:style-name="CharStyle7">1,844</text:span></text:p></table:table-cell></table:table-row><table:table-row table:style-name="Table56.R15"><table:table-cell table:style-name="Table56.Cell43"><text:p text:style-name="P4607"><text:span text:style-name="CharStyle7">12.</text:span></text:p></table:table-cell><table:table-cell table:style-name="Table56.Cell44"><text:p text:style-name="P2330"><text:span text:style-name="CharStyle7">Pasir Panjang</text:span></text:p></table:table-cell><table:table-cell table:style-name="Table56.Cell45"><text:p text:style-name="P2997"><text:span text:style-name="CharStyle7">1,841</text:span></text:p></table:table-cell></table:table-row><table:table-row table:style-name="Table56.R16"><table:table-cell table:style-name="Table56.Cell46"><text:p text:style-name="P1757"><text:span text:style-name="CharStyle7">13.</text:span></text:p></table:table-cell><table:table-cell table:style-name="Table56.Cell47"><text:p text:style-name="P2476"><text:span text:style-name="CharStyle7">Batu 8 Lekir</text:span></text:p></table:table-cell><table:table-cell table:style-name="Table56.Cell48"><text:p text:style-name="P3154"><text:span text:style-name="CharStyle7">1,773</text:span></text:p></table:table-cell></table:table-row><table:table-row table:style-name="Table56.R17"><table:table-cell table:style-name="Table56.Cell49"><text:p text:style-name="P1916"><text:span text:style-name="CharStyle7">14.</text:span></text:p></table:table-cell><table:table-cell table:style-name="Table56.Cell50"><text:p text:style-name="P4610"><text:span text:style-name="CharStyle7">Lekir</text:span></text:p></table:table-cell><table:table-cell table:style-name="Table56.Cell51"><text:p text:style-name="P4612"><text:span text:style-name="CharStyle7">2,074</text:span></text:p></table:table-cell></table:table-row><table:table-row table:style-name="Table56.R18"><table:table-cell table:style-name="Table56.Cell52"><text:p text:style-name="P2085"><text:span text:style-name="CharStyle7">15.</text:span></text:p></table:table-cell><table:table-cell table:style-name="Table56.Cell53"><text:p text:style-name="P2759"><text:span text:style-name="CharStyle7">Sungai Tiram Lekir</text:span></text:p></table:table-cell><table:table-cell table:style-name="Table56.Cell54"><text:p text:style-name="P3448"><text:span text:style-name="CharStyle7">816</text:span></text:p></table:table-cell></table:table-row><table:table-row table:style-name="Table56.R19"><table:table-cell table:style-name="Table56.Cell55"><text:p text:style-name="P2504"><text:span text:style-name="CharStyle7">16.</text:span></text:p></table:table-cell><table:table-cell table:style-name="Table56.Cell56"><text:p text:style-name="P4614"><text:span text:style-name="CharStyle7">Lekir Tengah</text:span></text:p></table:table-cell><table:table-cell table:style-name="Table56.Cell57"><text:p text:style-name="P1816"><text:span text:style-name="CharStyle7">1,193</text:span></text:p></table:table-cell></table:table-row><table:table-row table:style-name="Table56.R20"><table:table-cell table:style-name="Table56.Cell58"><text:p text:style-name="P4616"><text:span text:style-name="CharStyle7">17.</text:span></text:p></table:table-cell><table:table-cell table:style-name="Table56.Cell59"><text:p text:style-name="P4642"><text:span text:style-name="CharStyle7">Kayan</text:span></text:p></table:table-cell><table:table-cell table:style-name="Table56.Cell60"><text:p text:style-name="P4618"><text:span text:style-name="CharStyle7">891</text:span></text:p></table:table-cell></table:table-row></table:table><text:p text:style-name="P1775"><text:span text:style-name="CharStyle45">35,888</text:span></text:p></draw:text-box></draw:frame></text:p>
        <text:p text:style-name="P1260"/>
        <text:p text:style-name="P1261"/>
        <text:p text:style-name="P1262"/>
        <text:p text:style-name="P1263"/>
        <text:p text:style-name="P1264"/>
        <text:p text:style-name="P1265"/>
        <text:p text:style-name="P1266"/>
        <text:p text:style-name="P1267"/>
        <text:p text:style-name="P1268"/>
        <text:p text:style-name="P1269"/>
        <text:p text:style-name="P1270"/>
        <text:p text:style-name="P1271"/>
        <text:p text:style-name="P1272"/>
        <text:p text:style-name="P1273"/>
        <text:p text:style-name="P1274"/>
        <text:p text:style-name="P1275"/>
        <text:p text:style-name="P1276"/>
        <text:p text:style-name="P1277"/>
        <text:p text:style-name="P1278"/>
        <text:p text:style-name="P1279"/>
        <text:p text:style-name="P1280"/>
        <text:p text:style-name="P1281"/>
        <text:p text:style-name="P1282"/>
        <text:p text:style-name="P1283"/>
        <text:p text:style-name="P1284"/>
        <text:p text:style-name="P1285"/>
        <text:p text:style-name="P1286"/>
        <text:p text:style-name="P1287"/>
        <text:p text:style-name="P1288"/>
        <text:p text:style-name="P1289"/>
        <text:p text:style-name="P1290"/>
        <text:p text:style-name="P1291"/>
        <text:p text:style-name="P1292"/>
        <text:p text:style-name="P1293"/>
        <text:p text:style-name="P1294"/>
        <text:p text:style-name="P1295"/>
      </text:section>
      <text:section text:style-name="Sect58" text:name="Section58">
        <text:p text:style-name="P5149"><draw:frame draw:style-name="fr376" svg:x="0.000cm" svg:y="0.000cm" svg:width="16.679cm" fo:min-height="0.002cm" text:anchor-type="paragraph"><draw:text-box><table:table table:style-name="Table57"><table:table-column table:style-name="Table57.C1"/><table:table-column table:style-name="Table57.C2"/><table:table-column table:style-name="Table57.C3"/><table:table-column table:style-name="Table57.C4"/><table:table-row table:style-name="Table57.R1"><table:table-cell table:style-name="Table57.Cell1"><text:p text:style-name="P4620"><text:span text:style-name="CharStyle7">(1)</text:span></text:p></table:table-cell><table:table-cell table:style-name="Table57.Cell2"><text:p text:style-name="P5018"/></table:table-cell><table:table-cell table:style-name="Table57.Cell3"><text:p text:style-name="P4622"><text:span text:style-name="CharStyle7">(2)</text:span></text:p></table:table-cell><table:table-cell table:style-name="Table57.Cell4"><text:p text:style-name="P3517"><text:span text:style-name="CharStyle7">(3)</text:span></text:p></table:table-cell></table:table-row><table:table-row table:style-name="Table57.R2"><table:table-cell table:style-name="Table57.Cell5"><text:p text:style-name="P4732"><text:span text:style-name="CharStyle7">Bahagian Pilihan Raya</text:span></text:p></table:table-cell><table:table-cell table:style-name="Table57.Cell6"><text:p text:style-name="P5018"/></table:table-cell><table:table-cell table:style-name="Table57.Cell7"><text:p text:style-name="P4098"><text:span text:style-name="CharStyle7">Daerah Mengundi</text:span></text:p></table:table-cell><table:table-cell table:style-name="Table57.Cell8"><text:p text:style-name="P4625"><text:span text:style-name="CharStyle7">Bilangan Pemilih</text:span></text:p></table:table-cell></table:table-row><table:table-row table:style-name="Table57.R3"><table:table-cell table:style-name="Table57.Cell9"><text:p text:style-name="P4627"><text:span text:style-name="CharStyle7">Negeri</text:span></text:p></table:table-cell><table:table-cell table:style-name="Table57.Cell10"><text:p text:style-name="P5018"/></table:table-cell><table:table-cell table:style-name="Table57.Cell11"><text:p text:style-name="P5018"/></table:table-cell><table:table-cell table:style-name="Table57.Cell12"><text:p text:style-name="P5018"/></table:table-cell></table:table-row><table:table-row table:style-name="Table57.R4"><table:table-cell table:style-name="Table57.Cell13"><text:p text:style-name="P3033"><text:span text:style-name="CharStyle8">State Constituency</text:span></text:p></table:table-cell><table:table-cell table:style-name="Table57.Cell14"><text:p text:style-name="P5018"/></table:table-cell><table:table-cell table:style-name="Table57.Cell15"><text:p text:style-name="P2115"><text:span text:style-name="CharStyle8">Polling District</text:span></text:p></table:table-cell><table:table-cell table:style-name="Table57.Cell16"><text:p text:style-name="P4629"><text:span text:style-name="CharStyle8">Number of Electors</text:span></text:p></table:table-cell></table:table-row><table:table-row table:style-name="Table57.R5"><table:table-cell table:style-name="Table57.Cell17"><text:p text:style-name="P3316"><text:span text:style-name="CharStyle7">N. 52 PANGKOR</text:span></text:p></table:table-cell><table:table-cell table:style-name="Table57.Cell18"><text:p text:style-name="P2312"><text:span text:style-name="CharStyle110">1</text:span><text:span text:style-name="CharStyle111">.</text:span></text:p></table:table-cell><table:table-cell table:style-name="Table57.Cell19"><text:p text:style-name="P2983"><text:span text:style-name="CharStyle7">Lumut</text:span></text:p></table:table-cell><table:table-cell table:style-name="Table57.Cell20"><text:p text:style-name="P1737"><text:span text:style-name="CharStyle7">1,011</text:span></text:p></table:table-cell></table:table-row><table:table-row table:style-name="Table57.R6"><table:table-cell table:style-name="Table57.Cell21"><text:p text:style-name="P5018"/></table:table-cell><table:table-cell table:style-name="Table57.Cell22"><text:p text:style-name="P4631"><text:span text:style-name="CharStyle7">2.</text:span></text:p></table:table-cell><table:table-cell table:style-name="Table57.Cell23"><text:p text:style-name="P4633"><text:span text:style-name="CharStyle7">Damar Laut</text:span></text:p></table:table-cell><table:table-cell table:style-name="Table57.Cell24"><text:p text:style-name="P4605"><text:span text:style-name="CharStyle7">1,186</text:span></text:p></table:table-cell></table:table-row><table:table-row table:style-name="Table57.R7"><table:table-cell table:style-name="Table57.Cell25"><text:p text:style-name="P5018"/></table:table-cell><table:table-cell table:style-name="Table57.Cell26"><text:p text:style-name="P3264"><text:span text:style-name="CharStyle7">3.</text:span></text:p></table:table-cell><table:table-cell table:style-name="Table57.Cell27"><text:p text:style-name="P2585"><text:span text:style-name="CharStyle7">Pengkalan TLDM</text:span></text:p></table:table-cell><table:table-cell table:style-name="Table57.Cell28"><text:p text:style-name="P3259"><text:span text:style-name="CharStyle7">14,067</text:span></text:p></table:table-cell></table:table-row><table:table-row table:style-name="Table57.R8"><table:table-cell table:style-name="Table57.Cell29"><text:p text:style-name="P5018"/></table:table-cell><table:table-cell table:style-name="Table57.Cell30"><text:p text:style-name="P2209"><text:span text:style-name="CharStyle7">4.</text:span></text:p></table:table-cell><table:table-cell table:style-name="Table57.Cell31"><text:p text:style-name="P2967"><text:span text:style-name="CharStyle7">Sungai Pinang Besar</text:span></text:p></table:table-cell><table:table-cell table:style-name="Table57.Cell32"><text:p text:style-name="P1716"><text:span text:style-name="CharStyle7">1,652</text:span></text:p></table:table-cell></table:table-row><table:table-row table:style-name="Table57.R9"><table:table-cell table:style-name="Table57.Cell33"><text:p text:style-name="P5018"/></table:table-cell><table:table-cell table:style-name="Table57.Cell34"><text:p text:style-name="P2730"><text:span text:style-name="CharStyle7">5.</text:span></text:p></table:table-cell><table:table-cell table:style-name="Table57.Cell35"><text:p text:style-name="P3417"><text:span text:style-name="CharStyle7">Sungai Pinang Kechil</text:span></text:p></table:table-cell><table:table-cell table:style-name="Table57.Cell36"><text:p text:style-name="P4635"><text:span text:style-name="CharStyle7">2,072</text:span></text:p></table:table-cell></table:table-row><table:table-row table:style-name="Table57.R10"><table:table-cell table:style-name="Table57.Cell37"><text:p text:style-name="P5018"/></table:table-cell><table:table-cell table:style-name="Table57.Cell38"><text:p text:style-name="P3283"><text:span text:style-name="CharStyle7">6.</text:span></text:p></table:table-cell><table:table-cell table:style-name="Table57.Cell39"><text:p text:style-name="P4637"><text:span text:style-name="CharStyle7">Pasir Bogak</text:span></text:p></table:table-cell><table:table-cell table:style-name="Table57.Cell40"><text:p text:style-name="P4091"><text:span text:style-name="CharStyle7">1,582</text:span></text:p></table:table-cell></table:table-row><table:table-row table:style-name="Table57.R11"><table:table-cell table:style-name="Table57.Cell41"><text:p text:style-name="P5018"/></table:table-cell><table:table-cell table:style-name="Table57.Cell42"><text:p text:style-name="P2866"><text:span text:style-name="CharStyle7">7.</text:span></text:p></table:table-cell><table:table-cell table:style-name="Table57.Cell43"><text:p text:style-name="P4639"><text:span text:style-name="CharStyle7">Pekan Pangkor</text:span></text:p></table:table-cell><table:table-cell table:style-name="Table57.Cell44"><text:p text:style-name="P2339"><text:span text:style-name="CharStyle7">1,795</text:span></text:p></table:table-cell></table:table-row><table:table-row table:style-name="Table57.R12"><table:table-cell table:style-name="Table57.Cell45"><text:p text:style-name="P5018"/></table:table-cell><table:table-cell table:style-name="Table57.Cell46"><text:p text:style-name="P4641"><text:span text:style-name="CharStyle110">8</text:span><text:span text:style-name="CharStyle111">.</text:span></text:p></table:table-cell><table:table-cell table:style-name="Table57.Cell47"><text:p text:style-name="P2106"><text:span text:style-name="CharStyle7">Telok Gedong</text:span></text:p></table:table-cell><table:table-cell table:style-name="Table57.Cell48"><text:p text:style-name="P4643"><text:span text:style-name="CharStyle7">1,240</text:span></text:p></table:table-cell></table:table-row><table:table-row table:style-name="Table57.R13"><table:table-cell table:style-name="Table57.Cell49"><text:p text:style-name="P5018"/></table:table-cell><table:table-cell table:style-name="Table57.Cell50"><text:p text:style-name="P4645"><text:span text:style-name="CharStyle7">9.</text:span></text:p></table:table-cell><table:table-cell table:style-name="Table57.Cell51"><text:p text:style-name="P2734"><text:span text:style-name="CharStyle7">Telok Muroh</text:span></text:p></table:table-cell><table:table-cell table:style-name="Table57.Cell52"><text:p text:style-name="P3424"><text:span text:style-name="CharStyle7">1,561</text:span></text:p></table:table-cell></table:table-row><table:table-row table:style-name="Table57.R14"><table:table-cell table:style-name="Table57.Cell53"><text:p text:style-name="P5018"/></table:table-cell><table:table-cell table:style-name="Table57.Cell54"><text:p text:style-name="P5018"/></table:table-cell><table:table-cell table:style-name="Table57.Cell55"><text:p text:style-name="P5018"/></table:table-cell><table:table-cell table:style-name="Table57.Cell56"><text:p text:style-name="P4027"><text:span text:style-name="CharStyle7">26,166</text:span></text:p></table:table-cell></table:table-row></table:table></draw:text-box></draw:frame></text:p>
        <text:p text:style-name="P3383"><text:span text:style-name="CharStyle7">Jumlah Bilangan Pemilih dalam Bahagian Pilihan Raya Persekutuan<text:tab/>62,054</text:span></text:p>
        <text:p text:style-name="P2217"><text:span text:style-name="CharStyle7">P. 074 Lumut:</text:span></text:p>
        <text:p text:style-name="P2716"><text:span text:style-name="CharStyle33">Total Number of Electors in the Federal Constituency of<text:line-break/>P. 074 Lumut:</text:span></text:p>
        <text:p text:style-name="P3237"><text:span text:style-name="CharStyle13">63</text:span></text:p>
      </text:section>
      <text:section text:style-name="Sect59" text:name="Section59">
        <text:p text:style-name="P5150"><draw:frame draw:style-name="fr380" svg:x="2.697cm" svg:y="0.000cm" svg:width="4.505cm" fo:min-height="3.819cm" text:anchor-type="paragraph"><draw:text-box><text:h text:outline-level="1" text:style-name="P2005"><text:bookmark-start text:name="bookmark79"/><text:span text:style-name="CharStyle147">(</text:span><text:span text:style-name="CharStyle148">1</text:span><text:span text:style-name="CharStyle147">)</text:span><text:bookmark-end text:name="bookmark79"/></text:h><text:p text:style-name="P4647"><text:span text:style-name="CharStyle26">Bahagian Pilihan Raya<text:line-break/>Negeri<text:line-break/></text:span><text:span text:style-name="CharStyle29">State Constituency</text:span></text:p><text:p text:style-name="P1890"><text:span text:style-name="CharStyle26">N. 53 RUNGKUP</text:span></text:p></draw:text-box></draw:frame><draw:frame draw:style-name="fr379" svg:x="8.751cm" svg:y="0.000cm" svg:width="10.634cm" fo:min-height="0.002cm" text:anchor-type="paragraph"><draw:text-box><table:table table:style-name="Table58"><table:table-column table:style-name="Table58.C1"/><table:table-column table:style-name="Table58.C2"/><table:table-column table:style-name="Table58.C3"/><table:table-row table:style-name="Table58.R1"><table:table-cell table:style-name="Table58.Cell1"><text:p text:style-name="P5018"/></table:table-cell><table:table-cell table:style-name="Table58.Cell2"><text:p text:style-name="P4649"><text:span text:style-name="CharStyle7">(2)</text:span></text:p></table:table-cell><table:table-cell table:style-name="Table58.Cell3"><text:p text:style-name="P4651"><text:span text:style-name="CharStyle7">(3)</text:span></text:p></table:table-cell></table:table-row><table:table-row table:style-name="Table58.R2"><table:table-cell table:style-name="Table58.Cell4"><text:p text:style-name="P5018"/></table:table-cell><table:table-cell table:style-name="Table58.Cell5"><text:p text:style-name="P3012"><text:span text:style-name="CharStyle7">Daerah Mengundi</text:span></text:p></table:table-cell><table:table-cell table:style-name="Table58.Cell6"><text:p text:style-name="P1772"><text:span text:style-name="CharStyle7">Bilangan Pemilih</text:span></text:p></table:table-cell></table:table-row><table:table-row table:style-name="Table58.R3"><table:table-cell table:style-name="Table58.Cell7"><text:p text:style-name="P5018"/></table:table-cell><table:table-cell table:style-name="Table58.Cell8"><text:p text:style-name="P2785"><text:span text:style-name="CharStyle8">Polling District</text:span></text:p></table:table-cell><table:table-cell table:style-name="Table58.Cell9"><text:p text:style-name="P3540"><text:span text:style-name="CharStyle8">Number of Electors</text:span></text:p></table:table-cell></table:table-row><table:table-row table:style-name="Table58.R4"><table:table-cell table:style-name="Table58.Cell10"><text:p text:style-name="P4653"><text:span text:style-name="CharStyle129">1</text:span><text:span text:style-name="CharStyle111">.</text:span></text:p></table:table-cell><table:table-cell table:style-name="Table58.Cell11"><text:p text:style-name="P4655"><text:span text:style-name="CharStyle7">Melintang Estate</text:span></text:p></table:table-cell><table:table-cell table:style-name="Table58.Cell12"><text:p text:style-name="P4657"><text:span text:style-name="CharStyle7">473</text:span></text:p></table:table-cell></table:table-row><table:table-row table:style-name="Table58.R5"><table:table-cell table:style-name="Table58.Cell13"><text:p text:style-name="P4659"><text:span text:style-name="CharStyle7">2.</text:span></text:p></table:table-cell><table:table-cell table:style-name="Table58.Cell14"><text:p text:style-name="P3123"><text:span text:style-name="CharStyle7">Sungai Pergam</text:span></text:p></table:table-cell><table:table-cell table:style-name="Table58.Cell15"><text:p text:style-name="P1882"><text:span text:style-name="CharStyle7">567</text:span></text:p></table:table-cell></table:table-row><table:table-row table:style-name="Table58.R6"><table:table-cell table:style-name="Table58.Cell16"><text:p text:style-name="P2586"><text:span text:style-name="CharStyle7">3.</text:span></text:p></table:table-cell><table:table-cell table:style-name="Table58.Cell17"><text:p text:style-name="P4401"><text:span text:style-name="CharStyle7">Bagan Datok</text:span></text:p></table:table-cell><table:table-cell table:style-name="Table58.Cell18"><text:p text:style-name="P4661"><text:span text:style-name="CharStyle7">1,759</text:span></text:p></table:table-cell></table:table-row><table:table-row table:style-name="Table58.R7"><table:table-cell table:style-name="Table58.Cell19"><text:p text:style-name="P2786"><text:span text:style-name="CharStyle7">4.</text:span></text:p></table:table-cell><table:table-cell table:style-name="Table58.Cell20"><text:p text:style-name="P3474"><text:span text:style-name="CharStyle7">Pasang Api</text:span></text:p></table:table-cell><table:table-cell table:style-name="Table58.Cell21"><text:p text:style-name="P2260"><text:span text:style-name="CharStyle7">519</text:span></text:p></table:table-cell></table:table-row><table:table-row table:style-name="Table58.R8"><table:table-cell table:style-name="Table58.Cell22"><text:p text:style-name="P2933"><text:span text:style-name="CharStyle7">5.</text:span></text:p></table:table-cell><table:table-cell table:style-name="Table58.Cell23"><text:p text:style-name="P1677"><text:span text:style-name="CharStyle7">Sungai Balai Baroh</text:span></text:p></table:table-cell><table:table-cell table:style-name="Table58.Cell24"><text:p text:style-name="P4762"><text:span text:style-name="CharStyle7">581</text:span></text:p></table:table-cell></table:table-row><table:table-row table:style-name="Table58.R9"><table:table-cell table:style-name="Table58.Cell25"><text:p text:style-name="P1955"><text:span text:style-name="CharStyle7">6.</text:span></text:p></table:table-cell><table:table-cell table:style-name="Table58.Cell26"><text:p text:style-name="P3506"><text:span text:style-name="CharStyle7">Sungai Betul</text:span></text:p></table:table-cell><table:table-cell table:style-name="Table58.Cell27"><text:p text:style-name="P4663"><text:span text:style-name="CharStyle7">786</text:span></text:p></table:table-cell></table:table-row><table:table-row table:style-name="Table58.R10"><table:table-cell table:style-name="Table58.Cell28"><text:p text:style-name="P2932"><text:span text:style-name="CharStyle7">7.</text:span></text:p></table:table-cell><table:table-cell table:style-name="Table58.Cell29"><text:p text:style-name="P1721"><text:span text:style-name="CharStyle7">Rungkup</text:span></text:p></table:table-cell><table:table-cell table:style-name="Table58.Cell30"><text:p text:style-name="P2569"><text:span text:style-name="CharStyle7">771</text:span></text:p></table:table-cell></table:table-row><table:table-row table:style-name="Table58.R11"><table:table-cell table:style-name="Table58.Cell31"><text:p text:style-name="P5014"><text:span text:style-name="CharStyle129">8</text:span><text:span text:style-name="CharStyle111">.</text:span></text:p></table:table-cell><table:table-cell table:style-name="Table58.Cell32"><text:p text:style-name="P2025"><text:span text:style-name="CharStyle7">Sungai Balai Darat</text:span></text:p></table:table-cell><table:table-cell table:style-name="Table58.Cell33"><text:p text:style-name="P4665"><text:span text:style-name="CharStyle7">450</text:span></text:p></table:table-cell></table:table-row><table:table-row table:style-name="Table58.R12"><table:table-cell table:style-name="Table58.Cell34"><text:p text:style-name="P1968"><text:span text:style-name="CharStyle7">9.</text:span></text:p></table:table-cell><table:table-cell table:style-name="Table58.Cell35"><text:p text:style-name="P4667"><text:span text:style-name="CharStyle7">Sungai Nipah Darat</text:span></text:p></table:table-cell><table:table-cell table:style-name="Table58.Cell36"><text:p text:style-name="P4669"><text:span text:style-name="CharStyle7">805</text:span></text:p></table:table-cell></table:table-row><table:table-row table:style-name="Table58.R13"><table:table-cell table:style-name="Table58.Cell37"><text:p text:style-name="P2835"><text:span text:style-name="CharStyle7">10.</text:span></text:p></table:table-cell><table:table-cell table:style-name="Table58.Cell38"><text:p text:style-name="P2872"><text:span text:style-name="CharStyle7">Sungai Lancang</text:span></text:p></table:table-cell><table:table-cell table:style-name="Table58.Cell39"><text:p text:style-name="P4671"><text:span text:style-name="CharStyle7">576</text:span></text:p></table:table-cell></table:table-row><table:table-row table:style-name="Table58.R14"><table:table-cell table:style-name="Table58.Cell40"><text:p text:style-name="P2347"><text:span text:style-name="CharStyle7">11.</text:span></text:p></table:table-cell><table:table-cell table:style-name="Table58.Cell41"><text:p text:style-name="P4673"><text:span text:style-name="CharStyle7">Sungai Tiang</text:span></text:p></table:table-cell><table:table-cell table:style-name="Table58.Cell42"><text:p text:style-name="P4675"><text:span text:style-name="CharStyle7">1,761</text:span></text:p></table:table-cell></table:table-row><table:table-row table:style-name="Table58.R15"><table:table-cell table:style-name="Table58.Cell43"><text:p text:style-name="P4678"><text:span text:style-name="CharStyle7">12.</text:span></text:p></table:table-cell><table:table-cell table:style-name="Table58.Cell44"><text:p text:style-name="P4681"><text:span text:style-name="CharStyle7">Sungai Che Maja</text:span></text:p></table:table-cell><table:table-cell table:style-name="Table58.Cell45"><text:p text:style-name="P4676"><text:span text:style-name="CharStyle7">1,132</text:span></text:p></table:table-cell></table:table-row><table:table-row table:style-name="Table58.R16"><table:table-cell table:style-name="Table58.Cell46"><text:p text:style-name="P4679"><text:span text:style-name="CharStyle7">13.</text:span></text:p></table:table-cell><table:table-cell table:style-name="Table58.Cell47"><text:p text:style-name="P4682"><text:span text:style-name="CharStyle7">Simpang Tiga Rungkup</text:span></text:p></table:table-cell><table:table-cell table:style-name="Table58.Cell48"><text:p text:style-name="P4548"><text:span text:style-name="CharStyle7">1,153</text:span></text:p></table:table-cell></table:table-row><table:table-row table:style-name="Table58.R17"><table:table-cell table:style-name="Table58.Cell49"><text:p text:style-name="P4684"><text:span text:style-name="CharStyle7">14.</text:span></text:p></table:table-cell><table:table-cell table:style-name="Table58.Cell50"><text:p text:style-name="P3695"><text:span text:style-name="CharStyle7">Kuala Perak Estate</text:span></text:p></table:table-cell><table:table-cell table:style-name="Table58.Cell51"><text:p text:style-name="P4144"><text:span text:style-name="CharStyle7">480</text:span></text:p></table:table-cell></table:table-row><table:table-row table:style-name="Table58.R18"><table:table-cell table:style-name="Table58.Cell52"><text:p text:style-name="P4147"><text:span text:style-name="CharStyle7">15.</text:span></text:p></table:table-cell><table:table-cell table:style-name="Table58.Cell53"><text:p text:style-name="P4150"><text:span text:style-name="CharStyle7">Selekoh</text:span></text:p></table:table-cell><table:table-cell table:style-name="Table58.Cell54"><text:p text:style-name="P4686"><text:span text:style-name="CharStyle7">595</text:span></text:p></table:table-cell></table:table-row><table:table-row table:style-name="Table58.R19"><table:table-cell table:style-name="Table58.Cell55"><text:p text:style-name="P4688"><text:span text:style-name="CharStyle7">16.</text:span></text:p></table:table-cell><table:table-cell table:style-name="Table58.Cell56"><text:p text:style-name="P3235"><text:span text:style-name="CharStyle7">Sungai Haji Mohamad</text:span></text:p></table:table-cell><table:table-cell table:style-name="Table58.Cell57"><text:p text:style-name="P2017"><text:span text:style-name="CharStyle7">1,291</text:span></text:p></table:table-cell></table:table-row><table:table-row table:style-name="Table58.R20"><table:table-cell table:style-name="Table58.Cell58"><text:p text:style-name="P2698"><text:span text:style-name="CharStyle7">17.</text:span></text:p></table:table-cell><table:table-cell table:style-name="Table58.Cell59"><text:p text:style-name="P3387"><text:span text:style-name="CharStyle7">Bagan Sungai Belukang</text:span></text:p></table:table-cell><table:table-cell table:style-name="Table58.Cell60"><text:p text:style-name="P2182"><text:span text:style-name="CharStyle7">288</text:span></text:p></table:table-cell></table:table-row><table:table-row table:style-name="Table58.R21"><table:table-cell table:style-name="Table58.Cell61"><text:p text:style-name="P4690"><text:span text:style-name="CharStyle7">18.</text:span></text:p></table:table-cell><table:table-cell table:style-name="Table58.Cell62"><text:p text:style-name="P4692"><text:span text:style-name="CharStyle7">Sungai Batang</text:span></text:p></table:table-cell><table:table-cell table:style-name="Table58.Cell63"><text:p text:style-name="P2325"><text:span text:style-name="CharStyle7">834</text:span></text:p></table:table-cell></table:table-row><table:table-row table:style-name="Table58.R22"><table:table-cell table:style-name="Table58.Cell64"><text:p text:style-name="P2991"><text:span text:style-name="CharStyle7">19.</text:span></text:p></table:table-cell><table:table-cell table:style-name="Table58.Cell65"><text:p text:style-name="P1751"><text:span text:style-name="CharStyle7">Tebok Bengkang</text:span></text:p></table:table-cell><table:table-cell table:style-name="Table58.Cell66"><text:p text:style-name="P3757"><text:span text:style-name="CharStyle7">160</text:span></text:p></table:table-cell></table:table-row></table:table></draw:text-box></draw:frame></text:p>
        <text:p text:style-name="P1300"/>
        <text:p text:style-name="P1301"/>
        <text:p text:style-name="P1302"/>
        <text:p text:style-name="P1303"/>
        <text:p text:style-name="P1304"/>
        <text:p text:style-name="P1305"/>
        <text:p text:style-name="P1306"/>
        <text:p text:style-name="P1307"/>
        <text:p text:style-name="P1308"/>
        <text:p text:style-name="P1309"/>
        <text:p text:style-name="P1310"/>
        <text:p text:style-name="P1311"/>
        <text:p text:style-name="P1312"/>
        <text:p text:style-name="P1313"/>
        <text:p text:style-name="P1314"/>
        <text:p text:style-name="P1315"/>
        <text:p text:style-name="P1316"/>
        <text:p text:style-name="P1317"/>
        <text:p text:style-name="P1318"/>
        <text:p text:style-name="P1319"/>
        <text:p text:style-name="P1320"/>
        <text:p text:style-name="P1321"/>
        <text:p text:style-name="P1322"/>
        <text:p text:style-name="P1323"/>
        <text:p text:style-name="P1324"/>
        <text:p text:style-name="P1325"/>
        <text:p text:style-name="P1326"/>
        <text:p text:style-name="P1327"/>
        <text:p text:style-name="P1328"/>
        <text:p text:style-name="P1329"/>
        <text:p text:style-name="P1330"/>
        <text:p text:style-name="P1331"/>
        <text:p text:style-name="P1332"/>
        <text:p text:style-name="P1333"/>
        <text:p text:style-name="P1334"/>
        <text:p text:style-name="P1335"/>
        <text:p text:style-name="P1336"/>
        <text:p text:style-name="P1337"/>
      </text:section>
      <text:section text:style-name="Sect60" text:name="Section60">
        <text:p text:style-name="P5151"><draw:frame draw:style-name="fr392" svg:x="3.120cm" svg:y="0.004cm" svg:width="10.185cm" fo:min-height="2.778cm" text:anchor-type="paragraph"><draw:text-box><text:h text:outline-level="1" text:style-name="P2331"><text:bookmark-start text:name="bookmark80"/><text:span text:style-name="CharStyle25">(1) (2)</text:span><text:bookmark-end text:name="bookmark80"/></text:h><text:p text:style-name="P3647"><text:span text:style-name="CharStyle26">Bahagian Pilihan Raya<text:tab/>Daerah<text:tab/>Mengundi</text:span></text:p><text:p text:style-name="P4694"><text:span text:style-name="CharStyle30">Negeri<text:line-break/></text:span><text:span text:style-name="CharStyle28">State Constituency</text:span></text:p></draw:text-box></draw:frame><draw:frame draw:style-name="fr393" svg:x="10.292cm" svg:y="2.193cm" svg:width="2.760cm" fo:min-height="0.533cm" text:anchor-type="paragraph"><draw:text-box><text:p text:style-name="P2068"><text:span text:style-name="CharStyle28">Polling District</text:span></text:p></draw:text-box></draw:frame><draw:frame draw:style-name="fr394" svg:x="15.796cm" svg:y="2.193cm" svg:width="3.480cm" fo:min-height="0.533cm" text:anchor-type="paragraph"><draw:text-box><text:p text:style-name="P1952"><text:span text:style-name="CharStyle28">Number of Electors</text:span></text:p></draw:text-box></draw:frame><draw:frame draw:style-name="fr395" svg:x="8.759cm" svg:y="3.852cm" svg:width="10.626cm" fo:min-height="4.454cm" text:anchor-type="paragraph"><draw:text-box><text:list text:style-name="L44"><text:list-item><text:p text:style-name="P3290"><text:span text:style-name="CharStyle39"><text:tab/>Kuala Bernam<text:tab/>Estate<text:tab/>1,055</text:span></text:p></text:list-item><text:list-item><text:p text:style-name="P4696"><text:span text:style-name="CharStyle39"><text:tab/>Batu Dua Puloh<text:tab/>1,255</text:span></text:p></text:list-item><text:list-item><text:p text:style-name="P3156"><text:span text:style-name="CharStyle39"><text:tab/>Bagan Pasir<text:tab/>931</text:span></text:p></text:list-item><text:list-item><text:p text:style-name="P4698"><text:span text:style-name="CharStyle39"><text:tab/>Parit 4<text:tab/>757</text:span></text:p></text:list-item></text:list></draw:text-box></draw:frame><draw:frame draw:style-name="fr390" svg:x="8.759cm" svg:y="4.427cm" svg:width="10.608cm" fo:min-height="4.808cm" text:anchor-type="paragraph"><draw:text-box><table:table table:style-name="Table59"><table:table-column table:style-name="Table59.C1"/><table:table-column table:style-name="Table59.C2"/><table:table-column table:style-name="Table59.C3"/><table:table-row table:style-name="Table59.R1"><table:table-cell table:style-name="Table59.Cell1"><text:p text:style-name="P2230"><text:span text:style-name="CharStyle7">21.</text:span></text:p></table:table-cell><table:table-cell table:style-name="Table59.Cell2"><text:p text:style-name="P4968"><text:span text:style-name="CharStyle7">Kuala Bernam Estate</text:span></text:p></table:table-cell><table:table-cell table:style-name="Table59.Cell3"><text:p text:style-name="P4700"><text:span text:style-name="CharStyle7">1,055</text:span></text:p></table:table-cell></table:table-row><table:table-row table:style-name="Table59.R2"><table:table-cell table:style-name="Table59.Cell4"><text:p text:style-name="P4702"><text:span text:style-name="CharStyle7">22.</text:span></text:p></table:table-cell><table:table-cell table:style-name="Table59.Cell5"><text:p text:style-name="P3045"><text:span text:style-name="CharStyle7">Batu Dua Puloh</text:span></text:p></table:table-cell><table:table-cell table:style-name="Table59.Cell6"><text:p text:style-name="P3814"><text:span text:style-name="CharStyle7">1,255</text:span></text:p></table:table-cell></table:table-row><table:table-row table:style-name="Table59.R3"><table:table-cell table:style-name="Table59.Cell7"><text:p text:style-name="P4704"><text:span text:style-name="CharStyle7">23.</text:span></text:p></table:table-cell><table:table-cell table:style-name="Table59.Cell8"><text:p text:style-name="P3202"><text:span text:style-name="CharStyle7">Bagan Pasir</text:span></text:p></table:table-cell><table:table-cell table:style-name="Table59.Cell9"><text:p text:style-name="P2041"><text:span text:style-name="CharStyle7">931</text:span></text:p></table:table-cell></table:table-row><table:table-row table:style-name="Table59.R4"><table:table-cell table:style-name="Table59.Cell10"><text:p text:style-name="P4706"><text:span text:style-name="CharStyle7">24.</text:span></text:p></table:table-cell><table:table-cell table:style-name="Table59.Cell11"><text:p text:style-name="P3386"><text:span text:style-name="CharStyle7">Parit 4</text:span></text:p></table:table-cell><table:table-cell table:style-name="Table59.Cell12"><text:p text:style-name="P2181"><text:span text:style-name="CharStyle7">757</text:span></text:p></table:table-cell></table:table-row><table:table-row table:style-name="Table59.R5"><table:table-cell table:style-name="Table59.Cell13"><text:p text:style-name="P2855"><text:span text:style-name="CharStyle7">25.</text:span></text:p></table:table-cell><table:table-cell table:style-name="Table59.Cell14"><text:p text:style-name="P1591"><text:span text:style-name="CharStyle7">Parit 7</text:span></text:p></table:table-cell><table:table-cell table:style-name="Table59.Cell15"><text:p text:style-name="P2324"><text:span text:style-name="CharStyle7">935</text:span></text:p></table:table-cell></table:table-row></table:table></draw:text-box></draw:frame><draw:frame draw:style-name="fr382" svg:x="8.759cm" svg:y="3.336cm" svg:width="3.251cm" fo:min-height="0.490cm" text:anchor-type="paragraph"><draw:text-box><text:p text:style-name="P2826"><text:span text:style-name="CharStyle72">20. Tanah Lalang</text:span></text:p></draw:text-box></draw:frame><draw:frame draw:style-name="fr383" svg:x="18.614cm" svg:y="3.336cm" svg:width="0.762cm" fo:min-height="0.483cm" text:anchor-type="paragraph"><draw:text-box><text:p text:style-name="P4708"><text:span text:style-name="CharStyle72">626</text:span></text:p></draw:text-box></draw:frame><draw:frame draw:style-name="fr384" svg:x="8.759cm" svg:y="9.897cm" svg:width="3.378cm" fo:min-height="0.534cm" text:anchor-type="paragraph"><draw:text-box><text:p text:style-name="P2296"><text:span text:style-name="CharStyle72">26. Sungai Sumun</text:span></text:p></draw:text-box></draw:frame><draw:frame draw:style-name="fr385" svg:x="18.623cm" svg:y="9.897cm" svg:width="0.762cm" fo:min-height="0.524cm" text:anchor-type="paragraph"><draw:text-box><text:p text:style-name="P2968"><text:span text:style-name="CharStyle72">534</text:span></text:p></draw:text-box></draw:frame><draw:frame draw:style-name="fr386" svg:x="8.759cm" svg:y="3.336cm" svg:width="3.251cm" fo:min-height="0.490cm" text:anchor-type="paragraph"><draw:text-box><text:p text:style-name="P1725"><text:span text:style-name="CharStyle72">20. Tanah Lalang</text:span></text:p></draw:text-box></draw:frame><draw:frame draw:style-name="fr387" svg:x="18.614cm" svg:y="3.336cm" svg:width="0.762cm" fo:min-height="0.483cm" text:anchor-type="paragraph"><draw:text-box><text:p text:style-name="P2448"><text:span text:style-name="CharStyle72">626</text:span></text:p></draw:text-box></draw:frame><draw:frame draw:style-name="fr388" svg:x="8.759cm" svg:y="8.306cm" svg:width="10.626cm" fo:min-height="1.101cm" text:anchor-type="paragraph"><draw:text-box><text:list text:style-name="L46"><text:list-item><text:p text:style-name="P3121"><text:span text:style-name="CharStyle72"><text:tab/>Parit 7<text:tab/>935</text:span></text:p></text:list-item></text:list></draw:text-box></draw:frame><draw:frame draw:style-name="fr389" svg:x="8.759cm" svg:y="9.897cm" svg:width="3.378cm" fo:min-height="0.534cm" text:anchor-type="paragraph"><draw:text-box><text:p text:style-name="P4710"><text:span text:style-name="CharStyle72">26. Sungai Sumun</text:span></text:p></draw:text-box></draw:frame><draw:frame draw:style-name="fr396" svg:x="18.632cm" svg:y="9.407cm" svg:width="0.753cm" fo:min-height="1.152cm" text:anchor-type="paragraph"><draw:text-box><text:p text:style-name="P2992"><text:span text:style-name="CharStyle26">534</text:span></text:p></draw:text-box></draw:frame><draw:frame draw:style-name="fr397" svg:x="17.971cm" svg:y="11.040cm" svg:width="1.406cm" fo:min-height="0.473cm" text:anchor-type="paragraph"><draw:text-box><text:h text:outline-level="2" text:style-name="P4712"><text:bookmark-start text:name="bookmark81"/><text:span text:style-name="CharStyle18">21,074</text:span><text:bookmark-end text:name="bookmark81"/></text:h></draw:text-box></draw:frame><draw:frame draw:style-name="fr398" svg:x="17.971cm" svg:y="11.040cm" svg:width="1.406cm" fo:min-height="0.473cm" text:anchor-type="paragraph"><draw:text-box><text:h text:outline-level="2" text:style-name="P2741"><text:bookmark-start text:name="bookmark82"/><text:span text:style-name="CharStyle18">21,074</text:span><text:bookmark-end text:name="bookmark82"/></text:h></draw:text-box></draw:frame><draw:frame draw:style-name="fr399" svg:x="2.697cm" svg:y="13.199cm" svg:width="4.851cm" fo:min-height="0.524cm" text:anchor-type="paragraph"><draw:text-box><text:p text:style-name="P3534"><text:span text:style-name="CharStyle26">N. 54 HUTAN MELINTANG</text:span></text:p></draw:text-box></draw:frame><draw:frame draw:style-name="fr391" svg:x="8.751cm" svg:y="13.242cm" svg:width="10.634cm" fo:min-height="0.002cm" text:anchor-type="paragraph"><draw:text-box><table:table table:style-name="Table60"><table:table-column table:style-name="Table60.C1"/><table:table-column table:style-name="Table60.C2"/><table:table-column table:style-name="Table60.C3"/><table:table-row table:style-name="Table60.R1"><table:table-cell table:style-name="Table60.Cell1"><text:p text:style-name="P4714"><text:span text:style-name="CharStyle110">1</text:span><text:span text:style-name="CharStyle111">.</text:span></text:p></table:table-cell><table:table-cell table:style-name="Table60.Cell2"><text:p text:style-name="P4716"><text:span text:style-name="CharStyle7">Kampong Telok Baharu</text:span></text:p></table:table-cell><table:table-cell table:style-name="Table60.Cell3"><text:p text:style-name="P2890"><text:span text:style-name="CharStyle7">672</text:span></text:p></table:table-cell></table:table-row><table:table-row table:style-name="Table60.R2"><table:table-cell table:style-name="Table60.Cell4"><text:p text:style-name="P1636"><text:span text:style-name="CharStyle7">2.</text:span></text:p></table:table-cell><table:table-cell table:style-name="Table60.Cell5"><text:p text:style-name="P2360"><text:span text:style-name="CharStyle7">Tanjong Kubu</text:span></text:p></table:table-cell><table:table-cell table:style-name="Table60.Cell6"><text:p text:style-name="P3032"><text:span text:style-name="CharStyle7">409</text:span></text:p></table:table-cell></table:table-row><table:table-row table:style-name="Table60.R3"><table:table-cell table:style-name="Table60.Cell7"><text:p text:style-name="P4718"><text:span text:style-name="CharStyle7">3.</text:span></text:p></table:table-cell><table:table-cell table:style-name="Table60.Cell8"><text:p text:style-name="P2512"><text:span text:style-name="CharStyle7">Sungai Dulang</text:span></text:p></table:table-cell><table:table-cell table:style-name="Table60.Cell9"><text:p text:style-name="P3245"><text:span text:style-name="CharStyle7">793</text:span></text:p></table:table-cell></table:table-row><table:table-row table:style-name="Table60.R4"><table:table-cell table:style-name="Table60.Cell10"><text:p text:style-name="P2012"><text:span text:style-name="CharStyle7">4.</text:span></text:p></table:table-cell><table:table-cell table:style-name="Table60.Cell11"><text:p text:style-name="P4623"><text:span text:style-name="CharStyle7">Kampong Sungai Buloh</text:span></text:p></table:table-cell><table:table-cell table:style-name="Table60.Cell12"><text:p text:style-name="P3943"><text:span text:style-name="CharStyle7">1,303</text:span></text:p></table:table-cell></table:table-row><table:table-row table:style-name="Table60.R5"><table:table-cell table:style-name="Table60.Cell13"><text:p text:style-name="P2171"><text:span text:style-name="CharStyle7">5.</text:span></text:p></table:table-cell><table:table-cell table:style-name="Table60.Cell14"><text:p text:style-name="P2841"><text:span text:style-name="CharStyle7">Jenderata</text:span></text:p></table:table-cell><table:table-cell table:style-name="Table60.Cell15"><text:p text:style-name="P4720"><text:span text:style-name="CharStyle7">838</text:span></text:p></table:table-cell></table:table-row><table:table-row table:style-name="Table60.R6"><table:table-cell table:style-name="Table60.Cell16"><text:p text:style-name="P2313"><text:span text:style-name="CharStyle7">6.</text:span></text:p></table:table-cell><table:table-cell table:style-name="Table60.Cell17"><text:p text:style-name="P4722"><text:span text:style-name="CharStyle7">Kampong Baharu Jenderata</text:span></text:p></table:table-cell><table:table-cell table:style-name="Table60.Cell18"><text:p text:style-name="P1801"><text:span text:style-name="CharStyle7">71</text:span></text:p></table:table-cell></table:table-row><table:table-row table:style-name="Table60.R7"><table:table-cell table:style-name="Table60.Cell19"><text:p text:style-name="P2513"><text:span text:style-name="CharStyle7">7.</text:span></text:p></table:table-cell><table:table-cell table:style-name="Table60.Cell20"><text:p text:style-name="P3190"><text:span text:style-name="CharStyle7">Kampong Baharu Batu 16</text:span></text:p></table:table-cell><table:table-cell table:style-name="Table60.Cell21"><text:p text:style-name="P1954"><text:span text:style-name="CharStyle7">954</text:span></text:p></table:table-cell></table:table-row><table:table-row table:style-name="Table60.R8"><table:table-cell table:style-name="Table60.Cell22"><text:p text:style-name="P2710"><text:span text:style-name="CharStyle110">8</text:span><text:span text:style-name="CharStyle111">.</text:span></text:p></table:table-cell><table:table-cell table:style-name="Table60.Cell23"><text:p text:style-name="P4724"><text:span text:style-name="CharStyle7">Parit 13</text:span></text:p></table:table-cell><table:table-cell table:style-name="Table60.Cell24"><text:p text:style-name="P3228"><text:span text:style-name="CharStyle7">387</text:span></text:p></table:table-cell></table:table-row><table:table-row table:style-name="Table60.R9"><table:table-cell table:style-name="Table60.Cell25"><text:p text:style-name="P4726"><text:span text:style-name="CharStyle7">9.</text:span></text:p></table:table-cell><table:table-cell table:style-name="Table60.Cell26"><text:p text:style-name="P1815"><text:span text:style-name="CharStyle7">Parit 21</text:span></text:p></table:table-cell><table:table-cell table:style-name="Table60.Cell27"><text:p text:style-name="P2525"><text:span text:style-name="CharStyle7">1,419</text:span></text:p></table:table-cell></table:table-row><table:table-row table:style-name="Table60.R10"><table:table-cell table:style-name="Table60.Cell28"><text:p text:style-name="P3042"><text:span text:style-name="CharStyle7">10.</text:span></text:p></table:table-cell><table:table-cell table:style-name="Table60.Cell29"><text:p text:style-name="P1812"><text:span text:style-name="CharStyle7">Batu Dua Belas</text:span></text:p></table:table-cell><table:table-cell table:style-name="Table60.Cell30"><text:p text:style-name="P2521"><text:span text:style-name="CharStyle7">699</text:span></text:p></table:table-cell></table:table-row><table:table-row table:style-name="Table60.R11"><table:table-cell table:style-name="Table60.Cell31"><text:p text:style-name="P3200"><text:span text:style-name="CharStyle7">11.</text:span></text:p></table:table-cell><table:table-cell table:style-name="Table60.Cell32"><text:p text:style-name="P4728"><text:span text:style-name="CharStyle7">Simpang Ampat</text:span></text:p></table:table-cell><table:table-cell table:style-name="Table60.Cell33"><text:p text:style-name="P2655"><text:span text:style-name="CharStyle7">3,341</text:span></text:p></table:table-cell></table:table-row></table:table></draw:text-box></draw:frame><draw:frame draw:style-name="fr400" svg:x="10.266cm" svg:y="26.337cm" svg:width="0.448cm" fo:min-height="0.455cm" text:anchor-type="paragraph"><draw:text-box><text:p text:style-name="P3511"><text:span text:style-name="CharStyle102">65</text:span></text:p></draw:text-box></draw:frame></text:p>
        <text:p text:style-name="P1340"/>
        <text:p text:style-name="P1341"/>
        <text:p text:style-name="P1342"/>
        <text:p text:style-name="P1343"/>
        <text:p text:style-name="P1344"/>
        <text:p text:style-name="P1345"/>
        <text:p text:style-name="P1346"/>
        <text:p text:style-name="P1347"/>
        <text:p text:style-name="P1348"/>
        <text:p text:style-name="P1349"/>
        <text:p text:style-name="P1350"/>
        <text:p text:style-name="P1351"/>
        <text:p text:style-name="P1352"/>
        <text:p text:style-name="P1353"/>
        <text:p text:style-name="P1354"/>
        <text:p text:style-name="P1355"/>
        <text:p text:style-name="P1356"/>
        <text:p text:style-name="P1357"/>
        <text:p text:style-name="P1358"/>
        <text:p text:style-name="P1359"/>
        <text:p text:style-name="P1360"/>
        <text:p text:style-name="P1361"/>
        <text:p text:style-name="P1362"/>
        <text:p text:style-name="P1363"/>
        <text:p text:style-name="P1364"/>
        <text:p text:style-name="P1365"/>
        <text:p text:style-name="P1366"/>
        <text:p text:style-name="P1367"/>
        <text:p text:style-name="P1368"/>
        <text:p text:style-name="P1369"/>
        <text:p text:style-name="P1370"/>
        <text:p text:style-name="P1371"/>
        <text:p text:style-name="P1372"/>
        <text:p text:style-name="P1373"/>
        <text:p text:style-name="P1374"/>
        <text:p text:style-name="P1375"/>
        <text:p text:style-name="P1376"/>
        <text:p text:style-name="P1377"/>
        <text:p text:style-name="P1378"/>
      </text:section>
      <text:section text:style-name="Sect61" text:name="Section61">
        <text:h text:outline-level="1" text:style-name="P5152"><text:bookmark-start text:name="bookmark83"/><text:span text:style-name="CharStyle48">(1) (2)</text:span><text:bookmark-end text:name="bookmark83"/></text:h>
        <text:p text:style-name="P4750"><text:span text:style-name="CharStyle7">Bahagian Pilihan Raya<text:tab/>Daerah<text:tab/>Mengundi</text:span></text:p>
        <text:p text:style-name="P2725"><draw:frame draw:style-name="fr404" svg:x="15.972cm" svg:y="0.000cm" svg:width="3.133cm" fo:min-height="1.228cm" text:anchor-type="paragraph"><draw:text-box><text:p text:style-name="P3352"><text:span text:style-name="CharStyle26">(3)</text:span></text:p><text:p text:style-name="P4730"><text:span text:style-name="CharStyle26">Bilangan Pemilih</text:span></text:p></draw:text-box></draw:frame><draw:frame draw:style-name="fr403" svg:x="8.758cm" svg:y="1.778cm" svg:width="10.617cm" fo:min-height="11.481cm" text:anchor-type="paragraph"><draw:text-box><table:table table:style-name="Table61"><table:table-column table:style-name="Table61.C1"/><table:table-column table:style-name="Table61.C2"/><table:table-row table:style-name="Table61.R1"><table:table-cell table:style-name="Table61.Cell1"><text:p text:style-name="P4733"><text:span text:style-name="CharStyle7">12. Jenderata Estate Div. 3</text:span></text:p></table:table-cell><table:table-cell table:style-name="Table61.Cell2"><text:p text:style-name="P4735"><text:span text:style-name="CharStyle7">511</text:span></text:p></table:table-cell></table:table-row><table:table-row table:style-name="Table61.R2"><table:table-cell table:style-name="Table61.Cell3"><text:p text:style-name="P2281"><text:span text:style-name="CharStyle7">13. Hutan Melintang</text:span></text:p></table:table-cell><table:table-cell table:style-name="Table61.Cell4"><text:p text:style-name="P3299"><text:span text:style-name="CharStyle7">3,957</text:span></text:p></table:table-cell></table:table-row><table:table-row table:style-name="Table61.R3"><table:table-cell table:style-name="Table61.Cell5"><text:p text:style-name="P2546"><text:span text:style-name="CharStyle7">14. Kampong Kebun Baru</text:span></text:p></table:table-cell><table:table-cell table:style-name="Table61.Cell6"><text:p text:style-name="P2434"><text:span text:style-name="CharStyle7">1,243</text:span></text:p></table:table-cell></table:table-row><table:table-row table:style-name="Table61.R4"><table:table-cell table:style-name="Table61.Cell7"><text:p text:style-name="P1708"><text:span text:style-name="CharStyle7">15. Kampong Telok Buloh</text:span></text:p></table:table-cell><table:table-cell table:style-name="Table61.Cell8"><text:p text:style-name="P4738"><text:span text:style-name="CharStyle7">549</text:span></text:p></table:table-cell></table:table-row><table:table-row table:style-name="Table61.R5"><table:table-cell table:style-name="Table61.Cell9"><text:p text:style-name="P2397"><text:span text:style-name="CharStyle7">16. Kampong Kota</text:span></text:p></table:table-cell><table:table-cell table:style-name="Table61.Cell10"><text:p text:style-name="P2227"><text:span text:style-name="CharStyle7">462</text:span></text:p></table:table-cell></table:table-row><table:table-row table:style-name="Table61.R6"><table:table-cell table:style-name="Table61.Cell11"><text:p text:style-name="P2898"><text:span text:style-name="CharStyle7">17. Jalan Feri</text:span></text:p></table:table-cell><table:table-cell table:style-name="Table61.Cell12"><text:p text:style-name="P1642"><text:span text:style-name="CharStyle7">1,858</text:span></text:p></table:table-cell></table:table-row><table:table-row table:style-name="Table61.R7"><table:table-cell table:style-name="Table61.Cell13"><text:p text:style-name="P4946"><text:span text:style-name="CharStyle7">18. Kampong Sungai Samak</text:span></text:p></table:table-cell><table:table-cell table:style-name="Table61.Cell14"><text:p text:style-name="P4740"><text:span text:style-name="CharStyle7">943</text:span></text:p></table:table-cell></table:table-row><table:table-row table:style-name="Table61.R8"><table:table-cell table:style-name="Table61.Cell15"><text:p text:style-name="P1811"><text:span text:style-name="CharStyle7">19. Ladang Sungai Samak</text:span></text:p></table:table-cell><table:table-cell table:style-name="Table61.Cell16"><text:p text:style-name="P4742"><text:span text:style-name="CharStyle7">295</text:span></text:p></table:table-cell></table:table-row><table:table-row table:style-name="Table61.R9"><table:table-cell table:style-name="Table61.Cell17"><text:p text:style-name="P2355"><text:span text:style-name="CharStyle7">20. Sungai Bugis</text:span></text:p></table:table-cell><table:table-cell table:style-name="Table61.Cell18"><text:p text:style-name="P4744"><text:span text:style-name="CharStyle7">602</text:span></text:p></table:table-cell></table:table-row><table:table-row table:style-name="Table61.R10"><table:table-cell table:style-name="Table61.Cell19"><text:p text:style-name="P3821"><text:span text:style-name="CharStyle7">21. Ladang Ulu Bernam</text:span></text:p></table:table-cell><table:table-cell table:style-name="Table61.Cell20"><text:p text:style-name="P2633"><text:span text:style-name="CharStyle7">982</text:span></text:p></table:table-cell></table:table-row><table:table-row table:style-name="Table61.R11"><table:table-cell table:style-name="Table61.Cell21"><text:p text:style-name="P5018"/></table:table-cell><table:table-cell table:style-name="Table61.Cell22"><text:p text:style-name="P4746"><text:span text:style-name="CharStyle7">22,288</text:span></text:p></table:table-cell></table:table-row></table:table></draw:text-box></draw:frame><draw:frame draw:style-name="fr401" svg:x="10.291cm" svg:y="0.686cm" svg:width="2.760cm" fo:min-height="0.490cm" text:anchor-type="paragraph"><draw:text-box><text:p text:style-name="P1807"><text:span text:style-name="CharStyle70">Polling District</text:span></text:p></draw:text-box></draw:frame><draw:frame draw:style-name="fr402" svg:x="15.794cm" svg:y="0.686cm" svg:width="3.480cm" fo:min-height="0.490cm" text:anchor-type="paragraph"><draw:text-box><text:p text:style-name="P4748"><text:span text:style-name="CharStyle70">Number of Electors</text:span></text:p></draw:text-box></draw:frame><draw:frame draw:style-name="fr405" svg:x="17.953cm" svg:y="14.952cm" fo:min-width="1.397cm" fo:min-height="0.526cm" text:anchor-type="paragraph"><draw:text-box><text:p text:style-name="P1914"><text:span text:style-name="CharStyle26">43,362</text:span></text:p></draw:text-box></draw:frame><text:span text:style-name="CharStyle34">Negeri<text:line-break/></text:span><text:span text:style-name="CharStyle33">State Constituency</text:span></text:p>
        <text:p text:style-name="P4608"><text:span text:style-name="CharStyle7">Jumlah Bilangan Pemilih dalam Bahagian Pilihan Raya Persekutuan<text:line-break/>P. 075 Bagan Datoh:</text:span></text:p>
        <text:p text:style-name="P2873"><text:span text:style-name="CharStyle33">Total Number of Electors in the Federal Constituency of<text:line-break/>P. 075 Bagan Datoh:</text:span></text:p>
        <text:p text:style-name="P3029"><text:span text:style-name="CharStyle150">66</text:span></text:p>
      </text:section>
      <text:section text:style-name="Sect62" text:name="Section62">
        <text:p text:style-name="P5153"><draw:frame draw:style-name="fr409" svg:x="2.697cm" svg:y="0.000cm" svg:width="4.505cm" fo:min-height="3.819cm" text:anchor-type="paragraph"><draw:text-box><text:h text:outline-level="1" text:style-name="P4752"><text:bookmark-start text:name="bookmark84"/><text:span text:style-name="CharStyle152">(</text:span><text:span text:style-name="CharStyle153">1</text:span><text:span text:style-name="CharStyle152">)</text:span><text:bookmark-end text:name="bookmark84"/></text:h><text:p text:style-name="P2022"><text:span text:style-name="CharStyle26">Bahagian Pilihan Raya<text:line-break/>Negeri<text:line-break/></text:span><text:span text:style-name="CharStyle29">State Constituency</text:span></text:p><text:p text:style-name="P1623"><text:span text:style-name="CharStyle26">N. 55 PASIR BEDAMAR</text:span></text:p></draw:text-box></draw:frame><draw:frame draw:style-name="fr408" svg:x="8.751cm" svg:y="0.000cm" svg:width="10.626cm" fo:min-height="0.002cm" text:anchor-type="paragraph"><draw:text-box><table:table table:style-name="Table62"><table:table-column table:style-name="Table62.C1"/><table:table-column table:style-name="Table62.C2"/><table:table-column table:style-name="Table62.C3"/><table:table-row table:style-name="Table62.R1"><table:table-cell table:style-name="Table62.Cell1"><text:p text:style-name="P5018"/></table:table-cell><table:table-cell table:style-name="Table62.Cell2"><text:p text:style-name="P1624"><text:span text:style-name="CharStyle7">(2)</text:span></text:p></table:table-cell><table:table-cell table:style-name="Table62.Cell3"><text:p text:style-name="P4754"><text:span text:style-name="CharStyle7">(3)</text:span></text:p></table:table-cell></table:table-row><table:table-row table:style-name="Table62.R2"><table:table-cell table:style-name="Table62.Cell4"><text:p text:style-name="P5018"/></table:table-cell><table:table-cell table:style-name="Table62.Cell5"><text:p text:style-name="P1889"><text:span text:style-name="CharStyle7">Daerah Mengundi</text:span></text:p></table:table-cell><table:table-cell table:style-name="Table62.Cell6"><text:p text:style-name="P3733"><text:span text:style-name="CharStyle7">Bilangan Pemilih</text:span></text:p></table:table-cell></table:table-row><table:table-row table:style-name="Table62.R3"><table:table-cell table:style-name="Table62.Cell7"><text:p text:style-name="P5018"/></table:table-cell><table:table-cell table:style-name="Table62.Cell8"><text:p text:style-name="P4756"><text:span text:style-name="CharStyle8">Polling District</text:span></text:p></table:table-cell><table:table-cell table:style-name="Table62.Cell9"><text:p text:style-name="P4892"><text:span text:style-name="CharStyle8">Number of Electors</text:span></text:p></table:table-cell></table:table-row><table:table-row table:style-name="Table62.R4"><table:table-cell table:style-name="Table62.Cell10"><text:p text:style-name="P1630"><text:span text:style-name="CharStyle129">1</text:span><text:span text:style-name="CharStyle111">.</text:span></text:p></table:table-cell><table:table-cell table:style-name="Table62.Cell11"><text:p text:style-name="P2356"><text:span text:style-name="CharStyle7">Sungai Suli</text:span></text:p></table:table-cell><table:table-cell table:style-name="Table62.Cell12"><text:p text:style-name="P1653"><text:span text:style-name="CharStyle7">389</text:span></text:p></table:table-cell></table:table-row><table:table-row table:style-name="Table62.R5"><table:table-cell table:style-name="Table62.Cell13"><text:p text:style-name="P2372"><text:span text:style-name="CharStyle7">2.</text:span></text:p></table:table-cell><table:table-cell table:style-name="Table62.Cell14"><text:p text:style-name="P3051"><text:span text:style-name="CharStyle7">Sungai Temah</text:span></text:p></table:table-cell><table:table-cell table:style-name="Table62.Cell15"><text:p text:style-name="P4758"><text:span text:style-name="CharStyle7">61</text:span></text:p></table:table-cell></table:table-row><table:table-row table:style-name="Table62.R6"><table:table-cell table:style-name="Table62.Cell16"><text:p text:style-name="P4761"><text:span text:style-name="CharStyle7">3.</text:span></text:p></table:table-cell><table:table-cell table:style-name="Table62.Cell17"><text:p text:style-name="P4731"><text:span text:style-name="CharStyle7">Pasir Bedamar Barat</text:span></text:p></table:table-cell><table:table-cell table:style-name="Table62.Cell18"><text:p text:style-name="P1832"><text:span text:style-name="CharStyle7">1,169</text:span></text:p></table:table-cell></table:table-row><table:table-row table:style-name="Table62.R7"><table:table-cell table:style-name="Table62.Cell19"><text:p text:style-name="P2545"><text:span text:style-name="CharStyle7">4.</text:span></text:p></table:table-cell><table:table-cell table:style-name="Table62.Cell20"><text:p text:style-name="P2788"><text:span text:style-name="CharStyle7">Pasir Bedamar Utara</text:span></text:p></table:table-cell><table:table-cell table:style-name="Table62.Cell21"><text:p text:style-name="P3476"><text:span text:style-name="CharStyle7">1,631</text:span></text:p></table:table-cell></table:table-row><table:table-row table:style-name="Table62.R8"><table:table-cell table:style-name="Table62.Cell22"><text:p text:style-name="P2262"><text:span text:style-name="CharStyle7">5.</text:span></text:p></table:table-cell><table:table-cell table:style-name="Table62.Cell23"><text:p text:style-name="P3462"><text:span text:style-name="CharStyle7">Pasir Bedamar Tengah</text:span></text:p></table:table-cell><table:table-cell table:style-name="Table62.Cell24"><text:p text:style-name="P4840"><text:span text:style-name="CharStyle7">1,865</text:span></text:p></table:table-cell></table:table-row><table:table-row table:style-name="Table62.R9"><table:table-cell table:style-name="Table62.Cell25"><text:p text:style-name="P2981"><text:span text:style-name="CharStyle7">6.</text:span></text:p></table:table-cell><table:table-cell table:style-name="Table62.Cell26"><text:p text:style-name="P2783"><text:span text:style-name="CharStyle7">Pasir Bedamar Selatan</text:span></text:p></table:table-cell><table:table-cell table:style-name="Table62.Cell27"><text:p text:style-name="P2877"><text:span text:style-name="CharStyle7">1,295</text:span></text:p></table:table-cell></table:table-row><table:table-row table:style-name="Table62.R10"><table:table-cell table:style-name="Table62.Cell28"><text:p text:style-name="P1703"><text:span text:style-name="CharStyle7">7.</text:span></text:p></table:table-cell><table:table-cell table:style-name="Table62.Cell29"><text:p text:style-name="P4763"><text:span text:style-name="CharStyle7">Jalan Market Barat</text:span></text:p></table:table-cell><table:table-cell table:style-name="Table62.Cell30"><text:p text:style-name="P3177"><text:span text:style-name="CharStyle7">1,902</text:span></text:p></table:table-cell></table:table-row><table:table-row table:style-name="Table62.R11"><table:table-cell table:style-name="Table62.Cell31"><text:p text:style-name="P1935"><text:span text:style-name="CharStyle129">8</text:span><text:span text:style-name="CharStyle111">.</text:span></text:p></table:table-cell><table:table-cell table:style-name="Table62.Cell32"><text:p text:style-name="P4765"><text:span text:style-name="CharStyle7">Jalan Canal</text:span></text:p></table:table-cell><table:table-cell table:style-name="Table62.Cell33"><text:p text:style-name="P3311"><text:span text:style-name="CharStyle7">1,273</text:span></text:p></table:table-cell></table:table-row><table:table-row table:style-name="Table62.R12"><table:table-cell table:style-name="Table62.Cell34"><text:p text:style-name="P2109"><text:span text:style-name="CharStyle7">9.</text:span></text:p></table:table-cell><table:table-cell table:style-name="Table62.Cell35"><text:p text:style-name="P2782"><text:span text:style-name="CharStyle7">Jalan Market Timor</text:span></text:p></table:table-cell><table:table-cell table:style-name="Table62.Cell36"><text:p text:style-name="P4767"><text:span text:style-name="CharStyle7">822</text:span></text:p></table:table-cell></table:table-row><table:table-row table:style-name="Table62.R13"><table:table-cell table:style-name="Table62.Cell37"><text:p text:style-name="P4769"><text:span text:style-name="CharStyle7">10.</text:span></text:p></table:table-cell><table:table-cell table:style-name="Table62.Cell38"><text:p text:style-name="P3027"><text:span text:style-name="CharStyle7">Jalan Anson</text:span></text:p></table:table-cell><table:table-cell table:style-name="Table62.Cell39"><text:p text:style-name="P1797"><text:span text:style-name="CharStyle7">1,173</text:span></text:p></table:table-cell></table:table-row><table:table-row table:style-name="Table62.R14"><table:table-cell table:style-name="Table62.Cell40"><text:p text:style-name="P2508"><text:span text:style-name="CharStyle7">11.</text:span></text:p></table:table-cell><table:table-cell table:style-name="Table62.Cell41"><text:p text:style-name="P3187"><text:span text:style-name="CharStyle7">Jalan Speedy</text:span></text:p></table:table-cell><table:table-cell table:style-name="Table62.Cell42"><text:p text:style-name="P1947"><text:span text:style-name="CharStyle7">1,755</text:span></text:p></table:table-cell></table:table-row><table:table-row table:style-name="Table62.R15"><table:table-cell table:style-name="Table62.Cell43"><text:p text:style-name="P4771"><text:span text:style-name="CharStyle7">12.</text:span></text:p></table:table-cell><table:table-cell table:style-name="Table62.Cell44"><text:p text:style-name="P3324"><text:span text:style-name="CharStyle7">Jalan Sungai Nibong</text:span></text:p></table:table-cell><table:table-cell table:style-name="Table62.Cell45"><text:p text:style-name="P2123"><text:span text:style-name="CharStyle7">1,016</text:span></text:p></table:table-cell></table:table-row><table:table-row table:style-name="Table62.R16"><table:table-cell table:style-name="Table62.Cell46"><text:p text:style-name="P2791"><text:span text:style-name="CharStyle7">13.</text:span></text:p></table:table-cell><table:table-cell table:style-name="Table62.Cell47"><text:p text:style-name="P3481"><text:span text:style-name="CharStyle7">Eastern Garden</text:span></text:p></table:table-cell><table:table-cell table:style-name="Table62.Cell48"><text:p text:style-name="P4582"><text:span text:style-name="CharStyle7">1,609</text:span></text:p></table:table-cell></table:table-row><table:table-row table:style-name="Table62.R17"><table:table-cell table:style-name="Table62.Cell49"><text:p text:style-name="P2939"><text:span text:style-name="CharStyle7">14.</text:span></text:p></table:table-cell><table:table-cell table:style-name="Table62.Cell50"><text:p text:style-name="P1686"><text:span text:style-name="CharStyle7">Jalan Laxamana</text:span></text:p></table:table-cell><table:table-cell table:style-name="Table62.Cell51"><text:p text:style-name="P4896"><text:span text:style-name="CharStyle7">1,486</text:span></text:p></table:table-cell></table:table-row><table:table-row table:style-name="Table62.R18"><table:table-cell table:style-name="Table62.Cell52"><text:p text:style-name="P3076"><text:span text:style-name="CharStyle7">15.</text:span></text:p></table:table-cell><table:table-cell table:style-name="Table62.Cell53"><text:p text:style-name="P4759"><text:span text:style-name="CharStyle7">Kampong Guru</text:span></text:p></table:table-cell><table:table-cell table:style-name="Table62.Cell54"><text:p text:style-name="P4773"><text:span text:style-name="CharStyle7">2,212</text:span></text:p></table:table-cell></table:table-row><table:table-row table:style-name="Table62.R19"><table:table-cell table:style-name="Table62.Cell55"><text:p text:style-name="P4775"><text:span text:style-name="CharStyle7">16.</text:span></text:p></table:table-cell><table:table-cell table:style-name="Table62.Cell56"><text:p text:style-name="P2174"><text:span text:style-name="CharStyle7">Jalan Batak Rabit Utara</text:span></text:p></table:table-cell><table:table-cell table:style-name="Table62.Cell57"><text:p text:style-name="P2845"><text:span text:style-name="CharStyle7">2,929</text:span></text:p></table:table-cell></table:table-row><table:table-row table:style-name="Table62.R20"><table:table-cell table:style-name="Table62.Cell58"><text:p text:style-name="P3532"><text:span text:style-name="CharStyle7">17.</text:span></text:p></table:table-cell><table:table-cell table:style-name="Table62.Cell59"><text:p text:style-name="P2314"><text:span text:style-name="CharStyle7">Jalan Batak Rabit Selatan</text:span></text:p></table:table-cell><table:table-cell table:style-name="Table62.Cell60"><text:p text:style-name="P2987"><text:span text:style-name="CharStyle7">1,185</text:span></text:p></table:table-cell></table:table-row><table:table-row table:style-name="Table62.R21"><table:table-cell table:style-name="Table62.Cell61"><text:p text:style-name="P1742"><text:span text:style-name="CharStyle7">18.</text:span></text:p></table:table-cell><table:table-cell table:style-name="Table62.Cell62"><text:p text:style-name="P3983"><text:span text:style-name="CharStyle7">Pekan Baru</text:span></text:p></table:table-cell><table:table-cell table:style-name="Table62.Cell63"><text:p text:style-name="P3139"><text:span text:style-name="CharStyle7">2,278</text:span></text:p></table:table-cell></table:table-row><table:table-row table:style-name="Table62.R22"><table:table-cell table:style-name="Table62.Cell64"><text:p text:style-name="P4777"><text:span text:style-name="CharStyle7">19.</text:span></text:p></table:table-cell><table:table-cell table:style-name="Table62.Cell65"><text:p text:style-name="P4122"><text:span text:style-name="CharStyle7">Taman Seri Setia</text:span></text:p></table:table-cell><table:table-cell table:style-name="Table62.Cell66"><text:p text:style-name="P4779"><text:span text:style-name="CharStyle7">3,885</text:span></text:p></table:table-cell></table:table-row></table:table></draw:text-box></draw:frame></text:p>
        <text:p text:style-name="P1382"/>
        <text:p text:style-name="P1383"/>
        <text:p text:style-name="P1384"/>
        <text:p text:style-name="P1385"/>
        <text:p text:style-name="P1386"/>
        <text:p text:style-name="P1387"/>
        <text:p text:style-name="P1388"/>
        <text:p text:style-name="P1389"/>
        <text:p text:style-name="P1390"/>
        <text:p text:style-name="P1391"/>
        <text:p text:style-name="P1392"/>
        <text:p text:style-name="P1393"/>
        <text:p text:style-name="P1394"/>
        <text:p text:style-name="P1395"/>
        <text:p text:style-name="P1396"/>
        <text:p text:style-name="P1397"/>
        <text:p text:style-name="P1398"/>
        <text:p text:style-name="P1399"/>
        <text:p text:style-name="P1400"/>
        <text:p text:style-name="P1401"/>
        <text:p text:style-name="P1402"/>
        <text:p text:style-name="P1403"/>
        <text:p text:style-name="P1404"/>
        <text:p text:style-name="P1405"/>
        <text:p text:style-name="P1406"/>
        <text:p text:style-name="P1407"/>
        <text:p text:style-name="P1408"/>
        <text:p text:style-name="P1409"/>
        <text:p text:style-name="P1410"/>
        <text:p text:style-name="P1411"/>
        <text:p text:style-name="P1412"/>
        <text:p text:style-name="P1413"/>
        <text:p text:style-name="P1414"/>
        <text:p text:style-name="P1415"/>
        <text:p text:style-name="P1416"/>
        <text:p text:style-name="P1417"/>
        <text:p text:style-name="P1418"/>
        <text:p text:style-name="P1419"/>
      </text:section>
      <text:section text:style-name="Sect63" text:name="Section63">
        <text:p text:style-name="P5154"><draw:frame draw:style-name="fr411" svg:x="3.120cm" svg:y="0.004cm" svg:width="10.185cm" fo:min-height="2.778cm" text:anchor-type="paragraph"><draw:text-box><text:h text:outline-level="1" text:style-name="P4781"><text:bookmark-start text:name="bookmark85"/><text:span text:style-name="CharStyle25">(1) (2)</text:span><text:bookmark-end text:name="bookmark85"/></text:h><text:p text:style-name="P4372"><text:span text:style-name="CharStyle26">Bahagian Pilihan Raya<text:tab/>Daerah<text:tab/>Mengundi</text:span></text:p><text:p text:style-name="P1923"><text:span text:style-name="CharStyle30">Negeri<text:line-break/></text:span><text:span text:style-name="CharStyle28">State Constituency</text:span></text:p></draw:text-box></draw:frame><draw:frame draw:style-name="fr412" svg:x="10.292cm" svg:y="2.193cm" svg:width="2.760cm" fo:min-height="0.533cm" text:anchor-type="paragraph"><draw:text-box><text:p text:style-name="P3490"><text:span text:style-name="CharStyle28">Polling District</text:span></text:p></draw:text-box></draw:frame><draw:frame draw:style-name="fr413" svg:x="15.796cm" svg:y="2.193cm" svg:width="3.480cm" fo:min-height="0.533cm" text:anchor-type="paragraph"><draw:text-box><text:p text:style-name="P2362"><text:span text:style-name="CharStyle28">Number of Electors</text:span></text:p></draw:text-box></draw:frame><draw:frame draw:style-name="fr414" svg:x="17.971cm" svg:y="3.293cm" svg:width="1.388cm" fo:min-height="0.526cm" text:anchor-type="paragraph"><draw:text-box><text:h text:outline-level="2" text:style-name="P4783"><text:bookmark-start text:name="bookmark86"/><text:span text:style-name="CharStyle155">29,935</text:span><text:bookmark-end text:name="bookmark86"/></text:h></draw:text-box></draw:frame><draw:frame draw:style-name="fr415" svg:x="2.697cm" svg:y="5.495cm" svg:width="4.258cm" fo:min-height="0.524cm" text:anchor-type="paragraph"><draw:text-box><text:p text:style-name="P4785"><text:span text:style-name="CharStyle26">N. 56 CHANGKAT JONG</text:span></text:p></draw:text-box></draw:frame><draw:frame draw:style-name="fr410" svg:x="8.751cm" svg:y="5.528cm" svg:width="10.634cm" fo:min-height="0.002cm" text:anchor-type="paragraph"><draw:text-box><table:table table:style-name="Table63"><table:table-column table:style-name="Table63.C1"/><table:table-column table:style-name="Table63.C2"/><table:table-column table:style-name="Table63.C3"/><table:table-row table:style-name="Table63.R1"><table:table-cell table:style-name="Table63.Cell1"><text:p text:style-name="P4787"><text:span text:style-name="CharStyle110">1</text:span><text:span text:style-name="CharStyle111">.</text:span></text:p></table:table-cell><table:table-cell table:style-name="Table63.Cell2"><text:p text:style-name="P1825"><text:span text:style-name="CharStyle7">Sungai Tunku</text:span></text:p></table:table-cell><table:table-cell table:style-name="Table63.Cell3"><text:p text:style-name="P2537"><text:span text:style-name="CharStyle7">574</text:span></text:p></table:table-cell></table:table-row><table:table-row table:style-name="Table63.R2"><table:table-cell table:style-name="Table63.Cell4"><text:p text:style-name="P4789"><text:span text:style-name="CharStyle7">2.</text:span></text:p></table:table-cell><table:table-cell table:style-name="Table63.Cell5"><text:p text:style-name="P2177"><text:span text:style-name="CharStyle7">Kampong Bahagia</text:span></text:p></table:table-cell><table:table-cell table:style-name="Table63.Cell6"><text:p text:style-name="P2350"><text:span text:style-name="CharStyle7">3,722</text:span></text:p></table:table-cell></table:table-row><table:table-row table:style-name="Table63.R3"><table:table-cell table:style-name="Table63.Cell7"><text:p text:style-name="P4791"><text:span text:style-name="CharStyle7">3.</text:span></text:p></table:table-cell><table:table-cell table:style-name="Table63.Cell8"><text:p text:style-name="P1780"><text:span text:style-name="CharStyle7">Sungai Kerawai</text:span></text:p></table:table-cell><table:table-cell table:style-name="Table63.Cell9"><text:p text:style-name="P4254"><text:span text:style-name="CharStyle7">1,253</text:span></text:p></table:table-cell></table:table-row><table:table-row table:style-name="Table63.R4"><table:table-cell table:style-name="Table63.Cell10"><text:p text:style-name="P4793"><text:span text:style-name="CharStyle7">4.</text:span></text:p></table:table-cell><table:table-cell table:style-name="Table63.Cell11"><text:p text:style-name="P3303"><text:span text:style-name="CharStyle7">Ladang Selaba</text:span></text:p></table:table-cell><table:table-cell table:style-name="Table63.Cell12"><text:p text:style-name="P2105"><text:span text:style-name="CharStyle7">433</text:span></text:p></table:table-cell></table:table-row><table:table-row table:style-name="Table63.R5"><table:table-cell table:style-name="Table63.Cell13"><text:p text:style-name="P2775"><text:span text:style-name="CharStyle7">5.</text:span></text:p></table:table-cell><table:table-cell table:style-name="Table63.Cell14"><text:p text:style-name="P4795"><text:span text:style-name="CharStyle7">Ladang Sussex</text:span></text:p></table:table-cell><table:table-cell table:style-name="Table63.Cell15"><text:p text:style-name="P4797"><text:span text:style-name="CharStyle7">317</text:span></text:p></table:table-cell></table:table-row><table:table-row table:style-name="Table63.R6"><table:table-cell table:style-name="Table63.Cell16"><text:p text:style-name="P4799"><text:span text:style-name="CharStyle7">6.</text:span></text:p></table:table-cell><table:table-cell table:style-name="Table63.Cell17"><text:p text:style-name="P2444"><text:span text:style-name="CharStyle7">Kampong Padang Tembak</text:span></text:p></table:table-cell><table:table-cell table:style-name="Table63.Cell18"><text:p text:style-name="P2389"><text:span text:style-name="CharStyle7">3,085</text:span></text:p></table:table-cell></table:table-row><table:table-row table:style-name="Table63.R7"><table:table-cell table:style-name="Table63.Cell19"><text:p text:style-name="P3252"><text:span text:style-name="CharStyle7">7.</text:span></text:p></table:table-cell><table:table-cell table:style-name="Table63.Cell20"><text:p text:style-name="P4801"><text:span text:style-name="CharStyle7">Taman Cecily</text:span></text:p></table:table-cell><table:table-cell table:style-name="Table63.Cell21"><text:p text:style-name="P2270"><text:span text:style-name="CharStyle7">2,509</text:span></text:p></table:table-cell></table:table-row><table:table-row table:style-name="Table63.R8"><table:table-cell table:style-name="Table63.Cell22"><text:p text:style-name="P4273"><text:span text:style-name="CharStyle110">8</text:span><text:span text:style-name="CharStyle111">.</text:span></text:p></table:table-cell><table:table-cell table:style-name="Table63.Cell23"><text:p text:style-name="P1863"><text:span text:style-name="CharStyle7">Kampong Banjar</text:span></text:p></table:table-cell><table:table-cell table:style-name="Table63.Cell24"><text:p text:style-name="P3057"><text:span text:style-name="CharStyle7">2,985</text:span></text:p></table:table-cell></table:table-row><table:table-row table:style-name="Table63.R9"><table:table-cell table:style-name="Table63.Cell25"><text:p text:style-name="P4803"><text:span text:style-name="CharStyle7">9.</text:span></text:p></table:table-cell><table:table-cell table:style-name="Table63.Cell26"><text:p text:style-name="P4805"><text:span text:style-name="CharStyle7">Batak Rabit</text:span></text:p></table:table-cell><table:table-cell table:style-name="Table63.Cell27"><text:p text:style-name="P4807"><text:span text:style-name="CharStyle7">4,377</text:span></text:p></table:table-cell></table:table-row><table:table-row table:style-name="Table63.R10"><table:table-cell table:style-name="Table63.Cell28"><text:p text:style-name="P2906"><text:span text:style-name="CharStyle7">10.</text:span></text:p></table:table-cell><table:table-cell table:style-name="Table63.Cell29"><text:p text:style-name="P4809"><text:span text:style-name="CharStyle7">Nova Scotia</text:span></text:p></table:table-cell><table:table-cell table:style-name="Table63.Cell30"><text:p text:style-name="P2548"><text:span text:style-name="CharStyle7">2,401</text:span></text:p></table:table-cell></table:table-row><table:table-row table:style-name="Table63.R11"><table:table-cell table:style-name="Table63.Cell31"><text:p text:style-name="P1613"><text:span text:style-name="CharStyle7">11.</text:span></text:p></table:table-cell><table:table-cell table:style-name="Table63.Cell32"><text:p text:style-name="P4811"><text:span text:style-name="CharStyle7">Kampong Selaba</text:span></text:p></table:table-cell><table:table-cell table:style-name="Table63.Cell33"><text:p text:style-name="P4813"><text:span text:style-name="CharStyle7">1,938</text:span></text:p></table:table-cell></table:table-row><table:table-row table:style-name="Table63.R12"><table:table-cell table:style-name="Table63.Cell34"><text:p text:style-name="P4815"><text:span text:style-name="CharStyle7">12.</text:span></text:p></table:table-cell><table:table-cell table:style-name="Table63.Cell35"><text:p text:style-name="P2928"><text:span text:style-name="CharStyle7">Kampong Changkat Jong</text:span></text:p></table:table-cell><table:table-cell table:style-name="Table63.Cell36"><text:p text:style-name="P1676"><text:span text:style-name="CharStyle7">1,670</text:span></text:p></table:table-cell></table:table-row><table:table-row table:style-name="Table63.R13"><table:table-cell table:style-name="Table63.Cell37"><text:p text:style-name="P4817"><text:span text:style-name="CharStyle7">13.</text:span></text:p></table:table-cell><table:table-cell table:style-name="Table63.Cell38"><text:p text:style-name="P4819"><text:span text:style-name="CharStyle7">Batu Dua Belas Utara</text:span></text:p></table:table-cell><table:table-cell table:style-name="Table63.Cell39"><text:p text:style-name="P1950"><text:span text:style-name="CharStyle7">1,700</text:span></text:p></table:table-cell></table:table-row><table:table-row table:style-name="Table63.R14"><table:table-cell table:style-name="Table63.Cell40"><text:p text:style-name="P2644"><text:span text:style-name="CharStyle7">14.</text:span></text:p></table:table-cell><table:table-cell table:style-name="Table63.Cell41"><text:p text:style-name="P3325"><text:span text:style-name="CharStyle7">Kampong Baru Ayer Hitam</text:span></text:p></table:table-cell><table:table-cell table:style-name="Table63.Cell42"><text:p text:style-name="P4821"><text:span text:style-name="CharStyle7">1,283</text:span></text:p></table:table-cell></table:table-row><table:table-row table:style-name="Table63.R15"><table:table-cell table:style-name="Table63.Cell43"><text:p text:style-name="P4823"><text:span text:style-name="CharStyle7">15.</text:span></text:p></table:table-cell><table:table-cell table:style-name="Table63.Cell44"><text:p text:style-name="P2915"><text:span text:style-name="CharStyle7">Sungai Jejawi</text:span></text:p></table:table-cell><table:table-cell table:style-name="Table63.Cell45"><text:p text:style-name="P1664"><text:span text:style-name="CharStyle7">1,755</text:span></text:p></table:table-cell></table:table-row><table:table-row table:style-name="Table63.R16"><table:table-cell table:style-name="Table63.Cell46"><text:p text:style-name="P4825"><text:span text:style-name="CharStyle7">16.</text:span></text:p></table:table-cell><table:table-cell table:style-name="Table63.Cell47"><text:p text:style-name="P4827"><text:span text:style-name="CharStyle7">Kampong Sungai Rubana</text:span></text:p></table:table-cell><table:table-cell table:style-name="Table63.Cell48"><text:p text:style-name="P1828"><text:span text:style-name="CharStyle7">373</text:span></text:p></table:table-cell></table:table-row><table:table-row table:style-name="Table63.R17"><table:table-cell table:style-name="Table63.Cell49"><text:p text:style-name="P3204"><text:span text:style-name="CharStyle7">17.</text:span></text:p></table:table-cell><table:table-cell table:style-name="Table63.Cell50"><text:p text:style-name="P2386"><text:span text:style-name="CharStyle7">Ladang Rubana Bahagian 2</text:span></text:p></table:table-cell><table:table-cell table:style-name="Table63.Cell51"><text:p text:style-name="P1918"><text:span text:style-name="CharStyle7">814</text:span></text:p></table:table-cell></table:table-row><table:table-row table:style-name="Table63.R18"><table:table-cell table:style-name="Table63.Cell52"><text:p text:style-name="P4928"><text:span text:style-name="CharStyle7">18.</text:span></text:p></table:table-cell><table:table-cell table:style-name="Table63.Cell53"><text:p text:style-name="P3289"><text:span text:style-name="CharStyle7">Ladang Seberang</text:span></text:p></table:table-cell><table:table-cell table:style-name="Table63.Cell54"><text:p text:style-name="P4834"><text:span text:style-name="CharStyle7">354</text:span></text:p></table:table-cell></table:table-row></table:table></draw:text-box></draw:frame></text:p>
        <text:p text:style-name="P1421"/>
        <text:p text:style-name="P1422"/>
        <text:p text:style-name="P1423"/>
        <text:p text:style-name="P1424"/>
        <text:p text:style-name="P1425"/>
        <text:p text:style-name="P1426"/>
        <text:p text:style-name="P1427"/>
        <text:p text:style-name="P1428"/>
        <text:p text:style-name="P1429"/>
        <text:p text:style-name="P1430"/>
        <text:p text:style-name="P1431"/>
        <text:p text:style-name="P1432"/>
        <text:p text:style-name="P1433"/>
        <text:p text:style-name="P1434"/>
        <text:p text:style-name="P1435"/>
        <text:p text:style-name="P1436"/>
        <text:p text:style-name="P1437"/>
        <text:p text:style-name="P1438"/>
        <text:p text:style-name="P1439"/>
        <text:p text:style-name="P1440"/>
        <text:p text:style-name="P1441"/>
        <text:p text:style-name="P1442"/>
        <text:p text:style-name="P1443"/>
        <text:p text:style-name="P1444"/>
        <text:p text:style-name="P1445"/>
        <text:p text:style-name="P1446"/>
        <text:p text:style-name="P1447"/>
        <text:p text:style-name="P1448"/>
        <text:p text:style-name="P1449"/>
        <text:p text:style-name="P1450"/>
        <text:p text:style-name="P1451"/>
        <text:p text:style-name="P1452"/>
        <text:p text:style-name="P1453"/>
        <text:p text:style-name="P1454"/>
        <text:p text:style-name="P1455"/>
        <text:p text:style-name="P1456"/>
      </text:section>
      <text:section text:style-name="Sect64" text:name="Section64">
        <text:p text:style-name="P5155"><draw:frame draw:style-name="fr416" svg:x="10.019cm" svg:y="0.000cm" svg:width="3.284cm" fo:min-height="1.228cm" text:anchor-type="paragraph"><draw:text-box><text:h text:outline-level="1" text:style-name="P4829"><text:bookmark-start text:name="bookmark87"/><text:span text:style-name="CharStyle157">(</text:span><text:span text:style-name="CharStyle158">2</text:span><text:span text:style-name="CharStyle157">)</text:span><text:bookmark-end text:name="bookmark87"/></text:h><text:p text:style-name="P4831"><text:span text:style-name="CharStyle26">Daerah Mengundi</text:span></text:p></draw:text-box></draw:frame><draw:frame draw:style-name="fr417" svg:x="3.119cm" svg:y="0.000cm" svg:width="10.820cm" fo:min-height="3.828cm" text:anchor-type="paragraph"><draw:text-box><text:h text:outline-level="1" text:style-name="P4833"><text:bookmark-start text:name="bookmark88"/><text:span text:style-name="CharStyle160">(</text:span><text:span text:style-name="CharStyle161">1</text:span><text:span text:style-name="CharStyle160">)</text:span><text:bookmark-end text:name="bookmark88"/></text:h><text:p text:style-name="P3322"><text:span text:style-name="CharStyle26">Bahagian Pilihan Raya<text:line-break/>Negeri</text:span></text:p><text:p text:style-name="P4835"><text:span text:style-name="CharStyle28">State Constituency<text:tab/>Polling<text:tab/>District</text:span></text:p><text:p text:style-name="P2303"><text:span text:style-name="CharStyle26">19. Kampong Sungai Durian</text:span></text:p></draw:text-box></draw:frame><draw:frame draw:style-name="fr418" svg:x="15.972cm" svg:y="0.000cm" svg:width="3.133cm" fo:min-height="1.228cm" text:anchor-type="paragraph"><draw:text-box><text:h text:outline-level="1" text:style-name="P1616"><text:bookmark-start text:name="bookmark89"/><text:span text:style-name="CharStyle25">(3)</text:span><text:bookmark-end text:name="bookmark89"/></text:h><text:p text:style-name="P4837"><text:span text:style-name="CharStyle26">Bilangan Pemilih</text:span></text:p></draw:text-box></draw:frame><draw:frame draw:style-name="fr419" svg:x="2.671cm" svg:y="6.481cm" svg:width="12.210cm" fo:min-height="2.378cm" text:anchor-type="paragraph"><draw:text-box><text:p text:style-name="P3151"><text:span text:style-name="CharStyle26">Jumlah Bilangan Pemilih dalam Bahagian Pilihan Raya Persekutuan<text:line-break/>P. 076 Teluk Intan:</text:span></text:p><text:p text:style-name="P3554"><text:span text:style-name="CharStyle28">Total Number of Electors in the Federal Constituency of<text:line-break/>P. 076 Teluk Intan:</text:span></text:p></draw:text-box></draw:frame><draw:frame draw:style-name="fr420" svg:x="15.794cm" svg:y="1.651cm" svg:width="3.574cm" fo:min-height="5.470cm" text:anchor-type="paragraph"><draw:text-box><text:p text:style-name="P4839"><text:span text:style-name="CharStyle28">Number of Electors<text:line-break/></text:span><text:span text:style-name="CharStyle30">275<text:line-break/>31,818</text:span></text:p><text:p text:style-name="P4841"><text:span text:style-name="CharStyle26">61,753</text:span></text:p></draw:text-box></draw:frame><draw:frame draw:style-name="fr421" svg:x="10.266cm" svg:y="26.337cm" svg:width="0.457cm" fo:min-height="0.455cm" text:anchor-type="paragraph"><draw:text-box><text:p text:style-name="P1905"><text:span text:style-name="CharStyle102">69</text:span></text:p></draw:text-box></draw:frame></text:p>
        <text:p text:style-name="P1458"/>
        <text:p text:style-name="P1459"/>
        <text:p text:style-name="P1460"/>
        <text:p text:style-name="P1461"/>
        <text:p text:style-name="P1462"/>
        <text:p text:style-name="P1463"/>
        <text:p text:style-name="P1464"/>
        <text:p text:style-name="P1465"/>
        <text:p text:style-name="P1466"/>
        <text:p text:style-name="P1467"/>
        <text:p text:style-name="P1468"/>
        <text:p text:style-name="P1469"/>
        <text:p text:style-name="P1470"/>
        <text:p text:style-name="P1471"/>
        <text:p text:style-name="P1472"/>
        <text:p text:style-name="P1473"/>
        <text:p text:style-name="P1474"/>
        <text:p text:style-name="P1475"/>
        <text:p text:style-name="P1476"/>
        <text:p text:style-name="P1477"/>
        <text:p text:style-name="P1478"/>
        <text:p text:style-name="P1479"/>
        <text:p text:style-name="P1480"/>
        <text:p text:style-name="P1481"/>
        <text:p text:style-name="P1482"/>
        <text:p text:style-name="P1483"/>
        <text:p text:style-name="P1484"/>
        <text:p text:style-name="P1485"/>
        <text:p text:style-name="P1486"/>
        <text:p text:style-name="P1487"/>
        <text:p text:style-name="P1488"/>
        <text:p text:style-name="P1489"/>
        <text:p text:style-name="P1490"/>
        <text:p text:style-name="P1491"/>
        <text:p text:style-name="P1492"/>
        <text:p text:style-name="P1493"/>
        <text:p text:style-name="P1494"/>
        <text:p text:style-name="P1495"/>
        <text:p text:style-name="P1496"/>
        <text:p text:style-name="P1497"/>
        <text:p text:style-name="P1498"/>
        <text:p text:style-name="P1499"/>
      </text:section>
      <text:section text:style-name="Sect65" text:name="Section65">
        <text:p text:style-name="P5156"><draw:frame draw:style-name="fr422" svg:x="0.000cm" svg:y="0.000cm" svg:width="16.746cm" fo:min-height="0.002cm" text:anchor-type="paragraph"><draw:text-box><table:table table:style-name="Table64"><table:table-column table:style-name="Table64.C1"/><table:table-column table:style-name="Table64.C2"/><table:table-column table:style-name="Table64.C3"/><table:table-column table:style-name="Table64.C4"/><table:table-row table:style-name="Table64.R1"><table:table-cell table:style-name="Table64.Cell1"><text:p text:style-name="P1594"><text:span text:style-name="CharStyle7">(1)</text:span></text:p></table:table-cell><table:table-cell table:style-name="Table64.Cell2"><text:p text:style-name="P5018"/></table:table-cell><table:table-cell table:style-name="Table64.Cell3"><text:p text:style-name="P4843"><text:span text:style-name="CharStyle7">(2)</text:span></text:p></table:table-cell><table:table-cell table:style-name="Table64.Cell4"><text:p text:style-name="P4014"><text:span text:style-name="CharStyle7">(3)</text:span></text:p></table:table-cell></table:table-row><table:table-row table:style-name="Table64.R2"><table:table-cell table:style-name="Table64.Cell5"><text:p text:style-name="P4845"><text:span text:style-name="CharStyle7">Bahagian Pilihan Raya</text:span></text:p></table:table-cell><table:table-cell table:style-name="Table64.Cell6"><text:p text:style-name="P5018"/></table:table-cell><table:table-cell table:style-name="Table64.Cell7"><text:p text:style-name="P2049"><text:span text:style-name="CharStyle7">Daerah Mengundi</text:span></text:p></table:table-cell><table:table-cell table:style-name="Table64.Cell8"><text:p text:style-name="P2729"><text:span text:style-name="CharStyle7">Bilangan Pemilih</text:span></text:p></table:table-cell></table:table-row><table:table-row table:style-name="Table64.R3"><table:table-cell table:style-name="Table64.Cell9"><text:p text:style-name="P4847"><text:span text:style-name="CharStyle7">Negeri</text:span></text:p></table:table-cell><table:table-cell table:style-name="Table64.Cell10"><text:p text:style-name="P5018"/></table:table-cell><table:table-cell table:style-name="Table64.Cell11"><text:p text:style-name="P5018"/></table:table-cell><table:table-cell table:style-name="Table64.Cell12"><text:p text:style-name="P5018"/></table:table-cell></table:table-row><table:table-row table:style-name="Table64.R4"><table:table-cell table:style-name="Table64.Cell13"><text:p text:style-name="P4849"><text:span text:style-name="CharStyle8">State Constituency</text:span></text:p></table:table-cell><table:table-cell table:style-name="Table64.Cell14"><text:p text:style-name="P5018"/></table:table-cell><table:table-cell table:style-name="Table64.Cell15"><text:p text:style-name="P2199"><text:span text:style-name="CharStyle8">Polling District</text:span></text:p></table:table-cell><table:table-cell table:style-name="Table64.Cell16"><text:p text:style-name="P2868"><text:span text:style-name="CharStyle8">Number of Electors</text:span></text:p></table:table-cell></table:table-row><table:table-row table:style-name="Table64.R5"><table:table-cell table:style-name="Table64.Cell17"><text:p text:style-name="P2817"><text:span text:style-name="CharStyle7">N. 57 BIDOR</text:span></text:p></table:table-cell><table:table-cell table:style-name="Table64.Cell18"><text:p text:style-name="P4851"><text:span text:style-name="CharStyle7">1.</text:span></text:p></table:table-cell><table:table-cell table:style-name="Table64.Cell19"><text:p text:style-name="P4853"><text:span text:style-name="CharStyle7">Jalan Bruseh</text:span></text:p></table:table-cell><table:table-cell table:style-name="Table64.Cell20"><text:p text:style-name="P4855"><text:span text:style-name="CharStyle7">1,531</text:span></text:p></table:table-cell></table:table-row><table:table-row table:style-name="Table64.R6"><table:table-cell table:style-name="Table64.Cell21"><text:p text:style-name="P5018"/></table:table-cell><table:table-cell table:style-name="Table64.Cell22"><text:p text:style-name="P2831"><text:span text:style-name="CharStyle7">2.</text:span></text:p></table:table-cell><table:table-cell table:style-name="Table64.Cell23"><text:p text:style-name="P4857"><text:span text:style-name="CharStyle7">Bidor Baharu</text:span></text:p></table:table-cell><table:table-cell table:style-name="Table64.Cell24"><text:p text:style-name="P4028"><text:span text:style-name="CharStyle7">1,809</text:span></text:p></table:table-cell></table:table-row><table:table-row table:style-name="Table64.R7"><table:table-cell table:style-name="Table64.Cell25"><text:p text:style-name="P5018"/></table:table-cell><table:table-cell table:style-name="Table64.Cell26"><text:p text:style-name="P4736"><text:span text:style-name="CharStyle7">3.</text:span></text:p></table:table-cell><table:table-cell table:style-name="Table64.Cell27"><text:p text:style-name="P4859"><text:span text:style-name="CharStyle7">Bidor Tengah</text:span></text:p></table:table-cell><table:table-cell table:style-name="Table64.Cell28"><text:p text:style-name="P4861"><text:span text:style-name="CharStyle7">2,376</text:span></text:p></table:table-cell></table:table-row><table:table-row table:style-name="Table64.R8"><table:table-cell table:style-name="Table64.Cell29"><text:p text:style-name="P5018"/></table:table-cell><table:table-cell table:style-name="Table64.Cell30"><text:p text:style-name="P4863"><text:span text:style-name="CharStyle7">4.</text:span></text:p></table:table-cell><table:table-cell table:style-name="Table64.Cell31"><text:p text:style-name="P4865"><text:span text:style-name="CharStyle7">Bidor Barat</text:span></text:p></table:table-cell><table:table-cell table:style-name="Table64.Cell32"><text:p text:style-name="P3049"><text:span text:style-name="CharStyle7">1,227</text:span></text:p></table:table-cell></table:table-row><table:table-row table:style-name="Table64.R9"><table:table-cell table:style-name="Table64.Cell33"><text:p text:style-name="P5018"/></table:table-cell><table:table-cell table:style-name="Table64.Cell34"><text:p text:style-name="P4867"><text:span text:style-name="CharStyle7">5.</text:span></text:p></table:table-cell><table:table-cell table:style-name="Table64.Cell35"><text:p text:style-name="P2719"><text:span text:style-name="CharStyle7">Pekan Bidor</text:span></text:p></table:table-cell><table:table-cell table:style-name="Table64.Cell36"><text:p text:style-name="P3407"><text:span text:style-name="CharStyle7">904</text:span></text:p></table:table-cell></table:table-row><table:table-row table:style-name="Table64.R10"><table:table-cell table:style-name="Table64.Cell37"><text:p text:style-name="P5018"/></table:table-cell><table:table-cell table:style-name="Table64.Cell38"><text:p text:style-name="P4869"><text:span text:style-name="CharStyle7">6.</text:span></text:p></table:table-cell><table:table-cell table:style-name="Table64.Cell39"><text:p text:style-name="P4871"><text:span text:style-name="CharStyle7">Kampong Bahru Jalan Sungkai</text:span></text:p></table:table-cell><table:table-cell table:style-name="Table64.Cell40"><text:p text:style-name="P4873"><text:span text:style-name="CharStyle7">2,373</text:span></text:p></table:table-cell></table:table-row><table:table-row table:style-name="Table64.R11"><table:table-cell table:style-name="Table64.Cell41"><text:p text:style-name="P5018"/></table:table-cell><table:table-cell table:style-name="Table64.Cell42"><text:p text:style-name="P2265"><text:span text:style-name="CharStyle7">7.</text:span></text:p></table:table-cell><table:table-cell table:style-name="Table64.Cell43"><text:p text:style-name="P2937"><text:span text:style-name="CharStyle7">Bidor Station Utara</text:span></text:p></table:table-cell><table:table-cell table:style-name="Table64.Cell44"><text:p text:style-name="P1683"><text:span text:style-name="CharStyle7">1,115</text:span></text:p></table:table-cell></table:table-row><table:table-row table:style-name="Table64.R12"><table:table-cell table:style-name="Table64.Cell45"><text:p text:style-name="P5018"/></table:table-cell><table:table-cell table:style-name="Table64.Cell46"><text:p text:style-name="P2697"><text:span text:style-name="CharStyle7">8.</text:span></text:p></table:table-cell><table:table-cell table:style-name="Table64.Cell47"><text:p text:style-name="P2290"><text:span text:style-name="CharStyle7">Kampong Poh</text:span></text:p></table:table-cell><table:table-cell table:style-name="Table64.Cell48"><text:p text:style-name="P4875"><text:span text:style-name="CharStyle7">594</text:span></text:p></table:table-cell></table:table-row><table:table-row table:style-name="Table64.R13"><table:table-cell table:style-name="Table64.Cell49"><text:p text:style-name="P5018"/></table:table-cell><table:table-cell table:style-name="Table64.Cell50"><text:p text:style-name="P4877"><text:span text:style-name="CharStyle7">9.</text:span></text:p></table:table-cell><table:table-cell table:style-name="Table64.Cell51"><text:p text:style-name="P4952"><text:span text:style-name="CharStyle7">Pekan Pasir</text:span></text:p></table:table-cell><table:table-cell table:style-name="Table64.Cell52"><text:p text:style-name="P5000"><text:span text:style-name="CharStyle7">675</text:span></text:p></table:table-cell></table:table-row><table:table-row table:style-name="Table64.R14"><table:table-cell table:style-name="Table64.Cell53"><text:p text:style-name="P5018"/></table:table-cell><table:table-cell table:style-name="Table64.Cell54"><text:p text:style-name="P1621"><text:span text:style-name="CharStyle7">10.</text:span></text:p></table:table-cell><table:table-cell table:style-name="Table64.Cell55"><text:p text:style-name="P3375"><text:span text:style-name="CharStyle7">Pos Gedong</text:span></text:p></table:table-cell><table:table-cell table:style-name="Table64.Cell56"><text:p text:style-name="P3124"><text:span text:style-name="CharStyle7">158</text:span></text:p></table:table-cell></table:table-row><table:table-row table:style-name="Table64.R15"><table:table-cell table:style-name="Table64.Cell57"><text:p text:style-name="P5018"/></table:table-cell><table:table-cell table:style-name="Table64.Cell58"><text:p text:style-name="P4879"><text:span text:style-name="CharStyle7">11.</text:span></text:p></table:table-cell><table:table-cell table:style-name="Table64.Cell59"><text:p text:style-name="P2885"><text:span text:style-name="CharStyle7">Perlok</text:span></text:p></table:table-cell><table:table-cell table:style-name="Table64.Cell60"><text:p text:style-name="P1631"><text:span text:style-name="CharStyle7">2,113</text:span></text:p></table:table-cell></table:table-row><table:table-row table:style-name="Table64.R16"><table:table-cell table:style-name="Table64.Cell61"><text:p text:style-name="P5018"/></table:table-cell><table:table-cell table:style-name="Table64.Cell62"><text:p text:style-name="P4881"><text:span text:style-name="CharStyle7">12.</text:span></text:p></table:table-cell><table:table-cell table:style-name="Table64.Cell63"><text:p text:style-name="P2166"><text:span text:style-name="CharStyle7">Klah</text:span></text:p></table:table-cell><table:table-cell table:style-name="Table64.Cell64"><text:p text:style-name="P4883"><text:span text:style-name="CharStyle7">1,300</text:span></text:p></table:table-cell></table:table-row><table:table-row table:style-name="Table64.R17"><table:table-cell table:style-name="Table64.Cell65"><text:p text:style-name="P5018"/></table:table-cell><table:table-cell table:style-name="Table64.Cell66"><text:p text:style-name="P5018"/></table:table-cell><table:table-cell table:style-name="Table64.Cell67"><text:p text:style-name="P5018"/></table:table-cell><table:table-cell table:style-name="Table64.Cell68"><text:p text:style-name="P3003"><text:span text:style-name="CharStyle7">16,175</text:span></text:p></table:table-cell></table:table-row><table:table-row table:style-name="Table64.R18"><table:table-cell table:style-name="Table64.Cell69"><text:p text:style-name="P4885"><text:span text:style-name="CharStyle7">N. 58 BESOUT</text:span></text:p></table:table-cell><table:table-cell table:style-name="Table64.Cell70"><text:p text:style-name="P2481"><text:span text:style-name="CharStyle7">1.</text:span></text:p></table:table-cell><table:table-cell table:style-name="Table64.Cell71"><text:p text:style-name="P1738"><text:span text:style-name="CharStyle7">Bikam</text:span></text:p></table:table-cell><table:table-cell table:style-name="Table64.Cell72"><text:p text:style-name="P2462"><text:span text:style-name="CharStyle7">382</text:span></text:p></table:table-cell></table:table-row><table:table-row table:style-name="Table64.R19"><table:table-cell table:style-name="Table64.Cell73"><text:p text:style-name="P5018"/></table:table-cell><table:table-cell table:style-name="Table64.Cell74"><text:p text:style-name="P4887"><text:span text:style-name="CharStyle7">2.</text:span></text:p></table:table-cell><table:table-cell table:style-name="Table64.Cell75"><text:p text:style-name="P4889"><text:span text:style-name="CharStyle7">Kampong Baharu Bikam</text:span></text:p></table:table-cell><table:table-cell table:style-name="Table64.Cell76"><text:p text:style-name="P4900"><text:span text:style-name="CharStyle7">806</text:span></text:p></table:table-cell></table:table-row><table:table-row table:style-name="Table64.R20"><table:table-cell table:style-name="Table64.Cell77"><text:p text:style-name="P5018"/></table:table-cell><table:table-cell table:style-name="Table64.Cell78"><text:p text:style-name="P1973"><text:span text:style-name="CharStyle7">3.</text:span></text:p></table:table-cell><table:table-cell table:style-name="Table64.Cell79"><text:p text:style-name="P2658"><text:span text:style-name="CharStyle7">Sungkai</text:span></text:p></table:table-cell><table:table-cell table:style-name="Table64.Cell80"><text:p text:style-name="P3344"><text:span text:style-name="CharStyle7">618</text:span></text:p></table:table-cell></table:table-row><table:table-row table:style-name="Table64.R21"><table:table-cell table:style-name="Table64.Cell81"><text:p text:style-name="P5018"/></table:table-cell><table:table-cell table:style-name="Table64.Cell82"><text:p text:style-name="P4094"><text:span text:style-name="CharStyle7">4.</text:span></text:p></table:table-cell><table:table-cell table:style-name="Table64.Cell83"><text:p text:style-name="P4891"><text:span text:style-name="CharStyle7">Pekan Sungkai</text:span></text:p></table:table-cell><table:table-cell table:style-name="Table64.Cell84"><text:p text:style-name="P2121"><text:span text:style-name="CharStyle7">1,977</text:span></text:p></table:table-cell></table:table-row><table:table-row table:style-name="Table64.R22"><table:table-cell table:style-name="Table64.Cell85"><text:p text:style-name="P5018"/></table:table-cell><table:table-cell table:style-name="Table64.Cell86"><text:p text:style-name="P3915"><text:span text:style-name="CharStyle7">5.</text:span></text:p></table:table-cell><table:table-cell table:style-name="Table64.Cell87"><text:p text:style-name="P2233"><text:span text:style-name="CharStyle7">Buloh Telor</text:span></text:p></table:table-cell><table:table-cell table:style-name="Table64.Cell88"><text:p text:style-name="P4893"><text:span text:style-name="CharStyle7">456</text:span></text:p></table:table-cell></table:table-row></table:table><text:p text:style-name="P1724"><text:span text:style-name="CharStyle117">70</text:span></text:p></draw:text-box></draw:frame></text:p>
        <text:p text:style-name="P1502"/>
      </text:section>
      <text:section text:style-name="Sect66" text:name="Section66">
        <text:p text:style-name="P5157"><draw:frame draw:style-name="fr428" svg:x="4.865cm" svg:y="0.000cm" svg:width="0.575cm" fo:min-height="0.575cm" text:anchor-type="paragraph"><draw:text-box><text:h text:outline-level="1" text:style-name="P2893"><text:bookmark-start text:name="bookmark90"/><text:span text:style-name="CharStyle25">(1)</text:span><text:bookmark-end text:name="bookmark90"/></text:h></draw:text-box></draw:frame><draw:frame draw:style-name="fr429" svg:x="11.393cm" svg:y="0.000cm" svg:width="0.575cm" fo:min-height="0.534cm" text:anchor-type="paragraph"><draw:text-box><text:h text:outline-level="1" text:style-name="P2206"><text:bookmark-start text:name="bookmark91"/><text:span text:style-name="CharStyle163">(</text:span><text:span text:style-name="CharStyle164">2</text:span><text:span text:style-name="CharStyle163">)</text:span><text:bookmark-end text:name="bookmark91"/></text:h></draw:text-box></draw:frame><draw:frame draw:style-name="fr430" svg:x="3.214cm" svg:y="0.695cm" svg:width="3.988cm" fo:min-height="0.517cm" text:anchor-type="paragraph"><draw:text-box><text:p text:style-name="P4897"><text:span text:style-name="CharStyle26">Bahagian Pilihan Raya</text:span></text:p></draw:text-box></draw:frame><draw:frame draw:style-name="fr431" svg:x="10.054cm" svg:y="0.695cm" svg:width="3.277cm" fo:min-height="0.533cm" text:anchor-type="paragraph"><draw:text-box><text:p text:style-name="P4899"><text:span text:style-name="CharStyle26">Daerah Mengundi</text:span></text:p></draw:text-box></draw:frame><draw:frame draw:style-name="fr432" svg:x="3.477cm" svg:y="1.191cm" svg:width="3.378cm" fo:min-height="1.591cm" text:anchor-type="paragraph"><draw:text-box><text:p text:style-name="P2003"><text:span text:style-name="CharStyle30">Negeri<text:line-break/></text:span><text:span text:style-name="CharStyle28">State Constituency</text:span></text:p></draw:text-box></draw:frame><draw:frame draw:style-name="fr433" svg:x="10.326cm" svg:y="2.193cm" svg:width="2.752cm" fo:min-height="0.533cm" text:anchor-type="paragraph"><draw:text-box><text:p text:style-name="P4901"><text:span text:style-name="CharStyle28">Polling District</text:span></text:p></draw:text-box></draw:frame><draw:frame draw:style-name="fr434" svg:x="15.854cm" svg:y="0.000cm" svg:width="3.480cm" fo:min-height="2.933cm" text:anchor-type="paragraph"><draw:text-box><text:h text:outline-level="1" text:style-name="P4903"><text:bookmark-start text:name="bookmark92"/><text:span text:style-name="CharStyle25">(3)</text:span><text:bookmark-end text:name="bookmark92"/></text:h><text:p text:style-name="P4905"><text:span text:style-name="CharStyle30">Bilangan Pemilih<text:line-break/></text:span><text:span text:style-name="CharStyle28">Number of Electors</text:span></text:p></draw:text-box></draw:frame><draw:frame draw:style-name="fr427" svg:x="8.811cm" svg:y="4.436cm" svg:width="10.634cm" fo:min-height="5.994cm" text:anchor-type="paragraph"><draw:text-box><table:table table:style-name="Table65"><table:table-column table:style-name="Table65.C1"/><table:table-column table:style-name="Table65.C2"/><table:table-column table:style-name="Table65.C3"/><table:table-row table:style-name="Table65.R1"><table:table-cell table:style-name="Table65.Cell1"><text:p text:style-name="P4907"><text:span text:style-name="CharStyle7">7.</text:span></text:p></table:table-cell><table:table-cell table:style-name="Table65.Cell2"><text:p text:style-name="P2999"><text:span text:style-name="CharStyle7">Pekan Lama</text:span></text:p></table:table-cell><table:table-cell table:style-name="Table65.Cell3"><text:p text:style-name="P1760"><text:span text:style-name="CharStyle7">413</text:span></text:p></table:table-cell></table:table-row><table:table-row table:style-name="Table65.R2"><table:table-cell table:style-name="Table65.Cell4"><text:p text:style-name="P4909"><text:span text:style-name="CharStyle7">8.</text:span></text:p></table:table-cell><table:table-cell table:style-name="Table65.Cell5"><text:p text:style-name="P4911"><text:span text:style-name="CharStyle7">Changkat Sulaiman</text:span></text:p></table:table-cell><table:table-cell table:style-name="Table65.Cell6"><text:p text:style-name="P3957"><text:span text:style-name="CharStyle7">853</text:span></text:p></table:table-cell></table:table-row><table:table-row table:style-name="Table65.R3"><table:table-cell table:style-name="Table65.Cell7"><text:p text:style-name="P4913"><text:span text:style-name="CharStyle7">9.</text:span></text:p></table:table-cell><table:table-cell table:style-name="Table65.Cell8"><text:p text:style-name="P3964"><text:span text:style-name="CharStyle7">Trolak Utara</text:span></text:p></table:table-cell><table:table-cell table:style-name="Table65.Cell9"><text:p text:style-name="P2152"><text:span text:style-name="CharStyle7">2,565</text:span></text:p></table:table-cell></table:table-row><table:table-row table:style-name="Table65.R4"><table:table-cell table:style-name="Table65.Cell10"><text:p text:style-name="P2801"><text:span text:style-name="CharStyle7">10.</text:span></text:p></table:table-cell><table:table-cell table:style-name="Table65.Cell11"><text:p text:style-name="P4915"><text:span text:style-name="CharStyle7">Trolak Selatan</text:span></text:p></table:table-cell><table:table-cell table:style-name="Table65.Cell12"><text:p text:style-name="P4917"><text:span text:style-name="CharStyle7">2,737</text:span></text:p></table:table-cell></table:table-row><table:table-row table:style-name="Table65.R5"><table:table-cell table:style-name="Table65.Cell13"><text:p text:style-name="P4919"><text:span text:style-name="CharStyle7">11.</text:span></text:p></table:table-cell><table:table-cell table:style-name="Table65.Cell14"><text:p text:style-name="P4921"><text:span text:style-name="CharStyle7">FELDA Gunong Besout I</text:span></text:p></table:table-cell><table:table-cell table:style-name="Table65.Cell15"><text:p text:style-name="P4923"><text:span text:style-name="CharStyle7">1,834</text:span></text:p></table:table-cell></table:table-row><table:table-row table:style-name="Table65.R6"><table:table-cell table:style-name="Table65.Cell16"><text:p text:style-name="P4925"><text:span text:style-name="CharStyle7">12.</text:span></text:p></table:table-cell><table:table-cell table:style-name="Table65.Cell17"><text:p text:style-name="P4927"><text:span text:style-name="CharStyle7">Ladang Kelapa Bali</text:span></text:p></table:table-cell><table:table-cell table:style-name="Table65.Cell18"><text:p text:style-name="P4929"><text:span text:style-name="CharStyle7">310</text:span></text:p></table:table-cell></table:table-row></table:table></draw:text-box></draw:frame><draw:frame draw:style-name="fr424" svg:x="8.819cm" svg:y="3.336cm" svg:width="3.649cm" fo:min-height="0.490cm" text:anchor-type="paragraph"><draw:text-box><text:p text:style-name="P3131"><text:span text:style-name="CharStyle72">6. Ladang Sungkai</text:span></text:p></draw:text-box></draw:frame><draw:frame draw:style-name="fr425" svg:x="18.665cm" svg:y="3.336cm" svg:width="0.762cm" fo:min-height="0.483cm" text:anchor-type="paragraph"><draw:text-box><text:p text:style-name="P4931"><text:span text:style-name="CharStyle72">479</text:span></text:p></draw:text-box></draw:frame><draw:frame draw:style-name="fr426" svg:x="8.835cm" svg:y="10.998cm" svg:width="5.232cm" fo:min-height="0.534cm" text:anchor-type="paragraph"><draw:text-box><text:p text:style-name="P4933"><text:span text:style-name="CharStyle72">13. FELDA Gunong Besout II</text:span></text:p></draw:text-box></draw:frame><draw:frame draw:style-name="fr435" svg:x="18.039cm" svg:y="10.998cm" svg:width="1.406cm" fo:min-height="1.626cm" text:anchor-type="paragraph"><draw:text-box><text:p text:style-name="P1680"><text:span text:style-name="CharStyle26">3,664</text:span></text:p><text:h text:outline-level="2" text:style-name="P3555"><text:bookmark-start text:name="bookmark93"/><text:span text:style-name="CharStyle155">17,094</text:span><text:bookmark-end text:name="bookmark93"/></text:h></draw:text-box></draw:frame><draw:frame draw:style-name="fr436" svg:x="2.697cm" svg:y="14.300cm" svg:width="2.912cm" fo:min-height="0.524cm" text:anchor-type="paragraph"><draw:text-box><text:p text:style-name="P3157"><text:span text:style-name="CharStyle26">N. 59 MUALLIM</text:span></text:p></draw:text-box></draw:frame><draw:frame draw:style-name="fr437" svg:x="8.835cm" svg:y="14.300cm" svg:width="0.356cm" fo:min-height="0.526cm" text:anchor-type="paragraph"><draw:text-box><text:p text:style-name="P2039"><text:span text:style-name="CharStyle26">1.</text:span></text:p></draw:text-box></draw:frame><draw:frame draw:style-name="fr438" svg:x="9.555cm" svg:y="14.300cm" svg:width="2.489cm" fo:min-height="0.526cm" text:anchor-type="paragraph"><draw:text-box><text:p text:style-name="P2843"><text:span text:style-name="CharStyle26">Trolak Timor</text:span></text:p></draw:text-box></draw:frame><draw:frame draw:style-name="fr439" svg:x="18.352cm" svg:y="14.300cm" svg:width="1.076cm" fo:min-height="0.524cm" text:anchor-type="paragraph"><draw:text-box><text:p text:style-name="P1710"><text:span text:style-name="CharStyle26">2,057</text:span></text:p></draw:text-box></draw:frame><draw:frame draw:style-name="fr440" svg:x="8.811cm" svg:y="14.859cm" svg:width="10.634cm" fo:min-height="8.908cm" text:anchor-type="paragraph"><draw:text-box><text:list text:style-name="L48"><text:list-item><text:p text:style-name="P2530"><text:span text:style-name="CharStyle39"><text:tab/>FELDA Gunong Besout V<text:tab/>1,491</text:span></text:p></text:list-item><text:list-item><text:p text:style-name="P4935"><text:span text:style-name="CharStyle39"><text:tab/>Trolak<text:tab/>954</text:span></text:p></text:list-item><text:list-item><text:p text:style-name="P2379"><text:span text:style-name="CharStyle39"><text:tab/>Kampong Kuala Slim<text:tab/>1,800</text:span></text:p></text:list-item><text:list-item><text:p text:style-name="P2914"><text:span text:style-name="CharStyle39"><text:tab/>Sungai Slim Utara<text:tab/>2,041</text:span></text:p></text:list-item><text:list-item><text:p text:style-name="P2045"><text:span text:style-name="CharStyle39"><text:tab/>Pekan Slim<text:tab/>2,951</text:span></text:p></text:list-item><text:list-item><text:p text:style-name="P2763"><text:span text:style-name="CharStyle39"><text:tab/>Ulu Slim<text:tab/>767</text:span></text:p></text:list-item><text:list-item><text:p text:style-name="P3491"><text:span text:style-name="CharStyle39"><text:tab/>Slim Village<text:tab/>1,411</text:span></text:p></text:list-item><text:list-item><text:p text:style-name="P1598"><text:span text:style-name="CharStyle39"><text:tab/>Kampong Sawa<text:tab/>1,160</text:span></text:p></text:list-item></text:list></draw:text-box></draw:frame><draw:frame draw:style-name="fr441" svg:x="8.835cm" svg:y="24.206cm" svg:width="3.489cm" fo:min-height="0.533cm" text:anchor-type="paragraph"><draw:text-box><text:p text:style-name="P2709"><text:span text:style-name="CharStyle26">10. Ladang Clunny</text:span></text:p></draw:text-box></draw:frame><draw:frame draw:style-name="fr442" svg:x="18.681cm" svg:y="24.206cm" svg:width="0.744cm" fo:min-height="0.524cm" text:anchor-type="paragraph"><draw:text-box><text:p text:style-name="P1709"><text:span text:style-name="CharStyle26">325</text:span></text:p></draw:text-box></draw:frame><draw:frame draw:style-name="fr443" svg:x="10.266cm" svg:y="26.337cm" svg:width="0.457cm" fo:min-height="0.455cm" text:anchor-type="paragraph"><draw:text-box><text:p text:style-name="P3472"><text:page-number/></text:p></draw:text-box></draw:frame></text:p>
        <text:p text:style-name="P1504"/>
        <text:p text:style-name="P1505"/>
        <text:p text:style-name="P1506"/>
        <text:p text:style-name="P1507"/>
        <text:p text:style-name="P1508"/>
        <text:p text:style-name="P1509"/>
        <text:p text:style-name="P1510"/>
        <text:p text:style-name="P1511"/>
        <text:p text:style-name="P1512"/>
        <text:p text:style-name="P1513"/>
        <text:p text:style-name="P1514"/>
        <text:p text:style-name="P1515"/>
        <text:p text:style-name="P1516"/>
        <text:p text:style-name="P1517"/>
        <text:p text:style-name="P1518"/>
        <text:p text:style-name="P1519"/>
        <text:p text:style-name="P1520"/>
        <text:p text:style-name="P1521"/>
        <text:p text:style-name="P1522"/>
        <text:p text:style-name="P1523"/>
        <text:p text:style-name="P1524"/>
        <text:p text:style-name="P1525"/>
        <text:p text:style-name="P1526"/>
        <text:p text:style-name="P1527"/>
        <text:p text:style-name="P1528"/>
        <text:p text:style-name="P1529"/>
        <text:p text:style-name="P1530"/>
        <text:p text:style-name="P1531"/>
        <text:p text:style-name="P1532"/>
        <text:p text:style-name="P1533"/>
        <text:p text:style-name="P1534"/>
        <text:p text:style-name="P1535"/>
        <text:p text:style-name="P1536"/>
        <text:p text:style-name="P1537"/>
        <text:p text:style-name="P1538"/>
        <text:p text:style-name="P1539"/>
        <text:p text:style-name="P1540"/>
        <text:p text:style-name="P1541"/>
        <text:p text:style-name="P1542"/>
        <text:p text:style-name="P1543"/>
        <text:p text:style-name="P1544"/>
        <text:p text:style-name="P1545"/>
      </text:section>
      <text:section text:style-name="Sect67" text:name="Section67">
        <text:h text:outline-level="1" text:style-name="P5158"><text:bookmark-start text:name="bookmark94"/><text:span text:style-name="CharStyle166">(</text:span><text:span text:style-name="CharStyle167">1</text:span><text:span text:style-name="CharStyle166">)</text:span><text:bookmark-end text:name="bookmark94"/></text:h>
        <text:p text:style-name="P1967"><draw:frame draw:style-name="fr444" svg:x="8.781cm" svg:y="0.000cm" svg:width="10.617cm" fo:min-height="0.002cm" text:anchor-type="paragraph"><draw:text-box><table:table table:style-name="Table66"><table:table-column table:style-name="Table66.C1"/><table:table-column table:style-name="Table66.C2"/><table:table-row table:style-name="Table66.R1"><table:table-cell table:style-name="Table66.Cell1"><text:p text:style-name="P4937"><text:span text:style-name="CharStyle7">(2)</text:span></text:p></table:table-cell><table:table-cell table:style-name="Table66.Cell2"><text:p text:style-name="P4939"><text:span text:style-name="CharStyle7">(3)</text:span></text:p></table:table-cell></table:table-row><table:table-row table:style-name="Table66.R2"><table:table-cell table:style-name="Table66.Cell3"><text:p text:style-name="P3385"><text:span text:style-name="CharStyle7">Daerah Mengundi</text:span></text:p></table:table-cell><table:table-cell table:style-name="Table66.Cell4"><text:p text:style-name="P2051"><text:span text:style-name="CharStyle7">Bilangan Pemilih</text:span></text:p></table:table-cell></table:table-row><table:table-row table:style-name="Table66.R3"><table:table-cell table:style-name="Table66.Cell5"><text:p text:style-name="P4941"><text:span text:style-name="CharStyle8">Polling District</text:span></text:p></table:table-cell><table:table-cell table:style-name="Table66.Cell6"><text:p text:style-name="P4943"><text:span text:style-name="CharStyle8">Number of Electors</text:span></text:p></table:table-cell></table:table-row><table:table-row table:style-name="Table66.R4"><table:table-cell table:style-name="Table66.Cell7"><text:p text:style-name="P4945"><text:span text:style-name="CharStyle7">11. Kampong Baiun</text:span></text:p></table:table-cell><table:table-cell table:style-name="Table66.Cell8"><text:p text:style-name="P4947"><text:span text:style-name="CharStyle7">936</text:span></text:p></table:table-cell></table:table-row><table:table-row table:style-name="Table66.R5"><table:table-cell table:style-name="Table66.Cell9"><text:p text:style-name="P2502"><text:span text:style-name="CharStyle7">12. Kampong Sungai Sekiah</text:span></text:p></table:table-cell><table:table-cell table:style-name="Table66.Cell10"><text:p text:style-name="P3167"><text:span text:style-name="CharStyle7">760</text:span></text:p></table:table-cell></table:table-row><table:table-row table:style-name="Table66.R6"><table:table-cell table:style-name="Table66.Cell11"><text:p text:style-name="P1922"><text:span text:style-name="CharStyle7">13. BehrangUlu</text:span></text:p></table:table-cell><table:table-cell table:style-name="Table66.Cell12"><text:p text:style-name="P1761"><text:span text:style-name="CharStyle7">642</text:span></text:p></table:table-cell></table:table-row><table:table-row table:style-name="Table66.R7"><table:table-cell table:style-name="Table66.Cell13"><text:p text:style-name="P2477"><text:span text:style-name="CharStyle7">14. Behrang Station</text:span></text:p></table:table-cell><table:table-cell table:style-name="Table66.Cell14"><text:p text:style-name="P3158"><text:span text:style-name="CharStyle7">2,720</text:span></text:p></table:table-cell></table:table-row><table:table-row table:style-name="Table66.R8"><table:table-cell table:style-name="Table66.Cell15"><text:p text:style-name="P4966"><text:span text:style-name="CharStyle7">15. Behrang Timor</text:span></text:p></table:table-cell><table:table-cell table:style-name="Table66.Cell16"><text:p text:style-name="P2611"><text:span text:style-name="CharStyle7">1,460</text:span></text:p></table:table-cell></table:table-row><table:table-row table:style-name="Table66.R9"><table:table-cell table:style-name="Table66.Cell17"><text:p text:style-name="P2460"><text:span text:style-name="CharStyle7">16. Kampong Keteyong</text:span></text:p></table:table-cell><table:table-cell table:style-name="Table66.Cell18"><text:p text:style-name="P2144"><text:span text:style-name="CharStyle7">1,498</text:span></text:p></table:table-cell></table:table-row><table:table-row table:style-name="Table66.R10"><table:table-cell table:style-name="Table66.Cell19"><text:p text:style-name="P2562"><text:span text:style-name="CharStyle7">17. Kampong Lambak</text:span></text:p></table:table-cell><table:table-cell table:style-name="Table66.Cell20"><text:p text:style-name="P4949"><text:span text:style-name="CharStyle7">1,189</text:span></text:p></table:table-cell></table:table-row><table:table-row table:style-name="Table66.R11"><table:table-cell table:style-name="Table66.Cell21"><text:p text:style-name="P1966"><text:span text:style-name="CharStyle7">18. Jalan Beirop</text:span></text:p></table:table-cell><table:table-cell table:style-name="Table66.Cell22"><text:p text:style-name="P2765"><text:span text:style-name="CharStyle7">998</text:span></text:p></table:table-cell></table:table-row><table:table-row table:style-name="Table66.R12"><table:table-cell table:style-name="Table66.Cell23"><text:p text:style-name="P4951"><text:span text:style-name="CharStyle7">19. Jalan Keteyong</text:span></text:p></table:table-cell><table:table-cell table:style-name="Table66.Cell24"><text:p text:style-name="P2235"><text:span text:style-name="CharStyle7">1,643</text:span></text:p></table:table-cell></table:table-row><table:table-row table:style-name="Table66.R13"><table:table-cell table:style-name="Table66.Cell25"><text:p text:style-name="P3091"><text:span text:style-name="CharStyle7">20. Kampong Melaka</text:span></text:p></table:table-cell><table:table-cell table:style-name="Table66.Cell26"><text:p text:style-name="P2670"><text:span text:style-name="CharStyle7">675</text:span></text:p></table:table-cell></table:table-row><table:table-row table:style-name="Table66.R14"><table:table-cell table:style-name="Table66.Cell27"><text:p text:style-name="P1714"><text:span text:style-name="CharStyle7">21. Kampong SimpangAmpat</text:span></text:p></table:table-cell><table:table-cell table:style-name="Table66.Cell28"><text:p text:style-name="P4953"><text:span text:style-name="CharStyle7">1,698</text:span></text:p></table:table-cell></table:table-row><table:table-row table:style-name="Table66.R15"><table:table-cell table:style-name="Table66.Cell29"><text:p text:style-name="P4955"><text:span text:style-name="CharStyle7">22. Kampong Loke Yew</text:span></text:p></table:table-cell><table:table-cell table:style-name="Table66.Cell30"><text:p text:style-name="P4957"><text:span text:style-name="CharStyle7">1,158</text:span></text:p></table:table-cell></table:table-row><table:table-row table:style-name="Table66.R16"><table:table-cell table:style-name="Table66.Cell31"><text:p text:style-name="P3902"><text:span text:style-name="CharStyle7">23. Pos Bersih</text:span></text:p></table:table-cell><table:table-cell table:style-name="Table66.Cell32"><text:p text:style-name="P1951"><text:span text:style-name="CharStyle7">333</text:span></text:p></table:table-cell></table:table-row><table:table-row table:style-name="Table66.R17"><table:table-cell table:style-name="Table66.Cell33"><text:p text:style-name="P2645"><text:span text:style-name="CharStyle7">24. Pos Tenau</text:span></text:p></table:table-cell><table:table-cell table:style-name="Table66.Cell34"><text:p text:style-name="P4959"><text:span text:style-name="CharStyle7">129</text:span></text:p></table:table-cell></table:table-row><table:table-row table:style-name="Table66.R18"><table:table-cell table:style-name="Table66.Cell35"><text:p text:style-name="P5018"/></table:table-cell><table:table-cell table:style-name="Table66.Cell36"><text:p text:style-name="P1793"><text:span text:style-name="CharStyle7">30,796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4961"><text:span text:style-name="CharStyle7">Jumlah Bilangan Pemilih dalam Bahagian Pilihan Raya Persekutuan<text:tab/>64,065</text:span></text:p>
        <text:p text:style-name="P3253"><text:span text:style-name="CharStyle7">P. 077 Tanjong Malim:</text:span></text:p>
        <text:p text:style-name="P3362"><text:span text:style-name="CharStyle33">Total Number of Electors in the Federal Constituency of<text:line-break/>P. 077 Tanjong Malim:</text:span></text:p>
        <text:p text:style-name="P2107"><text:span text:style-name="CharStyle7">Jumlah Bilangan Pemilih Dalam Negeri Perak:<text:tab/>1,407,529</text:span></text:p>
        <text:p text:style-name="P2975"><text:span text:style-name="CharStyle33">Total Number of Electors in the State of Perak:</text:span></text:p>
      </text:section>
      <text:section text:style-name="Sect68" text:name="Section68">
        <text:p text:style-name="P5159"><text:span text:style-name="CharStyle140">JADUAL KETIGA / </text:span><text:span text:style-name="CharStyle168">THIRD SCHEDULE</text:span></text:p>
        <text:p text:style-name="P3830"><text:span text:style-name="CharStyle140">TEMPAT-TEMPAT YANG DITENTUKAN BAGI PEMERIKSAAN AWAM MENGENAI</text:span></text:p>
        <text:p text:style-name="P4965"><text:span text:style-name="CharStyle140">SYOR-SYOR YANG DICADANGKAN</text:span></text:p>
        <text:p text:style-name="P1734"><text:span text:style-name="CharStyle169">PLACES SPECIFIED FOR PUBLIC INSPECTION OF THE PROPOSED RECOMMEND A TIONS</text:span></text:p>
        <text:p text:style-name="P1546"><draw:frame draw:style-name="fr445" svg:x="0.000cm" svg:y="0.000cm" svg:width="16.104cm" fo:min-height="0.002cm" text:anchor-type="paragraph"><draw:text-box><table:table table:style-name="Table67"><table:table-column table:style-name="Table67.C1"/><table:table-column table:style-name="Table67.C2"/><table:table-row table:style-name="Table67.R1"><table:table-cell table:style-name="Table67.Cell1"><text:p text:style-name="P2390"><text:span text:style-name="CharStyle7">(1)</text:span></text:p><text:p text:style-name="P4969"><text:span text:style-name="CharStyle7">Bahagian Pilihan Raya<text:line-break/>Persekutuan</text:span></text:p></table:table-cell><table:table-cell table:style-name="Table67.Cell2"><text:p text:style-name="P3738"><text:span text:style-name="CharStyle87">PERAK</text:span></text:p><text:p text:style-name="P2190"><text:span text:style-name="CharStyle7">(2)</text:span></text:p><text:p text:style-name="P2663"><text:span text:style-name="CharStyle7">Tempat Pemeriksaan</text:span></text:p></table:table-cell></table:table-row><table:table-row table:style-name="Table67.R2"><table:table-cell table:style-name="Table67.Cell3"><text:p text:style-name="P4971"><text:span text:style-name="CharStyle8">Federal Constituency</text:span></text:p></table:table-cell><table:table-cell table:style-name="Table67.Cell4"><text:p text:style-name="P1830"><text:span text:style-name="CharStyle8">Place of Inspection</text:span></text:p></table:table-cell></table:table-row><table:table-row table:style-name="Table67.R3"><table:table-cell table:style-name="Table67.Cell5"><text:p text:style-name="P2542"><text:span text:style-name="CharStyle7">P. 054GERIK</text:span></text:p></table:table-cell><table:table-cell table:style-name="Table67.Cell6"><text:p text:style-name="P3213"><text:span text:style-name="CharStyle7">Pejabat Daerah dan Tanah Pengkalan Hulu<text:line-break/>Pejabat Daerah dan Tanah Hulu Perak</text:span></text:p></table:table-cell></table:table-row><table:table-row table:style-name="Table67.R4"><table:table-cell table:style-name="Table67.Cell7"><text:p text:style-name="P1984"><text:span text:style-name="CharStyle7">P. 055 LENGGONG</text:span></text:p></table:table-cell><table:table-cell table:style-name="Table67.Cell8"><text:p text:style-name="P2666"><text:span text:style-name="CharStyle7">Pejabat Penghulu Mukim Kenering, Lawin<text:line-break/>Pejabat Daerah dan Tanah Lenggong</text:span></text:p></table:table-cell></table:table-row><table:table-row table:style-name="Table67.R5"><table:table-cell table:style-name="Table67.Cell9"><text:p text:style-name="P3394"><text:span text:style-name="CharStyle7">P. 056 LARUT</text:span></text:p></table:table-cell><table:table-cell table:style-name="Table67.Cell10"><text:p text:style-name="P4973"><text:span text:style-name="CharStyle7">Pejabat Majlis Daerah Selama<text:line-break/>Pejabat Penghulu Mukim Ijok<text:line-break/>Pejabat Penghulu Mukim Batu Kurau</text:span></text:p></table:table-cell></table:table-row><table:table-row table:style-name="Table67.R6"><table:table-cell table:style-name="Table67.Cell11"><text:p text:style-name="P2858"><text:span text:style-name="CharStyle7">P. 057 PARIT BUNTAR</text:span></text:p></table:table-cell><table:table-cell table:style-name="Table67.Cell12"><text:p text:style-name="P4975"><text:span text:style-name="CharStyle7">Pejabat Daerah dan Tanah Kerian<text:line-break/>Pejabat Penghulu Mukim Kuala Kurau</text:span></text:p></table:table-cell></table:table-row><table:table-row table:style-name="Table67.R7"><table:table-cell table:style-name="Table67.Cell13"><text:p text:style-name="P2320"><text:span text:style-name="CharStyle7">P. 058 BAGAN SERAI</text:span></text:p></table:table-cell><table:table-cell table:style-name="Table67.Cell14"><text:p text:style-name="P2990"><text:span text:style-name="CharStyle7">Pejabat Penghulu Mukim Bagan Serai<text:line-break/>Pejabat Penghulu Mukim Gunong Semanggol<text:line-break/>Pejabat Penghulu Mukim Selinsing</text:span></text:p></table:table-cell></table:table-row><table:table-row table:style-name="Table67.R8"><table:table-cell table:style-name="Table67.Cell15"><text:p text:style-name="P1740"><text:span text:style-name="CharStyle7">P. 059 BUKIT GANTANG</text:span></text:p></table:table-cell><table:table-cell table:style-name="Table67.Cell16"><text:p text:style-name="P2464"><text:span text:style-name="CharStyle7">Pejabat Penghulu Mukim Matang<text:line-break/>Pejabat Penghulu Mukim Bukit Gantang<text:line-break/>Pejabat Penghulu Mukim Trong</text:span></text:p></table:table-cell></table:table-row></table:table><text:p text:style-name="P4967"><text:span text:style-name="CharStyle117">73</text:span></text:p></draw:text-box></draw:frame></text:p>
        <text:p text:style-name="P1547"/>
      </text:section>
      <text:section text:style-name="Sect69" text:name="Section69">
        <text:p text:style-name="P5160"><draw:frame draw:style-name="fr446" svg:x="0.000cm" svg:y="0.000cm" svg:width="17.611cm" fo:min-height="0.002cm" text:anchor-type="paragraph"><draw:text-box><table:table table:style-name="Table68"><table:table-column table:style-name="Table68.C1"/><table:table-column table:style-name="Table68.C2"/><table:table-row table:style-name="Table68.R1"><table:table-cell table:style-name="Table68.Cell1"><text:p text:style-name="P2140"><text:span text:style-name="CharStyle7">(1)</text:span></text:p></table:table-cell><table:table-cell table:style-name="Table68.Cell2"><text:p text:style-name="P2812"><text:span text:style-name="CharStyle7">(2)</text:span></text:p></table:table-cell></table:table-row><table:table-row table:style-name="Table68.R2"><table:table-cell table:style-name="Table68.Cell3"><text:p text:style-name="P2038"><text:span text:style-name="CharStyle7">Bahagian Pilihan Raya<text:line-break/>Persekutuan</text:span></text:p></table:table-cell><table:table-cell table:style-name="Table68.Cell4"><text:p text:style-name="P4276"><text:span text:style-name="CharStyle7">Tempat Pemeriksaan</text:span></text:p></table:table-cell></table:table-row><table:table-row table:style-name="Table68.R3"><table:table-cell table:style-name="Table68.Cell5"><text:p text:style-name="P3398"><text:span text:style-name="CharStyle8">Federal Constituency</text:span></text:p></table:table-cell><table:table-cell table:style-name="Table68.Cell6"><text:p text:style-name="P1718"><text:span text:style-name="CharStyle8">Place of Inspection</text:span></text:p></table:table-cell></table:table-row><table:table-row table:style-name="Table68.R4"><table:table-cell table:style-name="Table68.Cell7"><text:p text:style-name="P2214"><text:span text:style-name="CharStyle7">P. 060 TAIPING</text:span></text:p></table:table-cell><table:table-cell table:style-name="Table68.Cell8"><text:p text:style-name="P2880"><text:span text:style-name="CharStyle7">Kompleks Rakan Muda Larut Matang</text:span></text:p><text:p text:style-name="P3533"><text:span text:style-name="CharStyle7">Dewan Serbaguna, Klinik Kesihatan Pokok Assam</text:span></text:p><text:p text:style-name="P4977"><text:span text:style-name="CharStyle7">Pejabat Majlis Perbandaran Taiping</text:span></text:p></table:table-cell></table:table-row><table:table-row table:style-name="Table68.R5"><table:table-cell table:style-name="Table68.Cell9"><text:p text:style-name="P2838"><text:span text:style-name="CharStyle7">P. 061 PADANG RENGAS</text:span></text:p></table:table-cell><table:table-cell table:style-name="Table68.Cell10"><text:p text:style-name="P3528"><text:span text:style-name="CharStyle7">Pejabat Penghulu Mukim Chegar Galah<text:line-break/>Pejabat Penghulu Mukim Kampung Buaia</text:span></text:p></table:table-cell></table:table-row><table:table-row table:style-name="Table68.R6"><table:table-cell table:style-name="Table68.Cell11"><text:p text:style-name="P3840"><text:span text:style-name="CharStyle7">P. 062 SUNGAI SIPUT</text:span></text:p></table:table-cell><table:table-cell table:style-name="Table68.Cell12"><text:p text:style-name="P3761"><text:span text:style-name="CharStyle7">Pejabat Penghulu Mukim Pulau Kemiri<text:line-break/>Pejabat Daerah dan Tanah Sungai Siput</text:span></text:p></table:table-cell></table:table-row><table:table-row table:style-name="Table68.R7"><table:table-cell table:style-name="Table68.Cell13"><text:p text:style-name="P2646"><text:span text:style-name="CharStyle7">P. 063 TAMBUN</text:span></text:p></table:table-cell><table:table-cell table:style-name="Table68.Cell14"><text:p text:style-name="P3327"><text:span text:style-name="CharStyle7">Pejabat Daerah dan Tanah Kinta, Ipoh</text:span></text:p><text:p text:style-name="P4979"><text:span text:style-name="CharStyle7">Pejabat Penghulu Mukim Ulu Kinta, Tanjung Rambutan</text:span></text:p></table:table-cell></table:table-row><table:table-row table:style-name="Table68.R8"><table:table-cell table:style-name="Table68.Cell15"><text:p text:style-name="P4981"><text:span text:style-name="CharStyle7">P. 064IPOH TIMOR</text:span></text:p></table:table-cell><table:table-cell table:style-name="Table68.Cell16"><text:p text:style-name="P1866"><text:span text:style-name="CharStyle7">Klinik Pergigian, Klinik Kesihatan Simee</text:span></text:p><text:p text:style-name="P2381"><text:span text:style-name="CharStyle7">Pejabat JKR Cawangan Kejuruteraan Elektrik Negeri Perak</text:span></text:p><text:p text:style-name="P3663"><text:span text:style-name="CharStyle7">Klinik Pergigian, Klinik Kesihatan Pasir Pinji</text:span></text:p></table:table-cell></table:table-row><table:table-row table:style-name="Table68.R9"><table:table-cell table:style-name="Table68.Cell17"><text:p text:style-name="P2790"><text:span text:style-name="CharStyle7">P. 065 IPOH BARAT</text:span></text:p></table:table-cell><table:table-cell table:style-name="Table68.Cell18"><text:p text:style-name="P3402"><text:span text:style-name="CharStyle7">Pejabat Pilihan Raya Negeri Perak<text:line-break/>Pejabat Pengarah Tanah dan Galian Negeri Perak<text:line-break/>Pejabat Lembaga Pertubuhan Peladang Negeri Perak<text:line-break/>Klinik Kesihatan Buntong</text:span></text:p></table:table-cell></table:table-row><table:table-row table:style-name="Table68.R10"><table:table-cell table:style-name="Table68.Cell19"><text:p text:style-name="P2194"><text:span text:style-name="CharStyle7">P. 066 BATU GAJAH</text:span></text:p></table:table-cell><table:table-cell table:style-name="Table68.Cell20"><text:p text:style-name="P2861"><text:span text:style-name="CharStyle7">Pejabat Majlis Daerah Batu Gajah</text:span></text:p><text:p text:style-name="P3349"><text:span text:style-name="CharStyle7">Klinik Pergigian, Klinik Kesihatan Menglembu</text:span></text:p><text:p text:style-name="P4983"><text:span text:style-name="CharStyle7">Pejabat Penghulu Mukim Blanja, Tronoh</text:span></text:p></table:table-cell></table:table-row></table:table></draw:text-box></draw:frame></text:p>
        <text:p text:style-name="P1549"><draw:frame draw:style-name="fr447" svg:x="0.000cm" svg:y="0.000cm" svg:width="16.976cm" fo:min-height="0.002cm" text:anchor-type="paragraph"><draw:text-box><table:table table:style-name="Table69"><table:table-column table:style-name="Table69.C1"/><table:table-column table:style-name="Table69.C2"/><table:table-row table:style-name="Table69.R1"><table:table-cell table:style-name="Table69.Cell1"><text:p text:style-name="P2433"><text:span text:style-name="CharStyle7">(1)</text:span></text:p></table:table-cell><table:table-cell table:style-name="Table69.Cell2"><text:p text:style-name="P3100"><text:span text:style-name="CharStyle7">(2)</text:span></text:p></table:table-cell></table:table-row><table:table-row table:style-name="Table69.R2"><table:table-cell table:style-name="Table69.Cell3"><text:p text:style-name="P1859"><text:span text:style-name="CharStyle7">Bahagian Pilihan Raya<text:line-break/>Persekutuan</text:span></text:p></table:table-cell><table:table-cell table:style-name="Table69.Cell4"><text:p text:style-name="P4985"><text:span text:style-name="CharStyle7">Tempat Pemeriksaan</text:span></text:p></table:table-cell></table:table-row><table:table-row table:style-name="Table69.R3"><table:table-cell table:style-name="Table69.Cell5"><text:p text:style-name="P3240"><text:span text:style-name="CharStyle8">Federal Constituency</text:span></text:p></table:table-cell><table:table-cell table:style-name="Table69.Cell6"><text:p text:style-name="P2024"><text:span text:style-name="CharStyle8">Place of Inspection</text:span></text:p></table:table-cell></table:table-row><table:table-row table:style-name="Table69.R4"><table:table-cell table:style-name="Table69.Cell7"><text:p text:style-name="P2705"><text:span text:style-name="CharStyle7">P. 067 KUALA KANGSAR</text:span></text:p></table:table-cell><table:table-cell table:style-name="Table69.Cell8"><text:p text:style-name="P3390"><text:span text:style-name="CharStyle7">Pejabat Majlis Perbandaran Kuala Kangsar<text:line-break/>Pejabat Penghulu Mukim Senggang</text:span></text:p></table:table-cell></table:table-row><table:table-row table:style-name="Table69.R5"><table:table-cell table:style-name="Table69.Cell9"><text:p text:style-name="P2223"><text:span text:style-name="CharStyle7">P. 068 AYER TAWAR</text:span></text:p></table:table-cell><table:table-cell table:style-name="Table69.Cell10"><text:p text:style-name="P1975"><text:span text:style-name="CharStyle7">Pejabat Penghulu Mukim Beruas<text:line-break/>Klinik Kesihatan Pantai Remis<text:line-break/>Pejabat Penghulu Mukim Sitiawan</text:span></text:p></table:table-cell></table:table-row><table:table-row table:style-name="Table69.R6"><table:table-cell table:style-name="Table69.Cell11"><text:p text:style-name="P4987"><text:span text:style-name="CharStyle7">P. 069 PARIT</text:span></text:p></table:table-cell><table:table-cell table:style-name="Table69.Cell12"><text:p text:style-name="P1886"><text:span text:style-name="CharStyle7">Pejabat Penghulu Mukim Layang-Layang Kanan<text:line-break/>Pejabat Daerah dan Tanah Perak Tengah, Seri Iskandar</text:span></text:p></table:table-cell></table:table-row><table:table-row table:style-name="Table69.R7"><table:table-cell table:style-name="Table69.Cell13"><text:p text:style-name="P4989"><text:span text:style-name="CharStyle7">P. 070 KAMPAR</text:span></text:p></table:table-cell><table:table-cell table:style-name="Table69.Cell14"><text:p text:style-name="P4561"><text:span text:style-name="CharStyle7">Pejabat Majlis Daerah Kampar<text:line-break/>Pejabat Daerah dan Tanah Kampar<text:line-break/>Pejabat Penghulu Mukim Tanjung Tualang</text:span></text:p></table:table-cell></table:table-row><table:table-row table:style-name="Table69.R8"><table:table-cell table:style-name="Table69.Cell15"><text:p text:style-name="P4363"><text:span text:style-name="CharStyle7">P. 071 GOPENG</text:span></text:p></table:table-cell><table:table-cell table:style-name="Table69.Cell16"><text:p text:style-name="P1802"><text:span text:style-name="CharStyle7">Pejabat Penghulu Mukim Ulu Kinta, Lahat</text:span></text:p><text:p text:style-name="P4991"><text:span text:style-name="CharStyle7">Pejabat Penghulu Mukim Sungai Raia<text:line-break/>Pejabat Penghulu Mukim Teja</text:span></text:p></table:table-cell></table:table-row><table:table-row table:style-name="Table69.R9"><table:table-cell table:style-name="Table69.Cell17"><text:p text:style-name="P2908"><text:span text:style-name="CharStyle7">P. 072 TAPAH</text:span></text:p></table:table-cell><table:table-cell table:style-name="Table69.Cell18"><text:p text:style-name="P2687"><text:span text:style-name="CharStyle7">Pejabat Penghulu Mukim Chenderiang<text:line-break/>Pejabat Daerah dan Tanah Batang Padang</text:span></text:p></table:table-cell></table:table-row><table:table-row table:style-name="Table69.R10"><table:table-cell table:style-name="Table69.Cell19"><text:p text:style-name="P4993"><text:span text:style-name="CharStyle7">P. 073 PASIR SALAK</text:span></text:p></table:table-cell><table:table-cell table:style-name="Table69.Cell20"><text:p text:style-name="P4995"><text:span text:style-name="CharStyle7">Pejabat Penghulu Mukim Labu Kubong</text:span></text:p><text:p text:style-name="P2696"><text:span text:style-name="CharStyle7">Pejabat Kompleks Pentadbiran Daerah Perak Tengah,<text:line-break/>Kampung Gajah</text:span></text:p></table:table-cell></table:table-row></table:table></draw:text-box></draw:frame></text:p>
        <text:p text:style-name="P1550"/>
      </text:section>
      <text:section text:style-name="Sect70" text:name="Section70">
        <text:p text:style-name="P5161"><draw:frame draw:style-name="fr448" svg:x="2.863cm" svg:y="0.000cm" svg:width="15.946cm" fo:min-height="0.002cm" text:anchor-type="paragraph"><draw:text-box><table:table table:style-name="Table70"><table:table-column table:style-name="Table70.C1"/><table:table-column table:style-name="Table70.C2"/><table:table-row table:style-name="Table70.R1"><table:table-cell table:style-name="Table70.Cell1"><text:p text:style-name="P4997"><text:span text:style-name="CharStyle170">Cl)</text:span></text:p></table:table-cell><table:table-cell table:style-name="Table70.Cell2"><text:p text:style-name="P2904"><text:span text:style-name="CharStyle170">(2)</text:span></text:p></table:table-cell></table:table-row><table:table-row table:style-name="Table70.R2"><table:table-cell table:style-name="Table70.Cell3"><text:p text:style-name="P1647"><text:span text:style-name="CharStyle7">Bahagian Pilihan Raya<text:line-break/>Persekutuan</text:span></text:p></table:table-cell><table:table-cell table:style-name="Table70.Cell4"><text:p text:style-name="P4999"><text:span text:style-name="CharStyle7">Tempat Pemeriksaan</text:span></text:p></table:table-cell></table:table-row><table:table-row table:style-name="Table70.R3"><table:table-cell table:style-name="Table70.Cell5"><text:p text:style-name="P3039"><text:span text:style-name="CharStyle8">Federal Constituency</text:span></text:p></table:table-cell><table:table-cell table:style-name="Table70.Cell6"><text:p text:style-name="P1809"><text:span text:style-name="CharStyle8">Place of Inspection</text:span></text:p></table:table-cell></table:table-row><table:table-row table:style-name="Table70.R4"><table:table-cell table:style-name="Table70.Cell7"><text:p text:style-name="P5001"><text:span text:style-name="CharStyle7">P. 074 LUMUT</text:span></text:p></table:table-cell><table:table-cell table:style-name="Table70.Cell8"><text:p text:style-name="P5003"><text:span text:style-name="CharStyle7">Pejabat Majlis Perbandaran Manjung, Seri Manjung<text:line-break/>Pejabat Penghulu Mukim Pangkor</text:span></text:p></table:table-cell></table:table-row><table:table-row table:style-name="Table70.R5"><table:table-cell table:style-name="Table70.Cell9"><text:p text:style-name="P5005"><text:span text:style-name="CharStyle7">P. 075 BAGAN DATOH</text:span></text:p></table:table-cell><table:table-cell table:style-name="Table70.Cell10"><text:p text:style-name="P2127"><text:span text:style-name="CharStyle7">Pejabat Penghulu Mukim Bagan Datoh<text:line-break/>Pejabat Penghulu Mukim Hutan Melintang</text:span></text:p></table:table-cell></table:table-row><table:table-row table:style-name="Table70.R6"><table:table-cell table:style-name="Table70.Cell11"><text:p text:style-name="P5007"><text:span text:style-name="CharStyle7">P. 076 TELUK INTAN</text:span></text:p></table:table-cell><table:table-cell table:style-name="Table70.Cell12"><text:p text:style-name="P5009"><text:span text:style-name="CharStyle7">Pejabat Majlis Perbandaran Teluk Intan</text:span></text:p><text:p text:style-name="P3920"><text:span text:style-name="CharStyle7">Pejabat Pertubuhan Peladang Kawasan Sungai Manik /<text:line-break/>Labu Kubong</text:span></text:p></table:table-cell></table:table-row><table:table-row table:style-name="Table70.R7"><table:table-cell table:style-name="Table70.Cell13"><text:p text:style-name="P5011"><text:span text:style-name="CharStyle7">P.077 TANJONG MALIM</text:span></text:p></table:table-cell><table:table-cell table:style-name="Table70.Cell14"><text:p text:style-name="P5013"><text:span text:style-name="CharStyle7">Pejabat Penghulu Mukim Sungkai<text:line-break/>Pejabat Daerah dan Tanah Muallim</text:span></text:p></table:table-cell></table:table-row></table:table><text:p text:style-name="P1678"><text:span text:style-name="CharStyle72">Pejabat Majlis Daerah Tanjong Malim</text:span></text:p></draw:text-box></draw:frame><draw:frame draw:style-name="fr449" svg:x="2.889cm" svg:y="14.298cm" svg:width="1.468cm" fo:min-height="1.071cm" text:anchor-type="paragraph"><draw:text-box><text:p text:style-name="P5015"><text:span text:style-name="CharStyle26">Bertarik</text:span></text:p><text:p text:style-name="P3300"><text:span text:style-name="CharStyle28">Dated</text:span></text:p></draw:text-box></draw:frame><draw:frame draw:style-name="fr450" svg:x="4.336cm" svg:y="14.078cm" svg:width="0.864cm" fo:min-height="1.258cm" text:anchor-type="paragraph"><draw:text-box><text:p text:style-name="P2753"><text:span text:style-name="CharStyle172">Q</text:span></text:p></draw:text-box></draw:frame><draw:frame draw:style-name="fr451" svg:x="5.263cm" svg:y="14.185cm" svg:width="2.960cm" fo:min-height="1.187cm" text:anchor-type="paragraph"><draw:text-box><text:p text:style-name="P2662"><text:span text:style-name="CharStyle26">September 2016<text:line-break/></text:span><text:span text:style-name="CharStyle29">September 2016</text:span></text:p></draw:text-box></draw:frame><draw:frame draw:style-name="fr452" svg:x="2.921cm" svg:y="15.783cm" svg:width="3.124cm" fo:min-height="0.526cm" text:anchor-type="paragraph"><draw:text-box><text:p text:style-name="P3455"><text:span text:style-name="CharStyle26">[SPR(R)60/Jld.20]</text:span></text:p></draw:text-box></draw:frame><draw:frame draw:style-name="fr453" svg:x="2.850cm" svg:y="17.131cm" svg:width="7.442cm" fo:min-height="1.021cm" text:anchor-type="paragraph"><draw:text-box><text:p text:style-name="P2345"><text:span text:style-name="CharStyle26">Dengan Perintah Suruhanjaya Pilihan Raya<text:line-break/></text:span><text:span text:style-name="CharStyle29">By Order of the Election Commission</text:span></text:p></draw:text-box></draw:frame><draw:frame draw:style-name="fr454" svg:x="7.410cm" svg:y="19.547cm" svg:width="6.216cm" fo:min-height="2.064cm" text:anchor-type="paragraph"><draw:text-box><text:p text:style-name="P3122"><text:span text:style-name="CharStyle26">DATUK HMKABDUL GttANI BIN<text:line-break/>&gt;etiausaha/ </text:span><text:span text:style-name="CharStyle29">Secretary<text:line-break/></text:span><text:span text:style-name="CharStyle26">Suruhanjaya Pilihan Raya / </text:span><text:span text:style-name="CharStyle29">Election<text:line-break/></text:span><text:span text:style-name="CharStyle26">Malaysia</text:span></text:p></draw:text-box></draw:frame><draw:frame draw:style-name="fr455" svg:x="13.614cm" svg:y="19.613cm" svg:width="2.039cm" fo:min-height="1.547cm" text:anchor-type="paragraph"><draw:text-box><text:p text:style-name="P2146"><text:span text:style-name="CharStyle26">SALLEH</text:span></text:p><text:p text:style-name="P5017"><text:span text:style-name="CharStyle28">Commission</text:span></text:p></draw:text-box></draw:frame><draw:frame draw:style-name="fr456" svg:x="10.236cm" svg:y="24.661cm" svg:width="0.452cm" fo:min-height="0.467cm" text:anchor-type="paragraph"><draw:text-box><text:p text:style-name="P1603"><text:span text:style-name="CharStyle102">76</text:span></text:p></draw:text-box></draw:frame></text:p>
        <text:p text:style-name="P1552"/>
        <text:p text:style-name="P1553"/>
        <text:p text:style-name="P1554"/>
        <text:p text:style-name="P1555"/>
        <text:p text:style-name="P1556"/>
        <text:p text:style-name="P1557"/>
        <text:p text:style-name="P1558"/>
        <text:p text:style-name="P1559"/>
        <text:p text:style-name="P1560"/>
        <text:p text:style-name="P1561"/>
        <text:p text:style-name="P1562"/>
        <text:p text:style-name="P1563"/>
        <text:p text:style-name="P1564"/>
        <text:p text:style-name="P1565"/>
        <text:p text:style-name="P1566"/>
        <text:p text:style-name="P1567"/>
        <text:p text:style-name="P1568"/>
        <text:p text:style-name="P1569"/>
        <text:p text:style-name="P1570"/>
        <text:p text:style-name="P1571"/>
        <text:p text:style-name="P1572"/>
        <text:p text:style-name="P1573"/>
        <text:p text:style-name="P1574"/>
        <text:p text:style-name="P1575"/>
        <text:p text:style-name="P1576"/>
        <text:p text:style-name="P1577"/>
        <text:p text:style-name="P1578"/>
        <text:p text:style-name="P1579"/>
        <text:p text:style-name="P1580"/>
        <text:p text:style-name="P1581"/>
        <text:p text:style-name="P1582"/>
        <text:p text:style-name="P1583"/>
        <text:p text:style-name="P1584"/>
        <text:p text:style-name="P1585"/>
        <text:p text:style-name="P1586"/>
        <text:p text:style-name="P1587"/>
        <text:p text:style-name="P1588"/>
        <text:p text:style-name="P1589"/>
        <text:p text:style-name="P159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6" style:display-name="CharStyle16" style:parent-style-name="CharStyle15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8" style:display-name="CharStyle1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9" style:display-name="CharStyle19" style:parent-style-name="CharStyle76">
      <style:text-properties fo:font-style="italic" style:font-style-asian="italic" style:font-style-complex="italic"/>
    </style:style>
    <style:style style:family="text" style:name="CharStyle21" style:display-name="CharStyle2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5" style:display-name="CharStyle2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6" style:display-name="CharStyle2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8" style:display-name="CharStyle2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0" style:display-name="CharStyle30" style:parent-style-name="CharStyle33">
      <style:text-properties fo:font-style="normal" style:font-style-asian="normal" style:font-style-complex="normal"/>
    </style:style>
    <style:style style:family="text" style:name="CharStyle32" style:display-name="CharStyle3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3" style:display-name="CharStyle33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4" style:display-name="CharStyle34" style:parent-style-name="CharStyle33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6" style:display-name="CharStyle36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37" style:display-name="CharStyle37" style:parent-style-name="CharStyle36">
      <style:text-properties fo:language="en" style:language-asian="en" style:language-complex="en" fo:country="US" style:country-asian="US" style:country-complex="US" fo:font-style="normal" style:font-style-asian="normal" style:font-style-complex="normal" style:text-scale="100%" fo:letter-spacing="0.000cm" fo:color="#000000" style:text-position="0%"/>
    </style:style>
    <style:style style:family="text" style:name="CharStyle39" style:display-name="CharStyle3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1" style:display-name="CharStyle4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3" style:display-name="CharStyle4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text" style:name="CharStyle45" style:display-name="CharStyle4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6" style:display-name="CharStyle46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47" style:display-name="CharStyle47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8" style:display-name="CharStyle4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9" style:display-name="CharStyle49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50" style:display-name="CharStyle50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52" style:display-name="CharStyle5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53" style:display-name="CharStyle53" style:parent-style-name="CharStyle52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55" style:display-name="CharStyle5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 fo:letter-spacing="0.000cm"/>
    </style:style>
    <style:style style:family="text" style:name="CharStyle56" style:display-name="CharStyle5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57" style:display-name="CharStyle5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59" style:display-name="CharStyle5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0" style:display-name="CharStyle60" style:parent-style-name="CharStyle59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2" style:display-name="CharStyle62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64" style:display-name="CharStyle64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6" style:display-name="CharStyle6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7" style:display-name="CharStyle67" style:parent-style-name="CharStyle66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8" style:display-name="CharStyle6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70" style:display-name="CharStyle7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72" style:display-name="CharStyle7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4" style:display-name="CharStyle7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5" style:display-name="CharStyle75" style:parent-style-name="CharStyle74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6" style:display-name="CharStyle7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78" style:display-name="CharStyle7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79" style:display-name="CharStyle7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0" style:display-name="CharStyle80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82" style:display-name="CharStyle8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83" style:display-name="CharStyle8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85" style:display-name="CharStyle8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86" style:display-name="CharStyle86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87" style:display-name="CharStyle8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89" style:display-name="CharStyle8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91" style:display-name="CharStyle9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2" style:display-name="CharStyle92" style:parent-style-name="CharStyle91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4" style:display-name="CharStyle94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96" style:display-name="CharStyle9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7" style:display-name="CharStyle97" style:parent-style-name="CharStyle96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9" style:display-name="CharStyle99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01" style:display-name="CharStyle10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02" style:display-name="CharStyle10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03" style:display-name="CharStyle103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04" style:display-name="CharStyle104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105" style:display-name="CharStyle105" style:parent-style-name="CharStyle10">
      <style:text-properties fo:language="en" style:language-asian="en" style:language-complex="en" fo:country="US" style:country-asian="US" style:country-complex="US" fo:font-size="11.5pt" style:font-size-asian="11.5pt" style:font-size-complex="11.5pt" style:text-scale="100%" fo:letter-spacing="0.000cm" fo:color="#000000" style:text-position="0%"/>
    </style:style>
    <style:style style:family="text" style:name="CharStyle106" style:display-name="CharStyle106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2pt" style:font-size-asian="12pt" style:font-size-complex="12pt" style:text-scale="100%" fo:letter-spacing="0.000cm" fo:color="#000000" style:text-position="0%"/>
    </style:style>
    <style:style style:family="text" style:name="CharStyle108" style:display-name="CharStyle10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9" style:display-name="CharStyle109" style:parent-style-name="CharStyle108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0" style:display-name="CharStyle110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11" style:display-name="CharStyle111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113" style:display-name="CharStyle1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14" style:display-name="CharStyle114" style:parent-style-name="CharStyle11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5" style:display-name="CharStyle11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17" style:display-name="CharStyle11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8" style:display-name="CharStyle118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119" style:display-name="CharStyle119" style:parent-style-name="CharStyle33">
      <style:text-properties fo:language="en" style:language-asian="en" style:language-complex="en" fo:country="US" style:country-asian="US" style:country-complex="US" fo:font-weight="bold" style:font-weight-asian="bold" style:font-weight-complex="bold" fo:font-style="normal" style:font-style-asian="normal" style:font-style-complex="normal" fo:font-size="10.5pt" style:font-size-asian="10.5pt" style:font-size-complex="10.5pt" style:text-scale="100%" fo:letter-spacing="0.000cm" fo:color="#000000" style:text-position="0%"/>
    </style:style>
    <style:style style:family="text" style:name="CharStyle121" style:display-name="CharStyle12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22" style:display-name="CharStyle122" style:parent-style-name="CharStyle121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3" style:display-name="CharStyle123" style:parent-style-name="CharStyle13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24" style:display-name="CharStyle12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25" style:display-name="CharStyle125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27" style:display-name="CharStyle12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28" style:display-name="CharStyle128" style:parent-style-name="CharStyle12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9" style:display-name="CharStyle12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31" style:display-name="CharStyle13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32" style:display-name="CharStyle132" style:parent-style-name="CharStyle131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34" style:display-name="CharStyle13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35" style:display-name="CharStyle135" style:parent-style-name="CharStyle134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37" style:display-name="CharStyle13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38" style:display-name="CharStyle138" style:parent-style-name="CharStyle13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39" style:display-name="CharStyle13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40" style:display-name="CharStyle14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42" style:display-name="CharStyle14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43" style:display-name="CharStyle143" style:parent-style-name="CharStyle14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45" style:display-name="CharStyle14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47" style:display-name="CharStyle14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48" style:display-name="CharStyle148" style:parent-style-name="CharStyle14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50" style:display-name="CharStyle15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52" style:display-name="CharStyle15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53" style:display-name="CharStyle153" style:parent-style-name="CharStyle152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55" style:display-name="CharStyle15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57" style:display-name="CharStyle15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58" style:display-name="CharStyle158" style:parent-style-name="CharStyle15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60" style:display-name="CharStyle16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61" style:display-name="CharStyle161" style:parent-style-name="CharStyle160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63" style:display-name="CharStyle16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64" style:display-name="CharStyle164" style:parent-style-name="CharStyle163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66" style:display-name="CharStyle16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67" style:display-name="CharStyle167" style:parent-style-name="CharStyle166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68" style:display-name="CharStyle168" style:parent-style-name="CharStyle14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169" style:display-name="CharStyle169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70" style:display-name="CharStyle170" style:parent-style-name="CharStyle7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172" style:display-name="CharStyle172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27pt" style:font-size-asian="27pt" style:font-size-complex="27pt" style:font-name="AppleGothic" style:font-name-asian="AppleGothic" style:font-name-complex="AppleGothic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2.646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2.646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8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0.529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635cm" fo:line-height="0.745cm" fo:text-indent="-1.246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Heading #2">
      <style:paragraph-properties fo:background-color="#FFFFFF" fo:line-height="0.00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7)">
      <style:paragraph-properties fo:background-color="#FFFFFF" fo:line-height="0.00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8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9)">
      <style:paragraph-properties fo:background-color="#FFFFFF" fo:line-height="0.567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0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2 (2)">
      <style:paragraph-properties fo:background-color="#FFFFFF" fo:line-height="0.000cm" fo:text-indent="0.05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Contents 1">
      <style:paragraph-properties fo:background-color="#FFFFFF" fo:margin-top="0.529cm" fo:line-height="0.720cm" fo:text-indent="-0.017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2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5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3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 fo:letter-spacing="0.000cm"/>
    </style:style>
    <style:style style:family="paragraph" style:name="Heading #1 (4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1)">
      <style:paragraph-properties fo:background-color="#FFFFFF" fo:margin-top="1.905cm" fo:line-height="0.000cm" fo:text-indent="0.007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5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Table caption (5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6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er or footer (6)">
      <style:paragraph-properties fo:background-color="#FFFFFF" fo:margin-bottom="0.635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2)">
      <style:paragraph-properties fo:background-color="#FFFFFF" fo:margin-top="1.905cm" fo:line-height="0.000cm" fo:text-indent="-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5)">
      <style:paragraph-properties fo:background-color="#FFFFFF" fo:margin-top="16.192cm" fo:line-height="0.000cm" fo:text-indent="-0.00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Heading #1 (7)">
      <style:paragraph-properties fo:background-color="#FFFFFF" fo:margin-bottom="0.318cm" fo:line-height="0.000cm" fo:text-indent="0.013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of contents (2)">
      <style:paragraph-properties fo:background-color="#FFFFFF" fo:line-height="1.101cm" fo:text-indent="-0.017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7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18)">
      <style:paragraph-properties fo:background-color="#FFFFFF" fo:line-height="0.728cm" fo:text-indent="-0.00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9)">
      <style:paragraph-properties fo:background-color="#FFFFFF" fo:line-height="0.728cm" fo:text-indent="-0.00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6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8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9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0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ing #1 (11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2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7)">
      <style:paragraph-properties fo:background-color="#FFFFFF" fo:margin-top="8.467cm" fo:line-height="0.000cm" fo:text-indent="-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13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8)">
      <style:paragraph-properties fo:background-color="#FFFFFF" fo:margin-top="7.408cm" fo:line-height="0.000cm" fo:text-indent="-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14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2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15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6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20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17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2)">
      <style:paragraph-properties fo:background-color="#FFFFFF" fo:line-height="0.000cm" fo:text-indent="0.038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27pt" style:font-size-asian="27pt" style:font-size-complex="27pt" style:font-name="AppleGothic" style:font-name-asian="AppleGothic" style:font-name-complex="AppleGothic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30" style:display-name="T30" style:parent-style-name="CharStyle49">
      <style:text-properties fo:color="#000000"/>
    </style:style>
    <style:style style:family="text" style:name="T31" style:display-name="T31" style:parent-style-name="CharStyle50">
      <style:text-properties fo:color="#000000"/>
    </style:style>
    <style:style style:family="text" style:name="T67" style:display-name="T67" style:parent-style-name="CharStyle104">
      <style:text-properties fo:color="#000000"/>
    </style:style>
    <style:style style:family="text" style:name="T68" style:display-name="T68" style:parent-style-name="CharStyle105">
      <style:text-properties fo:color="#000000"/>
    </style:style>
    <style:style style:family="text" style:name="T69" style:display-name="T69" style:parent-style-name="CharStyle106">
      <style:text-properties fo:color="#000000"/>
    </style:style>
    <style:style style:family="text" style:name="T78" style:display-name="T78" style:parent-style-name="CharStyle10">
      <style:text-properties fo:color="#000000"/>
    </style:style>
    <style:style style:family="text" style:name="T79" style:display-name="T79" style:parent-style-name="CharStyle118">
      <style:text-properties fo:color="#000000"/>
    </style:style>
    <style:style style:family="text" style:name="T83" style:display-name="T83" style:parent-style-name="CharStyle123">
      <style:text-properties fo:color="#000000"/>
    </style:style>
    <style:style style:family="text" style:name="T85" style:display-name="T85" style:parent-style-name="CharStyle125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89">
      <style:paragraph-properties style:page-number="auto"/>
      <style:text-properties fo:font-size="1pt" style:font-size-asian="1pt" style:font-size-complex="1pt"/>
    </style:style>
    <style:style style:family="paragraph" style:name="P90">
      <style:paragraph-properties style:page-number="auto"/>
      <style:text-properties fo:font-size="1pt" style:font-size-asian="1pt" style:font-size-complex="1pt"/>
    </style:style>
    <style:style style:family="paragraph" style:name="P130">
      <style:paragraph-properties style:page-number="auto"/>
      <style:text-properties fo:font-size="1pt" style:font-size-asian="1pt" style:font-size-complex="1pt"/>
    </style:style>
    <style:style style:family="paragraph" style:name="P133">
      <style:paragraph-properties style:page-number="auto"/>
      <style:text-properties fo:font-size="1pt" style:font-size-asian="1pt" style:font-size-complex="1pt"/>
    </style:style>
    <style:style style:family="paragraph" style:name="P174">
      <style:paragraph-properties style:page-number="auto"/>
      <style:text-properties fo:font-size="1pt" style:font-size-asian="1pt" style:font-size-complex="1pt"/>
    </style:style>
    <style:style style:family="paragraph" style:name="P175">
      <style:paragraph-properties style:page-number="auto"/>
      <style:text-properties fo:font-size="1pt" style:font-size-asian="1pt" style:font-size-complex="1pt"/>
    </style:style>
    <style:style style:family="paragraph" style:name="P468">
      <style:paragraph-properties style:page-number="auto"/>
      <style:text-properties fo:font-size="1pt" style:font-size-asian="1pt" style:font-size-complex="1pt"/>
    </style:style>
    <style:style style:family="paragraph" style:name="P469">
      <style:paragraph-properties style:page-number="auto"/>
      <style:text-properties fo:font-size="1pt" style:font-size-asian="1pt" style:font-size-complex="1pt"/>
    </style:style>
    <style:style style:family="paragraph" style:name="P509">
      <style:paragraph-properties style:page-number="auto"/>
      <style:text-properties fo:font-size="1pt" style:font-size-asian="1pt" style:font-size-complex="1pt"/>
    </style:style>
    <style:style style:family="paragraph" style:name="P510">
      <style:paragraph-properties style:page-number="auto"/>
      <style:text-properties fo:font-size="1pt" style:font-size-asian="1pt" style:font-size-complex="1pt"/>
    </style:style>
    <style:style style:family="paragraph" style:name="P549">
      <style:paragraph-properties style:page-number="auto"/>
      <style:text-properties fo:font-size="1pt" style:font-size-asian="1pt" style:font-size-complex="1pt"/>
    </style:style>
    <style:style style:family="paragraph" style:name="P710">
      <style:paragraph-properties style:page-number="auto"/>
      <style:text-properties fo:font-size="1pt" style:font-size-asian="1pt" style:font-size-complex="1pt"/>
    </style:style>
    <style:style style:family="paragraph" style:name="P753">
      <style:paragraph-properties style:page-number="auto"/>
      <style:text-properties fo:font-size="1pt" style:font-size-asian="1pt" style:font-size-complex="1pt"/>
    </style:style>
    <style:style style:family="paragraph" style:name="P757">
      <style:paragraph-properties style:page-number="auto"/>
      <style:text-properties fo:font-size="1pt" style:font-size-asian="1pt" style:font-size-complex="1pt"/>
    </style:style>
    <style:style style:family="paragraph" style:name="P797">
      <style:paragraph-properties style:page-number="auto"/>
      <style:text-properties fo:font-size="1pt" style:font-size-asian="1pt" style:font-size-complex="1pt"/>
    </style:style>
    <style:style style:family="paragraph" style:name="P800">
      <style:paragraph-properties style:page-number="auto"/>
      <style:text-properties fo:font-size="1pt" style:font-size-asian="1pt" style:font-size-complex="1pt"/>
    </style:style>
    <style:style style:family="paragraph" style:name="P803">
      <style:paragraph-properties style:page-number="auto"/>
      <style:text-properties fo:font-size="1pt" style:font-size-asian="1pt" style:font-size-complex="1pt"/>
    </style:style>
    <style:style style:family="paragraph" style:name="P849">
      <style:paragraph-properties style:page-number="auto"/>
      <style:text-properties fo:font-size="1pt" style:font-size-asian="1pt" style:font-size-complex="1pt"/>
    </style:style>
    <style:style style:family="paragraph" style:name="P850">
      <style:paragraph-properties style:page-number="auto"/>
      <style:text-properties fo:font-size="1pt" style:font-size-asian="1pt" style:font-size-complex="1pt"/>
    </style:style>
    <style:style style:family="paragraph" style:name="P929">
      <style:paragraph-properties style:page-number="auto"/>
      <style:text-properties fo:font-size="1pt" style:font-size-asian="1pt" style:font-size-complex="1pt"/>
    </style:style>
    <style:style style:family="paragraph" style:name="P930">
      <style:paragraph-properties style:page-number="auto"/>
      <style:text-properties fo:font-size="1pt" style:font-size-asian="1pt" style:font-size-complex="1pt"/>
    </style:style>
    <style:style style:family="paragraph" style:name="P1014">
      <style:paragraph-properties style:page-number="auto"/>
      <style:text-properties fo:font-size="1pt" style:font-size-asian="1pt" style:font-size-complex="1pt"/>
    </style:style>
    <style:style style:family="paragraph" style:name="P1015">
      <style:paragraph-properties style:page-number="auto"/>
      <style:text-properties fo:font-size="1pt" style:font-size-asian="1pt" style:font-size-complex="1pt"/>
    </style:style>
    <style:style style:family="paragraph" style:name="P1133">
      <style:paragraph-properties style:page-number="auto"/>
      <style:text-properties fo:font-size="1pt" style:font-size-asian="1pt" style:font-size-complex="1pt"/>
    </style:style>
    <style:style style:family="paragraph" style:name="P1135">
      <style:paragraph-properties style:page-number="auto"/>
      <style:text-properties fo:font-size="1pt" style:font-size-asian="1pt" style:font-size-complex="1pt"/>
    </style:style>
    <style:style style:family="paragraph" style:name="P1137">
      <style:paragraph-properties style:page-number="auto"/>
      <style:text-properties fo:font-size="1pt" style:font-size-asian="1pt" style:font-size-complex="1pt"/>
    </style:style>
    <style:style style:family="paragraph" style:name="P1138">
      <style:paragraph-properties style:page-number="auto"/>
      <style:text-properties fo:font-size="1pt" style:font-size-asian="1pt" style:font-size-complex="1pt"/>
    </style:style>
    <style:style style:family="paragraph" style:name="P1173">
      <style:paragraph-properties style:page-number="auto"/>
      <style:text-properties fo:font-size="1pt" style:font-size-asian="1pt" style:font-size-complex="1pt"/>
    </style:style>
    <style:style style:family="paragraph" style:name="P1258">
      <style:paragraph-properties style:page-number="auto"/>
      <style:text-properties fo:font-size="1pt" style:font-size-asian="1pt" style:font-size-complex="1pt"/>
    </style:style>
    <style:style style:family="paragraph" style:name="P1259">
      <style:paragraph-properties style:page-number="auto"/>
      <style:text-properties fo:font-size="1pt" style:font-size-asian="1pt" style:font-size-complex="1pt"/>
    </style:style>
    <style:style style:family="paragraph" style:name="P1298">
      <style:paragraph-properties style:page-number="auto"/>
      <style:text-properties fo:font-size="1pt" style:font-size-asian="1pt" style:font-size-complex="1pt"/>
    </style:style>
    <style:style style:family="paragraph" style:name="P1299">
      <style:paragraph-properties style:page-number="auto"/>
      <style:text-properties fo:font-size="1pt" style:font-size-asian="1pt" style:font-size-complex="1pt"/>
    </style:style>
    <style:style style:family="paragraph" style:name="P1339">
      <style:paragraph-properties style:page-number="auto"/>
      <style:text-properties fo:font-size="1pt" style:font-size-asian="1pt" style:font-size-complex="1pt"/>
    </style:style>
    <style:style style:family="paragraph" style:name="P1380">
      <style:paragraph-properties style:page-number="auto"/>
      <style:text-properties fo:font-size="1pt" style:font-size-asian="1pt" style:font-size-complex="1pt"/>
    </style:style>
    <style:style style:family="paragraph" style:name="P1381">
      <style:paragraph-properties style:page-number="auto"/>
      <style:text-properties fo:font-size="1pt" style:font-size-asian="1pt" style:font-size-complex="1pt"/>
    </style:style>
    <style:style style:family="paragraph" style:name="P1501">
      <style:paragraph-properties style:page-number="auto"/>
      <style:text-properties fo:font-size="1pt" style:font-size-asian="1pt" style:font-size-complex="1pt"/>
    </style:style>
    <style:style style:family="paragraph" style:name="P166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6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2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0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2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2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5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9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1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0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3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4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7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9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1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5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48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0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7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2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91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9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8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6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7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0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1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2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9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55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55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2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7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7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8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72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76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77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80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97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00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07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11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16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3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3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40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40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41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55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55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58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61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75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85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8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01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020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1.732cm" fo:margin-top="1.732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71cm"/>
      </style:header-style>
      <style:footer-style>
        <style:header-footer-properties fo:min-height="1.161cm" fo:margin-top="1.161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60cm" fo:margin-top="1.760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3.113cm" fo:margin-top="3.113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081cm" fo:margin-top="1.081cm"/>
      </style:footer-style>
    </style:page-layout>
    <style:page-layout style:name="Mpm3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3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3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3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3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3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4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4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4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4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2.870cm" fo:margin-top="2.870cm"/>
      </style:footer-style>
    </style:page-layout>
    <style:page-layout style:name="Mpm4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4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4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4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3.463cm" fo:margin-top="3.463cm"/>
      </style:footer-style>
    </style:page-layout>
    <style:page-layout style:name="Mpm5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5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2.852cm" fo:margin-top="2.852cm"/>
      </style:footer-style>
    </style:page-layout>
    <style:page-layout style:name="Mpm5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5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5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5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5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5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6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6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6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6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3.113cm" fo:margin-top="3.113cm"/>
      </style:footer-style>
    </style:page-layout>
    <style:page-layout style:name="Mpm6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6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787cm" fo:margin-top="1.787cm"/>
      </style:footer-style>
    </style:page-layout>
    <style:page-layout style:name="Mpm6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6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2.817cm" fo:margin-top="2.817cm"/>
      </style:footer-style>
    </style:page-layout>
    <style:page-layout style:name="Mpm7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30cm"/>
      </style:header-style>
      <style:footer-style>
        <style:header-footer-properties fo:min-height="1.630cm" fo:margin-top="1.630cm"/>
      </style:footer-style>
    </style:page-layout>
  </office:automatic-styles>
  <office:master-styles>
    <style:master-page style:name="PageStyle0" style:page-layout-name="Mpm0">
      <style:header>
        <text:p text:style-name="P5020"/>
      </style:header>
      <style:footer>
        <text:p text:style-name="P5020"/>
      </style:footer>
    </style:master-page>
    <style:master-page style:name="PageStyle1" style:page-layout-name="Mpm1">
      <style:header>
        <text:p text:style-name="P5020"/>
      </style:header>
      <style:footer>
        <text:p text:style-name="P1"><draw:frame draw:style-name="Mfr1" svg:x="10.425cm" svg:y="28.233cm" fo:min-width="0.145cm" fo:min-height="0.245cm" text:anchor-type="paragraph"><draw:text-box><text:p text:style-name="P3762"><text:page-number/></text:p></draw:text-box></draw:frame></text:p>
      </style:footer>
    </style:master-page>
    <style:master-page style:name="PageStyle2" style:page-layout-name="Mpm2">
      <style:header>
        <text:p text:style-name="P5020"/>
      </style:header>
      <style:footer>
        <text:p text:style-name="P5020"/>
      </style:footer>
    </style:master-page>
    <style:master-page style:name="PageStyle3" style:page-layout-name="Mpm3">
      <style:header>
        <text:p text:style-name="P5020"/>
      </style:header>
      <style:footer>
        <text:p text:style-name="P5020"/>
      </style:footer>
    </style:master-page>
    <style:master-page style:name="PageStyle4" style:page-layout-name="Mpm4">
      <style:header>
        <text:p text:style-name="P5020"/>
      </style:header>
      <style:footer>
        <text:p text:style-name="P5020"/>
      </style:footer>
    </style:master-page>
    <style:master-page style:name="PageStyle5" style:page-layout-name="Mpm5">
      <style:header>
        <text:p text:style-name="P5020"/>
      </style:header>
      <style:footer>
        <text:p text:style-name="P5020"/>
      </style:footer>
    </style:master-page>
    <style:master-page style:name="PageStyle6" style:page-layout-name="Mpm6">
      <style:header>
        <text:p text:style-name="P5020"/>
      </style:header>
      <style:footer>
        <text:p text:style-name="P5020"/>
      </style:footer>
    </style:master-page>
    <style:master-page style:name="PageStyle7" style:page-layout-name="Mpm7">
      <style:header>
        <text:p text:style-name="P89"><draw:frame draw:style-name="Mfr37" svg:x="4.627cm" svg:y="1.847cm" fo:min-width="11.726cm" fo:min-height="0.871cm" text:anchor-type="paragraph"><draw:text-box><text:p text:style-name="P3805"><text:span text:style-name="CharStyle49">BAHAGIAN PILIHAN RAYA PERSEKUTUAN: P. 055 LENGGONG</text:span></text:p><text:p text:style-name="P1662"><text:span text:style-name="CharStyle50">FEDERAL CONSTITUENCY: P. 055 LENGGONG</text:span></text:p></draw:text-box></draw:frame></text:p>
      </style:header>
      <style:footer>
        <text:p text:style-name="P90"><draw:frame draw:style-name="Mfr38" svg:x="10.333cm" svg:y="28.229cm" fo:min-width="0.339cm" fo:min-height="0.245cm" text:anchor-type="paragraph"><draw:text-box><text:p text:style-name="P1913"><text:page-number/></text:p></draw:text-box></draw:frame></text:p>
      </style:footer>
    </style:master-page>
    <style:master-page style:name="PageStyle8" style:page-layout-name="Mpm8">
      <style:header>
        <text:p text:style-name="P5020"/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9" style:page-layout-name="Mpm9">
      <style:header>
        <text:p text:style-name="P130"><draw:frame draw:style-name="Mfr43" svg:x="5.041cm" svg:y="1.847cm" fo:min-width="10.904cm" fo:min-height="0.871cm" text:anchor-type="paragraph"><draw:text-box><text:p text:style-name="P2218"><text:span text:style-name="CharStyle49">BAHAGIAN PILIHAN RAYA PERSEKUTUAN: P. 056 LARUT</text:span></text:p><text:p text:style-name="P3771"><text:span text:style-name="CharStyle50">FEDERAL CONSTITUENCY: P. 056 LARUT</text:span></text:p></draw:text-box></draw:frame></text:p>
      </style:header>
      <style:footer>
        <text:p text:style-name="P5020"/>
      </style:footer>
    </style:master-page>
    <style:master-page style:name="PageStyle10" style:page-layout-name="Mpm10">
      <style:header>
        <text:p text:style-name="P5020"/>
      </style:header>
      <style:footer>
        <text:p text:style-name="P133"><draw:frame draw:style-name="Mfr44" svg:x="10.333cm" svg:y="28.229cm" fo:min-width="0.330cm" fo:min-height="0.245cm" text:anchor-type="paragraph"><draw:text-box><text:p text:style-name="P3973"><text:page-number/></text:p></draw:text-box></draw:frame></text:p>
      </style:footer>
    </style:master-page>
    <style:master-page style:name="PageStyle11" style:page-layout-name="Mpm11">
      <style:header>
        <text:p text:style-name="P5020"/>
      </style:header>
      <style:footer>
        <text:p text:style-name="P5020"/>
      </style:footer>
    </style:master-page>
    <style:master-page style:name="PageStyle12" style:page-layout-name="Mpm12">
      <style:header>
        <text:p text:style-name="P174"><draw:frame draw:style-name="Mfr57" svg:x="4.390cm" svg:y="1.847cm" fo:min-width="12.210cm" fo:min-height="0.871cm" text:anchor-type="paragraph"><draw:text-box><text:p text:style-name="P2488"><text:span text:style-name="CharStyle49">BAHAGIAN PILIHAN RAYA PERSEKUTUAN: P. 058 BAGAN SERAI</text:span></text:p><text:p text:style-name="P4162"><text:span text:style-name="CharStyle50">FEDERAL CONSTITUENCY: P. 058 BAGAN SERAI</text:span></text:p></draw:text-box></draw:frame></text:p>
      </style:header>
      <style:footer>
        <text:p text:style-name="P175"><draw:frame draw:style-name="Mfr58" svg:x="10.333cm" svg:y="28.229cm" fo:min-width="0.339cm" fo:min-height="0.245cm" text:anchor-type="paragraph"><draw:text-box><text:p text:style-name="P3725"><text:page-number/></text:p></draw:text-box></draw:frame></text:p>
      </style:footer>
    </style:master-page>
    <style:master-page style:name="PageStyle13" style:page-layout-name="Mpm13">
      <style:header>
        <text:p text:style-name="P5020"/>
      </style:header>
      <style:footer>
        <text:p text:style-name="P5020"/>
      </style:footer>
    </style:master-page>
    <style:master-page style:name="PageStyle14" style:page-layout-name="Mpm14">
      <style:header>
        <text:p text:style-name="P5020"/>
      </style:header>
      <style:footer>
        <text:p text:style-name="P5020"/>
      </style:footer>
    </style:master-page>
    <style:master-page style:name="PageStyle15" style:page-layout-name="Mpm15">
      <style:header>
        <text:p text:style-name="P5020"/>
      </style:header>
      <style:footer>
        <text:p text:style-name="P5020"/>
      </style:footer>
    </style:master-page>
    <style:master-page style:name="PageStyle16" style:page-layout-name="Mpm16">
      <style:header>
        <text:p text:style-name="P5020"/>
      </style:header>
      <style:footer>
        <text:p text:style-name="P5020"/>
      </style:footer>
    </style:master-page>
    <style:master-page style:name="PageStyle17" style:page-layout-name="Mpm17">
      <style:header>
        <text:p text:style-name="P5020"/>
      </style:header>
      <style:footer>
        <text:p text:style-name="P5020"/>
      </style:footer>
    </style:master-page>
    <style:master-page style:name="PageStyle18" style:page-layout-name="Mpm18">
      <style:header>
        <text:p text:style-name="P5020"/>
      </style:header>
      <style:footer>
        <text:p text:style-name="P5020"/>
      </style:footer>
    </style:master-page>
    <style:master-page style:name="PageStyle19" style:page-layout-name="Mpm19">
      <style:header>
        <text:p text:style-name="P5020"/>
      </style:header>
      <style:footer>
        <text:p text:style-name="P5020"/>
      </style:footer>
    </style:master-page>
    <style:master-page style:name="PageStyle20" style:page-layout-name="Mpm20">
      <style:header>
        <text:p text:style-name="P5020"/>
      </style:header>
      <style:footer>
        <text:p text:style-name="P5020"/>
      </style:footer>
    </style:master-page>
    <style:master-page style:name="PageStyle21" style:page-layout-name="Mpm21">
      <style:header>
        <text:p text:style-name="P468"><draw:frame draw:style-name="Mfr160" svg:x="4.085cm" svg:y="1.864cm" fo:min-width="12.912cm" fo:min-height="0.855cm" text:anchor-type="paragraph"><draw:text-box><text:p text:style-name="P3418"><text:span text:style-name="CharStyle49">BAHAGIAN PILIHAN RAYA PERSEKUTUAN: P. 061 PADANG RENGAS</text:span></text:p><text:p text:style-name="P2002"><text:span text:style-name="CharStyle50">FEDERAL CONSTITUENCY: P. 061 PADANG RENGAS</text:span></text:p></draw:text-box></draw:frame></text:p>
      </style:header>
      <style:header-left>
        <text:p text:style-name="P468"><draw:frame draw:style-name="Mfr160" svg:x="4.085cm" svg:y="1.864cm" fo:min-width="12.912cm" fo:min-height="0.855cm" text:anchor-type="paragraph"><draw:text-box><text:p text:style-name="P3418"><text:span text:style-name="CharStyle49">BAHAGIAN PILIHAN RAYA PERSEKUTUAN: P. 061 PADANG RENGAS</text:span></text:p><text:p text:style-name="P2002"><text:span text:style-name="CharStyle50">FEDERAL CONSTITUENCY: P. 061 PADANG RENGAS</text:span></text:p></draw:text-box></draw:frame></text:p>
      </style:header-left>
      <style:footer>
        <text:p text:style-name="P469"><draw:frame draw:style-name="Mfr161" svg:x="10.324cm" svg:y="28.229cm" fo:min-width="0.347cm" fo:min-height="0.245cm" text:anchor-type="paragraph"><draw:text-box><text:p text:style-name="P3425"><text:page-number/></text:p></draw:text-box></draw:frame></text:p>
      </style:footer>
      <style:footer-left>
        <text:p text:style-name="P469"><draw:frame draw:style-name="Mfr161" svg:x="10.324cm" svg:y="28.229cm" fo:min-width="0.347cm" fo:min-height="0.245cm" text:anchor-type="paragraph"><draw:text-box><text:p text:style-name="P3425"><text:page-number/></text:p></draw:text-box></draw:frame></text:p>
      </style:footer-left>
    </style:master-page>
    <style:master-page style:name="PageStyle22" style:page-layout-name="Mpm22">
      <style:header>
        <text:p text:style-name="P5020"/>
      </style:header>
      <style:header-left>
        <text:p text:style-name="P509"><draw:frame draw:style-name="Mfr165" svg:x="4.330cm" svg:y="1.864cm" fo:min-width="12.328cm" fo:min-height="0.855cm" text:anchor-type="paragraph"><draw:text-box><text:p text:style-name="P5016"><text:span text:style-name="CharStyle49">BAHAGIAN PILIHAN RAYA PERSEKUTUAN: P. 062 SUNGAI SIPUT</text:span></text:p><text:p text:style-name="P3686"><text:span text:style-name="CharStyle50">FEDERAL CONSTITUENCY: P. 062 SUNGAI SIPUT</text:span></text:p></draw:text-box></draw:frame></text:p>
      </style:header-left>
      <style:footer>
        <text:p text:style-name="P133"><draw:frame draw:style-name="Mfr44" svg:x="10.333cm" svg:y="28.229cm" fo:min-width="0.330cm" fo:min-height="0.245cm" text:anchor-type="paragraph"><draw:text-box><text:p text:style-name="P3973"><text:page-number/></text:p></draw:text-box></draw:frame></text:p>
      </style:footer>
      <style:footer-left>
        <text:p text:style-name="P510"><draw:frame draw:style-name="Mfr166" svg:x="10.324cm" svg:y="28.229cm" fo:min-width="0.356cm" fo:min-height="0.245cm" text:anchor-type="paragraph"><draw:text-box><text:p text:style-name="P3295"><text:page-number/></text:p></draw:text-box></draw:frame></text:p>
      </style:footer-left>
    </style:master-page>
    <style:master-page style:name="PageStyle23" style:page-layout-name="Mpm23">
      <style:header>
        <text:p text:style-name="P5020"/>
      </style:header>
      <style:header-left>
        <text:p text:style-name="P509"><draw:frame draw:style-name="Mfr165" svg:x="4.330cm" svg:y="1.864cm" fo:min-width="12.328cm" fo:min-height="0.855cm" text:anchor-type="paragraph"><draw:text-box><text:p text:style-name="P5016"><text:span text:style-name="CharStyle49">BAHAGIAN PILIHAN RAYA PERSEKUTUAN: P. 062 SUNGAI SIPUT</text:span></text:p><text:p text:style-name="P3686"><text:span text:style-name="CharStyle50">FEDERAL CONSTITUENCY: P. 062 SUNGAI SIPUT</text:span></text:p></draw:text-box></draw:frame></text:p>
      </style:header-left>
      <style:footer>
        <text:p text:style-name="P133"><draw:frame draw:style-name="Mfr44" svg:x="10.333cm" svg:y="28.229cm" fo:min-width="0.330cm" fo:min-height="0.245cm" text:anchor-type="paragraph"><draw:text-box><text:p text:style-name="P3973"><text:page-number/></text:p></draw:text-box></draw:frame></text:p>
      </style:footer>
      <style:footer-left>
        <text:p text:style-name="P510"><draw:frame draw:style-name="Mfr166" svg:x="10.324cm" svg:y="28.229cm" fo:min-width="0.356cm" fo:min-height="0.245cm" text:anchor-type="paragraph"><draw:text-box><text:p text:style-name="P3295"><text:page-number/></text:p></draw:text-box></draw:frame></text:p>
      </style:footer-left>
    </style:master-page>
    <style:master-page style:name="PageStyle24" style:page-layout-name="Mpm24">
      <style:header>
        <text:p text:style-name="P549"><draw:frame draw:style-name="Mfr169" svg:x="16.023cm" svg:y="1.856cm" fo:min-width="3.030cm" fo:min-height="1.125cm" text:anchor-type="paragraph"><draw:text-box><text:p text:style-name="P3558"><text:span text:style-name="CharStyle104">(</text:span><text:span text:style-name="CharStyle105">3</text:span><text:span text:style-name="CharStyle104">)</text:span></text:p><text:p text:style-name="P3672"><text:span text:style-name="CharStyle106">Bilangan Pemilih</text:span></text:p></draw:text-box></draw:frame></text:p>
      </style:header>
      <style:footer>
        <text:p text:style-name="P5020"/>
      </style:footer>
    </style:master-page>
    <style:master-page style:name="PageStyle25" style:page-layout-name="Mpm25">
      <style:header>
        <text:p text:style-name="P549"><draw:frame draw:style-name="Mfr169" svg:x="16.023cm" svg:y="1.856cm" fo:min-width="3.030cm" fo:min-height="1.125cm" text:anchor-type="paragraph"><draw:text-box><text:p text:style-name="P3558"><text:span text:style-name="CharStyle104">(</text:span><text:span text:style-name="CharStyle105">3</text:span><text:span text:style-name="CharStyle104">)</text:span></text:p><text:p text:style-name="P3672"><text:span text:style-name="CharStyle106">Bilangan Pemilih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26" style:page-layout-name="Mpm26">
      <style:header>
        <text:p text:style-name="P549"><draw:frame draw:style-name="Mfr169" svg:x="16.023cm" svg:y="1.856cm" fo:min-width="3.030cm" fo:min-height="1.125cm" text:anchor-type="paragraph"><draw:text-box><text:p text:style-name="P3558"><text:span text:style-name="CharStyle104">(</text:span><text:span text:style-name="CharStyle105">3</text:span><text:span text:style-name="CharStyle104">)</text:span></text:p><text:p text:style-name="P3672"><text:span text:style-name="CharStyle106">Bilangan Pemilih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27" style:page-layout-name="Mpm27">
      <style:header>
        <text:p text:style-name="P549"><draw:frame draw:style-name="Mfr169" svg:x="16.023cm" svg:y="1.856cm" fo:min-width="3.030cm" fo:min-height="1.125cm" text:anchor-type="paragraph"><draw:text-box><text:p text:style-name="P3558"><text:span text:style-name="CharStyle104">(</text:span><text:span text:style-name="CharStyle105">3</text:span><text:span text:style-name="CharStyle104">)</text:span></text:p><text:p text:style-name="P3672"><text:span text:style-name="CharStyle106">Bilangan Pemilih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28" style:page-layout-name="Mpm28">
      <style:header>
        <text:p text:style-name="P549"><draw:frame draw:style-name="Mfr169" svg:x="16.023cm" svg:y="1.856cm" fo:min-width="3.030cm" fo:min-height="1.125cm" text:anchor-type="paragraph"><draw:text-box><text:p text:style-name="P3558"><text:span text:style-name="CharStyle104">(</text:span><text:span text:style-name="CharStyle105">3</text:span><text:span text:style-name="CharStyle104">)</text:span></text:p><text:p text:style-name="P3672"><text:span text:style-name="CharStyle106">Bilangan Pemilih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29" style:page-layout-name="Mpm29">
      <style:header>
        <text:p text:style-name="P710"><draw:frame draw:style-name="Mfr217" svg:x="4.491cm" svg:y="1.864cm" fo:min-width="12.023cm" fo:min-height="0.855cm" text:anchor-type="paragraph"><draw:text-box><text:p text:style-name="P1824"><text:span text:style-name="CharStyle10">BAHAGIAN PILIHAN RAYA PERSEKUTUAN: P. 064 IPOH TIMOR</text:span></text:p><text:p text:style-name="P4387"><text:span text:style-name="CharStyle118">FEDERAL CONSTITUENCY: P. 064 IPOH TIMOR</text:span></text:p></draw:text-box></draw:frame></text:p>
      </style:header>
      <style:header-left>
        <text:p text:style-name="P710"><draw:frame draw:style-name="Mfr217" svg:x="4.491cm" svg:y="1.864cm" fo:min-width="12.023cm" fo:min-height="0.855cm" text:anchor-type="paragraph"><draw:text-box><text:p text:style-name="P1824"><text:span text:style-name="CharStyle10">BAHAGIAN PILIHAN RAYA PERSEKUTUAN: P. 064 IPOH TIMOR</text:span></text:p><text:p text:style-name="P4387"><text:span text:style-name="CharStyle118">FEDERAL CONSTITUENCY: P. 064 IPOH TIMOR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30" style:page-layout-name="Mpm30">
      <style:header>
        <text:p text:style-name="P5020"/>
      </style:header>
      <style:header-left>
        <text:p text:style-name="P549"><draw:frame draw:style-name="Mfr169" svg:x="16.023cm" svg:y="1.856cm" fo:min-width="3.030cm" fo:min-height="1.125cm" text:anchor-type="paragraph"><draw:text-box><text:p text:style-name="P3558"><text:span text:style-name="CharStyle104">(</text:span><text:span text:style-name="CharStyle105">3</text:span><text:span text:style-name="CharStyle104">)</text:span></text:p><text:p text:style-name="P3672"><text:span text:style-name="CharStyle106">Bilangan Pemilih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31" style:page-layout-name="Mpm31">
      <style:header>
        <text:p text:style-name="P5020"/>
      </style:header>
      <style:header-left>
        <text:p text:style-name="P549"><draw:frame draw:style-name="Mfr169" svg:x="16.023cm" svg:y="1.856cm" fo:min-width="3.030cm" fo:min-height="1.125cm" text:anchor-type="paragraph"><draw:text-box><text:p text:style-name="P3558"><text:span text:style-name="CharStyle104">(</text:span><text:span text:style-name="CharStyle105">3</text:span><text:span text:style-name="CharStyle104">)</text:span></text:p><text:p text:style-name="P3672"><text:span text:style-name="CharStyle106">Bilangan Pemilih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32" style:page-layout-name="Mpm32">
      <style:header>
        <text:p text:style-name="P753"><draw:frame draw:style-name="Mfr237" svg:x="4.475cm" svg:y="1.864cm" fo:min-width="12.040cm" fo:min-height="0.855cm" text:anchor-type="paragraph"><draw:text-box><text:p text:style-name="P4617"><text:span text:style-name="CharStyle10">BAHAGIAN PILIHAN RAYA PERSEKUTUAN: P. 066 IPOH BARAT</text:span></text:p><text:p text:style-name="P3676"><text:span text:style-name="CharStyle118">FEDERAL CONSTITUENCY: P. 066 IPOH BARAT</text:span></text:p></draw:text-box></draw:frame></text:p>
      </style:header>
      <style:header-left>
        <text:p text:style-name="P753"><draw:frame draw:style-name="Mfr237" svg:x="4.475cm" svg:y="1.864cm" fo:min-width="12.040cm" fo:min-height="0.855cm" text:anchor-type="paragraph"><draw:text-box><text:p text:style-name="P4617"><text:span text:style-name="CharStyle10">BAHAGIAN PILIHAN RAYA PERSEKUTUAN: P. 066 IPOH BARAT</text:span></text:p><text:p text:style-name="P3676"><text:span text:style-name="CharStyle118">FEDERAL CONSTITUENCY: P. 066 IPOH BARAT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33" style:page-layout-name="Mpm33">
      <style:header>
        <text:p text:style-name="P5020"/>
      </style:header>
      <style:header-left>
        <text:p text:style-name="P797"><draw:frame draw:style-name="Mfr271" svg:x="4.475cm" svg:y="1.864cm" fo:min-width="12.040cm" fo:min-height="0.931cm" text:anchor-type="paragraph"><draw:text-box><text:p text:style-name="P2198"><text:span text:style-name="CharStyle10">BAHAGIAN PILIHAN RAYA PERSEKUTUAN: P. 066 BATU GAJAH</text:span></text:p><text:p text:style-name="P3551"><text:span text:style-name="CharStyle118">FEDERAL CONSTITUENCY: P. 066 BATU GAJAH</text:span></text:p></draw:text-box></draw:frame></text:p>
      </style:header-left>
      <style:footer>
        <text:p text:style-name="P757"><draw:frame draw:style-name="Mfr239" svg:x="10.317cm" svg:y="28.229cm" fo:min-width="0.363cm" fo:min-height="0.245cm" text:anchor-type="paragraph"><draw:text-box><text:p text:style-name="P4335"><text:span text:style-name="CharStyle123">38</text:span></text:p></draw:text-box></draw:frame></text:p>
      </style:footer>
      <style:footer-left>
        <text:p text:style-name="P5020"/>
      </style:footer-left>
    </style:master-page>
    <style:master-page style:name="PageStyle34" style:page-layout-name="Mpm34">
      <style:header>
        <text:p text:style-name="P5020"/>
      </style:header>
      <style:header-left>
        <text:p text:style-name="P797"><draw:frame draw:style-name="Mfr271" svg:x="4.475cm" svg:y="1.864cm" fo:min-width="12.040cm" fo:min-height="0.931cm" text:anchor-type="paragraph"><draw:text-box><text:p text:style-name="P2198"><text:span text:style-name="CharStyle10">BAHAGIAN PILIHAN RAYA PERSEKUTUAN: P. 066 BATU GAJAH</text:span></text:p><text:p text:style-name="P3551"><text:span text:style-name="CharStyle118">FEDERAL CONSTITUENCY: P. 066 BATU GAJAH</text:span></text:p></draw:text-box></draw:frame></text:p>
      </style:header-left>
      <style:footer>
        <text:p text:style-name="P757"><draw:frame draw:style-name="Mfr239" svg:x="10.317cm" svg:y="28.229cm" fo:min-width="0.363cm" fo:min-height="0.245cm" text:anchor-type="paragraph"><draw:text-box><text:p text:style-name="P4335"><text:span text:style-name="CharStyle123">38</text:span></text:p></draw:text-box></draw:frame></text:p>
      </style:footer>
      <style:footer-left>
        <text:p text:style-name="P5020"/>
      </style:footer-left>
    </style:master-page>
    <style:master-page style:name="PageStyle35" style:page-layout-name="Mpm35">
      <style:header>
        <text:p text:style-name="P5020"/>
      </style:header>
      <style:footer>
        <text:p text:style-name="P800"><draw:frame draw:style-name="Mfr273" svg:x="10.317cm" svg:y="28.229cm" fo:min-width="0.347cm" fo:min-height="0.245cm" text:anchor-type="paragraph"><draw:text-box><text:p text:style-name="P3081"><text:page-number/></text:p></draw:text-box></draw:frame></text:p>
      </style:footer>
    </style:master-page>
    <style:master-page style:name="PageStyle36" style:page-layout-name="Mpm36">
      <style:header>
        <text:p text:style-name="P803"><draw:frame draw:style-name="Mfr276" svg:x="4.034cm" svg:y="1.864cm" fo:min-width="12.929cm" fo:min-height="0.855cm" text:anchor-type="paragraph"><draw:text-box><text:p text:style-name="P4115"><text:span text:style-name="CharStyle10">BAHAGIAN PILIHAN RAYA PERSEKUTUAN: P. 067 KUALA KANGSAR</text:span></text:p><text:p text:style-name="P4331"><text:span text:style-name="CharStyle118">FEDERAL CONSTITUENCY: P. 067 KUALA KANGSAR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37" style:page-layout-name="Mpm37">
      <style:header>
        <text:p text:style-name="P803"><draw:frame draw:style-name="Mfr276" svg:x="4.034cm" svg:y="1.864cm" fo:min-width="12.929cm" fo:min-height="0.855cm" text:anchor-type="paragraph"><draw:text-box><text:p text:style-name="P4115"><text:span text:style-name="CharStyle10">BAHAGIAN PILIHAN RAYA PERSEKUTUAN: P. 067 KUALA KANGSAR</text:span></text:p><text:p text:style-name="P4331"><text:span text:style-name="CharStyle118">FEDERAL CONSTITUENCY: P. 067 KUALA KANGSAR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38" style:page-layout-name="Mpm38">
      <style:header>
        <text:p text:style-name="P803"><draw:frame draw:style-name="Mfr276" svg:x="4.034cm" svg:y="1.864cm" fo:min-width="12.929cm" fo:min-height="0.855cm" text:anchor-type="paragraph"><draw:text-box><text:p text:style-name="P4115"><text:span text:style-name="CharStyle10">BAHAGIAN PILIHAN RAYA PERSEKUTUAN: P. 067 KUALA KANGSAR</text:span></text:p><text:p text:style-name="P4331"><text:span text:style-name="CharStyle118">FEDERAL CONSTITUENCY: P. 067 KUALA KANGSAR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39" style:page-layout-name="Mpm39">
      <style:header>
        <text:p text:style-name="P849"><draw:frame draw:style-name="Mfr290" svg:x="4.381cm" svg:y="1.864cm" fo:min-width="12.234cm" fo:min-height="0.855cm" text:anchor-type="paragraph"><draw:text-box><text:p text:style-name="P4557"><text:span text:style-name="CharStyle10">BAHAGIAN PILIHAN RAYA PERSEKUTUAN: P. 068 AYER TAWAR</text:span></text:p><text:p text:style-name="P3629"><text:span text:style-name="CharStyle118">FEDERAL CONSTITUENCY: P. 068AYER TAWAR</text:span></text:p></draw:text-box></draw:frame></text:p>
      </style:header>
      <style:header-left>
        <text:p text:style-name="P849"><draw:frame draw:style-name="Mfr290" svg:x="4.381cm" svg:y="1.864cm" fo:min-width="12.234cm" fo:min-height="0.855cm" text:anchor-type="paragraph"><draw:text-box><text:p text:style-name="P4557"><text:span text:style-name="CharStyle10">BAHAGIAN PILIHAN RAYA PERSEKUTUAN: P. 068 AYER TAWAR</text:span></text:p><text:p text:style-name="P3629"><text:span text:style-name="CharStyle118">FEDERAL CONSTITUENCY: P. 068AYER TAWAR</text:span></text:p></draw:text-box></draw:frame></text:p>
      </style:header-left>
      <style:footer>
        <text:p text:style-name="P850"><draw:frame draw:style-name="Mfr291" svg:x="10.308cm" svg:y="28.229cm" fo:min-width="0.372cm" fo:min-height="0.245cm" text:anchor-type="paragraph"><draw:text-box><text:p text:style-name="P4073"><text:page-number/></text:p></draw:text-box></draw:frame></text:p>
      </style:footer>
      <style:footer-left>
        <text:p text:style-name="P850"><draw:frame draw:style-name="Mfr291" svg:x="10.308cm" svg:y="28.229cm" fo:min-width="0.372cm" fo:min-height="0.245cm" text:anchor-type="paragraph"><draw:text-box><text:p text:style-name="P4073"><text:page-number/></text:p></draw:text-box></draw:frame></text:p>
      </style:footer-left>
    </style:master-page>
    <style:master-page style:name="PageStyle40" style:page-layout-name="Mpm40">
      <style:header>
        <text:p text:style-name="P5020"/>
      </style:header>
      <style:footer>
        <text:p text:style-name="P800"><draw:frame draw:style-name="Mfr273" svg:x="10.317cm" svg:y="28.229cm" fo:min-width="0.347cm" fo:min-height="0.245cm" text:anchor-type="paragraph"><draw:text-box><text:p text:style-name="P3081"><text:page-number/></text:p></draw:text-box></draw:frame></text:p>
      </style:footer>
    </style:master-page>
    <style:master-page style:name="PageStyle41" style:page-layout-name="Mpm41">
      <style:header>
        <text:p text:style-name="P5020"/>
      </style:header>
      <style:footer>
        <text:p text:style-name="P5020"/>
      </style:footer>
    </style:master-page>
    <style:master-page style:name="PageStyle42" style:page-layout-name="Mpm42">
      <style:header>
        <text:p text:style-name="P929"><draw:frame draw:style-name="Mfr298" svg:x="5.092cm" svg:y="1.864cm" fo:min-width="10.804cm" fo:min-height="0.855cm" text:anchor-type="paragraph"><draw:text-box><text:p text:style-name="P4408"><text:span text:style-name="CharStyle10">BAHAGIAN PILIHAN RAYA PERSEKUTUAN: P. 069 PARIT</text:span></text:p><text:p text:style-name="P2173"><text:span text:style-name="CharStyle118">FEDERAL CONSTITUENCY: P. 069 PARIT</text:span></text:p></draw:text-box></draw:frame></text:p>
      </style:header>
      <style:footer>
        <text:p text:style-name="P930"><draw:frame draw:style-name="Mfr299" svg:x="10.308cm" svg:y="28.229cm" fo:min-width="0.363cm" fo:min-height="0.245cm" text:anchor-type="paragraph"><draw:text-box><text:p text:style-name="P3498"><text:page-number/></text:p></draw:text-box></draw:frame></text:p>
      </style:footer>
    </style:master-page>
    <style:master-page style:name="PageStyle43" style:page-layout-name="Mpm43">
      <style:header>
        <text:p text:style-name="P5020"/>
      </style:header>
      <style:footer>
        <text:p text:style-name="P5020"/>
      </style:footer>
    </style:master-page>
    <style:master-page style:name="PageStyle44" style:page-layout-name="Mpm44">
      <style:header>
        <text:p text:style-name="P5020"/>
      </style:header>
      <style:footer>
        <text:p text:style-name="P5020"/>
      </style:footer>
    </style:master-page>
    <style:master-page style:name="PageStyle45" style:page-layout-name="Mpm45">
      <style:header>
        <text:p text:style-name="P1014"><draw:frame draw:style-name="Mfr317" svg:x="4.847cm" svg:y="1.864cm" fo:min-width="11.312cm" fo:min-height="0.855cm" text:anchor-type="paragraph"><draw:text-box><text:p text:style-name="P1806"><text:span text:style-name="CharStyle10">BAHAGIAN PILIHAN RAYA PERSEKUTUAN: P. 070 KAMPAR</text:span></text:p><text:p text:style-name="P4551"><text:span text:style-name="CharStyle118">FEDERAL CONSTITUENCY: P. 070 KAMPAR</text:span></text:p></draw:text-box></draw:frame></text:p>
      </style:header>
      <style:header-left>
        <text:p text:style-name="P1014"><draw:frame draw:style-name="Mfr317" svg:x="4.847cm" svg:y="1.864cm" fo:min-width="11.312cm" fo:min-height="0.855cm" text:anchor-type="paragraph"><draw:text-box><text:p text:style-name="P1806"><text:span text:style-name="CharStyle10">BAHAGIAN PILIHAN RAYA PERSEKUTUAN: P. 070 KAMPAR</text:span></text:p><text:p text:style-name="P4551"><text:span text:style-name="CharStyle118">FEDERAL CONSTITUENCY: P. 070 KAMPAR</text:span></text:p></draw:text-box></draw:frame></text:p>
      </style:header-left>
      <style:footer>
        <text:p text:style-name="P1015"><draw:frame draw:style-name="Mfr318" svg:x="18.022cm" svg:y="25.605cm" fo:min-width="1.288cm" fo:min-height="0.372cm" text:anchor-type="paragraph"><draw:text-box><text:p text:style-name="P2149"><text:span text:style-name="CharStyle10">22,465</text:span></text:p></draw:text-box></draw:frame><draw:frame draw:style-name="Mfr319" svg:x="10.317cm" svg:y="28.229cm" fo:min-width="0.356cm" fo:min-height="0.245cm" text:anchor-type="paragraph"><draw:text-box><text:p text:style-name="P2916"><text:page-number/></text:p></draw:text-box></draw:frame></text:p>
      </style:footer>
      <style:footer-left>
        <text:p text:style-name="P1015"><draw:frame draw:style-name="Mfr318" svg:x="18.022cm" svg:y="25.605cm" fo:min-width="1.288cm" fo:min-height="0.372cm" text:anchor-type="paragraph"><draw:text-box><text:p text:style-name="P2149"><text:span text:style-name="CharStyle10">22,465</text:span></text:p></draw:text-box></draw:frame><draw:frame draw:style-name="Mfr319" svg:x="10.317cm" svg:y="28.229cm" fo:min-width="0.356cm" fo:min-height="0.245cm" text:anchor-type="paragraph"><draw:text-box><text:p text:style-name="P2916"><text:page-number/></text:p></draw:text-box></draw:frame></text:p>
      </style:footer-left>
    </style:master-page>
    <style:master-page style:name="PageStyle46" style:page-layout-name="Mpm46">
      <style:header>
        <text:p text:style-name="P5020"/>
      </style:header>
      <style:footer>
        <text:p text:style-name="P800"><draw:frame draw:style-name="Mfr273" svg:x="10.317cm" svg:y="28.229cm" fo:min-width="0.347cm" fo:min-height="0.245cm" text:anchor-type="paragraph"><draw:text-box><text:p text:style-name="P3081"><text:page-number/></text:p></draw:text-box></draw:frame></text:p>
      </style:footer>
    </style:master-page>
    <style:master-page style:name="PageStyle47" style:page-layout-name="Mpm47">
      <style:header>
        <text:p text:style-name="P5020"/>
      </style:header>
      <style:footer>
        <text:p text:style-name="P5020"/>
      </style:footer>
    </style:master-page>
    <style:master-page style:name="PageStyle48" style:page-layout-name="Mpm48">
      <style:header>
        <text:p text:style-name="P5020"/>
      </style:header>
      <style:footer>
        <text:p text:style-name="P5020"/>
      </style:footer>
    </style:master-page>
    <style:master-page style:name="PageStyle49" style:page-layout-name="Mpm49">
      <style:header>
        <text:p text:style-name="P5020"/>
      </style:header>
      <style:footer>
        <text:p text:style-name="P1133"><draw:frame draw:style-name="Mfr343" svg:x="18.022cm" svg:y="25.012cm" fo:min-width="1.295cm" fo:min-height="0.356cm" text:anchor-type="paragraph"><draw:text-box><text:p text:style-name="P4405"><text:span text:style-name="CharStyle10">22,679</text:span></text:p></draw:text-box></draw:frame><draw:frame draw:style-name="Mfr344" svg:x="10.317cm" svg:y="28.229cm" fo:min-width="0.363cm" fo:min-height="0.245cm" text:anchor-type="paragraph"><draw:text-box><text:p text:style-name="P2030"><text:page-number/></text:p></draw:text-box></draw:frame></text:p>
      </style:footer>
    </style:master-page>
    <style:master-page style:name="PageStyle50" style:page-layout-name="Mpm50">
      <style:header>
        <text:p text:style-name="P1135"><draw:frame draw:style-name="Mfr345" svg:x="16.023cm" svg:y="1.856cm" fo:min-width="3.030cm" fo:min-height="1.125cm" text:anchor-type="paragraph"><draw:text-box><text:p text:style-name="P3405"><text:span text:style-name="CharStyle104">(</text:span><text:span text:style-name="CharStyle105">3</text:span><text:span text:style-name="CharStyle104">)</text:span></text:p><text:p text:style-name="P1995"><text:span text:style-name="CharStyle125">Bilangan Pemilih</text:span></text:p></draw:text-box></draw:frame></text:p>
      </style:header>
      <style:footer>
        <text:p text:style-name="P5020"/>
      </style:footer>
    </style:master-page>
    <style:master-page style:name="PageStyle51" style:page-layout-name="Mpm51">
      <style:header>
        <text:p text:style-name="P1137"><draw:frame draw:style-name="Mfr347" svg:x="5.016cm" svg:y="1.864cm" fo:min-width="10.956cm" fo:min-height="0.855cm" text:anchor-type="paragraph"><draw:text-box><text:p text:style-name="P4009"><text:span text:style-name="CharStyle10">BAHAGIAN PILIHAN RAYA PERSEKUTUAN: P. 072 TAPAH</text:span></text:p><text:p text:style-name="P4411"><text:span text:style-name="CharStyle118">FEDERAL CONSTITUENCY: P. 072 TAPAH</text:span></text:p></draw:text-box></draw:frame></text:p>
      </style:header>
      <style:footer>
        <text:p text:style-name="P1138"><draw:frame draw:style-name="Mfr348" svg:x="18.022cm" svg:y="25.622cm" fo:min-width="1.295cm" fo:min-height="0.356cm" text:anchor-type="paragraph"><draw:text-box><text:p text:style-name="P2506"><text:span text:style-name="CharStyle10">20,810</text:span></text:p></draw:text-box></draw:frame><draw:frame draw:style-name="Mfr349" svg:x="10.317cm" svg:y="28.229cm" fo:min-width="0.356cm" fo:min-height="0.245cm" text:anchor-type="paragraph"><draw:text-box><text:p text:style-name="P3272"><text:page-number/></text:p></draw:text-box></draw:frame></text:p>
      </style:footer>
    </style:master-page>
    <style:master-page style:name="PageStyle52" style:page-layout-name="Mpm52">
      <style:header>
        <text:p text:style-name="P1173"><draw:frame draw:style-name="Mfr352" svg:x="16.023cm" svg:y="1.856cm" fo:min-width="3.030cm" fo:min-height="1.125cm" text:anchor-type="paragraph"><draw:text-box><text:p text:style-name="P2629"><text:span text:style-name="CharStyle104">(</text:span><text:span text:style-name="CharStyle105">3</text:span><text:span text:style-name="CharStyle104">)</text:span></text:p><text:p text:style-name="P1720"><text:span text:style-name="CharStyle106">Bilangan Pemilih</text:span></text:p></draw:text-box></draw:frame></text:p>
      </style:header>
      <style:header-left>
        <text:p text:style-name="P1173"><draw:frame draw:style-name="Mfr352" svg:x="16.023cm" svg:y="1.856cm" fo:min-width="3.030cm" fo:min-height="1.125cm" text:anchor-type="paragraph"><draw:text-box><text:p text:style-name="P2629"><text:span text:style-name="CharStyle104">(</text:span><text:span text:style-name="CharStyle105">3</text:span><text:span text:style-name="CharStyle104">)</text:span></text:p><text:p text:style-name="P1720"><text:span text:style-name="CharStyle106">Bilangan Pemilih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53" style:page-layout-name="Mpm53">
      <style:header>
        <text:p text:style-name="P1135"><draw:frame draw:style-name="Mfr345" svg:x="16.023cm" svg:y="1.856cm" fo:min-width="3.030cm" fo:min-height="1.125cm" text:anchor-type="paragraph"><draw:text-box><text:p text:style-name="P3405"><text:span text:style-name="CharStyle104">(</text:span><text:span text:style-name="CharStyle105">3</text:span><text:span text:style-name="CharStyle104">)</text:span></text:p><text:p text:style-name="P1995"><text:span text:style-name="CharStyle125">Bilangan Pemilih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54" style:page-layout-name="Mpm54">
      <style:header>
        <text:p text:style-name="P1135"><draw:frame draw:style-name="Mfr345" svg:x="16.023cm" svg:y="1.856cm" fo:min-width="3.030cm" fo:min-height="1.125cm" text:anchor-type="paragraph"><draw:text-box><text:p text:style-name="P3405"><text:span text:style-name="CharStyle104">(</text:span><text:span text:style-name="CharStyle105">3</text:span><text:span text:style-name="CharStyle104">)</text:span></text:p><text:p text:style-name="P1995"><text:span text:style-name="CharStyle125">Bilangan Pemilih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55" style:page-layout-name="Mpm55">
      <style:header>
        <text:p text:style-name="P5020"/>
      </style:header>
      <style:footer>
        <text:p text:style-name="P800"><draw:frame draw:style-name="Mfr273" svg:x="10.317cm" svg:y="28.229cm" fo:min-width="0.347cm" fo:min-height="0.245cm" text:anchor-type="paragraph"><draw:text-box><text:p text:style-name="P3081"><text:page-number/></text:p></draw:text-box></draw:frame></text:p>
      </style:footer>
    </style:master-page>
    <style:master-page style:name="PageStyle56" style:page-layout-name="Mpm56">
      <style:header>
        <text:p text:style-name="P5020"/>
      </style:header>
      <style:footer>
        <text:p text:style-name="P5020"/>
      </style:footer>
    </style:master-page>
    <style:master-page style:name="PageStyle57" style:page-layout-name="Mpm57">
      <style:header>
        <text:p text:style-name="P1258"><draw:frame draw:style-name="Mfr372" svg:x="4.999cm" svg:y="1.864cm" fo:min-width="10.998cm" fo:min-height="0.855cm" text:anchor-type="paragraph"><draw:text-box><text:p text:style-name="P1893"><text:span text:style-name="CharStyle10">BAHAGIAN PILIHAN RAYA PERSEKUTUAN: P. 074 LUMUT</text:span></text:p><text:p text:style-name="P2946"><text:span text:style-name="CharStyle118">FEDERAL CONSTITUENCY: P. 074 LUMUT</text:span></text:p></draw:text-box></draw:frame></text:p>
      </style:header>
      <style:footer>
        <text:p text:style-name="P1259"><draw:frame draw:style-name="Mfr373" svg:x="10.317cm" svg:y="28.229cm" fo:min-width="0.356cm" fo:min-height="0.245cm" text:anchor-type="paragraph"><draw:text-box><text:p text:style-name="P4581"><text:page-number/></text:p></draw:text-box></draw:frame></text:p>
      </style:footer>
    </style:master-page>
    <style:master-page style:name="PageStyle58" style:page-layout-name="Mpm58">
      <style:header>
        <text:p text:style-name="P5020"/>
      </style:header>
      <style:footer>
        <text:p text:style-name="P5020"/>
      </style:footer>
    </style:master-page>
    <style:master-page style:name="PageStyle59" style:page-layout-name="Mpm59">
      <style:header>
        <text:p text:style-name="P1298"><draw:frame draw:style-name="Mfr377" svg:x="4.255cm" svg:y="1.847cm" fo:min-width="12.488cm" fo:min-height="0.871cm" text:anchor-type="paragraph"><draw:text-box><text:p text:style-name="P2256"><text:span text:style-name="CharStyle10">BAHAGIAN PILIHAN RAYA PERSEKUTUAN: P. 075 BAGAN DATOH</text:span></text:p><text:p text:style-name="P2579"><text:span text:style-name="CharStyle118">FEDERAL CONSTITUENCY: P. 075 BAGAN DATOH</text:span></text:p></draw:text-box></draw:frame></text:p>
      </style:header>
      <style:footer>
        <text:p text:style-name="P1299"><draw:frame draw:style-name="Mfr378" svg:x="10.317cm" svg:y="28.229cm" fo:min-width="0.363cm" fo:min-height="0.245cm" text:anchor-type="paragraph"><draw:text-box><text:p text:style-name="P1850"><text:page-number/></text:p></draw:text-box></draw:frame></text:p>
      </style:footer>
    </style:master-page>
    <style:master-page style:name="PageStyle60" style:page-layout-name="Mpm60">
      <style:header>
        <text:p text:style-name="P5020"/>
      </style:header>
      <style:header-left>
        <text:p text:style-name="P1339"><draw:frame draw:style-name="Mfr381" svg:x="16.023cm" svg:y="1.856cm" fo:min-width="3.030cm" fo:min-height="1.125cm" text:anchor-type="paragraph"><draw:text-box><text:p text:style-name="P2295"><text:span text:style-name="CharStyle104">(</text:span><text:span text:style-name="CharStyle105">3</text:span><text:span text:style-name="CharStyle104">)</text:span></text:p><text:p text:style-name="P1667"><text:span text:style-name="CharStyle106">Bilangan Pemilih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61" style:page-layout-name="Mpm61">
      <style:header>
        <text:p text:style-name="P5020"/>
      </style:header>
      <style:header-left>
        <text:p text:style-name="P1339"><draw:frame draw:style-name="Mfr381" svg:x="16.023cm" svg:y="1.856cm" fo:min-width="3.030cm" fo:min-height="1.125cm" text:anchor-type="paragraph"><draw:text-box><text:p text:style-name="P2295"><text:span text:style-name="CharStyle104">(</text:span><text:span text:style-name="CharStyle105">3</text:span><text:span text:style-name="CharStyle104">)</text:span></text:p><text:p text:style-name="P1667"><text:span text:style-name="CharStyle106">Bilangan Pemilih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62" style:page-layout-name="Mpm62">
      <style:header>
        <text:p text:style-name="P1380"><draw:frame draw:style-name="Mfr406" svg:x="4.373cm" svg:y="1.864cm" fo:min-width="12.243cm" fo:min-height="0.855cm" text:anchor-type="paragraph"><draw:text-box><text:p text:style-name="P4856"><text:span text:style-name="CharStyle10">BAHAGIAN PILIHAN RAYA PERSEKUTUAN: P. 076 TELUK INTAN</text:span></text:p><text:p text:style-name="P3162"><text:span text:style-name="CharStyle118">FEDERAL CONSTITUENCY: P. 076 TELUK INTAN</text:span></text:p></draw:text-box></draw:frame></text:p>
      </style:header>
      <style:footer>
        <text:p text:style-name="P1381"><draw:frame draw:style-name="Mfr407" svg:x="10.317cm" svg:y="28.229cm" fo:min-width="0.356cm" fo:min-height="0.245cm" text:anchor-type="paragraph"><draw:text-box><text:p text:style-name="P4753"><text:page-number/></text:p></draw:text-box></draw:frame></text:p>
      </style:footer>
    </style:master-page>
    <style:master-page style:name="PageStyle63" style:page-layout-name="Mpm63">
      <style:header>
        <text:p text:style-name="P1339"><draw:frame draw:style-name="Mfr381" svg:x="16.023cm" svg:y="1.856cm" fo:min-width="3.030cm" fo:min-height="1.125cm" text:anchor-type="paragraph"><draw:text-box><text:p text:style-name="P2295"><text:span text:style-name="CharStyle104">(</text:span><text:span text:style-name="CharStyle105">3</text:span><text:span text:style-name="CharStyle104">)</text:span></text:p><text:p text:style-name="P1667"><text:span text:style-name="CharStyle106">Bilangan Pemilih</text:span></text:p></draw:text-box></draw:frame></text:p>
      </style:header>
      <style:header-left>
        <text:p text:style-name="P1339"><draw:frame draw:style-name="Mfr381" svg:x="16.023cm" svg:y="1.856cm" fo:min-width="3.030cm" fo:min-height="1.125cm" text:anchor-type="paragraph"><draw:text-box><text:p text:style-name="P2295"><text:span text:style-name="CharStyle104">(</text:span><text:span text:style-name="CharStyle105">3</text:span><text:span text:style-name="CharStyle104">)</text:span></text:p><text:p text:style-name="P1667"><text:span text:style-name="CharStyle106">Bilangan Pemilih</text:span></text:p></draw:text-box></draw:frame></text:p>
      </style:header-left>
      <style:footer>
        <text:p text:style-name="P5020"/>
      </style:footer>
      <style:footer-left>
        <text:p text:style-name="P5020"/>
      </style:footer-left>
    </style:master-page>
    <style:master-page style:name="PageStyle64" style:page-layout-name="Mpm64">
      <style:header>
        <text:p text:style-name="P1501"><draw:frame draw:style-name="Mfr423" svg:x="4.059cm" svg:y="1.864cm" fo:min-width="12.861cm" fo:min-height="0.931cm" text:anchor-type="paragraph"><draw:text-box><text:p text:style-name="P4895"><text:span text:style-name="CharStyle10">BAHAGIAN PILIHAN RAYA PERSEKUTUAN: P. 077 TANJONG MALIM</text:span></text:p><text:p text:style-name="P1821"><text:span text:style-name="CharStyle118">FEDERAL CONSTITUENCY: P. 077 TANJONG MALIM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65" style:page-layout-name="Mpm65">
      <style:header>
        <text:p text:style-name="P1501"><draw:frame draw:style-name="Mfr423" svg:x="4.059cm" svg:y="1.864cm" fo:min-width="12.861cm" fo:min-height="0.931cm" text:anchor-type="paragraph"><draw:text-box><text:p text:style-name="P4895"><text:span text:style-name="CharStyle10">BAHAGIAN PILIHAN RAYA PERSEKUTUAN: P. 077 TANJONG MALIM</text:span></text:p><text:p text:style-name="P1821"><text:span text:style-name="CharStyle118">FEDERAL CONSTITUENCY: P. 077 TANJONG MALIM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66" style:page-layout-name="Mpm66">
      <style:header>
        <text:p text:style-name="P1501"><draw:frame draw:style-name="Mfr423" svg:x="4.059cm" svg:y="1.864cm" fo:min-width="12.861cm" fo:min-height="0.931cm" text:anchor-type="paragraph"><draw:text-box><text:p text:style-name="P4895"><text:span text:style-name="CharStyle10">BAHAGIAN PILIHAN RAYA PERSEKUTUAN: P. 077 TANJONG MALIM</text:span></text:p><text:p text:style-name="P1821"><text:span text:style-name="CharStyle118">FEDERAL CONSTITUENCY: P. 077 TANJONG MALIM</text:span></text:p></draw:text-box></draw:frame></text:p>
      </style:header>
      <style:header-left>
        <text:p text:style-name="P5020"/>
      </style:header-left>
      <style:footer>
        <text:p text:style-name="P5020"/>
      </style:footer>
      <style:footer-left>
        <text:p text:style-name="P5020"/>
      </style:footer-left>
    </style:master-page>
    <style:master-page style:name="PageStyle67" style:page-layout-name="Mpm67">
      <style:header>
        <text:p text:style-name="P5020"/>
      </style:header>
      <style:footer>
        <text:p text:style-name="P800"><draw:frame draw:style-name="Mfr273" svg:x="10.317cm" svg:y="28.229cm" fo:min-width="0.347cm" fo:min-height="0.245cm" text:anchor-type="paragraph"><draw:text-box><text:p text:style-name="P3081"><text:page-number/></text:p></draw:text-box></draw:frame></text:p>
      </style:footer>
    </style:master-page>
    <style:master-page style:name="PageStyle68" style:page-layout-name="Mpm68">
      <style:header>
        <text:p text:style-name="P5020"/>
      </style:header>
      <style:footer>
        <text:p text:style-name="P5020"/>
      </style:footer>
    </style:master-page>
    <style:master-page style:name="PageStyle69" style:page-layout-name="Mpm69">
      <style:header>
        <text:p text:style-name="P5020"/>
      </style:header>
      <style:footer>
        <text:p text:style-name="P800"><draw:frame draw:style-name="Mfr273" svg:x="10.317cm" svg:y="28.229cm" fo:min-width="0.347cm" fo:min-height="0.245cm" text:anchor-type="paragraph"><draw:text-box><text:p text:style-name="P3081"><text:page-number/></text:p></draw:text-box></draw:frame></text:p>
      </style:footer>
    </style:master-page>
    <style:master-page style:name="PageStyle70" style:page-layout-name="Mpm70">
      <style:header>
        <text:p text:style-name="P5020"/>
      </style:header>
      <style:footer>
        <text:p text:style-name="P502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